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7661in" svg:height="6.3894in" svg:x="0.0433in" svg:y="459.5976in">
            <draw:object draw:notify-on-update-of-ranges="Sheet1.A1:Sheet1.A258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0.458872575599953" calcext:value-type="float">
            <text:p>0.4588725756</text:p>
          </table:table-cell>
        </table:table-row>
        <table:table-row table:style-name="ro1">
          <table:table-cell office:value-type="float" office:value="0.46214112719671" calcext:value-type="float">
            <text:p>0.4621411272</text:p>
          </table:table-cell>
        </table:table-row>
        <table:table-row table:style-name="ro1">
          <table:table-cell office:value-type="float" office:value="0.465362659425882" calcext:value-type="float">
            <text:p>0.4653626594</text:p>
          </table:table-cell>
        </table:table-row>
        <table:table-row table:style-name="ro1">
          <table:table-cell office:value-type="float" office:value="0.468516289391729" calcext:value-type="float">
            <text:p>0.4685162894</text:p>
          </table:table-cell>
        </table:table-row>
        <table:table-row table:style-name="ro1">
          <table:table-cell office:value-type="float" office:value="0.471582862114227" calcext:value-type="float">
            <text:p>0.4715828621</text:p>
          </table:table-cell>
        </table:table-row>
        <table:table-row table:style-name="ro1">
          <table:table-cell office:value-type="float" office:value="0.474544894319131" calcext:value-type="float">
            <text:p>0.4745448943</text:p>
          </table:table-cell>
        </table:table-row>
        <table:table-row table:style-name="ro1">
          <table:table-cell office:value-type="float" office:value="0.477386518900743" calcext:value-type="float">
            <text:p>0.4773865189</text:p>
          </table:table-cell>
        </table:table-row>
        <table:table-row table:style-name="ro1">
          <table:table-cell office:value-type="float" office:value="0.480093430057398" calcext:value-type="float">
            <text:p>0.4800934301</text:p>
          </table:table-cell>
        </table:table-row>
        <table:table-row table:style-name="ro1">
          <table:table-cell office:value-type="float" office:value="0.482652829099656" calcext:value-type="float">
            <text:p>0.4826528291</text:p>
          </table:table-cell>
        </table:table-row>
        <table:table-row table:style-name="ro1">
          <table:table-cell office:value-type="float" office:value="0.485053370931199" calcext:value-type="float">
            <text:p>0.4850533709</text:p>
          </table:table-cell>
        </table:table-row>
        <table:table-row table:style-name="ro1">
          <table:table-cell office:value-type="float" office:value="0.487285111202451" calcext:value-type="float">
            <text:p>0.4872851112</text:p>
          </table:table-cell>
        </table:table-row>
        <table:table-row table:style-name="ro1">
          <table:table-cell office:value-type="float" office:value="0.489339454136896" calcext:value-type="float">
            <text:p>0.4893394541</text:p>
          </table:table-cell>
        </table:table-row>
        <table:table-row table:style-name="ro1">
          <table:table-cell office:value-type="float" office:value="0.491209101030111" calcext:value-type="float">
            <text:p>0.491209101</text:p>
          </table:table-cell>
        </table:table-row>
        <table:table-row table:style-name="ro1">
          <table:table-cell office:value-type="float" office:value="0.492887999421508" calcext:value-type="float">
            <text:p>0.4928879994</text:p>
          </table:table-cell>
        </table:table-row>
        <table:table-row table:style-name="ro1">
          <table:table-cell office:value-type="float" office:value="0.494371292938788" calcext:value-type="float">
            <text:p>0.4943712929</text:p>
          </table:table-cell>
        </table:table-row>
        <table:table-row table:style-name="ro1">
          <table:table-cell office:value-type="float" office:value="0.495655271815104" calcext:value-type="float">
            <text:p>0.4956552718</text:p>
          </table:table-cell>
        </table:table-row>
        <table:table-row table:style-name="ro1">
          <table:table-cell office:value-type="float" office:value="0.496737324078931" calcext:value-type="float">
            <text:p>0.4967373241</text:p>
          </table:table-cell>
        </table:table-row>
        <table:table-row table:style-name="ro1">
          <table:table-cell office:value-type="float" office:value="0.497615887416652" calcext:value-type="float">
            <text:p>0.4976158874</text:p>
          </table:table-cell>
        </table:table-row>
        <table:table-row table:style-name="ro1">
          <table:table-cell office:value-type="float" office:value="0.498290401707848" calcext:value-type="float">
            <text:p>0.4982904017</text:p>
          </table:table-cell>
        </table:table-row>
        <table:table-row table:style-name="ro1">
          <table:table-cell office:value-type="float" office:value="0.498761262233303" calcext:value-type="float">
            <text:p>0.4987612622</text:p>
          </table:table-cell>
        </table:table-row>
        <table:table-row table:style-name="ro1">
          <table:table-cell office:value-type="float" office:value="0.499029773555716" calcext:value-type="float">
            <text:p>0.4990297736</text:p>
          </table:table-cell>
        </table:table-row>
        <table:table-row table:style-name="ro1">
          <table:table-cell office:value-type="float" office:value="0.499098104073126" calcext:value-type="float">
            <text:p>0.4990981041</text:p>
          </table:table-cell>
        </table:table-row>
        <table:table-row table:style-name="ro1">
          <table:table-cell office:value-type="float" office:value="0.498969241245041" calcext:value-type="float">
            <text:p>0.4989692412</text:p>
          </table:table-cell>
        </table:table-row>
        <table:table-row table:style-name="ro1">
          <table:table-cell office:value-type="float" office:value="0.498646947491285" calcext:value-type="float">
            <text:p>0.4986469475</text:p>
          </table:table-cell>
        </table:table-row>
        <table:table-row table:style-name="ro1">
          <table:table-cell office:value-type="float" office:value="0.49813571676355" calcext:value-type="float">
            <text:p>0.4981357168</text:p>
          </table:table-cell>
        </table:table-row>
        <table:table-row table:style-name="ro1">
          <table:table-cell office:value-type="float" office:value="0.49744073178966" calcext:value-type="float">
            <text:p>0.4974407318</text:p>
          </table:table-cell>
        </table:table-row>
        <table:table-row table:style-name="ro1">
          <table:table-cell office:value-type="float" office:value="0.496567821990541" calcext:value-type="float">
            <text:p>0.496567822</text:p>
          </table:table-cell>
        </table:table-row>
        <table:table-row table:style-name="ro1">
          <table:table-cell office:value-type="float" office:value="0.495523422069911" calcext:value-type="float">
            <text:p>0.4955234221</text:p>
          </table:table-cell>
        </table:table-row>
        <table:table-row table:style-name="ro1">
          <table:table-cell office:value-type="float" office:value="0.494314531276666" calcext:value-type="float">
            <text:p>0.4943145313</text:p>
          </table:table-cell>
        </table:table-row>
        <table:table-row table:style-name="ro1">
          <table:table-cell office:value-type="float" office:value="0.492948673339988" calcext:value-type="float">
            <text:p>0.4929486733</text:p>
          </table:table-cell>
        </table:table-row>
        <table:table-row table:style-name="ro1">
          <table:table-cell office:value-type="float" office:value="0.49143385707716" calcext:value-type="float">
            <text:p>0.4914338571</text:p>
          </table:table-cell>
        </table:table-row>
        <table:table-row table:style-name="ro1">
          <table:table-cell office:value-type="float" office:value="0.489778537674087" calcext:value-type="float">
            <text:p>0.4897785377</text:p>
          </table:table-cell>
        </table:table-row>
        <table:table-row table:style-name="ro1">
          <table:table-cell office:value-type="float" office:value="0.487991578638528" calcext:value-type="float">
            <text:p>0.4879915786</text:p>
          </table:table-cell>
        </table:table-row>
        <table:table-row table:style-name="ro1">
          <table:table-cell office:value-type="float" office:value="0.486082214426044" calcext:value-type="float">
            <text:p>0.4860822144</text:p>
          </table:table-cell>
        </table:table-row>
        <table:table-row table:style-name="ro1">
          <table:table-cell office:value-type="float" office:value="0.48406001373865" calcext:value-type="float">
            <text:p>0.4840600137</text:p>
          </table:table-cell>
        </table:table-row>
        <table:table-row table:style-name="ro1">
          <table:table-cell office:value-type="float" office:value="0.481934843496181" calcext:value-type="float">
            <text:p>0.4819348435</text:p>
          </table:table-cell>
        </table:table-row>
        <table:table-row table:style-name="ro1">
          <table:table-cell office:value-type="float" office:value="0.479716833480361" calcext:value-type="float">
            <text:p>0.4797168335</text:p>
          </table:table-cell>
        </table:table-row>
        <table:table-row table:style-name="ro1">
          <table:table-cell office:value-type="float" office:value="0.477416341651592" calcext:value-type="float">
            <text:p>0.4774163417</text:p>
          </table:table-cell>
        </table:table-row>
        <table:table-row table:style-name="ro1">
          <table:table-cell office:value-type="float" office:value="0.475043920138446" calcext:value-type="float">
            <text:p>0.4750439201</text:p>
          </table:table-cell>
        </table:table-row>
        <table:table-row table:style-name="ro1">
          <table:table-cell office:value-type="float" office:value="0.47261028189987" calcext:value-type="float">
            <text:p>0.4726102819</text:p>
          </table:table-cell>
        </table:table-row>
        <table:table-row table:style-name="ro1">
          <table:table-cell office:value-type="float" office:value="0.470126268060102" calcext:value-type="float">
            <text:p>0.4701262681</text:p>
          </table:table-cell>
        </table:table-row>
        <table:table-row table:style-name="ro1">
          <table:table-cell office:value-type="float" office:value="0.46760281591629" calcext:value-type="float">
            <text:p>0.4676028159</text:p>
          </table:table-cell>
        </table:table-row>
        <table:table-row table:style-name="ro1">
          <table:table-cell office:value-type="float" office:value="0.465050927618831" calcext:value-type="float">
            <text:p>0.4650509276</text:p>
          </table:table-cell>
        </table:table-row>
        <table:table-row table:style-name="ro1">
          <table:table-cell office:value-type="float" office:value="0.462481639524417" calcext:value-type="float">
            <text:p>0.4624816395</text:p>
          </table:table-cell>
        </table:table-row>
        <table:table-row table:style-name="ro1">
          <table:table-cell office:value-type="float" office:value="0.459905992221785" calcext:value-type="float">
            <text:p>0.4599059922</text:p>
          </table:table-cell>
        </table:table-row>
        <table:table-row table:style-name="ro1">
          <table:table-cell office:value-type="float" office:value="0.457335001230182" calcext:value-type="float">
            <text:p>0.4573350012</text:p>
          </table:table-cell>
        </table:table-row>
        <table:table-row table:style-name="ro1">
          <table:table-cell office:value-type="float" office:value="0.454779628370546" calcext:value-type="float">
            <text:p>0.4547796284</text:p>
          </table:table-cell>
        </table:table-row>
        <table:table-row table:style-name="ro1">
          <table:table-cell office:value-type="float" office:value="0.452250753809381" calcext:value-type="float">
            <text:p>0.4522507538</text:p>
          </table:table-cell>
        </table:table-row>
        <table:table-row table:style-name="ro1">
          <table:table-cell office:value-type="float" office:value="0.449759148775361" calcext:value-type="float">
            <text:p>0.4497591488</text:p>
          </table:table-cell>
        </table:table-row>
        <table:table-row table:style-name="ro1">
          <table:table-cell office:value-type="float" office:value="0.447315448948629" calcext:value-type="float">
            <text:p>0.4473154489</text:p>
          </table:table-cell>
        </table:table-row>
        <table:table-row table:style-name="ro1">
          <table:table-cell office:value-type="float" office:value="0.444930128522815" calcext:value-type="float">
            <text:p>0.4449301285</text:p>
          </table:table-cell>
        </table:table-row>
        <table:table-row table:style-name="ro1">
          <table:table-cell office:value-type="float" office:value="0.442613474939759" calcext:value-type="float">
            <text:p>0.4426134749</text:p>
          </table:table-cell>
        </table:table-row>
        <table:table-row table:style-name="ro1">
          <table:table-cell office:value-type="float" office:value="0.440375564296947" calcext:value-type="float">
            <text:p>0.4403755643</text:p>
          </table:table-cell>
        </table:table-row>
        <table:table-row table:style-name="ro1">
          <table:table-cell office:value-type="float" office:value="0.438226237427659" calcext:value-type="float">
            <text:p>0.4382262374</text:p>
          </table:table-cell>
        </table:table-row>
        <table:table-row table:style-name="ro1">
          <table:table-cell office:value-type="float" office:value="0.436175076653818" calcext:value-type="float">
            <text:p>0.4361750767</text:p>
          </table:table-cell>
        </table:table-row>
        <table:table-row table:style-name="ro1">
          <table:table-cell office:value-type="float" office:value="0.434231383211561" calcext:value-type="float">
            <text:p>0.4342313832</text:p>
          </table:table-cell>
        </table:table-row>
        <table:table-row table:style-name="ro1">
          <table:table-cell office:value-type="float" office:value="0.432404155349511" calcext:value-type="float">
            <text:p>0.4324041553</text:p>
          </table:table-cell>
        </table:table-row>
        <table:table-row table:style-name="ro1">
          <table:table-cell office:value-type="float" office:value="0.430702067099765" calcext:value-type="float">
            <text:p>0.4307020671</text:p>
          </table:table-cell>
        </table:table-row>
        <table:table-row table:style-name="ro1">
          <table:table-cell office:value-type="float" office:value="0.429133447721587" calcext:value-type="float">
            <text:p>0.4291334477</text:p>
          </table:table-cell>
        </table:table-row>
        <table:table-row table:style-name="ro1">
          <table:table-cell office:value-type="float" office:value="0.427706261817816" calcext:value-type="float">
            <text:p>0.4277062618</text:p>
          </table:table-cell>
        </table:table-row>
        <table:table-row table:style-name="ro1">
          <table:table-cell office:value-type="float" office:value="0.42642809012398" calcext:value-type="float">
            <text:p>0.4264280901</text:p>
          </table:table-cell>
        </table:table-row>
        <table:table-row table:style-name="ro1">
          <table:table-cell office:value-type="float" office:value="0.425306110970121" calcext:value-type="float">
            <text:p>0.425306111</text:p>
          </table:table-cell>
        </table:table-row>
        <table:table-row table:style-name="ro1">
          <table:table-cell office:value-type="float" office:value="0.424347082415334" calcext:value-type="float">
            <text:p>0.4243470824</text:p>
          </table:table-cell>
        </table:table-row>
        <table:table-row table:style-name="ro1">
          <table:table-cell office:value-type="float" office:value="0.423557325055009" calcext:value-type="float">
            <text:p>0.4235573251</text:p>
          </table:table-cell>
        </table:table-row>
        <table:table-row table:style-name="ro1">
          <table:table-cell office:value-type="float" office:value="0.422942705500792" calcext:value-type="float">
            <text:p>0.4229427055</text:p>
          </table:table-cell>
        </table:table-row>
        <table:table-row table:style-name="ro1">
          <table:table-cell office:value-type="float" office:value="0.422508620533241" calcext:value-type="float">
            <text:p>0.4225086205</text:p>
          </table:table-cell>
        </table:table-row>
        <table:table-row table:style-name="ro1">
          <table:table-cell office:value-type="float" office:value="0.422259981927216" calcext:value-type="float">
            <text:p>0.4222599819</text:p>
          </table:table-cell>
        </table:table-row>
        <table:table-row table:style-name="ro1">
          <table:table-cell office:value-type="float" office:value="0.422201201949954" calcext:value-type="float">
            <text:p>0.4222012019</text:p>
          </table:table-cell>
        </table:table-row>
        <table:table-row table:style-name="ro1">
          <table:table-cell office:value-type="float" office:value="0.422336179531869" calcext:value-type="float">
            <text:p>0.4223361795</text:p>
          </table:table-cell>
        </table:table-row>
        <table:table-row table:style-name="ro1">
          <table:table-cell office:value-type="float" office:value="0.422668287110061" calcext:value-type="float">
            <text:p>0.4226682871</text:p>
          </table:table-cell>
        </table:table-row>
        <table:table-row table:style-name="ro1">
          <table:table-cell office:value-type="float" office:value="0.423200358144526" calcext:value-type="float">
            <text:p>0.4232003581</text:p>
          </table:table-cell>
        </table:table-row>
        <table:table-row table:style-name="ro1">
          <table:table-cell office:value-type="float" office:value="0.423934675307089" calcext:value-type="float">
            <text:p>0.4239346753</text:p>
          </table:table-cell>
        </table:table-row>
        <table:table-row table:style-name="ro1">
          <table:table-cell office:value-type="float" office:value="0.424872959343035" calcext:value-type="float">
            <text:p>0.4248729593</text:p>
          </table:table-cell>
        </table:table-row>
        <table:table-row table:style-name="ro1">
          <table:table-cell office:value-type="float" office:value="0.426016358605459" calcext:value-type="float">
            <text:p>0.4260163586</text:p>
          </table:table-cell>
        </table:table-row>
        <table:table-row table:style-name="ro1">
          <table:table-cell office:value-type="float" office:value="0.427365439262322" calcext:value-type="float">
            <text:p>0.4273654393</text:p>
          </table:table-cell>
        </table:table-row>
        <table:table-row table:style-name="ro1">
          <table:table-cell office:value-type="float" office:value="0.428920176176217" calcext:value-type="float">
            <text:p>0.4289201762</text:p>
          </table:table-cell>
        </table:table-row>
        <table:table-row table:style-name="ro1">
          <table:table-cell office:value-type="float" office:value="0.430679944456846" calcext:value-type="float">
            <text:p>0.4306799445</text:p>
          </table:table-cell>
        </table:table-row>
        <table:table-row table:style-name="ro1">
          <table:table-cell office:value-type="float" office:value="0.432643511686204" calcext:value-type="float">
            <text:p>0.4326435117</text:p>
          </table:table-cell>
        </table:table-row>
        <table:table-row table:style-name="ro1">
          <table:table-cell office:value-type="float" office:value="0.434809030816483" calcext:value-type="float">
            <text:p>0.4348090308</text:p>
          </table:table-cell>
        </table:table-row>
        <table:table-row table:style-name="ro1">
          <table:table-cell office:value-type="float" office:value="0.43717403374067" calcext:value-type="float">
            <text:p>0.4371740337</text:p>
          </table:table-cell>
        </table:table-row>
        <table:table-row table:style-name="ro1">
          <table:table-cell office:value-type="float" office:value="0.439735425535873" calcext:value-type="float">
            <text:p>0.4397354255</text:p>
          </table:table-cell>
        </table:table-row>
        <table:table-row table:style-name="ro1">
          <table:table-cell office:value-type="float" office:value="0.442489479379339" calcext:value-type="float">
            <text:p>0.4424894794</text:p>
          </table:table-cell>
        </table:table-row>
        <table:table-row table:style-name="ro1">
          <table:table-cell office:value-type="float" office:value="0.445431832137197" calcext:value-type="float">
            <text:p>0.4454318321</text:p>
          </table:table-cell>
        </table:table-row>
        <table:table-row table:style-name="ro1">
          <table:table-cell office:value-type="float" office:value="0.448557480625906" calcext:value-type="float">
            <text:p>0.4485574806</text:p>
          </table:table-cell>
        </table:table-row>
        <table:table-row table:style-name="ro1">
          <table:table-cell office:value-type="float" office:value="0.451860778546406" calcext:value-type="float">
            <text:p>0.4518607785</text:p>
          </table:table-cell>
        </table:table-row>
        <table:table-row table:style-name="ro1">
          <table:table-cell office:value-type="float" office:value="0.455335434090992" calcext:value-type="float">
            <text:p>0.4553354341</text:p>
          </table:table-cell>
        </table:table-row>
        <table:table-row table:style-name="ro1">
          <table:table-cell office:value-type="float" office:value="0.458974508222888" calcext:value-type="float">
            <text:p>0.4589745082</text:p>
          </table:table-cell>
        </table:table-row>
        <table:table-row table:style-name="ro1">
          <table:table-cell office:value-type="float" office:value="0.462770413628535" calcext:value-type="float">
            <text:p>0.4627704136</text:p>
          </table:table-cell>
        </table:table-row>
        <table:table-row table:style-name="ro1">
          <table:table-cell office:value-type="float" office:value="0.466714914342588" calcext:value-type="float">
            <text:p>0.4667149143</text:p>
          </table:table-cell>
        </table:table-row>
        <table:table-row table:style-name="ro1">
          <table:table-cell office:value-type="float" office:value="0.470799126045625" calcext:value-type="float">
            <text:p>0.470799126</text:p>
          </table:table-cell>
        </table:table-row>
        <table:table-row table:style-name="ro1">
          <table:table-cell office:value-type="float" office:value="0.475013517034564" calcext:value-type="float">
            <text:p>0.475013517</text:p>
          </table:table-cell>
        </table:table-row>
        <table:table-row table:style-name="ro1">
          <table:table-cell office:value-type="float" office:value="0.479347909865789" calcext:value-type="float">
            <text:p>0.4793479099</text:p>
          </table:table-cell>
        </table:table-row>
        <table:table-row table:style-name="ro1">
          <table:table-cell office:value-type="float" office:value="0.48379148367099" calcext:value-type="float">
            <text:p>0.4837914837</text:p>
          </table:table-cell>
        </table:table-row>
        <table:table-row table:style-name="ro1">
          <table:table-cell office:value-type="float" office:value="0.488332777145711" calcext:value-type="float">
            <text:p>0.4883327771</text:p>
          </table:table-cell>
        </table:table-row>
        <table:table-row table:style-name="ro1">
          <table:table-cell office:value-type="float" office:value="0.492959692210607" calcext:value-type="float">
            <text:p>0.4929596922</text:p>
          </table:table-cell>
        </table:table-row>
        <table:table-row table:style-name="ro1">
          <table:table-cell office:value-type="float" office:value="0.497659498345409" calcext:value-type="float">
            <text:p>0.4976594983</text:p>
          </table:table-cell>
        </table:table-row>
        <table:table-row table:style-name="ro1">
          <table:table-cell office:value-type="float" office:value="0.502418837595609" calcext:value-type="float">
            <text:p>0.5024188376</text:p>
          </table:table-cell>
        </table:table-row>
        <table:table-row table:style-name="ro1">
          <table:table-cell office:value-type="float" office:value="0.507223730251842" calcext:value-type="float">
            <text:p>0.5072237303</text:p>
          </table:table-cell>
        </table:table-row>
        <table:table-row table:style-name="ro1">
          <table:table-cell office:value-type="float" office:value="0.512059581201986" calcext:value-type="float">
            <text:p>0.5120595812</text:p>
          </table:table-cell>
        </table:table-row>
        <table:table-row table:style-name="ro1">
          <table:table-cell office:value-type="float" office:value="0.516911186955972" calcext:value-type="float">
            <text:p>0.516911187</text:p>
          </table:table-cell>
        </table:table-row>
        <table:table-row table:style-name="ro1">
          <table:table-cell office:value-type="float" office:value="0.45749808738541" calcext:value-type="float">
            <text:p>0.4574980874</text:p>
          </table:table-cell>
        </table:table-row>
        <table:table-row table:style-name="ro1">
          <table:table-cell office:value-type="float" office:value="0.460766704485951" calcext:value-type="float">
            <text:p>0.4607667045</text:p>
          </table:table-cell>
        </table:table-row>
        <table:table-row table:style-name="ro1">
          <table:table-cell office:value-type="float" office:value="0.463988480336145" calcext:value-type="float">
            <text:p>0.4639884803</text:p>
          </table:table-cell>
        </table:table-row>
        <table:table-row table:style-name="ro1">
          <table:table-cell office:value-type="float" office:value="0.467142613079674" calcext:value-type="float">
            <text:p>0.4671426131</text:p>
          </table:table-cell>
        </table:table-row>
        <table:table-row table:style-name="ro1">
          <table:table-cell office:value-type="float" office:value="0.470210023423465" calcext:value-type="float">
            <text:p>0.4702100234</text:p>
          </table:table-cell>
        </table:table-row>
        <table:table-row table:style-name="ro1">
          <table:table-cell office:value-type="float" office:value="0.473173298541624" calcext:value-type="float">
            <text:p>0.4731732985</text:p>
          </table:table-cell>
        </table:table-row>
        <table:table-row table:style-name="ro1">
          <table:table-cell office:value-type="float" office:value="0.476016636652081" calcext:value-type="float">
            <text:p>0.4760166367</text:p>
          </table:table-cell>
        </table:table-row>
        <table:table-row table:style-name="ro1">
          <table:table-cell office:value-type="float" office:value="0.478725792265945" calcext:value-type="float">
            <text:p>0.4787257923</text:p>
          </table:table-cell>
        </table:table-row>
        <table:table-row table:style-name="ro1">
          <table:table-cell office:value-type="float" office:value="0.481288022109572" calcext:value-type="float">
            <text:p>0.4812880221</text:p>
          </table:table-cell>
        </table:table-row>
        <table:table-row table:style-name="ro1">
          <table:table-cell office:value-type="float" office:value="0.483692031719338" calcext:value-type="float">
            <text:p>0.4836920317</text:p>
          </table:table-cell>
        </table:table-row>
        <table:table-row table:style-name="ro1">
          <table:table-cell office:value-type="float" office:value="0.48592792270913" calcext:value-type="float">
            <text:p>0.4859279227</text:p>
          </table:table-cell>
        </table:table-row>
        <table:table-row table:style-name="ro1">
          <table:table-cell office:value-type="float" office:value="0.487987140710536" calcext:value-type="float">
            <text:p>0.4879871407</text:p>
          </table:table-cell>
        </table:table-row>
        <table:table-row table:style-name="ro1">
          <table:table-cell office:value-type="float" office:value="0.489862423985762" calcext:value-type="float">
            <text:p>0.489862424</text:p>
          </table:table-cell>
        </table:table-row>
        <table:table-row table:style-name="ro1">
          <table:table-cell office:value-type="float" office:value="0.491547752713241" calcext:value-type="float">
            <text:p>0.4915477527</text:p>
          </table:table-cell>
        </table:table-row>
        <table:table-row table:style-name="ro1">
          <table:table-cell office:value-type="float" office:value="0.493038298945967" calcext:value-type="float">
            <text:p>0.4930382989</text:p>
          </table:table-cell>
        </table:table-row>
        <table:table-row table:style-name="ro1">
          <table:table-cell office:value-type="float" office:value="0.494330377242531" calcext:value-type="float">
            <text:p>0.4943303772</text:p>
          </table:table-cell>
        </table:table-row>
        <table:table-row table:style-name="ro1">
          <table:table-cell office:value-type="float" office:value="0.495421395970873" calcext:value-type="float">
            <text:p>0.495421396</text:p>
          </table:table-cell>
        </table:table-row>
        <table:table-row table:style-name="ro1">
          <table:table-cell office:value-type="float" office:value="0.496309809284736" calcext:value-type="float">
            <text:p>0.4963098093</text:p>
          </table:table-cell>
        </table:table-row>
        <table:table-row table:style-name="ro1">
          <table:table-cell office:value-type="float" office:value="0.496995069772841" calcext:value-type="float">
            <text:p>0.4969950698</text:p>
          </table:table-cell>
        </table:table-row>
        <table:table-row table:style-name="ro1">
          <table:table-cell office:value-type="float" office:value="0.497477581780765" calcext:value-type="float">
            <text:p>0.4974775818</text:p>
          </table:table-cell>
        </table:table-row>
        <table:table-row table:style-name="ro1">
          <table:table-cell office:value-type="float" office:value="0.497758655405535" calcext:value-type="float">
            <text:p>0.4977586554</text:p>
          </table:table-cell>
        </table:table-row>
        <table:table-row table:style-name="ro1">
          <table:table-cell office:value-type="float" office:value="0.497840461162921" calcext:value-type="float">
            <text:p>0.4978404612</text:p>
          </table:table-cell>
        </table:table-row>
        <table:table-row table:style-name="ro1">
          <table:table-cell office:value-type="float" office:value="0.497725985327458" calcext:value-type="float">
            <text:p>0.4977259853</text:p>
          </table:table-cell>
        </table:table-row>
        <table:table-row table:style-name="ro1">
          <table:table-cell office:value-type="float" office:value="0.497418985945159" calcext:value-type="float">
            <text:p>0.4974189859</text:p>
          </table:table-cell>
        </table:table-row>
        <table:table-row table:style-name="ro1">
          <table:table-cell office:value-type="float" office:value="0.496923949518954" calcext:value-type="float">
            <text:p>0.4969239495</text:p>
          </table:table-cell>
        </table:table-row>
        <table:table-row table:style-name="ro1">
          <table:table-cell office:value-type="float" office:value="0.496246048366828" calcext:value-type="float">
            <text:p>0.4962460484</text:p>
          </table:table-cell>
        </table:table-row>
        <table:table-row table:style-name="ro1">
          <table:table-cell office:value-type="float" office:value="0.495391098652675" calcext:value-type="float">
            <text:p>0.4953910987</text:p>
          </table:table-cell>
        </table:table-row>
        <table:table-row table:style-name="ro1">
          <table:table-cell office:value-type="float" office:value="0.494365519089865" calcext:value-type="float">
            <text:p>0.4943655191</text:p>
          </table:table-cell>
        </table:table-row>
        <table:table-row table:style-name="ro1">
          <table:table-cell office:value-type="float" office:value="0.493176290317512" calcext:value-type="float">
            <text:p>0.4931762903</text:p>
          </table:table-cell>
        </table:table-row>
        <table:table-row table:style-name="ro1">
          <table:table-cell office:value-type="float" office:value="0.491830914949465" calcext:value-type="float">
            <text:p>0.4918309149</text:p>
          </table:table-cell>
        </table:table-row>
        <table:table-row table:style-name="ro1">
          <table:table-cell office:value-type="float" office:value="0.490337378295995" calcext:value-type="float">
            <text:p>0.4903373783</text:p>
          </table:table-cell>
        </table:table-row>
        <table:table-row table:style-name="ro1">
          <table:table-cell office:value-type="float" office:value="0.48870410975821" calcext:value-type="float">
            <text:p>0.4887041098</text:p>
          </table:table-cell>
        </table:table-row>
        <table:table-row table:style-name="ro1">
          <table:table-cell office:value-type="float" office:value="0.486939944895159" calcext:value-type="float">
            <text:p>0.4869399449</text:p>
          </table:table-cell>
        </table:table-row>
        <table:table-row table:style-name="ro1">
          <table:table-cell office:value-type="float" office:value="0.485054088163668" calcext:value-type="float">
            <text:p>0.4850540882</text:p>
          </table:table-cell>
        </table:table-row>
        <table:table-row table:style-name="ro1">
          <table:table-cell office:value-type="float" office:value="0.483056076330869" calcext:value-type="float">
            <text:p>0.4830560763</text:p>
          </table:table-cell>
        </table:table-row>
        <table:table-row table:style-name="ro1">
          <table:table-cell office:value-type="float" office:value="0.480955742559453" calcext:value-type="float">
            <text:p>0.4809557426</text:p>
          </table:table-cell>
        </table:table-row>
        <table:table-row table:style-name="ro1">
          <table:table-cell office:value-type="float" office:value="0.478763181165622" calcext:value-type="float">
            <text:p>0.4787631812</text:p>
          </table:table-cell>
        </table:table-row>
        <table:table-row table:style-name="ro1">
          <table:table-cell office:value-type="float" office:value="0.476488713049759" calcext:value-type="float">
            <text:p>0.476488713</text:p>
          </table:table-cell>
        </table:table-row>
        <table:table-row table:style-name="ro1">
          <table:table-cell office:value-type="float" office:value="0.474142851799803" calcext:value-type="float">
            <text:p>0.4741428518</text:p>
          </table:table-cell>
        </table:table-row>
        <table:table-row table:style-name="ro1">
          <table:table-cell office:value-type="float" office:value="0.471736270467345" calcext:value-type="float">
            <text:p>0.4717362705</text:p>
          </table:table-cell>
        </table:table-row>
        <table:table-row table:style-name="ro1">
          <table:table-cell office:value-type="float" office:value="0.469279769016416" calcext:value-type="float">
            <text:p>0.469279769</text:p>
          </table:table-cell>
        </table:table-row>
        <table:table-row table:style-name="ro1">
          <table:table-cell office:value-type="float" office:value="0.466784242445004" calcext:value-type="float">
            <text:p>0.4667842424</text:p>
          </table:table-cell>
        </table:table-row>
        <table:table-row table:style-name="ro1">
          <table:table-cell office:value-type="float" office:value="0.464260649579272" calcext:value-type="float">
            <text:p>0.4642606496</text:p>
          </table:table-cell>
        </table:table-row>
        <table:table-row table:style-name="ro1">
          <table:table-cell office:value-type="float" office:value="0.461719982540485" calcext:value-type="float">
            <text:p>0.4617199825</text:p>
          </table:table-cell>
        </table:table-row>
        <table:table-row table:style-name="ro1">
          <table:table-cell office:value-type="float" office:value="0.459173236884654" calcext:value-type="float">
            <text:p>0.4591732369</text:p>
          </table:table-cell>
        </table:table-row>
        <table:table-row table:style-name="ro1">
          <table:table-cell office:value-type="float" office:value="0.456631382414884" calcext:value-type="float">
            <text:p>0.4566313824</text:p>
          </table:table-cell>
        </table:table-row>
        <table:table-row table:style-name="ro1">
          <table:table-cell office:value-type="float" office:value="0.454105334666436" calcext:value-type="float">
            <text:p>0.4541053347</text:p>
          </table:table-cell>
        </table:table-row>
        <table:table-row table:style-name="ro1">
          <table:table-cell office:value-type="float" office:value="0.4516059270645" calcext:value-type="float">
            <text:p>0.4516059271</text:p>
          </table:table-cell>
        </table:table-row>
        <table:table-row table:style-name="ro1">
          <table:table-cell office:value-type="float" office:value="0.449143883754675" calcext:value-type="float">
            <text:p>0.4491438838</text:p>
          </table:table-cell>
        </table:table-row>
        <table:table-row table:style-name="ro1">
          <table:table-cell office:value-type="float" office:value="0.446729793106161" calcext:value-type="float">
            <text:p>0.4467297931</text:p>
          </table:table-cell>
        </table:table-row>
        <table:table-row table:style-name="ro1">
          <table:table-cell office:value-type="float" office:value="0.444374081887665" calcext:value-type="float">
            <text:p>0.4443740819</text:p>
          </table:table-cell>
        </table:table-row>
        <table:table-row table:style-name="ro1">
          <table:table-cell office:value-type="float" office:value="0.442086990116011" calcext:value-type="float">
            <text:p>0.4420869901</text:p>
          </table:table-cell>
        </table:table-row>
        <table:table-row table:style-name="ro1">
          <table:table-cell office:value-type="float" office:value="0.439878546577463" calcext:value-type="float">
            <text:p>0.4398785466</text:p>
          </table:table-cell>
        </table:table-row>
        <table:table-row table:style-name="ro1">
          <table:table-cell office:value-type="float" office:value="0.437758545021763" calcext:value-type="float">
            <text:p>0.437758545</text:p>
          </table:table-cell>
        </table:table-row>
        <table:table-row table:style-name="ro1">
          <table:table-cell office:value-type="float" office:value="0.43573652102887" calcext:value-type="float">
            <text:p>0.435736521</text:p>
          </table:table-cell>
        </table:table-row>
        <table:table-row table:style-name="ro1">
          <table:table-cell office:value-type="float" office:value="0.43382172954842" calcext:value-type="float">
            <text:p>0.4338217295</text:p>
          </table:table-cell>
        </table:table-row>
        <table:table-row table:style-name="ro1">
          <table:table-cell office:value-type="float" office:value="0.432023123111887" calcext:value-type="float">
            <text:p>0.4320231231</text:p>
          </table:table-cell>
        </table:table-row>
        <table:table-row table:style-name="ro1">
          <table:table-cell office:value-type="float" office:value="0.43034933071746" calcext:value-type="float">
            <text:p>0.4303493307</text:p>
          </table:table-cell>
        </table:table-row>
        <table:table-row table:style-name="ro1">
          <table:table-cell office:value-type="float" office:value="0.428808637387632" calcext:value-type="float">
            <text:p>0.4288086374</text:p>
          </table:table-cell>
        </table:table-row>
        <table:table-row table:style-name="ro1">
          <table:table-cell office:value-type="float" office:value="0.42740896439949" calcext:value-type="float">
            <text:p>0.4274089644</text:p>
          </table:table-cell>
        </table:table-row>
        <table:table-row table:style-name="ro1">
          <table:table-cell office:value-type="float" office:value="0.426157850187728" calcext:value-type="float">
            <text:p>0.4261578502</text:p>
          </table:table-cell>
        </table:table-row>
        <table:table-row table:style-name="ro1">
          <table:table-cell office:value-type="float" office:value="0.425062431920359" calcext:value-type="float">
            <text:p>0.4250624319</text:p>
          </table:table-cell>
        </table:table-row>
        <table:table-row table:style-name="ro1">
          <table:table-cell office:value-type="float" office:value="0.424129427747148" calcext:value-type="float">
            <text:p>0.4241294277</text:p>
          </table:table-cell>
        </table:table-row>
        <table:table-row table:style-name="ro1">
          <table:table-cell office:value-type="float" office:value="0.423365119720743" calcext:value-type="float">
            <text:p>0.4233651197</text:p>
          </table:table-cell>
        </table:table-row>
        <table:table-row table:style-name="ro1">
          <table:table-cell office:value-type="float" office:value="0.422775337390533" calcext:value-type="float">
            <text:p>0.4227753374</text:p>
          </table:table-cell>
        </table:table-row>
        <table:table-row table:style-name="ro1">
          <table:table-cell office:value-type="float" office:value="0.422365442069194" calcext:value-type="float">
            <text:p>0.4223654421</text:p>
          </table:table-cell>
        </table:table-row>
        <table:table-row table:style-name="ro1">
          <table:table-cell office:value-type="float" office:value="0.422140311771972" calcext:value-type="float">
            <text:p>0.4221403118</text:p>
          </table:table-cell>
        </table:table-row>
        <table:table-row table:style-name="ro1">
          <table:table-cell office:value-type="float" office:value="0.422104326828652" calcext:value-type="float">
            <text:p>0.4221043268</text:p>
          </table:table-cell>
        </table:table-row>
        <table:table-row table:style-name="ro1">
          <table:table-cell office:value-type="float" office:value="0.422261356168252" calcext:value-type="float">
            <text:p>0.4222613562</text:p>
          </table:table-cell>
        </table:table-row>
        <table:table-row table:style-name="ro1">
          <table:table-cell office:value-type="float" office:value="0.422614744276426" calcext:value-type="float">
            <text:p>0.4226147443</text:p>
          </table:table-cell>
        </table:table-row>
        <table:table-row table:style-name="ro1">
          <table:table-cell office:value-type="float" office:value="0.423167298825568" calcext:value-type="float">
            <text:p>0.4231672988</text:p>
          </table:table-cell>
        </table:table-row>
        <table:table-row table:style-name="ro1">
          <table:table-cell office:value-type="float" office:value="0.42392127897764" calcext:value-type="float">
            <text:p>0.423921279</text:p>
          </table:table-cell>
        </table:table-row>
        <table:table-row table:style-name="ro1">
          <table:table-cell office:value-type="float" office:value="0.424878384359701" calcext:value-type="float">
            <text:p>0.4248783844</text:p>
          </table:table-cell>
        </table:table-row>
        <table:table-row table:style-name="ro1">
          <table:table-cell office:value-type="float" office:value="0.426039744712147" calcext:value-type="float">
            <text:p>0.4260397447</text:p>
          </table:table-cell>
        </table:table-row>
        <table:table-row table:style-name="ro1">
          <table:table-cell office:value-type="float" office:value="0.427405910209665" calcext:value-type="float">
            <text:p>0.4274059102</text:p>
          </table:table-cell>
        </table:table-row>
        <table:table-row table:style-name="ro1">
          <table:table-cell office:value-type="float" office:value="0.428976842454898" calcext:value-type="float">
            <text:p>0.4289768425</text:p>
          </table:table-cell>
        </table:table-row>
        <table:table-row table:style-name="ro1">
          <table:table-cell office:value-type="float" office:value="0.430751906144815" calcext:value-type="float">
            <text:p>0.4307519061</text:p>
          </table:table-cell>
        </table:table-row>
        <table:table-row table:style-name="ro1">
          <table:table-cell office:value-type="float" office:value="0.432729861409794" calcext:value-type="float">
            <text:p>0.4327298614</text:p>
          </table:table-cell>
        </table:table-row>
        <table:table-row table:style-name="ro1">
          <table:table-cell office:value-type="float" office:value="0.434908856825421" calcext:value-type="float">
            <text:p>0.4349088568</text:p>
          </table:table-cell>
        </table:table-row>
        <table:table-row table:style-name="ro1">
          <table:table-cell office:value-type="float" office:value="0.437286423096988" calcext:value-type="float">
            <text:p>0.4372864231</text:p>
          </table:table-cell>
        </table:table-row>
        <table:table-row table:style-name="ro1">
          <table:table-cell office:value-type="float" office:value="0.439859467416713" calcext:value-type="float">
            <text:p>0.4398594674</text:p>
          </table:table-cell>
        </table:table-row>
        <table:table-row table:style-name="ro1">
          <table:table-cell office:value-type="float" office:value="0.442624268493661" calcext:value-type="float">
            <text:p>0.4426242685</text:p>
          </table:table-cell>
        </table:table-row>
        <table:table-row table:style-name="ro1">
          <table:table-cell office:value-type="float" office:value="0.445576472256385" calcext:value-type="float">
            <text:p>0.4455764723</text:p>
          </table:table-cell>
        </table:table-row>
        <table:table-row table:style-name="ro1">
          <table:table-cell office:value-type="float" office:value="0.448711088228264" calcext:value-type="float">
            <text:p>0.4487110882</text:p>
          </table:table-cell>
        </table:table-row>
        <table:table-row table:style-name="ro1">
          <table:table-cell office:value-type="float" office:value="0.452022486575569" calcext:value-type="float">
            <text:p>0.4520224866</text:p>
          </table:table-cell>
        </table:table-row>
        <table:table-row table:style-name="ro1">
          <table:table-cell office:value-type="float" office:value="0.455504395828221" calcext:value-type="float">
            <text:p>0.4555043958</text:p>
          </table:table-cell>
        </table:table-row>
        <table:table-row table:style-name="ro1">
          <table:table-cell office:value-type="float" office:value="0.459149901273274" calcext:value-type="float">
            <text:p>0.4591499013</text:p>
          </table:table-cell>
        </table:table-row>
        <table:table-row table:style-name="ro1">
          <table:table-cell office:value-type="float" office:value="0.462951444021101" calcext:value-type="float">
            <text:p>0.462951444</text:p>
          </table:table-cell>
        </table:table-row>
        <table:table-row table:style-name="ro1">
          <table:table-cell office:value-type="float" office:value="0.466900820744289" calcext:value-type="float">
            <text:p>0.4669008207</text:p>
          </table:table-cell>
        </table:table-row>
        <table:table-row table:style-name="ro1">
          <table:table-cell office:value-type="float" office:value="0.470989184089254" calcext:value-type="float">
            <text:p>0.4709891841</text:p>
          </table:table-cell>
        </table:table-row>
        <table:table-row table:style-name="ro1">
          <table:table-cell office:value-type="float" office:value="0.475207043760553" calcext:value-type="float">
            <text:p>0.4752070438</text:p>
          </table:table-cell>
        </table:table-row>
        <table:table-row table:style-name="ro1">
          <table:table-cell office:value-type="float" office:value="0.479544268277916" calcext:value-type="float">
            <text:p>0.4795442683</text:p>
          </table:table-cell>
        </table:table-row>
        <table:table-row table:style-name="ro1">
          <table:table-cell office:value-type="float" office:value="0.483990087405989" calcext:value-type="float">
            <text:p>0.4839900874</text:p>
          </table:table-cell>
        </table:table-row>
        <table:table-row table:style-name="ro1">
          <table:table-cell office:value-type="float" office:value="0.488533095256777" calcext:value-type="float">
            <text:p>0.4885330953</text:p>
          </table:table-cell>
        </table:table-row>
        <table:table-row table:style-name="ro1">
          <table:table-cell office:value-type="float" office:value="0.493161254064809" calcext:value-type="float">
            <text:p>0.4931612541</text:p>
          </table:table-cell>
        </table:table-row>
        <table:table-row table:style-name="ro1">
          <table:table-cell office:value-type="float" office:value="0.49786189863501" calcext:value-type="float">
            <text:p>0.4978618986</text:p>
          </table:table-cell>
        </table:table-row>
        <table:table-row table:style-name="ro1">
          <table:table-cell office:value-type="float" office:value="0.502621741463279" calcext:value-type="float">
            <text:p>0.5026217415</text:p>
          </table:table-cell>
        </table:table-row>
        <table:table-row table:style-name="ro1">
          <table:table-cell office:value-type="float" office:value="0.507426878529781" calcext:value-type="float">
            <text:p>0.5074268785</text:p>
          </table:table-cell>
        </table:table-row>
        <table:table-row table:style-name="ro1">
          <table:table-cell office:value-type="float" office:value="0.51226279576495" calcext:value-type="float">
            <text:p>0.5122627958</text:p>
          </table:table-cell>
        </table:table-row>
        <table:table-row table:style-name="ro1">
          <table:table-cell office:value-type="float" office:value="0.517114376188203" calcext:value-type="float">
            <text:p>0.5171143762</text:p>
          </table:table-cell>
        </table:table-row>
        <table:table-row table:style-name="ro1">
          <table:table-cell office:value-type="float" office:value="0.456131244313971" calcext:value-type="float">
            <text:p>0.4561312443</text:p>
          </table:table-cell>
        </table:table-row>
        <table:table-row table:style-name="ro1">
          <table:table-cell office:value-type="float" office:value="0.45939985615964" calcext:value-type="float">
            <text:p>0.4593998562</text:p>
          </table:table-cell>
        </table:table-row>
        <table:table-row table:style-name="ro1">
          <table:table-cell office:value-type="float" office:value="0.462621802402852" calcext:value-type="float">
            <text:p>0.4626218024</text:p>
          </table:table-cell>
        </table:table-row>
        <table:table-row table:style-name="ro1">
          <table:table-cell office:value-type="float" office:value="0.46577636110364" calcext:value-type="float">
            <text:p>0.4657763611</text:p>
          </table:table-cell>
        </table:table-row>
        <table:table-row table:style-name="ro1">
          <table:table-cell office:value-type="float" office:value="0.468844527607275" calcext:value-type="float">
            <text:p>0.4688445276</text:p>
          </table:table-cell>
        </table:table-row>
        <table:table-row table:style-name="ro1">
          <table:table-cell office:value-type="float" office:value="0.471808958560477" calcext:value-type="float">
            <text:p>0.4718089586</text:p>
          </table:table-cell>
        </table:table-row>
        <table:table-row table:style-name="ro1">
          <table:table-cell office:value-type="float" office:value="0.474653916600332" calcext:value-type="float">
            <text:p>0.4746539166</text:p>
          </table:table-cell>
        </table:table-row>
        <table:table-row table:style-name="ro1">
          <table:table-cell office:value-type="float" office:value="0.477365215715921" calcext:value-type="float">
            <text:p>0.4773652157</text:p>
          </table:table-cell>
        </table:table-row>
        <table:table-row table:style-name="ro1">
          <table:table-cell office:value-type="float" office:value="0.479930167282662" calcext:value-type="float">
            <text:p>0.4799301673</text:p>
          </table:table-cell>
        </table:table-row>
        <table:table-row table:style-name="ro1">
          <table:table-cell office:value-type="float" office:value="0.48233752676936" calcext:value-type="float">
            <text:p>0.4823375268</text:p>
          </table:table-cell>
        </table:table-row>
        <table:table-row table:style-name="ro1">
          <table:table-cell office:value-type="float" office:value="0.48457744111797" calcext:value-type="float">
            <text:p>0.4845774411</text:p>
          </table:table-cell>
        </table:table-row>
        <table:table-row table:style-name="ro1">
          <table:table-cell office:value-type="float" office:value="0.486641396796075" calcext:value-type="float">
            <text:p>0.4866413968</text:p>
          </table:table-cell>
        </table:table-row>
        <table:table-row table:style-name="ro1">
          <table:table-cell office:value-type="float" office:value="0.488522168522068" calcext:value-type="float">
            <text:p>0.4885221685</text:p>
          </table:table-cell>
        </table:table-row>
        <table:table-row table:style-name="ro1">
          <table:table-cell office:value-type="float" office:value="0.490213768663052" calcext:value-type="float">
            <text:p>0.4902137687</text:p>
          </table:table-cell>
        </table:table-row>
        <table:table-row table:style-name="ro1">
          <table:table-cell office:value-type="float" office:value="0.491711397305448" calcext:value-type="float">
            <text:p>0.4917113973</text:p>
          </table:table-cell>
        </table:table-row>
        <table:table-row table:style-name="ro1">
          <table:table-cell office:value-type="float" office:value="0.493011392998311" calcext:value-type="float">
            <text:p>0.493011393</text:p>
          </table:table-cell>
        </table:table-row>
        <table:table-row table:style-name="ro1">
          <table:table-cell office:value-type="float" office:value="0.494111184169367" calcext:value-type="float">
            <text:p>0.4941111842</text:p>
          </table:table-cell>
        </table:table-row>
        <table:table-row table:style-name="ro1">
          <table:table-cell office:value-type="float" office:value="0.495009241213751" calcext:value-type="float">
            <text:p>0.4950092412</text:p>
          </table:table-cell>
        </table:table-row>
        <table:table-row table:style-name="ro1">
          <table:table-cell office:value-type="float" office:value="0.495705029255463" calcext:value-type="float">
            <text:p>0.4957050293</text:p>
          </table:table-cell>
        </table:table-row>
        <table:table-row table:style-name="ro1">
          <table:table-cell office:value-type="float" office:value="0.49619896158153" calcext:value-type="float">
            <text:p>0.4961989616</text:p>
          </table:table-cell>
        </table:table-row>
        <table:table-row table:style-name="ro1">
          <table:table-cell office:value-type="float" office:value="0.496492353748888" calcext:value-type="float">
            <text:p>0.4964923537</text:p>
          </table:table-cell>
        </table:table-row>
        <table:table-row table:style-name="ro1">
          <table:table-cell office:value-type="float" office:value="0.496587378363963" calcext:value-type="float">
            <text:p>0.4965873784</text:p>
          </table:table-cell>
        </table:table-row>
        <table:table-row table:style-name="ro1">
          <table:table-cell office:value-type="float" office:value="0.496487020534971" calcext:value-type="float">
            <text:p>0.4964870205</text:p>
          </table:table-cell>
        </table:table-row>
        <table:table-row table:style-name="ro1">
          <table:table-cell office:value-type="float" office:value="0.496195033996934" calcext:value-type="float">
            <text:p>0.496195034</text:p>
          </table:table-cell>
        </table:table-row>
        <table:table-row table:style-name="ro1">
          <table:table-cell office:value-type="float" office:value="0.495715897909394" calcext:value-type="float">
            <text:p>0.4957158979</text:p>
          </table:table-cell>
        </table:table-row>
        <table:table-row table:style-name="ro1">
          <table:table-cell office:value-type="float" office:value="0.495054774326849" calcext:value-type="float">
            <text:p>0.4950547743</text:p>
          </table:table-cell>
        </table:table-row>
        <table:table-row table:style-name="ro1">
          <table:table-cell office:value-type="float" office:value="0.494217466341898" calcext:value-type="float">
            <text:p>0.4942174663</text:p>
          </table:table-cell>
        </table:table-row>
        <table:table-row table:style-name="ro1">
          <table:table-cell office:value-type="float" office:value="0.493210376901095" calcext:value-type="float">
            <text:p>0.4932103769</text:p>
          </table:table-cell>
        </table:table-row>
        <table:table-row table:style-name="ro1">
          <table:table-cell office:value-type="float" office:value="0.492040468293513" calcext:value-type="float">
            <text:p>0.4920404683</text:p>
          </table:table-cell>
        </table:table-row>
        <table:table-row table:style-name="ro1">
          <table:table-cell office:value-type="float" office:value="0.490715222312029" calcext:value-type="float">
            <text:p>0.4907152223</text:p>
          </table:table-cell>
        </table:table-row>
        <table:table-row table:style-name="ro1">
          <table:table-cell office:value-type="float" office:value="0.489242601087304" calcext:value-type="float">
            <text:p>0.4892426011</text:p>
          </table:table-cell>
        </table:table-row>
        <table:table-row table:style-name="ro1">
          <table:table-cell office:value-type="float" office:value="0.487631008594491" calcext:value-type="float">
            <text:p>0.4876310086</text:p>
          </table:table-cell>
        </table:table-row>
        <table:table-row table:style-name="ro1">
          <table:table-cell office:value-type="float" office:value="0.485889252832644" calcext:value-type="float">
            <text:p>0.4858892528</text:p>
          </table:table-cell>
        </table:table-row>
        <table:table-row table:style-name="ro1">
          <table:table-cell office:value-type="float" office:value="0.484026508676839" calcext:value-type="float">
            <text:p>0.4840265087</text:p>
          </table:table-cell>
        </table:table-row>
        <table:table-row table:style-name="ro1">
          <table:table-cell office:value-type="float" office:value="0.482052281403012" calcext:value-type="float">
            <text:p>0.4820522814</text:p>
          </table:table-cell>
        </table:table-row>
        <table:table-row table:style-name="ro1">
          <table:table-cell office:value-type="float" office:value="0.479976370885502" calcext:value-type="float">
            <text:p>0.4799763709</text:p>
          </table:table-cell>
        </table:table-row>
        <table:table-row table:style-name="ro1">
          <table:table-cell office:value-type="float" office:value="0.47780883646731" calcext:value-type="float">
            <text:p>0.4778088365</text:p>
          </table:table-cell>
        </table:table-row>
        <table:table-row table:style-name="ro1">
          <table:table-cell office:value-type="float" office:value="0.475559962503064" calcext:value-type="float">
            <text:p>0.4755599625</text:p>
          </table:table-cell>
        </table:table-row>
        <table:table-row table:style-name="ro1">
          <table:table-cell office:value-type="float" office:value="0.473240224574703" calcext:value-type="float">
            <text:p>0.4732402246</text:p>
          </table:table-cell>
        </table:table-row>
        <table:table-row table:style-name="ro1">
          <table:table-cell office:value-type="float" office:value="0.470860256379863" calcext:value-type="float">
            <text:p>0.4708602564</text:p>
          </table:table-cell>
        </table:table-row>
        <table:table-row table:style-name="ro1">
          <table:table-cell office:value-type="float" office:value="0.468430817292984" calcext:value-type="float">
            <text:p>0.4684308173</text:p>
          </table:table-cell>
        </table:table-row>
        <table:table-row table:style-name="ro1">
          <table:table-cell office:value-type="float" office:value="0.465962760599119" calcext:value-type="float">
            <text:p>0.4659627606</text:p>
          </table:table-cell>
        </table:table-row>
        <table:table-row table:style-name="ro1">
          <table:table-cell office:value-type="float" office:value="0.463467002400461" calcext:value-type="float">
            <text:p>0.4634670024</text:p>
          </table:table-cell>
        </table:table-row>
        <table:table-row table:style-name="ro1">
          <table:table-cell office:value-type="float" office:value="0.46095449119558" calcext:value-type="float">
            <text:p>0.4609544912</text:p>
          </table:table-cell>
        </table:table-row>
        <table:table-row table:style-name="ro1">
          <table:table-cell office:value-type="float" office:value="0.458436178131367" calcext:value-type="float">
            <text:p>0.4584361781</text:p>
          </table:table-cell>
        </table:table-row>
        <table:table-row table:style-name="ro1">
          <table:table-cell office:value-type="float" office:value="0.455922987927696" calcext:value-type="float">
            <text:p>0.4559229879</text:p>
          </table:table-cell>
        </table:table-row>
        <table:table-row table:style-name="ro1">
          <table:table-cell office:value-type="float" office:value="0.453425790474791" calcext:value-type="float">
            <text:p>0.4534257905</text:p>
          </table:table-cell>
        </table:table-row>
        <table:table-row table:style-name="ro1">
          <table:table-cell office:value-type="float" office:value="0.45095537310331" calcext:value-type="float">
            <text:p>0.4509553731</text:p>
          </table:table-cell>
        </table:table-row>
        <table:table-row table:style-name="ro1">
          <table:table-cell office:value-type="float" office:value="0.448522413527135" calcext:value-type="float">
            <text:p>0.4485224135</text:p>
          </table:table-cell>
        </table:table-row>
        <table:table-row table:style-name="ro1">
          <table:table-cell office:value-type="float" office:value="0.446137453458877" calcext:value-type="float">
            <text:p>0.4461374535</text:p>
          </table:table-cell>
        </table:table-row>
        <table:table-row table:style-name="ro1">
          <table:table-cell office:value-type="float" office:value="0.443810872898091" calcext:value-type="float">
            <text:p>0.4438108729</text:p>
          </table:table-cell>
        </table:table-row>
        <table:table-row table:style-name="ro1">
          <table:table-cell office:value-type="float" office:value="0.441552865092201" calcext:value-type="float">
            <text:p>0.4415528651</text:p>
          </table:table-cell>
        </table:table-row>
        <table:table-row table:style-name="ro1">
          <table:table-cell office:value-type="float" office:value="0.439373412170141" calcext:value-type="float">
            <text:p>0.4393734122</text:p>
          </table:table-cell>
        </table:table-row>
        <table:table-row table:style-name="ro1">
          <table:table-cell office:value-type="float" office:value="0.437282261448699" calcext:value-type="float">
            <text:p>0.4372822614</text:p>
          </table:table-cell>
        </table:table-row>
        <table:table-row table:style-name="ro1">
          <table:table-cell office:value-type="float" office:value="0.435288902411583" calcext:value-type="float">
            <text:p>0.4352889024</text:p>
          </table:table-cell>
        </table:table-row>
        <table:table-row table:style-name="ro1">
          <table:table-cell office:value-type="float" office:value="0.433402544361188" calcext:value-type="float">
            <text:p>0.4334025444</text:p>
          </table:table-cell>
        </table:table-row>
        <table:table-row table:style-name="ro1">
          <table:table-cell office:value-type="float" office:value="0.431632094743078" calcext:value-type="float">
            <text:p>0.4316320947</text:p>
          </table:table-cell>
        </table:table-row>
        <table:table-row table:style-name="ro1">
          <table:table-cell office:value-type="float" office:value="0.429986138143187" calcext:value-type="float">
            <text:p>0.4299861381</text:p>
          </table:table-cell>
        </table:table-row>
        <table:table-row table:style-name="ro1">
          <table:table-cell office:value-type="float" office:value="0.428472915957717" calcext:value-type="float">
            <text:p>0.428472916</text:p>
          </table:table-cell>
        </table:table-row>
        <table:table-row table:style-name="ro1">
          <table:table-cell office:value-type="float" office:value="0.427100306735757" calcext:value-type="float">
            <text:p>0.4271003067</text:p>
          </table:table-cell>
        </table:table-row>
        <table:table-row table:style-name="ro1">
          <table:table-cell office:value-type="float" office:value="0.425875807194613" calcext:value-type="float">
            <text:p>0.4258758072</text:p>
          </table:table-cell>
        </table:table-row>
        <table:table-row table:style-name="ro1">
          <table:table-cell office:value-type="float" office:value="0.424806513907846" calcext:value-type="float">
            <text:p>0.4248065139</text:p>
          </table:table-cell>
        </table:table-row>
        <table:table-row table:style-name="ro1">
          <table:table-cell office:value-type="float" office:value="0.42389910566602" calcext:value-type="float">
            <text:p>0.4238991057</text:p>
          </table:table-cell>
        </table:table-row>
        <table:table-row table:style-name="ro1">
          <table:table-cell office:value-type="float" office:value="0.423159826510169" calcext:value-type="float">
            <text:p>0.4231598265</text:p>
          </table:table-cell>
        </table:table-row>
        <table:table-row table:style-name="ro1">
          <table:table-cell office:value-type="float" office:value="0.422594469437967" calcext:value-type="float">
            <text:p>0.4225944694</text:p>
          </table:table-cell>
        </table:table-row>
        <table:table-row table:style-name="ro1">
          <table:table-cell office:value-type="float" office:value="0.422208360782611" calcext:value-type="float">
            <text:p>0.4222083608</text:p>
          </table:table-cell>
        </table:table-row>
        <table:table-row table:style-name="ro1">
          <table:table-cell office:value-type="float" office:value="0.42200634526442" calcext:value-type="float">
            <text:p>0.4220063453</text:p>
          </table:table-cell>
        </table:table-row>
        <table:table-row table:style-name="ro1">
          <table:table-cell office:value-type="float" office:value="0.421992771715141" calcext:value-type="float">
            <text:p>0.4219927717</text:p>
          </table:table-cell>
        </table:table-row>
        <table:table-row table:style-name="ro1">
          <table:table-cell office:value-type="float" office:value="0.422171479474967" calcext:value-type="float">
            <text:p>0.4221714795</text:p>
          </table:table-cell>
        </table:table-row>
        <table:table-row table:style-name="ro1">
          <table:table-cell office:value-type="float" office:value="0.422545785462266" calcext:value-type="float">
            <text:p>0.4225457855</text:p>
          </table:table-cell>
        </table:table-row>
        <table:table-row table:style-name="ro1">
          <table:table-cell office:value-type="float" office:value="0.423118471916022" calcext:value-type="float">
            <text:p>0.4231184719</text:p>
          </table:table-cell>
        </table:table-row>
        <table:table-row table:style-name="ro1">
          <table:table-cell office:value-type="float" office:value="0.423891774810991" calcext:value-type="float">
            <text:p>0.4238917748</text:p>
          </table:table-cell>
        </table:table-row>
        <table:table-row table:style-name="ro1">
          <table:table-cell office:value-type="float" office:value="0.424867372945557" calcext:value-type="float">
            <text:p>0.4248673729</text:p>
          </table:table-cell>
        </table:table-row>
        <table:table-row table:style-name="ro1">
          <table:table-cell office:value-type="float" office:value="0.426046377702315" calcext:value-type="float">
            <text:p>0.4260463777</text:p>
          </table:table-cell>
        </table:table-row>
        <table:table-row table:style-name="ro1">
          <table:table-cell office:value-type="float" office:value="0.427429323481352" calcext:value-type="float">
            <text:p>0.4274293235</text:p>
          </table:table-cell>
        </table:table-row>
        <table:table-row table:style-name="ro1">
          <table:table-cell office:value-type="float" office:value="0.429016158806244" calcext:value-type="float">
            <text:p>0.4290161588</text:p>
          </table:table-cell>
        </table:table-row>
        <table:table-row table:style-name="ro1">
          <table:table-cell office:value-type="float" office:value="0.430806238102769" calcext:value-type="float">
            <text:p>0.4308062381</text:p>
          </table:table-cell>
        </table:table-row>
        <table:table-row table:style-name="ro1">
          <table:table-cell office:value-type="float" office:value="0.432798314150324" calcext:value-type="float">
            <text:p>0.4327983142</text:p>
          </table:table-cell>
        </table:table-row>
        <table:table-row table:style-name="ro1">
          <table:table-cell office:value-type="float" office:value="0.434990531206054" calcext:value-type="float">
            <text:p>0.4349905312</text:p>
          </table:table-cell>
        </table:table-row>
        <table:table-row table:style-name="ro1">
          <table:table-cell office:value-type="float" office:value="0.437380418801701" calcext:value-type="float">
            <text:p>0.4373804188</text:p>
          </table:table-cell>
        </table:table-row>
        <table:table-row table:style-name="ro1">
          <table:table-cell office:value-type="float" office:value="0.439964886213154" calcext:value-type="float">
            <text:p>0.4399648862</text:p>
          </table:table-cell>
        </table:table-row>
        <table:table-row table:style-name="ro1">
          <table:table-cell office:value-type="float" office:value="0.44274021760271" calcext:value-type="float">
            <text:p>0.4427402176</text:p>
          </table:table-cell>
        </table:table-row>
        <table:table-row table:style-name="ro1">
          <table:table-cell office:value-type="float" office:value="0.445702067834059" calcext:value-type="float">
            <text:p>0.4457020678</text:p>
          </table:table-cell>
        </table:table-row>
        <table:table-row table:style-name="ro1">
          <table:table-cell office:value-type="float" office:value="0.448845458959966" calcext:value-type="float">
            <text:p>0.448845459</text:p>
          </table:table-cell>
        </table:table-row>
        <table:table-row table:style-name="ro1">
          <table:table-cell office:value-type="float" office:value="0.452164777382674" calcext:value-type="float">
            <text:p>0.4521647774</text:p>
          </table:table-cell>
        </table:table-row>
        <table:table-row table:style-name="ro1">
          <table:table-cell office:value-type="float" office:value="0.455653771687008" calcext:value-type="float">
            <text:p>0.4556537717</text:p>
          </table:table-cell>
        </table:table-row>
        <table:table-row table:style-name="ro1">
          <table:table-cell office:value-type="float" office:value="0.459305551146203" calcext:value-type="float">
            <text:p>0.4593055511</text:p>
          </table:table-cell>
        </table:table-row>
        <table:table-row table:style-name="ro1">
          <table:table-cell office:value-type="float" office:value="0.463112584900434" calcext:value-type="float">
            <text:p>0.4631125849</text:p>
          </table:table-cell>
        </table:table-row>
        <table:table-row table:style-name="ro1">
          <table:table-cell office:value-type="float" office:value="0.467066701808062" calcext:value-type="float">
            <text:p>0.4670667018</text:p>
          </table:table-cell>
        </table:table-row>
        <table:table-row table:style-name="ro1">
          <table:table-cell office:value-type="float" office:value="0.471159090969586" calcext:value-type="float">
            <text:p>0.471159091</text:p>
          </table:table-cell>
        </table:table-row>
        <table:table-row table:style-name="ro1">
          <table:table-cell office:value-type="float" office:value="0.475380302924316" calcext:value-type="float">
            <text:p>0.4753803029</text:p>
          </table:table-cell>
        </table:table-row>
        <table:table-row table:style-name="ro1">
          <table:table-cell office:value-type="float" office:value="0.479720251519743" calcext:value-type="float">
            <text:p>0.4797202515</text:p>
          </table:table-cell>
        </table:table-row>
        <table:table-row table:style-name="ro1">
          <table:table-cell office:value-type="float" office:value="0.484168216453634" calcext:value-type="float">
            <text:p>0.4841682165</text:p>
          </table:table-cell>
        </table:table-row>
        <table:table-row table:style-name="ro1">
          <table:table-cell office:value-type="float" office:value="0.488712846488832" calcext:value-type="float">
            <text:p>0.4887128465</text:p>
          </table:table-cell>
        </table:table-row>
        <table:table-row table:style-name="ro1">
          <table:table-cell office:value-type="float" office:value="0.493342163340769" calcext:value-type="float">
            <text:p>0.4933421633</text:p>
          </table:table-cell>
        </table:table-row>
        <table:table-row table:style-name="ro1">
          <table:table-cell office:value-type="float" office:value="0.498043566237683" calcext:value-type="float">
            <text:p>0.4980435662</text:p>
          </table:table-cell>
        </table:table-row>
        <table:table-row table:style-name="ro1">
          <table:table-cell office:value-type="float" office:value="0.502803837153564" calcext:value-type="float">
            <text:p>0.5028038372</text:p>
          </table:table-cell>
        </table:table-row>
        <table:table-row table:style-name="ro1">
          <table:table-cell office:value-type="float" office:value="0.507609146713786" calcext:value-type="float">
            <text:p>0.5076091467</text:p>
          </table:table-cell>
        </table:table-row>
        <table:table-row table:style-name="ro1">
          <table:table-cell office:value-type="float" office:value="0.512445060773476" calcext:value-type="float">
            <text:p>0.5124450608</text:p>
          </table:table-cell>
        </table:table-row>
        <table:table-row table:style-name="ro1">
          <table:table-cell office:value-type="float" office:value="0.517296547668577" calcext:value-type="float">
            <text:p>0.5172965477</text:p>
          </table:table-cell>
        </table:table-row>
        <table:table-row table:style-name="ro1">
          <table:table-cell office:value-type="float" office:value="0.454775616718001" calcext:value-type="float">
            <text:p>0.4547756167</text:p>
          </table:table-cell>
        </table:table-row>
        <table:table-row table:style-name="ro1">
          <table:table-cell office:value-type="float" office:value="0.458044120379808" calcext:value-type="float">
            <text:p>0.4580441204</text:p>
          </table:table-cell>
        </table:table-row>
        <table:table-row table:style-name="ro1">
          <table:table-cell office:value-type="float" office:value="0.461266130532752" calcext:value-type="float">
            <text:p>0.4612661305</text:p>
          </table:table-cell>
        </table:table-row>
        <table:table-row table:style-name="ro1">
          <table:table-cell office:value-type="float" office:value="0.464421003536706" calcext:value-type="float">
            <text:p>0.4644210035</text:p>
          </table:table-cell>
        </table:table-row>
        <table:table-row table:style-name="ro1">
          <table:table-cell office:value-type="float" office:value="0.46748980786597" calcext:value-type="float">
            <text:p>0.4674898079</text:p>
          </table:table-cell>
        </table:table-row>
        <table:table-row table:style-name="ro1">
          <table:table-cell office:value-type="float" office:value="0.470455268235448" calcext:value-type="float">
            <text:p>0.4704552682</text:p>
          </table:table-cell>
        </table:table-row>
        <table:table-row table:style-name="ro1">
          <table:table-cell office:value-type="float" office:value="0.473301710399532" calcext:value-type="float">
            <text:p>0.4733017104</text:p>
          </table:table-cell>
        </table:table-row>
        <table:table-row table:style-name="ro1">
          <table:table-cell office:value-type="float" office:value="0.476015006623708" calcext:value-type="float">
            <text:p>0.4760150066</text:p>
          </table:table-cell>
        </table:table-row>
        <table:table-row table:style-name="ro1">
          <table:table-cell office:value-type="float" office:value="0.478582521828866" calcext:value-type="float">
            <text:p>0.4785825218</text:p>
          </table:table-cell>
        </table:table-row>
        <table:table-row table:style-name="ro1">
          <table:table-cell office:value-type="float" office:value="0.480993060408327" calcext:value-type="float">
            <text:p>0.4809930604</text:p>
          </table:table-cell>
        </table:table-row>
        <table:table-row table:style-name="ro1">
          <table:table-cell office:value-type="float" office:value="0.483236813717587" calcext:value-type="float">
            <text:p>0.4832368137</text:p>
          </table:table-cell>
        </table:table-row>
        <table:table-row table:style-name="ro1">
          <table:table-cell office:value-type="float" office:value="0.485305308236765" calcext:value-type="float">
            <text:p>0.4853053082</text:p>
          </table:table-cell>
        </table:table-row>
        <table:table-row table:style-name="ro1">
          <table:table-cell office:value-type="float" office:value="0.487191354405769" calcext:value-type="float">
            <text:p>0.4871913544</text:p>
          </table:table-cell>
        </table:table-row>
        <table:table-row table:style-name="ro1">
          <table:table-cell office:value-type="float" office:value="0.48888899613218" calcext:value-type="float">
            <text:p>0.4888889961</text:p>
          </table:table-cell>
        </table:table-row>
        <table:table-row table:style-name="ro1">
          <table:table-cell office:value-type="float" office:value="0.490393460971838" calcext:value-type="float">
            <text:p>0.490393461</text:p>
          </table:table-cell>
        </table:table-row>
        <table:table-row table:style-name="ro1">
          <table:table-cell office:value-type="float" office:value="0.491701110982151" calcext:value-type="float">
            <text:p>0.491701111</text:p>
          </table:table-cell>
        </table:table-row>
        <table:table-row table:style-name="ro1">
          <table:table-cell office:value-type="float" office:value="0.492809394248109" calcext:value-type="float">
            <text:p>0.4928093942</text:p>
          </table:table-cell>
        </table:table-row>
        <table:table-row table:style-name="ro1">
          <table:table-cell office:value-type="float" office:value="0.493716797081018" calcext:value-type="float">
            <text:p>0.4937167971</text:p>
          </table:table-cell>
        </table:table-row>
        <table:table-row table:style-name="ro1">
          <table:table-cell office:value-type="float" office:value="0.494422796889945" calcext:value-type="float">
            <text:p>0.4944227969</text:p>
          </table:table-cell>
        </table:table-row>
        <table:table-row table:style-name="ro1">
          <table:table-cell office:value-type="float" office:value="0.494927815725868" calcext:value-type="float">
            <text:p>0.4949278157</text:p>
          </table:table-cell>
        </table:table-row>
        <table:table-row table:style-name="ro1">
          <table:table-cell office:value-type="float" office:value="0.495233174498555" calcext:value-type="float">
            <text:p>0.4952331745</text:p>
          </table:table-cell>
        </table:table-row>
        <table:table-row table:style-name="ro1">
          <table:table-cell office:value-type="float" office:value="0.49534104786614" calcext:value-type="float">
            <text:p>0.4953410479</text:p>
          </table:table-cell>
        </table:table-row>
        <table:table-row table:style-name="ro1">
          <table:table-cell office:value-type="float" office:value="0.495254419797421" calcext:value-type="float">
            <text:p>0.4952544198</text:p>
          </table:table-cell>
        </table:table-row>
        <table:table-row table:style-name="ro1">
          <table:table-cell office:value-type="float" office:value="0.494977039806871" calcext:value-type="float">
            <text:p>0.4949770398</text:p>
          </table:table-cell>
        </table:table-row>
        <table:table-row table:style-name="ro1">
          <table:table-cell office:value-type="float" office:value="0.494513379862355" calcext:value-type="float">
            <text:p>0.4945133799</text:p>
          </table:table-cell>
        </table:table-row>
        <table:table-row table:style-name="ro1">
          <table:table-cell office:value-type="float" office:value="0.493868591965571" calcext:value-type="float">
            <text:p>0.493868592</text:p>
          </table:table-cell>
        </table:table-row>
        <table:table-row table:style-name="ro1">
          <table:table-cell office:value-type="float" office:value="0.493048466405192" calcext:value-type="float">
            <text:p>0.4930484664</text:p>
          </table:table-cell>
        </table:table-row>
        <table:table-row table:style-name="ro1">
          <table:table-cell office:value-type="float" office:value="0.49205939068273" calcext:value-type="float">
            <text:p>0.4920593907</text:p>
          </table:table-cell>
        </table:table-row>
        <table:table-row table:style-name="ro1">
          <table:table-cell office:value-type="float" office:value="0.490908309111109" calcext:value-type="float">
            <text:p>0.4909083091</text:p>
          </table:table-cell>
        </table:table-row>
        <table:table-row table:style-name="ro1">
          <table:table-cell office:value-type="float" office:value="0.489602683085952" calcext:value-type="float">
            <text:p>0.4896026831</text:p>
          </table:table-cell>
        </table:table-row>
        <table:table-row table:style-name="ro1">
          <table:table-cell office:value-type="float" office:value="0.488150452029582" calcext:value-type="float">
            <text:p>0.488150452</text:p>
          </table:table-cell>
        </table:table-row>
        <table:table-row table:style-name="ro1">
          <table:table-cell office:value-type="float" office:value="0.486559995007732" calcext:value-type="float">
            <text:p>0.486559995</text:p>
          </table:table-cell>
        </table:table-row>
        <table:table-row table:style-name="ro1">
          <table:table-cell office:value-type="float" office:value="0.484840093018973" calcext:value-type="float">
            <text:p>0.484840093</text:p>
          </table:table-cell>
        </table:table-row>
        <table:table-row table:style-name="ro1">
          <table:table-cell office:value-type="float" office:value="0.482999891956852" calcext:value-type="float">
            <text:p>0.482999892</text:p>
          </table:table-cell>
        </table:table-row>
        <table:table-row table:style-name="ro1">
          <table:table-cell office:value-type="float" office:value="0.481048866244745" calcext:value-type="float">
            <text:p>0.4810488662</text:p>
          </table:table-cell>
        </table:table-row>
        <table:table-row table:style-name="ro1">
          <table:table-cell office:value-type="float" office:value="0.478996783143419" calcext:value-type="float">
            <text:p>0.4789967831</text:p>
          </table:table-cell>
        </table:table-row>
        <table:table-row table:style-name="ro1">
          <table:table-cell office:value-type="float" office:value="0.476853667731314" calcext:value-type="float">
            <text:p>0.4768536677</text:p>
          </table:table-cell>
        </table:table-row>
        <table:table-row table:style-name="ro1">
          <table:table-cell office:value-type="float" office:value="0.474629768557529" calcext:value-type="float">
            <text:p>0.4746297686</text:p>
          </table:table-cell>
        </table:table-row>
        <table:table-row table:style-name="ro1">
          <table:table-cell office:value-type="float" office:value="0.47233552396753" calcext:value-type="float">
            <text:p>0.472335524</text:p>
          </table:table-cell>
        </table:table-row>
        <table:table-row table:style-name="ro1">
          <table:table-cell office:value-type="float" office:value="0.469981529101563" calcext:value-type="float">
            <text:p>0.4699815291</text:p>
          </table:table-cell>
        </table:table-row>
        <table:table-row table:style-name="ro1">
          <table:table-cell office:value-type="float" office:value="0.467578503565789" calcext:value-type="float">
            <text:p>0.4675785036</text:p>
          </table:table-cell>
        </table:table-row>
        <table:table-row table:style-name="ro1">
          <table:table-cell office:value-type="float" office:value="0.465137259776121" calcext:value-type="float">
            <text:p>0.4651372598</text:p>
          </table:table-cell>
        </table:table-row>
        <table:table-row table:style-name="ro1">
          <table:table-cell office:value-type="float" office:value="0.462668671974783" calcext:value-type="float">
            <text:p>0.462668672</text:p>
          </table:table-cell>
        </table:table-row>
        <table:table-row table:style-name="ro1">
          <table:table-cell office:value-type="float" office:value="0.460183645919579" calcext:value-type="float">
            <text:p>0.4601836459</text:p>
          </table:table-cell>
        </table:table-row>
        <table:table-row table:style-name="ro1">
          <table:table-cell office:value-type="float" office:value="0.457693089245872" calcext:value-type="float">
            <text:p>0.4576930892</text:p>
          </table:table-cell>
        </table:table-row>
        <table:table-row table:style-name="ro1">
          <table:table-cell office:value-type="float" office:value="0.455207882501282" calcext:value-type="float">
            <text:p>0.4552078825</text:p>
          </table:table-cell>
        </table:table-row>
        <table:table-row table:style-name="ro1">
          <table:table-cell office:value-type="float" office:value="0.452738850853094" calcext:value-type="float">
            <text:p>0.4527388509</text:p>
          </table:table-cell>
        </table:table-row>
        <table:table-row table:style-name="ro1">
          <table:table-cell office:value-type="float" office:value="0.450296736468374" calcext:value-type="float">
            <text:p>0.4502967365</text:p>
          </table:table-cell>
        </table:table-row>
        <table:table-row table:style-name="ro1">
          <table:table-cell office:value-type="float" office:value="0.447892171566808" calcext:value-type="float">
            <text:p>0.4478921716</text:p>
          </table:table-cell>
        </table:table-row>
        <table:table-row table:style-name="ro1">
          <table:table-cell office:value-type="float" office:value="0.445535652146247" calcext:value-type="float">
            <text:p>0.4455356521</text:p>
          </table:table-cell>
        </table:table-row>
        <table:table-row table:style-name="ro1">
          <table:table-cell office:value-type="float" office:value="0.443237512380966" calcext:value-type="float">
            <text:p>0.4432375124</text:p>
          </table:table-cell>
        </table:table-row>
        <table:table-row table:style-name="ro1">
          <table:table-cell office:value-type="float" office:value="0.441007899692637" calcext:value-type="float">
            <text:p>0.4410078997</text:p>
          </table:table-cell>
        </table:table-row>
        <table:table-row table:style-name="ro1">
          <table:table-cell office:value-type="float" office:value="0.438856750494016" calcext:value-type="float">
            <text:p>0.4388567505</text:p>
          </table:table-cell>
        </table:table-row>
        <table:table-row table:style-name="ro1">
          <table:table-cell office:value-type="float" office:value="0.43679376660534" calcext:value-type="float">
            <text:p>0.4367937666</text:p>
          </table:table-cell>
        </table:table-row>
        <table:table-row table:style-name="ro1">
          <table:table-cell office:value-type="float" office:value="0.43482839234344" calcext:value-type="float">
            <text:p>0.4348283923</text:p>
          </table:table-cell>
        </table:table-row>
        <table:table-row table:style-name="ro1">
          <table:table-cell office:value-type="float" office:value="0.432969792283566" calcext:value-type="float">
            <text:p>0.4329697923</text:p>
          </table:table-cell>
        </table:table-row>
        <table:table-row table:style-name="ro1">
          <table:table-cell office:value-type="float" office:value="0.431226829693922" calcext:value-type="float">
            <text:p>0.4312268297</text:p>
          </table:table-cell>
        </table:table-row>
        <table:table-row table:style-name="ro1">
          <table:table-cell office:value-type="float" office:value="0.429608045642921" calcext:value-type="float">
            <text:p>0.4296080456</text:p>
          </table:table-cell>
        </table:table-row>
        <table:table-row table:style-name="ro1">
          <table:table-cell office:value-type="float" office:value="0.428121638779145" calcext:value-type="float">
            <text:p>0.4281216388</text:p>
          </table:table-cell>
        </table:table-row>
        <table:table-row table:style-name="ro1">
          <table:table-cell office:value-type="float" office:value="0.426775445784025" calcext:value-type="float">
            <text:p>0.4267754458</text:p>
          </table:table-cell>
        </table:table-row>
        <table:table-row table:style-name="ro1">
          <table:table-cell office:value-type="float" office:value="0.425576922497228" calcext:value-type="float">
            <text:p>0.4255769225</text:p>
          </table:table-cell>
        </table:table-row>
        <table:table-row table:style-name="ro1">
          <table:table-cell office:value-type="float" office:value="0.424533125714761" calcext:value-type="float">
            <text:p>0.4245331257</text:p>
          </table:table-cell>
        </table:table-row>
        <table:table-row table:style-name="ro1">
          <table:table-cell office:value-type="float" office:value="0.423650695659786" calcext:value-type="float">
            <text:p>0.4236506957</text:p>
          </table:table-cell>
        </table:table-row>
        <table:table-row table:style-name="ro1">
          <table:table-cell office:value-type="float" office:value="0.422935839126151" calcext:value-type="float">
            <text:p>0.4229358391</text:p>
          </table:table-cell>
        </table:table-row>
        <table:table-row table:style-name="ro1">
          <table:table-cell office:value-type="float" office:value="0.422394313294627" calcext:value-type="float">
            <text:p>0.4223943133</text:p>
          </table:table-cell>
        </table:table-row>
        <table:table-row table:style-name="ro1">
          <table:table-cell office:value-type="float" office:value="0.422031410221869" calcext:value-type="float">
            <text:p>0.4220314102</text:p>
          </table:table-cell>
        </table:table-row>
        <table:table-row table:style-name="ro1">
          <table:table-cell office:value-type="float" office:value="0.421851942002078" calcext:value-type="float">
            <text:p>0.421851942</text:p>
          </table:table-cell>
        </table:table-row>
        <table:table-row table:style-name="ro1">
          <table:table-cell office:value-type="float" office:value="0.421860226601386" calcext:value-type="float">
            <text:p>0.4218602266</text:p>
          </table:table-cell>
        </table:table-row>
        <table:table-row table:style-name="ro1">
          <table:table-cell office:value-type="float" office:value="0.422060074364946" calcext:value-type="float">
            <text:p>0.4220600744</text:p>
          </table:table-cell>
        </table:table-row>
        <table:table-row table:style-name="ro1">
          <table:table-cell office:value-type="float" office:value="0.422454775196742" calcext:value-type="float">
            <text:p>0.4224547752</text:p>
          </table:table-cell>
        </table:table-row>
        <table:table-row table:style-name="ro1">
          <table:table-cell office:value-type="float" office:value="0.423047086412107" calcext:value-type="float">
            <text:p>0.4230470864</text:p>
          </table:table-cell>
        </table:table-row>
        <table:table-row table:style-name="ro1">
          <table:table-cell office:value-type="float" office:value="0.423839221262956" calcext:value-type="float">
            <text:p>0.4238392213</text:p>
          </table:table-cell>
        </table:table-row>
        <table:table-row table:style-name="ro1">
          <table:table-cell office:value-type="float" office:value="0.424832838135732" calcext:value-type="float">
            <text:p>0.4248328381</text:p>
          </table:table-cell>
        </table:table-row>
        <table:table-row table:style-name="ro1">
          <table:table-cell office:value-type="float" office:value="0.426029030422063" calcext:value-type="float">
            <text:p>0.4260290304</text:p>
          </table:table-cell>
        </table:table-row>
        <table:table-row table:style-name="ro1">
          <table:table-cell office:value-type="float" office:value="0.427428317062137" calcext:value-type="float">
            <text:p>0.4274283171</text:p>
          </table:table-cell>
        </table:table-row>
        <table:table-row table:style-name="ro1">
          <table:table-cell office:value-type="float" office:value="0.429030633760784" calcext:value-type="float">
            <text:p>0.4290306338</text:p>
          </table:table-cell>
        </table:table-row>
        <table:table-row table:style-name="ro1">
          <table:table-cell office:value-type="float" office:value="0.430835324876274" calcext:value-type="float">
            <text:p>0.4308353249</text:p>
          </table:table-cell>
        </table:table-row>
        <table:table-row table:style-name="ro1">
          <table:table-cell office:value-type="float" office:value="0.43284113598183" calcext:value-type="float">
            <text:p>0.432841136</text:p>
          </table:table-cell>
        </table:table-row>
        <table:table-row table:style-name="ro1">
          <table:table-cell office:value-type="float" office:value="0.435046207099848" calcext:value-type="float">
            <text:p>0.4350462071</text:p>
          </table:table-cell>
        </table:table-row>
        <table:table-row table:style-name="ro1">
          <table:table-cell office:value-type="float" office:value="0.437448066608836" calcext:value-type="float">
            <text:p>0.4374480666</text:p>
          </table:table-cell>
        </table:table-row>
        <table:table-row table:style-name="ro1">
          <table:table-cell office:value-type="float" office:value="0.440043625823065" calcext:value-type="float">
            <text:p>0.4400436258</text:p>
          </table:table-cell>
        </table:table-row>
        <table:table-row table:style-name="ro1">
          <table:table-cell office:value-type="float" office:value="0.442829174244928" calcext:value-type="float">
            <text:p>0.4428291742</text:p>
          </table:table-cell>
        </table:table-row>
        <table:table-row table:style-name="ro1">
          <table:table-cell office:value-type="float" office:value="0.445800375490017" calcext:value-type="float">
            <text:p>0.4458003755</text:p>
          </table:table-cell>
        </table:table-row>
        <table:table-row table:style-name="ro1">
          <table:table-cell office:value-type="float" office:value="0.448952263884916" calcext:value-type="float">
            <text:p>0.4489522639</text:p>
          </table:table-cell>
        </table:table-row>
        <table:table-row table:style-name="ro1">
          <table:table-cell office:value-type="float" office:value="0.452279241737695" calcext:value-type="float">
            <text:p>0.4522792417</text:p>
          </table:table-cell>
        </table:table-row>
        <table:table-row table:style-name="ro1">
          <table:table-cell office:value-type="float" office:value="0.455775077281131" calcext:value-type="float">
            <text:p>0.4557750773</text:p>
          </table:table-cell>
        </table:table-row>
        <table:table-row table:style-name="ro1">
          <table:table-cell office:value-type="float" office:value="0.459432903288632" calcext:value-type="float">
            <text:p>0.4594329033</text:p>
          </table:table-cell>
        </table:table-row>
        <table:table-row table:style-name="ro1">
          <table:table-cell office:value-type="float" office:value="0.463245216362882" calcext:value-type="float">
            <text:p>0.4632452164</text:p>
          </table:table-cell>
        </table:table-row>
        <table:table-row table:style-name="ro1">
          <table:table-cell office:value-type="float" office:value="0.467203876897186" calcext:value-type="float">
            <text:p>0.4672038769</text:p>
          </table:table-cell>
        </table:table-row>
        <table:table-row table:style-name="ro1">
          <table:table-cell office:value-type="float" office:value="0.471300109709549" calcext:value-type="float">
            <text:p>0.4713001097</text:p>
          </table:table-cell>
        </table:table-row>
        <table:table-row table:style-name="ro1">
          <table:table-cell office:value-type="float" office:value="0.475524505349446" calcext:value-type="float">
            <text:p>0.4755245053</text:p>
          </table:table-cell>
        </table:table-row>
        <table:table-row table:style-name="ro1">
          <table:table-cell office:value-type="float" office:value="0.479867022077315" calcext:value-type="float">
            <text:p>0.4798670221</text:p>
          </table:table-cell>
        </table:table-row>
        <table:table-row table:style-name="ro1">
          <table:table-cell office:value-type="float" office:value="0.48431698851677" calcext:value-type="float">
            <text:p>0.4843169885</text:p>
          </table:table-cell>
        </table:table-row>
        <table:table-row table:style-name="ro1">
          <table:table-cell office:value-type="float" office:value="0.488863106979512" calcext:value-type="float">
            <text:p>0.488863107</text:p>
          </table:table-cell>
        </table:table-row>
        <table:table-row table:style-name="ro1">
          <table:table-cell office:value-type="float" office:value="0.493493457462966" calcext:value-type="float">
            <text:p>0.4934934575</text:p>
          </table:table-cell>
        </table:table-row>
        <table:table-row table:style-name="ro1">
          <table:table-cell office:value-type="float" office:value="0.49819550232062" calcext:value-type="float">
            <text:p>0.4981955023</text:p>
          </table:table-cell>
        </table:table-row>
        <table:table-row table:style-name="ro1">
          <table:table-cell office:value-type="float" office:value="0.502956091605089" calcext:value-type="float">
            <text:p>0.5029560916</text:p>
          </table:table-cell>
        </table:table-row>
        <table:table-row table:style-name="ro1">
          <table:table-cell office:value-type="float" office:value="0.507761469083882" calcext:value-type="float">
            <text:p>0.5077614691</text:p>
          </table:table-cell>
        </table:table-row>
        <table:table-row table:style-name="ro1">
          <table:table-cell office:value-type="float" office:value="0.512597278927884" calcext:value-type="float">
            <text:p>0.5125972789</text:p>
          </table:table-cell>
        </table:table-row>
        <table:table-row table:style-name="ro1">
          <table:table-cell office:value-type="float" office:value="0.517448573072558" calcext:value-type="float">
            <text:p>0.5174485731</text:p>
          </table:table-cell>
        </table:table-row>
        <table:table-row table:style-name="ro1">
          <table:table-cell office:value-type="float" office:value="0.453434601998442" calcext:value-type="float">
            <text:p>0.453434602</text:p>
          </table:table-cell>
        </table:table-row>
        <table:table-row table:style-name="ro1">
          <table:table-cell office:value-type="float" office:value="0.456702864517773" calcext:value-type="float">
            <text:p>0.4567028645</text:p>
          </table:table-cell>
        </table:table-row>
        <table:table-row table:style-name="ro1">
          <table:table-cell office:value-type="float" office:value="0.459924801080603" calcext:value-type="float">
            <text:p>0.4599248011</text:p>
          </table:table-cell>
        </table:table-row>
        <table:table-row table:style-name="ro1">
          <table:table-cell office:value-type="float" office:value="0.463079844281288" calcext:value-type="float">
            <text:p>0.4630798443</text:p>
          </table:table-cell>
        </table:table-row>
        <table:table-row table:style-name="ro1">
          <table:table-cell office:value-type="float" office:value="0.466149133794757" calcext:value-type="float">
            <text:p>0.4661491338</text:p>
          </table:table-cell>
        </table:table-row>
        <table:table-row table:style-name="ro1">
          <table:table-cell office:value-type="float" office:value="0.46911546060971" calcext:value-type="float">
            <text:p>0.4691154606</text:p>
          </table:table-cell>
        </table:table-row>
        <table:table-row table:style-name="ro1">
          <table:table-cell office:value-type="float" office:value="0.471963211934536" calcext:value-type="float">
            <text:p>0.4719632119</text:p>
          </table:table-cell>
        </table:table-row>
        <table:table-row table:style-name="ro1">
          <table:table-cell office:value-type="float" office:value="0.47467831677594" calcext:value-type="float">
            <text:p>0.4746783168</text:p>
          </table:table-cell>
        </table:table-row>
        <table:table-row table:style-name="ro1">
          <table:table-cell office:value-type="float" office:value="0.477248192190292" calcext:value-type="float">
            <text:p>0.4772481922</text:p>
          </table:table-cell>
        </table:table-row>
        <table:table-row table:style-name="ro1">
          <table:table-cell office:value-type="float" office:value="0.479661690207685" calcext:value-type="float">
            <text:p>0.4796616902</text:p>
          </table:table-cell>
        </table:table-row>
        <table:table-row table:style-name="ro1">
          <table:table-cell office:value-type="float" office:value="0.481909045428714" calcext:value-type="float">
            <text:p>0.4819090454</text:p>
          </table:table-cell>
        </table:table-row>
        <table:table-row table:style-name="ro1">
          <table:table-cell office:value-type="float" office:value="0.483981823293971" calcext:value-type="float">
            <text:p>0.4839818233</text:p>
          </table:table-cell>
        </table:table-row>
        <table:table-row table:style-name="ro1">
          <table:table-cell office:value-type="float" office:value="0.485872869026251" calcext:value-type="float">
            <text:p>0.485872869</text:p>
          </table:table-cell>
        </table:table-row>
        <table:table-row table:style-name="ro1">
          <table:table-cell office:value-type="float" office:value="0.487576257245477" calcext:value-type="float">
            <text:p>0.4875762572</text:p>
          </table:table-cell>
        </table:table-row>
        <table:table-row table:style-name="ro1">
          <table:table-cell office:value-type="float" office:value="0.489087242256343" calcext:value-type="float">
            <text:p>0.4890872423</text:p>
          </table:table-cell>
        </table:table-row>
        <table:table-row table:style-name="ro1">
          <table:table-cell office:value-type="float" office:value="0.490402209008668" calcext:value-type="float">
            <text:p>0.490402209</text:p>
          </table:table-cell>
        </table:table-row>
        <table:table-row table:style-name="ro1">
          <table:table-cell office:value-type="float" office:value="0.491518624730466" calcext:value-type="float">
            <text:p>0.4915186247</text:p>
          </table:table-cell>
        </table:table-row>
        <table:table-row table:style-name="ro1">
          <table:table-cell office:value-type="float" office:value="0.492434991233737" calcext:value-type="float">
            <text:p>0.4924349912</text:p>
          </table:table-cell>
        </table:table-row>
        <table:table-row table:style-name="ro1">
          <table:table-cell office:value-type="float" office:value="0.493150797892971" calcext:value-type="float">
            <text:p>0.4931507979</text:p>
          </table:table-cell>
        </table:table-row>
        <table:table-row table:style-name="ro1">
          <table:table-cell office:value-type="float" office:value="0.493666475296363" calcext:value-type="float">
            <text:p>0.4936664753</text:p>
          </table:table-cell>
        </table:table-row>
        <table:table-row table:style-name="ro1">
          <table:table-cell office:value-type="float" office:value="0.493983349569749" calcext:value-type="float">
            <text:p>0.4939833496</text:p>
          </table:table-cell>
        </table:table-row>
        <table:table-row table:style-name="ro1">
          <table:table-cell office:value-type="float" office:value="0.494103597373261" calcext:value-type="float">
            <text:p>0.4941035974</text:p>
          </table:table-cell>
        </table:table-row>
        <table:table-row table:style-name="ro1">
          <table:table-cell office:value-type="float" office:value="0.494030201570688" calcext:value-type="float">
            <text:p>0.4940302016</text:p>
          </table:table-cell>
        </table:table-row>
        <table:table-row table:style-name="ro1">
          <table:table-cell office:value-type="float" office:value="0.493766907571559" calcext:value-type="float">
            <text:p>0.4937669076</text:p>
          </table:table-cell>
        </table:table-row>
        <table:table-row table:style-name="ro1">
          <table:table-cell office:value-type="float" office:value="0.493318180345945" calcext:value-type="float">
            <text:p>0.4933181803</text:p>
          </table:table-cell>
        </table:table-row>
        <table:table-row table:style-name="ro1">
          <table:table-cell office:value-type="float" office:value="0.492689162111967" calcext:value-type="float">
            <text:p>0.4926891621</text:p>
          </table:table-cell>
        </table:table-row>
        <table:table-row table:style-name="ro1">
          <table:table-cell office:value-type="float" office:value="0.491885630696029" calcext:value-type="float">
            <text:p>0.4918856307</text:p>
          </table:table-cell>
        </table:table-row>
        <table:table-row table:style-name="ro1">
          <table:table-cell office:value-type="float" office:value="0.490913958565763" calcext:value-type="float">
            <text:p>0.4909139586</text:p>
          </table:table-cell>
        </table:table-row>
        <table:table-row table:style-name="ro1">
          <table:table-cell office:value-type="float" office:value="0.489781072535686" calcext:value-type="float">
            <text:p>0.4897810725</text:p>
          </table:table-cell>
        </table:table-row>
        <table:table-row table:style-name="ro1">
          <table:table-cell office:value-type="float" office:value="0.488494414145582" calcext:value-type="float">
            <text:p>0.4884944141</text:p>
          </table:table-cell>
        </table:table-row>
        <table:table-row table:style-name="ro1">
          <table:table-cell office:value-type="float" office:value="0.487061900711591" calcext:value-type="float">
            <text:p>0.4870619007</text:p>
          </table:table-cell>
        </table:table-row>
        <table:table-row table:style-name="ro1">
          <table:table-cell office:value-type="float" office:value="0.485491887050018" calcext:value-type="float">
            <text:p>0.4854918871</text:p>
          </table:table-cell>
        </table:table-row>
        <table:table-row table:style-name="ro1">
          <table:table-cell office:value-type="float" office:value="0.483793127873856" calcext:value-type="float">
            <text:p>0.4837931279</text:p>
          </table:table-cell>
        </table:table-row>
        <table:table-row table:style-name="ro1">
          <table:table-cell office:value-type="float" office:value="0.481974740862027" calcext:value-type="float">
            <text:p>0.4819747409</text:p>
          </table:table-cell>
        </table:table-row>
        <table:table-row table:style-name="ro1">
          <table:table-cell office:value-type="float" office:value="0.480046170401338" calcext:value-type="float">
            <text:p>0.4800461704</text:p>
          </table:table-cell>
        </table:table-row>
        <table:table-row table:style-name="ro1">
          <table:table-cell office:value-type="float" office:value="0.478017152001147" calcext:value-type="float">
            <text:p>0.478017152</text:p>
          </table:table-cell>
        </table:table-row>
        <table:table-row table:style-name="ro1">
          <table:table-cell office:value-type="float" office:value="0.475897677380756" calcext:value-type="float">
            <text:p>0.4758976774</text:p>
          </table:table-cell>
        </table:table-row>
        <table:table-row table:style-name="ro1">
          <table:table-cell office:value-type="float" office:value="0.473697960229512" calcext:value-type="float">
            <text:p>0.4736979602</text:p>
          </table:table-cell>
        </table:table-row>
        <table:table-row table:style-name="ro1">
          <table:table-cell office:value-type="float" office:value="0.471428402639623" calcext:value-type="float">
            <text:p>0.4714284026</text:p>
          </table:table-cell>
        </table:table-row>
        <table:table-row table:style-name="ro1">
          <table:table-cell office:value-type="float" office:value="0.469099562211693" calcext:value-type="float">
            <text:p>0.4690995622</text:p>
          </table:table-cell>
        </table:table-row>
        <table:table-row table:style-name="ro1">
          <table:table-cell office:value-type="float" office:value="0.466722119832974" calcext:value-type="float">
            <text:p>0.4667221198</text:p>
          </table:table-cell>
        </table:table-row>
        <table:table-row table:style-name="ro1">
          <table:table-cell office:value-type="float" office:value="0.464306848128328" calcext:value-type="float">
            <text:p>0.4643068481</text:p>
          </table:table-cell>
        </table:table-row>
        <table:table-row table:style-name="ro1">
          <table:table-cell office:value-type="float" office:value="0.461864580583912" calcext:value-type="float">
            <text:p>0.4618645806</text:p>
          </table:table-cell>
        </table:table-row>
        <table:table-row table:style-name="ro1">
          <table:table-cell office:value-type="float" office:value="0.459406181343572" calcext:value-type="float">
            <text:p>0.4594061813</text:p>
          </table:table-cell>
        </table:table-row>
        <table:table-row table:style-name="ro1">
          <table:table-cell office:value-type="float" office:value="0.456942515677957" calcext:value-type="float">
            <text:p>0.4569425157</text:p>
          </table:table-cell>
        </table:table-row>
        <table:table-row table:style-name="ro1">
          <table:table-cell office:value-type="float" office:value="0.454484421126349" calcext:value-type="float">
            <text:p>0.4544844211</text:p>
          </table:table-cell>
        </table:table-row>
        <table:table-row table:style-name="ro1">
          <table:table-cell office:value-type="float" office:value="0.452042679311205" calcext:value-type="float">
            <text:p>0.4520426793</text:p>
          </table:table-cell>
        </table:table-row>
        <table:table-row table:style-name="ro1">
          <table:table-cell office:value-type="float" office:value="0.449627988425418" calcext:value-type="float">
            <text:p>0.4496279884</text:p>
          </table:table-cell>
        </table:table-row>
        <table:table-row table:style-name="ro1">
          <table:table-cell office:value-type="float" office:value="0.447250936392292" calcext:value-type="float">
            <text:p>0.4472509364</text:p>
          </table:table-cell>
        </table:table-row>
        <table:table-row table:style-name="ro1">
          <table:table-cell office:value-type="float" office:value="0.444921974698237" calcext:value-type="float">
            <text:p>0.4449219747</text:p>
          </table:table-cell>
        </table:table-row>
        <table:table-row table:style-name="ro1">
          <table:table-cell office:value-type="float" office:value="0.44265139289817" calcext:value-type="float">
            <text:p>0.4426513929</text:p>
          </table:table-cell>
        </table:table-row>
        <table:table-row table:style-name="ro1">
          <table:table-cell office:value-type="float" office:value="0.440449293793646" calcext:value-type="float">
            <text:p>0.4404492938</text:p>
          </table:table-cell>
        </table:table-row>
        <table:table-row table:style-name="ro1">
          <table:table-cell office:value-type="float" office:value="0.438325569283688" calcext:value-type="float">
            <text:p>0.4383255693</text:p>
          </table:table-cell>
        </table:table-row>
        <table:table-row table:style-name="ro1">
          <table:table-cell office:value-type="float" office:value="0.436289876888349" calcext:value-type="float">
            <text:p>0.4362898769</text:p>
          </table:table-cell>
        </table:table-row>
        <table:table-row table:style-name="ro1">
          <table:table-cell office:value-type="float" office:value="0.434351616944978" calcext:value-type="float">
            <text:p>0.4343516169</text:p>
          </table:table-cell>
        </table:table-row>
        <table:table-row table:style-name="ro1">
          <table:table-cell office:value-type="float" office:value="0.43251991047721" calcext:value-type="float">
            <text:p>0.4325199105</text:p>
          </table:table-cell>
        </table:table-row>
        <table:table-row table:style-name="ro1">
          <table:table-cell office:value-type="float" office:value="0.430803577736661" calcext:value-type="float">
            <text:p>0.4308035777</text:p>
          </table:table-cell>
        </table:table-row>
        <table:table-row table:style-name="ro1">
          <table:table-cell office:value-type="float" office:value="0.429211117417352" calcext:value-type="float">
            <text:p>0.4292111174</text:p>
          </table:table-cell>
        </table:table-row>
        <table:table-row table:style-name="ro1">
          <table:table-cell office:value-type="float" office:value="0.42775068654284" calcext:value-type="float">
            <text:p>0.4277506865</text:p>
          </table:table-cell>
        </table:table-row>
        <table:table-row table:style-name="ro1">
          <table:table-cell office:value-type="float" office:value="0.426430081026068" calcext:value-type="float">
            <text:p>0.426430081</text:p>
          </table:table-cell>
        </table:table-row>
        <table:table-row table:style-name="ro1">
          <table:table-cell office:value-type="float" office:value="0.425256716901926" calcext:value-type="float">
            <text:p>0.4252567169</text:p>
          </table:table-cell>
        </table:table-row>
        <table:table-row table:style-name="ro1">
          <table:table-cell office:value-type="float" office:value="0.424237612232536" calcext:value-type="float">
            <text:p>0.4242376122</text:p>
          </table:table-cell>
        </table:table-row>
        <table:table-row table:style-name="ro1">
          <table:table-cell office:value-type="float" office:value="0.423379369685249" calcext:value-type="float">
            <text:p>0.4233793697</text:p>
          </table:table-cell>
        </table:table-row>
        <table:table-row table:style-name="ro1">
          <table:table-cell office:value-type="float" office:value="0.422688159783349" calcext:value-type="float">
            <text:p>0.4226881598</text:p>
          </table:table-cell>
        </table:table-row>
        <table:table-row table:style-name="ro1">
          <table:table-cell office:value-type="float" office:value="0.422169704829493" calcext:value-type="float">
            <text:p>0.4221697048</text:p>
          </table:table-cell>
        </table:table-row>
        <table:table-row table:style-name="ro1">
          <table:table-cell office:value-type="float" office:value="0.421829263501842" calcext:value-type="float">
            <text:p>0.4218292635</text:p>
          </table:table-cell>
        </table:table-row>
        <table:table-row table:style-name="ro1">
          <table:table-cell office:value-type="float" office:value="0.421671616122929" calcext:value-type="float">
            <text:p>0.4216716161</text:p>
          </table:table-cell>
        </table:table-row>
        <table:table-row table:style-name="ro1">
          <table:table-cell office:value-type="float" office:value="0.421701050601233" calcext:value-type="float">
            <text:p>0.4217010506</text:p>
          </table:table-cell>
        </table:table-row>
        <table:table-row table:style-name="ro1">
          <table:table-cell office:value-type="float" office:value="0.421921349045464" calcext:value-type="float">
            <text:p>0.421921349</text:p>
          </table:table-cell>
        </table:table-row>
        <table:table-row table:style-name="ro1">
          <table:table-cell office:value-type="float" office:value="0.422335775051577" calcext:value-type="float">
            <text:p>0.4223357751</text:p>
          </table:table-cell>
        </table:table-row>
        <table:table-row table:style-name="ro1">
          <table:table-cell office:value-type="float" office:value="0.422947061662488" calcext:value-type="float">
            <text:p>0.4229470617</text:p>
          </table:table-cell>
        </table:table-row>
        <table:table-row table:style-name="ro1">
          <table:table-cell office:value-type="float" office:value="0.423757400000517" calcext:value-type="float">
            <text:p>0.4237574</text:p>
          </table:table-cell>
        </table:table-row>
        <table:table-row table:style-name="ro1">
          <table:table-cell office:value-type="float" office:value="0.424768428572539" calcext:value-type="float">
            <text:p>0.4247684286</text:p>
          </table:table-cell>
        </table:table-row>
        <table:table-row table:style-name="ro1">
          <table:table-cell office:value-type="float" office:value="0.425981223247853" calcext:value-type="float">
            <text:p>0.4259812232</text:p>
          </table:table-cell>
        </table:table-row>
        <table:table-row table:style-name="ro1">
          <table:table-cell office:value-type="float" office:value="0.427396287908769" calcext:value-type="float">
            <text:p>0.4273962879</text:p>
          </table:table-cell>
        </table:table-row>
        <table:table-row table:style-name="ro1">
          <table:table-cell office:value-type="float" office:value="0.429013545773909" calcext:value-type="float">
            <text:p>0.4290135458</text:p>
          </table:table-cell>
        </table:table-row>
        <table:table-row table:style-name="ro1">
          <table:table-cell office:value-type="float" office:value="0.430832331394222" calcext:value-type="float">
            <text:p>0.4308323314</text:p>
          </table:table-cell>
        </table:table-row>
        <table:table-row table:style-name="ro1">
          <table:table-cell office:value-type="float" office:value="0.432851383321717" calcext:value-type="float">
            <text:p>0.4328513833</text:p>
          </table:table-cell>
        </table:table-row>
        <table:table-row table:style-name="ro1">
          <table:table-cell office:value-type="float" office:value="0.435068837450914" calcext:value-type="float">
            <text:p>0.4350688375</text:p>
          </table:table-cell>
        </table:table-row>
        <table:table-row table:style-name="ro1">
          <table:table-cell office:value-type="float" office:value="0.437482221033004" calcext:value-type="float">
            <text:p>0.437482221</text:p>
          </table:table-cell>
        </table:table-row>
        <table:table-row table:style-name="ro1">
          <table:table-cell office:value-type="float" office:value="0.440088447362731" calcext:value-type="float">
            <text:p>0.4400884474</text:p>
          </table:table-cell>
        </table:table-row>
        <table:table-row table:style-name="ro1">
          <table:table-cell office:value-type="float" office:value="0.442883811137987" calcext:value-type="float">
            <text:p>0.4428838111</text:p>
          </table:table-cell>
        </table:table-row>
        <table:table-row table:style-name="ro1">
          <table:table-cell office:value-type="float" office:value="0.445863984492124" calcext:value-type="float">
            <text:p>0.4458639845</text:p>
          </table:table-cell>
        </table:table-row>
        <table:table-row table:style-name="ro1">
          <table:table-cell office:value-type="float" office:value="0.449024013698979" calcext:value-type="float">
            <text:p>0.4490240137</text:p>
          </table:table-cell>
        </table:table-row>
        <table:table-row table:style-name="ro1">
          <table:table-cell office:value-type="float" office:value="0.452358316550618" calcext:value-type="float">
            <text:p>0.4523583166</text:p>
          </table:table-cell>
        </table:table-row>
        <table:table-row table:style-name="ro1">
          <table:table-cell office:value-type="float" office:value="0.455860680407797" calcext:value-type="float">
            <text:p>0.4558606804</text:p>
          </table:table-cell>
        </table:table-row>
        <table:table-row table:style-name="ro1">
          <table:table-cell office:value-type="float" office:value="0.45952426092313" calcext:value-type="float">
            <text:p>0.4595242609</text:p>
          </table:table-cell>
        </table:table-row>
        <table:table-row table:style-name="ro1">
          <table:table-cell office:value-type="float" office:value="0.463341581436986" calcext:value-type="float">
            <text:p>0.4633415814</text:p>
          </table:table-cell>
        </table:table-row>
        <table:table-row table:style-name="ro1">
          <table:table-cell office:value-type="float" office:value="0.467304533046088" calcext:value-type="float">
            <text:p>0.467304533</text:p>
          </table:table-cell>
        </table:table-row>
        <table:table-row table:style-name="ro1">
          <table:table-cell office:value-type="float" office:value="0.471404375344842" calcext:value-type="float">
            <text:p>0.4714043753</text:p>
          </table:table-cell>
        </table:table-row>
        <table:table-row table:style-name="ro1">
          <table:table-cell office:value-type="float" office:value="0.475631737839366" calcext:value-type="float">
            <text:p>0.4756317378</text:p>
          </table:table-cell>
        </table:table-row>
        <table:table-row table:style-name="ro1">
          <table:table-cell office:value-type="float" office:value="0.479976622034251" calcext:value-type="float">
            <text:p>0.479976622</text:p>
          </table:table-cell>
        </table:table-row>
        <table:table-row table:style-name="ro1">
          <table:table-cell office:value-type="float" office:value="0.484428404192022" calcext:value-type="float">
            <text:p>0.4844284042</text:p>
          </table:table-cell>
        </table:table-row>
        <table:table-row table:style-name="ro1">
          <table:table-cell office:value-type="float" office:value="0.488975838765328" calcext:value-type="float">
            <text:p>0.4889758388</text:p>
          </table:table-cell>
        </table:table-row>
        <table:table-row table:style-name="ro1">
          <table:table-cell office:value-type="float" office:value="0.493607062501842" calcext:value-type="float">
            <text:p>0.4936070625</text:p>
          </table:table-cell>
        </table:table-row>
        <table:table-row table:style-name="ro1">
          <table:table-cell office:value-type="float" office:value="0.498309599221873" calcext:value-type="float">
            <text:p>0.4983095992</text:p>
          </table:table-cell>
        </table:table-row>
        <table:table-row table:style-name="ro1">
          <table:table-cell office:value-type="float" office:value="0.503070365268702" calcext:value-type="float">
            <text:p>0.5030703653</text:p>
          </table:table-cell>
        </table:table-row>
        <table:table-row table:style-name="ro1">
          <table:table-cell office:value-type="float" office:value="0.507875675631627" calcext:value-type="float">
            <text:p>0.5078756756</text:p>
          </table:table-cell>
        </table:table-row>
        <table:table-row table:style-name="ro1">
          <table:table-cell office:value-type="float" office:value="0.512711250741726" calcext:value-type="float">
            <text:p>0.5127112507</text:p>
          </table:table-cell>
        </table:table-row>
        <table:table-row table:style-name="ro1">
          <table:table-cell office:value-type="float" office:value="0.517562223940337" calcext:value-type="float">
            <text:p>0.5175622239</text:p>
          </table:table-cell>
        </table:table-row>
        <table:table-row table:style-name="ro1">
          <table:table-cell office:value-type="float" office:value="0.452111424796146" calcext:value-type="float">
            <text:p>0.4521114248</text:p>
          </table:table-cell>
        </table:table-row>
        <table:table-row table:style-name="ro1">
          <table:table-cell office:value-type="float" office:value="0.455379285279037" calcext:value-type="float">
            <text:p>0.4553792853</text:p>
          </table:table-cell>
        </table:table-row>
        <table:table-row table:style-name="ro1">
          <table:table-cell office:value-type="float" office:value="0.458600981924089" calcext:value-type="float">
            <text:p>0.4586009819</text:p>
          </table:table-cell>
        </table:table-row>
        <table:table-row table:style-name="ro1">
          <table:table-cell office:value-type="float" office:value="0.461756021088892" calcext:value-type="float">
            <text:p>0.4617560211</text:p>
          </table:table-cell>
        </table:table-row>
        <table:table-row table:style-name="ro1">
          <table:table-cell office:value-type="float" office:value="0.46482561134164" calcext:value-type="float">
            <text:p>0.4648256113</text:p>
          </table:table-cell>
        </table:table-row>
        <table:table-row table:style-name="ro1">
          <table:table-cell office:value-type="float" office:value="0.467792607797826" calcext:value-type="float">
            <text:p>0.4677926078</text:p>
          </table:table-cell>
        </table:table-row>
        <table:table-row table:style-name="ro1">
          <table:table-cell office:value-type="float" office:value="0.470641457129668" calcext:value-type="float">
            <text:p>0.4706414571</text:p>
          </table:table-cell>
        </table:table-row>
        <table:table-row table:style-name="ro1">
          <table:table-cell office:value-type="float" office:value="0.473358143248238" calcext:value-type="float">
            <text:p>0.4733581432</text:p>
          </table:table-cell>
        </table:table-row>
        <table:table-row table:style-name="ro1">
          <table:table-cell office:value-type="float" office:value="0.475930133658328" calcext:value-type="float">
            <text:p>0.4759301337</text:p>
          </table:table-cell>
        </table:table-row>
        <table:table-row table:style-name="ro1">
          <table:table-cell office:value-type="float" office:value="0.478346326486025" calcext:value-type="float">
            <text:p>0.4783463265</text:p>
          </table:table-cell>
        </table:table-row>
        <table:table-row table:style-name="ro1">
          <table:table-cell office:value-type="float" office:value="0.480596998179009" calcext:value-type="float">
            <text:p>0.4805969982</text:p>
          </table:table-cell>
        </table:table-row>
        <table:table-row table:style-name="ro1">
          <table:table-cell office:value-type="float" office:value="0.482673751879568" calcext:value-type="float">
            <text:p>0.4826737519</text:p>
          </table:table-cell>
        </table:table-row>
        <table:table-row table:style-name="ro1">
          <table:table-cell office:value-type="float" office:value="0.484569466470341" calcext:value-type="float">
            <text:p>0.4845694665</text:p>
          </table:table-cell>
        </table:table-row>
        <table:table-row table:style-name="ro1">
          <table:table-cell office:value-type="float" office:value="0.486278246292769" calcext:value-type="float">
            <text:p>0.4862782463</text:p>
          </table:table-cell>
        </table:table-row>
        <table:table-row table:style-name="ro1">
          <table:table-cell office:value-type="float" office:value="0.487795371538275" calcext:value-type="float">
            <text:p>0.4877953715</text:p>
          </table:table-cell>
        </table:table-row>
        <table:table-row table:style-name="ro1">
          <table:table-cell office:value-type="float" office:value="0.48911724931216" calcext:value-type="float">
            <text:p>0.4891172493</text:p>
          </table:table-cell>
        </table:table-row>
        <table:table-row table:style-name="ro1">
          <table:table-cell office:value-type="float" office:value="0.490241365370219" calcext:value-type="float">
            <text:p>0.4902413654</text:p>
          </table:table-cell>
        </table:table-row>
        <table:table-row table:style-name="ro1">
          <table:table-cell office:value-type="float" office:value="0.491166236528079" calcext:value-type="float">
            <text:p>0.4911662365</text:p>
          </table:table-cell>
        </table:table-row>
        <table:table-row table:style-name="ro1">
          <table:table-cell office:value-type="float" office:value="0.49189136374325" calcext:value-type="float">
            <text:p>0.4918913637</text:p>
          </table:table-cell>
        </table:table-row>
        <table:table-row table:style-name="ro1">
          <table:table-cell office:value-type="float" office:value="0.492417185869906" calcext:value-type="float">
            <text:p>0.4924171859</text:p>
          </table:table-cell>
        </table:table-row>
        <table:table-row table:style-name="ro1">
          <table:table-cell office:value-type="float" office:value="0.492745034086377" calcext:value-type="float">
            <text:p>0.4927450341</text:p>
          </table:table-cell>
        </table:table-row>
        <table:table-row table:style-name="ro1">
          <table:table-cell office:value-type="float" office:value="0.492877086995366" calcext:value-type="float">
            <text:p>0.492877087</text:p>
          </table:table-cell>
        </table:table-row>
        <table:table-row table:style-name="ro1">
          <table:table-cell office:value-type="float" office:value="0.492816326396883" calcext:value-type="float">
            <text:p>0.4928163264</text:p>
          </table:table-cell>
        </table:table-row>
        <table:table-row table:style-name="ro1">
          <table:table-cell office:value-type="float" office:value="0.492566493733901" calcext:value-type="float">
            <text:p>0.4925664937</text:p>
          </table:table-cell>
        </table:table-row>
        <table:table-row table:style-name="ro1">
          <table:table-cell office:value-type="float" office:value="0.492132047210726" calcext:value-type="float">
            <text:p>0.4921320472</text:p>
          </table:table-cell>
        </table:table-row>
        <table:table-row table:style-name="ro1">
          <table:table-cell office:value-type="float" office:value="0.491518119584097" calcext:value-type="float">
            <text:p>0.4915181196</text:p>
          </table:table-cell>
        </table:table-row>
        <table:table-row table:style-name="ro1">
          <table:table-cell office:value-type="float" office:value="0.490730476626998" calcext:value-type="float">
            <text:p>0.4907304766</text:p>
          </table:table-cell>
        </table:table-row>
        <table:table-row table:style-name="ro1">
          <table:table-cell office:value-type="float" office:value="0.48977547626519" calcext:value-type="float">
            <text:p>0.4897754763</text:p>
          </table:table-cell>
        </table:table-row>
        <table:table-row table:style-name="ro1">
          <table:table-cell office:value-type="float" office:value="0.488660028386466" calcext:value-type="float">
            <text:p>0.4886600284</text:p>
          </table:table-cell>
        </table:table-row>
        <table:table-row table:style-name="ro1">
          <table:table-cell office:value-type="float" office:value="0.487391555322624" calcext:value-type="float">
            <text:p>0.4873915553</text:p>
          </table:table-cell>
        </table:table-row>
        <table:table-row table:style-name="ro1">
          <table:table-cell office:value-type="float" office:value="0.48597795300416" calcext:value-type="float">
            <text:p>0.485977953</text:p>
          </table:table-cell>
        </table:table-row>
        <table:table-row table:style-name="ro1">
          <table:table-cell office:value-type="float" office:value="0.484427552787682" calcext:value-type="float">
            <text:p>0.4844275528</text:p>
          </table:table-cell>
        </table:table-row>
        <table:table-row table:style-name="ro1">
          <table:table-cell office:value-type="float" office:value="0.48274908395604" calcext:value-type="float">
            <text:p>0.482749084</text:p>
          </table:table-cell>
        </table:table-row>
        <table:table-row table:style-name="ro1">
          <table:table-cell office:value-type="float" office:value="0.48095163689118" calcext:value-type="float">
            <text:p>0.4809516369</text:p>
          </table:table-cell>
        </table:table-row>
        <table:table-row table:style-name="ro1">
          <table:table-cell office:value-type="float" office:value="0.479044626919717" calcext:value-type="float">
            <text:p>0.4790446269</text:p>
          </table:table-cell>
        </table:table-row>
        <table:table-row table:style-name="ro1">
          <table:table-cell office:value-type="float" office:value="0.477037758831225" calcext:value-type="float">
            <text:p>0.4770377588</text:p>
          </table:table-cell>
        </table:table-row>
        <table:table-row table:style-name="ro1">
          <table:table-cell office:value-type="float" office:value="0.474940992069249" calcext:value-type="float">
            <text:p>0.4749409921</text:p>
          </table:table-cell>
        </table:table-row>
        <table:table-row table:style-name="ro1">
          <table:table-cell office:value-type="float" office:value="0.472764506595038" calcext:value-type="float">
            <text:p>0.4727645066</text:p>
          </table:table-cell>
        </table:table-row>
        <table:table-row table:style-name="ro1">
          <table:table-cell office:value-type="float" office:value="0.470518669423995" calcext:value-type="float">
            <text:p>0.4705186694</text:p>
          </table:table-cell>
        </table:table-row>
        <table:table-row table:style-name="ro1">
          <table:table-cell office:value-type="float" office:value="0.468214001834847" calcext:value-type="float">
            <text:p>0.4682140018</text:p>
          </table:table-cell>
        </table:table-row>
        <table:table-row table:style-name="ro1">
          <table:table-cell office:value-type="float" office:value="0.465861147251537" calcext:value-type="float">
            <text:p>0.4658611473</text:p>
          </table:table-cell>
        </table:table-row>
        <table:table-row table:style-name="ro1">
          <table:table-cell office:value-type="float" office:value="0.463470839797835" calcext:value-type="float">
            <text:p>0.4634708398</text:p>
          </table:table-cell>
        </table:table-row>
        <table:table-row table:style-name="ro1">
          <table:table-cell office:value-type="float" office:value="0.461053873524666" calcext:value-type="float">
            <text:p>0.4610538735</text:p>
          </table:table-cell>
        </table:table-row>
        <table:table-row table:style-name="ro1">
          <table:table-cell office:value-type="float" office:value="0.458621072310162" calcext:value-type="float">
            <text:p>0.4586210723</text:p>
          </table:table-cell>
        </table:table-row>
        <table:table-row table:style-name="ro1">
          <table:table-cell office:value-type="float" office:value="0.456183260432433" calcext:value-type="float">
            <text:p>0.4561832604</text:p>
          </table:table-cell>
        </table:table-row>
        <table:table-row table:style-name="ro1">
          <table:table-cell office:value-type="float" office:value="0.453751233815052" calcext:value-type="float">
            <text:p>0.4537512338</text:p>
          </table:table-cell>
        </table:table-row>
        <table:table-row table:style-name="ro1">
          <table:table-cell office:value-type="float" office:value="0.451335731945269" calcext:value-type="float">
            <text:p>0.4513357319</text:p>
          </table:table-cell>
        </table:table-row>
        <table:table-row table:style-name="ro1">
          <table:table-cell office:value-type="float" office:value="0.448947410464938" calcext:value-type="float">
            <text:p>0.4489474105</text:p>
          </table:table-cell>
        </table:table-row>
        <table:table-row table:style-name="ro1">
          <table:table-cell office:value-type="float" office:value="0.446596814434163" calcext:value-type="float">
            <text:p>0.4465968144</text:p>
          </table:table-cell>
        </table:table-row>
        <table:table-row table:style-name="ro1">
          <table:table-cell office:value-type="float" office:value="0.444294352267675" calcext:value-type="float">
            <text:p>0.4442943523</text:p>
          </table:table-cell>
        </table:table-row>
        <table:table-row table:style-name="ro1">
          <table:table-cell office:value-type="float" office:value="0.44205027034391" calcext:value-type="float">
            <text:p>0.4420502703</text:p>
          </table:table-cell>
        </table:table-row>
        <table:table-row table:style-name="ro1">
          <table:table-cell office:value-type="float" office:value="0.439874628286826" calcext:value-type="float">
            <text:p>0.4398746283</text:p>
          </table:table-cell>
        </table:table-row>
        <table:table-row table:style-name="ro1">
          <table:table-cell office:value-type="float" office:value="0.437777274920423" calcext:value-type="float">
            <text:p>0.4377772749</text:p>
          </table:table-cell>
        </table:table-row>
        <table:table-row table:style-name="ro1">
          <table:table-cell office:value-type="float" office:value="0.435767824895999" calcext:value-type="float">
            <text:p>0.4357678249</text:p>
          </table:table-cell>
        </table:table-row>
        <table:table-row table:style-name="ro1">
          <table:table-cell office:value-type="float" office:value="0.433855635992111" calcext:value-type="float">
            <text:p>0.433855636</text:p>
          </table:table-cell>
        </table:table-row>
        <table:table-row table:style-name="ro1">
          <table:table-cell office:value-type="float" office:value="0.432049787087263" calcext:value-type="float">
            <text:p>0.4320497871</text:p>
          </table:table-cell>
        </table:table-row>
        <table:table-row table:style-name="ro1">
          <table:table-cell office:value-type="float" office:value="0.430359056805317" calcext:value-type="float">
            <text:p>0.4303590568</text:p>
          </table:table-cell>
        </table:table-row>
        <table:table-row table:style-name="ro1">
          <table:table-cell office:value-type="float" office:value="0.428791902833615" calcext:value-type="float">
            <text:p>0.4287919028</text:p>
          </table:table-cell>
        </table:table-row>
        <table:table-row table:style-name="ro1">
          <table:table-cell office:value-type="float" office:value="0.427356441913829" calcext:value-type="float">
            <text:p>0.4273564419</text:p>
          </table:table-cell>
        </table:table-row>
        <table:table-row table:style-name="ro1">
          <table:table-cell office:value-type="float" office:value="0.426060430505527" calcext:value-type="float">
            <text:p>0.4260604305</text:p>
          </table:table-cell>
        </table:table-row>
        <table:table-row table:style-name="ro1">
          <table:table-cell office:value-type="float" office:value="0.424911246122454" calcext:value-type="float">
            <text:p>0.4249112461</text:p>
          </table:table-cell>
        </table:table-row>
        <table:table-row table:style-name="ro1">
          <table:table-cell office:value-type="float" office:value="0.423915869341545" calcext:value-type="float">
            <text:p>0.4239158693</text:p>
          </table:table-cell>
        </table:table-row>
        <table:table-row table:style-name="ro1">
          <table:table-cell office:value-type="float" office:value="0.423080866484647" calcext:value-type="float">
            <text:p>0.4230808665</text:p>
          </table:table-cell>
        </table:table-row>
        <table:table-row table:style-name="ro1">
          <table:table-cell office:value-type="float" office:value="0.422412372972962" calcext:value-type="float">
            <text:p>0.422412373</text:p>
          </table:table-cell>
        </table:table-row>
        <table:table-row table:style-name="ro1">
          <table:table-cell office:value-type="float" office:value="0.421916077354221" calcext:value-type="float">
            <text:p>0.4219160774</text:p>
          </table:table-cell>
        </table:table-row>
        <table:table-row table:style-name="ro1">
          <table:table-cell office:value-type="float" office:value="0.421597206002554" calcext:value-type="float">
            <text:p>0.421597206</text:p>
          </table:table-cell>
        </table:table-row>
        <table:table-row table:style-name="ro1">
          <table:table-cell office:value-type="float" office:value="0.42146050849111" calcext:value-type="float">
            <text:p>0.4214605085</text:p>
          </table:table-cell>
        </table:table-row>
        <table:table-row table:style-name="ro1">
          <table:table-cell office:value-type="float" office:value="0.421510243637372" calcext:value-type="float">
            <text:p>0.4215102436</text:p>
          </table:table-cell>
        </table:table-row>
        <table:table-row table:style-name="ro1">
          <table:table-cell office:value-type="float" office:value="0.421750166221204" calcext:value-type="float">
            <text:p>0.4217501662</text:p>
          </table:table-cell>
        </table:table-row>
        <table:table-row table:style-name="ro1">
          <table:table-cell office:value-type="float" office:value="0.422183514375616" calcext:value-type="float">
            <text:p>0.4221835144</text:p>
          </table:table-cell>
        </table:table-row>
        <table:table-row table:style-name="ro1">
          <table:table-cell office:value-type="float" office:value="0.422812997650246" calcext:value-type="float">
            <text:p>0.4228129977</text:p>
          </table:table-cell>
        </table:table-row>
        <table:table-row table:style-name="ro1">
          <table:table-cell office:value-type="float" office:value="0.423640785747562" calcext:value-type="float">
            <text:p>0.4236407857</text:p>
          </table:table-cell>
        </table:table-row>
        <table:table-row table:style-name="ro1">
          <table:table-cell office:value-type="float" office:value="0.42466849793179" calcext:value-type="float">
            <text:p>0.4246684979</text:p>
          </table:table-cell>
        </table:table-row>
        <table:table-row table:style-name="ro1">
          <table:table-cell office:value-type="float" office:value="0.425897193110554" calcext:value-type="float">
            <text:p>0.4258971931</text:p>
          </table:table-cell>
        </table:table-row>
        <table:table-row table:style-name="ro1">
          <table:table-cell office:value-type="float" office:value="0.427327360589236" calcext:value-type="float">
            <text:p>0.4273273606</text:p>
          </table:table-cell>
        </table:table-row>
        <table:table-row table:style-name="ro1">
          <table:table-cell office:value-type="float" office:value="0.428958911498065" calcext:value-type="float">
            <text:p>0.4289589115</text:p>
          </table:table-cell>
        </table:table-row>
        <table:table-row table:style-name="ro1">
          <table:table-cell office:value-type="float" office:value="0.430791170891916" calcext:value-type="float">
            <text:p>0.4307911709</text:p>
          </table:table-cell>
        </table:table-row>
        <table:table-row table:style-name="ro1">
          <table:table-cell office:value-type="float" office:value="0.432822870522829" calcext:value-type="float">
            <text:p>0.4328228705</text:p>
          </table:table-cell>
        </table:table-row>
        <table:table-row table:style-name="ro1">
          <table:table-cell office:value-type="float" office:value="0.435052142285255" calcext:value-type="float">
            <text:p>0.4350521423</text:p>
          </table:table-cell>
        </table:table-row>
        <table:table-row table:style-name="ro1">
          <table:table-cell office:value-type="float" office:value="0.437476512334018" calcext:value-type="float">
            <text:p>0.4374765123</text:p>
          </table:table-cell>
        </table:table-row>
        <table:table-row table:style-name="ro1">
          <table:table-cell office:value-type="float" office:value="0.440092895874994" calcext:value-type="float">
            <text:p>0.4400928959</text:p>
          </table:table-cell>
        </table:table-row>
        <table:table-row table:style-name="ro1">
          <table:table-cell office:value-type="float" office:value="0.442897592628511" calcext:value-type="float">
            <text:p>0.4428975926</text:p>
          </table:table-cell>
        </table:table-row>
        <table:table-row table:style-name="ro1">
          <table:table-cell office:value-type="float" office:value="0.445886282965474" calcext:value-type="float">
            <text:p>0.445886283</text:p>
          </table:table-cell>
        </table:table-row>
        <table:table-row table:style-name="ro1">
          <table:table-cell office:value-type="float" office:value="0.449054024716204" calcext:value-type="float">
            <text:p>0.4490540247</text:p>
          </table:table-cell>
        </table:table-row>
        <table:table-row table:style-name="ro1">
          <table:table-cell office:value-type="float" office:value="0.452395250651995" calcext:value-type="float">
            <text:p>0.4523952507</text:p>
          </table:table-cell>
        </table:table-row>
        <table:table-row table:style-name="ro1">
          <table:table-cell office:value-type="float" office:value="0.4559037666394" calcext:value-type="float">
            <text:p>0.4559037666</text:p>
          </table:table-cell>
        </table:table-row>
        <table:table-row table:style-name="ro1">
          <table:table-cell office:value-type="float" office:value="0.459572750467228" calcext:value-type="float">
            <text:p>0.4595727505</text:p>
          </table:table-cell>
        </table:table-row>
        <table:table-row table:style-name="ro1">
          <table:table-cell office:value-type="float" office:value="0.463394751346262" calcext:value-type="float">
            <text:p>0.4633947513</text:p>
          </table:table-cell>
        </table:table-row>
        <table:table-row table:style-name="ro1">
          <table:table-cell office:value-type="float" office:value="0.467361690081701" calcext:value-type="float">
            <text:p>0.4673616901</text:p>
          </table:table-cell>
        </table:table-row>
        <table:table-row table:style-name="ro1">
          <table:table-cell office:value-type="float" office:value="0.471464859918319" calcext:value-type="float">
            <text:p>0.4714648599</text:p>
          </table:table-cell>
        </table:table-row>
        <table:table-row table:style-name="ro1">
          <table:table-cell office:value-type="float" office:value="0.475694928058346" calcext:value-type="float">
            <text:p>0.4756949281</text:p>
          </table:table-cell>
        </table:table-row>
        <table:table-row table:style-name="ro1">
          <table:table-cell office:value-type="float" office:value="0.48004193785206" calcext:value-type="float">
            <text:p>0.4800419379</text:p>
          </table:table-cell>
        </table:table-row>
        <table:table-row table:style-name="ro1">
          <table:table-cell office:value-type="float" office:value="0.484495311661113" calcext:value-type="float">
            <text:p>0.4844953117</text:p>
          </table:table-cell>
        </table:table-row>
        <table:table-row table:style-name="ro1">
          <table:table-cell office:value-type="float" office:value="0.489043854394566" calcext:value-type="float">
            <text:p>0.4890438544</text:p>
          </table:table-cell>
        </table:table-row>
        <table:table-row table:style-name="ro1">
          <table:table-cell office:value-type="float" office:value="0.493675757717647" calcext:value-type="float">
            <text:p>0.4936757577</text:p>
          </table:table-cell>
        </table:table-row>
        <table:table-row table:style-name="ro1">
          <table:table-cell office:value-type="float" office:value="0.498378604933229" calcext:value-type="float">
            <text:p>0.4983786049</text:p>
          </table:table-cell>
        </table:table-row>
        <table:table-row table:style-name="ro1">
          <table:table-cell office:value-type="float" office:value="0.503139376536031" calcext:value-type="float">
            <text:p>0.5031393765</text:p>
          </table:table-cell>
        </table:table-row>
        <table:table-row table:style-name="ro1">
          <table:table-cell office:value-type="float" office:value="0.507944456439529" calcext:value-type="float">
            <text:p>0.5079444564</text:p>
          </table:table-cell>
        </table:table-row>
        <table:table-row table:style-name="ro1">
          <table:table-cell office:value-type="float" office:value="0.512779638875597" calcext:value-type="float">
            <text:p>0.5127796389</text:p>
          </table:table-cell>
        </table:table-row>
        <table:table-row table:style-name="ro1">
          <table:table-cell office:value-type="float" office:value="0.517630135966865" calcext:value-type="float">
            <text:p>0.517630136</text:p>
          </table:table-cell>
        </table:table-row>
        <table:table-row table:style-name="ro1">
          <table:table-cell office:value-type="float" office:value="0.450809137284569" calcext:value-type="float">
            <text:p>0.4508091373</text:p>
          </table:table-cell>
        </table:table-row>
        <table:table-row table:style-name="ro1">
          <table:table-cell office:value-type="float" office:value="0.454076408949585" calcext:value-type="float">
            <text:p>0.4540764089</text:p>
          </table:table-cell>
        </table:table-row>
        <table:table-row table:style-name="ro1">
          <table:table-cell office:value-type="float" office:value="0.457297672660206" calcext:value-type="float">
            <text:p>0.4572976727</text:p>
          </table:table-cell>
        </table:table-row>
        <table:table-row table:style-name="ro1">
          <table:table-cell office:value-type="float" office:value="0.460452505701496" calcext:value-type="float">
            <text:p>0.4604525057</text:p>
          </table:table-cell>
        </table:table-row>
        <table:table-row table:style-name="ro1">
          <table:table-cell office:value-type="float" office:value="0.463522182887215" calcext:value-type="float">
            <text:p>0.4635221829</text:p>
          </table:table-cell>
        </table:table-row>
        <table:table-row table:style-name="ro1">
          <table:table-cell office:value-type="float" office:value="0.466489620995975" calcext:value-type="float">
            <text:p>0.466489621</text:p>
          </table:table-cell>
        </table:table-row>
        <table:table-row table:style-name="ro1">
          <table:table-cell office:value-type="float" office:value="0.46933932388012" calcext:value-type="float">
            <text:p>0.4693393239</text:p>
          </table:table-cell>
        </table:table-row>
        <table:table-row table:style-name="ro1">
          <table:table-cell office:value-type="float" office:value="0.472057328247332" calcext:value-type="float">
            <text:p>0.4720573282</text:p>
          </table:table-cell>
        </table:table-row>
        <table:table-row table:style-name="ro1">
          <table:table-cell office:value-type="float" office:value="0.474631150114962" calcext:value-type="float">
            <text:p>0.4746311501</text:p>
          </table:table-cell>
        </table:table-row>
        <table:table-row table:style-name="ro1">
          <table:table-cell office:value-type="float" office:value="0.477049731937087" calcext:value-type="float">
            <text:p>0.4770497319</text:p>
          </table:table-cell>
        </table:table-row>
        <table:table-row table:style-name="ro1">
          <table:table-cell office:value-type="float" office:value="0.479303390404288" calcext:value-type="float">
            <text:p>0.4793033904</text:p>
          </table:table-cell>
        </table:table-row>
        <table:table-row table:style-name="ro1">
          <table:table-cell office:value-type="float" office:value="0.481383764916162" calcext:value-type="float">
            <text:p>0.4813837649</text:p>
          </table:table-cell>
        </table:table-row>
        <table:table-row table:style-name="ro1">
          <table:table-cell office:value-type="float" office:value="0.483283766726551" calcext:value-type="float">
            <text:p>0.4832837667</text:p>
          </table:table-cell>
        </table:table-row>
        <table:table-row table:style-name="ro1">
          <table:table-cell office:value-type="float" office:value="0.484997528761498" calcext:value-type="float">
            <text:p>0.4849975288</text:p>
          </table:table-cell>
        </table:table-row>
        <table:table-row table:style-name="ro1">
          <table:table-cell office:value-type="float" office:value="0.486520356109932" calcext:value-type="float">
            <text:p>0.4865203561</text:p>
          </table:table-cell>
        </table:table-row>
        <table:table-row table:style-name="ro1">
          <table:table-cell office:value-type="float" office:value="0.487848677187076" calcext:value-type="float">
            <text:p>0.4878486772</text:p>
          </table:table-cell>
        </table:table-row>
        <table:table-row table:style-name="ro1">
          <table:table-cell office:value-type="float" office:value="0.488979995570578" calcext:value-type="float">
            <text:p>0.4889799956</text:p>
          </table:table-cell>
        </table:table-row>
        <table:table-row table:style-name="ro1">
          <table:table-cell office:value-type="float" office:value="0.48991284250937" calcext:value-type="float">
            <text:p>0.4899128425</text:p>
          </table:table-cell>
        </table:table-row>
        <table:table-row table:style-name="ro1">
          <table:table-cell office:value-type="float" office:value="0.49064673010525" calcext:value-type="float">
            <text:p>0.4906467301</text:p>
          </table:table-cell>
        </table:table-row>
        <table:table-row table:style-name="ro1">
          <table:table-cell office:value-type="float" office:value="0.491182105167197" calcext:value-type="float">
            <text:p>0.4911821052</text:p>
          </table:table-cell>
        </table:table-row>
        <table:table-row table:style-name="ro1">
          <table:table-cell office:value-type="float" office:value="0.491520303738397" calcext:value-type="float">
            <text:p>0.4915203037</text:p>
          </table:table-cell>
        </table:table-row>
        <table:table-row table:style-name="ro1">
          <table:table-cell office:value-type="float" office:value="0.491663506296006" calcext:value-type="float">
            <text:p>0.4916635063</text:p>
          </table:table-cell>
        </table:table-row>
        <table:table-row table:style-name="ro1">
          <table:table-cell office:value-type="float" office:value="0.491614693623637" calcext:value-type="float">
            <text:p>0.4916146936</text:p>
          </table:table-cell>
        </table:table-row>
        <table:table-row table:style-name="ro1">
          <table:table-cell office:value-type="float" office:value="0.491377603356564" calcext:value-type="float">
            <text:p>0.4913776034</text:p>
          </table:table-cell>
        </table:table-row>
        <table:table-row table:style-name="ro1">
          <table:table-cell office:value-type="float" office:value="0.490956687199663" calcext:value-type="float">
            <text:p>0.4909566872</text:p>
          </table:table-cell>
        </table:table-row>
        <table:table-row table:style-name="ro1">
          <table:table-cell office:value-type="float" office:value="0.490357068818068" calcext:value-type="float">
            <text:p>0.4903570688</text:p>
          </table:table-cell>
        </table:table-row>
        <table:table-row table:style-name="ro1">
          <table:table-cell office:value-type="float" office:value="0.48958450240056" calcext:value-type="float">
            <text:p>0.4895845024</text:p>
          </table:table-cell>
        </table:table-row>
        <table:table-row table:style-name="ro1">
          <table:table-cell office:value-type="float" office:value="0.488645331895674" calcext:value-type="float">
            <text:p>0.4886453319</text:p>
          </table:table-cell>
        </table:table-row>
        <table:table-row table:style-name="ro1">
          <table:table-cell office:value-type="float" office:value="0.48754645092054" calcext:value-type="float">
            <text:p>0.4875464509</text:p>
          </table:table-cell>
        </table:table-row>
        <table:table-row table:style-name="ro1">
          <table:table-cell office:value-type="float" office:value="0.486295263342438" calcext:value-type="float">
            <text:p>0.4862952633</text:p>
          </table:table-cell>
        </table:table-row>
        <table:table-row table:style-name="ro1">
          <table:table-cell office:value-type="float" office:value="0.484899644533092" calcext:value-type="float">
            <text:p>0.4848996445</text:p>
          </table:table-cell>
        </table:table-row>
        <table:table-row table:style-name="ro1">
          <table:table-cell office:value-type="float" office:value="0.483367903295676" calcext:value-type="float">
            <text:p>0.4833679033</text:p>
          </table:table-cell>
        </table:table-row>
        <table:table-row table:style-name="ro1">
          <table:table-cell office:value-type="float" office:value="0.481708744464553" calcext:value-type="float">
            <text:p>0.4817087445</text:p>
          </table:table-cell>
        </table:table-row>
        <table:table-row table:style-name="ro1">
          <table:table-cell office:value-type="float" office:value="0.47993123217774" calcext:value-type="float">
            <text:p>0.4799312322</text:p>
          </table:table-cell>
        </table:table-row>
        <table:table-row table:style-name="ro1">
          <table:table-cell office:value-type="float" office:value="0.478044753822091" calcext:value-type="float">
            <text:p>0.4780447538</text:p>
          </table:table-cell>
        </table:table-row>
        <table:table-row table:style-name="ro1">
          <table:table-cell office:value-type="float" office:value="0.476058984651214" calcext:value-type="float">
            <text:p>0.4760589847</text:p>
          </table:table-cell>
        </table:table-row>
        <table:table-row table:style-name="ro1">
          <table:table-cell office:value-type="float" office:value="0.473983853076105" calcext:value-type="float">
            <text:p>0.4739838531</text:p>
          </table:table-cell>
        </table:table-row>
        <table:table-row table:style-name="ro1">
          <table:table-cell office:value-type="float" office:value="0.471829506628516" calcext:value-type="float">
            <text:p>0.4718295066</text:p>
          </table:table-cell>
        </table:table-row>
        <table:table-row table:style-name="ro1">
          <table:table-cell office:value-type="float" office:value="0.469606278597042" calcext:value-type="float">
            <text:p>0.4696062786</text:p>
          </table:table-cell>
        </table:table-row>
        <table:table-row table:style-name="ro1">
          <table:table-cell office:value-type="float" office:value="0.467324655335932" calcext:value-type="float">
            <text:p>0.4673246553</text:p>
          </table:table-cell>
        </table:table-row>
        <table:table-row table:style-name="ro1">
          <table:table-cell office:value-type="float" office:value="0.464995244246633" calcext:value-type="float">
            <text:p>0.4649952442</text:p>
          </table:table-cell>
        </table:table-row>
        <table:table-row table:style-name="ro1">
          <table:table-cell office:value-type="float" office:value="0.462628742432051" calcext:value-type="float">
            <text:p>0.4626287424</text:p>
          </table:table-cell>
        </table:table-row>
        <table:table-row table:style-name="ro1">
          <table:table-cell office:value-type="float" office:value="0.460235906023543" calcext:value-type="float">
            <text:p>0.460235906</text:p>
          </table:table-cell>
        </table:table-row>
        <table:table-row table:style-name="ro1">
          <table:table-cell office:value-type="float" office:value="0.457827520180628" calcext:value-type="float">
            <text:p>0.4578275202</text:p>
          </table:table-cell>
        </table:table-row>
        <table:table-row table:style-name="ro1">
          <table:table-cell office:value-type="float" office:value="0.455414369763434" calcext:value-type="float">
            <text:p>0.4554143698</text:p>
          </table:table-cell>
        </table:table-row>
        <table:table-row table:style-name="ro1">
          <table:table-cell office:value-type="float" office:value="0.453007210677856" calcext:value-type="float">
            <text:p>0.4530072107</text:p>
          </table:table-cell>
        </table:table-row>
        <table:table-row table:style-name="ro1">
          <table:table-cell office:value-type="float" office:value="0.450616741893454" calcext:value-type="float">
            <text:p>0.4506167419</text:p>
          </table:table-cell>
        </table:table-row>
        <table:table-row table:style-name="ro1">
          <table:table-cell office:value-type="float" office:value="0.448253578134061" calcext:value-type="float">
            <text:p>0.4482535781</text:p>
          </table:table-cell>
        </table:table-row>
        <table:table-row table:style-name="ro1">
          <table:table-cell office:value-type="float" office:value="0.445928223241131" calcext:value-type="float">
            <text:p>0.4459282232</text:p>
          </table:table-cell>
        </table:table-row>
        <table:table-row table:style-name="ro1">
          <table:table-cell office:value-type="float" office:value="0.443651044209803" calcext:value-type="float">
            <text:p>0.4436510442</text:p>
          </table:table-cell>
        </table:table-row>
        <table:table-row table:style-name="ro1">
          <table:table-cell office:value-type="float" office:value="0.441432245897693" calcext:value-type="float">
            <text:p>0.4414322459</text:p>
          </table:table-cell>
        </table:table-row>
        <table:table-row table:style-name="ro1">
          <table:table-cell office:value-type="float" office:value="0.439281846406411" calcext:value-type="float">
            <text:p>0.4392818464</text:p>
          </table:table-cell>
        </table:table-row>
        <table:table-row table:style-name="ro1">
          <table:table-cell office:value-type="float" office:value="0.437209653135801" calcext:value-type="float">
            <text:p>0.4372096531</text:p>
          </table:table-cell>
        </table:table-row>
        <table:table-row table:style-name="ro1">
          <table:table-cell office:value-type="float" office:value="0.435225239510913" calcext:value-type="float">
            <text:p>0.4352252395</text:p>
          </table:table-cell>
        </table:table-row>
        <table:table-row table:style-name="ro1">
          <table:table-cell office:value-type="float" office:value="0.433337922381693" calcext:value-type="float">
            <text:p>0.4333379224</text:p>
          </table:table-cell>
        </table:table-row>
        <table:table-row table:style-name="ro1">
          <table:table-cell office:value-type="float" office:value="0.431556740095401" calcext:value-type="float">
            <text:p>0.4315567401</text:p>
          </table:table-cell>
        </table:table-row>
        <table:table-row table:style-name="ro1">
          <table:table-cell office:value-type="float" office:value="0.429890431241756" calcext:value-type="float">
            <text:p>0.4298904312</text:p>
          </table:table-cell>
        </table:table-row>
        <table:table-row table:style-name="ro1">
          <table:table-cell office:value-type="float" office:value="0.428347414070801" calcext:value-type="float">
            <text:p>0.4283474141</text:p>
          </table:table-cell>
        </table:table-row>
        <table:table-row table:style-name="ro1">
          <table:table-cell office:value-type="float" office:value="0.426935766583501" calcext:value-type="float">
            <text:p>0.4269357666</text:p>
          </table:table-cell>
        </table:table-row>
        <table:table-row table:style-name="ro1">
          <table:table-cell office:value-type="float" office:value="0.425663207295062" calcext:value-type="float">
            <text:p>0.4256632073</text:p>
          </table:table-cell>
        </table:table-row>
        <table:table-row table:style-name="ro1">
          <table:table-cell office:value-type="float" office:value="0.42453707667097" calcext:value-type="float">
            <text:p>0.4245370767</text:p>
          </table:table-cell>
        </table:table-row>
        <table:table-row table:style-name="ro1">
          <table:table-cell office:value-type="float" office:value="0.423564319235768" calcext:value-type="float">
            <text:p>0.4235643192</text:p>
          </table:table-cell>
        </table:table-row>
        <table:table-row table:style-name="ro1">
          <table:table-cell office:value-type="float" office:value="0.422751466354544" calcext:value-type="float">
            <text:p>0.4227514664</text:p>
          </table:table-cell>
        </table:table-row>
        <table:table-row table:style-name="ro1">
          <table:table-cell office:value-type="float" office:value="0.422104619687155" calcext:value-type="float">
            <text:p>0.4221046197</text:p>
          </table:table-cell>
        </table:table-row>
        <table:table-row table:style-name="ro1">
          <table:table-cell office:value-type="float" office:value="0.421629435315175" calcext:value-type="float">
            <text:p>0.4216294353</text:p>
          </table:table-cell>
        </table:table-row>
        <table:table-row table:style-name="ro1">
          <table:table-cell office:value-type="float" office:value="0.421331108541557" calcext:value-type="float">
            <text:p>0.4213311085</text:p>
          </table:table-cell>
        </table:table-row>
        <table:table-row table:style-name="ro1">
          <table:table-cell office:value-type="float" office:value="0.421214359363037" calcext:value-type="float">
            <text:p>0.4212143594</text:p>
          </table:table-cell>
        </table:table-row>
        <table:table-row table:style-name="ro1">
          <table:table-cell office:value-type="float" office:value="0.421283418615254" calcext:value-type="float">
            <text:p>0.4212834186</text:p>
          </table:table-cell>
        </table:table-row>
        <table:table-row table:style-name="ro1">
          <table:table-cell office:value-type="float" office:value="0.421542014790591" calcext:value-type="float">
            <text:p>0.4215420148</text:p>
          </table:table-cell>
        </table:table-row>
        <table:table-row table:style-name="ro1">
          <table:table-cell office:value-type="float" office:value="0.421993361528753" calcext:value-type="float">
            <text:p>0.4219933615</text:p>
          </table:table-cell>
        </table:table-row>
        <table:table-row table:style-name="ro1">
          <table:table-cell office:value-type="float" office:value="0.42264014578006" calcext:value-type="float">
            <text:p>0.4226401458</text:p>
          </table:table-cell>
        </table:table-row>
        <table:table-row table:style-name="ro1">
          <table:table-cell office:value-type="float" office:value="0.423484516641471" calcext:value-type="float">
            <text:p>0.4234845166</text:p>
          </table:table-cell>
        </table:table-row>
        <table:table-row table:style-name="ro1">
          <table:table-cell office:value-type="float" office:value="0.42452807486533" calcext:value-type="float">
            <text:p>0.4245280749</text:p>
          </table:table-cell>
        </table:table-row>
        <table:table-row table:style-name="ro1">
          <table:table-cell office:value-type="float" office:value="0.425771863040842" calcext:value-type="float">
            <text:p>0.425771863</text:p>
          </table:table-cell>
        </table:table-row>
        <table:table-row table:style-name="ro1">
          <table:table-cell office:value-type="float" office:value="0.427216356448266" calcext:value-type="float">
            <text:p>0.4272163564</text:p>
          </table:table-cell>
        </table:table-row>
        <table:table-row table:style-name="ro1">
          <table:table-cell office:value-type="float" office:value="0.428861454585842" calcext:value-type="float">
            <text:p>0.4288614546</text:p>
          </table:table-cell>
        </table:table-row>
        <table:table-row table:style-name="ro1">
          <table:table-cell office:value-type="float" office:value="0.430706473369438" calcext:value-type="float">
            <text:p>0.4307064734</text:p>
          </table:table-cell>
        </table:table-row>
        <table:table-row table:style-name="ro1">
          <table:table-cell office:value-type="float" office:value="0.432750138004923" calcext:value-type="float">
            <text:p>0.432750138</text:p>
          </table:table-cell>
        </table:table-row>
        <table:table-row table:style-name="ro1">
          <table:table-cell office:value-type="float" office:value="0.434990576533268" calcext:value-type="float">
            <text:p>0.4349905765</text:p>
          </table:table-cell>
        </table:table-row>
        <table:table-row table:style-name="ro1">
          <table:table-cell office:value-type="float" office:value="0.437425314048369" calcext:value-type="float">
            <text:p>0.437425314</text:p>
          </table:table-cell>
        </table:table-row>
        <table:table-row table:style-name="ro1">
          <table:table-cell office:value-type="float" office:value="0.440051267587597" calcext:value-type="float">
            <text:p>0.4400512676</text:p>
          </table:table-cell>
        </table:table-row>
        <table:table-row table:style-name="ro1">
          <table:table-cell office:value-type="float" office:value="0.44286474169507" calcext:value-type="float">
            <text:p>0.4428647417</text:p>
          </table:table-cell>
        </table:table-row>
        <table:table-row table:style-name="ro1">
          <table:table-cell office:value-type="float" office:value="0.445861424657659" calcext:value-type="float">
            <text:p>0.4458614247</text:p>
          </table:table-cell>
        </table:table-row>
        <table:table-row table:style-name="ro1">
          <table:table-cell office:value-type="float" office:value="0.449036385413707" calcext:value-type="float">
            <text:p>0.4490363854</text:p>
          </table:table-cell>
        </table:table-row>
        <table:table-row table:style-name="ro1">
          <table:table-cell office:value-type="float" office:value="0.452384071134483" calcext:value-type="float">
            <text:p>0.4523840711</text:p>
          </table:table-cell>
        </table:table-row>
        <table:table-row table:style-name="ro1">
          <table:table-cell office:value-type="float" office:value="0.455898305478357" calcext:value-type="float">
            <text:p>0.4558983055</text:p>
          </table:table-cell>
        </table:table-row>
        <table:table-row table:style-name="ro1">
          <table:table-cell office:value-type="float" office:value="0.4595722875177" calcext:value-type="float">
            <text:p>0.4595722875</text:p>
          </table:table-cell>
        </table:table-row>
        <table:table-row table:style-name="ro1">
          <table:table-cell office:value-type="float" office:value="0.463398591338513" calcext:value-type="float">
            <text:p>0.4633985913</text:p>
          </table:table-cell>
        </table:table-row>
        <table:table-row table:style-name="ro1">
          <table:table-cell office:value-type="float" office:value="0.467369166312775" calcext:value-type="float">
            <text:p>0.4673691663</text:p>
          </table:table-cell>
        </table:table-row>
        <table:table-row table:style-name="ro1">
          <table:table-cell office:value-type="float" office:value="0.471475338043523" calcext:value-type="float">
            <text:p>0.471475338</text:p>
          </table:table-cell>
        </table:table-row>
        <table:table-row table:style-name="ro1">
          <table:table-cell office:value-type="float" office:value="0.475707809982653" calcext:value-type="float">
            <text:p>0.47570781</text:p>
          </table:table-cell>
        </table:table-row>
        <table:table-row table:style-name="ro1">
          <table:table-cell office:value-type="float" office:value="0.480056665721444" calcext:value-type="float">
            <text:p>0.4800566657</text:p>
          </table:table-cell>
        </table:table-row>
        <table:table-row table:style-name="ro1">
          <table:table-cell office:value-type="float" office:value="0.484511371953817" calcext:value-type="float">
            <text:p>0.484511372</text:p>
          </table:table-cell>
        </table:table-row>
        <table:table-row table:style-name="ro1">
          <table:table-cell office:value-type="float" office:value="0.489060782112308" calcext:value-type="float">
            <text:p>0.4890607821</text:p>
          </table:table-cell>
        </table:table-row>
        <table:table-row table:style-name="ro1">
          <table:table-cell office:value-type="float" office:value="0.493693140676772" calcext:value-type="float">
            <text:p>0.4936931407</text:p>
          </table:table-cell>
        </table:table-row>
        <table:table-row table:style-name="ro1">
          <table:table-cell office:value-type="float" office:value="0.498396088155812" calcext:value-type="float">
            <text:p>0.4983960882</text:p>
          </table:table-cell>
        </table:table-row>
        <table:table-row table:style-name="ro1">
          <table:table-cell office:value-type="float" office:value="0.503156666740934" calcext:value-type="float">
            <text:p>0.5031566667</text:p>
          </table:table-cell>
        </table:table-row>
        <table:table-row table:style-name="ro1">
          <table:table-cell office:value-type="float" office:value="0.507961326633423" calcext:value-type="float">
            <text:p>0.5079613266</text:p>
          </table:table-cell>
        </table:table-row>
        <table:table-row table:style-name="ro1">
          <table:table-cell office:value-type="float" office:value="0.512795933043947" calcext:value-type="float">
            <text:p>0.512795933</text:p>
          </table:table-cell>
        </table:table-row>
        <table:table-row table:style-name="ro1">
          <table:table-cell office:value-type="float" office:value="0.51764577386489" calcext:value-type="float">
            <text:p>0.5176457739</text:p>
          </table:table-cell>
        </table:table-row>
        <table:table-row table:style-name="ro1">
          <table:table-cell office:value-type="float" office:value="0.449530619583827" calcext:value-type="float">
            <text:p>0.4495306196</text:p>
          </table:table-cell>
        </table:table-row>
        <table:table-row table:style-name="ro1">
          <table:table-cell office:value-type="float" office:value="0.452797091763564" calcext:value-type="float">
            <text:p>0.4527970918</text:p>
          </table:table-cell>
        </table:table-row>
        <table:table-row table:style-name="ro1">
          <table:table-cell office:value-type="float" office:value="0.456017704923121" calcext:value-type="float">
            <text:p>0.4560177049</text:p>
          </table:table-cell>
        </table:table-row>
        <table:table-row table:style-name="ro1">
          <table:table-cell office:value-type="float" office:value="0.459172104114558" calcext:value-type="float">
            <text:p>0.4591721041</text:p>
          </table:table-cell>
        </table:table-row>
        <table:table-row table:style-name="ro1">
          <table:table-cell office:value-type="float" office:value="0.462241627446333" calcext:value-type="float">
            <text:p>0.4622416274</text:p>
          </table:table-cell>
        </table:table-row>
        <table:table-row table:style-name="ro1">
          <table:table-cell office:value-type="float" office:value="0.465209250614411" calcext:value-type="float">
            <text:p>0.4652092506</text:p>
          </table:table-cell>
        </table:table-row>
        <table:table-row table:style-name="ro1">
          <table:table-cell office:value-type="float" office:value="0.468059532106094" calcext:value-type="float">
            <text:p>0.4680595321</text:p>
          </table:table-cell>
        </table:table-row>
        <table:table-row table:style-name="ro1">
          <table:table-cell office:value-type="float" office:value="0.470778559076593" calcext:value-type="float">
            <text:p>0.4707785591</text:p>
          </table:table-cell>
        </table:table-row>
        <table:table-row table:style-name="ro1">
          <table:table-cell office:value-type="float" office:value="0.473353893898328" calcext:value-type="float">
            <text:p>0.4733538939</text:p>
          </table:table-cell>
        </table:table-row>
        <table:table-row table:style-name="ro1">
          <table:table-cell office:value-type="float" office:value="0.475774521382965" calcext:value-type="float">
            <text:p>0.4757745214</text:p>
          </table:table-cell>
        </table:table-row>
        <table:table-row table:style-name="ro1">
          <table:table-cell office:value-type="float" office:value="0.478030796676173" calcext:value-type="float">
            <text:p>0.4780307967</text:p>
          </table:table-cell>
        </table:table-row>
        <table:table-row table:style-name="ro1">
          <table:table-cell office:value-type="float" office:value="0.480114393825132" calcext:value-type="float">
            <text:p>0.4801143938</text:p>
          </table:table-cell>
        </table:table-row>
        <table:table-row table:style-name="ro1">
          <table:table-cell office:value-type="float" office:value="0.482018255018756" calcext:value-type="float">
            <text:p>0.482018255</text:p>
          </table:table-cell>
        </table:table-row>
        <table:table-row table:style-name="ro1">
          <table:table-cell office:value-type="float" office:value="0.483736540500663" calcext:value-type="float">
            <text:p>0.4837365405</text:p>
          </table:table-cell>
        </table:table-row>
        <table:table-row table:style-name="ro1">
          <table:table-cell office:value-type="float" office:value="0.485264579154863" calcext:value-type="float">
            <text:p>0.4852645792</text:p>
          </table:table-cell>
        </table:table-row>
        <table:table-row table:style-name="ro1">
          <table:table-cell office:value-type="float" office:value="0.48659881976419" calcext:value-type="float">
            <text:p>0.4865988198</text:p>
          </table:table-cell>
        </table:table-row>
        <table:table-row table:style-name="ro1">
          <table:table-cell office:value-type="float" office:value="0.487736782941463" calcext:value-type="float">
            <text:p>0.4877367829</text:p>
          </table:table-cell>
        </table:table-row>
        <table:table-row table:style-name="ro1">
          <table:table-cell office:value-type="float" office:value="0.488677013733377" calcext:value-type="float">
            <text:p>0.4886770137</text:p>
          </table:table-cell>
        </table:table-row>
        <table:table-row table:style-name="ro1">
          <table:table-cell office:value-type="float" office:value="0.489419034897127" calcext:value-type="float">
            <text:p>0.4894190349</text:p>
          </table:table-cell>
        </table:table-row>
        <table:table-row table:style-name="ro1">
          <table:table-cell office:value-type="float" office:value="0.489963300849767" calcext:value-type="float">
            <text:p>0.4899633008</text:p>
          </table:table-cell>
        </table:table-row>
        <table:table-row table:style-name="ro1">
          <table:table-cell office:value-type="float" office:value="0.490311152290301" calcext:value-type="float">
            <text:p>0.4903111523</text:p>
          </table:table-cell>
        </table:table-row>
        <table:table-row table:style-name="ro1">
          <table:table-cell office:value-type="float" office:value="0.490464771494502" calcext:value-type="float">
            <text:p>0.4904647715</text:p>
          </table:table-cell>
        </table:table-row>
        <table:table-row table:style-name="ro1">
          <table:table-cell office:value-type="float" office:value="0.490427138282468" calcext:value-type="float">
            <text:p>0.4904271383</text:p>
          </table:table-cell>
        </table:table-row>
        <table:table-row table:style-name="ro1">
          <table:table-cell office:value-type="float" office:value="0.490201986658913" calcext:value-type="float">
            <text:p>0.4902019867</text:p>
          </table:table-cell>
        </table:table-row>
        <table:table-row table:style-name="ro1">
          <table:table-cell office:value-type="float" office:value="0.489793762126178" calcext:value-type="float">
            <text:p>0.4897937621</text:p>
          </table:table-cell>
        </table:table-row>
        <table:table-row table:style-name="ro1">
          <table:table-cell office:value-type="float" office:value="0.489207579669991" calcext:value-type="float">
            <text:p>0.4892075797</text:p>
          </table:table-cell>
        </table:table-row>
        <table:table-row table:style-name="ro1">
          <table:table-cell office:value-type="float" office:value="0.488449182417949" calcext:value-type="float">
            <text:p>0.4884491824</text:p>
          </table:table-cell>
        </table:table-row>
        <table:table-row table:style-name="ro1">
          <table:table-cell office:value-type="float" office:value="0.487524900970731" calcext:value-type="float">
            <text:p>0.487524901</text:p>
          </table:table-cell>
        </table:table-row>
        <table:table-row table:style-name="ro1">
          <table:table-cell office:value-type="float" office:value="0.486441613406053" calcext:value-type="float">
            <text:p>0.4864416134</text:p>
          </table:table-cell>
        </table:table-row>
        <table:table-row table:style-name="ro1">
          <table:table-cell office:value-type="float" office:value="0.485206705955343" calcext:value-type="float">
            <text:p>0.485206706</text:p>
          </table:table-cell>
        </table:table-row>
        <table:table-row table:style-name="ro1">
          <table:table-cell office:value-type="float" office:value="0.483828034353162" calcext:value-type="float">
            <text:p>0.4838280344</text:p>
          </table:table-cell>
        </table:table-row>
        <table:table-row table:style-name="ro1">
          <table:table-cell office:value-type="float" office:value="0.482313885859344" calcext:value-type="float">
            <text:p>0.4823138859</text:p>
          </table:table-cell>
        </table:table-row>
        <table:table-row table:style-name="ro1">
          <table:table-cell office:value-type="float" office:value="0.48067294195388" calcext:value-type="float">
            <text:p>0.480672942</text:p>
          </table:table-cell>
        </table:table-row>
        <table:table-row table:style-name="ro1">
          <table:table-cell office:value-type="float" office:value="0.478914241704525" calcext:value-type="float">
            <text:p>0.4789142417</text:p>
          </table:table-cell>
        </table:table-row>
        <table:table-row table:style-name="ro1">
          <table:table-cell office:value-type="float" office:value="0.477047145807144" calcext:value-type="float">
            <text:p>0.4770471458</text:p>
          </table:table-cell>
        </table:table-row>
        <table:table-row table:style-name="ro1">
          <table:table-cell office:value-type="float" office:value="0.475081301298788" calcext:value-type="float">
            <text:p>0.4750813013</text:p>
          </table:table-cell>
        </table:table-row>
        <table:table-row table:style-name="ro1">
          <table:table-cell office:value-type="float" office:value="0.473026606943499" calcext:value-type="float">
            <text:p>0.4730266069</text:p>
          </table:table-cell>
        </table:table-row>
        <table:table-row table:style-name="ro1">
          <table:table-cell office:value-type="float" office:value="0.470893179290856" calcext:value-type="float">
            <text:p>0.4708931793</text:p>
          </table:table-cell>
        </table:table-row>
        <table:table-row table:style-name="ro1">
          <table:table-cell office:value-type="float" office:value="0.468691319407245" calcext:value-type="float">
            <text:p>0.4686913194</text:p>
          </table:table-cell>
        </table:table-row>
        <table:table-row table:style-name="ro1">
          <table:table-cell office:value-type="float" office:value="0.466431480279865" calcext:value-type="float">
            <text:p>0.4664314803</text:p>
          </table:table-cell>
        </table:table-row>
        <table:table-row table:style-name="ro1">
          <table:table-cell office:value-type="float" office:value="0.464124234893466" calcext:value-type="float">
            <text:p>0.4641242349</text:p>
          </table:table-cell>
        </table:table-row>
        <table:table-row table:style-name="ro1">
          <table:table-cell office:value-type="float" office:value="0.461780244979821" calcext:value-type="float">
            <text:p>0.461780245</text:p>
          </table:table-cell>
        </table:table-row>
        <table:table-row table:style-name="ro1">
          <table:table-cell office:value-type="float" office:value="0.459410230439927" calcext:value-type="float">
            <text:p>0.4594102304</text:p>
          </table:table-cell>
        </table:table-row>
        <table:table-row table:style-name="ro1">
          <table:table-cell office:value-type="float" office:value="0.457024939438939" calcext:value-type="float">
            <text:p>0.4570249394</text:p>
          </table:table-cell>
        </table:table-row>
        <table:table-row table:style-name="ro1">
          <table:table-cell office:value-type="float" office:value="0.454635119173842" calcext:value-type="float">
            <text:p>0.4546351192</text:p>
          </table:table-cell>
        </table:table-row>
        <table:table-row table:style-name="ro1">
          <table:table-cell office:value-type="float" office:value="0.452251487313847" calcext:value-type="float">
            <text:p>0.4522514873</text:p>
          </table:table-cell>
        </table:table-row>
        <table:table-row table:style-name="ro1">
          <table:table-cell office:value-type="float" office:value="0.449884704113526" calcext:value-type="float">
            <text:p>0.4498847041</text:p>
          </table:table-cell>
        </table:table-row>
        <table:table-row table:style-name="ro1">
          <table:table-cell office:value-type="float" office:value="0.447545345198676" calcext:value-type="float">
            <text:p>0.4475453452</text:p>
          </table:table-cell>
        </table:table-row>
        <table:table-row table:style-name="ro1">
          <table:table-cell office:value-type="float" office:value="0.445243875024914" calcext:value-type="float">
            <text:p>0.445243875</text:p>
          </table:table-cell>
        </table:table-row>
        <table:table-row table:style-name="ro1">
          <table:table-cell office:value-type="float" office:value="0.442990621009012" calcext:value-type="float">
            <text:p>0.442990621</text:p>
          </table:table-cell>
        </table:table-row>
        <table:table-row table:style-name="ro1">
          <table:table-cell office:value-type="float" office:value="0.440795748332954" calcext:value-type="float">
            <text:p>0.4407957483</text:p>
          </table:table-cell>
        </table:table-row>
        <table:table-row table:style-name="ro1">
          <table:table-cell office:value-type="float" office:value="0.438669235420732" calcext:value-type="float">
            <text:p>0.4386692354</text:p>
          </table:table-cell>
        </table:table-row>
        <table:table-row table:style-name="ro1">
          <table:table-cell office:value-type="float" office:value="0.436620850087876" calcext:value-type="float">
            <text:p>0.4366208501</text:p>
          </table:table-cell>
        </table:table-row>
        <table:table-row table:style-name="ro1">
          <table:table-cell office:value-type="float" office:value="0.434660126363709" calcext:value-type="float">
            <text:p>0.4346601264</text:p>
          </table:table-cell>
        </table:table-row>
        <table:table-row table:style-name="ro1">
          <table:table-cell office:value-type="float" office:value="0.43279634198634" calcext:value-type="float">
            <text:p>0.432796342</text:p>
          </table:table-cell>
        </table:table-row>
        <table:table-row table:style-name="ro1">
          <table:table-cell office:value-type="float" office:value="0.43103849657039" calcext:value-type="float">
            <text:p>0.4310384966</text:p>
          </table:table-cell>
        </table:table-row>
        <table:table-row table:style-name="ro1">
          <table:table-cell office:value-type="float" office:value="0.429395290447446" calcext:value-type="float">
            <text:p>0.4293952904</text:p>
          </table:table-cell>
        </table:table-row>
        <table:table-row table:style-name="ro1">
          <table:table-cell office:value-type="float" office:value="0.427875104179253" calcext:value-type="float">
            <text:p>0.4278751042</text:p>
          </table:table-cell>
        </table:table-row>
        <table:table-row table:style-name="ro1">
          <table:table-cell office:value-type="float" office:value="0.426485978743631" calcext:value-type="float">
            <text:p>0.4264859787</text:p>
          </table:table-cell>
        </table:table-row>
        <table:table-row table:style-name="ro1">
          <table:table-cell office:value-type="float" office:value="0.425235596393135" calcext:value-type="float">
            <text:p>0.4252355964</text:p>
          </table:table-cell>
        </table:table-row>
        <table:table-row table:style-name="ro1">
          <table:table-cell office:value-type="float" office:value="0.424131262186434" calcext:value-type="float">
            <text:p>0.4241312622</text:p>
          </table:table-cell>
        </table:table-row>
        <table:table-row table:style-name="ro1">
          <table:table-cell office:value-type="float" office:value="0.423179886192434" calcext:value-type="float">
            <text:p>0.4231798862</text:p>
          </table:table-cell>
        </table:table-row>
        <table:table-row table:style-name="ro1">
          <table:table-cell office:value-type="float" office:value="0.422387966367131" calcext:value-type="float">
            <text:p>0.4223879664</text:p>
          </table:table-cell>
        </table:table-row>
        <table:table-row table:style-name="ro1">
          <table:table-cell office:value-type="float" office:value="0.421761572103188" calcext:value-type="float">
            <text:p>0.4217615721</text:p>
          </table:table-cell>
        </table:table-row>
        <table:table-row table:style-name="ro1">
          <table:table-cell office:value-type="float" office:value="0.421306328452256" calcext:value-type="float">
            <text:p>0.4213063285</text:p>
          </table:table-cell>
        </table:table-row>
        <table:table-row table:style-name="ro1">
          <table:table-cell office:value-type="float" office:value="0.421027401020022" calcext:value-type="float">
            <text:p>0.421027401</text:p>
          </table:table-cell>
        </table:table-row>
        <table:table-row table:style-name="ro1">
          <table:table-cell office:value-type="float" office:value="0.420929481533985" calcext:value-type="float">
            <text:p>0.4209294815</text:p>
          </table:table-cell>
        </table:table-row>
        <table:table-row table:style-name="ro1">
          <table:table-cell office:value-type="float" office:value="0.421016774083976" calcext:value-type="float">
            <text:p>0.4210167741</text:p>
          </table:table-cell>
        </table:table-row>
        <table:table-row table:style-name="ro1">
          <table:table-cell office:value-type="float" office:value="0.421292982035397" calcext:value-type="float">
            <text:p>0.421292982</text:p>
          </table:table-cell>
        </table:table-row>
        <table:table-row table:style-name="ro1">
          <table:table-cell office:value-type="float" office:value="0.421761295615204" calcext:value-type="float">
            <text:p>0.4217612956</text:p>
          </table:table-cell>
        </table:table-row>
        <table:table-row table:style-name="ro1">
          <table:table-cell office:value-type="float" office:value="0.422424380170615" calcext:value-type="float">
            <text:p>0.4224243802</text:p>
          </table:table-cell>
        </table:table-row>
        <table:table-row table:style-name="ro1">
          <table:table-cell office:value-type="float" office:value="0.42328436510055" calcext:value-type="float">
            <text:p>0.4232843651</text:p>
          </table:table-cell>
        </table:table-row>
        <table:table-row table:style-name="ro1">
          <table:table-cell office:value-type="float" office:value="0.424342833459812" calcext:value-type="float">
            <text:p>0.4243428335</text:p>
          </table:table-cell>
        </table:table-row>
        <table:table-row table:style-name="ro1">
          <table:table-cell office:value-type="float" office:value="0.42560081223599" calcext:value-type="float">
            <text:p>0.4256008122</text:p>
          </table:table-cell>
        </table:table-row>
        <table:table-row table:style-name="ro1">
          <table:table-cell office:value-type="float" office:value="0.427058763299099" calcext:value-type="float">
            <text:p>0.4270587633</text:p>
          </table:table-cell>
        </table:table-row>
        <table:table-row table:style-name="ro1">
          <table:table-cell office:value-type="float" office:value="0.428716575023957" calcext:value-type="float">
            <text:p>0.428716575</text:p>
          </table:table-cell>
        </table:table-row>
        <table:table-row table:style-name="ro1">
          <table:table-cell office:value-type="float" office:value="0.430573554585283" calcext:value-type="float">
            <text:p>0.4305735546</text:p>
          </table:table-cell>
        </table:table-row>
        <table:table-row table:style-name="ro1">
          <table:table-cell office:value-type="float" office:value="0.432628420925539" calcext:value-type="float">
            <text:p>0.4326284209</text:p>
          </table:table-cell>
        </table:table-row>
        <table:table-row table:style-name="ro1">
          <table:table-cell office:value-type="float" office:value="0.434879298395498" calcext:value-type="float">
            <text:p>0.4348792984</text:p>
          </table:table-cell>
        </table:table-row>
        <table:table-row table:style-name="ro1">
          <table:table-cell office:value-type="float" office:value="0.437323711067547" calcext:value-type="float">
            <text:p>0.4373237111</text:p>
          </table:table-cell>
        </table:table-row>
        <table:table-row table:style-name="ro1">
          <table:table-cell office:value-type="float" office:value="0.439958577721717" calcext:value-type="float">
            <text:p>0.4399585777</text:p>
          </table:table-cell>
        </table:table-row>
        <table:table-row table:style-name="ro1">
          <table:table-cell office:value-type="float" office:value="0.442780207504458" calcext:value-type="float">
            <text:p>0.4427802075</text:p>
          </table:table-cell>
        </table:table-row>
        <table:table-row table:style-name="ro1">
          <table:table-cell office:value-type="float" office:value="0.445784296260128" calcext:value-type="float">
            <text:p>0.4457842963</text:p>
          </table:table-cell>
        </table:table-row>
        <table:table-row table:style-name="ro1">
          <table:table-cell office:value-type="float" office:value="0.448965923535235" calcext:value-type="float">
            <text:p>0.4489659235</text:p>
          </table:table-cell>
        </table:table-row>
        <table:table-row table:style-name="ro1">
          <table:table-cell office:value-type="float" office:value="0.452319550255393" calcext:value-type="float">
            <text:p>0.4523195503</text:p>
          </table:table-cell>
        </table:table-row>
        <table:table-row table:style-name="ro1">
          <table:table-cell office:value-type="float" office:value="0.455839017075022" calcext:value-type="float">
            <text:p>0.4558390171</text:p>
          </table:table-cell>
        </table:table-row>
        <table:table-row table:style-name="ro1">
          <table:table-cell office:value-type="float" office:value="0.459517543399776" calcext:value-type="float">
            <text:p>0.4595175434</text:p>
          </table:table-cell>
        </table:table-row>
        <table:table-row table:style-name="ro1">
          <table:table-cell office:value-type="float" office:value="0.463347727081706" calcext:value-type="float">
            <text:p>0.4633477271</text:p>
          </table:table-cell>
        </table:table-row>
        <table:table-row table:style-name="ro1">
          <table:table-cell office:value-type="float" office:value="0.467321544787149" calcext:value-type="float">
            <text:p>0.4673215448</text:p>
          </table:table-cell>
        </table:table-row>
        <table:table-row table:style-name="ro1">
          <table:table-cell office:value-type="float" office:value="0.471430353037361" calcext:value-type="float">
            <text:p>0.471430353</text:p>
          </table:table-cell>
        </table:table-row>
        <table:table-row table:style-name="ro1">
          <table:table-cell office:value-type="float" office:value="0.475664889921869" calcext:value-type="float">
            <text:p>0.4756648899</text:p>
          </table:table-cell>
        </table:table-row>
        <table:table-row table:style-name="ro1">
          <table:table-cell office:value-type="float" office:value="0.480015277484565" calcext:value-type="float">
            <text:p>0.4800152775</text:p>
          </table:table-cell>
        </table:table-row>
        <table:table-row table:style-name="ro1">
          <table:table-cell office:value-type="float" office:value="0.484471024782529" calcext:value-type="float">
            <text:p>0.4844710248</text:p>
          </table:table-cell>
        </table:table-row>
        <table:table-row table:style-name="ro1">
          <table:table-cell office:value-type="float" office:value="0.489021031617584" calcext:value-type="float">
            <text:p>0.4890210316</text:p>
          </table:table-cell>
        </table:table-row>
        <table:table-row table:style-name="ro1">
          <table:table-cell office:value-type="float" office:value="0.493653592940585" calcext:value-type="float">
            <text:p>0.4936535929</text:p>
          </table:table-cell>
        </table:table-row>
        <table:table-row table:style-name="ro1">
          <table:table-cell office:value-type="float" office:value="0.498356403928439" calcext:value-type="float">
            <text:p>0.4983564039</text:p>
          </table:table-cell>
        </table:table-row>
        <table:table-row table:style-name="ro1">
          <table:table-cell office:value-type="float" office:value="0.503116565733858" calcext:value-type="float">
            <text:p>0.5031165657</text:p>
          </table:table-cell>
        </table:table-row>
        <table:table-row table:style-name="ro1">
          <table:table-cell office:value-type="float" office:value="0.507920591907845" calcext:value-type="float">
            <text:p>0.5079205919</text:p>
          </table:table-cell>
        </table:table-row>
        <table:table-row table:style-name="ro1">
          <table:table-cell office:value-type="float" office:value="0.512754415494908" calcext:value-type="float">
            <text:p>0.5127544155</text:p>
          </table:table-cell>
        </table:table-row>
        <table:table-row table:style-name="ro1">
          <table:table-cell office:value-type="float" office:value="0.517603396801018" calcext:value-type="float">
            <text:p>0.5176033968</text:p>
          </table:table-cell>
        </table:table-row>
        <table:table-row table:style-name="ro1">
          <table:table-cell office:value-type="float" office:value="0.448278580296102" calcext:value-type="float">
            <text:p>0.4482785803</text:p>
          </table:table-cell>
        </table:table-row>
        <table:table-row table:style-name="ro1">
          <table:table-cell office:value-type="float" office:value="0.451544020392354" calcext:value-type="float">
            <text:p>0.4515440204</text:p>
          </table:table-cell>
        </table:table-row>
        <table:table-row table:style-name="ro1">
          <table:table-cell office:value-type="float" office:value="0.454763742823499" calcext:value-type="float">
            <text:p>0.4547637428</text:p>
          </table:table-cell>
        </table:table-row>
        <table:table-row table:style-name="ro1">
          <table:table-cell office:value-type="float" office:value="0.45791745696165" calcext:value-type="float">
            <text:p>0.457917457</text:p>
          </table:table-cell>
        </table:table-row>
        <table:table-row table:style-name="ro1">
          <table:table-cell office:value-type="float" office:value="0.460986560991645" calcext:value-type="float">
            <text:p>0.460986561</text:p>
          </table:table-cell>
        </table:table-row>
        <table:table-row table:style-name="ro1">
          <table:table-cell office:value-type="float" office:value="0.46395408653218" calcext:value-type="float">
            <text:p>0.4639540865</text:p>
          </table:table-cell>
        </table:table-row>
        <table:table-row table:style-name="ro1">
          <table:table-cell office:value-type="float" office:value="0.466804643929687" calcext:value-type="float">
            <text:p>0.4668046439</text:p>
          </table:table-cell>
        </table:table-row>
        <table:table-row table:style-name="ro1">
          <table:table-cell office:value-type="float" office:value="0.469524368224949" calcext:value-type="float">
            <text:p>0.4695243682</text:p>
          </table:table-cell>
        </table:table-row>
        <table:table-row table:style-name="ro1">
          <table:table-cell office:value-type="float" office:value="0.472100865792466" calcext:value-type="float">
            <text:p>0.4721008658</text:p>
          </table:table-cell>
        </table:table-row>
        <table:table-row table:style-name="ro1">
          <table:table-cell office:value-type="float" office:value="0.474523161652545" calcext:value-type="float">
            <text:p>0.4745231617</text:p>
          </table:table-cell>
        </table:table-row>
        <table:table-row table:style-name="ro1">
          <table:table-cell office:value-type="float" office:value="0.476781647456153" calcext:value-type="float">
            <text:p>0.4767816475</text:p>
          </table:table-cell>
        </table:table-row>
        <table:table-row table:style-name="ro1">
          <table:table-cell office:value-type="float" office:value="0.47886803014249" calcext:value-type="float">
            <text:p>0.4788680301</text:p>
          </table:table-cell>
        </table:table-row>
        <table:table-row table:style-name="ro1">
          <table:table-cell office:value-type="float" office:value="0.480775281269323" calcext:value-type="float">
            <text:p>0.4807752813</text:p>
          </table:table-cell>
        </table:table-row>
        <table:table-row table:style-name="ro1">
          <table:table-cell office:value-type="float" office:value="0.482497587016044" calcext:value-type="float">
            <text:p>0.482497587</text:p>
          </table:table-cell>
        </table:table-row>
        <table:table-row table:style-name="ro1">
          <table:table-cell office:value-type="float" office:value="0.484030298859485" calcext:value-type="float">
            <text:p>0.4840302989</text:p>
          </table:table-cell>
        </table:table-row>
        <table:table-row table:style-name="ro1">
          <table:table-cell office:value-type="float" office:value="0.48536988492246" calcext:value-type="float">
            <text:p>0.4853698849</text:p>
          </table:table-cell>
        </table:table-row>
        <table:table-row table:style-name="ro1">
          <table:table-cell office:value-type="float" office:value="0.486513881995061" calcext:value-type="float">
            <text:p>0.486513882</text:p>
          </table:table-cell>
        </table:table-row>
        <table:table-row table:style-name="ro1">
          <table:table-cell office:value-type="float" office:value="0.487460848228684" calcext:value-type="float">
            <text:p>0.4874608482</text:p>
          </table:table-cell>
        </table:table-row>
        <table:table-row table:style-name="ro1">
          <table:table-cell office:value-type="float" office:value="0.488210316502809" calcext:value-type="float">
            <text:p>0.4882103165</text:p>
          </table:table-cell>
        </table:table-row>
        <table:table-row table:style-name="ro1">
          <table:table-cell office:value-type="float" office:value="0.488762748464508" calcext:value-type="float">
            <text:p>0.4887627485</text:p>
          </table:table-cell>
        </table:table-row>
        <table:table-row table:style-name="ro1">
          <table:table-cell office:value-type="float" office:value="0.489119489240705" calcext:value-type="float">
            <text:p>0.4891194892</text:p>
          </table:table-cell>
        </table:table-row>
        <table:table-row table:style-name="ro1">
          <table:table-cell office:value-type="float" office:value="0.48928272282317" calcext:value-type="float">
            <text:p>0.4892827228</text:p>
          </table:table-cell>
        </table:table-row>
        <table:table-row table:style-name="ro1">
          <table:table-cell office:value-type="float" office:value="0.489255428126261" calcext:value-type="float">
            <text:p>0.4892554281</text:p>
          </table:table-cell>
        </table:table-row>
        <table:table-row table:style-name="ro1">
          <table:table-cell office:value-type="float" office:value="0.489041335717402" calcext:value-type="float">
            <text:p>0.4890413357</text:p>
          </table:table-cell>
        </table:table-row>
        <table:table-row table:style-name="ro1">
          <table:table-cell office:value-type="float" office:value="0.488644885220306" calcext:value-type="float">
            <text:p>0.4886448852</text:p>
          </table:table-cell>
        </table:table-row>
        <table:table-row table:style-name="ro1">
          <table:table-cell office:value-type="float" office:value="0.488071183390934" calcext:value-type="float">
            <text:p>0.4880711834</text:p>
          </table:table-cell>
        </table:table-row>
        <table:table-row table:style-name="ro1">
          <table:table-cell office:value-type="float" office:value="0.487325962866206" calcext:value-type="float">
            <text:p>0.4873259629</text:p>
          </table:table-cell>
        </table:table-row>
        <table:table-row table:style-name="ro1">
          <table:table-cell office:value-type="float" office:value="0.486415541585439" calcext:value-type="float">
            <text:p>0.4864155416</text:p>
          </table:table-cell>
        </table:table-row>
        <table:table-row table:style-name="ro1">
          <table:table-cell office:value-type="float" office:value="0.48534678288454" calcext:value-type="float">
            <text:p>0.4853467829</text:p>
          </table:table-cell>
        </table:table-row>
        <table:table-row table:style-name="ro1">
          <table:table-cell office:value-type="float" office:value="0.48412705626293" calcext:value-type="float">
            <text:p>0.4841270563</text:p>
          </table:table-cell>
        </table:table-row>
        <table:table-row table:style-name="ro1">
          <table:table-cell office:value-type="float" office:value="0.482764198823217" calcext:value-type="float">
            <text:p>0.4827641988</text:p>
          </table:table-cell>
        </table:table-row>
        <table:table-row table:style-name="ro1">
          <table:table-cell office:value-type="float" office:value="0.481266477383608" calcext:value-type="float">
            <text:p>0.4812664774</text:p>
          </table:table-cell>
        </table:table-row>
        <table:table-row table:style-name="ro1">
          <table:table-cell office:value-type="float" office:value="0.479642551263057" calcext:value-type="float">
            <text:p>0.4796425513</text:p>
          </table:table-cell>
        </table:table-row>
        <table:table-row table:style-name="ro1">
          <table:table-cell office:value-type="float" office:value="0.477901435739161" calcext:value-type="float">
            <text:p>0.4779014357</text:p>
          </table:table-cell>
        </table:table-row>
        <table:table-row table:style-name="ro1">
          <table:table-cell office:value-type="float" office:value="0.476052466178799" calcext:value-type="float">
            <text:p>0.4760524662</text:p>
          </table:table-cell>
        </table:table-row>
        <table:table-row table:style-name="ro1">
          <table:table-cell office:value-type="float" office:value="0.474105262841504" calcext:value-type="float">
            <text:p>0.4741052628</text:p>
          </table:table-cell>
        </table:table-row>
        <table:table-row table:style-name="ro1">
          <table:table-cell office:value-type="float" office:value="0.472069696355584" calcext:value-type="float">
            <text:p>0.4720696964</text:p>
          </table:table-cell>
        </table:table-row>
        <table:table-row table:style-name="ro1">
          <table:table-cell office:value-type="float" office:value="0.469955853866979" calcext:value-type="float">
            <text:p>0.4699558539</text:p>
          </table:table-cell>
        </table:table-row>
        <table:table-row table:style-name="ro1">
          <table:table-cell office:value-type="float" office:value="0.467774005860864" calcext:value-type="float">
            <text:p>0.4677740059</text:p>
          </table:table-cell>
        </table:table-row>
        <table:table-row table:style-name="ro1">
          <table:table-cell office:value-type="float" office:value="0.465534573655993" calcext:value-type="float">
            <text:p>0.4655345737</text:p>
          </table:table-cell>
        </table:table-row>
        <table:table-row table:style-name="ro1">
          <table:table-cell office:value-type="float" office:value="0.463248097571779" calcext:value-type="float">
            <text:p>0.4632480976</text:p>
          </table:table-cell>
        </table:table-row>
        <table:table-row table:style-name="ro1">
          <table:table-cell office:value-type="float" office:value="0.460925205768119" calcext:value-type="float">
            <text:p>0.4609252058</text:p>
          </table:table-cell>
        </table:table-row>
        <table:table-row table:style-name="ro1">
          <table:table-cell office:value-type="float" office:value="0.458576583757966" calcext:value-type="float">
            <text:p>0.4585765838</text:p>
          </table:table-cell>
        </table:table-row>
        <table:table-row table:style-name="ro1">
          <table:table-cell office:value-type="float" office:value="0.456212944592631" calcext:value-type="float">
            <text:p>0.4562129446</text:p>
          </table:table-cell>
        </table:table-row>
        <table:table-row table:style-name="ro1">
          <table:table-cell office:value-type="float" office:value="0.453844999719834" calcext:value-type="float">
            <text:p>0.4538449997</text:p>
          </table:table-cell>
        </table:table-row>
        <table:table-row table:style-name="ro1">
          <table:table-cell office:value-type="float" office:value="0.451483430514499" calcext:value-type="float">
            <text:p>0.4514834305</text:p>
          </table:table-cell>
        </table:table-row>
        <table:table-row table:style-name="ro1">
          <table:table-cell office:value-type="float" office:value="0.449138860482277" calcext:value-type="float">
            <text:p>0.4491388605</text:p>
          </table:table-cell>
        </table:table-row>
        <table:table-row table:style-name="ro1">
          <table:table-cell office:value-type="float" office:value="0.44682182813583" calcext:value-type="float">
            <text:p>0.4468218281</text:p>
          </table:table-cell>
        </table:table-row>
        <table:table-row table:style-name="ro1">
          <table:table-cell office:value-type="float" office:value="0.444542760543838" calcext:value-type="float">
            <text:p>0.4445427605</text:p>
          </table:table-cell>
        </table:table-row>
        <table:table-row table:style-name="ro1">
          <table:table-cell office:value-type="float" office:value="0.442311947552759" calcext:value-type="float">
            <text:p>0.4423119476</text:p>
          </table:table-cell>
        </table:table-row>
        <table:table-row table:style-name="ro1">
          <table:table-cell office:value-type="float" office:value="0.440139516681326" calcext:value-type="float">
            <text:p>0.4401395167</text:p>
          </table:table-cell>
        </table:table-row>
        <table:table-row table:style-name="ro1">
          <table:table-cell office:value-type="float" office:value="0.438035408687786" calcext:value-type="float">
            <text:p>0.4380354087</text:p>
          </table:table-cell>
        </table:table-row>
        <table:table-row table:style-name="ro1">
          <table:table-cell office:value-type="float" office:value="0.436009353809879" calcext:value-type="float">
            <text:p>0.4360093538</text:p>
          </table:table-cell>
        </table:table-row>
        <table:table-row table:style-name="ro1">
          <table:table-cell office:value-type="float" office:value="0.434070848677565" calcext:value-type="float">
            <text:p>0.4340708487</text:p>
          </table:table-cell>
        </table:table-row>
        <table:table-row table:style-name="ro1">
          <table:table-cell office:value-type="float" office:value="0.43222913389848" calcext:value-type="float">
            <text:p>0.4322291339</text:p>
          </table:table-cell>
        </table:table-row>
        <table:table-row table:style-name="ro1">
          <table:table-cell office:value-type="float" office:value="0.430493172316145" calcext:value-type="float">
            <text:p>0.4304931723</text:p>
          </table:table-cell>
        </table:table-row>
        <table:table-row table:style-name="ro1">
          <table:table-cell office:value-type="float" office:value="0.428871627940913" calcext:value-type="float">
            <text:p>0.4288716279</text:p>
          </table:table-cell>
        </table:table-row>
        <table:table-row table:style-name="ro1">
          <table:table-cell office:value-type="float" office:value="0.427372845553654" calcext:value-type="float">
            <text:p>0.4273728456</text:p>
          </table:table-cell>
        </table:table-row>
        <table:table-row table:style-name="ro1">
          <table:table-cell office:value-type="float" office:value="0.426004830982183" calcext:value-type="float">
            <text:p>0.426004831</text:p>
          </table:table-cell>
        </table:table-row>
        <table:table-row table:style-name="ro1">
          <table:table-cell office:value-type="float" office:value="0.424775232050435" calcext:value-type="float">
            <text:p>0.4247752321</text:p>
          </table:table-cell>
        </table:table-row>
        <table:table-row table:style-name="ro1">
          <table:table-cell office:value-type="float" office:value="0.423691320200371" calcext:value-type="float">
            <text:p>0.4236913202</text:p>
          </table:table-cell>
        </table:table-row>
        <table:table-row table:style-name="ro1">
          <table:table-cell office:value-type="float" office:value="0.422759972786634" calcext:value-type="float">
            <text:p>0.4227599728</text:p>
          </table:table-cell>
        </table:table-row>
        <table:table-row table:style-name="ro1">
          <table:table-cell office:value-type="float" office:value="0.421987656043946" calcext:value-type="float">
            <text:p>0.421987656</text:p>
          </table:table-cell>
        </table:table-row>
        <table:table-row table:style-name="ro1">
          <table:table-cell office:value-type="float" office:value="0.421380408727236" calcext:value-type="float">
            <text:p>0.4213804087</text:p>
          </table:table-cell>
        </table:table-row>
        <table:table-row table:style-name="ro1">
          <table:table-cell office:value-type="float" office:value="0.420943826424526" calcext:value-type="float">
            <text:p>0.4209438264</text:p>
          </table:table-cell>
        </table:table-row>
        <table:table-row table:style-name="ro1">
          <table:table-cell office:value-type="float" office:value="0.420683046542544" calcext:value-type="float">
            <text:p>0.4206830465</text:p>
          </table:table-cell>
        </table:table-row>
        <table:table-row table:style-name="ro1">
          <table:table-cell office:value-type="float" office:value="0.420602733965086" calcext:value-type="float">
            <text:p>0.420602734</text:p>
          </table:table-cell>
        </table:table-row>
        <table:table-row table:style-name="ro1">
          <table:table-cell office:value-type="float" office:value="0.420707067384117" calcext:value-type="float">
            <text:p>0.4207070674</text:p>
          </table:table-cell>
        </table:table-row>
        <table:table-row table:style-name="ro1">
          <table:table-cell office:value-type="float" office:value="0.420999726303613" calcext:value-type="float">
            <text:p>0.4209997263</text:p>
          </table:table-cell>
        </table:table-row>
        <table:table-row table:style-name="ro1">
          <table:table-cell office:value-type="float" office:value="0.421483878716149" calcext:value-type="float">
            <text:p>0.4214838787</text:p>
          </table:table-cell>
        </table:table-row>
        <table:table-row table:style-name="ro1">
          <table:table-cell office:value-type="float" office:value="0.422162169452219" calcext:value-type="float">
            <text:p>0.4221621695</text:p>
          </table:table-cell>
        </table:table-row>
        <table:table-row table:style-name="ro1">
          <table:table-cell office:value-type="float" office:value="0.423036709202307" calcext:value-type="float">
            <text:p>0.4230367092</text:p>
          </table:table-cell>
        </table:table-row>
        <table:table-row table:style-name="ro1">
          <table:table-cell office:value-type="float" office:value="0.424109064211693" calcext:value-type="float">
            <text:p>0.4241090642</text:p>
          </table:table-cell>
        </table:table-row>
        <table:table-row table:style-name="ro1">
          <table:table-cell office:value-type="float" office:value="0.425380246648005" calcext:value-type="float">
            <text:p>0.4253802466</text:p>
          </table:table-cell>
        </table:table-row>
        <table:table-row table:style-name="ro1">
          <table:table-cell office:value-type="float" office:value="0.426850705641508" calcext:value-type="float">
            <text:p>0.4268507056</text:p>
          </table:table-cell>
        </table:table-row>
        <table:table-row table:style-name="ro1">
          <table:table-cell office:value-type="float" office:value="0.428520318998138" calcext:value-type="float">
            <text:p>0.428520319</text:p>
          </table:table-cell>
        </table:table-row>
        <table:table-row table:style-name="ro1">
          <table:table-cell office:value-type="float" office:value="0.430388385585276" calcext:value-type="float">
            <text:p>0.4303883856</text:p>
          </table:table-cell>
        </table:table-row>
        <table:table-row table:style-name="ro1">
          <table:table-cell office:value-type="float" office:value="0.432453618390263" calcext:value-type="float">
            <text:p>0.4324536184</text:p>
          </table:table-cell>
        </table:table-row>
        <table:table-row table:style-name="ro1">
          <table:table-cell office:value-type="float" office:value="0.434714138251654" calcext:value-type="float">
            <text:p>0.4347141383</text:p>
          </table:table-cell>
        </table:table-row>
        <table:table-row table:style-name="ro1">
          <table:table-cell office:value-type="float" office:value="0.437167468263222" calcext:value-type="float">
            <text:p>0.4371674683</text:p>
          </table:table-cell>
        </table:table-row>
        <table:table-row table:style-name="ro1">
          <table:table-cell office:value-type="float" office:value="0.439810528850694" calcext:value-type="float">
            <text:p>0.4398105289</text:p>
          </table:table-cell>
        </table:table-row>
        <table:table-row table:style-name="ro1">
          <table:table-cell office:value-type="float" office:value="0.442639633521229" calcext:value-type="float">
            <text:p>0.4426396335</text:p>
          </table:table-cell>
        </table:table-row>
        <table:table-row table:style-name="ro1">
          <table:table-cell office:value-type="float" office:value="0.445650485285648" calcext:value-type="float">
            <text:p>0.4456504853</text:p>
          </table:table-cell>
        </table:table-row>
        <table:table-row table:style-name="ro1">
          <table:table-cell office:value-type="float" office:value="0.44883817375339" calcext:value-type="float">
            <text:p>0.4488381738</text:p>
          </table:table-cell>
        </table:table-row>
        <table:table-row table:style-name="ro1">
          <table:table-cell office:value-type="float" office:value="0.452197172900222" calcext:value-type="float">
            <text:p>0.4521971729</text:p>
          </table:table-cell>
        </table:table-row>
        <table:table-row table:style-name="ro1">
          <table:table-cell office:value-type="float" office:value="0.455721339508682" calcext:value-type="float">
            <text:p>0.4557213395</text:p>
          </table:table-cell>
        </table:table-row>
        <table:table-row table:style-name="ro1">
          <table:table-cell office:value-type="float" office:value="0.459403912281272" calcext:value-type="float">
            <text:p>0.4594039123</text:p>
          </table:table-cell>
        </table:table-row>
        <table:table-row table:style-name="ro1">
          <table:table-cell office:value-type="float" office:value="0.463237511626381" calcext:value-type="float">
            <text:p>0.4632375116</text:p>
          </table:table-cell>
        </table:table-row>
        <table:table-row table:style-name="ro1">
          <table:table-cell office:value-type="float" office:value="0.467214140116959" calcext:value-type="float">
            <text:p>0.4672141401</text:p>
          </table:table-cell>
        </table:table-row>
        <table:table-row table:style-name="ro1">
          <table:table-cell office:value-type="float" office:value="0.471325183621931" calcext:value-type="float">
            <text:p>0.4713251836</text:p>
          </table:table-cell>
        </table:table-row>
        <table:table-row table:style-name="ro1">
          <table:table-cell office:value-type="float" office:value="0.475561413110348" calcext:value-type="float">
            <text:p>0.4755614131</text:p>
          </table:table-cell>
        </table:table-row>
        <table:table-row table:style-name="ro1">
          <table:table-cell office:value-type="float" office:value="0.479912987128279" calcext:value-type="float">
            <text:p>0.4799129871</text:p>
          </table:table-cell>
        </table:table-row>
        <table:table-row table:style-name="ro1">
          <table:table-cell office:value-type="float" office:value="0.484369454948454" calcext:value-type="float">
            <text:p>0.4843694549</text:p>
          </table:table-cell>
        </table:table-row>
        <table:table-row table:style-name="ro1">
          <table:table-cell office:value-type="float" office:value="0.488919760392637" calcext:value-type="float">
            <text:p>0.4889197604</text:p>
          </table:table-cell>
        </table:table-row>
        <table:table-row table:style-name="ro1">
          <table:table-cell office:value-type="float" office:value="0.493552246326745" calcext:value-type="float">
            <text:p>0.4935522463</text:p>
          </table:table-cell>
        </table:table-row>
        <table:table-row table:style-name="ro1">
          <table:table-cell office:value-type="float" office:value="0.49825465982871" calcext:value-type="float">
            <text:p>0.4982546598</text:p>
          </table:table-cell>
        </table:table-row>
        <table:table-row table:style-name="ro1">
          <table:table-cell office:value-type="float" office:value="0.503014158029084" calcext:value-type="float">
            <text:p>0.503014158</text:p>
          </table:table-cell>
        </table:table-row>
        <table:table-row table:style-name="ro1">
          <table:table-cell office:value-type="float" office:value="0.507817314624373" calcext:value-type="float">
            <text:p>0.5078173146</text:p>
          </table:table-cell>
        </table:table-row>
        <table:table-row table:style-name="ro1">
          <table:table-cell office:value-type="float" office:value="0.512650127063131" calcext:value-type="float">
            <text:p>0.5126501271</text:p>
          </table:table-cell>
        </table:table-row>
        <table:table-row table:style-name="ro1">
          <table:table-cell office:value-type="float" office:value="0.517498024404782" calcext:value-type="float">
            <text:p>0.5174980244</text:p>
          </table:table-cell>
        </table:table-row>
        <table:table-row table:style-name="ro1">
          <table:table-cell office:value-type="float" office:value="0.447055557162413" calcext:value-type="float">
            <text:p>0.4470555572</text:p>
          </table:table-cell>
        </table:table-row>
        <table:table-row table:style-name="ro1">
          <table:table-cell office:value-type="float" office:value="0.450319712555027" calcext:value-type="float">
            <text:p>0.4503197126</text:p>
          </table:table-cell>
        </table:table-row>
        <table:table-row table:style-name="ro1">
          <table:table-cell office:value-type="float" office:value="0.453538283509299" calcext:value-type="float">
            <text:p>0.4535382835</text:p>
          </table:table-cell>
        </table:table-row>
        <table:table-row table:style-name="ro1">
          <table:table-cell office:value-type="float" office:value="0.456691040020718" calcext:value-type="float">
            <text:p>0.45669104</text:p>
          </table:table-cell>
        </table:table-row>
        <table:table-row table:style-name="ro1">
          <table:table-cell office:value-type="float" office:value="0.459759436899017" calcext:value-type="float">
            <text:p>0.4597594369</text:p>
          </table:table-cell>
        </table:table-row>
        <table:table-row table:style-name="ro1">
          <table:table-cell office:value-type="float" office:value="0.462726558474068" calcext:value-type="float">
            <text:p>0.4627265585</text:p>
          </table:table-cell>
        </table:table-row>
        <table:table-row table:style-name="ro1">
          <table:table-cell office:value-type="float" office:value="0.465577063974523" calcext:value-type="float">
            <text:p>0.465577064</text:p>
          </table:table-cell>
        </table:table-row>
        <table:table-row table:style-name="ro1">
          <table:table-cell office:value-type="float" office:value="0.468297133579214" calcext:value-type="float">
            <text:p>0.4682971336</text:p>
          </table:table-cell>
        </table:table-row>
        <table:table-row table:style-name="ro1">
          <table:table-cell office:value-type="float" office:value="0.470874415141297" calcext:value-type="float">
            <text:p>0.4708744151</text:p>
          </table:table-cell>
        </table:table-row>
        <table:table-row table:style-name="ro1">
          <table:table-cell office:value-type="float" office:value="0.473297971585159" calcext:value-type="float">
            <text:p>0.4732979716</text:p>
          </table:table-cell>
        </table:table-row>
        <table:table-row table:style-name="ro1">
          <table:table-cell office:value-type="float" office:value="0.475558228976066" calcext:value-type="float">
            <text:p>0.475558229</text:p>
          </table:table-cell>
        </table:table-row>
        <table:table-row table:style-name="ro1">
          <table:table-cell office:value-type="float" office:value="0.47764692526257" calcext:value-type="float">
            <text:p>0.4776469253</text:p>
          </table:table-cell>
        </table:table-row>
        <table:table-row table:style-name="ro1">
          <table:table-cell office:value-type="float" office:value="0.479557059691671" calcext:value-type="float">
            <text:p>0.4795570597</text:p>
          </table:table-cell>
        </table:table-row>
        <table:table-row table:style-name="ro1">
          <table:table-cell office:value-type="float" office:value="0.481282842896721" calcext:value-type="float">
            <text:p>0.4812828429</text:p>
          </table:table-cell>
        </table:table-row>
        <table:table-row table:style-name="ro1">
          <table:table-cell office:value-type="float" office:value="0.482819647658096" calcext:value-type="float">
            <text:p>0.4828196477</text:p>
          </table:table-cell>
        </table:table-row>
        <table:table-row table:style-name="ro1">
          <table:table-cell office:value-type="float" office:value="0.484163960336601" calcext:value-type="float">
            <text:p>0.4841639603</text:p>
          </table:table-cell>
        </table:table-row>
        <table:table-row table:style-name="ro1">
          <table:table-cell office:value-type="float" office:value="0.485313332979645" calcext:value-type="float">
            <text:p>0.485313333</text:p>
          </table:table-cell>
        </table:table-row>
        <table:table-row table:style-name="ro1">
          <table:table-cell office:value-type="float" office:value="0.48626633610016" calcext:value-type="float">
            <text:p>0.4862663361</text:p>
          </table:table-cell>
        </table:table-row>
        <table:table-row table:style-name="ro1">
          <table:table-cell office:value-type="float" office:value="0.48702251212827" calcext:value-type="float">
            <text:p>0.4870225121</text:p>
          </table:table-cell>
        </table:table-row>
        <table:table-row table:style-name="ro1">
          <table:table-cell office:value-type="float" office:value="0.487582329535719" calcext:value-type="float">
            <text:p>0.4875823295</text:p>
          </table:table-cell>
        </table:table-row>
        <table:table-row table:style-name="ro1">
          <table:table-cell office:value-type="float" office:value="0.487947137633048" calcext:value-type="float">
            <text:p>0.4879471376</text:p>
          </table:table-cell>
        </table:table-row>
        <table:table-row table:style-name="ro1">
          <table:table-cell office:value-type="float" office:value="0.488119122039524" calcext:value-type="float">
            <text:p>0.488119122</text:p>
          </table:table-cell>
        </table:table-row>
        <table:table-row table:style-name="ro1">
          <table:table-cell office:value-type="float" office:value="0.488101260825819" calcext:value-type="float">
            <text:p>0.4881012608</text:p>
          </table:table-cell>
        </table:table-row>
        <table:table-row table:style-name="ro1">
          <table:table-cell office:value-type="float" office:value="0.487897281329452" calcext:value-type="float">
            <text:p>0.4878972813</text:p>
          </table:table-cell>
        </table:table-row>
        <table:table-row table:style-name="ro1">
          <table:table-cell office:value-type="float" office:value="0.487511617642967" calcext:value-type="float">
            <text:p>0.4875116176</text:p>
          </table:table-cell>
        </table:table-row>
        <table:table-row table:style-name="ro1">
          <table:table-cell office:value-type="float" office:value="0.486949368774876" calcext:value-type="float">
            <text:p>0.4869493688</text:p>
          </table:table-cell>
        </table:table-row>
        <table:table-row table:style-name="ro1">
          <table:table-cell office:value-type="float" office:value="0.486216257483354" calcext:value-type="float">
            <text:p>0.4862162575</text:p>
          </table:table-cell>
        </table:table-row>
        <table:table-row table:style-name="ro1">
          <table:table-cell office:value-type="float" office:value="0.485318589782674" calcext:value-type="float">
            <text:p>0.4853185898</text:p>
          </table:table-cell>
        </table:table-row>
        <table:table-row table:style-name="ro1">
          <table:table-cell office:value-type="float" office:value="0.484263215122412" calcext:value-type="float">
            <text:p>0.4842632151</text:p>
          </table:table-cell>
        </table:table-row>
        <table:table-row table:style-name="ro1">
          <table:table-cell office:value-type="float" office:value="0.483057487239391" calcext:value-type="float">
            <text:p>0.4830574872</text:p>
          </table:table-cell>
        </table:table-row>
        <table:table-row table:style-name="ro1">
          <table:table-cell office:value-type="float" office:value="0.481709225682382" calcext:value-type="float">
            <text:p>0.4817092257</text:p>
          </table:table-cell>
        </table:table-row>
        <table:table-row table:style-name="ro1">
          <table:table-cell office:value-type="float" office:value="0.480226678009559" calcext:value-type="float">
            <text:p>0.480226678</text:p>
          </table:table-cell>
        </table:table-row>
        <table:table-row table:style-name="ro1">
          <table:table-cell office:value-type="float" office:value="0.478618482658703" calcext:value-type="float">
            <text:p>0.4786184827</text:p>
          </table:table-cell>
        </table:table-row>
        <table:table-row table:style-name="ro1">
          <table:table-cell office:value-type="float" office:value="0.47689363249016" calcext:value-type="float">
            <text:p>0.4768936325</text:p>
          </table:table-cell>
        </table:table-row>
        <table:table-row table:style-name="ro1">
          <table:table-cell office:value-type="float" office:value="0.475061439002556" calcext:value-type="float">
            <text:p>0.475061439</text:p>
          </table:table-cell>
        </table:table-row>
        <table:table-row table:style-name="ro1">
          <table:table-cell office:value-type="float" office:value="0.473131497221251" calcext:value-type="float">
            <text:p>0.4731314972</text:p>
          </table:table-cell>
        </table:table-row>
        <table:table-row table:style-name="ro1">
          <table:table-cell office:value-type="float" office:value="0.471113651259562" calcext:value-type="float">
            <text:p>0.4711136513</text:p>
          </table:table-cell>
        </table:table-row>
        <table:table-row table:style-name="ro1">
          <table:table-cell office:value-type="float" office:value="0.469017960552727" calcext:value-type="float">
            <text:p>0.4690179606</text:p>
          </table:table-cell>
        </table:table-row>
        <table:table-row table:style-name="ro1">
          <table:table-cell office:value-type="float" office:value="0.466854666764627" calcext:value-type="float">
            <text:p>0.4668546668</text:p>
          </table:table-cell>
        </table:table-row>
        <table:table-row table:style-name="ro1">
          <table:table-cell office:value-type="float" office:value="0.464634161367254" calcext:value-type="float">
            <text:p>0.4646341614</text:p>
          </table:table-cell>
        </table:table-row>
        <table:table-row table:style-name="ro1">
          <table:table-cell office:value-type="float" office:value="0.46236695389294" calcext:value-type="float">
            <text:p>0.4623669539</text:p>
          </table:table-cell>
        </table:table-row>
        <table:table-row table:style-name="ro1">
          <table:table-cell office:value-type="float" office:value="0.460063640859334" calcext:value-type="float">
            <text:p>0.4600636409</text:p>
          </table:table-cell>
        </table:table-row>
        <table:table-row table:style-name="ro1">
          <table:table-cell office:value-type="float" office:value="0.457734875367128" calcext:value-type="float">
            <text:p>0.4577348754</text:p>
          </table:table-cell>
        </table:table-row>
        <table:table-row table:style-name="ro1">
          <table:table-cell office:value-type="float" office:value="0.455391337370542" calcext:value-type="float">
            <text:p>0.4553913374</text:p>
          </table:table-cell>
        </table:table-row>
        <table:table-row table:style-name="ro1">
          <table:table-cell office:value-type="float" office:value="0.453043704620554" calcext:value-type="float">
            <text:p>0.4530437046</text:p>
          </table:table-cell>
        </table:table-row>
        <table:table-row table:style-name="ro1">
          <table:table-cell office:value-type="float" office:value="0.450702624280894" calcext:value-type="float">
            <text:p>0.4507026243</text:p>
          </table:table-cell>
        </table:table-row>
        <table:table-row table:style-name="ro1">
          <table:table-cell office:value-type="float" office:value="0.448378685216774" calcext:value-type="float">
            <text:p>0.4483786852</text:p>
          </table:table-cell>
        </table:table-row>
        <table:table-row table:style-name="ro1">
          <table:table-cell office:value-type="float" office:value="0.446082390956386" calcext:value-type="float">
            <text:p>0.446082391</text:p>
          </table:table-cell>
        </table:table-row>
        <table:table-row table:style-name="ro1">
          <table:table-cell office:value-type="float" office:value="0.443824133325142" calcext:value-type="float">
            <text:p>0.4438241333</text:p>
          </table:table-cell>
        </table:table-row>
        <table:table-row table:style-name="ro1">
          <table:table-cell office:value-type="float" office:value="0.441614166752672" calcext:value-type="float">
            <text:p>0.4416141668</text:p>
          </table:table-cell>
        </table:table-row>
        <table:table-row table:style-name="ro1">
          <table:table-cell office:value-type="float" office:value="0.439462583252571" calcext:value-type="float">
            <text:p>0.4394625833</text:p>
          </table:table-cell>
        </table:table-row>
        <table:table-row table:style-name="ro1">
          <table:table-cell office:value-type="float" office:value="0.437379288074901" calcext:value-type="float">
            <text:p>0.4373792881</text:p>
          </table:table-cell>
        </table:table-row>
        <table:table-row table:style-name="ro1">
          <table:table-cell office:value-type="float" office:value="0.435373976031442" calcext:value-type="float">
            <text:p>0.435373976</text:p>
          </table:table-cell>
        </table:table-row>
        <table:table-row table:style-name="ro1">
          <table:table-cell office:value-type="float" office:value="0.4334561084937" calcext:value-type="float">
            <text:p>0.4334561085</text:p>
          </table:table-cell>
        </table:table-row>
        <table:table-row table:style-name="ro1">
          <table:table-cell office:value-type="float" office:value="0.431634891063663" calcext:value-type="float">
            <text:p>0.4316348911</text:p>
          </table:table-cell>
        </table:table-row>
        <table:table-row table:style-name="ro1">
          <table:table-cell office:value-type="float" office:value="0.429919251917313" calcext:value-type="float">
            <text:p>0.4299192519</text:p>
          </table:table-cell>
        </table:table-row>
        <table:table-row table:style-name="ro1">
          <table:table-cell office:value-type="float" office:value="0.428317820820887" calcext:value-type="float">
            <text:p>0.4283178208</text:p>
          </table:table-cell>
        </table:table-row>
        <table:table-row table:style-name="ro1">
          <table:table-cell office:value-type="float" office:value="0.426838908819893" calcext:value-type="float">
            <text:p>0.4268389088</text:p>
          </table:table-cell>
        </table:table-row>
        <table:table-row table:style-name="ro1">
          <table:table-cell office:value-type="float" office:value="0.425490488600877" calcext:value-type="float">
            <text:p>0.4254904886</text:p>
          </table:table-cell>
        </table:table-row>
        <table:table-row table:style-name="ro1">
          <table:table-cell office:value-type="float" office:value="0.424280175525942" calcext:value-type="float">
            <text:p>0.4242801755</text:p>
          </table:table-cell>
        </table:table-row>
        <table:table-row table:style-name="ro1">
          <table:table-cell office:value-type="float" office:value="0.423215209340021" calcext:value-type="float">
            <text:p>0.4232152093</text:p>
          </table:table-cell>
        </table:table-row>
        <table:table-row table:style-name="ro1">
          <table:table-cell office:value-type="float" office:value="0.422302436550902" calcext:value-type="float">
            <text:p>0.4223024366</text:p>
          </table:table-cell>
        </table:table-row>
        <table:table-row table:style-name="ro1">
          <table:table-cell office:value-type="float" office:value="0.421548293482004" calcext:value-type="float">
            <text:p>0.4215482935</text:p>
          </table:table-cell>
        </table:table-row>
        <table:table-row table:style-name="ro1">
          <table:table-cell office:value-type="float" office:value="0.420958789997906" calcext:value-type="float">
            <text:p>0.42095879</text:p>
          </table:table-cell>
        </table:table-row>
        <table:table-row table:style-name="ro1">
          <table:table-cell office:value-type="float" office:value="0.42053949390263" calcext:value-type="float">
            <text:p>0.4205394939</text:p>
          </table:table-cell>
        </table:table-row>
        <table:table-row table:style-name="ro1">
          <table:table-cell office:value-type="float" office:value="0.420295516010672" calcext:value-type="float">
            <text:p>0.420295516</text:p>
          </table:table-cell>
        </table:table-row>
        <table:table-row table:style-name="ro1">
          <table:table-cell office:value-type="float" office:value="0.420231495890791" calcext:value-type="float">
            <text:p>0.4202314959</text:p>
          </table:table-cell>
        </table:table-row>
        <table:table-row table:style-name="ro1">
          <table:table-cell office:value-type="float" office:value="0.420351588282549" calcext:value-type="float">
            <text:p>0.4203515883</text:p>
          </table:table-cell>
        </table:table-row>
        <table:table-row table:style-name="ro1">
          <table:table-cell office:value-type="float" office:value="0.420659450185597" calcext:value-type="float">
            <text:p>0.4206594502</text:p>
          </table:table-cell>
        </table:table-row>
        <table:table-row table:style-name="ro1">
          <table:table-cell office:value-type="float" office:value="0.421158228621724" calcext:value-type="float">
            <text:p>0.4211582286</text:p>
          </table:table-cell>
        </table:table-row>
        <table:table-row table:style-name="ro1">
          <table:table-cell office:value-type="float" office:value="0.421850549069649" calcext:value-type="float">
            <text:p>0.4218505491</text:p>
          </table:table-cell>
        </table:table-row>
        <table:table-row table:style-name="ro1">
          <table:table-cell office:value-type="float" office:value="0.422738504572572" calcext:value-type="float">
            <text:p>0.4227385046</text:p>
          </table:table-cell>
        </table:table-row>
        <table:table-row table:style-name="ro1">
          <table:table-cell office:value-type="float" office:value="0.423823645518471" calcext:value-type="float">
            <text:p>0.4238236455</text:p>
          </table:table-cell>
        </table:table-row>
        <table:table-row table:style-name="ro1">
          <table:table-cell office:value-type="float" office:value="0.42510697009316" calcext:value-type="float">
            <text:p>0.4251069701</text:p>
          </table:table-cell>
        </table:table-row>
        <table:table-row table:style-name="ro1">
          <table:table-cell office:value-type="float" office:value="0.426588915406089" calcext:value-type="float">
            <text:p>0.4265889154</text:p>
          </table:table-cell>
        </table:table-row>
        <table:table-row table:style-name="ro1">
          <table:table-cell office:value-type="float" office:value="0.428269349288905" calcext:value-type="float">
            <text:p>0.4282693493</text:p>
          </table:table-cell>
        </table:table-row>
        <table:table-row table:style-name="ro1">
          <table:table-cell office:value-type="float" office:value="0.430147562766762" calcext:value-type="float">
            <text:p>0.4301475628</text:p>
          </table:table-cell>
        </table:table-row>
        <table:table-row table:style-name="ro1">
          <table:table-cell office:value-type="float" office:value="0.432222263202381" calcext:value-type="float">
            <text:p>0.4322222632</text:p>
          </table:table-cell>
        </table:table-row>
        <table:table-row table:style-name="ro1">
          <table:table-cell office:value-type="float" office:value="0.434491568112868" calcext:value-type="float">
            <text:p>0.4344915681</text:p>
          </table:table-cell>
        </table:table-row>
        <table:table-row table:style-name="ro1">
          <table:table-cell office:value-type="float" office:value="0.43695299965928" calcext:value-type="float">
            <text:p>0.4369529997</text:p>
          </table:table-cell>
        </table:table-row>
        <table:table-row table:style-name="ro1">
          <table:table-cell office:value-type="float" office:value="0.439603479808943" calcext:value-type="float">
            <text:p>0.4396034798</text:p>
          </table:table-cell>
        </table:table-row>
        <table:table-row table:style-name="ro1">
          <table:table-cell office:value-type="float" office:value="0.442439326170526" calcext:value-type="float">
            <text:p>0.4424393262</text:p>
          </table:table-cell>
        </table:table-row>
        <table:table-row table:style-name="ro1">
          <table:table-cell office:value-type="float" office:value="0.445456248501863" calcext:value-type="float">
            <text:p>0.4454562485</text:p>
          </table:table-cell>
        </table:table-row>
        <table:table-row table:style-name="ro1">
          <table:table-cell office:value-type="float" office:value="0.448649345890533" calcext:value-type="float">
            <text:p>0.4486493459</text:p>
          </table:table-cell>
        </table:table-row>
        <table:table-row table:style-name="ro1">
          <table:table-cell office:value-type="float" office:value="0.452013104607187" calcext:value-type="float">
            <text:p>0.4520131046</text:p>
          </table:table-cell>
        </table:table-row>
        <table:table-row table:style-name="ro1">
          <table:table-cell office:value-type="float" office:value="0.45554139663163" calcext:value-type="float">
            <text:p>0.4555413966</text:p>
          </table:table-cell>
        </table:table-row>
        <table:table-row table:style-name="ro1">
          <table:table-cell office:value-type="float" office:value="0.459227478851651" calcext:value-type="float">
            <text:p>0.4592274789</text:p>
          </table:table-cell>
        </table:table-row>
        <table:table-row table:style-name="ro1">
          <table:table-cell office:value-type="float" office:value="0.463063992934619" calcext:value-type="float">
            <text:p>0.4630639929</text:p>
          </table:table-cell>
        </table:table-row>
        <table:table-row table:style-name="ro1">
          <table:table-cell office:value-type="float" office:value="0.467042965871809" calcext:value-type="float">
            <text:p>0.4670429659</text:p>
          </table:table-cell>
        </table:table-row>
        <table:table-row table:style-name="ro1">
          <table:table-cell office:value-type="float" office:value="0.471155811195502" calcext:value-type="float">
            <text:p>0.4711558112</text:p>
          </table:table-cell>
        </table:table-row>
        <table:table-row table:style-name="ro1">
          <table:table-cell office:value-type="float" office:value="0.475393330868826" calcext:value-type="float">
            <text:p>0.4753933309</text:p>
          </table:table-cell>
        </table:table-row>
        <table:table-row table:style-name="ro1">
          <table:table-cell office:value-type="float" office:value="0.479745717848349" calcext:value-type="float">
            <text:p>0.4797457178</text:p>
          </table:table-cell>
        </table:table-row>
        <table:table-row table:style-name="ro1">
          <table:table-cell office:value-type="float" office:value="0.484202559319432" calcext:value-type="float">
            <text:p>0.4842025593</text:p>
          </table:table-cell>
        </table:table-row>
        <table:table-row table:style-name="ro1">
          <table:table-cell office:value-type="float" office:value="0.488752840604323" calcext:value-type="float">
            <text:p>0.4887528406</text:p>
          </table:table-cell>
        </table:table-row>
        <table:table-row table:style-name="ro1">
          <table:table-cell office:value-type="float" office:value="0.493384949743015" calcext:value-type="float">
            <text:p>0.4933849497</text:p>
          </table:table-cell>
        </table:table-row>
        <table:table-row table:style-name="ro1">
          <table:table-cell office:value-type="float" office:value="0.49808668274685" calcext:value-type="float">
            <text:p>0.4980866827</text:p>
          </table:table-cell>
        </table:table-row>
        <table:table-row table:style-name="ro1">
          <table:table-cell office:value-type="float" office:value="0.502845249524876" calcext:value-type="float">
            <text:p>0.5028452495</text:p>
          </table:table-cell>
        </table:table-row>
        <table:table-row table:style-name="ro1">
          <table:table-cell office:value-type="float" office:value="0.507647280482955" calcext:value-type="float">
            <text:p>0.5076472805</text:p>
          </table:table-cell>
        </table:table-row>
        <table:table-row table:style-name="ro1">
          <table:table-cell office:value-type="float" office:value="0.512478833795629" calcext:value-type="float">
            <text:p>0.5124788338</text:p>
          </table:table-cell>
        </table:table-row>
        <table:table-row table:style-name="ro1">
          <table:table-cell office:value-type="float" office:value="0.517325403350733" calcext:value-type="float">
            <text:p>0.5173254034</text:p>
          </table:table-cell>
        </table:table-row>
        <table:table-row table:style-name="ro1">
          <table:table-cell office:value-type="float" office:value="0.445863917840745" calcext:value-type="float">
            <text:p>0.4458639178</text:p>
          </table:table-cell>
        </table:table-row>
        <table:table-row table:style-name="ro1">
          <table:table-cell office:value-type="float" office:value="0.449126517750197" calcext:value-type="float">
            <text:p>0.4491265178</text:p>
          </table:table-cell>
        </table:table-row>
        <table:table-row table:style-name="ro1">
          <table:table-cell office:value-type="float" office:value="0.452343657848046" calcext:value-type="float">
            <text:p>0.4523436578</text:p>
          </table:table-cell>
        </table:table-row>
        <table:table-row table:style-name="ro1">
          <table:table-cell office:value-type="float" office:value="0.455495164841964" calcext:value-type="float">
            <text:p>0.4554951648</text:p>
          </table:table-cell>
        </table:table-row>
        <table:table-row table:style-name="ro1">
          <table:table-cell office:value-type="float" office:value="0.458562546514829" calcext:value-type="float">
            <text:p>0.4585625465</text:p>
          </table:table-cell>
        </table:table-row>
        <table:table-row table:style-name="ro1">
          <table:table-cell office:value-type="float" office:value="0.461528936509797" calcext:value-type="float">
            <text:p>0.4615289365</text:p>
          </table:table-cell>
        </table:table-row>
        <table:table-row table:style-name="ro1">
          <table:table-cell office:value-type="float" office:value="0.464379039788131" calcext:value-type="float">
            <text:p>0.4643790398</text:p>
          </table:table-cell>
        </table:table-row>
        <table:table-row table:style-name="ro1">
          <table:table-cell office:value-type="float" office:value="0.467099078759796" calcext:value-type="float">
            <text:p>0.4670990788</text:p>
          </table:table-cell>
        </table:table-row>
        <table:table-row table:style-name="ro1">
          <table:table-cell office:value-type="float" office:value="0.469676740086827" calcext:value-type="float">
            <text:p>0.4696767401</text:p>
          </table:table-cell>
        </table:table-row>
        <table:table-row table:style-name="ro1">
          <table:table-cell office:value-type="float" office:value="0.472101122159454" calcext:value-type="float">
            <text:p>0.4721011222</text:p>
          </table:table-cell>
        </table:table-row>
        <table:table-row table:style-name="ro1">
          <table:table-cell office:value-type="float" office:value="0.474362683244998" calcext:value-type="float">
            <text:p>0.4743626832</text:p>
          </table:table-cell>
        </table:table-row>
        <table:table-row table:style-name="ro1">
          <table:table-cell office:value-type="float" office:value="0.476453190309527" calcext:value-type="float">
            <text:p>0.4764531903</text:p>
          </table:table-cell>
        </table:table-row>
        <table:table-row table:style-name="ro1">
          <table:table-cell office:value-type="float" office:value="0.478365668512286" calcext:value-type="float">
            <text:p>0.4783656685</text:p>
          </table:table-cell>
        </table:table-row>
        <table:table-row table:style-name="ro1">
          <table:table-cell office:value-type="float" office:value="0.480094351372882" calcext:value-type="float">
            <text:p>0.4800943514</text:p>
          </table:table-cell>
        </table:table-row>
        <table:table-row table:style-name="ro1">
          <table:table-cell office:value-type="float" office:value="0.481634631611243" calcext:value-type="float">
            <text:p>0.4816346316</text:p>
          </table:table-cell>
        </table:table-row>
        <table:table-row table:style-name="ro1">
          <table:table-cell office:value-type="float" office:value="0.482983012660342" calcext:value-type="float">
            <text:p>0.4829830127</text:p>
          </table:table-cell>
        </table:table-row>
        <table:table-row table:style-name="ro1">
          <table:table-cell office:value-type="float" office:value="0.484137060851676" calcext:value-type="float">
            <text:p>0.4841370609</text:p>
          </table:table-cell>
        </table:table-row>
        <table:table-row table:style-name="ro1">
          <table:table-cell office:value-type="float" office:value="0.485095358273525" calcext:value-type="float">
            <text:p>0.4850953583</text:p>
          </table:table-cell>
        </table:table-row>
        <table:table-row table:style-name="ro1">
          <table:table-cell office:value-type="float" office:value="0.485857456301969" calcext:value-type="float">
            <text:p>0.4858574563</text:p>
          </table:table-cell>
        </table:table-row>
        <table:table-row table:style-name="ro1">
          <table:table-cell office:value-type="float" office:value="0.486423829804669" calcext:value-type="float">
            <text:p>0.4864238298</text:p>
          </table:table-cell>
        </table:table-row>
        <table:table-row table:style-name="ro1">
          <table:table-cell office:value-type="float" office:value="0.486795832017416" calcext:value-type="float">
            <text:p>0.486795832</text:p>
          </table:table-cell>
        </table:table-row>
        <table:table-row table:style-name="ro1">
          <table:table-cell office:value-type="float" office:value="0.486975650093449" calcext:value-type="float">
            <text:p>0.4869756501</text:p>
          </table:table-cell>
        </table:table-row>
        <table:table-row table:style-name="ro1">
          <table:table-cell office:value-type="float" office:value="0.486966261325528" calcext:value-type="float">
            <text:p>0.4869662613</text:p>
          </table:table-cell>
        </table:table-row>
        <table:table-row table:style-name="ro1">
          <table:table-cell office:value-type="float" office:value="0.486771390040788" calcext:value-type="float">
            <text:p>0.48677139</text:p>
          </table:table-cell>
        </table:table-row>
        <table:table-row table:style-name="ro1">
          <table:table-cell office:value-type="float" office:value="0.48639546516834" calcext:value-type="float">
            <text:p>0.4863954652</text:p>
          </table:table-cell>
        </table:table-row>
        <table:table-row table:style-name="ro1">
          <table:table-cell office:value-type="float" office:value="0.485843578479657" calcext:value-type="float">
            <text:p>0.4858435785</text:p>
          </table:table-cell>
        </table:table-row>
        <table:table-row table:style-name="ro1">
          <table:table-cell office:value-type="float" office:value="0.485121443501708" calcext:value-type="float">
            <text:p>0.4851214435</text:p>
          </table:table-cell>
        </table:table-row>
        <table:table-row table:style-name="ro1">
          <table:table-cell office:value-type="float" office:value="0.484235355102869" calcext:value-type="float">
            <text:p>0.4842353551</text:p>
          </table:table-cell>
        </table:table-row>
        <table:table-row table:style-name="ro1">
          <table:table-cell office:value-type="float" office:value="0.483192149751594" calcext:value-type="float">
            <text:p>0.4831921498</text:p>
          </table:table-cell>
        </table:table-row>
        <table:table-row table:style-name="ro1">
          <table:table-cell office:value-type="float" office:value="0.481999166447856" calcext:value-type="float">
            <text:p>0.4819991664</text:p>
          </table:table-cell>
        </table:table-row>
        <table:table-row table:style-name="ro1">
          <table:table-cell office:value-type="float" office:value="0.480664208327347" calcext:value-type="float">
            <text:p>0.4806642083</text:p>
          </table:table-cell>
        </table:table-row>
        <table:table-row table:style-name="ro1">
          <table:table-cell office:value-type="float" office:value="0.479195504938451" calcext:value-type="float">
            <text:p>0.4791955049</text:p>
          </table:table-cell>
        </table:table-row>
        <table:table-row table:style-name="ro1">
          <table:table-cell office:value-type="float" office:value="0.477601675191974" calcext:value-type="float">
            <text:p>0.4776016752</text:p>
          </table:table-cell>
        </table:table-row>
        <table:table-row table:style-name="ro1">
          <table:table-cell office:value-type="float" office:value="0.475891690983648" calcext:value-type="float">
            <text:p>0.475891691</text:p>
          </table:table-cell>
        </table:table-row>
        <table:table-row table:style-name="ro1">
          <table:table-cell office:value-type="float" office:value="0.474074841489395" calcext:value-type="float">
            <text:p>0.4740748415</text:p>
          </table:table-cell>
        </table:table-row>
        <table:table-row table:style-name="ro1">
          <table:table-cell office:value-type="float" office:value="0.472160698133359" calcext:value-type="float">
            <text:p>0.4721606981</text:p>
          </table:table-cell>
        </table:table-row>
        <table:table-row table:style-name="ro1">
          <table:table-cell office:value-type="float" office:value="0.470159080228701" calcext:value-type="float">
            <text:p>0.4701590802</text:p>
          </table:table-cell>
        </table:table-row>
        <table:table-row table:style-name="ro1">
          <table:table-cell office:value-type="float" office:value="0.468080021291164" calcext:value-type="float">
            <text:p>0.4680800213</text:p>
          </table:table-cell>
        </table:table-row>
        <table:table-row table:style-name="ro1">
          <table:table-cell office:value-type="float" office:value="0.465933736025397" calcext:value-type="float">
            <text:p>0.465933736</text:p>
          </table:table-cell>
        </table:table-row>
        <table:table-row table:style-name="ro1">
          <table:table-cell office:value-type="float" office:value="0.46373058798405" calcext:value-type="float">
            <text:p>0.463730588</text:p>
          </table:table-cell>
        </table:table-row>
        <table:table-row table:style-name="ro1">
          <table:table-cell office:value-type="float" office:value="0.461481057899632" calcext:value-type="float">
            <text:p>0.4614810579</text:p>
          </table:table-cell>
        </table:table-row>
        <table:table-row table:style-name="ro1">
          <table:table-cell office:value-type="float" office:value="0.459195712689136" calcext:value-type="float">
            <text:p>0.4591957127</text:p>
          </table:table-cell>
        </table:table-row>
        <table:table-row table:style-name="ro1">
          <table:table-cell office:value-type="float" office:value="0.456885175131429" calcext:value-type="float">
            <text:p>0.4568851751</text:p>
          </table:table-cell>
        </table:table-row>
        <table:table-row table:style-name="ro1">
          <table:table-cell office:value-type="float" office:value="0.454560094217404" calcext:value-type="float">
            <text:p>0.4545600942</text:p>
          </table:table-cell>
        </table:table-row>
        <table:table-row table:style-name="ro1">
          <table:table-cell office:value-type="float" office:value="0.452231116172902" calcext:value-type="float">
            <text:p>0.4522311162</text:p>
          </table:table-cell>
        </table:table-row>
        <table:table-row table:style-name="ro1">
          <table:table-cell office:value-type="float" office:value="0.4499088561544" calcext:value-type="float">
            <text:p>0.4499088562</text:p>
          </table:table-cell>
        </table:table-row>
        <table:table-row table:style-name="ro1">
          <table:table-cell office:value-type="float" office:value="0.447603870617461" calcext:value-type="float">
            <text:p>0.4476038706</text:p>
          </table:table-cell>
        </table:table-row>
        <table:table-row table:style-name="ro1">
          <table:table-cell office:value-type="float" office:value="0.445326630357948" calcext:value-type="float">
            <text:p>0.4453266304</text:p>
          </table:table-cell>
        </table:table-row>
        <table:table-row table:style-name="ro1">
          <table:table-cell office:value-type="float" office:value="0.443087494226013" calcext:value-type="float">
            <text:p>0.4430874942</text:p>
          </table:table-cell>
        </table:table-row>
        <table:table-row table:style-name="ro1">
          <table:table-cell office:value-type="float" office:value="0.440896683512839" calcext:value-type="float">
            <text:p>0.4408966835</text:p>
          </table:table-cell>
        </table:table-row>
        <table:table-row table:style-name="ro1">
          <table:table-cell office:value-type="float" office:value="0.438764257010155" calcext:value-type="float">
            <text:p>0.438764257</text:p>
          </table:table-cell>
        </table:table-row>
        <table:table-row table:style-name="ro1">
          <table:table-cell office:value-type="float" office:value="0.436700086742518" calcext:value-type="float">
            <text:p>0.4367000867</text:p>
          </table:table-cell>
        </table:table-row>
        <table:table-row table:style-name="ro1">
          <table:table-cell office:value-type="float" office:value="0.434713834372352" calcext:value-type="float">
            <text:p>0.4347138344</text:p>
          </table:table-cell>
        </table:table-row>
        <table:table-row table:style-name="ro1">
          <table:table-cell office:value-type="float" office:value="0.432814928277763" calcext:value-type="float">
            <text:p>0.4328149283</text:p>
          </table:table-cell>
        </table:table-row>
        <table:table-row table:style-name="ro1">
          <table:table-cell office:value-type="float" office:value="0.431012541303111" calcext:value-type="float">
            <text:p>0.4310125413</text:p>
          </table:table-cell>
        </table:table-row>
        <table:table-row table:style-name="ro1">
          <table:table-cell office:value-type="float" office:value="0.429315569182353" calcext:value-type="float">
            <text:p>0.4293155692</text:p>
          </table:table-cell>
        </table:table-row>
        <table:table-row table:style-name="ro1">
          <table:table-cell office:value-type="float" office:value="0.427732609635147" calcext:value-type="float">
            <text:p>0.4277326096</text:p>
          </table:table-cell>
        </table:table-row>
        <table:table-row table:style-name="ro1">
          <table:table-cell office:value-type="float" office:value="0.426271942135726" calcext:value-type="float">
            <text:p>0.4262719421</text:p>
          </table:table-cell>
        </table:table-row>
        <table:table-row table:style-name="ro1">
          <table:table-cell office:value-type="float" office:value="0.424941508354535" calcext:value-type="float">
            <text:p>0.4249415084</text:p>
          </table:table-cell>
        </table:table-row>
        <table:table-row table:style-name="ro1">
          <table:table-cell office:value-type="float" office:value="0.423748893272632" calcext:value-type="float">
            <text:p>0.4237488933</text:p>
          </table:table-cell>
        </table:table-row>
        <table:table-row table:style-name="ro1">
          <table:table-cell office:value-type="float" office:value="0.42270130696886" calcext:value-type="float">
            <text:p>0.422701307</text:p>
          </table:table-cell>
        </table:table-row>
        <table:table-row table:style-name="ro1">
          <table:table-cell office:value-type="float" office:value="0.421805567079775" calcext:value-type="float">
            <text:p>0.4218055671</text:p>
          </table:table-cell>
        </table:table-row>
        <table:table-row table:style-name="ro1">
          <table:table-cell office:value-type="float" office:value="0.421068081932352" calcext:value-type="float">
            <text:p>0.4210680819</text:p>
          </table:table-cell>
        </table:table-row>
        <table:table-row table:style-name="ro1">
          <table:table-cell office:value-type="float" office:value="0.420494834349445" calcext:value-type="float">
            <text:p>0.4204948343</text:p>
          </table:table-cell>
        </table:table-row>
        <table:table-row table:style-name="ro1">
          <table:table-cell office:value-type="float" office:value="0.420091366128019" calcext:value-type="float">
            <text:p>0.4200913661</text:p>
          </table:table-cell>
        </table:table-row>
        <table:table-row table:style-name="ro1">
          <table:table-cell office:value-type="float" office:value="0.419862763190143" calcext:value-type="float">
            <text:p>0.4198627632</text:p>
          </table:table-cell>
        </table:table-row>
        <table:table-row table:style-name="ro1">
          <table:table-cell office:value-type="float" office:value="0.419813641406759" calcext:value-type="float">
            <text:p>0.4198136414</text:p>
          </table:table-cell>
        </table:table-row>
        <table:table-row table:style-name="ro1">
          <table:table-cell office:value-type="float" office:value="0.419948133094199" calcext:value-type="float">
            <text:p>0.4199481331</text:p>
          </table:table-cell>
        </table:table-row>
        <table:table-row table:style-name="ro1">
          <table:table-cell office:value-type="float" office:value="0.420269874183481" calcext:value-type="float">
            <text:p>0.4202698742</text:p>
          </table:table-cell>
        </table:table-row>
        <table:table-row table:style-name="ro1">
          <table:table-cell office:value-type="float" office:value="0.420781992062373" calcext:value-type="float">
            <text:p>0.4207819921</text:p>
          </table:table-cell>
        </table:table-row>
        <table:table-row table:style-name="ro1">
          <table:table-cell office:value-type="float" office:value="0.421487094090203" calcext:value-type="float">
            <text:p>0.4214870941</text:p>
          </table:table-cell>
        </table:table-row>
        <table:table-row table:style-name="ro1">
          <table:table-cell office:value-type="float" office:value="0.42238725678546" calcext:value-type="float">
            <text:p>0.4223872568</text:p>
          </table:table-cell>
        </table:table-row>
        <table:table-row table:style-name="ro1">
          <table:table-cell office:value-type="float" office:value="0.423484015686143" calcext:value-type="float">
            <text:p>0.4234840157</text:p>
          </table:table-cell>
        </table:table-row>
        <table:table-row table:style-name="ro1">
          <table:table-cell office:value-type="float" office:value="0.424778355882877" calcext:value-type="float">
            <text:p>0.4247783559</text:p>
          </table:table-cell>
        </table:table-row>
        <table:table-row table:style-name="ro1">
          <table:table-cell office:value-type="float" office:value="0.426270703224807" calcext:value-type="float">
            <text:p>0.4262707032</text:p>
          </table:table-cell>
        </table:table-row>
        <table:table-row table:style-name="ro1">
          <table:table-cell office:value-type="float" office:value="0.427960916198241" calcext:value-type="float">
            <text:p>0.4279609162</text:p>
          </table:table-cell>
        </table:table-row>
        <table:table-row table:style-name="ro1">
          <table:table-cell office:value-type="float" office:value="0.429848278478069" calcext:value-type="float">
            <text:p>0.4298482785</text:p>
          </table:table-cell>
        </table:table-row>
        <table:table-row table:style-name="ro1">
          <table:table-cell office:value-type="float" office:value="0.431931492151944" calcext:value-type="float">
            <text:p>0.4319314922</text:p>
          </table:table-cell>
        </table:table-row>
        <table:table-row table:style-name="ro1">
          <table:table-cell office:value-type="float" office:value="0.434208671617228" calcext:value-type="float">
            <text:p>0.4342086716</text:p>
          </table:table-cell>
        </table:table-row>
        <table:table-row table:style-name="ro1">
          <table:table-cell office:value-type="float" office:value="0.436677338150711" calcext:value-type="float">
            <text:p>0.4366773382</text:p>
          </table:table-cell>
        </table:table-row>
        <table:table-row table:style-name="ro1">
          <table:table-cell office:value-type="float" office:value="0.439334415151078" calcext:value-type="float">
            <text:p>0.4393344152</text:p>
          </table:table-cell>
        </table:table-row>
        <table:table-row table:style-name="ro1">
          <table:table-cell office:value-type="float" office:value="0.442176224054163" calcext:value-type="float">
            <text:p>0.4421762241</text:p>
          </table:table-cell>
        </table:table-row>
        <table:table-row table:style-name="ro1">
          <table:table-cell office:value-type="float" office:value="0.445198480920949" calcext:value-type="float">
            <text:p>0.4451984809</text:p>
          </table:table-cell>
        </table:table-row>
        <table:table-row table:style-name="ro1">
          <table:table-cell office:value-type="float" office:value="0.448396293698352" calcext:value-type="float">
            <text:p>0.4483962937</text:p>
          </table:table-cell>
        </table:table-row>
        <table:table-row table:style-name="ro1">
          <table:table-cell office:value-type="float" office:value="0.451764160152752" calcext:value-type="float">
            <text:p>0.4517641602</text:p>
          </table:table-cell>
        </table:table-row>
        <table:table-row table:style-name="ro1">
          <table:table-cell office:value-type="float" office:value="0.455295966476306" calcext:value-type="float">
            <text:p>0.4552959665</text:p>
          </table:table-cell>
        </table:table-row>
        <table:table-row table:style-name="ro1">
          <table:table-cell office:value-type="float" office:value="0.458984986566012" calcext:value-type="float">
            <text:p>0.4589849866</text:p>
          </table:table-cell>
        </table:table-row>
        <table:table-row table:style-name="ro1">
          <table:table-cell office:value-type="float" office:value="0.462823881975551" calcext:value-type="float">
            <text:p>0.462823882</text:p>
          </table:table-cell>
        </table:table-row>
        <table:table-row table:style-name="ro1">
          <table:table-cell office:value-type="float" office:value="0.466804702539886" calcext:value-type="float">
            <text:p>0.4668047025</text:p>
          </table:table-cell>
        </table:table-row>
        <table:table-row table:style-name="ro1">
          <table:table-cell office:value-type="float" office:value="0.470918887672632" calcext:value-type="float">
            <text:p>0.4709188877</text:p>
          </table:table-cell>
        </table:table-row>
        <table:table-row table:style-name="ro1">
          <table:table-cell office:value-type="float" office:value="0.475157268336185" calcext:value-type="float">
            <text:p>0.4751572683</text:p>
          </table:table-cell>
        </table:table-row>
        <table:table-row table:style-name="ro1">
          <table:table-cell office:value-type="float" office:value="0.479510069684624" calcext:value-type="float">
            <text:p>0.4795100697</text:p>
          </table:table-cell>
        </table:table-row>
        <table:table-row table:style-name="ro1">
          <table:table-cell office:value-type="float" office:value="0.483966914379374" calcext:value-type="float">
            <text:p>0.4839669144</text:p>
          </table:table-cell>
        </table:table-row>
        <table:table-row table:style-name="ro1">
          <table:table-cell office:value-type="float" office:value="0.488516826577632" calcext:value-type="float">
            <text:p>0.4885168266</text:p>
          </table:table-cell>
        </table:table-row>
        <table:table-row table:style-name="ro1">
          <table:table-cell office:value-type="float" office:value="0.493148236593569" calcext:value-type="float">
            <text:p>0.4931482366</text:p>
          </table:table-cell>
        </table:table-row>
        <table:table-row table:style-name="ro1">
          <table:table-cell office:value-type="float" office:value="0.497848986232283" calcext:value-type="float">
            <text:p>0.4978489862</text:p>
          </table:table-cell>
        </table:table-row>
        <table:table-row table:style-name="ro1">
          <table:table-cell office:value-type="float" office:value="0.50260633479653" calcext:value-type="float">
            <text:p>0.5026063348</text:p>
          </table:table-cell>
        </table:table-row>
        <table:table-row table:style-name="ro1">
          <table:table-cell office:value-type="float" office:value="0.507406965766212" calcext:value-type="float">
            <text:p>0.5074069658</text:p>
          </table:table-cell>
        </table:table-row>
        <table:table-row table:style-name="ro1">
          <table:table-cell office:value-type="float" office:value="0.512236994150635" calcext:value-type="float">
            <text:p>0.5122369942</text:p>
          </table:table-cell>
        </table:table-row>
        <table:table-row table:style-name="ro1">
          <table:table-cell office:value-type="float" office:value="0.517081974513534" calcext:value-type="float">
            <text:p>0.5170819745</text:p>
          </table:table-cell>
        </table:table-row>
        <table:table-row table:style-name="ro1">
          <table:table-cell office:value-type="float" office:value="0.44470586080553" calcext:value-type="float">
            <text:p>0.4447058608</text:p>
          </table:table-cell>
        </table:table-row>
        <table:table-row table:style-name="ro1">
          <table:table-cell office:value-type="float" office:value="0.447966618109256" calcext:value-type="float">
            <text:p>0.4479666181</text:p>
          </table:table-cell>
        </table:table-row>
        <table:table-row table:style-name="ro1">
          <table:table-cell office:value-type="float" office:value="0.451182031230566" calcext:value-type="float">
            <text:p>0.4511820312</text:p>
          </table:table-cell>
        </table:table-row>
        <table:table-row table:style-name="ro1">
          <table:table-cell office:value-type="float" office:value="0.454331979497358" calcext:value-type="float">
            <text:p>0.4543319795</text:p>
          </table:table-cell>
        </table:table-row>
        <table:table-row table:style-name="ro1">
          <table:table-cell office:value-type="float" office:value="0.457398019845148" calcext:value-type="float">
            <text:p>0.4573980198</text:p>
          </table:table-cell>
        </table:table-row>
        <table:table-row table:style-name="ro1">
          <table:table-cell office:value-type="float" office:value="0.460363331675471" calcext:value-type="float">
            <text:p>0.4603633317</text:p>
          </table:table-cell>
        </table:table-row>
        <table:table-row table:style-name="ro1">
          <table:table-cell office:value-type="float" office:value="0.463212662387063" calcext:value-type="float">
            <text:p>0.4632126624</text:p>
          </table:table-cell>
        </table:table-row>
        <table:table-row table:style-name="ro1">
          <table:table-cell office:value-type="float" office:value="0.465932273579822" calcext:value-type="float">
            <text:p>0.4659322736</text:p>
          </table:table-cell>
        </table:table-row>
        <table:table-row table:style-name="ro1">
          <table:table-cell office:value-type="float" office:value="0.468509887931553" calcext:value-type="float">
            <text:p>0.4685098879</text:p>
          </table:table-cell>
        </table:table-row>
        <table:table-row table:style-name="ro1">
          <table:table-cell office:value-type="float" office:value="0.470934636747489" calcext:value-type="float">
            <text:p>0.4709346367</text:p>
          </table:table-cell>
        </table:table-row>
        <table:table-row table:style-name="ro1">
          <table:table-cell office:value-type="float" office:value="0.473197008182597" calcext:value-type="float">
            <text:p>0.4731970082</text:p>
          </table:table-cell>
        </table:table-row>
        <table:table-row table:style-name="ro1">
          <table:table-cell office:value-type="float" office:value="0.475288796136667" calcext:value-type="float">
            <text:p>0.4752887961</text:p>
          </table:table-cell>
        </table:table-row>
        <table:table-row table:style-name="ro1">
          <table:table-cell office:value-type="float" office:value="0.477203049822171" calcext:value-type="float">
            <text:p>0.4772030498</text:p>
          </table:table-cell>
        </table:table-row>
        <table:table-row table:style-name="ro1">
          <table:table-cell office:value-type="float" office:value="0.478934024004918" calcext:value-type="float">
            <text:p>0.478934024</text:p>
          </table:table-cell>
        </table:table-row>
        <table:table-row table:style-name="ro1">
          <table:table-cell office:value-type="float" office:value="0.480477129917478" calcext:value-type="float">
            <text:p>0.4804771299</text:p>
          </table:table-cell>
        </table:table-row>
        <table:table-row table:style-name="ro1">
          <table:table-cell office:value-type="float" office:value="0.48182888684539" calcext:value-type="float">
            <text:p>0.4818288868</text:p>
          </table:table-cell>
        </table:table-row>
        <table:table-row table:style-name="ro1">
          <table:table-cell office:value-type="float" office:value="0.482986874386158" calcext:value-type="float">
            <text:p>0.4829868744</text:p>
          </table:table-cell>
        </table:table-row>
        <table:table-row table:style-name="ro1">
          <table:table-cell office:value-type="float" office:value="0.483949685381013" calcext:value-type="float">
            <text:p>0.4839496854</text:p>
          </table:table-cell>
        </table:table-row>
        <table:table-row table:style-name="ro1">
          <table:table-cell office:value-type="float" office:value="0.484716879519473" calcext:value-type="float">
            <text:p>0.4847168795</text:p>
          </table:table-cell>
        </table:table-row>
        <table:table-row table:style-name="ro1">
          <table:table-cell office:value-type="float" office:value="0.48528893761667" calcext:value-type="float">
            <text:p>0.4852889376</text:p>
          </table:table-cell>
        </table:table-row>
        <table:table-row table:style-name="ro1">
          <table:table-cell office:value-type="float" office:value="0.485667216563466" calcext:value-type="float">
            <text:p>0.4856672166</text:p>
          </table:table-cell>
        </table:table-row>
        <table:table-row table:style-name="ro1">
          <table:table-cell office:value-type="float" office:value="0.485853904949347" calcext:value-type="float">
            <text:p>0.4858539049</text:p>
          </table:table-cell>
        </table:table-row>
        <table:table-row table:style-name="ro1">
          <table:table-cell office:value-type="float" office:value="0.485851979358096" calcext:value-type="float">
            <text:p>0.4858519794</text:p>
          </table:table-cell>
        </table:table-row>
        <table:table-row table:style-name="ro1">
          <table:table-cell office:value-type="float" office:value="0.485665161336253" calcext:value-type="float">
            <text:p>0.4856651613</text:p>
          </table:table-cell>
        </table:table-row>
        <table:table-row table:style-name="ro1">
          <table:table-cell office:value-type="float" office:value="0.48529787503435" calcext:value-type="float">
            <text:p>0.485297875</text:p>
          </table:table-cell>
        </table:table-row>
        <table:table-row table:style-name="ro1">
          <table:table-cell office:value-type="float" office:value="0.484755205520925" calcext:value-type="float">
            <text:p>0.4847552055</text:p>
          </table:table-cell>
        </table:table-row>
        <table:table-row table:style-name="ro1">
          <table:table-cell office:value-type="float" office:value="0.484042857769327" calcext:value-type="float">
            <text:p>0.4840428578</text:p>
          </table:table-cell>
        </table:table-row>
        <table:table-row table:style-name="ro1">
          <table:table-cell office:value-type="float" office:value="0.483167116317293" calcext:value-type="float">
            <text:p>0.4831671163</text:p>
          </table:table-cell>
        </table:table-row>
        <table:table-row table:style-name="ro1">
          <table:table-cell office:value-type="float" office:value="0.482134805599305" calcext:value-type="float">
            <text:p>0.4821348056</text:p>
          </table:table-cell>
        </table:table-row>
        <table:table-row table:style-name="ro1">
          <table:table-cell office:value-type="float" office:value="0.480953250951737" calcext:value-type="float">
            <text:p>0.480953251</text:p>
          </table:table-cell>
        </table:table-row>
        <table:table-row table:style-name="ro1">
          <table:table-cell office:value-type="float" office:value="0.479630240290773" calcext:value-type="float">
            <text:p>0.4796302403</text:p>
          </table:table-cell>
        </table:table-row>
        <table:table-row table:style-name="ro1">
          <table:table-cell office:value-type="float" office:value="0.47817398646311" calcext:value-type="float">
            <text:p>0.4781739865</text:p>
          </table:table-cell>
        </table:table-row>
        <table:table-row table:style-name="ro1">
          <table:table-cell office:value-type="float" office:value="0.476593090269446" calcext:value-type="float">
            <text:p>0.4765930903</text:p>
          </table:table-cell>
        </table:table-row>
        <table:table-row table:style-name="ro1">
          <table:table-cell office:value-type="float" office:value="0.474896504160739" calcext:value-type="float">
            <text:p>0.4748965042</text:p>
          </table:table-cell>
        </table:table-row>
        <table:table-row table:style-name="ro1">
          <table:table-cell office:value-type="float" office:value="0.473093496607256" calcext:value-type="float">
            <text:p>0.4730934966</text:p>
          </table:table-cell>
        </table:table-row>
        <table:table-row table:style-name="ro1">
          <table:table-cell office:value-type="float" office:value="0.4711936171404" calcext:value-type="float">
            <text:p>0.4711936171</text:p>
          </table:table-cell>
        </table:table-row>
        <table:table-row table:style-name="ro1">
          <table:table-cell office:value-type="float" office:value="0.469206662067314" calcext:value-type="float">
            <text:p>0.4692066621</text:p>
          </table:table-cell>
        </table:table-row>
        <table:table-row table:style-name="ro1">
          <table:table-cell office:value-type="float" office:value="0.467142640858272" calcext:value-type="float">
            <text:p>0.4671426409</text:p>
          </table:table-cell>
        </table:table-row>
        <table:table-row table:style-name="ro1">
          <table:table-cell office:value-type="float" office:value="0.465011743206849" calcext:value-type="float">
            <text:p>0.4650117432</text:p>
          </table:table-cell>
        </table:table-row>
        <table:table-row table:style-name="ro1">
          <table:table-cell office:value-type="float" office:value="0.462824306762865" calcext:value-type="float">
            <text:p>0.4628243068</text:p>
          </table:table-cell>
        </table:table-row>
        <table:table-row table:style-name="ro1">
          <table:table-cell office:value-type="float" office:value="0.460590785538124" calcext:value-type="float">
            <text:p>0.4605907855</text:p>
          </table:table-cell>
        </table:table-row>
        <table:table-row table:style-name="ro1">
          <table:table-cell office:value-type="float" office:value="0.45832171898492" calcext:value-type="float">
            <text:p>0.458321719</text:p>
          </table:table-cell>
        </table:table-row>
        <table:table-row table:style-name="ro1">
          <table:table-cell office:value-type="float" office:value="0.456027701747331" calcext:value-type="float">
            <text:p>0.4560277017</text:p>
          </table:table-cell>
        </table:table-row>
        <table:table-row table:style-name="ro1">
          <table:table-cell office:value-type="float" office:value="0.453719354085292" calcext:value-type="float">
            <text:p>0.4537193541</text:p>
          </table:table-cell>
        </table:table-row>
        <table:table-row table:style-name="ro1">
          <table:table-cell office:value-type="float" office:value="0.451407292971449" calcext:value-type="float">
            <text:p>0.451407293</text:p>
          </table:table-cell>
        </table:table-row>
        <table:table-row table:style-name="ro1">
          <table:table-cell office:value-type="float" office:value="0.449102103860798" calcext:value-type="float">
            <text:p>0.4491021039</text:p>
          </table:table-cell>
        </table:table-row>
        <table:table-row table:style-name="ro1">
          <table:table-cell office:value-type="float" office:value="0.446814313133094" calcext:value-type="float">
            <text:p>0.4468143131</text:p>
          </table:table-cell>
        </table:table-row>
        <table:table-row table:style-name="ro1">
          <table:table-cell office:value-type="float" office:value="0.444554361208054" calcext:value-type="float">
            <text:p>0.4445543612</text:p>
          </table:table-cell>
        </table:table-row>
        <table:table-row table:style-name="ro1">
          <table:table-cell office:value-type="float" office:value="0.442332576333332" calcext:value-type="float">
            <text:p>0.4423325763</text:p>
          </table:table-cell>
        </table:table-row>
        <table:table-row table:style-name="ro1">
          <table:table-cell office:value-type="float" office:value="0.440159149045276" calcext:value-type="float">
            <text:p>0.440159149</text:p>
          </table:table-cell>
        </table:table-row>
        <table:table-row table:style-name="ro1">
          <table:table-cell office:value-type="float" office:value="0.438044107302473" calcext:value-type="float">
            <text:p>0.4380441073</text:p>
          </table:table-cell>
        </table:table-row>
        <table:table-row table:style-name="ro1">
          <table:table-cell office:value-type="float" office:value="0.435997292292062" calcext:value-type="float">
            <text:p>0.4359972923</text:p>
          </table:table-cell>
        </table:table-row>
        <table:table-row table:style-name="ro1">
          <table:table-cell office:value-type="float" office:value="0.434028334908841" calcext:value-type="float">
            <text:p>0.4340283349</text:p>
          </table:table-cell>
        </table:table-row>
        <table:table-row table:style-name="ro1">
          <table:table-cell office:value-type="float" office:value="0.432146632907146" calcext:value-type="float">
            <text:p>0.4321466329</text:p>
          </table:table-cell>
        </table:table-row>
        <table:table-row table:style-name="ro1">
          <table:table-cell office:value-type="float" office:value="0.430361328725517" calcext:value-type="float">
            <text:p>0.4303613287</text:p>
          </table:table-cell>
        </table:table-row>
        <table:table-row table:style-name="ro1">
          <table:table-cell office:value-type="float" office:value="0.428681287984135" calcext:value-type="float">
            <text:p>0.428681288</text:p>
          </table:table-cell>
        </table:table-row>
        <table:table-row table:style-name="ro1">
          <table:table-cell office:value-type="float" office:value="0.427115078655057" calcext:value-type="float">
            <text:p>0.4271150787</text:p>
          </table:table-cell>
        </table:table-row>
        <table:table-row table:style-name="ro1">
          <table:table-cell office:value-type="float" office:value="0.425670950905212" calcext:value-type="float">
            <text:p>0.4256709509</text:p>
          </table:table-cell>
        </table:table-row>
        <table:table-row table:style-name="ro1">
          <table:table-cell office:value-type="float" office:value="0.424356817612193" calcext:value-type="float">
            <text:p>0.4243568176</text:p>
          </table:table-cell>
        </table:table-row>
        <table:table-row table:style-name="ro1">
          <table:table-cell office:value-type="float" office:value="0.423180235552821" calcext:value-type="float">
            <text:p>0.4231802356</text:p>
          </table:table-cell>
        </table:table-row>
        <table:table-row table:style-name="ro1">
          <table:table-cell office:value-type="float" office:value="0.422148387264496" calcext:value-type="float">
            <text:p>0.4221483873</text:p>
          </table:table-cell>
        </table:table-row>
        <table:table-row table:style-name="ro1">
          <table:table-cell office:value-type="float" office:value="0.421268063579324" calcext:value-type="float">
            <text:p>0.4212680636</text:p>
          </table:table-cell>
        </table:table-row>
        <table:table-row table:style-name="ro1">
          <table:table-cell office:value-type="float" office:value="0.420545646831029" calcext:value-type="float">
            <text:p>0.4205456468</text:p>
          </table:table-cell>
        </table:table-row>
        <table:table-row table:style-name="ro1">
          <table:table-cell office:value-type="float" office:value="0.419987094734639" calcext:value-type="float">
            <text:p>0.4199870947</text:p>
          </table:table-cell>
        </table:table-row>
        <table:table-row table:style-name="ro1">
          <table:table-cell office:value-type="float" office:value="0.419597924938966" calcext:value-type="float">
            <text:p>0.4195979249</text:p>
          </table:table-cell>
        </table:table-row>
        <table:table-row table:style-name="ro1">
          <table:table-cell office:value-type="float" office:value="0.419383200251847" calcext:value-type="float">
            <text:p>0.4193832003</text:p>
          </table:table-cell>
        </table:table-row>
        <table:table-row table:style-name="ro1">
          <table:table-cell office:value-type="float" office:value="0.419347514538188" calcext:value-type="float">
            <text:p>0.4193475145</text:p>
          </table:table-cell>
        </table:table-row>
        <table:table-row table:style-name="ro1">
          <table:table-cell office:value-type="float" office:value="0.419494979290774" calcext:value-type="float">
            <text:p>0.4194949793</text:p>
          </table:table-cell>
        </table:table-row>
        <table:table-row table:style-name="ro1">
          <table:table-cell office:value-type="float" office:value="0.419829210873861" calcext:value-type="float">
            <text:p>0.4198292109</text:p>
          </table:table-cell>
        </table:table-row>
        <table:table-row table:style-name="ro1">
          <table:table-cell office:value-type="float" office:value="0.420353318439559" calcext:value-type="float">
            <text:p>0.4203533184</text:p>
          </table:table-cell>
        </table:table-row>
        <table:table-row table:style-name="ro1">
          <table:table-cell office:value-type="float" office:value="0.42106989251698" calcext:value-type="float">
            <text:p>0.4210698925</text:p>
          </table:table-cell>
        </table:table-row>
        <table:table-row table:style-name="ro1">
          <table:table-cell office:value-type="float" office:value="0.421980994274185" calcext:value-type="float">
            <text:p>0.4219809943</text:p>
          </table:table-cell>
        </table:table-row>
        <table:table-row table:style-name="ro1">
          <table:table-cell office:value-type="float" office:value="0.423088145452894" calcext:value-type="float">
            <text:p>0.4230881455</text:p>
          </table:table-cell>
        </table:table-row>
        <table:table-row table:style-name="ro1">
          <table:table-cell office:value-type="float" office:value="0.424392318975993" calcext:value-type="float">
            <text:p>0.424392319</text:p>
          </table:table-cell>
        </table:table-row>
        <table:table-row table:style-name="ro1">
          <table:table-cell office:value-type="float" office:value="0.425893930227807" calcext:value-type="float">
            <text:p>0.4258939302</text:p>
          </table:table-cell>
        </table:table-row>
        <table:table-row table:style-name="ro1">
          <table:table-cell office:value-type="float" office:value="0.427592829007169" calcext:value-type="float">
            <text:p>0.427592829</text:p>
          </table:table-cell>
        </table:table-row>
        <table:table-row table:style-name="ro1">
          <table:table-cell office:value-type="float" office:value="0.429488292153254" calcext:value-type="float">
            <text:p>0.4294882922</text:p>
          </table:table-cell>
        </table:table-row>
        <table:table-row table:style-name="ro1">
          <table:table-cell office:value-type="float" office:value="0.431579016844208" calcext:value-type="float">
            <text:p>0.4315790168</text:p>
          </table:table-cell>
        </table:table-row>
        <table:table-row table:style-name="ro1">
          <table:table-cell office:value-type="float" office:value="0.433863114568548" calcext:value-type="float">
            <text:p>0.4338631146</text:p>
          </table:table-cell>
        </table:table-row>
        <table:table-row table:style-name="ro1">
          <table:table-cell office:value-type="float" office:value="0.43633810576935" calcext:value-type="float">
            <text:p>0.4363381058</text:p>
          </table:table-cell>
        </table:table-row>
        <table:table-row table:style-name="ro1">
          <table:table-cell office:value-type="float" office:value="0.439000915161211" calcext:value-type="float">
            <text:p>0.4390009152</text:p>
          </table:table-cell>
        </table:table-row>
        <table:table-row table:style-name="ro1">
          <table:table-cell office:value-type="float" office:value="0.441847867719997" calcext:value-type="float">
            <text:p>0.4418478677</text:p>
          </table:table-cell>
        </table:table-row>
        <table:table-row table:style-name="ro1">
          <table:table-cell office:value-type="float" office:value="0.444874685345372" calcext:value-type="float">
            <text:p>0.4448746853</text:p>
          </table:table-cell>
        </table:table-row>
        <table:table-row table:style-name="ro1">
          <table:table-cell office:value-type="float" office:value="0.448076484196102" calcext:value-type="float">
            <text:p>0.4480764842</text:p>
          </table:table-cell>
        </table:table-row>
        <table:table-row table:style-name="ro1">
          <table:table-cell office:value-type="float" office:value="0.451447772698148" calcext:value-type="float">
            <text:p>0.4514477727</text:p>
          </table:table-cell>
        </table:table-row>
        <table:table-row table:style-name="ro1">
          <table:table-cell office:value-type="float" office:value="0.454982450225533" calcext:value-type="float">
            <text:p>0.4549824502</text:p>
          </table:table-cell>
        </table:table-row>
        <table:table-row table:style-name="ro1">
          <table:table-cell office:value-type="float" office:value="0.458673806453994" calcext:value-type="float">
            <text:p>0.4586738065</text:p>
          </table:table-cell>
        </table:table-row>
        <table:table-row table:style-name="ro1">
          <table:table-cell office:value-type="float" office:value="0.462514521387415" calcext:value-type="float">
            <text:p>0.4625145214</text:p>
          </table:table-cell>
        </table:table-row>
        <table:table-row table:style-name="ro1">
          <table:table-cell office:value-type="float" office:value="0.466496666057034" calcext:value-type="float">
            <text:p>0.4664966661</text:p>
          </table:table-cell>
        </table:table-row>
        <table:table-row table:style-name="ro1">
          <table:table-cell office:value-type="float" office:value="0.470611703893444" calcext:value-type="float">
            <text:p>0.4706117039</text:p>
          </table:table-cell>
        </table:table-row>
        <table:table-row table:style-name="ro1">
          <table:table-cell office:value-type="float" office:value="0.474850492771363" calcext:value-type="float">
            <text:p>0.4748504928</text:p>
          </table:table-cell>
        </table:table-row>
        <table:table-row table:style-name="ro1">
          <table:table-cell office:value-type="float" office:value="0.479203287727187" calcext:value-type="float">
            <text:p>0.4792032877</text:p>
          </table:table-cell>
        </table:table-row>
        <table:table-row table:style-name="ro1">
          <table:table-cell office:value-type="float" office:value="0.483659744349328" calcext:value-type="float">
            <text:p>0.4836597443</text:p>
          </table:table-cell>
        </table:table-row>
        <table:table-row table:style-name="ro1">
          <table:table-cell office:value-type="float" office:value="0.488208922841334" calcext:value-type="float">
            <text:p>0.4882089228</text:p>
          </table:table-cell>
        </table:table-row>
        <table:table-row table:style-name="ro1">
          <table:table-cell office:value-type="float" office:value="0.492839292757783" calcext:value-type="float">
            <text:p>0.4928392928</text:p>
          </table:table-cell>
        </table:table-row>
        <table:table-row table:style-name="ro1">
          <table:table-cell office:value-type="float" office:value="0.497538738412959" calcext:value-type="float">
            <text:p>0.4975387384</text:p>
          </table:table-cell>
        </table:table-row>
        <table:table-row table:style-name="ro1">
          <table:table-cell office:value-type="float" office:value="0.502294564962318" calcext:value-type="float">
            <text:p>0.502294565</text:p>
          </table:table-cell>
        </table:table-row>
        <table:table-row table:style-name="ro1">
          <table:table-cell office:value-type="float" office:value="0.507093505156725" calcext:value-type="float">
            <text:p>0.5070935052</text:p>
          </table:table-cell>
        </table:table-row>
        <table:table-row table:style-name="ro1">
          <table:table-cell office:value-type="float" office:value="0.511921726769471" calcext:value-type="float">
            <text:p>0.5119217268</text:p>
          </table:table-cell>
        </table:table-row>
        <table:table-row table:style-name="ro1">
          <table:table-cell office:value-type="float" office:value="0.516764840696083" calcext:value-type="float">
            <text:p>0.5167648407</text:p>
          </table:table-cell>
        </table:table-row>
        <table:table-row table:style-name="ro1">
          <table:table-cell office:value-type="float" office:value="0.443583416368495" calcext:value-type="float">
            <text:p>0.4435834164</text:p>
          </table:table-cell>
        </table:table-row>
        <table:table-row table:style-name="ro1">
          <table:table-cell office:value-type="float" office:value="0.446842029370998" calcext:value-type="float">
            <text:p>0.4468420294</text:p>
          </table:table-cell>
        </table:table-row>
        <table:table-row table:style-name="ro1">
          <table:table-cell office:value-type="float" office:value="0.450055404496196" calcext:value-type="float">
            <text:p>0.4500554045</text:p>
          </table:table-cell>
        </table:table-row>
        <table:table-row table:style-name="ro1">
          <table:table-cell office:value-type="float" office:value="0.453203469451778" calcext:value-type="float">
            <text:p>0.4532034695</text:p>
          </table:table-cell>
        </table:table-row>
        <table:table-row table:style-name="ro1">
          <table:table-cell office:value-type="float" office:value="0.456267826366778" calcext:value-type="float">
            <text:p>0.4562678264</text:p>
          </table:table-cell>
        </table:table-row>
        <table:table-row table:style-name="ro1">
          <table:table-cell office:value-type="float" office:value="0.459231696717254" calcext:value-type="float">
            <text:p>0.4592316967</text:p>
          </table:table-cell>
        </table:table-row>
        <table:table-row table:style-name="ro1">
          <table:table-cell office:value-type="float" office:value="0.462079866924765" calcext:value-type="float">
            <text:p>0.4620798669</text:p>
          </table:table-cell>
        </table:table-row>
        <table:table-row table:style-name="ro1">
          <table:table-cell office:value-type="float" office:value="0.464798634627649" calcext:value-type="float">
            <text:p>0.4647986346</text:p>
          </table:table-cell>
        </table:table-row>
        <table:table-row table:style-name="ro1">
          <table:table-cell office:value-type="float" office:value="0.467375755625101" calcext:value-type="float">
            <text:p>0.4673757556</text:p>
          </table:table-cell>
        </table:table-row>
        <table:table-row table:style-name="ro1">
          <table:table-cell office:value-type="float" office:value="0.469800391494045" calcext:value-type="float">
            <text:p>0.4698003915</text:p>
          </table:table-cell>
        </table:table-row>
        <table:table-row table:style-name="ro1">
          <table:table-cell office:value-type="float" office:value="0.472063057878807" calcext:value-type="float">
            <text:p>0.4720630579</text:p>
          </table:table-cell>
        </table:table-row>
        <table:table-row table:style-name="ro1">
          <table:table-cell office:value-type="float" office:value="0.47415557345359" calcext:value-type="float">
            <text:p>0.4741555735</text:p>
          </table:table-cell>
        </table:table-row>
        <table:table-row table:style-name="ro1">
          <table:table-cell office:value-type="float" office:value="0.47607100955774" calcext:value-type="float">
            <text:p>0.4760710096</text:p>
          </table:table-cell>
        </table:table-row>
        <table:table-row table:style-name="ro1">
          <table:table-cell office:value-type="float" office:value="0.477803640503819" calcext:value-type="float">
            <text:p>0.4778036405</text:p>
          </table:table-cell>
        </table:table-row>
        <table:table-row table:style-name="ro1">
          <table:table-cell office:value-type="float" office:value="0.479348894558472" calcext:value-type="float">
            <text:p>0.4793488946</text:p>
          </table:table-cell>
        </table:table-row>
        <table:table-row table:style-name="ro1">
          <table:table-cell office:value-type="float" office:value="0.48070330559609" calcext:value-type="float">
            <text:p>0.4807033056</text:p>
          </table:table-cell>
        </table:table-row>
        <table:table-row table:style-name="ro1">
          <table:table-cell office:value-type="float" office:value="0.48186446542528" calcext:value-type="float">
            <text:p>0.4818644654</text:p>
          </table:table-cell>
        </table:table-row>
        <table:table-row table:style-name="ro1">
          <table:table-cell office:value-type="float" office:value="0.482830976788124" calcext:value-type="float">
            <text:p>0.4828309768</text:p>
          </table:table-cell>
        </table:table-row>
        <table:table-row table:style-name="ro1">
          <table:table-cell office:value-type="float" office:value="0.483602407032246" calcext:value-type="float">
            <text:p>0.483602407</text:p>
          </table:table-cell>
        </table:table-row>
        <table:table-row table:style-name="ro1">
          <table:table-cell office:value-type="float" office:value="0.484179242455667" calcext:value-type="float">
            <text:p>0.4841792425</text:p>
          </table:table-cell>
        </table:table-row>
        <table:table-row table:style-name="ro1">
          <table:table-cell office:value-type="float" office:value="0.484562843324469" calcext:value-type="float">
            <text:p>0.4845628433</text:p>
          </table:table-cell>
        </table:table-row>
        <table:table-row table:style-name="ro1">
          <table:table-cell office:value-type="float" office:value="0.484755399563254" calcext:value-type="float">
            <text:p>0.4847553996</text:p>
          </table:table-cell>
        </table:table-row>
        <table:table-row table:style-name="ro1">
          <table:table-cell office:value-type="float" office:value="0.484759887118396" calcext:value-type="float">
            <text:p>0.4847598871</text:p>
          </table:table-cell>
        </table:table-row>
        <table:table-row table:style-name="ro1">
          <table:table-cell office:value-type="float" office:value="0.484580024994099" calcext:value-type="float">
            <text:p>0.484580025</text:p>
          </table:table-cell>
        </table:table-row>
        <table:table-row table:style-name="ro1">
          <table:table-cell office:value-type="float" office:value="0.484220232961253" calcext:value-type="float">
            <text:p>0.484220233</text:p>
          </table:table-cell>
        </table:table-row>
        <table:table-row table:style-name="ro1">
          <table:table-cell office:value-type="float" office:value="0.483685589939083" calcext:value-type="float">
            <text:p>0.4836855899</text:p>
          </table:table-cell>
        </table:table-row>
        <table:table-row table:style-name="ro1">
          <table:table-cell office:value-type="float" office:value="0.482981793049602" calcext:value-type="float">
            <text:p>0.482981793</text:p>
          </table:table-cell>
        </table:table-row>
        <table:table-row table:style-name="ro1">
          <table:table-cell office:value-type="float" office:value="0.482115117344862" calcext:value-type="float">
            <text:p>0.4821151173</text:p>
          </table:table-cell>
        </table:table-row>
        <table:table-row table:style-name="ro1">
          <table:table-cell office:value-type="float" office:value="0.481092376207001" calcext:value-type="float">
            <text:p>0.4810923762</text:p>
          </table:table-cell>
        </table:table-row>
        <table:table-row table:style-name="ro1">
          <table:table-cell office:value-type="float" office:value="0.47992088242109" calcext:value-type="float">
            <text:p>0.4799208824</text:p>
          </table:table-cell>
        </table:table-row>
        <table:table-row table:style-name="ro1">
          <table:table-cell office:value-type="float" office:value="0.478608409920779" calcext:value-type="float">
            <text:p>0.4786084099</text:p>
          </table:table-cell>
        </table:table-row>
        <table:table-row table:style-name="ro1">
          <table:table-cell office:value-type="float" office:value="0.477163156206744" calcext:value-type="float">
            <text:p>0.4771631562</text:p>
          </table:table-cell>
        </table:table-row>
        <table:table-row table:style-name="ro1">
          <table:table-cell office:value-type="float" office:value="0.475593705437925" calcext:value-type="float">
            <text:p>0.4755937054</text:p>
          </table:table-cell>
        </table:table-row>
        <table:table-row table:style-name="ro1">
          <table:table-cell office:value-type="float" office:value="0.473908992195572" calcext:value-type="float">
            <text:p>0.4739089922</text:p>
          </table:table-cell>
        </table:table-row>
        <table:table-row table:style-name="ro1">
          <table:table-cell office:value-type="float" office:value="0.472118265920085" calcext:value-type="float">
            <text:p>0.4721182659</text:p>
          </table:table-cell>
        </table:table-row>
        <table:table-row table:style-name="ro1">
          <table:table-cell office:value-type="float" office:value="0.47023105602065" calcext:value-type="float">
            <text:p>0.470231056</text:p>
          </table:table-cell>
        </table:table-row>
        <table:table-row table:style-name="ro1">
          <table:table-cell office:value-type="float" office:value="0.46825713765768" calcext:value-type="float">
            <text:p>0.4682571377</text:p>
          </table:table-cell>
        </table:table-row>
        <table:table-row table:style-name="ro1">
          <table:table-cell office:value-type="float" office:value="0.466206498198047" calcext:value-type="float">
            <text:p>0.4662064982</text:p>
          </table:table-cell>
        </table:table-row>
        <table:table-row table:style-name="ro1">
          <table:table-cell office:value-type="float" office:value="0.464089304343122" calcext:value-type="float">
            <text:p>0.4640893043</text:p>
          </table:table-cell>
        </table:table-row>
        <table:table-row table:style-name="ro1">
          <table:table-cell office:value-type="float" office:value="0.461915869929605" calcext:value-type="float">
            <text:p>0.4619158699</text:p>
          </table:table-cell>
        </table:table-row>
        <table:table-row table:style-name="ro1">
          <table:table-cell office:value-type="float" office:value="0.459696624403159" calcext:value-type="float">
            <text:p>0.4596966244</text:p>
          </table:table-cell>
        </table:table-row>
        <table:table-row table:style-name="ro1">
          <table:table-cell office:value-type="float" office:value="0.457442081964838" calcext:value-type="float">
            <text:p>0.457442082</text:p>
          </table:table-cell>
        </table:table-row>
        <table:table-row table:style-name="ro1">
          <table:table-cell office:value-type="float" office:value="0.45516281139032" calcext:value-type="float">
            <text:p>0.4551628114</text:p>
          </table:table-cell>
        </table:table-row>
        <table:table-row table:style-name="ro1">
          <table:table-cell office:value-type="float" office:value="0.452869406521931" calcext:value-type="float">
            <text:p>0.4528694065</text:p>
          </table:table-cell>
        </table:table-row>
        <table:table-row table:style-name="ro1">
          <table:table-cell office:value-type="float" office:value="0.450572457433476" calcext:value-type="float">
            <text:p>0.4505724574</text:p>
          </table:table-cell>
        </table:table-row>
        <table:table-row table:style-name="ro1">
          <table:table-cell office:value-type="float" office:value="0.448282522267861" calcext:value-type="float">
            <text:p>0.4482825223</text:p>
          </table:table-cell>
        </table:table-row>
        <table:table-row table:style-name="ro1">
          <table:table-cell office:value-type="float" office:value="0.446010099747518" calcext:value-type="float">
            <text:p>0.4460100997</text:p>
          </table:table-cell>
        </table:table-row>
        <table:table-row table:style-name="ro1">
          <table:table-cell office:value-type="float" office:value="0.443765602357627" calcext:value-type="float">
            <text:p>0.4437656024</text:p>
          </table:table-cell>
        </table:table-row>
        <table:table-row table:style-name="ro1">
          <table:table-cell office:value-type="float" office:value="0.441559330202137" calcext:value-type="float">
            <text:p>0.4415593302</text:p>
          </table:table-cell>
        </table:table-row>
        <table:table-row table:style-name="ro1">
          <table:table-cell office:value-type="float" office:value="0.439401445532588" calcext:value-type="float">
            <text:p>0.4394014455</text:p>
          </table:table-cell>
        </table:table-row>
        <table:table-row table:style-name="ro1">
          <table:table-cell office:value-type="float" office:value="0.437301947949726" calcext:value-type="float">
            <text:p>0.4373019479</text:p>
          </table:table-cell>
        </table:table-row>
        <table:table-row table:style-name="ro1">
          <table:table-cell office:value-type="float" office:value="0.435270650277925" calcext:value-type="float">
            <text:p>0.4352706503</text:p>
          </table:table-cell>
        </table:table-row>
        <table:table-row table:style-name="ro1">
          <table:table-cell office:value-type="float" office:value="0.433317155112394" calcext:value-type="float">
            <text:p>0.4333171551</text:p>
          </table:table-cell>
        </table:table-row>
        <table:table-row table:style-name="ro1">
          <table:table-cell office:value-type="float" office:value="0.431450832039201" calcext:value-type="float">
            <text:p>0.431450832</text:p>
          </table:table-cell>
        </table:table-row>
        <table:table-row table:style-name="ro1">
          <table:table-cell office:value-type="float" office:value="0.429680795528081" calcext:value-type="float">
            <text:p>0.4296807955</text:p>
          </table:table-cell>
        </table:table-row>
        <table:table-row table:style-name="ro1">
          <table:table-cell office:value-type="float" office:value="0.428015883498047" calcext:value-type="float">
            <text:p>0.4280158835</text:p>
          </table:table-cell>
        </table:table-row>
        <table:table-row table:style-name="ro1">
          <table:table-cell office:value-type="float" office:value="0.426464636555802" calcext:value-type="float">
            <text:p>0.4264646366</text:p>
          </table:table-cell>
        </table:table-row>
        <table:table-row table:style-name="ro1">
          <table:table-cell office:value-type="float" office:value="0.425035277906946" calcext:value-type="float">
            <text:p>0.4250352779</text:p>
          </table:table-cell>
        </table:table-row>
        <table:table-row table:style-name="ro1">
          <table:table-cell office:value-type="float" office:value="0.423735693939987" calcext:value-type="float">
            <text:p>0.4237356939</text:p>
          </table:table-cell>
        </table:table-row>
        <table:table-row table:style-name="ro1">
          <table:table-cell office:value-type="float" office:value="0.422573415483143" calcext:value-type="float">
            <text:p>0.4225734155</text:p>
          </table:table-cell>
        </table:table-row>
        <table:table-row table:style-name="ro1">
          <table:table-cell office:value-type="float" office:value="0.421555599733949" calcext:value-type="float">
            <text:p>0.4215555997</text:p>
          </table:table-cell>
        </table:table-row>
        <table:table-row table:style-name="ro1">
          <table:table-cell office:value-type="float" office:value="0.420689012861659" calcext:value-type="float">
            <text:p>0.4206890129</text:p>
          </table:table-cell>
        </table:table-row>
        <table:table-row table:style-name="ro1">
          <table:table-cell office:value-type="float" office:value="0.419980013282449" calcext:value-type="float">
            <text:p>0.4199800133</text:p>
          </table:table-cell>
        </table:table-row>
        <table:table-row table:style-name="ro1">
          <table:table-cell office:value-type="float" office:value="0.419434535607418" calcext:value-type="float">
            <text:p>0.4194345356</text:p>
          </table:table-cell>
        </table:table-row>
        <table:table-row table:style-name="ro1">
          <table:table-cell office:value-type="float" office:value="0.419058075263387" calcext:value-type="float">
            <text:p>0.4190580753</text:p>
          </table:table-cell>
        </table:table-row>
        <table:table-row table:style-name="ro1">
          <table:table-cell office:value-type="float" office:value="0.418855673786493" calcext:value-type="float">
            <text:p>0.4188556738</text:p>
          </table:table-cell>
        </table:table-row>
        <table:table-row table:style-name="ro1">
          <table:table-cell office:value-type="float" office:value="0.418831904788593" calcext:value-type="float">
            <text:p>0.4188319048</text:p>
          </table:table-cell>
        </table:table-row>
        <table:table-row table:style-name="ro1">
          <table:table-cell office:value-type="float" office:value="0.418990860596453" calcext:value-type="float">
            <text:p>0.4189908606</text:p>
          </table:table-cell>
        </table:table-row>
        <table:table-row table:style-name="ro1">
          <table:table-cell office:value-type="float" office:value="0.419336139563743" calcext:value-type="float">
            <text:p>0.4193361396</text:p>
          </table:table-cell>
        </table:table-row>
        <table:table-row table:style-name="ro1">
          <table:table-cell office:value-type="float" office:value="0.419870834055832" calcext:value-type="float">
            <text:p>0.4198708341</text:p>
          </table:table-cell>
        </table:table-row>
        <table:table-row table:style-name="ro1">
          <table:table-cell office:value-type="float" office:value="0.420597519107375" calcext:value-type="float">
            <text:p>0.4205975191</text:p>
          </table:table-cell>
        </table:table-row>
        <table:table-row table:style-name="ro1">
          <table:table-cell office:value-type="float" office:value="0.421518241752707" calcext:value-type="float">
            <text:p>0.4215182418</text:p>
          </table:table-cell>
        </table:table-row>
        <table:table-row table:style-name="ro1">
          <table:table-cell office:value-type="float" office:value="0.422634511029026" calcext:value-type="float">
            <text:p>0.422634511</text:p>
          </table:table-cell>
        </table:table-row>
        <table:table-row table:style-name="ro1">
          <table:table-cell office:value-type="float" office:value="0.423947288652387" calcext:value-type="float">
            <text:p>0.4239472887</text:p>
          </table:table-cell>
        </table:table-row>
        <table:table-row table:style-name="ro1">
          <table:table-cell office:value-type="float" office:value="0.425456980366479" calcext:value-type="float">
            <text:p>0.4254569804</text:p>
          </table:table-cell>
        </table:table-row>
        <table:table-row table:style-name="ro1">
          <table:table-cell office:value-type="float" office:value="0.427163427964216" calcext:value-type="float">
            <text:p>0.427163428</text:p>
          </table:table-cell>
        </table:table-row>
        <table:table-row table:style-name="ro1">
          <table:table-cell office:value-type="float" office:value="0.429065901982118" calcext:value-type="float">
            <text:p>0.429065902</text:p>
          </table:table-cell>
        </table:table-row>
        <table:table-row table:style-name="ro1">
          <table:table-cell office:value-type="float" office:value="0.431163095067489" calcext:value-type="float">
            <text:p>0.4311630951</text:p>
          </table:table-cell>
        </table:table-row>
        <table:table-row table:style-name="ro1">
          <table:table-cell office:value-type="float" office:value="0.433453116018402" calcext:value-type="float">
            <text:p>0.433453116</text:p>
          </table:table-cell>
        </table:table-row>
        <table:table-row table:style-name="ro1">
          <table:table-cell office:value-type="float" office:value="0.435933484496476" calcext:value-type="float">
            <text:p>0.4359334845</text:p>
          </table:table-cell>
        </table:table-row>
        <table:table-row table:style-name="ro1">
          <table:table-cell office:value-type="float" office:value="0.438601126412452" calcext:value-type="float">
            <text:p>0.4386011264</text:p>
          </table:table-cell>
        </table:table-row>
        <table:table-row table:style-name="ro1">
          <table:table-cell office:value-type="float" office:value="0.441452369984567" calcext:value-type="float">
            <text:p>0.44145237</text:p>
          </table:table-cell>
        </table:table-row>
        <table:table-row table:style-name="ro1">
          <table:table-cell office:value-type="float" office:value="0.444482942469736" calcext:value-type="float">
            <text:p>0.4444829425</text:p>
          </table:table-cell>
        </table:table-row>
        <table:table-row table:style-name="ro1">
          <table:table-cell office:value-type="float" office:value="0.447687967567517" calcext:value-type="float">
            <text:p>0.4476879676</text:p>
          </table:table-cell>
        </table:table-row>
        <table:table-row table:style-name="ro1">
          <table:table-cell office:value-type="float" office:value="0.451061963496888" calcext:value-type="float">
            <text:p>0.4510619635</text:p>
          </table:table-cell>
        </table:table-row>
        <table:table-row table:style-name="ro1">
          <table:table-cell office:value-type="float" office:value="0.454598841745816" calcext:value-type="float">
            <text:p>0.4545988417</text:p>
          </table:table-cell>
        </table:table-row>
        <table:table-row table:style-name="ro1">
          <table:table-cell office:value-type="float" office:value="0.458291906493623" calcext:value-type="float">
            <text:p>0.4582919065</text:p>
          </table:table-cell>
        </table:table-row>
        <table:table-row table:style-name="ro1">
          <table:table-cell office:value-type="float" office:value="0.462133854706161" calcext:value-type="float">
            <text:p>0.4621338547</text:p>
          </table:table-cell>
        </table:table-row>
        <table:table-row table:style-name="ro1">
          <table:table-cell office:value-type="float" office:value="0.46611677690377" calcext:value-type="float">
            <text:p>0.4661167769</text:p>
          </table:table-cell>
        </table:table-row>
        <table:table-row table:style-name="ro1">
          <table:table-cell office:value-type="float" office:value="0.470232158602049" calcext:value-type="float">
            <text:p>0.4702321586</text:p>
          </table:table-cell>
        </table:table-row>
        <table:table-row table:style-name="ro1">
          <table:table-cell office:value-type="float" office:value="0.474470882425417" calcext:value-type="float">
            <text:p>0.4744708824</text:p>
          </table:table-cell>
        </table:table-row>
        <table:table-row table:style-name="ro1">
          <table:table-cell office:value-type="float" office:value="0.478823230893476" calcext:value-type="float">
            <text:p>0.4788232309</text:p>
          </table:table-cell>
        </table:table-row>
        <table:table-row table:style-name="ro1">
          <table:table-cell office:value-type="float" office:value="0.48327888988017" calcext:value-type="float">
            <text:p>0.4832788899</text:p>
          </table:table-cell>
        </table:table-row>
        <table:table-row table:style-name="ro1">
          <table:table-cell office:value-type="float" office:value="0.487826952745748" calcext:value-type="float">
            <text:p>0.4878269527</text:p>
          </table:table-cell>
        </table:table-row>
        <table:table-row table:style-name="ro1">
          <table:table-cell office:value-type="float" office:value="0.492455925141521" calcext:value-type="float">
            <text:p>0.4924559251</text:p>
          </table:table-cell>
        </table:table-row>
        <table:table-row table:style-name="ro1">
          <table:table-cell office:value-type="float" office:value="0.497153730487414" calcext:value-type="float">
            <text:p>0.4971537305</text:p>
          </table:table-cell>
        </table:table-row>
        <table:table-row table:style-name="ro1">
          <table:table-cell office:value-type="float" office:value="0.501907716122329" calcext:value-type="float">
            <text:p>0.5019077161</text:p>
          </table:table-cell>
        </table:table-row>
        <table:table-row table:style-name="ro1">
          <table:table-cell office:value-type="float" office:value="0.506704660127294" calcext:value-type="float">
            <text:p>0.5067046601</text:p>
          </table:table-cell>
        </table:table-row>
        <table:table-row table:style-name="ro1">
          <table:table-cell office:value-type="float" office:value="0.511530778821417" calcext:value-type="float">
            <text:p>0.5115307788</text:p>
          </table:table-cell>
        </table:table-row>
        <table:table-row table:style-name="ro1">
          <table:table-cell office:value-type="float" office:value="0.516371734930639" calcext:value-type="float">
            <text:p>0.5163717349</text:p>
          </table:table-cell>
        </table:table-row>
        <table:table-row table:style-name="ro1">
          <table:table-cell office:value-type="float" office:value="0.442498447820859" calcext:value-type="float">
            <text:p>0.4424984478</text:p>
          </table:table-cell>
        </table:table-row>
        <table:table-row table:style-name="ro1">
          <table:table-cell office:value-type="float" office:value="0.44575460197764" calcext:value-type="float">
            <text:p>0.445754602</text:p>
          </table:table-cell>
        </table:table-row>
        <table:table-row table:style-name="ro1">
          <table:table-cell office:value-type="float" office:value="0.448965614979463" calcext:value-type="float">
            <text:p>0.448965615</text:p>
          </table:table-cell>
        </table:table-row>
        <table:table-row table:style-name="ro1">
          <table:table-cell office:value-type="float" office:value="0.452111458555765" calcext:value-type="float">
            <text:p>0.4521114586</text:p>
          </table:table-cell>
        </table:table-row>
        <table:table-row table:style-name="ro1">
          <table:table-cell office:value-type="float" office:value="0.455173775960185" calcext:value-type="float">
            <text:p>0.455173776</text:p>
          </table:table-cell>
        </table:table-row>
        <table:table-row table:style-name="ro1">
          <table:table-cell office:value-type="float" office:value="0.458135826957299" calcext:value-type="float">
            <text:p>0.458135827</text:p>
          </table:table-cell>
        </table:table-row>
        <table:table-row table:style-name="ro1">
          <table:table-cell office:value-type="float" office:value="0.460982433482181" calcext:value-type="float">
            <text:p>0.4609824335</text:p>
          </table:table-cell>
        </table:table-row>
        <table:table-row table:style-name="ro1">
          <table:table-cell office:value-type="float" office:value="0.463699925972773" calcext:value-type="float">
            <text:p>0.463699926</text:p>
          </table:table-cell>
        </table:table-row>
        <table:table-row table:style-name="ro1">
          <table:table-cell office:value-type="float" office:value="0.466276090375075" calcext:value-type="float">
            <text:p>0.4662760904</text:p>
          </table:table-cell>
        </table:table-row>
        <table:table-row table:style-name="ro1">
          <table:table-cell office:value-type="float" office:value="0.468700115821163" calcext:value-type="float">
            <text:p>0.4687001158</text:p>
          </table:table-cell>
        </table:table-row>
        <table:table-row table:style-name="ro1">
          <table:table-cell office:value-type="float" office:value="0.470962542980015" calcext:value-type="float">
            <text:p>0.470962543</text:p>
          </table:table-cell>
        </table:table-row>
        <table:table-row table:style-name="ro1">
          <table:table-cell office:value-type="float" office:value="0.473055213081161" calcext:value-type="float">
            <text:p>0.4730552131</text:p>
          </table:table-cell>
        </table:table-row>
        <table:table-row table:style-name="ro1">
          <table:table-cell office:value-type="float" office:value="0.474971217611153" calcext:value-type="float">
            <text:p>0.4749712176</text:p>
          </table:table-cell>
        </table:table-row>
        <table:table-row table:style-name="ro1">
          <table:table-cell office:value-type="float" office:value="0.476704848682848" calcext:value-type="float">
            <text:p>0.4767048487</text:p>
          </table:table-cell>
        </table:table-row>
        <table:table-row table:style-name="ro1">
          <table:table-cell office:value-type="float" office:value="0.478251550077519" calcext:value-type="float">
            <text:p>0.4782515501</text:p>
          </table:table-cell>
        </table:table-row>
        <table:table-row table:style-name="ro1">
          <table:table-cell office:value-type="float" office:value="0.479607868959778" calcext:value-type="float">
            <text:p>0.479607869</text:p>
          </table:table-cell>
        </table:table-row>
        <table:table-row table:style-name="ro1">
          <table:table-cell office:value-type="float" office:value="0.480771408265317" calcext:value-type="float">
            <text:p>0.4807714083</text:p>
          </table:table-cell>
        </table:table-row>
        <table:table-row table:style-name="ro1">
          <table:table-cell office:value-type="float" office:value="0.481740779761476" calcext:value-type="float">
            <text:p>0.4817407798</text:p>
          </table:table-cell>
        </table:table-row>
        <table:table-row table:style-name="ro1">
          <table:table-cell office:value-type="float" office:value="0.482515557780619" calcext:value-type="float">
            <text:p>0.4825155578</text:p>
          </table:table-cell>
        </table:table-row>
        <table:table-row table:style-name="ro1">
          <table:table-cell office:value-type="float" office:value="0.483096233626338" calcext:value-type="float">
            <text:p>0.4830962336</text:p>
          </table:table-cell>
        </table:table-row>
        <table:table-row table:style-name="ro1">
          <table:table-cell office:value-type="float" office:value="0.483484170652469" calcext:value-type="float">
            <text:p>0.4834841707</text:p>
          </table:table-cell>
        </table:table-row>
        <table:table-row table:style-name="ro1">
          <table:table-cell office:value-type="float" office:value="0.483681560014935" calcext:value-type="float">
            <text:p>0.48368156</text:p>
          </table:table-cell>
        </table:table-row>
        <table:table-row table:style-name="ro1">
          <table:table-cell office:value-type="float" office:value="0.483691377096397" calcext:value-type="float">
            <text:p>0.4836913771</text:p>
          </table:table-cell>
        </table:table-row>
        <table:table-row table:style-name="ro1">
          <table:table-cell office:value-type="float" office:value="0.483517338603736" calcext:value-type="float">
            <text:p>0.4835173386</text:p>
          </table:table-cell>
        </table:table-row>
        <table:table-row table:style-name="ro1">
          <table:table-cell office:value-type="float" office:value="0.483163860338342" calcext:value-type="float">
            <text:p>0.4831638603</text:p>
          </table:table-cell>
        </table:table-row>
        <table:table-row table:style-name="ro1">
          <table:table-cell office:value-type="float" office:value="0.482636015639231" calcext:value-type="float">
            <text:p>0.4826360156</text:p>
          </table:table-cell>
        </table:table-row>
        <table:table-row table:style-name="ro1">
          <table:table-cell office:value-type="float" office:value="0.481939494498979" calcext:value-type="float">
            <text:p>0.4819394945</text:p>
          </table:table-cell>
        </table:table-row>
        <table:table-row table:style-name="ro1">
          <table:table-cell office:value-type="float" office:value="0.481080563352466" calcext:value-type="float">
            <text:p>0.4810805634</text:p>
          </table:table-cell>
        </table:table-row>
        <table:table-row table:style-name="ro1">
          <table:table-cell office:value-type="float" office:value="0.480066025538456" calcext:value-type="float">
            <text:p>0.4800660255</text:p>
          </table:table-cell>
        </table:table-row>
        <table:table-row table:style-name="ro1">
          <table:table-cell office:value-type="float" office:value="0.47890318243398" calcext:value-type="float">
            <text:p>0.4789031824</text:p>
          </table:table-cell>
        </table:table-row>
        <table:table-row table:style-name="ro1">
          <table:table-cell office:value-type="float" office:value="0.477599795261544" calcext:value-type="float">
            <text:p>0.4775997953</text:p>
          </table:table-cell>
        </table:table-row>
        <table:table-row table:style-name="ro1">
          <table:table-cell office:value-type="float" office:value="0.476164047569158" calcext:value-type="float">
            <text:p>0.4761640476</text:p>
          </table:table-cell>
        </table:table-row>
        <table:table-row table:style-name="ro1">
          <table:table-cell office:value-type="float" office:value="0.474604508383183" calcext:value-type="float">
            <text:p>0.4746045084</text:p>
          </table:table-cell>
        </table:table-row>
        <table:table-row table:style-name="ro1">
          <table:table-cell office:value-type="float" office:value="0.47293009603399" calcext:value-type="float">
            <text:p>0.472930096</text:p>
          </table:table-cell>
        </table:table-row>
        <table:table-row table:style-name="ro1">
          <table:table-cell office:value-type="float" office:value="0.47115004265445" calcext:value-type="float">
            <text:p>0.4711500427</text:p>
          </table:table-cell>
        </table:table-row>
        <table:table-row table:style-name="ro1">
          <table:table-cell office:value-type="float" office:value="0.469273859351232" calcext:value-type="float">
            <text:p>0.4692738594</text:p>
          </table:table-cell>
        </table:table-row>
        <table:table-row table:style-name="ro1">
          <table:table-cell office:value-type="float" office:value="0.467311302048926" calcext:value-type="float">
            <text:p>0.467311302</text:p>
          </table:table-cell>
        </table:table-row>
        <table:table-row table:style-name="ro1">
          <table:table-cell office:value-type="float" office:value="0.465272338006983" calcext:value-type="float">
            <text:p>0.465272338</text:p>
          </table:table-cell>
        </table:table-row>
        <table:table-row table:style-name="ro1">
          <table:table-cell office:value-type="float" office:value="0.463167113009473" calcext:value-type="float">
            <text:p>0.463167113</text:p>
          </table:table-cell>
        </table:table-row>
        <table:table-row table:style-name="ro1">
          <table:table-cell office:value-type="float" office:value="0.461005919227664" calcext:value-type="float">
            <text:p>0.4610059192</text:p>
          </table:table-cell>
        </table:table-row>
        <table:table-row table:style-name="ro1">
          <table:table-cell office:value-type="float" office:value="0.458799163755419" calcext:value-type="float">
            <text:p>0.4587991638</text:p>
          </table:table-cell>
        </table:table-row>
        <table:table-row table:style-name="ro1">
          <table:table-cell office:value-type="float" office:value="0.45655733781741" calcext:value-type="float">
            <text:p>0.4565573378</text:p>
          </table:table-cell>
        </table:table-row>
        <table:table-row table:style-name="ro1">
          <table:table-cell office:value-type="float" office:value="0.454290986650154" calcext:value-type="float">
            <text:p>0.4542909867</text:p>
          </table:table-cell>
        </table:table-row>
        <table:table-row table:style-name="ro1">
          <table:table-cell office:value-type="float" office:value="0.452010680055867" calcext:value-type="float">
            <text:p>0.4520106801</text:p>
          </table:table-cell>
        </table:table-row>
        <table:table-row table:style-name="ro1">
          <table:table-cell office:value-type="float" office:value="0.449726983629133" calcext:value-type="float">
            <text:p>0.4497269836</text:p>
          </table:table-cell>
        </table:table-row>
        <table:table-row table:style-name="ro1">
          <table:table-cell office:value-type="float" office:value="0.447450430656398" calcext:value-type="float">
            <text:p>0.4474504307</text:p>
          </table:table-cell>
        </table:table-row>
        <table:table-row table:style-name="ro1">
          <table:table-cell office:value-type="float" office:value="0.445191494688279" calcext:value-type="float">
            <text:p>0.4451914947</text:p>
          </table:table-cell>
        </table:table-row>
        <table:table-row table:style-name="ro1">
          <table:table-cell office:value-type="float" office:value="0.442960562784695" calcext:value-type="float">
            <text:p>0.4429605628</text:p>
          </table:table-cell>
        </table:table-row>
        <table:table-row table:style-name="ro1">
          <table:table-cell office:value-type="float" office:value="0.440767909432809" calcext:value-type="float">
            <text:p>0.4407679094</text:p>
          </table:table-cell>
        </table:table-row>
        <table:table-row table:style-name="ro1">
          <table:table-cell office:value-type="float" office:value="0.438623671137802" calcext:value-type="float">
            <text:p>0.4386236711</text:p>
          </table:table-cell>
        </table:table-row>
        <table:table-row table:style-name="ro1">
          <table:table-cell office:value-type="float" office:value="0.436537821686454" calcext:value-type="float">
            <text:p>0.4365378217</text:p>
          </table:table-cell>
        </table:table-row>
        <table:table-row table:style-name="ro1">
          <table:table-cell office:value-type="float" office:value="0.434520148083548" calcext:value-type="float">
            <text:p>0.4345201481</text:p>
          </table:table-cell>
        </table:table-row>
        <table:table-row table:style-name="ro1">
          <table:table-cell office:value-type="float" office:value="0.432580227161096" calcext:value-type="float">
            <text:p>0.4325802272</text:p>
          </table:table-cell>
        </table:table-row>
        <table:table-row table:style-name="ro1">
          <table:table-cell office:value-type="float" office:value="0.430727402860379" calcext:value-type="float">
            <text:p>0.4307274029</text:p>
          </table:table-cell>
        </table:table-row>
        <table:table-row table:style-name="ro1">
          <table:table-cell office:value-type="float" office:value="0.428970764186809" calcext:value-type="float">
            <text:p>0.4289707642</text:p>
          </table:table-cell>
        </table:table-row>
        <table:table-row table:style-name="ro1">
          <table:table-cell office:value-type="float" office:value="0.427319123837609" calcext:value-type="float">
            <text:p>0.4273191238</text:p>
          </table:table-cell>
        </table:table-row>
        <table:table-row table:style-name="ro1">
          <table:table-cell office:value-type="float" office:value="0.425780997502309" calcext:value-type="float">
            <text:p>0.4257809975</text:p>
          </table:table-cell>
        </table:table-row>
        <table:table-row table:style-name="ro1">
          <table:table-cell office:value-type="float" office:value="0.42436458383607" calcext:value-type="float">
            <text:p>0.4243645838</text:p>
          </table:table-cell>
        </table:table-row>
        <table:table-row table:style-name="ro1">
          <table:table-cell office:value-type="float" office:value="0.423077745105812" calcext:value-type="float">
            <text:p>0.4230777451</text:p>
          </table:table-cell>
        </table:table-row>
        <table:table-row table:style-name="ro1">
          <table:table-cell office:value-type="float" office:value="0.421927988509178" calcext:value-type="float">
            <text:p>0.4219279885</text:p>
          </table:table-cell>
        </table:table-row>
        <table:table-row table:style-name="ro1">
          <table:table-cell office:value-type="float" office:value="0.420922448166301" calcext:value-type="float">
            <text:p>0.4209224482</text:p>
          </table:table-cell>
        </table:table-row>
        <table:table-row table:style-name="ro1">
          <table:table-cell office:value-type="float" office:value="0.420067867784402" calcext:value-type="float">
            <text:p>0.4200678678</text:p>
          </table:table-cell>
        </table:table-row>
        <table:table-row table:style-name="ro1">
          <table:table-cell office:value-type="float" office:value="0.419370583995199" calcext:value-type="float">
            <text:p>0.419370584</text:p>
          </table:table-cell>
        </table:table-row>
        <table:table-row table:style-name="ro1">
          <table:table-cell office:value-type="float" office:value="0.41883651036514" calcext:value-type="float">
            <text:p>0.4188365104</text:p>
          </table:table-cell>
        </table:table-row>
        <table:table-row table:style-name="ro1">
          <table:table-cell office:value-type="float" office:value="0.418471122078452" calcext:value-type="float">
            <text:p>0.4184711221</text:p>
          </table:table-cell>
        </table:table-row>
        <table:table-row table:style-name="ro1">
          <table:table-cell office:value-type="float" office:value="0.418279441293008" calcext:value-type="float">
            <text:p>0.4182794413</text:p>
          </table:table-cell>
        </table:table-row>
        <table:table-row table:style-name="ro1">
          <table:table-cell office:value-type="float" office:value="0.418266023169018" calcext:value-type="float">
            <text:p>0.4182660232</text:p>
          </table:table-cell>
        </table:table-row>
        <table:table-row table:style-name="ro1">
          <table:table-cell office:value-type="float" office:value="0.418434942570533" calcext:value-type="float">
            <text:p>0.4184349426</text:p>
          </table:table-cell>
        </table:table-row>
        <table:table-row table:style-name="ro1">
          <table:table-cell office:value-type="float" office:value="0.418789781439769" calcext:value-type="float">
            <text:p>0.4187897814</text:p>
          </table:table-cell>
        </table:table-row>
        <table:table-row table:style-name="ro1">
          <table:table-cell office:value-type="float" office:value="0.419333616844254" calcext:value-type="float">
            <text:p>0.4193336168</text:p>
          </table:table-cell>
        </table:table-row>
        <table:table-row table:style-name="ro1">
          <table:table-cell office:value-type="float" office:value="0.420069009696791" calcext:value-type="float">
            <text:p>0.4200690097</text:p>
          </table:table-cell>
        </table:table-row>
        <table:table-row table:style-name="ro1">
          <table:table-cell office:value-type="float" office:value="0.420997994148237" calcext:value-type="float">
            <text:p>0.4209979941</text:p>
          </table:table-cell>
        </table:table-row>
        <table:table-row table:style-name="ro1">
          <table:table-cell office:value-type="float" office:value="0.422122067653106" calcext:value-type="float">
            <text:p>0.4221220677</text:p>
          </table:table-cell>
        </table:table-row>
        <table:table-row table:style-name="ro1">
          <table:table-cell office:value-type="float" office:value="0.423442181707988" calcext:value-type="float">
            <text:p>0.4234421817</text:p>
          </table:table-cell>
        </table:table-row>
        <table:table-row table:style-name="ro1">
          <table:table-cell office:value-type="float" office:value="0.424958733262788" calcext:value-type="float">
            <text:p>0.4249587333</text:p>
          </table:table-cell>
        </table:table-row>
        <table:table-row table:style-name="ro1">
          <table:table-cell office:value-type="float" office:value="0.426671556804783" calcext:value-type="float">
            <text:p>0.4266715568</text:p>
          </table:table-cell>
        </table:table-row>
        <table:table-row table:style-name="ro1">
          <table:table-cell office:value-type="float" office:value="0.428579917115498" calcext:value-type="float">
            <text:p>0.4285799171</text:p>
          </table:table-cell>
        </table:table-row>
        <table:table-row table:style-name="ro1">
          <table:table-cell office:value-type="float" office:value="0.430682502700401" calcext:value-type="float">
            <text:p>0.4306825027</text:p>
          </table:table-cell>
        </table:table-row>
        <table:table-row table:style-name="ro1">
          <table:table-cell office:value-type="float" office:value="0.432977419891419" calcext:value-type="float">
            <text:p>0.4329774199</text:p>
          </table:table-cell>
        </table:table-row>
        <table:table-row table:style-name="ro1">
          <table:table-cell office:value-type="float" office:value="0.435462187622268" calcext:value-type="float">
            <text:p>0.4354621876</text:p>
          </table:table-cell>
        </table:table-row>
        <table:table-row table:style-name="ro1">
          <table:table-cell office:value-type="float" office:value="0.438133732876606" calcext:value-type="float">
            <text:p>0.4381337329</text:p>
          </table:table-cell>
        </table:table-row>
        <table:table-row table:style-name="ro1">
          <table:table-cell office:value-type="float" office:value="0.440988386809005" calcext:value-type="float">
            <text:p>0.4409883868</text:p>
          </table:table-cell>
        </table:table-row>
        <table:table-row table:style-name="ro1">
          <table:table-cell office:value-type="float" office:value="0.444021881538739" calcext:value-type="float">
            <text:p>0.4440218815</text:p>
          </table:table-cell>
        </table:table-row>
        <table:table-row table:style-name="ro1">
          <table:table-cell office:value-type="float" office:value="0.447229347616391" calcext:value-type="float">
            <text:p>0.4472293476</text:p>
          </table:table-cell>
        </table:table-row>
        <table:table-row table:style-name="ro1">
          <table:table-cell office:value-type="float" office:value="0.450605312163285" calcext:value-type="float">
            <text:p>0.4506053122</text:p>
          </table:table-cell>
        </table:table-row>
        <table:table-row table:style-name="ro1">
          <table:table-cell office:value-type="float" office:value="0.454143697683725" calcext:value-type="float">
            <text:p>0.4541436977</text:p>
          </table:table-cell>
        </table:table-row>
        <table:table-row table:style-name="ro1">
          <table:table-cell office:value-type="float" office:value="0.457837821550069" calcext:value-type="float">
            <text:p>0.4578378216</text:p>
          </table:table-cell>
        </table:table-row>
        <table:table-row table:style-name="ro1">
          <table:table-cell office:value-type="float" office:value="0.461680396160605" calcext:value-type="float">
            <text:p>0.4616803962</text:p>
          </table:table-cell>
        </table:table-row>
        <table:table-row table:style-name="ro1">
          <table:table-cell office:value-type="float" office:value="0.465663529770257" calcext:value-type="float">
            <text:p>0.4656635298</text:p>
          </table:table-cell>
        </table:table-row>
        <table:table-row table:style-name="ro1">
          <table:table-cell office:value-type="float" office:value="0.469778727994107" calcext:value-type="float">
            <text:p>0.469778728</text:p>
          </table:table-cell>
        </table:table-row>
        <table:table-row table:style-name="ro1">
          <table:table-cell office:value-type="float" office:value="0.474016895983735" calcext:value-type="float">
            <text:p>0.474016896</text:p>
          </table:table-cell>
        </table:table-row>
        <table:table-row table:style-name="ro1">
          <table:table-cell office:value-type="float" office:value="0.478368341276379" calcext:value-type="float">
            <text:p>0.4783683413</text:p>
          </table:table-cell>
        </table:table-row>
        <table:table-row table:style-name="ro1">
          <table:table-cell office:value-type="float" office:value="0.482822777316911" calcext:value-type="float">
            <text:p>0.4828227773</text:p>
          </table:table-cell>
        </table:table-row>
        <table:table-row table:style-name="ro1">
          <table:table-cell office:value-type="float" office:value="0.487369327652638" calcext:value-type="float">
            <text:p>0.4873693277</text:p>
          </table:table-cell>
        </table:table-row>
        <table:table-row table:style-name="ro1">
          <table:table-cell office:value-type="float" office:value="0.491996530800915" calcext:value-type="float">
            <text:p>0.4919965308</text:p>
          </table:table-cell>
        </table:table-row>
        <table:table-row table:style-name="ro1">
          <table:table-cell office:value-type="float" office:value="0.496692345789579" calcext:value-type="float">
            <text:p>0.4966923458</text:p>
          </table:table-cell>
        </table:table-row>
        <table:table-row table:style-name="ro1">
          <table:table-cell office:value-type="float" office:value="0.501444158370208" calcext:value-type="float">
            <text:p>0.5014441584</text:p>
          </table:table-cell>
        </table:table-row>
        <table:table-row table:style-name="ro1">
          <table:table-cell office:value-type="float" office:value="0.506238787904188" calcext:value-type="float">
            <text:p>0.5062387879</text:p>
          </table:table-cell>
        </table:table-row>
        <table:table-row table:style-name="ro1">
          <table:table-cell office:value-type="float" office:value="0.511062494921607" calcext:value-type="float">
            <text:p>0.5110624949</text:p>
          </table:table-cell>
        </table:table-row>
        <table:table-row table:style-name="ro1">
          <table:table-cell office:value-type="float" office:value="0.515900989352966" calcext:value-type="float">
            <text:p>0.5159009894</text:p>
          </table:table-cell>
        </table:table-row>
        <table:table-row table:style-name="ro1">
          <table:table-cell office:value-type="float" office:value="0.4414526526969" calcext:value-type="float">
            <text:p>0.4414526527</text:p>
          </table:table-cell>
        </table:table-row>
        <table:table-row table:style-name="ro1">
          <table:table-cell office:value-type="float" office:value="0.444706022292218" calcext:value-type="float">
            <text:p>0.4447060223</text:p>
          </table:table-cell>
        </table:table-row>
        <table:table-row table:style-name="ro1">
          <table:table-cell office:value-type="float" office:value="0.447914337678236" calcext:value-type="float">
            <text:p>0.4479143377</text:p>
          </table:table-cell>
        </table:table-row>
        <table:table-row table:style-name="ro1">
          <table:table-cell office:value-type="float" office:value="0.45105761015992" calcext:value-type="float">
            <text:p>0.4510576102</text:p>
          </table:table-cell>
        </table:table-row>
        <table:table-row table:style-name="ro1">
          <table:table-cell office:value-type="float" office:value="0.4541175199643" calcext:value-type="float">
            <text:p>0.45411752</text:p>
          </table:table-cell>
        </table:table-row>
        <table:table-row table:style-name="ro1">
          <table:table-cell office:value-type="float" office:value="0.457077361281921" calcext:value-type="float">
            <text:p>0.4570773613</text:p>
          </table:table-cell>
        </table:table-row>
        <table:table-row table:style-name="ro1">
          <table:table-cell office:value-type="float" office:value="0.459921987981116" calcext:value-type="float">
            <text:p>0.459921988</text:p>
          </table:table-cell>
        </table:table-row>
        <table:table-row table:style-name="ro1">
          <table:table-cell office:value-type="float" office:value="0.462637759995138" calcext:value-type="float">
            <text:p>0.46263776</text:p>
          </table:table-cell>
        </table:table-row>
        <table:table-row table:style-name="ro1">
          <table:table-cell office:value-type="float" office:value="0.465212490382122" calcext:value-type="float">
            <text:p>0.4652124904</text:p>
          </table:table-cell>
        </table:table-row>
        <table:table-row table:style-name="ro1">
          <table:table-cell office:value-type="float" office:value="0.467635393057894" calcext:value-type="float">
            <text:p>0.4676353931</text:p>
          </table:table-cell>
        </table:table-row>
        <table:table-row table:style-name="ro1">
          <table:table-cell office:value-type="float" office:value="0.469897031201621" calcext:value-type="float">
            <text:p>0.4698970312</text:p>
          </table:table-cell>
        </table:table-row>
        <table:table-row table:style-name="ro1">
          <table:table-cell office:value-type="float" office:value="0.4719892663343" calcext:value-type="float">
            <text:p>0.4719892663</text:p>
          </table:table-cell>
        </table:table-row>
        <table:table-row table:style-name="ro1">
          <table:table-cell office:value-type="float" office:value="0.473905208070096" calcext:value-type="float">
            <text:p>0.4739052081</text:p>
          </table:table-cell>
        </table:table-row>
        <table:table-row table:style-name="ro1">
          <table:table-cell office:value-type="float" office:value="0.47563916454051" calcext:value-type="float">
            <text:p>0.4756391645</text:p>
          </table:table-cell>
        </table:table-row>
        <table:table-row table:style-name="ro1">
          <table:table-cell office:value-type="float" office:value="0.477186593491399" calcext:value-type="float">
            <text:p>0.4771865935</text:p>
          </table:table-cell>
        </table:table-row>
        <table:table-row table:style-name="ro1">
          <table:table-cell office:value-type="float" office:value="0.478544054052837" calcext:value-type="float">
            <text:p>0.4785440541</text:p>
          </table:table-cell>
        </table:table-row>
        <table:table-row table:style-name="ro1">
          <table:table-cell office:value-type="float" office:value="0.479709159181806" calcext:value-type="float">
            <text:p>0.4797091592</text:p>
          </table:table-cell>
        </table:table-row>
        <table:table-row table:style-name="ro1">
          <table:table-cell office:value-type="float" office:value="0.480680528777747" calcext:value-type="float">
            <text:p>0.4806805288</text:p>
          </table:table-cell>
        </table:table-row>
        <table:table-row table:style-name="ro1">
          <table:table-cell office:value-type="float" office:value="0.481457743470936" calcext:value-type="float">
            <text:p>0.4814577435</text:p>
          </table:table-cell>
        </table:table-row>
        <table:table-row table:style-name="ro1">
          <table:table-cell office:value-type="float" office:value="0.482041299083713" calcext:value-type="float">
            <text:p>0.4820412991</text:p>
          </table:table-cell>
        </table:table-row>
        <table:table-row table:style-name="ro1">
          <table:table-cell office:value-type="float" office:value="0.482432561764546" calcext:value-type="float">
            <text:p>0.4824325618</text:p>
          </table:table-cell>
        </table:table-row>
        <table:table-row table:style-name="ro1">
          <table:table-cell office:value-type="float" office:value="0.482633723794942" calcext:value-type="float">
            <text:p>0.4826337238</text:p>
          </table:table-cell>
        </table:table-row>
        <table:table-row table:style-name="ro1">
          <table:table-cell office:value-type="float" office:value="0.482647760069191" calcext:value-type="float">
            <text:p>0.4826477601</text:p>
          </table:table-cell>
        </table:table-row>
        <table:table-row table:style-name="ro1">
          <table:table-cell office:value-type="float" office:value="0.482478385246967" calcext:value-type="float">
            <text:p>0.4824783852</text:p>
          </table:table-cell>
        </table:table-row>
        <table:table-row table:style-name="ro1">
          <table:table-cell office:value-type="float" office:value="0.48213001157875" calcext:value-type="float">
            <text:p>0.4821300116</text:p>
          </table:table-cell>
        </table:table-row>
        <table:table-row table:style-name="ro1">
          <table:table-cell office:value-type="float" office:value="0.481607707404111" calcext:value-type="float">
            <text:p>0.4816077074</text:p>
          </table:table-cell>
        </table:table-row>
        <table:table-row table:style-name="ro1">
          <table:table-cell office:value-type="float" office:value="0.480917156322824" calcext:value-type="float">
            <text:p>0.4809171563</text:p>
          </table:table-cell>
        </table:table-row>
        <table:table-row table:style-name="ro1">
          <table:table-cell office:value-type="float" office:value="0.480064617038822" calcext:value-type="float">
            <text:p>0.480064617</text:p>
          </table:table-cell>
        </table:table-row>
        <table:table-row table:style-name="ro1">
          <table:table-cell office:value-type="float" office:value="0.479056883877001" calcext:value-type="float">
            <text:p>0.4790568839</text:p>
          </table:table-cell>
        </table:table-row>
        <table:table-row table:style-name="ro1">
          <table:table-cell office:value-type="float" office:value="0.477901247972863" calcext:value-type="float">
            <text:p>0.477901248</text:p>
          </table:table-cell>
        </table:table-row>
        <table:table-row table:style-name="ro1">
          <table:table-cell office:value-type="float" office:value="0.476605459134992" calcext:value-type="float">
            <text:p>0.4766054591</text:p>
          </table:table-cell>
        </table:table-row>
        <table:table-row table:style-name="ro1">
          <table:table-cell office:value-type="float" office:value="0.475177688380388" calcext:value-type="float">
            <text:p>0.4751776884</text:p>
          </table:table-cell>
        </table:table-row>
        <table:table-row table:style-name="ro1">
          <table:table-cell office:value-type="float" office:value="0.473626491142627" calcext:value-type="float">
            <text:p>0.4736264911</text:p>
          </table:table-cell>
        </table:table-row>
        <table:table-row table:style-name="ro1">
          <table:table-cell office:value-type="float" office:value="0.471960771152874" calcext:value-type="float">
            <text:p>0.4719607712</text:p>
          </table:table-cell>
        </table:table-row>
        <table:table-row table:style-name="ro1">
          <table:table-cell office:value-type="float" office:value="0.470189744993732" calcext:value-type="float">
            <text:p>0.470189745</text:p>
          </table:table-cell>
        </table:table-row>
        <table:table-row table:style-name="ro1">
          <table:table-cell office:value-type="float" office:value="0.46832290732593" calcext:value-type="float">
            <text:p>0.4683229073</text:p>
          </table:table-cell>
        </table:table-row>
        <table:table-row table:style-name="ro1">
          <table:table-cell office:value-type="float" office:value="0.466369996787862" calcext:value-type="float">
            <text:p>0.4663699968</text:p>
          </table:table-cell>
        </table:table-row>
        <table:table-row table:style-name="ro1">
          <table:table-cell office:value-type="float" office:value="0.464340962567962" calcext:value-type="float">
            <text:p>0.4643409626</text:p>
          </table:table-cell>
        </table:table-row>
        <table:table-row table:style-name="ro1">
          <table:table-cell office:value-type="float" office:value="0.462245931649915" calcext:value-type="float">
            <text:p>0.4622459316</text:p>
          </table:table-cell>
        </table:table-row>
        <table:table-row table:style-name="ro1">
          <table:table-cell office:value-type="float" office:value="0.460095176730723" calcext:value-type="float">
            <text:p>0.4600951767</text:p>
          </table:table-cell>
        </table:table-row>
        <table:table-row table:style-name="ro1">
          <table:table-cell office:value-type="float" office:value="0.4578990848116" calcext:value-type="float">
            <text:p>0.4578990848</text:p>
          </table:table-cell>
        </table:table-row>
        <table:table-row table:style-name="ro1">
          <table:table-cell office:value-type="float" office:value="0.455668126461718" calcext:value-type="float">
            <text:p>0.4556681265</text:p>
          </table:table-cell>
        </table:table-row>
        <table:table-row table:style-name="ro1">
          <table:table-cell office:value-type="float" office:value="0.453412825754787" calcext:value-type="float">
            <text:p>0.4534128258</text:p>
          </table:table-cell>
        </table:table-row>
        <table:table-row table:style-name="ro1">
          <table:table-cell office:value-type="float" office:value="0.451143730878484" calcext:value-type="float">
            <text:p>0.4511437309</text:p>
          </table:table-cell>
        </table:table-row>
        <table:table-row table:style-name="ro1">
          <table:table-cell office:value-type="float" office:value="0.448871385416716" calcext:value-type="float">
            <text:p>0.4488713854</text:p>
          </table:table-cell>
        </table:table-row>
        <table:table-row table:style-name="ro1">
          <table:table-cell office:value-type="float" office:value="0.446606300304734" calcext:value-type="float">
            <text:p>0.4466063003</text:p>
          </table:table-cell>
        </table:table-row>
        <table:table-row table:style-name="ro1">
          <table:table-cell office:value-type="float" office:value="0.44435892645708" calcext:value-type="float">
            <text:p>0.4443589265</text:p>
          </table:table-cell>
        </table:table-row>
        <table:table-row table:style-name="ro1">
          <table:table-cell office:value-type="float" office:value="0.442139628068378" calcext:value-type="float">
            <text:p>0.4421396281</text:p>
          </table:table-cell>
        </table:table-row>
        <table:table-row table:style-name="ro1">
          <table:table-cell office:value-type="float" office:value="0.439958656586972" calcext:value-type="float">
            <text:p>0.4399586566</text:p>
          </table:table-cell>
        </table:table-row>
        <table:table-row table:style-name="ro1">
          <table:table-cell office:value-type="float" office:value="0.4378261253614" calcext:value-type="float">
            <text:p>0.4378261254</text:p>
          </table:table-cell>
        </table:table-row>
        <table:table-row table:style-name="ro1">
          <table:table-cell office:value-type="float" office:value="0.435751984959708" calcext:value-type="float">
            <text:p>0.435751985</text:p>
          </table:table-cell>
        </table:table-row>
        <table:table-row table:style-name="ro1">
          <table:table-cell office:value-type="float" office:value="0.433745999161613" calcext:value-type="float">
            <text:p>0.4337459992</text:p>
          </table:table-cell>
        </table:table-row>
        <table:table-row table:style-name="ro1">
          <table:table-cell office:value-type="float" office:value="0.431817721623504" calcext:value-type="float">
            <text:p>0.4318177216</text:p>
          </table:table-cell>
        </table:table-row>
        <table:table-row table:style-name="ro1">
          <table:table-cell office:value-type="float" office:value="0.42997647321628" calcext:value-type="float">
            <text:p>0.4299764732</text:p>
          </table:table-cell>
        </table:table-row>
        <table:table-row table:style-name="ro1">
          <table:table-cell office:value-type="float" office:value="0.428231320036039" calcext:value-type="float">
            <text:p>0.42823132</text:p>
          </table:table-cell>
        </table:table-row>
        <table:table-row table:style-name="ro1">
          <table:table-cell office:value-type="float" office:value="0.426591052087601" calcext:value-type="float">
            <text:p>0.4265910521</text:p>
          </table:table-cell>
        </table:table-row>
        <table:table-row table:style-name="ro1">
          <table:table-cell office:value-type="float" office:value="0.425064162640876" calcext:value-type="float">
            <text:p>0.4250641626</text:p>
          </table:table-cell>
        </table:table-row>
        <table:table-row table:style-name="ro1">
          <table:table-cell office:value-type="float" office:value="0.423658828260072" calcext:value-type="float">
            <text:p>0.4236588283</text:p>
          </table:table-cell>
        </table:table-row>
        <table:table-row table:style-name="ro1">
          <table:table-cell office:value-type="float" office:value="0.422382889505749" calcext:value-type="float">
            <text:p>0.4223828895</text:p>
          </table:table-cell>
        </table:table-row>
        <table:table-row table:style-name="ro1">
          <table:table-cell office:value-type="float" office:value="0.421243832309709" calcext:value-type="float">
            <text:p>0.4212438323</text:p>
          </table:table-cell>
        </table:table-row>
        <table:table-row table:style-name="ro1">
          <table:table-cell office:value-type="float" office:value="0.420248770022729" calcext:value-type="float">
            <text:p>0.42024877</text:p>
          </table:table-cell>
        </table:table-row>
        <table:table-row table:style-name="ro1">
          <table:table-cell office:value-type="float" office:value="0.419404426135142" calcext:value-type="float">
            <text:p>0.4194044261</text:p>
          </table:table-cell>
        </table:table-row>
        <table:table-row table:style-name="ro1">
          <table:table-cell office:value-type="float" office:value="0.418717117670248" calcext:value-type="float">
            <text:p>0.4187171177</text:p>
          </table:table-cell>
        </table:table-row>
        <table:table-row table:style-name="ro1">
          <table:table-cell office:value-type="float" office:value="0.418192739250579" calcext:value-type="float">
            <text:p>0.4181927393</text:p>
          </table:table-cell>
        </table:table-row>
        <table:table-row table:style-name="ro1">
          <table:table-cell office:value-type="float" office:value="0.417836747836998" calcext:value-type="float">
            <text:p>0.4178367478</text:p>
          </table:table-cell>
        </table:table-row>
        <table:table-row table:style-name="ro1">
          <table:table-cell office:value-type="float" office:value="0.417654148140638" calcext:value-type="float">
            <text:p>0.4176541481</text:p>
          </table:table-cell>
        </table:table-row>
        <table:table-row table:style-name="ro1">
          <table:table-cell office:value-type="float" office:value="0.417649478707692" calcext:value-type="float">
            <text:p>0.4176494787</text:p>
          </table:table-cell>
        </table:table-row>
        <table:table-row table:style-name="ro1">
          <table:table-cell office:value-type="float" office:value="0.417826798677039" calcext:value-type="float">
            <text:p>0.4178267987</text:p>
          </table:table-cell>
        </table:table-row>
        <table:table-row table:style-name="ro1">
          <table:table-cell office:value-type="float" office:value="0.418189675210706" calcext:value-type="float">
            <text:p>0.4181896752</text:p>
          </table:table-cell>
        </table:table-row>
        <table:table-row table:style-name="ro1">
          <table:table-cell office:value-type="float" office:value="0.418741171597182" calcext:value-type="float">
            <text:p>0.4187411716</text:p>
          </table:table-cell>
        </table:table-row>
        <table:table-row table:style-name="ro1">
          <table:table-cell office:value-type="float" office:value="0.41948383602757" calcext:value-type="float">
            <text:p>0.419483836</text:p>
          </table:table-cell>
        </table:table-row>
        <table:table-row table:style-name="ro1">
          <table:table-cell office:value-type="float" office:value="0.420419691044576" calcext:value-type="float">
            <text:p>0.420419691</text:p>
          </table:table-cell>
        </table:table-row>
        <table:table-row table:style-name="ro1">
          <table:table-cell office:value-type="float" office:value="0.421550223664347" calcext:value-type="float">
            <text:p>0.4215502237</text:p>
          </table:table-cell>
        </table:table-row>
        <table:table-row table:style-name="ro1">
          <table:table-cell office:value-type="float" office:value="0.422876376171146" calcext:value-type="float">
            <text:p>0.4228763762</text:p>
          </table:table-cell>
        </table:table-row>
        <table:table-row table:style-name="ro1">
          <table:table-cell office:value-type="float" office:value="0.424398537584868" calcext:value-type="float">
            <text:p>0.4243985376</text:p>
          </table:table-cell>
        </table:table-row>
        <table:table-row table:style-name="ro1">
          <table:table-cell office:value-type="float" office:value="0.426116535801404" calcext:value-type="float">
            <text:p>0.4261165358</text:p>
          </table:table-cell>
        </table:table-row>
        <table:table-row table:style-name="ro1">
          <table:table-cell office:value-type="float" office:value="0.428029630405839" calcext:value-type="float">
            <text:p>0.4280296304</text:p>
          </table:table-cell>
        </table:table-row>
        <table:table-row table:style-name="ro1">
          <table:table-cell office:value-type="float" office:value="0.430136506158496" calcext:value-type="float">
            <text:p>0.4301365062</text:p>
          </table:table-cell>
        </table:table-row>
        <table:table-row table:style-name="ro1">
          <table:table-cell office:value-type="float" office:value="0.432435267153818" calcext:value-type="float">
            <text:p>0.4324352672</text:p>
          </table:table-cell>
        </table:table-row>
        <table:table-row table:style-name="ro1">
          <table:table-cell office:value-type="float" office:value="0.434923431652102" calcext:value-type="float">
            <text:p>0.4349234317</text:p>
          </table:table-cell>
        </table:table-row>
        <table:table-row table:style-name="ro1">
          <table:table-cell office:value-type="float" office:value="0.437597927584058" calcext:value-type="float">
            <text:p>0.4375979276</text:p>
          </table:table-cell>
        </table:table-row>
        <table:table-row table:style-name="ro1">
          <table:table-cell office:value-type="float" office:value="0.440455088728225" calcext:value-type="float">
            <text:p>0.4404550887</text:p>
          </table:table-cell>
        </table:table-row>
        <table:table-row table:style-name="ro1">
          <table:table-cell office:value-type="float" office:value="0.443490651561219" calcext:value-type="float">
            <text:p>0.4434906516</text:p>
          </table:table-cell>
        </table:table-row>
        <table:table-row table:style-name="ro1">
          <table:table-cell office:value-type="float" office:value="0.446699752780829" calcext:value-type="float">
            <text:p>0.4466997528</text:p>
          </table:table-cell>
        </table:table-row>
        <table:table-row table:style-name="ro1">
          <table:table-cell office:value-type="float" office:value="0.45007692750195" calcext:value-type="float">
            <text:p>0.4500769275</text:p>
          </table:table-cell>
        </table:table-row>
        <table:table-row table:style-name="ro1">
          <table:table-cell office:value-type="float" office:value="0.45361610812536" calcext:value-type="float">
            <text:p>0.4536161081</text:p>
          </table:table-cell>
        </table:table-row>
        <table:table-row table:style-name="ro1">
          <table:table-cell office:value-type="float" office:value="0.457310623879339" calcext:value-type="float">
            <text:p>0.4573106239</text:p>
          </table:table-cell>
        </table:table-row>
        <table:table-row table:style-name="ro1">
          <table:table-cell office:value-type="float" office:value="0.461153201034127" calcext:value-type="float">
            <text:p>0.461153201</text:p>
          </table:table-cell>
        </table:table-row>
        <table:table-row table:style-name="ro1">
          <table:table-cell office:value-type="float" office:value="0.465135963789227" calcext:value-type="float">
            <text:p>0.4651359638</text:p>
          </table:table-cell>
        </table:table-row>
        <table:table-row table:style-name="ro1">
          <table:table-cell office:value-type="float" office:value="0.469250435833551" calcext:value-type="float">
            <text:p>0.4692504358</text:p>
          </table:table-cell>
        </table:table-row>
        <table:table-row table:style-name="ro1">
          <table:table-cell office:value-type="float" office:value="0.473487542578399" calcext:value-type="float">
            <text:p>0.4734875426</text:p>
          </table:table-cell>
        </table:table-row>
        <table:table-row table:style-name="ro1">
          <table:table-cell office:value-type="float" office:value="0.477837614063292" calcext:value-type="float">
            <text:p>0.4778376141</text:p>
          </table:table-cell>
        </table:table-row>
        <table:table-row table:style-name="ro1">
          <table:table-cell office:value-type="float" office:value="0.482290388534635" calcext:value-type="float">
            <text:p>0.4822903885</text:p>
          </table:table-cell>
        </table:table-row>
        <table:table-row table:style-name="ro1">
          <table:table-cell office:value-type="float" office:value="0.486835016697231" calcext:value-type="float">
            <text:p>0.4868350167</text:p>
          </table:table-cell>
        </table:table-row>
        <table:table-row table:style-name="ro1">
          <table:table-cell office:value-type="float" office:value="0.491460066638632" calcext:value-type="float">
            <text:p>0.4914600666</text:p>
          </table:table-cell>
        </table:table-row>
        <table:table-row table:style-name="ro1">
          <table:table-cell office:value-type="float" office:value="0.496153529426331" calcext:value-type="float">
            <text:p>0.4961535294</text:p>
          </table:table-cell>
        </table:table-row>
        <table:table-row table:style-name="ro1">
          <table:table-cell office:value-type="float" office:value="0.500902825377799" calcext:value-type="float">
            <text:p>0.5009028254</text:p>
          </table:table-cell>
        </table:table-row>
        <table:table-row table:style-name="ro1">
          <table:table-cell office:value-type="float" office:value="0.505694811003362" calcext:value-type="float">
            <text:p>0.505694811</text:p>
          </table:table-cell>
        </table:table-row>
        <table:table-row table:style-name="ro1">
          <table:table-cell office:value-type="float" office:value="0.510515786621916" calcext:value-type="float">
            <text:p>0.5105157866</text:p>
          </table:table-cell>
        </table:table-row>
        <table:table-row table:style-name="ro1">
          <table:table-cell office:value-type="float" office:value="0.515351504649494" calcext:value-type="float">
            <text:p>0.5153515046</text:p>
          </table:table-cell>
        </table:table-row>
        <table:table-row table:style-name="ro1">
          <table:table-cell office:value-type="float" office:value="0.440447564158863" calcext:value-type="float">
            <text:p>0.4404475642</text:p>
          </table:table-cell>
        </table:table-row>
        <table:table-row table:style-name="ro1">
          <table:table-cell office:value-type="float" office:value="0.443697813937384" calcext:value-type="float">
            <text:p>0.4436978139</text:p>
          </table:table-cell>
        </table:table-row>
        <table:table-row table:style-name="ro1">
          <table:table-cell office:value-type="float" office:value="0.446903086543341" calcext:value-type="float">
            <text:p>0.4469030865</text:p>
          </table:table-cell>
        </table:table-row>
        <table:table-row table:style-name="ro1">
          <table:table-cell office:value-type="float" office:value="0.450043428350908" calcext:value-type="float">
            <text:p>0.4500434284</text:p>
          </table:table-cell>
        </table:table-row>
        <table:table-row table:style-name="ro1">
          <table:table-cell office:value-type="float" office:value="0.453100552353206" calcext:value-type="float">
            <text:p>0.4531005524</text:p>
          </table:table-cell>
        </table:table-row>
        <table:table-row table:style-name="ro1">
          <table:table-cell office:value-type="float" office:value="0.456057783252011" calcext:value-type="float">
            <text:p>0.4560577833</text:p>
          </table:table-cell>
        </table:table-row>
        <table:table-row table:style-name="ro1">
          <table:table-cell office:value-type="float" office:value="0.458900003220332" calcext:value-type="float">
            <text:p>0.4589000032</text:p>
          </table:table-cell>
        </table:table-row>
        <table:table-row table:style-name="ro1">
          <table:table-cell office:value-type="float" office:value="0.461613598337849" calcext:value-type="float">
            <text:p>0.4616135983</text:p>
          </table:table-cell>
        </table:table-row>
        <table:table-row table:style-name="ro1">
          <table:table-cell office:value-type="float" office:value="0.464186405699222" calcext:value-type="float">
            <text:p>0.4641864057</text:p>
          </table:table-cell>
        </table:table-row>
        <table:table-row table:style-name="ro1">
          <table:table-cell office:value-type="float" office:value="0.466607661195272" calcext:value-type="float">
            <text:p>0.4666076612</text:p>
          </table:table-cell>
        </table:table-row>
        <table:table-row table:style-name="ro1">
          <table:table-cell office:value-type="float" office:value="0.468867947967017" calcext:value-type="float">
            <text:p>0.468867948</text:p>
          </table:table-cell>
        </table:table-row>
        <table:table-row table:style-name="ro1">
          <table:table-cell office:value-type="float" office:value="0.470959145532588" calcext:value-type="float">
            <text:p>0.4709591455</text:p>
          </table:table-cell>
        </table:table-row>
        <table:table-row table:style-name="ro1">
          <table:table-cell office:value-type="float" office:value="0.472874379587003" calcext:value-type="float">
            <text:p>0.4728743796</text:p>
          </table:table-cell>
        </table:table-row>
        <table:table-row table:style-name="ro1">
          <table:table-cell office:value-type="float" office:value="0.474607972474817" calcext:value-type="float">
            <text:p>0.4746079725</text:p>
          </table:table-cell>
        </table:table-row>
        <table:table-row table:style-name="ro1">
          <table:table-cell office:value-type="float" office:value="0.476155394335626" calcext:value-type="float">
            <text:p>0.4761553943</text:p>
          </table:table-cell>
        </table:table-row>
        <table:table-row table:style-name="ro1">
          <table:table-cell office:value-type="float" office:value="0.477513214922453" calcext:value-type="float">
            <text:p>0.4775132149</text:p>
          </table:table-cell>
        </table:table-row>
        <table:table-row table:style-name="ro1">
          <table:table-cell office:value-type="float" office:value="0.47867905609299" calcext:value-type="float">
            <text:p>0.4786790561</text:p>
          </table:table-cell>
        </table:table-row>
        <table:table-row table:style-name="ro1">
          <table:table-cell office:value-type="float" office:value="0.479651544973715" calcext:value-type="float">
            <text:p>0.479651545</text:p>
          </table:table-cell>
        </table:table-row>
        <table:table-row table:style-name="ro1">
          <table:table-cell office:value-type="float" office:value="0.480430267796869" calcext:value-type="float">
            <text:p>0.4804302678</text:p>
          </table:table-cell>
        </table:table-row>
        <table:table-row table:style-name="ro1">
          <table:table-cell office:value-type="float" office:value="0.481015724410305" calcext:value-type="float">
            <text:p>0.4810157244</text:p>
          </table:table-cell>
        </table:table-row>
        <table:table-row table:style-name="ro1">
          <table:table-cell office:value-type="float" office:value="0.481409283460204" calcext:value-type="float">
            <text:p>0.4814092835</text:p>
          </table:table-cell>
        </table:table-row>
        <table:table-row table:style-name="ro1">
          <table:table-cell office:value-type="float" office:value="0.481613138246655" calcext:value-type="float">
            <text:p>0.4816131382</text:p>
          </table:table-cell>
        </table:table-row>
        <table:table-row table:style-name="ro1">
          <table:table-cell office:value-type="float" office:value="0.481630263252108" calcext:value-type="float">
            <text:p>0.4816302633</text:p>
          </table:table-cell>
        </table:table-row>
        <table:table-row table:style-name="ro1">
          <table:table-cell office:value-type="float" office:value="0.481464371342684" calcext:value-type="float">
            <text:p>0.4814643713</text:p>
          </table:table-cell>
        </table:table-row>
        <table:table-row table:style-name="ro1">
          <table:table-cell office:value-type="float" office:value="0.481119871642365" calcext:value-type="float">
            <text:p>0.4811198716</text:p>
          </table:table-cell>
        </table:table-row>
        <table:table-row table:style-name="ro1">
          <table:table-cell office:value-type="float" office:value="0.480601828080041" calcext:value-type="float">
            <text:p>0.4806018281</text:p>
          </table:table-cell>
        </table:table-row>
        <table:table-row table:style-name="ro1">
          <table:table-cell office:value-type="float" office:value="0.479915918609427" calcext:value-type="float">
            <text:p>0.4799159186</text:p>
          </table:table-cell>
        </table:table-row>
        <table:table-row table:style-name="ro1">
          <table:table-cell office:value-type="float" office:value="0.479068395101853" calcext:value-type="float">
            <text:p>0.4790683951</text:p>
          </table:table-cell>
        </table:table-row>
        <table:table-row table:style-name="ro1">
          <table:table-cell office:value-type="float" office:value="0.47806604391191" calcext:value-type="float">
            <text:p>0.4780660439</text:p>
          </table:table-cell>
        </table:table-row>
        <table:table-row table:style-name="ro1">
          <table:table-cell office:value-type="float" office:value="0.476916147115974" calcext:value-type="float">
            <text:p>0.4769161471</text:p>
          </table:table-cell>
        </table:table-row>
        <table:table-row table:style-name="ro1">
          <table:table-cell office:value-type="float" office:value="0.475626444423588" calcext:value-type="float">
            <text:p>0.4756264444</text:p>
          </table:table-cell>
        </table:table-row>
        <table:table-row table:style-name="ro1">
          <table:table-cell office:value-type="float" office:value="0.474205095761723" calcext:value-type="float">
            <text:p>0.4742050958</text:p>
          </table:table-cell>
        </table:table-row>
        <table:table-row table:style-name="ro1">
          <table:table-cell office:value-type="float" office:value="0.472660644531889" calcext:value-type="float">
            <text:p>0.4726606445</text:p>
          </table:table-cell>
        </table:table-row>
        <table:table-row table:style-name="ro1">
          <table:table-cell office:value-type="float" office:value="0.47100198154013" calcext:value-type="float">
            <text:p>0.4710019815</text:p>
          </table:table-cell>
        </table:table-row>
        <table:table-row table:style-name="ro1">
          <table:table-cell office:value-type="float" office:value="0.469238309599879" calcext:value-type="float">
            <text:p>0.4692383096</text:p>
          </table:table-cell>
        </table:table-row>
        <table:table-row table:style-name="ro1">
          <table:table-cell office:value-type="float" office:value="0.467379108807676" calcext:value-type="float">
            <text:p>0.4673791088</text:p>
          </table:table-cell>
        </table:table-row>
        <table:table-row table:style-name="ro1">
          <table:table-cell office:value-type="float" office:value="0.465434102491761" calcext:value-type="float">
            <text:p>0.4654341025</text:p>
          </table:table-cell>
        </table:table-row>
        <table:table-row table:style-name="ro1">
          <table:table-cell office:value-type="float" office:value="0.463413223833529" calcext:value-type="float">
            <text:p>0.4634132238</text:p>
          </table:table-cell>
        </table:table-row>
        <table:table-row table:style-name="ro1">
          <table:table-cell office:value-type="float" office:value="0.461326583161854" calcext:value-type="float">
            <text:p>0.4613265832</text:p>
          </table:table-cell>
        </table:table-row>
        <table:table-row table:style-name="ro1">
          <table:table-cell office:value-type="float" office:value="0.45918443592028" calcext:value-type="float">
            <text:p>0.4591844359</text:p>
          </table:table-cell>
        </table:table-row>
        <table:table-row table:style-name="ro1">
          <table:table-cell office:value-type="float" office:value="0.456997151307082" calcext:value-type="float">
            <text:p>0.4569971513</text:p>
          </table:table-cell>
        </table:table-row>
        <table:table-row table:style-name="ro1">
          <table:table-cell office:value-type="float" office:value="0.454775181588185" calcext:value-type="float">
            <text:p>0.4547751816</text:p>
          </table:table-cell>
        </table:table-row>
        <table:table-row table:style-name="ro1">
          <table:table-cell office:value-type="float" office:value="0.452529032082961" calcext:value-type="float">
            <text:p>0.4525290321</text:p>
          </table:table-cell>
        </table:table-row>
        <table:table-row table:style-name="ro1">
          <table:table-cell office:value-type="float" office:value="0.450269231822889" calcext:value-type="float">
            <text:p>0.4502692318</text:p>
          </table:table-cell>
        </table:table-row>
        <table:table-row table:style-name="ro1">
          <table:table-cell office:value-type="float" office:value="0.448006304883078" calcext:value-type="float">
            <text:p>0.4480063049</text:p>
          </table:table-cell>
        </table:table-row>
        <table:table-row table:style-name="ro1">
          <table:table-cell office:value-type="float" office:value="0.445750742386664" calcext:value-type="float">
            <text:p>0.4457507424</text:p>
          </table:table-cell>
        </table:table-row>
        <table:table-row table:style-name="ro1">
          <table:table-cell office:value-type="float" office:value="0.443512975182071" calcext:value-type="float">
            <text:p>0.4435129752</text:p>
          </table:table-cell>
        </table:table-row>
        <table:table-row table:style-name="ro1">
          <table:table-cell office:value-type="float" office:value="0.441303347193138" calcext:value-type="float">
            <text:p>0.4413033472</text:p>
          </table:table-cell>
        </table:table-row>
        <table:table-row table:style-name="ro1">
          <table:table-cell office:value-type="float" office:value="0.439132089442112" calcext:value-type="float">
            <text:p>0.4391320894</text:p>
          </table:table-cell>
        </table:table-row>
        <table:table-row table:style-name="ro1">
          <table:table-cell office:value-type="float" office:value="0.437009294745519" calcext:value-type="float">
            <text:p>0.4370092947</text:p>
          </table:table-cell>
        </table:table-row>
        <table:table-row table:style-name="ro1">
          <table:table-cell office:value-type="float" office:value="0.434944893082882" calcext:value-type="float">
            <text:p>0.4349448931</text:p>
          </table:table-cell>
        </table:table-row>
        <table:table-row table:style-name="ro1">
          <table:table-cell office:value-type="float" office:value="0.432948627638327" calcext:value-type="float">
            <text:p>0.4329486276</text:p>
          </table:table-cell>
        </table:table-row>
        <table:table-row table:style-name="ro1">
          <table:table-cell office:value-type="float" office:value="0.431030031515045" calcext:value-type="float">
            <text:p>0.4310300315</text:p>
          </table:table-cell>
        </table:table-row>
        <table:table-row table:style-name="ro1">
          <table:table-cell office:value-type="float" office:value="0.429198405122618" calcext:value-type="float">
            <text:p>0.4291984051</text:p>
          </table:table-cell>
        </table:table-row>
        <table:table-row table:style-name="ro1">
          <table:table-cell office:value-type="float" office:value="0.427462794237226" calcext:value-type="float">
            <text:p>0.4274627942</text:p>
          </table:table-cell>
        </table:table-row>
        <table:table-row table:style-name="ro1">
          <table:table-cell office:value-type="float" office:value="0.425831968734704" calcext:value-type="float">
            <text:p>0.4258319687</text:p>
          </table:table-cell>
        </table:table-row>
        <table:table-row table:style-name="ro1">
          <table:table-cell office:value-type="float" office:value="0.42431440199648" calcext:value-type="float">
            <text:p>0.424314402</text:p>
          </table:table-cell>
        </table:table-row>
        <table:table-row table:style-name="ro1">
          <table:table-cell office:value-type="float" office:value="0.422918250988375" calcext:value-type="float">
            <text:p>0.422918251</text:p>
          </table:table-cell>
        </table:table-row>
        <table:table-row table:style-name="ro1">
          <table:table-cell office:value-type="float" office:value="0.421651337012265" calcext:value-type="float">
            <text:p>0.421651337</text:p>
          </table:table-cell>
        </table:table-row>
        <table:table-row table:style-name="ro1">
          <table:table-cell office:value-type="float" office:value="0.420521127130622" calcext:value-type="float">
            <text:p>0.4205211271</text:p>
          </table:table-cell>
        </table:table-row>
        <table:table-row table:style-name="ro1">
          <table:table-cell office:value-type="float" office:value="0.419534716263909" calcext:value-type="float">
            <text:p>0.4195347163</text:p>
          </table:table-cell>
        </table:table-row>
        <table:table-row table:style-name="ro1">
          <table:table-cell office:value-type="float" office:value="0.418698809960852" calcext:value-type="float">
            <text:p>0.41869881</text:p>
          </table:table-cell>
        </table:table-row>
        <table:table-row table:style-name="ro1">
          <table:table-cell office:value-type="float" office:value="0.418019707841577" calcext:value-type="float">
            <text:p>0.4180197078</text:p>
          </table:table-cell>
        </table:table-row>
        <table:table-row table:style-name="ro1">
          <table:table-cell office:value-type="float" office:value="0.417503287713606" calcext:value-type="float">
            <text:p>0.4175032877</text:p>
          </table:table-cell>
        </table:table-row>
        <table:table-row table:style-name="ro1">
          <table:table-cell office:value-type="float" office:value="0.417154990360738" calcext:value-type="float">
            <text:p>0.4171549904</text:p>
          </table:table-cell>
        </table:table-row>
        <table:table-row table:style-name="ro1">
          <table:table-cell office:value-type="float" office:value="0.416979805004772" calcext:value-type="float">
            <text:p>0.416979805</text:p>
          </table:table-cell>
        </table:table-row>
        <table:table-row table:style-name="ro1">
          <table:table-cell office:value-type="float" office:value="0.416982255440127" calcext:value-type="float">
            <text:p>0.4169822554</text:p>
          </table:table-cell>
        </table:table-row>
        <table:table-row table:style-name="ro1">
          <table:table-cell office:value-type="float" office:value="0.4171663868413" calcext:value-type="float">
            <text:p>0.4171663868</text:p>
          </table:table-cell>
        </table:table-row>
        <table:table-row table:style-name="ro1">
          <table:table-cell office:value-type="float" office:value="0.417535753243211" calcext:value-type="float">
            <text:p>0.4175357532</text:p>
          </table:table-cell>
        </table:table-row>
        <table:table-row table:style-name="ro1">
          <table:table-cell office:value-type="float" office:value="0.418093405694409" calcext:value-type="float">
            <text:p>0.4180934057</text:p>
          </table:table-cell>
        </table:table-row>
        <table:table-row table:style-name="ro1">
          <table:table-cell office:value-type="float" office:value="0.418841881083143" calcext:value-type="float">
            <text:p>0.4188418811</text:p>
          </table:table-cell>
        </table:table-row>
        <table:table-row table:style-name="ro1">
          <table:table-cell office:value-type="float" office:value="0.419783191636303" calcext:value-type="float">
            <text:p>0.4197831916</text:p>
          </table:table-cell>
        </table:table-row>
        <table:table-row table:style-name="ro1">
          <table:table-cell office:value-type="float" office:value="0.420918815091226" calcext:value-type="float">
            <text:p>0.4209188151</text:p>
          </table:table-cell>
        </table:table-row>
        <table:table-row table:style-name="ro1">
          <table:table-cell office:value-type="float" office:value="0.422249685540374" calcext:value-type="float">
            <text:p>0.4222496855</text:p>
          </table:table-cell>
        </table:table-row>
        <table:table-row table:style-name="ro1">
          <table:table-cell office:value-type="float" office:value="0.423776184948868" calcext:value-type="float">
            <text:p>0.4237761849</text:p>
          </table:table-cell>
        </table:table-row>
        <table:table-row table:style-name="ro1">
          <table:table-cell office:value-type="float" office:value="0.425498135344908" calcext:value-type="float">
            <text:p>0.4254981353</text:p>
          </table:table-cell>
        </table:table-row>
        <table:table-row table:style-name="ro1">
          <table:table-cell office:value-type="float" office:value="0.427414791683037" calcext:value-type="float">
            <text:p>0.4274147917</text:p>
          </table:table-cell>
        </table:table-row>
        <table:table-row table:style-name="ro1">
          <table:table-cell office:value-type="float" office:value="0.429524835380294" calcext:value-type="float">
            <text:p>0.4295248354</text:p>
          </table:table-cell>
        </table:table-row>
        <table:table-row table:style-name="ro1">
          <table:table-cell office:value-type="float" office:value="0.431826368525215" calcext:value-type="float">
            <text:p>0.4318263685</text:p>
          </table:table-cell>
        </table:table-row>
        <table:table-row table:style-name="ro1">
          <table:table-cell office:value-type="float" office:value="0.434316908759719" calcext:value-type="float">
            <text:p>0.4343169088</text:p>
          </table:table-cell>
        </table:table-row>
        <table:table-row table:style-name="ro1">
          <table:table-cell office:value-type="float" office:value="0.436993384833849" calcext:value-type="float">
            <text:p>0.4369933848</text:p>
          </table:table-cell>
        </table:table-row>
        <table:table-row table:style-name="ro1">
          <table:table-cell office:value-type="float" office:value="0.439852132833379" calcext:value-type="float">
            <text:p>0.4398521328</text:p>
          </table:table-cell>
        </table:table-row>
        <table:table-row table:style-name="ro1">
          <table:table-cell office:value-type="float" office:value="0.442888893080302" calcext:value-type="float">
            <text:p>0.4428888931</text:p>
          </table:table-cell>
        </table:table-row>
        <table:table-row table:style-name="ro1">
          <table:table-cell office:value-type="float" office:value="0.446098807706169" calcext:value-type="float">
            <text:p>0.4460988077</text:p>
          </table:table-cell>
        </table:table-row>
        <table:table-row table:style-name="ro1">
          <table:table-cell office:value-type="float" office:value="0.449476418898303" calcext:value-type="float">
            <text:p>0.4494764189</text:p>
          </table:table-cell>
        </table:table-row>
        <table:table-row table:style-name="ro1">
          <table:table-cell office:value-type="float" office:value="0.453015667818884" calcext:value-type="float">
            <text:p>0.4530156678</text:p>
          </table:table-cell>
        </table:table-row>
        <table:table-row table:style-name="ro1">
          <table:table-cell office:value-type="float" office:value="0.45670989419689" calcext:value-type="float">
            <text:p>0.4567098942</text:p>
          </table:table-cell>
        </table:table-row>
        <table:table-row table:style-name="ro1">
          <table:table-cell office:value-type="float" office:value="0.460551836592918" calcext:value-type="float">
            <text:p>0.4605518366</text:p>
          </table:table-cell>
        </table:table-row>
        <table:table-row table:style-name="ro1">
          <table:table-cell office:value-type="float" office:value="0.464533633336858" calcext:value-type="float">
            <text:p>0.4645336333</text:p>
          </table:table-cell>
        </table:table-row>
        <table:table-row table:style-name="ro1">
          <table:table-cell office:value-type="float" office:value="0.468646824138452" calcext:value-type="float">
            <text:p>0.4686468241</text:p>
          </table:table-cell>
        </table:table-row>
        <table:table-row table:style-name="ro1">
          <table:table-cell office:value-type="float" office:value="0.472882352370702" calcext:value-type="float">
            <text:p>0.4728823524</text:p>
          </table:table-cell>
        </table:table-row>
        <table:table-row table:style-name="ro1">
          <table:table-cell office:value-type="float" office:value="0.477230568026155" calcext:value-type="float">
            <text:p>0.477230568</text:p>
          </table:table-cell>
        </table:table-row>
        <table:table-row table:style-name="ro1">
          <table:table-cell office:value-type="float" office:value="0.481681231346056" calcext:value-type="float">
            <text:p>0.4816812313</text:p>
          </table:table-cell>
        </table:table-row>
        <table:table-row table:style-name="ro1">
          <table:table-cell office:value-type="float" office:value="0.486223517122364" calcext:value-type="float">
            <text:p>0.4862235171</text:p>
          </table:table-cell>
        </table:table-row>
        <table:table-row table:style-name="ro1">
          <table:table-cell office:value-type="float" office:value="0.490846019672637" calcext:value-type="float">
            <text:p>0.4908460197</text:p>
          </table:table-cell>
        </table:table-row>
        <table:table-row table:style-name="ro1">
          <table:table-cell office:value-type="float" office:value="0.495536758487782" calcext:value-type="float">
            <text:p>0.4955367585</text:p>
          </table:table-cell>
        </table:table-row>
        <table:table-row table:style-name="ro1">
          <table:table-cell office:value-type="float" office:value="0.500283184552679" calcext:value-type="float">
            <text:p>0.5002831846</text:p>
          </table:table-cell>
        </table:table-row>
        <table:table-row table:style-name="ro1">
          <table:table-cell office:value-type="float" office:value="0.505072187339662" calcext:value-type="float">
            <text:p>0.5050721873</text:p>
          </table:table-cell>
        </table:table-row>
        <table:table-row table:style-name="ro1">
          <table:table-cell office:value-type="float" office:value="0.509890102474875" calcext:value-type="float">
            <text:p>0.5098901025</text:p>
          </table:table-cell>
        </table:table-row>
        <table:table-row table:style-name="ro1">
          <table:table-cell office:value-type="float" office:value="0.514722720077493" calcext:value-type="float">
            <text:p>0.5147227201</text:p>
          </table:table-cell>
        </table:table-row>
        <table:table-row table:style-name="ro1">
          <table:table-cell office:value-type="float" office:value="0.439484552503247" calcext:value-type="float">
            <text:p>0.4394845525</text:p>
          </table:table-cell>
        </table:table-row>
        <table:table-row table:style-name="ro1">
          <table:table-cell office:value-type="float" office:value="0.442731339255588" calcext:value-type="float">
            <text:p>0.4427313393</text:p>
          </table:table-cell>
        </table:table-row>
        <table:table-row table:style-name="ro1">
          <table:table-cell office:value-type="float" office:value="0.445933215889655" calcext:value-type="float">
            <text:p>0.4459332159</text:p>
          </table:table-cell>
        </table:table-row>
        <table:table-row table:style-name="ro1">
          <table:table-cell office:value-type="float" office:value="0.449070259309108" calcext:value-type="float">
            <text:p>0.4490702593</text:p>
          </table:table-cell>
        </table:table-row>
        <table:table-row table:style-name="ro1">
          <table:table-cell office:value-type="float" office:value="0.452124211034685" calcext:value-type="float">
            <text:p>0.452124211</text:p>
          </table:table-cell>
        </table:table-row>
        <table:table-row table:style-name="ro1">
          <table:table-cell office:value-type="float" office:value="0.455078422335695" calcext:value-type="float">
            <text:p>0.4550784223</text:p>
          </table:table-cell>
        </table:table-row>
        <table:table-row table:style-name="ro1">
          <table:table-cell office:value-type="float" office:value="0.457917800034395" calcext:value-type="float">
            <text:p>0.4579178</text:p>
          </table:table-cell>
        </table:table-row>
        <table:table-row table:style-name="ro1">
          <table:table-cell office:value-type="float" office:value="0.460628752983266" calcext:value-type="float">
            <text:p>0.460628753</text:p>
          </table:table-cell>
        </table:table-row>
        <table:table-row table:style-name="ro1">
          <table:table-cell office:value-type="float" office:value="0.463199139215189" calcext:value-type="float">
            <text:p>0.4631991392</text:p>
          </table:table-cell>
        </table:table-row>
        <table:table-row table:style-name="ro1">
          <table:table-cell office:value-type="float" office:value="0.465618213766508" calcext:value-type="float">
            <text:p>0.4656182138</text:p>
          </table:table-cell>
        </table:table-row>
        <table:table-row table:style-name="ro1">
          <table:table-cell office:value-type="float" office:value="0.467876577172992" calcext:value-type="float">
            <text:p>0.4678765772</text:p>
          </table:table-cell>
        </table:table-row>
        <table:table-row table:style-name="ro1">
          <table:table-cell office:value-type="float" office:value="0.469966124638699" calcext:value-type="float">
            <text:p>0.4699661246</text:p>
          </table:table-cell>
        </table:table-row>
        <table:table-row table:style-name="ro1">
          <table:table-cell office:value-type="float" office:value="0.47187999587772" calcext:value-type="float">
            <text:p>0.4718799959</text:p>
          </table:table-cell>
        </table:table-row>
        <table:table-row table:style-name="ro1">
          <table:table-cell office:value-type="float" office:value="0.473612525628835" calcext:value-type="float">
            <text:p>0.4736125256</text:p>
          </table:table-cell>
        </table:table-row>
        <table:table-row table:style-name="ro1">
          <table:table-cell office:value-type="float" office:value="0.475159194843056" calcext:value-type="float">
            <text:p>0.4751591948</text:p>
          </table:table-cell>
        </table:table-row>
        <table:table-row table:style-name="ro1">
          <table:table-cell office:value-type="float" office:value="0.476516582544061" calcext:value-type="float">
            <text:p>0.4765165825</text:p>
          </table:table-cell>
        </table:table-row>
        <table:table-row table:style-name="ro1">
          <table:table-cell office:value-type="float" office:value="0.477682318361534" calcext:value-type="float">
            <text:p>0.4776823184</text:p>
          </table:table-cell>
        </table:table-row>
        <table:table-row table:style-name="ro1">
          <table:table-cell office:value-type="float" office:value="0.478655035737392" calcext:value-type="float">
            <text:p>0.4786550357</text:p>
          </table:table-cell>
        </table:table-row>
        <table:table-row table:style-name="ro1">
          <table:table-cell office:value-type="float" office:value="0.479434325804912" calcext:value-type="float">
            <text:p>0.4794343258</text:p>
          </table:table-cell>
        </table:table-row>
        <table:table-row table:style-name="ro1">
          <table:table-cell office:value-type="float" office:value="0.480020691940749" calcext:value-type="float">
            <text:p>0.4800206919</text:p>
          </table:table-cell>
        </table:table-row>
        <table:table-row table:style-name="ro1">
          <table:table-cell office:value-type="float" office:value="0.480415504989856" calcext:value-type="float">
            <text:p>0.480415505</text:p>
          </table:table-cell>
        </table:table-row>
        <table:table-row table:style-name="ro1">
          <table:table-cell office:value-type="float" office:value="0.480620959163291" calcext:value-type="float">
            <text:p>0.4806209592</text:p>
          </table:table-cell>
        </table:table-row>
        <table:table-row table:style-name="ro1">
          <table:table-cell office:value-type="float" office:value="0.480640028608926" calcext:value-type="float">
            <text:p>0.4806400286</text:p>
          </table:table-cell>
        </table:table-row>
        <table:table-row table:style-name="ro1">
          <table:table-cell office:value-type="float" office:value="0.480476424655047" calcext:value-type="float">
            <text:p>0.4804764247</text:p>
          </table:table-cell>
        </table:table-row>
        <table:table-row table:style-name="ro1">
          <table:table-cell office:value-type="float" office:value="0.480134553726855" calcext:value-type="float">
            <text:p>0.4801345537</text:p>
          </table:table-cell>
        </table:table-row>
        <table:table-row table:style-name="ro1">
          <table:table-cell office:value-type="float" office:value="0.479619475935853" calcext:value-type="float">
            <text:p>0.4796194759</text:p>
          </table:table-cell>
        </table:table-row>
        <table:table-row table:style-name="ro1">
          <table:table-cell office:value-type="float" office:value="0.478936864342141" calcext:value-type="float">
            <text:p>0.4789368643</text:p>
          </table:table-cell>
        </table:table-row>
        <table:table-row table:style-name="ro1">
          <table:table-cell office:value-type="float" office:value="0.478092964889592" calcext:value-type="float">
            <text:p>0.4780929649</text:p>
          </table:table-cell>
        </table:table-row>
        <table:table-row table:style-name="ro1">
          <table:table-cell office:value-type="float" office:value="0.477094557013935" calcext:value-type="float">
            <text:p>0.477094557</text:p>
          </table:table-cell>
        </table:table-row>
        <table:table-row table:style-name="ro1">
          <table:table-cell office:value-type="float" office:value="0.475948914923729" calcext:value-type="float">
            <text:p>0.4759489149</text:p>
          </table:table-cell>
        </table:table-row>
        <table:table-row table:style-name="ro1">
          <table:table-cell office:value-type="float" office:value="0.474663769554229" calcext:value-type="float">
            <text:p>0.4746637696</text:p>
          </table:table-cell>
        </table:table-row>
        <table:table-row table:style-name="ro1">
          <table:table-cell office:value-type="float" office:value="0.473247271194154" calcext:value-type="float">
            <text:p>0.4732472712</text:p>
          </table:table-cell>
        </table:table-row>
        <table:table-row table:style-name="ro1">
          <table:table-cell office:value-type="float" office:value="0.471707952785347" calcext:value-type="float">
            <text:p>0.4717079528</text:p>
          </table:table-cell>
        </table:table-row>
        <table:table-row table:style-name="ro1">
          <table:table-cell office:value-type="float" office:value="0.470054693895327" calcext:value-type="float">
            <text:p>0.4700546939</text:p>
          </table:table-cell>
        </table:table-row>
        <table:table-row table:style-name="ro1">
          <table:table-cell office:value-type="float" office:value="0.468296685362744" calcext:value-type="float">
            <text:p>0.4682966854</text:p>
          </table:table-cell>
        </table:table-row>
        <table:table-row table:style-name="ro1">
          <table:table-cell office:value-type="float" office:value="0.466443394615721" calcext:value-type="float">
            <text:p>0.4664433946</text:p>
          </table:table-cell>
        </table:table-row>
        <table:table-row table:style-name="ro1">
          <table:table-cell office:value-type="float" office:value="0.464504531663098" calcext:value-type="float">
            <text:p>0.4645045317</text:p>
          </table:table-cell>
        </table:table-row>
        <table:table-row table:style-name="ro1">
          <table:table-cell office:value-type="float" office:value="0.462490015758567" calcext:value-type="float">
            <text:p>0.4624900158</text:p>
          </table:table-cell>
        </table:table-row>
        <table:table-row table:style-name="ro1">
          <table:table-cell office:value-type="float" office:value="0.460409942737706" calcext:value-type="float">
            <text:p>0.4604099427</text:p>
          </table:table-cell>
        </table:table-row>
        <table:table-row table:style-name="ro1">
          <table:table-cell office:value-type="float" office:value="0.458274553027905" calcext:value-type="float">
            <text:p>0.458274553</text:p>
          </table:table-cell>
        </table:table-row>
        <table:table-row table:style-name="ro1">
          <table:table-cell office:value-type="float" office:value="0.456094200331188" calcext:value-type="float">
            <text:p>0.4560942003</text:p>
          </table:table-cell>
        </table:table-row>
        <table:table-row table:style-name="ro1">
          <table:table-cell office:value-type="float" office:value="0.453879320979932" calcext:value-type="float">
            <text:p>0.453879321</text:p>
          </table:table-cell>
        </table:table-row>
        <table:table-row table:style-name="ro1">
          <table:table-cell office:value-type="float" office:value="0.451640403965482" calcext:value-type="float">
            <text:p>0.451640404</text:p>
          </table:table-cell>
        </table:table-row>
        <table:table-row table:style-name="ro1">
          <table:table-cell office:value-type="float" office:value="0.449387961639656" calcext:value-type="float">
            <text:p>0.4493879616</text:p>
          </table:table-cell>
        </table:table-row>
        <table:table-row table:style-name="ro1">
          <table:table-cell office:value-type="float" office:value="0.447132501089151" calcext:value-type="float">
            <text:p>0.4471325011</text:p>
          </table:table-cell>
        </table:table-row>
        <table:table-row table:style-name="ro1">
          <table:table-cell office:value-type="float" office:value="0.444884496182845" calcext:value-type="float">
            <text:p>0.4448844962</text:p>
          </table:table-cell>
        </table:table-row>
        <table:table-row table:style-name="ro1">
          <table:table-cell office:value-type="float" office:value="0.442654360291986" calcext:value-type="float">
            <text:p>0.4426543603</text:p>
          </table:table-cell>
        </table:table-row>
        <table:table-row table:style-name="ro1">
          <table:table-cell office:value-type="float" office:value="0.440452419683288" calcext:value-type="float">
            <text:p>0.4404524197</text:p>
          </table:table-cell>
        </table:table-row>
        <table:table-row table:style-name="ro1">
          <table:table-cell office:value-type="float" office:value="0.438288887584911" calcext:value-type="float">
            <text:p>0.4382888876</text:p>
          </table:table-cell>
        </table:table-row>
        <table:table-row table:style-name="ro1">
          <table:table-cell office:value-type="float" office:value="0.436173838925348" calcext:value-type="float">
            <text:p>0.4361738389</text:p>
          </table:table-cell>
        </table:table-row>
        <table:table-row table:style-name="ro1">
          <table:table-cell office:value-type="float" office:value="0.434117185745194" calcext:value-type="float">
            <text:p>0.4341171857</text:p>
          </table:table-cell>
        </table:table-row>
        <table:table-row table:style-name="ro1">
          <table:table-cell office:value-type="float" office:value="0.432128653281823" calcext:value-type="float">
            <text:p>0.4321286533</text:p>
          </table:table-cell>
        </table:table-row>
        <table:table-row table:style-name="ro1">
          <table:table-cell office:value-type="float" office:value="0.430217756726952" calcext:value-type="float">
            <text:p>0.4302177567</text:p>
          </table:table-cell>
        </table:table-row>
        <table:table-row table:style-name="ro1">
          <table:table-cell office:value-type="float" office:value="0.428393778657104" calcext:value-type="float">
            <text:p>0.4283937787</text:p>
          </table:table-cell>
        </table:table-row>
        <table:table-row table:style-name="ro1">
          <table:table-cell office:value-type="float" office:value="0.426665747136967" calcext:value-type="float">
            <text:p>0.4266657471</text:p>
          </table:table-cell>
        </table:table-row>
        <table:table-row table:style-name="ro1">
          <table:table-cell office:value-type="float" office:value="0.425042414495642" calcext:value-type="float">
            <text:p>0.4250424145</text:p>
          </table:table-cell>
        </table:table-row>
        <table:table-row table:style-name="ro1">
          <table:table-cell office:value-type="float" office:value="0.423532236775796" calcext:value-type="float">
            <text:p>0.4235322368</text:p>
          </table:table-cell>
        </table:table-row>
        <table:table-row table:style-name="ro1">
          <table:table-cell office:value-type="float" office:value="0.422143353855705" calcext:value-type="float">
            <text:p>0.4221433539</text:p>
          </table:table-cell>
        </table:table-row>
        <table:table-row table:style-name="ro1">
          <table:table-cell office:value-type="float" office:value="0.420883570244189" calcext:value-type="float">
            <text:p>0.4208835702</text:p>
          </table:table-cell>
        </table:table-row>
        <table:table-row table:style-name="ro1">
          <table:table-cell office:value-type="float" office:value="0.419760336548451" calcext:value-type="float">
            <text:p>0.4197603365</text:p>
          </table:table-cell>
        </table:table-row>
        <table:table-row table:style-name="ro1">
          <table:table-cell office:value-type="float" office:value="0.418780731614802" calcext:value-type="float">
            <text:p>0.4187807316</text:p>
          </table:table-cell>
        </table:table-row>
        <table:table-row table:style-name="ro1">
          <table:table-cell office:value-type="float" office:value="0.41795144534229" calcext:value-type="float">
            <text:p>0.4179514453</text:p>
          </table:table-cell>
        </table:table-row>
        <table:table-row table:style-name="ro1">
          <table:table-cell office:value-type="float" office:value="0.417278762169219" calcext:value-type="float">
            <text:p>0.4172787622</text:p>
          </table:table-cell>
        </table:table-row>
        <table:table-row table:style-name="ro1">
          <table:table-cell office:value-type="float" office:value="0.416768545232559" calcext:value-type="float">
            <text:p>0.4167685452</text:p>
          </table:table-cell>
        </table:table-row>
        <table:table-row table:style-name="ro1">
          <table:table-cell office:value-type="float" office:value="0.416426221200269" calcext:value-type="float">
            <text:p>0.4164262212</text:p>
          </table:table-cell>
        </table:table-row>
        <table:table-row table:style-name="ro1">
          <table:table-cell office:value-type="float" office:value="0.416256765776489" calcext:value-type="float">
            <text:p>0.4162567658</text:p>
          </table:table-cell>
        </table:table-row>
        <table:table-row table:style-name="ro1">
          <table:table-cell office:value-type="float" office:value="0.416264689879652" calcext:value-type="float">
            <text:p>0.4162646899</text:p>
          </table:table-cell>
        </table:table-row>
        <table:table-row table:style-name="ro1">
          <table:table-cell office:value-type="float" office:value="0.416454026493476" calcext:value-type="float">
            <text:p>0.4164540265</text:p>
          </table:table-cell>
        </table:table-row>
        <table:table-row table:style-name="ro1">
          <table:table-cell office:value-type="float" office:value="0.416828318190858" calcext:value-type="float">
            <text:p>0.4168283182</text:p>
          </table:table-cell>
        </table:table-row>
        <table:table-row table:style-name="ro1">
          <table:table-cell office:value-type="float" office:value="0.417390605330661" calcext:value-type="float">
            <text:p>0.4173906053</text:p>
          </table:table-cell>
        </table:table-row>
        <table:table-row table:style-name="ro1">
          <table:table-cell office:value-type="float" office:value="0.418143414927397" calcext:value-type="float">
            <text:p>0.4181434149</text:p>
          </table:table-cell>
        </table:table-row>
        <table:table-row table:style-name="ro1">
          <table:table-cell office:value-type="float" office:value="0.419088750193805" calcext:value-type="float">
            <text:p>0.4190887502</text:p>
          </table:table-cell>
        </table:table-row>
        <table:table-row table:style-name="ro1">
          <table:table-cell office:value-type="float" office:value="0.420228080756324" calcext:value-type="float">
            <text:p>0.4202280808</text:p>
          </table:table-cell>
        </table:table-row>
        <table:table-row table:style-name="ro1">
          <table:table-cell office:value-type="float" office:value="0.421562333543463" calcext:value-type="float">
            <text:p>0.4215623335</text:p>
          </table:table-cell>
        </table:table-row>
        <table:table-row table:style-name="ro1">
          <table:table-cell office:value-type="float" office:value="0.423091884347066" calcext:value-type="float">
            <text:p>0.4230918843</text:p>
          </table:table-cell>
        </table:table-row>
        <table:table-row table:style-name="ro1">
          <table:table-cell office:value-type="float" office:value="0.424816550056469" calcext:value-type="float">
            <text:p>0.4248165501</text:p>
          </table:table-cell>
        </table:table-row>
        <table:table-row table:style-name="ro1">
          <table:table-cell office:value-type="float" office:value="0.426735581565559" calcext:value-type="float">
            <text:p>0.4267355816</text:p>
          </table:table-cell>
        </table:table-row>
        <table:table-row table:style-name="ro1">
          <table:table-cell office:value-type="float" office:value="0.428847657352717" calcext:value-type="float">
            <text:p>0.4288476574</text:p>
          </table:table-cell>
        </table:table-row>
        <table:table-row table:style-name="ro1">
          <table:table-cell office:value-type="float" office:value="0.431150877733673" calcext:value-type="float">
            <text:p>0.4311508777</text:p>
          </table:table-cell>
        </table:table-row>
        <table:table-row table:style-name="ro1">
          <table:table-cell office:value-type="float" office:value="0.43364275978724" calcext:value-type="float">
            <text:p>0.4336427598</text:p>
          </table:table-cell>
        </table:table-row>
        <table:table-row table:style-name="ro1">
          <table:table-cell office:value-type="float" office:value="0.436320232953953" calcext:value-type="float">
            <text:p>0.436320233</text:p>
          </table:table-cell>
        </table:table-row>
        <table:table-row table:style-name="ro1">
          <table:table-cell office:value-type="float" office:value="0.4391796353076" calcext:value-type="float">
            <text:p>0.4391796353</text:p>
          </table:table-cell>
        </table:table-row>
        <table:table-row table:style-name="ro1">
          <table:table-cell office:value-type="float" office:value="0.44221671049965" calcext:value-type="float">
            <text:p>0.4422167105</text:p>
          </table:table-cell>
        </table:table-row>
        <table:table-row table:style-name="ro1">
          <table:table-cell office:value-type="float" office:value="0.445426605376573" calcext:value-type="float">
            <text:p>0.4454266054</text:p>
          </table:table-cell>
        </table:table-row>
        <table:table-row table:style-name="ro1">
          <table:table-cell office:value-type="float" office:value="0.448803868270062" calcext:value-type="float">
            <text:p>0.4488038683</text:p>
          </table:table-cell>
        </table:table-row>
        <table:table-row table:style-name="ro1">
          <table:table-cell office:value-type="float" office:value="0.45234244796014" calcext:value-type="float">
            <text:p>0.452342448</text:p>
          </table:table-cell>
        </table:table-row>
        <table:table-row table:style-name="ro1">
          <table:table-cell office:value-type="float" office:value="0.456035693311173" calcext:value-type="float">
            <text:p>0.4560356933</text:p>
          </table:table-cell>
        </table:table-row>
        <table:table-row table:style-name="ro1">
          <table:table-cell office:value-type="float" office:value="0.459876353580773" calcext:value-type="float">
            <text:p>0.4598763536</text:p>
          </table:table-cell>
        </table:table-row>
        <table:table-row table:style-name="ro1">
          <table:table-cell office:value-type="float" office:value="0.463856579401594" calcext:value-type="float">
            <text:p>0.4638565794</text:p>
          </table:table-cell>
        </table:table-row>
        <table:table-row table:style-name="ro1">
          <table:table-cell office:value-type="float" office:value="0.46796792443603" calcext:value-type="float">
            <text:p>0.4679679244</text:p>
          </table:table-cell>
        </table:table-row>
        <table:table-row table:style-name="ro1">
          <table:table-cell office:value-type="float" office:value="0.472201347703805" calcext:value-type="float">
            <text:p>0.4722013477</text:p>
          </table:table-cell>
        </table:table-row>
        <table:table-row table:style-name="ro1">
          <table:table-cell office:value-type="float" office:value="0.476547216582452" calcext:value-type="float">
            <text:p>0.4765472166</text:p>
          </table:table-cell>
        </table:table-row>
        <table:table-row table:style-name="ro1">
          <table:table-cell office:value-type="float" office:value="0.480995310480702" calcext:value-type="float">
            <text:p>0.4809953105</text:p>
          </table:table-cell>
        </table:table-row>
        <table:table-row table:style-name="ro1">
          <table:table-cell office:value-type="float" office:value="0.485534825184752" calcext:value-type="float">
            <text:p>0.4855348252</text:p>
          </table:table-cell>
        </table:table-row>
        <table:table-row table:style-name="ro1">
          <table:table-cell office:value-type="float" office:value="0.490154377877442" calcext:value-type="float">
            <text:p>0.4901543779</text:p>
          </table:table-cell>
        </table:table-row>
        <table:table-row table:style-name="ro1">
          <table:table-cell office:value-type="float" office:value="0.494842012830317" calcext:value-type="float">
            <text:p>0.4948420128</text:p>
          </table:table-cell>
        </table:table-row>
        <table:table-row table:style-name="ro1">
          <table:table-cell office:value-type="float" office:value="0.499585207768593" calcext:value-type="float">
            <text:p>0.4995852078</text:p>
          </table:table-cell>
        </table:table-row>
        <table:table-row table:style-name="ro1">
          <table:table-cell office:value-type="float" office:value="0.504370880909009" calcext:value-type="float">
            <text:p>0.5043708809</text:p>
          </table:table-cell>
        </table:table-row>
        <table:table-row table:style-name="ro1">
          <table:table-cell office:value-type="float" office:value="0.509185398670583" calcext:value-type="float">
            <text:p>0.5091853987</text:p>
          </table:table-cell>
        </table:table-row>
        <table:table-row table:style-name="ro1">
          <table:table-cell office:value-type="float" office:value="0.51401458405826" calcext:value-type="float">
            <text:p>0.5140145841</text:p>
          </table:table-cell>
        </table:table-row>
        <table:table-row table:style-name="ro1">
          <table:table-cell office:value-type="float" office:value="0.438564826788432" calcext:value-type="float">
            <text:p>0.4385648268</text:p>
          </table:table-cell>
        </table:table-row>
        <table:table-row table:style-name="ro1">
          <table:table-cell office:value-type="float" office:value="0.441807800890645" calcext:value-type="float">
            <text:p>0.4418078009</text:p>
          </table:table-cell>
        </table:table-row>
        <table:table-row table:style-name="ro1">
          <table:table-cell office:value-type="float" office:value="0.445005921928666" calcext:value-type="float">
            <text:p>0.4450059219</text:p>
          </table:table-cell>
        </table:table-row>
        <table:table-row table:style-name="ro1">
          <table:table-cell office:value-type="float" office:value="0.448139292787869" calcext:value-type="float">
            <text:p>0.4481392928</text:p>
          </table:table-cell>
        </table:table-row>
        <table:table-row table:style-name="ro1">
          <table:table-cell office:value-type="float" office:value="0.451189679270661" calcext:value-type="float">
            <text:p>0.4511896793</text:p>
          </table:table-cell>
        </table:table-row>
        <table:table-row table:style-name="ro1">
          <table:table-cell office:value-type="float" office:value="0.454140455263235" calcext:value-type="float">
            <text:p>0.4541404553</text:p>
          </table:table-cell>
        </table:table-row>
        <table:table-row table:style-name="ro1">
          <table:table-cell office:value-type="float" office:value="0.456976548575265" calcext:value-type="float">
            <text:p>0.4569765486</text:p>
          </table:table-cell>
        </table:table-row>
        <table:table-row table:style-name="ro1">
          <table:table-cell office:value-type="float" office:value="0.459684387452517" calcext:value-type="float">
            <text:p>0.4596843875</text:p>
          </table:table-cell>
        </table:table-row>
        <table:table-row table:style-name="ro1">
          <table:table-cell office:value-type="float" office:value="0.462251847762394" calcext:value-type="float">
            <text:p>0.4622518478</text:p>
          </table:table-cell>
        </table:table-row>
        <table:table-row table:style-name="ro1">
          <table:table-cell office:value-type="float" office:value="0.464668200852404" calcext:value-type="float">
            <text:p>0.4646682009</text:p>
          </table:table-cell>
        </table:table-row>
        <table:table-row table:style-name="ro1">
          <table:table-cell office:value-type="float" office:value="0.46692406208155" calcext:value-type="float">
            <text:p>0.4669240621</text:p>
          </table:table-cell>
        </table:table-row>
        <table:table-row table:style-name="ro1">
          <table:table-cell office:value-type="float" office:value="0.469011340024655" calcext:value-type="float">
            <text:p>0.46901134</text:p>
          </table:table-cell>
        </table:table-row>
        <table:table-row table:style-name="ro1">
          <table:table-cell office:value-type="float" office:value="0.470923186349606" calcext:value-type="float">
            <text:p>0.4709231863</text:p>
          </table:table-cell>
        </table:table-row>
        <table:table-row table:style-name="ro1">
          <table:table-cell office:value-type="float" office:value="0.472653946367528" calcext:value-type="float">
            <text:p>0.4726539464</text:p>
          </table:table-cell>
        </table:table-row>
        <table:table-row table:style-name="ro1">
          <table:table-cell office:value-type="float" office:value="0.474199110255884" calcext:value-type="float">
            <text:p>0.4741991103</text:p>
          </table:table-cell>
        </table:table-row>
        <table:table-row table:style-name="ro1">
          <table:table-cell office:value-type="float" office:value="0.475555264954498" calcext:value-type="float">
            <text:p>0.475555265</text:p>
          </table:table-cell>
        </table:table-row>
        <table:table-row table:style-name="ro1">
          <table:table-cell office:value-type="float" office:value="0.47672004673451" calcext:value-type="float">
            <text:p>0.4767200467</text:p>
          </table:table-cell>
        </table:table-row>
        <table:table-row table:style-name="ro1">
          <table:table-cell office:value-type="float" office:value="0.477692094440252" calcext:value-type="float">
            <text:p>0.4776920944</text:p>
          </table:table-cell>
        </table:table-row>
        <table:table-row table:style-name="ro1">
          <table:table-cell office:value-type="float" office:value="0.478471003404053" calcext:value-type="float">
            <text:p>0.4784710034</text:p>
          </table:table-cell>
        </table:table-row>
        <table:table-row table:style-name="ro1">
          <table:table-cell office:value-type="float" office:value="0.479057280033969" calcext:value-type="float">
            <text:p>0.47905728</text:p>
          </table:table-cell>
        </table:table-row>
        <table:table-row table:style-name="ro1">
          <table:table-cell office:value-type="float" office:value="0.479452297074442" calcext:value-type="float">
            <text:p>0.4794522971</text:p>
          </table:table-cell>
        </table:table-row>
        <table:table-row table:style-name="ro1">
          <table:table-cell office:value-type="float" office:value="0.479658249539882" calcext:value-type="float">
            <text:p>0.4796582495</text:p>
          </table:table-cell>
        </table:table-row>
        <table:table-row table:style-name="ro1">
          <table:table-cell office:value-type="float" office:value="0.479678111321174" calcext:value-type="float">
            <text:p>0.4796781113</text:p>
          </table:table-cell>
        </table:table-row>
        <table:table-row table:style-name="ro1">
          <table:table-cell office:value-type="float" office:value="0.479515592465119" calcext:value-type="float">
            <text:p>0.4795155925</text:p>
          </table:table-cell>
        </table:table-row>
        <table:table-row table:style-name="ro1">
          <table:table-cell office:value-type="float" office:value="0.479175097126793" calcext:value-type="float">
            <text:p>0.4791750971</text:p>
          </table:table-cell>
        </table:table-row>
        <table:table-row table:style-name="ro1">
          <table:table-cell office:value-type="float" office:value="0.478661682194833" calcext:value-type="float">
            <text:p>0.4786616822</text:p>
          </table:table-cell>
        </table:table-row>
        <table:table-row table:style-name="ro1">
          <table:table-cell office:value-type="float" office:value="0.477981016589658" calcext:value-type="float">
            <text:p>0.4779810166</text:p>
          </table:table-cell>
        </table:table-row>
        <table:table-row table:style-name="ro1">
          <table:table-cell office:value-type="float" office:value="0.477139341234605" calcext:value-type="float">
            <text:p>0.4771393412</text:p>
          </table:table-cell>
        </table:table-row>
        <table:table-row table:style-name="ro1">
          <table:table-cell office:value-type="float" office:value="0.476143429699996" calcext:value-type="float">
            <text:p>0.4761434297</text:p>
          </table:table-cell>
        </table:table-row>
        <table:table-row table:style-name="ro1">
          <table:table-cell office:value-type="float" office:value="0.475000549520135" calcext:value-type="float">
            <text:p>0.4750005495</text:p>
          </table:table-cell>
        </table:table-row>
        <table:table-row table:style-name="ro1">
          <table:table-cell office:value-type="float" office:value="0.473718424183225" calcext:value-type="float">
            <text:p>0.4737184242</text:p>
          </table:table-cell>
        </table:table-row>
        <table:table-row table:style-name="ro1">
          <table:table-cell office:value-type="float" office:value="0.472305195794216" calcext:value-type="float">
            <text:p>0.4723051958</text:p>
          </table:table-cell>
        </table:table-row>
        <table:table-row table:style-name="ro1">
          <table:table-cell office:value-type="float" office:value="0.470769388410575" calcext:value-type="float">
            <text:p>0.4707693884</text:p>
          </table:table-cell>
        </table:table-row>
        <table:table-row table:style-name="ro1">
          <table:table-cell office:value-type="float" office:value="0.469119872050986" calcext:value-type="float">
            <text:p>0.4691198721</text:p>
          </table:table-cell>
        </table:table-row>
        <table:table-row table:style-name="ro1">
          <table:table-cell office:value-type="float" office:value="0.467365827376976" calcext:value-type="float">
            <text:p>0.4673658274</text:p>
          </table:table-cell>
        </table:table-row>
        <table:table-row table:style-name="ro1">
          <table:table-cell office:value-type="float" office:value="0.465516711047465" calcext:value-type="float">
            <text:p>0.465516711</text:p>
          </table:table-cell>
        </table:table-row>
        <table:table-row table:style-name="ro1">
          <table:table-cell office:value-type="float" office:value="0.463582221746241" calcext:value-type="float">
            <text:p>0.4635822217</text:p>
          </table:table-cell>
        </table:table-row>
        <table:table-row table:style-name="ro1">
          <table:table-cell office:value-type="float" office:value="0.46157226688237" calcext:value-type="float">
            <text:p>0.4615722669</text:p>
          </table:table-cell>
        </table:table-row>
        <table:table-row table:style-name="ro1">
          <table:table-cell office:value-type="float" office:value="0.459496929963521" calcext:value-type="float">
            <text:p>0.45949693</text:p>
          </table:table-cell>
        </table:table-row>
        <table:table-row table:style-name="ro1">
          <table:table-cell office:value-type="float" office:value="0.457366438642222" calcext:value-type="float">
            <text:p>0.4573664386</text:p>
          </table:table-cell>
        </table:table-row>
        <table:table-row table:style-name="ro1">
          <table:table-cell office:value-type="float" office:value="0.455191133435048" calcext:value-type="float">
            <text:p>0.4551911334</text:p>
          </table:table-cell>
        </table:table-row>
        <table:table-row table:style-name="ro1">
          <table:table-cell office:value-type="float" office:value="0.452981437114722" calcext:value-type="float">
            <text:p>0.4529814371</text:p>
          </table:table-cell>
        </table:table-row>
        <table:table-row table:style-name="ro1">
          <table:table-cell office:value-type="float" office:value="0.450747824775158" calcext:value-type="float">
            <text:p>0.4507478248</text:p>
          </table:table-cell>
        </table:table-row>
        <table:table-row table:style-name="ro1">
          <table:table-cell office:value-type="float" office:value="0.448500794569416" calcext:value-type="float">
            <text:p>0.4485007946</text:p>
          </table:table-cell>
        </table:table-row>
        <table:table-row table:style-name="ro1">
          <table:table-cell office:value-type="float" office:value="0.446250839120597" calcext:value-type="float">
            <text:p>0.4462508391</text:p>
          </table:table-cell>
        </table:table-row>
        <table:table-row table:style-name="ro1">
          <table:table-cell office:value-type="float" office:value="0.444008417605648" calcext:value-type="float">
            <text:p>0.4440084176</text:p>
          </table:table-cell>
        </table:table-row>
        <table:table-row table:style-name="ro1">
          <table:table-cell office:value-type="float" office:value="0.441783928512109" calcext:value-type="float">
            <text:p>0.4417839285</text:p>
          </table:table-cell>
        </table:table-row>
        <table:table-row table:style-name="ro1">
          <table:table-cell office:value-type="float" office:value="0.439587683067779" calcext:value-type="float">
            <text:p>0.4395876831</text:p>
          </table:table-cell>
        </table:table-row>
        <table:table-row table:style-name="ro1">
          <table:table-cell office:value-type="float" office:value="0.437429879343305" calcext:value-type="float">
            <text:p>0.4374298793</text:p>
          </table:table-cell>
        </table:table-row>
        <table:table-row table:style-name="ro1">
          <table:table-cell office:value-type="float" office:value="0.435320577027706" calcext:value-type="float">
            <text:p>0.435320577</text:p>
          </table:table-cell>
        </table:table-row>
        <table:table-row table:style-name="ro1">
          <table:table-cell office:value-type="float" office:value="0.433269672876815" calcext:value-type="float">
            <text:p>0.4332696729</text:p>
          </table:table-cell>
        </table:table-row>
        <table:table-row table:style-name="ro1">
          <table:table-cell office:value-type="float" office:value="0.431286876834651" calcext:value-type="float">
            <text:p>0.4312868768</text:p>
          </table:table-cell>
        </table:table-row>
        <table:table-row table:style-name="ro1">
          <table:table-cell office:value-type="float" office:value="0.42938168882772" calcext:value-type="float">
            <text:p>0.4293816888</text:p>
          </table:table-cell>
        </table:table-row>
        <table:table-row table:style-name="ro1">
          <table:table-cell office:value-type="float" office:value="0.427563376232237" calcext:value-type="float">
            <text:p>0.4275633762</text:p>
          </table:table-cell>
        </table:table-row>
        <table:table-row table:style-name="ro1">
          <table:table-cell office:value-type="float" office:value="0.425840952014274" calcext:value-type="float">
            <text:p>0.425840952</text:p>
          </table:table-cell>
        </table:table-row>
        <table:table-row table:style-name="ro1">
          <table:table-cell office:value-type="float" office:value="0.424223153542844" calcext:value-type="float">
            <text:p>0.4242231535</text:p>
          </table:table-cell>
        </table:table-row>
        <table:table-row table:style-name="ro1">
          <table:table-cell office:value-type="float" office:value="0.422718422075896" calcext:value-type="float">
            <text:p>0.4227184221</text:p>
          </table:table-cell>
        </table:table-row>
        <table:table-row table:style-name="ro1">
          <table:table-cell office:value-type="float" office:value="0.421334882919249" calcext:value-type="float">
            <text:p>0.4213348829</text:p>
          </table:table-cell>
        </table:table-row>
        <table:table-row table:style-name="ro1">
          <table:table-cell office:value-type="float" office:value="0.42008032625845" calcext:value-type="float">
            <text:p>0.4200803263</text:p>
          </table:table-cell>
        </table:table-row>
        <table:table-row table:style-name="ro1">
          <table:table-cell office:value-type="float" office:value="0.41896218866355" calcext:value-type="float">
            <text:p>0.4189621887</text:p>
          </table:table-cell>
        </table:table-row>
        <table:table-row table:style-name="ro1">
          <table:table-cell office:value-type="float" office:value="0.417987535266815" calcext:value-type="float">
            <text:p>0.4179875353</text:p>
          </table:table-cell>
        </table:table-row>
        <table:table-row table:style-name="ro1">
          <table:table-cell office:value-type="float" office:value="0.417163042613363" calcext:value-type="float">
            <text:p>0.4171630426</text:p>
          </table:table-cell>
        </table:table-row>
        <table:table-row table:style-name="ro1">
          <table:table-cell office:value-type="float" office:value="0.416494982184721" calcext:value-type="float">
            <text:p>0.4164949822</text:p>
          </table:table-cell>
        </table:table-row>
        <table:table-row table:style-name="ro1">
          <table:table-cell office:value-type="float" office:value="0.415989204595315" calcext:value-type="float">
            <text:p>0.4159892046</text:p>
          </table:table-cell>
        </table:table-row>
        <table:table-row table:style-name="ro1">
          <table:table-cell office:value-type="float" office:value="0.415651124461881" calcext:value-type="float">
            <text:p>0.4156511245</text:p>
          </table:table-cell>
        </table:table-row>
        <table:table-row table:style-name="ro1">
          <table:table-cell office:value-type="float" office:value="0.415485705945805" calcext:value-type="float">
            <text:p>0.4154857059</text:p>
          </table:table-cell>
        </table:table-row>
        <table:table-row table:style-name="ro1">
          <table:table-cell office:value-type="float" office:value="0.415497448968393" calcext:value-type="float">
            <text:p>0.415497449</text:p>
          </table:table-cell>
        </table:table-row>
        <table:table-row table:style-name="ro1">
          <table:table-cell office:value-type="float" office:value="0.415690376099059" calcext:value-type="float">
            <text:p>0.4156903761</text:p>
          </table:table-cell>
        </table:table-row>
        <table:table-row table:style-name="ro1">
          <table:table-cell office:value-type="float" office:value="0.416068020116442" calcext:value-type="float">
            <text:p>0.4160680201</text:p>
          </table:table-cell>
        </table:table-row>
        <table:table-row table:style-name="ro1">
          <table:table-cell office:value-type="float" office:value="0.416633412242458" calcext:value-type="float">
            <text:p>0.4166334122</text:p>
          </table:table-cell>
        </table:table-row>
        <table:table-row table:style-name="ro1">
          <table:table-cell office:value-type="float" office:value="0.417389071049263" calcext:value-type="float">
            <text:p>0.417389071</text:p>
          </table:table-cell>
        </table:table-row>
        <table:table-row table:style-name="ro1">
          <table:table-cell office:value-type="float" office:value="0.418336992039155" calcext:value-type="float">
            <text:p>0.418336992</text:p>
          </table:table-cell>
        </table:table-row>
        <table:table-row table:style-name="ro1">
          <table:table-cell office:value-type="float" office:value="0.419478637897399" calcext:value-type="float">
            <text:p>0.4194786379</text:p>
          </table:table-cell>
        </table:table-row>
        <table:table-row table:style-name="ro1">
          <table:table-cell office:value-type="float" office:value="0.42081492941797" calcext:value-type="float">
            <text:p>0.4208149294</text:p>
          </table:table-cell>
        </table:table-row>
        <table:table-row table:style-name="ro1">
          <table:table-cell office:value-type="float" office:value="0.422346237102239" calcext:value-type="float">
            <text:p>0.4223462371</text:p>
          </table:table-cell>
        </table:table-row>
        <table:table-row table:style-name="ro1">
          <table:table-cell office:value-type="float" office:value="0.424072373430566" calcext:value-type="float">
            <text:p>0.4240723734</text:p>
          </table:table-cell>
        </table:table-row>
        <table:table-row table:style-name="ro1">
          <table:table-cell office:value-type="float" office:value="0.425992585806838" calcext:value-type="float">
            <text:p>0.4259925858</text:p>
          </table:table-cell>
        </table:table-row>
        <table:table-row table:style-name="ro1">
          <table:table-cell office:value-type="float" office:value="0.428105550175914" calcext:value-type="float">
            <text:p>0.4281055502</text:p>
          </table:table-cell>
        </table:table-row>
        <table:table-row table:style-name="ro1">
          <table:table-cell office:value-type="float" office:value="0.430409365314015" calcext:value-type="float">
            <text:p>0.4304093653</text:p>
          </table:table-cell>
        </table:table-row>
        <table:table-row table:style-name="ro1">
          <table:table-cell office:value-type="float" office:value="0.432901547792028" calcext:value-type="float">
            <text:p>0.4329015478</text:p>
          </table:table-cell>
        </table:table-row>
        <table:table-row table:style-name="ro1">
          <table:table-cell office:value-type="float" office:value="0.435579027611741" calcext:value-type="float">
            <text:p>0.4355790276</text:p>
          </table:table-cell>
        </table:table-row>
        <table:table-row table:style-name="ro1">
          <table:table-cell office:value-type="float" office:value="0.438438144515" calcext:value-type="float">
            <text:p>0.4384381445</text:p>
          </table:table-cell>
        </table:table-row>
        <table:table-row table:style-name="ro1">
          <table:table-cell office:value-type="float" office:value="0.4414746449658" calcext:value-type="float">
            <text:p>0.441474645</text:p>
          </table:table-cell>
        </table:table-row>
        <table:table-row table:style-name="ro1">
          <table:table-cell office:value-type="float" office:value="0.444683679805295" calcext:value-type="float">
            <text:p>0.4446836798</text:p>
          </table:table-cell>
        </table:table-row>
        <table:table-row table:style-name="ro1">
          <table:table-cell office:value-type="float" office:value="0.448059802579739" calcext:value-type="float">
            <text:p>0.4480598026</text:p>
          </table:table-cell>
        </table:table-row>
        <table:table-row table:style-name="ro1">
          <table:table-cell office:value-type="float" office:value="0.451596968541349" calcext:value-type="float">
            <text:p>0.4515969685</text:p>
          </table:table-cell>
        </table:table-row>
        <table:table-row table:style-name="ro1">
          <table:table-cell office:value-type="float" office:value="0.455288534322099" calcext:value-type="float">
            <text:p>0.4552885343</text:p>
          </table:table-cell>
        </table:table-row>
        <table:table-row table:style-name="ro1">
          <table:table-cell office:value-type="float" office:value="0.459127258280436" calcext:value-type="float">
            <text:p>0.4591272583</text:p>
          </table:table-cell>
        </table:table-row>
        <table:table-row table:style-name="ro1">
          <table:table-cell office:value-type="float" office:value="0.463105301520925" calcext:value-type="float">
            <text:p>0.4631053015</text:p>
          </table:table-cell>
        </table:table-row>
        <table:table-row table:style-name="ro1">
          <table:table-cell office:value-type="float" office:value="0.467214229586819" calcext:value-type="float">
            <text:p>0.4672142296</text:p>
          </table:table-cell>
        </table:table-row>
        <table:table-row table:style-name="ro1">
          <table:table-cell office:value-type="float" office:value="0.471445014825559" calcext:value-type="float">
            <text:p>0.4714450148</text:p>
          </table:table-cell>
        </table:table-row>
        <table:table-row table:style-name="ro1">
          <table:table-cell office:value-type="float" office:value="0.47578803942719" calcext:value-type="float">
            <text:p>0.4757880394</text:p>
          </table:table-cell>
        </table:table-row>
        <table:table-row table:style-name="ro1">
          <table:table-cell office:value-type="float" office:value="0.480233099135718" calcext:value-type="float">
            <text:p>0.4802330991</text:p>
          </table:table-cell>
        </table:table-row>
        <table:table-row table:style-name="ro1">
          <table:table-cell office:value-type="float" office:value="0.484769407633381" calcext:value-type="float">
            <text:p>0.4847694076</text:p>
          </table:table-cell>
        </table:table-row>
        <table:table-row table:style-name="ro1">
          <table:table-cell office:value-type="float" office:value="0.489385601597852" calcext:value-type="float">
            <text:p>0.4893856016</text:p>
          </table:table-cell>
        </table:table-row>
        <table:table-row table:style-name="ro1">
          <table:table-cell office:value-type="float" office:value="0.494069746432368" calcext:value-type="float">
            <text:p>0.4940697464</text:p>
          </table:table-cell>
        </table:table-row>
        <table:table-row table:style-name="ro1">
          <table:table-cell office:value-type="float" office:value="0.498809342668785" calcext:value-type="float">
            <text:p>0.4988093427</text:p>
          </table:table-cell>
        </table:table-row>
        <table:table-row table:style-name="ro1">
          <table:table-cell office:value-type="float" office:value="0.503591333043553" calcext:value-type="float">
            <text:p>0.503591333</text:p>
          </table:table-cell>
        </table:table-row>
        <table:table-row table:style-name="ro1">
          <table:table-cell office:value-type="float" office:value="0.508402110246633" calcext:value-type="float">
            <text:p>0.5084021102</text:p>
          </table:table-cell>
        </table:table-row>
        <table:table-row table:style-name="ro1">
          <table:table-cell office:value-type="float" office:value="0.513227525343322" calcext:value-type="float">
            <text:p>0.5132275253</text:p>
          </table:table-cell>
        </table:table-row>
        <table:table-row table:style-name="ro1">
          <table:table-cell office:value-type="float" office:value="0.437689436583677" calcext:value-type="float">
            <text:p>0.4376894366</text:p>
          </table:table-cell>
        </table:table-row>
        <table:table-row table:style-name="ro1">
          <table:table-cell office:value-type="float" office:value="0.440928243490698" calcext:value-type="float">
            <text:p>0.4409282435</text:p>
          </table:table-cell>
        </table:table-row>
        <table:table-row table:style-name="ro1">
          <table:table-cell office:value-type="float" office:value="0.444122244422498" calcext:value-type="float">
            <text:p>0.4441222444</text:p>
          </table:table-cell>
        </table:table-row>
        <table:table-row table:style-name="ro1">
          <table:table-cell office:value-type="float" office:value="0.447251563714408" calcext:value-type="float">
            <text:p>0.4472515637</text:p>
          </table:table-cell>
        </table:table-row>
        <table:table-row table:style-name="ro1">
          <table:table-cell office:value-type="float" office:value="0.450297987219506" calcext:value-type="float">
            <text:p>0.4502979872</text:p>
          </table:table-cell>
        </table:table-row>
        <table:table-row table:style-name="ro1">
          <table:table-cell office:value-type="float" office:value="0.453244907504177" calcext:value-type="float">
            <text:p>0.4532449075</text:p>
          </table:table-cell>
        </table:table-row>
        <table:table-row table:style-name="ro1">
          <table:table-cell office:value-type="float" office:value="0.456077269716632" calcext:value-type="float">
            <text:p>0.4560772697</text:p>
          </table:table-cell>
        </table:table-row>
        <table:table-row table:style-name="ro1">
          <table:table-cell office:value-type="float" office:value="0.458781518128387" calcext:value-type="float">
            <text:p>0.4587815181</text:p>
          </table:table-cell>
        </table:table-row>
        <table:table-row table:style-name="ro1">
          <table:table-cell office:value-type="float" office:value="0.461345543348704" calcext:value-type="float">
            <text:p>0.4613455433</text:p>
          </table:table-cell>
        </table:table-row>
        <table:table-row table:style-name="ro1">
          <table:table-cell office:value-type="float" office:value="0.463758630211986" calcext:value-type="float">
            <text:p>0.4637586302</text:p>
          </table:table-cell>
        </table:table-row>
        <table:table-row table:style-name="ro1">
          <table:table-cell office:value-type="float" office:value="0.46601140633814" calcext:value-type="float">
            <text:p>0.4660114063</text:p>
          </table:table-cell>
        </table:table-row>
        <table:table-row table:style-name="ro1">
          <table:table-cell office:value-type="float" office:value="0.468095791365897" calcext:value-type="float">
            <text:p>0.4680957914</text:p>
          </table:table-cell>
        </table:table-row>
        <table:table-row table:style-name="ro1">
          <table:table-cell office:value-type="float" office:value="0.470004946859088" calcext:value-type="float">
            <text:p>0.4700049469</text:p>
          </table:table-cell>
        </table:table-row>
        <table:table-row table:style-name="ro1">
          <table:table-cell office:value-type="float" office:value="0.471733226885885" calcext:value-type="float">
            <text:p>0.4717332269</text:p>
          </table:table-cell>
        </table:table-row>
        <table:table-row table:style-name="ro1">
          <table:table-cell office:value-type="float" office:value="0.473276129271" calcext:value-type="float">
            <text:p>0.4732761293</text:p>
          </table:table-cell>
        </table:table-row>
        <table:table-row table:style-name="ro1">
          <table:table-cell office:value-type="float" office:value="0.474630247520845" calcext:value-type="float">
            <text:p>0.4746302475</text:p>
          </table:table-cell>
        </table:table-row>
        <table:table-row table:style-name="ro1">
          <table:table-cell office:value-type="float" office:value="0.475793223421653" calcext:value-type="float">
            <text:p>0.4757932234</text:p>
          </table:table-cell>
        </table:table-row>
        <table:table-row table:style-name="ro1">
          <table:table-cell office:value-type="float" office:value="0.476763700310553" calcext:value-type="float">
            <text:p>0.4767637003</text:p>
          </table:table-cell>
        </table:table-row>
        <table:table-row table:style-name="ro1">
          <table:table-cell office:value-type="float" office:value="0.477541277019614" calcext:value-type="float">
            <text:p>0.477541277</text:p>
          </table:table-cell>
        </table:table-row>
        <table:table-row table:style-name="ro1">
          <table:table-cell office:value-type="float" office:value="0.478126462492842" calcext:value-type="float">
            <text:p>0.4781264625</text:p>
          </table:table-cell>
        </table:table-row>
        <table:table-row table:style-name="ro1">
          <table:table-cell office:value-type="float" office:value="0.478520631076141" calcext:value-type="float">
            <text:p>0.4785206311</text:p>
          </table:table-cell>
        </table:table-row>
        <table:table-row table:style-name="ro1">
          <table:table-cell office:value-type="float" office:value="0.478725978480231" calcext:value-type="float">
            <text:p>0.4787259785</text:p>
          </table:table-cell>
        </table:table-row>
        <table:table-row table:style-name="ro1">
          <table:table-cell office:value-type="float" office:value="0.478745478416529" calcext:value-type="float">
            <text:p>0.4787454784</text:p>
          </table:table-cell>
        </table:table-row>
        <table:table-row table:style-name="ro1">
          <table:table-cell office:value-type="float" office:value="0.478582839905989" calcext:value-type="float">
            <text:p>0.4785828399</text:p>
          </table:table-cell>
        </table:table-row>
        <table:table-row table:style-name="ro1">
          <table:table-cell office:value-type="float" office:value="0.478242465260899" calcext:value-type="float">
            <text:p>0.4782424653</text:p>
          </table:table-cell>
        </table:table-row>
        <table:table-row table:style-name="ro1">
          <table:table-cell office:value-type="float" office:value="0.477729408739645" calcext:value-type="float">
            <text:p>0.4777294087</text:p>
          </table:table-cell>
        </table:table-row>
        <table:table-row table:style-name="ro1">
          <table:table-cell office:value-type="float" office:value="0.477049335874426" calcext:value-type="float">
            <text:p>0.4770493359</text:p>
          </table:table-cell>
        </table:table-row>
        <table:table-row table:style-name="ro1">
          <table:table-cell office:value-type="float" office:value="0.476208483471938" calcext:value-type="float">
            <text:p>0.4762084835</text:p>
          </table:table-cell>
        </table:table-row>
        <table:table-row table:style-name="ro1">
          <table:table-cell office:value-type="float" office:value="0.475213620287012" calcext:value-type="float">
            <text:p>0.4752136203</text:p>
          </table:table-cell>
        </table:table-row>
        <table:table-row table:style-name="ro1">
          <table:table-cell office:value-type="float" office:value="0.474072008369211" calcext:value-type="float">
            <text:p>0.4740720084</text:p>
          </table:table-cell>
        </table:table-row>
        <table:table-row table:style-name="ro1">
          <table:table-cell office:value-type="float" office:value="0.472791365082396" calcext:value-type="float">
            <text:p>0.4727913651</text:p>
          </table:table-cell>
        </table:table-row>
        <table:table-row table:style-name="ro1">
          <table:table-cell office:value-type="float" office:value="0.471379825797242" calcext:value-type="float">
            <text:p>0.4713798258</text:p>
          </table:table-cell>
        </table:table-row>
        <table:table-row table:style-name="ro1">
          <table:table-cell office:value-type="float" office:value="0.469845907256716" calcext:value-type="float">
            <text:p>0.4698459073</text:p>
          </table:table-cell>
        </table:table-row>
        <table:table-row table:style-name="ro1">
          <table:table-cell office:value-type="float" office:value="0.468198471614521" calcext:value-type="float">
            <text:p>0.4681984716</text:p>
          </table:table-cell>
        </table:table-row>
        <table:table-row table:style-name="ro1">
          <table:table-cell office:value-type="float" office:value="0.466446691146496" calcext:value-type="float">
            <text:p>0.4664466911</text:p>
          </table:table-cell>
        </table:table-row>
        <table:table-row table:style-name="ro1">
          <table:table-cell office:value-type="float" office:value="0.464600013634972" calcext:value-type="float">
            <text:p>0.4646000136</text:p>
          </table:table-cell>
        </table:table-row>
        <table:table-row table:style-name="ro1">
          <table:table-cell office:value-type="float" office:value="0.462668128426095" calcext:value-type="float">
            <text:p>0.4626681284</text:p>
          </table:table-cell>
        </table:table-row>
        <table:table-row table:style-name="ro1">
          <table:table-cell office:value-type="float" office:value="0.460660933160106" calcext:value-type="float">
            <text:p>0.4606609332</text:p>
          </table:table-cell>
        </table:table-row>
        <table:table-row table:style-name="ro1">
          <table:table-cell office:value-type="float" office:value="0.458588501174581" calcext:value-type="float">
            <text:p>0.4585885012</text:p>
          </table:table-cell>
        </table:table-row>
        <table:table-row table:style-name="ro1">
          <table:table-cell office:value-type="float" office:value="0.456461049580629" calcext:value-type="float">
            <text:p>0.4564610496</text:p>
          </table:table-cell>
        </table:table-row>
        <table:table-row table:style-name="ro1">
          <table:table-cell office:value-type="float" office:value="0.454288908012055" calcext:value-type="float">
            <text:p>0.454288908</text:p>
          </table:table-cell>
        </table:table-row>
        <table:table-row table:style-name="ro1">
          <table:table-cell office:value-type="float" office:value="0.45208248804748" calcext:value-type="float">
            <text:p>0.452082488</text:p>
          </table:table-cell>
        </table:table-row>
        <table:table-row table:style-name="ro1">
          <table:table-cell office:value-type="float" office:value="0.449852253305419" calcext:value-type="float">
            <text:p>0.4498522533</text:p>
          </table:table-cell>
        </table:table-row>
        <table:table-row table:style-name="ro1">
          <table:table-cell office:value-type="float" office:value="0.447608690212322" calcext:value-type="float">
            <text:p>0.4476086902</text:p>
          </table:table-cell>
        </table:table-row>
        <table:table-row table:style-name="ro1">
          <table:table-cell office:value-type="float" office:value="0.445362279443577" calcext:value-type="float">
            <text:p>0.4453622794</text:p>
          </table:table-cell>
        </table:table-row>
        <table:table-row table:style-name="ro1">
          <table:table-cell office:value-type="float" office:value="0.443123468037466" calcext:value-type="float">
            <text:p>0.443123468</text:p>
          </table:table-cell>
        </table:table-row>
        <table:table-row table:style-name="ro1">
          <table:table-cell office:value-type="float" office:value="0.440902642182088" calcext:value-type="float">
            <text:p>0.4409026422</text:p>
          </table:table-cell>
        </table:table-row>
        <table:table-row table:style-name="ro1">
          <table:table-cell office:value-type="float" office:value="0.438710100675239" calcext:value-type="float">
            <text:p>0.4387101007</text:p>
          </table:table-cell>
        </table:table-row>
        <table:table-row table:style-name="ro1">
          <table:table-cell office:value-type="float" office:value="0.436556029057252" calcext:value-type="float">
            <text:p>0.4365560291</text:p>
          </table:table-cell>
        </table:table-row>
        <table:table-row table:style-name="ro1">
          <table:table-cell office:value-type="float" office:value="0.434450474416799" calcext:value-type="float">
            <text:p>0.4344504744</text:p>
          </table:table-cell>
        </table:table-row>
        <table:table-row table:style-name="ro1">
          <table:table-cell office:value-type="float" office:value="0.432403320869647" calcext:value-type="float">
            <text:p>0.4324033209</text:p>
          </table:table-cell>
        </table:table-row>
        <table:table-row table:style-name="ro1">
          <table:table-cell office:value-type="float" office:value="0.430424265710385" calcext:value-type="float">
            <text:p>0.4304242657</text:p>
          </table:table-cell>
        </table:table-row>
        <table:table-row table:style-name="ro1">
          <table:table-cell office:value-type="float" office:value="0.428522796237098" calcext:value-type="float">
            <text:p>0.4285227962</text:p>
          </table:table-cell>
        </table:table-row>
        <table:table-row table:style-name="ro1">
          <table:table-cell office:value-type="float" office:value="0.426708167249012" calcext:value-type="float">
            <text:p>0.4267081672</text:p>
          </table:table-cell>
        </table:table-row>
        <table:table-row table:style-name="ro1">
          <table:table-cell office:value-type="float" office:value="0.424989379217095" calcext:value-type="float">
            <text:p>0.4249893792</text:p>
          </table:table-cell>
        </table:table-row>
        <table:table-row table:style-name="ro1">
          <table:table-cell office:value-type="float" office:value="0.423375157127611" calcext:value-type="float">
            <text:p>0.4233751571</text:p>
          </table:table-cell>
        </table:table-row>
        <table:table-row table:style-name="ro1">
          <table:table-cell office:value-type="float" office:value="0.42187392999865" calcext:value-type="float">
            <text:p>0.42187393</text:p>
          </table:table-cell>
        </table:table-row>
        <table:table-row table:style-name="ro1">
          <table:table-cell office:value-type="float" office:value="0.420493811069602" calcext:value-type="float">
            <text:p>0.4204938111</text:p>
          </table:table-cell>
        </table:table-row>
        <table:table-row table:style-name="ro1">
          <table:table-cell office:value-type="float" office:value="0.4192425786636" calcext:value-type="float">
            <text:p>0.4192425787</text:p>
          </table:table-cell>
        </table:table-row>
        <table:table-row table:style-name="ro1">
          <table:table-cell office:value-type="float" office:value="0.418127657722919" calcext:value-type="float">
            <text:p>0.4181276577</text:p>
          </table:table-cell>
        </table:table-row>
        <table:table-row table:style-name="ro1">
          <table:table-cell office:value-type="float" office:value="0.417156102017341" calcext:value-type="float">
            <text:p>0.417156102</text:p>
          </table:table-cell>
        </table:table-row>
        <table:table-row table:style-name="ro1">
          <table:table-cell office:value-type="float" office:value="0.416334577025471" calcext:value-type="float">
            <text:p>0.416334577</text:p>
          </table:table-cell>
        </table:table-row>
        <table:table-row table:style-name="ro1">
          <table:table-cell office:value-type="float" office:value="0.41566934348902" calcext:value-type="float">
            <text:p>0.4156693435</text:p>
          </table:table-cell>
        </table:table-row>
        <table:table-row table:style-name="ro1">
          <table:table-cell office:value-type="float" office:value="0.415166241640045" calcext:value-type="float">
            <text:p>0.4151662416</text:p>
          </table:table-cell>
        </table:table-row>
        <table:table-row table:style-name="ro1">
          <table:table-cell office:value-type="float" office:value="0.414830676101152" calcext:value-type="float">
            <text:p>0.4148306761</text:p>
          </table:table-cell>
        </table:table-row>
        <table:table-row table:style-name="ro1">
          <table:table-cell office:value-type="float" office:value="0.414667601458654" calcext:value-type="float">
            <text:p>0.4146676015</text:p>
          </table:table-cell>
        </table:table-row>
        <table:table-row table:style-name="ro1">
          <table:table-cell office:value-type="float" office:value="0.414681508508693" calcext:value-type="float">
            <text:p>0.4146815085</text:p>
          </table:table-cell>
        </table:table-row>
        <table:table-row table:style-name="ro1">
          <table:table-cell office:value-type="float" office:value="0.414876411176324" calcext:value-type="float">
            <text:p>0.4148764112</text:p>
          </table:table-cell>
        </table:table-row>
        <table:table-row table:style-name="ro1">
          <table:table-cell office:value-type="float" office:value="0.415255834107547" calcext:value-type="float">
            <text:p>0.4152558341</text:p>
          </table:table-cell>
        </table:table-row>
        <table:table-row table:style-name="ro1">
          <table:table-cell office:value-type="float" office:value="0.415822800934322" calcext:value-type="float">
            <text:p>0.4158228009</text:p>
          </table:table-cell>
        </table:table-row>
        <table:table-row table:style-name="ro1">
          <table:table-cell office:value-type="float" office:value="0.416579823212517" calcext:value-type="float">
            <text:p>0.4165798232</text:p>
          </table:table-cell>
        </table:table-row>
        <table:table-row table:style-name="ro1">
          <table:table-cell office:value-type="float" office:value="0.417528890032834" calcext:value-type="float">
            <text:p>0.41752889</text:p>
          </table:table-cell>
        </table:table-row>
        <table:table-row table:style-name="ro1">
          <table:table-cell office:value-type="float" office:value="0.418671458304693" calcext:value-type="float">
            <text:p>0.4186714583</text:p>
          </table:table-cell>
        </table:table-row>
        <table:table-row table:style-name="ro1">
          <table:table-cell office:value-type="float" office:value="0.42000844371307" calcext:value-type="float">
            <text:p>0.4200084437</text:p>
          </table:table-cell>
        </table:table-row>
        <table:table-row table:style-name="ro1">
          <table:table-cell office:value-type="float" office:value="0.421540212348297" calcext:value-type="float">
            <text:p>0.4215402123</text:p>
          </table:table-cell>
        </table:table-row>
        <table:table-row table:style-name="ro1">
          <table:table-cell office:value-type="float" office:value="0.423266573008825" calcext:value-type="float">
            <text:p>0.423266573</text:p>
          </table:table-cell>
        </table:table-row>
        <table:table-row table:style-name="ro1">
          <table:table-cell office:value-type="float" office:value="0.425186770176948" calcext:value-type="float">
            <text:p>0.4251867702</text:p>
          </table:table-cell>
        </table:table-row>
        <table:table-row table:style-name="ro1">
          <table:table-cell office:value-type="float" office:value="0.427299477667478" calcext:value-type="float">
            <text:p>0.4272994777</text:p>
          </table:table-cell>
        </table:table-row>
        <table:table-row table:style-name="ro1">
          <table:table-cell office:value-type="float" office:value="0.429602792949389" calcext:value-type="float">
            <text:p>0.4296027929</text:p>
          </table:table-cell>
        </table:table-row>
        <table:table-row table:style-name="ro1">
          <table:table-cell office:value-type="float" office:value="0.432094232140422" calcext:value-type="float">
            <text:p>0.4320942321</text:p>
          </table:table-cell>
        </table:table-row>
        <table:table-row table:style-name="ro1">
          <table:table-cell office:value-type="float" office:value="0.434770725674641" calcext:value-type="float">
            <text:p>0.4347707257</text:p>
          </table:table-cell>
        </table:table-row>
        <table:table-row table:style-name="ro1">
          <table:table-cell office:value-type="float" office:value="0.437628614642958" calcext:value-type="float">
            <text:p>0.4376286146</text:p>
          </table:table-cell>
        </table:table-row>
        <table:table-row table:style-name="ro1">
          <table:table-cell office:value-type="float" office:value="0.44066364780661" calcext:value-type="float">
            <text:p>0.4406636478</text:p>
          </table:table-cell>
        </table:table-row>
        <table:table-row table:style-name="ro1">
          <table:table-cell office:value-type="float" office:value="0.443870979283606" calcext:value-type="float">
            <text:p>0.4438709793</text:p>
          </table:table-cell>
        </table:table-row>
        <table:table-row table:style-name="ro1">
          <table:table-cell office:value-type="float" office:value="0.447245166908126" calcext:value-type="float">
            <text:p>0.4472451669</text:p>
          </table:table-cell>
        </table:table-row>
        <table:table-row table:style-name="ro1">
          <table:table-cell office:value-type="float" office:value="0.45078017126288" calcext:value-type="float">
            <text:p>0.4507801713</text:p>
          </table:table-cell>
        </table:table-row>
        <table:table-row table:style-name="ro1">
          <table:table-cell office:value-type="float" office:value="0.454469355384433" calcext:value-type="float">
            <text:p>0.4544693554</text:p>
          </table:table-cell>
        </table:table-row>
        <table:table-row table:style-name="ro1">
          <table:table-cell office:value-type="float" office:value="0.458305485141486" calcext:value-type="float">
            <text:p>0.4583054851</text:p>
          </table:table-cell>
        </table:table-row>
        <table:table-row table:style-name="ro1">
          <table:table-cell office:value-type="float" office:value="0.462280730286115" calcext:value-type="float">
            <text:p>0.4622807303</text:p>
          </table:table-cell>
        </table:table-row>
        <table:table-row table:style-name="ro1">
          <table:table-cell office:value-type="float" office:value="0.466386666177976" calcext:value-type="float">
            <text:p>0.4663866662</text:p>
          </table:table-cell>
        </table:table-row>
        <table:table-row table:style-name="ro1">
          <table:table-cell office:value-type="float" office:value="0.470614276181465" calcext:value-type="float">
            <text:p>0.4706142762</text:p>
          </table:table-cell>
        </table:table-row>
        <table:table-row table:style-name="ro1">
          <table:table-cell office:value-type="float" office:value="0.474953954735839" calcext:value-type="float">
            <text:p>0.4749539547</text:p>
          </table:table-cell>
        </table:table-row>
        <table:table-row table:style-name="ro1">
          <table:table-cell office:value-type="float" office:value="0.479395511098298" calcext:value-type="float">
            <text:p>0.4793955111</text:p>
          </table:table-cell>
        </table:table-row>
        <table:table-row table:style-name="ro1">
          <table:table-cell office:value-type="float" office:value="0.483928173760027" calcext:value-type="float">
            <text:p>0.4839281738</text:p>
          </table:table-cell>
        </table:table-row>
        <table:table-row table:style-name="ro1">
          <table:table-cell office:value-type="float" office:value="0.488540595535201" calcext:value-type="float">
            <text:p>0.4885405955</text:p>
          </table:table-cell>
        </table:table-row>
        <table:table-row table:style-name="ro1">
          <table:table-cell office:value-type="float" office:value="0.493220859322938" calcext:value-type="float">
            <text:p>0.4932208593</text:p>
          </table:table-cell>
        </table:table-row>
        <table:table-row table:style-name="ro1">
          <table:table-cell office:value-type="float" office:value="0.497956484542231" calcext:value-type="float">
            <text:p>0.4979564845</text:p>
          </table:table-cell>
        </table:table-row>
        <table:table-row table:style-name="ro1">
          <table:table-cell office:value-type="float" office:value="0.502734434239824" calcext:value-type="float">
            <text:p>0.5027344342</text:p>
          </table:table-cell>
        </table:table-row>
        <table:table-row table:style-name="ro1">
          <table:table-cell office:value-type="float" office:value="0.507541122871054" calcext:value-type="float">
            <text:p>0.5075411229</text:p>
          </table:table-cell>
        </table:table-row>
        <table:table-row table:style-name="ro1">
          <table:table-cell office:value-type="float" office:value="0.512362424753656" calcext:value-type="float">
            <text:p>0.5123624248</text:p>
          </table:table-cell>
        </table:table-row>
        <table:table-row table:style-name="ro1">
          <table:table-cell office:value-type="float" office:value="0.436859273839467" calcext:value-type="float">
            <text:p>0.4368592738</text:p>
          </table:table-cell>
        </table:table-row>
        <table:table-row table:style-name="ro1">
          <table:table-cell office:value-type="float" office:value="0.44009355553256" calcext:value-type="float">
            <text:p>0.4400935555</text:p>
          </table:table-cell>
        </table:table-row>
        <table:table-row table:style-name="ro1">
          <table:table-cell office:value-type="float" office:value="0.443283068459423" calcext:value-type="float">
            <text:p>0.4432830685</text:p>
          </table:table-cell>
        </table:table-row>
        <table:table-row table:style-name="ro1">
          <table:table-cell office:value-type="float" office:value="0.446407953912323" calcext:value-type="float">
            <text:p>0.4464079539</text:p>
          </table:table-cell>
        </table:table-row>
        <table:table-row table:style-name="ro1">
          <table:table-cell office:value-type="float" office:value="0.44945001360023" calcext:value-type="float">
            <text:p>0.4494500136</text:p>
          </table:table-cell>
        </table:table-row>
        <table:table-row table:style-name="ro1">
          <table:table-cell office:value-type="float" office:value="0.452392654866739" calcext:value-type="float">
            <text:p>0.4523926549</text:p>
          </table:table-cell>
        </table:table-row>
        <table:table-row table:style-name="ro1">
          <table:table-cell office:value-type="float" office:value="0.455220836580997" calcext:value-type="float">
            <text:p>0.4552208366</text:p>
          </table:table-cell>
        </table:table-row>
        <table:table-row table:style-name="ro1">
          <table:table-cell office:value-type="float" office:value="0.457921015701626" calcext:value-type="float">
            <text:p>0.4579210157</text:p>
          </table:table-cell>
        </table:table-row>
        <table:table-row table:style-name="ro1">
          <table:table-cell office:value-type="float" office:value="0.460481094513639" calcext:value-type="float">
            <text:p>0.4604810945</text:p>
          </table:table-cell>
        </table:table-row>
        <table:table-row table:style-name="ro1">
          <table:table-cell office:value-type="float" office:value="0.462890368538356" calcext:value-type="float">
            <text:p>0.4628903685</text:p>
          </table:table-cell>
        </table:table-row>
        <table:table-row table:style-name="ro1">
          <table:table-cell office:value-type="float" office:value="0.465139475116315" calcext:value-type="float">
            <text:p>0.4651394751</text:p>
          </table:table-cell>
        </table:table-row>
        <table:table-row table:style-name="ro1">
          <table:table-cell office:value-type="float" office:value="0.467220342663182" calcext:value-type="float">
            <text:p>0.4672203427</text:p>
          </table:table-cell>
        </table:table-row>
        <table:table-row table:style-name="ro1">
          <table:table-cell office:value-type="float" office:value="0.46912614059865" calcext:value-type="float">
            <text:p>0.4691261406</text:p>
          </table:table-cell>
        </table:table-row>
        <table:table-row table:style-name="ro1">
          <table:table-cell office:value-type="float" office:value="0.470851229948347" calcext:value-type="float">
            <text:p>0.4708512299</text:p>
          </table:table-cell>
        </table:table-row>
        <table:table-row table:style-name="ro1">
          <table:table-cell office:value-type="float" office:value="0.472391114618729" calcext:value-type="float">
            <text:p>0.4723911146</text:p>
          </table:table-cell>
        </table:table-row>
        <table:table-row table:style-name="ro1">
          <table:table-cell office:value-type="float" office:value="0.473742393344977" calcext:value-type="float">
            <text:p>0.4737423933</text:p>
          </table:table-cell>
        </table:table-row>
        <table:table-row table:style-name="ro1">
          <table:table-cell office:value-type="float" office:value="0.474902712311886" calcext:value-type="float">
            <text:p>0.4749027123</text:p>
          </table:table-cell>
        </table:table-row>
        <table:table-row table:style-name="ro1">
          <table:table-cell office:value-type="float" office:value="0.475870718447757" calcext:value-type="float">
            <text:p>0.4758707184</text:p>
          </table:table-cell>
        </table:table-row>
        <table:table-row table:style-name="ro1">
          <table:table-cell office:value-type="float" office:value="0.476646013391274" calcext:value-type="float">
            <text:p>0.4766460134</text:p>
          </table:table-cell>
        </table:table-row>
        <table:table-row table:style-name="ro1">
          <table:table-cell office:value-type="float" office:value="0.477229108131391" calcext:value-type="float">
            <text:p>0.4772291081</text:p>
          </table:table-cell>
        </table:table-row>
        <table:table-row table:style-name="ro1">
          <table:table-cell office:value-type="float" office:value="0.477621378320207" calcext:value-type="float">
            <text:p>0.4776213783</text:p>
          </table:table-cell>
        </table:table-row>
        <table:table-row table:style-name="ro1">
          <table:table-cell office:value-type="float" office:value="0.477825020258841" calcext:value-type="float">
            <text:p>0.4778250203</text:p>
          </table:table-cell>
        </table:table-row>
        <table:table-row table:style-name="ro1">
          <table:table-cell office:value-type="float" office:value="0.477843007556301" calcext:value-type="float">
            <text:p>0.4778430076</text:p>
          </table:table-cell>
        </table:table-row>
        <table:table-row table:style-name="ro1">
          <table:table-cell office:value-type="float" office:value="0.477679048461354" calcext:value-type="float">
            <text:p>0.4776790485</text:p>
          </table:table-cell>
        </table:table-row>
        <table:table-row table:style-name="ro1">
          <table:table-cell office:value-type="float" office:value="0.477337543867386" calcext:value-type="float">
            <text:p>0.4773375439</text:p>
          </table:table-cell>
        </table:table-row>
        <table:table-row table:style-name="ro1">
          <table:table-cell office:value-type="float" office:value="0.476823545990267" calcext:value-type="float">
            <text:p>0.476823546</text:p>
          </table:table-cell>
        </table:table-row>
        <table:table-row table:style-name="ro1">
          <table:table-cell office:value-type="float" office:value="0.476142717719204" calcext:value-type="float">
            <text:p>0.4761427177</text:p>
          </table:table-cell>
        </table:table-row>
        <table:table-row table:style-name="ro1">
          <table:table-cell office:value-type="float" office:value="0.475301292640599" calcext:value-type="float">
            <text:p>0.4753012926</text:p>
          </table:table-cell>
        </table:table-row>
        <table:table-row table:style-name="ro1">
          <table:table-cell office:value-type="float" office:value="0.474306035734894" calcext:value-type="float">
            <text:p>0.4743060357</text:p>
          </table:table-cell>
        </table:table-row>
        <table:table-row table:style-name="ro1">
          <table:table-cell office:value-type="float" office:value="0.473164204746423" calcext:value-type="float">
            <text:p>0.4731642047</text:p>
          </table:table-cell>
        </table:table-row>
        <table:table-row table:style-name="ro1">
          <table:table-cell office:value-type="float" office:value="0.471883512226253" calcext:value-type="float">
            <text:p>0.4718835122</text:p>
          </table:table-cell>
        </table:table-row>
        <table:table-row table:style-name="ro1">
          <table:table-cell office:value-type="float" office:value="0.470472088248024" calcext:value-type="float">
            <text:p>0.4704720882</text:p>
          </table:table-cell>
        </table:table-row>
        <table:table-row table:style-name="ro1">
          <table:table-cell office:value-type="float" office:value="0.468938443796787" calcext:value-type="float">
            <text:p>0.4689384438</text:p>
          </table:table-cell>
        </table:table-row>
        <table:table-row table:style-name="ro1">
          <table:table-cell office:value-type="float" office:value="0.467291434830835" calcext:value-type="float">
            <text:p>0.4672914348</text:p>
          </table:table-cell>
        </table:table-row>
        <table:table-row table:style-name="ro1">
          <table:table-cell office:value-type="float" office:value="0.465540227016536" calcext:value-type="float">
            <text:p>0.465540227</text:p>
          </table:table-cell>
        </table:table-row>
        <table:table-row table:style-name="ro1">
          <table:table-cell office:value-type="float" office:value="0.463694261136159" calcext:value-type="float">
            <text:p>0.4636942611</text:p>
          </table:table-cell>
        </table:table-row>
        <table:table-row table:style-name="ro1">
          <table:table-cell office:value-type="float" office:value="0.461763219168695" calcext:value-type="float">
            <text:p>0.4617632192</text:p>
          </table:table-cell>
        </table:table-row>
        <table:table-row table:style-name="ro1">
          <table:table-cell office:value-type="float" office:value="0.459756991043678" calcext:value-type="float">
            <text:p>0.459756991</text:p>
          </table:table-cell>
        </table:table-row>
        <table:table-row table:style-name="ro1">
          <table:table-cell office:value-type="float" office:value="0.457685642068002" calcext:value-type="float">
            <text:p>0.4576856421</text:p>
          </table:table-cell>
        </table:table-row>
        <table:table-row table:style-name="ro1">
          <table:table-cell office:value-type="float" office:value="0.455559381025735" calcext:value-type="float">
            <text:p>0.455559381</text:p>
          </table:table-cell>
        </table:table-row>
        <table:table-row table:style-name="ro1">
          <table:table-cell office:value-type="float" office:value="0.453388528950923" calcext:value-type="float">
            <text:p>0.453388529</text:p>
          </table:table-cell>
        </table:table-row>
        <table:table-row table:style-name="ro1">
          <table:table-cell office:value-type="float" office:value="0.451183488573406" calcext:value-type="float">
            <text:p>0.4511834886</text:p>
          </table:table-cell>
        </table:table-row>
        <table:table-row table:style-name="ro1">
          <table:table-cell office:value-type="float" office:value="0.44895471443761" calcext:value-type="float">
            <text:p>0.4489547144</text:p>
          </table:table-cell>
        </table:table-row>
        <table:table-row table:style-name="ro1">
          <table:table-cell office:value-type="float" office:value="0.446712683694356" calcext:value-type="float">
            <text:p>0.4467126837</text:p>
          </table:table-cell>
        </table:table-row>
        <table:table-row table:style-name="ro1">
          <table:table-cell office:value-type="float" office:value="0.444467867565648" calcext:value-type="float">
            <text:p>0.4444678676</text:p>
          </table:table-cell>
        </table:table-row>
        <table:table-row table:style-name="ro1">
          <table:table-cell office:value-type="float" office:value="0.442230703482472" calcext:value-type="float">
            <text:p>0.4422307035</text:p>
          </table:table-cell>
        </table:table-row>
        <table:table-row table:style-name="ro1">
          <table:table-cell office:value-type="float" office:value="0.440011567895582" calcext:value-type="float">
            <text:p>0.4400115679</text:p>
          </table:table-cell>
        </table:table-row>
        <table:table-row table:style-name="ro1">
          <table:table-cell office:value-type="float" office:value="0.437820749759285" calcext:value-type="float">
            <text:p>0.4378207498</text:p>
          </table:table-cell>
        </table:table-row>
        <table:table-row table:style-name="ro1">
          <table:table-cell office:value-type="float" office:value="0.435668424688226" calcext:value-type="float">
            <text:p>0.4356684247</text:p>
          </table:table-cell>
        </table:table-row>
        <table:table-row table:style-name="ro1">
          <table:table-cell office:value-type="float" office:value="0.433564629787167" calcext:value-type="float">
            <text:p>0.4335646298</text:p>
          </table:table-cell>
        </table:table-row>
        <table:table-row table:style-name="ro1">
          <table:table-cell office:value-type="float" office:value="0.43151923915376" calcext:value-type="float">
            <text:p>0.4315192392</text:p>
          </table:table-cell>
        </table:table-row>
        <table:table-row table:style-name="ro1">
          <table:table-cell office:value-type="float" office:value="0.429541940054322" calcext:value-type="float">
            <text:p>0.4295419401</text:p>
          </table:table-cell>
        </table:table-row>
        <table:table-row table:style-name="ro1">
          <table:table-cell office:value-type="float" office:value="0.427642209772602" calcext:value-type="float">
            <text:p>0.4276422098</text:p>
          </table:table-cell>
        </table:table-row>
        <table:table-row table:style-name="ro1">
          <table:table-cell office:value-type="float" office:value="0.425829293131549" calcext:value-type="float">
            <text:p>0.4258292931</text:p>
          </table:table-cell>
        </table:table-row>
        <table:table-row table:style-name="ro1">
          <table:table-cell office:value-type="float" office:value="0.424112180688071" calcext:value-type="float">
            <text:p>0.4241121807</text:p>
          </table:table-cell>
        </table:table-row>
        <table:table-row table:style-name="ro1">
          <table:table-cell office:value-type="float" office:value="0.422499587600796" calcext:value-type="float">
            <text:p>0.4224995876</text:p>
          </table:table-cell>
        </table:table-row>
        <table:table-row table:style-name="ro1">
          <table:table-cell office:value-type="float" office:value="0.420999933170826" calcext:value-type="float">
            <text:p>0.4209999332</text:p>
          </table:table-cell>
        </table:table-row>
        <table:table-row table:style-name="ro1">
          <table:table-cell office:value-type="float" office:value="0.41962132105549" calcext:value-type="float">
            <text:p>0.4196213211</text:p>
          </table:table-cell>
        </table:table-row>
        <table:table-row table:style-name="ro1">
          <table:table-cell office:value-type="float" office:value="0.418371520155093" calcext:value-type="float">
            <text:p>0.4183715202</text:p>
          </table:table-cell>
        </table:table-row>
        <table:table-row table:style-name="ro1">
          <table:table-cell office:value-type="float" office:value="0.417257946172658" calcext:value-type="float">
            <text:p>0.4172579462</text:p>
          </table:table-cell>
        </table:table-row>
        <table:table-row table:style-name="ro1">
          <table:table-cell office:value-type="float" office:value="0.416287643846671" calcext:value-type="float">
            <text:p>0.4162876438</text:p>
          </table:table-cell>
        </table:table-row>
        <table:table-row table:style-name="ro1">
          <table:table-cell office:value-type="float" office:value="0.41546726985682" calcext:value-type="float">
            <text:p>0.4154672699</text:p>
          </table:table-cell>
        </table:table-row>
        <table:table-row table:style-name="ro1">
          <table:table-cell office:value-type="float" office:value="0.414803076402726" calcext:value-type="float">
            <text:p>0.4148030764</text:p>
          </table:table-cell>
        </table:table-row>
        <table:table-row table:style-name="ro1">
          <table:table-cell office:value-type="float" office:value="0.414300895455677" calcext:value-type="float">
            <text:p>0.4143008955</text:p>
          </table:table-cell>
        </table:table-row>
        <table:table-row table:style-name="ro1">
          <table:table-cell office:value-type="float" office:value="0.413966123683359" calcext:value-type="float">
            <text:p>0.4139661237</text:p>
          </table:table-cell>
        </table:table-row>
        <table:table-row table:style-name="ro1">
          <table:table-cell office:value-type="float" office:value="0.413803708047574" calcext:value-type="float">
            <text:p>0.413803708</text:p>
          </table:table-cell>
        </table:table-row>
        <table:table-row table:style-name="ro1">
          <table:table-cell office:value-type="float" office:value="0.413818132074969" calcext:value-type="float">
            <text:p>0.4138181321</text:p>
          </table:table-cell>
        </table:table-row>
        <table:table-row table:style-name="ro1">
          <table:table-cell office:value-type="float" office:value="0.414013402800747" calcext:value-type="float">
            <text:p>0.4140134028</text:p>
          </table:table-cell>
        </table:table-row>
        <table:table-row table:style-name="ro1">
          <table:table-cell office:value-type="float" office:value="0.414393038385387" calcext:value-type="float">
            <text:p>0.4143930384</text:p>
          </table:table-cell>
        </table:table-row>
        <table:table-row table:style-name="ro1">
          <table:table-cell office:value-type="float" office:value="0.414960056404354" calcext:value-type="float">
            <text:p>0.4149600564</text:p>
          </table:table-cell>
        </table:table-row>
        <table:table-row table:style-name="ro1">
          <table:table-cell office:value-type="float" office:value="0.415716962810803" calcext:value-type="float">
            <text:p>0.4157169628</text:p>
          </table:table-cell>
        </table:table-row>
        <table:table-row table:style-name="ro1">
          <table:table-cell office:value-type="float" office:value="0.416665741571289" calcext:value-type="float">
            <text:p>0.4166657416</text:p>
          </table:table-cell>
        </table:table-row>
        <table:table-row table:style-name="ro1">
          <table:table-cell office:value-type="float" office:value="0.417807844974466" calcext:value-type="float">
            <text:p>0.417807845</text:p>
          </table:table-cell>
        </table:table-row>
        <table:table-row table:style-name="ro1">
          <table:table-cell office:value-type="float" office:value="0.419144184612781" calcext:value-type="float">
            <text:p>0.4191441846</text:p>
          </table:table-cell>
        </table:table-row>
        <table:table-row table:style-name="ro1">
          <table:table-cell office:value-type="float" office:value="0.420675123037175" calcext:value-type="float">
            <text:p>0.420675123</text:p>
          </table:table-cell>
        </table:table-row>
        <table:table-row table:style-name="ro1">
          <table:table-cell office:value-type="float" office:value="0.422400466084768" calcext:value-type="float">
            <text:p>0.4224004661</text:p>
          </table:table-cell>
        </table:table-row>
        <table:table-row table:style-name="ro1">
          <table:table-cell office:value-type="float" office:value="0.424319455879551" calcext:value-type="float">
            <text:p>0.4243194559</text:p>
          </table:table-cell>
        </table:table-row>
        <table:table-row table:style-name="ro1">
          <table:table-cell office:value-type="float" office:value="0.426430764506066" calcext:value-type="float">
            <text:p>0.4264307645</text:p>
          </table:table-cell>
        </table:table-row>
        <table:table-row table:style-name="ro1">
          <table:table-cell office:value-type="float" office:value="0.428732488356088" calcext:value-type="float">
            <text:p>0.4287324884</text:p>
          </table:table-cell>
        </table:table-row>
        <table:table-row table:style-name="ro1">
          <table:table-cell office:value-type="float" office:value="0.431222143148306" calcext:value-type="float">
            <text:p>0.4312221431</text:p>
          </table:table-cell>
        </table:table-row>
        <table:table-row table:style-name="ro1">
          <table:table-cell office:value-type="float" office:value="0.433896659620992" calcext:value-type="float">
            <text:p>0.4338966596</text:p>
          </table:table-cell>
        </table:table-row>
        <table:table-row table:style-name="ro1">
          <table:table-cell office:value-type="float" office:value="0.436752379897672" calcext:value-type="float">
            <text:p>0.4367523799</text:p>
          </table:table-cell>
        </table:table-row>
        <table:table-row table:style-name="ro1">
          <table:table-cell office:value-type="float" office:value="0.439785054525798" calcext:value-type="float">
            <text:p>0.4397850545</text:p>
          </table:table-cell>
        </table:table-row>
        <table:table-row table:style-name="ro1">
          <table:table-cell office:value-type="float" office:value="0.442989840188405" calcext:value-type="float">
            <text:p>0.4429898402</text:p>
          </table:table-cell>
        </table:table-row>
        <table:table-row table:style-name="ro1">
          <table:table-cell office:value-type="float" office:value="0.446361298088775" calcext:value-type="float">
            <text:p>0.4463612981</text:p>
          </table:table-cell>
        </table:table-row>
        <table:table-row table:style-name="ro1">
          <table:table-cell office:value-type="float" office:value="0.449893393008097" calcext:value-type="float">
            <text:p>0.449893393</text:p>
          </table:table-cell>
        </table:table-row>
        <table:table-row table:style-name="ro1">
          <table:table-cell office:value-type="float" office:value="0.453579493036112" calcext:value-type="float">
            <text:p>0.453579493</text:p>
          </table:table-cell>
        </table:table-row>
        <table:table-row table:style-name="ro1">
          <table:table-cell office:value-type="float" office:value="0.457412369974772" calcext:value-type="float">
            <text:p>0.45741237</text:p>
          </table:table-cell>
        </table:table-row>
        <table:table-row table:style-name="ro1">
          <table:table-cell office:value-type="float" office:value="0.461384200414881" calcext:value-type="float">
            <text:p>0.4613842004</text:p>
          </table:table-cell>
        </table:table-row>
        <table:table-row table:style-name="ro1">
          <table:table-cell office:value-type="float" office:value="0.465486567485741" calcext:value-type="float">
            <text:p>0.4654865675</text:p>
          </table:table-cell>
        </table:table-row>
        <table:table-row table:style-name="ro1">
          <table:table-cell office:value-type="float" office:value="0.469710463277794" calcext:value-type="float">
            <text:p>0.4697104633</text:p>
          </table:table-cell>
        </table:table-row>
        <table:table-row table:style-name="ro1">
          <table:table-cell office:value-type="float" office:value="0.474046291938251" calcext:value-type="float">
            <text:p>0.4740462919</text:p>
          </table:table-cell>
        </table:table-row>
        <table:table-row table:style-name="ro1">
          <table:table-cell office:value-type="float" office:value="0.478483873439734" calcext:value-type="float">
            <text:p>0.4784838734</text:p>
          </table:table-cell>
        </table:table-row>
        <table:table-row table:style-name="ro1">
          <table:table-cell office:value-type="float" office:value="0.4830124480219" calcext:value-type="float">
            <text:p>0.483012448</text:p>
          </table:table-cell>
        </table:table-row>
        <table:table-row table:style-name="ro1">
          <table:table-cell office:value-type="float" office:value="0.487620681306072" calcext:value-type="float">
            <text:p>0.4876206813</text:p>
          </table:table-cell>
        </table:table-row>
        <table:table-row table:style-name="ro1">
          <table:table-cell office:value-type="float" office:value="0.492296670082857" calcext:value-type="float">
            <text:p>0.4922966701</text:p>
          </table:table-cell>
        </table:table-row>
        <table:table-row table:style-name="ro1">
          <table:table-cell office:value-type="float" office:value="0.497027948772769" calcext:value-type="float">
            <text:p>0.4970279488</text:p>
          </table:table-cell>
        </table:table-row>
        <table:table-row table:style-name="ro1">
          <table:table-cell office:value-type="float" office:value="0.501801496559844" calcext:value-type="float">
            <text:p>0.5018014966</text:p>
          </table:table-cell>
        </table:table-row>
        <table:table-row table:style-name="ro1">
          <table:table-cell office:value-type="float" office:value="0.506603745198254" calcext:value-type="float">
            <text:p>0.5066037452</text:p>
          </table:table-cell>
        </table:table-row>
        <table:table-row table:style-name="ro1">
          <table:table-cell office:value-type="float" office:value="0.511420587491916" calcext:value-type="float">
            <text:p>0.5114205875</text:p>
          </table:table-cell>
        </table:table-row>
        <table:table-row table:style-name="ro1">
          <table:table-cell office:value-type="float" office:value="0.436075074879225" calcext:value-type="float">
            <text:p>0.4360750749</text:p>
          </table:table-cell>
        </table:table-row>
        <table:table-row table:style-name="ro1">
          <table:table-cell office:value-type="float" office:value="0.439304471267458" calcext:value-type="float">
            <text:p>0.4393044713</text:p>
          </table:table-cell>
        </table:table-row>
        <table:table-row table:style-name="ro1">
          <table:table-cell office:value-type="float" office:value="0.442489126350821" calcext:value-type="float">
            <text:p>0.4424891264</text:p>
          </table:table-cell>
        </table:table-row>
        <table:table-row table:style-name="ro1">
          <table:table-cell office:value-type="float" office:value="0.445609193945738" calcext:value-type="float">
            <text:p>0.4456091939</text:p>
          </table:table-cell>
        </table:table-row>
        <table:table-row table:style-name="ro1">
          <table:table-cell office:value-type="float" office:value="0.448646487478545" calcext:value-type="float">
            <text:p>0.4486464875</text:p>
          </table:table-cell>
        </table:table-row>
        <table:table-row table:style-name="ro1">
          <table:table-cell office:value-type="float" office:value="0.451584425219444" calcext:value-type="float">
            <text:p>0.4515844252</text:p>
          </table:table-cell>
        </table:table-row>
        <table:table-row table:style-name="ro1">
          <table:table-cell office:value-type="float" office:value="0.454407976189493" calcext:value-type="float">
            <text:p>0.4544079762</text:p>
          </table:table-cell>
        </table:table-row>
        <table:table-row table:style-name="ro1">
          <table:table-cell office:value-type="float" office:value="0.457103606740633" calcext:value-type="float">
            <text:p>0.4571036067</text:p>
          </table:table-cell>
        </table:table-row>
        <table:table-row table:style-name="ro1">
          <table:table-cell office:value-type="float" office:value="0.459659227808748" calcext:value-type="float">
            <text:p>0.4596592278</text:p>
          </table:table-cell>
        </table:table-row>
        <table:table-row table:style-name="ro1">
          <table:table-cell office:value-type="float" office:value="0.462064142839767" calcext:value-type="float">
            <text:p>0.4620641428</text:p>
          </table:table-cell>
        </table:table-row>
        <table:table-row table:style-name="ro1">
          <table:table-cell office:value-type="float" office:value="0.464308996388796" calcext:value-type="float">
            <text:p>0.4643089964</text:p>
          </table:table-cell>
        </table:table-row>
        <table:table-row table:style-name="ro1">
          <table:table-cell office:value-type="float" office:value="0.466385723392292" calcext:value-type="float">
            <text:p>0.4663857234</text:p>
          </table:table-cell>
        </table:table-row>
        <table:table-row table:style-name="ro1">
          <table:table-cell office:value-type="float" office:value="0.468287499113263" calcext:value-type="float">
            <text:p>0.4682874991</text:p>
          </table:table-cell>
        </table:table-row>
        <table:table-row table:style-name="ro1">
          <table:table-cell office:value-type="float" office:value="0.470008689759516" calcext:value-type="float">
            <text:p>0.4700086898</text:p>
          </table:table-cell>
        </table:table-row>
        <table:table-row table:style-name="ro1">
          <table:table-cell office:value-type="float" office:value="0.471544803774937" calcext:value-type="float">
            <text:p>0.4715448038</text:p>
          </table:table-cell>
        </table:table-row>
        <table:table-row table:style-name="ro1">
          <table:table-cell office:value-type="float" office:value="0.472892443803799" calcext:value-type="float">
            <text:p>0.4728924438</text:p>
          </table:table-cell>
        </table:table-row>
        <table:table-row table:style-name="ro1">
          <table:table-cell office:value-type="float" office:value="0.474049259328118" calcext:value-type="float">
            <text:p>0.4740492593</text:p>
          </table:table-cell>
        </table:table-row>
        <table:table-row table:style-name="ro1">
          <table:table-cell office:value-type="float" office:value="0.475013899978039" calcext:value-type="float">
            <text:p>0.4750139</text:p>
          </table:table-cell>
        </table:table-row>
        <table:table-row table:style-name="ro1">
          <table:table-cell office:value-type="float" office:value="0.475785969515258" calcext:value-type="float">
            <text:p>0.4757859695</text:p>
          </table:table-cell>
        </table:table-row>
        <table:table-row table:style-name="ro1">
          <table:table-cell office:value-type="float" office:value="0.47636598048948" calcext:value-type="float">
            <text:p>0.4763659805</text:p>
          </table:table-cell>
        </table:table-row>
        <table:table-row table:style-name="ro1">
          <table:table-cell office:value-type="float" office:value="0.476755309567915" calcext:value-type="float">
            <text:p>0.4767553096</text:p>
          </table:table-cell>
        </table:table-row>
        <table:table-row table:style-name="ro1">
          <table:table-cell office:value-type="float" office:value="0.476956153537811" calcext:value-type="float">
            <text:p>0.4769561535</text:p>
          </table:table-cell>
        </table:table-row>
        <table:table-row table:style-name="ro1">
          <table:table-cell office:value-type="float" office:value="0.476971485982015" calcext:value-type="float">
            <text:p>0.476971486</text:p>
          </table:table-cell>
        </table:table-row>
        <table:table-row table:style-name="ro1">
          <table:table-cell office:value-type="float" office:value="0.476805014627581" calcext:value-type="float">
            <text:p>0.4768050146</text:p>
          </table:table-cell>
        </table:table-row>
        <table:table-row table:style-name="ro1">
          <table:table-cell office:value-type="float" office:value="0.476461139367409" calcext:value-type="float">
            <text:p>0.4764611394</text:p>
          </table:table-cell>
        </table:table-row>
        <table:table-row table:style-name="ro1">
          <table:table-cell office:value-type="float" office:value="0.475944910954917" calcext:value-type="float">
            <text:p>0.475944911</text:p>
          </table:table-cell>
        </table:table-row>
        <table:table-row table:style-name="ro1">
          <table:table-cell office:value-type="float" office:value="0.475261990371753" calcext:value-type="float">
            <text:p>0.4752619904</text:p>
          </table:table-cell>
        </table:table-row>
        <table:table-row table:style-name="ro1">
          <table:table-cell office:value-type="float" office:value="0.474418608868545" calcext:value-type="float">
            <text:p>0.4744186089</text:p>
          </table:table-cell>
        </table:table-row>
        <table:table-row table:style-name="ro1">
          <table:table-cell office:value-type="float" office:value="0.473421528678679" calcext:value-type="float">
            <text:p>0.4734215287</text:p>
          </table:table-cell>
        </table:table-row>
        <table:table-row table:style-name="ro1">
          <table:table-cell office:value-type="float" office:value="0.472278004405124" calcext:value-type="float">
            <text:p>0.4722780044</text:p>
          </table:table-cell>
        </table:table-row>
        <table:table-row table:style-name="ro1">
          <table:table-cell office:value-type="float" office:value="0.470995745080282" calcext:value-type="float">
            <text:p>0.4709957451</text:p>
          </table:table-cell>
        </table:table-row>
        <table:table-row table:style-name="ro1">
          <table:table-cell office:value-type="float" office:value="0.469582876898883" calcext:value-type="float">
            <text:p>0.4695828769</text:p>
          </table:table-cell>
        </table:table-row>
        <table:table-row table:style-name="ro1">
          <table:table-cell office:value-type="float" office:value="0.468047906623908" calcext:value-type="float">
            <text:p>0.4680479066</text:p>
          </table:table-cell>
        </table:table-row>
        <table:table-row table:style-name="ro1">
          <table:table-cell office:value-type="float" office:value="0.466399685665559" calcext:value-type="float">
            <text:p>0.4663996857</text:p>
          </table:table-cell>
        </table:table-row>
        <table:table-row table:style-name="ro1">
          <table:table-cell office:value-type="float" office:value="0.464647374833252" calcext:value-type="float">
            <text:p>0.4646473748</text:p>
          </table:table-cell>
        </table:table-row>
        <table:table-row table:style-name="ro1">
          <table:table-cell office:value-type="float" office:value="0.462800409760654" calcext:value-type="float">
            <text:p>0.4628004098</text:p>
          </table:table-cell>
        </table:table-row>
        <table:table-row table:style-name="ro1">
          <table:table-cell office:value-type="float" office:value="0.460868467003756" calcext:value-type="float">
            <text:p>0.460868467</text:p>
          </table:table-cell>
        </table:table-row>
        <table:table-row table:style-name="ro1">
          <table:table-cell office:value-type="float" office:value="0.458861430811981" calcext:value-type="float">
            <text:p>0.4588614308</text:p>
          </table:table-cell>
        </table:table-row>
        <table:table-row table:style-name="ro1">
          <table:table-cell office:value-type="float" office:value="0.456789360572325" calcext:value-type="float">
            <text:p>0.4567893606</text:p>
          </table:table-cell>
        </table:table-row>
        <table:table-row table:style-name="ro1">
          <table:table-cell office:value-type="float" office:value="0.454662458926536" calcext:value-type="float">
            <text:p>0.4546624589</text:p>
          </table:table-cell>
        </table:table-row>
        <table:table-row table:style-name="ro1">
          <table:table-cell office:value-type="float" office:value="0.452491040561334" calcext:value-type="float">
            <text:p>0.4524910406</text:p>
          </table:table-cell>
        </table:table-row>
        <table:table-row table:style-name="ro1">
          <table:table-cell office:value-type="float" office:value="0.450285501671657" calcext:value-type="float">
            <text:p>0.4502855017</text:p>
          </table:table-cell>
        </table:table-row>
        <table:table-row table:style-name="ro1">
          <table:table-cell office:value-type="float" office:value="0.448056290096954" calcext:value-type="float">
            <text:p>0.4480562901</text:p>
          </table:table-cell>
        </table:table-row>
        <table:table-row table:style-name="ro1">
          <table:table-cell office:value-type="float" office:value="0.445813876130504" calcext:value-type="float">
            <text:p>0.4458138761</text:p>
          </table:table-cell>
        </table:table-row>
        <table:table-row table:style-name="ro1">
          <table:table-cell office:value-type="float" office:value="0.443568724001777" calcext:value-type="float">
            <text:p>0.443568724</text:p>
          </table:table-cell>
        </table:table-row>
        <table:table-row table:style-name="ro1">
          <table:table-cell office:value-type="float" office:value="0.441331264031834" calcext:value-type="float">
            <text:p>0.441331264</text:p>
          </table:table-cell>
        </table:table-row>
        <table:table-row table:style-name="ro1">
          <table:table-cell office:value-type="float" office:value="0.439111865461752" calcext:value-type="float">
            <text:p>0.4391118655</text:p>
          </table:table-cell>
        </table:table-row>
        <table:table-row table:style-name="ro1">
          <table:table-cell office:value-type="float" office:value="0.436920809954096" calcext:value-type="float">
            <text:p>0.43692081</text:p>
          </table:table-cell>
        </table:table-row>
        <table:table-row table:style-name="ro1">
          <table:table-cell office:value-type="float" office:value="0.434768265767421" calcext:value-type="float">
            <text:p>0.4347682658</text:p>
          </table:table-cell>
        </table:table-row>
        <table:table-row table:style-name="ro1">
          <table:table-cell office:value-type="float" office:value="0.432664262603814" calcext:value-type="float">
            <text:p>0.4326642626</text:p>
          </table:table-cell>
        </table:table-row>
        <table:table-row table:style-name="ro1">
          <table:table-cell office:value-type="float" office:value="0.430618667129468" calcext:value-type="float">
            <text:p>0.4306186671</text:p>
          </table:table-cell>
        </table:table-row>
        <table:table-row table:style-name="ro1">
          <table:table-cell office:value-type="float" office:value="0.428641159168294" calcext:value-type="float">
            <text:p>0.4286411592</text:p>
          </table:table-cell>
        </table:table-row>
        <table:table-row table:style-name="ro1">
          <table:table-cell office:value-type="float" office:value="0.42674120856857" calcext:value-type="float">
            <text:p>0.4267412086</text:p>
          </table:table-cell>
        </table:table-row>
        <table:table-row table:style-name="ro1">
          <table:table-cell office:value-type="float" office:value="0.424928052742624" calcext:value-type="float">
            <text:p>0.4249280527</text:p>
          </table:table-cell>
        </table:table-row>
        <table:table-row table:style-name="ro1">
          <table:table-cell office:value-type="float" office:value="0.423210674879556" calcext:value-type="float">
            <text:p>0.4232106749</text:p>
          </table:table-cell>
        </table:table-row>
        <table:table-row table:style-name="ro1">
          <table:table-cell office:value-type="float" office:value="0.42159778283099" calcext:value-type="float">
            <text:p>0.4215977828</text:p>
          </table:table-cell>
        </table:table-row>
        <table:table-row table:style-name="ro1">
          <table:table-cell office:value-type="float" office:value="0.420097788669872" calcext:value-type="float">
            <text:p>0.4200977887</text:p>
          </table:table-cell>
        </table:table-row>
        <table:table-row table:style-name="ro1">
          <table:table-cell office:value-type="float" office:value="0.418718788922291" calcext:value-type="float">
            <text:p>0.4187187889</text:p>
          </table:table-cell>
        </table:table-row>
        <table:table-row table:style-name="ro1">
          <table:table-cell office:value-type="float" office:value="0.41746854547235" calcext:value-type="float">
            <text:p>0.4174685455</text:p>
          </table:table-cell>
        </table:table-row>
        <table:table-row table:style-name="ro1">
          <table:table-cell office:value-type="float" office:value="0.416354467140062" calcext:value-type="float">
            <text:p>0.4163544671</text:p>
          </table:table-cell>
        </table:table-row>
        <table:table-row table:style-name="ro1">
          <table:table-cell office:value-type="float" office:value="0.415383591932289" calcext:value-type="float">
            <text:p>0.4153835919</text:p>
          </table:table-cell>
        </table:table-row>
        <table:table-row table:style-name="ro1">
          <table:table-cell office:value-type="float" office:value="0.414562569966709" calcext:value-type="float">
            <text:p>0.41456257</text:p>
          </table:table-cell>
        </table:table-row>
        <table:table-row table:style-name="ro1">
          <table:table-cell office:value-type="float" office:value="0.413897647068834" calcext:value-type="float">
            <text:p>0.4138976471</text:p>
          </table:table-cell>
        </table:table-row>
        <table:table-row table:style-name="ro1">
          <table:table-cell office:value-type="float" office:value="0.413394649042042" calcext:value-type="float">
            <text:p>0.413394649</text:p>
          </table:table-cell>
        </table:table-row>
        <table:table-row table:style-name="ro1">
          <table:table-cell office:value-type="float" office:value="0.413058966610669" calcext:value-type="float">
            <text:p>0.4130589666</text:p>
          </table:table-cell>
        </table:table-row>
        <table:table-row table:style-name="ro1">
          <table:table-cell office:value-type="float" office:value="0.412895541036117" calcext:value-type="float">
            <text:p>0.412895541</text:p>
          </table:table-cell>
        </table:table-row>
        <table:table-row table:style-name="ro1">
          <table:table-cell office:value-type="float" office:value="0.412908850406011" calcext:value-type="float">
            <text:p>0.4129088504</text:p>
          </table:table-cell>
        </table:table-row>
        <table:table-row table:style-name="ro1">
          <table:table-cell office:value-type="float" office:value="0.413102896596387" calcext:value-type="float">
            <text:p>0.4131028966</text:p>
          </table:table-cell>
        </table:table-row>
        <table:table-row table:style-name="ro1">
          <table:table-cell office:value-type="float" office:value="0.413481192906914" calcext:value-type="float">
            <text:p>0.4134811929</text:p>
          </table:table-cell>
        </table:table-row>
        <table:table-row table:style-name="ro1">
          <table:table-cell office:value-type="float" office:value="0.414046752369159" calcext:value-type="float">
            <text:p>0.4140467524</text:p>
          </table:table-cell>
        </table:table-row>
        <table:table-row table:style-name="ro1">
          <table:table-cell office:value-type="float" office:value="0.414802076727877" calcext:value-type="float">
            <text:p>0.4148020767</text:p>
          </table:table-cell>
        </table:table-row>
        <table:table-row table:style-name="ro1">
          <table:table-cell office:value-type="float" office:value="0.415749146095351" calcext:value-type="float">
            <text:p>0.4157491461</text:p>
          </table:table-cell>
        </table:table-row>
        <table:table-row table:style-name="ro1">
          <table:table-cell office:value-type="float" office:value="0.416889409278756" calcext:value-type="float">
            <text:p>0.4168894093</text:p>
          </table:table-cell>
        </table:table-row>
        <table:table-row table:style-name="ro1">
          <table:table-cell office:value-type="float" office:value="0.418223774780564" calcext:value-type="float">
            <text:p>0.4182237748</text:p>
          </table:table-cell>
        </table:table-row>
        <table:table-row table:style-name="ro1">
          <table:table-cell office:value-type="float" office:value="0.419752602471988" calcext:value-type="float">
            <text:p>0.4197526025</text:p>
          </table:table-cell>
        </table:table-row>
        <table:table-row table:style-name="ro1">
          <table:table-cell office:value-type="float" office:value="0.421475695939453" calcext:value-type="float">
            <text:p>0.4214756959</text:p>
          </table:table-cell>
        </table:table-row>
        <table:table-row table:style-name="ro1">
          <table:table-cell office:value-type="float" office:value="0.423392295504117" calcext:value-type="float">
            <text:p>0.4233922955</text:p>
          </table:table-cell>
        </table:table-row>
        <table:table-row table:style-name="ro1">
          <table:table-cell office:value-type="float" office:value="0.42550107191441" calcext:value-type="float">
            <text:p>0.4255010719</text:p>
          </table:table-cell>
        </table:table-row>
        <table:table-row table:style-name="ro1">
          <table:table-cell office:value-type="float" office:value="0.427800120711627" calcext:value-type="float">
            <text:p>0.4278001207</text:p>
          </table:table-cell>
        </table:table-row>
        <table:table-row table:style-name="ro1">
          <table:table-cell office:value-type="float" office:value="0.430286957268546" calcext:value-type="float">
            <text:p>0.4302869573</text:p>
          </table:table-cell>
        </table:table-row>
        <table:table-row table:style-name="ro1">
          <table:table-cell office:value-type="float" office:value="0.432958512501084" calcext:value-type="float">
            <text:p>0.4329585125</text:p>
          </table:table-cell>
        </table:table-row>
        <table:table-row table:style-name="ro1">
          <table:table-cell office:value-type="float" office:value="0.435811129252991" calcext:value-type="float">
            <text:p>0.4358111293</text:p>
          </table:table-cell>
        </table:table-row>
        <table:table-row table:style-name="ro1">
          <table:table-cell office:value-type="float" office:value="0.438840559353579" calcext:value-type="float">
            <text:p>0.4388405594</text:p>
          </table:table-cell>
        </table:table-row>
        <table:table-row table:style-name="ro1">
          <table:table-cell office:value-type="float" office:value="0.442041961348486" calcext:value-type="float">
            <text:p>0.4420419613</text:p>
          </table:table-cell>
        </table:table-row>
        <table:table-row table:style-name="ro1">
          <table:table-cell office:value-type="float" office:value="0.445409898903479" calcext:value-type="float">
            <text:p>0.4454098989</text:p>
          </table:table-cell>
        </table:table-row>
        <table:table-row table:style-name="ro1">
          <table:table-cell office:value-type="float" office:value="0.448938339881291" calcext:value-type="float">
            <text:p>0.4489383399</text:p>
          </table:table-cell>
        </table:table-row>
        <table:table-row table:style-name="ro1">
          <table:table-cell office:value-type="float" office:value="0.452620656091491" calcext:value-type="float">
            <text:p>0.4526206561</text:p>
          </table:table-cell>
        </table:table-row>
        <table:table-row table:style-name="ro1">
          <table:table-cell office:value-type="float" office:value="0.456449623713398" calcext:value-type="float">
            <text:p>0.4564496237</text:p>
          </table:table-cell>
        </table:table-row>
        <table:table-row table:style-name="ro1">
          <table:table-cell office:value-type="float" office:value="0.46041742439202" calcext:value-type="float">
            <text:p>0.4604174244</text:p>
          </table:table-cell>
        </table:table-row>
        <table:table-row table:style-name="ro1">
          <table:table-cell office:value-type="float" office:value="0.464515647007044" calcext:value-type="float">
            <text:p>0.464515647</text:p>
          </table:table-cell>
        </table:table-row>
        <table:table-row table:style-name="ro1">
          <table:table-cell office:value-type="float" office:value="0.468735290114846" calcext:value-type="float">
            <text:p>0.4687352901</text:p>
          </table:table-cell>
        </table:table-row>
        <table:table-row table:style-name="ro1">
          <table:table-cell office:value-type="float" office:value="0.473066765063544" calcext:value-type="float">
            <text:p>0.4730667651</text:p>
          </table:table-cell>
        </table:table-row>
        <table:table-row table:style-name="ro1">
          <table:table-cell office:value-type="float" office:value="0.477499899781094" calcext:value-type="float">
            <text:p>0.4774998998</text:p>
          </table:table-cell>
        </table:table-row>
        <table:table-row table:style-name="ro1">
          <table:table-cell office:value-type="float" office:value="0.48202394323641" calcext:value-type="float">
            <text:p>0.4820239432</text:p>
          </table:table-cell>
        </table:table-row>
        <table:table-row table:style-name="ro1">
          <table:table-cell office:value-type="float" office:value="0.486627570573526" calcext:value-type="float">
            <text:p>0.4866275706</text:p>
          </table:table-cell>
        </table:table-row>
        <table:table-row table:style-name="ro1">
          <table:table-cell office:value-type="float" office:value="0.491298888918794" calcext:value-type="float">
            <text:p>0.4912988889</text:p>
          </table:table-cell>
        </table:table-row>
        <table:table-row table:style-name="ro1">
          <table:table-cell office:value-type="float" office:value="0.49602544386112" calcext:value-type="float">
            <text:p>0.4960254439</text:p>
          </table:table-cell>
        </table:table-row>
        <table:table-row table:style-name="ro1">
          <table:table-cell office:value-type="float" office:value="0.500794226605231" calcext:value-type="float">
            <text:p>0.5007942266</text:p>
          </table:table-cell>
        </table:table-row>
        <table:table-row table:style-name="ro1">
          <table:table-cell office:value-type="float" office:value="0.505591681797978" calcext:value-type="float">
            <text:p>0.5055916818</text:p>
          </table:table-cell>
        </table:table-row>
        <table:table-row table:style-name="ro1">
          <table:table-cell office:value-type="float" office:value="0.510403716027685" calcext:value-type="float">
            <text:p>0.510403716</text:p>
          </table:table-cell>
        </table:table-row>
        <table:table-row table:style-name="ro1">
          <table:table-cell office:value-type="float" office:value="0.435337422512378" calcext:value-type="float">
            <text:p>0.4353374225</text:p>
          </table:table-cell>
        </table:table-row>
        <table:table-row table:style-name="ro1">
          <table:table-cell office:value-type="float" office:value="0.438561572788152" calcext:value-type="float">
            <text:p>0.4385615728</text:p>
          </table:table-cell>
        </table:table-row>
        <table:table-row table:style-name="ro1">
          <table:table-cell office:value-type="float" office:value="0.441740999649629" calcext:value-type="float">
            <text:p>0.4417409996</text:p>
          </table:table-cell>
        </table:table-row>
        <table:table-row table:style-name="ro1">
          <table:table-cell office:value-type="float" office:value="0.444855865085069" calcext:value-type="float">
            <text:p>0.4448558651</text:p>
          </table:table-cell>
        </table:table-row>
        <table:table-row table:style-name="ro1">
          <table:table-cell office:value-type="float" office:value="0.447887990174806" calcext:value-type="float">
            <text:p>0.4478879902</text:p>
          </table:table-cell>
        </table:table-row>
        <table:table-row table:style-name="ro1">
          <table:table-cell office:value-type="float" office:value="0.450820800335" calcext:value-type="float">
            <text:p>0.4508208003</text:p>
          </table:table-cell>
        </table:table-row>
        <table:table-row table:style-name="ro1">
          <table:table-cell office:value-type="float" office:value="0.453639271234461" calcext:value-type="float">
            <text:p>0.4536392712</text:p>
          </table:table-cell>
        </table:table-row>
        <table:table-row table:style-name="ro1">
          <table:table-cell office:value-type="float" office:value="0.456329875384558" calcext:value-type="float">
            <text:p>0.4563298754</text:p>
          </table:table-cell>
        </table:table-row>
        <table:table-row table:style-name="ro1">
          <table:table-cell office:value-type="float" office:value="0.458880529402202" calcext:value-type="float">
            <text:p>0.4588805294</text:p>
          </table:table-cell>
        </table:table-row>
        <table:table-row table:style-name="ro1">
          <table:table-cell office:value-type="float" office:value="0.461280541945914" calcext:value-type="float">
            <text:p>0.4612805419</text:p>
          </table:table-cell>
        </table:table-row>
        <table:table-row table:style-name="ro1">
          <table:table-cell office:value-type="float" office:value="0.463520562324961" calcext:value-type="float">
            <text:p>0.4635205623</text:p>
          </table:table-cell>
        </table:table-row>
        <table:table-row table:style-name="ro1">
          <table:table-cell office:value-type="float" office:value="0.465592529781577" calcext:value-type="float">
            <text:p>0.4655925298</text:p>
          </table:table-cell>
        </table:table-row>
        <table:table-row table:style-name="ro1">
          <table:table-cell office:value-type="float" office:value="0.467489623446263" calcext:value-type="float">
            <text:p>0.4674896234</text:p>
          </table:table-cell>
        </table:table-row>
        <table:table-row table:style-name="ro1">
          <table:table-cell office:value-type="float" office:value="0.469206212966162" calcext:value-type="float">
            <text:p>0.469206213</text:p>
          </table:table-cell>
        </table:table-row>
        <table:table-row table:style-name="ro1">
          <table:table-cell office:value-type="float" office:value="0.470737809806515" calcext:value-type="float">
            <text:p>0.4707378098</text:p>
          </table:table-cell>
        </table:table-row>
        <table:table-row table:style-name="ro1">
          <table:table-cell office:value-type="float" office:value="0.472081019225192" calcext:value-type="float">
            <text:p>0.4720810192</text:p>
          </table:table-cell>
        </table:table-row>
        <table:table-row table:style-name="ro1">
          <table:table-cell office:value-type="float" office:value="0.473233492920305" calcext:value-type="float">
            <text:p>0.4732334929</text:p>
          </table:table-cell>
        </table:table-row>
        <table:table-row table:style-name="ro1">
          <table:table-cell office:value-type="float" office:value="0.474193882350896" calcext:value-type="float">
            <text:p>0.4741938824</text:p>
          </table:table-cell>
        </table:table-row>
        <table:table-row table:style-name="ro1">
          <table:table-cell office:value-type="float" office:value="0.474961792730709" calcext:value-type="float">
            <text:p>0.4749617927</text:p>
          </table:table-cell>
        </table:table-row>
        <table:table-row table:style-name="ro1">
          <table:table-cell office:value-type="float" office:value="0.475537737695031" calcext:value-type="float">
            <text:p>0.4755377377</text:p>
          </table:table-cell>
        </table:table-row>
        <table:table-row table:style-name="ro1">
          <table:table-cell office:value-type="float" office:value="0.475923094640621" calcext:value-type="float">
            <text:p>0.4759230946</text:p>
          </table:table-cell>
        </table:table-row>
        <table:table-row table:style-name="ro1">
          <table:table-cell office:value-type="float" office:value="0.476120060738708" calcext:value-type="float">
            <text:p>0.4761200607</text:p>
          </table:table-cell>
        </table:table-row>
        <table:table-row table:style-name="ro1">
          <table:table-cell office:value-type="float" office:value="0.476131609621081" calcext:value-type="float">
            <text:p>0.4761316096</text:p>
          </table:table-cell>
        </table:table-row>
        <table:table-row table:style-name="ro1">
          <table:table-cell office:value-type="float" office:value="0.475961448739237" calcext:value-type="float">
            <text:p>0.4759614487</text:p>
          </table:table-cell>
        </table:table-row>
        <table:table-row table:style-name="ro1">
          <table:table-cell office:value-type="float" office:value="0.47561397739663" calcext:value-type="float">
            <text:p>0.4756139774</text:p>
          </table:table-cell>
        </table:table-row>
        <table:table-row table:style-name="ro1">
          <table:table-cell office:value-type="float" office:value="0.475094245453978" calcext:value-type="float">
            <text:p>0.4750942455</text:p>
          </table:table-cell>
        </table:table-row>
        <table:table-row table:style-name="ro1">
          <table:table-cell office:value-type="float" office:value="0.474407912707666" calcext:value-type="float">
            <text:p>0.4744079127</text:p>
          </table:table-cell>
        </table:table-row>
        <table:table-row table:style-name="ro1">
          <table:table-cell office:value-type="float" office:value="0.47356120894121" calcext:value-type="float">
            <text:p>0.4735612089</text:p>
          </table:table-cell>
        </table:table-row>
        <table:table-row table:style-name="ro1">
          <table:table-cell office:value-type="float" office:value="0.472560894649817" calcext:value-type="float">
            <text:p>0.4725608946</text:p>
          </table:table-cell>
        </table:table-row>
        <table:table-row table:style-name="ro1">
          <table:table-cell office:value-type="float" office:value="0.471414222438009" calcext:value-type="float">
            <text:p>0.4714142224</text:p>
          </table:table-cell>
        </table:table-row>
        <table:table-row table:style-name="ro1">
          <table:table-cell office:value-type="float" office:value="0.47012889909033" calcext:value-type="float">
            <text:p>0.4701288991</text:p>
          </table:table-cell>
        </table:table-row>
        <table:table-row table:style-name="ro1">
          <table:table-cell office:value-type="float" office:value="0.468713048315139" calcext:value-type="float">
            <text:p>0.4687130483</text:p>
          </table:table-cell>
        </table:table-row>
        <table:table-row table:style-name="ro1">
          <table:table-cell office:value-type="float" office:value="0.467175174161465" calcext:value-type="float">
            <text:p>0.4671751742</text:p>
          </table:table-cell>
        </table:table-row>
        <table:table-row table:style-name="ro1">
          <table:table-cell office:value-type="float" office:value="0.465524125108957" calcext:value-type="float">
            <text:p>0.4655241251</text:p>
          </table:table-cell>
        </table:table-row>
        <table:table-row table:style-name="ro1">
          <table:table-cell office:value-type="float" office:value="0.463769058830903" calcext:value-type="float">
            <text:p>0.4637690588</text:p>
          </table:table-cell>
        </table:table-row>
        <table:table-row table:style-name="ro1">
          <table:table-cell office:value-type="float" office:value="0.461919407630329" calcext:value-type="float">
            <text:p>0.4619194076</text:p>
          </table:table-cell>
        </table:table-row>
        <table:table-row table:style-name="ro1">
          <table:table-cell office:value-type="float" office:value="0.459984844549175" calcext:value-type="float">
            <text:p>0.4599848445</text:p>
          </table:table-cell>
        </table:table-row>
        <table:table-row table:style-name="ro1">
          <table:table-cell office:value-type="float" office:value="0.457975250150555" calcext:value-type="float">
            <text:p>0.4579752502</text:p>
          </table:table-cell>
        </table:table-row>
        <table:table-row table:style-name="ro1">
          <table:table-cell office:value-type="float" office:value="0.45590067997409" calcext:value-type="float">
            <text:p>0.45590068</text:p>
          </table:table-cell>
        </table:table-row>
        <table:table-row table:style-name="ro1">
          <table:table-cell office:value-type="float" office:value="0.453771332664318" calcext:value-type="float">
            <text:p>0.4537713327</text:p>
          </table:table-cell>
        </table:table-row>
        <table:table-row table:style-name="ro1">
          <table:table-cell office:value-type="float" office:value="0.451597518772187" calcext:value-type="float">
            <text:p>0.4515975188</text:p>
          </table:table-cell>
        </table:table-row>
        <table:table-row table:style-name="ro1">
          <table:table-cell office:value-type="float" office:value="0.449389630229625" calcext:value-type="float">
            <text:p>0.4493896302</text:p>
          </table:table-cell>
        </table:table-row>
        <table:table-row table:style-name="ro1">
          <table:table-cell office:value-type="float" office:value="0.447158110497189" calcext:value-type="float">
            <text:p>0.4471581105</text:p>
          </table:table-cell>
        </table:table-row>
        <table:table-row table:style-name="ro1">
          <table:table-cell office:value-type="float" office:value="0.444913425384786" calcext:value-type="float">
            <text:p>0.4449134254</text:p>
          </table:table-cell>
        </table:table-row>
        <table:table-row table:style-name="ro1">
          <table:table-cell office:value-type="float" office:value="0.442666034545481" calcext:value-type="float">
            <text:p>0.4426660345</text:p>
          </table:table-cell>
        </table:table-row>
        <table:table-row table:style-name="ro1">
          <table:table-cell office:value-type="float" office:value="0.44042636364238" calcext:value-type="float">
            <text:p>0.4404263636</text:p>
          </table:table-cell>
        </table:table-row>
        <table:table-row table:style-name="ro1">
          <table:table-cell office:value-type="float" office:value="0.438204777188589" calcext:value-type="float">
            <text:p>0.4382047772</text:p>
          </table:table-cell>
        </table:table-row>
        <table:table-row table:style-name="ro1">
          <table:table-cell office:value-type="float" office:value="0.436011552060254" calcext:value-type="float">
            <text:p>0.4360115521</text:p>
          </table:table-cell>
        </table:table-row>
        <table:table-row table:style-name="ro1">
          <table:table-cell office:value-type="float" office:value="0.433856851682678" calcext:value-type="float">
            <text:p>0.4338568517</text:p>
          </table:table-cell>
        </table:table-row>
        <table:table-row table:style-name="ro1">
          <table:table-cell office:value-type="float" office:value="0.431750700889521" calcext:value-type="float">
            <text:p>0.4317507009</text:p>
          </table:table-cell>
        </table:table-row>
        <table:table-row table:style-name="ro1">
          <table:table-cell office:value-type="float" office:value="0.429702961455065" calcext:value-type="float">
            <text:p>0.4297029615</text:p>
          </table:table-cell>
        </table:table-row>
        <table:table-row table:style-name="ro1">
          <table:table-cell office:value-type="float" office:value="0.427723308299576" calcext:value-type="float">
            <text:p>0.4277233083</text:p>
          </table:table-cell>
        </table:table-row>
        <table:table-row table:style-name="ro1">
          <table:table-cell office:value-type="float" office:value="0.425821206367731" calcext:value-type="float">
            <text:p>0.4258212064</text:p>
          </table:table-cell>
        </table:table-row>
        <table:table-row table:style-name="ro1">
          <table:table-cell office:value-type="float" office:value="0.424005888180126" calcext:value-type="float">
            <text:p>0.4240058882</text:p>
          </table:table-cell>
        </table:table-row>
        <table:table-row table:style-name="ro1">
          <table:table-cell office:value-type="float" office:value="0.422286332057865" calcext:value-type="float">
            <text:p>0.4222863321</text:p>
          </table:table-cell>
        </table:table-row>
        <table:table-row table:style-name="ro1">
          <table:table-cell office:value-type="float" office:value="0.420671241020226" calcext:value-type="float">
            <text:p>0.420671241</text:p>
          </table:table-cell>
        </table:table-row>
        <table:table-row table:style-name="ro1">
          <table:table-cell office:value-type="float" office:value="0.419169022355402" calcext:value-type="float">
            <text:p>0.4191690224</text:p>
          </table:table-cell>
        </table:table-row>
        <table:table-row table:style-name="ro1">
          <table:table-cell office:value-type="float" office:value="0.417787767864331" calcext:value-type="float">
            <text:p>0.4177877679</text:p>
          </table:table-cell>
        </table:table-row>
        <table:table-row table:style-name="ro1">
          <table:table-cell office:value-type="float" office:value="0.416535234777586" calcext:value-type="float">
            <text:p>0.4165352348</text:p>
          </table:table-cell>
        </table:table-row>
        <table:table-row table:style-name="ro1">
          <table:table-cell office:value-type="float" office:value="0.415418827345365" calcext:value-type="float">
            <text:p>0.4154188273</text:p>
          </table:table-cell>
        </table:table-row>
        <table:table-row table:style-name="ro1">
          <table:table-cell office:value-type="float" office:value="0.414445579100539" calcext:value-type="float">
            <text:p>0.4144455791</text:p>
          </table:table-cell>
        </table:table-row>
        <table:table-row table:style-name="ro1">
          <table:table-cell office:value-type="float" office:value="0.413622135794794" calcext:value-type="float">
            <text:p>0.4136221358</text:p>
          </table:table-cell>
        </table:table-row>
        <table:table-row table:style-name="ro1">
          <table:table-cell office:value-type="float" office:value="0.412954739007843" calcext:value-type="float">
            <text:p>0.412954739</text:p>
          </table:table-cell>
        </table:table-row>
        <table:table-row table:style-name="ro1">
          <table:table-cell office:value-type="float" office:value="0.412449210429717" calcext:value-type="float">
            <text:p>0.4124492104</text:p>
          </table:table-cell>
        </table:table-row>
        <table:table-row table:style-name="ro1">
          <table:table-cell office:value-type="float" office:value="0.412110936816138" calcext:value-type="float">
            <text:p>0.4121109368</text:p>
          </table:table-cell>
        </table:table-row>
        <table:table-row table:style-name="ro1">
          <table:table-cell office:value-type="float" office:value="0.411944855616966" calcext:value-type="float">
            <text:p>0.4119448556</text:p>
          </table:table-cell>
        </table:table-row>
        <table:table-row table:style-name="ro1">
          <table:table-cell office:value-type="float" office:value="0.411955441277727" calcext:value-type="float">
            <text:p>0.4119554413</text:p>
          </table:table-cell>
        </table:table-row>
        <table:table-row table:style-name="ro1">
          <table:table-cell office:value-type="float" office:value="0.412146692214221" calcext:value-type="float">
            <text:p>0.4121466922</text:p>
          </table:table-cell>
        </table:table-row>
        <table:table-row table:style-name="ro1">
          <table:table-cell office:value-type="float" office:value="0.4125221184602" calcext:value-type="float">
            <text:p>0.4125221185</text:p>
          </table:table-cell>
        </table:table-row>
        <table:table-row table:style-name="ro1">
          <table:table-cell office:value-type="float" office:value="0.413084729988137" calcext:value-type="float">
            <text:p>0.41308473</text:p>
          </table:table-cell>
        </table:table-row>
        <table:table-row table:style-name="ro1">
          <table:table-cell office:value-type="float" office:value="0.413837025703062" calcext:value-type="float">
            <text:p>0.4138370257</text:p>
          </table:table-cell>
        </table:table-row>
        <table:table-row table:style-name="ro1">
          <table:table-cell office:value-type="float" office:value="0.414780983109482" calcext:value-type="float">
            <text:p>0.4147809831</text:p>
          </table:table-cell>
        </table:table-row>
        <table:table-row table:style-name="ro1">
          <table:table-cell office:value-type="float" office:value="0.415918048651381" calcext:value-type="float">
            <text:p>0.4159180487</text:p>
          </table:table-cell>
        </table:table-row>
        <table:table-row table:style-name="ro1">
          <table:table-cell office:value-type="float" office:value="0.417249128725289" calcext:value-type="float">
            <text:p>0.4172491287</text:p>
          </table:table-cell>
        </table:table-row>
        <table:table-row table:style-name="ro1">
          <table:table-cell office:value-type="float" office:value="0.418774581366443" calcext:value-type="float">
            <text:p>0.4187745814</text:p>
          </table:table-cell>
        </table:table-row>
        <table:table-row table:style-name="ro1">
          <table:table-cell office:value-type="float" office:value="0.420494208608016" calcext:value-type="float">
            <text:p>0.4204942086</text:p>
          </table:table-cell>
        </table:table-row>
        <table:table-row table:style-name="ro1">
          <table:table-cell office:value-type="float" office:value="0.422407249513427" calcext:value-type="float">
            <text:p>0.4224072495</text:p>
          </table:table-cell>
        </table:table-row>
        <table:table-row table:style-name="ro1">
          <table:table-cell office:value-type="float" office:value="0.424512373881728" calcext:value-type="float">
            <text:p>0.4245123739</text:p>
          </table:table-cell>
        </table:table-row>
        <table:table-row table:style-name="ro1">
          <table:table-cell office:value-type="float" office:value="0.426807676626077" calcext:value-type="float">
            <text:p>0.4268076766</text:p>
          </table:table-cell>
        </table:table-row>
        <table:table-row table:style-name="ro1">
          <table:table-cell office:value-type="float" office:value="0.429290672825278" calcext:value-type="float">
            <text:p>0.4292906728</text:p>
          </table:table-cell>
        </table:table-row>
        <table:table-row table:style-name="ro1">
          <table:table-cell office:value-type="float" office:value="0.431958293448407" calcext:value-type="float">
            <text:p>0.4319582934</text:p>
          </table:table-cell>
        </table:table-row>
        <table:table-row table:style-name="ro1">
          <table:table-cell office:value-type="float" office:value="0.434806881752514" calcext:value-type="float">
            <text:p>0.4348068818</text:p>
          </table:table-cell>
        </table:table-row>
        <table:table-row table:style-name="ro1">
          <table:table-cell office:value-type="float" office:value="0.437832190353403" calcext:value-type="float">
            <text:p>0.4378321904</text:p>
          </table:table-cell>
        </table:table-row>
        <table:table-row table:style-name="ro1">
          <table:table-cell office:value-type="float" office:value="0.441029378969489" calcext:value-type="float">
            <text:p>0.441029379</text:p>
          </table:table-cell>
        </table:table-row>
        <table:table-row table:style-name="ro1">
          <table:table-cell office:value-type="float" office:value="0.444393012838739" calcext:value-type="float">
            <text:p>0.4443930128</text:p>
          </table:table-cell>
        </table:table-row>
        <table:table-row table:style-name="ro1">
          <table:table-cell office:value-type="float" office:value="0.447917061808684" calcext:value-type="float">
            <text:p>0.4479170618</text:p>
          </table:table-cell>
        </table:table-row>
        <table:table-row table:style-name="ro1">
          <table:table-cell office:value-type="float" office:value="0.451594900099515" calcext:value-type="float">
            <text:p>0.4515949001</text:p>
          </table:table-cell>
        </table:table-row>
        <table:table-row table:style-name="ro1">
          <table:table-cell office:value-type="float" office:value="0.455419306740252" calcext:value-type="float">
            <text:p>0.4554193067</text:p>
          </table:table-cell>
        </table:table-row>
        <table:table-row table:style-name="ro1">
          <table:table-cell office:value-type="float" office:value="0.459382466677997" calcext:value-type="float">
            <text:p>0.4593824667</text:p>
          </table:table-cell>
        </table:table-row>
        <table:table-row table:style-name="ro1">
          <table:table-cell office:value-type="float" office:value="0.463475972560261" calcext:value-type="float">
            <text:p>0.4634759726</text:p>
          </table:table-cell>
        </table:table-row>
        <table:table-row table:style-name="ro1">
          <table:table-cell office:value-type="float" office:value="0.467690827190373" calcext:value-type="float">
            <text:p>0.4676908272</text:p>
          </table:table-cell>
        </table:table-row>
        <table:table-row table:style-name="ro1">
          <table:table-cell office:value-type="float" office:value="0.472017446655962" calcext:value-type="float">
            <text:p>0.4720174467</text:p>
          </table:table-cell>
        </table:table-row>
        <table:table-row table:style-name="ro1">
          <table:table-cell office:value-type="float" office:value="0.476445664130523" calcext:value-type="float">
            <text:p>0.4764456641</text:p>
          </table:table-cell>
        </table:table-row>
        <table:table-row table:style-name="ro1">
          <table:table-cell office:value-type="float" office:value="0.480964734348059" calcext:value-type="float">
            <text:p>0.4809647343</text:p>
          </table:table-cell>
        </table:table-row>
        <table:table-row table:style-name="ro1">
          <table:table-cell office:value-type="float" office:value="0.4855633387508" calcext:value-type="float">
            <text:p>0.4855633388</text:p>
          </table:table-cell>
        </table:table-row>
        <table:table-row table:style-name="ro1">
          <table:table-cell office:value-type="float" office:value="0.49022959131" calcext:value-type="float">
            <text:p>0.4902295913</text:p>
          </table:table-cell>
        </table:table-row>
        <table:table-row table:style-name="ro1">
          <table:table-cell office:value-type="float" office:value="0.494951045019821" calcext:value-type="float">
            <text:p>0.494951045</text:p>
          </table:table-cell>
        </table:table-row>
        <table:table-row table:style-name="ro1">
          <table:table-cell office:value-type="float" office:value="0.499714699064277" calcext:value-type="float">
            <text:p>0.4997146991</text:p>
          </table:table-cell>
        </table:table-row>
        <table:table-row table:style-name="ro1">
          <table:table-cell office:value-type="float" office:value="0.504507006657277" calcext:value-type="float">
            <text:p>0.5045070067</text:p>
          </table:table-cell>
        </table:table-row>
        <table:table-row table:style-name="ro1">
          <table:table-cell office:value-type="float" office:value="0.509313883555732" calcext:value-type="float">
            <text:p>0.5093138836</text:p>
          </table:table-cell>
        </table:table-row>
        <table:table-row table:style-name="ro1">
          <table:table-cell office:value-type="float" office:value="0.434646748268786" calcext:value-type="float">
            <text:p>0.4346467483</text:p>
          </table:table-cell>
        </table:table-row>
        <table:table-row table:style-name="ro1">
          <table:table-cell office:value-type="float" office:value="0.437865292217454" calcext:value-type="float">
            <text:p>0.4378652922</text:p>
          </table:table-cell>
        </table:table-row>
        <table:table-row table:style-name="ro1">
          <table:table-cell office:value-type="float" office:value="0.441039121290249" calcext:value-type="float">
            <text:p>0.4410391213</text:p>
          </table:table-cell>
        </table:table-row>
        <table:table-row table:style-name="ro1">
          <table:table-cell office:value-type="float" office:value="0.44414840139442" calcext:value-type="float">
            <text:p>0.4441484014</text:p>
          </table:table-cell>
        </table:table-row>
        <table:table-row table:style-name="ro1">
          <table:table-cell office:value-type="float" office:value="0.447174957293831" calcext:value-type="float">
            <text:p>0.4471749573</text:p>
          </table:table-cell>
        </table:table-row>
        <table:table-row table:style-name="ro1">
          <table:table-cell office:value-type="float" office:value="0.450102217856417" calcext:value-type="float">
            <text:p>0.4501022179</text:p>
          </table:table-cell>
        </table:table-row>
        <table:table-row table:style-name="ro1">
          <table:table-cell office:value-type="float" office:value="0.452915161974758" calcext:value-type="float">
            <text:p>0.452915162</text:p>
          </table:table-cell>
        </table:table-row>
        <table:table-row table:style-name="ro1">
          <table:table-cell office:value-type="float" office:value="0.455600265159786" calcext:value-type="float">
            <text:p>0.4556002652</text:p>
          </table:table-cell>
        </table:table-row>
        <table:table-row table:style-name="ro1">
          <table:table-cell office:value-type="float" office:value="0.458145446807607" calcext:value-type="float">
            <text:p>0.4581454468</text:p>
          </table:table-cell>
        </table:table-row>
        <table:table-row table:style-name="ro1">
          <table:table-cell office:value-type="float" office:value="0.460540018139452" calcext:value-type="float">
            <text:p>0.4605400181</text:p>
          </table:table-cell>
        </table:table-row>
        <table:table-row table:style-name="ro1">
          <table:table-cell office:value-type="float" office:value="0.462774630814747" calcext:value-type="float">
            <text:p>0.4627746308</text:p>
          </table:table-cell>
        </table:table-row>
        <table:table-row table:style-name="ro1">
          <table:table-cell office:value-type="float" office:value="0.46484122621731" calcext:value-type="float">
            <text:p>0.4648412262</text:p>
          </table:table-cell>
        </table:table-row>
        <table:table-row table:style-name="ro1">
          <table:table-cell office:value-type="float" office:value="0.466732985414671" calcext:value-type="float">
            <text:p>0.4667329854</text:p>
          </table:table-cell>
        </table:table-row>
        <table:table-row table:style-name="ro1">
          <table:table-cell office:value-type="float" office:value="0.468444279790512" calcext:value-type="float">
            <text:p>0.4684442798</text:p>
          </table:table-cell>
        </table:table-row>
        <table:table-row table:style-name="ro1">
          <table:table-cell office:value-type="float" office:value="0.469970622350234" calcext:value-type="float">
            <text:p>0.4699706224</text:p>
          </table:table-cell>
        </table:table-row>
        <table:table-row table:style-name="ro1">
          <table:table-cell office:value-type="float" office:value="0.47130861969965" calcext:value-type="float">
            <text:p>0.4713086197</text:p>
          </table:table-cell>
        </table:table-row>
        <table:table-row table:style-name="ro1">
          <table:table-cell office:value-type="float" office:value="0.472455924696792" calcext:value-type="float">
            <text:p>0.4724559247</text:p>
          </table:table-cell>
        </table:table-row>
        <table:table-row table:style-name="ro1">
          <table:table-cell office:value-type="float" office:value="0.47341118977685" calcext:value-type="float">
            <text:p>0.4734111898</text:p>
          </table:table-cell>
        </table:table-row>
        <table:table-row table:style-name="ro1">
          <table:table-cell office:value-type="float" office:value="0.474174020950234" calcext:value-type="float">
            <text:p>0.474174021</text:p>
          </table:table-cell>
        </table:table-row>
        <table:table-row table:style-name="ro1">
          <table:table-cell office:value-type="float" office:value="0.474744932473754" calcext:value-type="float">
            <text:p>0.4747449325</text:p>
          </table:table-cell>
        </table:table-row>
        <table:table-row table:style-name="ro1">
          <table:table-cell office:value-type="float" office:value="0.475125302194929" calcext:value-type="float">
            <text:p>0.4751253022</text:p>
          </table:table-cell>
        </table:table-row>
        <table:table-row table:style-name="ro1">
          <table:table-cell office:value-type="float" office:value="0.475317327569417" calcext:value-type="float">
            <text:p>0.4753173276</text:p>
          </table:table-cell>
        </table:table-row>
        <table:table-row table:style-name="ro1">
          <table:table-cell office:value-type="float" office:value="0.475323982351565" calcext:value-type="float">
            <text:p>0.4753239824</text:p>
          </table:table-cell>
        </table:table-row>
        <table:table-row table:style-name="ro1">
          <table:table-cell office:value-type="float" office:value="0.475148973958091" calcext:value-type="float">
            <text:p>0.475148974</text:p>
          </table:table-cell>
        </table:table-row>
        <table:table-row table:style-name="ro1">
          <table:table-cell office:value-type="float" office:value="0.474796701504884" calcext:value-type="float">
            <text:p>0.4747967015</text:p>
          </table:table-cell>
        </table:table-row>
        <table:table-row table:style-name="ro1">
          <table:table-cell office:value-type="float" office:value="0.474272214516925" calcext:value-type="float">
            <text:p>0.4742722145</text:p>
          </table:table-cell>
        </table:table-row>
        <table:table-row table:style-name="ro1">
          <table:table-cell office:value-type="float" office:value="0.473581172311335" calcext:value-type="float">
            <text:p>0.4735811723</text:p>
          </table:table-cell>
        </table:table-row>
        <table:table-row table:style-name="ro1">
          <table:table-cell office:value-type="float" office:value="0.472729804053549" calcext:value-type="float">
            <text:p>0.4727298041</text:p>
          </table:table-cell>
        </table:table-row>
        <table:table-row table:style-name="ro1">
          <table:table-cell office:value-type="float" office:value="0.471724869486609" calcext:value-type="float">
            <text:p>0.4717248695</text:p>
          </table:table-cell>
        </table:table-row>
        <table:table-row table:style-name="ro1">
          <table:table-cell office:value-type="float" office:value="0.470573620333578" calcext:value-type="float">
            <text:p>0.4705736203</text:p>
          </table:table-cell>
        </table:table-row>
        <table:table-row table:style-name="ro1">
          <table:table-cell office:value-type="float" office:value="0.469283762373087" calcext:value-type="float">
            <text:p>0.4692837624</text:p>
          </table:table-cell>
        </table:table-row>
        <table:table-row table:style-name="ro1">
          <table:table-cell office:value-type="float" office:value="0.467863418187997" calcext:value-type="float">
            <text:p>0.4678634182</text:p>
          </table:table-cell>
        </table:table-row>
        <table:table-row table:style-name="ro1">
          <table:table-cell office:value-type="float" office:value="0.466321090587187" calcext:value-type="float">
            <text:p>0.4663210906</text:p>
          </table:table-cell>
        </table:table-row>
        <table:table-row table:style-name="ro1">
          <table:table-cell office:value-type="float" office:value="0.464665626700467" calcext:value-type="float">
            <text:p>0.4646656267</text:p>
          </table:table-cell>
        </table:table-row>
        <table:table-row table:style-name="ro1">
          <table:table-cell office:value-type="float" office:value="0.462906182746609" calcext:value-type="float">
            <text:p>0.4629061827</text:p>
          </table:table-cell>
        </table:table-row>
        <table:table-row table:style-name="ro1">
          <table:table-cell office:value-type="float" office:value="0.461052189474513" calcext:value-type="float">
            <text:p>0.4610521895</text:p>
          </table:table-cell>
        </table:table-row>
        <table:table-row table:style-name="ro1">
          <table:table-cell office:value-type="float" office:value="0.459113318277482" calcext:value-type="float">
            <text:p>0.4591133183</text:p>
          </table:table-cell>
        </table:table-row>
        <table:table-row table:style-name="ro1">
          <table:table-cell office:value-type="float" office:value="0.457099447980631" calcext:value-type="float">
            <text:p>0.457099448</text:p>
          </table:table-cell>
        </table:table-row>
        <table:table-row table:style-name="ro1">
          <table:table-cell office:value-type="float" office:value="0.455020632301414" calcext:value-type="float">
            <text:p>0.4550206323</text:p>
          </table:table-cell>
        </table:table-row>
        <table:table-row table:style-name="ro1">
          <table:table-cell office:value-type="float" office:value="0.45288706798328" calcext:value-type="float">
            <text:p>0.452887068</text:p>
          </table:table-cell>
        </table:table-row>
        <table:table-row table:style-name="ro1">
          <table:table-cell office:value-type="float" office:value="0.450709063602443" calcext:value-type="float">
            <text:p>0.4507090636</text:p>
          </table:table-cell>
        </table:table-row>
        <table:table-row table:style-name="ro1">
          <table:table-cell office:value-type="float" office:value="0.448497009047786" calcext:value-type="float">
            <text:p>0.448497009</text:p>
          </table:table-cell>
        </table:table-row>
        <table:table-row table:style-name="ro1">
          <table:table-cell office:value-type="float" office:value="0.446261345673883" calcext:value-type="float">
            <text:p>0.4462613457</text:p>
          </table:table-cell>
        </table:table-row>
        <table:table-row table:style-name="ro1">
          <table:table-cell office:value-type="float" office:value="0.444012537127144" calcext:value-type="float">
            <text:p>0.4440125371</text:p>
          </table:table-cell>
        </table:table-row>
        <table:table-row table:style-name="ro1">
          <table:table-cell office:value-type="float" office:value="0.441761040845084" calcext:value-type="float">
            <text:p>0.4417610408</text:p>
          </table:table-cell>
        </table:table-row>
        <table:table-row table:style-name="ro1">
          <table:table-cell office:value-type="float" office:value="0.439517280228718" calcext:value-type="float">
            <text:p>0.4395172802</text:p>
          </table:table-cell>
        </table:table-row>
        <table:table-row table:style-name="ro1">
          <table:table-cell office:value-type="float" office:value="0.437291617488076" calcext:value-type="float">
            <text:p>0.4372916175</text:p>
          </table:table-cell>
        </table:table-row>
        <table:table-row table:style-name="ro1">
          <table:table-cell office:value-type="float" office:value="0.435094327160845" calcext:value-type="float">
            <text:p>0.4350943272</text:p>
          </table:table-cell>
        </table:table-row>
        <table:table-row table:style-name="ro1">
          <table:table-cell office:value-type="float" office:value="0.432935570304129" calcext:value-type="float">
            <text:p>0.4329355703</text:p>
          </table:table-cell>
        </table:table-row>
        <table:table-row table:style-name="ro1">
          <table:table-cell office:value-type="float" office:value="0.43082536935934" calcext:value-type="float">
            <text:p>0.4308253694</text:p>
          </table:table-cell>
        </table:table-row>
        <table:table-row table:style-name="ro1">
          <table:table-cell office:value-type="float" office:value="0.428773583690206" calcext:value-type="float">
            <text:p>0.4287735837</text:p>
          </table:table-cell>
        </table:table-row>
        <table:table-row table:style-name="ro1">
          <table:table-cell office:value-type="float" office:value="0.426789885793903" calcext:value-type="float">
            <text:p>0.4267898858</text:p>
          </table:table-cell>
        </table:table-row>
        <table:table-row table:style-name="ro1">
          <table:table-cell office:value-type="float" office:value="0.424883738185318" calcext:value-type="float">
            <text:p>0.4248837382</text:p>
          </table:table-cell>
        </table:table-row>
        <table:table-row table:style-name="ro1">
          <table:table-cell office:value-type="float" office:value="0.423064370954422" calcext:value-type="float">
            <text:p>0.423064371</text:p>
          </table:table-cell>
        </table:table-row>
        <table:table-row table:style-name="ro1">
          <table:table-cell office:value-type="float" office:value="0.421340759996782" calcext:value-type="float">
            <text:p>0.42134076</text:p>
          </table:table-cell>
        </table:table-row>
        <table:table-row table:style-name="ro1">
          <table:table-cell office:value-type="float" office:value="0.419721605917182" calcext:value-type="float">
            <text:p>0.4197216059</text:p>
          </table:table-cell>
        </table:table-row>
        <table:table-row table:style-name="ro1">
          <table:table-cell office:value-type="float" office:value="0.418215313606379" calcext:value-type="float">
            <text:p>0.4182153136</text:p>
          </table:table-cell>
        </table:table-row>
        <table:table-row table:style-name="ro1">
          <table:table-cell office:value-type="float" office:value="0.416829972490975" calcext:value-type="float">
            <text:p>0.4168299725</text:p>
          </table:table-cell>
        </table:table-row>
        <table:table-row table:style-name="ro1">
          <table:table-cell office:value-type="float" office:value="0.415573337456415" calcext:value-type="float">
            <text:p>0.4155733375</text:p>
          </table:table-cell>
        </table:table-row>
        <table:table-row table:style-name="ro1">
          <table:table-cell office:value-type="float" office:value="0.414452810443109" calcext:value-type="float">
            <text:p>0.4144528104</text:p>
          </table:table-cell>
        </table:table-row>
        <table:table-row table:style-name="ro1">
          <table:table-cell office:value-type="float" office:value="0.413475422715676" calcext:value-type="float">
            <text:p>0.4134754227</text:p>
          </table:table-cell>
        </table:table-row>
        <table:table-row table:style-name="ro1">
          <table:table-cell office:value-type="float" office:value="0.412647817805315" calcext:value-type="float">
            <text:p>0.4126478178</text:p>
          </table:table-cell>
        </table:table-row>
        <table:table-row table:style-name="ro1">
          <table:table-cell office:value-type="float" office:value="0.411976235125294" calcext:value-type="float">
            <text:p>0.4119762351</text:p>
          </table:table-cell>
        </table:table-row>
        <table:table-row table:style-name="ro1">
          <table:table-cell office:value-type="float" office:value="0.411466494259565" calcext:value-type="float">
            <text:p>0.4114664943</text:p>
          </table:table-cell>
        </table:table-row>
        <table:table-row table:style-name="ro1">
          <table:table-cell office:value-type="float" office:value="0.411123979924507" calcext:value-type="float">
            <text:p>0.4111239799</text:p>
          </table:table-cell>
        </table:table-row>
        <table:table-row table:style-name="ro1">
          <table:table-cell office:value-type="float" office:value="0.410953627603781" calcext:value-type="float">
            <text:p>0.4109536276</text:p>
          </table:table-cell>
        </table:table-row>
        <table:table-row table:style-name="ro1">
          <table:table-cell office:value-type="float" office:value="0.410959909856323" calcext:value-type="float">
            <text:p>0.4109599099</text:p>
          </table:table-cell>
        </table:table-row>
        <table:table-row table:style-name="ro1">
          <table:table-cell office:value-type="float" office:value="0.411146823297447" calcext:value-type="float">
            <text:p>0.4111468233</text:p>
          </table:table-cell>
        </table:table-row>
        <table:table-row table:style-name="ro1">
          <table:table-cell office:value-type="float" office:value="0.411517876253082" calcext:value-type="float">
            <text:p>0.4115178763</text:p>
          </table:table-cell>
        </table:table-row>
        <table:table-row table:style-name="ro1">
          <table:table-cell office:value-type="float" office:value="0.412076077087126" calcext:value-type="float">
            <text:p>0.4120760771</text:p>
          </table:table-cell>
        </table:table-row>
        <table:table-row table:style-name="ro1">
          <table:table-cell office:value-type="float" office:value="0.412823923201926" calcext:value-type="float">
            <text:p>0.4128239232</text:p>
          </table:table-cell>
        </table:table-row>
        <table:table-row table:style-name="ro1">
          <table:table-cell office:value-type="float" office:value="0.413763390711878" calcext:value-type="float">
            <text:p>0.4137633907</text:p>
          </table:table-cell>
        </table:table-row>
        <table:table-row table:style-name="ro1">
          <table:table-cell office:value-type="float" office:value="0.414895924790158" calcext:value-type="float">
            <text:p>0.4148959248</text:p>
          </table:table-cell>
        </table:table-row>
        <table:table-row table:style-name="ro1">
          <table:table-cell office:value-type="float" office:value="0.416222430688571" calcext:value-type="float">
            <text:p>0.4162224307</text:p>
          </table:table-cell>
        </table:table-row>
        <table:table-row table:style-name="ro1">
          <table:table-cell office:value-type="float" office:value="0.417743265430519" calcext:value-type="float">
            <text:p>0.4177432654</text:p>
          </table:table-cell>
        </table:table-row>
        <table:table-row table:style-name="ro1">
          <table:table-cell office:value-type="float" office:value="0.419458230177103" calcext:value-type="float">
            <text:p>0.4194582302</text:p>
          </table:table-cell>
        </table:table-row>
        <table:table-row table:style-name="ro1">
          <table:table-cell office:value-type="float" office:value="0.421366563266345" calcext:value-type="float">
            <text:p>0.4213665633</text:p>
          </table:table-cell>
        </table:table-row>
        <table:table-row table:style-name="ro1">
          <table:table-cell office:value-type="float" office:value="0.423466933925524" calcext:value-type="float">
            <text:p>0.4234669339</text:p>
          </table:table-cell>
        </table:table-row>
        <table:table-row table:style-name="ro1">
          <table:table-cell office:value-type="float" office:value="0.425757436656647" calcext:value-type="float">
            <text:p>0.4257574367</text:p>
          </table:table-cell>
        </table:table-row>
        <table:table-row table:style-name="ro1">
          <table:table-cell office:value-type="float" office:value="0.428235586295044" calcext:value-type="float">
            <text:p>0.4282355863</text:p>
          </table:table-cell>
        </table:table-row>
        <table:table-row table:style-name="ro1">
          <table:table-cell office:value-type="float" office:value="0.430898313741074" calcext:value-type="float">
            <text:p>0.4308983137</text:p>
          </table:table-cell>
        </table:table-row>
        <table:table-row table:style-name="ro1">
          <table:table-cell office:value-type="float" office:value="0.433741962364968" calcext:value-type="float">
            <text:p>0.4337419624</text:p>
          </table:table-cell>
        </table:table-row>
        <table:table-row table:style-name="ro1">
          <table:table-cell office:value-type="float" office:value="0.436762285084787" calcext:value-type="float">
            <text:p>0.4367622851</text:p>
          </table:table-cell>
        </table:table-row>
        <table:table-row table:style-name="ro1">
          <table:table-cell office:value-type="float" office:value="0.439954442117509" calcext:value-type="float">
            <text:p>0.4399544421</text:p>
          </table:table-cell>
        </table:table-row>
        <table:table-row table:style-name="ro1">
          <table:table-cell office:value-type="float" office:value="0.443312999403233" calcext:value-type="float">
            <text:p>0.4433129994</text:p>
          </table:table-cell>
        </table:table-row>
        <table:table-row table:style-name="ro1">
          <table:table-cell office:value-type="float" office:value="0.446831927702514" calcext:value-type="float">
            <text:p>0.4468319277</text:p>
          </table:table-cell>
        </table:table-row>
        <table:table-row table:style-name="ro1">
          <table:table-cell office:value-type="float" office:value="0.450504602366815" calcext:value-type="float">
            <text:p>0.4505046024</text:p>
          </table:table-cell>
        </table:table-row>
        <table:table-row table:style-name="ro1">
          <table:table-cell office:value-type="float" office:value="0.454323803782088" calcext:value-type="float">
            <text:p>0.4543238038</text:p>
          </table:table-cell>
        </table:table-row>
        <table:table-row table:style-name="ro1">
          <table:table-cell office:value-type="float" office:value="0.45828171848547" calcext:value-type="float">
            <text:p>0.4582817185</text:p>
          </table:table-cell>
        </table:table-row>
        <table:table-row table:style-name="ro1">
          <table:table-cell office:value-type="float" office:value="0.462369940955117" calcext:value-type="float">
            <text:p>0.462369941</text:p>
          </table:table-cell>
        </table:table-row>
        <table:table-row table:style-name="ro1">
          <table:table-cell office:value-type="float" office:value="0.466579476073143" calcext:value-type="float">
            <text:p>0.4665794761</text:p>
          </table:table-cell>
        </table:table-row>
        <table:table-row table:style-name="ro1">
          <table:table-cell office:value-type="float" office:value="0.470900742261698" calcext:value-type="float">
            <text:p>0.4709007423</text:p>
          </table:table-cell>
        </table:table-row>
        <table:table-row table:style-name="ro1">
          <table:table-cell office:value-type="float" office:value="0.475323575292161" calcext:value-type="float">
            <text:p>0.4753235753</text:p>
          </table:table-cell>
        </table:table-row>
        <table:table-row table:style-name="ro1">
          <table:table-cell office:value-type="float" office:value="0.479837232767461" calcext:value-type="float">
            <text:p>0.4798372328</text:p>
          </table:table-cell>
        </table:table-row>
        <table:table-row table:style-name="ro1">
          <table:table-cell office:value-type="float" office:value="0.484430399277516" calcext:value-type="float">
            <text:p>0.4844303993</text:p>
          </table:table-cell>
        </table:table-row>
        <table:table-row table:style-name="ro1">
          <table:table-cell office:value-type="float" office:value="0.489091192227802" calcext:value-type="float">
            <text:p>0.4890911922</text:p>
          </table:table-cell>
        </table:table-row>
        <table:table-row table:style-name="ro1">
          <table:table-cell office:value-type="float" office:value="0.493807168341039" calcext:value-type="float">
            <text:p>0.4938071683</text:p>
          </table:table-cell>
        </table:table-row>
        <table:table-row table:style-name="ro1">
          <table:table-cell office:value-type="float" office:value="0.498565330832008" calcext:value-type="float">
            <text:p>0.4985653308</text:p>
          </table:table-cell>
        </table:table-row>
        <table:table-row table:style-name="ro1">
          <table:table-cell office:value-type="float" office:value="0.503352137255482" calcext:value-type="float">
            <text:p>0.5033521373</text:p>
          </table:table-cell>
        </table:table-row>
        <table:table-row table:style-name="ro1">
          <table:table-cell office:value-type="float" office:value="0.50815350802729" calcext:value-type="float">
            <text:p>0.508153508</text:p>
          </table:table-cell>
        </table:table-row>
        <table:table-row table:style-name="ro1">
          <table:table-cell office:value-type="float" office:value="0.434003334754522" calcext:value-type="float">
            <text:p>0.4340033348</text:p>
          </table:table-cell>
        </table:table-row>
        <table:table-row table:style-name="ro1">
          <table:table-cell office:value-type="float" office:value="0.437215914018128" calcext:value-type="float">
            <text:p>0.437215914</text:p>
          </table:table-cell>
        </table:table-row>
        <table:table-row table:style-name="ro1">
          <table:table-cell office:value-type="float" office:value="0.440383777849932" calcext:value-type="float">
            <text:p>0.4403837778</text:p>
          </table:table-cell>
        </table:table-row>
        <table:table-row table:style-name="ro1">
          <table:table-cell office:value-type="float" office:value="0.443487091940604" calcext:value-type="float">
            <text:p>0.4434870919</text:p>
          </table:table-cell>
        </table:table-row>
        <table:table-row table:style-name="ro1">
          <table:table-cell office:value-type="float" office:value="0.446507680876596" calcext:value-type="float">
            <text:p>0.4465076809</text:p>
          </table:table-cell>
        </table:table-row>
        <table:table-row table:style-name="ro1">
          <table:table-cell office:value-type="float" office:value="0.449428973385373" calcext:value-type="float">
            <text:p>0.4494289734</text:p>
          </table:table-cell>
        </table:table-row>
        <table:table-row table:style-name="ro1">
          <table:table-cell office:value-type="float" office:value="0.452235948253822" calcext:value-type="float">
            <text:p>0.4522359483</text:p>
          </table:table-cell>
        </table:table-row>
        <table:table-row table:style-name="ro1">
          <table:table-cell office:value-type="float" office:value="0.454915080919829" calcext:value-type="float">
            <text:p>0.4549150809</text:p>
          </table:table-cell>
        </table:table-row>
        <table:table-row table:style-name="ro1">
          <table:table-cell office:value-type="float" office:value="0.457454290737028" calcext:value-type="float">
            <text:p>0.4574542907</text:p>
          </table:table-cell>
        </table:table-row>
        <table:table-row table:style-name="ro1">
          <table:table-cell office:value-type="float" office:value="0.459842888912721" calcext:value-type="float">
            <text:p>0.4598428889</text:p>
          </table:table-cell>
        </table:table-row>
        <table:table-row table:style-name="ro1">
          <table:table-cell office:value-type="float" office:value="0.462071527118971" calcext:value-type="float">
            <text:p>0.4620715271</text:p>
          </table:table-cell>
        </table:table-row>
        <table:table-row table:style-name="ro1">
          <table:table-cell office:value-type="float" office:value="0.464132146776865" calcext:value-type="float">
            <text:p>0.4641321468</text:p>
          </table:table-cell>
        </table:table-row>
        <table:table-row table:style-name="ro1">
          <table:table-cell office:value-type="float" office:value="0.46601792901395" calcext:value-type="float">
            <text:p>0.466017929</text:p>
          </table:table-cell>
        </table:table-row>
        <table:table-row table:style-name="ro1">
          <table:table-cell office:value-type="float" office:value="0.467723245294834" calcext:value-type="float">
            <text:p>0.4677232453</text:p>
          </table:table-cell>
        </table:table-row>
        <table:table-row table:style-name="ro1">
          <table:table-cell office:value-type="float" office:value="0.469243608724974" calcext:value-type="float">
            <text:p>0.4692436087</text:p>
          </table:table-cell>
        </table:table-row>
        <table:table-row table:style-name="ro1">
          <table:table-cell office:value-type="float" office:value="0.470575626027615" calcext:value-type="float">
            <text:p>0.470575626</text:p>
          </table:table-cell>
        </table:table-row>
        <table:table-row table:style-name="ro1">
          <table:table-cell office:value-type="float" office:value="0.471716950193916" calcext:value-type="float">
            <text:p>0.4717169502</text:p>
          </table:table-cell>
        </table:table-row>
        <table:table-row table:style-name="ro1">
          <table:table-cell office:value-type="float" office:value="0.47266623380624" calcext:value-type="float">
            <text:p>0.4726662338</text:p>
          </table:table-cell>
        </table:table-row>
        <table:table-row table:style-name="ro1">
          <table:table-cell office:value-type="float" office:value="0.473423083034618" calcext:value-type="float">
            <text:p>0.473423083</text:p>
          </table:table-cell>
        </table:table-row>
        <table:table-row table:style-name="ro1">
          <table:table-cell office:value-type="float" office:value="0.473988012306385" calcext:value-type="float">
            <text:p>0.4739880123</text:p>
          </table:table-cell>
        </table:table-row>
        <table:table-row table:style-name="ro1">
          <table:table-cell office:value-type="float" office:value="0.474362399648985" calcext:value-type="float">
            <text:p>0.4743623996</text:p>
          </table:table-cell>
        </table:table-row>
        <table:table-row table:style-name="ro1">
          <table:table-cell office:value-type="float" office:value="0.474548442705948" calcext:value-type="float">
            <text:p>0.4745484427</text:p>
          </table:table-cell>
        </table:table-row>
        <table:table-row table:style-name="ro1">
          <table:table-cell office:value-type="float" office:value="0.474549115426041" calcext:value-type="float">
            <text:p>0.4745491154</text:p>
          </table:table-cell>
        </table:table-row>
        <table:table-row table:style-name="ro1">
          <table:table-cell office:value-type="float" office:value="0.474368125425587" calcext:value-type="float">
            <text:p>0.4743681254</text:p>
          </table:table-cell>
        </table:table-row>
        <table:table-row table:style-name="ro1">
          <table:table-cell office:value-type="float" office:value="0.474009872023958" calcext:value-type="float">
            <text:p>0.474009872</text:p>
          </table:table-cell>
        </table:table-row>
        <table:table-row table:style-name="ro1">
          <table:table-cell office:value-type="float" office:value="0.473479404952239" calcext:value-type="float">
            <text:p>0.473479405</text:p>
          </table:table-cell>
        </table:table-row>
        <table:table-row table:style-name="ro1">
          <table:table-cell office:value-type="float" office:value="0.47278238373506" calcext:value-type="float">
            <text:p>0.4727823837</text:p>
          </table:table-cell>
        </table:table-row>
        <table:table-row table:style-name="ro1">
          <table:table-cell office:value-type="float" office:value="0.471925037745606" calcext:value-type="float">
            <text:p>0.4719250377</text:p>
          </table:table-cell>
        </table:table-row>
        <table:table-row table:style-name="ro1">
          <table:table-cell office:value-type="float" office:value="0.470914126933792" calcext:value-type="float">
            <text:p>0.4709141269</text:p>
          </table:table-cell>
        </table:table-row>
        <table:table-row table:style-name="ro1">
          <table:table-cell office:value-type="float" office:value="0.469756903227612" calcext:value-type="float">
            <text:p>0.4697569032</text:p>
          </table:table-cell>
        </table:table-row>
        <table:table-row table:style-name="ro1">
          <table:table-cell office:value-type="float" office:value="0.468461072607664" calcext:value-type="float">
            <text:p>0.4684610726</text:p>
          </table:table-cell>
        </table:table-row>
        <table:table-row table:style-name="ro1">
          <table:table-cell office:value-type="float" office:value="0.467034757854835" calcext:value-type="float">
            <text:p>0.4670347579</text:p>
          </table:table-cell>
        </table:table-row>
        <table:table-row table:style-name="ro1">
          <table:table-cell office:value-type="float" office:value="0.46548646197117" calcext:value-type="float">
            <text:p>0.465486462</text:p>
          </table:table-cell>
        </table:table-row>
        <table:table-row table:style-name="ro1">
          <table:table-cell office:value-type="float" office:value="0.463825032273904" calcext:value-type="float">
            <text:p>0.4638250323</text:p>
          </table:table-cell>
        </table:table-row>
        <table:table-row table:style-name="ro1">
          <table:table-cell office:value-type="float" office:value="0.46205962516267" calcext:value-type="float">
            <text:p>0.4620596252</text:p>
          </table:table-cell>
        </table:table-row>
        <table:table-row table:style-name="ro1">
          <table:table-cell office:value-type="float" office:value="0.460199671559875" calcext:value-type="float">
            <text:p>0.4601996716</text:p>
          </table:table-cell>
        </table:table-row>
        <table:table-row table:style-name="ro1">
          <table:table-cell office:value-type="float" office:value="0.45825484302425" calcext:value-type="float">
            <text:p>0.458254843</text:p>
          </table:table-cell>
        </table:table-row>
        <table:table-row table:style-name="ro1">
          <table:table-cell office:value-type="float" office:value="0.456235018537571" calcext:value-type="float">
            <text:p>0.4562350185</text:p>
          </table:table-cell>
        </table:table-row>
        <table:table-row table:style-name="ro1">
          <table:table-cell office:value-type="float" office:value="0.45415025196455" calcext:value-type="float">
            <text:p>0.454150252</text:p>
          </table:table-cell>
        </table:table-row>
        <table:table-row table:style-name="ro1">
          <table:table-cell office:value-type="float" office:value="0.452010740185899" calcext:value-type="float">
            <text:p>0.4520107402</text:p>
          </table:table-cell>
        </table:table-row>
        <table:table-row table:style-name="ro1">
          <table:table-cell office:value-type="float" office:value="0.449826791904566" calcext:value-type="float">
            <text:p>0.4498267919</text:p>
          </table:table-cell>
        </table:table-row>
        <table:table-row table:style-name="ro1">
          <table:table-cell office:value-type="float" office:value="0.447608797125138" calcext:value-type="float">
            <text:p>0.4476087971</text:p>
          </table:table-cell>
        </table:table-row>
        <table:table-row table:style-name="ro1">
          <table:table-cell office:value-type="float" office:value="0.445367197306421" calcext:value-type="float">
            <text:p>0.4453671973</text:p>
          </table:table-cell>
        </table:table-row>
        <table:table-row table:style-name="ro1">
          <table:table-cell office:value-type="float" office:value="0.44311245618719" calcext:value-type="float">
            <text:p>0.4431124562</text:p>
          </table:table-cell>
        </table:table-row>
        <table:table-row table:style-name="ro1">
          <table:table-cell office:value-type="float" office:value="0.440855031285107" calcext:value-type="float">
            <text:p>0.4408550313</text:p>
          </table:table-cell>
        </table:table-row>
        <table:table-row table:style-name="ro1">
          <table:table-cell office:value-type="float" office:value="0.438605346068816" calcext:value-type="float">
            <text:p>0.4386053461</text:p>
          </table:table-cell>
        </table:table-row>
        <table:table-row table:style-name="ro1">
          <table:table-cell office:value-type="float" office:value="0.436373762803203" calcext:value-type="float">
            <text:p>0.4363737628</text:p>
          </table:table-cell>
        </table:table-row>
        <table:table-row table:style-name="ro1">
          <table:table-cell office:value-type="float" office:value="0.434170556067833" calcext:value-type="float">
            <text:p>0.4341705561</text:p>
          </table:table-cell>
        </table:table-row>
        <table:table-row table:style-name="ro1">
          <table:table-cell office:value-type="float" office:value="0.432005886948556" calcext:value-type="float">
            <text:p>0.4320058869</text:p>
          </table:table-cell>
        </table:table-row>
        <table:table-row table:style-name="ro1">
          <table:table-cell office:value-type="float" office:value="0.429889777902284" calcext:value-type="float">
            <text:p>0.4298897779</text:p>
          </table:table-cell>
        </table:table-row>
        <table:table-row table:style-name="ro1">
          <table:table-cell office:value-type="float" office:value="0.427832088294942" calcext:value-type="float">
            <text:p>0.4278320883</text:p>
          </table:table-cell>
        </table:table-row>
        <table:table-row table:style-name="ro1">
          <table:table-cell office:value-type="float" office:value="0.425842490612586" calcext:value-type="float">
            <text:p>0.4258424906</text:p>
          </table:table-cell>
        </table:table-row>
        <table:table-row table:style-name="ro1">
          <table:table-cell office:value-type="float" office:value="0.423930447345695" calcext:value-type="float">
            <text:p>0.4239304473</text:p>
          </table:table-cell>
        </table:table-row>
        <table:table-row table:style-name="ro1">
          <table:table-cell office:value-type="float" office:value="0.422105188546637" calcext:value-type="float">
            <text:p>0.4221051885</text:p>
          </table:table-cell>
        </table:table-row>
        <table:table-row table:style-name="ro1">
          <table:table-cell office:value-type="float" office:value="0.420375690060302" calcext:value-type="float">
            <text:p>0.4203756901</text:p>
          </table:table-cell>
        </table:table-row>
        <table:table-row table:style-name="ro1">
          <table:table-cell office:value-type="float" office:value="0.418750652427909" calcext:value-type="float">
            <text:p>0.4187506524</text:p>
          </table:table-cell>
        </table:table-row>
        <table:table-row table:style-name="ro1">
          <table:table-cell office:value-type="float" office:value="0.417238480463981" calcext:value-type="float">
            <text:p>0.4172384805</text:p>
          </table:table-cell>
        </table:table-row>
        <table:table-row table:style-name="ro1">
          <table:table-cell office:value-type="float" office:value="0.415847263506499" calcext:value-type="float">
            <text:p>0.4158472635</text:p>
          </table:table-cell>
        </table:table-row>
        <table:table-row table:style-name="ro1">
          <table:table-cell office:value-type="float" office:value="0.414584756340218" calcext:value-type="float">
            <text:p>0.4145847563</text:p>
          </table:table-cell>
        </table:table-row>
        <table:table-row table:style-name="ro1">
          <table:table-cell office:value-type="float" office:value="0.413458360793162" calcext:value-type="float">
            <text:p>0.4134583608</text:p>
          </table:table-cell>
        </table:table-row>
        <table:table-row table:style-name="ro1">
          <table:table-cell office:value-type="float" office:value="0.412475108006284" calcext:value-type="float">
            <text:p>0.412475108</text:p>
          </table:table-cell>
        </table:table-row>
        <table:table-row table:style-name="ro1">
          <table:table-cell office:value-type="float" office:value="0.411641641376306" calcext:value-type="float">
            <text:p>0.4116416414</text:p>
          </table:table-cell>
        </table:table-row>
        <table:table-row table:style-name="ro1">
          <table:table-cell office:value-type="float" office:value="0.41096420017172" calcext:value-type="float">
            <text:p>0.4109642002</text:p>
          </table:table-cell>
        </table:table-row>
        <table:table-row table:style-name="ro1">
          <table:table-cell office:value-type="float" office:value="0.410448603821968" calcext:value-type="float">
            <text:p>0.4104486038</text:p>
          </table:table-cell>
        </table:table-row>
        <table:table-row table:style-name="ro1">
          <table:table-cell office:value-type="float" office:value="0.410100236879793" calcext:value-type="float">
            <text:p>0.4101002369</text:p>
          </table:table-cell>
        </table:table-row>
        <table:table-row table:style-name="ro1">
          <table:table-cell office:value-type="float" office:value="0.409924034656753" calcext:value-type="float">
            <text:p>0.4099240347</text:p>
          </table:table-cell>
        </table:table-row>
        <table:table-row table:style-name="ro1">
          <table:table-cell office:value-type="float" office:value="0.409924469531922" calcext:value-type="float">
            <text:p>0.4099244695</text:p>
          </table:table-cell>
        </table:table-row>
        <table:table-row table:style-name="ro1">
          <table:table-cell office:value-type="float" office:value="0.410105537933747" calcext:value-type="float">
            <text:p>0.4101055379</text:p>
          </table:table-cell>
        </table:table-row>
        <table:table-row table:style-name="ro1">
          <table:table-cell office:value-type="float" office:value="0.410470747995084" calcext:value-type="float">
            <text:p>0.410470748</text:p>
          </table:table-cell>
        </table:table-row>
        <table:table-row table:style-name="ro1">
          <table:table-cell office:value-type="float" office:value="0.411023107881405" calcext:value-type="float">
            <text:p>0.4110231079</text:p>
          </table:table-cell>
        </table:table-row>
        <table:table-row table:style-name="ro1">
          <table:table-cell office:value-type="float" office:value="0.411765114792176" calcext:value-type="float">
            <text:p>0.4117651148</text:p>
          </table:table-cell>
        </table:table-row>
        <table:table-row table:style-name="ro1">
          <table:table-cell office:value-type="float" office:value="0.412698744635405" calcext:value-type="float">
            <text:p>0.4126987446</text:p>
          </table:table-cell>
        </table:table-row>
        <table:table-row table:style-name="ro1">
          <table:table-cell office:value-type="float" office:value="0.413825442375364" calcext:value-type="float">
            <text:p>0.4138254424</text:p>
          </table:table-cell>
        </table:table-row>
        <table:table-row table:style-name="ro1">
          <table:table-cell office:value-type="float" office:value="0.415146113053479" calcext:value-type="float">
            <text:p>0.4151461131</text:p>
          </table:table-cell>
        </table:table-row>
        <table:table-row table:style-name="ro1">
          <table:table-cell office:value-type="float" office:value="0.416661113482393" calcext:value-type="float">
            <text:p>0.4166611135</text:p>
          </table:table-cell>
        </table:table-row>
        <table:table-row table:style-name="ro1">
          <table:table-cell office:value-type="float" office:value="0.418370244613205" calcext:value-type="float">
            <text:p>0.4183702446</text:p>
          </table:table-cell>
        </table:table-row>
        <table:table-row table:style-name="ro1">
          <table:table-cell office:value-type="float" office:value="0.420272744575873" calcext:value-type="float">
            <text:p>0.4202727446</text:p>
          </table:table-cell>
        </table:table-row>
        <table:table-row table:style-name="ro1">
          <table:table-cell office:value-type="float" office:value="0.422367282392789" calcext:value-type="float">
            <text:p>0.4223672824</text:p>
          </table:table-cell>
        </table:table-row>
        <table:table-row table:style-name="ro1">
          <table:table-cell office:value-type="float" office:value="0.424651952365532" calcext:value-type="float">
            <text:p>0.4246519524</text:p>
          </table:table-cell>
        </table:table-row>
        <table:table-row table:style-name="ro1">
          <table:table-cell office:value-type="float" office:value="0.427124269134791" calcext:value-type="float">
            <text:p>0.4271242691</text:p>
          </table:table-cell>
        </table:table-row>
        <table:table-row table:style-name="ro1">
          <table:table-cell office:value-type="float" office:value="0.429781163413451" calcext:value-type="float">
            <text:p>0.4297811634</text:p>
          </table:table-cell>
        </table:table-row>
        <table:table-row table:style-name="ro1">
          <table:table-cell office:value-type="float" office:value="0.432618978392857" calcext:value-type="float">
            <text:p>0.4326189784</text:p>
          </table:table-cell>
        </table:table-row>
        <table:table-row table:style-name="ro1">
          <table:table-cell office:value-type="float" office:value="0.435633466822252" calcext:value-type="float">
            <text:p>0.4356334668</text:p>
          </table:table-cell>
        </table:table-row>
        <table:table-row table:style-name="ro1">
          <table:table-cell office:value-type="float" office:value="0.438819788761384" calcext:value-type="float">
            <text:p>0.4388197888</text:p>
          </table:table-cell>
        </table:table-row>
        <table:table-row table:style-name="ro1">
          <table:table-cell office:value-type="float" office:value="0.442172510006279" calcext:value-type="float">
            <text:p>0.44217251</text:p>
          </table:table-cell>
        </table:table-row>
        <table:table-row table:style-name="ro1">
          <table:table-cell office:value-type="float" office:value="0.445685601188193" calcext:value-type="float">
            <text:p>0.4456856012</text:p>
          </table:table-cell>
        </table:table-row>
        <table:table-row table:style-name="ro1">
          <table:table-cell office:value-type="float" office:value="0.449352437545732" calcext:value-type="float">
            <text:p>0.4493524375</text:p>
          </table:table-cell>
        </table:table-row>
        <table:table-row table:style-name="ro1">
          <table:table-cell office:value-type="float" office:value="0.453165799370144" calcext:value-type="float">
            <text:p>0.4531657994</text:p>
          </table:table-cell>
        </table:table-row>
        <table:table-row table:style-name="ro1">
          <table:table-cell office:value-type="float" office:value="0.457117873123782" calcext:value-type="float">
            <text:p>0.4571178731</text:p>
          </table:table-cell>
        </table:table-row>
        <table:table-row table:style-name="ro1">
          <table:table-cell office:value-type="float" office:value="0.461200253231739" calcext:value-type="float">
            <text:p>0.4612002532</text:p>
          </table:table-cell>
        </table:table-row>
        <table:table-row table:style-name="ro1">
          <table:table-cell office:value-type="float" office:value="0.465403944546657" calcext:value-type="float">
            <text:p>0.4654039445</text:p>
          </table:table-cell>
        </table:table-row>
        <table:table-row table:style-name="ro1">
          <table:table-cell office:value-type="float" office:value="0.469719365486696" calcext:value-type="float">
            <text:p>0.4697193655</text:p>
          </table:table-cell>
        </table:table-row>
        <table:table-row table:style-name="ro1">
          <table:table-cell office:value-type="float" office:value="0.474136351846695" calcext:value-type="float">
            <text:p>0.4741363518</text:p>
          </table:table-cell>
        </table:table-row>
        <table:table-row table:style-name="ro1">
          <table:table-cell office:value-type="float" office:value="0.478644161282481" calcext:value-type="float">
            <text:p>0.4786441613</text:p>
          </table:table-cell>
        </table:table-row>
        <table:table-row table:style-name="ro1">
          <table:table-cell office:value-type="float" office:value="0.483231478468371" calcext:value-type="float">
            <text:p>0.4832314785</text:p>
          </table:table-cell>
        </table:table-row>
        <table:table-row table:style-name="ro1">
          <table:table-cell office:value-type="float" office:value="0.487886420927828" calcext:value-type="float">
            <text:p>0.4878864209</text:p>
          </table:table-cell>
        </table:table-row>
        <table:table-row table:style-name="ro1">
          <table:table-cell office:value-type="float" office:value="0.492596545537299" calcext:value-type="float">
            <text:p>0.4925965455</text:p>
          </table:table-cell>
        </table:table-row>
        <table:table-row table:style-name="ro1">
          <table:table-cell office:value-type="float" office:value="0.497348855703221" calcext:value-type="float">
            <text:p>0.4973488557</text:p>
          </table:table-cell>
        </table:table-row>
        <table:table-row table:style-name="ro1">
          <table:table-cell office:value-type="float" office:value="0.502129809212196" calcext:value-type="float">
            <text:p>0.5021298092</text:p>
          </table:table-cell>
        </table:table-row>
        <table:table-row table:style-name="ro1">
          <table:table-cell office:value-type="float" office:value="0.506925326754346" calcext:value-type="float">
            <text:p>0.5069253268</text:p>
          </table:table-cell>
        </table:table-row>
        <table:table-row table:style-name="ro1">
          <table:table-cell office:value-type="float" office:value="0.433407318129014" calcext:value-type="float">
            <text:p>0.4334073181</text:p>
          </table:table-cell>
        </table:table-row>
        <table:table-row table:style-name="ro1">
          <table:table-cell office:value-type="float" office:value="0.436613577424185" calcext:value-type="float">
            <text:p>0.4366135774</text:p>
          </table:table-cell>
        </table:table-row>
        <table:table-row table:style-name="ro1">
          <table:table-cell office:value-type="float" office:value="0.439775111931631" calcext:value-type="float">
            <text:p>0.4397751119</text:p>
          </table:table-cell>
        </table:table-row>
        <table:table-row table:style-name="ro1">
          <table:table-cell office:value-type="float" office:value="0.442872083123787" calcext:value-type="float">
            <text:p>0.4428720831</text:p>
          </table:table-cell>
        </table:table-row>
        <table:table-row table:style-name="ro1">
          <table:table-cell office:value-type="float" office:value="0.445886311673804" calcext:value-type="float">
            <text:p>0.4458863117</text:p>
          </table:table-cell>
        </table:table-row>
        <table:table-row table:style-name="ro1">
          <table:table-cell office:value-type="float" office:value="0.448801222692821" calcext:value-type="float">
            <text:p>0.4488012227</text:p>
          </table:table-cell>
        </table:table-row>
        <table:table-row table:style-name="ro1">
          <table:table-cell office:value-type="float" office:value="0.451601791640474" calcext:value-type="float">
            <text:p>0.4516017916</text:p>
          </table:table-cell>
        </table:table-row>
        <table:table-row table:style-name="ro1">
          <table:table-cell office:value-type="float" office:value="0.45427449090861" calcext:value-type="float">
            <text:p>0.4542744909</text:p>
          </table:table-cell>
        </table:table-row>
        <table:table-row table:style-name="ro1">
          <table:table-cell office:value-type="float" office:value="0.456807237078241" calcext:value-type="float">
            <text:p>0.4568072371</text:p>
          </table:table-cell>
        </table:table-row>
        <table:table-row table:style-name="ro1">
          <table:table-cell office:value-type="float" office:value="0.459189338849708" calcext:value-type="float">
            <text:p>0.4591893388</text:p>
          </table:table-cell>
        </table:table-row>
        <table:table-row table:style-name="ro1">
          <table:table-cell office:value-type="float" office:value="0.46141144564607" calcext:value-type="float">
            <text:p>0.4614114456</text:p>
          </table:table-cell>
        </table:table-row>
        <table:table-row table:style-name="ro1">
          <table:table-cell office:value-type="float" office:value="0.463465496889719" calcext:value-type="float">
            <text:p>0.4634654969</text:p>
          </table:table-cell>
        </table:table-row>
        <table:table-row table:style-name="ro1">
          <table:table-cell office:value-type="float" office:value="0.465344671952208" calcext:value-type="float">
            <text:p>0.465344672</text:p>
          </table:table-cell>
        </table:table-row>
        <table:table-row table:style-name="ro1">
          <table:table-cell office:value-type="float" office:value="0.467043340777318" calcext:value-type="float">
            <text:p>0.4670433408</text:p>
          </table:table-cell>
        </table:table-row>
        <table:table-row table:style-name="ro1">
          <table:table-cell office:value-type="float" office:value="0.468557015177326" calcext:value-type="float">
            <text:p>0.4685570152</text:p>
          </table:table-cell>
        </table:table-row>
        <table:table-row table:style-name="ro1">
          <table:table-cell office:value-type="float" office:value="0.469882300802513" calcext:value-type="float">
            <text:p>0.4698823008</text:p>
          </table:table-cell>
        </table:table-row>
        <table:table-row table:style-name="ro1">
          <table:table-cell office:value-type="float" office:value="0.471016849783885" calcext:value-type="float">
            <text:p>0.4710168498</text:p>
          </table:table-cell>
        </table:table-row>
        <table:table-row table:style-name="ro1">
          <table:table-cell office:value-type="float" office:value="0.471959314049117" calcext:value-type="float">
            <text:p>0.471959314</text:p>
          </table:table-cell>
        </table:table-row>
        <table:table-row table:style-name="ro1">
          <table:table-cell office:value-type="float" office:value="0.472709299311723" calcext:value-type="float">
            <text:p>0.4727092993</text:p>
          </table:table-cell>
        </table:table-row>
        <table:table-row table:style-name="ro1">
          <table:table-cell office:value-type="float" office:value="0.473267319733446" calcext:value-type="float">
            <text:p>0.4732673197</text:p>
          </table:table-cell>
        </table:table-row>
        <table:table-row table:style-name="ro1">
          <table:table-cell office:value-type="float" office:value="0.473634753259865" calcext:value-type="float">
            <text:p>0.4736347533</text:p>
          </table:table-cell>
        </table:table-row>
        <table:table-row table:style-name="ro1">
          <table:table-cell office:value-type="float" office:value="0.473813797629236" calcext:value-type="float">
            <text:p>0.4738137976</text:p>
          </table:table-cell>
        </table:table-row>
        <table:table-row table:style-name="ro1">
          <table:table-cell office:value-type="float" office:value="0.473807427054546" calcext:value-type="float">
            <text:p>0.4738074271</text:p>
          </table:table-cell>
        </table:table-row>
        <table:table-row table:style-name="ro1">
          <table:table-cell office:value-type="float" office:value="0.47361934957879" calcext:value-type="float">
            <text:p>0.4736193496</text:p>
          </table:table-cell>
        </table:table-row>
        <table:table-row table:style-name="ro1">
          <table:table-cell office:value-type="float" office:value="0.473253965103473" calcext:value-type="float">
            <text:p>0.4732539651</text:p>
          </table:table-cell>
        </table:table-row>
        <table:table-row table:style-name="ro1">
          <table:table-cell office:value-type="float" office:value="0.472716324090334" calcext:value-type="float">
            <text:p>0.4727163241</text:p>
          </table:table-cell>
        </table:table-row>
        <table:table-row table:style-name="ro1">
          <table:table-cell office:value-type="float" office:value="0.472012086936291" calcext:value-type="float">
            <text:p>0.4720120869</text:p>
          </table:table-cell>
        </table:table-row>
        <table:table-row table:style-name="ro1">
          <table:table-cell office:value-type="float" office:value="0.471147484021606" calcext:value-type="float">
            <text:p>0.471147484</text:p>
          </table:table-cell>
        </table:table-row>
        <table:table-row table:style-name="ro1">
          <table:table-cell office:value-type="float" office:value="0.47012927643128" calcext:value-type="float">
            <text:p>0.4701292764</text:p>
          </table:table-cell>
        </table:table-row>
        <table:table-row table:style-name="ro1">
          <table:table-cell office:value-type="float" office:value="0.468964717349661" calcext:value-type="float">
            <text:p>0.4689647173</text:p>
          </table:table-cell>
        </table:table-row>
        <table:table-row table:style-name="ro1">
          <table:table-cell office:value-type="float" office:value="0.467661514128277" calcext:value-type="float">
            <text:p>0.4676615141</text:p>
          </table:table-cell>
        </table:table-row>
        <table:table-row table:style-name="ro1">
          <table:table-cell office:value-type="float" office:value="0.466227791026899" calcext:value-type="float">
            <text:p>0.466227791</text:p>
          </table:table-cell>
        </table:table-row>
        <table:table-row table:style-name="ro1">
          <table:table-cell office:value-type="float" office:value="0.464672052627811" calcext:value-type="float">
            <text:p>0.4646720526</text:p>
          </table:table-cell>
        </table:table-row>
        <table:table-row table:style-name="ro1">
          <table:table-cell office:value-type="float" office:value="0.463003147923317" calcext:value-type="float">
            <text:p>0.4630031479</text:p>
          </table:table-cell>
        </table:table-row>
        <table:table-row table:style-name="ro1">
          <table:table-cell office:value-type="float" office:value="0.461230235076462" calcext:value-type="float">
            <text:p>0.4612302351</text:p>
          </table:table-cell>
        </table:table-row>
        <table:table-row table:style-name="ro1">
          <table:table-cell office:value-type="float" office:value="0.459362746854979" calcext:value-type="float">
            <text:p>0.4593627469</text:p>
          </table:table-cell>
        </table:table-row>
        <table:table-row table:style-name="ro1">
          <table:table-cell office:value-type="float" office:value="0.457410356738453" calcext:value-type="float">
            <text:p>0.4574103567</text:p>
          </table:table-cell>
        </table:table-row>
        <table:table-row table:style-name="ro1">
          <table:table-cell office:value-type="float" office:value="0.455382945698712" calcext:value-type="float">
            <text:p>0.4553829457</text:p>
          </table:table-cell>
        </table:table-row>
        <table:table-row table:style-name="ro1">
          <table:table-cell office:value-type="float" office:value="0.453290569653443" calcext:value-type="float">
            <text:p>0.4532905697</text:p>
          </table:table-cell>
        </table:table-row>
        <table:table-row table:style-name="ro1">
          <table:table-cell office:value-type="float" office:value="0.451143427593019" calcext:value-type="float">
            <text:p>0.4511434276</text:p>
          </table:table-cell>
        </table:table-row>
        <table:table-row table:style-name="ro1">
          <table:table-cell office:value-type="float" office:value="0.448951830380563" calcext:value-type="float">
            <text:p>0.4489518304</text:p>
          </table:table-cell>
        </table:table-row>
        <table:table-row table:style-name="ro1">
          <table:table-cell office:value-type="float" office:value="0.44672617022522" calcext:value-type="float">
            <text:p>0.4467261702</text:p>
          </table:table-cell>
        </table:table-row>
        <table:table-row table:style-name="ro1">
          <table:table-cell office:value-type="float" office:value="0.44447689082866" calcext:value-type="float">
            <text:p>0.4444768908</text:p>
          </table:table-cell>
        </table:table-row>
        <table:table-row table:style-name="ro1">
          <table:table-cell office:value-type="float" office:value="0.442214458204806" calcext:value-type="float">
            <text:p>0.4422144582</text:p>
          </table:table-cell>
        </table:table-row>
        <table:table-row table:style-name="ro1">
          <table:table-cell office:value-type="float" office:value="0.439949332172769" calcext:value-type="float">
            <text:p>0.4399493322</text:p>
          </table:table-cell>
        </table:table-row>
        <table:table-row table:style-name="ro1">
          <table:table-cell office:value-type="float" office:value="0.437691938523026" calcext:value-type="float">
            <text:p>0.4376919385</text:p>
          </table:table-cell>
        </table:table-row>
        <table:table-row table:style-name="ro1">
          <table:table-cell office:value-type="float" office:value="0.435452641856803" calcext:value-type="float">
            <text:p>0.4354526419</text:p>
          </table:table-cell>
        </table:table-row>
        <table:table-row table:style-name="ro1">
          <table:table-cell office:value-type="float" office:value="0.433241719098689" calcext:value-type="float">
            <text:p>0.4332417191</text:p>
          </table:table-cell>
        </table:table-row>
        <table:table-row table:style-name="ro1">
          <table:table-cell office:value-type="float" office:value="0.431069333682469" calcext:value-type="float">
            <text:p>0.4310693337</text:p>
          </table:table-cell>
        </table:table-row>
        <table:table-row table:style-name="ro1">
          <table:table-cell office:value-type="float" office:value="0.428945510410184" calcext:value-type="float">
            <text:p>0.4289455104</text:p>
          </table:table-cell>
        </table:table-row>
        <table:table-row table:style-name="ro1">
          <table:table-cell office:value-type="float" office:value="0.426880110984403" calcext:value-type="float">
            <text:p>0.426880111</text:p>
          </table:table-cell>
        </table:table-row>
        <table:table-row table:style-name="ro1">
          <table:table-cell office:value-type="float" office:value="0.424882810213732" calcext:value-type="float">
            <text:p>0.4248828102</text:p>
          </table:table-cell>
        </table:table-row>
        <table:table-row table:style-name="ro1">
          <table:table-cell office:value-type="float" office:value="0.422963072891528" calcext:value-type="float">
            <text:p>0.4229630729</text:p>
          </table:table-cell>
        </table:table-row>
        <table:table-row table:style-name="ro1">
          <table:table-cell office:value-type="float" office:value="0.421130131347852" calcext:value-type="float">
            <text:p>0.4211301313</text:p>
          </table:table-cell>
        </table:table-row>
        <table:table-row table:style-name="ro1">
          <table:table-cell office:value-type="float" office:value="0.419392963674633" calcext:value-type="float">
            <text:p>0.4193929637</text:p>
          </table:table-cell>
        </table:table-row>
        <table:table-row table:style-name="ro1">
          <table:table-cell office:value-type="float" office:value="0.417760272624054" calcext:value-type="float">
            <text:p>0.4177602726</text:p>
          </table:table-cell>
        </table:table-row>
        <table:table-row table:style-name="ro1">
          <table:table-cell office:value-type="float" office:value="0.416240465180173" calcext:value-type="float">
            <text:p>0.4162404652</text:p>
          </table:table-cell>
        </table:table-row>
        <table:table-row table:style-name="ro1">
          <table:table-cell office:value-type="float" office:value="0.414841632803747" calcext:value-type="float">
            <text:p>0.4148416328</text:p>
          </table:table-cell>
        </table:table-row>
        <table:table-row table:style-name="ro1">
          <table:table-cell office:value-type="float" office:value="0.413571532350295" calcext:value-type="float">
            <text:p>0.4135715324</text:p>
          </table:table-cell>
        </table:table-row>
        <table:table-row table:style-name="ro1">
          <table:table-cell office:value-type="float" office:value="0.412437567661375" calcext:value-type="float">
            <text:p>0.4124375677</text:p>
          </table:table-cell>
        </table:table-row>
        <table:table-row table:style-name="ro1">
          <table:table-cell office:value-type="float" office:value="0.411446771829082" calcext:value-type="float">
            <text:p>0.4114467718</text:p>
          </table:table-cell>
        </table:table-row>
        <table:table-row table:style-name="ro1">
          <table:table-cell office:value-type="float" office:value="0.410605790133774" calcext:value-type="float">
            <text:p>0.4106057901</text:p>
          </table:table-cell>
        </table:table-row>
        <table:table-row table:style-name="ro1">
          <table:table-cell office:value-type="float" office:value="0.409920863655017" calcext:value-type="float">
            <text:p>0.4099208637</text:p>
          </table:table-cell>
        </table:table-row>
        <table:table-row table:style-name="ro1">
          <table:table-cell office:value-type="float" office:value="0.409397813555749" calcext:value-type="float">
            <text:p>0.4093978136</text:p>
          </table:table-cell>
        </table:table-row>
        <table:table-row table:style-name="ro1">
          <table:table-cell office:value-type="float" office:value="0.409042026039676" calcext:value-type="float">
            <text:p>0.409042026</text:p>
          </table:table-cell>
        </table:table-row>
        <table:table-row table:style-name="ro1">
          <table:table-cell office:value-type="float" office:value="0.408858437981874" calcext:value-type="float">
            <text:p>0.408858438</text:p>
          </table:table-cell>
        </table:table-row>
        <table:table-row table:style-name="ro1">
          <table:table-cell office:value-type="float" office:value="0.408851523232634" calcext:value-type="float">
            <text:p>0.4088515232</text:p>
          </table:table-cell>
        </table:table-row>
        <table:table-row table:style-name="ro1">
          <table:table-cell office:value-type="float" office:value="0.40902527959451" calcext:value-type="float">
            <text:p>0.4090252796</text:p>
          </table:table-cell>
        </table:table-row>
        <table:table-row table:style-name="ro1">
          <table:table-cell office:value-type="float" office:value="0.409383216472602" calcext:value-type="float">
            <text:p>0.4093832165</text:p>
          </table:table-cell>
        </table:table-row>
        <table:table-row table:style-name="ro1">
          <table:table-cell office:value-type="float" office:value="0.409928343198053" calcext:value-type="float">
            <text:p>0.4099283432</text:p>
          </table:table-cell>
        </table:table-row>
        <table:table-row table:style-name="ro1">
          <table:table-cell office:value-type="float" office:value="0.410663158024776" calcext:value-type="float">
            <text:p>0.410663158</text:p>
          </table:table-cell>
        </table:table-row>
        <table:table-row table:style-name="ro1">
          <table:table-cell office:value-type="float" office:value="0.411589637799395" calcext:value-type="float">
            <text:p>0.4115896378</text:p>
          </table:table-cell>
        </table:table-row>
        <table:table-row table:style-name="ro1">
          <table:table-cell office:value-type="float" office:value="0.412709228304417" calcext:value-type="float">
            <text:p>0.4127092283</text:p>
          </table:table-cell>
        </table:table-row>
        <table:table-row table:style-name="ro1">
          <table:table-cell office:value-type="float" office:value="0.414022835274616" calcext:value-type="float">
            <text:p>0.4140228353</text:p>
          </table:table-cell>
        </table:table-row>
        <table:table-row table:style-name="ro1">
          <table:table-cell office:value-type="float" office:value="0.415530816086648" calcext:value-type="float">
            <text:p>0.4155308161</text:p>
          </table:table-cell>
        </table:table-row>
        <table:table-row table:style-name="ro1">
          <table:table-cell office:value-type="float" office:value="0.417232972121885" calcext:value-type="float">
            <text:p>0.4172329721</text:p>
          </table:table-cell>
        </table:table-row>
        <table:table-row table:style-name="ro1">
          <table:table-cell office:value-type="float" office:value="0.41912854180247" calcext:value-type="float">
            <text:p>0.4191285418</text:p>
          </table:table-cell>
        </table:table-row>
        <table:table-row table:style-name="ro1">
          <table:table-cell office:value-type="float" office:value="0.421216194300597" calcext:value-type="float">
            <text:p>0.4212161943</text:p>
          </table:table-cell>
        </table:table-row>
        <table:table-row table:style-name="ro1">
          <table:table-cell office:value-type="float" office:value="0.423494023921009" calcext:value-type="float">
            <text:p>0.4234940239</text:p>
          </table:table-cell>
        </table:table-row>
        <table:table-row table:style-name="ro1">
          <table:table-cell office:value-type="float" office:value="0.425959545156724" calcext:value-type="float">
            <text:p>0.4259595452</text:p>
          </table:table-cell>
        </table:table-row>
        <table:table-row table:style-name="ro1">
          <table:table-cell office:value-type="float" office:value="0.428609688417976" calcext:value-type="float">
            <text:p>0.4286096884</text:p>
          </table:table-cell>
        </table:table-row>
        <table:table-row table:style-name="ro1">
          <table:table-cell office:value-type="float" office:value="0.431440796434386" calcext:value-type="float">
            <text:p>0.4314407964</text:p>
          </table:table-cell>
        </table:table-row>
        <table:table-row table:style-name="ro1">
          <table:table-cell office:value-type="float" office:value="0.43444862133035" calcext:value-type="float">
            <text:p>0.4344486213</text:p>
          </table:table-cell>
        </table:table-row>
        <table:table-row table:style-name="ro1">
          <table:table-cell office:value-type="float" office:value="0.437628322373651" calcext:value-type="float">
            <text:p>0.4376283224</text:p>
          </table:table-cell>
        </table:table-row>
        <table:table-row table:style-name="ro1">
          <table:table-cell office:value-type="float" office:value="0.440974464397291" calcext:value-type="float">
            <text:p>0.4409744644</text:p>
          </table:table-cell>
        </table:table-row>
        <table:table-row table:style-name="ro1">
          <table:table-cell office:value-type="float" office:value="0.44448101689455" calcext:value-type="float">
            <text:p>0.4444810169</text:p>
          </table:table-cell>
        </table:table-row>
        <table:table-row table:style-name="ro1">
          <table:table-cell office:value-type="float" office:value="0.448141353787263" calcext:value-type="float">
            <text:p>0.4481413538</text:p>
          </table:table-cell>
        </table:table-row>
        <table:table-row table:style-name="ro1">
          <table:table-cell office:value-type="float" office:value="0.45194825386732" calcext:value-type="float">
            <text:p>0.4519482539</text:p>
          </table:table-cell>
        </table:table-row>
        <table:table-row table:style-name="ro1">
          <table:table-cell office:value-type="float" office:value="0.455893901911388" calcext:value-type="float">
            <text:p>0.4558939019</text:p>
          </table:table-cell>
        </table:table-row>
        <table:table-row table:style-name="ro1">
          <table:table-cell office:value-type="float" office:value="0.459969890468859" calcext:value-type="float">
            <text:p>0.4599698905</text:p>
          </table:table-cell>
        </table:table-row>
        <table:table-row table:style-name="ro1">
          <table:table-cell office:value-type="float" office:value="0.464167222323017" calcext:value-type="float">
            <text:p>0.4641672223</text:p>
          </table:table-cell>
        </table:table-row>
        <table:table-row table:style-name="ro1">
          <table:table-cell office:value-type="float" office:value="0.46847631362542" calcext:value-type="float">
            <text:p>0.4684763136</text:p>
          </table:table-cell>
        </table:table-row>
        <table:table-row table:style-name="ro1">
          <table:table-cell office:value-type="float" office:value="0.472886997703523" calcext:value-type="float">
            <text:p>0.4728869977</text:p>
          </table:table-cell>
        </table:table-row>
        <table:table-row table:style-name="ro1">
          <table:table-cell office:value-type="float" office:value="0.477388529541503" calcext:value-type="float">
            <text:p>0.4773885295</text:p>
          </table:table-cell>
        </table:table-row>
        <table:table-row table:style-name="ro1">
          <table:table-cell office:value-type="float" office:value="0.48196959093432" calcext:value-type="float">
            <text:p>0.4819695909</text:p>
          </table:table-cell>
        </table:table-row>
        <table:table-row table:style-name="ro1">
          <table:table-cell office:value-type="float" office:value="0.486618296314992" calcext:value-type="float">
            <text:p>0.4866182963</text:p>
          </table:table-cell>
        </table:table-row>
        <table:table-row table:style-name="ro1">
          <table:table-cell office:value-type="float" office:value="0.491322199255099" calcext:value-type="float">
            <text:p>0.4913221993</text:p>
          </table:table-cell>
        </table:table-row>
        <table:table-row table:style-name="ro1">
          <table:table-cell office:value-type="float" office:value="0.496068299638502" calcext:value-type="float">
            <text:p>0.4960682996</text:p>
          </table:table-cell>
        </table:table-row>
        <table:table-row table:style-name="ro1">
          <table:table-cell office:value-type="float" office:value="0.500843051508289" calcext:value-type="float">
            <text:p>0.5008430515</text:p>
          </table:table-cell>
        </table:table-row>
        <table:table-row table:style-name="ro1">
          <table:table-cell office:value-type="float" office:value="0.505632371586945" calcext:value-type="float">
            <text:p>0.5056323716</text:p>
          </table:table-cell>
        </table:table-row>
        <table:table-row table:style-name="ro1">
          <table:table-cell office:value-type="float" office:value="0.432858690703551" calcext:value-type="float">
            <text:p>0.4328586907</text:p>
          </table:table-cell>
        </table:table-row>
        <table:table-row table:style-name="ro1">
          <table:table-cell office:value-type="float" office:value="0.436058278993561" calcext:value-type="float">
            <text:p>0.436058279</text:p>
          </table:table-cell>
        </table:table-row>
        <table:table-row table:style-name="ro1">
          <table:table-cell office:value-type="float" office:value="0.439213124668321" calcext:value-type="float">
            <text:p>0.4392131247</text:p>
          </table:table-cell>
        </table:table-row>
        <table:table-row table:style-name="ro1">
          <table:table-cell office:value-type="float" office:value="0.442303381129761" calcext:value-type="float">
            <text:p>0.4423033811</text:p>
          </table:table-cell>
        </table:table-row>
        <table:table-row table:style-name="ro1">
          <table:table-cell office:value-type="float" office:value="0.44531086154134" calcext:value-type="float">
            <text:p>0.4453108615</text:p>
          </table:table-cell>
        </table:table-row>
        <table:table-row table:style-name="ro1">
          <table:table-cell office:value-type="float" office:value="0.448218984051845" calcext:value-type="float">
            <text:p>0.4482189841</text:p>
          </table:table-cell>
        </table:table-row>
        <table:table-row table:style-name="ro1">
          <table:table-cell office:value-type="float" office:value="0.451012717692466" calcext:value-type="float">
            <text:p>0.4510127177</text:p>
          </table:table-cell>
        </table:table-row>
        <table:table-row table:style-name="ro1">
          <table:table-cell office:value-type="float" office:value="0.453678528947144" calcext:value-type="float">
            <text:p>0.4536785289</text:p>
          </table:table-cell>
        </table:table-row>
        <table:table-row table:style-name="ro1">
          <table:table-cell office:value-type="float" office:value="0.456204328996195" calcext:value-type="float">
            <text:p>0.456204329</text:p>
          </table:table-cell>
        </table:table-row>
        <table:table-row table:style-name="ro1">
          <table:table-cell office:value-type="float" office:value="0.458579421633215" calcext:value-type="float">
            <text:p>0.4585794216</text:p>
          </table:table-cell>
        </table:table-row>
        <table:table-row table:style-name="ro1">
          <table:table-cell office:value-type="float" office:value="0.460794451855253" calcext:value-type="float">
            <text:p>0.4607944519</text:p>
          </table:table-cell>
        </table:table-row>
        <table:table-row table:style-name="ro1">
          <table:table-cell office:value-type="float" office:value="0.462841355126267" calcext:value-type="float">
            <text:p>0.4628413551</text:p>
          </table:table-cell>
        </table:table-row>
        <table:table-row table:style-name="ro1">
          <table:table-cell office:value-type="float" office:value="0.464713307313848" calcext:value-type="float">
            <text:p>0.4647133073</text:p>
          </table:table-cell>
        </table:table-row>
        <table:table-row table:style-name="ro1">
          <table:table-cell office:value-type="float" office:value="0.46640467529923" calcext:value-type="float">
            <text:p>0.4664046753</text:p>
          </table:table-cell>
        </table:table-row>
        <table:table-row table:style-name="ro1">
          <table:table-cell office:value-type="float" office:value="0.467910968260566" calcext:value-type="float">
            <text:p>0.4679109683</text:p>
          </table:table-cell>
        </table:table-row>
        <table:table-row table:style-name="ro1">
          <table:table-cell office:value-type="float" office:value="0.469228789629484" calcext:value-type="float">
            <text:p>0.4692287896</text:p>
          </table:table-cell>
        </table:table-row>
        <table:table-row table:style-name="ro1">
          <table:table-cell office:value-type="float" office:value="0.470355789720921" calcext:value-type="float">
            <text:p>0.4703557897</text:p>
          </table:table-cell>
        </table:table-row>
        <table:table-row table:style-name="ro1">
          <table:table-cell office:value-type="float" office:value="0.471290619036229" calcext:value-type="float">
            <text:p>0.471290619</text:p>
          </table:table-cell>
        </table:table-row>
        <table:table-row table:style-name="ro1">
          <table:table-cell office:value-type="float" office:value="0.472032882239556" calcext:value-type="float">
            <text:p>0.4720328822</text:p>
          </table:table-cell>
        </table:table-row>
        <table:table-row table:style-name="ro1">
          <table:table-cell office:value-type="float" office:value="0.472583092807511" calcext:value-type="float">
            <text:p>0.4725830928</text:p>
          </table:table-cell>
        </table:table-row>
        <table:table-row table:style-name="ro1">
          <table:table-cell office:value-type="float" office:value="0.472942628352091" calcext:value-type="float">
            <text:p>0.4729426284</text:p>
          </table:table-cell>
        </table:table-row>
        <table:table-row table:style-name="ro1">
          <table:table-cell office:value-type="float" office:value="0.473113686616898" calcext:value-type="float">
            <text:p>0.4731136866</text:p>
          </table:table-cell>
        </table:table-row>
        <table:table-row table:style-name="ro1">
          <table:table-cell office:value-type="float" office:value="0.473099242146623" calcext:value-type="float">
            <text:p>0.4730992421</text:p>
          </table:table-cell>
        </table:table-row>
        <table:table-row table:style-name="ro1">
          <table:table-cell office:value-type="float" office:value="0.472903003629806" calcext:value-type="float">
            <text:p>0.4729030036</text:p>
          </table:table-cell>
        </table:table-row>
        <table:table-row table:style-name="ro1">
          <table:table-cell office:value-type="float" office:value="0.472529371914877" calcext:value-type="float">
            <text:p>0.4725293719</text:p>
          </table:table-cell>
        </table:table-row>
        <table:table-row table:style-name="ro1">
          <table:table-cell office:value-type="float" office:value="0.471983398699469" calcext:value-type="float">
            <text:p>0.4719833987</text:p>
          </table:table-cell>
        </table:table-row>
        <table:table-row table:style-name="ro1">
          <table:table-cell office:value-type="float" office:value="0.471270745893007" calcext:value-type="float">
            <text:p>0.4712707459</text:p>
          </table:table-cell>
        </table:table-row>
        <table:table-row table:style-name="ro1">
          <table:table-cell office:value-type="float" office:value="0.470397645652574" calcext:value-type="float">
            <text:p>0.4703976457</text:p>
          </table:table-cell>
        </table:table-row>
        <table:table-row table:style-name="ro1">
          <table:table-cell office:value-type="float" office:value="0.46937086109205" calcext:value-type="float">
            <text:p>0.4693708611</text:p>
          </table:table-cell>
        </table:table-row>
        <table:table-row table:style-name="ro1">
          <table:table-cell office:value-type="float" office:value="0.468197647664532" calcext:value-type="float">
            <text:p>0.4681976477</text:p>
          </table:table-cell>
        </table:table-row>
        <table:table-row table:style-name="ro1">
          <table:table-cell office:value-type="float" office:value="0.466885715218022" calcext:value-type="float">
            <text:p>0.4668857152</text:p>
          </table:table-cell>
        </table:table-row>
        <table:table-row table:style-name="ro1">
          <table:table-cell office:value-type="float" office:value="0.465443190724403" calcext:value-type="float">
            <text:p>0.4654431907</text:p>
          </table:table-cell>
        </table:table-row>
        <table:table-row table:style-name="ro1">
          <table:table-cell office:value-type="float" office:value="0.463878581681676" calcext:value-type="float">
            <text:p>0.4638785817</text:p>
          </table:table-cell>
        </table:table-row>
        <table:table-row table:style-name="ro1">
          <table:table-cell office:value-type="float" office:value="0.462200740189483" calcext:value-type="float">
            <text:p>0.4622007402</text:p>
          </table:table-cell>
        </table:table-row>
        <table:table-row table:style-name="ro1">
          <table:table-cell office:value-type="float" office:value="0.460418827697901" calcext:value-type="float">
            <text:p>0.4604188277</text:p>
          </table:table-cell>
        </table:table-row>
        <table:table-row table:style-name="ro1">
          <table:table-cell office:value-type="float" office:value="0.458542280429518" calcext:value-type="float">
            <text:p>0.4585422804</text:p>
          </table:table-cell>
        </table:table-row>
        <table:table-row table:style-name="ro1">
          <table:table-cell office:value-type="float" office:value="0.456580775474776" calcext:value-type="float">
            <text:p>0.4565807755</text:p>
          </table:table-cell>
        </table:table-row>
        <table:table-row table:style-name="ro1">
          <table:table-cell office:value-type="float" office:value="0.454544197560595" calcext:value-type="float">
            <text:p>0.4545441976</text:p>
          </table:table-cell>
        </table:table-row>
        <table:table-row table:style-name="ro1">
          <table:table-cell office:value-type="float" office:value="0.452442606492274" calcext:value-type="float">
            <text:p>0.4524426065</text:p>
          </table:table-cell>
        </table:table-row>
        <table:table-row table:style-name="ro1">
          <table:table-cell office:value-type="float" office:value="0.450286205268662" calcext:value-type="float">
            <text:p>0.4502862053</text:p>
          </table:table-cell>
        </table:table-row>
        <table:table-row table:style-name="ro1">
          <table:table-cell office:value-type="float" office:value="0.448085308870614" calcext:value-type="float">
            <text:p>0.4480853089</text:p>
          </table:table-cell>
        </table:table-row>
        <table:table-row table:style-name="ro1">
          <table:table-cell office:value-type="float" office:value="0.445850313722712" calcext:value-type="float">
            <text:p>0.4458503137</text:p>
          </table:table-cell>
        </table:table-row>
        <table:table-row table:style-name="ro1">
          <table:table-cell office:value-type="float" office:value="0.44359166782827" calcext:value-type="float">
            <text:p>0.4435916678</text:p>
          </table:table-cell>
        </table:table-row>
        <table:table-row table:style-name="ro1">
          <table:table-cell office:value-type="float" office:value="0.441319841577609" calcext:value-type="float">
            <text:p>0.4413198416</text:p>
          </table:table-cell>
        </table:table-row>
        <table:table-row table:style-name="ro1">
          <table:table-cell office:value-type="float" office:value="0.439045299229617" calcext:value-type="float">
            <text:p>0.4390452992</text:p>
          </table:table-cell>
        </table:table-row>
        <table:table-row table:style-name="ro1">
          <table:table-cell office:value-type="float" office:value="0.43677847106657" calcext:value-type="float">
            <text:p>0.4367784711</text:p>
          </table:table-cell>
        </table:table-row>
        <table:table-row table:style-name="ro1">
          <table:table-cell office:value-type="float" office:value="0.434529726222245" calcext:value-type="float">
            <text:p>0.4345297262</text:p>
          </table:table-cell>
        </table:table-row>
        <table:table-row table:style-name="ro1">
          <table:table-cell office:value-type="float" office:value="0.432309346183294" calcext:value-type="float">
            <text:p>0.4323093462</text:p>
          </table:table-cell>
        </table:table-row>
        <table:table-row table:style-name="ro1">
          <table:table-cell office:value-type="float" office:value="0.430127498963908" calcext:value-type="float">
            <text:p>0.430127499</text:p>
          </table:table-cell>
        </table:table-row>
        <table:table-row table:style-name="ro1">
          <table:table-cell office:value-type="float" office:value="0.427994213953743" calcext:value-type="float">
            <text:p>0.427994214</text:p>
          </table:table-cell>
        </table:table-row>
        <table:table-row table:style-name="ro1">
          <table:table-cell office:value-type="float" office:value="0.425919357439133" calcext:value-type="float">
            <text:p>0.4259193574</text:p>
          </table:table-cell>
        </table:table-row>
        <table:table-row table:style-name="ro1">
          <table:table-cell office:value-type="float" office:value="0.423912608797573" calcext:value-type="float">
            <text:p>0.4239126088</text:p>
          </table:table-cell>
        </table:table-row>
        <table:table-row table:style-name="ro1">
          <table:table-cell office:value-type="float" office:value="0.421983437365476" calcext:value-type="float">
            <text:p>0.4219834374</text:p>
          </table:table-cell>
        </table:table-row>
        <table:table-row table:style-name="ro1">
          <table:table-cell office:value-type="float" office:value="0.420141079979215" calcext:value-type="float">
            <text:p>0.42014108</text:p>
          </table:table-cell>
        </table:table-row>
        <table:table-row table:style-name="ro1">
          <table:table-cell office:value-type="float" office:value="0.418394519189427" calcext:value-type="float">
            <text:p>0.4183945192</text:p>
          </table:table-cell>
        </table:table-row>
        <table:table-row table:style-name="ro1">
          <table:table-cell office:value-type="float" office:value="0.416752462148607" calcext:value-type="float">
            <text:p>0.4167524621</text:p>
          </table:table-cell>
        </table:table-row>
        <table:table-row table:style-name="ro1">
          <table:table-cell office:value-type="float" office:value="0.415223320171967" calcext:value-type="float">
            <text:p>0.4152233202</text:p>
          </table:table-cell>
        </table:table-row>
        <table:table-row table:style-name="ro1">
          <table:table-cell office:value-type="float" office:value="0.413815188971576" calcext:value-type="float">
            <text:p>0.413815189</text:p>
          </table:table-cell>
        </table:table-row>
        <table:table-row table:style-name="ro1">
          <table:table-cell office:value-type="float" office:value="0.412535829563777" calcext:value-type="float">
            <text:p>0.4125358296</text:p>
          </table:table-cell>
        </table:table-row>
        <table:table-row table:style-name="ro1">
          <table:table-cell office:value-type="float" office:value="0.411392649849873" calcext:value-type="float">
            <text:p>0.4113926498</text:p>
          </table:table-cell>
        </table:table-row>
        <table:table-row table:style-name="ro1">
          <table:table-cell office:value-type="float" office:value="0.410392686870095" calcext:value-type="float">
            <text:p>0.4103926869</text:p>
          </table:table-cell>
        </table:table-row>
        <table:table-row table:style-name="ro1">
          <table:table-cell office:value-type="float" office:value="0.409542589730849" calcext:value-type="float">
            <text:p>0.4095425897</text:p>
          </table:table-cell>
        </table:table-row>
        <table:table-row table:style-name="ro1">
          <table:table-cell office:value-type="float" office:value="0.408848603205224" calcext:value-type="float">
            <text:p>0.4088486032</text:p>
          </table:table-cell>
        </table:table-row>
        <table:table-row table:style-name="ro1">
          <table:table-cell office:value-type="float" office:value="0.408316552006796" calcext:value-type="float">
            <text:p>0.408316552</text:p>
          </table:table-cell>
        </table:table-row>
        <table:table-row table:style-name="ro1">
          <table:table-cell office:value-type="float" office:value="0.407951825736691" calcext:value-type="float">
            <text:p>0.4079518257</text:p>
          </table:table-cell>
        </table:table-row>
        <table:table-row table:style-name="ro1">
          <table:table-cell office:value-type="float" office:value="0.40775936450393" calcext:value-type="float">
            <text:p>0.4077593645</text:p>
          </table:table-cell>
        </table:table-row>
        <table:table-row table:style-name="ro1">
          <table:table-cell office:value-type="float" office:value="0.407743645219054" calcext:value-type="float">
            <text:p>0.4077436452</text:p>
          </table:table-cell>
        </table:table-row>
        <table:table-row table:style-name="ro1">
          <table:table-cell office:value-type="float" office:value="0.407908668561018" calcext:value-type="float">
            <text:p>0.4079086686</text:p>
          </table:table-cell>
        </table:table-row>
        <table:table-row table:style-name="ro1">
          <table:table-cell office:value-type="float" office:value="0.408257946617364" calcext:value-type="float">
            <text:p>0.4082579466</text:p>
          </table:table-cell>
        </table:table-row>
        <table:table-row table:style-name="ro1">
          <table:table-cell office:value-type="float" office:value="0.40879449119767" calcext:value-type="float">
            <text:p>0.4087944912</text:p>
          </table:table-cell>
        </table:table-row>
        <table:table-row table:style-name="ro1">
          <table:table-cell office:value-type="float" office:value="0.409520802820274" calcext:value-type="float">
            <text:p>0.4095208028</text:p>
          </table:table-cell>
        </table:table-row>
        <table:table-row table:style-name="ro1">
          <table:table-cell office:value-type="float" office:value="0.410438860372272" calcext:value-type="float">
            <text:p>0.4104388604</text:p>
          </table:table-cell>
        </table:table-row>
        <table:table-row table:style-name="ro1">
          <table:table-cell office:value-type="float" office:value="0.411550111442797" calcext:value-type="float">
            <text:p>0.4115501114</text:p>
          </table:table-cell>
        </table:table-row>
        <table:table-row table:style-name="ro1">
          <table:table-cell office:value-type="float" office:value="0.412855463329568" calcext:value-type="float">
            <text:p>0.4128554633</text:p>
          </table:table-cell>
        </table:table-row>
        <table:table-row table:style-name="ro1">
          <table:table-cell office:value-type="float" office:value="0.41435527471872" calcext:value-type="float">
            <text:p>0.4143552747</text:p>
          </table:table-cell>
        </table:table-row>
        <table:table-row table:style-name="ro1">
          <table:table-cell office:value-type="float" office:value="0.416049348037902" calcext:value-type="float">
            <text:p>0.416049348</text:p>
          </table:table-cell>
        </table:table-row>
        <table:table-row table:style-name="ro1">
          <table:table-cell office:value-type="float" office:value="0.417936922482663" calcext:value-type="float">
            <text:p>0.4179369225</text:p>
          </table:table-cell>
        </table:table-row>
        <table:table-row table:style-name="ro1">
          <table:table-cell office:value-type="float" office:value="0.420016667716099" calcext:value-type="float">
            <text:p>0.4200166677</text:p>
          </table:table-cell>
        </table:table-row>
        <table:table-row table:style-name="ro1">
          <table:table-cell office:value-type="float" office:value="0.422286678241789" calcext:value-type="float">
            <text:p>0.4222866782</text:p>
          </table:table-cell>
        </table:table-row>
        <table:table-row table:style-name="ro1">
          <table:table-cell office:value-type="float" office:value="0.424744468450001" calcext:value-type="float">
            <text:p>0.4247444685</text:p>
          </table:table-cell>
        </table:table-row>
        <table:table-row table:style-name="ro1">
          <table:table-cell office:value-type="float" office:value="0.42738696833717" calcext:value-type="float">
            <text:p>0.4273869683</text:p>
          </table:table-cell>
        </table:table-row>
        <table:table-row table:style-name="ro1">
          <table:table-cell office:value-type="float" office:value="0.430210519898659" calcext:value-type="float">
            <text:p>0.4302105199</text:p>
          </table:table-cell>
        </table:table-row>
        <table:table-row table:style-name="ro1">
          <table:table-cell office:value-type="float" office:value="0.433210874194794" calcext:value-type="float">
            <text:p>0.4332108742</text:p>
          </table:table-cell>
        </table:table-row>
        <table:table-row table:style-name="ro1">
          <table:table-cell office:value-type="float" office:value="0.436383189090167" calcext:value-type="float">
            <text:p>0.4363831891</text:p>
          </table:table-cell>
        </table:table-row>
        <table:table-row table:style-name="ro1">
          <table:table-cell office:value-type="float" office:value="0.439722027666229" calcext:value-type="float">
            <text:p>0.4397220277</text:p>
          </table:table-cell>
        </table:table-row>
        <table:table-row table:style-name="ro1">
          <table:table-cell office:value-type="float" office:value="0.443221357307147" calcext:value-type="float">
            <text:p>0.4432213573</text:p>
          </table:table-cell>
        </table:table-row>
        <table:table-row table:style-name="ro1">
          <table:table-cell office:value-type="float" office:value="0.446874549458941" calcext:value-type="float">
            <text:p>0.4468745495</text:p>
          </table:table-cell>
        </table:table-row>
        <table:table-row table:style-name="ro1">
          <table:table-cell office:value-type="float" office:value="0.450674380061895" calcext:value-type="float">
            <text:p>0.4506743801</text:p>
          </table:table-cell>
        </table:table-row>
        <table:table-row table:style-name="ro1">
          <table:table-cell office:value-type="float" office:value="0.454613030656248" calcext:value-type="float">
            <text:p>0.4546130307</text:p>
          </table:table-cell>
        </table:table-row>
        <table:table-row table:style-name="ro1">
          <table:table-cell office:value-type="float" office:value="0.458682090161159" calcext:value-type="float">
            <text:p>0.4586820902</text:p>
          </table:table-cell>
        </table:table-row>
        <table:table-row table:style-name="ro1">
          <table:table-cell office:value-type="float" office:value="0.462872557326944" calcext:value-type="float">
            <text:p>0.4628725573</text:p>
          </table:table-cell>
        </table:table-row>
        <table:table-row table:style-name="ro1">
          <table:table-cell office:value-type="float" office:value="0.46717484386059" calcext:value-type="float">
            <text:p>0.4671748439</text:p>
          </table:table-cell>
        </table:table-row>
        <table:table-row table:style-name="ro1">
          <table:table-cell office:value-type="float" office:value="0.471578778224553" calcext:value-type="float">
            <text:p>0.4715787782</text:p>
          </table:table-cell>
        </table:table-row>
        <table:table-row table:style-name="ro1">
          <table:table-cell office:value-type="float" office:value="0.476073610108819" calcext:value-type="float">
            <text:p>0.4760736101</text:p>
          </table:table-cell>
        </table:table-row>
        <table:table-row table:style-name="ro1">
          <table:table-cell office:value-type="float" office:value="0.480648015576251" calcext:value-type="float">
            <text:p>0.4806480156</text:p>
          </table:table-cell>
        </table:table-row>
        <table:table-row table:style-name="ro1">
          <table:table-cell office:value-type="float" office:value="0.485290102881206" calcext:value-type="float">
            <text:p>0.4852901029</text:p>
          </table:table-cell>
        </table:table-row>
        <table:table-row table:style-name="ro1">
          <table:table-cell office:value-type="float" office:value="0.489987418961429" calcext:value-type="float">
            <text:p>0.489987419</text:p>
          </table:table-cell>
        </table:table-row>
        <table:table-row table:style-name="ro1">
          <table:table-cell office:value-type="float" office:value="0.494726956603226" calcext:value-type="float">
            <text:p>0.4947269566</text:p>
          </table:table-cell>
        </table:table-row>
        <table:table-row table:style-name="ro1">
          <table:table-cell office:value-type="float" office:value="0.499495162279906" calcext:value-type="float">
            <text:p>0.4994951623</text:p>
          </table:table-cell>
        </table:table-row>
        <table:table-row table:style-name="ro1">
          <table:table-cell office:value-type="float" office:value="0.504277944663509" calcext:value-type="float">
            <text:p>0.5042779447</text:p>
          </table:table-cell>
        </table:table-row>
        <table:table-row table:style-name="ro1">
          <table:table-cell office:value-type="float" office:value="0.432357303661135" calcext:value-type="float">
            <text:p>0.4323573037</text:p>
          </table:table-cell>
        </table:table-row>
        <table:table-row table:style-name="ro1">
          <table:table-cell office:value-type="float" office:value="0.435549875282188" calcext:value-type="float">
            <text:p>0.4355498753</text:p>
          </table:table-cell>
        </table:table-row>
        <table:table-row table:style-name="ro1">
          <table:table-cell office:value-type="float" office:value="0.438697678348796" calcext:value-type="float">
            <text:p>0.4386976783</text:p>
          </table:table-cell>
        </table:table-row>
        <table:table-row table:style-name="ro1">
          <table:table-cell office:value-type="float" office:value="0.441780854503838" calcext:value-type="float">
            <text:p>0.4417808545</text:p>
          </table:table-cell>
        </table:table-row>
        <table:table-row table:style-name="ro1">
          <table:table-cell office:value-type="float" office:value="0.44478120595759" calcext:value-type="float">
            <text:p>0.444781206</text:p>
          </table:table-cell>
        </table:table-row>
        <table:table-row table:style-name="ro1">
          <table:table-cell office:value-type="float" office:value="0.447682140692747" calcext:value-type="float">
            <text:p>0.4476821407</text:p>
          </table:table-cell>
        </table:table-row>
        <table:table-row table:style-name="ro1">
          <table:table-cell office:value-type="float" office:value="0.45046861834278" calcext:value-type="float">
            <text:p>0.4504686183</text:p>
          </table:table-cell>
        </table:table-row>
        <table:table-row table:style-name="ro1">
          <table:table-cell office:value-type="float" office:value="0.453127096743623" calcext:value-type="float">
            <text:p>0.4531270967</text:p>
          </table:table-cell>
        </table:table-row>
        <table:table-row table:style-name="ro1">
          <table:table-cell office:value-type="float" office:value="0.455645479158696" calcext:value-type="float">
            <text:p>0.4556454792</text:p>
          </table:table-cell>
        </table:table-row>
        <table:table-row table:style-name="ro1">
          <table:table-cell office:value-type="float" office:value="0.458013062177253" calcext:value-type="float">
            <text:p>0.4580130622</text:p>
          </table:table-cell>
        </table:table-row>
        <table:table-row table:style-name="ro1">
          <table:table-cell office:value-type="float" office:value="0.460220484286073" calcext:value-type="float">
            <text:p>0.4602204843</text:p>
          </table:table-cell>
        </table:table-row>
        <table:table-row table:style-name="ro1">
          <table:table-cell office:value-type="float" office:value="0.462259675114471" calcext:value-type="float">
            <text:p>0.4622596751</text:p>
          </table:table-cell>
        </table:table-row>
        <table:table-row table:style-name="ro1">
          <table:table-cell office:value-type="float" office:value="0.464123805352649" calcext:value-type="float">
            <text:p>0.4641238054</text:p>
          </table:table-cell>
        </table:table-row>
        <table:table-row table:style-name="ro1">
          <table:table-cell office:value-type="float" office:value="0.465807237343377" calcext:value-type="float">
            <text:p>0.4658072373</text:p>
          </table:table-cell>
        </table:table-row>
        <table:table-row table:style-name="ro1">
          <table:table-cell office:value-type="float" office:value="0.467305476347007" calcext:value-type="float">
            <text:p>0.4673054763</text:p>
          </table:table-cell>
        </table:table-row>
        <table:table-row table:style-name="ro1">
          <table:table-cell office:value-type="float" office:value="0.468615122479815" calcext:value-type="float">
            <text:p>0.4686151225</text:p>
          </table:table-cell>
        </table:table-row>
        <table:table-row table:style-name="ro1">
          <table:table-cell office:value-type="float" office:value="0.469733823325681" calcext:value-type="float">
            <text:p>0.4697338233</text:p>
          </table:table-cell>
        </table:table-row>
        <table:table-row table:style-name="ro1">
          <table:table-cell office:value-type="float" office:value="0.470660227221098" calcext:value-type="float">
            <text:p>0.4706602272</text:p>
          </table:table-cell>
        </table:table-row>
        <table:table-row table:style-name="ro1">
          <table:table-cell office:value-type="float" office:value="0.471393937213512" calcext:value-type="float">
            <text:p>0.4713939372</text:p>
          </table:table-cell>
        </table:table-row>
        <table:table-row table:style-name="ro1">
          <table:table-cell office:value-type="float" office:value="0.471935465692996" calcext:value-type="float">
            <text:p>0.4719354657</text:p>
          </table:table-cell>
        </table:table-row>
        <table:table-row table:style-name="ro1">
          <table:table-cell office:value-type="float" office:value="0.472286189697256" calcext:value-type="float">
            <text:p>0.4722861897</text:p>
          </table:table-cell>
        </table:table-row>
        <table:table-row table:style-name="ro1">
          <table:table-cell office:value-type="float" office:value="0.472448306889969" calcext:value-type="float">
            <text:p>0.4724483069</text:p>
          </table:table-cell>
        </table:table-row>
        <table:table-row table:style-name="ro1">
          <table:table-cell office:value-type="float" office:value="0.472424792212452" calcext:value-type="float">
            <text:p>0.4724247922</text:p>
          </table:table-cell>
        </table:table-row>
        <table:table-row table:style-name="ro1">
          <table:table-cell office:value-type="float" office:value="0.472219355208665" calcext:value-type="float">
            <text:p>0.4722193552</text:p>
          </table:table-cell>
        </table:table-row>
        <table:table-row table:style-name="ro1">
          <table:table-cell office:value-type="float" office:value="0.471836398023542" calcext:value-type="float">
            <text:p>0.471836398</text:p>
          </table:table-cell>
        </table:table-row>
        <table:table-row table:style-name="ro1">
          <table:table-cell office:value-type="float" office:value="0.471280974074663" calcext:value-type="float">
            <text:p>0.4712809741</text:p>
          </table:table-cell>
        </table:table-row>
        <table:table-row table:style-name="ro1">
          <table:table-cell office:value-type="float" office:value="0.470558747397244" calcext:value-type="float">
            <text:p>0.4705587474</text:p>
          </table:table-cell>
        </table:table-row>
        <table:table-row table:style-name="ro1">
          <table:table-cell office:value-type="float" office:value="0.469675952662475" calcext:value-type="float">
            <text:p>0.4696759527</text:p>
          </table:table-cell>
        </table:table-row>
        <table:table-row table:style-name="ro1">
          <table:table-cell office:value-type="float" office:value="0.468639355869178" calcext:value-type="float">
            <text:p>0.4686393559</text:p>
          </table:table-cell>
        </table:table-row>
        <table:table-row table:style-name="ro1">
          <table:table-cell office:value-type="float" office:value="0.467456215708803" calcext:value-type="float">
            <text:p>0.4674562157</text:p>
          </table:table-cell>
        </table:table-row>
        <table:table-row table:style-name="ro1">
          <table:table-cell office:value-type="float" office:value="0.466134245603754" calcext:value-type="float">
            <text:p>0.4661342456</text:p>
          </table:table-cell>
        </table:table-row>
        <table:table-row table:style-name="ro1">
          <table:table-cell office:value-type="float" office:value="0.464681576419047" calcext:value-type="float">
            <text:p>0.4646815764</text:p>
          </table:table-cell>
        </table:table-row>
        <table:table-row table:style-name="ro1">
          <table:table-cell office:value-type="float" office:value="0.463106719847304" calcext:value-type="float">
            <text:p>0.4631067198</text:p>
          </table:table-cell>
        </table:table-row>
        <table:table-row table:style-name="ro1">
          <table:table-cell office:value-type="float" office:value="0.461418532467071" calcext:value-type="float">
            <text:p>0.4614185325</text:p>
          </table:table-cell>
        </table:table-row>
        <table:table-row table:style-name="ro1">
          <table:table-cell office:value-type="float" office:value="0.459626180474477" calcext:value-type="float">
            <text:p>0.4596261805</text:p>
          </table:table-cell>
        </table:table-row>
        <table:table-row table:style-name="ro1">
          <table:table-cell office:value-type="float" office:value="0.457739105088219" calcext:value-type="float">
            <text:p>0.4577391051</text:p>
          </table:table-cell>
        </table:table-row>
        <table:table-row table:style-name="ro1">
          <table:table-cell office:value-type="float" office:value="0.455766988627884" calcext:value-type="float">
            <text:p>0.4557669886</text:p>
          </table:table-cell>
        </table:table-row>
        <table:table-row table:style-name="ro1">
          <table:table-cell office:value-type="float" office:value="0.453719721265594" calcext:value-type="float">
            <text:p>0.4537197213</text:p>
          </table:table-cell>
        </table:table-row>
        <table:table-row table:style-name="ro1">
          <table:table-cell office:value-type="float" office:value="0.451607368450998" calcext:value-type="float">
            <text:p>0.4516073685</text:p>
          </table:table-cell>
        </table:table-row>
        <table:table-row table:style-name="ro1">
          <table:table-cell office:value-type="float" office:value="0.449440139009579" calcext:value-type="float">
            <text:p>0.449440139</text:p>
          </table:table-cell>
        </table:table-row>
        <table:table-row table:style-name="ro1">
          <table:table-cell office:value-type="float" office:value="0.447228353914309" calcext:value-type="float">
            <text:p>0.4472283539</text:p>
          </table:table-cell>
        </table:table-row>
        <table:table-row table:style-name="ro1">
          <table:table-cell office:value-type="float" office:value="0.444982415730622" calcext:value-type="float">
            <text:p>0.4449824157</text:p>
          </table:table-cell>
        </table:table-row>
        <table:table-row table:style-name="ro1">
          <table:table-cell office:value-type="float" office:value="0.442712778734732" calcext:value-type="float">
            <text:p>0.4427127787</text:p>
          </table:table-cell>
        </table:table-row>
        <table:table-row table:style-name="ro1">
          <table:table-cell office:value-type="float" office:value="0.440429919705273" calcext:value-type="float">
            <text:p>0.4404299197</text:p>
          </table:table-cell>
        </table:table-row>
        <table:table-row table:style-name="ro1">
          <table:table-cell office:value-type="float" office:value="0.438144309388275" calcext:value-type="float">
            <text:p>0.4381443094</text:p>
          </table:table-cell>
        </table:table-row>
        <table:table-row table:style-name="ro1">
          <table:table-cell office:value-type="float" office:value="0.435866384635474" calcext:value-type="float">
            <text:p>0.4358663846</text:p>
          </table:table-cell>
        </table:table-row>
        <table:table-row table:style-name="ro1">
          <table:table-cell office:value-type="float" office:value="0.43360652121595" calcext:value-type="float">
            <text:p>0.4336065212</text:p>
          </table:table-cell>
        </table:table-row>
        <table:table-row table:style-name="ro1">
          <table:table-cell office:value-type="float" office:value="0.431375007301102" calcext:value-type="float">
            <text:p>0.4313750073</text:p>
          </table:table-cell>
        </table:table-row>
        <table:table-row table:style-name="ro1">
          <table:table-cell office:value-type="float" office:value="0.42918201762295" calcext:value-type="float">
            <text:p>0.4291820176</text:p>
          </table:table-cell>
        </table:table-row>
        <table:table-row table:style-name="ro1">
          <table:table-cell office:value-type="float" office:value="0.427037588305772" calcext:value-type="float">
            <text:p>0.4270375883</text:p>
          </table:table-cell>
        </table:table-row>
        <table:table-row table:style-name="ro1">
          <table:table-cell office:value-type="float" office:value="0.424951592371075" calcext:value-type="float">
            <text:p>0.4249515924</text:p>
          </table:table-cell>
        </table:table-row>
        <table:table-row table:style-name="ro1">
          <table:table-cell office:value-type="float" office:value="0.422933715915891" calcext:value-type="float">
            <text:p>0.4229337159</text:p>
          </table:table-cell>
        </table:table-row>
        <table:table-row table:style-name="ro1">
          <table:table-cell office:value-type="float" office:value="0.420993434964413" calcext:value-type="float">
            <text:p>0.420993435</text:p>
          </table:table-cell>
        </table:table-row>
        <table:table-row table:style-name="ro1">
          <table:table-cell office:value-type="float" office:value="0.41913999299296" calcext:value-type="float">
            <text:p>0.419139993</text:p>
          </table:table-cell>
        </table:table-row>
        <table:table-row table:style-name="ro1">
          <table:table-cell office:value-type="float" office:value="0.417382379128273" calcext:value-type="float">
            <text:p>0.4173823791</text:p>
          </table:table-cell>
        </table:table-row>
        <table:table-row table:style-name="ro1">
          <table:table-cell office:value-type="float" office:value="0.415729307019146" calcext:value-type="float">
            <text:p>0.415729307</text:p>
          </table:table-cell>
        </table:table-row>
        <table:table-row table:style-name="ro1">
          <table:table-cell office:value-type="float" office:value="0.414189194381381" calcext:value-type="float">
            <text:p>0.4141891944</text:p>
          </table:table-cell>
        </table:table-row>
        <table:table-row table:style-name="ro1">
          <table:table-cell office:value-type="float" office:value="0.412770143216091" calcext:value-type="float">
            <text:p>0.4127701432</text:p>
          </table:table-cell>
        </table:table-row>
        <table:table-row table:style-name="ro1">
          <table:table-cell office:value-type="float" office:value="0.411479920701317" calcext:value-type="float">
            <text:p>0.4114799207</text:p>
          </table:table-cell>
        </table:table-row>
        <table:table-row table:style-name="ro1">
          <table:table-cell office:value-type="float" office:value="0.410325940756989" calcext:value-type="float">
            <text:p>0.4103259408</text:p>
          </table:table-cell>
        </table:table-row>
        <table:table-row table:style-name="ro1">
          <table:table-cell office:value-type="float" office:value="0.409315246283217" calcext:value-type="float">
            <text:p>0.4093152463</text:p>
          </table:table-cell>
        </table:table-row>
        <table:table-row table:style-name="ro1">
          <table:table-cell office:value-type="float" office:value="0.408454492071909" calcext:value-type="float">
            <text:p>0.4084544921</text:p>
          </table:table-cell>
        </table:table-row>
        <table:table-row table:style-name="ro1">
          <table:table-cell office:value-type="float" office:value="0.407749928391728" calcext:value-type="float">
            <text:p>0.4077499284</text:p>
          </table:table-cell>
        </table:table-row>
        <table:table-row table:style-name="ro1">
          <table:table-cell office:value-type="float" office:value="0.407207385246376" calcext:value-type="float">
            <text:p>0.4072073852</text:p>
          </table:table-cell>
        </table:table-row>
        <table:table-row table:style-name="ro1">
          <table:table-cell office:value-type="float" office:value="0.406832257306213" calcext:value-type="float">
            <text:p>0.4068322573</text:p>
          </table:table-cell>
        </table:table-row>
        <table:table-row table:style-name="ro1">
          <table:table-cell office:value-type="float" office:value="0.406629489513205" calcext:value-type="float">
            <text:p>0.4066294895</text:p>
          </table:table-cell>
        </table:table-row>
        <table:table-row table:style-name="ro1">
          <table:table-cell office:value-type="float" office:value="0.40660356335921" calcext:value-type="float">
            <text:p>0.4066035634</text:p>
          </table:table-cell>
        </table:table-row>
        <table:table-row table:style-name="ro1">
          <table:table-cell office:value-type="float" office:value="0.406758483837591" calcext:value-type="float">
            <text:p>0.4067584838</text:p>
          </table:table-cell>
        </table:table-row>
        <table:table-row table:style-name="ro1">
          <table:table-cell office:value-type="float" office:value="0.407097767068157" calcext:value-type="float">
            <text:p>0.4070977671</text:p>
          </table:table-cell>
        </table:table-row>
        <table:table-row table:style-name="ro1">
          <table:table-cell office:value-type="float" office:value="0.407624428595451" calcext:value-type="float">
            <text:p>0.4076244286</text:p>
          </table:table-cell>
        </table:table-row>
        <table:table-row table:style-name="ro1">
          <table:table-cell office:value-type="float" office:value="0.408340972360353" calcext:value-type="float">
            <text:p>0.4083409724</text:p>
          </table:table-cell>
        </table:table-row>
        <table:table-row table:style-name="ro1">
          <table:table-cell office:value-type="float" office:value="0.409249380345025" calcext:value-type="float">
            <text:p>0.4092493803</text:p>
          </table:table-cell>
        </table:table-row>
        <table:table-row table:style-name="ro1">
          <table:table-cell office:value-type="float" office:value="0.410351102891187" calcext:value-type="float">
            <text:p>0.4103511029</text:p>
          </table:table-cell>
        </table:table-row>
        <table:table-row table:style-name="ro1">
          <table:table-cell office:value-type="float" office:value="0.411647049691724" calcext:value-type="float">
            <text:p>0.4116470497</text:p>
          </table:table-cell>
        </table:table-row>
        <table:table-row table:style-name="ro1">
          <table:table-cell office:value-type="float" office:value="0.413137581455621" calcext:value-type="float">
            <text:p>0.4131375815</text:p>
          </table:table-cell>
        </table:table-row>
        <table:table-row table:style-name="ro1">
          <table:table-cell office:value-type="float" office:value="0.414822502246239" calcext:value-type="float">
            <text:p>0.4148225022</text:p>
          </table:table-cell>
        </table:table-row>
        <table:table-row table:style-name="ro1">
          <table:table-cell office:value-type="float" office:value="0.416701052492917" calcext:value-type="float">
            <text:p>0.4167010525</text:p>
          </table:table-cell>
        </table:table-row>
        <table:table-row table:style-name="ro1">
          <table:table-cell office:value-type="float" office:value="0.418771902675903" calcext:value-type="float">
            <text:p>0.4187719027</text:p>
          </table:table-cell>
        </table:table-row>
        <table:table-row table:style-name="ro1">
          <table:table-cell office:value-type="float" office:value="0.421033147684628" calcext:value-type="float">
            <text:p>0.4210331477</text:p>
          </table:table-cell>
        </table:table-row>
        <table:table-row table:style-name="ro1">
          <table:table-cell office:value-type="float" office:value="0.423482301849302" calcext:value-type="float">
            <text:p>0.4234823018</text:p>
          </table:table-cell>
        </table:table-row>
        <table:table-row table:style-name="ro1">
          <table:table-cell office:value-type="float" office:value="0.426116294645845" calcext:value-type="float">
            <text:p>0.4261162946</text:p>
          </table:table-cell>
        </table:table-row>
        <table:table-row table:style-name="ro1">
          <table:table-cell office:value-type="float" office:value="0.428931467074151" calcext:value-type="float">
            <text:p>0.4289314671</text:p>
          </table:table-cell>
        </table:table-row>
        <table:table-row table:style-name="ro1">
          <table:table-cell office:value-type="float" office:value="0.431923568709685" calcext:value-type="float">
            <text:p>0.4319235687</text:p>
          </table:table-cell>
        </table:table-row>
        <table:table-row table:style-name="ro1">
          <table:table-cell office:value-type="float" office:value="0.435087755428411" calcext:value-type="float">
            <text:p>0.4350877554</text:p>
          </table:table-cell>
        </table:table-row>
        <table:table-row table:style-name="ro1">
          <table:table-cell office:value-type="float" office:value="0.43841858780505" calcext:value-type="float">
            <text:p>0.4384185878</text:p>
          </table:table-cell>
        </table:table-row>
        <table:table-row table:style-name="ro1">
          <table:table-cell office:value-type="float" office:value="0.441910030184674" calcext:value-type="float">
            <text:p>0.4419100302</text:p>
          </table:table-cell>
        </table:table-row>
        <table:table-row table:style-name="ro1">
          <table:table-cell office:value-type="float" office:value="0.44555545042763" calcext:value-type="float">
            <text:p>0.4455554504</text:p>
          </table:table-cell>
        </table:table-row>
        <table:table-row table:style-name="ro1">
          <table:table-cell office:value-type="float" office:value="0.449347620327794" calcext:value-type="float">
            <text:p>0.4493476203</text:p>
          </table:table-cell>
        </table:table-row>
        <table:table-row table:style-name="ro1">
          <table:table-cell office:value-type="float" office:value="0.453278716704162" calcext:value-type="float">
            <text:p>0.4532787167</text:p>
          </table:table-cell>
        </table:table-row>
        <table:table-row table:style-name="ro1">
          <table:table-cell office:value-type="float" office:value="0.45734032316577" calcext:value-type="float">
            <text:p>0.4573403232</text:p>
          </table:table-cell>
        </table:table-row>
        <table:table-row table:style-name="ro1">
          <table:table-cell office:value-type="float" office:value="0.461523432549947" calcext:value-type="float">
            <text:p>0.4615234325</text:p>
          </table:table-cell>
        </table:table-row>
        <table:table-row table:style-name="ro1">
          <table:table-cell office:value-type="float" office:value="0.465818450033896" calcext:value-type="float">
            <text:p>0.46581845</text:p>
          </table:table-cell>
        </table:table-row>
        <table:table-row table:style-name="ro1">
          <table:table-cell office:value-type="float" office:value="0.470215196919616" calcext:value-type="float">
            <text:p>0.4702151969</text:p>
          </table:table-cell>
        </table:table-row>
        <table:table-row table:style-name="ro1">
          <table:table-cell office:value-type="float" office:value="0.474702915092147" calcext:value-type="float">
            <text:p>0.4747029151</text:p>
          </table:table-cell>
        </table:table-row>
        <table:table-row table:style-name="ro1">
          <table:table-cell office:value-type="float" office:value="0.479270272151155" calcext:value-type="float">
            <text:p>0.4792702722</text:p>
          </table:table-cell>
        </table:table-row>
        <table:table-row table:style-name="ro1">
          <table:table-cell office:value-type="float" office:value="0.483905367215839" calcext:value-type="float">
            <text:p>0.4839053672</text:p>
          </table:table-cell>
        </table:table-row>
        <table:table-row table:style-name="ro1">
          <table:table-cell office:value-type="float" office:value="0.488595737403184" calcext:value-type="float">
            <text:p>0.4885957374</text:p>
          </table:table-cell>
        </table:table-row>
        <table:table-row table:style-name="ro1">
          <table:table-cell office:value-type="float" office:value="0.493328364979529" calcext:value-type="float">
            <text:p>0.493328365</text:p>
          </table:table-cell>
        </table:table-row>
        <table:table-row table:style-name="ro1">
          <table:table-cell office:value-type="float" office:value="0.498089685185485" calcext:value-type="float">
            <text:p>0.4980896852</text:p>
          </table:table-cell>
        </table:table-row>
        <table:table-row table:style-name="ro1">
          <table:table-cell office:value-type="float" office:value="0.502865594734172" calcext:value-type="float">
            <text:p>0.5028655947</text:p>
          </table:table-cell>
        </table:table-row>
        <table:table-row table:style-name="ro1">
          <table:table-cell office:value-type="float" office:value="0.431902869897703" calcext:value-type="float">
            <text:p>0.4319028699</text:p>
          </table:table-cell>
        </table:table-row>
        <table:table-row table:style-name="ro1">
          <table:table-cell office:value-type="float" office:value="0.435088085639454" calcext:value-type="float">
            <text:p>0.4350880856</text:p>
          </table:table-cell>
        </table:table-row>
        <table:table-row table:style-name="ro1">
          <table:table-cell office:value-type="float" office:value="0.438228499164928" calcext:value-type="float">
            <text:p>0.4382284992</text:p>
          </table:table-cell>
        </table:table-row>
        <table:table-row table:style-name="ro1">
          <table:table-cell office:value-type="float" office:value="0.441304236846378" calcext:value-type="float">
            <text:p>0.4413042368</text:p>
          </table:table-cell>
        </table:table-row>
        <table:table-row table:style-name="ro1">
          <table:table-cell office:value-type="float" office:value="0.44429708666265" calcext:value-type="float">
            <text:p>0.4442970867</text:p>
          </table:table-cell>
        </table:table-row>
        <table:table-row table:style-name="ro1">
          <table:table-cell office:value-type="float" office:value="0.447190443380395" calcext:value-type="float">
            <text:p>0.4471904434</text:p>
          </table:table-cell>
        </table:table-row>
        <table:table-row table:style-name="ro1">
          <table:table-cell office:value-type="float" office:value="0.449969254408662" calcext:value-type="float">
            <text:p>0.4499692544</text:p>
          </table:table-cell>
        </table:table-row>
        <table:table-row table:style-name="ro1">
          <table:table-cell office:value-type="float" office:value="0.452619966326893" calcext:value-type="float">
            <text:p>0.4526199663</text:p>
          </table:table-cell>
        </table:table-row>
        <table:table-row table:style-name="ro1">
          <table:table-cell office:value-type="float" office:value="0.455130472086305" calcext:value-type="float">
            <text:p>0.4551304721</text:p>
          </table:table-cell>
        </table:table-row>
        <table:table-row table:style-name="ro1">
          <table:table-cell office:value-type="float" office:value="0.457490058884657" calcext:value-type="float">
            <text:p>0.4574900589</text:p>
          </table:table-cell>
        </table:table-row>
        <table:table-row table:style-name="ro1">
          <table:table-cell office:value-type="float" office:value="0.459689356714417" calcext:value-type="float">
            <text:p>0.4596893567</text:p>
          </table:table-cell>
        </table:table-row>
        <table:table-row table:style-name="ro1">
          <table:table-cell office:value-type="float" office:value="0.461720287584318" calcext:value-type="float">
            <text:p>0.4617202876</text:p>
          </table:table-cell>
        </table:table-row>
        <table:table-row table:style-name="ro1">
          <table:table-cell office:value-type="float" office:value="0.4635760154143" calcext:value-type="float">
            <text:p>0.4635760154</text:p>
          </table:table-cell>
        </table:table-row>
        <table:table-row table:style-name="ro1">
          <table:table-cell office:value-type="float" office:value="0.465250896603847" calcext:value-type="float">
            <text:p>0.4652508966</text:p>
          </table:table-cell>
        </table:table-row>
        <table:table-row table:style-name="ro1">
          <table:table-cell office:value-type="float" office:value="0.46674043127372" calcext:value-type="float">
            <text:p>0.4667404313</text:p>
          </table:table-cell>
        </table:table-row>
        <table:table-row table:style-name="ro1">
          <table:table-cell office:value-type="float" office:value="0.468041215181067" calcext:value-type="float">
            <text:p>0.4680412152</text:p>
          </table:table-cell>
        </table:table-row>
        <table:table-row table:style-name="ro1">
          <table:table-cell office:value-type="float" office:value="0.469150892307942" calcext:value-type="float">
            <text:p>0.4691508923</text:p>
          </table:table-cell>
        </table:table-row>
        <table:table-row table:style-name="ro1">
          <table:table-cell office:value-type="float" office:value="0.4700681081232" calcext:value-type="float">
            <text:p>0.4700681081</text:p>
          </table:table-cell>
        </table:table-row>
        <table:table-row table:style-name="ro1">
          <table:table-cell office:value-type="float" office:value="0.470792463517793" calcext:value-type="float">
            <text:p>0.4707924635</text:p>
          </table:table-cell>
        </table:table-row>
        <table:table-row table:style-name="ro1">
          <table:table-cell office:value-type="float" office:value="0.47132446941345" calcext:value-type="float">
            <text:p>0.4713244694</text:p>
          </table:table-cell>
        </table:table-row>
        <table:table-row table:style-name="ro1">
          <table:table-cell office:value-type="float" office:value="0.471665502044755" calcext:value-type="float">
            <text:p>0.471665502</text:p>
          </table:table-cell>
        </table:table-row>
        <table:table-row table:style-name="ro1">
          <table:table-cell office:value-type="float" office:value="0.471817758914607" calcext:value-type="float">
            <text:p>0.4718177589</text:p>
          </table:table-cell>
        </table:table-row>
        <table:table-row table:style-name="ro1">
          <table:table-cell office:value-type="float" office:value="0.471784215423085" calcext:value-type="float">
            <text:p>0.4717842154</text:p>
          </table:table-cell>
        </table:table-row>
        <table:table-row table:style-name="ro1">
          <table:table-cell office:value-type="float" office:value="0.471568582169688" calcext:value-type="float">
            <text:p>0.4715685822</text:p>
          </table:table-cell>
        </table:table-row>
        <table:table-row table:style-name="ro1">
          <table:table-cell office:value-type="float" office:value="0.471175262928978" calcext:value-type="float">
            <text:p>0.4711752629</text:p>
          </table:table-cell>
        </table:table-row>
        <table:table-row table:style-name="ro1">
          <table:table-cell office:value-type="float" office:value="0.470609313299608" calcext:value-type="float">
            <text:p>0.4706093133</text:p>
          </table:table-cell>
        </table:table-row>
        <table:table-row table:style-name="ro1">
          <table:table-cell office:value-type="float" office:value="0.469876400026744" calcext:value-type="float">
            <text:p>0.4698764</text:p>
          </table:table-cell>
        </table:table-row>
        <table:table-row table:style-name="ro1">
          <table:table-cell office:value-type="float" office:value="0.468982760997878" calcext:value-type="float">
            <text:p>0.468982761</text:p>
          </table:table-cell>
        </table:table-row>
        <table:table-row table:style-name="ro1">
          <table:table-cell office:value-type="float" office:value="0.46793516591203" calcext:value-type="float">
            <text:p>0.4679351659</text:p>
          </table:table-cell>
        </table:table-row>
        <table:table-row table:style-name="ro1">
          <table:table-cell office:value-type="float" office:value="0.46674087762234" calcext:value-type="float">
            <text:p>0.4667408776</text:p>
          </table:table-cell>
        </table:table-row>
        <table:table-row table:style-name="ro1">
          <table:table-cell office:value-type="float" office:value="0.46540761415206" calcext:value-type="float">
            <text:p>0.4654076142</text:p>
          </table:table-cell>
        </table:table-row>
        <table:table-row table:style-name="ro1">
          <table:table-cell office:value-type="float" office:value="0.463943511383924" calcext:value-type="float">
            <text:p>0.4639435114</text:p>
          </table:table-cell>
        </table:table-row>
        <table:table-row table:style-name="ro1">
          <table:table-cell office:value-type="float" office:value="0.46235708642292" calcext:value-type="float">
            <text:p>0.4623570864</text:p>
          </table:table-cell>
        </table:table-row>
        <table:table-row table:style-name="ro1">
          <table:table-cell office:value-type="float" office:value="0.460657201632446" calcext:value-type="float">
            <text:p>0.4606572016</text:p>
          </table:table-cell>
        </table:table-row>
        <table:table-row table:style-name="ro1">
          <table:table-cell office:value-type="float" office:value="0.458853029343861" calcext:value-type="float">
            <text:p>0.4588530293</text:p>
          </table:table-cell>
        </table:table-row>
        <table:table-row table:style-name="ro1">
          <table:table-cell office:value-type="float" office:value="0.456954017239426" calcext:value-type="float">
            <text:p>0.4569540172</text:p>
          </table:table-cell>
        </table:table-row>
        <table:table-row table:style-name="ro1">
          <table:table-cell office:value-type="float" office:value="0.454969854408636" calcext:value-type="float">
            <text:p>0.4549698544</text:p>
          </table:table-cell>
        </table:table-row>
        <table:table-row table:style-name="ro1">
          <table:table-cell office:value-type="float" office:value="0.452910438077943" calcext:value-type="float">
            <text:p>0.4529104381</text:p>
          </table:table-cell>
        </table:table-row>
        <table:table-row table:style-name="ro1">
          <table:table-cell office:value-type="float" office:value="0.450785841013872" calcext:value-type="float">
            <text:p>0.450785841</text:p>
          </table:table-cell>
        </table:table-row>
        <table:table-row table:style-name="ro1">
          <table:table-cell office:value-type="float" office:value="0.448606279599523" calcext:value-type="float">
            <text:p>0.4486062796</text:p>
          </table:table-cell>
        </table:table-row>
        <table:table-row table:style-name="ro1">
          <table:table-cell office:value-type="float" office:value="0.446382082584469" calcext:value-type="float">
            <text:p>0.4463820826</text:p>
          </table:table-cell>
        </table:table-row>
        <table:table-row table:style-name="ro1">
          <table:table-cell office:value-type="float" office:value="0.444123660508047" calcext:value-type="float">
            <text:p>0.4441236605</text:p>
          </table:table-cell>
        </table:table-row>
        <table:table-row table:style-name="ro1">
          <table:table-cell office:value-type="float" office:value="0.44184147579603" calcext:value-type="float">
            <text:p>0.4418414758</text:p>
          </table:table-cell>
        </table:table-row>
        <table:table-row table:style-name="ro1">
          <table:table-cell office:value-type="float" office:value="0.439546013530703" calcext:value-type="float">
            <text:p>0.4395460135</text:p>
          </table:table-cell>
        </table:table-row>
        <table:table-row table:style-name="ro1">
          <table:table-cell office:value-type="float" office:value="0.43724775289432" calcext:value-type="float">
            <text:p>0.4372477529</text:p>
          </table:table-cell>
        </table:table-row>
        <table:table-row table:style-name="ro1">
          <table:table-cell office:value-type="float" office:value="0.434957139285958" calcext:value-type="float">
            <text:p>0.4349571393</text:p>
          </table:table-cell>
        </table:table-row>
        <table:table-row table:style-name="ro1">
          <table:table-cell office:value-type="float" office:value="0.432684557111759" calcext:value-type="float">
            <text:p>0.4326845571</text:p>
          </table:table-cell>
        </table:table-row>
        <table:table-row table:style-name="ro1">
          <table:table-cell office:value-type="float" office:value="0.430440303248566" calcext:value-type="float">
            <text:p>0.4304403032</text:p>
          </table:table-cell>
        </table:table-row>
        <table:table-row table:style-name="ro1">
          <table:table-cell office:value-type="float" office:value="0.428234561180946" calcext:value-type="float">
            <text:p>0.4282345612</text:p>
          </table:table-cell>
        </table:table-row>
        <table:table-row table:style-name="ro1">
          <table:table-cell office:value-type="float" office:value="0.426077375811606" calcext:value-type="float">
            <text:p>0.4260773758</text:p>
          </table:table-cell>
        </table:table-row>
        <table:table-row table:style-name="ro1">
          <table:table-cell office:value-type="float" office:value="0.423978628945205" calcext:value-type="float">
            <text:p>0.4239786289</text:p>
          </table:table-cell>
        </table:table-row>
        <table:table-row table:style-name="ro1">
          <table:table-cell office:value-type="float" office:value="0.421948015445548" calcext:value-type="float">
            <text:p>0.4219480154</text:p>
          </table:table-cell>
        </table:table-row>
        <table:table-row table:style-name="ro1">
          <table:table-cell office:value-type="float" office:value="0.419995020066177" calcext:value-type="float">
            <text:p>0.4199950201</text:p>
          </table:table-cell>
        </table:table-row>
        <table:table-row table:style-name="ro1">
          <table:table-cell office:value-type="float" office:value="0.418128894954353" calcext:value-type="float">
            <text:p>0.418128895</text:p>
          </table:table-cell>
        </table:table-row>
        <table:table-row table:style-name="ro1">
          <table:table-cell office:value-type="float" office:value="0.416358637828426" calcext:value-type="float">
            <text:p>0.4163586378</text:p>
          </table:table-cell>
        </table:table-row>
        <table:table-row table:style-name="ro1">
          <table:table-cell office:value-type="float" office:value="0.414692970828602" calcext:value-type="float">
            <text:p>0.4146929708</text:p>
          </table:table-cell>
        </table:table-row>
        <table:table-row table:style-name="ro1">
          <table:table-cell office:value-type="float" office:value="0.41314032004109" calcext:value-type="float">
            <text:p>0.41314032</text:p>
          </table:table-cell>
        </table:table-row>
        <table:table-row table:style-name="ro1">
          <table:table-cell office:value-type="float" office:value="0.411708795695654" calcext:value-type="float">
            <text:p>0.4117087957</text:p>
          </table:table-cell>
        </table:table-row>
        <table:table-row table:style-name="ro1">
          <table:table-cell office:value-type="float" office:value="0.410406173036548" calcext:value-type="float">
            <text:p>0.410406173</text:p>
          </table:table-cell>
        </table:table-row>
        <table:table-row table:style-name="ro1">
          <table:table-cell office:value-type="float" office:value="0.409239873866841" calcext:value-type="float">
            <text:p>0.4092398739</text:p>
          </table:table-cell>
        </table:table-row>
        <table:table-row table:style-name="ro1">
          <table:table-cell office:value-type="float" office:value="0.408216948766136" calcext:value-type="float">
            <text:p>0.4082169488</text:p>
          </table:table-cell>
        </table:table-row>
        <table:table-row table:style-name="ro1">
          <table:table-cell office:value-type="float" office:value="0.407344059981682" calcext:value-type="float">
            <text:p>0.40734406</text:p>
          </table:table-cell>
        </table:table-row>
        <table:table-row table:style-name="ro1">
          <table:table-cell office:value-type="float" office:value="0.406627464992873" calcext:value-type="float">
            <text:p>0.406627465</text:p>
          </table:table-cell>
        </table:table-row>
        <table:table-row table:style-name="ro1">
          <table:table-cell office:value-type="float" office:value="0.40607300074914" calcext:value-type="float">
            <text:p>0.4060730007</text:p>
          </table:table-cell>
        </table:table-row>
        <table:table-row table:style-name="ro1">
          <table:table-cell office:value-type="float" office:value="0.405686068581235" calcext:value-type="float">
            <text:p>0.4056860686</text:p>
          </table:table-cell>
        </table:table-row>
        <table:table-row table:style-name="ro1">
          <table:table-cell office:value-type="float" office:value="0.405471619785903" calcext:value-type="float">
            <text:p>0.4054716198</text:p>
          </table:table-cell>
        </table:table-row>
        <table:table-row table:style-name="ro1">
          <table:table-cell office:value-type="float" office:value="0.405434141883949" calcext:value-type="float">
            <text:p>0.4054341419</text:p>
          </table:table-cell>
        </table:table-row>
        <table:table-row table:style-name="ro1">
          <table:table-cell office:value-type="float" office:value="0.405577645551694" calcext:value-type="float">
            <text:p>0.4055776456</text:p>
          </table:table-cell>
        </table:table-row>
        <table:table-row table:style-name="ro1">
          <table:table-cell office:value-type="float" office:value="0.405905652225822" calcext:value-type="float">
            <text:p>0.4059056522</text:p>
          </table:table-cell>
        </table:table-row>
        <table:table-row table:style-name="ro1">
          <table:table-cell office:value-type="float" office:value="0.406421182381618" calcext:value-type="float">
            <text:p>0.4064211824</text:p>
          </table:table-cell>
        </table:table-row>
        <table:table-row table:style-name="ro1">
          <table:table-cell office:value-type="float" office:value="0.4071267444846" calcext:value-type="float">
            <text:p>0.4071267445</text:p>
          </table:table-cell>
        </table:table-row>
        <table:table-row table:style-name="ro1">
          <table:table-cell office:value-type="float" office:value="0.408024324615535" calcext:value-type="float">
            <text:p>0.4080243246</text:p>
          </table:table-cell>
        </table:table-row>
        <table:table-row table:style-name="ro1">
          <table:table-cell office:value-type="float" office:value="0.409115376768857" calcext:value-type="float">
            <text:p>0.4091153768</text:p>
          </table:table-cell>
        </table:table-row>
        <table:table-row table:style-name="ro1">
          <table:table-cell office:value-type="float" office:value="0.410400813824464" calcext:value-type="float">
            <text:p>0.4104008138</text:p>
          </table:table-cell>
        </table:table-row>
        <table:table-row table:style-name="ro1">
          <table:table-cell office:value-type="float" office:value="0.411880999192914" calcext:value-type="float">
            <text:p>0.4118809992</text:p>
          </table:table-cell>
        </table:table-row>
        <table:table-row table:style-name="ro1">
          <table:table-cell office:value-type="float" office:value="0.413555739134015" calcext:value-type="float">
            <text:p>0.4135557391</text:p>
          </table:table-cell>
        </table:table-row>
        <table:table-row table:style-name="ro1">
          <table:table-cell office:value-type="float" office:value="0.415424275748792" calcext:value-type="float">
            <text:p>0.4154242757</text:p>
          </table:table-cell>
        </table:table-row>
        <table:table-row table:style-name="ro1">
          <table:table-cell office:value-type="float" office:value="0.417485280644863" calcext:value-type="float">
            <text:p>0.4174852806</text:p>
          </table:table-cell>
        </table:table-row>
        <table:table-row table:style-name="ro1">
          <table:table-cell office:value-type="float" office:value="0.419736849275189" calcext:value-type="float">
            <text:p>0.4197368493</text:p>
          </table:table-cell>
        </table:table-row>
        <table:table-row table:style-name="ro1">
          <table:table-cell office:value-type="float" office:value="0.422176495950235" calcext:value-type="float">
            <text:p>0.422176496</text:p>
          </table:table-cell>
        </table:table-row>
        <table:table-row table:style-name="ro1">
          <table:table-cell office:value-type="float" office:value="0.424801149523497" calcext:value-type="float">
            <text:p>0.4248011495</text:p>
          </table:table-cell>
        </table:table-row>
        <table:table-row table:style-name="ro1">
          <table:table-cell office:value-type="float" office:value="0.427607149750445" calcext:value-type="float">
            <text:p>0.4276071498</text:p>
          </table:table-cell>
        </table:table-row>
        <table:table-row table:style-name="ro1">
          <table:table-cell office:value-type="float" office:value="0.430590244320839" calcext:value-type="float">
            <text:p>0.4305902443</text:p>
          </table:table-cell>
        </table:table-row>
        <table:table-row table:style-name="ro1">
          <table:table-cell office:value-type="float" office:value="0.433745586564447" calcext:value-type="float">
            <text:p>0.4337455866</text:p>
          </table:table-cell>
        </table:table-row>
        <table:table-row table:style-name="ro1">
          <table:table-cell office:value-type="float" office:value="0.437067733830146" calcext:value-type="float">
            <text:p>0.4370677338</text:p>
          </table:table-cell>
        </table:table-row>
        <table:table-row table:style-name="ro1">
          <table:table-cell office:value-type="float" office:value="0.440550646538423" calcext:value-type="float">
            <text:p>0.4405506465</text:p>
          </table:table-cell>
        </table:table-row>
        <table:table-row table:style-name="ro1">
          <table:table-cell office:value-type="float" office:value="0.444187687907257" calcext:value-type="float">
            <text:p>0.4441876879</text:p>
          </table:table-cell>
        </table:table-row>
        <table:table-row table:style-name="ro1">
          <table:table-cell office:value-type="float" office:value="0.447971624351404" calcext:value-type="float">
            <text:p>0.4479716244</text:p>
          </table:table-cell>
        </table:table-row>
        <table:table-row table:style-name="ro1">
          <table:table-cell office:value-type="float" office:value="0.451894626555059" calcext:value-type="float">
            <text:p>0.4518946266</text:p>
          </table:table-cell>
        </table:table-row>
        <table:table-row table:style-name="ro1">
          <table:table-cell office:value-type="float" office:value="0.45594827121792" calcext:value-type="float">
            <text:p>0.4559482712</text:p>
          </table:table-cell>
        </table:table-row>
        <table:table-row table:style-name="ro1">
          <table:table-cell office:value-type="float" office:value="0.460123543474643" calcext:value-type="float">
            <text:p>0.4601235435</text:p>
          </table:table-cell>
        </table:table-row>
        <table:table-row table:style-name="ro1">
          <table:table-cell office:value-type="float" office:value="0.464410839987678" calcext:value-type="float">
            <text:p>0.46441084</text:p>
          </table:table-cell>
        </table:table-row>
        <table:table-row table:style-name="ro1">
          <table:table-cell office:value-type="float" office:value="0.468799972713508" calcext:value-type="float">
            <text:p>0.4687999727</text:p>
          </table:table-cell>
        </table:table-row>
        <table:table-row table:style-name="ro1">
          <table:table-cell office:value-type="float" office:value="0.473280173342272" calcext:value-type="float">
            <text:p>0.4732801733</text:p>
          </table:table-cell>
        </table:table-row>
        <table:table-row table:style-name="ro1">
          <table:table-cell office:value-type="float" office:value="0.477840098410781" calcext:value-type="float">
            <text:p>0.4778400984</text:p>
          </table:table-cell>
        </table:table-row>
        <table:table-row table:style-name="ro1">
          <table:table-cell office:value-type="float" office:value="0.482467835088926" calcext:value-type="float">
            <text:p>0.4824678351</text:p>
          </table:table-cell>
        </table:table-row>
        <table:table-row table:style-name="ro1">
          <table:table-cell office:value-type="float" office:value="0.487150907639477" calcext:value-type="float">
            <text:p>0.4871509076</text:p>
          </table:table-cell>
        </table:table-row>
        <table:table-row table:style-name="ro1">
          <table:table-cell office:value-type="float" office:value="0.491876284551269" calcext:value-type="float">
            <text:p>0.4918762846</text:p>
          </table:table-cell>
        </table:table-row>
        <table:table-row table:style-name="ro1">
          <table:table-cell office:value-type="float" office:value="0.496630386345785" calcext:value-type="float">
            <text:p>0.4966303863</text:p>
          </table:table-cell>
        </table:table-row>
        <table:table-row table:style-name="ro1">
          <table:table-cell office:value-type="float" office:value="0.50139909405713" calcext:value-type="float">
            <text:p>0.5013990941</text:p>
          </table:table-cell>
        </table:table-row>
        <table:table-row table:style-name="ro1">
          <table:table-cell office:value-type="float" office:value="0.4314949669847" calcext:value-type="float">
            <text:p>0.431494967</text:p>
          </table:table-cell>
        </table:table-row>
        <table:table-row table:style-name="ro1">
          <table:table-cell office:value-type="float" office:value="0.434672495125046" calcext:value-type="float">
            <text:p>0.4346724951</text:p>
          </table:table-cell>
        </table:table-row>
        <table:table-row table:style-name="ro1">
          <table:table-cell office:value-type="float" office:value="0.437805180080405" calcext:value-type="float">
            <text:p>0.4378051801</text:p>
          </table:table-cell>
        </table:table-row>
        <table:table-row table:style-name="ro1">
          <table:table-cell office:value-type="float" office:value="0.440873129629934" calcext:value-type="float">
            <text:p>0.4408731296</text:p>
          </table:table-cell>
        </table:table-row>
        <table:table-row table:style-name="ro1">
          <table:table-cell office:value-type="float" office:value="0.443858114419402" calcext:value-type="float">
            <text:p>0.4438581144</text:p>
          </table:table-cell>
        </table:table-row>
        <table:table-row table:style-name="ro1">
          <table:table-cell office:value-type="float" office:value="0.446743513113798" calcext:value-type="float">
            <text:p>0.4467435131</text:p>
          </table:table-cell>
        </table:table-row>
        <table:table-row table:style-name="ro1">
          <table:table-cell office:value-type="float" office:value="0.449514258223406" calcext:value-type="float">
            <text:p>0.4495142582</text:p>
          </table:table-cell>
        </table:table-row>
        <table:table-row table:style-name="ro1">
          <table:table-cell office:value-type="float" office:value="0.452156782603329" calcext:value-type="float">
            <text:p>0.4521567826</text:p>
          </table:table-cell>
        </table:table-row>
        <table:table-row table:style-name="ro1">
          <table:table-cell office:value-type="float" office:value="0.45465896662646" calcext:value-type="float">
            <text:p>0.4546589666</text:p>
          </table:table-cell>
        </table:table-row>
        <table:table-row table:style-name="ro1">
          <table:table-cell office:value-type="float" office:value="0.457010086029916" calcext:value-type="float">
            <text:p>0.457010086</text:p>
          </table:table-cell>
        </table:table-row>
        <table:table-row table:style-name="ro1">
          <table:table-cell office:value-type="float" office:value="0.459200760434914" calcext:value-type="float">
            <text:p>0.4592007604</text:p>
          </table:table-cell>
        </table:table-row>
        <table:table-row table:style-name="ro1">
          <table:table-cell office:value-type="float" office:value="0.461222902540107" calcext:value-type="float">
            <text:p>0.4612229025</text:p>
          </table:table-cell>
        </table:table-row>
        <table:table-row table:style-name="ro1">
          <table:table-cell office:value-type="float" office:value="0.463069667988372" calcext:value-type="float">
            <text:p>0.463069668</text:p>
          </table:table-cell>
        </table:table-row>
        <table:table-row table:style-name="ro1">
          <table:table-cell office:value-type="float" office:value="0.464735405907048" calcext:value-type="float">
            <text:p>0.4647354059</text:p>
          </table:table-cell>
        </table:table-row>
        <table:table-row table:style-name="ro1">
          <table:table-cell office:value-type="float" office:value="0.466215610121627" calcext:value-type="float">
            <text:p>0.4662156101</text:p>
          </table:table-cell>
        </table:table-row>
        <table:table-row table:style-name="ro1">
          <table:table-cell office:value-type="float" office:value="0.467506871042901" calcext:value-type="float">
            <text:p>0.467506871</text:p>
          </table:table-cell>
        </table:table-row>
        <table:table-row table:style-name="ro1">
          <table:table-cell office:value-type="float" office:value="0.468606828227558" calcext:value-type="float">
            <text:p>0.4686068282</text:p>
          </table:table-cell>
        </table:table-row>
        <table:table-row table:style-name="ro1">
          <table:table-cell office:value-type="float" office:value="0.469514123612232" calcext:value-type="float">
            <text:p>0.4695141236</text:p>
          </table:table-cell>
        </table:table-row>
        <table:table-row table:style-name="ro1">
          <table:table-cell office:value-type="float" office:value="0.470228355421008" calcext:value-type="float">
            <text:p>0.4702283554</text:p>
          </table:table-cell>
        </table:table-row>
        <table:table-row table:style-name="ro1">
          <table:table-cell office:value-type="float" office:value="0.470750032746376" calcext:value-type="float">
            <text:p>0.4707500327</text:p>
          </table:table-cell>
        </table:table-row>
        <table:table-row table:style-name="ro1">
          <table:table-cell office:value-type="float" office:value="0.47108053080364" calcext:value-type="float">
            <text:p>0.4710805308</text:p>
          </table:table-cell>
        </table:table-row>
        <table:table-row table:style-name="ro1">
          <table:table-cell office:value-type="float" office:value="0.47122204685878" calcext:value-type="float">
            <text:p>0.4712220469</text:p>
          </table:table-cell>
        </table:table-row>
        <table:table-row table:style-name="ro1">
          <table:table-cell office:value-type="float" office:value="0.471177556829764" calcext:value-type="float">
            <text:p>0.4711775568</text:p>
          </table:table-cell>
        </table:table-row>
        <table:table-row table:style-name="ro1">
          <table:table-cell office:value-type="float" office:value="0.470950772561317" calcext:value-type="float">
            <text:p>0.4709507726</text:p>
          </table:table-cell>
        </table:table-row>
        <table:table-row table:style-name="ro1">
          <table:table-cell office:value-type="float" office:value="0.47054609977314" calcext:value-type="float">
            <text:p>0.4705460998</text:p>
          </table:table-cell>
        </table:table-row>
        <table:table-row table:style-name="ro1">
          <table:table-cell office:value-type="float" office:value="0.46996859668158" calcext:value-type="float">
            <text:p>0.4699685967</text:p>
          </table:table-cell>
        </table:table-row>
        <table:table-row table:style-name="ro1">
          <table:table-cell office:value-type="float" office:value="0.469223933294758" calcext:value-type="float">
            <text:p>0.4692239333</text:p>
          </table:table-cell>
        </table:table-row>
        <table:table-row table:style-name="ro1">
          <table:table-cell office:value-type="float" office:value="0.468318351381146" calcext:value-type="float">
            <text:p>0.4683183514</text:p>
          </table:table-cell>
        </table:table-row>
        <table:table-row table:style-name="ro1">
          <table:table-cell office:value-type="float" office:value="0.467258625111594" calcext:value-type="float">
            <text:p>0.4672586251</text:p>
          </table:table-cell>
        </table:table-row>
        <table:table-row table:style-name="ro1">
          <table:table-cell office:value-type="float" office:value="0.46605202237482" calcext:value-type="float">
            <text:p>0.4660520224</text:p>
          </table:table-cell>
        </table:table-row>
        <table:table-row table:style-name="ro1">
          <table:table-cell office:value-type="float" office:value="0.464706266766337" calcext:value-type="float">
            <text:p>0.4647062668</text:p>
          </table:table-cell>
        </table:table-row>
        <table:table-row table:style-name="ro1">
          <table:table-cell office:value-type="float" office:value="0.463229500250852" calcext:value-type="float">
            <text:p>0.4632295003</text:p>
          </table:table-cell>
        </table:table-row>
        <table:table-row table:style-name="ro1">
          <table:table-cell office:value-type="float" office:value="0.461630246498097" calcext:value-type="float">
            <text:p>0.4616302465</text:p>
          </table:table-cell>
        </table:table-row>
        <table:table-row table:style-name="ro1">
          <table:table-cell office:value-type="float" office:value="0.45991737489213" calcext:value-type="float">
            <text:p>0.4599173749</text:p>
          </table:table-cell>
        </table:table-row>
        <table:table-row table:style-name="ro1">
          <table:table-cell office:value-type="float" office:value="0.458100065214081" calcext:value-type="float">
            <text:p>0.4581000652</text:p>
          </table:table-cell>
        </table:table-row>
        <table:table-row table:style-name="ro1">
          <table:table-cell office:value-type="float" office:value="0.456187772998349" calcext:value-type="float">
            <text:p>0.456187773</text:p>
          </table:table-cell>
        </table:table-row>
        <table:table-row table:style-name="ro1">
          <table:table-cell office:value-type="float" office:value="0.454190195562256" calcext:value-type="float">
            <text:p>0.4541901956</text:p>
          </table:table-cell>
        </table:table-row>
        <table:table-row table:style-name="ro1">
          <table:table-cell office:value-type="float" office:value="0.452117238709153" calcext:value-type="float">
            <text:p>0.4521172387</text:p>
          </table:table-cell>
        </table:table-row>
        <table:table-row table:style-name="ro1">
          <table:table-cell office:value-type="float" office:value="0.449978984104974" calcext:value-type="float">
            <text:p>0.4499789841</text:p>
          </table:table-cell>
        </table:table-row>
        <table:table-row table:style-name="ro1">
          <table:table-cell office:value-type="float" office:value="0.447785657328252" calcext:value-type="float">
            <text:p>0.4477856573</text:p>
          </table:table-cell>
        </table:table-row>
        <table:table-row table:style-name="ro1">
          <table:table-cell office:value-type="float" office:value="0.44554759659358" calcext:value-type="float">
            <text:p>0.4455475966</text:p>
          </table:table-cell>
        </table:table-row>
        <table:table-row table:style-name="ro1">
          <table:table-cell office:value-type="float" office:value="0.443275222148524" calcext:value-type="float">
            <text:p>0.4432752221</text:p>
          </table:table-cell>
        </table:table-row>
        <table:table-row table:style-name="ro1">
          <table:table-cell office:value-type="float" office:value="0.440979006343996" calcext:value-type="float">
            <text:p>0.4409790063</text:p>
          </table:table-cell>
        </table:table-row>
        <table:table-row table:style-name="ro1">
          <table:table-cell office:value-type="float" office:value="0.438669444378073" calcext:value-type="float">
            <text:p>0.4386694444</text:p>
          </table:table-cell>
        </table:table-row>
        <table:table-row table:style-name="ro1">
          <table:table-cell office:value-type="float" office:value="0.436357025713274" calcext:value-type="float">
            <text:p>0.4363570257</text:p>
          </table:table-cell>
        </table:table-row>
        <table:table-row table:style-name="ro1">
          <table:table-cell office:value-type="float" office:value="0.434052206167284" calcext:value-type="float">
            <text:p>0.4340522062</text:p>
          </table:table-cell>
        </table:table-row>
        <table:table-row table:style-name="ro1">
          <table:table-cell office:value-type="float" office:value="0.431765380677135" calcext:value-type="float">
            <text:p>0.4317653807</text:p>
          </table:table-cell>
        </table:table-row>
        <table:table-row table:style-name="ro1">
          <table:table-cell office:value-type="float" office:value="0.429506856736838" calcext:value-type="float">
            <text:p>0.4295068567</text:p>
          </table:table-cell>
        </table:table-row>
        <table:table-row table:style-name="ro1">
          <table:table-cell office:value-type="float" office:value="0.427286828508468" calcext:value-type="float">
            <text:p>0.4272868285</text:p>
          </table:table-cell>
        </table:table-row>
        <table:table-row table:style-name="ro1">
          <table:table-cell office:value-type="float" office:value="0.425115351606706" calcext:value-type="float">
            <text:p>0.4251153516</text:p>
          </table:table-cell>
        </table:table-row>
        <table:table-row table:style-name="ro1">
          <table:table-cell office:value-type="float" office:value="0.423002318556822" calcext:value-type="float">
            <text:p>0.4230023186</text:p>
          </table:table-cell>
        </table:table-row>
        <table:table-row table:style-name="ro1">
          <table:table-cell office:value-type="float" office:value="0.420957434926125" calcext:value-type="float">
            <text:p>0.4209574349</text:p>
          </table:table-cell>
        </table:table-row>
        <table:table-row table:style-name="ro1">
          <table:table-cell office:value-type="float" office:value="0.418990196128857" calcext:value-type="float">
            <text:p>0.4189901961</text:p>
          </table:table-cell>
        </table:table-row>
        <table:table-row table:style-name="ro1">
          <table:table-cell office:value-type="float" office:value="0.417109864904541" calcext:value-type="float">
            <text:p>0.4171098649</text:p>
          </table:table-cell>
        </table:table-row>
        <table:table-row table:style-name="ro1">
          <table:table-cell office:value-type="float" office:value="0.415325449469783" calcext:value-type="float">
            <text:p>0.4153254495</text:p>
          </table:table-cell>
        </table:table-row>
        <table:table-row table:style-name="ro1">
          <table:table-cell office:value-type="float" office:value="0.413645682343529" calcext:value-type="float">
            <text:p>0.4136456823</text:p>
          </table:table-cell>
        </table:table-row>
        <table:table-row table:style-name="ro1">
          <table:table-cell office:value-type="float" office:value="0.412078999845768" calcext:value-type="float">
            <text:p>0.4120789998</text:p>
          </table:table-cell>
        </table:table-row>
        <table:table-row table:style-name="ro1">
          <table:table-cell office:value-type="float" office:value="0.410633522269693" calcext:value-type="float">
            <text:p>0.4106335223</text:p>
          </table:table-cell>
        </table:table-row>
        <table:table-row table:style-name="ro1">
          <table:table-cell office:value-type="float" office:value="0.409317034727318" calcext:value-type="float">
            <text:p>0.4093170347</text:p>
          </table:table-cell>
        </table:table-row>
        <table:table-row table:style-name="ro1">
          <table:table-cell office:value-type="float" office:value="0.408136968668537" calcext:value-type="float">
            <text:p>0.4081369687</text:p>
          </table:table-cell>
        </table:table-row>
        <table:table-row table:style-name="ro1">
          <table:table-cell office:value-type="float" office:value="0.407100384073644" calcext:value-type="float">
            <text:p>0.4071003841</text:p>
          </table:table-cell>
        </table:table-row>
        <table:table-row table:style-name="ro1">
          <table:table-cell office:value-type="float" office:value="0.406213952319309" calcext:value-type="float">
            <text:p>0.4062139523</text:p>
          </table:table-cell>
        </table:table-row>
        <table:table-row table:style-name="ro1">
          <table:table-cell office:value-type="float" office:value="0.405483939717993" calcext:value-type="float">
            <text:p>0.4054839397</text:p>
          </table:table-cell>
        </table:table-row>
        <table:table-row table:style-name="ro1">
          <table:table-cell office:value-type="float" office:value="0.40491619173083" calcext:value-type="float">
            <text:p>0.4049161917</text:p>
          </table:table-cell>
        </table:table-row>
        <table:table-row table:style-name="ro1">
          <table:table-cell office:value-type="float" office:value="0.404516117853956" calcext:value-type="float">
            <text:p>0.4045161179</text:p>
          </table:table-cell>
        </table:table-row>
        <table:table-row table:style-name="ro1">
          <table:table-cell office:value-type="float" office:value="0.404288677178287" calcext:value-type="float">
            <text:p>0.4042886772</text:p>
          </table:table-cell>
        </table:table-row>
        <table:table-row table:style-name="ro1">
          <table:table-cell office:value-type="float" office:value="0.404238364622759" calcext:value-type="float">
            <text:p>0.4042383646</text:p>
          </table:table-cell>
        </table:table-row>
        <table:table-row table:style-name="ro1">
          <table:table-cell office:value-type="float" office:value="0.40436919784101" calcext:value-type="float">
            <text:p>0.4043691978</text:p>
          </table:table-cell>
        </table:table-row>
        <table:table-row table:style-name="ro1">
          <table:table-cell office:value-type="float" office:value="0.404684704801522" calcext:value-type="float">
            <text:p>0.4046847048</text:p>
          </table:table-cell>
        </table:table-row>
        <table:table-row table:style-name="ro1">
          <table:table-cell office:value-type="float" office:value="0.405187912041216" calcext:value-type="float">
            <text:p>0.405187912</text:p>
          </table:table-cell>
        </table:table-row>
        <table:table-row table:style-name="ro1">
          <table:table-cell office:value-type="float" office:value="0.405881333592493" calcext:value-type="float">
            <text:p>0.4058813336</text:p>
          </table:table-cell>
        </table:table-row>
        <table:table-row table:style-name="ro1">
          <table:table-cell office:value-type="float" office:value="0.406766960583738" calcext:value-type="float">
            <text:p>0.4067669606</text:p>
          </table:table-cell>
        </table:table-row>
        <table:table-row table:style-name="ro1">
          <table:table-cell office:value-type="float" office:value="0.407846251513264" calcext:value-type="float">
            <text:p>0.4078462515</text:p>
          </table:table-cell>
        </table:table-row>
        <table:table-row table:style-name="ro1">
          <table:table-cell office:value-type="float" office:value="0.409120123196723" calcext:value-type="float">
            <text:p>0.4091201232</text:p>
          </table:table-cell>
        </table:table-row>
        <table:table-row table:style-name="ro1">
          <table:table-cell office:value-type="float" office:value="0.410588942387955" calcext:value-type="float">
            <text:p>0.4105889424</text:p>
          </table:table-cell>
        </table:table-row>
        <table:table-row table:style-name="ro1">
          <table:table-cell office:value-type="float" office:value="0.412252518073303" calcext:value-type="float">
            <text:p>0.4122525181</text:p>
          </table:table-cell>
        </table:table-row>
        <table:table-row table:style-name="ro1">
          <table:table-cell office:value-type="float" office:value="0.414110094439375" calcext:value-type="float">
            <text:p>0.4141100944</text:p>
          </table:table-cell>
        </table:table-row>
        <table:table-row table:style-name="ro1">
          <table:table-cell office:value-type="float" office:value="0.416160344514253" calcext:value-type="float">
            <text:p>0.4161603445</text:p>
          </table:table-cell>
        </table:table-row>
        <table:table-row table:style-name="ro1">
          <table:table-cell office:value-type="float" office:value="0.418401364482165" calcext:value-type="float">
            <text:p>0.4184013645</text:p>
          </table:table-cell>
        </table:table-row>
        <table:table-row table:style-name="ro1">
          <table:table-cell office:value-type="float" office:value="0.420830668671605" calcext:value-type="float">
            <text:p>0.4208306687</text:p>
          </table:table-cell>
        </table:table-row>
        <table:table-row table:style-name="ro1">
          <table:table-cell office:value-type="float" office:value="0.423445185216906" calcext:value-type="float">
            <text:p>0.4234451852</text:p>
          </table:table-cell>
        </table:table-row>
        <table:table-row table:style-name="ro1">
          <table:table-cell office:value-type="float" office:value="0.426241252393262" calcext:value-type="float">
            <text:p>0.4262412524</text:p>
          </table:table-cell>
        </table:table-row>
        <table:table-row table:style-name="ro1">
          <table:table-cell office:value-type="float" office:value="0.42921461562521" calcext:value-type="float">
            <text:p>0.4292146156</text:p>
          </table:table-cell>
        </table:table-row>
        <table:table-row table:style-name="ro1">
          <table:table-cell office:value-type="float" office:value="0.432360425168561" calcext:value-type="float">
            <text:p>0.4323604252</text:p>
          </table:table-cell>
        </table:table-row>
        <table:table-row table:style-name="ro1">
          <table:table-cell office:value-type="float" office:value="0.435673234465783" calcext:value-type="float">
            <text:p>0.4356732345</text:p>
          </table:table-cell>
        </table:table-row>
        <table:table-row table:style-name="ro1">
          <table:table-cell office:value-type="float" office:value="0.439146999174835" calcext:value-type="float">
            <text:p>0.4391469992</text:p>
          </table:table-cell>
        </table:table-row>
        <table:table-row table:style-name="ro1">
          <table:table-cell office:value-type="float" office:value="0.442775076871462" calcext:value-type="float">
            <text:p>0.4427750769</text:p>
          </table:table-cell>
        </table:table-row>
        <table:table-row table:style-name="ro1">
          <table:table-cell office:value-type="float" office:value="0.446550227424933" calcext:value-type="float">
            <text:p>0.4465502274</text:p>
          </table:table-cell>
        </table:table-row>
        <table:table-row table:style-name="ro1">
          <table:table-cell office:value-type="float" office:value="0.450464614047235" calcext:value-type="float">
            <text:p>0.450464614</text:p>
          </table:table-cell>
        </table:table-row>
        <table:table-row table:style-name="ro1">
          <table:table-cell office:value-type="float" office:value="0.454509805015724" calcext:value-type="float">
            <text:p>0.454509805</text:p>
          </table:table-cell>
        </table:table-row>
        <table:table-row table:style-name="ro1">
          <table:table-cell office:value-type="float" office:value="0.458676776069223" calcext:value-type="float">
            <text:p>0.4586767761</text:p>
          </table:table-cell>
        </table:table-row>
        <table:table-row table:style-name="ro1">
          <table:table-cell office:value-type="float" office:value="0.462955913477576" calcext:value-type="float">
            <text:p>0.4629559135</text:p>
          </table:table-cell>
        </table:table-row>
        <table:table-row table:style-name="ro1">
          <table:table-cell office:value-type="float" office:value="0.467337017784652" calcext:value-type="float">
            <text:p>0.4673370178</text:p>
          </table:table-cell>
        </table:table-row>
        <table:table-row table:style-name="ro1">
          <table:table-cell office:value-type="float" office:value="0.471809308224806" calcext:value-type="float">
            <text:p>0.4718093082</text:p>
          </table:table-cell>
        </table:table-row>
        <table:table-row table:style-name="ro1">
          <table:table-cell office:value-type="float" office:value="0.476361427812788" calcext:value-type="float">
            <text:p>0.4763614278</text:p>
          </table:table-cell>
        </table:table-row>
        <table:table-row table:style-name="ro1">
          <table:table-cell office:value-type="float" office:value="0.480981449107108" calcext:value-type="float">
            <text:p>0.4809814491</text:p>
          </table:table-cell>
        </table:table-row>
        <table:table-row table:style-name="ro1">
          <table:table-cell office:value-type="float" office:value="0.485656880646854" calcext:value-type="float">
            <text:p>0.4856568806</text:p>
          </table:table-cell>
        </table:table-row>
        <table:table-row table:style-name="ro1">
          <table:table-cell office:value-type="float" office:value="0.49037467406196" calcext:value-type="float">
            <text:p>0.4903746741</text:p>
          </table:table-cell>
        </table:table-row>
        <table:table-row table:style-name="ro1">
          <table:table-cell office:value-type="float" office:value="0.495121231856926" calcext:value-type="float">
            <text:p>0.4951212319</text:p>
          </table:table-cell>
        </table:table-row>
        <table:table-row table:style-name="ro1">
          <table:table-cell office:value-type="float" office:value="0.499882415867999" calcext:value-type="float">
            <text:p>0.4998824159</text:p>
          </table:table-cell>
        </table:table-row>
        <table:table-row table:style-name="ro1">
          <table:table-cell office:value-type="float" office:value="0.431133040253011" calcext:value-type="float">
            <text:p>0.4311330403</text:p>
          </table:table-cell>
        </table:table-row>
        <table:table-row table:style-name="ro1">
          <table:table-cell office:value-type="float" office:value="0.434302557547193" calcext:value-type="float">
            <text:p>0.4343025575</text:p>
          </table:table-cell>
        </table:table-row>
        <table:table-row table:style-name="ro1">
          <table:table-cell office:value-type="float" office:value="0.437427183820932" calcext:value-type="float">
            <text:p>0.4374271838</text:p>
          </table:table-cell>
        </table:table-row>
        <table:table-row table:style-name="ro1">
          <table:table-cell office:value-type="float" office:value="0.440487005138031" calcext:value-type="float">
            <text:p>0.4404870051</text:p>
          </table:table-cell>
        </table:table-row>
        <table:table-row table:style-name="ro1">
          <table:table-cell office:value-type="float" office:value="0.44346377189647" calcext:value-type="float">
            <text:p>0.4434637719</text:p>
          </table:table-cell>
        </table:table-row>
        <table:table-row table:style-name="ro1">
          <table:table-cell office:value-type="float" office:value="0.446340843947939" calcext:value-type="float">
            <text:p>0.4463408439</text:p>
          </table:table-cell>
        </table:table-row>
        <table:table-row table:style-name="ro1">
          <table:table-cell office:value-type="float" office:value="0.449103136390889" calcext:value-type="float">
            <text:p>0.4491031364</text:p>
          </table:table-cell>
        </table:table-row>
        <table:table-row table:style-name="ro1">
          <table:table-cell office:value-type="float" office:value="0.45173706603711" calcext:value-type="float">
            <text:p>0.451737066</text:p>
          </table:table-cell>
        </table:table-row>
        <table:table-row table:style-name="ro1">
          <table:table-cell office:value-type="float" office:value="0.454230498551811" calcext:value-type="float">
            <text:p>0.4542304986</text:p>
          </table:table-cell>
        </table:table-row>
        <table:table-row table:style-name="ro1">
          <table:table-cell office:value-type="float" office:value="0.45657269626723" calcext:value-type="float">
            <text:p>0.4565726963</text:p>
          </table:table-cell>
        </table:table-row>
        <table:table-row table:style-name="ro1">
          <table:table-cell office:value-type="float" office:value="0.458754266669752" calcext:value-type="float">
            <text:p>0.4587542667</text:p>
          </table:table-cell>
        </table:table-row>
        <table:table-row table:style-name="ro1">
          <table:table-cell office:value-type="float" office:value="0.460767111560548" calcext:value-type="float">
            <text:p>0.4607671116</text:p>
          </table:table-cell>
        </table:table-row>
        <table:table-row table:style-name="ro1">
          <table:table-cell office:value-type="float" office:value="0.462604376889732" calcext:value-type="float">
            <text:p>0.4626043769</text:p>
          </table:table-cell>
        </table:table-row>
        <table:table-row table:style-name="ro1">
          <table:table-cell office:value-type="float" office:value="0.464260403264031" calcext:value-type="float">
            <text:p>0.4642604033</text:p>
          </table:table-cell>
        </table:table-row>
        <table:table-row table:style-name="ro1">
          <table:table-cell office:value-type="float" office:value="0.465730677127974" calcext:value-type="float">
            <text:p>0.4657306771</text:p>
          </table:table-cell>
        </table:table-row>
        <table:table-row table:style-name="ro1">
          <table:table-cell office:value-type="float" office:value="0.467011782618602" calcext:value-type="float">
            <text:p>0.4670117826</text:p>
          </table:table-cell>
        </table:table-row>
        <table:table-row table:style-name="ro1">
          <table:table-cell office:value-type="float" office:value="0.468101354093687" calcext:value-type="float">
            <text:p>0.4681013541</text:p>
          </table:table-cell>
        </table:table-row>
        <table:table-row table:style-name="ro1">
          <table:table-cell office:value-type="float" office:value="0.468998029333474" calcext:value-type="float">
            <text:p>0.4689980293</text:p>
          </table:table-cell>
        </table:table-row>
        <table:table-row table:style-name="ro1">
          <table:table-cell office:value-type="float" office:value="0.469701403415934" calcext:value-type="float">
            <text:p>0.4697014034</text:p>
          </table:table-cell>
        </table:table-row>
        <table:table-row table:style-name="ro1">
          <table:table-cell office:value-type="float" office:value="0.470211983265547" calcext:value-type="float">
            <text:p>0.4702119833</text:p>
          </table:table-cell>
        </table:table-row>
        <table:table-row table:style-name="ro1">
          <table:table-cell office:value-type="float" office:value="0.470531142875581" calcext:value-type="float">
            <text:p>0.4705311429</text:p>
          </table:table-cell>
        </table:table-row>
        <table:table-row table:style-name="ro1">
          <table:table-cell office:value-type="float" office:value="0.47066107920391" calcext:value-type="float">
            <text:p>0.4706610792</text:p>
          </table:table-cell>
        </table:table-row>
        <table:table-row table:style-name="ro1">
          <table:table-cell office:value-type="float" office:value="0.470604768742333" calcext:value-type="float">
            <text:p>0.4706047687</text:p>
          </table:table-cell>
        </table:table-row>
        <table:table-row table:style-name="ro1">
          <table:table-cell office:value-type="float" office:value="0.470365924759416" calcext:value-type="float">
            <text:p>0.4703659248</text:p>
          </table:table-cell>
        </table:table-row>
        <table:table-row table:style-name="ro1">
          <table:table-cell office:value-type="float" office:value="0.469948955216855" calcext:value-type="float">
            <text:p>0.4699489552</text:p>
          </table:table-cell>
        </table:table-row>
        <table:table-row table:style-name="ro1">
          <table:table-cell office:value-type="float" office:value="0.469358921359344" calcext:value-type="float">
            <text:p>0.4693589214</text:p>
          </table:table-cell>
        </table:table-row>
        <table:table-row table:style-name="ro1">
          <table:table-cell office:value-type="float" office:value="0.468601496977976" calcext:value-type="float">
            <text:p>0.468601497</text:p>
          </table:table-cell>
        </table:table-row>
        <table:table-row table:style-name="ro1">
          <table:table-cell office:value-type="float" office:value="0.467682928347145" calcext:value-type="float">
            <text:p>0.4676829283</text:p>
          </table:table-cell>
        </table:table-row>
        <table:table-row table:style-name="ro1">
          <table:table-cell office:value-type="float" office:value="0.466609994834977" calcext:value-type="float">
            <text:p>0.4666099948</text:p>
          </table:table-cell>
        </table:table-row>
        <table:table-row table:style-name="ro1">
          <table:table-cell office:value-type="float" office:value="0.465389970187272" calcext:value-type="float">
            <text:p>0.4653899702</text:p>
          </table:table-cell>
        </table:table-row>
        <table:table-row table:style-name="ro1">
          <table:table-cell office:value-type="float" office:value="0.464030584484964" calcext:value-type="float">
            <text:p>0.4640305845</text:p>
          </table:table-cell>
        </table:table-row>
        <table:table-row table:style-name="ro1">
          <table:table-cell office:value-type="float" office:value="0.462539986775098" calcext:value-type="float">
            <text:p>0.4625399868</text:p>
          </table:table-cell>
        </table:table-row>
        <table:table-row table:style-name="ro1">
          <table:table-cell office:value-type="float" office:value="0.460926708375324" calcext:value-type="float">
            <text:p>0.4609267084</text:p>
          </table:table-cell>
        </table:table-row>
        <table:table-row table:style-name="ro1">
          <table:table-cell office:value-type="float" office:value="0.459199626851911" calcext:value-type="float">
            <text:p>0.4591996269</text:p>
          </table:table-cell>
        </table:table-row>
        <table:table-row table:style-name="ro1">
          <table:table-cell office:value-type="float" office:value="0.457367930671269" calcext:value-type="float">
            <text:p>0.4573679307</text:p>
          </table:table-cell>
        </table:table-row>
        <table:table-row table:style-name="ro1">
          <table:table-cell office:value-type="float" office:value="0.455441084525001" calcext:value-type="float">
            <text:p>0.4554410845</text:p>
          </table:table-cell>
        </table:table-row>
        <table:table-row table:style-name="ro1">
          <table:table-cell office:value-type="float" office:value="0.453428795328459" calcext:value-type="float">
            <text:p>0.4534287953</text:p>
          </table:table-cell>
        </table:table-row>
        <table:table-row table:style-name="ro1">
          <table:table-cell office:value-type="float" office:value="0.451340978892826" calcext:value-type="float">
            <text:p>0.4513409789</text:p>
          </table:table-cell>
        </table:table-row>
        <table:table-row table:style-name="ro1">
          <table:table-cell office:value-type="float" office:value="0.449187727270713" calcext:value-type="float">
            <text:p>0.4491877273</text:p>
          </table:table-cell>
        </table:table-row>
        <table:table-row table:style-name="ro1">
          <table:table-cell office:value-type="float" office:value="0.446979276775267" calcext:value-type="float">
            <text:p>0.4469792768</text:p>
          </table:table-cell>
        </table:table-row>
        <table:table-row table:style-name="ro1">
          <table:table-cell office:value-type="float" office:value="0.444725976672806" calcext:value-type="float">
            <text:p>0.4447259767</text:p>
          </table:table-cell>
        </table:table-row>
        <table:table-row table:style-name="ro1">
          <table:table-cell office:value-type="float" office:value="0.442438258548961" calcext:value-type="float">
            <text:p>0.4424382585</text:p>
          </table:table-cell>
        </table:table-row>
        <table:table-row table:style-name="ro1">
          <table:table-cell office:value-type="float" office:value="0.440126606348343" calcext:value-type="float">
            <text:p>0.4401266063</text:p>
          </table:table-cell>
        </table:table-row>
        <table:table-row table:style-name="ro1">
          <table:table-cell office:value-type="float" office:value="0.437801527087723" calcext:value-type="float">
            <text:p>0.4378015271</text:p>
          </table:table-cell>
        </table:table-row>
        <table:table-row table:style-name="ro1">
          <table:table-cell office:value-type="float" office:value="0.435473522242726" calcext:value-type="float">
            <text:p>0.4354735222</text:p>
          </table:table-cell>
        </table:table-row>
        <table:table-row table:style-name="ro1">
          <table:table-cell office:value-type="float" office:value="0.433153059808052" calcext:value-type="float">
            <text:p>0.4331530598</text:p>
          </table:table-cell>
        </table:table-row>
        <table:table-row table:style-name="ro1">
          <table:table-cell office:value-type="float" office:value="0.430850547031199" calcext:value-type="float">
            <text:p>0.430850547</text:p>
          </table:table-cell>
        </table:table-row>
        <table:table-row table:style-name="ro1">
          <table:table-cell office:value-type="float" office:value="0.42857630381972" calcext:value-type="float">
            <text:p>0.4285763038</text:p>
          </table:table-cell>
        </table:table-row>
        <table:table-row table:style-name="ro1">
          <table:table-cell office:value-type="float" office:value="0.426340536821981" calcext:value-type="float">
            <text:p>0.4263405368</text:p>
          </table:table-cell>
        </table:table-row>
        <table:table-row table:style-name="ro1">
          <table:table-cell office:value-type="float" office:value="0.424153314181447" calcext:value-type="float">
            <text:p>0.4241533142</text:p>
          </table:table-cell>
        </table:table-row>
        <table:table-row table:style-name="ro1">
          <table:table-cell office:value-type="float" office:value="0.422024540964481" calcext:value-type="float">
            <text:p>0.422024541</text:p>
          </table:table-cell>
        </table:table-row>
        <table:table-row table:style-name="ro1">
          <table:table-cell office:value-type="float" office:value="0.419963935261658" calcext:value-type="float">
            <text:p>0.4199639353</text:p>
          </table:table-cell>
        </table:table-row>
        <table:table-row table:style-name="ro1">
          <table:table-cell office:value-type="float" office:value="0.417981004962599" calcext:value-type="float">
            <text:p>0.417981005</text:p>
          </table:table-cell>
        </table:table-row>
        <table:table-row table:style-name="ro1">
          <table:table-cell office:value-type="float" office:value="0.416085025204323" calcext:value-type="float">
            <text:p>0.4160850252</text:p>
          </table:table-cell>
        </table:table-row>
        <table:table-row table:style-name="ro1">
          <table:table-cell office:value-type="float" office:value="0.41428501649311" calcext:value-type="float">
            <text:p>0.4142850165</text:p>
          </table:table-cell>
        </table:table-row>
        <table:table-row table:style-name="ro1">
          <table:table-cell office:value-type="float" office:value="0.412589723499889" calcext:value-type="float">
            <text:p>0.4125897235</text:p>
          </table:table-cell>
        </table:table-row>
        <table:table-row table:style-name="ro1">
          <table:table-cell office:value-type="float" office:value="0.411007594529135" calcext:value-type="float">
            <text:p>0.4110075945</text:p>
          </table:table-cell>
        </table:table-row>
        <table:table-row table:style-name="ro1">
          <table:table-cell office:value-type="float" office:value="0.409546761661288" calcext:value-type="float">
            <text:p>0.4095467617</text:p>
          </table:table-cell>
        </table:table-row>
        <table:table-row table:style-name="ro1">
          <table:table-cell office:value-type="float" office:value="0.408215021568689" calcext:value-type="float">
            <text:p>0.4082150216</text:p>
          </table:table-cell>
        </table:table-row>
        <table:table-row table:style-name="ro1">
          <table:table-cell office:value-type="float" office:value="0.407019817005032" calcext:value-type="float">
            <text:p>0.407019817</text:p>
          </table:table-cell>
        </table:table-row>
        <table:table-row table:style-name="ro1">
          <table:table-cell office:value-type="float" office:value="0.405968218968327" calcext:value-type="float">
            <text:p>0.405968219</text:p>
          </table:table-cell>
        </table:table-row>
        <table:table-row table:style-name="ro1">
          <table:table-cell office:value-type="float" office:value="0.405066909537394" calcext:value-type="float">
            <text:p>0.4050669095</text:p>
          </table:table-cell>
        </table:table-row>
        <table:table-row table:style-name="ro1">
          <table:table-cell office:value-type="float" office:value="0.404322165381858" calcext:value-type="float">
            <text:p>0.4043221654</text:p>
          </table:table-cell>
        </table:table-row>
        <table:table-row table:style-name="ro1">
          <table:table-cell office:value-type="float" office:value="0.403739841945672" calcext:value-type="float">
            <text:p>0.4037398419</text:p>
          </table:table-cell>
        </table:table-row>
        <table:table-row table:style-name="ro1">
          <table:table-cell office:value-type="float" office:value="0.403325358304154" calcext:value-type="float">
            <text:p>0.4033253583</text:p>
          </table:table-cell>
        </table:table-row>
        <table:table-row table:style-name="ro1">
          <table:table-cell office:value-type="float" office:value="0.403083682694537" calcext:value-type="float">
            <text:p>0.4030836827</text:p>
          </table:table-cell>
        </table:table-row>
        <table:table-row table:style-name="ro1">
          <table:table-cell office:value-type="float" office:value="0.403019318720042" calcext:value-type="float">
            <text:p>0.4030193187</text:p>
          </table:table-cell>
        </table:table-row>
        <table:table-row table:style-name="ro1">
          <table:table-cell office:value-type="float" office:value="0.403136292227465" calcext:value-type="float">
            <text:p>0.4031362922</text:p>
          </table:table-cell>
        </table:table-row>
        <table:table-row table:style-name="ro1">
          <table:table-cell office:value-type="float" office:value="0.403438138858278" calcext:value-type="float">
            <text:p>0.4034381389</text:p>
          </table:table-cell>
        </table:table-row>
        <table:table-row table:style-name="ro1">
          <table:table-cell office:value-type="float" office:value="0.403927892273255" calcext:value-type="float">
            <text:p>0.4039278923</text:p>
          </table:table-cell>
        </table:table-row>
        <table:table-row table:style-name="ro1">
          <table:table-cell office:value-type="float" office:value="0.404608073050605" calcext:value-type="float">
            <text:p>0.4046080731</text:p>
          </table:table-cell>
        </table:table-row>
        <table:table-row table:style-name="ro1">
          <table:table-cell office:value-type="float" office:value="0.405480678257629" calcext:value-type="float">
            <text:p>0.4054806783</text:p>
          </table:table-cell>
        </table:table-row>
        <table:table-row table:style-name="ro1">
          <table:table-cell office:value-type="float" office:value="0.406547171695896" calcext:value-type="float">
            <text:p>0.4065471717</text:p>
          </table:table-cell>
        </table:table-row>
        <table:table-row table:style-name="ro1">
          <table:table-cell office:value-type="float" office:value="0.407808474819922" calcext:value-type="float">
            <text:p>0.4078084748</text:p>
          </table:table-cell>
        </table:table-row>
        <table:table-row table:style-name="ro1">
          <table:table-cell office:value-type="float" office:value="0.409264958329386" calcext:value-type="float">
            <text:p>0.4092649583</text:p>
          </table:table-cell>
        </table:table-row>
        <table:table-row table:style-name="ro1">
          <table:table-cell office:value-type="float" office:value="0.410916434434845" calcext:value-type="float">
            <text:p>0.4109164344</text:p>
          </table:table-cell>
        </table:table-row>
        <table:table-row table:style-name="ro1">
          <table:table-cell office:value-type="float" office:value="0.412762149796979" calcext:value-type="float">
            <text:p>0.4127621498</text:p>
          </table:table-cell>
        </table:table-row>
        <table:table-row table:style-name="ro1">
          <table:table-cell office:value-type="float" office:value="0.414800779139345" calcext:value-type="float">
            <text:p>0.4148007791</text:p>
          </table:table-cell>
        </table:table-row>
        <table:table-row table:style-name="ro1">
          <table:table-cell office:value-type="float" office:value="0.417030419534648" calcext:value-type="float">
            <text:p>0.4170304195</text:p>
          </table:table-cell>
        </table:table-row>
        <table:table-row table:style-name="ro1">
          <table:table-cell office:value-type="float" office:value="0.419448585364539" calcext:value-type="float">
            <text:p>0.4194485854</text:p>
          </table:table-cell>
        </table:table-row>
        <table:table-row table:style-name="ro1">
          <table:table-cell office:value-type="float" office:value="0.422052203952913" calcext:value-type="float">
            <text:p>0.422052204</text:p>
          </table:table-cell>
        </table:table-row>
        <table:table-row table:style-name="ro1">
          <table:table-cell office:value-type="float" office:value="0.424837611872742" calcext:value-type="float">
            <text:p>0.4248376119</text:p>
          </table:table-cell>
        </table:table-row>
        <table:table-row table:style-name="ro1">
          <table:table-cell office:value-type="float" office:value="0.427800551926409" calcext:value-type="float">
            <text:p>0.4278005519</text:p>
          </table:table-cell>
        </table:table-row>
        <table:table-row table:style-name="ro1">
          <table:table-cell office:value-type="float" office:value="0.430936170799571" calcext:value-type="float">
            <text:p>0.4309361708</text:p>
          </table:table-cell>
        </table:table-row>
        <table:table-row table:style-name="ro1">
          <table:table-cell office:value-type="float" office:value="0.434239017388532" calcext:value-type="float">
            <text:p>0.4342390174</text:p>
          </table:table-cell>
        </table:table-row>
        <table:table-row table:style-name="ro1">
          <table:table-cell office:value-type="float" office:value="0.437703041801136" calcext:value-type="float">
            <text:p>0.4377030418</text:p>
          </table:table-cell>
        </table:table-row>
        <table:table-row table:style-name="ro1">
          <table:table-cell office:value-type="float" office:value="0.441321595031176" calcext:value-type="float">
            <text:p>0.441321595</text:p>
          </table:table-cell>
        </table:table-row>
        <table:table-row table:style-name="ro1">
          <table:table-cell office:value-type="float" office:value="0.44508742930632" calcext:value-type="float">
            <text:p>0.4450874293</text:p>
          </table:table-cell>
        </table:table-row>
        <table:table-row table:style-name="ro1">
          <table:table-cell office:value-type="float" office:value="0.44899269910955" calcext:value-type="float">
            <text:p>0.4489926991</text:p>
          </table:table-cell>
        </table:table-row>
        <table:table-row table:style-name="ro1">
          <table:table-cell office:value-type="float" office:value="0.45302896287413" calcext:value-type="float">
            <text:p>0.4530289629</text:p>
          </table:table-cell>
        </table:table-row>
        <table:table-row table:style-name="ro1">
          <table:table-cell office:value-type="float" office:value="0.457187185352077" calcext:value-type="float">
            <text:p>0.4571871854</text:p>
          </table:table-cell>
        </table:table-row>
        <table:table-row table:style-name="ro1">
          <table:table-cell office:value-type="float" office:value="0.461457740656156" calcext:value-type="float">
            <text:p>0.4614577407</text:p>
          </table:table-cell>
        </table:table-row>
        <table:table-row table:style-name="ro1">
          <table:table-cell office:value-type="float" office:value="0.465830415975388" calcext:value-type="float">
            <text:p>0.465830416</text:p>
          </table:table-cell>
        </table:table-row>
        <table:table-row table:style-name="ro1">
          <table:table-cell office:value-type="float" office:value="0.470294415964084" calcext:value-type="float">
            <text:p>0.470294416</text:p>
          </table:table-cell>
        </table:table-row>
        <table:table-row table:style-name="ro1">
          <table:table-cell office:value-type="float" office:value="0.474838367804384" calcext:value-type="float">
            <text:p>0.4748383678</text:p>
          </table:table-cell>
        </table:table-row>
        <table:table-row table:style-name="ro1">
          <table:table-cell office:value-type="float" office:value="0.479450326942321" calcext:value-type="float">
            <text:p>0.4794503269</text:p>
          </table:table-cell>
        </table:table-row>
        <table:table-row table:style-name="ro1">
          <table:table-cell office:value-type="float" office:value="0.484117783497398" calcext:value-type="float">
            <text:p>0.4841177835</text:p>
          </table:table-cell>
        </table:table-row>
        <table:table-row table:style-name="ro1">
          <table:table-cell office:value-type="float" office:value="0.488827669345687" calcext:value-type="float">
            <text:p>0.4888276693</text:p>
          </table:table-cell>
        </table:table-row>
        <table:table-row table:style-name="ro1">
          <table:table-cell office:value-type="float" office:value="0.493566365876434" calcext:value-type="float">
            <text:p>0.4935663659</text:p>
          </table:table-cell>
        </table:table-row>
        <table:table-row table:style-name="ro1">
          <table:table-cell office:value-type="float" office:value="0.498319712422197" calcext:value-type="float">
            <text:p>0.4983197124</text:p>
          </table:table-cell>
        </table:table-row>
        <table:table-row table:style-name="ro1">
          <table:table-cell office:value-type="float" office:value="0.430816405998255" calcext:value-type="float">
            <text:p>0.430816406</text:p>
          </table:table-cell>
        </table:table-row>
        <table:table-row table:style-name="ro1">
          <table:table-cell office:value-type="float" office:value="0.433977598622285" calcext:value-type="float">
            <text:p>0.4339775986</text:p>
          </table:table-cell>
        </table:table-row>
        <table:table-row table:style-name="ro1">
          <table:table-cell office:value-type="float" office:value="0.437093845985907" calcext:value-type="float">
            <text:p>0.437093846</text:p>
          </table:table-cell>
        </table:table-row>
        <table:table-row table:style-name="ro1">
          <table:table-cell office:value-type="float" office:value="0.440145209525561" calcext:value-type="float">
            <text:p>0.4401452095</text:p>
          </table:table-cell>
        </table:table-row>
        <table:table-row table:style-name="ro1">
          <table:table-cell office:value-type="float" office:value="0.443113416673057" calcext:value-type="float">
            <text:p>0.4431134167</text:p>
          </table:table-cell>
        </table:table-row>
        <table:table-row table:style-name="ro1">
          <table:table-cell office:value-type="float" office:value="0.445981805937839" calcext:value-type="float">
            <text:p>0.4459818059</text:p>
          </table:table-cell>
        </table:table-row>
        <table:table-row table:style-name="ro1">
          <table:table-cell office:value-type="float" office:value="0.448735272662836" calcext:value-type="float">
            <text:p>0.4487352727</text:p>
          </table:table-cell>
        </table:table-row>
        <table:table-row table:style-name="ro1">
          <table:table-cell office:value-type="float" office:value="0.45136021545389" calcext:value-type="float">
            <text:p>0.4513602155</text:p>
          </table:table-cell>
        </table:table-row>
        <table:table-row table:style-name="ro1">
          <table:table-cell office:value-type="float" office:value="0.453844483282772" calcext:value-type="float">
            <text:p>0.4538444833</text:p>
          </table:table-cell>
        </table:table-row>
        <table:table-row table:style-name="ro1">
          <table:table-cell office:value-type="float" office:value="0.456177323263781" calcext:value-type="float">
            <text:p>0.4561773233</text:p>
          </table:table-cell>
        </table:table-row>
        <table:table-row table:style-name="ro1">
          <table:table-cell office:value-type="float" office:value="0.458349329103928" calcext:value-type="float">
            <text:p>0.4583493291</text:p>
          </table:table-cell>
        </table:table-row>
        <table:table-row table:style-name="ro1">
          <table:table-cell office:value-type="float" office:value="0.460352390226698" calcext:value-type="float">
            <text:p>0.4603523902</text:p>
          </table:table-cell>
        </table:table-row>
        <table:table-row table:style-name="ro1">
          <table:table-cell office:value-type="float" office:value="0.462179641569402" calcext:value-type="float">
            <text:p>0.4621796416</text:p>
          </table:table-cell>
        </table:table-row>
        <table:table-row table:style-name="ro1">
          <table:table-cell office:value-type="float" office:value="0.46382541405411" calcext:value-type="float">
            <text:p>0.4638254141</text:p>
          </table:table-cell>
        </table:table-row>
        <table:table-row table:style-name="ro1">
          <table:table-cell office:value-type="float" office:value="0.46528518573217" calcext:value-type="float">
            <text:p>0.4652851857</text:p>
          </table:table-cell>
        </table:table-row>
        <table:table-row table:style-name="ro1">
          <table:table-cell office:value-type="float" office:value="0.466555533602303" calcext:value-type="float">
            <text:p>0.4665555336</text:p>
          </table:table-cell>
        </table:table-row>
        <table:table-row table:style-name="ro1">
          <table:table-cell office:value-type="float" office:value="0.467634086102294" calcext:value-type="float">
            <text:p>0.4676340861</text:p>
          </table:table-cell>
        </table:table-row>
        <table:table-row table:style-name="ro1">
          <table:table-cell office:value-type="float" office:value="0.468519476274252" calcext:value-type="float">
            <text:p>0.4685194763</text:p>
          </table:table-cell>
        </table:table-row>
        <table:table-row table:style-name="ro1">
          <table:table-cell office:value-type="float" office:value="0.46921129560347" calcext:value-type="float">
            <text:p>0.4692112956</text:p>
          </table:table-cell>
        </table:table-row>
        <table:table-row table:style-name="ro1">
          <table:table-cell office:value-type="float" office:value="0.469710048530853" calcext:value-type="float">
            <text:p>0.4697100485</text:p>
          </table:table-cell>
        </table:table-row>
        <table:table-row table:style-name="ro1">
          <table:table-cell office:value-type="float" office:value="0.470017107638939" calcext:value-type="float">
            <text:p>0.4700171076</text:p>
          </table:table-cell>
        </table:table-row>
        <table:table-row table:style-name="ro1">
          <table:table-cell office:value-type="float" office:value="0.470134669511505" calcext:value-type="float">
            <text:p>0.4701346695</text:p>
          </table:table-cell>
        </table:table-row>
        <table:table-row table:style-name="ro1">
          <table:table-cell office:value-type="float" office:value="0.470065711266747" calcext:value-type="float">
            <text:p>0.4700657113</text:p>
          </table:table-cell>
        </table:table-row>
        <table:table-row table:style-name="ro1">
          <table:table-cell office:value-type="float" office:value="0.469813947764052" calcext:value-type="float">
            <text:p>0.4698139478</text:p>
          </table:table-cell>
        </table:table-row>
        <table:table-row table:style-name="ro1">
          <table:table-cell office:value-type="float" office:value="0.469383789484353" calcext:value-type="float">
            <text:p>0.4693837895</text:p>
          </table:table-cell>
        </table:table-row>
        <table:table-row table:style-name="ro1">
          <table:table-cell office:value-type="float" office:value="0.468780301084064" calcext:value-type="float">
            <text:p>0.4687803011</text:p>
          </table:table-cell>
        </table:table-row>
        <table:table-row table:style-name="ro1">
          <table:table-cell office:value-type="float" office:value="0.468009160622601" calcext:value-type="float">
            <text:p>0.4680091606</text:p>
          </table:table-cell>
        </table:table-row>
        <table:table-row table:style-name="ro1">
          <table:table-cell office:value-type="float" office:value="0.467076619463486" calcext:value-type="float">
            <text:p>0.4670766195</text:p>
          </table:table-cell>
        </table:table-row>
        <table:table-row table:style-name="ro1">
          <table:table-cell office:value-type="float" office:value="0.465989462849035" calcext:value-type="float">
            <text:p>0.4659894628</text:p>
          </table:table-cell>
        </table:table-row>
        <table:table-row table:style-name="ro1">
          <table:table-cell office:value-type="float" office:value="0.46475497114863" calcext:value-type="float">
            <text:p>0.4647549711</text:p>
          </table:table-cell>
        </table:table-row>
        <table:table-row table:style-name="ro1">
          <table:table-cell office:value-type="float" office:value="0.463380881780572" calcext:value-type="float">
            <text:p>0.4633808818</text:p>
          </table:table-cell>
        </table:table-row>
        <table:table-row table:style-name="ro1">
          <table:table-cell office:value-type="float" office:value="0.461875351807522" calcext:value-type="float">
            <text:p>0.4618753518</text:p>
          </table:table-cell>
        </table:table-row>
        <table:table-row table:style-name="ro1">
          <table:table-cell office:value-type="float" office:value="0.460246921205523" calcext:value-type="float">
            <text:p>0.4602469212</text:p>
          </table:table-cell>
        </table:table-row>
        <table:table-row table:style-name="ro1">
          <table:table-cell office:value-type="float" office:value="0.458504476806606" calcext:value-type="float">
            <text:p>0.4585044768</text:p>
          </table:table-cell>
        </table:table-row>
        <table:table-row table:style-name="ro1">
          <table:table-cell office:value-type="float" office:value="0.456657216914976" calcext:value-type="float">
            <text:p>0.4566572169</text:p>
          </table:table-cell>
        </table:table-row>
        <table:table-row table:style-name="ro1">
          <table:table-cell office:value-type="float" office:value="0.454714616596792" calcext:value-type="float">
            <text:p>0.4547146166</text:p>
          </table:table-cell>
        </table:table-row>
        <table:table-row table:style-name="ro1">
          <table:table-cell office:value-type="float" office:value="0.45268639364352" calcext:value-type="float">
            <text:p>0.4526863936</text:p>
          </table:table-cell>
        </table:table-row>
        <table:table-row table:style-name="ro1">
          <table:table-cell office:value-type="float" office:value="0.450582475208872" calcext:value-type="float">
            <text:p>0.4505824752</text:p>
          </table:table-cell>
        </table:table-row>
        <table:table-row table:style-name="ro1">
          <table:table-cell office:value-type="float" office:value="0.448412965119332" calcext:value-type="float">
            <text:p>0.4484129651</text:p>
          </table:table-cell>
        </table:table-row>
        <table:table-row table:style-name="ro1">
          <table:table-cell office:value-type="float" office:value="0.446188111858267" calcext:value-type="float">
            <text:p>0.4461881119</text:p>
          </table:table-cell>
        </table:table-row>
        <table:table-row table:style-name="ro1">
          <table:table-cell office:value-type="float" office:value="0.443918277223612" calcext:value-type="float">
            <text:p>0.4439182772</text:p>
          </table:table-cell>
        </table:table-row>
        <table:table-row table:style-name="ro1">
          <table:table-cell office:value-type="float" office:value="0.44161390565915" calcext:value-type="float">
            <text:p>0.4416139057</text:p>
          </table:table-cell>
        </table:table-row>
        <table:table-row table:style-name="ro1">
          <table:table-cell office:value-type="float" office:value="0.43928549425937" calcext:value-type="float">
            <text:p>0.4392854943</text:p>
          </table:table-cell>
        </table:table-row>
        <table:table-row table:style-name="ro1">
          <table:table-cell office:value-type="float" office:value="0.436943563447906" calcext:value-type="float">
            <text:p>0.4369435634</text:p>
          </table:table-cell>
        </table:table-row>
        <table:table-row table:style-name="ro1">
          <table:table-cell office:value-type="float" office:value="0.434598628329568" calcext:value-type="float">
            <text:p>0.4345986283</text:p>
          </table:table-cell>
        </table:table-row>
        <table:table-row table:style-name="ro1">
          <table:table-cell office:value-type="float" office:value="0.432261170715949" calcext:value-type="float">
            <text:p>0.4322611707</text:p>
          </table:table-cell>
        </table:table-row>
        <table:table-row table:style-name="ro1">
          <table:table-cell office:value-type="float" office:value="0.429941611824618" calcext:value-type="float">
            <text:p>0.4299416118</text:p>
          </table:table-cell>
        </table:table-row>
        <table:table-row table:style-name="ro1">
          <table:table-cell office:value-type="float" office:value="0.427650285651897" calcext:value-type="float">
            <text:p>0.4276502857</text:p>
          </table:table-cell>
        </table:table-row>
        <table:table-row table:style-name="ro1">
          <table:table-cell office:value-type="float" office:value="0.425397413019223" calcext:value-type="float">
            <text:p>0.425397413</text:p>
          </table:table-cell>
        </table:table-row>
        <table:table-row table:style-name="ro1">
          <table:table-cell office:value-type="float" office:value="0.423193076293091" calcext:value-type="float">
            <text:p>0.4231930763</text:p>
          </table:table-cell>
        </table:table-row>
        <table:table-row table:style-name="ro1">
          <table:table-cell office:value-type="float" office:value="0.421047194778583" calcext:value-type="float">
            <text:p>0.4210471948</text:p>
          </table:table-cell>
        </table:table-row>
        <table:table-row table:style-name="ro1">
          <table:table-cell office:value-type="float" office:value="0.418969500786477" calcext:value-type="float">
            <text:p>0.4189695008</text:p>
          </table:table-cell>
        </table:table-row>
        <table:table-row table:style-name="ro1">
          <table:table-cell office:value-type="float" office:value="0.416969516373944" calcext:value-type="float">
            <text:p>0.4169695164</text:p>
          </table:table-cell>
        </table:table-row>
        <table:table-row table:style-name="ro1">
          <table:table-cell office:value-type="float" office:value="0.415056530758829" calcext:value-type="float">
            <text:p>0.4150565308</text:p>
          </table:table-cell>
        </table:table-row>
        <table:table-row table:style-name="ro1">
          <table:table-cell office:value-type="float" office:value="0.413239578407508" calcext:value-type="float">
            <text:p>0.4132395784</text:p>
          </table:table-cell>
        </table:table-row>
        <table:table-row table:style-name="ro1">
          <table:table-cell office:value-type="float" office:value="0.411527417796338" calcext:value-type="float">
            <text:p>0.4115274178</text:p>
          </table:table-cell>
        </table:table-row>
        <table:table-row table:style-name="ro1">
          <table:table-cell office:value-type="float" office:value="0.409928510846687" calcext:value-type="float">
            <text:p>0.4099285108</text:p>
          </table:table-cell>
        </table:table-row>
        <table:table-row table:style-name="ro1">
          <table:table-cell office:value-type="float" office:value="0.408451003033543" calcext:value-type="float">
            <text:p>0.408451003</text:p>
          </table:table-cell>
        </table:table-row>
        <table:table-row table:style-name="ro1">
          <table:table-cell office:value-type="float" office:value="0.407102704167717" calcext:value-type="float">
            <text:p>0.4071027042</text:p>
          </table:table-cell>
        </table:table-row>
        <table:table-row table:style-name="ro1">
          <table:table-cell office:value-type="float" office:value="0.405891069851618" calcext:value-type="float">
            <text:p>0.4058910699</text:p>
          </table:table-cell>
        </table:table-row>
        <table:table-row table:style-name="ro1">
          <table:table-cell office:value-type="float" office:value="0.404823183608623" calcext:value-type="float">
            <text:p>0.4048231836</text:p>
          </table:table-cell>
        </table:table-row>
        <table:table-row table:style-name="ro1">
          <table:table-cell office:value-type="float" office:value="0.403905739686019" calcext:value-type="float">
            <text:p>0.4039057397</text:p>
          </table:table-cell>
        </table:table-row>
        <table:table-row table:style-name="ro1">
          <table:table-cell office:value-type="float" office:value="0.403145026531538" calcext:value-type="float">
            <text:p>0.4031450265</text:p>
          </table:table-cell>
        </table:table-row>
        <table:table-row table:style-name="ro1">
          <table:table-cell office:value-type="float" office:value="0.40254691094347" calcext:value-type="float">
            <text:p>0.4025469109</text:p>
          </table:table-cell>
        </table:table-row>
        <table:table-row table:style-name="ro1">
          <table:table-cell office:value-type="float" office:value="0.402116822894368" calcext:value-type="float">
            <text:p>0.4021168229</text:p>
          </table:table-cell>
        </table:table-row>
        <table:table-row table:style-name="ro1">
          <table:table-cell office:value-type="float" office:value="0.401859741028318" calcext:value-type="float">
            <text:p>0.401859741</text:p>
          </table:table-cell>
        </table:table-row>
        <table:table-row table:style-name="ro1">
          <table:table-cell office:value-type="float" office:value="0.401780178831819" calcext:value-type="float">
            <text:p>0.4017801788</text:p>
          </table:table-cell>
        </table:table-row>
        <table:table-row table:style-name="ro1">
          <table:table-cell office:value-type="float" office:value="0.401882171478225" calcext:value-type="float">
            <text:p>0.4018821715</text:p>
          </table:table-cell>
        </table:table-row>
        <table:table-row table:style-name="ro1">
          <table:table-cell office:value-type="float" office:value="0.402169263345776" calcext:value-type="float">
            <text:p>0.4021692633</text:p>
          </table:table-cell>
        </table:table-row>
        <table:table-row table:style-name="ro1">
          <table:table-cell office:value-type="float" office:value="0.402644496209223" calcext:value-type="float">
            <text:p>0.4026444962</text:p>
          </table:table-cell>
        </table:table-row>
        <table:table-row table:style-name="ro1">
          <table:table-cell office:value-type="float" office:value="0.403310398105023" calcext:value-type="float">
            <text:p>0.4033103981</text:p>
          </table:table-cell>
        </table:table-row>
        <table:table-row table:style-name="ro1">
          <table:table-cell office:value-type="float" office:value="0.404168972870124" calcext:value-type="float">
            <text:p>0.4041689729</text:p>
          </table:table-cell>
        </table:table-row>
        <table:table-row table:style-name="ro1">
          <table:table-cell office:value-type="float" office:value="0.405221690354334" calcext:value-type="float">
            <text:p>0.4052216904</text:p>
          </table:table-cell>
        </table:table-row>
        <table:table-row table:style-name="ro1">
          <table:table-cell office:value-type="float" office:value="0.406469477306272" calcext:value-type="float">
            <text:p>0.4064694773</text:p>
          </table:table-cell>
        </table:table-row>
        <table:table-row table:style-name="ro1">
          <table:table-cell office:value-type="float" office:value="0.407912708932903" calcext:value-type="float">
            <text:p>0.4079127089</text:p>
          </table:table-cell>
        </table:table-row>
        <table:table-row table:style-name="ro1">
          <table:table-cell office:value-type="float" office:value="0.409551201132656" calcext:value-type="float">
            <text:p>0.4095512011</text:p>
          </table:table-cell>
        </table:table-row>
        <table:table-row table:style-name="ro1">
          <table:table-cell office:value-type="float" office:value="0.41138420340213" calcext:value-type="float">
            <text:p>0.4113842034</text:p>
          </table:table-cell>
        </table:table-row>
        <table:table-row table:style-name="ro1">
          <table:table-cell office:value-type="float" office:value="0.413410392416376" calcext:value-type="float">
            <text:p>0.4134103924</text:p>
          </table:table-cell>
        </table:table-row>
        <table:table-row table:style-name="ro1">
          <table:table-cell office:value-type="float" office:value="0.415627866282767" calcext:value-type="float">
            <text:p>0.4156278663</text:p>
          </table:table-cell>
        </table:table-row>
        <table:table-row table:style-name="ro1">
          <table:table-cell office:value-type="float" office:value="0.418034139468456" calcext:value-type="float">
            <text:p>0.4180341395</text:p>
          </table:table-cell>
        </table:table-row>
        <table:table-row table:style-name="ro1">
          <table:table-cell office:value-type="float" office:value="0.420626138401406" calcext:value-type="float">
            <text:p>0.4206261384</text:p>
          </table:table-cell>
        </table:table-row>
        <table:table-row table:style-name="ro1">
          <table:table-cell office:value-type="float" office:value="0.423400197745017" calcext:value-type="float">
            <text:p>0.4234001977</text:p>
          </table:table-cell>
        </table:table-row>
        <table:table-row table:style-name="ro1">
          <table:table-cell office:value-type="float" office:value="0.426352057346327" calcext:value-type="float">
            <text:p>0.4263520573</text:p>
          </table:table-cell>
        </table:table-row>
        <table:table-row table:style-name="ro1">
          <table:table-cell office:value-type="float" office:value="0.429476859857801" calcext:value-type="float">
            <text:p>0.4294768599</text:p>
          </table:table-cell>
        </table:table-row>
        <table:table-row table:style-name="ro1">
          <table:table-cell office:value-type="float" office:value="0.432769149032699" calcext:value-type="float">
            <text:p>0.432769149</text:p>
          </table:table-cell>
        </table:table-row>
        <table:table-row table:style-name="ro1">
          <table:table-cell office:value-type="float" office:value="0.436222868694039" calcext:value-type="float">
            <text:p>0.4362228687</text:p>
          </table:table-cell>
        </table:table-row>
        <table:table-row table:style-name="ro1">
          <table:table-cell office:value-type="float" office:value="0.439831362377128" calcext:value-type="float">
            <text:p>0.4398313624</text:p>
          </table:table-cell>
        </table:table-row>
        <table:table-row table:style-name="ro1">
          <table:table-cell office:value-type="float" office:value="0.443587373645689" calcext:value-type="float">
            <text:p>0.4435873736</text:p>
          </table:table-cell>
        </table:table-row>
        <table:table-row table:style-name="ro1">
          <table:table-cell office:value-type="float" office:value="0.447483047081564" calcext:value-type="float">
            <text:p>0.4474830471</text:p>
          </table:table-cell>
        </table:table-row>
        <table:table-row table:style-name="ro1">
          <table:table-cell office:value-type="float" office:value="0.451509929948008" calcext:value-type="float">
            <text:p>0.4515099299</text:p>
          </table:table-cell>
        </table:table-row>
        <table:table-row table:style-name="ro1">
          <table:table-cell office:value-type="float" office:value="0.45565897452656" calcext:value-type="float">
            <text:p>0.4556589745</text:p>
          </table:table-cell>
        </table:table-row>
        <table:table-row table:style-name="ro1">
          <table:table-cell office:value-type="float" office:value="0.459920541127497" calcext:value-type="float">
            <text:p>0.4599205411</text:p>
          </table:table-cell>
        </table:table-row>
        <table:table-row table:style-name="ro1">
          <table:table-cell office:value-type="float" office:value="0.46428440177388" calcext:value-type="float">
            <text:p>0.4642844018</text:p>
          </table:table-cell>
        </table:table-row>
        <table:table-row table:style-name="ro1">
          <table:table-cell office:value-type="float" office:value="0.468739744559175" calcext:value-type="float">
            <text:p>0.4687397446</text:p>
          </table:table-cell>
        </table:table-row>
        <table:table-row table:style-name="ro1">
          <table:table-cell office:value-type="float" office:value="0.473275178678463" calcext:value-type="float">
            <text:p>0.4732751787</text:p>
          </table:table-cell>
        </table:table-row>
        <table:table-row table:style-name="ro1">
          <table:table-cell office:value-type="float" office:value="0.477878740133228" calcext:value-type="float">
            <text:p>0.4778787401</text:p>
          </table:table-cell>
        </table:table-row>
        <table:table-row table:style-name="ro1">
          <table:table-cell office:value-type="float" office:value="0.482537898109739" calcext:value-type="float">
            <text:p>0.4825378981</text:p>
          </table:table-cell>
        </table:table-row>
        <table:table-row table:style-name="ro1">
          <table:table-cell office:value-type="float" office:value="0.487239562031001" calcext:value-type="float">
            <text:p>0.487239562</text:p>
          </table:table-cell>
        </table:table-row>
        <table:table-row table:style-name="ro1">
          <table:table-cell office:value-type="float" office:value="0.491970089282301" calcext:value-type="float">
            <text:p>0.4919700893</text:p>
          </table:table-cell>
        </table:table-row>
        <table:table-row table:style-name="ro1">
          <table:table-cell office:value-type="float" office:value="0.496715293610338" calcext:value-type="float">
            <text:p>0.4967152936</text:p>
          </table:table-cell>
        </table:table-row>
        <table:table-row table:style-name="ro1">
          <table:table-cell office:value-type="float" office:value="0.430544254807435" calcext:value-type="float">
            <text:p>0.4305442548</text:p>
          </table:table-cell>
        </table:table-row>
        <table:table-row table:style-name="ro1">
          <table:table-cell office:value-type="float" office:value="0.433696819255888" calcext:value-type="float">
            <text:p>0.4336968193</text:p>
          </table:table-cell>
        </table:table-row>
        <table:table-row table:style-name="ro1">
          <table:table-cell office:value-type="float" office:value="0.436804378281566" calcext:value-type="float">
            <text:p>0.4368043783</text:p>
          </table:table-cell>
        </table:table-row>
        <table:table-row table:style-name="ro1">
          <table:table-cell office:value-type="float" office:value="0.439846966000813" calcext:value-type="float">
            <text:p>0.439846966</text:p>
          </table:table-cell>
        </table:table-row>
        <table:table-row table:style-name="ro1">
          <table:table-cell office:value-type="float" office:value="0.442806284365649" calcext:value-type="float">
            <text:p>0.4428062844</text:p>
          </table:table-cell>
        </table:table-row>
        <table:table-row table:style-name="ro1">
          <table:table-cell office:value-type="float" office:value="0.445665648204877" calcext:value-type="float">
            <text:p>0.4456656482</text:p>
          </table:table-cell>
        </table:table-row>
        <table:table-row table:style-name="ro1">
          <table:table-cell office:value-type="float" office:value="0.448409930938845" calcext:value-type="float">
            <text:p>0.4484099309</text:p>
          </table:table-cell>
        </table:table-row>
        <table:table-row table:style-name="ro1">
          <table:table-cell office:value-type="float" office:value="0.451025510967869" calcext:value-type="float">
            <text:p>0.451025511</text:p>
          </table:table-cell>
        </table:table-row>
        <table:table-row table:style-name="ro1">
          <table:table-cell office:value-type="float" office:value="0.453500218734295" calcext:value-type="float">
            <text:p>0.4535002187</text:p>
          </table:table-cell>
        </table:table-row>
        <table:table-row table:style-name="ro1">
          <table:table-cell office:value-type="float" office:value="0.455823284458227" calcext:value-type="float">
            <text:p>0.4558232845</text:p>
          </table:table-cell>
        </table:table-row>
        <table:table-row table:style-name="ro1">
          <table:table-cell office:value-type="float" office:value="0.457985286546897" calcext:value-type="float">
            <text:p>0.4579852865</text:p>
          </table:table-cell>
        </table:table-row>
        <table:table-row table:style-name="ro1">
          <table:table-cell office:value-type="float" office:value="0.459978100677696" calcext:value-type="float">
            <text:p>0.4599781007</text:p>
          </table:table-cell>
        </table:table-row>
        <table:table-row table:style-name="ro1">
          <table:table-cell office:value-type="float" office:value="0.461794849554854" calcext:value-type="float">
            <text:p>0.4617948496</text:p>
          </table:table-cell>
        </table:table-row>
        <table:table-row table:style-name="ro1">
          <table:table-cell office:value-type="float" office:value="0.463429853339771" calcext:value-type="float">
            <text:p>0.4634298533</text:p>
          </table:table-cell>
        </table:table-row>
        <table:table-row table:style-name="ro1">
          <table:table-cell office:value-type="float" office:value="0.464878580755002" calcext:value-type="float">
            <text:p>0.4648785808</text:p>
          </table:table-cell>
        </table:table-row>
        <table:table-row table:style-name="ro1">
          <table:table-cell office:value-type="float" office:value="0.466137600861902" calcext:value-type="float">
            <text:p>0.4661376009</text:p>
          </table:table-cell>
        </table:table-row>
        <table:table-row table:style-name="ro1">
          <table:table-cell office:value-type="float" office:value="0.467204535511908" calcext:value-type="float">
            <text:p>0.4672045355</text:p>
          </table:table-cell>
        </table:table-row>
        <table:table-row table:style-name="ro1">
          <table:table-cell office:value-type="float" office:value="0.468078012471491" calcext:value-type="float">
            <text:p>0.4680780125</text:p>
          </table:table-cell>
        </table:table-row>
        <table:table-row table:style-name="ro1">
          <table:table-cell office:value-type="float" office:value="0.468757619220748" calcext:value-type="float">
            <text:p>0.4687576192</text:p>
          </table:table-cell>
        </table:table-row>
        <table:table-row table:style-name="ro1">
          <table:table-cell office:value-type="float" office:value="0.469243857425652" calcext:value-type="float">
            <text:p>0.4692438574</text:p>
          </table:table-cell>
        </table:table-row>
        <table:table-row table:style-name="ro1">
          <table:table-cell office:value-type="float" office:value="0.469538098083958" calcext:value-type="float">
            <text:p>0.4695380981</text:p>
          </table:table-cell>
        </table:table-row>
        <table:table-row table:style-name="ro1">
          <table:table-cell office:value-type="float" office:value="0.469642537344754" calcext:value-type="float">
            <text:p>0.4696425373</text:p>
          </table:table-cell>
        </table:table-row>
        <table:table-row table:style-name="ro1">
          <table:table-cell office:value-type="float" office:value="0.469560153001669" calcext:value-type="float">
            <text:p>0.469560153</text:p>
          </table:table-cell>
        </table:table-row>
        <table:table-row table:style-name="ro1">
          <table:table-cell office:value-type="float" office:value="0.469294661659736" calcext:value-type="float">
            <text:p>0.4692946617</text:p>
          </table:table-cell>
        </table:table-row>
        <table:table-row table:style-name="ro1">
          <table:table-cell office:value-type="float" office:value="0.468850476575903" calcext:value-type="float">
            <text:p>0.4688504766</text:p>
          </table:table-cell>
        </table:table-row>
        <table:table-row table:style-name="ro1">
          <table:table-cell office:value-type="float" office:value="0.4682326661732" calcext:value-type="float">
            <text:p>0.4682326662</text:p>
          </table:table-cell>
        </table:table-row>
        <table:table-row table:style-name="ro1">
          <table:table-cell office:value-type="float" office:value="0.467446913228558" calcext:value-type="float">
            <text:p>0.4674469132</text:p>
          </table:table-cell>
        </table:table-row>
        <table:table-row table:style-name="ro1">
          <table:table-cell office:value-type="float" office:value="0.46649947473428" calcext:value-type="float">
            <text:p>0.4664994747</text:p>
          </table:table-cell>
        </table:table-row>
        <table:table-row table:style-name="ro1">
          <table:table-cell office:value-type="float" office:value="0.465397142433165" calcext:value-type="float">
            <text:p>0.4653971424</text:p>
          </table:table-cell>
        </table:table-row>
        <table:table-row table:style-name="ro1">
          <table:table-cell office:value-type="float" office:value="0.464147204027285" calcext:value-type="float">
            <text:p>0.464147204</text:p>
          </table:table-cell>
        </table:table-row>
        <table:table-row table:style-name="ro1">
          <table:table-cell office:value-type="float" office:value="0.462757405060416" calcext:value-type="float">
            <text:p>0.4627574051</text:p>
          </table:table-cell>
        </table:table-row>
        <table:table-row table:style-name="ro1">
          <table:table-cell office:value-type="float" office:value="0.461235911474119" calcext:value-type="float">
            <text:p>0.4612359115</text:p>
          </table:table-cell>
        </table:table-row>
        <table:table-row table:style-name="ro1">
          <table:table-cell office:value-type="float" office:value="0.459591272837476" calcext:value-type="float">
            <text:p>0.4595912728</text:p>
          </table:table-cell>
        </table:table-row>
        <table:table-row table:style-name="ro1">
          <table:table-cell office:value-type="float" office:value="0.457832386250477" calcext:value-type="float">
            <text:p>0.4578323863</text:p>
          </table:table-cell>
        </table:table-row>
        <table:table-row table:style-name="ro1">
          <table:table-cell office:value-type="float" office:value="0.455968460921063" calcext:value-type="float">
            <text:p>0.4559684609</text:p>
          </table:table-cell>
        </table:table-row>
        <table:table-row table:style-name="ro1">
          <table:table-cell office:value-type="float" office:value="0.454008983415817" calcext:value-type="float">
            <text:p>0.4540089834</text:p>
          </table:table-cell>
        </table:table-row>
        <table:table-row table:style-name="ro1">
          <table:table-cell office:value-type="float" office:value="0.451963683584311" calcext:value-type="float">
            <text:p>0.4519636836</text:p>
          </table:table-cell>
        </table:table-row>
        <table:table-row table:style-name="ro1">
          <table:table-cell office:value-type="float" office:value="0.449842501157106" calcext:value-type="float">
            <text:p>0.4498425012</text:p>
          </table:table-cell>
        </table:table-row>
        <table:table-row table:style-name="ro1">
          <table:table-cell office:value-type="float" office:value="0.447655553017402" calcext:value-type="float">
            <text:p>0.447655553</text:p>
          </table:table-cell>
        </table:table-row>
        <table:table-row table:style-name="ro1">
          <table:table-cell office:value-type="float" office:value="0.445413101146344" calcext:value-type="float">
            <text:p>0.4454131011</text:p>
          </table:table-cell>
        </table:table-row>
        <table:table-row table:style-name="ro1">
          <table:table-cell office:value-type="float" office:value="0.443125521241978" calcext:value-type="float">
            <text:p>0.4431255212</text:p>
          </table:table-cell>
        </table:table-row>
        <table:table-row table:style-name="ro1">
          <table:table-cell office:value-type="float" office:value="0.440803272011863" calcext:value-type="float">
            <text:p>0.440803272</text:p>
          </table:table-cell>
        </table:table-row>
        <table:table-row table:style-name="ro1">
          <table:table-cell office:value-type="float" office:value="0.438456865139331" calcext:value-type="float">
            <text:p>0.4384568651</text:p>
          </table:table-cell>
        </table:table-row>
        <table:table-row table:style-name="ro1">
          <table:table-cell office:value-type="float" office:value="0.436096835923403" calcext:value-type="float">
            <text:p>0.4360968359</text:p>
          </table:table-cell>
        </table:table-row>
        <table:table-row table:style-name="ro1">
          <table:table-cell office:value-type="float" office:value="0.43373371459236" calcext:value-type="float">
            <text:p>0.4337337146</text:p>
          </table:table-cell>
        </table:table-row>
        <table:table-row table:style-name="ro1">
          <table:table-cell office:value-type="float" office:value="0.43137799829096" calcext:value-type="float">
            <text:p>0.4313779983</text:p>
          </table:table-cell>
        </table:table-row>
        <table:table-row table:style-name="ro1">
          <table:table-cell office:value-type="float" office:value="0.429040123741316" calcext:value-type="float">
            <text:p>0.4290401237</text:p>
          </table:table-cell>
        </table:table-row>
        <table:table-row table:style-name="ro1">
          <table:table-cell office:value-type="float" office:value="0.426730440577416" calcext:value-type="float">
            <text:p>0.4267304406</text:p>
          </table:table-cell>
        </table:table-row>
        <table:table-row table:style-name="ro1">
          <table:table-cell office:value-type="float" office:value="0.42445918535331" calcext:value-type="float">
            <text:p>0.4244591854</text:p>
          </table:table-cell>
        </table:table-row>
        <table:table-row table:style-name="ro1">
          <table:table-cell office:value-type="float" office:value="0.422236456224937" calcext:value-type="float">
            <text:p>0.4222364562</text:p>
          </table:table-cell>
        </table:table-row>
        <table:table-row table:style-name="ro1">
          <table:table-cell office:value-type="float" office:value="0.42007218830561" calcext:value-type="float">
            <text:p>0.4200721883</text:p>
          </table:table-cell>
        </table:table-row>
        <table:table-row table:style-name="ro1">
          <table:table-cell office:value-type="float" office:value="0.417976129695156" calcext:value-type="float">
            <text:p>0.4179761297</text:p>
          </table:table-cell>
        </table:table-row>
        <table:table-row table:style-name="ro1">
          <table:table-cell office:value-type="float" office:value="0.415957818182702" calcext:value-type="float">
            <text:p>0.4159578182</text:p>
          </table:table-cell>
        </table:table-row>
        <table:table-row table:style-name="ro1">
          <table:table-cell office:value-type="float" office:value="0.414026558623122" calcext:value-type="float">
            <text:p>0.4140265586</text:p>
          </table:table-cell>
        </table:table-row>
        <table:table-row table:style-name="ro1">
          <table:table-cell office:value-type="float" office:value="0.412191400987132" calcext:value-type="float">
            <text:p>0.412191401</text:p>
          </table:table-cell>
        </table:table-row>
        <table:table-row table:style-name="ro1">
          <table:table-cell office:value-type="float" office:value="0.410461119085036" calcext:value-type="float">
            <text:p>0.4104611191</text:p>
          </table:table-cell>
        </table:table-row>
        <table:table-row table:style-name="ro1">
          <table:table-cell office:value-type="float" office:value="0.408844189964129" calcext:value-type="float">
            <text:p>0.40884419</text:p>
          </table:table-cell>
        </table:table-row>
        <table:table-row table:style-name="ro1">
          <table:table-cell office:value-type="float" office:value="0.40734877397975" calcext:value-type="float">
            <text:p>0.407348774</text:p>
          </table:table-cell>
        </table:table-row>
        <table:table-row table:style-name="ro1">
          <table:table-cell office:value-type="float" office:value="0.405982695539992" calcext:value-type="float">
            <text:p>0.4059826955</text:p>
          </table:table-cell>
        </table:table-row>
        <table:table-row table:style-name="ro1">
          <table:table-cell office:value-type="float" office:value="0.404753424524055" calcext:value-type="float">
            <text:p>0.4047534245</text:p>
          </table:table-cell>
        </table:table-row>
        <table:table-row table:style-name="ro1">
          <table:table-cell office:value-type="float" office:value="0.403668058374264" calcext:value-type="float">
            <text:p>0.4036680584</text:p>
          </table:table-cell>
        </table:table-row>
        <table:table-row table:style-name="ro1">
          <table:table-cell office:value-type="float" office:value="0.402733304861731" calcext:value-type="float">
            <text:p>0.4027333049</text:p>
          </table:table-cell>
        </table:table-row>
        <table:table-row table:style-name="ro1">
          <table:table-cell office:value-type="float" office:value="0.401955465525675" calcext:value-type="float">
            <text:p>0.4019554655</text:p>
          </table:table-cell>
        </table:table-row>
        <table:table-row table:style-name="ro1">
          <table:table-cell office:value-type="float" office:value="0.401340419786389" calcext:value-type="float">
            <text:p>0.4013404198</text:p>
          </table:table-cell>
        </table:table-row>
        <table:table-row table:style-name="ro1">
          <table:table-cell office:value-type="float" office:value="0.400893609731865" calcext:value-type="float">
            <text:p>0.4008936097</text:p>
          </table:table-cell>
        </table:table-row>
        <table:table-row table:style-name="ro1">
          <table:table-cell office:value-type="float" office:value="0.400620025578071" calcext:value-type="float">
            <text:p>0.4006200256</text:p>
          </table:table-cell>
        </table:table-row>
        <table:table-row table:style-name="ro1">
          <table:table-cell office:value-type="float" office:value="0.400524191802879" calcext:value-type="float">
            <text:p>0.4005241918</text:p>
          </table:table-cell>
        </table:table-row>
        <table:table-row table:style-name="ro1">
          <table:table-cell office:value-type="float" office:value="0.400610153953643" calcext:value-type="float">
            <text:p>0.400610154</text:p>
          </table:table-cell>
        </table:table-row>
        <table:table-row table:style-name="ro1">
          <table:table-cell office:value-type="float" office:value="0.400881466128439" calcext:value-type="float">
            <text:p>0.4008814661</text:p>
          </table:table-cell>
        </table:table-row>
        <table:table-row table:style-name="ro1">
          <table:table-cell office:value-type="float" office:value="0.401341179130948" calcext:value-type="float">
            <text:p>0.4013411791</text:p>
          </table:table-cell>
        </table:table-row>
        <table:table-row table:style-name="ro1">
          <table:table-cell office:value-type="float" office:value="0.401991829298998" calcext:value-type="float">
            <text:p>0.4019918293</text:p>
          </table:table-cell>
        </table:table-row>
        <table:table-row table:style-name="ro1">
          <table:table-cell office:value-type="float" office:value="0.402835428006751" calcext:value-type="float">
            <text:p>0.402835428</text:p>
          </table:table-cell>
        </table:table-row>
        <table:table-row table:style-name="ro1">
          <table:table-cell office:value-type="float" office:value="0.403873451840556" calcext:value-type="float">
            <text:p>0.4038734518</text:p>
          </table:table-cell>
        </table:table-row>
        <table:table-row table:style-name="ro1">
          <table:table-cell office:value-type="float" office:value="0.405106833448442" calcext:value-type="float">
            <text:p>0.4051068334</text:p>
          </table:table-cell>
        </table:table-row>
        <table:table-row table:style-name="ro1">
          <table:table-cell office:value-type="float" office:value="0.406535953063269" calcext:value-type="float">
            <text:p>0.4065359531</text:p>
          </table:table-cell>
        </table:table-row>
        <table:table-row table:style-name="ro1">
          <table:table-cell office:value-type="float" office:value="0.408160630699532" calcext:value-type="float">
            <text:p>0.4081606307</text:p>
          </table:table-cell>
        </table:table-row>
        <table:table-row table:style-name="ro1">
          <table:table-cell office:value-type="float" office:value="0.409980119023819" calcext:value-type="float">
            <text:p>0.409980119</text:p>
          </table:table-cell>
        </table:table-row>
        <table:table-row table:style-name="ro1">
          <table:table-cell office:value-type="float" office:value="0.411993096898915" calcext:value-type="float">
            <text:p>0.4119930969</text:p>
          </table:table-cell>
        </table:table-row>
        <table:table-row table:style-name="ro1">
          <table:table-cell office:value-type="float" office:value="0.414197663601567" calcext:value-type="float">
            <text:p>0.4141976636</text:p>
          </table:table-cell>
        </table:table-row>
        <table:table-row table:style-name="ro1">
          <table:table-cell office:value-type="float" office:value="0.416591333713902" calcext:value-type="float">
            <text:p>0.4165913337</text:p>
          </table:table-cell>
        </table:table-row>
        <table:table-row table:style-name="ro1">
          <table:table-cell office:value-type="float" office:value="0.419171032688485" calcext:value-type="float">
            <text:p>0.4191710327</text:p>
          </table:table-cell>
        </table:table-row>
        <table:table-row table:style-name="ro1">
          <table:table-cell office:value-type="float" office:value="0.421933093087047" calcext:value-type="float">
            <text:p>0.4219330931</text:p>
          </table:table-cell>
        </table:table-row>
        <table:table-row table:style-name="ro1">
          <table:table-cell office:value-type="float" office:value="0.424873251492853" calcext:value-type="float">
            <text:p>0.4248732515</text:p>
          </table:table-cell>
        </table:table-row>
        <table:table-row table:style-name="ro1">
          <table:table-cell office:value-type="float" office:value="0.427986646096729" calcext:value-type="float">
            <text:p>0.4279866461</text:p>
          </table:table-cell>
        </table:table-row>
        <table:table-row table:style-name="ro1">
          <table:table-cell office:value-type="float" office:value="0.431267814956742" calcext:value-type="float">
            <text:p>0.431267815</text:p>
          </table:table-cell>
        </table:table-row>
        <table:table-row table:style-name="ro1">
          <table:table-cell office:value-type="float" office:value="0.434710694931526" calcext:value-type="float">
            <text:p>0.4347106949</text:p>
          </table:table-cell>
        </table:table-row>
        <table:table-row table:style-name="ro1">
          <table:table-cell office:value-type="float" office:value="0.438308621287271" calcext:value-type="float">
            <text:p>0.4383086213</text:p>
          </table:table-cell>
        </table:table-row>
        <table:table-row table:style-name="ro1">
          <table:table-cell office:value-type="float" office:value="0.442054327978356" calcext:value-type="float">
            <text:p>0.442054328</text:p>
          </table:table-cell>
        </table:table-row>
        <table:table-row table:style-name="ro1">
          <table:table-cell office:value-type="float" office:value="0.445939948601636" calcext:value-type="float">
            <text:p>0.4459399486</text:p>
          </table:table-cell>
        </table:table-row>
        <table:table-row table:style-name="ro1">
          <table:table-cell office:value-type="float" office:value="0.449957018024391" calcext:value-type="float">
            <text:p>0.449957018</text:p>
          </table:table-cell>
        </table:table-row>
        <table:table-row table:style-name="ro1">
          <table:table-cell office:value-type="float" office:value="0.454096474685915" calcext:value-type="float">
            <text:p>0.4540964747</text:p>
          </table:table-cell>
        </table:table-row>
        <table:table-row table:style-name="ro1">
          <table:table-cell office:value-type="float" office:value="0.458348663572762" calcext:value-type="float">
            <text:p>0.4583486636</text:p>
          </table:table-cell>
        </table:table-row>
        <table:table-row table:style-name="ro1">
          <table:table-cell office:value-type="float" office:value="0.462703339867653" calcext:value-type="float">
            <text:p>0.4627033399</text:p>
          </table:table-cell>
        </table:table-row>
        <table:table-row table:style-name="ro1">
          <table:table-cell office:value-type="float" office:value="0.467149673272022" calcext:value-type="float">
            <text:p>0.4671496733</text:p>
          </table:table-cell>
        </table:table-row>
        <table:table-row table:style-name="ro1">
          <table:table-cell office:value-type="float" office:value="0.471676253002224" calcext:value-type="float">
            <text:p>0.471676253</text:p>
          </table:table-cell>
        </table:table-row>
        <table:table-row table:style-name="ro1">
          <table:table-cell office:value-type="float" office:value="0.476271093459393" calcext:value-type="float">
            <text:p>0.4762710935</text:p>
          </table:table-cell>
        </table:table-row>
        <table:table-row table:style-name="ro1">
          <table:table-cell office:value-type="float" office:value="0.480921640572957" calcext:value-type="float">
            <text:p>0.4809216406</text:p>
          </table:table-cell>
        </table:table-row>
        <table:table-row table:style-name="ro1">
          <table:table-cell office:value-type="float" office:value="0.485614778817794" calcext:value-type="float">
            <text:p>0.4856147788</text:p>
          </table:table-cell>
        </table:table-row>
        <table:table-row table:style-name="ro1">
          <table:table-cell office:value-type="float" office:value="0.490336838905054" calcext:value-type="float">
            <text:p>0.4903368389</text:p>
          </table:table-cell>
        </table:table-row>
        <table:table-row table:style-name="ro1">
          <table:table-cell office:value-type="float" office:value="0.49507360614663" calcext:value-type="float">
            <text:p>0.4950736061</text:p>
          </table:table-cell>
        </table:table-row>
        <table:table-row table:style-name="ro1">
          <table:table-cell office:value-type="float" office:value="0.430315655006943" calcext:value-type="float">
            <text:p>0.430315655</text:p>
          </table:table-cell>
        </table:table-row>
        <table:table-row table:style-name="ro1">
          <table:table-cell office:value-type="float" office:value="0.43345929894515" calcext:value-type="float">
            <text:p>0.4334592989</text:p>
          </table:table-cell>
        </table:table-row>
        <table:table-row table:style-name="ro1">
          <table:table-cell office:value-type="float" office:value="0.436557871875594" calcext:value-type="float">
            <text:p>0.4365578719</text:p>
          </table:table-cell>
        </table:table-row>
        <table:table-row table:style-name="ro1">
          <table:table-cell office:value-type="float" office:value="0.439591378129124" calcext:value-type="float">
            <text:p>0.4395913781</text:p>
          </table:table-cell>
        </table:table-row>
        <table:table-row table:style-name="ro1">
          <table:table-cell office:value-type="float" office:value="0.44254149187661" calcext:value-type="float">
            <text:p>0.4425414919</text:p>
          </table:table-cell>
        </table:table-row>
        <table:table-row table:style-name="ro1">
          <table:table-cell office:value-type="float" office:value="0.44539150212534" calcext:value-type="float">
            <text:p>0.4453915021</text:p>
          </table:table-cell>
        </table:table-row>
        <table:table-row table:style-name="ro1">
          <table:table-cell office:value-type="float" office:value="0.448126258389147" calcext:value-type="float">
            <text:p>0.4481262584</text:p>
          </table:table-cell>
        </table:table-row>
        <table:table-row table:style-name="ro1">
          <table:table-cell office:value-type="float" office:value="0.450732117032257" calcext:value-type="float">
            <text:p>0.450732117</text:p>
          </table:table-cell>
        </table:table-row>
        <table:table-row table:style-name="ro1">
          <table:table-cell office:value-type="float" office:value="0.45319688828686" calcext:value-type="float">
            <text:p>0.4531968883</text:p>
          </table:table-cell>
        </table:table-row>
        <table:table-row table:style-name="ro1">
          <table:table-cell office:value-type="float" office:value="0.455509783944411" calcext:value-type="float">
            <text:p>0.4555097839</text:p>
          </table:table-cell>
        </table:table-row>
        <table:table-row table:style-name="ro1">
          <table:table-cell office:value-type="float" office:value="0.457661365720649" calcext:value-type="float">
            <text:p>0.4576613657</text:p>
          </table:table-cell>
        </table:table-row>
        <table:table-row table:style-name="ro1">
          <table:table-cell office:value-type="float" office:value="0.459643494294343" calcext:value-type="float">
            <text:p>0.4596434943</text:p>
          </table:table-cell>
        </table:table-row>
        <table:table-row table:style-name="ro1">
          <table:table-cell office:value-type="float" office:value="0.46144927901976" calcext:value-type="float">
            <text:p>0.461449279</text:p>
          </table:table-cell>
        </table:table-row>
        <table:table-row table:style-name="ro1">
          <table:table-cell office:value-type="float" office:value="0.463073028312864" calcext:value-type="float">
            <text:p>0.4630730283</text:p>
          </table:table-cell>
        </table:table-row>
        <table:table-row table:style-name="ro1">
          <table:table-cell office:value-type="float" office:value="0.464510200711228" calcext:value-type="float">
            <text:p>0.4645102007</text:p>
          </table:table-cell>
        </table:table-row>
        <table:table-row table:style-name="ro1">
          <table:table-cell office:value-type="float" office:value="0.465757356607682" calcext:value-type="float">
            <text:p>0.4657573566</text:p>
          </table:table-cell>
        </table:table-row>
        <table:table-row table:style-name="ro1">
          <table:table-cell office:value-type="float" office:value="0.466812110657672" calcext:value-type="float">
            <text:p>0.4668121107</text:p>
          </table:table-cell>
        </table:table-row>
        <table:table-row table:style-name="ro1">
          <table:table-cell office:value-type="float" office:value="0.467673084860361" calcext:value-type="float">
            <text:p>0.4676730849</text:p>
          </table:table-cell>
        </table:table-row>
        <table:table-row table:style-name="ro1">
          <table:table-cell office:value-type="float" office:value="0.468339862313434" calcext:value-type="float">
            <text:p>0.4683398623</text:p>
          </table:table-cell>
        </table:table-row>
        <table:table-row table:style-name="ro1">
          <table:table-cell office:value-type="float" office:value="0.468812941641642" calcext:value-type="float">
            <text:p>0.4688129416</text:p>
          </table:table-cell>
        </table:table-row>
        <table:table-row table:style-name="ro1">
          <table:table-cell office:value-type="float" office:value="0.469093692099064" calcext:value-type="float">
            <text:p>0.4690936921</text:p>
          </table:table-cell>
        </table:table-row>
        <table:table-row table:style-name="ro1">
          <table:table-cell office:value-type="float" office:value="0.469184309345098" calcext:value-type="float">
            <text:p>0.4691843093</text:p>
          </table:table-cell>
        </table:table-row>
        <table:table-row table:style-name="ro1">
          <table:table-cell office:value-type="float" office:value="0.469087771894164" calcext:value-type="float">
            <text:p>0.4690877719</text:p>
          </table:table-cell>
        </table:table-row>
        <table:table-row table:style-name="ro1">
          <table:table-cell office:value-type="float" office:value="0.468807798239149" calcext:value-type="float">
            <text:p>0.4688077982</text:p>
          </table:table-cell>
        </table:table-row>
        <table:table-row table:style-name="ro1">
          <table:table-cell office:value-type="float" office:value="0.46834880464856" calcext:value-type="float">
            <text:p>0.4683488046</text:p>
          </table:table-cell>
        </table:table-row>
        <table:table-row table:style-name="ro1">
          <table:table-cell office:value-type="float" office:value="0.467715863637415" calcext:value-type="float">
            <text:p>0.4677158636</text:p>
          </table:table-cell>
        </table:table-row>
        <table:table-row table:style-name="ro1">
          <table:table-cell office:value-type="float" office:value="0.466914663111843" calcext:value-type="float">
            <text:p>0.4669146631</text:p>
          </table:table-cell>
        </table:table-row>
        <table:table-row table:style-name="ro1">
          <table:table-cell office:value-type="float" office:value="0.465951466187424" calcext:value-type="float">
            <text:p>0.4659514662</text:p>
          </table:table-cell>
        </table:table-row>
        <table:table-row table:style-name="ro1">
          <table:table-cell office:value-type="float" office:value="0.464833071681241" calcext:value-type="float">
            <text:p>0.4648330717</text:p>
          </table:table-cell>
        </table:table-row>
        <table:table-row table:style-name="ro1">
          <table:table-cell office:value-type="float" office:value="0.463566775277661" calcext:value-type="float">
            <text:p>0.4635667753</text:p>
          </table:table-cell>
        </table:table-row>
        <table:table-row table:style-name="ro1">
          <table:table-cell office:value-type="float" office:value="0.462160331367845" calcext:value-type="float">
            <text:p>0.4621603314</text:p>
          </table:table-cell>
        </table:table-row>
        <table:table-row table:style-name="ro1">
          <table:table-cell office:value-type="float" office:value="0.46062191556297" calcext:value-type="float">
            <text:p>0.4606219156</text:p>
          </table:table-cell>
        </table:table-row>
        <table:table-row table:style-name="ro1">
          <table:table-cell office:value-type="float" office:value="0.458960087881187" calcext:value-type="float">
            <text:p>0.4589600879</text:p>
          </table:table-cell>
        </table:table-row>
        <table:table-row table:style-name="ro1">
          <table:table-cell office:value-type="float" office:value="0.457183756608298" calcext:value-type="float">
            <text:p>0.4571837566</text:p>
          </table:table-cell>
        </table:table-row>
        <table:table-row table:style-name="ro1">
          <table:table-cell office:value-type="float" office:value="0.455302142832157" calcext:value-type="float">
            <text:p>0.4553021428</text:p>
          </table:table-cell>
        </table:table-row>
        <table:table-row table:style-name="ro1">
          <table:table-cell office:value-type="float" office:value="0.453324745650796" calcext:value-type="float">
            <text:p>0.4533247457</text:p>
          </table:table-cell>
        </table:table-row>
        <table:table-row table:style-name="ro1">
          <table:table-cell office:value-type="float" office:value="0.451261308054275" calcext:value-type="float">
            <text:p>0.4512613081</text:p>
          </table:table-cell>
        </table:table-row>
        <table:table-row table:style-name="ro1">
          <table:table-cell office:value-type="float" office:value="0.449121783480255" calcext:value-type="float">
            <text:p>0.4491217835</text:p>
          </table:table-cell>
        </table:table-row>
        <table:table-row table:style-name="ro1">
          <table:table-cell office:value-type="float" office:value="0.446916303043301" calcext:value-type="float">
            <text:p>0.446916303</text:p>
          </table:table-cell>
        </table:table-row>
        <table:table-row table:style-name="ro1">
          <table:table-cell office:value-type="float" office:value="0.444655143437901" calcext:value-type="float">
            <text:p>0.4446551434</text:p>
          </table:table-cell>
        </table:table-row>
        <table:table-row table:style-name="ro1">
          <table:table-cell office:value-type="float" office:value="0.44234869551521" calcext:value-type="float">
            <text:p>0.4423486955</text:p>
          </table:table-cell>
        </table:table-row>
        <table:table-row table:style-name="ro1">
          <table:table-cell office:value-type="float" office:value="0.440007433533528" calcext:value-type="float">
            <text:p>0.4400074335</text:p>
          </table:table-cell>
        </table:table-row>
        <table:table-row table:style-name="ro1">
          <table:table-cell office:value-type="float" office:value="0.437641885082491" calcext:value-type="float">
            <text:p>0.4376418851</text:p>
          </table:table-cell>
        </table:table-row>
        <table:table-row table:style-name="ro1">
          <table:table-cell office:value-type="float" office:value="0.43526260168099" calcext:value-type="float">
            <text:p>0.4352626017</text:p>
          </table:table-cell>
        </table:table-row>
        <table:table-row table:style-name="ro1">
          <table:table-cell office:value-type="float" office:value="0.432880130048815" calcext:value-type="float">
            <text:p>0.43288013</text:p>
          </table:table-cell>
        </table:table-row>
        <table:table-row table:style-name="ro1">
          <table:table-cell office:value-type="float" office:value="0.430504984052026" calcext:value-type="float">
            <text:p>0.4305049841</text:p>
          </table:table-cell>
        </table:table-row>
        <table:table-row table:style-name="ro1">
          <table:table-cell office:value-type="float" office:value="0.42814761732204" calcext:value-type="float">
            <text:p>0.4281476173</text:p>
          </table:table-cell>
        </table:table-row>
        <table:table-row table:style-name="ro1">
          <table:table-cell office:value-type="float" office:value="0.425818396548449" calcext:value-type="float">
            <text:p>0.4258183965</text:p>
          </table:table-cell>
        </table:table-row>
        <table:table-row table:style-name="ro1">
          <table:table-cell office:value-type="float" office:value="0.423527575445561" calcext:value-type="float">
            <text:p>0.4235275754</text:p>
          </table:table-cell>
        </table:table-row>
        <table:table-row table:style-name="ro1">
          <table:table-cell office:value-type="float" office:value="0.421285269392665" calcext:value-type="float">
            <text:p>0.4212852694</text:p>
          </table:table-cell>
        </table:table-row>
        <table:table-row table:style-name="ro1">
          <table:table-cell office:value-type="float" office:value="0.419101430748018" calcext:value-type="float">
            <text:p>0.4191014307</text:p>
          </table:table-cell>
        </table:table-row>
        <table:table-row table:style-name="ro1">
          <table:table-cell office:value-type="float" office:value="0.416985824836557" calcext:value-type="float">
            <text:p>0.4169858248</text:p>
          </table:table-cell>
        </table:table-row>
        <table:table-row table:style-name="ro1">
          <table:table-cell office:value-type="float" office:value="0.414948006611341" calcext:value-type="float">
            <text:p>0.4149480066</text:p>
          </table:table-cell>
        </table:table-row>
        <table:table-row table:style-name="ro1">
          <table:table-cell office:value-type="float" office:value="0.412997297988705" calcext:value-type="float">
            <text:p>0.412997298</text:p>
          </table:table-cell>
        </table:table-row>
        <table:table-row table:style-name="ro1">
          <table:table-cell office:value-type="float" office:value="0.41114276585715" calcext:value-type="float">
            <text:p>0.4111427659</text:p>
          </table:table-cell>
        </table:table-row>
        <table:table-row table:style-name="ro1">
          <table:table-cell office:value-type="float" office:value="0.409393200759953" calcext:value-type="float">
            <text:p>0.4093932008</text:p>
          </table:table-cell>
        </table:table-row>
        <table:table-row table:style-name="ro1">
          <table:table-cell office:value-type="float" office:value="0.407757096251498" calcext:value-type="float">
            <text:p>0.4077570963</text:p>
          </table:table-cell>
        </table:table-row>
        <table:table-row table:style-name="ro1">
          <table:table-cell office:value-type="float" office:value="0.406242628927335" calcext:value-type="float">
            <text:p>0.4062426289</text:p>
          </table:table-cell>
        </table:table-row>
        <table:table-row table:style-name="ro1">
          <table:table-cell office:value-type="float" office:value="0.404857639127963" calcext:value-type="float">
            <text:p>0.4048576391</text:p>
          </table:table-cell>
        </table:table-row>
        <table:table-row table:style-name="ro1">
          <table:table-cell office:value-type="float" office:value="0.403609612316337" calcext:value-type="float">
            <text:p>0.4036096123</text:p>
          </table:table-cell>
        </table:table-row>
        <table:table-row table:style-name="ro1">
          <table:table-cell office:value-type="float" office:value="0.402505661129092" calcext:value-type="float">
            <text:p>0.4025056611</text:p>
          </table:table-cell>
        </table:table-row>
        <table:table-row table:style-name="ro1">
          <table:table-cell office:value-type="float" office:value="0.401552508101509" calcext:value-type="float">
            <text:p>0.4015525081</text:p>
          </table:table-cell>
        </table:table-row>
        <table:table-row table:style-name="ro1">
          <table:table-cell office:value-type="float" office:value="0.400756469066183" calcext:value-type="float">
            <text:p>0.4007564691</text:p>
          </table:table-cell>
        </table:table-row>
        <table:table-row table:style-name="ro1">
          <table:table-cell office:value-type="float" office:value="0.400123437225431" calcext:value-type="float">
            <text:p>0.4001234372</text:p>
          </table:table-cell>
        </table:table-row>
        <table:table-row table:style-name="ro1">
          <table:table-cell office:value-type="float" office:value="0.399658867897421" calcext:value-type="float">
            <text:p>0.3996588679</text:p>
          </table:table-cell>
        </table:table-row>
        <table:table-row table:style-name="ro1">
          <table:table-cell office:value-type="float" office:value="0.399367763936018" calcext:value-type="float">
            <text:p>0.3993677639</text:p>
          </table:table-cell>
        </table:table-row>
        <table:table-row table:style-name="ro1">
          <table:table-cell office:value-type="float" office:value="0.399254661824365" calcext:value-type="float">
            <text:p>0.3992546618</text:p>
          </table:table-cell>
        </table:table-row>
        <table:table-row table:style-name="ro1">
          <table:table-cell office:value-type="float" office:value="0.39932361844218" calcext:value-type="float">
            <text:p>0.3993236184</text:p>
          </table:table-cell>
        </table:table-row>
        <table:table-row table:style-name="ro1">
          <table:table-cell office:value-type="float" office:value="0.399578198506776" calcext:value-type="float">
            <text:p>0.3995781985</text:p>
          </table:table-cell>
        </table:table-row>
        <table:table-row table:style-name="ro1">
          <table:table-cell office:value-type="float" office:value="0.40002146268782" calcext:value-type="float">
            <text:p>0.4000214627</text:p>
          </table:table-cell>
        </table:table-row>
        <table:table-row table:style-name="ro1">
          <table:table-cell office:value-type="float" office:value="0.400655956395793" calcext:value-type="float">
            <text:p>0.4006559564</text:p>
          </table:table-cell>
        </table:table-row>
        <table:table-row table:style-name="ro1">
          <table:table-cell office:value-type="float" office:value="0.401483699244195" calcext:value-type="float">
            <text:p>0.4014836992</text:p>
          </table:table-cell>
        </table:table-row>
        <table:table-row table:style-name="ro1">
          <table:table-cell office:value-type="float" office:value="0.40250617518546" calcext:value-type="float">
            <text:p>0.4025061752</text:p>
          </table:table-cell>
        </table:table-row>
        <table:table-row table:style-name="ro1">
          <table:table-cell office:value-type="float" office:value="0.403724323320606" calcext:value-type="float">
            <text:p>0.4037243233</text:p>
          </table:table-cell>
        </table:table-row>
        <table:table-row table:style-name="ro1">
          <table:table-cell office:value-type="float" office:value="0.405138529382601" calcext:value-type="float">
            <text:p>0.4051385294</text:p>
          </table:table-cell>
        </table:table-row>
        <table:table-row table:style-name="ro1">
          <table:table-cell office:value-type="float" office:value="0.406748617893453" calcext:value-type="float">
            <text:p>0.4067486179</text:p>
          </table:table-cell>
        </table:table-row>
        <table:table-row table:style-name="ro1">
          <table:table-cell office:value-type="float" office:value="0.408553844995036" calcext:value-type="float">
            <text:p>0.408553845</text:p>
          </table:table-cell>
        </table:table-row>
        <table:table-row table:style-name="ro1">
          <table:table-cell office:value-type="float" office:value="0.410552891953623" calcext:value-type="float">
            <text:p>0.410552892</text:p>
          </table:table-cell>
        </table:table-row>
        <table:table-row table:style-name="ro1">
          <table:table-cell office:value-type="float" office:value="0.412743859338156" calcext:value-type="float">
            <text:p>0.4127438593</text:p>
          </table:table-cell>
        </table:table-row>
        <table:table-row table:style-name="ro1">
          <table:table-cell office:value-type="float" office:value="0.415124261872235" calcext:value-type="float">
            <text:p>0.4151242619</text:p>
          </table:table-cell>
        </table:table-row>
        <table:table-row table:style-name="ro1">
          <table:table-cell office:value-type="float" office:value="0.417691023959833" calcext:value-type="float">
            <text:p>0.417691024</text:p>
          </table:table-cell>
        </table:table-row>
        <table:table-row table:style-name="ro1">
          <table:table-cell office:value-type="float" office:value="0.420440475884731" calcext:value-type="float">
            <text:p>0.4204404759</text:p>
          </table:table-cell>
        </table:table-row>
        <table:table-row table:style-name="ro1">
          <table:table-cell office:value-type="float" office:value="0.423368350683686" calcext:value-type="float">
            <text:p>0.4233683507</text:p>
          </table:table-cell>
        </table:table-row>
        <table:table-row table:style-name="ro1">
          <table:table-cell office:value-type="float" office:value="0.426469781693311" calcext:value-type="float">
            <text:p>0.4264697817</text:p>
          </table:table-cell>
        </table:table-row>
        <table:table-row table:style-name="ro1">
          <table:table-cell office:value-type="float" office:value="0.429739300770692" calcext:value-type="float">
            <text:p>0.4297393008</text:p>
          </table:table-cell>
        </table:table-row>
        <table:table-row table:style-name="ro1">
          <table:table-cell office:value-type="float" office:value="0.433170837187719" calcext:value-type="float">
            <text:p>0.4331708372</text:p>
          </table:table-cell>
        </table:table-row>
        <table:table-row table:style-name="ro1">
          <table:table-cell office:value-type="float" office:value="0.436757717199146" calcext:value-type="float">
            <text:p>0.4367577172</text:p>
          </table:table-cell>
        </table:table-row>
        <table:table-row table:style-name="ro1">
          <table:table-cell office:value-type="float" office:value="0.440492664284376" calcext:value-type="float">
            <text:p>0.4404926643</text:p>
          </table:table-cell>
        </table:table-row>
        <table:table-row table:style-name="ro1">
          <table:table-cell office:value-type="float" office:value="0.444367800062965" calcext:value-type="float">
            <text:p>0.4443678001</text:p>
          </table:table-cell>
        </table:table-row>
        <table:table-row table:style-name="ro1">
          <table:table-cell office:value-type="float" office:value="0.448374645883858" calcext:value-type="float">
            <text:p>0.4483746459</text:p>
          </table:table-cell>
        </table:table-row>
        <table:table-row table:style-name="ro1">
          <table:table-cell office:value-type="float" office:value="0.452504125088342" calcext:value-type="float">
            <text:p>0.4525041251</text:p>
          </table:table-cell>
        </table:table-row>
        <table:table-row table:style-name="ro1">
          <table:table-cell office:value-type="float" office:value="0.456746565946727" calcext:value-type="float">
            <text:p>0.4567465659</text:p>
          </table:table-cell>
        </table:table-row>
        <table:table-row table:style-name="ro1">
          <table:table-cell office:value-type="float" office:value="0.461091705268751" calcext:value-type="float">
            <text:p>0.4610917053</text:p>
          </table:table-cell>
        </table:table-row>
        <table:table-row table:style-name="ro1">
          <table:table-cell office:value-type="float" office:value="0.465528692687705" calcext:value-type="float">
            <text:p>0.4655286927</text:p>
          </table:table-cell>
        </table:table-row>
        <table:table-row table:style-name="ro1">
          <table:table-cell office:value-type="float" office:value="0.470046095618291" calcext:value-type="float">
            <text:p>0.4700460956</text:p>
          </table:table-cell>
        </table:table-row>
        <table:table-row table:style-name="ro1">
          <table:table-cell office:value-type="float" office:value="0.474631904888194" calcext:value-type="float">
            <text:p>0.4746319049</text:p>
          </table:table-cell>
        </table:table-row>
        <table:table-row table:style-name="ro1">
          <table:table-cell office:value-type="float" office:value="0.479273541043387" calcext:value-type="float">
            <text:p>0.479273541</text:p>
          </table:table-cell>
        </table:table-row>
        <table:table-row table:style-name="ro1">
          <table:table-cell office:value-type="float" office:value="0.483957861327152" calcext:value-type="float">
            <text:p>0.4839578613</text:p>
          </table:table-cell>
        </table:table-row>
        <table:table-row table:style-name="ro1">
          <table:table-cell office:value-type="float" office:value="0.488671167332833" calcext:value-type="float">
            <text:p>0.4886711673</text:p>
          </table:table-cell>
        </table:table-row>
        <table:table-row table:style-name="ro1">
          <table:table-cell office:value-type="float" office:value="0.493399213330306" calcext:value-type="float">
            <text:p>0.4933992133</text:p>
          </table:table-cell>
        </table:table-row>
        <table:table-row table:style-name="ro1">
          <table:table-cell office:value-type="float" office:value="0.430129556231931" calcext:value-type="float">
            <text:p>0.4301295562</text:p>
          </table:table-cell>
        </table:table-row>
        <table:table-row table:style-name="ro1">
          <table:table-cell office:value-type="float" office:value="0.43326399930259" calcext:value-type="float">
            <text:p>0.4332639993</text:p>
          </table:table-cell>
        </table:table-row>
        <table:table-row table:style-name="ro1">
          <table:table-cell office:value-type="float" office:value="0.436353300873216" calcext:value-type="float">
            <text:p>0.4363533009</text:p>
          </table:table-cell>
        </table:table-row>
        <table:table-row table:style-name="ro1">
          <table:table-cell office:value-type="float" office:value="0.439377433258156" calcext:value-type="float">
            <text:p>0.4393774333</text:p>
          </table:table-cell>
        </table:table-row>
        <table:table-row table:style-name="ro1">
          <table:table-cell office:value-type="float" office:value="0.442318040764638" calcext:value-type="float">
            <text:p>0.4423180408</text:p>
          </table:table-cell>
        </table:table-row>
        <table:table-row table:style-name="ro1">
          <table:table-cell office:value-type="float" office:value="0.445158384641231" calcext:value-type="float">
            <text:p>0.4451583846</text:p>
          </table:table-cell>
        </table:table-row>
        <table:table-row table:style-name="ro1">
          <table:table-cell office:value-type="float" office:value="0.447883288700116" calcext:value-type="float">
            <text:p>0.4478832887</text:p>
          </table:table-cell>
        </table:table-row>
        <table:table-row table:style-name="ro1">
          <table:table-cell office:value-type="float" office:value="0.450479085613142" calcext:value-type="float">
            <text:p>0.4504790856</text:p>
          </table:table-cell>
        </table:table-row>
        <table:table-row table:style-name="ro1">
          <table:table-cell office:value-type="float" office:value="0.452933563881684" calcext:value-type="float">
            <text:p>0.4529335639</text:p>
          </table:table-cell>
        </table:table-row>
        <table:table-row table:style-name="ro1">
          <table:table-cell office:value-type="float" office:value="0.455235915480304" calcext:value-type="float">
            <text:p>0.4552359155</text:p>
          </table:table-cell>
        </table:table-row>
        <table:table-row table:style-name="ro1">
          <table:table-cell office:value-type="float" office:value="0.457376684174205" calcext:value-type="float">
            <text:p>0.4573766842</text:p>
          </table:table-cell>
        </table:table-row>
        <table:table-row table:style-name="ro1">
          <table:table-cell office:value-type="float" office:value="0.459347714510481" calcext:value-type="float">
            <text:p>0.4593477145</text:p>
          </table:table-cell>
        </table:table-row>
        <table:table-row table:style-name="ro1">
          <table:table-cell office:value-type="float" office:value="0.461142101483169" calcext:value-type="float">
            <text:p>0.4611421015</text:p>
          </table:table-cell>
        </table:table-row>
        <table:table-row table:style-name="ro1">
          <table:table-cell office:value-type="float" office:value="0.462754140872098" calcext:value-type="float">
            <text:p>0.4627541409</text:p>
          </table:table-cell>
        </table:table-row>
        <table:table-row table:style-name="ro1">
          <table:table-cell office:value-type="float" office:value="0.464179280255534" calcext:value-type="float">
            <text:p>0.4641792803</text:p>
          </table:table-cell>
        </table:table-row>
        <table:table-row table:style-name="ro1">
          <table:table-cell office:value-type="float" office:value="0.465414070696626" calcext:value-type="float">
            <text:p>0.4654140707</text:p>
          </table:table-cell>
        </table:table-row>
        <table:table-row table:style-name="ro1">
          <table:table-cell office:value-type="float" office:value="0.466456119103644" calcext:value-type="float">
            <text:p>0.4664561191</text:p>
          </table:table-cell>
        </table:table-row>
        <table:table-row table:style-name="ro1">
          <table:table-cell office:value-type="float" office:value="0.467304041264022" calcext:value-type="float">
            <text:p>0.4673040413</text:p>
          </table:table-cell>
        </table:table-row>
        <table:table-row table:style-name="ro1">
          <table:table-cell office:value-type="float" office:value="0.467957415552196" calcext:value-type="float">
            <text:p>0.4679574156</text:p>
          </table:table-cell>
        </table:table-row>
        <table:table-row table:style-name="ro1">
          <table:table-cell office:value-type="float" office:value="0.468416737311235" calcext:value-type="float">
            <text:p>0.4684167373</text:p>
          </table:table-cell>
        </table:table-row>
        <table:table-row table:style-name="ro1">
          <table:table-cell office:value-type="float" office:value="0.46868337390828" calcext:value-type="float">
            <text:p>0.4686833739</text:p>
          </table:table-cell>
        </table:table-row>
        <table:table-row table:style-name="ro1">
          <table:table-cell office:value-type="float" office:value="0.468759520463772" calcext:value-type="float">
            <text:p>0.4687595205</text:p>
          </table:table-cell>
        </table:table-row>
        <table:table-row table:style-name="ro1">
          <table:table-cell office:value-type="float" office:value="0.468648156254479" calcext:value-type="float">
            <text:p>0.4686481563</text:p>
          </table:table-cell>
        </table:table-row>
        <table:table-row table:style-name="ro1">
          <table:table-cell office:value-type="float" office:value="0.468353001790327" calcext:value-type="float">
            <text:p>0.4683530018</text:p>
          </table:table-cell>
        </table:table-row>
        <table:table-row table:style-name="ro1">
          <table:table-cell office:value-type="float" office:value="0.467878476565021" calcext:value-type="float">
            <text:p>0.4678784766</text:p>
          </table:table-cell>
        </table:table-row>
        <table:table-row table:style-name="ro1">
          <table:table-cell office:value-type="float" office:value="0.467229657480472" calcext:value-type="float">
            <text:p>0.4672296575</text:p>
          </table:table-cell>
        </table:table-row>
        <table:table-row table:style-name="ro1">
          <table:table-cell office:value-type="float" office:value="0.46641223794501" calcext:value-type="float">
            <text:p>0.4664122379</text:p>
          </table:table-cell>
        </table:table-row>
        <table:table-row table:style-name="ro1">
          <table:table-cell office:value-type="float" office:value="0.465432487645411" calcext:value-type="float">
            <text:p>0.4654324876</text:p>
          </table:table-cell>
        </table:table-row>
        <table:table-row table:style-name="ro1">
          <table:table-cell office:value-type="float" office:value="0.464297212992705" calcext:value-type="float">
            <text:p>0.464297213</text:p>
          </table:table-cell>
        </table:table-row>
        <table:table-row table:style-name="ro1">
          <table:table-cell office:value-type="float" office:value="0.463013718241796" calcext:value-type="float">
            <text:p>0.4630137182</text:p>
          </table:table-cell>
        </table:table-row>
        <table:table-row table:style-name="ro1">
          <table:table-cell office:value-type="float" office:value="0.461589767284869" calcext:value-type="float">
            <text:p>0.4615897673</text:p>
          </table:table-cell>
        </table:table-row>
        <table:table-row table:style-name="ro1">
          <table:table-cell office:value-type="float" office:value="0.460033546118603" calcext:value-type="float">
            <text:p>0.4600335461</text:p>
          </table:table-cell>
        </table:table-row>
        <table:table-row table:style-name="ro1">
          <table:table-cell office:value-type="float" office:value="0.458353625985176" calcext:value-type="float">
            <text:p>0.458353626</text:p>
          </table:table-cell>
        </table:table-row>
        <table:table-row table:style-name="ro1">
          <table:table-cell office:value-type="float" office:value="0.456558927187072" calcext:value-type="float">
            <text:p>0.4565589272</text:p>
          </table:table-cell>
        </table:table-row>
        <table:table-row table:style-name="ro1">
          <table:table-cell office:value-type="float" office:value="0.454658683575683" calcext:value-type="float">
            <text:p>0.4546586836</text:p>
          </table:table-cell>
        </table:table-row>
        <table:table-row table:style-name="ro1">
          <table:table-cell office:value-type="float" office:value="0.45266240771371" calcext:value-type="float">
            <text:p>0.4526624077</text:p>
          </table:table-cell>
        </table:table-row>
        <table:table-row table:style-name="ro1">
          <table:table-cell office:value-type="float" office:value="0.450579856711363" calcext:value-type="float">
            <text:p>0.4505798567</text:p>
          </table:table-cell>
        </table:table-row>
        <table:table-row table:style-name="ro1">
          <table:table-cell office:value-type="float" office:value="0.448420998736355" calcext:value-type="float">
            <text:p>0.4484209987</text:p>
          </table:table-cell>
        </table:table-row>
        <table:table-row table:style-name="ro1">
          <table:table-cell office:value-type="float" office:value="0.4461959801977" calcext:value-type="float">
            <text:p>0.4461959802</text:p>
          </table:table-cell>
        </table:table-row>
        <table:table-row table:style-name="ro1">
          <table:table-cell office:value-type="float" office:value="0.443915093603302" calcext:value-type="float">
            <text:p>0.4439150936</text:p>
          </table:table-cell>
        </table:table-row>
        <table:table-row table:style-name="ro1">
          <table:table-cell office:value-type="float" office:value="0.441588746091348" calcext:value-type="float">
            <text:p>0.4415887461</text:p>
          </table:table-cell>
        </table:table-row>
        <table:table-row table:style-name="ro1">
          <table:table-cell office:value-type="float" office:value="0.439227428635492" calcext:value-type="float">
            <text:p>0.4392274286</text:p>
          </table:table-cell>
        </table:table-row>
        <table:table-row table:style-name="ro1">
          <table:table-cell office:value-type="float" office:value="0.436841685923846" calcext:value-type="float">
            <text:p>0.4368416859</text:p>
          </table:table-cell>
        </table:table-row>
        <table:table-row table:style-name="ro1">
          <table:table-cell office:value-type="float" office:value="0.434442086911761" calcext:value-type="float">
            <text:p>0.4344420869</text:p>
          </table:table-cell>
        </table:table-row>
        <table:table-row table:style-name="ro1">
          <table:table-cell office:value-type="float" office:value="0.432039196048407" calcext:value-type="float">
            <text:p>0.432039196</text:p>
          </table:table-cell>
        </table:table-row>
        <table:table-row table:style-name="ro1">
          <table:table-cell office:value-type="float" office:value="0.429643545177155" calcext:value-type="float">
            <text:p>0.4296435452</text:p>
          </table:table-cell>
        </table:table-row>
        <table:table-row table:style-name="ro1">
          <table:table-cell office:value-type="float" office:value="0.427265606109753" calcext:value-type="float">
            <text:p>0.4272656061</text:p>
          </table:table-cell>
        </table:table-row>
        <table:table-row table:style-name="ro1">
          <table:table-cell office:value-type="float" office:value="0.424915763874303" calcext:value-type="float">
            <text:p>0.4249157639</text:p>
          </table:table-cell>
        </table:table-row>
        <table:table-row table:style-name="ro1">
          <table:table-cell office:value-type="float" office:value="0.42260429063703" calcext:value-type="float">
            <text:p>0.4226042906</text:p>
          </table:table-cell>
        </table:table-row>
        <table:table-row table:style-name="ro1">
          <table:table-cell office:value-type="float" office:value="0.420341320297856" calcext:value-type="float">
            <text:p>0.4203413203</text:p>
          </table:table-cell>
        </table:table-row>
        <table:table-row table:style-name="ro1">
          <table:table-cell office:value-type="float" office:value="0.418136823759769" calcext:value-type="float">
            <text:p>0.4181368238</text:p>
          </table:table-cell>
        </table:table-row>
        <table:table-row table:style-name="ro1">
          <table:table-cell office:value-type="float" office:value="0.416000584871987" calcext:value-type="float">
            <text:p>0.4160005849</text:p>
          </table:table-cell>
        </table:table-row>
        <table:table-row table:style-name="ro1">
          <table:table-cell office:value-type="float" office:value="0.413942177046922" calcext:value-type="float">
            <text:p>0.413942177</text:p>
          </table:table-cell>
        </table:table-row>
        <table:table-row table:style-name="ro1">
          <table:table-cell office:value-type="float" office:value="0.411970940550947" calcext:value-type="float">
            <text:p>0.4119709406</text:p>
          </table:table-cell>
        </table:table-row>
        <table:table-row table:style-name="ro1">
          <table:table-cell office:value-type="float" office:value="0.41009596046895" calcext:value-type="float">
            <text:p>0.4100959605</text:p>
          </table:table-cell>
        </table:table-row>
        <table:table-row table:style-name="ro1">
          <table:table-cell office:value-type="float" office:value="0.408326045342696" calcext:value-type="float">
            <text:p>0.4083260453</text:p>
          </table:table-cell>
        </table:table-row>
        <table:table-row table:style-name="ro1">
          <table:table-cell office:value-type="float" office:value="0.406669706482981" calcext:value-type="float">
            <text:p>0.4066697065</text:p>
          </table:table-cell>
        </table:table-row>
        <table:table-row table:style-name="ro1">
          <table:table-cell office:value-type="float" office:value="0.405135137955586" calcext:value-type="float">
            <text:p>0.405135138</text:p>
          </table:table-cell>
        </table:table-row>
        <table:table-row table:style-name="ro1">
          <table:table-cell office:value-type="float" office:value="0.403730197241026" calcext:value-type="float">
            <text:p>0.4037301972</text:p>
          </table:table-cell>
        </table:table-row>
        <table:table-row table:style-name="ro1">
          <table:table-cell office:value-type="float" office:value="0.402462386568105" calcext:value-type="float">
            <text:p>0.4024623866</text:p>
          </table:table-cell>
        </table:table-row>
        <table:table-row table:style-name="ro1">
          <table:table-cell office:value-type="float" office:value="0.401338834921256" calcext:value-type="float">
            <text:p>0.4013388349</text:p>
          </table:table-cell>
        </table:table-row>
        <table:table-row table:style-name="ro1">
          <table:table-cell office:value-type="float" office:value="0.400366280721693" calcext:value-type="float">
            <text:p>0.4003662807</text:p>
          </table:table-cell>
        </table:table-row>
        <table:table-row table:style-name="ro1">
          <table:table-cell office:value-type="float" office:value="0.399551055182347" calcext:value-type="float">
            <text:p>0.3995510552</text:p>
          </table:table-cell>
        </table:table-row>
        <table:table-row table:style-name="ro1">
          <table:table-cell office:value-type="float" office:value="0.398899066336612" calcext:value-type="float">
            <text:p>0.3988990663</text:p>
          </table:table-cell>
        </table:table-row>
        <table:table-row table:style-name="ro1">
          <table:table-cell office:value-type="float" office:value="0.398415783740882" calcext:value-type="float">
            <text:p>0.3984157837</text:p>
          </table:table-cell>
        </table:table-row>
        <table:table-row table:style-name="ro1">
          <table:table-cell office:value-type="float" office:value="0.398106223850882" calcext:value-type="float">
            <text:p>0.3981062239</text:p>
          </table:table-cell>
        </table:table-row>
        <table:table-row table:style-name="ro1">
          <table:table-cell office:value-type="float" office:value="0.397974936071813" calcext:value-type="float">
            <text:p>0.3979749361</text:p>
          </table:table-cell>
        </table:table-row>
        <table:table-row table:style-name="ro1">
          <table:table-cell office:value-type="float" office:value="0.398025989482273" calcext:value-type="float">
            <text:p>0.3980259895</text:p>
          </table:table-cell>
        </table:table-row>
        <table:table-row table:style-name="ro1">
          <table:table-cell office:value-type="float" office:value="0.398262960231995" calcext:value-type="float">
            <text:p>0.3982629602</text:p>
          </table:table-cell>
        </table:table-row>
        <table:table-row table:style-name="ro1">
          <table:table-cell office:value-type="float" office:value="0.398688919613369" calcext:value-type="float">
            <text:p>0.3986889196</text:p>
          </table:table-cell>
        </table:table-row>
        <table:table-row table:style-name="ro1">
          <table:table-cell office:value-type="float" office:value="0.399306422806771" calcext:value-type="float">
            <text:p>0.3993064228</text:p>
          </table:table-cell>
        </table:table-row>
        <table:table-row table:style-name="ro1">
          <table:table-cell office:value-type="float" office:value="0.400117498299686" calcext:value-type="float">
            <text:p>0.4001174983</text:p>
          </table:table-cell>
        </table:table-row>
        <table:table-row table:style-name="ro1">
          <table:table-cell office:value-type="float" office:value="0.401123637979627" calcext:value-type="float">
            <text:p>0.401123638</text:p>
          </table:table-cell>
        </table:table-row>
        <table:table-row table:style-name="ro1">
          <table:table-cell office:value-type="float" office:value="0.402325787900858" calcext:value-type="float">
            <text:p>0.4023257879</text:p>
          </table:table-cell>
        </table:table-row>
        <table:table-row table:style-name="ro1">
          <table:table-cell office:value-type="float" office:value="0.403724339724905" calcext:value-type="float">
            <text:p>0.4037243397</text:p>
          </table:table-cell>
        </table:table-row>
        <table:table-row table:style-name="ro1">
          <table:table-cell office:value-type="float" office:value="0.405319122834879" calcext:value-type="float">
            <text:p>0.4053191228</text:p>
          </table:table-cell>
        </table:table-row>
        <table:table-row table:style-name="ro1">
          <table:table-cell office:value-type="float" office:value="0.407109397123579" calcext:value-type="float">
            <text:p>0.4071093971</text:p>
          </table:table-cell>
        </table:table-row>
        <table:table-row table:style-name="ro1">
          <table:table-cell office:value-type="float" office:value="0.409093846455413" calcext:value-type="float">
            <text:p>0.4090938465</text:p>
          </table:table-cell>
        </table:table-row>
        <table:table-row table:style-name="ro1">
          <table:table-cell office:value-type="float" office:value="0.411270572802095" calcext:value-type="float">
            <text:p>0.4112705728</text:p>
          </table:table-cell>
        </table:table-row>
        <table:table-row table:style-name="ro1">
          <table:table-cell office:value-type="float" office:value="0.413637091052161" calcext:value-type="float">
            <text:p>0.4136370911</text:p>
          </table:table-cell>
        </table:table-row>
        <table:table-row table:style-name="ro1">
          <table:table-cell office:value-type="float" office:value="0.416190324494269" calcext:value-type="float">
            <text:p>0.4161903245</text:p>
          </table:table-cell>
        </table:table-row>
        <table:table-row table:style-name="ro1">
          <table:table-cell office:value-type="float" office:value="0.418926600974299" calcext:value-type="float">
            <text:p>0.418926601</text:p>
          </table:table-cell>
        </table:table-row>
        <table:table-row table:style-name="ro1">
          <table:table-cell office:value-type="float" office:value="0.421841649726255" calcext:value-type="float">
            <text:p>0.4218416497</text:p>
          </table:table-cell>
        </table:table-row>
        <table:table-row table:style-name="ro1">
          <table:table-cell office:value-type="float" office:value="0.424930598876962" calcext:value-type="float">
            <text:p>0.4249305989</text:p>
          </table:table-cell>
        </table:table-row>
        <table:table-row table:style-name="ro1">
          <table:table-cell office:value-type="float" office:value="0.428187973624564" calcext:value-type="float">
            <text:p>0.4281879736</text:p>
          </table:table-cell>
        </table:table-row>
        <table:table-row table:style-name="ro1">
          <table:table-cell office:value-type="float" office:value="0.431607695090811" calcext:value-type="float">
            <text:p>0.4316076951</text:p>
          </table:table-cell>
        </table:table-row>
        <table:table-row table:style-name="ro1">
          <table:table-cell office:value-type="float" office:value="0.435183079847156" calcext:value-type="float">
            <text:p>0.4351830798</text:p>
          </table:table-cell>
        </table:table-row>
        <table:table-row table:style-name="ro1">
          <table:table-cell office:value-type="float" office:value="0.438906840114643" calcext:value-type="float">
            <text:p>0.4389068401</text:p>
          </table:table-cell>
        </table:table-row>
        <table:table-row table:style-name="ro1">
          <table:table-cell office:value-type="float" office:value="0.442771084637588" calcext:value-type="float">
            <text:p>0.4427710846</text:p>
          </table:table-cell>
        </table:table-row>
        <table:table-row table:style-name="ro1">
          <table:table-cell office:value-type="float" office:value="0.446767320231074" calcext:value-type="float">
            <text:p>0.4467673202</text:p>
          </table:table-cell>
        </table:table-row>
        <table:table-row table:style-name="ro1">
          <table:table-cell office:value-type="float" office:value="0.450886454002225" calcext:value-type="float">
            <text:p>0.450886454</text:p>
          </table:table-cell>
        </table:table-row>
        <table:table-row table:style-name="ro1">
          <table:table-cell office:value-type="float" office:value="0.455118796245288" calcext:value-type="float">
            <text:p>0.4551187962</text:p>
          </table:table-cell>
        </table:table-row>
        <table:table-row table:style-name="ro1">
          <table:table-cell office:value-type="float" office:value="0.459454064010514" calcext:value-type="float">
            <text:p>0.459454064</text:p>
          </table:table-cell>
        </table:table-row>
        <table:table-row table:style-name="ro1">
          <table:table-cell office:value-type="float" office:value="0.46388138534683" calcext:value-type="float">
            <text:p>0.4638813853</text:p>
          </table:table-cell>
        </table:table-row>
        <table:table-row table:style-name="ro1">
          <table:table-cell office:value-type="float" office:value="0.468389304218319" calcext:value-type="float">
            <text:p>0.4683893042</text:p>
          </table:table-cell>
        </table:table-row>
        <table:table-row table:style-name="ro1">
          <table:table-cell office:value-type="float" office:value="0.472965786094482" calcext:value-type="float">
            <text:p>0.4729657861</text:p>
          </table:table-cell>
        </table:table-row>
        <table:table-row table:style-name="ro1">
          <table:table-cell office:value-type="float" office:value="0.477598224214321" calcext:value-type="float">
            <text:p>0.4775982242</text:p>
          </table:table-cell>
        </table:table-row>
        <table:table-row table:style-name="ro1">
          <table:table-cell office:value-type="float" office:value="0.482273446524191" calcext:value-type="float">
            <text:p>0.4822734465</text:p>
          </table:table-cell>
        </table:table-row>
        <table:table-row table:style-name="ro1">
          <table:table-cell office:value-type="float" office:value="0.486977723289478" calcext:value-type="float">
            <text:p>0.4869777233</text:p>
          </table:table-cell>
        </table:table-row>
        <table:table-row table:style-name="ro1">
          <table:table-cell office:value-type="float" office:value="0.491696775380055" calcext:value-type="float">
            <text:p>0.4916967754</text:p>
          </table:table-cell>
        </table:table-row>
        <table:table-row table:style-name="ro1">
          <table:table-cell office:value-type="float" office:value="0.429984793117031" calcext:value-type="float">
            <text:p>0.4299847931</text:p>
          </table:table-cell>
        </table:table-row>
        <table:table-row table:style-name="ro1">
          <table:table-cell office:value-type="float" office:value="0.433109767701278" calcext:value-type="float">
            <text:p>0.4331097677</text:p>
          </table:table-cell>
        </table:table-row>
        <table:table-row table:style-name="ro1">
          <table:table-cell office:value-type="float" office:value="0.436189525914749" calcext:value-type="float">
            <text:p>0.4361895259</text:p>
          </table:table-cell>
        </table:table-row>
        <table:table-row table:style-name="ro1">
          <table:table-cell office:value-type="float" office:value="0.439204006064802" calcext:value-type="float">
            <text:p>0.4392040061</text:p>
          </table:table-cell>
        </table:table-row>
        <table:table-row table:style-name="ro1">
          <table:table-cell office:value-type="float" office:value="0.442134820737111" calcext:value-type="float">
            <text:p>0.4421348207</text:p>
          </table:table-cell>
        </table:table-row>
        <table:table-row table:style-name="ro1">
          <table:table-cell office:value-type="float" office:value="0.44496520169331" calcext:value-type="float">
            <text:p>0.4449652017</text:p>
          </table:table-cell>
        </table:table-row>
        <table:table-row table:style-name="ro1">
          <table:table-cell office:value-type="float" office:value="0.447679945442522" calcext:value-type="float">
            <text:p>0.4476799454</text:p>
          </table:table-cell>
        </table:table-row>
        <table:table-row table:style-name="ro1">
          <table:table-cell office:value-type="float" office:value="0.450265359486748" calcext:value-type="float">
            <text:p>0.4502653595</text:p>
          </table:table-cell>
        </table:table-row>
        <table:table-row table:style-name="ro1">
          <table:table-cell office:value-type="float" office:value="0.452709209240142" calcext:value-type="float">
            <text:p>0.4527092092</text:p>
          </table:table-cell>
        </table:table-row>
        <table:table-row table:style-name="ro1">
          <table:table-cell office:value-type="float" office:value="0.455000665622148" calcext:value-type="float">
            <text:p>0.4550006656</text:p>
          </table:table-cell>
        </table:table-row>
        <table:table-row table:style-name="ro1">
          <table:table-cell office:value-type="float" office:value="0.45713025332452" calcext:value-type="float">
            <text:p>0.4571302533</text:p>
          </table:table-cell>
        </table:table-row>
        <table:table-row table:style-name="ro1">
          <table:table-cell office:value-type="float" office:value="0.45908979975221" calcext:value-type="float">
            <text:p>0.4590897998</text:p>
          </table:table-cell>
        </table:table-row>
        <table:table-row table:style-name="ro1">
          <table:table-cell office:value-type="float" office:value="0.460872384638137" calcext:value-type="float">
            <text:p>0.4608723846</text:p>
          </table:table-cell>
        </table:table-row>
        <table:table-row table:style-name="ro1">
          <table:table-cell office:value-type="float" office:value="0.462472290331815" calcext:value-type="float">
            <text:p>0.4624722903</text:p>
          </table:table-cell>
        </table:table-row>
        <table:table-row table:style-name="ro1">
          <table:table-cell office:value-type="float" office:value="0.463884952761872" calcext:value-type="float">
            <text:p>0.4638849528</text:p>
          </table:table-cell>
        </table:table-row>
        <table:table-row table:style-name="ro1">
          <table:table-cell office:value-type="float" office:value="0.465106913072433" calcext:value-type="float">
            <text:p>0.4651069131</text:p>
          </table:table-cell>
        </table:table-row>
        <table:table-row table:style-name="ro1">
          <table:table-cell office:value-type="float" office:value="0.466135769933374" calcext:value-type="float">
            <text:p>0.4661357699</text:p>
          </table:table-cell>
        </table:table-row>
        <table:table-row table:style-name="ro1">
          <table:table-cell office:value-type="float" office:value="0.466970132524461" calcext:value-type="float">
            <text:p>0.4669701325</text:p>
          </table:table-cell>
        </table:table-row>
        <table:table-row table:style-name="ro1">
          <table:table-cell office:value-type="float" office:value="0.467609574193348" calcext:value-type="float">
            <text:p>0.4676095742</text:p>
          </table:table-cell>
        </table:table-row>
        <table:table-row table:style-name="ro1">
          <table:table-cell office:value-type="float" office:value="0.468054586787462" calcext:value-type="float">
            <text:p>0.4680545868</text:p>
          </table:table-cell>
        </table:table-row>
        <table:table-row table:style-name="ro1">
          <table:table-cell office:value-type="float" office:value="0.468306535659754" calcext:value-type="float">
            <text:p>0.4683065357</text:p>
          </table:table-cell>
        </table:table-row>
        <table:table-row table:style-name="ro1">
          <table:table-cell office:value-type="float" office:value="0.468367615348323" calcext:value-type="float">
            <text:p>0.4683676153</text:p>
          </table:table-cell>
        </table:table-row>
        <table:table-row table:style-name="ro1">
          <table:table-cell office:value-type="float" office:value="0.468240805929923" calcext:value-type="float">
            <text:p>0.4682408059</text:p>
          </table:table-cell>
        </table:table-row>
        <table:table-row table:style-name="ro1">
          <table:table-cell office:value-type="float" office:value="0.467929830047326" calcext:value-type="float">
            <text:p>0.46792983</text:p>
          </table:table-cell>
        </table:table-row>
        <table:table-row table:style-name="ro1">
          <table:table-cell office:value-type="float" office:value="0.467439110610582" calcext:value-type="float">
            <text:p>0.4674391106</text:p>
          </table:table-cell>
        </table:table-row>
        <table:table-row table:style-name="ro1">
          <table:table-cell office:value-type="float" office:value="0.466773729172128" calcext:value-type="float">
            <text:p>0.4667737292</text:p>
          </table:table-cell>
        </table:table-row>
        <table:table-row table:style-name="ro1">
          <table:table-cell office:value-type="float" office:value="0.465939384975793" calcext:value-type="float">
            <text:p>0.465939385</text:p>
          </table:table-cell>
        </table:table-row>
        <table:table-row table:style-name="ro1">
          <table:table-cell office:value-type="float" office:value="0.464942354679659" calcext:value-type="float">
            <text:p>0.4649423547</text:p>
          </table:table-cell>
        </table:table-row>
        <table:table-row table:style-name="ro1">
          <table:table-cell office:value-type="float" office:value="0.463789452752806" calcext:value-type="float">
            <text:p>0.4637894528</text:p>
          </table:table-cell>
        </table:table-row>
        <table:table-row table:style-name="ro1">
          <table:table-cell office:value-type="float" office:value="0.46248799254593" calcext:value-type="float">
            <text:p>0.4624879925</text:p>
          </table:table-cell>
        </table:table-row>
        <table:table-row table:style-name="ro1">
          <table:table-cell office:value-type="float" office:value="0.461045748035826" calcext:value-type="float">
            <text:p>0.461045748</text:p>
          </table:table-cell>
        </table:table-row>
        <table:table-row table:style-name="ro1">
          <table:table-cell office:value-type="float" office:value="0.459470916243758" calcext:value-type="float">
            <text:p>0.4594709162</text:p>
          </table:table-cell>
        </table:table-row>
        <table:table-row table:style-name="ro1">
          <table:table-cell office:value-type="float" office:value="0.45777208032769" calcext:value-type="float">
            <text:p>0.4577720803</text:p>
          </table:table-cell>
        </table:table-row>
        <table:table-row table:style-name="ro1">
          <table:table-cell office:value-type="float" office:value="0.455958173348398" calcext:value-type="float">
            <text:p>0.4559581733</text:p>
          </table:table-cell>
        </table:table-row>
        <table:table-row table:style-name="ro1">
          <table:table-cell office:value-type="float" office:value="0.454038442709457" calcext:value-type="float">
            <text:p>0.4540384427</text:p>
          </table:table-cell>
        </table:table-row>
        <table:table-row table:style-name="ro1">
          <table:table-cell office:value-type="float" office:value="0.452022415271094" calcext:value-type="float">
            <text:p>0.4520224153</text:p>
          </table:table-cell>
        </table:table-row>
        <table:table-row table:style-name="ro1">
          <table:table-cell office:value-type="float" office:value="0.449919863137921" calcext:value-type="float">
            <text:p>0.4499198631</text:p>
          </table:table-cell>
        </table:table-row>
        <table:table-row table:style-name="ro1">
          <table:table-cell office:value-type="float" office:value="0.447740770120539" calcext:value-type="float">
            <text:p>0.4477407701</text:p>
          </table:table-cell>
        </table:table-row>
        <table:table-row table:style-name="ro1">
          <table:table-cell office:value-type="float" office:value="0.44549529887102" calcext:value-type="float">
            <text:p>0.4454952989</text:p>
          </table:table-cell>
        </table:table-row>
        <table:table-row table:style-name="ro1">
          <table:table-cell office:value-type="float" office:value="0.443193758692252" calcext:value-type="float">
            <text:p>0.4431937587</text:p>
          </table:table-cell>
        </table:table-row>
        <table:table-row table:style-name="ro1">
          <table:table-cell office:value-type="float" office:value="0.440846574021173" calcext:value-type="float">
            <text:p>0.440846574</text:p>
          </table:table-cell>
        </table:table-row>
        <table:table-row table:style-name="ro1">
          <table:table-cell office:value-type="float" office:value="0.438464253585864" calcext:value-type="float">
            <text:p>0.4384642536</text:p>
          </table:table-cell>
        </table:table-row>
        <table:table-row table:style-name="ro1">
          <table:table-cell office:value-type="float" office:value="0.436057360236524" calcext:value-type="float">
            <text:p>0.4360573602</text:p>
          </table:table-cell>
        </table:table-row>
        <table:table-row table:style-name="ro1">
          <table:table-cell office:value-type="float" office:value="0.433636481450319" calcext:value-type="float">
            <text:p>0.4336364815</text:p>
          </table:table-cell>
        </table:table-row>
        <table:table-row table:style-name="ro1">
          <table:table-cell office:value-type="float" office:value="0.431212200510099" calcext:value-type="float">
            <text:p>0.4312122005</text:p>
          </table:table-cell>
        </table:table-row>
        <table:table-row table:style-name="ro1">
          <table:table-cell office:value-type="float" office:value="0.428795068356992" calcext:value-type="float">
            <text:p>0.4287950684</text:p>
          </table:table-cell>
        </table:table-row>
        <table:table-row table:style-name="ro1">
          <table:table-cell office:value-type="float" office:value="0.426395576116875" calcext:value-type="float">
            <text:p>0.4263955761</text:p>
          </table:table-cell>
        </table:table-row>
        <table:table-row table:style-name="ro1">
          <table:table-cell office:value-type="float" office:value="0.424024128300712" calcext:value-type="float">
            <text:p>0.4240241283</text:p>
          </table:table-cell>
        </table:table-row>
        <table:table-row table:style-name="ro1">
          <table:table-cell office:value-type="float" office:value="0.421691016678768" calcext:value-type="float">
            <text:p>0.4216910167</text:p>
          </table:table-cell>
        </table:table-row>
        <table:table-row table:style-name="ro1">
          <table:table-cell office:value-type="float" office:value="0.419406394828704" calcext:value-type="float">
            <text:p>0.4194063948</text:p>
          </table:table-cell>
        </table:table-row>
        <table:table-row table:style-name="ro1">
          <table:table-cell office:value-type="float" office:value="0.417180253357529" calcext:value-type="float">
            <text:p>0.4171802534</text:p>
          </table:table-cell>
        </table:table-row>
        <table:table-row table:style-name="ro1">
          <table:table-cell office:value-type="float" office:value="0.415022395797445" calcext:value-type="float">
            <text:p>0.4150223958</text:p>
          </table:table-cell>
        </table:table-row>
        <table:table-row table:style-name="ro1">
          <table:table-cell office:value-type="float" office:value="0.412942415175551" calcext:value-type="float">
            <text:p>0.4129424152</text:p>
          </table:table-cell>
        </table:table-row>
        <table:table-row table:style-name="ro1">
          <table:table-cell office:value-type="float" office:value="0.410949671257428" calcext:value-type="float">
            <text:p>0.4109496713</text:p>
          </table:table-cell>
        </table:table-row>
        <table:table-row table:style-name="ro1">
          <table:table-cell office:value-type="float" office:value="0.409053268464597" calcext:value-type="float">
            <text:p>0.4090532685</text:p>
          </table:table-cell>
        </table:table-row>
        <table:table-row table:style-name="ro1">
          <table:table-cell office:value-type="float" office:value="0.407262034465844" calcext:value-type="float">
            <text:p>0.4072620345</text:p>
          </table:table-cell>
        </table:table-row>
        <table:table-row table:style-name="ro1">
          <table:table-cell office:value-type="float" office:value="0.405584499442433" calcext:value-type="float">
            <text:p>0.4055844994</text:p>
          </table:table-cell>
        </table:table-row>
        <table:table-row table:style-name="ro1">
          <table:table-cell office:value-type="float" office:value="0.404028876027174" calcext:value-type="float">
            <text:p>0.404028876</text:p>
          </table:table-cell>
        </table:table-row>
        <table:table-row table:style-name="ro1">
          <table:table-cell office:value-type="float" office:value="0.40260303991738" calcext:value-type="float">
            <text:p>0.4026030399</text:p>
          </table:table-cell>
        </table:table-row>
        <table:table-row table:style-name="ro1">
          <table:table-cell office:value-type="float" office:value="0.401314511161694" calcext:value-type="float">
            <text:p>0.4013145112</text:p>
          </table:table-cell>
        </table:table-row>
        <table:table-row table:style-name="ro1">
          <table:table-cell office:value-type="float" office:value="0.400170436120779" calcext:value-type="float">
            <text:p>0.4001704361</text:p>
          </table:table-cell>
        </table:table-row>
        <table:table-row table:style-name="ro1">
          <table:table-cell office:value-type="float" office:value="0.399177570101898" calcext:value-type="float">
            <text:p>0.3991775701</text:p>
          </table:table-cell>
        </table:table-row>
        <table:table-row table:style-name="ro1">
          <table:table-cell office:value-type="float" office:value="0.398342260667359" calcext:value-type="float">
            <text:p>0.3983422607</text:p>
          </table:table-cell>
        </table:table-row>
        <table:table-row table:style-name="ro1">
          <table:table-cell office:value-type="float" office:value="0.397670431616831" calcext:value-type="float">
            <text:p>0.3976704316</text:p>
          </table:table-cell>
        </table:table-row>
        <table:table-row table:style-name="ro1">
          <table:table-cell office:value-type="float" office:value="0.397167567643538" calcext:value-type="float">
            <text:p>0.3971675676</text:p>
          </table:table-cell>
        </table:table-row>
        <table:table-row table:style-name="ro1">
          <table:table-cell office:value-type="float" office:value="0.396838699664328" calcext:value-type="float">
            <text:p>0.3968386997</text:p>
          </table:table-cell>
        </table:table-row>
        <table:table-row table:style-name="ro1">
          <table:table-cell office:value-type="float" office:value="0.396688390823613" calcext:value-type="float">
            <text:p>0.3966883908</text:p>
          </table:table-cell>
        </table:table-row>
        <table:table-row table:style-name="ro1">
          <table:table-cell office:value-type="float" office:value="0.396720723171181" calcext:value-type="float">
            <text:p>0.3967207232</text:p>
          </table:table-cell>
        </table:table-row>
        <table:table-row table:style-name="ro1">
          <table:table-cell office:value-type="float" office:value="0.396939285013885" calcext:value-type="float">
            <text:p>0.396939285</text:p>
          </table:table-cell>
        </table:table-row>
        <table:table-row table:style-name="ro1">
          <table:table-cell office:value-type="float" office:value="0.397347158941206" calcext:value-type="float">
            <text:p>0.3973471589</text:p>
          </table:table-cell>
        </table:table-row>
        <table:table-row table:style-name="ro1">
          <table:table-cell office:value-type="float" office:value="0.397946910524684" calcext:value-type="float">
            <text:p>0.3979469105</text:p>
          </table:table-cell>
        </table:table-row>
        <table:table-row table:style-name="ro1">
          <table:table-cell office:value-type="float" office:value="0.398740577691231" calcext:value-type="float">
            <text:p>0.3987405777</text:p>
          </table:table-cell>
        </table:table-row>
        <table:table-row table:style-name="ro1">
          <table:table-cell office:value-type="float" office:value="0.399729660770309" calcext:value-type="float">
            <text:p>0.3997296608</text:p>
          </table:table-cell>
        </table:table-row>
        <table:table-row table:style-name="ro1">
          <table:table-cell office:value-type="float" office:value="0.400915113214992" calcext:value-type="float">
            <text:p>0.4009151132</text:p>
          </table:table-cell>
        </table:table-row>
        <table:table-row table:style-name="ro1">
          <table:table-cell office:value-type="float" office:value="0.402297332996887" calcext:value-type="float">
            <text:p>0.402297333</text:p>
          </table:table-cell>
        </table:table-row>
        <table:table-row table:style-name="ro1">
          <table:table-cell office:value-type="float" office:value="0.403876154674946" calcext:value-type="float">
            <text:p>0.4038761547</text:p>
          </table:table-cell>
        </table:table-row>
        <table:table-row table:style-name="ro1">
          <table:table-cell office:value-type="float" office:value="0.405650842138138" calcext:value-type="float">
            <text:p>0.4056508421</text:p>
          </table:table-cell>
        </table:table-row>
        <table:table-row table:style-name="ro1">
          <table:table-cell office:value-type="float" office:value="0.407620082021998" calcext:value-type="float">
            <text:p>0.407620082</text:p>
          </table:table-cell>
        </table:table-row>
        <table:table-row table:style-name="ro1">
          <table:table-cell office:value-type="float" office:value="0.409781977799055" calcext:value-type="float">
            <text:p>0.4097819778</text:p>
          </table:table-cell>
        </table:table-row>
        <table:table-row table:style-name="ro1">
          <table:table-cell office:value-type="float" office:value="0.41213404454313" calcext:value-type="float">
            <text:p>0.4121340445</text:p>
          </table:table-cell>
        </table:table-row>
        <table:table-row table:style-name="ro1">
          <table:table-cell office:value-type="float" office:value="0.414673204367505" calcext:value-type="float">
            <text:p>0.4146732044</text:p>
          </table:table-cell>
        </table:table-row>
        <table:table-row table:style-name="ro1">
          <table:table-cell office:value-type="float" office:value="0.417395782536966" calcext:value-type="float">
            <text:p>0.4173957825</text:p>
          </table:table-cell>
        </table:table-row>
        <table:table-row table:style-name="ro1">
          <table:table-cell office:value-type="float" office:value="0.420297504253727" calcext:value-type="float">
            <text:p>0.4202975043</text:p>
          </table:table-cell>
        </table:table-row>
        <table:table-row table:style-name="ro1">
          <table:table-cell office:value-type="float" office:value="0.423373492117221" calcext:value-type="float">
            <text:p>0.4233734921</text:p>
          </table:table-cell>
        </table:table-row>
        <table:table-row table:style-name="ro1">
          <table:table-cell office:value-type="float" office:value="0.426618264257762" calcext:value-type="float">
            <text:p>0.4266182643</text:p>
          </table:table-cell>
        </table:table-row>
        <table:table-row table:style-name="ro1">
          <table:table-cell office:value-type="float" office:value="0.43002573314409" calcext:value-type="float">
            <text:p>0.4300257331</text:p>
          </table:table-cell>
        </table:table-row>
        <table:table-row table:style-name="ro1">
          <table:table-cell office:value-type="float" office:value="0.43358920506478" calcext:value-type="float">
            <text:p>0.4335892051</text:p>
          </table:table-cell>
        </table:table-row>
        <table:table-row table:style-name="ro1">
          <table:table-cell office:value-type="float" office:value="0.437301380283533" calcext:value-type="float">
            <text:p>0.4373013803</text:p>
          </table:table-cell>
        </table:table-row>
        <table:table-row table:style-name="ro1">
          <table:table-cell office:value-type="float" office:value="0.44115435386833" calcext:value-type="float">
            <text:p>0.4411543539</text:p>
          </table:table-cell>
        </table:table-row>
        <table:table-row table:style-name="ro1">
          <table:table-cell office:value-type="float" office:value="0.445139617194476" calcext:value-type="float">
            <text:p>0.4451396172</text:p>
          </table:table-cell>
        </table:table-row>
        <table:table-row table:style-name="ro1">
          <table:table-cell office:value-type="float" office:value="0.4492480601215" calcext:value-type="float">
            <text:p>0.4492480601</text:p>
          </table:table-cell>
        </table:table-row>
        <table:table-row table:style-name="ro1">
          <table:table-cell office:value-type="float" office:value="0.453469973843936" calcext:value-type="float">
            <text:p>0.4534699738</text:p>
          </table:table-cell>
        </table:table-row>
        <table:table-row table:style-name="ro1">
          <table:table-cell office:value-type="float" office:value="0.457795054415987" calcext:value-type="float">
            <text:p>0.4577950544</text:p>
          </table:table-cell>
        </table:table-row>
        <table:table-row table:style-name="ro1">
          <table:table-cell office:value-type="float" office:value="0.462212406950043" calcext:value-type="float">
            <text:p>0.462212407</text:p>
          </table:table-cell>
        </table:table-row>
        <table:table-row table:style-name="ro1">
          <table:table-cell office:value-type="float" office:value="0.46671055048909" calcext:value-type="float">
            <text:p>0.4667105505</text:p>
          </table:table-cell>
        </table:table-row>
        <table:table-row table:style-name="ro1">
          <table:table-cell office:value-type="float" office:value="0.471277423552984" calcext:value-type="float">
            <text:p>0.4712774236</text:p>
          </table:table-cell>
        </table:table-row>
        <table:table-row table:style-name="ro1">
          <table:table-cell office:value-type="float" office:value="0.475900390358603" calcext:value-type="float">
            <text:p>0.4759003904</text:p>
          </table:table-cell>
        </table:table-row>
        <table:table-row table:style-name="ro1">
          <table:table-cell office:value-type="float" office:value="0.480566247713865" calcext:value-type="float">
            <text:p>0.4805662477</text:p>
          </table:table-cell>
        </table:table-row>
        <table:table-row table:style-name="ro1">
          <table:table-cell office:value-type="float" office:value="0.485261232585631" calcext:value-type="float">
            <text:p>0.4852612326</text:p>
          </table:table-cell>
        </table:table-row>
        <table:table-row table:style-name="ro1">
          <table:table-cell office:value-type="float" office:value="0.489971030341473" calcext:value-type="float">
            <text:p>0.4899710303</text:p>
          </table:table-cell>
        </table:table-row>
        <table:table-row table:style-name="ro1">
          <table:table-cell office:value-type="float" office:value="0.42988008910844" calcext:value-type="float">
            <text:p>0.4298800891</text:p>
          </table:table-cell>
        </table:table-row>
        <table:table-row table:style-name="ro1">
          <table:table-cell office:value-type="float" office:value="0.432995341041405" calcext:value-type="float">
            <text:p>0.432995341</text:p>
          </table:table-cell>
        </table:table-row>
        <table:table-row table:style-name="ro1">
          <table:table-cell office:value-type="float" office:value="0.436065297894629" calcext:value-type="float">
            <text:p>0.4360652979</text:p>
          </table:table-cell>
        </table:table-row>
        <table:table-row table:style-name="ro1">
          <table:table-cell office:value-type="float" office:value="0.439069862223713" calcext:value-type="float">
            <text:p>0.4390698622</text:p>
          </table:table-cell>
        </table:table-row>
        <table:table-row table:style-name="ro1">
          <table:table-cell office:value-type="float" office:value="0.441990613264302" calcext:value-type="float">
            <text:p>0.4419906133</text:p>
          </table:table-cell>
        </table:table-row>
        <table:table-row table:style-name="ro1">
          <table:table-cell office:value-type="float" office:value="0.444810751776381" calcext:value-type="float">
            <text:p>0.4448107518</text:p>
          </table:table-cell>
        </table:table-row>
        <table:table-row table:style-name="ro1">
          <table:table-cell office:value-type="float" office:value="0.447515045562525" calcext:value-type="float">
            <text:p>0.4475150456</text:p>
          </table:table-cell>
        </table:table-row>
        <table:table-row table:style-name="ro1">
          <table:table-cell office:value-type="float" office:value="0.4500897756601" calcext:value-type="float">
            <text:p>0.4500897757</text:p>
          </table:table-cell>
        </table:table-row>
        <table:table-row table:style-name="ro1">
          <table:table-cell office:value-type="float" office:value="0.452522683207417" calcext:value-type="float">
            <text:p>0.4525226832</text:p>
          </table:table-cell>
        </table:table-row>
        <table:table-row table:style-name="ro1">
          <table:table-cell office:value-type="float" office:value="0.454802916983833" calcext:value-type="float">
            <text:p>0.454802917</text:p>
          </table:table-cell>
        </table:table-row>
        <table:table-row table:style-name="ro1">
          <table:table-cell office:value-type="float" office:value="0.45692098162381" calcext:value-type="float">
            <text:p>0.4569209816</text:p>
          </table:table-cell>
        </table:table-row>
        <table:table-row table:style-name="ro1">
          <table:table-cell office:value-type="float" office:value="0.458868686504918" calcext:value-type="float">
            <text:p>0.4588686865</text:p>
          </table:table-cell>
        </table:table-row>
        <table:table-row table:style-name="ro1">
          <table:table-cell office:value-type="float" office:value="0.460639095309796" calcext:value-type="float">
            <text:p>0.4606390953</text:p>
          </table:table-cell>
        </table:table-row>
        <table:table-row table:style-name="ro1">
          <table:table-cell office:value-type="float" office:value="0.462226476262061" calcext:value-type="float">
            <text:p>0.4622264763</text:p>
          </table:table-cell>
        </table:table-row>
        <table:table-row table:style-name="ro1">
          <table:table-cell office:value-type="float" office:value="0.463626253036169" calcext:value-type="float">
            <text:p>0.463626253</text:p>
          </table:table-cell>
        </table:table-row>
        <table:table-row table:style-name="ro1">
          <table:table-cell office:value-type="float" office:value="0.464834956341227" calcext:value-type="float">
            <text:p>0.4648349563</text:p>
          </table:table-cell>
        </table:table-row>
        <table:table-row table:style-name="ro1">
          <table:table-cell office:value-type="float" office:value="0.46585017617876" calcext:value-type="float">
            <text:p>0.4658501762</text:p>
          </table:table-cell>
        </table:table-row>
        <table:table-row table:style-name="ro1">
          <table:table-cell office:value-type="float" office:value="0.466670514774424" calcext:value-type="float">
            <text:p>0.4666705148</text:p>
          </table:table-cell>
        </table:table-row>
        <table:table-row table:style-name="ro1">
          <table:table-cell office:value-type="float" office:value="0.467295540183672" calcext:value-type="float">
            <text:p>0.4672955402</text:p>
          </table:table-cell>
        </table:table-row>
        <table:table-row table:style-name="ro1">
          <table:table-cell office:value-type="float" office:value="0.467725740571376" calcext:value-type="float">
            <text:p>0.4677257406</text:p>
          </table:table-cell>
        </table:table-row>
        <table:table-row table:style-name="ro1">
          <table:table-cell office:value-type="float" office:value="0.467962479165396" calcext:value-type="float">
            <text:p>0.4679624792</text:p>
          </table:table-cell>
        </table:table-row>
        <table:table-row table:style-name="ro1">
          <table:table-cell office:value-type="float" office:value="0.468007949884098" calcext:value-type="float">
            <text:p>0.4680079499</text:p>
          </table:table-cell>
        </table:table-row>
        <table:table-row table:style-name="ro1">
          <table:table-cell office:value-type="float" office:value="0.467865133637833" calcext:value-type="float">
            <text:p>0.4678651336</text:p>
          </table:table-cell>
        </table:table-row>
        <table:table-row table:style-name="ro1">
          <table:table-cell office:value-type="float" office:value="0.467537755304358" calcext:value-type="float">
            <text:p>0.4675377553</text:p>
          </table:table-cell>
        </table:table-row>
        <table:table-row table:style-name="ro1">
          <table:table-cell office:value-type="float" office:value="0.467030241378208" calcext:value-type="float">
            <text:p>0.4670302414</text:p>
          </table:table-cell>
        </table:table-row>
        <table:table-row table:style-name="ro1">
          <table:table-cell office:value-type="float" office:value="0.466347678294033" calcext:value-type="float">
            <text:p>0.4663476783</text:p>
          </table:table-cell>
        </table:table-row>
        <table:table-row table:style-name="ro1">
          <table:table-cell office:value-type="float" office:value="0.465495771423868" calcext:value-type="float">
            <text:p>0.4654957714</text:p>
          </table:table-cell>
        </table:table-row>
        <table:table-row table:style-name="ro1">
          <table:table-cell office:value-type="float" office:value="0.464480804748367" calcext:value-type="float">
            <text:p>0.4644808047</text:p>
          </table:table-cell>
        </table:table-row>
        <table:table-row table:style-name="ro1">
          <table:table-cell office:value-type="float" office:value="0.463309601201985" calcext:value-type="float">
            <text:p>0.4633096012</text:p>
          </table:table-cell>
        </table:table-row>
        <table:table-row table:style-name="ro1">
          <table:table-cell office:value-type="float" office:value="0.46198948369211" calcext:value-type="float">
            <text:p>0.4619894837</text:p>
          </table:table-cell>
        </table:table-row>
        <table:table-row table:style-name="ro1">
          <table:table-cell office:value-type="float" office:value="0.460528236792148" calcext:value-type="float">
            <text:p>0.4605282368</text:p>
          </table:table-cell>
        </table:table-row>
        <table:table-row table:style-name="ro1">
          <table:table-cell office:value-type="float" office:value="0.458934069108561" calcext:value-type="float">
            <text:p>0.4589340691</text:p>
          </table:table-cell>
        </table:table-row>
        <table:table-row table:style-name="ro1">
          <table:table-cell office:value-type="float" office:value="0.45721557632185" calcext:value-type="float">
            <text:p>0.4572155763</text:p>
          </table:table-cell>
        </table:table-row>
        <table:table-row table:style-name="ro1">
          <table:table-cell office:value-type="float" office:value="0.4553817049015" calcext:value-type="float">
            <text:p>0.4553817049</text:p>
          </table:table-cell>
        </table:table-row>
        <table:table-row table:style-name="ro1">
          <table:table-cell office:value-type="float" office:value="0.453441716494866" calcext:value-type="float">
            <text:p>0.4534417165</text:p>
          </table:table-cell>
        </table:table-row>
        <table:table-row table:style-name="ro1">
          <table:table-cell office:value-type="float" office:value="0.451405152990017" calcext:value-type="float">
            <text:p>0.451405153</text:p>
          </table:table-cell>
        </table:table-row>
        <table:table-row table:style-name="ro1">
          <table:table-cell office:value-type="float" office:value="0.449281802252529" calcext:value-type="float">
            <text:p>0.4492818023</text:p>
          </table:table-cell>
        </table:table-row>
        <table:table-row table:style-name="ro1">
          <table:table-cell office:value-type="float" office:value="0.44708166453623" calcext:value-type="float">
            <text:p>0.4470816645</text:p>
          </table:table-cell>
        </table:table-row>
        <table:table-row table:style-name="ro1">
          <table:table-cell office:value-type="float" office:value="0.444814919567895" calcext:value-type="float">
            <text:p>0.4448149196</text:p>
          </table:table-cell>
        </table:table-row>
        <table:table-row table:style-name="ro1">
          <table:table-cell office:value-type="float" office:value="0.442491894305898" calcext:value-type="float">
            <text:p>0.4424918943</text:p>
          </table:table-cell>
        </table:table-row>
        <table:table-row table:style-name="ro1">
          <table:table-cell office:value-type="float" office:value="0.440123031372808" calcext:value-type="float">
            <text:p>0.4401230314</text:p>
          </table:table-cell>
        </table:table-row>
        <table:table-row table:style-name="ro1">
          <table:table-cell office:value-type="float" office:value="0.437718858161937" calcext:value-type="float">
            <text:p>0.4377188582</text:p>
          </table:table-cell>
        </table:table-row>
        <table:table-row table:style-name="ro1">
          <table:table-cell office:value-type="float" office:value="0.43528995661785" calcext:value-type="float">
            <text:p>0.4352899566</text:p>
          </table:table-cell>
        </table:table-row>
        <table:table-row table:style-name="ro1">
          <table:table-cell office:value-type="float" office:value="0.432846933690812" calcext:value-type="float">
            <text:p>0.4328469337</text:p>
          </table:table-cell>
        </table:table-row>
        <table:table-row table:style-name="ro1">
          <table:table-cell office:value-type="float" office:value="0.430400392465196" calcext:value-type="float">
            <text:p>0.4304003925</text:p>
          </table:table-cell>
        </table:table-row>
        <table:table-row table:style-name="ro1">
          <table:table-cell office:value-type="float" office:value="0.42796090396184" calcext:value-type="float">
            <text:p>0.427960904</text:p>
          </table:table-cell>
        </table:table-row>
        <table:table-row table:style-name="ro1">
          <table:table-cell office:value-type="float" office:value="0.425538979614354" calcext:value-type="float">
            <text:p>0.4255389796</text:p>
          </table:table-cell>
        </table:table-row>
        <table:table-row table:style-name="ro1">
          <table:table-cell office:value-type="float" office:value="0.423145044419378" calcext:value-type="float">
            <text:p>0.4231450444</text:p>
          </table:table-cell>
        </table:table-row>
        <table:table-row table:style-name="ro1">
          <table:table-cell office:value-type="float" office:value="0.420789410760797" calcext:value-type="float">
            <text:p>0.4207894108</text:p>
          </table:table-cell>
        </table:table-row>
        <table:table-row table:style-name="ro1">
          <table:table-cell office:value-type="float" office:value="0.418482252907901" calcext:value-type="float">
            <text:p>0.4184822529</text:p>
          </table:table-cell>
        </table:table-row>
        <table:table-row table:style-name="ro1">
          <table:table-cell office:value-type="float" office:value="0.416233582187501" calcext:value-type="float">
            <text:p>0.4162335822</text:p>
          </table:table-cell>
        </table:table-row>
        <table:table-row table:style-name="ro1">
          <table:table-cell office:value-type="float" office:value="0.41405322282999" calcext:value-type="float">
            <text:p>0.4140532228</text:p>
          </table:table-cell>
        </table:table-row>
        <table:table-row table:style-name="ro1">
          <table:table-cell office:value-type="float" office:value="0.411950788489364" calcext:value-type="float">
            <text:p>0.4119507885</text:p>
          </table:table-cell>
        </table:table-row>
        <table:table-row table:style-name="ro1">
          <table:table-cell office:value-type="float" office:value="0.409935659437191" calcext:value-type="float">
            <text:p>0.4099356594</text:p>
          </table:table-cell>
        </table:table-row>
        <table:table-row table:style-name="ro1">
          <table:table-cell office:value-type="float" office:value="0.408016960430526" calcext:value-type="float">
            <text:p>0.4080169604</text:p>
          </table:table-cell>
        </table:table-row>
        <table:table-row table:style-name="ro1">
          <table:table-cell office:value-type="float" office:value="0.406203539253787" calcext:value-type="float">
            <text:p>0.4062035393</text:p>
          </table:table-cell>
        </table:table-row>
        <table:table-row table:style-name="ro1">
          <table:table-cell office:value-type="float" office:value="0.404503945934578" calcext:value-type="float">
            <text:p>0.4045039459</text:p>
          </table:table-cell>
        </table:table-row>
        <table:table-row table:style-name="ro1">
          <table:table-cell office:value-type="float" office:value="0.402926412633457" calcext:value-type="float">
            <text:p>0.4029264126</text:p>
          </table:table-cell>
        </table:table-row>
        <table:table-row table:style-name="ro1">
          <table:table-cell office:value-type="float" office:value="0.401478834207669" calcext:value-type="float">
            <text:p>0.4014788342</text:p>
          </table:table-cell>
        </table:table-row>
        <table:table-row table:style-name="ro1">
          <table:table-cell office:value-type="float" office:value="0.400168749448821" calcext:value-type="float">
            <text:p>0.4001687494</text:p>
          </table:table-cell>
        </table:table-row>
        <table:table-row table:style-name="ro1">
          <table:table-cell office:value-type="float" office:value="0.399003322994507" calcext:value-type="float">
            <text:p>0.399003323</text:p>
          </table:table-cell>
        </table:table-row>
        <table:table-row table:style-name="ro1">
          <table:table-cell office:value-type="float" office:value="0.397989327913894" calcext:value-type="float">
            <text:p>0.3979893279</text:p>
          </table:table-cell>
        </table:table-row>
        <table:table-row table:style-name="ro1">
          <table:table-cell office:value-type="float" office:value="0.397133128967248" calcext:value-type="float">
            <text:p>0.397133129</text:p>
          </table:table-cell>
        </table:table-row>
        <table:table-row table:style-name="ro1">
          <table:table-cell office:value-type="float" office:value="0.396440666539422" calcext:value-type="float">
            <text:p>0.3964406665</text:p>
          </table:table-cell>
        </table:table-row>
        <table:table-row table:style-name="ro1">
          <table:table-cell office:value-type="float" office:value="0.395917441247285" calcext:value-type="float">
            <text:p>0.3959174412</text:p>
          </table:table-cell>
        </table:table-row>
        <table:table-row table:style-name="ro1">
          <table:table-cell office:value-type="float" office:value="0.395568499221114" calcext:value-type="float">
            <text:p>0.3955684992</text:p>
          </table:table-cell>
        </table:table-row>
        <table:table-row table:style-name="ro1">
          <table:table-cell office:value-type="float" office:value="0.395398418059927" calcext:value-type="float">
            <text:p>0.3953984181</text:p>
          </table:table-cell>
        </table:table-row>
        <table:table-row table:style-name="ro1">
          <table:table-cell office:value-type="float" office:value="0.395411293460774" calcext:value-type="float">
            <text:p>0.3954112935</text:p>
          </table:table-cell>
        </table:table-row>
        <table:table-row table:style-name="ro1">
          <table:table-cell office:value-type="float" office:value="0.395610726521975" calcext:value-type="float">
            <text:p>0.3956107265</text:p>
          </table:table-cell>
        </table:table-row>
        <table:table-row table:style-name="ro1">
          <table:table-cell office:value-type="float" office:value="0.395999811720317" calcext:value-type="float">
            <text:p>0.3959998117</text:p>
          </table:table-cell>
        </table:table-row>
        <table:table-row table:style-name="ro1">
          <table:table-cell office:value-type="float" office:value="0.396581125562189" calcext:value-type="float">
            <text:p>0.3965811256</text:p>
          </table:table-cell>
        </table:table-row>
        <table:table-row table:style-name="ro1">
          <table:table-cell office:value-type="float" office:value="0.397356715908685" calcext:value-type="float">
            <text:p>0.3973567159</text:p>
          </table:table-cell>
        </table:table-row>
        <table:table-row table:style-name="ro1">
          <table:table-cell office:value-type="float" office:value="0.398328091974647" calcext:value-type="float">
            <text:p>0.398328092</text:p>
          </table:table-cell>
        </table:table-row>
        <table:table-row table:style-name="ro1">
          <table:table-cell office:value-type="float" office:value="0.399496215001661" calcext:value-type="float">
            <text:p>0.399496215</text:p>
          </table:table-cell>
        </table:table-row>
        <table:table-row table:style-name="ro1">
          <table:table-cell office:value-type="float" office:value="0.400861489605007" calcext:value-type="float">
            <text:p>0.4008614896</text:p>
          </table:table-cell>
        </table:table-row>
        <table:table-row table:style-name="ro1">
          <table:table-cell office:value-type="float" office:value="0.402423755794562" calcext:value-type="float">
            <text:p>0.4024237558</text:p>
          </table:table-cell>
        </table:table-row>
        <table:table-row table:style-name="ro1">
          <table:table-cell office:value-type="float" office:value="0.40418228166965" calcext:value-type="float">
            <text:p>0.4041822817</text:p>
          </table:table-cell>
        </table:table-row>
        <table:table-row table:style-name="ro1">
          <table:table-cell office:value-type="float" office:value="0.406135756787844" calcext:value-type="float">
            <text:p>0.4061357568</text:p>
          </table:table-cell>
        </table:table-row>
        <table:table-row table:style-name="ro1">
          <table:table-cell office:value-type="float" office:value="0.408282286207724" calcext:value-type="float">
            <text:p>0.4082822862</text:p>
          </table:table-cell>
        </table:table-row>
        <table:table-row table:style-name="ro1">
          <table:table-cell office:value-type="float" office:value="0.410619385205583" calcext:value-type="float">
            <text:p>0.4106193852</text:p>
          </table:table-cell>
        </table:table-row>
        <table:table-row table:style-name="ro1">
          <table:table-cell office:value-type="float" office:value="0.413143974666085" calcext:value-type="float">
            <text:p>0.4131439747</text:p>
          </table:table-cell>
        </table:table-row>
        <table:table-row table:style-name="ro1">
          <table:table-cell office:value-type="float" office:value="0.41585237714687" calcext:value-type="float">
            <text:p>0.4158523771</text:p>
          </table:table-cell>
        </table:table-row>
        <table:table-row table:style-name="ro1">
          <table:table-cell office:value-type="float" office:value="0.418740313617123" calcext:value-type="float">
            <text:p>0.4187403136</text:p>
          </table:table-cell>
        </table:table-row>
        <table:table-row table:style-name="ro1">
          <table:table-cell office:value-type="float" office:value="0.421802900870077" calcext:value-type="float">
            <text:p>0.4218029009</text:p>
          </table:table-cell>
        </table:table-row>
        <table:table-row table:style-name="ro1">
          <table:table-cell office:value-type="float" office:value="0.425034649609487" calcext:value-type="float">
            <text:p>0.4250346496</text:p>
          </table:table-cell>
        </table:table-row>
        <table:table-row table:style-name="ro1">
          <table:table-cell office:value-type="float" office:value="0.428429463210035" calcext:value-type="float">
            <text:p>0.4284294632</text:p>
          </table:table-cell>
        </table:table-row>
        <table:table-row table:style-name="ro1">
          <table:table-cell office:value-type="float" office:value="0.431980637151706" calcext:value-type="float">
            <text:p>0.4319806372</text:p>
          </table:table-cell>
        </table:table-row>
        <table:table-row table:style-name="ro1">
          <table:table-cell office:value-type="float" office:value="0.435680859128098" calcext:value-type="float">
            <text:p>0.4356808591</text:p>
          </table:table-cell>
        </table:table-row>
        <table:table-row table:style-name="ro1">
          <table:table-cell office:value-type="float" office:value="0.439522209828697" calcext:value-type="float">
            <text:p>0.4395222098</text:p>
          </table:table-cell>
        </table:table-row>
        <table:table-row table:style-name="ro1">
          <table:table-cell office:value-type="float" office:value="0.443496164395098" calcext:value-type="float">
            <text:p>0.4434961644</text:p>
          </table:table-cell>
        </table:table-row>
        <table:table-row table:style-name="ro1">
          <table:table-cell office:value-type="float" office:value="0.447593594551175" calcext:value-type="float">
            <text:p>0.4475935946</text:p>
          </table:table-cell>
        </table:table-row>
        <table:table-row table:style-name="ro1">
          <table:table-cell office:value-type="float" office:value="0.451804771407205" calcext:value-type="float">
            <text:p>0.4518047714</text:p>
          </table:table-cell>
        </table:table-row>
        <table:table-row table:style-name="ro1">
          <table:table-cell office:value-type="float" office:value="0.456119368937947" calcext:value-type="float">
            <text:p>0.4561193689</text:p>
          </table:table-cell>
        </table:table-row>
        <table:table-row table:style-name="ro1">
          <table:table-cell office:value-type="float" office:value="0.460526468134664" calcext:value-type="float">
            <text:p>0.4605264681</text:p>
          </table:table-cell>
        </table:table-row>
        <table:table-row table:style-name="ro1">
          <table:table-cell office:value-type="float" office:value="0.465014561831109" calcext:value-type="float">
            <text:p>0.4650145618</text:p>
          </table:table-cell>
        </table:table-row>
        <table:table-row table:style-name="ro1">
          <table:table-cell office:value-type="float" office:value="0.469571560203444" calcext:value-type="float">
            <text:p>0.4695715602</text:p>
          </table:table-cell>
        </table:table-row>
        <table:table-row table:style-name="ro1">
          <table:table-cell office:value-type="float" office:value="0.474184796944132" calcext:value-type="float">
            <text:p>0.4741847969</text:p>
          </table:table-cell>
        </table:table-row>
        <table:table-row table:style-name="ro1">
          <table:table-cell office:value-type="float" office:value="0.478841036109764" calcext:value-type="float">
            <text:p>0.4788410361</text:p>
          </table:table-cell>
        </table:table-row>
        <table:table-row table:style-name="ro1">
          <table:table-cell office:value-type="float" office:value="0.483526479642844" calcext:value-type="float">
            <text:p>0.4835264796</text:p>
          </table:table-cell>
        </table:table-row>
        <table:table-row table:style-name="ro1">
          <table:table-cell office:value-type="float" office:value="0.488226775567527" calcext:value-type="float">
            <text:p>0.4882267756</text:p>
          </table:table-cell>
        </table:table-row>
        <table:table-row table:style-name="ro1">
          <table:table-cell office:value-type="float" office:value="0.429814060397361" calcext:value-type="float">
            <text:p>0.4298140604</text:p>
          </table:table-cell>
        </table:table-row>
        <table:table-row table:style-name="ro1">
          <table:table-cell office:value-type="float" office:value="0.432919349638241" calcext:value-type="float">
            <text:p>0.4329193496</text:p>
          </table:table-cell>
        </table:table-row>
        <table:table-row table:style-name="ro1">
          <table:table-cell office:value-type="float" office:value="0.435979261801904" calcext:value-type="float">
            <text:p>0.4359792618</text:p>
          </table:table-cell>
        </table:table-row>
        <table:table-row table:style-name="ro1">
          <table:table-cell office:value-type="float" office:value="0.438973662197452" calcext:value-type="float">
            <text:p>0.4389736622</text:p>
          </table:table-cell>
        </table:table-row>
        <table:table-row table:style-name="ro1">
          <table:table-cell office:value-type="float" office:value="0.441884095315476" calcext:value-type="float">
            <text:p>0.4418840953</text:p>
          </table:table-cell>
        </table:table-row>
        <table:table-row table:style-name="ro1">
          <table:table-cell office:value-type="float" office:value="0.444693729616829" calcext:value-type="float">
            <text:p>0.4446937296</text:p>
          </table:table-cell>
        </table:table-row>
        <table:table-row table:style-name="ro1">
          <table:table-cell office:value-type="float" office:value="0.447387302995424" calcext:value-type="float">
            <text:p>0.447387303</text:p>
          </table:table-cell>
        </table:table-row>
        <table:table-row table:style-name="ro1">
          <table:table-cell office:value-type="float" office:value="0.449951068915076" calcext:value-type="float">
            <text:p>0.4499510689</text:p>
          </table:table-cell>
        </table:table-row>
        <table:table-row table:style-name="ro1">
          <table:table-cell office:value-type="float" office:value="0.452372743220356" calcext:value-type="float">
            <text:p>0.4523727432</text:p>
          </table:table-cell>
        </table:table-row>
        <table:table-row table:style-name="ro1">
          <table:table-cell office:value-type="float" office:value="0.454641451621493" calcext:value-type="float">
            <text:p>0.4546414516</text:p>
          </table:table-cell>
        </table:table-row>
        <table:table-row table:style-name="ro1">
          <table:table-cell office:value-type="float" office:value="0.4567476778533" calcext:value-type="float">
            <text:p>0.4567476779</text:p>
          </table:table-cell>
        </table:table-row>
        <table:table-row table:style-name="ro1">
          <table:table-cell office:value-type="float" office:value="0.458683212508129" calcext:value-type="float">
            <text:p>0.4586832125</text:p>
          </table:table-cell>
        </table:table-row>
        <table:table-row table:style-name="ro1">
          <table:table-cell office:value-type="float" office:value="0.460441102542866" calcext:value-type="float">
            <text:p>0.4604411025</text:p>
          </table:table-cell>
        </table:table-row>
        <table:table-row table:style-name="ro1">
          <table:table-cell office:value-type="float" office:value="0.462015601459946" calcext:value-type="float">
            <text:p>0.4620156015</text:p>
          </table:table-cell>
        </table:table-row>
        <table:table-row table:style-name="ro1">
          <table:table-cell office:value-type="float" office:value="0.463402120162406" calcext:value-type="float">
            <text:p>0.4634021202</text:p>
          </table:table-cell>
        </table:table-row>
        <table:table-row table:style-name="ro1">
          <table:table-cell office:value-type="float" office:value="0.46459717848297" calcext:value-type="float">
            <text:p>0.4645971785</text:p>
          </table:table-cell>
        </table:table-row>
        <table:table-row table:style-name="ro1">
          <table:table-cell office:value-type="float" office:value="0.46559835738716" calcext:value-type="float">
            <text:p>0.4655983574</text:p>
          </table:table-cell>
        </table:table-row>
        <table:table-row table:style-name="ro1">
          <table:table-cell office:value-type="float" office:value="0.466404251850444" calcext:value-type="float">
            <text:p>0.4664042519</text:p>
          </table:table-cell>
        </table:table-row>
        <table:table-row table:style-name="ro1">
          <table:table-cell office:value-type="float" office:value="0.467014424409411" calcext:value-type="float">
            <text:p>0.4670144244</text:p>
          </table:table-cell>
        </table:table-row>
        <table:table-row table:style-name="ro1">
          <table:table-cell office:value-type="float" office:value="0.46742935938698" calcext:value-type="float">
            <text:p>0.4674293594</text:p>
          </table:table-cell>
        </table:table-row>
        <table:table-row table:style-name="ro1">
          <table:table-cell office:value-type="float" office:value="0.467650417791635" calcext:value-type="float">
            <text:p>0.4676504178</text:p>
          </table:table-cell>
        </table:table-row>
        <table:table-row table:style-name="ro1">
          <table:table-cell office:value-type="float" office:value="0.467679792890702" calcext:value-type="float">
            <text:p>0.4676797929</text:p>
          </table:table-cell>
        </table:table-row>
        <table:table-row table:style-name="ro1">
          <table:table-cell office:value-type="float" office:value="0.467520466457642" calcext:value-type="float">
            <text:p>0.4675204665</text:p>
          </table:table-cell>
        </table:table-row>
        <table:table-row table:style-name="ro1">
          <table:table-cell office:value-type="float" office:value="0.46717616569339" calcext:value-type="float">
            <text:p>0.4671761657</text:p>
          </table:table-cell>
        </table:table-row>
        <table:table-row table:style-name="ro1">
          <table:table-cell office:value-type="float" office:value="0.466651320821715" calcext:value-type="float">
            <text:p>0.4666513208</text:p>
          </table:table-cell>
        </table:table-row>
        <table:table-row table:style-name="ro1">
          <table:table-cell office:value-type="float" office:value="0.465951023358619" calcext:value-type="float">
            <text:p>0.4659510234</text:p>
          </table:table-cell>
        </table:table-row>
        <table:table-row table:style-name="ro1">
          <table:table-cell office:value-type="float" office:value="0.465080985055756" calcext:value-type="float">
            <text:p>0.4650809851</text:p>
          </table:table-cell>
        </table:table-row>
        <table:table-row table:style-name="ro1">
          <table:table-cell office:value-type="float" office:value="0.464047497517898" calcext:value-type="float">
            <text:p>0.4640474975</text:p>
          </table:table-cell>
        </table:table-row>
        <table:table-row table:style-name="ro1">
          <table:table-cell office:value-type="float" office:value="0.462857392494415" calcext:value-type="float">
            <text:p>0.4628573925</text:p>
          </table:table-cell>
        </table:table-row>
        <table:table-row table:style-name="ro1">
          <table:table-cell office:value-type="float" office:value="0.461518002844801" calcext:value-type="float">
            <text:p>0.4615180028</text:p>
          </table:table-cell>
        </table:table-row>
        <table:table-row table:style-name="ro1">
          <table:table-cell office:value-type="float" office:value="0.460037124178223" calcext:value-type="float">
            <text:p>0.4600371242</text:p>
          </table:table-cell>
        </table:table-row>
        <table:table-row table:style-name="ro1">
          <table:table-cell office:value-type="float" office:value="0.458422977167101" calcext:value-type="float">
            <text:p>0.4584229772</text:p>
          </table:table-cell>
        </table:table-row>
        <table:table-row table:style-name="ro1">
          <table:table-cell office:value-type="float" office:value="0.456684170534724" calcext:value-type="float">
            <text:p>0.4566841705</text:p>
          </table:table-cell>
        </table:table-row>
        <table:table-row table:style-name="ro1">
          <table:table-cell office:value-type="float" office:value="0.454829664716894" calcext:value-type="float">
            <text:p>0.4548296647</text:p>
          </table:table-cell>
        </table:table-row>
        <table:table-row table:style-name="ro1">
          <table:table-cell office:value-type="float" office:value="0.4528687361976" calcext:value-type="float">
            <text:p>0.4528687362</text:p>
          </table:table-cell>
        </table:table-row>
        <table:table-row table:style-name="ro1">
          <table:table-cell office:value-type="float" office:value="0.450810942518727" calcext:value-type="float">
            <text:p>0.4508109425</text:p>
          </table:table-cell>
        </table:table-row>
        <table:table-row table:style-name="ro1">
          <table:table-cell office:value-type="float" office:value="0.448666087963792" calcext:value-type="float">
            <text:p>0.448666088</text:p>
          </table:table-cell>
        </table:table-row>
        <table:table-row table:style-name="ro1">
          <table:table-cell office:value-type="float" office:value="0.446444189915716" calcext:value-type="float">
            <text:p>0.4464441899</text:p>
          </table:table-cell>
        </table:table-row>
        <table:table-row table:style-name="ro1">
          <table:table-cell office:value-type="float" office:value="0.444155445888623" calcext:value-type="float">
            <text:p>0.4441554459</text:p>
          </table:table-cell>
        </table:table-row>
        <table:table-row table:style-name="ro1">
          <table:table-cell office:value-type="float" office:value="0.44181020123367" calcext:value-type="float">
            <text:p>0.4418102012</text:p>
          </table:table-cell>
        </table:table-row>
        <table:table-row table:style-name="ro1">
          <table:table-cell office:value-type="float" office:value="0.439418917518914" calcext:value-type="float">
            <text:p>0.4394189175</text:p>
          </table:table-cell>
        </table:table-row>
        <table:table-row table:style-name="ro1">
          <table:table-cell office:value-type="float" office:value="0.436992141583201" calcext:value-type="float">
            <text:p>0.4369921416</text:p>
          </table:table-cell>
        </table:table-row>
        <table:table-row table:style-name="ro1">
          <table:table-cell office:value-type="float" office:value="0.434540475264096" calcext:value-type="float">
            <text:p>0.4345404753</text:p>
          </table:table-cell>
        </table:table-row>
        <table:table-row table:style-name="ro1">
          <table:table-cell office:value-type="float" office:value="0.432074545799837" calcext:value-type="float">
            <text:p>0.4320745458</text:p>
          </table:table-cell>
        </table:table-row>
        <table:table-row table:style-name="ro1">
          <table:table-cell office:value-type="float" office:value="0.429604976905324" calcext:value-type="float">
            <text:p>0.4296049769</text:p>
          </table:table-cell>
        </table:table-row>
        <table:table-row table:style-name="ro1">
          <table:table-cell office:value-type="float" office:value="0.427142360522137" calcext:value-type="float">
            <text:p>0.4271423605</text:p>
          </table:table-cell>
        </table:table-row>
        <table:table-row table:style-name="ro1">
          <table:table-cell office:value-type="float" office:value="0.424697229242585" calcext:value-type="float">
            <text:p>0.4246972292</text:p>
          </table:table-cell>
        </table:table-row>
        <table:table-row table:style-name="ro1">
          <table:table-cell office:value-type="float" office:value="0.422280029407789" calcext:value-type="float">
            <text:p>0.4222800294</text:p>
          </table:table-cell>
        </table:table-row>
        <table:table-row table:style-name="ro1">
          <table:table-cell office:value-type="float" office:value="0.419901094879797" calcext:value-type="float">
            <text:p>0.4199010949</text:p>
          </table:table-cell>
        </table:table-row>
        <table:table-row table:style-name="ro1">
          <table:table-cell office:value-type="float" office:value="0.417570621487721" calcext:value-type="float">
            <text:p>0.4175706215</text:p>
          </table:table-cell>
        </table:table-row>
        <table:table-row table:style-name="ro1">
          <table:table-cell office:value-type="float" office:value="0.415298642147918" calcext:value-type="float">
            <text:p>0.4152986421</text:p>
          </table:table-cell>
        </table:table-row>
        <table:table-row table:style-name="ro1">
          <table:table-cell office:value-type="float" office:value="0.413095002658194" calcext:value-type="float">
            <text:p>0.4130950027</text:p>
          </table:table-cell>
        </table:table-row>
        <table:table-row table:style-name="ro1">
          <table:table-cell office:value-type="float" office:value="0.410969338166042" calcext:value-type="float">
            <text:p>0.4109693382</text:p>
          </table:table-cell>
        </table:table-row>
        <table:table-row table:style-name="ro1">
          <table:table-cell office:value-type="float" office:value="0.408931050310907" calcext:value-type="float">
            <text:p>0.4089310503</text:p>
          </table:table-cell>
        </table:table-row>
        <table:table-row table:style-name="ro1">
          <table:table-cell office:value-type="float" office:value="0.406989285040492" calcext:value-type="float">
            <text:p>0.406989285</text:p>
          </table:table-cell>
        </table:table-row>
        <table:table-row table:style-name="ro1">
          <table:table-cell office:value-type="float" office:value="0.405152911101084" calcext:value-type="float">
            <text:p>0.4051529111</text:p>
          </table:table-cell>
        </table:table-row>
        <table:table-row table:style-name="ro1">
          <table:table-cell office:value-type="float" office:value="0.403430499201918" calcext:value-type="float">
            <text:p>0.4034304992</text:p>
          </table:table-cell>
        </table:table-row>
        <table:table-row table:style-name="ro1">
          <table:table-cell office:value-type="float" office:value="0.401830301853569" calcext:value-type="float">
            <text:p>0.4018303019</text:p>
          </table:table-cell>
        </table:table-row>
        <table:table-row table:style-name="ro1">
          <table:table-cell office:value-type="float" office:value="0.400360233880379" calcext:value-type="float">
            <text:p>0.4003602339</text:p>
          </table:table-cell>
        </table:table-row>
        <table:table-row table:style-name="ro1">
          <table:table-cell office:value-type="float" office:value="0.399027853606912" calcext:value-type="float">
            <text:p>0.3990278536</text:p>
          </table:table-cell>
        </table:table-row>
        <table:table-row table:style-name="ro1">
          <table:table-cell office:value-type="float" office:value="0.397840344718439" calcext:value-type="float">
            <text:p>0.3978403447</text:p>
          </table:table-cell>
        </table:table-row>
        <table:table-row table:style-name="ro1">
          <table:table-cell office:value-type="float" office:value="0.396804498795456" calcext:value-type="float">
            <text:p>0.3968044988</text:p>
          </table:table-cell>
        </table:table-row>
        <table:table-row table:style-name="ro1">
          <table:table-cell office:value-type="float" office:value="0.39592669852224" calcext:value-type="float">
            <text:p>0.3959266985</text:p>
          </table:table-cell>
        </table:table-row>
        <table:table-row table:style-name="ro1">
          <table:table-cell office:value-type="float" office:value="0.395212901569418" calcext:value-type="float">
            <text:p>0.3952129016</text:p>
          </table:table-cell>
        </table:table-row>
        <table:table-row table:style-name="ro1">
          <table:table-cell office:value-type="float" office:value="0.394668625150591" calcext:value-type="float">
            <text:p>0.3946686252</text:p>
          </table:table-cell>
        </table:table-row>
        <table:table-row table:style-name="ro1">
          <table:table-cell office:value-type="float" office:value="0.394298931252967" calcext:value-type="float">
            <text:p>0.3942989313</text:p>
          </table:table-cell>
        </table:table-row>
        <table:table-row table:style-name="ro1">
          <table:table-cell office:value-type="float" office:value="0.394108412542041" calcext:value-type="float">
            <text:p>0.3941084125</text:p>
          </table:table-cell>
        </table:table-row>
        <table:table-row table:style-name="ro1">
          <table:table-cell office:value-type="float" office:value="0.394101178940299" calcext:value-type="float">
            <text:p>0.3941011789</text:p>
          </table:table-cell>
        </table:table-row>
        <table:table-row table:style-name="ro1">
          <table:table-cell office:value-type="float" office:value="0.394280844879954" calcext:value-type="float">
            <text:p>0.3942808449</text:p>
          </table:table-cell>
        </table:table-row>
        <table:table-row table:style-name="ro1">
          <table:table-cell office:value-type="float" office:value="0.394650517229714" calcext:value-type="float">
            <text:p>0.3946505172</text:p>
          </table:table-cell>
        </table:table-row>
        <table:table-row table:style-name="ro1">
          <table:table-cell office:value-type="float" office:value="0.39521278389558" calcext:value-type="float">
            <text:p>0.3952127839</text:p>
          </table:table-cell>
        </table:table-row>
        <table:table-row table:style-name="ro1">
          <table:table-cell office:value-type="float" office:value="0.395969703095679" calcext:value-type="float">
            <text:p>0.3959697031</text:p>
          </table:table-cell>
        </table:table-row>
        <table:table-row table:style-name="ro1">
          <table:table-cell office:value-type="float" office:value="0.396922793309123" calcext:value-type="float">
            <text:p>0.3969227933</text:p>
          </table:table-cell>
        </table:table-row>
        <table:table-row table:style-name="ro1">
          <table:table-cell office:value-type="float" office:value="0.398073023898903" calcext:value-type="float">
            <text:p>0.3980730239</text:p>
          </table:table-cell>
        </table:table-row>
        <table:table-row table:style-name="ro1">
          <table:table-cell office:value-type="float" office:value="0.399420806408808" calcext:value-type="float">
            <text:p>0.3994208064</text:p>
          </table:table-cell>
        </table:table-row>
        <table:table-row table:style-name="ro1">
          <table:table-cell office:value-type="float" office:value="0.400965986534391" calcext:value-type="float">
            <text:p>0.4009659865</text:p>
          </table:table-cell>
        </table:table-row>
        <table:table-row table:style-name="ro1">
          <table:table-cell office:value-type="float" office:value="0.402707836767941" calcext:value-type="float">
            <text:p>0.4027078368</text:p>
          </table:table-cell>
        </table:table-row>
        <table:table-row table:style-name="ro1">
          <table:table-cell office:value-type="float" office:value="0.404645049717513" calcext:value-type="float">
            <text:p>0.4046450497</text:p>
          </table:table-cell>
        </table:table-row>
        <table:table-row table:style-name="ro1">
          <table:table-cell office:value-type="float" office:value="0.406775732099967" calcext:value-type="float">
            <text:p>0.4067757321</text:p>
          </table:table-cell>
        </table:table-row>
        <table:table-row table:style-name="ro1">
          <table:table-cell office:value-type="float" office:value="0.409097399408055" calcext:value-type="float">
            <text:p>0.4090973994</text:p>
          </table:table-cell>
        </table:table-row>
        <table:table-row table:style-name="ro1">
          <table:table-cell office:value-type="float" office:value="0.411606971251529" calcext:value-type="float">
            <text:p>0.4116069713</text:p>
          </table:table-cell>
        </table:table-row>
        <table:table-row table:style-name="ro1">
          <table:table-cell office:value-type="float" office:value="0.41430076737228" calcext:value-type="float">
            <text:p>0.4143007674</text:p>
          </table:table-cell>
        </table:table-row>
        <table:table-row table:style-name="ro1">
          <table:table-cell office:value-type="float" office:value="0.417174504333518" calcext:value-type="float">
            <text:p>0.4171745043</text:p>
          </table:table-cell>
        </table:table-row>
        <table:table-row table:style-name="ro1">
          <table:table-cell office:value-type="float" office:value="0.420223292882972" calcext:value-type="float">
            <text:p>0.4202232929</text:p>
          </table:table-cell>
        </table:table-row>
        <table:table-row table:style-name="ro1">
          <table:table-cell office:value-type="float" office:value="0.423441635990125" calcext:value-type="float">
            <text:p>0.423441636</text:p>
          </table:table-cell>
        </table:table-row>
        <table:table-row table:style-name="ro1">
          <table:table-cell office:value-type="float" office:value="0.426823427557488" calcext:value-type="float">
            <text:p>0.4268234276</text:p>
          </table:table-cell>
        </table:table-row>
        <table:table-row table:style-name="ro1">
          <table:table-cell office:value-type="float" office:value="0.430361951805888" calcext:value-type="float">
            <text:p>0.4303619518</text:p>
          </table:table-cell>
        </table:table-row>
        <table:table-row table:style-name="ro1">
          <table:table-cell office:value-type="float" office:value="0.434049883333805" calcext:value-type="float">
            <text:p>0.4340498833</text:p>
          </table:table-cell>
        </table:table-row>
        <table:table-row table:style-name="ro1">
          <table:table-cell office:value-type="float" office:value="0.43787928785073" calcext:value-type="float">
            <text:p>0.4378792879</text:p>
          </table:table-cell>
        </table:table-row>
        <table:table-row table:style-name="ro1">
          <table:table-cell office:value-type="float" office:value="0.441841623584559" calcext:value-type="float">
            <text:p>0.4418416236</text:p>
          </table:table-cell>
        </table:table-row>
        <table:table-row table:style-name="ro1">
          <table:table-cell office:value-type="float" office:value="0.445927743363011" calcext:value-type="float">
            <text:p>0.4459277434</text:p>
          </table:table-cell>
        </table:table-row>
        <table:table-row table:style-name="ro1">
          <table:table-cell office:value-type="float" office:value="0.450127897369086" calcext:value-type="float">
            <text:p>0.4501278974</text:p>
          </table:table-cell>
        </table:table-row>
        <table:table-row table:style-name="ro1">
          <table:table-cell office:value-type="float" office:value="0.454431736570551" calcext:value-type="float">
            <text:p>0.4544317366</text:p>
          </table:table-cell>
        </table:table-row>
        <table:table-row table:style-name="ro1">
          <table:table-cell office:value-type="float" office:value="0.458828316823456" calcext:value-type="float">
            <text:p>0.4588283168</text:p>
          </table:table-cell>
        </table:table-row>
        <table:table-row table:style-name="ro1">
          <table:table-cell office:value-type="float" office:value="0.463306103649679" calcext:value-type="float">
            <text:p>0.4633061036</text:p>
          </table:table-cell>
        </table:table-row>
        <table:table-row table:style-name="ro1">
          <table:table-cell office:value-type="float" office:value="0.467852977688508" calcext:value-type="float">
            <text:p>0.4678529777</text:p>
          </table:table-cell>
        </table:table-row>
        <table:table-row table:style-name="ro1">
          <table:table-cell office:value-type="float" office:value="0.472456240822253" calcext:value-type="float">
            <text:p>0.4724562408</text:p>
          </table:table-cell>
        </table:table-row>
        <table:table-row table:style-name="ro1">
          <table:table-cell office:value-type="float" office:value="0.477102622975882" calcext:value-type="float">
            <text:p>0.477102623</text:p>
          </table:table-cell>
        </table:table-row>
        <table:table-row table:style-name="ro1">
          <table:table-cell office:value-type="float" office:value="0.481778289590696" calcext:value-type="float">
            <text:p>0.4817782896</text:p>
          </table:table-cell>
        </table:table-row>
        <table:table-row table:style-name="ro1">
          <table:table-cell office:value-type="float" office:value="0.486468849772037" calcext:value-type="float">
            <text:p>0.4864688498</text:p>
          </table:table-cell>
        </table:table-row>
        <table:table-row table:style-name="ro1">
          <table:table-cell office:value-type="float" office:value="0.429785219974801" calcext:value-type="float">
            <text:p>0.42978522</text:p>
          </table:table-cell>
        </table:table-row>
        <table:table-row table:style-name="ro1">
          <table:table-cell office:value-type="float" office:value="0.432880321231483" calcext:value-type="float">
            <text:p>0.4328803212</text:p>
          </table:table-cell>
        </table:table-row>
        <table:table-row table:style-name="ro1">
          <table:table-cell office:value-type="float" office:value="0.435929960682208" calcext:value-type="float">
            <text:p>0.4359299607</text:p>
          </table:table-cell>
        </table:table-row>
        <table:table-row table:style-name="ro1">
          <table:table-cell office:value-type="float" office:value="0.43891396514828" calcext:value-type="float">
            <text:p>0.4389139651</text:p>
          </table:table-cell>
        </table:table-row>
        <table:table-row table:style-name="ro1">
          <table:table-cell office:value-type="float" office:value="0.441813843216859" calcext:value-type="float">
            <text:p>0.4418138432</text:p>
          </table:table-cell>
        </table:table-row>
        <table:table-row table:style-name="ro1">
          <table:table-cell office:value-type="float" office:value="0.44461272997239" calcext:value-type="float">
            <text:p>0.44461273</text:p>
          </table:table-cell>
        </table:table-row>
        <table:table-row table:style-name="ro1">
          <table:table-cell office:value-type="float" office:value="0.447295332402143" calcext:value-type="float">
            <text:p>0.4472953324</text:p>
          </table:table-cell>
        </table:table-row>
        <table:table-row table:style-name="ro1">
          <table:table-cell office:value-type="float" office:value="0.449847875475867" calcext:value-type="float">
            <text:p>0.4498478755</text:p>
          </table:table-cell>
        </table:table-row>
        <table:table-row table:style-name="ro1">
          <table:table-cell office:value-type="float" office:value="0.452258048899553" calcext:value-type="float">
            <text:p>0.4522580489</text:p>
          </table:table-cell>
        </table:table-row>
        <table:table-row table:style-name="ro1">
          <table:table-cell office:value-type="float" office:value="0.454514954543314" calcext:value-type="float">
            <text:p>0.4545149545</text:p>
          </table:table-cell>
        </table:table-row>
        <table:table-row table:style-name="ro1">
          <table:table-cell office:value-type="float" office:value="0.456609054543377" calcext:value-type="float">
            <text:p>0.4566090545</text:p>
          </table:table-cell>
        </table:table-row>
        <table:table-row table:style-name="ro1">
          <table:table-cell office:value-type="float" office:value="0.458532120078184" calcext:value-type="float">
            <text:p>0.4585321201</text:p>
          </table:table-cell>
        </table:table-row>
        <table:table-row table:style-name="ro1">
          <table:table-cell office:value-type="float" office:value="0.46027718081861" calcext:value-type="float">
            <text:p>0.4602771808</text:p>
          </table:table-cell>
        </table:table-row>
        <table:table-row table:style-name="ro1">
          <table:table-cell office:value-type="float" office:value="0.461838475052294" calcext:value-type="float">
            <text:p>0.4618384751</text:p>
          </table:table-cell>
        </table:table-row>
        <table:table-row table:style-name="ro1">
          <table:table-cell office:value-type="float" office:value="0.463211400482079" calcext:value-type="float">
            <text:p>0.4632114005</text:p>
          </table:table-cell>
        </table:table-row>
        <table:table-row table:style-name="ro1">
          <table:table-cell office:value-type="float" office:value="0.464392465698565" calcext:value-type="float">
            <text:p>0.4643924657</text:p>
          </table:table-cell>
        </table:table-row>
        <table:table-row table:style-name="ro1">
          <table:table-cell office:value-type="float" office:value="0.465379242326781" calcext:value-type="float">
            <text:p>0.4653792423</text:p>
          </table:table-cell>
        </table:table-row>
        <table:table-row table:style-name="ro1">
          <table:table-cell office:value-type="float" office:value="0.466170317846961" calcext:value-type="float">
            <text:p>0.4661703178</text:p>
          </table:table-cell>
        </table:table-row>
        <table:table-row table:style-name="ro1">
          <table:table-cell office:value-type="float" office:value="0.466765249089442" calcext:value-type="float">
            <text:p>0.4667652491</text:p>
          </table:table-cell>
        </table:table-row>
        <table:table-row table:style-name="ro1">
          <table:table-cell office:value-type="float" office:value="0.467164516403662" calcext:value-type="float">
            <text:p>0.4671645164</text:p>
          </table:table-cell>
        </table:table-row>
        <table:table-row table:style-name="ro1">
          <table:table-cell office:value-type="float" office:value="0.467369478501286" calcext:value-type="float">
            <text:p>0.4673694785</text:p>
          </table:table-cell>
        </table:table-row>
        <table:table-row table:style-name="ro1">
          <table:table-cell office:value-type="float" office:value="0.467382327973434" calcext:value-type="float">
            <text:p>0.467382328</text:p>
          </table:table-cell>
        </table:table-row>
        <table:table-row table:style-name="ro1">
          <table:table-cell office:value-type="float" office:value="0.467206047482023" calcext:value-type="float">
            <text:p>0.4672060475</text:p>
          </table:table-cell>
        </table:table-row>
        <table:table-row table:style-name="ro1">
          <table:table-cell office:value-type="float" office:value="0.466844366625229" calcext:value-type="float">
            <text:p>0.4668443666</text:p>
          </table:table-cell>
        </table:table-row>
        <table:table-row table:style-name="ro1">
          <table:table-cell office:value-type="float" office:value="0.466301719477049" calcext:value-type="float">
            <text:p>0.4663017195</text:p>
          </table:table-cell>
        </table:table-row>
        <table:table-row table:style-name="ro1">
          <table:table-cell office:value-type="float" office:value="0.46558320280099" calcext:value-type="float">
            <text:p>0.4655832028</text:p>
          </table:table-cell>
        </table:table-row>
        <table:table-row table:style-name="ro1">
          <table:table-cell office:value-type="float" office:value="0.46469453493786" calcext:value-type="float">
            <text:p>0.4646945349</text:p>
          </table:table-cell>
        </table:table-row>
        <table:table-row table:style-name="ro1">
          <table:table-cell office:value-type="float" office:value="0.463642015367679" calcext:value-type="float">
            <text:p>0.4636420154</text:p>
          </table:table-cell>
        </table:table-row>
        <table:table-row table:style-name="ro1">
          <table:table-cell office:value-type="float" office:value="0.462432484945692" calcext:value-type="float">
            <text:p>0.4624324849</text:p>
          </table:table-cell>
        </table:table-row>
        <table:table-row table:style-name="ro1">
          <table:table-cell office:value-type="float" office:value="0.461073286812513" calcext:value-type="float">
            <text:p>0.4610732868</text:p>
          </table:table-cell>
        </table:table-row>
        <table:table-row table:style-name="ro1">
          <table:table-cell office:value-type="float" office:value="0.45957222797836" calcext:value-type="float">
            <text:p>0.459572228</text:p>
          </table:table-cell>
        </table:table-row>
        <table:table-row table:style-name="ro1">
          <table:table-cell office:value-type="float" office:value="0.457937541581422" calcext:value-type="float">
            <text:p>0.4579375416</text:p>
          </table:table-cell>
        </table:table-row>
        <table:table-row table:style-name="ro1">
          <table:table-cell office:value-type="float" office:value="0.456177849820324" calcext:value-type="float">
            <text:p>0.4561778498</text:p>
          </table:table-cell>
        </table:table-row>
        <table:table-row table:style-name="ro1">
          <table:table-cell office:value-type="float" office:value="0.454302127560716" calcext:value-type="float">
            <text:p>0.4543021276</text:p>
          </table:table-cell>
        </table:table-row>
        <table:table-row table:style-name="ro1">
          <table:table-cell office:value-type="float" office:value="0.452319666615966" calcext:value-type="float">
            <text:p>0.4523196666</text:p>
          </table:table-cell>
        </table:table-row>
        <table:table-row table:style-name="ro1">
          <table:table-cell office:value-type="float" office:value="0.450240040701973" calcext:value-type="float">
            <text:p>0.4502400407</text:p>
          </table:table-cell>
        </table:table-row>
        <table:table-row table:style-name="ro1">
          <table:table-cell office:value-type="float" office:value="0.448073071066086" calcext:value-type="float">
            <text:p>0.4480730711</text:p>
          </table:table-cell>
        </table:table-row>
        <table:table-row table:style-name="ro1">
          <table:table-cell office:value-type="float" office:value="0.445828792790139" calcext:value-type="float">
            <text:p>0.4458287928</text:p>
          </table:table-cell>
        </table:table-row>
        <table:table-row table:style-name="ro1">
          <table:table-cell office:value-type="float" office:value="0.443517421767604" calcext:value-type="float">
            <text:p>0.4435174218</text:p>
          </table:table-cell>
        </table:table-row>
        <table:table-row table:style-name="ro1">
          <table:table-cell office:value-type="float" office:value="0.441149322354843" calcext:value-type="float">
            <text:p>0.4411493224</text:p>
          </table:table-cell>
        </table:table-row>
        <table:table-row table:style-name="ro1">
          <table:table-cell office:value-type="float" office:value="0.438734975696489" calcext:value-type="float">
            <text:p>0.4387349757</text:p>
          </table:table-cell>
        </table:table-row>
        <table:table-row table:style-name="ro1">
          <table:table-cell office:value-type="float" office:value="0.436284948724928" calcext:value-type="float">
            <text:p>0.4362849487</text:p>
          </table:table-cell>
        </table:table-row>
        <table:table-row table:style-name="ro1">
          <table:table-cell office:value-type="float" office:value="0.433809863833897" calcext:value-type="float">
            <text:p>0.4338098638</text:p>
          </table:table-cell>
        </table:table-row>
        <table:table-row table:style-name="ro1">
          <table:table-cell office:value-type="float" office:value="0.431320369226198" calcext:value-type="float">
            <text:p>0.4313203692</text:p>
          </table:table-cell>
        </table:table-row>
        <table:table-row table:style-name="ro1">
          <table:table-cell office:value-type="float" office:value="0.42882710993552" calcext:value-type="float">
            <text:p>0.4288271099</text:p>
          </table:table-cell>
        </table:table-row>
        <table:table-row table:style-name="ro1">
          <table:table-cell office:value-type="float" office:value="0.426340699522379" calcext:value-type="float">
            <text:p>0.4263406995</text:p>
          </table:table-cell>
        </table:table-row>
        <table:table-row table:style-name="ro1">
          <table:table-cell office:value-type="float" office:value="0.423871692444163" calcext:value-type="float">
            <text:p>0.4238716924</text:p>
          </table:table-cell>
        </table:table-row>
        <table:table-row table:style-name="ro1">
          <table:table-cell office:value-type="float" office:value="0.421430557099298" calcext:value-type="float">
            <text:p>0.4214305571</text:p>
          </table:table-cell>
        </table:table-row>
        <table:table-row table:style-name="ro1">
          <table:table-cell office:value-type="float" office:value="0.419027649545522" calcext:value-type="float">
            <text:p>0.4190276495</text:p>
          </table:table-cell>
        </table:table-row>
        <table:table-row table:style-name="ro1">
          <table:table-cell office:value-type="float" office:value="0.416673187892272" calcext:value-type="float">
            <text:p>0.4166731879</text:p>
          </table:table-cell>
        </table:table-row>
        <table:table-row table:style-name="ro1">
          <table:table-cell office:value-type="float" office:value="0.414377227367186" calcext:value-type="float">
            <text:p>0.4143772274</text:p>
          </table:table-cell>
        </table:table-row>
        <table:table-row table:style-name="ro1">
          <table:table-cell office:value-type="float" office:value="0.412149636056716" calcext:value-type="float">
            <text:p>0.4121496361</text:p>
          </table:table-cell>
        </table:table-row>
        <table:table-row table:style-name="ro1">
          <table:table-cell office:value-type="float" office:value="0.410000071320854" calcext:value-type="float">
            <text:p>0.4100000713</text:p>
          </table:table-cell>
        </table:table-row>
        <table:table-row table:style-name="ro1">
          <table:table-cell office:value-type="float" office:value="0.407937956881969" calcext:value-type="float">
            <text:p>0.4079379569</text:p>
          </table:table-cell>
        </table:table-row>
        <table:table-row table:style-name="ro1">
          <table:table-cell office:value-type="float" office:value="0.405972460587761" calcext:value-type="float">
            <text:p>0.4059724606</text:p>
          </table:table-cell>
        </table:table-row>
        <table:table-row table:style-name="ro1">
          <table:table-cell office:value-type="float" office:value="0.404112472848326" calcext:value-type="float">
            <text:p>0.4041124728</text:p>
          </table:table-cell>
        </table:table-row>
        <table:table-row table:style-name="ro1">
          <table:table-cell office:value-type="float" office:value="0.402366585747329" calcext:value-type="float">
            <text:p>0.4023665857</text:p>
          </table:table-cell>
        </table:table-row>
        <table:table-row table:style-name="ro1">
          <table:table-cell office:value-type="float" office:value="0.400743072827296" calcext:value-type="float">
            <text:p>0.4007430728</text:p>
          </table:table-cell>
        </table:table-row>
        <table:table-row table:style-name="ro1">
          <table:table-cell office:value-type="float" office:value="0.39924986954902" calcext:value-type="float">
            <text:p>0.3992498695</text:p>
          </table:table-cell>
        </table:table-row>
        <table:table-row table:style-name="ro1">
          <table:table-cell office:value-type="float" office:value="0.397894554425069" calcext:value-type="float">
            <text:p>0.3978945544</text:p>
          </table:table-cell>
        </table:table-row>
        <table:table-row table:style-name="ro1">
          <table:table-cell office:value-type="float" office:value="0.39668433082742" calcext:value-type="float">
            <text:p>0.3966843308</text:p>
          </table:table-cell>
        </table:table-row>
        <table:table-row table:style-name="ro1">
          <table:table-cell office:value-type="float" office:value="0.395626009469198" calcext:value-type="float">
            <text:p>0.3956260095</text:p>
          </table:table-cell>
        </table:table-row>
        <table:table-row table:style-name="ro1">
          <table:table-cell office:value-type="float" office:value="0.394725991560527" calcext:value-type="float">
            <text:p>0.3947259916</text:p>
          </table:table-cell>
        </table:table-row>
        <table:table-row table:style-name="ro1">
          <table:table-cell office:value-type="float" office:value="0.393990252638499" calcext:value-type="float">
            <text:p>0.3939902526</text:p>
          </table:table-cell>
        </table:table-row>
        <table:table-row table:style-name="ro1">
          <table:table-cell office:value-type="float" office:value="0.393424327071253" calcext:value-type="float">
            <text:p>0.3934243271</text:p>
          </table:table-cell>
        </table:table-row>
        <table:table-row table:style-name="ro1">
          <table:table-cell office:value-type="float" office:value="0.393033293236166" calcext:value-type="float">
            <text:p>0.3930332932</text:p>
          </table:table-cell>
        </table:table-row>
        <table:table-row table:style-name="ro1">
          <table:table-cell office:value-type="float" office:value="0.392821759372155" calcext:value-type="float">
            <text:p>0.3928217594</text:p>
          </table:table-cell>
        </table:table-row>
        <table:table-row table:style-name="ro1">
          <table:table-cell office:value-type="float" office:value="0.392793850106099" calcext:value-type="float">
            <text:p>0.3927938501</text:p>
          </table:table-cell>
        </table:table-row>
        <table:table-row table:style-name="ro1">
          <table:table-cell office:value-type="float" office:value="0.392953193653363" calcext:value-type="float">
            <text:p>0.3929531937</text:p>
          </table:table-cell>
        </table:table-row>
        <table:table-row table:style-name="ro1">
          <table:table-cell office:value-type="float" office:value="0.393302909692448" calcext:value-type="float">
            <text:p>0.3933029097</text:p>
          </table:table-cell>
        </table:table-row>
        <table:table-row table:style-name="ro1">
          <table:table-cell office:value-type="float" office:value="0.393845597913739" calcext:value-type="float">
            <text:p>0.3938455979</text:p>
          </table:table-cell>
        </table:table-row>
        <table:table-row table:style-name="ro1">
          <table:table-cell office:value-type="float" office:value="0.394583327242377" calcext:value-type="float">
            <text:p>0.3945833272</text:p>
          </table:table-cell>
        </table:table-row>
        <table:table-row table:style-name="ro1">
          <table:table-cell office:value-type="float" office:value="0.395517625735239" calcext:value-type="float">
            <text:p>0.3955176257</text:p>
          </table:table-cell>
        </table:table-row>
        <table:table-row table:style-name="ro1">
          <table:table-cell office:value-type="float" office:value="0.396649471152032" calcext:value-type="float">
            <text:p>0.3966494712</text:p>
          </table:table-cell>
        </table:table-row>
        <table:table-row table:style-name="ro1">
          <table:table-cell office:value-type="float" office:value="0.3979792822005" calcext:value-type="float">
            <text:p>0.3979792822</text:p>
          </table:table-cell>
        </table:table-row>
        <table:table-row table:style-name="ro1">
          <table:table-cell office:value-type="float" office:value="0.399506910455738" calcext:value-type="float">
            <text:p>0.3995069105</text:p>
          </table:table-cell>
        </table:table-row>
        <table:table-row table:style-name="ro1">
          <table:table-cell office:value-type="float" office:value="0.401231632953634" calcext:value-type="float">
            <text:p>0.401231633</text:p>
          </table:table-cell>
        </table:table-row>
        <table:table-row table:style-name="ro1">
          <table:table-cell office:value-type="float" office:value="0.403152145458402" calcext:value-type="float">
            <text:p>0.4031521455</text:p>
          </table:table-cell>
        </table:table-row>
        <table:table-row table:style-name="ro1">
          <table:table-cell office:value-type="float" office:value="0.405266556404246" calcext:value-type="float">
            <text:p>0.4052665564</text:p>
          </table:table-cell>
        </table:table-row>
        <table:table-row table:style-name="ro1">
          <table:table-cell office:value-type="float" office:value="0.40757238151113" calcext:value-type="float">
            <text:p>0.4075723815</text:p>
          </table:table-cell>
        </table:table-row>
        <table:table-row table:style-name="ro1">
          <table:table-cell office:value-type="float" office:value="0.410066539074659" calcext:value-type="float">
            <text:p>0.4100665391</text:p>
          </table:table-cell>
        </table:table-row>
        <table:table-row table:style-name="ro1">
          <table:table-cell office:value-type="float" office:value="0.412745345930073" calcext:value-type="float">
            <text:p>0.4127453459</text:p>
          </table:table-cell>
        </table:table-row>
        <table:table-row table:style-name="ro1">
          <table:table-cell office:value-type="float" office:value="0.415604514090358" calcext:value-type="float">
            <text:p>0.4156045141</text:p>
          </table:table-cell>
        </table:table-row>
        <table:table-row table:style-name="ro1">
          <table:table-cell office:value-type="float" office:value="0.418639148058466" calcext:value-type="float">
            <text:p>0.4186391481</text:p>
          </table:table-cell>
        </table:table-row>
        <table:table-row table:style-name="ro1">
          <table:table-cell office:value-type="float" office:value="0.421843742813649" calcext:value-type="float">
            <text:p>0.4218437428</text:p>
          </table:table-cell>
        </table:table-row>
        <table:table-row table:style-name="ro1">
          <table:table-cell office:value-type="float" office:value="0.425212182471905" calcext:value-type="float">
            <text:p>0.4252121825</text:p>
          </table:table-cell>
        </table:table-row>
        <table:table-row table:style-name="ro1">
          <table:table-cell office:value-type="float" office:value="0.428737739620536" calcext:value-type="float">
            <text:p>0.4287377396</text:p>
          </table:table-cell>
        </table:table-row>
        <table:table-row table:style-name="ro1">
          <table:table-cell office:value-type="float" office:value="0.432413075326823" calcext:value-type="float">
            <text:p>0.4324130753</text:p>
          </table:table-cell>
        </table:table-row>
        <table:table-row table:style-name="ro1">
          <table:table-cell office:value-type="float" office:value="0.436230239820806" calcext:value-type="float">
            <text:p>0.4362302398</text:p>
          </table:table-cell>
        </table:table-row>
        <table:table-row table:style-name="ro1">
          <table:table-cell office:value-type="float" office:value="0.440180673852188" calcext:value-type="float">
            <text:p>0.4401806739</text:p>
          </table:table-cell>
        </table:table-row>
        <table:table-row table:style-name="ro1">
          <table:table-cell office:value-type="float" office:value="0.444255210721338" calcext:value-type="float">
            <text:p>0.4442552107</text:p>
          </table:table-cell>
        </table:table-row>
        <table:table-row table:style-name="ro1">
          <table:table-cell office:value-type="float" office:value="0.448444078984418" calcext:value-type="float">
            <text:p>0.448444079</text:p>
          </table:table-cell>
        </table:table-row>
        <table:table-row table:style-name="ro1">
          <table:table-cell office:value-type="float" office:value="0.452736905832618" calcext:value-type="float">
            <text:p>0.4527369058</text:p>
          </table:table-cell>
        </table:table-row>
        <table:table-row table:style-name="ro1">
          <table:table-cell office:value-type="float" office:value="0.457122721145505" calcext:value-type="float">
            <text:p>0.4571227211</text:p>
          </table:table-cell>
        </table:table-row>
        <table:table-row table:style-name="ro1">
          <table:table-cell office:value-type="float" office:value="0.46158996221848" calcext:value-type="float">
            <text:p>0.4615899622</text:p>
          </table:table-cell>
        </table:table-row>
        <table:table-row table:style-name="ro1">
          <table:table-cell office:value-type="float" office:value="0.466126479164358" calcext:value-type="float">
            <text:p>0.4661264792</text:p>
          </table:table-cell>
        </table:table-row>
        <table:table-row table:style-name="ro1">
          <table:table-cell office:value-type="float" office:value="0.470719540989052" calcext:value-type="float">
            <text:p>0.470719541</text:p>
          </table:table-cell>
        </table:table-row>
        <table:table-row table:style-name="ro1">
          <table:table-cell office:value-type="float" office:value="0.475355842341368" calcext:value-type="float">
            <text:p>0.4753558423</text:p>
          </table:table-cell>
        </table:table-row>
        <table:table-row table:style-name="ro1">
          <table:table-cell office:value-type="float" office:value="0.480021510936923" calcext:value-type="float">
            <text:p>0.4800215109</text:p>
          </table:table-cell>
        </table:table-row>
        <table:table-row table:style-name="ro1">
          <table:table-cell office:value-type="float" office:value="0.484702115656169" calcext:value-type="float">
            <text:p>0.4847021157</text:p>
          </table:table-cell>
        </table:table-row>
        <table:table-row table:style-name="ro1">
          <table:table-cell office:value-type="float" office:value="0.42979198180773" calcext:value-type="float">
            <text:p>0.4297919818</text:p>
          </table:table-cell>
        </table:table-row>
        <table:table-row table:style-name="ro1">
          <table:table-cell office:value-type="float" office:value="0.432876685115989" calcext:value-type="float">
            <text:p>0.4328766851</text:p>
          </table:table-cell>
        </table:table-row>
        <table:table-row table:style-name="ro1">
          <table:table-cell office:value-type="float" office:value="0.43591583972119" calcext:value-type="float">
            <text:p>0.4359158397</text:p>
          </table:table-cell>
        </table:table-row>
        <table:table-row table:style-name="ro1">
          <table:table-cell office:value-type="float" office:value="0.438889232971557" calcext:value-type="float">
            <text:p>0.438889233</text:p>
          </table:table-cell>
        </table:table-row>
        <table:table-row table:style-name="ro1">
          <table:table-cell office:value-type="float" office:value="0.441778336631485" calcext:value-type="float">
            <text:p>0.4417783366</text:p>
          </table:table-cell>
        </table:table-row>
        <table:table-row table:style-name="ro1">
          <table:table-cell office:value-type="float" office:value="0.444566251554175" calcext:value-type="float">
            <text:p>0.4445662516</text:p>
          </table:table-cell>
        </table:table-row>
        <table:table-row table:style-name="ro1">
          <table:table-cell office:value-type="float" office:value="0.447237653028459" calcext:value-type="float">
            <text:p>0.447237653</text:p>
          </table:table-cell>
        </table:table-row>
        <table:table-row table:style-name="ro1">
          <table:table-cell office:value-type="float" office:value="0.449778736799826" calcext:value-type="float">
            <text:p>0.4497787368</text:p>
          </table:table-cell>
        </table:table-row>
        <table:table-row table:style-name="ro1">
          <table:table-cell office:value-type="float" office:value="0.452177165765644" calcext:value-type="float">
            <text:p>0.4521771658</text:p>
          </table:table-cell>
        </table:table-row>
        <table:table-row table:style-name="ro1">
          <table:table-cell office:value-type="float" office:value="0.454422017344572" calcext:value-type="float">
            <text:p>0.4544220173</text:p>
          </table:table-cell>
        </table:table-row>
        <table:table-row table:style-name="ro1">
          <table:table-cell office:value-type="float" office:value="0.456503731520174" calcext:value-type="float">
            <text:p>0.4565037315</text:p>
          </table:table-cell>
        </table:table-row>
        <table:table-row table:style-name="ro1">
          <table:table-cell office:value-type="float" office:value="0.458414059558727" calcext:value-type="float">
            <text:p>0.4584140596</text:p>
          </table:table-cell>
        </table:table-row>
        <table:table-row table:style-name="ro1">
          <table:table-cell office:value-type="float" office:value="0.460146013401227" calcext:value-type="float">
            <text:p>0.4601460134</text:p>
          </table:table-cell>
        </table:table-row>
        <table:table-row table:style-name="ro1">
          <table:table-cell office:value-type="float" office:value="0.461693815729584" calcext:value-type="float">
            <text:p>0.4616938157</text:p>
          </table:table-cell>
        </table:table-row>
        <table:table-row table:style-name="ro1">
          <table:table-cell office:value-type="float" office:value="0.463052850707021" calcext:value-type="float">
            <text:p>0.4630528507</text:p>
          </table:table-cell>
        </table:table-row>
        <table:table-row table:style-name="ro1">
          <table:table-cell office:value-type="float" office:value="0.464219615392668" calcext:value-type="float">
            <text:p>0.4642196154</text:p>
          </table:table-cell>
        </table:table-row>
        <table:table-row table:style-name="ro1">
          <table:table-cell office:value-type="float" office:value="0.465191671830343" calcext:value-type="float">
            <text:p>0.4651916718</text:p>
          </table:table-cell>
        </table:table-row>
        <table:table-row table:style-name="ro1">
          <table:table-cell office:value-type="float" office:value="0.465967599811542" calcext:value-type="float">
            <text:p>0.4659675998</text:p>
          </table:table-cell>
        </table:table-row>
        <table:table-row table:style-name="ro1">
          <table:table-cell office:value-type="float" office:value="0.466546950312617" calcext:value-type="float">
            <text:p>0.4665469503</text:p>
          </table:table-cell>
        </table:table-row>
        <table:table-row table:style-name="ro1">
          <table:table-cell office:value-type="float" office:value="0.466930199606149" calcext:value-type="float">
            <text:p>0.4669301996</text:p>
          </table:table-cell>
        </table:table-row>
        <table:table-row table:style-name="ro1">
          <table:table-cell office:value-type="float" office:value="0.467118704046523" calcext:value-type="float">
            <text:p>0.467118704</text:p>
          </table:table-cell>
        </table:table-row>
        <table:table-row table:style-name="ro1">
          <table:table-cell office:value-type="float" office:value="0.467114655529693" calcext:value-type="float">
            <text:p>0.4671146555</text:p>
          </table:table-cell>
        </table:table-row>
        <table:table-row table:style-name="ro1">
          <table:table-cell office:value-type="float" office:value="0.466921037627147" calcext:value-type="float">
            <text:p>0.4669210376</text:p>
          </table:table-cell>
        </table:table-row>
        <table:table-row table:style-name="ro1">
          <table:table-cell office:value-type="float" office:value="0.466541582394066" calcext:value-type="float">
            <text:p>0.4665415824</text:p>
          </table:table-cell>
        </table:table-row>
        <table:table-row table:style-name="ro1">
          <table:table-cell office:value-type="float" office:value="0.465980727851678" calcext:value-type="float">
            <text:p>0.4659807279</text:p>
          </table:table-cell>
        </table:table-row>
        <table:table-row table:style-name="ro1">
          <table:table-cell office:value-type="float" office:value="0.465243576143811" calcext:value-type="float">
            <text:p>0.4652435761</text:p>
          </table:table-cell>
        </table:table-row>
        <table:table-row table:style-name="ro1">
          <table:table-cell office:value-type="float" office:value="0.46433585236764" calcext:value-type="float">
            <text:p>0.4643358524</text:p>
          </table:table-cell>
        </table:table-row>
        <table:table-row table:style-name="ro1">
          <table:table-cell office:value-type="float" office:value="0.46326386407863" calcext:value-type="float">
            <text:p>0.4632638641</text:p>
          </table:table-cell>
        </table:table-row>
        <table:table-row table:style-name="ro1">
          <table:table-cell office:value-type="float" office:value="0.462034461469673" calcext:value-type="float">
            <text:p>0.4620344615</text:p>
          </table:table-cell>
        </table:table-row>
        <table:table-row table:style-name="ro1">
          <table:table-cell office:value-type="float" office:value="0.460654998224429" calcext:value-type="float">
            <text:p>0.4606549982</text:p>
          </table:table-cell>
        </table:table-row>
        <table:table-row table:style-name="ro1">
          <table:table-cell office:value-type="float" office:value="0.45913329304485" calcext:value-type="float">
            <text:p>0.459133293</text:p>
          </table:table-cell>
        </table:table-row>
        <table:table-row table:style-name="ro1">
          <table:table-cell office:value-type="float" office:value="0.457477591852911" calcext:value-type="float">
            <text:p>0.4574775919</text:p>
          </table:table-cell>
        </table:table-row>
        <table:table-row table:style-name="ro1">
          <table:table-cell office:value-type="float" office:value="0.455696530666532" calcext:value-type="float">
            <text:p>0.4556965307</text:p>
          </table:table-cell>
        </table:table-row>
        <table:table-row table:style-name="ro1">
          <table:table-cell office:value-type="float" office:value="0.453799099149699" calcext:value-type="float">
            <text:p>0.4537990991</text:p>
          </table:table-cell>
        </table:table-row>
        <table:table-row table:style-name="ro1">
          <table:table-cell office:value-type="float" office:value="0.451794604836772" calcext:value-type="float">
            <text:p>0.4517946048</text:p>
          </table:table-cell>
        </table:table-row>
        <table:table-row table:style-name="ro1">
          <table:table-cell office:value-type="float" office:value="0.449692638031008" calcext:value-type="float">
            <text:p>0.449692638</text:p>
          </table:table-cell>
        </table:table-row>
        <table:table-row table:style-name="ro1">
          <table:table-cell office:value-type="float" office:value="0.447503037377254" calcext:value-type="float">
            <text:p>0.4475030374</text:p>
          </table:table-cell>
        </table:table-row>
        <table:table-row table:style-name="ro1">
          <table:table-cell office:value-type="float" office:value="0.44523585610886" calcext:value-type="float">
            <text:p>0.4452358561</text:p>
          </table:table-cell>
        </table:table-row>
        <table:table-row table:style-name="ro1">
          <table:table-cell office:value-type="float" office:value="0.442901328968773" calcext:value-type="float">
            <text:p>0.442901329</text:p>
          </table:table-cell>
        </table:table-row>
        <table:table-row table:style-name="ro1">
          <table:table-cell office:value-type="float" office:value="0.440509839804832" calcext:value-type="float">
            <text:p>0.4405098398</text:p>
          </table:table-cell>
        </table:table-row>
        <table:table-row table:style-name="ro1">
          <table:table-cell office:value-type="float" office:value="0.43807188983926" calcext:value-type="float">
            <text:p>0.4380718898</text:p>
          </table:table-cell>
        </table:table-row>
        <table:table-row table:style-name="ro1">
          <table:table-cell office:value-type="float" office:value="0.435598066612349" calcext:value-type="float">
            <text:p>0.4355980666</text:p>
          </table:table-cell>
        </table:table-row>
        <table:table-row table:style-name="ro1">
          <table:table-cell office:value-type="float" office:value="0.433099013600343" calcext:value-type="float">
            <text:p>0.4330990136</text:p>
          </table:table-cell>
        </table:table-row>
        <table:table-row table:style-name="ro1">
          <table:table-cell office:value-type="float" office:value="0.430585400507519" calcext:value-type="float">
            <text:p>0.4305854005</text:p>
          </table:table-cell>
        </table:table-row>
        <table:table-row table:style-name="ro1">
          <table:table-cell office:value-type="float" office:value="0.428067894232456" calcext:value-type="float">
            <text:p>0.4280678942</text:p>
          </table:table-cell>
        </table:table-row>
        <table:table-row table:style-name="ro1">
          <table:table-cell office:value-type="float" office:value="0.42555713050851" calcext:value-type="float">
            <text:p>0.4255571305</text:p>
          </table:table-cell>
        </table:table-row>
        <table:table-row table:style-name="ro1">
          <table:table-cell office:value-type="float" office:value="0.423063686218478" calcext:value-type="float">
            <text:p>0.4230636862</text:p>
          </table:table-cell>
        </table:table-row>
        <table:table-row table:style-name="ro1">
          <table:table-cell office:value-type="float" office:value="0.420598052383462" calcext:value-type="float">
            <text:p>0.4205980524</text:p>
          </table:table-cell>
        </table:table-row>
        <table:table-row table:style-name="ro1">
          <table:table-cell office:value-type="float" office:value="0.418170607825925" calcext:value-type="float">
            <text:p>0.4181706078</text:p>
          </table:table-cell>
        </table:table-row>
        <table:table-row table:style-name="ro1">
          <table:table-cell office:value-type="float" office:value="0.415791593506947" calcext:value-type="float">
            <text:p>0.4157915935</text:p>
          </table:table-cell>
        </table:table-row>
        <table:table-row table:style-name="ro1">
          <table:table-cell office:value-type="float" office:value="0.413471087537673" calcext:value-type="float">
            <text:p>0.4134710875</text:p>
          </table:table-cell>
        </table:table-row>
        <table:table-row table:style-name="ro1">
          <table:table-cell office:value-type="float" office:value="0.411218980864963" calcext:value-type="float">
            <text:p>0.4112189809</text:p>
          </table:table-cell>
        </table:table-row>
        <table:table-row table:style-name="ro1">
          <table:table-cell office:value-type="float" office:value="0.40904495363123" calcext:value-type="float">
            <text:p>0.4090449536</text:p>
          </table:table-cell>
        </table:table-row>
        <table:table-row table:style-name="ro1">
          <table:table-cell office:value-type="float" office:value="0.40695845220848" calcext:value-type="float">
            <text:p>0.4069584522</text:p>
          </table:table-cell>
        </table:table-row>
        <table:table-row table:style-name="ro1">
          <table:table-cell office:value-type="float" office:value="0.404968666906544" calcext:value-type="float">
            <text:p>0.4049686669</text:p>
          </table:table-cell>
        </table:table-row>
        <table:table-row table:style-name="ro1">
          <table:table-cell office:value-type="float" office:value="0.40308451035551" calcext:value-type="float">
            <text:p>0.4030845104</text:p>
          </table:table-cell>
        </table:table-row>
        <table:table-row table:style-name="ro1">
          <table:table-cell office:value-type="float" office:value="0.40131459656235" calcext:value-type="float">
            <text:p>0.4013145966</text:p>
          </table:table-cell>
        </table:table-row>
        <table:table-row table:style-name="ro1">
          <table:table-cell office:value-type="float" office:value="0.399667220641738" calcext:value-type="float">
            <text:p>0.3996672206</text:p>
          </table:table-cell>
        </table:table-row>
        <table:table-row table:style-name="ro1">
          <table:table-cell office:value-type="float" office:value="0.398150339221069" calcext:value-type="float">
            <text:p>0.3981503392</text:p>
          </table:table-cell>
        </table:table-row>
        <table:table-row table:style-name="ro1">
          <table:table-cell office:value-type="float" office:value="0.396771551519675" calcext:value-type="float">
            <text:p>0.3967715515</text:p>
          </table:table-cell>
        </table:table-row>
        <table:table-row table:style-name="ro1">
          <table:table-cell office:value-type="float" office:value="0.395538081102231" calcext:value-type="float">
            <text:p>0.3955380811</text:p>
          </table:table-cell>
        </table:table-row>
        <table:table-row table:style-name="ro1">
          <table:table-cell office:value-type="float" office:value="0.394456758306365" calcext:value-type="float">
            <text:p>0.3944567583</text:p>
          </table:table-cell>
        </table:table-row>
        <table:table-row table:style-name="ro1">
          <table:table-cell office:value-type="float" office:value="0.393534003344455" calcext:value-type="float">
            <text:p>0.3935340033</text:p>
          </table:table-cell>
        </table:table-row>
        <table:table-row table:style-name="ro1">
          <table:table-cell office:value-type="float" office:value="0.392775810079629" calcext:value-type="float">
            <text:p>0.3927758101</text:p>
          </table:table-cell>
        </table:table-row>
        <table:table-row table:style-name="ro1">
          <table:table-cell office:value-type="float" office:value="0.39218773047596" calcext:value-type="float">
            <text:p>0.3921877305</text:p>
          </table:table-cell>
        </table:table-row>
        <table:table-row table:style-name="ro1">
          <table:table-cell office:value-type="float" office:value="0.39177485972285" calcext:value-type="float">
            <text:p>0.3917748597</text:p>
          </table:table-cell>
        </table:table-row>
        <table:table-row table:style-name="ro1">
          <table:table-cell office:value-type="float" office:value="0.39154182203362" calcext:value-type="float">
            <text:p>0.391541822</text:p>
          </table:table-cell>
        </table:table-row>
        <table:table-row table:style-name="ro1">
          <table:table-cell office:value-type="float" office:value="0.391492757118293" calcext:value-type="float">
            <text:p>0.3914927571</text:p>
          </table:table-cell>
        </table:table-row>
        <table:table-row table:style-name="ro1">
          <table:table-cell office:value-type="float" office:value="0.391631307330564" calcext:value-type="float">
            <text:p>0.3916313073</text:p>
          </table:table-cell>
        </table:table-row>
        <table:table-row table:style-name="ro1">
          <table:table-cell office:value-type="float" office:value="0.391960605488979" calcext:value-type="float">
            <text:p>0.3919606055</text:p>
          </table:table-cell>
        </table:table-row>
        <table:table-row table:style-name="ro1">
          <table:table-cell office:value-type="float" office:value="0.392483263372305" calcext:value-type="float">
            <text:p>0.3924832634</text:p>
          </table:table-cell>
        </table:table-row>
        <table:table-row table:style-name="ro1">
          <table:table-cell office:value-type="float" office:value="0.39320136088909" calcext:value-type="float">
            <text:p>0.3932013609</text:p>
          </table:table-cell>
        </table:table-row>
        <table:table-row table:style-name="ro1">
          <table:table-cell office:value-type="float" office:value="0.394116435921427" calcext:value-type="float">
            <text:p>0.3941164359</text:p>
          </table:table-cell>
        </table:table-row>
        <table:table-row table:style-name="ro1">
          <table:table-cell office:value-type="float" office:value="0.395229474842913" calcext:value-type="float">
            <text:p>0.3952294748</text:p>
          </table:table-cell>
        </table:table-row>
        <table:table-row table:style-name="ro1">
          <table:table-cell office:value-type="float" office:value="0.396540903710799" calcext:value-type="float">
            <text:p>0.3965409037</text:p>
          </table:table-cell>
        </table:table-row>
        <table:table-row table:style-name="ro1">
          <table:table-cell office:value-type="float" office:value="0.398050580132338" calcext:value-type="float">
            <text:p>0.3980505801</text:p>
          </table:table-cell>
        </table:table-row>
        <table:table-row table:style-name="ro1">
          <table:table-cell office:value-type="float" office:value="0.399757785805334" calcext:value-type="float">
            <text:p>0.3997577858</text:p>
          </table:table-cell>
        </table:table-row>
        <table:table-row table:style-name="ro1">
          <table:table-cell office:value-type="float" office:value="0.40166121973288" calcext:value-type="float">
            <text:p>0.4016612197</text:p>
          </table:table-cell>
        </table:table-row>
        <table:table-row table:style-name="ro1">
          <table:table-cell office:value-type="float" office:value="0.403758992112294" calcext:value-type="float">
            <text:p>0.4037589921</text:p>
          </table:table-cell>
        </table:table-row>
        <table:table-row table:style-name="ro1">
          <table:table-cell office:value-type="float" office:value="0.406048618898254" calcext:value-type="float">
            <text:p>0.4060486189</text:p>
          </table:table-cell>
        </table:table-row>
        <table:table-row table:style-name="ro1">
          <table:table-cell office:value-type="float" office:value="0.408527017040128" calcext:value-type="float">
            <text:p>0.408527017</text:p>
          </table:table-cell>
        </table:table-row>
        <table:table-row table:style-name="ro1">
          <table:table-cell office:value-type="float" office:value="0.411190500393492" calcext:value-type="float">
            <text:p>0.4111905004</text:p>
          </table:table-cell>
        </table:table-row>
        <table:table-row table:style-name="ro1">
          <table:table-cell office:value-type="float" office:value="0.414034776305858" calcext:value-type="float">
            <text:p>0.4140347763</text:p>
          </table:table-cell>
        </table:table-row>
        <table:table-row table:style-name="ro1">
          <table:table-cell office:value-type="float" office:value="0.417054942876586" calcext:value-type="float">
            <text:p>0.4170549429</text:p>
          </table:table-cell>
        </table:table-row>
        <table:table-row table:style-name="ro1">
          <table:table-cell office:value-type="float" office:value="0.420245486890999" calcext:value-type="float">
            <text:p>0.4202454869</text:p>
          </table:table-cell>
        </table:table-row>
        <table:table-row table:style-name="ro1">
          <table:table-cell office:value-type="float" office:value="0.42360028242869" calcext:value-type="float">
            <text:p>0.4236002824</text:p>
          </table:table-cell>
        </table:table-row>
        <table:table-row table:style-name="ro1">
          <table:table-cell office:value-type="float" office:value="0.427112590146029" calcext:value-type="float">
            <text:p>0.4271125901</text:p>
          </table:table-cell>
        </table:table-row>
        <table:table-row table:style-name="ro1">
          <table:table-cell office:value-type="float" office:value="0.430775057232857" calcext:value-type="float">
            <text:p>0.4307750572</text:p>
          </table:table-cell>
        </table:table-row>
        <table:table-row table:style-name="ro1">
          <table:table-cell office:value-type="float" office:value="0.434579718043389" calcext:value-type="float">
            <text:p>0.434579718</text:p>
          </table:table-cell>
        </table:table-row>
        <table:table-row table:style-name="ro1">
          <table:table-cell office:value-type="float" office:value="0.438517995401304" calcext:value-type="float">
            <text:p>0.4385179954</text:p>
          </table:table-cell>
        </table:table-row>
        <table:table-row table:style-name="ro1">
          <table:table-cell office:value-type="float" office:value="0.442580702579035" calcext:value-type="float">
            <text:p>0.4425807026</text:p>
          </table:table-cell>
        </table:table-row>
        <table:table-row table:style-name="ro1">
          <table:table-cell office:value-type="float" office:value="0.446758045951246" calcext:value-type="float">
            <text:p>0.446758046</text:p>
          </table:table-cell>
        </table:table-row>
        <table:table-row table:style-name="ro1">
          <table:table-cell office:value-type="float" office:value="0.451039628322521" calcext:value-type="float">
            <text:p>0.4510396283</text:p>
          </table:table-cell>
        </table:table-row>
        <table:table-row table:style-name="ro1">
          <table:table-cell office:value-type="float" office:value="0.455414452929235" calcext:value-type="float">
            <text:p>0.4554144529</text:p>
          </table:table-cell>
        </table:table-row>
        <table:table-row table:style-name="ro1">
          <table:table-cell office:value-type="float" office:value="0.459870928115631" calcext:value-type="float">
            <text:p>0.4598709281</text:p>
          </table:table-cell>
        </table:table-row>
        <table:table-row table:style-name="ro1">
          <table:table-cell office:value-type="float" office:value="0.464396872684077" calcext:value-type="float">
            <text:p>0.4643968727</text:p>
          </table:table-cell>
        </table:table-row>
        <table:table-row table:style-name="ro1">
          <table:table-cell office:value-type="float" office:value="0.468979521919546" calcext:value-type="float">
            <text:p>0.4689795219</text:p>
          </table:table-cell>
        </table:table-row>
        <table:table-row table:style-name="ro1">
          <table:table-cell office:value-type="float" office:value="0.473605534288261" calcext:value-type="float">
            <text:p>0.4736055343</text:p>
          </table:table-cell>
        </table:table-row>
        <table:table-row table:style-name="ro1">
          <table:table-cell office:value-type="float" office:value="0.478260998810559" calcext:value-type="float">
            <text:p>0.4782609988</text:p>
          </table:table-cell>
        </table:table-row>
        <table:table-row table:style-name="ro1">
          <table:table-cell office:value-type="float" office:value="0.482931443107941" calcext:value-type="float">
            <text:p>0.4829314431</text:p>
          </table:table-cell>
        </table:table-row>
        <table:table-row table:style-name="ro1">
          <table:table-cell office:value-type="float" office:value="0.429832665136596" calcext:value-type="float">
            <text:p>0.4298326651</text:p>
          </table:table-cell>
        </table:table-row>
        <table:table-row table:style-name="ro1">
          <table:table-cell office:value-type="float" office:value="0.432906776393903" calcext:value-type="float">
            <text:p>0.4329067764</text:p>
          </table:table-cell>
        </table:table-row>
        <table:table-row table:style-name="ro1">
          <table:table-cell office:value-type="float" office:value="0.435935250449424" calcext:value-type="float">
            <text:p>0.4359352504</text:p>
          </table:table-cell>
        </table:table-row>
        <table:table-row table:style-name="ro1">
          <table:table-cell office:value-type="float" office:value="0.438897834450777" calcext:value-type="float">
            <text:p>0.4388978345</text:p>
          </table:table-cell>
        </table:table-row>
        <table:table-row table:style-name="ro1">
          <table:table-cell office:value-type="float" office:value="0.441775962660926" calcext:value-type="float">
            <text:p>0.4417759627</text:p>
          </table:table-cell>
        </table:table-row>
        <table:table-row table:style-name="ro1">
          <table:table-cell office:value-type="float" office:value="0.444552701070931" calcext:value-type="float">
            <text:p>0.4445527011</text:p>
          </table:table-cell>
        </table:table-row>
        <table:table-row table:style-name="ro1">
          <table:table-cell office:value-type="float" office:value="0.447212692686984" calcext:value-type="float">
            <text:p>0.4472126927</text:p>
          </table:table-cell>
        </table:table-row>
        <table:table-row table:style-name="ro1">
          <table:table-cell office:value-type="float" office:value="0.449742103491723" calcext:value-type="float">
            <text:p>0.4497421035</text:p>
          </table:table-cell>
        </table:table-row>
        <table:table-row table:style-name="ro1">
          <table:table-cell office:value-type="float" office:value="0.452128569079824" calcext:value-type="float">
            <text:p>0.4521285691</text:p>
          </table:table-cell>
        </table:table-row>
        <table:table-row table:style-name="ro1">
          <table:table-cell office:value-type="float" office:value="0.454361141967881" calcext:value-type="float">
            <text:p>0.454361142</text:p>
          </table:table-cell>
        </table:table-row>
        <table:table-row table:style-name="ro1">
          <table:table-cell office:value-type="float" office:value="0.456430239578558" calcext:value-type="float">
            <text:p>0.4564302396</text:p>
          </table:table-cell>
        </table:table-row>
        <table:table-row table:style-name="ro1">
          <table:table-cell office:value-type="float" office:value="0.458327592899029" calcext:value-type="float">
            <text:p>0.4583275929</text:p>
          </table:table-cell>
        </table:table-row>
        <table:table-row table:style-name="ro1">
          <table:table-cell office:value-type="float" office:value="0.460046195813694" calcext:value-type="float">
            <text:p>0.4600461958</text:p>
          </table:table-cell>
        </table:table-row>
        <table:table-row table:style-name="ro1">
          <table:table-cell office:value-type="float" office:value="0.461580255111178" calcext:value-type="float">
            <text:p>0.4615802551</text:p>
          </table:table-cell>
        </table:table-row>
        <table:table-row table:style-name="ro1">
          <table:table-cell office:value-type="float" office:value="0.462925141165611" calcext:value-type="float">
            <text:p>0.4629251412</text:p>
          </table:table-cell>
        </table:table-row>
        <table:table-row table:style-name="ro1">
          <table:table-cell office:value-type="float" office:value="0.464077339292187" calcext:value-type="float">
            <text:p>0.4640773393</text:p>
          </table:table-cell>
        </table:table-row>
        <table:table-row table:style-name="ro1">
          <table:table-cell office:value-type="float" office:value="0.465034401777004" calcext:value-type="float">
            <text:p>0.4650344018</text:p>
          </table:table-cell>
        </table:table-row>
        <table:table-row table:style-name="ro1">
          <table:table-cell office:value-type="float" office:value="0.465794900581187" calcext:value-type="float">
            <text:p>0.4657949006</text:p>
          </table:table-cell>
        </table:table-row>
        <table:table-row table:style-name="ro1">
          <table:table-cell office:value-type="float" office:value="0.466358380719288" calcext:value-type="float">
            <text:p>0.4663583807</text:p>
          </table:table-cell>
        </table:table-row>
        <table:table-row table:style-name="ro1">
          <table:table-cell office:value-type="float" office:value="0.466725314311972" calcext:value-type="float">
            <text:p>0.4667253143</text:p>
          </table:table-cell>
        </table:table-row>
        <table:table-row table:style-name="ro1">
          <table:table-cell office:value-type="float" office:value="0.466897055312976" calcext:value-type="float">
            <text:p>0.4668970553</text:p>
          </table:table-cell>
        </table:table-row>
        <table:table-row table:style-name="ro1">
          <table:table-cell office:value-type="float" office:value="0.466875794910357" calcext:value-type="float">
            <text:p>0.4668757949</text:p>
          </table:table-cell>
        </table:table-row>
        <table:table-row table:style-name="ro1">
          <table:table-cell office:value-type="float" office:value="0.466664517602015" calcext:value-type="float">
            <text:p>0.4666645176</text:p>
          </table:table-cell>
        </table:table-row>
        <table:table-row table:style-name="ro1">
          <table:table-cell office:value-type="float" office:value="0.4662669579455" calcext:value-type="float">
            <text:p>0.4662669579</text:p>
          </table:table-cell>
        </table:table-row>
        <table:table-row table:style-name="ro1">
          <table:table-cell office:value-type="float" office:value="0.465687557982097" calcext:value-type="float">
            <text:p>0.465687558</text:p>
          </table:table-cell>
        </table:table-row>
        <table:table-row table:style-name="ro1">
          <table:table-cell office:value-type="float" office:value="0.464931425335193" calcext:value-type="float">
            <text:p>0.4649314253</text:p>
          </table:table-cell>
        </table:table-row>
        <table:table-row table:style-name="ro1">
          <table:table-cell office:value-type="float" office:value="0.464004291982927" calcext:value-type="float">
            <text:p>0.464004292</text:p>
          </table:table-cell>
        </table:table-row>
        <table:table-row table:style-name="ro1">
          <table:table-cell office:value-type="float" office:value="0.462912473705116" calcext:value-type="float">
            <text:p>0.4629124737</text:p>
          </table:table-cell>
        </table:table-row>
        <table:table-row table:style-name="ro1">
          <table:table-cell office:value-type="float" office:value="0.461662830204464" calcext:value-type="float">
            <text:p>0.4616628302</text:p>
          </table:table-cell>
        </table:table-row>
        <table:table-row table:style-name="ro1">
          <table:table-cell office:value-type="float" office:value="0.460262725902057" calcext:value-type="float">
            <text:p>0.4602627259</text:p>
          </table:table-cell>
        </table:table-row>
        <table:table-row table:style-name="ro1">
          <table:table-cell office:value-type="float" office:value="0.458719991407127" calcext:value-type="float">
            <text:p>0.4587199914</text:p>
          </table:table-cell>
        </table:table-row>
        <table:table-row table:style-name="ro1">
          <table:table-cell office:value-type="float" office:value="0.457042885661106" calcext:value-type="float">
            <text:p>0.4570428857</text:p>
          </table:table-cell>
        </table:table-row>
        <table:table-row table:style-name="ro1">
          <table:table-cell office:value-type="float" office:value="0.45524005875596" calcext:value-type="float">
            <text:p>0.4552400588</text:p>
          </table:table-cell>
        </table:table-row>
        <table:table-row table:style-name="ro1">
          <table:table-cell office:value-type="float" office:value="0.453320515426801" calcext:value-type="float">
            <text:p>0.4533205154</text:p>
          </table:table-cell>
        </table:table-row>
        <table:table-row table:style-name="ro1">
          <table:table-cell office:value-type="float" office:value="0.451293579218777" calcext:value-type="float">
            <text:p>0.4512935792</text:p>
          </table:table-cell>
        </table:table-row>
        <table:table-row table:style-name="ro1">
          <table:table-cell office:value-type="float" office:value="0.449168857328253" calcext:value-type="float">
            <text:p>0.4491688573</text:p>
          </table:table-cell>
        </table:table-row>
        <table:table-row table:style-name="ro1">
          <table:table-cell office:value-type="float" office:value="0.446956206118259" calcext:value-type="float">
            <text:p>0.4469562061</text:p>
          </table:table-cell>
        </table:table-row>
        <table:table-row table:style-name="ro1">
          <table:table-cell office:value-type="float" office:value="0.444665697308231" calcext:value-type="float">
            <text:p>0.4446656973</text:p>
          </table:table-cell>
        </table:table-row>
        <table:table-row table:style-name="ro1">
          <table:table-cell office:value-type="float" office:value="0.442307584838024" calcext:value-type="float">
            <text:p>0.4423075848</text:p>
          </table:table-cell>
        </table:table-row>
        <table:table-row table:style-name="ro1">
          <table:table-cell office:value-type="float" office:value="0.439892272406213" calcext:value-type="float">
            <text:p>0.4398922724</text:p>
          </table:table-cell>
        </table:table-row>
        <table:table-row table:style-name="ro1">
          <table:table-cell office:value-type="float" office:value="0.437430281682665" calcext:value-type="float">
            <text:p>0.4374302817</text:p>
          </table:table-cell>
        </table:table-row>
        <table:table-row table:style-name="ro1">
          <table:table-cell office:value-type="float" office:value="0.434932221195405" calcext:value-type="float">
            <text:p>0.4349322212</text:p>
          </table:table-cell>
        </table:table-row>
        <table:table-row table:style-name="ro1">
          <table:table-cell office:value-type="float" office:value="0.432408755891748" calcext:value-type="float">
            <text:p>0.4324087559</text:p>
          </table:table-cell>
        </table:table-row>
        <table:table-row table:style-name="ro1">
          <table:table-cell office:value-type="float" office:value="0.429870577373725" calcext:value-type="float">
            <text:p>0.4298705774</text:p>
          </table:table-cell>
        </table:table-row>
        <table:table-row table:style-name="ro1">
          <table:table-cell office:value-type="float" office:value="0.42732837480778" calcext:value-type="float">
            <text:p>0.4273283748</text:p>
          </table:table-cell>
        </table:table-row>
        <table:table-row table:style-name="ro1">
          <table:table-cell office:value-type="float" office:value="0.424792806508755" calcext:value-type="float">
            <text:p>0.4247928065</text:p>
          </table:table-cell>
        </table:table-row>
        <table:table-row table:style-name="ro1">
          <table:table-cell office:value-type="float" office:value="0.422274472198147" calcext:value-type="float">
            <text:p>0.4222744722</text:p>
          </table:table-cell>
        </table:table-row>
        <table:table-row table:style-name="ro1">
          <table:table-cell office:value-type="float" office:value="0.419783885936655" calcext:value-type="float">
            <text:p>0.4197838859</text:p>
          </table:table-cell>
        </table:table-row>
        <table:table-row table:style-name="ro1">
          <table:table-cell office:value-type="float" office:value="0.417331449731005" calcext:value-type="float">
            <text:p>0.4173314497</text:p>
          </table:table-cell>
        </table:table-row>
        <table:table-row table:style-name="ro1">
          <table:table-cell office:value-type="float" office:value="0.414927427815048" calcext:value-type="float">
            <text:p>0.4149274278</text:p>
          </table:table-cell>
        </table:table-row>
        <table:table-row table:style-name="ro1">
          <table:table-cell office:value-type="float" office:value="0.412581921605153" calcext:value-type="float">
            <text:p>0.4125819216</text:p>
          </table:table-cell>
        </table:table-row>
        <table:table-row table:style-name="ro1">
          <table:table-cell office:value-type="float" office:value="0.410304845329867" calcext:value-type="float">
            <text:p>0.4103048453</text:p>
          </table:table-cell>
        </table:table-row>
        <table:table-row table:style-name="ro1">
          <table:table-cell office:value-type="float" office:value="0.408105902333864" calcext:value-type="float">
            <text:p>0.4081059023</text:p>
          </table:table-cell>
        </table:table-row>
        <table:table-row table:style-name="ro1">
          <table:table-cell office:value-type="float" office:value="0.405994562056172" calcext:value-type="float">
            <text:p>0.4059945621</text:p>
          </table:table-cell>
        </table:table-row>
        <table:table-row table:style-name="ro1">
          <table:table-cell office:value-type="float" office:value="0.40398003768268" calcext:value-type="float">
            <text:p>0.4039800377</text:p>
          </table:table-cell>
        </table:table-row>
        <table:table-row table:style-name="ro1">
          <table:table-cell office:value-type="float" office:value="0.402071264472928" calcext:value-type="float">
            <text:p>0.4020712645</text:p>
          </table:table-cell>
        </table:table-row>
        <table:table-row table:style-name="ro1">
          <table:table-cell office:value-type="float" office:value="0.400276878761176" calcext:value-type="float">
            <text:p>0.4002768788</text:p>
          </table:table-cell>
        </table:table-row>
        <table:table-row table:style-name="ro1">
          <table:table-cell office:value-type="float" office:value="0.398605197631754" calcext:value-type="float">
            <text:p>0.3986051976</text:p>
          </table:table-cell>
        </table:table-row>
        <table:table-row table:style-name="ro1">
          <table:table-cell office:value-type="float" office:value="0.397064199268694" calcext:value-type="float">
            <text:p>0.3970641993</text:p>
          </table:table-cell>
        </table:table-row>
        <table:table-row table:style-name="ro1">
          <table:table-cell office:value-type="float" office:value="0.395661503979638" calcext:value-type="float">
            <text:p>0.395661504</text:p>
          </table:table-cell>
        </table:table-row>
        <table:table-row table:style-name="ro1">
          <table:table-cell office:value-type="float" office:value="0.394404355894036" calcext:value-type="float">
            <text:p>0.3944043559</text:p>
          </table:table-cell>
        </table:table-row>
        <table:table-row table:style-name="ro1">
          <table:table-cell office:value-type="float" office:value="0.393299605335613" calcext:value-type="float">
            <text:p>0.3932996053</text:p>
          </table:table-cell>
        </table:table-row>
        <table:table-row table:style-name="ro1">
          <table:table-cell office:value-type="float" office:value="0.392353691869127" calcext:value-type="float">
            <text:p>0.3923536919</text:p>
          </table:table-cell>
        </table:table-row>
        <table:table-row table:style-name="ro1">
          <table:table-cell office:value-type="float" office:value="0.391572628021403" calcext:value-type="float">
            <text:p>0.391572628</text:p>
          </table:table-cell>
        </table:table-row>
        <table:table-row table:style-name="ro1">
          <table:table-cell office:value-type="float" office:value="0.390961983676645" calcext:value-type="float">
            <text:p>0.3909619837</text:p>
          </table:table-cell>
        </table:table-row>
        <table:table-row table:style-name="ro1">
          <table:table-cell office:value-type="float" office:value="0.390526871146037" calcext:value-type="float">
            <text:p>0.3905268711</text:p>
          </table:table-cell>
        </table:table-row>
        <table:table-row table:style-name="ro1">
          <table:table-cell office:value-type="float" office:value="0.390271930911613" calcext:value-type="float">
            <text:p>0.3902719309</text:p>
          </table:table-cell>
        </table:table-row>
        <table:table-row table:style-name="ro1">
          <table:table-cell office:value-type="float" office:value="0.390201318044423" calcext:value-type="float">
            <text:p>0.390201318</text:p>
          </table:table-cell>
        </table:table-row>
        <table:table-row table:style-name="ro1">
          <table:table-cell office:value-type="float" office:value="0.390318689296963" calcext:value-type="float">
            <text:p>0.3903186893</text:p>
          </table:table-cell>
        </table:table-row>
        <table:table-row table:style-name="ro1">
          <table:table-cell office:value-type="float" office:value="0.390627190869897" calcext:value-type="float">
            <text:p>0.3906271909</text:p>
          </table:table-cell>
        </table:table-row>
        <table:table-row table:style-name="ro1">
          <table:table-cell office:value-type="float" office:value="0.391129446853059" calcext:value-type="float">
            <text:p>0.3911294469</text:p>
          </table:table-cell>
        </table:table-row>
        <table:table-row table:style-name="ro1">
          <table:table-cell office:value-type="float" office:value="0.391827548340727" calcext:value-type="float">
            <text:p>0.3918275483</text:p>
          </table:table-cell>
        </table:table-row>
        <table:table-row table:style-name="ro1">
          <table:table-cell office:value-type="float" office:value="0.392723043221192" calcext:value-type="float">
            <text:p>0.3927230432</text:p>
          </table:table-cell>
        </table:table-row>
        <table:table-row table:style-name="ro1">
          <table:table-cell office:value-type="float" office:value="0.393816926640592" calcext:value-type="float">
            <text:p>0.3938169266</text:p>
          </table:table-cell>
        </table:table-row>
        <table:table-row table:style-name="ro1">
          <table:table-cell office:value-type="float" office:value="0.395109632141041" calcext:value-type="float">
            <text:p>0.3951096321</text:p>
          </table:table-cell>
        </table:table-row>
        <table:table-row table:style-name="ro1">
          <table:table-cell office:value-type="float" office:value="0.396601023473025" calcext:value-type="float">
            <text:p>0.3966010235</text:p>
          </table:table-cell>
        </table:table-row>
        <table:table-row table:style-name="ro1">
          <table:table-cell office:value-type="float" office:value="0.398290387082093" calcext:value-type="float">
            <text:p>0.3982903871</text:p>
          </table:table-cell>
        </table:table-row>
        <table:table-row table:style-name="ro1">
          <table:table-cell office:value-type="float" office:value="0.400176425269818" calcext:value-type="float">
            <text:p>0.4001764253</text:p>
          </table:table-cell>
        </table:table-row>
        <table:table-row table:style-name="ro1">
          <table:table-cell office:value-type="float" office:value="0.402257250029041" calcext:value-type="float">
            <text:p>0.40225725</text:p>
          </table:table-cell>
        </table:table-row>
        <table:table-row table:style-name="ro1">
          <table:table-cell office:value-type="float" office:value="0.4045303775534" calcext:value-type="float">
            <text:p>0.4045303776</text:p>
          </table:table-cell>
        </table:table-row>
        <table:table-row table:style-name="ro1">
          <table:table-cell office:value-type="float" office:value="0.406992723421134" calcext:value-type="float">
            <text:p>0.4069927234</text:p>
          </table:table-cell>
        </table:table-row>
        <table:table-row table:style-name="ro1">
          <table:table-cell office:value-type="float" office:value="0.409640598453174" calcext:value-type="float">
            <text:p>0.4096405985</text:p>
          </table:table-cell>
        </table:table-row>
        <table:table-row table:style-name="ro1">
          <table:table-cell office:value-type="float" office:value="0.412469705245507" calcext:value-type="float">
            <text:p>0.4124697052</text:p>
          </table:table-cell>
        </table:table-row>
        <table:table-row table:style-name="ro1">
          <table:table-cell office:value-type="float" office:value="0.415475135375828" calcext:value-type="float">
            <text:p>0.4154751354</text:p>
          </table:table-cell>
        </table:table-row>
        <table:table-row table:style-name="ro1">
          <table:table-cell office:value-type="float" office:value="0.418651367284466" calcext:value-type="float">
            <text:p>0.4186513673</text:p>
          </table:table-cell>
        </table:table-row>
        <table:table-row table:style-name="ro1">
          <table:table-cell office:value-type="float" office:value="0.421992264829601" calcext:value-type="float">
            <text:p>0.4219922648</text:p>
          </table:table-cell>
        </table:table-row>
        <table:table-row table:style-name="ro1">
          <table:table-cell office:value-type="float" office:value="0.425491076516746" calcext:value-type="float">
            <text:p>0.4254910765</text:p>
          </table:table-cell>
        </table:table-row>
        <table:table-row table:style-name="ro1">
          <table:table-cell office:value-type="float" office:value="0.429140435402528" calcext:value-type="float">
            <text:p>0.4291404354</text:p>
          </table:table-cell>
        </table:table-row>
        <table:table-row table:style-name="ro1">
          <table:table-cell office:value-type="float" office:value="0.432932359672732" calcext:value-type="float">
            <text:p>0.4329323597</text:p>
          </table:table-cell>
        </table:table-row>
        <table:table-row table:style-name="ro1">
          <table:table-cell office:value-type="float" office:value="0.436858253894642" calcext:value-type="float">
            <text:p>0.4368582539</text:p>
          </table:table-cell>
        </table:table-row>
        <table:table-row table:style-name="ro1">
          <table:table-cell office:value-type="float" office:value="0.440908910943648" calcext:value-type="float">
            <text:p>0.4409089109</text:p>
          </table:table-cell>
        </table:table-row>
        <table:table-row table:style-name="ro1">
          <table:table-cell office:value-type="float" office:value="0.445074514604146" calcext:value-type="float">
            <text:p>0.4450745146</text:p>
          </table:table-cell>
        </table:table-row>
        <table:table-row table:style-name="ro1">
          <table:table-cell office:value-type="float" office:value="0.449344642844709" calcext:value-type="float">
            <text:p>0.4493446428</text:p>
          </table:table-cell>
        </table:table-row>
        <table:table-row table:style-name="ro1">
          <table:table-cell office:value-type="float" office:value="0.453708271767548" calcext:value-type="float">
            <text:p>0.4537082718</text:p>
          </table:table-cell>
        </table:table-row>
        <table:table-row table:style-name="ro1">
          <table:table-cell office:value-type="float" office:value="0.458153780232243" calcext:value-type="float">
            <text:p>0.4581537802</text:p>
          </table:table-cell>
        </table:table-row>
        <table:table-row table:style-name="ro1">
          <table:table-cell office:value-type="float" office:value="0.462668955153765" calcext:value-type="float">
            <text:p>0.4626689552</text:p>
          </table:table-cell>
        </table:table-row>
        <table:table-row table:style-name="ro1">
          <table:table-cell office:value-type="float" office:value="0.467240997474775" calcext:value-type="float">
            <text:p>0.4672409975</text:p>
          </table:table-cell>
        </table:table-row>
        <table:table-row table:style-name="ro1">
          <table:table-cell office:value-type="float" office:value="0.471856528812197" calcext:value-type="float">
            <text:p>0.4718565288</text:p>
          </table:table-cell>
        </table:table-row>
        <table:table-row table:style-name="ro1">
          <table:table-cell office:value-type="float" office:value="0.476501598778082" calcext:value-type="float">
            <text:p>0.4765015988</text:p>
          </table:table-cell>
        </table:table-row>
        <table:table-row table:style-name="ro1">
          <table:table-cell office:value-type="float" office:value="0.481161692974752" calcext:value-type="float">
            <text:p>0.481161693</text:p>
          </table:table-cell>
        </table:table-row>
        <table:table-row table:style-name="ro1">
          <table:table-cell office:value-type="float" office:value="0.429905498894199" calcext:value-type="float">
            <text:p>0.4299054989</text:p>
          </table:table-cell>
        </table:table-row>
        <table:table-row table:style-name="ro1">
          <table:table-cell office:value-type="float" office:value="0.432968840348169" calcext:value-type="float">
            <text:p>0.4329688403</text:p>
          </table:table-cell>
        </table:table-row>
        <table:table-row table:style-name="ro1">
          <table:table-cell office:value-type="float" office:value="0.435986455068786" calcext:value-type="float">
            <text:p>0.4359864551</text:p>
          </table:table-cell>
        </table:table-row>
        <table:table-row table:style-name="ro1">
          <table:table-cell office:value-type="float" office:value="0.438938049534226" calcext:value-type="float">
            <text:p>0.4389380495</text:p>
          </table:table-cell>
        </table:table-row>
        <table:table-row table:style-name="ro1">
          <table:table-cell office:value-type="float" office:value="0.441805020068887" calcext:value-type="float">
            <text:p>0.4418050201</text:p>
          </table:table-cell>
        </table:table-row>
        <table:table-row table:style-name="ro1">
          <table:table-cell office:value-type="float" office:value="0.444570397395546" calcext:value-type="float">
            <text:p>0.4445703974</text:p>
          </table:table-cell>
        </table:table-row>
        <table:table-row table:style-name="ro1">
          <table:table-cell office:value-type="float" office:value="0.447218791861887" calcext:value-type="float">
            <text:p>0.4472187919</text:p>
          </table:table-cell>
        </table:table-row>
        <table:table-row table:style-name="ro1">
          <table:table-cell office:value-type="float" office:value="0.449736339341387" calcext:value-type="float">
            <text:p>0.4497363393</text:p>
          </table:table-cell>
        </table:table-row>
        <table:table-row table:style-name="ro1">
          <table:table-cell office:value-type="float" office:value="0.452110647808579" calcext:value-type="float">
            <text:p>0.4521106478</text:p>
          </table:table-cell>
        </table:table-row>
        <table:table-row table:style-name="ro1">
          <table:table-cell office:value-type="float" office:value="0.454330744588672" calcext:value-type="float">
            <text:p>0.4543307446</text:p>
          </table:table-cell>
        </table:table-row>
        <table:table-row table:style-name="ro1">
          <table:table-cell office:value-type="float" office:value="0.456387024281548" calcext:value-type="float">
            <text:p>0.4563870243</text:p>
          </table:table-cell>
        </table:table-row>
        <table:table-row table:style-name="ro1">
          <table:table-cell office:value-type="float" office:value="0.458271197360118" calcext:value-type="float">
            <text:p>0.4582711974</text:p>
          </table:table-cell>
        </table:table-row>
        <table:table-row table:style-name="ro1">
          <table:table-cell office:value-type="float" office:value="0.459976239443046" calcext:value-type="float">
            <text:p>0.4599762394</text:p>
          </table:table-cell>
        </table:table-row>
        <table:table-row table:style-name="ro1">
          <table:table-cell office:value-type="float" office:value="0.461496341241847" calcext:value-type="float">
            <text:p>0.4614963412</text:p>
          </table:table-cell>
        </table:table-row>
        <table:table-row table:style-name="ro1">
          <table:table-cell office:value-type="float" office:value="0.462826859182341" calcext:value-type="float">
            <text:p>0.4628268592</text:p>
          </table:table-cell>
        </table:table-row>
        <table:table-row table:style-name="ro1">
          <table:table-cell office:value-type="float" office:value="0.463964266700485" calcext:value-type="float">
            <text:p>0.4639642667</text:p>
          </table:table-cell>
        </table:table-row>
        <table:table-row table:style-name="ro1">
          <table:table-cell office:value-type="float" office:value="0.46490610621256" calcext:value-type="float">
            <text:p>0.4649061062</text:p>
          </table:table-cell>
        </table:table-row>
        <table:table-row table:style-name="ro1">
          <table:table-cell office:value-type="float" office:value="0.465650941759736" calcext:value-type="float">
            <text:p>0.4656509418</text:p>
          </table:table-cell>
        </table:table-row>
        <table:table-row table:style-name="ro1">
          <table:table-cell office:value-type="float" office:value="0.466198312327" calcext:value-type="float">
            <text:p>0.4661983123</text:p>
          </table:table-cell>
        </table:table-row>
        <table:table-row table:style-name="ro1">
          <table:table-cell office:value-type="float" office:value="0.466548685836444" calcext:value-type="float">
            <text:p>0.4665486858</text:p>
          </table:table-cell>
        </table:table-row>
        <table:table-row table:style-name="ro1">
          <table:table-cell office:value-type="float" office:value="0.466703413814934" calcext:value-type="float">
            <text:p>0.4667034138</text:p>
          </table:table-cell>
        </table:table-row>
        <table:table-row table:style-name="ro1">
          <table:table-cell office:value-type="float" office:value="0.466664686736132" calcext:value-type="float">
            <text:p>0.4666646867</text:p>
          </table:table-cell>
        </table:table-row>
        <table:table-row table:style-name="ro1">
          <table:table-cell office:value-type="float" office:value="0.466435490036893" calcext:value-type="float">
            <text:p>0.46643549</text:p>
          </table:table-cell>
        </table:table-row>
        <table:table-row table:style-name="ro1">
          <table:table-cell office:value-type="float" office:value="0.466019560808028" calcext:value-type="float">
            <text:p>0.4660195608</text:p>
          </table:table-cell>
        </table:table-row>
        <table:table-row table:style-name="ro1">
          <table:table-cell office:value-type="float" office:value="0.465421345159432" calcext:value-type="float">
            <text:p>0.4654213452</text:p>
          </table:table-cell>
        </table:table-row>
        <table:table-row table:style-name="ro1">
          <table:table-cell office:value-type="float" office:value="0.464645956259577" calcext:value-type="float">
            <text:p>0.4646459563</text:p>
          </table:table-cell>
        </table:table-row>
        <table:table-row table:style-name="ro1">
          <table:table-cell office:value-type="float" office:value="0.463699133049378" calcext:value-type="float">
            <text:p>0.463699133</text:p>
          </table:table-cell>
        </table:table-row>
        <table:table-row table:style-name="ro1">
          <table:table-cell office:value-type="float" office:value="0.462587199630421" calcext:value-type="float">
            <text:p>0.4625871996</text:p>
          </table:table-cell>
        </table:table-row>
        <table:table-row table:style-name="ro1">
          <table:table-cell office:value-type="float" office:value="0.46131702532756" calcext:value-type="float">
            <text:p>0.4613170253</text:p>
          </table:table-cell>
        </table:table-row>
        <table:table-row table:style-name="ro1">
          <table:table-cell office:value-type="float" office:value="0.459895985425879" calcext:value-type="float">
            <text:p>0.4598959854</text:p>
          </table:table-cell>
        </table:table-row>
        <table:table-row table:style-name="ro1">
          <table:table-cell office:value-type="float" office:value="0.458331922582023" calcext:value-type="float">
            <text:p>0.4583319226</text:p>
          </table:table-cell>
        </table:table-row>
        <table:table-row table:style-name="ro1">
          <table:table-cell office:value-type="float" office:value="0.456633108909897" calcext:value-type="float">
            <text:p>0.4566331089</text:p>
          </table:table-cell>
        </table:table-row>
        <table:table-row table:style-name="ro1">
          <table:table-cell office:value-type="float" office:value="0.454808208740726" calcext:value-type="float">
            <text:p>0.4548082087</text:p>
          </table:table-cell>
        </table:table-row>
        <table:table-row table:style-name="ro1">
          <table:table-cell office:value-type="float" office:value="0.452866242057488" calcext:value-type="float">
            <text:p>0.4528662421</text:p>
          </table:table-cell>
        </table:table-row>
        <table:table-row table:style-name="ro1">
          <table:table-cell office:value-type="float" office:value="0.450816548603714" calcext:value-type="float">
            <text:p>0.4508165486</text:p>
          </table:table-cell>
        </table:table-row>
        <table:table-row table:style-name="ro1">
          <table:table-cell office:value-type="float" office:value="0.448668752666649" calcext:value-type="float">
            <text:p>0.4486687527</text:p>
          </table:table-cell>
        </table:table-row>
        <table:table-row table:style-name="ro1">
          <table:table-cell office:value-type="float" office:value="0.446432728534785" calcext:value-type="float">
            <text:p>0.4464327285</text:p>
          </table:table-cell>
        </table:table-row>
        <table:table-row table:style-name="ro1">
          <table:table-cell office:value-type="float" office:value="0.444118566629761" calcext:value-type="float">
            <text:p>0.4441185666</text:p>
          </table:table-cell>
        </table:table-row>
        <table:table-row table:style-name="ro1">
          <table:table-cell office:value-type="float" office:value="0.441736540312627" calcext:value-type="float">
            <text:p>0.4417365403</text:p>
          </table:table-cell>
        </table:table-row>
        <table:table-row table:style-name="ro1">
          <table:table-cell office:value-type="float" office:value="0.439297073364477" calcext:value-type="float">
            <text:p>0.4392970734</text:p>
          </table:table-cell>
        </table:table-row>
        <table:table-row table:style-name="ro1">
          <table:table-cell office:value-type="float" office:value="0.436810708141449" calcext:value-type="float">
            <text:p>0.4368107081</text:p>
          </table:table-cell>
        </table:table-row>
        <table:table-row table:style-name="ro1">
          <table:table-cell office:value-type="float" office:value="0.434288074404088" calcext:value-type="float">
            <text:p>0.4342880744</text:p>
          </table:table-cell>
        </table:table-row>
        <table:table-row table:style-name="ro1">
          <table:table-cell office:value-type="float" office:value="0.431739858821084" calcext:value-type="float">
            <text:p>0.4317398588</text:p>
          </table:table-cell>
        </table:table-row>
        <table:table-row table:style-name="ro1">
          <table:table-cell office:value-type="float" office:value="0.429176775147369" calcext:value-type="float">
            <text:p>0.4291767751</text:p>
          </table:table-cell>
        </table:table-row>
        <table:table-row table:style-name="ro1">
          <table:table-cell office:value-type="float" office:value="0.426609535076582" calcext:value-type="float">
            <text:p>0.4266095351</text:p>
          </table:table-cell>
        </table:table-row>
        <table:table-row table:style-name="ro1">
          <table:table-cell office:value-type="float" office:value="0.424048819767911" calcext:value-type="float">
            <text:p>0.4240488198</text:p>
          </table:table-cell>
        </table:table-row>
        <table:table-row table:style-name="ro1">
          <table:table-cell office:value-type="float" office:value="0.421505252047283" calcext:value-type="float">
            <text:p>0.421505252</text:p>
          </table:table-cell>
        </table:table-row>
        <table:table-row table:style-name="ro1">
          <table:table-cell office:value-type="float" office:value="0.418989369282939" calcext:value-type="float">
            <text:p>0.4189893693</text:p>
          </table:table-cell>
        </table:table-row>
        <table:table-row table:style-name="ro1">
          <table:table-cell office:value-type="float" office:value="0.416511596935367" calcext:value-type="float">
            <text:p>0.4165115969</text:p>
          </table:table-cell>
        </table:table-row>
        <table:table-row table:style-name="ro1">
          <table:table-cell office:value-type="float" office:value="0.414082222781603" calcext:value-type="float">
            <text:p>0.4140822228</text:p>
          </table:table-cell>
        </table:table-row>
        <table:table-row table:style-name="ro1">
          <table:table-cell office:value-type="float" office:value="0.411711371813899" calcext:value-type="float">
            <text:p>0.4117113718</text:p>
          </table:table-cell>
        </table:table-row>
        <table:table-row table:style-name="ro1">
          <table:table-cell office:value-type="float" office:value="0.409408981812759" calcext:value-type="float">
            <text:p>0.4094089818</text:p>
          </table:table-cell>
        </table:table-row>
        <table:table-row table:style-name="ro1">
          <table:table-cell office:value-type="float" office:value="0.407184779594343" calcext:value-type="float">
            <text:p>0.4071847796</text:p>
          </table:table-cell>
        </table:table-row>
        <table:table-row table:style-name="ro1">
          <table:table-cell office:value-type="float" office:value="0.405048257932232" calcext:value-type="float">
            <text:p>0.4050482579</text:p>
          </table:table-cell>
        </table:table-row>
        <table:table-row table:style-name="ro1">
          <table:table-cell office:value-type="float" office:value="0.403008653153568" calcext:value-type="float">
            <text:p>0.4030086532</text:p>
          </table:table-cell>
        </table:table-row>
        <table:table-row table:style-name="ro1">
          <table:table-cell office:value-type="float" office:value="0.401074923409555" calcext:value-type="float">
            <text:p>0.4010749234</text:p>
          </table:table-cell>
        </table:table-row>
        <table:table-row table:style-name="ro1">
          <table:table-cell office:value-type="float" office:value="0.399255727620331" calcext:value-type="float">
            <text:p>0.3992557276</text:p>
          </table:table-cell>
        </table:table-row>
        <table:table-row table:style-name="ro1">
          <table:table-cell office:value-type="float" office:value="0.3975594050942" calcext:value-type="float">
            <text:p>0.3975594051</text:p>
          </table:table-cell>
        </table:table-row>
        <table:table-row table:style-name="ro1">
          <table:table-cell office:value-type="float" office:value="0.395993955821242" calcext:value-type="float">
            <text:p>0.3959939558</text:p>
          </table:table-cell>
        </table:table-row>
        <table:table-row table:style-name="ro1">
          <table:table-cell office:value-type="float" office:value="0.394567021441281" calcext:value-type="float">
            <text:p>0.3945670214</text:p>
          </table:table-cell>
        </table:table-row>
        <table:table-row table:style-name="ro1">
          <table:table-cell office:value-type="float" office:value="0.39328586688622" calcext:value-type="float">
            <text:p>0.3932858669</text:p>
          </table:table-cell>
        </table:table-row>
        <table:table-row table:style-name="ro1">
          <table:table-cell office:value-type="float" office:value="0.39215736269675" calcext:value-type="float">
            <text:p>0.3921573627</text:p>
          </table:table-cell>
        </table:table-row>
        <table:table-row table:style-name="ro1">
          <table:table-cell office:value-type="float" office:value="0.391187968013419" calcext:value-type="float">
            <text:p>0.391187968</text:p>
          </table:table-cell>
        </table:table-row>
        <table:table-row table:style-name="ro1">
          <table:table-cell office:value-type="float" office:value="0.390383714242068" calcext:value-type="float">
            <text:p>0.3903837142</text:p>
          </table:table-cell>
        </table:table-row>
        <table:table-row table:style-name="ro1">
          <table:table-cell office:value-type="float" office:value="0.389750189393644" calcext:value-type="float">
            <text:p>0.3897501894</text:p>
          </table:table-cell>
        </table:table-row>
        <table:table-row table:style-name="ro1">
          <table:table-cell office:value-type="float" office:value="0.389292523098362" calcext:value-type="float">
            <text:p>0.3892925231</text:p>
          </table:table-cell>
        </table:table-row>
        <table:table-row table:style-name="ro1">
          <table:table-cell office:value-type="float" office:value="0.389015372294251" calcext:value-type="float">
            <text:p>0.3890153723</text:p>
          </table:table-cell>
        </table:table-row>
        <table:table-row table:style-name="ro1">
          <table:table-cell office:value-type="float" office:value="0.388922907590059" calcext:value-type="float">
            <text:p>0.3889229076</text:p>
          </table:table-cell>
        </table:table-row>
        <table:table-row table:style-name="ro1">
          <table:table-cell office:value-type="float" office:value="0.389018800302522" calcext:value-type="float">
            <text:p>0.3890188003</text:p>
          </table:table-cell>
        </table:table-row>
        <table:table-row table:style-name="ro1">
          <table:table-cell office:value-type="float" office:value="0.38930621016801" calcext:value-type="float">
            <text:p>0.3893062102</text:p>
          </table:table-cell>
        </table:table-row>
        <table:table-row table:style-name="ro1">
          <table:table-cell office:value-type="float" office:value="0.389787773728529" calcext:value-type="float">
            <text:p>0.3897877737</text:p>
          </table:table-cell>
        </table:table-row>
        <table:table-row table:style-name="ro1">
          <table:table-cell office:value-type="float" office:value="0.390465593392096" calcext:value-type="float">
            <text:p>0.3904655934</text:p>
          </table:table-cell>
        </table:table-row>
        <table:table-row table:style-name="ro1">
          <table:table-cell office:value-type="float" office:value="0.39134122716748" calcext:value-type="float">
            <text:p>0.3913412272</text:p>
          </table:table-cell>
        </table:table-row>
        <table:table-row table:style-name="ro1">
          <table:table-cell office:value-type="float" office:value="0.392415679073308" calcext:value-type="float">
            <text:p>0.3924156791</text:p>
          </table:table-cell>
        </table:table-row>
        <table:table-row table:style-name="ro1">
          <table:table-cell office:value-type="float" office:value="0.39368939022154" calcext:value-type="float">
            <text:p>0.3936893902</text:p>
          </table:table-cell>
        </table:table-row>
        <table:table-row table:style-name="ro1">
          <table:table-cell office:value-type="float" office:value="0.395162230575314" calcext:value-type="float">
            <text:p>0.3951622306</text:p>
          </table:table-cell>
        </table:table-row>
        <table:table-row table:style-name="ro1">
          <table:table-cell office:value-type="float" office:value="0.396833491381149" calcext:value-type="float">
            <text:p>0.3968334914</text:p>
          </table:table-cell>
        </table:table-row>
        <table:table-row table:style-name="ro1">
          <table:table-cell office:value-type="float" office:value="0.398701878275519" calcext:value-type="float">
            <text:p>0.3987018783</text:p>
          </table:table-cell>
        </table:table-row>
        <table:table-row table:style-name="ro1">
          <table:table-cell office:value-type="float" office:value="0.400765505065802" calcext:value-type="float">
            <text:p>0.4007655051</text:p>
          </table:table-cell>
        </table:table-row>
        <table:table-row table:style-name="ro1">
          <table:table-cell office:value-type="float" office:value="0.403021888185584" calcext:value-type="float">
            <text:p>0.4030218882</text:p>
          </table:table-cell>
        </table:table-row>
        <table:table-row table:style-name="ro1">
          <table:table-cell office:value-type="float" office:value="0.405467941824336" calcext:value-type="float">
            <text:p>0.4054679418</text:p>
          </table:table-cell>
        </table:table-row>
        <table:table-row table:style-name="ro1">
          <table:table-cell office:value-type="float" office:value="0.408099973731454" calcext:value-type="float">
            <text:p>0.4080999737</text:p>
          </table:table-cell>
        </table:table-row>
        <table:table-row table:style-name="ro1">
          <table:table-cell office:value-type="float" office:value="0.410913681694674" calcext:value-type="float">
            <text:p>0.4109136817</text:p>
          </table:table-cell>
        </table:table-row>
        <table:table-row table:style-name="ro1">
          <table:table-cell office:value-type="float" office:value="0.413904150692844" calcext:value-type="float">
            <text:p>0.4139041507</text:p>
          </table:table-cell>
        </table:table-row>
        <table:table-row table:style-name="ro1">
          <table:table-cell office:value-type="float" office:value="0.417065850723072" calcext:value-type="float">
            <text:p>0.4170658507</text:p>
          </table:table-cell>
        </table:table-row>
        <table:table-row table:style-name="ro1">
          <table:table-cell office:value-type="float" office:value="0.420392635302231" calcext:value-type="float">
            <text:p>0.4203926353</text:p>
          </table:table-cell>
        </table:table-row>
        <table:table-row table:style-name="ro1">
          <table:table-cell office:value-type="float" office:value="0.423877740642839" calcext:value-type="float">
            <text:p>0.4238777406</text:p>
          </table:table-cell>
        </table:table-row>
        <table:table-row table:style-name="ro1">
          <table:table-cell office:value-type="float" office:value="0.427513785503306" calcext:value-type="float">
            <text:p>0.4275137855</text:p>
          </table:table-cell>
        </table:table-row>
        <table:table-row table:style-name="ro1">
          <table:table-cell office:value-type="float" office:value="0.431292771712537" calcext:value-type="float">
            <text:p>0.4312927717</text:p>
          </table:table-cell>
        </table:table-row>
        <table:table-row table:style-name="ro1">
          <table:table-cell office:value-type="float" office:value="0.435206085368923" calcext:value-type="float">
            <text:p>0.4352060854</text:p>
          </table:table-cell>
        </table:table-row>
        <table:table-row table:style-name="ro1">
          <table:table-cell office:value-type="float" office:value="0.439244498713673" calcext:value-type="float">
            <text:p>0.4392444987</text:p>
          </table:table-cell>
        </table:table-row>
        <table:table-row table:style-name="ro1">
          <table:table-cell office:value-type="float" office:value="0.443398172678532" calcext:value-type="float">
            <text:p>0.4433981727</text:p>
          </table:table-cell>
        </table:table-row>
        <table:table-row table:style-name="ro1">
          <table:table-cell office:value-type="float" office:value="0.44765666010786" calcext:value-type="float">
            <text:p>0.4476566601</text:p>
          </table:table-cell>
        </table:table-row>
        <table:table-row table:style-name="ro1">
          <table:table-cell office:value-type="float" office:value="0.452008909655076" calcext:value-type="float">
            <text:p>0.4520089097</text:p>
          </table:table-cell>
        </table:table-row>
        <table:table-row table:style-name="ro1">
          <table:table-cell office:value-type="float" office:value="0.456443270353474" calcext:value-type="float">
            <text:p>0.4564432704</text:p>
          </table:table-cell>
        </table:table-row>
        <table:table-row table:style-name="ro1">
          <table:table-cell office:value-type="float" office:value="0.460947496861396" calcext:value-type="float">
            <text:p>0.4609474969</text:p>
          </table:table-cell>
        </table:table-row>
        <table:table-row table:style-name="ro1">
          <table:table-cell office:value-type="float" office:value="0.465508755381786" calcext:value-type="float">
            <text:p>0.4655087554</text:p>
          </table:table-cell>
        </table:table-row>
        <table:table-row table:style-name="ro1">
          <table:table-cell office:value-type="float" office:value="0.470113630256099" calcext:value-type="float">
            <text:p>0.4701136303</text:p>
          </table:table-cell>
        </table:table-row>
        <table:table-row table:style-name="ro1">
          <table:table-cell office:value-type="float" office:value="0.474748131232579" calcext:value-type="float">
            <text:p>0.4747481312</text:p>
          </table:table-cell>
        </table:table-row>
        <table:table-row table:style-name="ro1">
          <table:table-cell office:value-type="float" office:value="0.479397701408913" calcext:value-type="float">
            <text:p>0.4793977014</text:p>
          </table:table-cell>
        </table:table-row>
        <table:table-row table:style-name="ro1">
          <table:table-cell office:value-type="float" office:value="0.430008626245922" calcext:value-type="float">
            <text:p>0.4300086262</text:p>
          </table:table-cell>
        </table:table-row>
        <table:table-row table:style-name="ro1">
          <table:table-cell office:value-type="float" office:value="0.433061036937434" calcext:value-type="float">
            <text:p>0.4330610369</text:p>
          </table:table-cell>
        </table:table-row>
        <table:table-row table:style-name="ro1">
          <table:table-cell office:value-type="float" office:value="0.436067630900306" calcext:value-type="float">
            <text:p>0.4360676309</text:p>
          </table:table-cell>
        </table:table-row>
        <table:table-row table:style-name="ro1">
          <table:table-cell office:value-type="float" office:value="0.439008073733268" calcext:value-type="float">
            <text:p>0.4390080737</text:p>
          </table:table-cell>
        </table:table-row>
        <table:table-row table:style-name="ro1">
          <table:table-cell office:value-type="float" office:value="0.441863723626692" calcext:value-type="float">
            <text:p>0.4418637236</text:p>
          </table:table-cell>
        </table:table-row>
        <table:table-row table:style-name="ro1">
          <table:table-cell office:value-type="float" office:value="0.444617575853805" calcext:value-type="float">
            <text:p>0.4446175759</text:p>
          </table:table-cell>
        </table:table-row>
        <table:table-row table:style-name="ro1">
          <table:table-cell office:value-type="float" office:value="0.447254207936359" calcext:value-type="float">
            <text:p>0.4472542079</text:p>
          </table:table-cell>
        </table:table-row>
        <table:table-row table:style-name="ro1">
          <table:table-cell office:value-type="float" office:value="0.449759725484759" calcext:value-type="float">
            <text:p>0.4497597255</text:p>
          </table:table-cell>
        </table:table-row>
        <table:table-row table:style-name="ro1">
          <table:table-cell office:value-type="float" office:value="0.452121708712636" calcext:value-type="float">
            <text:p>0.4521217087</text:p>
          </table:table-cell>
        </table:table-row>
        <table:table-row table:style-name="ro1">
          <table:table-cell office:value-type="float" office:value="0.454329159625882" calcext:value-type="float">
            <text:p>0.4543291596</text:p>
          </table:table-cell>
        </table:table-row>
        <table:table-row table:style-name="ro1">
          <table:table-cell office:value-type="float" office:value="0.456372449886139" calcext:value-type="float">
            <text:p>0.4563724499</text:p>
          </table:table-cell>
        </table:table-row>
        <table:table-row table:style-name="ro1">
          <table:table-cell office:value-type="float" office:value="0.458243269348739" calcext:value-type="float">
            <text:p>0.4582432693</text:p>
          </table:table-cell>
        </table:table-row>
        <table:table-row table:style-name="ro1">
          <table:table-cell office:value-type="float" office:value="0.4599345752751" calcext:value-type="float">
            <text:p>0.4599345753</text:p>
          </table:table-cell>
        </table:table-row>
        <table:table-row table:style-name="ro1">
          <table:table-cell office:value-type="float" office:value="0.46144054221958" calcext:value-type="float">
            <text:p>0.4614405422</text:p>
          </table:table-cell>
        </table:table-row>
        <table:table-row table:style-name="ro1">
          <table:table-cell office:value-type="float" office:value="0.462756512590773" calcext:value-type="float">
            <text:p>0.4627565126</text:p>
          </table:table-cell>
        </table:table-row>
        <table:table-row table:style-name="ro1">
          <table:table-cell office:value-type="float" office:value="0.463878947887281" calcext:value-type="float">
            <text:p>0.4638789479</text:p>
          </table:table-cell>
        </table:table-row>
        <table:table-row table:style-name="ro1">
          <table:table-cell office:value-type="float" office:value="0.464805380607916" calcext:value-type="float">
            <text:p>0.4648053806</text:p>
          </table:table-cell>
        </table:table-row>
        <table:table-row table:style-name="ro1">
          <table:table-cell office:value-type="float" office:value="0.465534366836375" calcext:value-type="float">
            <text:p>0.4655343668</text:p>
          </table:table-cell>
        </table:table-row>
        <table:table-row table:style-name="ro1">
          <table:table-cell office:value-type="float" office:value="0.466065439500361" calcext:value-type="float">
            <text:p>0.4660654395</text:p>
          </table:table-cell>
        </table:table-row>
        <table:table-row table:style-name="ro1">
          <table:table-cell office:value-type="float" office:value="0.466399062305158" calcext:value-type="float">
            <text:p>0.4663990623</text:p>
          </table:table-cell>
        </table:table-row>
        <table:table-row table:style-name="ro1">
          <table:table-cell office:value-type="float" office:value="0.466536584341664" calcext:value-type="float">
            <text:p>0.4665365843</text:p>
          </table:table-cell>
        </table:table-row>
        <table:table-row table:style-name="ro1">
          <table:table-cell office:value-type="float" office:value="0.466480195368878" calcext:value-type="float">
            <text:p>0.4664801954</text:p>
          </table:table-cell>
        </table:table-row>
        <table:table-row table:style-name="ro1">
          <table:table-cell office:value-type="float" office:value="0.466232881770836" calcext:value-type="float">
            <text:p>0.4662328818</text:p>
          </table:table-cell>
        </table:table-row>
        <table:table-row table:style-name="ro1">
          <table:table-cell office:value-type="float" office:value="0.465798383188011" calcext:value-type="float">
            <text:p>0.4657983832</text:p>
          </table:table-cell>
        </table:table-row>
        <table:table-row table:style-name="ro1">
          <table:table-cell office:value-type="float" office:value="0.465181149823156" calcext:value-type="float">
            <text:p>0.4651811498</text:p>
          </table:table-cell>
        </table:table-row>
        <table:table-row table:style-name="ro1">
          <table:table-cell office:value-type="float" office:value="0.464386300421612" calcext:value-type="float">
            <text:p>0.4643863004</text:p>
          </table:table-cell>
        </table:table-row>
        <table:table-row table:style-name="ro1">
          <table:table-cell office:value-type="float" office:value="0.463419580926063" calcext:value-type="float">
            <text:p>0.4634195809</text:p>
          </table:table-cell>
        </table:table-row>
        <table:table-row table:style-name="ro1">
          <table:table-cell office:value-type="float" office:value="0.462287323805749" calcext:value-type="float">
            <text:p>0.4622873238</text:p>
          </table:table-cell>
        </table:table-row>
        <table:table-row table:style-name="ro1">
          <table:table-cell office:value-type="float" office:value="0.460996408060132" calcext:value-type="float">
            <text:p>0.4609964081</text:p>
          </table:table-cell>
        </table:table-row>
        <table:table-row table:style-name="ro1">
          <table:table-cell office:value-type="float" office:value="0.459554219897019" calcext:value-type="float">
            <text:p>0.4595542199</text:p>
          </table:table-cell>
        </table:table-row>
        <table:table-row table:style-name="ro1">
          <table:table-cell office:value-type="float" office:value="0.457968614085133" calcext:value-type="float">
            <text:p>0.4579686141</text:p>
          </table:table-cell>
        </table:table-row>
        <table:table-row table:style-name="ro1">
          <table:table-cell office:value-type="float" office:value="0.456247875981147" calcext:value-type="float">
            <text:p>0.456247876</text:p>
          </table:table-cell>
        </table:table-row>
        <table:table-row table:style-name="ro1">
          <table:table-cell office:value-type="float" office:value="0.454400684231166" calcext:value-type="float">
            <text:p>0.4544006842</text:p>
          </table:table-cell>
        </table:table-row>
        <table:table-row table:style-name="ro1">
          <table:table-cell office:value-type="float" office:value="0.452436074146666" calcext:value-type="float">
            <text:p>0.4524360741</text:p>
          </table:table-cell>
        </table:table-row>
        <table:table-row table:style-name="ro1">
          <table:table-cell office:value-type="float" office:value="0.450363401754884" calcext:value-type="float">
            <text:p>0.4503634018</text:p>
          </table:table-cell>
        </table:table-row>
        <table:table-row table:style-name="ro1">
          <table:table-cell office:value-type="float" office:value="0.448192308523672" calcext:value-type="float">
            <text:p>0.4481923085</text:p>
          </table:table-cell>
        </table:table-row>
        <table:table-row table:style-name="ro1">
          <table:table-cell office:value-type="float" office:value="0.445932686760791" calcext:value-type="float">
            <text:p>0.4459326868</text:p>
          </table:table-cell>
        </table:table-row>
        <table:table-row table:style-name="ro1">
          <table:table-cell office:value-type="float" office:value="0.443594645687673" calcext:value-type="float">
            <text:p>0.4435946457</text:p>
          </table:table-cell>
        </table:table-row>
        <table:table-row table:style-name="ro1">
          <table:table-cell office:value-type="float" office:value="0.441188478187628" calcext:value-type="float">
            <text:p>0.4411884782</text:p>
          </table:table-cell>
        </table:table-row>
        <table:table-row table:style-name="ro1">
          <table:table-cell office:value-type="float" office:value="0.43872462822851" calcext:value-type="float">
            <text:p>0.4387246282</text:p>
          </table:table-cell>
        </table:table-row>
        <table:table-row table:style-name="ro1">
          <table:table-cell office:value-type="float" office:value="0.436213658959836" calcext:value-type="float">
            <text:p>0.436213659</text:p>
          </table:table-cell>
        </table:table-row>
        <table:table-row table:style-name="ro1">
          <table:table-cell office:value-type="float" office:value="0.43366622148436" calcext:value-type="float">
            <text:p>0.4336662215</text:p>
          </table:table-cell>
        </table:table-row>
        <table:table-row table:style-name="ro1">
          <table:table-cell office:value-type="float" office:value="0.4310930243041" calcext:value-type="float">
            <text:p>0.4310930243</text:p>
          </table:table-cell>
        </table:table-row>
        <table:table-row table:style-name="ro1">
          <table:table-cell office:value-type="float" office:value="0.428504803440823" calcext:value-type="float">
            <text:p>0.4285048034</text:p>
          </table:table-cell>
        </table:table-row>
        <table:table-row table:style-name="ro1">
          <table:table-cell office:value-type="float" office:value="0.425912293230978" calcext:value-type="float">
            <text:p>0.4259122932</text:p>
          </table:table-cell>
        </table:table-row>
        <table:table-row table:style-name="ro1">
          <table:table-cell office:value-type="float" office:value="0.423326197795092" calcext:value-type="float">
            <text:p>0.4233261978</text:p>
          </table:table-cell>
        </table:table-row>
        <table:table-row table:style-name="ro1">
          <table:table-cell office:value-type="float" office:value="0.42075716318161" calcext:value-type="float">
            <text:p>0.4207571632</text:p>
          </table:table-cell>
        </table:table-row>
        <table:table-row table:style-name="ro1">
          <table:table-cell office:value-type="float" office:value="0.418215750185201" calcext:value-type="float">
            <text:p>0.4182157502</text:p>
          </table:table-cell>
        </table:table-row>
        <table:table-row table:style-name="ro1">
          <table:table-cell office:value-type="float" office:value="0.415712407839507" calcext:value-type="float">
            <text:p>0.4157124078</text:p>
          </table:table-cell>
        </table:table-row>
        <table:table-row table:style-name="ro1">
          <table:table-cell office:value-type="float" office:value="0.413257447584356" calcext:value-type="float">
            <text:p>0.4132574476</text:p>
          </table:table-cell>
        </table:table-row>
        <table:table-row table:style-name="ro1">
          <table:table-cell office:value-type="float" office:value="0.410861018107423" calcext:value-type="float">
            <text:p>0.4108610181</text:p>
          </table:table-cell>
        </table:table-row>
        <table:table-row table:style-name="ro1">
          <table:table-cell office:value-type="float" office:value="0.408533080860348" calcext:value-type="float">
            <text:p>0.4085330809</text:p>
          </table:table-cell>
        </table:table-row>
        <table:table-row table:style-name="ro1">
          <table:table-cell office:value-type="float" office:value="0.406283386249307" calcext:value-type="float">
            <text:p>0.4062833862</text:p>
          </table:table-cell>
        </table:table-row>
        <table:table-row table:style-name="ro1">
          <table:table-cell office:value-type="float" office:value="0.404121450500043" calcext:value-type="float">
            <text:p>0.4041214505</text:p>
          </table:table-cell>
        </table:table-row>
        <table:table-row table:style-name="ro1">
          <table:table-cell office:value-type="float" office:value="0.40205653319734" calcext:value-type="float">
            <text:p>0.4020565332</text:p>
          </table:table-cell>
        </table:table-row>
        <table:table-row table:style-name="ro1">
          <table:table-cell office:value-type="float" office:value="0.400097615498964" calcext:value-type="float">
            <text:p>0.4000976155</text:p>
          </table:table-cell>
        </table:table-row>
        <table:table-row table:style-name="ro1">
          <table:table-cell office:value-type="float" office:value="0.398253379024049" calcext:value-type="float">
            <text:p>0.398253379</text:p>
          </table:table-cell>
        </table:table-row>
        <table:table-row table:style-name="ro1">
          <table:table-cell office:value-type="float" office:value="0.396532185415943" calcext:value-type="float">
            <text:p>0.3965321854</text:p>
          </table:table-cell>
        </table:table-row>
        <table:table-row table:style-name="ro1">
          <table:table-cell office:value-type="float" office:value="0.394942056579504" calcext:value-type="float">
            <text:p>0.3949420566</text:p>
          </table:table-cell>
        </table:table-row>
        <table:table-row table:style-name="ro1">
          <table:table-cell office:value-type="float" office:value="0.393490655592858" calcext:value-type="float">
            <text:p>0.3934906556</text:p>
          </table:table-cell>
        </table:table-row>
        <table:table-row table:style-name="ro1">
          <table:table-cell office:value-type="float" office:value="0.3921852682936" calcext:value-type="float">
            <text:p>0.3921852683</text:p>
          </table:table-cell>
        </table:table-row>
        <table:table-row table:style-name="ro1">
          <table:table-cell office:value-type="float" office:value="0.391032785539458" calcext:value-type="float">
            <text:p>0.3910327855</text:p>
          </table:table-cell>
        </table:table-row>
        <table:table-row table:style-name="ro1">
          <table:table-cell office:value-type="float" office:value="0.390039686143413" calcext:value-type="float">
            <text:p>0.3900396861</text:p>
          </table:table-cell>
        </table:table-row>
        <table:table-row table:style-name="ro1">
          <table:table-cell office:value-type="float" office:value="0.38921202048326" calcext:value-type="float">
            <text:p>0.3892120205</text:p>
          </table:table-cell>
        </table:table-row>
        <table:table-row table:style-name="ro1">
          <table:table-cell office:value-type="float" office:value="0.388555394785645" calcext:value-type="float">
            <text:p>0.3885553948</text:p>
          </table:table-cell>
        </table:table-row>
        <table:table-row table:style-name="ro1">
          <table:table-cell office:value-type="float" office:value="0.388074956084532" calcext:value-type="float">
            <text:p>0.3880749561</text:p>
          </table:table-cell>
        </table:table-row>
        <table:table-row table:style-name="ro1">
          <table:table-cell office:value-type="float" office:value="0.387775377854147" calcext:value-type="float">
            <text:p>0.3877753779</text:p>
          </table:table-cell>
        </table:table-row>
        <table:table-row table:style-name="ro1">
          <table:table-cell office:value-type="float" office:value="0.387660846316358" calcext:value-type="float">
            <text:p>0.3876608463</text:p>
          </table:table-cell>
        </table:table-row>
        <table:table-row table:style-name="ro1">
          <table:table-cell office:value-type="float" office:value="0.387735047422523" calcext:value-type="float">
            <text:p>0.3877350474</text:p>
          </table:table-cell>
        </table:table-row>
        <table:table-row table:style-name="ro1">
          <table:table-cell office:value-type="float" office:value="0.388001154509784" calcext:value-type="float">
            <text:p>0.3880011545</text:p>
          </table:table-cell>
        </table:table-row>
        <table:table-row table:style-name="ro1">
          <table:table-cell office:value-type="float" office:value="0.388461816631818" calcext:value-type="float">
            <text:p>0.3884618166</text:p>
          </table:table-cell>
        </table:table-row>
        <table:table-row table:style-name="ro1">
          <table:table-cell office:value-type="float" office:value="0.389119147564043" calcext:value-type="float">
            <text:p>0.3891191476</text:p>
          </table:table-cell>
        </table:table-row>
        <table:table-row table:style-name="ro1">
          <table:table-cell office:value-type="float" office:value="0.389974715483281" calcext:value-type="float">
            <text:p>0.3899747155</text:p>
          </table:table-cell>
        </table:table-row>
        <table:table-row table:style-name="ro1">
          <table:table-cell office:value-type="float" office:value="0.391029533321868" calcext:value-type="float">
            <text:p>0.3910295333</text:p>
          </table:table-cell>
        </table:table-row>
        <table:table-row table:style-name="ro1">
          <table:table-cell office:value-type="float" office:value="0.392284049796222" calcext:value-type="float">
            <text:p>0.3922840498</text:p>
          </table:table-cell>
        </table:table-row>
        <table:table-row table:style-name="ro1">
          <table:table-cell office:value-type="float" office:value="0.393738141109874" calcext:value-type="float">
            <text:p>0.3937381411</text:p>
          </table:table-cell>
        </table:table-row>
        <table:table-row table:style-name="ro1">
          <table:table-cell office:value-type="float" office:value="0.395391103330936" calcext:value-type="float">
            <text:p>0.3953911033</text:p>
          </table:table-cell>
        </table:table-row>
        <table:table-row table:style-name="ro1">
          <table:table-cell office:value-type="float" office:value="0.397241645444038" calcext:value-type="float">
            <text:p>0.3972416454</text:p>
          </table:table-cell>
        </table:table-row>
        <table:table-row table:style-name="ro1">
          <table:table-cell office:value-type="float" office:value="0.399287883076716" calcext:value-type="float">
            <text:p>0.3992878831</text:p>
          </table:table-cell>
        </table:table-row>
        <table:table-row table:style-name="ro1">
          <table:table-cell office:value-type="float" office:value="0.401527332900248" calcext:value-type="float">
            <text:p>0.4015273329</text:p>
          </table:table-cell>
        </table:table-row>
        <table:table-row table:style-name="ro1">
          <table:table-cell office:value-type="float" office:value="0.403956907704952" calcext:value-type="float">
            <text:p>0.4039569077</text:p>
          </table:table-cell>
        </table:table-row>
        <table:table-row table:style-name="ro1">
          <table:table-cell office:value-type="float" office:value="0.406572912149935" calcext:value-type="float">
            <text:p>0.4065729121</text:p>
          </table:table-cell>
        </table:table-row>
        <table:table-row table:style-name="ro1">
          <table:table-cell office:value-type="float" office:value="0.409371039187299" calcext:value-type="float">
            <text:p>0.4093710392</text:p>
          </table:table-cell>
        </table:table-row>
        <table:table-row table:style-name="ro1">
          <table:table-cell office:value-type="float" office:value="0.412346367160795" calcext:value-type="float">
            <text:p>0.4123463672</text:p>
          </table:table-cell>
        </table:table-row>
        <table:table-row table:style-name="ro1">
          <table:table-cell office:value-type="float" office:value="0.415493357578939" calcext:value-type="float">
            <text:p>0.4154933576</text:p>
          </table:table-cell>
        </table:table-row>
        <table:table-row table:style-name="ro1">
          <table:table-cell office:value-type="float" office:value="0.418805853562579" calcext:value-type="float">
            <text:p>0.4188058536</text:p>
          </table:table-cell>
        </table:table-row>
        <table:table-row table:style-name="ro1">
          <table:table-cell office:value-type="float" office:value="0.422277078966916" calcext:value-type="float">
            <text:p>0.422277079</text:p>
          </table:table-cell>
        </table:table-row>
        <table:table-row table:style-name="ro1">
          <table:table-cell office:value-type="float" office:value="0.425899638177979" calcext:value-type="float">
            <text:p>0.4258996382</text:p>
          </table:table-cell>
        </table:table-row>
        <table:table-row table:style-name="ro1">
          <table:table-cell office:value-type="float" office:value="0.429665516583557" calcext:value-type="float">
            <text:p>0.4296655166</text:p>
          </table:table-cell>
        </table:table-row>
        <table:table-row table:style-name="ro1">
          <table:table-cell office:value-type="float" office:value="0.433566081718582" calcext:value-type="float">
            <text:p>0.4335660817</text:p>
          </table:table-cell>
        </table:table-row>
        <table:table-row table:style-name="ro1">
          <table:table-cell office:value-type="float" office:value="0.437592085084972" calcext:value-type="float">
            <text:p>0.4375920851</text:p>
          </table:table-cell>
        </table:table-row>
        <table:table-row table:style-name="ro1">
          <table:table-cell office:value-type="float" office:value="0.441733664645919" calcext:value-type="float">
            <text:p>0.4417336646</text:p>
          </table:table-cell>
        </table:table-row>
        <table:table-row table:style-name="ro1">
          <table:table-cell office:value-type="float" office:value="0.445980347994639" calcext:value-type="float">
            <text:p>0.445980348</text:p>
          </table:table-cell>
        </table:table-row>
        <table:table-row table:style-name="ro1">
          <table:table-cell office:value-type="float" office:value="0.450321056197577" calcext:value-type="float">
            <text:p>0.4503210562</text:p>
          </table:table-cell>
        </table:table-row>
        <table:table-row table:style-name="ro1">
          <table:table-cell office:value-type="float" office:value="0.454744108312062" calcext:value-type="float">
            <text:p>0.4547441083</text:p>
          </table:table-cell>
        </table:table-row>
        <table:table-row table:style-name="ro1">
          <table:table-cell office:value-type="float" office:value="0.459237226578416" calcext:value-type="float">
            <text:p>0.4592372266</text:p>
          </table:table-cell>
        </table:table-row>
        <table:table-row table:style-name="ro1">
          <table:table-cell office:value-type="float" office:value="0.463787542286523" calcext:value-type="float">
            <text:p>0.4637875423</text:p>
          </table:table-cell>
        </table:table-row>
        <table:table-row table:style-name="ro1">
          <table:table-cell office:value-type="float" office:value="0.468381602316848" calcext:value-type="float">
            <text:p>0.4683816023</text:p>
          </table:table-cell>
        </table:table-row>
        <table:table-row table:style-name="ro1">
          <table:table-cell office:value-type="float" office:value="0.473005376355908" calcext:value-type="float">
            <text:p>0.4730053764</text:p>
          </table:table-cell>
        </table:table-row>
        <table:table-row table:style-name="ro1">
          <table:table-cell office:value-type="float" office:value="0.477644264786206" calcext:value-type="float">
            <text:p>0.4776442648</text:p>
          </table:table-cell>
        </table:table-row>
        <table:table-row table:style-name="ro1">
          <table:table-cell office:value-type="float" office:value="0.430140109251324" calcext:value-type="float">
            <text:p>0.4301401093</text:p>
          </table:table-cell>
        </table:table-row>
        <table:table-row table:style-name="ro1">
          <table:table-cell office:value-type="float" office:value="0.433181445412336" calcext:value-type="float">
            <text:p>0.4331814454</text:p>
          </table:table-cell>
        </table:table-row>
        <table:table-row table:style-name="ro1">
          <table:table-cell office:value-type="float" office:value="0.436176874953476" calcext:value-type="float">
            <text:p>0.436176875</text:p>
          </table:table-cell>
        </table:table-row>
        <table:table-row table:style-name="ro1">
          <table:table-cell office:value-type="float" office:value="0.439106022642249" calcext:value-type="float">
            <text:p>0.4391060226</text:p>
          </table:table-cell>
        </table:table-row>
        <table:table-row table:style-name="ro1">
          <table:table-cell office:value-type="float" office:value="0.441950208580634" calcext:value-type="float">
            <text:p>0.4419502086</text:p>
          </table:table-cell>
        </table:table-row>
        <table:table-row table:style-name="ro1">
          <table:table-cell office:value-type="float" office:value="0.444692392635376" calcext:value-type="float">
            <text:p>0.4446923926</text:p>
          </table:table-cell>
        </table:table-row>
        <table:table-row table:style-name="ro1">
          <table:table-cell office:value-type="float" office:value="0.447317119542828" calcext:value-type="float">
            <text:p>0.4473171195</text:p>
          </table:table-cell>
        </table:table-row>
        <table:table-row table:style-name="ro1">
          <table:table-cell office:value-type="float" office:value="0.44981046468833" calcext:value-type="float">
            <text:p>0.4498104647</text:p>
          </table:table-cell>
        </table:table-row>
        <table:table-row table:style-name="ro1">
          <table:table-cell office:value-type="float" office:value="0.452159980560133" calcext:value-type="float">
            <text:p>0.4521599806</text:p>
          </table:table-cell>
        </table:table-row>
        <table:table-row table:style-name="ro1">
          <table:table-cell office:value-type="float" office:value="0.454354643877866" calcext:value-type="float">
            <text:p>0.4543546439</text:p>
          </table:table-cell>
        </table:table-row>
        <table:table-row table:style-name="ro1">
          <table:table-cell office:value-type="float" office:value="0.456384803395547" calcext:value-type="float">
            <text:p>0.4563848034</text:p>
          </table:table-cell>
        </table:table-row>
        <table:table-row table:style-name="ro1">
          <table:table-cell office:value-type="float" office:value="0.458242128379134" calcext:value-type="float">
            <text:p>0.4582421284</text:p>
          </table:table-cell>
        </table:table-row>
        <table:table-row table:style-name="ro1">
          <table:table-cell office:value-type="float" office:value="0.459919557758623" calcext:value-type="float">
            <text:p>0.4599195578</text:p>
          </table:table-cell>
        </table:table-row>
        <table:table-row table:style-name="ro1">
          <table:table-cell office:value-type="float" office:value="0.461411249954687" calcext:value-type="float">
            <text:p>0.46141125</text:p>
          </table:table-cell>
        </table:table-row>
        <table:table-row table:style-name="ro1">
          <table:table-cell office:value-type="float" office:value="0.462712533379856" calcext:value-type="float">
            <text:p>0.4627125334</text:p>
          </table:table-cell>
        </table:table-row>
        <table:table-row table:style-name="ro1">
          <table:table-cell office:value-type="float" office:value="0.463819857614246" calcext:value-type="float">
            <text:p>0.4638198576</text:p>
          </table:table-cell>
        </table:table-row>
        <table:table-row table:style-name="ro1">
          <table:table-cell office:value-type="float" office:value="0.464730745255825" calcext:value-type="float">
            <text:p>0.4647307453</text:p>
          </table:table-cell>
        </table:table-row>
        <table:table-row table:style-name="ro1">
          <table:table-cell office:value-type="float" office:value="0.465443744445223" calcext:value-type="float">
            <text:p>0.4654437444</text:p>
          </table:table-cell>
        </table:table-row>
        <table:table-row table:style-name="ro1">
          <table:table-cell office:value-type="float" office:value="0.465958382065089" calcext:value-type="float">
            <text:p>0.4659583821</text:p>
          </table:table-cell>
        </table:table-row>
        <table:table-row table:style-name="ro1">
          <table:table-cell office:value-type="float" office:value="0.466275117613989" calcext:value-type="float">
            <text:p>0.4662751176</text:p>
          </table:table-cell>
        </table:table-row>
        <table:table-row table:style-name="ro1">
          <table:table-cell office:value-type="float" office:value="0.466395297754841" calcext:value-type="float">
            <text:p>0.4663952978</text:p>
          </table:table-cell>
        </table:table-row>
        <table:table-row table:style-name="ro1">
          <table:table-cell office:value-type="float" office:value="0.466321111537905" calcext:value-type="float">
            <text:p>0.4663211115</text:p>
          </table:table-cell>
        </table:table-row>
        <table:table-row table:style-name="ro1">
          <table:table-cell office:value-type="float" office:value="0.466055546298307" calcext:value-type="float">
            <text:p>0.4660555463</text:p>
          </table:table-cell>
        </table:table-row>
        <table:table-row table:style-name="ro1">
          <table:table-cell office:value-type="float" office:value="0.465602344228107" calcext:value-type="float">
            <text:p>0.4656023442</text:p>
          </table:table-cell>
        </table:table-row>
        <table:table-row table:style-name="ro1">
          <table:table-cell office:value-type="float" office:value="0.464965959622914" calcext:value-type="float">
            <text:p>0.4649659596</text:p>
          </table:table-cell>
        </table:table-row>
        <table:table-row table:style-name="ro1">
          <table:table-cell office:value-type="float" office:value="0.464151516803039" calcext:value-type="float">
            <text:p>0.4641515168</text:p>
          </table:table-cell>
        </table:table-row>
        <table:table-row table:style-name="ro1">
          <table:table-cell office:value-type="float" office:value="0.463164768709197" calcext:value-type="float">
            <text:p>0.4631647687</text:p>
          </table:table-cell>
        </table:table-row>
        <table:table-row table:style-name="ro1">
          <table:table-cell office:value-type="float" office:value="0.462012056172746" calcext:value-type="float">
            <text:p>0.4620120562</text:p>
          </table:table-cell>
        </table:table-row>
        <table:table-row table:style-name="ro1">
          <table:table-cell office:value-type="float" office:value="0.460700267860473" calcext:value-type="float">
            <text:p>0.4607002679</text:p>
          </table:table-cell>
        </table:table-row>
        <table:table-row table:style-name="ro1">
          <table:table-cell office:value-type="float" office:value="0.459236800893922" calcext:value-type="float">
            <text:p>0.4592368009</text:p>
          </table:table-cell>
        </table:table-row>
        <table:table-row table:style-name="ro1">
          <table:table-cell office:value-type="float" office:value="0.457629522143264" calcext:value-type="float">
            <text:p>0.4576295221</text:p>
          </table:table-cell>
        </table:table-row>
        <table:table-row table:style-name="ro1">
          <table:table-cell office:value-type="float" office:value="0.455886730195711" calcext:value-type="float">
            <text:p>0.4558867302</text:p>
          </table:table-cell>
        </table:table-row>
        <table:table-row table:style-name="ro1">
          <table:table-cell office:value-type="float" office:value="0.454017117998473" calcext:value-type="float">
            <text:p>0.454017118</text:p>
          </table:table-cell>
        </table:table-row>
        <table:table-row table:style-name="ro1">
          <table:table-cell office:value-type="float" office:value="0.45202973617626" calcext:value-type="float">
            <text:p>0.4520297362</text:p>
          </table:table-cell>
        </table:table-row>
        <table:table-row table:style-name="ro1">
          <table:table-cell office:value-type="float" office:value="0.44993395702332" calcext:value-type="float">
            <text:p>0.449933957</text:p>
          </table:table-cell>
        </table:table-row>
        <table:table-row table:style-name="ro1">
          <table:table-cell office:value-type="float" office:value="0.44773943917003" calcext:value-type="float">
            <text:p>0.4477394392</text:p>
          </table:table-cell>
        </table:table-row>
        <table:table-row table:style-name="ro1">
          <table:table-cell office:value-type="float" office:value="0.445456092924025" calcext:value-type="float">
            <text:p>0.4454560929</text:p>
          </table:table-cell>
        </table:table-row>
        <table:table-row table:style-name="ro1">
          <table:table-cell office:value-type="float" office:value="0.443094046285865" calcext:value-type="float">
            <text:p>0.4430940463</text:p>
          </table:table-cell>
        </table:table-row>
        <table:table-row table:style-name="ro1">
          <table:table-cell office:value-type="float" office:value="0.440663611639255" calcext:value-type="float">
            <text:p>0.4406636116</text:p>
          </table:table-cell>
        </table:table-row>
        <table:table-row table:style-name="ro1">
          <table:table-cell office:value-type="float" office:value="0.438175253115802" calcext:value-type="float">
            <text:p>0.4381752531</text:p>
          </table:table-cell>
        </table:table-row>
        <table:table-row table:style-name="ro1">
          <table:table-cell office:value-type="float" office:value="0.435639554634315" calcext:value-type="float">
            <text:p>0.4356395546</text:p>
          </table:table-cell>
        </table:table-row>
        <table:table-row table:style-name="ro1">
          <table:table-cell office:value-type="float" office:value="0.433067188614653" calcext:value-type="float">
            <text:p>0.4330671886</text:p>
          </table:table-cell>
        </table:table-row>
        <table:table-row table:style-name="ro1">
          <table:table-cell office:value-type="float" office:value="0.430468885366105" calcext:value-type="float">
            <text:p>0.4304688854</text:p>
          </table:table-cell>
        </table:table-row>
        <table:table-row table:style-name="ro1">
          <table:table-cell office:value-type="float" office:value="0.42785540315033" calcext:value-type="float">
            <text:p>0.4278554032</text:p>
          </table:table-cell>
        </table:table-row>
        <table:table-row table:style-name="ro1">
          <table:table-cell office:value-type="float" office:value="0.42523749891882" calcext:value-type="float">
            <text:p>0.4252374989</text:p>
          </table:table-cell>
        </table:table-row>
        <table:table-row table:style-name="ro1">
          <table:table-cell office:value-type="float" office:value="0.422625899724927" calcext:value-type="float">
            <text:p>0.4226258997</text:p>
          </table:table-cell>
        </table:table-row>
        <table:table-row table:style-name="ro1">
          <table:table-cell office:value-type="float" office:value="0.420031274810414" calcext:value-type="float">
            <text:p>0.4200312748</text:p>
          </table:table-cell>
        </table:table-row>
        <table:table-row table:style-name="ro1">
          <table:table-cell office:value-type="float" office:value="0.41746420836656" calcext:value-type="float">
            <text:p>0.4174642084</text:p>
          </table:table-cell>
        </table:table-row>
        <table:table-row table:style-name="ro1">
          <table:table-cell office:value-type="float" office:value="0.41493517296981" calcext:value-type="float">
            <text:p>0.414935173</text:p>
          </table:table-cell>
        </table:table-row>
        <table:table-row table:style-name="ro1">
          <table:table-cell office:value-type="float" office:value="0.412454503691956" calcext:value-type="float">
            <text:p>0.4124545037</text:p>
          </table:table-cell>
        </table:table-row>
        <table:table-row table:style-name="ro1">
          <table:table-cell office:value-type="float" office:value="0.410032372884875" calcext:value-type="float">
            <text:p>0.4100323729</text:p>
          </table:table-cell>
        </table:table-row>
        <table:table-row table:style-name="ro1">
          <table:table-cell office:value-type="float" office:value="0.407678765639801" calcext:value-type="float">
            <text:p>0.4076787656</text:p>
          </table:table-cell>
        </table:table-row>
        <table:table-row table:style-name="ro1">
          <table:table-cell office:value-type="float" office:value="0.405403455921141" calcext:value-type="float">
            <text:p>0.4054034559</text:p>
          </table:table-cell>
        </table:table-row>
        <table:table-row table:style-name="ro1">
          <table:table-cell office:value-type="float" office:value="0.40321598337484" calcext:value-type="float">
            <text:p>0.4032159834</text:p>
          </table:table-cell>
        </table:table-row>
        <table:table-row table:style-name="ro1">
          <table:table-cell office:value-type="float" office:value="0.401125630811281" calcext:value-type="float">
            <text:p>0.4011256308</text:p>
          </table:table-cell>
        </table:table-row>
        <table:table-row table:style-name="ro1">
          <table:table-cell office:value-type="float" office:value="0.399141402362734" calcext:value-type="float">
            <text:p>0.3991414024</text:p>
          </table:table-cell>
        </table:table-row>
        <table:table-row table:style-name="ro1">
          <table:table-cell office:value-type="float" office:value="0.397272002315346" calcext:value-type="float">
            <text:p>0.3972720023</text:p>
          </table:table-cell>
        </table:table-row>
        <table:table-row table:style-name="ro1">
          <table:table-cell office:value-type="float" office:value="0.395525814615671" calcext:value-type="float">
            <text:p>0.3955258146</text:p>
          </table:table-cell>
        </table:table-row>
        <table:table-row table:style-name="ro1">
          <table:table-cell office:value-type="float" office:value="0.393910883051749" calcext:value-type="float">
            <text:p>0.3939108831</text:p>
          </table:table-cell>
        </table:table-row>
        <table:table-row table:style-name="ro1">
          <table:table-cell office:value-type="float" office:value="0.392434892108725" calcext:value-type="float">
            <text:p>0.3924348921</text:p>
          </table:table-cell>
        </table:table-row>
        <table:table-row table:style-name="ro1">
          <table:table-cell office:value-type="float" office:value="0.39110514849901" calcext:value-type="float">
            <text:p>0.3911051485</text:p>
          </table:table-cell>
        </table:table-row>
        <table:table-row table:style-name="ro1">
          <table:table-cell office:value-type="float" office:value="0.389928563366983" calcext:value-type="float">
            <text:p>0.3899285634</text:p>
          </table:table-cell>
        </table:table-row>
        <table:table-row table:style-name="ro1">
          <table:table-cell office:value-type="float" office:value="0.388911635168248" calcext:value-type="float">
            <text:p>0.3889116352</text:p>
          </table:table-cell>
        </table:table-row>
        <table:table-row table:style-name="ro1">
          <table:table-cell office:value-type="float" office:value="0.388060433223413" calcext:value-type="float">
            <text:p>0.3880604332</text:p>
          </table:table-cell>
        </table:table-row>
        <table:table-row table:style-name="ro1">
          <table:table-cell office:value-type="float" office:value="0.387380581946437" calcext:value-type="float">
            <text:p>0.3873805819</text:p>
          </table:table-cell>
        </table:table-row>
        <table:table-row table:style-name="ro1">
          <table:table-cell office:value-type="float" office:value="0.386877245747496" calcext:value-type="float">
            <text:p>0.3868772457</text:p>
          </table:table-cell>
        </table:table-row>
        <table:table-row table:style-name="ro1">
          <table:table-cell office:value-type="float" office:value="0.386555114610409" calcext:value-type="float">
            <text:p>0.3865551146</text:p>
          </table:table-cell>
        </table:table-row>
        <table:table-row table:style-name="ro1">
          <table:table-cell office:value-type="float" office:value="0.386418390344604" calcext:value-type="float">
            <text:p>0.3864183903</text:p>
          </table:table-cell>
        </table:table-row>
        <table:table-row table:style-name="ro1">
          <table:table-cell office:value-type="float" office:value="0.386470773511615" calcext:value-type="float">
            <text:p>0.3864707735</text:p>
          </table:table-cell>
        </table:table-row>
        <table:table-row table:style-name="ro1">
          <table:table-cell office:value-type="float" office:value="0.386715451026143" calcext:value-type="float">
            <text:p>0.386715451</text:p>
          </table:table-cell>
        </table:table-row>
        <table:table-row table:style-name="ro1">
          <table:table-cell office:value-type="float" office:value="0.387155084431638" calcext:value-type="float">
            <text:p>0.3871550844</text:p>
          </table:table-cell>
        </table:table-row>
        <table:table-row table:style-name="ro1">
          <table:table-cell office:value-type="float" office:value="0.387791798850442" calcext:value-type="float">
            <text:p>0.3877917989</text:p>
          </table:table-cell>
        </table:table-row>
        <table:table-row table:style-name="ro1">
          <table:table-cell office:value-type="float" office:value="0.388627172608464" calcext:value-type="float">
            <text:p>0.3886271726</text:p>
          </table:table-cell>
        </table:table-row>
        <table:table-row table:style-name="ro1">
          <table:table-cell office:value-type="float" office:value="0.389662227534401" calcext:value-type="float">
            <text:p>0.3896622275</text:p>
          </table:table-cell>
        </table:table-row>
        <table:table-row table:style-name="ro1">
          <table:table-cell office:value-type="float" office:value="0.390897419933505" calcext:value-type="float">
            <text:p>0.3908974199</text:p>
          </table:table-cell>
        </table:table-row>
        <table:table-row table:style-name="ro1">
          <table:table-cell office:value-type="float" office:value="0.392332632235889" calcext:value-type="float">
            <text:p>0.3923326322</text:p>
          </table:table-cell>
        </table:table-row>
        <table:table-row table:style-name="ro1">
          <table:table-cell office:value-type="float" office:value="0.393967165319378" calcext:value-type="float">
            <text:p>0.3939671653</text:p>
          </table:table-cell>
        </table:table-row>
        <table:table-row table:style-name="ro1">
          <table:table-cell office:value-type="float" office:value="0.395799731506903" calcext:value-type="float">
            <text:p>0.3957997315</text:p>
          </table:table-cell>
        </table:table-row>
        <table:table-row table:style-name="ro1">
          <table:table-cell office:value-type="float" office:value="0.397828448238437" calcext:value-type="float">
            <text:p>0.3978284482</text:p>
          </table:table-cell>
        </table:table-row>
        <table:table-row table:style-name="ro1">
          <table:table-cell office:value-type="float" office:value="0.400050832417477" calcext:value-type="float">
            <text:p>0.4000508324</text:p>
          </table:table-cell>
        </table:table-row>
        <table:table-row table:style-name="ro1">
          <table:table-cell office:value-type="float" office:value="0.402463795432062" calcext:value-type="float">
            <text:p>0.4024637954</text:p>
          </table:table-cell>
        </table:table-row>
        <table:table-row table:style-name="ro1">
          <table:table-cell office:value-type="float" office:value="0.405063638850346" calcext:value-type="float">
            <text:p>0.4050636389</text:p>
          </table:table-cell>
        </table:table-row>
        <table:table-row table:style-name="ro1">
          <table:table-cell office:value-type="float" office:value="0.407846050790699" calcext:value-type="float">
            <text:p>0.4078460508</text:p>
          </table:table-cell>
        </table:table-row>
        <table:table-row table:style-name="ro1">
          <table:table-cell office:value-type="float" office:value="0.410806102966366" calcext:value-type="float">
            <text:p>0.410806103</text:p>
          </table:table-cell>
        </table:table-row>
        <table:table-row table:style-name="ro1">
          <table:table-cell office:value-type="float" office:value="0.413938248404656" calcext:value-type="float">
            <text:p>0.4139382484</text:p>
          </table:table-cell>
        </table:table-row>
        <table:table-row table:style-name="ro1">
          <table:table-cell office:value-type="float" office:value="0.417236319840687" calcext:value-type="float">
            <text:p>0.4172363198</text:p>
          </table:table-cell>
        </table:table-row>
        <table:table-row table:style-name="ro1">
          <table:table-cell office:value-type="float" office:value="0.420693528785659" calcext:value-type="float">
            <text:p>0.4206935288</text:p>
          </table:table-cell>
        </table:table-row>
        <table:table-row table:style-name="ro1">
          <table:table-cell office:value-type="float" office:value="0.424302465269685" calcext:value-type="float">
            <text:p>0.4243024653</text:p>
          </table:table-cell>
        </table:table-row>
        <table:table-row table:style-name="ro1">
          <table:table-cell office:value-type="float" office:value="0.428055098259152" calcext:value-type="float">
            <text:p>0.4280550983</text:p>
          </table:table-cell>
        </table:table-row>
        <table:table-row table:style-name="ro1">
          <table:table-cell office:value-type="float" office:value="0.431942776748637" calcext:value-type="float">
            <text:p>0.4319427767</text:p>
          </table:table-cell>
        </table:table-row>
        <table:table-row table:style-name="ro1">
          <table:table-cell office:value-type="float" office:value="0.435956231527358" calcext:value-type="float">
            <text:p>0.4359562315</text:p>
          </table:table-cell>
        </table:table-row>
        <table:table-row table:style-name="ro1">
          <table:table-cell office:value-type="float" office:value="0.440085577620169" calcext:value-type="float">
            <text:p>0.4400855776</text:p>
          </table:table-cell>
        </table:table-row>
        <table:table-row table:style-name="ro1">
          <table:table-cell office:value-type="float" office:value="0.444320317403099" calcext:value-type="float">
            <text:p>0.4443203174</text:p>
          </table:table-cell>
        </table:table-row>
        <table:table-row table:style-name="ro1">
          <table:table-cell office:value-type="float" office:value="0.448649344393437" calcext:value-type="float">
            <text:p>0.4486493444</text:p>
          </table:table-cell>
        </table:table-row>
        <table:table-row table:style-name="ro1">
          <table:table-cell office:value-type="float" office:value="0.453060947714357" calcext:value-type="float">
            <text:p>0.4530609477</text:p>
          </table:table-cell>
        </table:table-row>
        <table:table-row table:style-name="ro1">
          <table:table-cell office:value-type="float" office:value="0.457542817234083" calcext:value-type="float">
            <text:p>0.4575428172</text:p>
          </table:table-cell>
        </table:table-row>
        <table:table-row table:style-name="ro1">
          <table:table-cell office:value-type="float" office:value="0.462082049379605" calcext:value-type="float">
            <text:p>0.4620820494</text:p>
          </table:table-cell>
        </table:table-row>
        <table:table-row table:style-name="ro1">
          <table:table-cell office:value-type="float" office:value="0.466665153624931" calcext:value-type="float">
            <text:p>0.4666651536</text:p>
          </table:table-cell>
        </table:table-row>
        <table:table-row table:style-name="ro1">
          <table:table-cell office:value-type="float" office:value="0.471278059653884" calcext:value-type="float">
            <text:p>0.4712780597</text:p>
          </table:table-cell>
        </table:table-row>
        <table:table-row table:style-name="ro1">
          <table:table-cell office:value-type="float" office:value="0.475906125197443" calcext:value-type="float">
            <text:p>0.4759061252</text:p>
          </table:table-cell>
        </table:table-row>
        <table:table-row table:style-name="ro1">
          <table:table-cell office:value-type="float" office:value="0.430297933647085" calcext:value-type="float">
            <text:p>0.4302979336</text:p>
          </table:table-cell>
        </table:table-row>
        <table:table-row table:style-name="ro1">
          <table:table-cell office:value-type="float" office:value="0.433328069053187" calcext:value-type="float">
            <text:p>0.4333280691</text:p>
          </table:table-cell>
        </table:table-row>
        <table:table-row table:style-name="ro1">
          <table:table-cell office:value-type="float" office:value="0.43631220861705" calcext:value-type="float">
            <text:p>0.4363122086</text:p>
          </table:table-cell>
        </table:table-row>
        <table:table-row table:style-name="ro1">
          <table:table-cell office:value-type="float" office:value="0.439229936580041" calcext:value-type="float">
            <text:p>0.4392299366</text:p>
          </table:table-cell>
        </table:table-row>
        <table:table-row table:style-name="ro1">
          <table:table-cell office:value-type="float" office:value="0.44206253524121" calcext:value-type="float">
            <text:p>0.4420625352</text:p>
          </table:table-cell>
        </table:table-row>
        <table:table-row table:style-name="ro1">
          <table:table-cell office:value-type="float" office:value="0.444792929327054" calcext:value-type="float">
            <text:p>0.4447929293</text:p>
          </table:table-cell>
        </table:table-row>
        <table:table-row table:style-name="ro1">
          <table:table-cell office:value-type="float" office:value="0.44740563103591" calcext:value-type="float">
            <text:p>0.447405631</text:p>
          </table:table-cell>
        </table:table-row>
        <table:table-row table:style-name="ro1">
          <table:table-cell office:value-type="float" office:value="0.449886685756983" calcext:value-type="float">
            <text:p>0.4498866858</text:p>
          </table:table-cell>
        </table:table-row>
        <table:table-row table:style-name="ro1">
          <table:table-cell office:value-type="float" office:value="0.452223618464006" calcext:value-type="float">
            <text:p>0.4522236185</text:p>
          </table:table-cell>
        </table:table-row>
        <table:table-row table:style-name="ro1">
          <table:table-cell office:value-type="float" office:value="0.454405380783537" calcext:value-type="float">
            <text:p>0.4544053808</text:p>
          </table:table-cell>
        </table:table-row>
        <table:table-row table:style-name="ro1">
          <table:table-cell office:value-type="float" office:value="0.456422298737878" calcext:value-type="float">
            <text:p>0.4564222987</text:p>
          </table:table-cell>
        </table:table-row>
        <table:table-row table:style-name="ro1">
          <table:table-cell office:value-type="float" office:value="0.458266021162642" calcext:value-type="float">
            <text:p>0.4582660212</text:p>
          </table:table-cell>
        </table:table-row>
        <table:table-row table:style-name="ro1">
          <table:table-cell office:value-type="float" office:value="0.459929468798936" calcext:value-type="float">
            <text:p>0.4599294688</text:p>
          </table:table-cell>
        </table:table-row>
        <table:table-row table:style-name="ro1">
          <table:table-cell office:value-type="float" office:value="0.461406784060193" calcext:value-type="float">
            <text:p>0.4614067841</text:p>
          </table:table-cell>
        </table:table-row>
        <table:table-row table:style-name="ro1">
          <table:table-cell office:value-type="float" office:value="0.462693281473621" calcext:value-type="float">
            <text:p>0.4626932815</text:p>
          </table:table-cell>
        </table:table-row>
        <table:table-row table:style-name="ro1">
          <table:table-cell office:value-type="float" office:value="0.463785398796299" calcext:value-type="float">
            <text:p>0.4637853988</text:p>
          </table:table-cell>
        </table:table-row>
        <table:table-row table:style-name="ro1">
          <table:table-cell office:value-type="float" office:value="0.464680648805896" calcext:value-type="float">
            <text:p>0.4646806488</text:p>
          </table:table-cell>
        </table:table-row>
        <table:table-row table:style-name="ro1">
          <table:table-cell office:value-type="float" office:value="0.465377571766025" calcext:value-type="float">
            <text:p>0.4653775718</text:p>
          </table:table-cell>
        </table:table-row>
        <table:table-row table:style-name="ro1">
          <table:table-cell office:value-type="float" office:value="0.465875688566233" calcext:value-type="float">
            <text:p>0.4658756886</text:p>
          </table:table-cell>
        </table:table-row>
        <table:table-row table:style-name="ro1">
          <table:table-cell office:value-type="float" office:value="0.46617545453662" calcext:value-type="float">
            <text:p>0.4661754545</text:p>
          </table:table-cell>
        </table:table-row>
        <table:table-row table:style-name="ro1">
          <table:table-cell office:value-type="float" office:value="0.466278213937091" calcext:value-type="float">
            <text:p>0.4662782139</text:p>
          </table:table-cell>
        </table:table-row>
        <table:table-row table:style-name="ro1">
          <table:table-cell office:value-type="float" office:value="0.466186155121243" calcext:value-type="float">
            <text:p>0.4661861551</text:p>
          </table:table-cell>
        </table:table-row>
        <table:table-row table:style-name="ro1">
          <table:table-cell office:value-type="float" office:value="0.465902266374884" calcext:value-type="float">
            <text:p>0.4659022664</text:p>
          </table:table-cell>
        </table:table-row>
        <table:table-row table:style-name="ro1">
          <table:table-cell office:value-type="float" office:value="0.465430292429182" calcext:value-type="float">
            <text:p>0.4654302924</text:p>
          </table:table-cell>
        </table:table-row>
        <table:table-row table:style-name="ro1">
          <table:table-cell office:value-type="float" office:value="0.464774691648449" calcext:value-type="float">
            <text:p>0.4647746916</text:p>
          </table:table-cell>
        </table:table-row>
        <table:table-row table:style-name="ro1">
          <table:table-cell office:value-type="float" office:value="0.463940593892561" calcext:value-type="float">
            <text:p>0.4639405939</text:p>
          </table:table-cell>
        </table:table-row>
        <table:table-row table:style-name="ro1">
          <table:table-cell office:value-type="float" office:value="0.462933759054001" calcext:value-type="float">
            <text:p>0.4629337591</text:p>
          </table:table-cell>
        </table:table-row>
        <table:table-row table:style-name="ro1">
          <table:table-cell office:value-type="float" office:value="0.461760536269546" calcext:value-type="float">
            <text:p>0.4617605363</text:p>
          </table:table-cell>
        </table:table-row>
        <table:table-row table:style-name="ro1">
          <table:table-cell office:value-type="float" office:value="0.460427823806579" calcext:value-type="float">
            <text:p>0.4604278238</text:p>
          </table:table-cell>
        </table:table-row>
        <table:table-row table:style-name="ro1">
          <table:table-cell office:value-type="float" office:value="0.458943029624038" calcext:value-type="float">
            <text:p>0.4589430296</text:p>
          </table:table-cell>
        </table:table-row>
        <table:table-row table:style-name="ro1">
          <table:table-cell office:value-type="float" office:value="0.457314032607993" calcext:value-type="float">
            <text:p>0.4573140326</text:p>
          </table:table-cell>
        </table:table-row>
        <table:table-row table:style-name="ro1">
          <table:table-cell office:value-type="float" office:value="0.455549144481864" calcext:value-type="float">
            <text:p>0.4555491445</text:p>
          </table:table-cell>
        </table:table-row>
        <table:table-row table:style-name="ro1">
          <table:table-cell office:value-type="float" office:value="0.453657072391259" calcext:value-type="float">
            <text:p>0.4536570724</text:p>
          </table:table-cell>
        </table:table-row>
        <table:table-row table:style-name="ro1">
          <table:table-cell office:value-type="float" office:value="0.451646882163458" calcext:value-type="float">
            <text:p>0.4516468822</text:p>
          </table:table-cell>
        </table:table-row>
        <table:table-row table:style-name="ro1">
          <table:table-cell office:value-type="float" office:value="0.449527962241521" calcext:value-type="float">
            <text:p>0.4495279622</text:p>
          </table:table-cell>
        </table:table-row>
        <table:table-row table:style-name="ro1">
          <table:table-cell office:value-type="float" office:value="0.447309988293033" calcext:value-type="float">
            <text:p>0.4473099883</text:p>
          </table:table-cell>
        </table:table-row>
        <table:table-row table:style-name="ro1">
          <table:table-cell office:value-type="float" office:value="0.445002888493479" calcext:value-type="float">
            <text:p>0.4450028885</text:p>
          </table:table-cell>
        </table:table-row>
        <table:table-row table:style-name="ro1">
          <table:table-cell office:value-type="float" office:value="0.442616809484252" calcext:value-type="float">
            <text:p>0.4426168095</text:p>
          </table:table-cell>
        </table:table-row>
        <table:table-row table:style-name="ro1">
          <table:table-cell office:value-type="float" office:value="0.440162083005297" calcext:value-type="float">
            <text:p>0.440162083</text:p>
          </table:table-cell>
        </table:table-row>
        <table:table-row table:style-name="ro1">
          <table:table-cell office:value-type="float" office:value="0.437649193202383" calcext:value-type="float">
            <text:p>0.4376491932</text:p>
          </table:table-cell>
        </table:table-row>
        <table:table-row table:style-name="ro1">
          <table:table-cell office:value-type="float" office:value="0.435088744609012" calcext:value-type="float">
            <text:p>0.4350887446</text:p>
          </table:table-cell>
        </table:table-row>
        <table:table-row table:style-name="ro1">
          <table:table-cell office:value-type="float" office:value="0.432491430802956" calcext:value-type="float">
            <text:p>0.4324914308</text:p>
          </table:table-cell>
        </table:table-row>
        <table:table-row table:style-name="ro1">
          <table:table-cell office:value-type="float" office:value="0.429868003737432" calcext:value-type="float">
            <text:p>0.4298680037</text:p>
          </table:table-cell>
        </table:table-row>
        <table:table-row table:style-name="ro1">
          <table:table-cell office:value-type="float" office:value="0.427229243746906" calcext:value-type="float">
            <text:p>0.4272292437</text:p>
          </table:table-cell>
        </table:table-row>
        <table:table-row table:style-name="ro1">
          <table:table-cell office:value-type="float" office:value="0.42458593022753" calcext:value-type="float">
            <text:p>0.4245859302</text:p>
          </table:table-cell>
        </table:table-row>
        <table:table-row table:style-name="ro1">
          <table:table-cell office:value-type="float" office:value="0.421948812992213" calcext:value-type="float">
            <text:p>0.421948813</text:p>
          </table:table-cell>
        </table:table-row>
        <table:table-row table:style-name="ro1">
          <table:table-cell office:value-type="float" office:value="0.419328584300325" calcext:value-type="float">
            <text:p>0.4193285843</text:p>
          </table:table-cell>
        </table:table-row>
        <table:table-row table:style-name="ro1">
          <table:table-cell office:value-type="float" office:value="0.416735851562032" calcext:value-type="float">
            <text:p>0.4167358516</text:p>
          </table:table-cell>
        </table:table-row>
        <table:table-row table:style-name="ro1">
          <table:table-cell office:value-type="float" office:value="0.414181110717263" calcext:value-type="float">
            <text:p>0.4141811107</text:p>
          </table:table-cell>
        </table:table-row>
        <table:table-row table:style-name="ro1">
          <table:table-cell office:value-type="float" office:value="0.411674720289315" calcext:value-type="float">
            <text:p>0.4116747203</text:p>
          </table:table-cell>
        </table:table-row>
        <table:table-row table:style-name="ro1">
          <table:table-cell office:value-type="float" office:value="0.409226876113084" calcext:value-type="float">
            <text:p>0.4092268761</text:p>
          </table:table-cell>
        </table:table-row>
        <table:table-row table:style-name="ro1">
          <table:table-cell office:value-type="float" office:value="0.406847586737933" calcext:value-type="float">
            <text:p>0.4068475867</text:p>
          </table:table-cell>
        </table:table-row>
        <table:table-row table:style-name="ro1">
          <table:table-cell office:value-type="float" office:value="0.40454664950519" calcext:value-type="float">
            <text:p>0.4045466495</text:p>
          </table:table-cell>
        </table:table-row>
        <table:table-row table:style-name="ro1">
          <table:table-cell office:value-type="float" office:value="0.402333627300281" calcext:value-type="float">
            <text:p>0.4023336273</text:p>
          </table:table-cell>
        </table:table-row>
        <table:table-row table:style-name="ro1">
          <table:table-cell office:value-type="float" office:value="0.400217825979495" calcext:value-type="float">
            <text:p>0.400217826</text:p>
          </table:table-cell>
        </table:table-row>
        <table:table-row table:style-name="ro1">
          <table:table-cell office:value-type="float" office:value="0.398208272471382" calcext:value-type="float">
            <text:p>0.3982082725</text:p>
          </table:table-cell>
        </table:table-row>
        <table:table-row table:style-name="ro1">
          <table:table-cell office:value-type="float" office:value="0.39631369355278" calcext:value-type="float">
            <text:p>0.3963136936</text:p>
          </table:table-cell>
        </table:table-row>
        <table:table-row table:style-name="ro1">
          <table:table-cell office:value-type="float" office:value="0.394542495299482" calcext:value-type="float">
            <text:p>0.3945424953</text:p>
          </table:table-cell>
        </table:table-row>
        <table:table-row table:style-name="ro1">
          <table:table-cell office:value-type="float" office:value="0.392902743211528" calcext:value-type="float">
            <text:p>0.3929027432</text:p>
          </table:table-cell>
        </table:table-row>
        <table:table-row table:style-name="ro1">
          <table:table-cell office:value-type="float" office:value="0.391402143013138" calcext:value-type="float">
            <text:p>0.391402143</text:p>
          </table:table-cell>
        </table:table-row>
        <table:table-row table:style-name="ro1">
          <table:table-cell office:value-type="float" office:value="0.390048022127266" calcext:value-type="float">
            <text:p>0.3900480221</text:p>
          </table:table-cell>
        </table:table-row>
        <table:table-row table:style-name="ro1">
          <table:table-cell office:value-type="float" office:value="0.388847311824799" calcext:value-type="float">
            <text:p>0.3888473118</text:p>
          </table:table-cell>
        </table:table-row>
        <table:table-row table:style-name="ro1">
          <table:table-cell office:value-type="float" office:value="0.387806530048384" calcext:value-type="float">
            <text:p>0.38780653</text:p>
          </table:table-cell>
        </table:table-row>
        <table:table-row table:style-name="ro1">
          <table:table-cell office:value-type="float" office:value="0.386931764910881" calcext:value-type="float">
            <text:p>0.3869317649</text:p>
          </table:table-cell>
        </table:table-row>
        <table:table-row table:style-name="ro1">
          <table:table-cell office:value-type="float" office:value="0.386228658868462" calcext:value-type="float">
            <text:p>0.3862286589</text:p>
          </table:table-cell>
        </table:table-row>
        <table:table-row table:style-name="ro1">
          <table:table-cell office:value-type="float" office:value="0.38570239356833" calcext:value-type="float">
            <text:p>0.3857023936</text:p>
          </table:table-cell>
        </table:table-row>
        <table:table-row table:style-name="ro1">
          <table:table-cell office:value-type="float" office:value="0.385357675371079" calcext:value-type="float">
            <text:p>0.3853576754</text:p>
          </table:table-cell>
        </table:table-row>
        <table:table-row table:style-name="ro1">
          <table:table-cell office:value-type="float" office:value="0.385198721547684" calcext:value-type="float">
            <text:p>0.3851987215</text:p>
          </table:table-cell>
        </table:table-row>
        <table:table-row table:style-name="ro1">
          <table:table-cell office:value-type="float" office:value="0.385229247151121" calcext:value-type="float">
            <text:p>0.3852292472</text:p>
          </table:table-cell>
        </table:table-row>
        <table:table-row table:style-name="ro1">
          <table:table-cell office:value-type="float" office:value="0.385452452562625" calcext:value-type="float">
            <text:p>0.3854524526</text:p>
          </table:table-cell>
        </table:table-row>
        <table:table-row table:style-name="ro1">
          <table:table-cell office:value-type="float" office:value="0.385871011712577" calcext:value-type="float">
            <text:p>0.3858710117</text:p>
          </table:table-cell>
        </table:table-row>
        <table:table-row table:style-name="ro1">
          <table:table-cell office:value-type="float" office:value="0.386487060976023" calcext:value-type="float">
            <text:p>0.386487061</text:p>
          </table:table-cell>
        </table:table-row>
        <table:table-row table:style-name="ro1">
          <table:table-cell office:value-type="float" office:value="0.387302188742831" calcext:value-type="float">
            <text:p>0.3873021887</text:p>
          </table:table-cell>
        </table:table-row>
        <table:table-row table:style-name="ro1">
          <table:table-cell office:value-type="float" office:value="0.388317425662474" calcext:value-type="float">
            <text:p>0.3883174257</text:p>
          </table:table-cell>
        </table:table-row>
        <table:table-row table:style-name="ro1">
          <table:table-cell office:value-type="float" office:value="0.38953323556345" calcext:value-type="float">
            <text:p>0.3895332356</text:p>
          </table:table-cell>
        </table:table-row>
        <table:table-row table:style-name="ro1">
          <table:table-cell office:value-type="float" office:value="0.390949507047331" calcext:value-type="float">
            <text:p>0.390949507</text:p>
          </table:table-cell>
        </table:table-row>
        <table:table-row table:style-name="ro1">
          <table:table-cell office:value-type="float" office:value="0.392565545757454" calcext:value-type="float">
            <text:p>0.3925655458</text:p>
          </table:table-cell>
        </table:table-row>
        <table:table-row table:style-name="ro1">
          <table:table-cell office:value-type="float" office:value="0.394380067322228" calcext:value-type="float">
            <text:p>0.3943800673</text:p>
          </table:table-cell>
        </table:table-row>
        <table:table-row table:style-name="ro1">
          <table:table-cell office:value-type="float" office:value="0.396391190973091" calcext:value-type="float">
            <text:p>0.396391191</text:p>
          </table:table-cell>
        </table:table-row>
        <table:table-row table:style-name="ro1">
          <table:table-cell office:value-type="float" office:value="0.398596433837091" calcext:value-type="float">
            <text:p>0.3985964338</text:p>
          </table:table-cell>
        </table:table-row>
        <table:table-row table:style-name="ro1">
          <table:table-cell office:value-type="float" office:value="0.400992705904099" calcext:value-type="float">
            <text:p>0.4009927059</text:p>
          </table:table-cell>
        </table:table-row>
        <table:table-row table:style-name="ro1">
          <table:table-cell office:value-type="float" office:value="0.403576305668657" calcext:value-type="float">
            <text:p>0.4035763057</text:p>
          </table:table-cell>
        </table:table-row>
        <table:table-row table:style-name="ro1">
          <table:table-cell office:value-type="float" office:value="0.406342916446459" calcext:value-type="float">
            <text:p>0.4063429164</text:p>
          </table:table-cell>
        </table:table-row>
        <table:table-row table:style-name="ro1">
          <table:table-cell office:value-type="float" office:value="0.409287603365466" calcext:value-type="float">
            <text:p>0.4092876034</text:p>
          </table:table-cell>
        </table:table-row>
        <table:table-row table:style-name="ro1">
          <table:table-cell office:value-type="float" office:value="0.412404811031646" calcext:value-type="float">
            <text:p>0.412404811</text:p>
          </table:table-cell>
        </table:table-row>
        <table:table-row table:style-name="ro1">
          <table:table-cell office:value-type="float" office:value="0.415688361869361" calcext:value-type="float">
            <text:p>0.4156883619</text:p>
          </table:table-cell>
        </table:table-row>
        <table:table-row table:style-name="ro1">
          <table:table-cell office:value-type="float" office:value="0.419131455136368" calcext:value-type="float">
            <text:p>0.4191314551</text:p>
          </table:table-cell>
        </table:table-row>
        <table:table-row table:style-name="ro1">
          <table:table-cell office:value-type="float" office:value="0.422726666613474" calcext:value-type="float">
            <text:p>0.4227266666</text:p>
          </table:table-cell>
        </table:table-row>
        <table:table-row table:style-name="ro1">
          <table:table-cell office:value-type="float" office:value="0.426465948968801" calcext:value-type="float">
            <text:p>0.426465949</text:p>
          </table:table-cell>
        </table:table-row>
        <table:table-row table:style-name="ro1">
          <table:table-cell office:value-type="float" office:value="0.430340632796705" calcext:value-type="float">
            <text:p>0.4303406328</text:p>
          </table:table-cell>
        </table:table-row>
        <table:table-row table:style-name="ro1">
          <table:table-cell office:value-type="float" office:value="0.434341428331315" calcext:value-type="float">
            <text:p>0.4343414283</text:p>
          </table:table-cell>
        </table:table-row>
        <table:table-row table:style-name="ro1">
          <table:table-cell office:value-type="float" office:value="0.438458427834701" calcext:value-type="float">
            <text:p>0.4384584278</text:p>
          </table:table-cell>
        </table:table-row>
        <table:table-row table:style-name="ro1">
          <table:table-cell office:value-type="float" office:value="0.442681108659693" calcext:value-type="float">
            <text:p>0.4426811087</text:p>
          </table:table-cell>
        </table:table-row>
        <table:table-row table:style-name="ro1">
          <table:table-cell office:value-type="float" office:value="0.446998336987311" calcext:value-type="float">
            <text:p>0.446998337</text:p>
          </table:table-cell>
        </table:table-row>
        <table:table-row table:style-name="ro1">
          <table:table-cell office:value-type="float" office:value="0.451398372238845" calcext:value-type="float">
            <text:p>0.4513983722</text:p>
          </table:table-cell>
        </table:table-row>
        <table:table-row table:style-name="ro1">
          <table:table-cell office:value-type="float" office:value="0.455868872162555" calcext:value-type="float">
            <text:p>0.4558688722</text:p>
          </table:table-cell>
        </table:table-row>
        <table:table-row table:style-name="ro1">
          <table:table-cell office:value-type="float" office:value="0.460396898595012" calcext:value-type="float">
            <text:p>0.4603968986</text:p>
          </table:table-cell>
        </table:table-row>
        <table:table-row table:style-name="ro1">
          <table:table-cell office:value-type="float" office:value="0.46496892389707" calcext:value-type="float">
            <text:p>0.4649689239</text:p>
          </table:table-cell>
        </table:table-row>
        <table:table-row table:style-name="ro1">
          <table:table-cell office:value-type="float" office:value="0.469570838064465" calcext:value-type="float">
            <text:p>0.4695708381</text:p>
          </table:table-cell>
        </table:table-row>
        <table:table-row table:style-name="ro1">
          <table:table-cell office:value-type="float" office:value="0.474187956513057" calcext:value-type="float">
            <text:p>0.4741879565</text:p>
          </table:table-cell>
        </table:table-row>
        <table:table-row table:style-name="ro1">
          <table:table-cell office:value-type="float" office:value="0.430480013751315" calcext:value-type="float">
            <text:p>0.4304800138</text:p>
          </table:table-cell>
        </table:table-row>
        <table:table-row table:style-name="ro1">
          <table:table-cell office:value-type="float" office:value="0.433498840029042" calcext:value-type="float">
            <text:p>0.43349884</text:p>
          </table:table-cell>
        </table:table-row>
        <table:table-row table:style-name="ro1">
          <table:table-cell office:value-type="float" office:value="0.436471582471294" calcext:value-type="float">
            <text:p>0.4364715825</text:p>
          </table:table-cell>
        </table:table-row>
        <table:table-row table:style-name="ro1">
          <table:table-cell office:value-type="float" office:value="0.439377785353193" calcext:value-type="float">
            <text:p>0.4393777854</text:p>
          </table:table-cell>
        </table:table-row>
        <table:table-row table:style-name="ro1">
          <table:table-cell office:value-type="float" office:value="0.44219869369423" calcext:value-type="float">
            <text:p>0.4421986937</text:p>
          </table:table-cell>
        </table:table-row>
        <table:table-row table:style-name="ro1">
          <table:table-cell office:value-type="float" office:value="0.444917197568242" calcext:value-type="float">
            <text:p>0.4449171976</text:p>
          </table:table-cell>
        </table:table-row>
        <table:table-row table:style-name="ro1">
          <table:table-cell office:value-type="float" office:value="0.447517777088119" calcext:value-type="float">
            <text:p>0.4475177771</text:p>
          </table:table-cell>
        </table:table-row>
        <table:table-row table:style-name="ro1">
          <table:table-cell office:value-type="float" office:value="0.449986448065235" calcext:value-type="float">
            <text:p>0.4499864481</text:p>
          </table:table-cell>
        </table:table-row>
        <table:table-row table:style-name="ro1">
          <table:table-cell office:value-type="float" office:value="0.452310708343594" calcext:value-type="float">
            <text:p>0.4523107083</text:p>
          </table:table-cell>
        </table:table-row>
        <table:table-row table:style-name="ro1">
          <table:table-cell office:value-type="float" office:value="0.45447948480871" calcext:value-type="float">
            <text:p>0.4544794848</text:p>
          </table:table-cell>
        </table:table-row>
        <table:table-row table:style-name="ro1">
          <table:table-cell office:value-type="float" office:value="0.456483081071201" calcext:value-type="float">
            <text:p>0.4564830811</text:p>
          </table:table-cell>
        </table:table-row>
        <table:table-row table:style-name="ro1">
          <table:table-cell office:value-type="float" office:value="0.458313125825115" calcext:value-type="float">
            <text:p>0.4583131258</text:p>
          </table:table-cell>
        </table:table-row>
        <table:table-row table:style-name="ro1">
          <table:table-cell office:value-type="float" office:value="0.459962521880968" calcext:value-type="float">
            <text:p>0.4599625219</text:p>
          </table:table-cell>
        </table:table-row>
        <table:table-row table:style-name="ro1">
          <table:table-cell office:value-type="float" office:value="0.461425395873518" calcext:value-type="float">
            <text:p>0.4614253959</text:p>
          </table:table-cell>
        </table:table-row>
        <table:table-row table:style-name="ro1">
          <table:table-cell office:value-type="float" office:value="0.462697048644252" calcext:value-type="float">
            <text:p>0.4626970486</text:p>
          </table:table-cell>
        </table:table-row>
        <table:table-row table:style-name="ro1">
          <table:table-cell office:value-type="float" office:value="0.4637739062986" calcext:value-type="float">
            <text:p>0.4637739063</text:p>
          </table:table-cell>
        </table:table-row>
        <table:table-row table:style-name="ro1">
          <table:table-cell office:value-type="float" office:value="0.464653471937877" calcext:value-type="float">
            <text:p>0.4646534719</text:p>
          </table:table-cell>
        </table:table-row>
        <table:table-row table:style-name="ro1">
          <table:table-cell office:value-type="float" office:value="0.465334278065939" calcext:value-type="float">
            <text:p>0.4653342781</text:p>
          </table:table-cell>
        </table:table-row>
        <table:table-row table:style-name="ro1">
          <table:table-cell office:value-type="float" office:value="0.465815839670567" calcext:value-type="float">
            <text:p>0.4658158397</text:p>
          </table:table-cell>
        </table:table-row>
        <table:table-row table:style-name="ro1">
          <table:table-cell office:value-type="float" office:value="0.466098607979577" calcext:value-type="float">
            <text:p>0.466098608</text:p>
          </table:table-cell>
        </table:table-row>
        <table:table-row table:style-name="ro1">
          <table:table-cell office:value-type="float" office:value="0.466183924891649" calcext:value-type="float">
            <text:p>0.4661839249</text:p>
          </table:table-cell>
        </table:table-row>
        <table:table-row table:style-name="ro1">
          <table:table-cell office:value-type="float" office:value="0.466073978081881" calcext:value-type="float">
            <text:p>0.4660739781</text:p>
          </table:table-cell>
        </table:table-row>
        <table:table-row table:style-name="ro1">
          <table:table-cell office:value-type="float" office:value="0.465771756782065" calcext:value-type="float">
            <text:p>0.4657717568</text:p>
          </table:table-cell>
        </table:table-row>
        <table:table-row table:style-name="ro1">
          <table:table-cell office:value-type="float" office:value="0.465281008235686" calcext:value-type="float">
            <text:p>0.4652810082</text:p>
          </table:table-cell>
        </table:table-row>
        <table:table-row table:style-name="ro1">
          <table:table-cell office:value-type="float" office:value="0.46460619482765" calcext:value-type="float">
            <text:p>0.4646061948</text:p>
          </table:table-cell>
        </table:table-row>
        <table:table-row table:style-name="ro1">
          <table:table-cell office:value-type="float" office:value="0.463752451888724" calcext:value-type="float">
            <text:p>0.4637524519</text:p>
          </table:table-cell>
        </table:table-row>
        <table:table-row table:style-name="ro1">
          <table:table-cell office:value-type="float" office:value="0.462725546174712" calcext:value-type="float">
            <text:p>0.4627255462</text:p>
          </table:table-cell>
        </table:table-row>
        <table:table-row table:style-name="ro1">
          <table:table-cell office:value-type="float" office:value="0.461531835020344" calcext:value-type="float">
            <text:p>0.461531835</text:p>
          </table:table-cell>
        </table:table-row>
        <table:table-row table:style-name="ro1">
          <table:table-cell office:value-type="float" office:value="0.460178226167894" calcext:value-type="float">
            <text:p>0.4601782262</text:p>
          </table:table-cell>
        </table:table-row>
        <table:table-row table:style-name="ro1">
          <table:table-cell office:value-type="float" office:value="0.45867213827052" calcext:value-type="float">
            <text:p>0.4586721383</text:p>
          </table:table-cell>
        </table:table-row>
        <table:table-row table:style-name="ro1">
          <table:table-cell office:value-type="float" office:value="0.457021462070324" calcext:value-type="float">
            <text:p>0.4570214621</text:p>
          </table:table-cell>
        </table:table-row>
        <table:table-row table:style-name="ro1">
          <table:table-cell office:value-type="float" office:value="0.455234522251141" calcext:value-type="float">
            <text:p>0.4552345223</text:p>
          </table:table-cell>
        </table:table-row>
        <table:table-row table:style-name="ro1">
          <table:table-cell office:value-type="float" office:value="0.453320039966048" calcext:value-type="float">
            <text:p>0.45332004</text:p>
          </table:table-cell>
        </table:table-row>
        <table:table-row table:style-name="ro1">
          <table:table-cell office:value-type="float" office:value="0.451287096039595" calcext:value-type="float">
            <text:p>0.451287096</text:p>
          </table:table-cell>
        </table:table-row>
        <table:table-row table:style-name="ro1">
          <table:table-cell office:value-type="float" office:value="0.44914509484476" calcext:value-type="float">
            <text:p>0.4491450948</text:p>
          </table:table-cell>
        </table:table-row>
        <table:table-row table:style-name="ro1">
          <table:table-cell office:value-type="float" office:value="0.446903728854631" calcext:value-type="float">
            <text:p>0.4469037289</text:p>
          </table:table-cell>
        </table:table-row>
        <table:table-row table:style-name="ro1">
          <table:table-cell office:value-type="float" office:value="0.444572943868807" calcext:value-type="float">
            <text:p>0.4445729439</text:p>
          </table:table-cell>
        </table:table-row>
        <table:table-row table:style-name="ro1">
          <table:table-cell office:value-type="float" office:value="0.442162904914521" calcext:value-type="float">
            <text:p>0.4421629049</text:p>
          </table:table-cell>
        </table:table-row>
        <table:table-row table:style-name="ro1">
          <table:table-cell office:value-type="float" office:value="0.439683962822493" calcext:value-type="float">
            <text:p>0.4396839628</text:p>
          </table:table-cell>
        </table:table-row>
        <table:table-row table:style-name="ro1">
          <table:table-cell office:value-type="float" office:value="0.437146621477497" calcext:value-type="float">
            <text:p>0.4371466215</text:p>
          </table:table-cell>
        </table:table-row>
        <table:table-row table:style-name="ro1">
          <table:table-cell office:value-type="float" office:value="0.434561505743662" calcext:value-type="float">
            <text:p>0.4345615057</text:p>
          </table:table-cell>
        </table:table-row>
        <table:table-row table:style-name="ro1">
          <table:table-cell office:value-type="float" office:value="0.431939330064483" calcext:value-type="float">
            <text:p>0.4319393301</text:p>
          </table:table-cell>
        </table:table-row>
        <table:table-row table:style-name="ro1">
          <table:table-cell office:value-type="float" office:value="0.429290867737571" calcext:value-type="float">
            <text:p>0.4292908677</text:p>
          </table:table-cell>
        </table:table-row>
        <table:table-row table:style-name="ro1">
          <table:table-cell office:value-type="float" office:value="0.42662692086411" calcext:value-type="float">
            <text:p>0.4266269209</text:p>
          </table:table-cell>
        </table:table-row>
        <table:table-row table:style-name="ro1">
          <table:table-cell office:value-type="float" office:value="0.423958290973051" calcext:value-type="float">
            <text:p>0.423958291</text:p>
          </table:table-cell>
        </table:table-row>
        <table:table-row table:style-name="ro1">
          <table:table-cell office:value-type="float" office:value="0.421295750320021" calcext:value-type="float">
            <text:p>0.4212957503</text:p>
          </table:table-cell>
        </table:table-row>
        <table:table-row table:style-name="ro1">
          <table:table-cell office:value-type="float" office:value="0.418650013860957" calcext:value-type="float">
            <text:p>0.4186500139</text:p>
          </table:table-cell>
        </table:table-row>
        <table:table-row table:style-name="ro1">
          <table:table-cell office:value-type="float" office:value="0.416031711900463" calcext:value-type="float">
            <text:p>0.4160317119</text:p>
          </table:table-cell>
        </table:table-row>
        <table:table-row table:style-name="ro1">
          <table:table-cell office:value-type="float" office:value="0.413451363414895" calcext:value-type="float">
            <text:p>0.4134513634</text:p>
          </table:table-cell>
        </table:table-row>
        <table:table-row table:style-name="ro1">
          <table:table-cell office:value-type="float" office:value="0.410919350050162" calcext:value-type="float">
            <text:p>0.4109193501</text:p>
          </table:table-cell>
        </table:table-row>
        <table:table-row table:style-name="ro1">
          <table:table-cell office:value-type="float" office:value="0.408445890794255" calcext:value-type="float">
            <text:p>0.4084458908</text:p>
          </table:table-cell>
        </table:table-row>
        <table:table-row table:style-name="ro1">
          <table:table-cell office:value-type="float" office:value="0.406041017324494" calcext:value-type="float">
            <text:p>0.4060410173</text:p>
          </table:table-cell>
        </table:table-row>
        <table:table-row table:style-name="ro1">
          <table:table-cell office:value-type="float" office:value="0.40371455002951" calcext:value-type="float">
            <text:p>0.40371455</text:p>
          </table:table-cell>
        </table:table-row>
        <table:table-row table:style-name="ro1">
          <table:table-cell office:value-type="float" office:value="0.401476074705933" calcext:value-type="float">
            <text:p>0.4014760747</text:p>
          </table:table-cell>
        </table:table-row>
        <table:table-row table:style-name="ro1">
          <table:table-cell office:value-type="float" office:value="0.39933491992982" calcext:value-type="float">
            <text:p>0.3993349199</text:p>
          </table:table-cell>
        </table:table-row>
        <table:table-row table:style-name="ro1">
          <table:table-cell office:value-type="float" office:value="0.397300135102795" calcext:value-type="float">
            <text:p>0.3973001351</text:p>
          </table:table-cell>
        </table:table-row>
        <table:table-row table:style-name="ro1">
          <table:table-cell office:value-type="float" office:value="0.395380469172913" calcext:value-type="float">
            <text:p>0.3953804692</text:p>
          </table:table-cell>
        </table:table-row>
        <table:table-row table:style-name="ro1">
          <table:table-cell office:value-type="float" office:value="0.39358435003026" calcext:value-type="float">
            <text:p>0.39358435</text:p>
          </table:table-cell>
        </table:table-row>
        <table:table-row table:style-name="ro1">
          <table:table-cell office:value-type="float" office:value="0.391919864577255" calcext:value-type="float">
            <text:p>0.3919198646</text:p>
          </table:table-cell>
        </table:table-row>
        <table:table-row table:style-name="ro1">
          <table:table-cell office:value-type="float" office:value="0.390394739473694" calcext:value-type="float">
            <text:p>0.3903947395</text:p>
          </table:table-cell>
        </table:table-row>
        <table:table-row table:style-name="ro1">
          <table:table-cell office:value-type="float" office:value="0.389016322556509" calcext:value-type="float">
            <text:p>0.3890163226</text:p>
          </table:table-cell>
        </table:table-row>
        <table:table-row table:style-name="ro1">
          <table:table-cell office:value-type="float" office:value="0.387791564934247" calcext:value-type="float">
            <text:p>0.3877915649</text:p>
          </table:table-cell>
        </table:table-row>
        <table:table-row table:style-name="ro1">
          <table:table-cell office:value-type="float" office:value="0.386727003756281" calcext:value-type="float">
            <text:p>0.3867270038</text:p>
          </table:table-cell>
        </table:table-row>
        <table:table-row table:style-name="ro1">
          <table:table-cell office:value-type="float" office:value="0.385828745656739" calcext:value-type="float">
            <text:p>0.3858287457</text:p>
          </table:table-cell>
        </table:table-row>
        <table:table-row table:style-name="ro1">
          <table:table-cell office:value-type="float" office:value="0.385102450873155" calcext:value-type="float">
            <text:p>0.3851024509</text:p>
          </table:table-cell>
        </table:table-row>
        <table:table-row table:style-name="ro1">
          <table:table-cell office:value-type="float" office:value="0.384553318039845" calcext:value-type="float">
            <text:p>0.384553318</text:p>
          </table:table-cell>
        </table:table-row>
        <table:table-row table:style-name="ro1">
          <table:table-cell office:value-type="float" office:value="0.384186069656007" calcext:value-type="float">
            <text:p>0.3841860697</text:p>
          </table:table-cell>
        </table:table-row>
        <table:table-row table:style-name="ro1">
          <table:table-cell office:value-type="float" office:value="0.384004938228548" calcext:value-type="float">
            <text:p>0.3840049382</text:p>
          </table:table-cell>
        </table:table-row>
        <table:table-row table:style-name="ro1">
          <table:table-cell office:value-type="float" office:value="0.38401365308962" calcext:value-type="float">
            <text:p>0.3840136531</text:p>
          </table:table-cell>
        </table:table-row>
        <table:table-row table:style-name="ro1">
          <table:table-cell office:value-type="float" office:value="0.384215427888899" calcext:value-type="float">
            <text:p>0.3842154279</text:p>
          </table:table-cell>
        </table:table-row>
        <table:table-row table:style-name="ro1">
          <table:table-cell office:value-type="float" office:value="0.384612948760571" calcext:value-type="float">
            <text:p>0.3846129488</text:p>
          </table:table-cell>
        </table:table-row>
        <table:table-row table:style-name="ro1">
          <table:table-cell office:value-type="float" office:value="0.385208363165051" calcext:value-type="float">
            <text:p>0.3852083632</text:p>
          </table:table-cell>
        </table:table-row>
        <table:table-row table:style-name="ro1">
          <table:table-cell office:value-type="float" office:value="0.386003269405419" calcext:value-type="float">
            <text:p>0.3860032694</text:p>
          </table:table-cell>
        </table:table-row>
        <table:table-row table:style-name="ro1">
          <table:table-cell office:value-type="float" office:value="0.386998706818585" calcext:value-type="float">
            <text:p>0.3869987068</text:p>
          </table:table-cell>
        </table:table-row>
        <table:table-row table:style-name="ro1">
          <table:table-cell office:value-type="float" office:value="0.38819514664117" calcext:value-type="float">
            <text:p>0.3881951466</text:p>
          </table:table-cell>
        </table:table-row>
        <table:table-row table:style-name="ro1">
          <table:table-cell office:value-type="float" office:value="0.389592483550121" calcext:value-type="float">
            <text:p>0.3895924836</text:p>
          </table:table-cell>
        </table:table-row>
        <table:table-row table:style-name="ro1">
          <table:table-cell office:value-type="float" office:value="0.391190027878036" calcext:value-type="float">
            <text:p>0.3911900279</text:p>
          </table:table-cell>
        </table:table-row>
        <table:table-row table:style-name="ro1">
          <table:table-cell office:value-type="float" office:value="0.392986498503223" calcext:value-type="float">
            <text:p>0.3929864985</text:p>
          </table:table-cell>
        </table:table-row>
        <table:table-row table:style-name="ro1">
          <table:table-cell office:value-type="float" office:value="0.394980016414476" calcext:value-type="float">
            <text:p>0.3949800164</text:p>
          </table:table-cell>
        </table:table-row>
        <table:table-row table:style-name="ro1">
          <table:table-cell office:value-type="float" office:value="0.397168098950579" calcext:value-type="float">
            <text:p>0.397168099</text:p>
          </table:table-cell>
        </table:table-row>
        <table:table-row table:style-name="ro1">
          <table:table-cell office:value-type="float" office:value="0.399547654714528" calcext:value-type="float">
            <text:p>0.3995476547</text:p>
          </table:table-cell>
        </table:table-row>
        <table:table-row table:style-name="ro1">
          <table:table-cell office:value-type="float" office:value="0.402114979162482" calcext:value-type="float">
            <text:p>0.4021149792</text:p>
          </table:table-cell>
        </table:table-row>
        <table:table-row table:style-name="ro1">
          <table:table-cell office:value-type="float" office:value="0.404865750867429" calcext:value-type="float">
            <text:p>0.4048657509</text:p>
          </table:table-cell>
        </table:table-row>
        <table:table-row table:style-name="ro1">
          <table:table-cell office:value-type="float" office:value="0.407795028457587" calcext:value-type="float">
            <text:p>0.4077950285</text:p>
          </table:table-cell>
        </table:table-row>
        <table:table-row table:style-name="ro1">
          <table:table-cell office:value-type="float" office:value="0.410897248229517" calcext:value-type="float">
            <text:p>0.4108972482</text:p>
          </table:table-cell>
        </table:table-row>
        <table:table-row table:style-name="ro1">
          <table:table-cell office:value-type="float" office:value="0.414166222435965" calcext:value-type="float">
            <text:p>0.4141662224</text:p>
          </table:table-cell>
        </table:table-row>
        <table:table-row table:style-name="ro1">
          <table:table-cell office:value-type="float" office:value="0.417595138248425" calcext:value-type="float">
            <text:p>0.4175951382</text:p>
          </table:table-cell>
        </table:table-row>
        <table:table-row table:style-name="ro1">
          <table:table-cell office:value-type="float" office:value="0.421176557394431" calcext:value-type="float">
            <text:p>0.4211765574</text:p>
          </table:table-cell>
        </table:table-row>
        <table:table-row table:style-name="ro1">
          <table:table-cell office:value-type="float" office:value="0.424902416469561" calcext:value-type="float">
            <text:p>0.4249024165</text:p>
          </table:table-cell>
        </table:table-row>
        <table:table-row table:style-name="ro1">
          <table:table-cell office:value-type="float" office:value="0.428764027924176" calcext:value-type="float">
            <text:p>0.4287640279</text:p>
          </table:table-cell>
        </table:table-row>
        <table:table-row table:style-name="ro1">
          <table:table-cell office:value-type="float" office:value="0.432752081724875" calcext:value-type="float">
            <text:p>0.4327520817</text:p>
          </table:table-cell>
        </table:table-row>
        <table:table-row table:style-name="ro1">
          <table:table-cell office:value-type="float" office:value="0.436856647690675" calcext:value-type="float">
            <text:p>0.4368566477</text:p>
          </table:table-cell>
        </table:table-row>
        <table:table-row table:style-name="ro1">
          <table:table-cell office:value-type="float" office:value="0.441067178503914" calcext:value-type="float">
            <text:p>0.4410671785</text:p>
          </table:table-cell>
        </table:table-row>
        <table:table-row table:style-name="ro1">
          <table:table-cell office:value-type="float" office:value="0.445372513395879" calcext:value-type="float">
            <text:p>0.4453725134</text:p>
          </table:table-cell>
        </table:table-row>
        <table:table-row table:style-name="ro1">
          <table:table-cell office:value-type="float" office:value="0.449760882507159" calcext:value-type="float">
            <text:p>0.4497608825</text:p>
          </table:table-cell>
        </table:table-row>
        <table:table-row table:style-name="ro1">
          <table:table-cell office:value-type="float" office:value="0.454219911922711" calcext:value-type="float">
            <text:p>0.4542199119</text:p>
          </table:table-cell>
        </table:table-row>
        <table:table-row table:style-name="ro1">
          <table:table-cell office:value-type="float" office:value="0.458736629381662" calcext:value-type="float">
            <text:p>0.4587366294</text:p>
          </table:table-cell>
        </table:table-row>
        <table:table-row table:style-name="ro1">
          <table:table-cell office:value-type="float" office:value="0.463297470661828" calcext:value-type="float">
            <text:p>0.4632974707</text:p>
          </table:table-cell>
        </table:table-row>
        <table:table-row table:style-name="ro1">
          <table:table-cell office:value-type="float" office:value="0.467888286638955" calcext:value-type="float">
            <text:p>0.4678882866</text:p>
          </table:table-cell>
        </table:table-row>
        <table:table-row table:style-name="ro1">
          <table:table-cell office:value-type="float" office:value="0.472494351020688" calcext:value-type="float">
            <text:p>0.472494351</text:p>
          </table:table-cell>
        </table:table-row>
        <table:table-row table:style-name="ro1">
          <table:table-cell office:value-type="float" office:value="0.43068419748922" calcext:value-type="float">
            <text:p>0.4306841975</text:p>
          </table:table-cell>
        </table:table-row>
        <table:table-row table:style-name="ro1">
          <table:table-cell office:value-type="float" office:value="0.433691624378153" calcext:value-type="float">
            <text:p>0.4336916244</text:p>
          </table:table-cell>
        </table:table-row>
        <table:table-row table:style-name="ro1">
          <table:table-cell office:value-type="float" office:value="0.436652881221718" calcext:value-type="float">
            <text:p>0.4366528812</text:p>
          </table:table-cell>
        </table:table-row>
        <table:table-row table:style-name="ro1">
          <table:table-cell office:value-type="float" office:value="0.439547473140729" calcext:value-type="float">
            <text:p>0.4395474731</text:p>
          </table:table-cell>
        </table:table-row>
        <table:table-row table:style-name="ro1">
          <table:table-cell office:value-type="float" office:value="0.442356608633803" calcext:value-type="float">
            <text:p>0.4423566086</text:p>
          </table:table-cell>
        </table:table-row>
        <table:table-row table:style-name="ro1">
          <table:table-cell office:value-type="float" office:value="0.445063143828671" calcext:value-type="float">
            <text:p>0.4450631438</text:p>
          </table:table-cell>
        </table:table-row>
        <table:table-row table:style-name="ro1">
          <table:table-cell office:value-type="float" office:value="0.447651527408307" calcext:value-type="float">
            <text:p>0.4476515274</text:p>
          </table:table-cell>
        </table:table-row>
        <table:table-row table:style-name="ro1">
          <table:table-cell office:value-type="float" office:value="0.45010774621187" calcext:value-type="float">
            <text:p>0.4501077462</text:p>
          </table:table-cell>
        </table:table-row>
        <table:table-row table:style-name="ro1">
          <table:table-cell office:value-type="float" office:value="0.452419271510457" calcext:value-type="float">
            <text:p>0.4524192715</text:p>
          </table:table-cell>
        </table:table-row>
        <table:table-row table:style-name="ro1">
          <table:table-cell office:value-type="float" office:value="0.454575005957682" calcext:value-type="float">
            <text:p>0.454575006</text:p>
          </table:table-cell>
        </table:table-row>
        <table:table-row table:style-name="ro1">
          <table:table-cell office:value-type="float" office:value="0.45656523121505" calcext:value-type="float">
            <text:p>0.4565652312</text:p>
          </table:table-cell>
        </table:table-row>
        <table:table-row table:style-name="ro1">
          <table:table-cell office:value-type="float" office:value="0.458381556252167" calcext:value-type="float">
            <text:p>0.4583815563</text:p>
          </table:table-cell>
        </table:table-row>
        <table:table-row table:style-name="ro1">
          <table:table-cell office:value-type="float" office:value="0.460016866321751" calcext:value-type="float">
            <text:p>0.4600168663</text:p>
          </table:table-cell>
        </table:table-row>
        <table:table-row table:style-name="ro1">
          <table:table-cell office:value-type="float" office:value="0.461465272609457" calcext:value-type="float">
            <text:p>0.4614652726</text:p>
          </table:table-cell>
        </table:table-row>
        <table:table-row table:style-name="ro1">
          <table:table-cell office:value-type="float" office:value="0.462722062558527" calcext:value-type="float">
            <text:p>0.4627220626</text:p>
          </table:table-cell>
        </table:table-row>
        <table:table-row table:style-name="ro1">
          <table:table-cell office:value-type="float" office:value="0.463783650869244" calcext:value-type="float">
            <text:p>0.4637836509</text:p>
          </table:table-cell>
        </table:table-row>
        <table:table-row table:style-name="ro1">
          <table:table-cell office:value-type="float" office:value="0.464647531173205" calcext:value-type="float">
            <text:p>0.4646475312</text:p>
          </table:table-cell>
        </table:table-row>
        <table:table-row table:style-name="ro1">
          <table:table-cell office:value-type="float" office:value="0.46531222838241" calcext:value-type="float">
            <text:p>0.4653122284</text:p>
          </table:table-cell>
        </table:table-row>
        <table:table-row table:style-name="ro1">
          <table:table-cell office:value-type="float" office:value="0.46577725171316" calcext:value-type="float">
            <text:p>0.4657772517</text:p>
          </table:table-cell>
        </table:table-row>
        <table:table-row table:style-name="ro1">
          <table:table-cell office:value-type="float" office:value="0.466043048384776" calcext:value-type="float">
            <text:p>0.4660430484</text:p>
          </table:table-cell>
        </table:table-row>
        <table:table-row table:style-name="ro1">
          <table:table-cell office:value-type="float" office:value="0.466110957993129" calcext:value-type="float">
            <text:p>0.466110958</text:p>
          </table:table-cell>
        </table:table-row>
        <table:table-row table:style-name="ro1">
          <table:table-cell office:value-type="float" office:value="0.465983167558984" calcext:value-type="float">
            <text:p>0.4659831676</text:p>
          </table:table-cell>
        </table:table-row>
        <table:table-row table:style-name="ro1">
          <table:table-cell office:value-type="float" office:value="0.465662667251161" calcext:value-type="float">
            <text:p>0.4656626673</text:p>
          </table:table-cell>
        </table:table-row>
        <table:table-row table:style-name="ro1">
          <table:table-cell office:value-type="float" office:value="0.465153206784507" calcext:value-type="float">
            <text:p>0.4651532068</text:p>
          </table:table-cell>
        </table:table-row>
        <table:table-row table:style-name="ro1">
          <table:table-cell office:value-type="float" office:value="0.464459252492686" calcext:value-type="float">
            <text:p>0.4644592525</text:p>
          </table:table-cell>
        </table:table-row>
        <table:table-row table:style-name="ro1">
          <table:table-cell office:value-type="float" office:value="0.463585945075784" calcext:value-type="float">
            <text:p>0.4635859451</text:p>
          </table:table-cell>
        </table:table-row>
        <table:table-row table:style-name="ro1">
          <table:table-cell office:value-type="float" office:value="0.462539058022721" calcext:value-type="float">
            <text:p>0.462539058</text:p>
          </table:table-cell>
        </table:table-row>
        <table:table-row table:style-name="ro1">
          <table:table-cell office:value-type="float" office:value="0.461324956708491" calcext:value-type="float">
            <text:p>0.4613249567</text:p>
          </table:table-cell>
        </table:table-row>
        <table:table-row table:style-name="ro1">
          <table:table-cell office:value-type="float" office:value="0.4599505581662" calcext:value-type="float">
            <text:p>0.4599505582</text:p>
          </table:table-cell>
        </table:table-row>
        <table:table-row table:style-name="ro1">
          <table:table-cell office:value-type="float" office:value="0.458423291533935" calcext:value-type="float">
            <text:p>0.4584232915</text:p>
          </table:table-cell>
        </table:table-row>
        <table:table-row table:style-name="ro1">
          <table:table-cell office:value-type="float" office:value="0.456751059176434" calcext:value-type="float">
            <text:p>0.4567510592</text:p>
          </table:table-cell>
        </table:table-row>
        <table:table-row table:style-name="ro1">
          <table:table-cell office:value-type="float" office:value="0.454942198481578" calcext:value-type="float">
            <text:p>0.4549421985</text:p>
          </table:table-cell>
        </table:table-row>
        <table:table-row table:style-name="ro1">
          <table:table-cell office:value-type="float" office:value="0.453005444331698" calcext:value-type="float">
            <text:p>0.4530054443</text:p>
          </table:table-cell>
        </table:table-row>
        <table:table-row table:style-name="ro1">
          <table:table-cell office:value-type="float" office:value="0.450949892249691" calcext:value-type="float">
            <text:p>0.4509498922</text:p>
          </table:table-cell>
        </table:table-row>
        <table:table-row table:style-name="ro1">
          <table:table-cell office:value-type="float" office:value="0.448784962219954" calcext:value-type="float">
            <text:p>0.4487849622</text:p>
          </table:table-cell>
        </table:table-row>
        <table:table-row table:style-name="ro1">
          <table:table-cell office:value-type="float" office:value="0.446520363184133" calcext:value-type="float">
            <text:p>0.4465203632</text:p>
          </table:table-cell>
        </table:table-row>
        <table:table-row table:style-name="ro1">
          <table:table-cell office:value-type="float" office:value="0.444166058211689" calcext:value-type="float">
            <text:p>0.4441660582</text:p>
          </table:table-cell>
        </table:table-row>
        <table:table-row table:style-name="ro1">
          <table:table-cell office:value-type="float" office:value="0.441732230345267" calcext:value-type="float">
            <text:p>0.4417322303</text:p>
          </table:table-cell>
        </table:table-row>
        <table:table-row table:style-name="ro1">
          <table:table-cell office:value-type="float" office:value="0.439229249120897" calcext:value-type="float">
            <text:p>0.4392292491</text:p>
          </table:table-cell>
        </table:table-row>
        <table:table-row table:style-name="ro1">
          <table:table-cell office:value-type="float" office:value="0.436667637762994" calcext:value-type="float">
            <text:p>0.4366676378</text:p>
          </table:table-cell>
        </table:table-row>
        <table:table-row table:style-name="ro1">
          <table:table-cell office:value-type="float" office:value="0.434058041054179" calcext:value-type="float">
            <text:p>0.4340580411</text:p>
          </table:table-cell>
        </table:table-row>
        <table:table-row table:style-name="ro1">
          <table:table-cell office:value-type="float" office:value="0.43141119387992" calcext:value-type="float">
            <text:p>0.4314111939</text:p>
          </table:table-cell>
        </table:table-row>
        <table:table-row table:style-name="ro1">
          <table:table-cell office:value-type="float" office:value="0.428737890447975" calcext:value-type="float">
            <text:p>0.4287378904</text:p>
          </table:table-cell>
        </table:table-row>
        <table:table-row table:style-name="ro1">
          <table:table-cell office:value-type="float" office:value="0.42604895418266" calcext:value-type="float">
            <text:p>0.4260489542</text:p>
          </table:table-cell>
        </table:table-row>
        <table:table-row table:style-name="ro1">
          <table:table-cell office:value-type="float" office:value="0.423355208293926" calcext:value-type="float">
            <text:p>0.4233552083</text:p>
          </table:table-cell>
        </table:table-row>
        <table:table-row table:style-name="ro1">
          <table:table-cell office:value-type="float" office:value="0.420667447021255" calcext:value-type="float">
            <text:p>0.420667447</text:p>
          </table:table-cell>
        </table:table-row>
        <table:table-row table:style-name="ro1">
          <table:table-cell office:value-type="float" office:value="0.417996407552363" calcext:value-type="float">
            <text:p>0.4179964076</text:p>
          </table:table-cell>
        </table:table-row>
        <table:table-row table:style-name="ro1">
          <table:table-cell office:value-type="float" office:value="0.415352742616729" calcext:value-type="float">
            <text:p>0.4153527426</text:p>
          </table:table-cell>
        </table:table-row>
        <table:table-row table:style-name="ro1">
          <table:table-cell office:value-type="float" office:value="0.412746993753926" calcext:value-type="float">
            <text:p>0.4127469938</text:p>
          </table:table-cell>
        </table:table-row>
        <table:table-row table:style-name="ro1">
          <table:table-cell office:value-type="float" office:value="0.410189565256775" calcext:value-type="float">
            <text:p>0.4101895653</text:p>
          </table:table-cell>
        </table:table-row>
        <table:table-row table:style-name="ro1">
          <table:table-cell office:value-type="float" office:value="0.407690698789311" calcext:value-type="float">
            <text:p>0.4076906988</text:p>
          </table:table-cell>
        </table:table-row>
        <table:table-row table:style-name="ro1">
          <table:table-cell office:value-type="float" office:value="0.405260448679561" calcext:value-type="float">
            <text:p>0.4052604487</text:p>
          </table:table-cell>
        </table:table-row>
        <table:table-row table:style-name="ro1">
          <table:table-cell office:value-type="float" office:value="0.402908657887143" calcext:value-type="float">
            <text:p>0.4029086579</text:p>
          </table:table-cell>
        </table:table-row>
        <table:table-row table:style-name="ro1">
          <table:table-cell office:value-type="float" office:value="0.400644934645672" calcext:value-type="float">
            <text:p>0.4006449346</text:p>
          </table:table-cell>
        </table:table-row>
        <table:table-row table:style-name="ro1">
          <table:table-cell office:value-type="float" office:value="0.398478629779985" calcext:value-type="float">
            <text:p>0.3984786298</text:p>
          </table:table-cell>
        </table:table-row>
        <table:table-row table:style-name="ro1">
          <table:table-cell office:value-type="float" office:value="0.39641881469818" calcext:value-type="float">
            <text:p>0.3964188147</text:p>
          </table:table-cell>
        </table:table-row>
        <table:table-row table:style-name="ro1">
          <table:table-cell office:value-type="float" office:value="0.394474260058468" calcext:value-type="float">
            <text:p>0.3944742601</text:p>
          </table:table-cell>
        </table:table-row>
        <table:table-row table:style-name="ro1">
          <table:table-cell office:value-type="float" office:value="0.392653415110841" calcext:value-type="float">
            <text:p>0.3926534151</text:p>
          </table:table-cell>
        </table:table-row>
        <table:table-row table:style-name="ro1">
          <table:table-cell office:value-type="float" office:value="0.390964387713553" calcext:value-type="float">
            <text:p>0.3909643877</text:p>
          </table:table-cell>
        </table:table-row>
        <table:table-row table:style-name="ro1">
          <table:table-cell office:value-type="float" office:value="0.389414925024419" calcext:value-type="float">
            <text:p>0.389414925</text:p>
          </table:table-cell>
        </table:table-row>
        <table:table-row table:style-name="ro1">
          <table:table-cell office:value-type="float" office:value="0.388012394866922" calcext:value-type="float">
            <text:p>0.3880123949</text:p>
          </table:table-cell>
        </table:table-row>
        <table:table-row table:style-name="ro1">
          <table:table-cell office:value-type="float" office:value="0.386763767771143" calcext:value-type="float">
            <text:p>0.3867637678</text:p>
          </table:table-cell>
        </table:table-row>
        <table:table-row table:style-name="ro1">
          <table:table-cell office:value-type="float" office:value="0.385675599689498" calcext:value-type="float">
            <text:p>0.3856755997</text:p>
          </table:table-cell>
        </table:table-row>
        <table:table-row table:style-name="ro1">
          <table:table-cell office:value-type="float" office:value="0.384754015387292" calcext:value-type="float">
            <text:p>0.3847540154</text:p>
          </table:table-cell>
        </table:table-row>
        <table:table-row table:style-name="ro1">
          <table:table-cell office:value-type="float" office:value="0.384004692508091" calcext:value-type="float">
            <text:p>0.3840046925</text:p>
          </table:table-cell>
        </table:table-row>
        <table:table-row table:style-name="ro1">
          <table:table-cell office:value-type="float" office:value="0.383432846313903" calcext:value-type="float">
            <text:p>0.3834328463</text:p>
          </table:table-cell>
        </table:table-row>
        <table:table-row table:style-name="ro1">
          <table:table-cell office:value-type="float" office:value="0.383043215100176" calcext:value-type="float">
            <text:p>0.3830432151</text:p>
          </table:table-cell>
        </table:table-row>
        <table:table-row table:style-name="ro1">
          <table:table-cell office:value-type="float" office:value="0.382840046285613" calcext:value-type="float">
            <text:p>0.3828400463</text:p>
          </table:table-cell>
        </table:table-row>
        <table:table-row table:style-name="ro1">
          <table:table-cell office:value-type="float" office:value="0.382827083176798" calcext:value-type="float">
            <text:p>0.3828270832</text:p>
          </table:table-cell>
        </table:table-row>
        <table:table-row table:style-name="ro1">
          <table:table-cell office:value-type="float" office:value="0.383007552407634" calcext:value-type="float">
            <text:p>0.3830075524</text:p>
          </table:table-cell>
        </table:table-row>
        <table:table-row table:style-name="ro1">
          <table:table-cell office:value-type="float" office:value="0.383384152053606" calcext:value-type="float">
            <text:p>0.3833841521</text:p>
          </table:table-cell>
        </table:table-row>
        <table:table-row table:style-name="ro1">
          <table:table-cell office:value-type="float" office:value="0.383959040420844" calcext:value-type="float">
            <text:p>0.3839590404</text:p>
          </table:table-cell>
        </table:table-row>
        <table:table-row table:style-name="ro1">
          <table:table-cell office:value-type="float" office:value="0.384733825510015" calcext:value-type="float">
            <text:p>0.3847338255</text:p>
          </table:table-cell>
        </table:table-row>
        <table:table-row table:style-name="ro1">
          <table:table-cell office:value-type="float" office:value="0.385709555155018" calcext:value-type="float">
            <text:p>0.3857095552</text:p>
          </table:table-cell>
        </table:table-row>
        <table:table-row table:style-name="ro1">
          <table:table-cell office:value-type="float" office:value="0.386886707836499" calcext:value-type="float">
            <text:p>0.3868867078</text:p>
          </table:table-cell>
        </table:table-row>
        <table:table-row table:style-name="ro1">
          <table:table-cell office:value-type="float" office:value="0.388265184170182" calcext:value-type="float">
            <text:p>0.3882651842</text:p>
          </table:table-cell>
        </table:table-row>
        <table:table-row table:style-name="ro1">
          <table:table-cell office:value-type="float" office:value="0.38984429907001" calcext:value-type="float">
            <text:p>0.3898442991</text:p>
          </table:table-cell>
        </table:table-row>
        <table:table-row table:style-name="ro1">
          <table:table-cell office:value-type="float" office:value="0.391622774586102" calcext:value-type="float">
            <text:p>0.3916227746</text:p>
          </table:table-cell>
        </table:table-row>
        <table:table-row table:style-name="ro1">
          <table:table-cell office:value-type="float" office:value="0.393598733417526" calcext:value-type="float">
            <text:p>0.3935987334</text:p>
          </table:table-cell>
        </table:table-row>
        <table:table-row table:style-name="ro1">
          <table:table-cell office:value-type="float" office:value="0.395769693099888" calcext:value-type="float">
            <text:p>0.3957696931</text:p>
          </table:table-cell>
        </table:table-row>
        <table:table-row table:style-name="ro1">
          <table:table-cell office:value-type="float" office:value="0.39813256086773" calcext:value-type="float">
            <text:p>0.3981325609</text:p>
          </table:table-cell>
        </table:table-row>
        <table:table-row table:style-name="ro1">
          <table:table-cell office:value-type="float" office:value="0.400683629191746" calcext:value-type="float">
            <text:p>0.4006836292</text:p>
          </table:table-cell>
        </table:table-row>
        <table:table-row table:style-name="ro1">
          <table:table-cell office:value-type="float" office:value="0.403418571990814" calcext:value-type="float">
            <text:p>0.403418572</text:p>
          </table:table-cell>
        </table:table-row>
        <table:table-row table:style-name="ro1">
          <table:table-cell office:value-type="float" office:value="0.406332441518841" calcext:value-type="float">
            <text:p>0.4063324415</text:p>
          </table:table-cell>
        </table:table-row>
        <table:table-row table:style-name="ro1">
          <table:table-cell office:value-type="float" office:value="0.409419665926418" calcext:value-type="float">
            <text:p>0.4094196659</text:p>
          </table:table-cell>
        </table:table-row>
        <table:table-row table:style-name="ro1">
          <table:table-cell office:value-type="float" office:value="0.4126740474973" calcext:value-type="float">
            <text:p>0.4126740475</text:p>
          </table:table-cell>
        </table:table-row>
        <table:table-row table:style-name="ro1">
          <table:table-cell office:value-type="float" office:value="0.416088761559689" calcext:value-type="float">
            <text:p>0.4160887616</text:p>
          </table:table-cell>
        </table:table-row>
        <table:table-row table:style-name="ro1">
          <table:table-cell office:value-type="float" office:value="0.419656356072341" calcext:value-type="float">
            <text:p>0.4196563561</text:p>
          </table:table-cell>
        </table:table-row>
        <table:table-row table:style-name="ro1">
          <table:table-cell office:value-type="float" office:value="0.423368751885477" calcext:value-type="float">
            <text:p>0.4233687519</text:p>
          </table:table-cell>
        </table:table-row>
        <table:table-row table:style-name="ro1">
          <table:table-cell office:value-type="float" office:value="0.427217243676523" calcext:value-type="float">
            <text:p>0.4272172437</text:p>
          </table:table-cell>
        </table:table-row>
        <table:table-row table:style-name="ro1">
          <table:table-cell office:value-type="float" office:value="0.431192501560651" calcext:value-type="float">
            <text:p>0.4311925016</text:p>
          </table:table-cell>
        </table:table-row>
        <table:table-row table:style-name="ro1">
          <table:table-cell office:value-type="float" office:value="0.435284573376142" calcext:value-type="float">
            <text:p>0.4352845734</text:p>
          </table:table-cell>
        </table:table-row>
        <table:table-row table:style-name="ro1">
          <table:table-cell office:value-type="float" office:value="0.439482887644557" calcext:value-type="float">
            <text:p>0.4394828876</text:p>
          </table:table-cell>
        </table:table-row>
        <table:table-row table:style-name="ro1">
          <table:table-cell office:value-type="float" office:value="0.443776257205733" calcext:value-type="float">
            <text:p>0.4437762572</text:p>
          </table:table-cell>
        </table:table-row>
        <table:table-row table:style-name="ro1">
          <table:table-cell office:value-type="float" office:value="0.448152883527586" calcext:value-type="float">
            <text:p>0.4481528835</text:p>
          </table:table-cell>
        </table:table-row>
        <table:table-row table:style-name="ro1">
          <table:table-cell office:value-type="float" office:value="0.452600361690724" calcext:value-type="float">
            <text:p>0.4526003617</text:p>
          </table:table-cell>
        </table:table-row>
        <table:table-row table:style-name="ro1">
          <table:table-cell office:value-type="float" office:value="0.45710568604789" calcext:value-type="float">
            <text:p>0.457105686</text:p>
          </table:table-cell>
        </table:table-row>
        <table:table-row table:style-name="ro1">
          <table:table-cell office:value-type="float" office:value="0.461655256558199" calcext:value-type="float">
            <text:p>0.4616552566</text:p>
          </table:table-cell>
        </table:table-row>
        <table:table-row table:style-name="ro1">
          <table:table-cell office:value-type="float" office:value="0.466234885796212" calcext:value-type="float">
            <text:p>0.4662348858</text:p>
          </table:table-cell>
        </table:table-row>
        <table:table-row table:style-name="ro1">
          <table:table-cell office:value-type="float" office:value="0.470829806635803" calcext:value-type="float">
            <text:p>0.4708298066</text:p>
          </table:table-cell>
        </table:table-row>
        <table:table-row table:style-name="ro1">
          <table:table-cell office:value-type="float" office:value="0.430908271540122" calcext:value-type="float">
            <text:p>0.4309082715</text:p>
          </table:table-cell>
        </table:table-row>
        <table:table-row table:style-name="ro1">
          <table:table-cell office:value-type="float" office:value="0.433904227109819" calcext:value-type="float">
            <text:p>0.4339042271</text:p>
          </table:table-cell>
        </table:table-row>
        <table:table-row table:style-name="ro1">
          <table:table-cell office:value-type="float" office:value="0.436853928754276" calcext:value-type="float">
            <text:p>0.4368539288</text:p>
          </table:table-cell>
        </table:table-row>
        <table:table-row table:style-name="ro1">
          <table:table-cell office:value-type="float" office:value="0.439736843500552" calcext:value-type="float">
            <text:p>0.4397368435</text:p>
          </table:table-cell>
        </table:table-row>
        <table:table-row table:style-name="ro1">
          <table:table-cell office:value-type="float" office:value="0.4425341443172" calcext:value-type="float">
            <text:p>0.4425341443</text:p>
          </table:table-cell>
        </table:table-row>
        <table:table-row table:style-name="ro1">
          <table:table-cell office:value-type="float" office:value="0.445228654308376" calcext:value-type="float">
            <text:p>0.4452286543</text:p>
          </table:table-cell>
        </table:table-row>
        <table:table-row table:style-name="ro1">
          <table:table-cell office:value-type="float" office:value="0.447804791582859" calcext:value-type="float">
            <text:p>0.4478047916</text:p>
          </table:table-cell>
        </table:table-row>
        <table:table-row table:style-name="ro1">
          <table:table-cell office:value-type="float" office:value="0.450248514797975" calcext:value-type="float">
            <text:p>0.4502485148</text:p>
          </table:table-cell>
        </table:table-row>
        <table:table-row table:style-name="ro1">
          <table:table-cell office:value-type="float" office:value="0.452547269378425" calcext:value-type="float">
            <text:p>0.4525472694</text:p>
          </table:table-cell>
        </table:table-row>
        <table:table-row table:style-name="ro1">
          <table:table-cell office:value-type="float" office:value="0.454689934410022" calcext:value-type="float">
            <text:p>0.4546899344</text:p>
          </table:table-cell>
        </table:table-row>
        <table:table-row table:style-name="ro1">
          <table:table-cell office:value-type="float" office:value="0.456666770208334" calcext:value-type="float">
            <text:p>0.4566667702</text:p>
          </table:table-cell>
        </table:table-row>
        <table:table-row table:style-name="ro1">
          <table:table-cell office:value-type="float" office:value="0.458469366562233" calcext:value-type="float">
            <text:p>0.4584693666</text:p>
          </table:table-cell>
        </table:table-row>
        <table:table-row table:style-name="ro1">
          <table:table-cell office:value-type="float" office:value="0.460090591652349" calcext:value-type="float">
            <text:p>0.4600905917</text:p>
          </table:table-cell>
        </table:table-row>
        <table:table-row table:style-name="ro1">
          <table:table-cell office:value-type="float" office:value="0.461524541644436" calcext:value-type="float">
            <text:p>0.4615245416</text:p>
          </table:table-cell>
        </table:table-row>
        <table:table-row table:style-name="ro1">
          <table:table-cell office:value-type="float" office:value="0.462766490957633" calcext:value-type="float">
            <text:p>0.462766491</text:p>
          </table:table-cell>
        </table:table-row>
        <table:table-row table:style-name="ro1">
          <table:table-cell office:value-type="float" office:value="0.463812843207646" calcext:value-type="float">
            <text:p>0.4638128432</text:p>
          </table:table-cell>
        </table:table-row>
        <table:table-row table:style-name="ro1">
          <table:table-cell office:value-type="float" office:value="0.464661082824824" calcext:value-type="float">
            <text:p>0.4646610828</text:p>
          </table:table-cell>
        </table:table-row>
        <table:table-row table:style-name="ro1">
          <table:table-cell office:value-type="float" office:value="0.465309727347148" calcext:value-type="float">
            <text:p>0.4653097273</text:p>
          </table:table-cell>
        </table:table-row>
        <table:table-row table:style-name="ro1">
          <table:table-cell office:value-type="float" office:value="0.465758280388126" calcext:value-type="float">
            <text:p>0.4657582804</text:p>
          </table:table-cell>
        </table:table-row>
        <table:table-row table:style-name="ro1">
          <table:table-cell office:value-type="float" office:value="0.46600718527959" calcext:value-type="float">
            <text:p>0.4660071853</text:p>
          </table:table-cell>
        </table:table-row>
        <table:table-row table:style-name="ro1">
          <table:table-cell office:value-type="float" office:value="0.466057779389405" calcext:value-type="float">
            <text:p>0.4660577794</text:p>
          </table:table-cell>
        </table:table-row>
        <table:table-row table:style-name="ro1">
          <table:table-cell office:value-type="float" office:value="0.465912249114079" calcext:value-type="float">
            <text:p>0.4659122491</text:p>
          </table:table-cell>
        </table:table-row>
        <table:table-row table:style-name="ro1">
          <table:table-cell office:value-type="float" office:value="0.465573585546286" calcext:value-type="float">
            <text:p>0.4655735855</text:p>
          </table:table-cell>
        </table:table-row>
        <table:table-row table:style-name="ro1">
          <table:table-cell office:value-type="float" office:value="0.46504554081729" calcext:value-type="float">
            <text:p>0.4650455408</text:p>
          </table:table-cell>
        </table:table-row>
        <table:table-row table:style-name="ro1">
          <table:table-cell office:value-type="float" office:value="0.464332585114273" calcext:value-type="float">
            <text:p>0.4643325851</text:p>
          </table:table-cell>
        </table:table-row>
        <table:table-row table:style-name="ro1">
          <table:table-cell office:value-type="float" office:value="0.463439864372579" calcext:value-type="float">
            <text:p>0.4634398644</text:p>
          </table:table-cell>
        </table:table-row>
        <table:table-row table:style-name="ro1">
          <table:table-cell office:value-type="float" office:value="0.462373158642857" calcext:value-type="float">
            <text:p>0.4623731586</text:p>
          </table:table-cell>
        </table:table-row>
        <table:table-row table:style-name="ro1">
          <table:table-cell office:value-type="float" office:value="0.46113884113311" calcext:value-type="float">
            <text:p>0.4611388411</text:p>
          </table:table-cell>
        </table:table-row>
        <table:table-row table:style-name="ro1">
          <table:table-cell office:value-type="float" office:value="0.459743837925654" calcext:value-type="float">
            <text:p>0.4597438379</text:p>
          </table:table-cell>
        </table:table-row>
        <table:table-row table:style-name="ro1">
          <table:table-cell office:value-type="float" office:value="0.45819558836898" calcext:value-type="float">
            <text:p>0.4581955884</text:p>
          </table:table-cell>
        </table:table-row>
        <table:table-row table:style-name="ro1">
          <table:table-cell office:value-type="float" office:value="0.456502006144529" calcext:value-type="float">
            <text:p>0.4565020061</text:p>
          </table:table-cell>
        </table:table-row>
        <table:table-row table:style-name="ro1">
          <table:table-cell office:value-type="float" office:value="0.454671441008361" calcext:value-type="float">
            <text:p>0.454671441</text:p>
          </table:table-cell>
        </table:table-row>
        <table:table-row table:style-name="ro1">
          <table:table-cell office:value-type="float" office:value="0.452712641207746" calcext:value-type="float">
            <text:p>0.4527126412</text:p>
          </table:table-cell>
        </table:table-row>
        <table:table-row table:style-name="ro1">
          <table:table-cell office:value-type="float" office:value="0.450634716572646" calcext:value-type="float">
            <text:p>0.4506347166</text:p>
          </table:table-cell>
        </table:table-row>
        <table:table-row table:style-name="ro1">
          <table:table-cell office:value-type="float" office:value="0.448447102282115" calcext:value-type="float">
            <text:p>0.4484471023</text:p>
          </table:table-cell>
        </table:table-row>
        <table:table-row table:style-name="ro1">
          <table:table-cell office:value-type="float" office:value="0.446159523305602" calcext:value-type="float">
            <text:p>0.4461595233</text:p>
          </table:table-cell>
        </table:table-row>
        <table:table-row table:style-name="ro1">
          <table:table-cell office:value-type="float" office:value="0.443781959519153" calcext:value-type="float">
            <text:p>0.4437819595</text:p>
          </table:table-cell>
        </table:table-row>
        <table:table-row table:style-name="ro1">
          <table:table-cell office:value-type="float" office:value="0.441324611496534" calcext:value-type="float">
            <text:p>0.4413246115</text:p>
          </table:table-cell>
        </table:table-row>
        <table:table-row table:style-name="ro1">
          <table:table-cell office:value-type="float" office:value="0.438797866975245" calcext:value-type="float">
            <text:p>0.438797867</text:p>
          </table:table-cell>
        </table:table-row>
        <table:table-row table:style-name="ro1">
          <table:table-cell office:value-type="float" office:value="0.436212267997454" calcext:value-type="float">
            <text:p>0.436212268</text:p>
          </table:table-cell>
        </table:table-row>
        <table:table-row table:style-name="ro1">
          <table:table-cell office:value-type="float" office:value="0.433578478725824" calcext:value-type="float">
            <text:p>0.4335784787</text:p>
          </table:table-cell>
        </table:table-row>
        <table:table-row table:style-name="ro1">
          <table:table-cell office:value-type="float" office:value="0.430907253934259" calcext:value-type="float">
            <text:p>0.4309072539</text:p>
          </table:table-cell>
        </table:table-row>
        <table:table-row table:style-name="ro1">
          <table:table-cell office:value-type="float" office:value="0.428209408173548" calcext:value-type="float">
            <text:p>0.4282094082</text:p>
          </table:table-cell>
        </table:table-row>
        <table:table-row table:style-name="ro1">
          <table:table-cell office:value-type="float" office:value="0.425495785611918" calcext:value-type="float">
            <text:p>0.4254957856</text:p>
          </table:table-cell>
        </table:table-row>
        <table:table-row table:style-name="ro1">
          <table:table-cell office:value-type="float" office:value="0.422777230550494" calcext:value-type="float">
            <text:p>0.4227772306</text:p>
          </table:table-cell>
        </table:table-row>
        <table:table-row table:style-name="ro1">
          <table:table-cell office:value-type="float" office:value="0.420064558613664" calcext:value-type="float">
            <text:p>0.4200645586</text:p>
          </table:table-cell>
        </table:table-row>
        <table:table-row table:style-name="ro1">
          <table:table-cell office:value-type="float" office:value="0.417368528614353" calcext:value-type="float">
            <text:p>0.4173685286</text:p>
          </table:table-cell>
        </table:table-row>
        <table:table-row table:style-name="ro1">
          <table:table-cell office:value-type="float" office:value="0.414699815094199" calcext:value-type="float">
            <text:p>0.4146998151</text:p>
          </table:table-cell>
        </table:table-row>
        <table:table-row table:style-name="ro1">
          <table:table-cell office:value-type="float" office:value="0.412068981538638" calcext:value-type="float">
            <text:p>0.4120689815</text:p>
          </table:table-cell>
        </table:table-row>
        <table:table-row table:style-name="ro1">
          <table:table-cell office:value-type="float" office:value="0.409486454266898" calcext:value-type="float">
            <text:p>0.4094864543</text:p>
          </table:table-cell>
        </table:table-row>
        <table:table-row table:style-name="ro1">
          <table:table-cell office:value-type="float" office:value="0.406962496996894" calcext:value-type="float">
            <text:p>0.406962497</text:p>
          </table:table-cell>
        </table:table-row>
        <table:table-row table:style-name="ro1">
          <table:table-cell office:value-type="float" office:value="0.404507186085033" calcext:value-type="float">
            <text:p>0.4045071861</text:p>
          </table:table-cell>
        </table:table-row>
        <table:table-row table:style-name="ro1">
          <table:table-cell office:value-type="float" office:value="0.402130386440924" calcext:value-type="float">
            <text:p>0.4021303864</text:p>
          </table:table-cell>
        </table:table-row>
        <table:table-row table:style-name="ro1">
          <table:table-cell office:value-type="float" office:value="0.399841728116994" calcext:value-type="float">
            <text:p>0.3998417281</text:p>
          </table:table-cell>
        </table:table-row>
        <table:table-row table:style-name="ro1">
          <table:table-cell office:value-type="float" office:value="0.397650583573014" calcext:value-type="float">
            <text:p>0.3976505836</text:p>
          </table:table-cell>
        </table:table-row>
        <table:table-row table:style-name="ro1">
          <table:table-cell office:value-type="float" office:value="0.395566045615524" calcext:value-type="float">
            <text:p>0.3955660456</text:p>
          </table:table-cell>
        </table:table-row>
        <table:table-row table:style-name="ro1">
          <table:table-cell office:value-type="float" office:value="0.393596906012173" calcext:value-type="float">
            <text:p>0.393596906</text:p>
          </table:table-cell>
        </table:table-row>
        <table:table-row table:style-name="ro1">
          <table:table-cell office:value-type="float" office:value="0.391751634780959" calcext:value-type="float">
            <text:p>0.3917516348</text:p>
          </table:table-cell>
        </table:table-row>
        <table:table-row table:style-name="ro1">
          <table:table-cell office:value-type="float" office:value="0.390038360154379" calcext:value-type="float">
            <text:p>0.3900383602</text:p>
          </table:table-cell>
        </table:table-row>
        <table:table-row table:style-name="ro1">
          <table:table-cell office:value-type="float" office:value="0.388464849218481" calcext:value-type="float">
            <text:p>0.3884648492</text:p>
          </table:table-cell>
        </table:table-row>
        <table:table-row table:style-name="ro1">
          <table:table-cell office:value-type="float" office:value="0.387038489226828" calcext:value-type="float">
            <text:p>0.3870384892</text:p>
          </table:table-cell>
        </table:table-row>
        <table:table-row table:style-name="ro1">
          <table:table-cell office:value-type="float" office:value="0.385766269589367" calcext:value-type="float">
            <text:p>0.3857662696</text:p>
          </table:table-cell>
        </table:table-row>
        <table:table-row table:style-name="ro1">
          <table:table-cell office:value-type="float" office:value="0.3846547645362" calcext:value-type="float">
            <text:p>0.3846547645</text:p>
          </table:table-cell>
        </table:table-row>
        <table:table-row table:style-name="ro1">
          <table:table-cell office:value-type="float" office:value="0.383710116456265" calcext:value-type="float">
            <text:p>0.3837101165</text:p>
          </table:table-cell>
        </table:table-row>
        <table:table-row table:style-name="ro1">
          <table:table-cell office:value-type="float" office:value="0.382938019910924" calcext:value-type="float">
            <text:p>0.3829380199</text:p>
          </table:table-cell>
        </table:table-row>
        <table:table-row table:style-name="ro1">
          <table:table-cell office:value-type="float" office:value="0.382343706322456" calcext:value-type="float">
            <text:p>0.3823437063</text:p>
          </table:table-cell>
        </table:table-row>
        <table:table-row table:style-name="ro1">
          <table:table-cell office:value-type="float" office:value="0.381931929337456" calcext:value-type="float">
            <text:p>0.3819319293</text:p>
          </table:table-cell>
        </table:table-row>
        <table:table-row table:style-name="ro1">
          <table:table-cell office:value-type="float" office:value="0.381706950865143" calcext:value-type="float">
            <text:p>0.3817069509</text:p>
          </table:table-cell>
        </table:table-row>
        <table:table-row table:style-name="ro1">
          <table:table-cell office:value-type="float" office:value="0.381672527790566" calcext:value-type="float">
            <text:p>0.3816725278</text:p>
          </table:table-cell>
        </table:table-row>
        <table:table-row table:style-name="ro1">
          <table:table-cell office:value-type="float" office:value="0.381831899362733" calcext:value-type="float">
            <text:p>0.3818318994</text:p>
          </table:table-cell>
        </table:table-row>
        <table:table-row table:style-name="ro1">
          <table:table-cell office:value-type="float" office:value="0.382187775257626" calcext:value-type="float">
            <text:p>0.3821877753</text:p>
          </table:table-cell>
        </table:table-row>
        <table:table-row table:style-name="ro1">
          <table:table-cell office:value-type="float" office:value="0.382742324316139" calcext:value-type="float">
            <text:p>0.3827423243</text:p>
          </table:table-cell>
        </table:table-row>
        <table:table-row table:style-name="ro1">
          <table:table-cell office:value-type="float" office:value="0.383497163956913" calcext:value-type="float">
            <text:p>0.383497164</text:p>
          </table:table-cell>
        </table:table-row>
        <table:table-row table:style-name="ro1">
          <table:table-cell office:value-type="float" office:value="0.384453350264082" calcext:value-type="float">
            <text:p>0.3844533503</text:p>
          </table:table-cell>
        </table:table-row>
        <table:table-row table:style-name="ro1">
          <table:table-cell office:value-type="float" office:value="0.38561136874992" calcext:value-type="float">
            <text:p>0.3856113687</text:p>
          </table:table-cell>
        </table:table-row>
        <table:table-row table:style-name="ro1">
          <table:table-cell office:value-type="float" office:value="0.386971125792403" calcext:value-type="float">
            <text:p>0.3869711258</text:p>
          </table:table-cell>
        </table:table-row>
        <table:table-row table:style-name="ro1">
          <table:table-cell office:value-type="float" office:value="0.388531940747667" calcext:value-type="float">
            <text:p>0.3885319407</text:p>
          </table:table-cell>
        </table:table-row>
        <table:table-row table:style-name="ro1">
          <table:table-cell office:value-type="float" office:value="0.390292538737384" calcext:value-type="float">
            <text:p>0.3902925387</text:p>
          </table:table-cell>
        </table:table-row>
        <table:table-row table:style-name="ro1">
          <table:table-cell office:value-type="float" office:value="0.392251044111029" calcext:value-type="float">
            <text:p>0.3922510441</text:p>
          </table:table-cell>
        </table:table-row>
        <table:table-row table:style-name="ro1">
          <table:table-cell office:value-type="float" office:value="0.394404974583074" calcext:value-type="float">
            <text:p>0.3944049746</text:p>
          </table:table-cell>
        </table:table-row>
        <table:table-row table:style-name="ro1">
          <table:table-cell office:value-type="float" office:value="0.396751236045067" calcext:value-type="float">
            <text:p>0.396751236</text:p>
          </table:table-cell>
        </table:table-row>
        <table:table-row table:style-name="ro1">
          <table:table-cell office:value-type="float" office:value="0.39928611805263" calcext:value-type="float">
            <text:p>0.3992861181</text:p>
          </table:table-cell>
        </table:table-row>
        <table:table-row table:style-name="ro1">
          <table:table-cell office:value-type="float" office:value="0.402005289987365" calcext:value-type="float">
            <text:p>0.40200529</text:p>
          </table:table-cell>
        </table:table-row>
        <table:table-row table:style-name="ro1">
          <table:table-cell office:value-type="float" office:value="0.404903797893656" calcext:value-type="float">
            <text:p>0.4049037979</text:p>
          </table:table-cell>
        </table:table-row>
        <table:table-row table:style-name="ro1">
          <table:table-cell office:value-type="float" office:value="0.407976061990385" calcext:value-type="float">
            <text:p>0.407976062</text:p>
          </table:table-cell>
        </table:table-row>
        <table:table-row table:style-name="ro1">
          <table:table-cell office:value-type="float" office:value="0.411215874857556" calcext:value-type="float">
            <text:p>0.4112158749</text:p>
          </table:table-cell>
        </table:table-row>
        <table:table-row table:style-name="ro1">
          <table:table-cell office:value-type="float" office:value="0.414616400297817" calcext:value-type="float">
            <text:p>0.4146164003</text:p>
          </table:table-cell>
        </table:table-row>
        <table:table-row table:style-name="ro1">
          <table:table-cell office:value-type="float" office:value="0.418170172872896" calcext:value-type="float">
            <text:p>0.4181701729</text:p>
          </table:table-cell>
        </table:table-row>
        <table:table-row table:style-name="ro1">
          <table:table-cell office:value-type="float" office:value="0.421869098114942" calcext:value-type="float">
            <text:p>0.4218690981</text:p>
          </table:table-cell>
        </table:table-row>
        <table:table-row table:style-name="ro1">
          <table:table-cell office:value-type="float" office:value="0.425704453412768" calcext:value-type="float">
            <text:p>0.4257044534</text:p>
          </table:table-cell>
        </table:table-row>
        <table:table-row table:style-name="ro1">
          <table:table-cell office:value-type="float" office:value="0.429666889573008" calcext:value-type="float">
            <text:p>0.4296668896</text:p>
          </table:table-cell>
        </table:table-row>
        <table:table-row table:style-name="ro1">
          <table:table-cell office:value-type="float" office:value="0.43374643305617" calcext:value-type="float">
            <text:p>0.4337464331</text:p>
          </table:table-cell>
        </table:table-row>
        <table:table-row table:style-name="ro1">
          <table:table-cell office:value-type="float" office:value="0.437932488887607" calcext:value-type="float">
            <text:p>0.4379324889</text:p>
          </table:table-cell>
        </table:table-row>
        <table:table-row table:style-name="ro1">
          <table:table-cell office:value-type="float" office:value="0.442213844243384" calcext:value-type="float">
            <text:p>0.4422138442</text:p>
          </table:table-cell>
        </table:table-row>
        <table:table-row table:style-name="ro1">
          <table:table-cell office:value-type="float" office:value="0.446578672711062" calcext:value-type="float">
            <text:p>0.4465786727</text:p>
          </table:table-cell>
        </table:table-row>
        <table:table-row table:style-name="ro1">
          <table:table-cell office:value-type="float" office:value="0.451014539225372" calcext:value-type="float">
            <text:p>0.4510145392</text:p>
          </table:table-cell>
        </table:table-row>
        <table:table-row table:style-name="ro1">
          <table:table-cell office:value-type="float" office:value="0.455508405678821" calcext:value-type="float">
            <text:p>0.4555084057</text:p>
          </table:table-cell>
        </table:table-row>
        <table:table-row table:style-name="ro1">
          <table:table-cell office:value-type="float" office:value="0.460046637207174" calcext:value-type="float">
            <text:p>0.4600466372</text:p>
          </table:table-cell>
        </table:table-row>
        <table:table-row table:style-name="ro1">
          <table:table-cell office:value-type="float" office:value="0.464615009149867" calcext:value-type="float">
            <text:p>0.4646150091</text:p>
          </table:table-cell>
        </table:table-row>
        <table:table-row table:style-name="ro1">
          <table:table-cell office:value-type="float" office:value="0.469198714685312" calcext:value-type="float">
            <text:p>0.4691987147</text:p>
          </table:table-cell>
        </table:table-row>
        <table:table-row table:style-name="ro1">
          <table:table-cell office:value-type="float" office:value="0.431149966605845" calcext:value-type="float">
            <text:p>0.4311499666</text:p>
          </table:table-cell>
        </table:table-row>
        <table:table-row table:style-name="ro1">
          <table:table-cell office:value-type="float" office:value="0.434134397427619" calcext:value-type="float">
            <text:p>0.4341343974</text:p>
          </table:table-cell>
        </table:table-row>
        <table:table-row table:style-name="ro1">
          <table:table-cell office:value-type="float" office:value="0.437072493312034" calcext:value-type="float">
            <text:p>0.4370724933</text:p>
          </table:table-cell>
        </table:table-row>
        <table:table-row table:style-name="ro1">
          <table:table-cell office:value-type="float" office:value="0.439943684497489" calcext:value-type="float">
            <text:p>0.4399436845</text:p>
          </table:table-cell>
        </table:table-row>
        <table:table-row table:style-name="ro1">
          <table:table-cell office:value-type="float" office:value="0.442729109641594" calcext:value-type="float">
            <text:p>0.4427291096</text:p>
          </table:table-cell>
        </table:table-row>
        <table:table-row table:style-name="ro1">
          <table:table-cell office:value-type="float" office:value="0.445411559959901" calcext:value-type="float">
            <text:p>0.44541156</text:p>
          </table:table-cell>
        </table:table-row>
        <table:table-row table:style-name="ro1">
          <table:table-cell office:value-type="float" office:value="0.447975424039626" calcext:value-type="float">
            <text:p>0.447975424</text:p>
          </table:table-cell>
        </table:table-row>
        <table:table-row table:style-name="ro1">
          <table:table-cell office:value-type="float" office:value="0.450406633328371" calcext:value-type="float">
            <text:p>0.4504066333</text:p>
          </table:table-cell>
        </table:table-row>
        <table:table-row table:style-name="ro1">
          <table:table-cell office:value-type="float" office:value="0.452692608297846" calcext:value-type="float">
            <text:p>0.4526926083</text:p>
          </table:table-cell>
        </table:table-row>
        <table:table-row table:style-name="ro1">
          <table:table-cell office:value-type="float" office:value="0.454822205282585" calcext:value-type="float">
            <text:p>0.4548222053</text:p>
          </table:table-cell>
        </table:table-row>
        <table:table-row table:style-name="ro1">
          <table:table-cell office:value-type="float" office:value="0.456785663993672" calcext:value-type="float">
            <text:p>0.456785664</text:p>
          </table:table-cell>
        </table:table-row>
        <table:table-row table:style-name="ro1">
          <table:table-cell office:value-type="float" office:value="0.458574555707451" calcext:value-type="float">
            <text:p>0.4585745557</text:p>
          </table:table-cell>
        </table:table-row>
        <table:table-row table:style-name="ro1">
          <table:table-cell office:value-type="float" office:value="0.460181732129245" calcext:value-type="float">
            <text:p>0.4601817321</text:p>
          </table:table-cell>
        </table:table-row>
        <table:table-row table:style-name="ro1">
          <table:table-cell office:value-type="float" office:value="0.461601274932072" calcext:value-type="float">
            <text:p>0.4616012749</text:p>
          </table:table-cell>
        </table:table-row>
        <table:table-row table:style-name="ro1">
          <table:table-cell office:value-type="float" office:value="0.462828445970354" calcext:value-type="float">
            <text:p>0.462828446</text:p>
          </table:table-cell>
        </table:table-row>
        <table:table-row table:style-name="ro1">
          <table:table-cell office:value-type="float" office:value="0.463859638168632" calcext:value-type="float">
            <text:p>0.4638596382</text:p>
          </table:table-cell>
        </table:table-row>
        <table:table-row table:style-name="ro1">
          <table:table-cell office:value-type="float" office:value="0.464692327085276" calcext:value-type="float">
            <text:p>0.4646923271</text:p>
          </table:table-cell>
        </table:table-row>
        <table:table-row table:style-name="ro1">
          <table:table-cell office:value-type="float" office:value="0.465325023151195" calcext:value-type="float">
            <text:p>0.4653250232</text:p>
          </table:table-cell>
        </table:table-row>
        <table:table-row table:style-name="ro1">
          <table:table-cell office:value-type="float" office:value="0.465757224583542" calcext:value-type="float">
            <text:p>0.4657572246</text:p>
          </table:table-cell>
        </table:table-row>
        <table:table-row table:style-name="ro1">
          <table:table-cell office:value-type="float" office:value="0.465989370974424" calcext:value-type="float">
            <text:p>0.465989371</text:p>
          </table:table-cell>
        </table:table-row>
        <table:table-row table:style-name="ro1">
          <table:table-cell office:value-type="float" office:value="0.466022797554605" calcext:value-type="float">
            <text:p>0.4660227976</text:p>
          </table:table-cell>
        </table:table-row>
        <table:table-row table:style-name="ro1">
          <table:table-cell office:value-type="float" office:value="0.465859690132213" calcext:value-type="float">
            <text:p>0.4658596901</text:p>
          </table:table-cell>
        </table:table-row>
        <table:table-row table:style-name="ro1">
          <table:table-cell office:value-type="float" office:value="0.465503040706436" calcext:value-type="float">
            <text:p>0.4655030407</text:p>
          </table:table-cell>
        </table:table-row>
        <table:table-row table:style-name="ro1">
          <table:table-cell office:value-type="float" office:value="0.464956603756233" calcext:value-type="float">
            <text:p>0.4649566038</text:p>
          </table:table-cell>
        </table:table-row>
        <table:table-row table:style-name="ro1">
          <table:table-cell office:value-type="float" office:value="0.464224853204025" calcext:value-type="float">
            <text:p>0.4642248532</text:p>
          </table:table-cell>
        </table:table-row>
        <table:table-row table:style-name="ro1">
          <table:table-cell office:value-type="float" office:value="0.463312940054398" calcext:value-type="float">
            <text:p>0.4633129401</text:p>
          </table:table-cell>
        </table:table-row>
        <table:table-row table:style-name="ro1">
          <table:table-cell office:value-type="float" office:value="0.462226650707802" calcext:value-type="float">
            <text:p>0.4622266507</text:p>
          </table:table-cell>
        </table:table-row>
        <table:table-row table:style-name="ro1">
          <table:table-cell office:value-type="float" office:value="0.460972365949242" calcext:value-type="float">
            <text:p>0.4609723659</text:p>
          </table:table-cell>
        </table:table-row>
        <table:table-row table:style-name="ro1">
          <table:table-cell office:value-type="float" office:value="0.459557020611978" calcext:value-type="float">
            <text:p>0.4595570206</text:p>
          </table:table-cell>
        </table:table-row>
        <table:table-row table:style-name="ro1">
          <table:table-cell office:value-type="float" office:value="0.457988063916213" calcext:value-type="float">
            <text:p>0.4579880639</text:p>
          </table:table-cell>
        </table:table-row>
        <table:table-row table:style-name="ro1">
          <table:table-cell office:value-type="float" office:value="0.456273420482792" calcext:value-type="float">
            <text:p>0.4562734205</text:p>
          </table:table-cell>
        </table:table-row>
        <table:table-row table:style-name="ro1">
          <table:table-cell office:value-type="float" office:value="0.454421452021885" calcext:value-type="float">
            <text:p>0.454421452</text:p>
          </table:table-cell>
        </table:table-row>
        <table:table-row table:style-name="ro1">
          <table:table-cell office:value-type="float" office:value="0.452440919696683" calcext:value-type="float">
            <text:p>0.4524409197</text:p>
          </table:table-cell>
        </table:table-row>
        <table:table-row table:style-name="ro1">
          <table:table-cell office:value-type="float" office:value="0.45034094716208" calcext:value-type="float">
            <text:p>0.4503409472</text:p>
          </table:table-cell>
        </table:table-row>
        <table:table-row table:style-name="ro1">
          <table:table-cell office:value-type="float" office:value="0.448130984278368" calcext:value-type="float">
            <text:p>0.4481309843</text:p>
          </table:table-cell>
        </table:table-row>
        <table:table-row table:style-name="ro1">
          <table:table-cell office:value-type="float" office:value="0.445820771499912" calcext:value-type="float">
            <text:p>0.4458207715</text:p>
          </table:table-cell>
        </table:table-row>
        <table:table-row table:style-name="ro1">
          <table:table-cell office:value-type="float" office:value="0.443420304938845" calcext:value-type="float">
            <text:p>0.4434203049</text:p>
          </table:table-cell>
        </table:table-row>
        <table:table-row table:style-name="ro1">
          <table:table-cell office:value-type="float" office:value="0.440939802103741" calcext:value-type="float">
            <text:p>0.4409398021</text:p>
          </table:table-cell>
        </table:table-row>
        <table:table-row table:style-name="ro1">
          <table:table-cell office:value-type="float" office:value="0.438389668313305" calcext:value-type="float">
            <text:p>0.4383896683</text:p>
          </table:table-cell>
        </table:table-row>
        <table:table-row table:style-name="ro1">
          <table:table-cell office:value-type="float" office:value="0.435780463785046" calcext:value-type="float">
            <text:p>0.4357804638</text:p>
          </table:table-cell>
        </table:table-row>
        <table:table-row table:style-name="ro1">
          <table:table-cell office:value-type="float" office:value="0.433122871398961" calcext:value-type="float">
            <text:p>0.4331228714</text:p>
          </table:table-cell>
        </table:table-row>
        <table:table-row table:style-name="ro1">
          <table:table-cell office:value-type="float" office:value="0.43042766513621" calcext:value-type="float">
            <text:p>0.4304276651</text:p>
          </table:table-cell>
        </table:table-row>
        <table:table-row table:style-name="ro1">
          <table:table-cell office:value-type="float" office:value="0.427705679192794" calcext:value-type="float">
            <text:p>0.4277056792</text:p>
          </table:table-cell>
        </table:table-row>
        <table:table-row table:style-name="ro1">
          <table:table-cell office:value-type="float" office:value="0.424967777768228" calcext:value-type="float">
            <text:p>0.4249677778</text:p>
          </table:table-cell>
        </table:table-row>
        <table:table-row table:style-name="ro1">
          <table:table-cell office:value-type="float" office:value="0.422224825529214" calcext:value-type="float">
            <text:p>0.4222248255</text:p>
          </table:table-cell>
        </table:table-row>
        <table:table-row table:style-name="ro1">
          <table:table-cell office:value-type="float" office:value="0.419487658748317" calcext:value-type="float">
            <text:p>0.4194876587</text:p>
          </table:table-cell>
        </table:table-row>
        <table:table-row table:style-name="ro1">
          <table:table-cell office:value-type="float" office:value="0.416767057117633" calcext:value-type="float">
            <text:p>0.4167670571</text:p>
          </table:table-cell>
        </table:table-row>
        <table:table-row table:style-name="ro1">
          <table:table-cell office:value-type="float" office:value="0.414073716237459" calcext:value-type="float">
            <text:p>0.4140737162</text:p>
          </table:table-cell>
        </table:table-row>
        <table:table-row table:style-name="ro1">
          <table:table-cell office:value-type="float" office:value="0.411418220779962" calcext:value-type="float">
            <text:p>0.4114182208</text:p>
          </table:table-cell>
        </table:table-row>
        <table:table-row table:style-name="ro1">
          <table:table-cell office:value-type="float" office:value="0.408811018327843" calcext:value-type="float">
            <text:p>0.4088110183</text:p>
          </table:table-cell>
        </table:table-row>
        <table:table-row table:style-name="ro1">
          <table:table-cell office:value-type="float" office:value="0.40626239388801" calcext:value-type="float">
            <text:p>0.4062623939</text:p>
          </table:table-cell>
        </table:table-row>
        <table:table-row table:style-name="ro1">
          <table:table-cell office:value-type="float" office:value="0.403782445080233" calcext:value-type="float">
            <text:p>0.4037824451</text:p>
          </table:table-cell>
        </table:table-row>
        <table:table-row table:style-name="ro1">
          <table:table-cell office:value-type="float" office:value="0.401381058000815" calcext:value-type="float">
            <text:p>0.401381058</text:p>
          </table:table-cell>
        </table:table-row>
        <table:table-row table:style-name="ro1">
          <table:table-cell office:value-type="float" office:value="0.399067883761247" calcext:value-type="float">
            <text:p>0.3990678838</text:p>
          </table:table-cell>
        </table:table-row>
        <table:table-row table:style-name="ro1">
          <table:table-cell office:value-type="float" office:value="0.396852315701875" calcext:value-type="float">
            <text:p>0.3968523157</text:p>
          </table:table-cell>
        </table:table-row>
        <table:table-row table:style-name="ro1">
          <table:table-cell office:value-type="float" office:value="0.394743467280554" calcext:value-type="float">
            <text:p>0.3947434673</text:p>
          </table:table-cell>
        </table:table-row>
        <table:table-row table:style-name="ro1">
          <table:table-cell office:value-type="float" office:value="0.392750150636307" calcext:value-type="float">
            <text:p>0.3927501506</text:p>
          </table:table-cell>
        </table:table-row>
        <table:table-row table:style-name="ro1">
          <table:table-cell office:value-type="float" office:value="0.390880855827983" calcext:value-type="float">
            <text:p>0.3908808558</text:p>
          </table:table-cell>
        </table:table-row>
        <table:table-row table:style-name="ro1">
          <table:table-cell office:value-type="float" office:value="0.389143730747911" calcext:value-type="float">
            <text:p>0.3891437307</text:p>
          </table:table-cell>
        </table:table-row>
        <table:table-row table:style-name="ro1">
          <table:table-cell office:value-type="float" office:value="0.387546561710553" calcext:value-type="float">
            <text:p>0.3875465617</text:p>
          </table:table-cell>
        </table:table-row>
        <table:table-row table:style-name="ro1">
          <table:table-cell office:value-type="float" office:value="0.386096754716158" calcext:value-type="float">
            <text:p>0.3860967547</text:p>
          </table:table-cell>
        </table:table-row>
        <table:table-row table:style-name="ro1">
          <table:table-cell office:value-type="float" office:value="0.384801317389412" calcext:value-type="float">
            <text:p>0.3848013174</text:p>
          </table:table-cell>
        </table:table-row>
        <table:table-row table:style-name="ro1">
          <table:table-cell office:value-type="float" office:value="0.383666841593088" calcext:value-type="float">
            <text:p>0.3836668416</text:p>
          </table:table-cell>
        </table:table-row>
        <table:table-row table:style-name="ro1">
          <table:table-cell office:value-type="float" office:value="0.382699486716695" calcext:value-type="float">
            <text:p>0.3826994867</text:p>
          </table:table-cell>
        </table:table-row>
        <table:table-row table:style-name="ro1">
          <table:table-cell office:value-type="float" office:value="0.381904963640127" calcext:value-type="float">
            <text:p>0.3819049636</text:p>
          </table:table-cell>
        </table:table-row>
        <table:table-row table:style-name="ro1">
          <table:table-cell office:value-type="float" office:value="0.381288519372301" calcext:value-type="float">
            <text:p>0.3812885194</text:p>
          </table:table-cell>
        </table:table-row>
        <table:table-row table:style-name="ro1">
          <table:table-cell office:value-type="float" office:value="0.380854922364813" calcext:value-type="float">
            <text:p>0.3808549224</text:p>
          </table:table-cell>
        </table:table-row>
        <table:table-row table:style-name="ro1">
          <table:table-cell office:value-type="float" office:value="0.380608448500575" calcext:value-type="float">
            <text:p>0.3806084485</text:p>
          </table:table-cell>
        </table:table-row>
        <table:table-row table:style-name="ro1">
          <table:table-cell office:value-type="float" office:value="0.380552867757452" calcext:value-type="float">
            <text:p>0.3805528678</text:p>
          </table:table-cell>
        </table:table-row>
        <table:table-row table:style-name="ro1">
          <table:table-cell office:value-type="float" office:value="0.380691431546916" calcext:value-type="float">
            <text:p>0.3806914315</text:p>
          </table:table-cell>
        </table:table-row>
        <table:table-row table:style-name="ro1">
          <table:table-cell office:value-type="float" office:value="0.381026860727671" calcext:value-type="float">
            <text:p>0.3810268607</text:p>
          </table:table-cell>
        </table:table-row>
        <table:table-row table:style-name="ro1">
          <table:table-cell office:value-type="float" office:value="0.3815613342943" calcext:value-type="float">
            <text:p>0.3815613343</text:p>
          </table:table-cell>
        </table:table-row>
        <table:table-row table:style-name="ro1">
          <table:table-cell office:value-type="float" office:value="0.382296478740898" calcext:value-type="float">
            <text:p>0.3822964787</text:p>
          </table:table-cell>
        </table:table-row>
        <table:table-row table:style-name="ro1">
          <table:table-cell office:value-type="float" office:value="0.383233358099708" calcext:value-type="float">
            <text:p>0.3832333581</text:p>
          </table:table-cell>
        </table:table-row>
        <table:table-row table:style-name="ro1">
          <table:table-cell office:value-type="float" office:value="0.384372464654756" calcext:value-type="float">
            <text:p>0.3843724647</text:p>
          </table:table-cell>
        </table:table-row>
        <table:table-row table:style-name="ro1">
          <table:table-cell office:value-type="float" office:value="0.385713710330482" calcext:value-type="float">
            <text:p>0.3857137103</text:p>
          </table:table-cell>
        </table:table-row>
        <table:table-row table:style-name="ro1">
          <table:table-cell office:value-type="float" office:value="0.387256418755372" calcext:value-type="float">
            <text:p>0.3872564188</text:p>
          </table:table-cell>
        </table:table-row>
        <table:table-row table:style-name="ro1">
          <table:table-cell office:value-type="float" office:value="0.388999318000588" calcext:value-type="float">
            <text:p>0.388999318</text:p>
          </table:table-cell>
        </table:table-row>
        <table:table-row table:style-name="ro1">
          <table:table-cell office:value-type="float" office:value="0.390940533993597" calcext:value-type="float">
            <text:p>0.390940534</text:p>
          </table:table-cell>
        </table:table-row>
        <table:table-row table:style-name="ro1">
          <table:table-cell office:value-type="float" office:value="0.393077584606798" calcext:value-type="float">
            <text:p>0.3930775846</text:p>
          </table:table-cell>
        </table:table-row>
        <table:table-row table:style-name="ro1">
          <table:table-cell office:value-type="float" office:value="0.39540737442115" calcext:value-type="float">
            <text:p>0.3954073744</text:p>
          </table:table-cell>
        </table:table-row>
        <table:table-row table:style-name="ro1">
          <table:table-cell office:value-type="float" office:value="0.397926190164791" calcext:value-type="float">
            <text:p>0.3979261902</text:p>
          </table:table-cell>
        </table:table-row>
        <table:table-row table:style-name="ro1">
          <table:table-cell office:value-type="float" office:value="0.400629696826669" calcext:value-type="float">
            <text:p>0.4006296968</text:p>
          </table:table-cell>
        </table:table-row>
        <table:table-row table:style-name="ro1">
          <table:table-cell office:value-type="float" office:value="0.40351293444516" calcext:value-type="float">
            <text:p>0.4035129344</text:p>
          </table:table-cell>
        </table:table-row>
        <table:table-row table:style-name="ro1">
          <table:table-cell office:value-type="float" office:value="0.406570315571686" calcext:value-type="float">
            <text:p>0.4065703156</text:p>
          </table:table-cell>
        </table:table-row>
        <table:table-row table:style-name="ro1">
          <table:table-cell office:value-type="float" office:value="0.409795623409342" calcext:value-type="float">
            <text:p>0.4097956234</text:p>
          </table:table-cell>
        </table:table-row>
        <table:table-row table:style-name="ro1">
          <table:table-cell office:value-type="float" office:value="0.413182010626506" calcext:value-type="float">
            <text:p>0.4131820106</text:p>
          </table:table-cell>
        </table:table-row>
        <table:table-row table:style-name="ro1">
          <table:table-cell office:value-type="float" office:value="0.416721998845464" calcext:value-type="float">
            <text:p>0.4167219988</text:p>
          </table:table-cell>
        </table:table-row>
        <table:table-row table:style-name="ro1">
          <table:table-cell office:value-type="float" office:value="0.420407478806015" calcext:value-type="float">
            <text:p>0.4204074788</text:p>
          </table:table-cell>
        </table:table-row>
        <table:table-row table:style-name="ro1">
          <table:table-cell office:value-type="float" office:value="0.424229711204098" calcext:value-type="float">
            <text:p>0.4242297112</text:p>
          </table:table-cell>
        </table:table-row>
        <table:table-row table:style-name="ro1">
          <table:table-cell office:value-type="float" office:value="0.428179328205393" calcext:value-type="float">
            <text:p>0.4281793282</text:p>
          </table:table-cell>
        </table:table-row>
        <table:table-row table:style-name="ro1">
          <table:table-cell office:value-type="float" office:value="0.43224633563394" calcext:value-type="float">
            <text:p>0.4322463356</text:p>
          </table:table-cell>
        </table:table-row>
        <table:table-row table:style-name="ro1">
          <table:table-cell office:value-type="float" office:value="0.436420115835747" calcext:value-type="float">
            <text:p>0.4364201158</text:p>
          </table:table-cell>
        </table:table-row>
        <table:table-row table:style-name="ro1">
          <table:table-cell office:value-type="float" office:value="0.440689431217397" calcext:value-type="float">
            <text:p>0.4406894312</text:p>
          </table:table-cell>
        </table:table-row>
        <table:table-row table:style-name="ro1">
          <table:table-cell office:value-type="float" office:value="0.445042428459659" calcext:value-type="float">
            <text:p>0.4450424285</text:p>
          </table:table-cell>
        </table:table-row>
        <table:table-row table:style-name="ro1">
          <table:table-cell office:value-type="float" office:value="0.449466643406091" calcext:value-type="float">
            <text:p>0.4494666434</text:p>
          </table:table-cell>
        </table:table-row>
        <table:table-row table:style-name="ro1">
          <table:table-cell office:value-type="float" office:value="0.453949006626649" calcext:value-type="float">
            <text:p>0.4539490066</text:p>
          </table:table-cell>
        </table:table-row>
        <table:table-row table:style-name="ro1">
          <table:table-cell office:value-type="float" office:value="0.458475849656286" calcext:value-type="float">
            <text:p>0.4584758497</text:p>
          </table:table-cell>
        </table:table-row>
        <table:table-row table:style-name="ro1">
          <table:table-cell office:value-type="float" office:value="0.463032911908556" calcext:value-type="float">
            <text:p>0.4630329119</text:p>
          </table:table-cell>
        </table:table-row>
        <table:table-row table:style-name="ro1">
          <table:table-cell office:value-type="float" office:value="0.467605348264217" calcext:value-type="float">
            <text:p>0.4676053483</text:p>
          </table:table-cell>
        </table:table-row>
        <table:table-row table:style-name="ro1">
          <table:table-cell office:value-type="float" office:value="0.43140696280045" calcext:value-type="float">
            <text:p>0.4314069628</text:p>
          </table:table-cell>
        </table:table-row>
        <table:table-row table:style-name="ro1">
          <table:table-cell office:value-type="float" office:value="0.434379834074039" calcext:value-type="float">
            <text:p>0.4343798341</text:p>
          </table:table-cell>
        </table:table-row>
        <table:table-row table:style-name="ro1">
          <table:table-cell office:value-type="float" office:value="0.437306292793312" calcext:value-type="float">
            <text:p>0.4373062928</text:p>
          </table:table-cell>
        </table:table-row>
        <table:table-row table:style-name="ro1">
          <table:table-cell office:value-type="float" office:value="0.440165733952949" calcext:value-type="float">
            <text:p>0.440165734</text:p>
          </table:table-cell>
        </table:table-row>
        <table:table-row table:style-name="ro1">
          <table:table-cell office:value-type="float" office:value="0.442939263342675" calcext:value-type="float">
            <text:p>0.4429392633</text:p>
          </table:table-cell>
        </table:table-row>
        <table:table-row table:style-name="ro1">
          <table:table-cell office:value-type="float" office:value="0.445609641632762" calcext:value-type="float">
            <text:p>0.4456096416</text:p>
          </table:table-cell>
        </table:table-row>
        <table:table-row table:style-name="ro1">
          <table:table-cell office:value-type="float" office:value="0.448161229134611" calcext:value-type="float">
            <text:p>0.4481612291</text:p>
          </table:table-cell>
        </table:table-row>
        <table:table-row table:style-name="ro1">
          <table:table-cell office:value-type="float" office:value="0.450579931236445" calcext:value-type="float">
            <text:p>0.4505799312</text:p>
          </table:table-cell>
        </table:table-row>
        <table:table-row table:style-name="ro1">
          <table:table-cell office:value-type="float" office:value="0.452853144514069" calcext:value-type="float">
            <text:p>0.4528531445</text:p>
          </table:table-cell>
        </table:table-row>
        <table:table-row table:style-name="ro1">
          <table:table-cell office:value-type="float" office:value="0.454969703516745" calcext:value-type="float">
            <text:p>0.4549697035</text:p>
          </table:table-cell>
        </table:table-row>
        <table:table-row table:style-name="ro1">
          <table:table-cell office:value-type="float" office:value="0.45691982822814" calcext:value-type="float">
            <text:p>0.4569198282</text:p>
          </table:table-cell>
        </table:table-row>
        <table:table-row table:style-name="ro1">
          <table:table-cell office:value-type="float" office:value="0.458695072202373" calcext:value-type="float">
            <text:p>0.4586950722</text:p>
          </table:table-cell>
        </table:table-row>
        <table:table-row table:style-name="ro1">
          <table:table-cell office:value-type="float" office:value="0.460288271375155" calcext:value-type="float">
            <text:p>0.4602882714</text:p>
          </table:table-cell>
        </table:table-row>
        <table:table-row table:style-name="ro1">
          <table:table-cell office:value-type="float" office:value="0.461693493550018" calcext:value-type="float">
            <text:p>0.4616934936</text:p>
          </table:table-cell>
        </table:table-row>
        <table:table-row table:style-name="ro1">
          <table:table-cell office:value-type="float" office:value="0.462905988559634" calcext:value-type="float">
            <text:p>0.4629059886</text:p>
          </table:table-cell>
        </table:table-row>
        <table:table-row table:style-name="ro1">
          <table:table-cell office:value-type="float" office:value="0.463922139102223" calcext:value-type="float">
            <text:p>0.4639221391</text:p>
          </table:table-cell>
        </table:table-row>
        <table:table-row table:style-name="ro1">
          <table:table-cell office:value-type="float" office:value="0.464739412253066" calcext:value-type="float">
            <text:p>0.4647394123</text:p>
          </table:table-cell>
        </table:table-row>
        <table:table-row table:style-name="ro1">
          <table:table-cell office:value-type="float" office:value="0.465356311651086" calcext:value-type="float">
            <text:p>0.4653563117</text:p>
          </table:table-cell>
        </table:table-row>
        <table:table-row table:style-name="ro1">
          <table:table-cell office:value-type="float" office:value="0.465772330360543" calcext:value-type="float">
            <text:p>0.4657723304</text:p>
          </table:table-cell>
        </table:table-row>
        <table:table-row table:style-name="ro1">
          <table:table-cell office:value-type="float" office:value="0.465987904407807" calcext:value-type="float">
            <text:p>0.4659879044</text:p>
          </table:table-cell>
        </table:table-row>
        <table:table-row table:style-name="ro1">
          <table:table-cell office:value-type="float" office:value="0.466004366993226" calcext:value-type="float">
            <text:p>0.466004367</text:p>
          </table:table-cell>
        </table:table-row>
        <table:table-row table:style-name="ro1">
          <table:table-cell office:value-type="float" office:value="0.465823903378087" calcext:value-type="float">
            <text:p>0.4658239034</text:p>
          </table:table-cell>
        </table:table-row>
        <table:table-row table:style-name="ro1">
          <table:table-cell office:value-type="float" office:value="0.465449506446661" calcext:value-type="float">
            <text:p>0.4654495064</text:p>
          </table:table-cell>
        </table:table-row>
        <table:table-row table:style-name="ro1">
          <table:table-cell office:value-type="float" office:value="0.464884932943354" calcext:value-type="float">
            <text:p>0.4648849329</text:p>
          </table:table-cell>
        </table:table-row>
        <table:table-row table:style-name="ro1">
          <table:table-cell office:value-type="float" office:value="0.46413466038493" calcext:value-type="float">
            <text:p>0.4641346604</text:p>
          </table:table-cell>
        </table:table-row>
        <table:table-row table:style-name="ro1">
          <table:table-cell office:value-type="float" office:value="0.463203844647842" calcext:value-type="float">
            <text:p>0.4632038446</text:p>
          </table:table-cell>
        </table:table-row>
        <table:table-row table:style-name="ro1">
          <table:table-cell office:value-type="float" office:value="0.462098278230647" calcext:value-type="float">
            <text:p>0.4620982782</text:p>
          </table:table-cell>
        </table:table-row>
        <table:table-row table:style-name="ro1">
          <table:table-cell office:value-type="float" office:value="0.460824349191509" calcext:value-type="float">
            <text:p>0.4608243492</text:p>
          </table:table-cell>
        </table:table-row>
        <table:table-row table:style-name="ro1">
          <table:table-cell office:value-type="float" office:value="0.459389000760802" calcext:value-type="float">
            <text:p>0.4593890008</text:p>
          </table:table-cell>
        </table:table-row>
        <table:table-row table:style-name="ro1">
          <table:table-cell office:value-type="float" office:value="0.457799691628794" calcext:value-type="float">
            <text:p>0.4577996916</text:p>
          </table:table-cell>
        </table:table-row>
        <table:table-row table:style-name="ro1">
          <table:table-cell office:value-type="float" office:value="0.456064356908434" calcext:value-type="float">
            <text:p>0.4560643569</text:p>
          </table:table-cell>
        </table:table-row>
        <table:table-row table:style-name="ro1">
          <table:table-cell office:value-type="float" office:value="0.454191369773218" calcext:value-type="float">
            <text:p>0.4541913698</text:p>
          </table:table-cell>
        </table:table-row>
        <table:table-row table:style-name="ro1">
          <table:table-cell office:value-type="float" office:value="0.452189503770158" calcext:value-type="float">
            <text:p>0.4521895038</text:p>
          </table:table-cell>
        </table:table-row>
        <table:table-row table:style-name="ro1">
          <table:table-cell office:value-type="float" office:value="0.450067895807832" calcext:value-type="float">
            <text:p>0.4500678958</text:p>
          </table:table-cell>
        </table:table-row>
        <table:table-row table:style-name="ro1">
          <table:table-cell office:value-type="float" office:value="0.447836009819531" calcext:value-type="float">
            <text:p>0.4478360098</text:p>
          </table:table-cell>
        </table:table-row>
        <table:table-row table:style-name="ro1">
          <table:table-cell office:value-type="float" office:value="0.445503601101498" calcext:value-type="float">
            <text:p>0.4455036011</text:p>
          </table:table-cell>
        </table:table-row>
        <table:table-row table:style-name="ro1">
          <table:table-cell office:value-type="float" office:value="0.443080681326254" calcext:value-type="float">
            <text:p>0.4430806813</text:p>
          </table:table-cell>
        </table:table-row>
        <table:table-row table:style-name="ro1">
          <table:table-cell office:value-type="float" office:value="0.44057748423102" calcext:value-type="float">
            <text:p>0.4405774842</text:p>
          </table:table-cell>
        </table:table-row>
        <table:table-row table:style-name="ro1">
          <table:table-cell office:value-type="float" office:value="0.438004431981224" calcext:value-type="float">
            <text:p>0.438004432</text:p>
          </table:table-cell>
        </table:table-row>
        <table:table-row table:style-name="ro1">
          <table:table-cell office:value-type="float" office:value="0.435372102209109" calcext:value-type="float">
            <text:p>0.4353721022</text:p>
          </table:table-cell>
        </table:table-row>
        <table:table-row table:style-name="ro1">
          <table:table-cell office:value-type="float" office:value="0.432691195727423" calcext:value-type="float">
            <text:p>0.4326911957</text:p>
          </table:table-cell>
        </table:table-row>
        <table:table-row table:style-name="ro1">
          <table:table-cell office:value-type="float" office:value="0.429972504918203" calcext:value-type="float">
            <text:p>0.4299725049</text:p>
          </table:table-cell>
        </table:table-row>
        <table:table-row table:style-name="ro1">
          <table:table-cell office:value-type="float" office:value="0.427226882796653" calcext:value-type="float">
            <text:p>0.4272268828</text:p>
          </table:table-cell>
        </table:table-row>
        <table:table-row table:style-name="ro1">
          <table:table-cell office:value-type="float" office:value="0.424465212750111" calcext:value-type="float">
            <text:p>0.4244652128</text:p>
          </table:table-cell>
        </table:table-row>
        <table:table-row table:style-name="ro1">
          <table:table-cell office:value-type="float" office:value="0.421698378952108" calcext:value-type="float">
            <text:p>0.421698379</text:p>
          </table:table-cell>
        </table:table-row>
        <table:table-row table:style-name="ro1">
          <table:table-cell office:value-type="float" office:value="0.418937237451516" calcext:value-type="float">
            <text:p>0.4189372375</text:p>
          </table:table-cell>
        </table:table-row>
        <table:table-row table:style-name="ro1">
          <table:table-cell office:value-type="float" office:value="0.416192587936793" calcext:value-type="float">
            <text:p>0.4161925879</text:p>
          </table:table-cell>
        </table:table-row>
        <table:table-row table:style-name="ro1">
          <table:table-cell office:value-type="float" office:value="0.413475146175311" calcext:value-type="float">
            <text:p>0.4134751462</text:p>
          </table:table-cell>
        </table:table-row>
        <table:table-row table:style-name="ro1">
          <table:table-cell office:value-type="float" office:value="0.410795517127783" calcext:value-type="float">
            <text:p>0.4107955171</text:p>
          </table:table-cell>
        </table:table-row>
        <table:table-row table:style-name="ro1">
          <table:table-cell office:value-type="float" office:value="0.408164168737777" calcext:value-type="float">
            <text:p>0.4081641687</text:p>
          </table:table-cell>
        </table:table-row>
        <table:table-row table:style-name="ro1">
          <table:table-cell office:value-type="float" office:value="0.405591406396322" calcext:value-type="float">
            <text:p>0.4055914064</text:p>
          </table:table-cell>
        </table:table-row>
        <table:table-row table:style-name="ro1">
          <table:table-cell office:value-type="float" office:value="0.403087348081608" calcext:value-type="float">
            <text:p>0.4030873481</text:p>
          </table:table-cell>
        </table:table-row>
        <table:table-row table:style-name="ro1">
          <table:table-cell office:value-type="float" office:value="0.40066190017377" calcext:value-type="float">
            <text:p>0.4006619002</text:p>
          </table:table-cell>
        </table:table-row>
        <table:table-row table:style-name="ro1">
          <table:table-cell office:value-type="float" office:value="0.398324733944772" calcext:value-type="float">
            <text:p>0.3983247339</text:p>
          </table:table-cell>
        </table:table-row>
        <table:table-row table:style-name="ro1">
          <table:table-cell office:value-type="float" office:value="0.396085262723381" calcext:value-type="float">
            <text:p>0.3960852627</text:p>
          </table:table-cell>
        </table:table-row>
        <table:table-row table:style-name="ro1">
          <table:table-cell office:value-type="float" office:value="0.393952619735222" calcext:value-type="float">
            <text:p>0.3939526197</text:p>
          </table:table-cell>
        </table:table-row>
        <table:table-row table:style-name="ro1">
          <table:table-cell office:value-type="float" office:value="0.391935636617938" calcext:value-type="float">
            <text:p>0.3919356366</text:p>
          </table:table-cell>
        </table:table-row>
        <table:table-row table:style-name="ro1">
          <table:table-cell office:value-type="float" office:value="0.390042822611436" calcext:value-type="float">
            <text:p>0.3900428226</text:p>
          </table:table-cell>
        </table:table-row>
        <table:table-row table:style-name="ro1">
          <table:table-cell office:value-type="float" office:value="0.388282344423219" calcext:value-type="float">
            <text:p>0.3882823444</text:p>
          </table:table-cell>
        </table:table-row>
        <table:table-row table:style-name="ro1">
          <table:table-cell office:value-type="float" office:value="0.386662006768818" calcext:value-type="float">
            <text:p>0.3866620068</text:p>
          </table:table-cell>
        </table:table-row>
        <table:table-row table:style-name="ro1">
          <table:table-cell office:value-type="float" office:value="0.385189233587306" calcext:value-type="float">
            <text:p>0.3851892336</text:p>
          </table:table-cell>
        </table:table-row>
        <table:table-row table:style-name="ro1">
          <table:table-cell office:value-type="float" office:value="0.383871049931918" calcext:value-type="float">
            <text:p>0.3838710499</text:p>
          </table:table-cell>
        </table:table-row>
        <table:table-row table:style-name="ro1">
          <table:table-cell office:value-type="float" office:value="0.382714064535743" calcext:value-type="float">
            <text:p>0.3827140645</text:p>
          </table:table-cell>
        </table:table-row>
        <table:table-row table:style-name="ro1">
          <table:table-cell office:value-type="float" office:value="0.38172445305252" calcext:value-type="float">
            <text:p>0.3817244531</text:p>
          </table:table-cell>
        </table:table-row>
        <table:table-row table:style-name="ro1">
          <table:table-cell office:value-type="float" office:value="0.380907941972526" calcext:value-type="float">
            <text:p>0.380907942</text:p>
          </table:table-cell>
        </table:table-row>
        <table:table-row table:style-name="ro1">
          <table:table-cell office:value-type="float" office:value="0.380269793213546" calcext:value-type="float">
            <text:p>0.3802697932</text:p>
          </table:table-cell>
        </table:table-row>
        <table:table-row table:style-name="ro1">
          <table:table-cell office:value-type="float" office:value="0.379814789386944" calcext:value-type="float">
            <text:p>0.3798147894</text:p>
          </table:table-cell>
        </table:table-row>
        <table:table-row table:style-name="ro1">
          <table:table-cell office:value-type="float" office:value="0.379547219738821" calcext:value-type="float">
            <text:p>0.3795472197</text:p>
          </table:table-cell>
        </table:table-row>
        <table:table-row table:style-name="ro1">
          <table:table-cell office:value-type="float" office:value="0.37947086676626" calcext:value-type="float">
            <text:p>0.3794708668</text:p>
          </table:table-cell>
        </table:table-row>
        <table:table-row table:style-name="ro1">
          <table:table-cell office:value-type="float" office:value="0.379588993508672" calcext:value-type="float">
            <text:p>0.3795889935</text:p>
          </table:table-cell>
        </table:table-row>
        <table:table-row table:style-name="ro1">
          <table:table-cell office:value-type="float" office:value="0.379904331514227" calcext:value-type="float">
            <text:p>0.3799043315</text:p>
          </table:table-cell>
        </table:table-row>
        <table:table-row table:style-name="ro1">
          <table:table-cell office:value-type="float" office:value="0.380419069481373" calcext:value-type="float">
            <text:p>0.3804190695</text:p>
          </table:table-cell>
        </table:table-row>
        <table:table-row table:style-name="ro1">
          <table:table-cell office:value-type="float" office:value="0.381134842575456" calcext:value-type="float">
            <text:p>0.3811348426</text:p>
          </table:table-cell>
        </table:table-row>
        <table:table-row table:style-name="ro1">
          <table:table-cell office:value-type="float" office:value="0.382052722420423" calcext:value-type="float">
            <text:p>0.3820527224</text:p>
          </table:table-cell>
        </table:table-row>
        <table:table-row table:style-name="ro1">
          <table:table-cell office:value-type="float" office:value="0.383173207765621" calcext:value-type="float">
            <text:p>0.3831732078</text:p>
          </table:table-cell>
        </table:table-row>
        <table:table-row table:style-name="ro1">
          <table:table-cell office:value-type="float" office:value="0.384496215827681" calcext:value-type="float">
            <text:p>0.3844962158</text:p>
          </table:table-cell>
        </table:table-row>
        <table:table-row table:style-name="ro1">
          <table:table-cell office:value-type="float" office:value="0.386021074307505" calcext:value-type="float">
            <text:p>0.3860210743</text:p>
          </table:table-cell>
        </table:table-row>
        <table:table-row table:style-name="ro1">
          <table:table-cell office:value-type="float" office:value="0.38774651408233" calcext:value-type="float">
            <text:p>0.3877465141</text:p>
          </table:table-cell>
        </table:table-row>
        <table:table-row table:style-name="ro1">
          <table:table-cell office:value-type="float" office:value="0.389670662572891" calcext:value-type="float">
            <text:p>0.3896706626</text:p>
          </table:table-cell>
        </table:table-row>
        <table:table-row table:style-name="ro1">
          <table:table-cell office:value-type="float" office:value="0.391791037785683" calcext:value-type="float">
            <text:p>0.3917910378</text:p>
          </table:table-cell>
        </table:table-row>
        <table:table-row table:style-name="ro1">
          <table:table-cell office:value-type="float" office:value="0.394104543030295" calcext:value-type="float">
            <text:p>0.394104543</text:p>
          </table:table-cell>
        </table:table-row>
        <table:table-row table:style-name="ro1">
          <table:table-cell office:value-type="float" office:value="0.39660746231185" calcext:value-type="float">
            <text:p>0.3966074623</text:p>
          </table:table-cell>
        </table:table-row>
        <table:table-row table:style-name="ro1">
          <table:table-cell office:value-type="float" office:value="0.399295456398535" calcext:value-type="float">
            <text:p>0.3992954564</text:p>
          </table:table-cell>
        </table:table-row>
        <table:table-row table:style-name="ro1">
          <table:table-cell office:value-type="float" office:value="0.402163559564217" calcext:value-type="float">
            <text:p>0.4021635596</text:p>
          </table:table-cell>
        </table:table-row>
        <table:table-row table:style-name="ro1">
          <table:table-cell office:value-type="float" office:value="0.405206177006153" calcext:value-type="float">
            <text:p>0.405206177</text:p>
          </table:table-cell>
        </table:table-row>
        <table:table-row table:style-name="ro1">
          <table:table-cell office:value-type="float" office:value="0.408417082937793" calcext:value-type="float">
            <text:p>0.4084170829</text:p>
          </table:table-cell>
        </table:table-row>
        <table:table-row table:style-name="ro1">
          <table:table-cell office:value-type="float" office:value="0.411789419356669" calcext:value-type="float">
            <text:p>0.4117894194</text:p>
          </table:table-cell>
        </table:table-row>
        <table:table-row table:style-name="ro1">
          <table:table-cell office:value-type="float" office:value="0.415315695487385" calcext:value-type="float">
            <text:p>0.4153156955</text:p>
          </table:table-cell>
        </table:table-row>
        <table:table-row table:style-name="ro1">
          <table:table-cell office:value-type="float" office:value="0.418987787899683" calcext:value-type="float">
            <text:p>0.4189877879</text:p>
          </table:table-cell>
        </table:table-row>
        <table:table-row table:style-name="ro1">
          <table:table-cell office:value-type="float" office:value="0.42279694130162" calcext:value-type="float">
            <text:p>0.4227969413</text:p>
          </table:table-cell>
        </table:table-row>
        <table:table-row table:style-name="ro1">
          <table:table-cell office:value-type="float" office:value="0.426733770007816" calcext:value-type="float">
            <text:p>0.42673377</text:p>
          </table:table-cell>
        </table:table-row>
        <table:table-row table:style-name="ro1">
          <table:table-cell office:value-type="float" office:value="0.430788260082809" calcext:value-type="float">
            <text:p>0.4307882601</text:p>
          </table:table-cell>
        </table:table-row>
        <table:table-row table:style-name="ro1">
          <table:table-cell office:value-type="float" office:value="0.434949772159492" calcext:value-type="float">
            <text:p>0.4349497722</text:p>
          </table:table-cell>
        </table:table-row>
        <table:table-row table:style-name="ro1">
          <table:table-cell office:value-type="float" office:value="0.439207044932648" calcext:value-type="float">
            <text:p>0.4392070449</text:p>
          </table:table-cell>
        </table:table-row>
        <table:table-row table:style-name="ro1">
          <table:table-cell office:value-type="float" office:value="0.443548199327569" calcext:value-type="float">
            <text:p>0.4435481993</text:p>
          </table:table-cell>
        </table:table-row>
        <table:table-row table:style-name="ro1">
          <table:table-cell office:value-type="float" office:value="0.447960743343772" calcext:value-type="float">
            <text:p>0.4479607433</text:p>
          </table:table-cell>
        </table:table-row>
        <table:table-row table:style-name="ro1">
          <table:table-cell office:value-type="float" office:value="0.452431577573803" calcext:value-type="float">
            <text:p>0.4524315776</text:p>
          </table:table-cell>
        </table:table-row>
        <table:table-row table:style-name="ro1">
          <table:table-cell office:value-type="float" office:value="0.456947001397138" calcext:value-type="float">
            <text:p>0.4569470014</text:p>
          </table:table-cell>
        </table:table-row>
        <table:table-row table:style-name="ro1">
          <table:table-cell office:value-type="float" office:value="0.461492719849162" calcext:value-type="float">
            <text:p>0.4614927198</text:p>
          </table:table-cell>
        </table:table-row>
        <table:table-row table:style-name="ro1">
          <table:table-cell office:value-type="float" office:value="0.466053851165258" calcext:value-type="float">
            <text:p>0.4660538512</text:p>
          </table:table-cell>
        </table:table-row>
        <table:table-row table:style-name="ro1">
          <table:table-cell office:value-type="float" office:value="0.431676895161335" calcext:value-type="float">
            <text:p>0.4316768952</text:p>
          </table:table-cell>
        </table:table-row>
        <table:table-row table:style-name="ro1">
          <table:table-cell office:value-type="float" office:value="0.434638190796481" calcext:value-type="float">
            <text:p>0.4346381908</text:p>
          </table:table-cell>
        </table:table-row>
        <table:table-row table:style-name="ro1">
          <table:table-cell office:value-type="float" office:value="0.437553000171289" calcext:value-type="float">
            <text:p>0.4375530002</text:p>
          </table:table-cell>
        </table:table-row>
        <table:table-row table:style-name="ro1">
          <table:table-cell office:value-type="float" office:value="0.440400684816219" calcext:value-type="float">
            <text:p>0.4404006848</text:p>
          </table:table-cell>
        </table:table-row>
        <table:table-row table:style-name="ro1">
          <table:table-cell office:value-type="float" office:value="0.443162319315149" calcext:value-type="float">
            <text:p>0.4431623193</text:p>
          </table:table-cell>
        </table:table-row>
        <table:table-row table:style-name="ro1">
          <table:table-cell office:value-type="float" office:value="0.44582063534014" calcext:value-type="float">
            <text:p>0.4458206353</text:p>
          </table:table-cell>
        </table:table-row>
        <table:table-row table:style-name="ro1">
          <table:table-cell office:value-type="float" office:value="0.448359966361391" calcext:value-type="float">
            <text:p>0.4483599664</text:p>
          </table:table-cell>
        </table:table-row>
        <table:table-row table:style-name="ro1">
          <table:table-cell office:value-type="float" office:value="0.45076619303237" calcext:value-type="float">
            <text:p>0.450766193</text:p>
          </table:table-cell>
        </table:table-row>
        <table:table-row table:style-name="ro1">
          <table:table-cell office:value-type="float" office:value="0.453026689250139" calcext:value-type="float">
            <text:p>0.4530266893</text:p>
          </table:table-cell>
        </table:table-row>
        <table:table-row table:style-name="ro1">
          <table:table-cell office:value-type="float" office:value="0.455130268890849" calcext:value-type="float">
            <text:p>0.4551302689</text:p>
          </table:table-cell>
        </table:table-row>
        <table:table-row table:style-name="ro1">
          <table:table-cell office:value-type="float" office:value="0.457067133220436" calcext:value-type="float">
            <text:p>0.4570671332</text:p>
          </table:table-cell>
        </table:table-row>
        <table:table-row table:style-name="ro1">
          <table:table-cell office:value-type="float" office:value="0.458828818980486" calcext:value-type="float">
            <text:p>0.458828819</text:p>
          </table:table-cell>
        </table:table-row>
        <table:table-row table:style-name="ro1">
          <table:table-cell office:value-type="float" office:value="0.460408147149293" calcext:value-type="float">
            <text:p>0.4604081471</text:p>
          </table:table-cell>
        </table:table-row>
        <table:table-row table:style-name="ro1">
          <table:table-cell office:value-type="float" office:value="0.461799172378097" calcext:value-type="float">
            <text:p>0.4617991724</text:p>
          </table:table-cell>
        </table:table-row>
        <table:table-row table:style-name="ro1">
          <table:table-cell office:value-type="float" office:value="0.46299713310251" calcext:value-type="float">
            <text:p>0.4629971331</text:p>
          </table:table-cell>
        </table:table-row>
        <table:table-row table:style-name="ro1">
          <table:table-cell office:value-type="float" office:value="0.463998402329121" calcext:value-type="float">
            <text:p>0.4639984023</text:p>
          </table:table-cell>
        </table:table-row>
        <table:table-row table:style-name="ro1">
          <table:table-cell office:value-type="float" office:value="0.464800439097286" calcext:value-type="float">
            <text:p>0.4648004391</text:p>
          </table:table-cell>
        </table:table-row>
        <table:table-row table:style-name="ro1">
          <table:table-cell office:value-type="float" office:value="0.465401740616109" calcext:value-type="float">
            <text:p>0.4654017406</text:p>
          </table:table-cell>
        </table:table-row>
        <table:table-row table:style-name="ro1">
          <table:table-cell office:value-type="float" office:value="0.465801795076595" calcext:value-type="float">
            <text:p>0.4658017951</text:p>
          </table:table-cell>
        </table:table-row>
        <table:table-row table:style-name="ro1">
          <table:table-cell office:value-type="float" office:value="0.466001035138998" calcext:value-type="float">
            <text:p>0.4660010351</text:p>
          </table:table-cell>
        </table:table-row>
        <table:table-row table:style-name="ro1">
          <table:table-cell office:value-type="float" office:value="0.466000792095348" calcext:value-type="float">
            <text:p>0.4660007921</text:p>
          </table:table-cell>
        </table:table-row>
        <table:table-row table:style-name="ro1">
          <table:table-cell office:value-type="float" office:value="0.46580325070716" calcext:value-type="float">
            <text:p>0.4658032507</text:p>
          </table:table-cell>
        </table:table-row>
        <table:table-row table:style-name="ro1">
          <table:table-cell office:value-type="float" office:value="0.465411404718332" calcext:value-type="float">
            <text:p>0.4654114047</text:p>
          </table:table-cell>
        </table:table-row>
        <table:table-row table:style-name="ro1">
          <table:table-cell office:value-type="float" office:value="0.464829013043226" calcext:value-type="float">
            <text:p>0.464829013</text:p>
          </table:table-cell>
        </table:table-row>
        <table:table-row table:style-name="ro1">
          <table:table-cell office:value-type="float" office:value="0.464060556629926" calcext:value-type="float">
            <text:p>0.4640605566</text:p>
          </table:table-cell>
        </table:table-row>
        <table:table-row table:style-name="ro1">
          <table:table-cell office:value-type="float" office:value="0.463111195998693" calcext:value-type="float">
            <text:p>0.463111196</text:p>
          </table:table-cell>
        </table:table-row>
        <table:table-row table:style-name="ro1">
          <table:table-cell office:value-type="float" office:value="0.461986729455592" calcext:value-type="float">
            <text:p>0.4619867295</text:p>
          </table:table-cell>
        </table:table-row>
        <table:table-row table:style-name="ro1">
          <table:table-cell office:value-type="float" office:value="0.46069355198131" calcext:value-type="float">
            <text:p>0.460693552</text:p>
          </table:table-cell>
        </table:table-row>
        <table:table-row table:style-name="ro1">
          <table:table-cell office:value-type="float" office:value="0.459238614795153" calcext:value-type="float">
            <text:p>0.4592386148</text:p>
          </table:table-cell>
        </table:table-row>
        <table:table-row table:style-name="ro1">
          <table:table-cell office:value-type="float" office:value="0.457629385594233" calcext:value-type="float">
            <text:p>0.4576293856</text:p>
          </table:table-cell>
        </table:table-row>
        <table:table-row table:style-name="ro1">
          <table:table-cell office:value-type="float" office:value="0.455873809467836" calcext:value-type="float">
            <text:p>0.4558738095</text:p>
          </table:table-cell>
        </table:table-row>
        <table:table-row table:style-name="ro1">
          <table:table-cell office:value-type="float" office:value="0.453980270486972" calcext:value-type="float">
            <text:p>0.4539802705</text:p>
          </table:table-cell>
        </table:table-row>
        <table:table-row table:style-name="ro1">
          <table:table-cell office:value-type="float" office:value="0.45195755396911" calcext:value-type="float">
            <text:p>0.451957554</text:p>
          </table:table-cell>
        </table:table-row>
        <table:table-row table:style-name="ro1">
          <table:table-cell office:value-type="float" office:value="0.449814809418102" calcext:value-type="float">
            <text:p>0.4498148094</text:p>
          </table:table-cell>
        </table:table-row>
        <table:table-row table:style-name="ro1">
          <table:table-cell office:value-type="float" office:value="0.447561514139283" calcext:value-type="float">
            <text:p>0.4475615141</text:p>
          </table:table-cell>
        </table:table-row>
        <table:table-row table:style-name="ro1">
          <table:table-cell office:value-type="float" office:value="0.445207437529762" calcext:value-type="float">
            <text:p>0.4452074375</text:p>
          </table:table-cell>
        </table:table-row>
        <table:table-row table:style-name="ro1">
          <table:table-cell office:value-type="float" office:value="0.442762606043892" calcext:value-type="float">
            <text:p>0.442762606</text:p>
          </table:table-cell>
        </table:table-row>
        <table:table-row table:style-name="ro1">
          <table:table-cell office:value-type="float" office:value="0.440237268833928" calcext:value-type="float">
            <text:p>0.4402372688</text:p>
          </table:table-cell>
        </table:table-row>
        <table:table-row table:style-name="ro1">
          <table:table-cell office:value-type="float" office:value="0.437641864065865" calcext:value-type="float">
            <text:p>0.4376418641</text:p>
          </table:table-cell>
        </table:table-row>
        <table:table-row table:style-name="ro1">
          <table:table-cell office:value-type="float" office:value="0.434986985910466" calcext:value-type="float">
            <text:p>0.4349869859</text:p>
          </table:table-cell>
        </table:table-row>
        <table:table-row table:style-name="ro1">
          <table:table-cell office:value-type="float" office:value="0.432283352209464" calcext:value-type="float">
            <text:p>0.4322833522</text:p>
          </table:table-cell>
        </table:table-row>
        <table:table-row table:style-name="ro1">
          <table:table-cell office:value-type="float" office:value="0.42954177281696" calcext:value-type="float">
            <text:p>0.4295417728</text:p>
          </table:table-cell>
        </table:table-row>
        <table:table-row table:style-name="ro1">
          <table:table-cell office:value-type="float" office:value="0.426773118615998" calcext:value-type="float">
            <text:p>0.4267731186</text:p>
          </table:table-cell>
        </table:table-row>
        <table:table-row table:style-name="ro1">
          <table:table-cell office:value-type="float" office:value="0.423988291210322" calcext:value-type="float">
            <text:p>0.4239882912</text:p>
          </table:table-cell>
        </table:table-row>
        <table:table-row table:style-name="ro1">
          <table:table-cell office:value-type="float" office:value="0.421198193291325" calcext:value-type="float">
            <text:p>0.4211981933</text:p>
          </table:table-cell>
        </table:table-row>
        <table:table-row table:style-name="ro1">
          <table:table-cell office:value-type="float" office:value="0.418413699680176" calcext:value-type="float">
            <text:p>0.4184136997</text:p>
          </table:table-cell>
        </table:table-row>
        <table:table-row table:style-name="ro1">
          <table:table-cell office:value-type="float" office:value="0.415645629045129" calcext:value-type="float">
            <text:p>0.415645629</text:p>
          </table:table-cell>
        </table:table-row>
        <table:table-row table:style-name="ro1">
          <table:table-cell office:value-type="float" office:value="0.412904716294025" calcext:value-type="float">
            <text:p>0.4129047163</text:p>
          </table:table-cell>
        </table:table-row>
        <table:table-row table:style-name="ro1">
          <table:table-cell office:value-type="float" office:value="0.410201585641967" calcext:value-type="float">
            <text:p>0.4102015856</text:p>
          </table:table-cell>
        </table:table-row>
        <table:table-row table:style-name="ro1">
          <table:table-cell office:value-type="float" office:value="0.407546724354191" calcext:value-type="float">
            <text:p>0.4075467244</text:p>
          </table:table-cell>
        </table:table-row>
        <table:table-row table:style-name="ro1">
          <table:table-cell office:value-type="float" office:value="0.404950457164106" calcext:value-type="float">
            <text:p>0.4049504572</text:p>
          </table:table-cell>
        </table:table-row>
        <table:table-row table:style-name="ro1">
          <table:table-cell office:value-type="float" office:value="0.402422921366536" calcext:value-type="float">
            <text:p>0.4024229214</text:p>
          </table:table-cell>
        </table:table-row>
        <table:table-row table:style-name="ro1">
          <table:table-cell office:value-type="float" office:value="0.39997404258613" calcext:value-type="float">
            <text:p>0.3999740426</text:p>
          </table:table-cell>
        </table:table-row>
        <table:table-row table:style-name="ro1">
          <table:table-cell office:value-type="float" office:value="0.397613511220963" calcext:value-type="float">
            <text:p>0.3976135112</text:p>
          </table:table-cell>
        </table:table-row>
        <table:table-row table:style-name="ro1">
          <table:table-cell office:value-type="float" office:value="0.395350759561326" calcext:value-type="float">
            <text:p>0.3953507596</text:p>
          </table:table-cell>
        </table:table-row>
        <table:table-row table:style-name="ro1">
          <table:table-cell office:value-type="float" office:value="0.393194939583689" calcext:value-type="float">
            <text:p>0.3931949396</text:p>
          </table:table-cell>
        </table:table-row>
        <table:table-row table:style-name="ro1">
          <table:table-cell office:value-type="float" office:value="0.391154901419857" calcext:value-type="float">
            <text:p>0.3911549014</text:p>
          </table:table-cell>
        </table:table-row>
        <table:table-row table:style-name="ro1">
          <table:table-cell office:value-type="float" office:value="0.389239172501303" calcext:value-type="float">
            <text:p>0.3892391725</text:p>
          </table:table-cell>
        </table:table-row>
        <table:table-row table:style-name="ro1">
          <table:table-cell office:value-type="float" office:value="0.387455937378695" calcext:value-type="float">
            <text:p>0.3874559374</text:p>
          </table:table-cell>
        </table:table-row>
        <table:table-row table:style-name="ro1">
          <table:table-cell office:value-type="float" office:value="0.385813018216596" calcext:value-type="float">
            <text:p>0.3858130182</text:p>
          </table:table-cell>
        </table:table-row>
        <table:table-row table:style-name="ro1">
          <table:table-cell office:value-type="float" office:value="0.384317855963353" calcext:value-type="float">
            <text:p>0.384317856</text:p>
          </table:table-cell>
        </table:table-row>
        <table:table-row table:style-name="ro1">
          <table:table-cell office:value-type="float" office:value="0.382977492196174" calcext:value-type="float">
            <text:p>0.3829774922</text:p>
          </table:table-cell>
        </table:table-row>
        <table:table-row table:style-name="ro1">
          <table:table-cell office:value-type="float" office:value="0.38179855164138" calcext:value-type="float">
            <text:p>0.3817985516</text:p>
          </table:table-cell>
        </table:table-row>
        <table:table-row table:style-name="ro1">
          <table:table-cell office:value-type="float" office:value="0.380787225369848" calcext:value-type="float">
            <text:p>0.3807872254</text:p>
          </table:table-cell>
        </table:table-row>
        <table:table-row table:style-name="ro1">
          <table:table-cell office:value-type="float" office:value="0.379949254667638" calcext:value-type="float">
            <text:p>0.3799492547</text:p>
          </table:table-cell>
        </table:table-row>
        <table:table-row table:style-name="ro1">
          <table:table-cell office:value-type="float" office:value="0.379289915581798" calcext:value-type="float">
            <text:p>0.3792899156</text:p>
          </table:table-cell>
        </table:table-row>
        <table:table-row table:style-name="ro1">
          <table:table-cell office:value-type="float" office:value="0.378814004141362" calcext:value-type="float">
            <text:p>0.3788140041</text:p>
          </table:table-cell>
        </table:table-row>
        <table:table-row table:style-name="ro1">
          <table:table-cell office:value-type="float" office:value="0.378525822253523" calcext:value-type="float">
            <text:p>0.3785258223</text:p>
          </table:table-cell>
        </table:table-row>
        <table:table-row table:style-name="ro1">
          <table:table-cell office:value-type="float" office:value="0.378429164274994" calcext:value-type="float">
            <text:p>0.3784291643</text:p>
          </table:table-cell>
        </table:table-row>
        <table:table-row table:style-name="ro1">
          <table:table-cell office:value-type="float" office:value="0.378527304258557" calcext:value-type="float">
            <text:p>0.3785273043</text:p>
          </table:table-cell>
        </table:table-row>
        <table:table-row table:style-name="ro1">
          <table:table-cell office:value-type="float" office:value="0.378822983874791" calcext:value-type="float">
            <text:p>0.3788229839</text:p>
          </table:table-cell>
        </table:table-row>
        <table:table-row table:style-name="ro1">
          <table:table-cell office:value-type="float" office:value="0.379318401008981" calcext:value-type="float">
            <text:p>0.379318401</text:p>
          </table:table-cell>
        </table:table-row>
        <table:table-row table:style-name="ro1">
          <table:table-cell office:value-type="float" office:value="0.380015199033222" calcext:value-type="float">
            <text:p>0.380015199</text:p>
          </table:table-cell>
        </table:table-row>
        <table:table-row table:style-name="ro1">
          <table:table-cell office:value-type="float" office:value="0.380914456753693" calcext:value-type="float">
            <text:p>0.3809144568</text:p>
          </table:table-cell>
        </table:table-row>
        <table:table-row table:style-name="ro1">
          <table:table-cell office:value-type="float" office:value="0.382016679033131" calcext:value-type="float">
            <text:p>0.382016679</text:p>
          </table:table-cell>
        </table:table-row>
        <table:table-row table:style-name="ro1">
          <table:table-cell office:value-type="float" office:value="0.383321788088471" calcext:value-type="float">
            <text:p>0.3833217881</text:p>
          </table:table-cell>
        </table:table-row>
        <table:table-row table:style-name="ro1">
          <table:table-cell office:value-type="float" office:value="0.384829115463688" calcext:value-type="float">
            <text:p>0.3848291155</text:p>
          </table:table-cell>
        </table:table-row>
        <table:table-row table:style-name="ro1">
          <table:table-cell office:value-type="float" office:value="0.386537394677808" calcext:value-type="float">
            <text:p>0.3865373947</text:p>
          </table:table-cell>
        </table:table-row>
        <table:table-row table:style-name="ro1">
          <table:table-cell office:value-type="float" office:value="0.388444754548112" calcext:value-type="float">
            <text:p>0.3884447545</text:p>
          </table:table-cell>
        </table:table-row>
        <table:table-row table:style-name="ro1">
          <table:table-cell office:value-type="float" office:value="0.390548713188523" calcext:value-type="float">
            <text:p>0.3905487132</text:p>
          </table:table-cell>
        </table:table-row>
        <table:table-row table:style-name="ro1">
          <table:table-cell office:value-type="float" office:value="0.392846172683174" calcext:value-type="float">
            <text:p>0.3928461727</text:p>
          </table:table-cell>
        </table:table-row>
        <table:table-row table:style-name="ro1">
          <table:table-cell office:value-type="float" office:value="0.395333414435159" calcext:value-type="float">
            <text:p>0.3953334144</text:p>
          </table:table-cell>
        </table:table-row>
        <table:table-row table:style-name="ro1">
          <table:table-cell office:value-type="float" office:value="0.398006095190477" calcext:value-type="float">
            <text:p>0.3980060952</text:p>
          </table:table-cell>
        </table:table-row>
        <table:table-row table:style-name="ro1">
          <table:table-cell office:value-type="float" office:value="0.400859243737148" calcext:value-type="float">
            <text:p>0.4008592437</text:p>
          </table:table-cell>
        </table:table-row>
        <table:table-row table:style-name="ro1">
          <table:table-cell office:value-type="float" office:value="0.40388725827952" calcext:value-type="float">
            <text:p>0.4038872583</text:p>
          </table:table-cell>
        </table:table-row>
        <table:table-row table:style-name="ro1">
          <table:table-cell office:value-type="float" office:value="0.407083904487761" calcext:value-type="float">
            <text:p>0.4070839045</text:p>
          </table:table-cell>
        </table:table-row>
        <table:table-row table:style-name="ro1">
          <table:table-cell office:value-type="float" office:value="0.410442314222529" calcext:value-type="float">
            <text:p>0.4104423142</text:p>
          </table:table-cell>
        </table:table-row>
        <table:table-row table:style-name="ro1">
          <table:table-cell office:value-type="float" office:value="0.413954984934835" calcext:value-type="float">
            <text:p>0.4139549849</text:p>
          </table:table-cell>
        </table:table-row>
        <table:table-row table:style-name="ro1">
          <table:table-cell office:value-type="float" office:value="0.417613779741077" calcext:value-type="float">
            <text:p>0.4176137797</text:p>
          </table:table-cell>
        </table:table-row>
        <table:table-row table:style-name="ro1">
          <table:table-cell office:value-type="float" office:value="0.421409928173275" calcext:value-type="float">
            <text:p>0.4214099282</text:p>
          </table:table-cell>
        </table:table-row>
        <table:table-row table:style-name="ro1">
          <table:table-cell office:value-type="float" office:value="0.425334027604476" calcext:value-type="float">
            <text:p>0.4253340276</text:p>
          </table:table-cell>
        </table:table-row>
        <table:table-row table:style-name="ro1">
          <table:table-cell office:value-type="float" office:value="0.429376045349344" calcext:value-type="float">
            <text:p>0.4293760453</text:p>
          </table:table-cell>
        </table:table-row>
        <table:table-row table:style-name="ro1">
          <table:table-cell office:value-type="float" office:value="0.433525321439946" calcext:value-type="float">
            <text:p>0.4335253214</text:p>
          </table:table-cell>
        </table:table-row>
        <table:table-row table:style-name="ro1">
          <table:table-cell office:value-type="float" office:value="0.43777057207671" calcext:value-type="float">
            <text:p>0.4377705721</text:p>
          </table:table-cell>
        </table:table-row>
        <table:table-row table:style-name="ro1">
          <table:table-cell office:value-type="float" office:value="0.442099893754571" calcext:value-type="float">
            <text:p>0.4420998938</text:p>
          </table:table-cell>
        </table:table-row>
        <table:table-row table:style-name="ro1">
          <table:table-cell office:value-type="float" office:value="0.4465007680643" calcext:value-type="float">
            <text:p>0.4465007681</text:p>
          </table:table-cell>
        </table:table-row>
        <table:table-row table:style-name="ro1">
          <table:table-cell office:value-type="float" office:value="0.450960067169021" calcext:value-type="float">
            <text:p>0.4509600672</text:p>
          </table:table-cell>
        </table:table-row>
        <table:table-row table:style-name="ro1">
          <table:table-cell office:value-type="float" office:value="0.455464059955906" calcext:value-type="float">
            <text:p>0.45546406</text:p>
          </table:table-cell>
        </table:table-row>
        <table:table-row table:style-name="ro1">
          <table:table-cell office:value-type="float" office:value="0.459998418863061" calcext:value-type="float">
            <text:p>0.4599984189</text:p>
          </table:table-cell>
        </table:table-row>
        <table:table-row table:style-name="ro1">
          <table:table-cell office:value-type="float" office:value="0.464548227381586" calcext:value-type="float">
            <text:p>0.4645482274</text:p>
          </table:table-cell>
        </table:table-row>
        <table:table-row table:style-name="ro1">
          <table:table-cell office:value-type="float" office:value="0.431957359281693" calcext:value-type="float">
            <text:p>0.4319573593</text:p>
          </table:table-cell>
        </table:table-row>
        <table:table-row table:style-name="ro1">
          <table:table-cell office:value-type="float" office:value="0.434907081934668" calcext:value-type="float">
            <text:p>0.4349070819</text:p>
          </table:table-cell>
        </table:table-row>
        <table:table-row table:style-name="ro1">
          <table:table-cell office:value-type="float" office:value="0.437810249035091" calcext:value-type="float">
            <text:p>0.437810249</text:p>
          </table:table-cell>
        </table:table-row>
        <table:table-row table:style-name="ro1">
          <table:table-cell office:value-type="float" office:value="0.44064619065738" calcext:value-type="float">
            <text:p>0.4406461907</text:p>
          </table:table-cell>
        </table:table-row>
        <table:table-row table:style-name="ro1">
          <table:table-cell office:value-type="float" office:value="0.443395952055102" calcext:value-type="float">
            <text:p>0.4433959521</text:p>
          </table:table-cell>
        </table:table-row>
        <table:table-row table:style-name="ro1">
          <table:table-cell office:value-type="float" office:value="0.446042237647832" calcext:value-type="float">
            <text:p>0.4460422376</text:p>
          </table:table-cell>
        </table:table-row>
        <table:table-row table:style-name="ro1">
          <table:table-cell office:value-type="float" office:value="0.448569355683288" calcext:value-type="float">
            <text:p>0.4485693557</text:p>
          </table:table-cell>
        </table:table-row>
        <table:table-row table:style-name="ro1">
          <table:table-cell office:value-type="float" office:value="0.45096316357474" calcext:value-type="float">
            <text:p>0.4509631636</text:p>
          </table:table-cell>
        </table:table-row>
        <table:table-row table:style-name="ro1">
          <table:table-cell office:value-type="float" office:value="0.453211013913701" calcext:value-type="float">
            <text:p>0.4532110139</text:p>
          </table:table-cell>
        </table:table-row>
        <table:table-row table:style-name="ro1">
          <table:table-cell office:value-type="float" office:value="0.455301701157886" calcext:value-type="float">
            <text:p>0.4553017012</text:p>
          </table:table-cell>
        </table:table-row>
        <table:table-row table:style-name="ro1">
          <table:table-cell office:value-type="float" office:value="0.457225408994463" calcext:value-type="float">
            <text:p>0.457225409</text:p>
          </table:table-cell>
        </table:table-row>
        <table:table-row table:style-name="ro1">
          <table:table-cell office:value-type="float" office:value="0.458973658378562" calcext:value-type="float">
            <text:p>0.4589736584</text:p>
          </table:table-cell>
        </table:table-row>
        <table:table-row table:style-name="ro1">
          <table:table-cell office:value-type="float" office:value="0.460539256247075" calcext:value-type="float">
            <text:p>0.4605392562</text:p>
          </table:table-cell>
        </table:table-row>
        <table:table-row table:style-name="ro1">
          <table:table-cell office:value-type="float" office:value="0.461916244907728" calcext:value-type="float">
            <text:p>0.4619162449</text:p>
          </table:table-cell>
        </table:table-row>
        <table:table-row table:style-name="ro1">
          <table:table-cell office:value-type="float" office:value="0.463099852103426" calcext:value-type="float">
            <text:p>0.4630998521</text:p>
          </table:table-cell>
        </table:table-row>
        <table:table-row table:style-name="ro1">
          <table:table-cell office:value-type="float" office:value="0.464086441751884" calcext:value-type="float">
            <text:p>0.4640864418</text:p>
          </table:table-cell>
        </table:table-row>
        <table:table-row table:style-name="ro1">
          <table:table-cell office:value-type="float" office:value="0.464873465360524" calcext:value-type="float">
            <text:p>0.4648734654</text:p>
          </table:table-cell>
        </table:table-row>
        <table:table-row table:style-name="ro1">
          <table:table-cell office:value-type="float" office:value="0.465459414116659" calcext:value-type="float">
            <text:p>0.4654594141</text:p>
          </table:table-cell>
        </table:table-row>
        <table:table-row table:style-name="ro1">
          <table:table-cell office:value-type="float" office:value="0.465843771652942" calcext:value-type="float">
            <text:p>0.4658437717</text:p>
          </table:table-cell>
        </table:table-row>
        <table:table-row table:style-name="ro1">
          <table:table-cell office:value-type="float" office:value="0.466026967488107" calcext:value-type="float">
            <text:p>0.4660269675</text:p>
          </table:table-cell>
        </table:table-row>
        <table:table-row table:style-name="ro1">
          <table:table-cell office:value-type="float" office:value="0.466010331142972" calcext:value-type="float">
            <text:p>0.4660103311</text:p>
          </table:table-cell>
        </table:table-row>
        <table:table-row table:style-name="ro1">
          <table:table-cell office:value-type="float" office:value="0.465796046931728" calcext:value-type="float">
            <text:p>0.4657960469</text:p>
          </table:table-cell>
        </table:table-row>
        <table:table-row table:style-name="ro1">
          <table:table-cell office:value-type="float" office:value="0.465387109428499" calcext:value-type="float">
            <text:p>0.4653871094</text:p>
          </table:table-cell>
        </table:table-row>
        <table:table-row table:style-name="ro1">
          <table:table-cell office:value-type="float" office:value="0.464787279609187" calcext:value-type="float">
            <text:p>0.4647872796</text:p>
          </table:table-cell>
        </table:table-row>
        <table:table-row table:style-name="ro1">
          <table:table-cell office:value-type="float" office:value="0.464001041668585" calcext:value-type="float">
            <text:p>0.4640010417</text:p>
          </table:table-cell>
        </table:table-row>
        <table:table-row table:style-name="ro1">
          <table:table-cell office:value-type="float" office:value="0.463033560512769" calcext:value-type="float">
            <text:p>0.4630335605</text:p>
          </table:table-cell>
        </table:table-row>
        <table:table-row table:style-name="ro1">
          <table:table-cell office:value-type="float" office:value="0.461890639926772" calcext:value-type="float">
            <text:p>0.4618906399</text:p>
          </table:table-cell>
        </table:table-row>
        <table:table-row table:style-name="ro1">
          <table:table-cell office:value-type="float" office:value="0.460578681417527" calcext:value-type="float">
            <text:p>0.4605786814</text:p>
          </table:table-cell>
        </table:table-row>
        <table:table-row table:style-name="ro1">
          <table:table-cell office:value-type="float" office:value="0.459104643732093" calcext:value-type="float">
            <text:p>0.4591046437</text:p>
          </table:table-cell>
        </table:table-row>
        <table:table-row table:style-name="ro1">
          <table:table-cell office:value-type="float" office:value="0.457476003051156" calcext:value-type="float">
            <text:p>0.4574760031</text:p>
          </table:table-cell>
        </table:table-row>
        <table:table-row table:style-name="ro1">
          <table:table-cell office:value-type="float" office:value="0.455700713857803" calcext:value-type="float">
            <text:p>0.4557007139</text:p>
          </table:table-cell>
        </table:table-row>
        <table:table-row table:style-name="ro1">
          <table:table-cell office:value-type="float" office:value="0.453787170481581" calcext:value-type="float">
            <text:p>0.4537871705</text:p>
          </table:table-cell>
        </table:table-row>
        <table:table-row table:style-name="ro1">
          <table:table-cell office:value-type="float" office:value="0.451744169317821" calcext:value-type="float">
            <text:p>0.4517441693</text:p>
          </table:table-cell>
        </table:table-row>
        <table:table-row table:style-name="ro1">
          <table:table-cell office:value-type="float" office:value="0.449580871722252" calcext:value-type="float">
            <text:p>0.4495808717</text:p>
          </table:table-cell>
        </table:table-row>
        <table:table-row table:style-name="ro1">
          <table:table-cell office:value-type="float" office:value="0.447306767580883" calcext:value-type="float">
            <text:p>0.4473067676</text:p>
          </table:table-cell>
        </table:table-row>
        <table:table-row table:style-name="ro1">
          <table:table-cell office:value-type="float" office:value="0.444931639555162" calcext:value-type="float">
            <text:p>0.4449316396</text:p>
          </table:table-cell>
        </table:table-row>
        <table:table-row table:style-name="ro1">
          <table:table-cell office:value-type="float" office:value="0.442465528002419" calcext:value-type="float">
            <text:p>0.442465528</text:p>
          </table:table-cell>
        </table:table-row>
        <table:table-row table:style-name="ro1">
          <table:table-cell office:value-type="float" office:value="0.439918696571574" calcext:value-type="float">
            <text:p>0.4399186966</text:p>
          </table:table-cell>
        </table:table-row>
        <table:table-row table:style-name="ro1">
          <table:table-cell office:value-type="float" office:value="0.437301598474135" calcext:value-type="float">
            <text:p>0.4373015985</text:p>
          </table:table-cell>
        </table:table-row>
        <table:table-row table:style-name="ro1">
          <table:table-cell office:value-type="float" office:value="0.434624843430461" calcext:value-type="float">
            <text:p>0.4346248434</text:p>
          </table:table-cell>
        </table:table-row>
        <table:table-row table:style-name="ro1">
          <table:table-cell office:value-type="float" office:value="0.431899165291311" calcext:value-type="float">
            <text:p>0.4318991653</text:p>
          </table:table-cell>
        </table:table-row>
        <table:table-row table:style-name="ro1">
          <table:table-cell office:value-type="float" office:value="0.429135390334663" calcext:value-type="float">
            <text:p>0.4291353903</text:p>
          </table:table-cell>
        </table:table-row>
        <table:table-row table:style-name="ro1">
          <table:table-cell office:value-type="float" office:value="0.426344406237816" calcext:value-type="float">
            <text:p>0.4263444062</text:p>
          </table:table-cell>
        </table:table-row>
        <table:table-row table:style-name="ro1">
          <table:table-cell office:value-type="float" office:value="0.42353713172476" calcext:value-type="float">
            <text:p>0.4235371317</text:p>
          </table:table-cell>
        </table:table-row>
        <table:table-row table:style-name="ro1">
          <table:table-cell office:value-type="float" office:value="0.420724486888835" calcext:value-type="float">
            <text:p>0.4207244869</text:p>
          </table:table-cell>
        </table:table-row>
        <table:table-row table:style-name="ro1">
          <table:table-cell office:value-type="float" office:value="0.417917364190653" calcext:value-type="float">
            <text:p>0.4179173642</text:p>
          </table:table-cell>
        </table:table-row>
        <table:table-row table:style-name="ro1">
          <table:table-cell office:value-type="float" office:value="0.415126600131311" calcext:value-type="float">
            <text:p>0.4151266001</text:p>
          </table:table-cell>
        </table:table-row>
        <table:table-row table:style-name="ro1">
          <table:table-cell office:value-type="float" office:value="0.412362947600865" calcext:value-type="float">
            <text:p>0.4123629476</text:p>
          </table:table-cell>
        </table:table-row>
        <table:table-row table:style-name="ro1">
          <table:table-cell office:value-type="float" office:value="0.409637048902099" calcext:value-type="float">
            <text:p>0.4096370489</text:p>
          </table:table-cell>
        </table:table-row>
        <table:table-row table:style-name="ro1">
          <table:table-cell office:value-type="float" office:value="0.406959409449553" calcext:value-type="float">
            <text:p>0.4069594094</text:p>
          </table:table-cell>
        </table:table-row>
        <table:table-row table:style-name="ro1">
          <table:table-cell office:value-type="float" office:value="0.404340372143841" calcext:value-type="float">
            <text:p>0.4043403721</text:p>
          </table:table-cell>
        </table:table-row>
        <table:table-row table:style-name="ro1">
          <table:table-cell office:value-type="float" office:value="0.401790092421236" calcext:value-type="float">
            <text:p>0.4017900924</text:p>
          </table:table-cell>
        </table:table-row>
        <table:table-row table:style-name="ro1">
          <table:table-cell office:value-type="float" office:value="0.399318513978543" calcext:value-type="float">
            <text:p>0.399318514</text:p>
          </table:table-cell>
        </table:table-row>
        <table:table-row table:style-name="ro1">
          <table:table-cell office:value-type="float" office:value="0.396935345173235" calcext:value-type="float">
            <text:p>0.3969353452</text:p>
          </table:table-cell>
        </table:table-row>
        <table:table-row table:style-name="ro1">
          <table:table-cell office:value-type="float" office:value="0.394650036098879" calcext:value-type="float">
            <text:p>0.3946500361</text:p>
          </table:table-cell>
        </table:table-row>
        <table:table-row table:style-name="ro1">
          <table:table-cell office:value-type="float" office:value="0.392471756335828" calcext:value-type="float">
            <text:p>0.3924717563</text:p>
          </table:table-cell>
        </table:table-row>
        <table:table-row table:style-name="ro1">
          <table:table-cell office:value-type="float" office:value="0.3904093733772" calcext:value-type="float">
            <text:p>0.3904093734</text:p>
          </table:table-cell>
        </table:table-row>
        <table:table-row table:style-name="ro1">
          <table:table-cell office:value-type="float" office:value="0.388471431730122" calcext:value-type="float">
            <text:p>0.3884714317</text:p>
          </table:table-cell>
        </table:table-row>
        <table:table-row table:style-name="ro1">
          <table:table-cell office:value-type="float" office:value="0.386666132692263" calcext:value-type="float">
            <text:p>0.3866661327</text:p>
          </table:table-cell>
        </table:table-row>
        <table:table-row table:style-name="ro1">
          <table:table-cell office:value-type="float" office:value="0.385001314803634" calcext:value-type="float">
            <text:p>0.3850013148</text:p>
          </table:table-cell>
        </table:table-row>
        <table:table-row table:style-name="ro1">
          <table:table-cell office:value-type="float" office:value="0.38348443497367" calcext:value-type="float">
            <text:p>0.383484435</text:p>
          </table:table-cell>
        </table:table-row>
        <table:table-row table:style-name="ro1">
          <table:table-cell office:value-type="float" office:value="0.382122550283589" calcext:value-type="float">
            <text:p>0.3821225503</text:p>
          </table:table-cell>
        </table:table-row>
        <table:table-row table:style-name="ro1">
          <table:table-cell office:value-type="float" office:value="0.380922300464025" calcext:value-type="float">
            <text:p>0.3809223005</text:p>
          </table:table-cell>
        </table:table-row>
        <table:table-row table:style-name="ro1">
          <table:table-cell office:value-type="float" office:value="0.379889891047936" calcext:value-type="float">
            <text:p>0.379889891</text:p>
          </table:table-cell>
        </table:table-row>
        <table:table-row table:style-name="ro1">
          <table:table-cell office:value-type="float" office:value="0.3790310771988" calcext:value-type="float">
            <text:p>0.3790310772</text:p>
          </table:table-cell>
        </table:table-row>
        <table:table-row table:style-name="ro1">
          <table:table-cell office:value-type="float" office:value="0.378351148214069" calcext:value-type="float">
            <text:p>0.3783511482</text:p>
          </table:table-cell>
        </table:table-row>
        <table:table-row table:style-name="ro1">
          <table:table-cell office:value-type="float" office:value="0.37785491270392" calcext:value-type="float">
            <text:p>0.3778549127</text:p>
          </table:table-cell>
        </table:table-row>
        <table:table-row table:style-name="ro1">
          <table:table-cell office:value-type="float" office:value="0.377546684445268" calcext:value-type="float">
            <text:p>0.3775466844</text:p>
          </table:table-cell>
        </table:table-row>
        <table:table-row table:style-name="ro1">
          <table:table-cell office:value-type="float" office:value="0.377430268911062" calcext:value-type="float">
            <text:p>0.3774302689</text:p>
          </table:table-cell>
        </table:table-row>
        <table:table-row table:style-name="ro1">
          <table:table-cell office:value-type="float" office:value="0.377508950474858" calcext:value-type="float">
            <text:p>0.3775089505</text:p>
          </table:table-cell>
        </table:table-row>
        <table:table-row table:style-name="ro1">
          <table:table-cell office:value-type="float" office:value="0.377785480290664" calcext:value-type="float">
            <text:p>0.3777854803</text:p>
          </table:table-cell>
        </table:table-row>
        <table:table-row table:style-name="ro1">
          <table:table-cell office:value-type="float" office:value="0.378262064848071" calcext:value-type="float">
            <text:p>0.3782620648</text:p>
          </table:table-cell>
        </table:table-row>
        <table:table-row table:style-name="ro1">
          <table:table-cell office:value-type="float" office:value="0.378940355202651" calcext:value-type="float">
            <text:p>0.3789403552</text:p>
          </table:table-cell>
        </table:table-row>
        <table:table-row table:style-name="ro1">
          <table:table-cell office:value-type="float" office:value="0.379821436881637" calcext:value-type="float">
            <text:p>0.3798214369</text:p>
          </table:table-cell>
        </table:table-row>
        <table:table-row table:style-name="ro1">
          <table:table-cell office:value-type="float" office:value="0.380905820464877" calcext:value-type="float">
            <text:p>0.3809058205</text:p>
          </table:table-cell>
        </table:table-row>
        <table:table-row table:style-name="ro1">
          <table:table-cell office:value-type="float" office:value="0.38219343284107" calcext:value-type="float">
            <text:p>0.3821934328</text:p>
          </table:table-cell>
        </table:table-row>
        <table:table-row table:style-name="ro1">
          <table:table-cell office:value-type="float" office:value="0.383683609139274" calcext:value-type="float">
            <text:p>0.3836836091</text:p>
          </table:table-cell>
        </table:table-row>
        <table:table-row table:style-name="ro1">
          <table:table-cell office:value-type="float" office:value="0.385375085335691" calcext:value-type="float">
            <text:p>0.3853750853</text:p>
          </table:table-cell>
        </table:table-row>
        <table:table-row table:style-name="ro1">
          <table:table-cell office:value-type="float" office:value="0.387265991535729" calcext:value-type="float">
            <text:p>0.3872659915</text:p>
          </table:table-cell>
        </table:table-row>
        <table:table-row table:style-name="ro1">
          <table:table-cell office:value-type="float" office:value="0.389353845931344" calcext:value-type="float">
            <text:p>0.3893538459</text:p>
          </table:table-cell>
        </table:table-row>
        <table:table-row table:style-name="ro1">
          <table:table-cell office:value-type="float" office:value="0.391635549433656" calcext:value-type="float">
            <text:p>0.3916355494</text:p>
          </table:table-cell>
        </table:table-row>
        <table:table-row table:style-name="ro1">
          <table:table-cell office:value-type="float" office:value="0.394107380980841" calcext:value-type="float">
            <text:p>0.394107381</text:p>
          </table:table-cell>
        </table:table-row>
        <table:table-row table:style-name="ro1">
          <table:table-cell office:value-type="float" office:value="0.396764993521301" calcext:value-type="float">
            <text:p>0.3967649935</text:p>
          </table:table-cell>
        </table:table-row>
        <table:table-row table:style-name="ro1">
          <table:table-cell office:value-type="float" office:value="0.399603410672112" calcext:value-type="float">
            <text:p>0.3996034107</text:p>
          </table:table-cell>
        </table:table-row>
        <table:table-row table:style-name="ro1">
          <table:table-cell office:value-type="float" office:value="0.402617024052747" calcext:value-type="float">
            <text:p>0.4026170241</text:p>
          </table:table-cell>
        </table:table-row>
        <table:table-row table:style-name="ro1">
          <table:table-cell office:value-type="float" office:value="0.405799591294076" calcext:value-type="float">
            <text:p>0.4057995913</text:p>
          </table:table-cell>
        </table:table-row>
        <table:table-row table:style-name="ro1">
          <table:table-cell office:value-type="float" office:value="0.409144234722643" calcext:value-type="float">
            <text:p>0.4091442347</text:p>
          </table:table-cell>
        </table:table-row>
        <table:table-row table:style-name="ro1">
          <table:table-cell office:value-type="float" office:value="0.41264344072022" calcext:value-type="float">
            <text:p>0.4126434407</text:p>
          </table:table-cell>
        </table:table-row>
        <table:table-row table:style-name="ro1">
          <table:table-cell office:value-type="float" office:value="0.416289059758638" calcext:value-type="float">
            <text:p>0.4162890598</text:p>
          </table:table-cell>
        </table:table-row>
        <table:table-row table:style-name="ro1">
          <table:table-cell office:value-type="float" office:value="0.420072307109896" calcext:value-type="float">
            <text:p>0.4200723071</text:p>
          </table:table-cell>
        </table:table-row>
        <table:table-row table:style-name="ro1">
          <table:table-cell office:value-type="float" office:value="0.423983764231541" calcext:value-type="float">
            <text:p>0.4239837642</text:p>
          </table:table-cell>
        </table:table-row>
        <table:table-row table:style-name="ro1">
          <table:table-cell office:value-type="float" office:value="0.428013380827333" calcext:value-type="float">
            <text:p>0.4280133808</text:p>
          </table:table-cell>
        </table:table-row>
        <table:table-row table:style-name="ro1">
          <table:table-cell office:value-type="float" office:value="0.432150477583181" calcext:value-type="float">
            <text:p>0.4321504776</text:p>
          </table:table-cell>
        </table:table-row>
        <table:table-row table:style-name="ro1">
          <table:table-cell office:value-type="float" office:value="0.436383749578358" calcext:value-type="float">
            <text:p>0.4363837496</text:p>
          </table:table-cell>
        </table:table-row>
        <table:table-row table:style-name="ro1">
          <table:table-cell office:value-type="float" office:value="0.440701270371993" calcext:value-type="float">
            <text:p>0.4407012704</text:p>
          </table:table-cell>
        </table:table-row>
        <table:table-row table:style-name="ro1">
          <table:table-cell office:value-type="float" office:value="0.445090496764837" calcext:value-type="float">
            <text:p>0.4450904968</text:p>
          </table:table-cell>
        </table:table-row>
        <table:table-row table:style-name="ro1">
          <table:table-cell office:value-type="float" office:value="0.449538274236312" calcext:value-type="float">
            <text:p>0.4495382742</text:p>
          </table:table-cell>
        </table:table-row>
        <table:table-row table:style-name="ro1">
          <table:table-cell office:value-type="float" office:value="0.454030843056829" calcext:value-type="float">
            <text:p>0.4540308431</text:p>
          </table:table-cell>
        </table:table-row>
        <table:table-row table:style-name="ro1">
          <table:table-cell office:value-type="float" office:value="0.458553845075385" calcext:value-type="float">
            <text:p>0.4585538451</text:p>
          </table:table-cell>
        </table:table-row>
        <table:table-row table:style-name="ro1">
          <table:table-cell office:value-type="float" office:value="0.463092331182447" calcext:value-type="float">
            <text:p>0.4630923312</text:p>
          </table:table-cell>
        </table:table-row>
        <table:table-row table:style-name="ro1">
          <table:table-cell office:value-type="float" office:value="0.432245917064323" calcext:value-type="float">
            <text:p>0.4322459171</text:p>
          </table:table-cell>
        </table:table-row>
        <table:table-row table:style-name="ro1">
          <table:table-cell office:value-type="float" office:value="0.435184088129433" calcext:value-type="float">
            <text:p>0.4351840881</text:p>
          </table:table-cell>
        </table:table-row>
        <table:table-row table:style-name="ro1">
          <table:table-cell office:value-type="float" office:value="0.438075639252335" calcext:value-type="float">
            <text:p>0.4380756393</text:p>
          </table:table-cell>
        </table:table-row>
        <table:table-row table:style-name="ro1">
          <table:table-cell office:value-type="float" office:value="0.440899871281841" calcext:value-type="float">
            <text:p>0.4408998713</text:p>
          </table:table-cell>
        </table:table-row>
        <table:table-row table:style-name="ro1">
          <table:table-cell office:value-type="float" office:value="0.443637802224249" calcext:value-type="float">
            <text:p>0.4436378022</text:p>
          </table:table-cell>
        </table:table-row>
        <table:table-row table:style-name="ro1">
          <table:table-cell office:value-type="float" office:value="0.44627211118543" calcext:value-type="float">
            <text:p>0.4462721112</text:p>
          </table:table-cell>
        </table:table-row>
        <table:table-row table:style-name="ro1">
          <table:table-cell office:value-type="float" office:value="0.448787082988288" calcext:value-type="float">
            <text:p>0.448787083</text:p>
          </table:table-cell>
        </table:table-row>
        <table:table-row table:style-name="ro1">
          <table:table-cell office:value-type="float" office:value="0.451168553465585" calcext:value-type="float">
            <text:p>0.4511685535</text:p>
          </table:table-cell>
        </table:table-row>
        <table:table-row table:style-name="ro1">
          <table:table-cell office:value-type="float" office:value="0.453403855428138" calcext:value-type="float">
            <text:p>0.4534038554</text:p>
          </table:table-cell>
        </table:table-row>
        <table:table-row table:style-name="ro1">
          <table:table-cell office:value-type="float" office:value="0.455481765308387" calcext:value-type="float">
            <text:p>0.4554817653</text:p>
          </table:table-cell>
        </table:table-row>
        <table:table-row table:style-name="ro1">
          <table:table-cell office:value-type="float" office:value="0.45739245047933" calcext:value-type="float">
            <text:p>0.4573924505</text:p>
          </table:table-cell>
        </table:table-row>
        <table:table-row table:style-name="ro1">
          <table:table-cell office:value-type="float" office:value="0.459127417248826" calcext:value-type="float">
            <text:p>0.4591274172</text:p>
          </table:table-cell>
        </table:table-row>
        <table:table-row table:style-name="ro1">
          <table:table-cell office:value-type="float" office:value="0.460679459529271" calcext:value-type="float">
            <text:p>0.4606794595</text:p>
          </table:table-cell>
        </table:table-row>
        <table:table-row table:style-name="ro1">
          <table:table-cell office:value-type="float" office:value="0.462042608182641" calcext:value-type="float">
            <text:p>0.4620426082</text:p>
          </table:table-cell>
        </table:table-row>
        <table:table-row table:style-name="ro1">
          <table:table-cell office:value-type="float" office:value="0.463212081040906" calcext:value-type="float">
            <text:p>0.463212081</text:p>
          </table:table-cell>
        </table:table-row>
        <table:table-row table:style-name="ro1">
          <table:table-cell office:value-type="float" office:value="0.464184233601811" calcext:value-type="float">
            <text:p>0.4641842336</text:p>
          </table:table-cell>
        </table:table-row>
        <table:table-row table:style-name="ro1">
          <table:table-cell office:value-type="float" office:value="0.464956510400028" calcext:value-type="float">
            <text:p>0.4649565104</text:p>
          </table:table-cell>
        </table:table-row>
        <table:table-row table:style-name="ro1">
          <table:table-cell office:value-type="float" office:value="0.465527397053679" calcext:value-type="float">
            <text:p>0.4655273971</text:p>
          </table:table-cell>
        </table:table-row>
        <table:table-row table:style-name="ro1">
          <table:table-cell office:value-type="float" office:value="0.465896372986225" calcext:value-type="float">
            <text:p>0.465896373</text:p>
          </table:table-cell>
        </table:table-row>
        <table:table-row table:style-name="ro1">
          <table:table-cell office:value-type="float" office:value="0.466063864823725" calcext:value-type="float">
            <text:p>0.4660638648</text:p>
          </table:table-cell>
        </table:table-row>
        <table:table-row table:style-name="ro1">
          <table:table-cell office:value-type="float" office:value="0.466031200467467" calcext:value-type="float">
            <text:p>0.4660312005</text:p>
          </table:table-cell>
        </table:table-row>
        <table:table-row table:style-name="ro1">
          <table:table-cell office:value-type="float" office:value="0.465800563841968" calcext:value-type="float">
            <text:p>0.4658005638</text:p>
          </table:table-cell>
        </table:table-row>
        <table:table-row table:style-name="ro1">
          <table:table-cell office:value-type="float" office:value="0.465374950318339" calcext:value-type="float">
            <text:p>0.4653749503</text:p>
          </table:table-cell>
        </table:table-row>
        <table:table-row table:style-name="ro1">
          <table:table-cell office:value-type="float" office:value="0.464758122813024" calcext:value-type="float">
            <text:p>0.4647581228</text:p>
          </table:table-cell>
        </table:table-row>
        <table:table-row table:style-name="ro1">
          <table:table-cell office:value-type="float" office:value="0.463954568561906" calcext:value-type="float">
            <text:p>0.4639545686</text:p>
          </table:table-cell>
        </table:table-row>
        <table:table-row table:style-name="ro1">
          <table:table-cell office:value-type="float" office:value="0.462969456569788" calcext:value-type="float">
            <text:p>0.4629694566</text:p>
          </table:table-cell>
        </table:table-row>
        <table:table-row table:style-name="ro1">
          <table:table-cell office:value-type="float" office:value="0.46180859573523" calcext:value-type="float">
            <text:p>0.4618085957</text:p>
          </table:table-cell>
        </table:table-row>
        <table:table-row table:style-name="ro1">
          <table:table-cell office:value-type="float" office:value="0.460478393650772" calcext:value-type="float">
            <text:p>0.4604783937</text:p>
          </table:table-cell>
        </table:table-row>
        <table:table-row table:style-name="ro1">
          <table:table-cell office:value-type="float" office:value="0.458985816078514" calcext:value-type="float">
            <text:p>0.4589858161</text:p>
          </table:table-cell>
        </table:table-row>
        <table:table-row table:style-name="ro1">
          <table:table-cell office:value-type="float" office:value="0.457338347101072" calcext:value-type="float">
            <text:p>0.4573383471</text:p>
          </table:table-cell>
        </table:table-row>
        <table:table-row table:style-name="ro1">
          <table:table-cell office:value-type="float" office:value="0.455543949947901" calcext:value-type="float">
            <text:p>0.4555439499</text:p>
          </table:table-cell>
        </table:table-row>
        <table:table-row table:style-name="ro1">
          <table:table-cell office:value-type="float" office:value="0.453611028496985" calcext:value-type="float">
            <text:p>0.4536110285</text:p>
          </table:table-cell>
        </table:table-row>
        <table:table-row table:style-name="ro1">
          <table:table-cell office:value-type="float" office:value="0.451548389451903" calcext:value-type="float">
            <text:p>0.4515483895</text:p>
          </table:table-cell>
        </table:table-row>
        <table:table-row table:style-name="ro1">
          <table:table-cell office:value-type="float" office:value="0.449365205194257" calcext:value-type="float">
            <text:p>0.4493652052</text:p>
          </table:table-cell>
        </table:table-row>
        <table:table-row table:style-name="ro1">
          <table:table-cell office:value-type="float" office:value="0.447070977311476" calcext:value-type="float">
            <text:p>0.4470709773</text:p>
          </table:table-cell>
        </table:table-row>
        <table:table-row table:style-name="ro1">
          <table:table-cell office:value-type="float" office:value="0.444675500799981" calcext:value-type="float">
            <text:p>0.4446755008</text:p>
          </table:table-cell>
        </table:table-row>
        <table:table-row table:style-name="ro1">
          <table:table-cell office:value-type="float" office:value="0.442188828943733" calcext:value-type="float">
            <text:p>0.4421888289</text:p>
          </table:table-cell>
        </table:table-row>
        <table:table-row table:style-name="ro1">
          <table:table-cell office:value-type="float" office:value="0.439621238868131" calcext:value-type="float">
            <text:p>0.4396212389</text:p>
          </table:table-cell>
        </table:table-row>
        <table:table-row table:style-name="ro1">
          <table:table-cell office:value-type="float" office:value="0.436983197769301" calcext:value-type="float">
            <text:p>0.4369831978</text:p>
          </table:table-cell>
        </table:table-row>
        <table:table-row table:style-name="ro1">
          <table:table-cell office:value-type="float" office:value="0.434285329818736" calcext:value-type="float">
            <text:p>0.4342853298</text:p>
          </table:table-cell>
        </table:table-row>
        <table:table-row table:style-name="ro1">
          <table:table-cell office:value-type="float" office:value="0.431538383743316" calcext:value-type="float">
            <text:p>0.4315383837</text:p>
          </table:table-cell>
        </table:table-row>
        <table:table-row table:style-name="ro1">
          <table:table-cell office:value-type="float" office:value="0.428753201080696" calcext:value-type="float">
            <text:p>0.4287532011</text:p>
          </table:table-cell>
        </table:table-row>
        <table:table-row table:style-name="ro1">
          <table:table-cell office:value-type="float" office:value="0.425940685110059" calcext:value-type="float">
            <text:p>0.4259406851</text:p>
          </table:table-cell>
        </table:table-row>
        <table:table-row table:style-name="ro1">
          <table:table-cell office:value-type="float" office:value="0.423111770458242" calcext:value-type="float">
            <text:p>0.4231117705</text:p>
          </table:table-cell>
        </table:table-row>
        <table:table-row table:style-name="ro1">
          <table:table-cell office:value-type="float" office:value="0.420277393381232" calcext:value-type="float">
            <text:p>0.4202773934</text:p>
          </table:table-cell>
        </table:table-row>
        <table:table-row table:style-name="ro1">
          <table:table-cell office:value-type="float" office:value="0.417448462721029" calcext:value-type="float">
            <text:p>0.4174484627</text:p>
          </table:table-cell>
        </table:table-row>
        <table:table-row table:style-name="ro1">
          <table:table-cell office:value-type="float" office:value="0.414635831537879" calcext:value-type="float">
            <text:p>0.4146358315</text:p>
          </table:table-cell>
        </table:table-row>
        <table:table-row table:style-name="ro1">
          <table:table-cell office:value-type="float" office:value="0.411850269417877" calcext:value-type="float">
            <text:p>0.4118502694</text:p>
          </table:table-cell>
        </table:table-row>
        <table:table-row table:style-name="ro1">
          <table:table-cell office:value-type="float" office:value="0.409102435455942" calcext:value-type="float">
            <text:p>0.4091024355</text:p>
          </table:table-cell>
        </table:table-row>
        <table:table-row table:style-name="ro1">
          <table:table-cell office:value-type="float" office:value="0.406402851914152" calcext:value-type="float">
            <text:p>0.4064028519</text:p>
          </table:table-cell>
        </table:table-row>
        <table:table-row table:style-name="ro1">
          <table:table-cell office:value-type="float" office:value="0.403761878555463" calcext:value-type="float">
            <text:p>0.4037618786</text:p>
          </table:table-cell>
        </table:table-row>
        <table:table-row table:style-name="ro1">
          <table:table-cell office:value-type="float" office:value="0.401189687652781" calcext:value-type="float">
            <text:p>0.4011896877</text:p>
          </table:table-cell>
        </table:table-row>
        <table:table-row table:style-name="ro1">
          <table:table-cell office:value-type="float" office:value="0.39869623967342" calcext:value-type="float">
            <text:p>0.3986962397</text:p>
          </table:table-cell>
        </table:table-row>
        <table:table-row table:style-name="ro1">
          <table:table-cell office:value-type="float" office:value="0.396291259638914" calcext:value-type="float">
            <text:p>0.3962912596</text:p>
          </table:table-cell>
        </table:table-row>
        <table:table-row table:style-name="ro1">
          <table:table-cell office:value-type="float" office:value="0.393984214160211" calcext:value-type="float">
            <text:p>0.3939842142</text:p>
          </table:table-cell>
        </table:table-row>
        <table:table-row table:style-name="ro1">
          <table:table-cell office:value-type="float" office:value="0.391784289148228" calcext:value-type="float">
            <text:p>0.3917842891</text:p>
          </table:table-cell>
        </table:table-row>
        <table:table-row table:style-name="ro1">
          <table:table-cell office:value-type="float" office:value="0.389700368199777" calcext:value-type="float">
            <text:p>0.3897003682</text:p>
          </table:table-cell>
        </table:table-row>
        <table:table-row table:style-name="ro1">
          <table:table-cell office:value-type="float" office:value="0.387741011658865" calcext:value-type="float">
            <text:p>0.3877410117</text:p>
          </table:table-cell>
        </table:table-row>
        <table:table-row table:style-name="ro1">
          <table:table-cell office:value-type="float" office:value="0.385914436353358" calcext:value-type="float">
            <text:p>0.3859144364</text:p>
          </table:table-cell>
        </table:table-row>
        <table:table-row table:style-name="ro1">
          <table:table-cell office:value-type="float" office:value="0.384228496007016" calcext:value-type="float">
            <text:p>0.384228496</text:p>
          </table:table-cell>
        </table:table-row>
        <table:table-row table:style-name="ro1">
          <table:table-cell office:value-type="float" office:value="0.382690662326901" calcext:value-type="float">
            <text:p>0.3826906623</text:p>
          </table:table-cell>
        </table:table-row>
        <table:table-row table:style-name="ro1">
          <table:table-cell office:value-type="float" office:value="0.381308006766147" calcext:value-type="float">
            <text:p>0.3813080068</text:p>
          </table:table-cell>
        </table:table-row>
        <table:table-row table:style-name="ro1">
          <table:table-cell office:value-type="float" office:value="0.380087182962105" calcext:value-type="float">
            <text:p>0.380087183</text:p>
          </table:table-cell>
        </table:table-row>
        <table:table-row table:style-name="ro1">
          <table:table-cell office:value-type="float" office:value="0.379034409849857" calcext:value-type="float">
            <text:p>0.3790344098</text:p>
          </table:table-cell>
        </table:table-row>
        <table:table-row table:style-name="ro1">
          <table:table-cell office:value-type="float" office:value="0.3781554554511" calcext:value-type="float">
            <text:p>0.3781554555</text:p>
          </table:table-cell>
        </table:table-row>
        <table:table-row table:style-name="ro1">
          <table:table-cell office:value-type="float" office:value="0.37745562133839" calcext:value-type="float">
            <text:p>0.3774556213</text:p>
          </table:table-cell>
        </table:table-row>
        <table:table-row table:style-name="ro1">
          <table:table-cell office:value-type="float" office:value="0.376939727774774" calcext:value-type="float">
            <text:p>0.3769397278</text:p>
          </table:table-cell>
        </table:table-row>
        <table:table-row table:style-name="ro1">
          <table:table-cell office:value-type="float" office:value="0.376612099528774" calcext:value-type="float">
            <text:p>0.3766120995</text:p>
          </table:table-cell>
        </table:table-row>
        <table:table-row table:style-name="ro1">
          <table:table-cell office:value-type="float" office:value="0.376476552364744" calcext:value-type="float">
            <text:p>0.3764765524</text:p>
          </table:table-cell>
        </table:table-row>
        <table:table-row table:style-name="ro1">
          <table:table-cell office:value-type="float" office:value="0.376536380208609" calcext:value-type="float">
            <text:p>0.3765363802</text:p>
          </table:table-cell>
        </table:table-row>
        <table:table-row table:style-name="ro1">
          <table:table-cell office:value-type="float" office:value="0.376794342988954" calcext:value-type="float">
            <text:p>0.376794343</text:p>
          </table:table-cell>
        </table:table-row>
        <table:table-row table:style-name="ro1">
          <table:table-cell office:value-type="float" office:value="0.377252655153497" calcext:value-type="float">
            <text:p>0.3772526552</text:p>
          </table:table-cell>
        </table:table-row>
        <table:table-row table:style-name="ro1">
          <table:table-cell office:value-type="float" office:value="0.377912974860927" calcext:value-type="float">
            <text:p>0.3779129749</text:p>
          </table:table-cell>
        </table:table-row>
        <table:table-row table:style-name="ro1">
          <table:table-cell office:value-type="float" office:value="0.378776393848108" calcext:value-type="float">
            <text:p>0.3787763938</text:p>
          </table:table-cell>
        </table:table-row>
        <table:table-row table:style-name="ro1">
          <table:table-cell office:value-type="float" office:value="0.379843427972656" calcext:value-type="float">
            <text:p>0.379843428</text:p>
          </table:table-cell>
        </table:table-row>
        <table:table-row table:style-name="ro1">
          <table:table-cell office:value-type="float" office:value="0.381114008430884" calcext:value-type="float">
            <text:p>0.3811140084</text:p>
          </table:table-cell>
        </table:table-row>
        <table:table-row table:style-name="ro1">
          <table:table-cell office:value-type="float" office:value="0.382587473651123" calcext:value-type="float">
            <text:p>0.3825874737</text:p>
          </table:table-cell>
        </table:table-row>
        <table:table-row table:style-name="ro1">
          <table:table-cell office:value-type="float" office:value="0.384262561862396" calcext:value-type="float">
            <text:p>0.3842625619</text:p>
          </table:table-cell>
        </table:table-row>
        <table:table-row table:style-name="ro1">
          <table:table-cell office:value-type="float" office:value="0.38613740433848" calcext:value-type="float">
            <text:p>0.3861374043</text:p>
          </table:table-cell>
        </table:table-row>
        <table:table-row table:style-name="ro1">
          <table:table-cell office:value-type="float" office:value="0.388209519317325" calcext:value-type="float">
            <text:p>0.3882095193</text:p>
          </table:table-cell>
        </table:table-row>
        <table:table-row table:style-name="ro1">
          <table:table-cell office:value-type="float" office:value="0.39047580659585" calcext:value-type="float">
            <text:p>0.3904758066</text:p>
          </table:table-cell>
        </table:table-row>
        <table:table-row table:style-name="ro1">
          <table:table-cell office:value-type="float" office:value="0.3929325428001" calcext:value-type="float">
            <text:p>0.3929325428</text:p>
          </table:table-cell>
        </table:table-row>
        <table:table-row table:style-name="ro1">
          <table:table-cell office:value-type="float" office:value="0.395575377330783" calcext:value-type="float">
            <text:p>0.3955753773</text:p>
          </table:table-cell>
        </table:table-row>
        <table:table-row table:style-name="ro1">
          <table:table-cell office:value-type="float" office:value="0.398399328984165" calcext:value-type="float">
            <text:p>0.398399329</text:p>
          </table:table-cell>
        </table:table-row>
        <table:table-row table:style-name="ro1">
          <table:table-cell office:value-type="float" office:value="0.401398783248344" calcext:value-type="float">
            <text:p>0.4013987832</text:p>
          </table:table-cell>
        </table:table-row>
        <table:table-row table:style-name="ro1">
          <table:table-cell office:value-type="float" office:value="0.40456749027489" calcext:value-type="float">
            <text:p>0.4045674903</text:p>
          </table:table-cell>
        </table:table-row>
        <table:table-row table:style-name="ro1">
          <table:table-cell office:value-type="float" office:value="0.40789856352585" calcext:value-type="float">
            <text:p>0.4078985635</text:p>
          </table:table-cell>
        </table:table-row>
        <table:table-row table:style-name="ro1">
          <table:table-cell office:value-type="float" office:value="0.41138447909613" calcext:value-type="float">
            <text:p>0.4113844791</text:p>
          </table:table-cell>
        </table:table-row>
        <table:table-row table:style-name="ro1">
          <table:table-cell office:value-type="float" office:value="0.415017075711238" calcext:value-type="float">
            <text:p>0.4150170757</text:p>
          </table:table-cell>
        </table:table-row>
        <table:table-row table:style-name="ro1">
          <table:table-cell office:value-type="float" office:value="0.418787555400408" calcext:value-type="float">
            <text:p>0.4187875554</text:p>
          </table:table-cell>
        </table:table-row>
        <table:table-row table:style-name="ro1">
          <table:table-cell office:value-type="float" office:value="0.422686484845081" calcext:value-type="float">
            <text:p>0.4226864848</text:p>
          </table:table-cell>
        </table:table-row>
        <table:table-row table:style-name="ro1">
          <table:table-cell office:value-type="float" office:value="0.42670379740276" calcext:value-type="float">
            <text:p>0.4267037974</text:p>
          </table:table-cell>
        </table:table-row>
        <table:table-row table:style-name="ro1">
          <table:table-cell office:value-type="float" office:value="0.430828795806241" calcext:value-type="float">
            <text:p>0.4308287958</text:p>
          </table:table-cell>
        </table:table-row>
        <table:table-row table:style-name="ro1">
          <table:table-cell office:value-type="float" office:value="0.435050155538201" calcext:value-type="float">
            <text:p>0.4350501555</text:p>
          </table:table-cell>
        </table:table-row>
        <table:table-row table:style-name="ro1">
          <table:table-cell office:value-type="float" office:value="0.439355928881168" calcext:value-type="float">
            <text:p>0.4393559289</text:p>
          </table:table-cell>
        </table:table-row>
        <table:table-row table:style-name="ro1">
          <table:table-cell office:value-type="float" office:value="0.443733549642847" calcext:value-type="float">
            <text:p>0.4437335496</text:p>
          </table:table-cell>
        </table:table-row>
        <table:table-row table:style-name="ro1">
          <table:table-cell office:value-type="float" office:value="0.44816983855683" calcext:value-type="float">
            <text:p>0.4481698386</text:p>
          </table:table-cell>
        </table:table-row>
        <table:table-row table:style-name="ro1">
          <table:table-cell office:value-type="float" office:value="0.452651009358665" calcext:value-type="float">
            <text:p>0.4526510094</text:p>
          </table:table-cell>
        </table:table-row>
        <table:table-row table:style-name="ro1">
          <table:table-cell office:value-type="float" office:value="0.457162675537296" calcext:value-type="float">
            <text:p>0.4571626755</text:p>
          </table:table-cell>
        </table:table-row>
        <table:table-row table:style-name="ro1">
          <table:table-cell office:value-type="float" office:value="0.461689857761876" calcext:value-type="float">
            <text:p>0.4616898578</text:p>
          </table:table-cell>
        </table:table-row>
        <table:table-row table:style-name="ro1">
          <table:table-cell office:value-type="float" office:value="0.432540102596806" calcext:value-type="float">
            <text:p>0.4325401026</text:p>
          </table:table-cell>
        </table:table-row>
        <table:table-row table:style-name="ro1">
          <table:table-cell office:value-type="float" office:value="0.435466762152899" calcext:value-type="float">
            <text:p>0.4354667622</text:p>
          </table:table-cell>
        </table:table-row>
        <table:table-row table:style-name="ro1">
          <table:table-cell office:value-type="float" office:value="0.438346742753153" calcext:value-type="float">
            <text:p>0.4383467428</text:p>
          </table:table-cell>
        </table:table-row>
        <table:table-row table:style-name="ro1">
          <table:table-cell office:value-type="float" office:value="0.441159318466516" calcext:value-type="float">
            <text:p>0.4411593185</text:p>
          </table:table-cell>
        </table:table-row>
        <table:table-row table:style-name="ro1">
          <table:table-cell office:value-type="float" office:value="0.443885482336062" calcext:value-type="float">
            <text:p>0.4438854823</text:p>
          </table:table-cell>
        </table:table-row>
        <table:table-row table:style-name="ro1">
          <table:table-cell office:value-type="float" office:value="0.446507890279759" calcext:value-type="float">
            <text:p>0.4465078903</text:p>
          </table:table-cell>
        </table:table-row>
        <table:table-row table:style-name="ro1">
          <table:table-cell office:value-type="float" office:value="0.449010805666699" calcext:value-type="float">
            <text:p>0.4490108057</text:p>
          </table:table-cell>
        </table:table-row>
        <table:table-row table:style-name="ro1">
          <table:table-cell office:value-type="float" office:value="0.451380044568792" calcext:value-type="float">
            <text:p>0.4513800446</text:p>
          </table:table-cell>
        </table:table-row>
        <table:table-row table:style-name="ro1">
          <table:table-cell office:value-type="float" office:value="0.453602921687915" calcext:value-type="float">
            <text:p>0.4536029217</text:p>
          </table:table-cell>
        </table:table-row>
        <table:table-row table:style-name="ro1">
          <table:table-cell office:value-type="float" office:value="0.455668196958531" calcext:value-type="float">
            <text:p>0.455668197</text:p>
          </table:table-cell>
        </table:table-row>
        <table:table-row table:style-name="ro1">
          <table:table-cell office:value-type="float" office:value="0.457566022825766" calcext:value-type="float">
            <text:p>0.4575660228</text:p>
          </table:table-cell>
        </table:table-row>
        <table:table-row table:style-name="ro1">
          <table:table-cell office:value-type="float" office:value="0.459287892198944" calcext:value-type="float">
            <text:p>0.4592878922</text:p>
          </table:table-cell>
        </table:table-row>
        <table:table-row table:style-name="ro1">
          <table:table-cell office:value-type="float" office:value="0.460826587080589" calcext:value-type="float">
            <text:p>0.4608265871</text:p>
          </table:table-cell>
        </table:table-row>
        <table:table-row table:style-name="ro1">
          <table:table-cell office:value-type="float" office:value="0.462176127870889" calcext:value-type="float">
            <text:p>0.4621761279</text:p>
          </table:table-cell>
        </table:table-row>
        <table:table-row table:style-name="ro1">
          <table:table-cell office:value-type="float" office:value="0.463331723347617" calcext:value-type="float">
            <text:p>0.4633317233</text:p>
          </table:table-cell>
        </table:table-row>
        <table:table-row table:style-name="ro1">
          <table:table-cell office:value-type="float" office:value="0.464289721321517" calcext:value-type="float">
            <text:p>0.4642897213</text:p>
          </table:table-cell>
        </table:table-row>
        <table:table-row table:style-name="ro1">
          <table:table-cell office:value-type="float" office:value="0.465047559967151" calcext:value-type="float">
            <text:p>0.46504756</text:p>
          </table:table-cell>
        </table:table-row>
        <table:table-row table:style-name="ro1">
          <table:table-cell office:value-type="float" office:value="0.46560371982921" calcext:value-type="float">
            <text:p>0.4656037198</text:p>
          </table:table-cell>
        </table:table-row>
        <table:table-row table:style-name="ro1">
          <table:table-cell office:value-type="float" office:value="0.465957676504278" calcext:value-type="float">
            <text:p>0.4659576765</text:p>
          </table:table-cell>
        </table:table-row>
        <table:table-row table:style-name="ro1">
          <table:table-cell office:value-type="float" office:value="0.466109853998072" calcext:value-type="float">
            <text:p>0.466109854</text:p>
          </table:table-cell>
        </table:table-row>
        <table:table-row table:style-name="ro1">
          <table:table-cell office:value-type="float" office:value="0.46606157875813" calcext:value-type="float">
            <text:p>0.4660615788</text:p>
          </table:table-cell>
        </table:table-row>
        <table:table-row table:style-name="ro1">
          <table:table-cell office:value-type="float" office:value="0.465815034381969" calcext:value-type="float">
            <text:p>0.4658150344</text:p>
          </table:table-cell>
        </table:table-row>
        <table:table-row table:style-name="ro1">
          <table:table-cell office:value-type="float" office:value="0.465373217000703" calcext:value-type="float">
            <text:p>0.465373217</text:p>
          </table:table-cell>
        </table:table-row>
        <table:table-row table:style-name="ro1">
          <table:table-cell office:value-type="float" office:value="0.464739891338118" calcext:value-type="float">
            <text:p>0.4647398913</text:p>
          </table:table-cell>
        </table:table-row>
        <table:table-row table:style-name="ro1">
          <table:table-cell office:value-type="float" office:value="0.463919547445217" calcext:value-type="float">
            <text:p>0.4639195474</text:p>
          </table:table-cell>
        </table:table-row>
        <table:table-row table:style-name="ro1">
          <table:table-cell office:value-type="float" office:value="0.462917358110219" calcext:value-type="float">
            <text:p>0.4629173581</text:p>
          </table:table-cell>
        </table:table-row>
        <table:table-row table:style-name="ro1">
          <table:table-cell office:value-type="float" office:value="0.461739136944025" calcext:value-type="float">
            <text:p>0.4617391369</text:p>
          </table:table-cell>
        </table:table-row>
        <table:table-row table:style-name="ro1">
          <table:table-cell office:value-type="float" office:value="0.460391297141143" calcext:value-type="float">
            <text:p>0.4603912971</text:p>
          </table:table-cell>
        </table:table-row>
        <table:table-row table:style-name="ro1">
          <table:table-cell office:value-type="float" office:value="0.458880810916073" calcext:value-type="float">
            <text:p>0.4588808109</text:p>
          </table:table-cell>
        </table:table-row>
        <table:table-row table:style-name="ro1">
          <table:table-cell office:value-type="float" office:value="0.45721516961516" calcext:value-type="float">
            <text:p>0.4572151696</text:p>
          </table:table-cell>
        </table:table-row>
        <table:table-row table:style-name="ro1">
          <table:table-cell office:value-type="float" office:value="0.455402344503904" calcext:value-type="float">
            <text:p>0.4554023445</text:p>
          </table:table-cell>
        </table:table-row>
        <table:table-row table:style-name="ro1">
          <table:table-cell office:value-type="float" office:value="0.453450748229727" calcext:value-type="float">
            <text:p>0.4534507482</text:p>
          </table:table-cell>
        </table:table-row>
        <table:table-row table:style-name="ro1">
          <table:table-cell office:value-type="float" office:value="0.451369196960215" calcext:value-type="float">
            <text:p>0.451369197</text:p>
          </table:table-cell>
        </table:table-row>
        <table:table-row table:style-name="ro1">
          <table:table-cell office:value-type="float" office:value="0.449166873196807" calcext:value-type="float">
            <text:p>0.4491668732</text:p>
          </table:table-cell>
        </table:table-row>
        <table:table-row table:style-name="ro1">
          <table:table-cell office:value-type="float" office:value="0.446853289263959" calcext:value-type="float">
            <text:p>0.4468532893</text:p>
          </table:table-cell>
        </table:table-row>
        <table:table-row table:style-name="ro1">
          <table:table-cell office:value-type="float" office:value="0.444438251473756" calcext:value-type="float">
            <text:p>0.4444382515</text:p>
          </table:table-cell>
        </table:table-row>
        <table:table-row table:style-name="ro1">
          <table:table-cell office:value-type="float" office:value="0.441931824965999" calcext:value-type="float">
            <text:p>0.441931825</text:p>
          </table:table-cell>
        </table:table-row>
        <table:table-row table:style-name="ro1">
          <table:table-cell office:value-type="float" office:value="0.439344299223743" calcext:value-type="float">
            <text:p>0.4393442992</text:p>
          </table:table-cell>
        </table:table-row>
        <table:table-row table:style-name="ro1">
          <table:table-cell office:value-type="float" office:value="0.436686154264305" calcext:value-type="float">
            <text:p>0.4366861543</text:p>
          </table:table-cell>
        </table:table-row>
        <table:table-row table:style-name="ro1">
          <table:table-cell office:value-type="float" office:value="0.433968027505725" calcext:value-type="float">
            <text:p>0.4339680275</text:p>
          </table:table-cell>
        </table:table-row>
        <table:table-row table:style-name="ro1">
          <table:table-cell office:value-type="float" office:value="0.4312006813087" calcext:value-type="float">
            <text:p>0.4312006813</text:p>
          </table:table-cell>
        </table:table-row>
        <table:table-row table:style-name="ro1">
          <table:table-cell office:value-type="float" office:value="0.42839497119397" calcext:value-type="float">
            <text:p>0.4283949712</text:p>
          </table:table-cell>
        </table:table-row>
        <table:table-row table:style-name="ro1">
          <table:table-cell office:value-type="float" office:value="0.425561814735165" calcext:value-type="float">
            <text:p>0.4255618147</text:p>
          </table:table-cell>
        </table:table-row>
        <table:table-row table:style-name="ro1">
          <table:table-cell office:value-type="float" office:value="0.422712161127126" calcext:value-type="float">
            <text:p>0.4227121611</text:p>
          </table:table-cell>
        </table:table-row>
        <table:table-row table:style-name="ro1">
          <table:table-cell office:value-type="float" office:value="0.419856961429673" calcext:value-type="float">
            <text:p>0.4198569614</text:p>
          </table:table-cell>
        </table:table-row>
        <table:table-row table:style-name="ro1">
          <table:table-cell office:value-type="float" office:value="0.417007139486844" calcext:value-type="float">
            <text:p>0.4170071395</text:p>
          </table:table-cell>
        </table:table-row>
        <table:table-row table:style-name="ro1">
          <table:table-cell office:value-type="float" office:value="0.414173563521591" calcext:value-type="float">
            <text:p>0.4141735635</text:p>
          </table:table-cell>
        </table:table-row>
        <table:table-row table:style-name="ro1">
          <table:table-cell office:value-type="float" office:value="0.41136701840594" calcext:value-type="float">
            <text:p>0.4113670184</text:p>
          </table:table-cell>
        </table:table-row>
        <table:table-row table:style-name="ro1">
          <table:table-cell office:value-type="float" office:value="0.408598178606615" calcext:value-type="float">
            <text:p>0.4085981786</text:p>
          </table:table-cell>
        </table:table-row>
        <table:table-row table:style-name="ro1">
          <table:table-cell office:value-type="float" office:value="0.405877581806114" calcext:value-type="float">
            <text:p>0.4058775818</text:p>
          </table:table-cell>
        </table:table-row>
        <table:table-row table:style-name="ro1">
          <table:table-cell office:value-type="float" office:value="0.403215603199262" calcext:value-type="float">
            <text:p>0.4032156032</text:p>
          </table:table-cell>
        </table:table-row>
        <table:table-row table:style-name="ro1">
          <table:table-cell office:value-type="float" office:value="0.400622430465211" calcext:value-type="float">
            <text:p>0.4006224305</text:p>
          </table:table-cell>
        </table:table-row>
        <table:table-row table:style-name="ro1">
          <table:table-cell office:value-type="float" office:value="0.398108039414911" calcext:value-type="float">
            <text:p>0.3981080394</text:p>
          </table:table-cell>
        </table:table-row>
        <table:table-row table:style-name="ro1">
          <table:table-cell office:value-type="float" office:value="0.395682170314037" calcext:value-type="float">
            <text:p>0.3956821703</text:p>
          </table:table-cell>
        </table:table-row>
        <table:table-row table:style-name="ro1">
          <table:table-cell office:value-type="float" office:value="0.393354304881384" calcext:value-type="float">
            <text:p>0.3933543049</text:p>
          </table:table-cell>
        </table:table-row>
        <table:table-row table:style-name="ro1">
          <table:table-cell office:value-type="float" office:value="0.391133643962716" calcext:value-type="float">
            <text:p>0.391133644</text:p>
          </table:table-cell>
        </table:table-row>
        <table:table-row table:style-name="ro1">
          <table:table-cell office:value-type="float" office:value="0.389029085880084" calcext:value-type="float">
            <text:p>0.3890290859</text:p>
          </table:table-cell>
        </table:table-row>
        <table:table-row table:style-name="ro1">
          <table:table-cell office:value-type="float" office:value="0.3870492054566" calcext:value-type="float">
            <text:p>0.3870492055</text:p>
          </table:table-cell>
        </table:table-row>
        <table:table-row table:style-name="ro1">
          <table:table-cell office:value-type="float" office:value="0.385202233716676" calcext:value-type="float">
            <text:p>0.3852022337</text:p>
          </table:table-cell>
        </table:table-row>
        <table:table-row table:style-name="ro1">
          <table:table-cell office:value-type="float" office:value="0.383496038261726" calcext:value-type="float">
            <text:p>0.3834960383</text:p>
          </table:table-cell>
        </table:table-row>
        <table:table-row table:style-name="ro1">
          <table:table-cell office:value-type="float" office:value="0.381938104321321" calcext:value-type="float">
            <text:p>0.3819381043</text:p>
          </table:table-cell>
        </table:table-row>
        <table:table-row table:style-name="ro1">
          <table:table-cell office:value-type="float" office:value="0.380535516479821" calcext:value-type="float">
            <text:p>0.3805355165</text:p>
          </table:table-cell>
        </table:table-row>
        <table:table-row table:style-name="ro1">
          <table:table-cell office:value-type="float" office:value="0.379294941078452" calcext:value-type="float">
            <text:p>0.3792949411</text:p>
          </table:table-cell>
        </table:table-row>
        <table:table-row table:style-name="ro1">
          <table:table-cell office:value-type="float" office:value="0.378222609292857" calcext:value-type="float">
            <text:p>0.3782226093</text:p>
          </table:table-cell>
        </table:table-row>
        <table:table-row table:style-name="ro1">
          <table:table-cell office:value-type="float" office:value="0.377324300886104" calcext:value-type="float">
            <text:p>0.3773243009</text:p>
          </table:table-cell>
        </table:table-row>
        <table:table-row table:style-name="ro1">
          <table:table-cell office:value-type="float" office:value="0.376605328637153" calcext:value-type="float">
            <text:p>0.3766053286</text:p>
          </table:table-cell>
        </table:table-row>
        <table:table-row table:style-name="ro1">
          <table:table-cell office:value-type="float" office:value="0.37607052344479" calcext:value-type="float">
            <text:p>0.3760705234</text:p>
          </table:table-cell>
        </table:table-row>
        <table:table-row table:style-name="ro1">
          <table:table-cell office:value-type="float" office:value="0.375724220107021" calcext:value-type="float">
            <text:p>0.3757242201</text:p>
          </table:table-cell>
        </table:table-row>
        <table:table-row table:style-name="ro1">
          <table:table-cell office:value-type="float" office:value="0.375570243775924" calcext:value-type="float">
            <text:p>0.3755702438</text:p>
          </table:table-cell>
        </table:table-row>
        <table:table-row table:style-name="ro1">
          <table:table-cell office:value-type="float" office:value="0.37561189708797" calcext:value-type="float">
            <text:p>0.3756118971</text:p>
          </table:table-cell>
        </table:table-row>
        <table:table-row table:style-name="ro1">
          <table:table-cell office:value-type="float" office:value="0.375851947969797" calcext:value-type="float">
            <text:p>0.375851948</text:p>
          </table:table-cell>
        </table:table-row>
        <table:table-row table:style-name="ro1">
          <table:table-cell office:value-type="float" office:value="0.376292618119452" calcext:value-type="float">
            <text:p>0.3762926181</text:p>
          </table:table-cell>
        </table:table-row>
        <table:table-row table:style-name="ro1">
          <table:table-cell office:value-type="float" office:value="0.376935572163094" calcext:value-type="float">
            <text:p>0.3769355722</text:p>
          </table:table-cell>
        </table:table-row>
        <table:table-row table:style-name="ro1">
          <table:table-cell office:value-type="float" office:value="0.377781907487154" calcext:value-type="float">
            <text:p>0.3777819075</text:p>
          </table:table-cell>
        </table:table-row>
        <table:table-row table:style-name="ro1">
          <table:table-cell office:value-type="float" office:value="0.378832144745965" calcext:value-type="float">
            <text:p>0.3788321447</text:p>
          </table:table-cell>
        </table:table-row>
        <table:table-row table:style-name="ro1">
          <table:table-cell office:value-type="float" office:value="0.380086219044845" calcext:value-type="float">
            <text:p>0.380086219</text:p>
          </table:table-cell>
        </table:table-row>
        <table:table-row table:style-name="ro1">
          <table:table-cell office:value-type="float" office:value="0.381543471798646" calcext:value-type="float">
            <text:p>0.3815434718</text:p>
          </table:table-cell>
        </table:table-row>
        <table:table-row table:style-name="ro1">
          <table:table-cell office:value-type="float" office:value="0.383202643265766" calcext:value-type="float">
            <text:p>0.3832026433</text:p>
          </table:table-cell>
        </table:table-row>
        <table:table-row table:style-name="ro1">
          <table:table-cell office:value-type="float" office:value="0.385061865757618" calcext:value-type="float">
            <text:p>0.3850618658</text:p>
          </table:table-cell>
        </table:table-row>
        <table:table-row table:style-name="ro1">
          <table:table-cell office:value-type="float" office:value="0.387118657523569" calcext:value-type="float">
            <text:p>0.3871186575</text:p>
          </table:table-cell>
        </table:table-row>
        <table:table-row table:style-name="ro1">
          <table:table-cell office:value-type="float" office:value="0.389369917311329" calcext:value-type="float">
            <text:p>0.3893699173</text:p>
          </table:table-cell>
        </table:table-row>
        <table:table-row table:style-name="ro1">
          <table:table-cell office:value-type="float" office:value="0.39181191960281" calcext:value-type="float">
            <text:p>0.3918119196</text:p>
          </table:table-cell>
        </table:table-row>
        <table:table-row table:style-name="ro1">
          <table:table-cell office:value-type="float" office:value="0.394440310525449" calcext:value-type="float">
            <text:p>0.3944403105</text:p>
          </table:table-cell>
        </table:table-row>
        <table:table-row table:style-name="ro1">
          <table:table-cell office:value-type="float" office:value="0.397250104438981" calcext:value-type="float">
            <text:p>0.3972501044</text:p>
          </table:table-cell>
        </table:table-row>
        <table:table-row table:style-name="ro1">
          <table:table-cell office:value-type="float" office:value="0.400235681197688" calcext:value-type="float">
            <text:p>0.4002356812</text:p>
          </table:table-cell>
        </table:table-row>
        <table:table-row table:style-name="ro1">
          <table:table-cell office:value-type="float" office:value="0.403390784088097" calcext:value-type="float">
            <text:p>0.4033907841</text:p>
          </table:table-cell>
        </table:table-row>
        <table:table-row table:style-name="ro1">
          <table:table-cell office:value-type="float" office:value="0.406708518442151" calcext:value-type="float">
            <text:p>0.4067085184</text:p>
          </table:table-cell>
        </table:table-row>
        <table:table-row table:style-name="ro1">
          <table:table-cell office:value-type="float" office:value="0.410181350925831" calcext:value-type="float">
            <text:p>0.4101813509</text:p>
          </table:table-cell>
        </table:table-row>
        <table:table-row table:style-name="ro1">
          <table:table-cell office:value-type="float" office:value="0.413801109503246" calcext:value-type="float">
            <text:p>0.4138011095</text:p>
          </table:table-cell>
        </table:table-row>
        <table:table-row table:style-name="ro1">
          <table:table-cell office:value-type="float" office:value="0.417558984076189" calcext:value-type="float">
            <text:p>0.4175589841</text:p>
          </table:table-cell>
        </table:table-row>
        <table:table-row table:style-name="ro1">
          <table:table-cell office:value-type="float" office:value="0.421445527799142" calcext:value-type="float">
            <text:p>0.4214455278</text:p>
          </table:table-cell>
        </table:table-row>
        <table:table-row table:style-name="ro1">
          <table:table-cell office:value-type="float" office:value="0.425450659069753" calcext:value-type="float">
            <text:p>0.4254506591</text:p>
          </table:table-cell>
        </table:table-row>
        <table:table-row table:style-name="ro1">
          <table:table-cell office:value-type="float" office:value="0.429563664194771" calcext:value-type="float">
            <text:p>0.4295636642</text:p>
          </table:table-cell>
        </table:table-row>
        <table:table-row table:style-name="ro1">
          <table:table-cell office:value-type="float" office:value="0.433773200731444" calcext:value-type="float">
            <text:p>0.4337732007</text:p>
          </table:table-cell>
        </table:table-row>
        <table:table-row table:style-name="ro1">
          <table:table-cell office:value-type="float" office:value="0.438067301504379" calcext:value-type="float">
            <text:p>0.4380673015</text:p>
          </table:table-cell>
        </table:table-row>
        <table:table-row table:style-name="ro1">
          <table:table-cell office:value-type="float" office:value="0.442433379297859" calcext:value-type="float">
            <text:p>0.4424333793</text:p>
          </table:table-cell>
        </table:table-row>
        <table:table-row table:style-name="ro1">
          <table:table-cell office:value-type="float" office:value="0.446858232223631" calcext:value-type="float">
            <text:p>0.4468582322</text:p>
          </table:table-cell>
        </table:table-row>
        <table:table-row table:style-name="ro1">
          <table:table-cell office:value-type="float" office:value="0.451328049764144" calcext:value-type="float">
            <text:p>0.4513280498</text:p>
          </table:table-cell>
        </table:table-row>
        <table:table-row table:style-name="ro1">
          <table:table-cell office:value-type="float" office:value="0.455828419491258" calcext:value-type="float">
            <text:p>0.4558284195</text:p>
          </table:table-cell>
        </table:table-row>
        <table:table-row table:style-name="ro1">
          <table:table-cell office:value-type="float" office:value="0.460344334460414" calcext:value-type="float">
            <text:p>0.4603443345</text:p>
          </table:table-cell>
        </table:table-row>
        <table:table-row table:style-name="ro1">
          <table:table-cell office:value-type="float" office:value="0.432837428148031" calcext:value-type="float">
            <text:p>0.4328374281</text:p>
          </table:table-cell>
        </table:table-row>
        <table:table-row table:style-name="ro1">
          <table:table-cell office:value-type="float" office:value="0.435752634860047" calcext:value-type="float">
            <text:p>0.4357526349</text:p>
          </table:table-cell>
        </table:table-row>
        <table:table-row table:style-name="ro1">
          <table:table-cell office:value-type="float" office:value="0.438621109435685" calcext:value-type="float">
            <text:p>0.4386211094</text:p>
          </table:table-cell>
        </table:table-row>
        <table:table-row table:style-name="ro1">
          <table:table-cell office:value-type="float" office:value="0.441422101817614" calcext:value-type="float">
            <text:p>0.4414221018</text:p>
          </table:table-cell>
        </table:table-row>
        <table:table-row table:style-name="ro1">
          <table:table-cell office:value-type="float" office:value="0.444136582563767" calcext:value-type="float">
            <text:p>0.4441365826</text:p>
          </table:table-cell>
        </table:table-row>
        <table:table-row table:style-name="ro1">
          <table:table-cell office:value-type="float" office:value="0.446747186710545" calcext:value-type="float">
            <text:p>0.4467471867</text:p>
          </table:table-cell>
        </table:table-row>
        <table:table-row table:style-name="ro1">
          <table:table-cell office:value-type="float" office:value="0.449238158311557" calcext:value-type="float">
            <text:p>0.4492381583</text:p>
          </table:table-cell>
        </table:table-row>
        <table:table-row table:style-name="ro1">
          <table:table-cell office:value-type="float" office:value="0.451595295651926" calcext:value-type="float">
            <text:p>0.4515952957</text:p>
          </table:table-cell>
        </table:table-row>
        <table:table-row table:style-name="ro1">
          <table:table-cell office:value-type="float" office:value="0.453805897138145" calcext:value-type="float">
            <text:p>0.4538058971</text:p>
          </table:table-cell>
        </table:table-row>
        <table:table-row table:style-name="ro1">
          <table:table-cell office:value-type="float" office:value="0.455858707863484" calcext:value-type="float">
            <text:p>0.4558587079</text:p>
          </table:table-cell>
        </table:table-row>
        <table:table-row table:style-name="ro1">
          <table:table-cell office:value-type="float" office:value="0.457743866848957" calcext:value-type="float">
            <text:p>0.4577438668</text:p>
          </table:table-cell>
        </table:table-row>
        <table:table-row table:style-name="ro1">
          <table:table-cell office:value-type="float" office:value="0.459452854959834" calcext:value-type="float">
            <text:p>0.459452855</text:p>
          </table:table-cell>
        </table:table-row>
        <table:table-row table:style-name="ro1">
          <table:table-cell office:value-type="float" office:value="0.460978443497712" calcext:value-type="float">
            <text:p>0.4609784435</text:p>
          </table:table-cell>
        </table:table-row>
        <table:table-row table:style-name="ro1">
          <table:table-cell office:value-type="float" office:value="0.462314643468139" calcext:value-type="float">
            <text:p>0.4623146435</text:p>
          </table:table-cell>
        </table:table-row>
        <table:table-row table:style-name="ro1">
          <table:table-cell office:value-type="float" office:value="0.463456655523793" calcext:value-type="float">
            <text:p>0.4634566555</text:p>
          </table:table-cell>
        </table:table-row>
        <table:table-row table:style-name="ro1">
          <table:table-cell office:value-type="float" office:value="0.464400820583209" calcext:value-type="float">
            <text:p>0.4644008206</text:p>
          </table:table-cell>
        </table:table-row>
        <table:table-row table:style-name="ro1">
          <table:table-cell office:value-type="float" office:value="0.465144571125064" calcext:value-type="float">
            <text:p>0.4651445711</text:p>
          </table:table-cell>
        </table:table-row>
        <table:table-row table:style-name="ro1">
          <table:table-cell office:value-type="float" office:value="0.465686383158019" calcext:value-type="float">
            <text:p>0.4656863832</text:p>
          </table:table-cell>
        </table:table-row>
        <table:table-row table:style-name="ro1">
          <table:table-cell office:value-type="float" office:value="0.466025728866102" calcext:value-type="float">
            <text:p>0.4660257289</text:p>
          </table:table-cell>
        </table:table-row>
        <table:table-row table:style-name="ro1">
          <table:table-cell office:value-type="float" office:value="0.466163029929661" calcext:value-type="float">
            <text:p>0.4661630299</text:p>
          </table:table-cell>
        </table:table-row>
        <table:table-row table:style-name="ro1">
          <table:table-cell office:value-type="float" office:value="0.466099611521858" calcext:value-type="float">
            <text:p>0.4660996115</text:p>
          </table:table-cell>
        </table:table-row>
        <table:table-row table:style-name="ro1">
          <table:table-cell office:value-type="float" office:value="0.46583765698072" calcext:value-type="float">
            <text:p>0.465837657</text:p>
          </table:table-cell>
        </table:table-row>
        <table:table-row table:style-name="ro1">
          <table:table-cell office:value-type="float" office:value="0.46538016315675" calcext:value-type="float">
            <text:p>0.4653801632</text:p>
          </table:table-cell>
        </table:table-row>
        <table:table-row table:style-name="ro1">
          <table:table-cell office:value-type="float" office:value="0.464730896436078" calcext:value-type="float">
            <text:p>0.4647308964</text:p>
          </table:table-cell>
        </table:table-row>
        <table:table-row table:style-name="ro1">
          <table:table-cell office:value-type="float" office:value="0.46389434943918" calcext:value-type="float">
            <text:p>0.4638943494</text:p>
          </table:table-cell>
        </table:table-row>
        <table:table-row table:style-name="ro1">
          <table:table-cell office:value-type="float" office:value="0.462875698395143" calcext:value-type="float">
            <text:p>0.4628756984</text:p>
          </table:table-cell>
        </table:table-row>
        <table:table-row table:style-name="ro1">
          <table:table-cell office:value-type="float" office:value="0.461680761191481" calcext:value-type="float">
            <text:p>0.4616807612</text:p>
          </table:table-cell>
        </table:table-row>
        <table:table-row table:style-name="ro1">
          <table:table-cell office:value-type="float" office:value="0.460315956099513" calcext:value-type="float">
            <text:p>0.4603159561</text:p>
          </table:table-cell>
        </table:table-row>
        <table:table-row table:style-name="ro1">
          <table:table-cell office:value-type="float" office:value="0.458788261175287" calcext:value-type="float">
            <text:p>0.4587882612</text:p>
          </table:table-cell>
        </table:table-row>
        <table:table-row table:style-name="ro1">
          <table:table-cell office:value-type="float" office:value="0.457105174336061" calcext:value-type="float">
            <text:p>0.4571051743</text:p>
          </table:table-cell>
        </table:table-row>
        <table:table-row table:style-name="ro1">
          <table:table-cell office:value-type="float" office:value="0.455274674112336" calcext:value-type="float">
            <text:p>0.4552746741</text:p>
          </table:table-cell>
        </table:table-row>
        <table:table-row table:style-name="ro1">
          <table:table-cell office:value-type="float" office:value="0.453305181075446" calcext:value-type="float">
            <text:p>0.4533051811</text:p>
          </table:table-cell>
        </table:table-row>
        <table:table-row table:style-name="ro1">
          <table:table-cell office:value-type="float" office:value="0.451205519940696" calcext:value-type="float">
            <text:p>0.4512055199</text:p>
          </table:table-cell>
        </table:table-row>
        <table:table-row table:style-name="ro1">
          <table:table-cell office:value-type="float" office:value="0.44898488234606" calcext:value-type="float">
            <text:p>0.4489848823</text:p>
          </table:table-cell>
        </table:table-row>
        <table:table-row table:style-name="ro1">
          <table:table-cell office:value-type="float" office:value="0.446652790306424" calcext:value-type="float">
            <text:p>0.4466527903</text:p>
          </table:table-cell>
        </table:table-row>
        <table:table-row table:style-name="ro1">
          <table:table-cell office:value-type="float" office:value="0.444219060343393" calcext:value-type="float">
            <text:p>0.4442190603</text:p>
          </table:table-cell>
        </table:table-row>
        <table:table-row table:style-name="ro1">
          <table:table-cell office:value-type="float" office:value="0.441693768290643" calcext:value-type="float">
            <text:p>0.4416937683</text:p>
          </table:table-cell>
        </table:table-row>
        <table:table-row table:style-name="ro1">
          <table:table-cell office:value-type="float" office:value="0.439087214774832" calcext:value-type="float">
            <text:p>0.4390872148</text:p>
          </table:table-cell>
        </table:table-row>
        <table:table-row table:style-name="ro1">
          <table:table-cell office:value-type="float" office:value="0.43640989137206" calcext:value-type="float">
            <text:p>0.4364098914</text:p>
          </table:table-cell>
        </table:table-row>
        <table:table-row table:style-name="ro1">
          <table:table-cell office:value-type="float" office:value="0.433672447439885" calcext:value-type="float">
            <text:p>0.4336724474</text:p>
          </table:table-cell>
        </table:table-row>
        <table:table-row table:style-name="ro1">
          <table:table-cell office:value-type="float" office:value="0.430885657624896" calcext:value-type="float">
            <text:p>0.4308856576</text:p>
          </table:table-cell>
        </table:table-row>
        <table:table-row table:style-name="ro1">
          <table:table-cell office:value-type="float" office:value="0.428060390045833" calcext:value-type="float">
            <text:p>0.42806039</text:p>
          </table:table-cell>
        </table:table-row>
        <table:table-row table:style-name="ro1">
          <table:table-cell office:value-type="float" office:value="0.42520757515226" calcext:value-type="float">
            <text:p>0.4252075752</text:p>
          </table:table-cell>
        </table:table-row>
        <table:table-row table:style-name="ro1">
          <table:table-cell office:value-type="float" office:value="0.422338175258806" calcext:value-type="float">
            <text:p>0.4223381753</text:p>
          </table:table-cell>
        </table:table-row>
        <table:table-row table:style-name="ro1">
          <table:table-cell office:value-type="float" office:value="0.419463154754935" calcext:value-type="float">
            <text:p>0.4194631548</text:p>
          </table:table-cell>
        </table:table-row>
        <table:table-row table:style-name="ro1">
          <table:table-cell office:value-type="float" office:value="0.416593450990295" calcext:value-type="float">
            <text:p>0.416593451</text:p>
          </table:table-cell>
        </table:table-row>
        <table:table-row table:style-name="ro1">
          <table:table-cell office:value-type="float" office:value="0.413739945835602" calcext:value-type="float">
            <text:p>0.4137399458</text:p>
          </table:table-cell>
        </table:table-row>
        <table:table-row table:style-name="ro1">
          <table:table-cell office:value-type="float" office:value="0.410913437919084" calcext:value-type="float">
            <text:p>0.4109134379</text:p>
          </table:table-cell>
        </table:table-row>
        <table:table-row table:style-name="ro1">
          <table:table-cell office:value-type="float" office:value="0.408124615538486" calcext:value-type="float">
            <text:p>0.4081246155</text:p>
          </table:table-cell>
        </table:table-row>
        <table:table-row table:style-name="ro1">
          <table:table-cell office:value-type="float" office:value="0.405384030248611" calcext:value-type="float">
            <text:p>0.4053840302</text:p>
          </table:table-cell>
        </table:table-row>
        <table:table-row table:style-name="ro1">
          <table:table-cell office:value-type="float" office:value="0.402702071124435" calcext:value-type="float">
            <text:p>0.4027020711</text:p>
          </table:table-cell>
        </table:table-row>
        <table:table-row table:style-name="ro1">
          <table:table-cell office:value-type="float" office:value="0.400088939699758" calcext:value-type="float">
            <text:p>0.4000889397</text:p>
          </table:table-cell>
        </table:table-row>
        <table:table-row table:style-name="ro1">
          <table:table-cell office:value-type="float" office:value="0.39755462558142" calcext:value-type="float">
            <text:p>0.3975546256</text:p>
          </table:table-cell>
        </table:table-row>
        <table:table-row table:style-name="ro1">
          <table:table-cell office:value-type="float" office:value="0.395108882739067" calcext:value-type="float">
            <text:p>0.3951088827</text:p>
          </table:table-cell>
        </table:table-row>
        <table:table-row table:style-name="ro1">
          <table:table-cell office:value-type="float" office:value="0.392761206470467" calcext:value-type="float">
            <text:p>0.3927612065</text:p>
          </table:table-cell>
        </table:table-row>
        <table:table-row table:style-name="ro1">
          <table:table-cell office:value-type="float" office:value="0.390520811042387" calcext:value-type="float">
            <text:p>0.390520811</text:p>
          </table:table-cell>
        </table:table-row>
        <table:table-row table:style-name="ro1">
          <table:table-cell office:value-type="float" office:value="0.388396608007015" calcext:value-type="float">
            <text:p>0.388396608</text:p>
          </table:table-cell>
        </table:table-row>
        <table:table-row table:style-name="ro1">
          <table:table-cell office:value-type="float" office:value="0.386397185193942" calcext:value-type="float">
            <text:p>0.3863971852</text:p>
          </table:table-cell>
        </table:table-row>
        <table:table-row table:style-name="ro1">
          <table:table-cell office:value-type="float" office:value="0.384530786377699" calcext:value-type="float">
            <text:p>0.3845307864</text:p>
          </table:table-cell>
        </table:table-row>
        <table:table-row table:style-name="ro1">
          <table:table-cell office:value-type="float" office:value="0.382805291620835" calcext:value-type="float">
            <text:p>0.3828052916</text:p>
          </table:table-cell>
        </table:table-row>
        <table:table-row table:style-name="ro1">
          <table:table-cell office:value-type="float" office:value="0.381228198292568" calcext:value-type="float">
            <text:p>0.3812281983</text:p>
          </table:table-cell>
        </table:table-row>
        <table:table-row table:style-name="ro1">
          <table:table-cell office:value-type="float" office:value="0.37980660276297" calcext:value-type="float">
            <text:p>0.3798066028</text:p>
          </table:table-cell>
        </table:table-row>
        <table:table-row table:style-name="ro1">
          <table:table-cell office:value-type="float" office:value="0.378547182772722" calcext:value-type="float">
            <text:p>0.3785471828</text:p>
          </table:table-cell>
        </table:table-row>
        <table:table-row table:style-name="ro1">
          <table:table-cell office:value-type="float" office:value="0.37745618047841" calcext:value-type="float">
            <text:p>0.3774561805</text:p>
          </table:table-cell>
        </table:table-row>
        <table:table-row table:style-name="ro1">
          <table:table-cell office:value-type="float" office:value="0.376539386173383" calcext:value-type="float">
            <text:p>0.3765393862</text:p>
          </table:table-cell>
        </table:table-row>
        <table:table-row table:style-name="ro1">
          <table:table-cell office:value-type="float" office:value="0.375802122684157" calcext:value-type="float">
            <text:p>0.3758021227</text:p>
          </table:table-cell>
        </table:table-row>
        <table:table-row table:style-name="ro1">
          <table:table-cell office:value-type="float" office:value="0.375249230442384" calcext:value-type="float">
            <text:p>0.3752492304</text:p>
          </table:table-cell>
        </table:table-row>
        <table:table-row table:style-name="ro1">
          <table:table-cell office:value-type="float" office:value="0.374885053232362" calcext:value-type="float">
            <text:p>0.3748850532</text:p>
          </table:table-cell>
        </table:table-row>
        <table:table-row table:style-name="ro1">
          <table:table-cell office:value-type="float" office:value="0.374713424614103" calcext:value-type="float">
            <text:p>0.3747134246</text:p>
          </table:table-cell>
        </table:table-row>
        <table:table-row table:style-name="ro1">
          <table:table-cell office:value-type="float" office:value="0.374737655021962" calcext:value-type="float">
            <text:p>0.374737655</text:p>
          </table:table-cell>
        </table:table-row>
        <table:table-row table:style-name="ro1">
          <table:table-cell office:value-type="float" office:value="0.374960519538805" calcext:value-type="float">
            <text:p>0.3749605195</text:p>
          </table:table-cell>
        </table:table-row>
        <table:table-row table:style-name="ro1">
          <table:table-cell office:value-type="float" office:value="0.375384246345744" calcext:value-type="float">
            <text:p>0.3753842463</text:p>
          </table:table-cell>
        </table:table-row>
        <table:table-row table:style-name="ro1">
          <table:table-cell office:value-type="float" office:value="0.376010505847421" calcext:value-type="float">
            <text:p>0.3760105058</text:p>
          </table:table-cell>
        </table:table-row>
        <table:table-row table:style-name="ro1">
          <table:table-cell office:value-type="float" office:value="0.376840400472839" calcext:value-type="float">
            <text:p>0.3768404005</text:p>
          </table:table-cell>
        </table:table-row>
        <table:table-row table:style-name="ro1">
          <table:table-cell office:value-type="float" office:value="0.377874455151758" calcext:value-type="float">
            <text:p>0.3778744552</text:p>
          </table:table-cell>
        </table:table-row>
        <table:table-row table:style-name="ro1">
          <table:table-cell office:value-type="float" office:value="0.379112608466637" calcext:value-type="float">
            <text:p>0.3791126085</text:p>
          </table:table-cell>
        </table:table-row>
        <table:table-row table:style-name="ro1">
          <table:table-cell office:value-type="float" office:value="0.38055420448013" calcext:value-type="float">
            <text:p>0.3805542045</text:p>
          </table:table-cell>
        </table:table-row>
        <table:table-row table:style-name="ro1">
          <table:table-cell office:value-type="float" office:value="0.38219798523814" calcext:value-type="float">
            <text:p>0.3821979852</text:p>
          </table:table-cell>
        </table:table-row>
        <table:table-row table:style-name="ro1">
          <table:table-cell office:value-type="float" office:value="0.384042083948417" calcext:value-type="float">
            <text:p>0.3840420839</text:p>
          </table:table-cell>
        </table:table-row>
        <table:table-row table:style-name="ro1">
          <table:table-cell office:value-type="float" office:value="0.386084018834728" calcext:value-type="float">
            <text:p>0.3860840188</text:p>
          </table:table-cell>
        </table:table-row>
        <table:table-row table:style-name="ro1">
          <table:table-cell office:value-type="float" office:value="0.388320687666556" calcext:value-type="float">
            <text:p>0.3883206877</text:p>
          </table:table-cell>
        </table:table-row>
        <table:table-row table:style-name="ro1">
          <table:table-cell office:value-type="float" office:value="0.390748362964373" calcext:value-type="float">
            <text:p>0.390748363</text:p>
          </table:table-cell>
        </table:table-row>
        <table:table-row table:style-name="ro1">
          <table:table-cell office:value-type="float" office:value="0.393362687880454" calcext:value-type="float">
            <text:p>0.3933626879</text:p>
          </table:table-cell>
        </table:table-row>
        <table:table-row table:style-name="ro1">
          <table:table-cell office:value-type="float" office:value="0.396158672755255" calcext:value-type="float">
            <text:p>0.3961586728</text:p>
          </table:table-cell>
        </table:table-row>
        <table:table-row table:style-name="ro1">
          <table:table-cell office:value-type="float" office:value="0.399130692349333" calcext:value-type="float">
            <text:p>0.3991306923</text:p>
          </table:table-cell>
        </table:table-row>
        <table:table-row table:style-name="ro1">
          <table:table-cell office:value-type="float" office:value="0.402272483750831" calcext:value-type="float">
            <text:p>0.4022724838</text:p>
          </table:table-cell>
        </table:table-row>
        <table:table-row table:style-name="ro1">
          <table:table-cell office:value-type="float" office:value="0.405577144958503" calcext:value-type="float">
            <text:p>0.405577145</text:p>
          </table:table-cell>
        </table:table-row>
        <table:table-row table:style-name="ro1">
          <table:table-cell office:value-type="float" office:value="0.40903713414031" calcext:value-type="float">
            <text:p>0.4090371341</text:p>
          </table:table-cell>
        </table:table-row>
        <table:table-row table:style-name="ro1">
          <table:table-cell office:value-type="float" office:value="0.412644269567553" calcext:value-type="float">
            <text:p>0.4126442696</text:p>
          </table:table-cell>
        </table:table-row>
        <table:table-row table:style-name="ro1">
          <table:table-cell office:value-type="float" office:value="0.416389730224571" calcext:value-type="float">
            <text:p>0.4163897302</text:p>
          </table:table-cell>
        </table:table-row>
        <table:table-row table:style-name="ro1">
          <table:table-cell office:value-type="float" office:value="0.420264057093985" calcext:value-type="float">
            <text:p>0.4202640571</text:p>
          </table:table-cell>
        </table:table-row>
        <table:table-row table:style-name="ro1">
          <table:table-cell office:value-type="float" office:value="0.424257155117501" calcext:value-type="float">
            <text:p>0.4242571551</text:p>
          </table:table-cell>
        </table:table-row>
        <table:table-row table:style-name="ro1">
          <table:table-cell office:value-type="float" office:value="0.428358295832263" calcext:value-type="float">
            <text:p>0.4283582958</text:p>
          </table:table-cell>
        </table:table-row>
        <table:table-row table:style-name="ro1">
          <table:table-cell office:value-type="float" office:value="0.432556120682762" calcext:value-type="float">
            <text:p>0.4325561207</text:p>
          </table:table-cell>
        </table:table-row>
        <table:table-row table:style-name="ro1">
          <table:table-cell office:value-type="float" office:value="0.436838645008295" calcext:value-type="float">
            <text:p>0.436838645</text:p>
          </table:table-cell>
        </table:table-row>
        <table:table-row table:style-name="ro1">
          <table:table-cell office:value-type="float" office:value="0.441193262705982" calcext:value-type="float">
            <text:p>0.4411932627</text:p>
          </table:table-cell>
        </table:table-row>
        <table:table-row table:style-name="ro1">
          <table:table-cell office:value-type="float" office:value="0.445606751569337" calcext:value-type="float">
            <text:p>0.4456067516</text:p>
          </table:table-cell>
        </table:table-row>
        <table:table-row table:style-name="ro1">
          <table:table-cell office:value-type="float" office:value="0.450065279302385" calcext:value-type="float">
            <text:p>0.4500652793</text:p>
          </table:table-cell>
        </table:table-row>
        <table:table-row table:style-name="ro1">
          <table:table-cell office:value-type="float" office:value="0.454554410209339" calcext:value-type="float">
            <text:p>0.4545544102</text:p>
          </table:table-cell>
        </table:table-row>
        <table:table-row table:style-name="ro1">
          <table:table-cell office:value-type="float" office:value="0.459059112559832" calcext:value-type="float">
            <text:p>0.4590591126</text:p>
          </table:table-cell>
        </table:table-row>
        <table:table-row table:style-name="ro1">
          <table:table-cell office:value-type="float" office:value="0.433135390286091" calcext:value-type="float">
            <text:p>0.4331353903</text:p>
          </table:table-cell>
        </table:table-row>
        <table:table-row table:style-name="ro1">
          <table:table-cell office:value-type="float" office:value="0.436039221261674" calcext:value-type="float">
            <text:p>0.4360392213</text:p>
          </table:table-cell>
        </table:table-row>
        <table:table-row table:style-name="ro1">
          <table:table-cell office:value-type="float" office:value="0.438896273193037" calcext:value-type="float">
            <text:p>0.4388962732</text:p>
          </table:table-cell>
        </table:table-row>
        <table:table-row table:style-name="ro1">
          <table:table-cell office:value-type="float" office:value="0.441685774750053" calcext:value-type="float">
            <text:p>0.4416857748</text:p>
          </table:table-cell>
        </table:table-row>
        <table:table-row table:style-name="ro1">
          <table:table-cell office:value-type="float" office:value="0.444388676670223" calcext:value-type="float">
            <text:p>0.4443886767</text:p>
          </table:table-cell>
        </table:table-row>
        <table:table-row table:style-name="ro1">
          <table:table-cell office:value-type="float" office:value="0.446987595588339" calcext:value-type="float">
            <text:p>0.4469875956</text:p>
          </table:table-cell>
        </table:table-row>
        <table:table-row table:style-name="ro1">
          <table:table-cell office:value-type="float" office:value="0.449466758541775" calcext:value-type="float">
            <text:p>0.4494667585</text:p>
          </table:table-cell>
        </table:table-row>
        <table:table-row table:style-name="ro1">
          <table:table-cell office:value-type="float" office:value="0.451811948151442" calcext:value-type="float">
            <text:p>0.4518119482</text:p>
          </table:table-cell>
        </table:table-row>
        <table:table-row table:style-name="ro1">
          <table:table-cell office:value-type="float" office:value="0.45401044847837" calcext:value-type="float">
            <text:p>0.4540104485</text:p>
          </table:table-cell>
        </table:table-row>
        <table:table-row table:style-name="ro1">
          <table:table-cell office:value-type="float" office:value="0.456050991555947" calcext:value-type="float">
            <text:p>0.4560509916</text:p>
          </table:table-cell>
        </table:table-row>
        <table:table-row table:style-name="ro1">
          <table:table-cell office:value-type="float" office:value="0.457923704597796" calcext:value-type="float">
            <text:p>0.4579237046</text:p>
          </table:table-cell>
        </table:table-row>
        <table:table-row table:style-name="ro1">
          <table:table-cell office:value-type="float" office:value="0.459620057881299" calcext:value-type="float">
            <text:p>0.4596200579</text:p>
          </table:table-cell>
        </table:table-row>
        <table:table-row table:style-name="ro1">
          <table:table-cell office:value-type="float" office:value="0.46113281330677" calcext:value-type="float">
            <text:p>0.4611328133</text:p>
          </table:table-cell>
        </table:table-row>
        <table:table-row table:style-name="ro1">
          <table:table-cell office:value-type="float" office:value="0.462455973632264" calcext:value-type="float">
            <text:p>0.4624559736</text:p>
          </table:table-cell>
        </table:table-row>
        <table:table-row table:style-name="ro1">
          <table:table-cell office:value-type="float" office:value="0.463584732384039" calcext:value-type="float">
            <text:p>0.4635847324</text:p>
          </table:table-cell>
        </table:table-row>
        <table:table-row table:style-name="ro1">
          <table:table-cell office:value-type="float" office:value="0.464515424442657" calcext:value-type="float">
            <text:p>0.4645154244</text:p>
          </table:table-cell>
        </table:table-row>
        <table:table-row table:style-name="ro1">
          <table:table-cell office:value-type="float" office:value="0.465245477304735" calcext:value-type="float">
            <text:p>0.4652454773</text:p>
          </table:table-cell>
        </table:table-row>
        <table:table-row table:style-name="ro1">
          <table:table-cell office:value-type="float" office:value="0.465773363020336" calcext:value-type="float">
            <text:p>0.465773363</text:p>
          </table:table-cell>
        </table:table-row>
        <table:table-row table:style-name="ro1">
          <table:table-cell office:value-type="float" office:value="0.46609855080601" calcext:value-type="float">
            <text:p>0.4660985508</text:p>
          </table:table-cell>
        </table:table-row>
        <table:table-row table:style-name="ro1">
          <table:table-cell office:value-type="float" office:value="0.466221460333472" calcext:value-type="float">
            <text:p>0.4662214603</text:p>
          </table:table-cell>
        </table:table-row>
        <table:table-row table:style-name="ro1">
          <table:table-cell office:value-type="float" office:value="0.466143415693936" calcext:value-type="float">
            <text:p>0.4661434157</text:p>
          </table:table-cell>
        </table:table-row>
        <table:table-row table:style-name="ro1">
          <table:table-cell office:value-type="float" office:value="0.465866600038081" calcext:value-type="float">
            <text:p>0.4658666</text:p>
          </table:table-cell>
        </table:table-row>
        <table:table-row table:style-name="ro1">
          <table:table-cell office:value-type="float" office:value="0.465394010891674" calcext:value-type="float">
            <text:p>0.4653940109</text:p>
          </table:table-cell>
        </table:table-row>
        <table:table-row table:style-name="ro1">
          <table:table-cell office:value-type="float" office:value="0.464729416146828" calcext:value-type="float">
            <text:p>0.4647294161</text:p>
          </table:table-cell>
        </table:table-row>
        <table:table-row table:style-name="ro1">
          <table:table-cell office:value-type="float" office:value="0.463877310728911" calcext:value-type="float">
            <text:p>0.4638773107</text:p>
          </table:table-cell>
        </table:table-row>
        <table:table-row table:style-name="ro1">
          <table:table-cell office:value-type="float" office:value="0.462842873939097" calcext:value-type="float">
            <text:p>0.4628428739</text:p>
          </table:table-cell>
        </table:table-row>
        <table:table-row table:style-name="ro1">
          <table:table-cell office:value-type="float" office:value="0.461631927472566" calcext:value-type="float">
            <text:p>0.4616319275</text:p>
          </table:table-cell>
        </table:table-row>
        <table:table-row table:style-name="ro1">
          <table:table-cell office:value-type="float" office:value="0.46025089411234" calcext:value-type="float">
            <text:p>0.4602508941</text:p>
          </table:table-cell>
        </table:table-row>
        <table:table-row table:style-name="ro1">
          <table:table-cell office:value-type="float" office:value="0.458706757098772" calcext:value-type="float">
            <text:p>0.4587067571</text:p>
          </table:table-cell>
        </table:table-row>
        <table:table-row table:style-name="ro1">
          <table:table-cell office:value-type="float" office:value="0.457007020174678" calcext:value-type="float">
            <text:p>0.4570070202</text:p>
          </table:table-cell>
        </table:table-row>
        <table:table-row table:style-name="ro1">
          <table:table-cell office:value-type="float" office:value="0.455159668306113" calcext:value-type="float">
            <text:p>0.4551596683</text:p>
          </table:table-cell>
        </table:table-row>
        <table:table-row table:style-name="ro1">
          <table:table-cell office:value-type="float" office:value="0.453173129078788" calcext:value-type="float">
            <text:p>0.4531731291</text:p>
          </table:table-cell>
        </table:table-row>
        <table:table-row table:style-name="ro1">
          <table:table-cell office:value-type="float" office:value="0.451056234770142" calcext:value-type="float">
            <text:p>0.4510562348</text:p>
          </table:table-cell>
        </table:table-row>
        <table:table-row table:style-name="ro1">
          <table:table-cell office:value-type="float" office:value="0.448818185097047" calcext:value-type="float">
            <text:p>0.4488181851</text:p>
          </table:table-cell>
        </table:table-row>
        <table:table-row table:style-name="ro1">
          <table:table-cell office:value-type="float" office:value="0.446468510639165" calcext:value-type="float">
            <text:p>0.4464685106</text:p>
          </table:table-cell>
        </table:table-row>
        <table:table-row table:style-name="ro1">
          <table:table-cell office:value-type="float" office:value="0.44401703693795" calcext:value-type="float">
            <text:p>0.4440170369</text:p>
          </table:table-cell>
        </table:table-row>
        <table:table-row table:style-name="ro1">
          <table:table-cell office:value-type="float" office:value="0.44147384927129" calcext:value-type="float">
            <text:p>0.4414738493</text:p>
          </table:table-cell>
        </table:table-row>
        <table:table-row table:style-name="ro1">
          <table:table-cell office:value-type="float" office:value="0.438849258103798" calcext:value-type="float">
            <text:p>0.4388492581</text:p>
          </table:table-cell>
        </table:table-row>
        <table:table-row table:style-name="ro1">
          <table:table-cell office:value-type="float" office:value="0.436153765212749" calcext:value-type="float">
            <text:p>0.4361537652</text:p>
          </table:table-cell>
        </table:table-row>
        <table:table-row table:style-name="ro1">
          <table:table-cell office:value-type="float" office:value="0.433398030489654" calcext:value-type="float">
            <text:p>0.4333980305</text:p>
          </table:table-cell>
        </table:table-row>
        <table:table-row table:style-name="ro1">
          <table:table-cell office:value-type="float" office:value="0.430592839417489" calcext:value-type="float">
            <text:p>0.4305928394</text:p>
          </table:table-cell>
        </table:table-row>
        <table:table-row table:style-name="ro1">
          <table:table-cell office:value-type="float" office:value="0.427749071223562" calcext:value-type="float">
            <text:p>0.4277490712</text:p>
          </table:table-cell>
        </table:table-row>
        <table:table-row table:style-name="ro1">
          <table:table-cell office:value-type="float" office:value="0.424877667708028" calcext:value-type="float">
            <text:p>0.4248776677</text:p>
          </table:table-cell>
        </table:table-row>
        <table:table-row table:style-name="ro1">
          <table:table-cell office:value-type="float" office:value="0.421989602748047" calcext:value-type="float">
            <text:p>0.4219896027</text:p>
          </table:table-cell>
        </table:table-row>
        <table:table-row table:style-name="ro1">
          <table:table-cell office:value-type="float" office:value="0.419095852477587" calcext:value-type="float">
            <text:p>0.4190958525</text:p>
          </table:table-cell>
        </table:table-row>
        <table:table-row table:style-name="ro1">
          <table:table-cell office:value-type="float" office:value="0.416207366142873" calcext:value-type="float">
            <text:p>0.4162073661</text:p>
          </table:table-cell>
        </table:table-row>
        <table:table-row table:style-name="ro1">
          <table:table-cell office:value-type="float" office:value="0.41333503763348" calcext:value-type="float">
            <text:p>0.4133350376</text:p>
          </table:table-cell>
        </table:table-row>
        <table:table-row table:style-name="ro1">
          <table:table-cell office:value-type="float" office:value="0.410489677689073" calcext:value-type="float">
            <text:p>0.4104896777</text:p>
          </table:table-cell>
        </table:table-row>
        <table:table-row table:style-name="ro1">
          <table:table-cell office:value-type="float" office:value="0.407681986781787" calcext:value-type="float">
            <text:p>0.4076819868</text:p>
          </table:table-cell>
        </table:table-row>
        <table:table-row table:style-name="ro1">
          <table:table-cell office:value-type="float" office:value="0.404922528674255" calcext:value-type="float">
            <text:p>0.4049225287</text:p>
          </table:table-cell>
        </table:table-row>
        <table:table-row table:style-name="ro1">
          <table:table-cell office:value-type="float" office:value="0.402221704653282" calcext:value-type="float">
            <text:p>0.4022217047</text:p>
          </table:table-cell>
        </table:table-row>
        <table:table-row table:style-name="ro1">
          <table:table-cell office:value-type="float" office:value="0.399589728439163" calcext:value-type="float">
            <text:p>0.3995897284</text:p>
          </table:table-cell>
        </table:table-row>
        <table:table-row table:style-name="ro1">
          <table:table-cell office:value-type="float" office:value="0.397036601770642" calcext:value-type="float">
            <text:p>0.3970366018</text:p>
          </table:table-cell>
        </table:table-row>
        <table:table-row table:style-name="ro1">
          <table:table-cell office:value-type="float" office:value="0.394572090665522" calcext:value-type="float">
            <text:p>0.3945720907</text:p>
          </table:table-cell>
        </table:table-row>
        <table:table-row table:style-name="ro1">
          <table:table-cell office:value-type="float" office:value="0.392205702356915" calcext:value-type="float">
            <text:p>0.3922057024</text:p>
          </table:table-cell>
        </table:table-row>
        <table:table-row table:style-name="ro1">
          <table:table-cell office:value-type="float" office:value="0.389946662905142" calcext:value-type="float">
            <text:p>0.3899466629</text:p>
          </table:table-cell>
        </table:table-row>
        <table:table-row table:style-name="ro1">
          <table:table-cell office:value-type="float" office:value="0.387803895485267" calcext:value-type="float">
            <text:p>0.3878038955</text:p>
          </table:table-cell>
        </table:table-row>
        <table:table-row table:style-name="ro1">
          <table:table-cell office:value-type="float" office:value="0.385785999350292" calcext:value-type="float">
            <text:p>0.3857859994</text:p>
          </table:table-cell>
        </table:table-row>
        <table:table-row table:style-name="ro1">
          <table:table-cell office:value-type="float" office:value="0.383901229469983" calcext:value-type="float">
            <text:p>0.3839012295</text:p>
          </table:table-cell>
        </table:table-row>
        <table:table-row table:style-name="ro1">
          <table:table-cell office:value-type="float" office:value="0.382157476845349" calcext:value-type="float">
            <text:p>0.3821574768</text:p>
          </table:table-cell>
        </table:table-row>
        <table:table-row table:style-name="ro1">
          <table:table-cell office:value-type="float" office:value="0.380562249498758" calcext:value-type="float">
            <text:p>0.3805622495</text:p>
          </table:table-cell>
        </table:table-row>
        <table:table-row table:style-name="ro1">
          <table:table-cell office:value-type="float" office:value="0.379122654139708" calcext:value-type="float">
            <text:p>0.3791226541</text:p>
          </table:table-cell>
        </table:table-row>
        <table:table-row table:style-name="ro1">
          <table:table-cell office:value-type="float" office:value="0.377845378506236" calcext:value-type="float">
            <text:p>0.3778453785</text:p>
          </table:table-cell>
        </table:table-row>
        <table:table-row table:style-name="ro1">
          <table:table-cell office:value-type="float" office:value="0.37673667438197" calcext:value-type="float">
            <text:p>0.3767366744</text:p>
          </table:table-cell>
        </table:table-row>
        <table:table-row table:style-name="ro1">
          <table:table-cell office:value-type="float" office:value="0.375802341288833" calcext:value-type="float">
            <text:p>0.3758023413</text:p>
          </table:table-cell>
        </table:table-row>
        <table:table-row table:style-name="ro1">
          <table:table-cell office:value-type="float" office:value="0.375047710855385" calcext:value-type="float">
            <text:p>0.3750477109</text:p>
          </table:table-cell>
        </table:table-row>
        <table:table-row table:style-name="ro1">
          <table:table-cell office:value-type="float" office:value="0.374477631860818" calcext:value-type="float">
            <text:p>0.3744776319</text:p>
          </table:table-cell>
        </table:table-row>
        <table:table-row table:style-name="ro1">
          <table:table-cell office:value-type="float" office:value="0.374096455954583" calcext:value-type="float">
            <text:p>0.374096456</text:p>
          </table:table-cell>
        </table:table-row>
        <table:table-row table:style-name="ro1">
          <table:table-cell office:value-type="float" office:value="0.373908024051675" calcext:value-type="float">
            <text:p>0.3739080241</text:p>
          </table:table-cell>
        </table:table-row>
        <table:table-row table:style-name="ro1">
          <table:table-cell office:value-type="float" office:value="0.373915653403555" calcext:value-type="float">
            <text:p>0.3739156534</text:p>
          </table:table-cell>
        </table:table-row>
        <table:table-row table:style-name="ro1">
          <table:table-cell office:value-type="float" office:value="0.374122125344721" calcext:value-type="float">
            <text:p>0.3741221253</text:p>
          </table:table-cell>
        </table:table-row>
        <table:table-row table:style-name="ro1">
          <table:table-cell office:value-type="float" office:value="0.374529673714918" calcext:value-type="float">
            <text:p>0.3745296737</text:p>
          </table:table-cell>
        </table:table-row>
        <table:table-row table:style-name="ro1">
          <table:table-cell office:value-type="float" office:value="0.375139973957002" calcext:value-type="float">
            <text:p>0.375139974</text:p>
          </table:table-cell>
        </table:table-row>
        <table:table-row table:style-name="ro1">
          <table:table-cell office:value-type="float" office:value="0.375954132890438" calcext:value-type="float">
            <text:p>0.3759541329</text:p>
          </table:table-cell>
        </table:table-row>
        <table:table-row table:style-name="ro1">
          <table:table-cell office:value-type="float" office:value="0.376972679160454" calcext:value-type="float">
            <text:p>0.3769726792</text:p>
          </table:table-cell>
        </table:table-row>
        <table:table-row table:style-name="ro1">
          <table:table-cell office:value-type="float" office:value="0.37819555436283" calcext:value-type="float">
            <text:p>0.3781955544</text:p>
          </table:table-cell>
        </table:table-row>
        <table:table-row table:style-name="ro1">
          <table:table-cell office:value-type="float" office:value="0.379622104844338" calcext:value-type="float">
            <text:p>0.3796221048</text:p>
          </table:table-cell>
        </table:table-row>
        <table:table-row table:style-name="ro1">
          <table:table-cell office:value-type="float" office:value="0.381251074178822" calcext:value-type="float">
            <text:p>0.3812510742</text:p>
          </table:table-cell>
        </table:table-row>
        <table:table-row table:style-name="ro1">
          <table:table-cell office:value-type="float" office:value="0.38308059631893" calcext:value-type="float">
            <text:p>0.3830805963</text:p>
          </table:table-cell>
        </table:table-row>
        <table:table-row table:style-name="ro1">
          <table:table-cell office:value-type="float" office:value="0.385108189423486" calcext:value-type="float">
            <text:p>0.3851081894</text:p>
          </table:table-cell>
        </table:table-row>
        <table:table-row table:style-name="ro1">
          <table:table-cell office:value-type="float" office:value="0.387330750360504" calcext:value-type="float">
            <text:p>0.3873307504</text:p>
          </table:table-cell>
        </table:table-row>
        <table:table-row table:style-name="ro1">
          <table:table-cell office:value-type="float" office:value="0.389744549885851" calcext:value-type="float">
            <text:p>0.3897445499</text:p>
          </table:table-cell>
        </table:table-row>
        <table:table-row table:style-name="ro1">
          <table:table-cell office:value-type="float" office:value="0.392345228497557" calcext:value-type="float">
            <text:p>0.3923452285</text:p>
          </table:table-cell>
        </table:table-row>
        <table:table-row table:style-name="ro1">
          <table:table-cell office:value-type="float" office:value="0.395127792965764" calcext:value-type="float">
            <text:p>0.395127793</text:p>
          </table:table-cell>
        </table:table-row>
        <table:table-row table:style-name="ro1">
          <table:table-cell office:value-type="float" office:value="0.398086613538324" calcext:value-type="float">
            <text:p>0.3980866135</text:p>
          </table:table-cell>
        </table:table-row>
        <table:table-row table:style-name="ro1">
          <table:table-cell office:value-type="float" office:value="0.40121542182204" calcext:value-type="float">
            <text:p>0.4012154218</text:p>
          </table:table-cell>
        </table:table-row>
        <table:table-row table:style-name="ro1">
          <table:table-cell office:value-type="float" office:value="0.404507309339551" calcext:value-type="float">
            <text:p>0.4045073093</text:p>
          </table:table-cell>
        </table:table-row>
        <table:table-row table:style-name="ro1">
          <table:table-cell office:value-type="float" office:value="0.407954726761867" calcext:value-type="float">
            <text:p>0.4079547268</text:p>
          </table:table-cell>
        </table:table-row>
        <table:table-row table:style-name="ro1">
          <table:table-cell office:value-type="float" office:value="0.411549483816539" calcext:value-type="float">
            <text:p>0.4115494838</text:p>
          </table:table-cell>
        </table:table-row>
        <table:table-row table:style-name="ro1">
          <table:table-cell office:value-type="float" office:value="0.415282749871487" calcext:value-type="float">
            <text:p>0.4152827499</text:p>
          </table:table-cell>
        </table:table-row>
        <table:table-row table:style-name="ro1">
          <table:table-cell office:value-type="float" office:value="0.41914505519446" calcext:value-type="float">
            <text:p>0.4191450552</text:p>
          </table:table-cell>
        </table:table-row>
        <table:table-row table:style-name="ro1">
          <table:table-cell office:value-type="float" office:value="0.423126292888148" calcext:value-type="float">
            <text:p>0.4231262929</text:p>
          </table:table-cell>
        </table:table-row>
        <table:table-row table:style-name="ro1">
          <table:table-cell office:value-type="float" office:value="0.427215721500937" calcext:value-type="float">
            <text:p>0.4272157215</text:p>
          </table:table-cell>
        </table:table-row>
        <table:table-row table:style-name="ro1">
          <table:table-cell office:value-type="float" office:value="0.431401968313313" calcext:value-type="float">
            <text:p>0.4314019683</text:p>
          </table:table-cell>
        </table:table-row>
        <table:table-row table:style-name="ro1">
          <table:table-cell office:value-type="float" office:value="0.435673033299899" calcext:value-type="float">
            <text:p>0.4356730333</text:p>
          </table:table-cell>
        </table:table-row>
        <table:table-row table:style-name="ro1">
          <table:table-cell office:value-type="float" office:value="0.440016293767153" calcext:value-type="float">
            <text:p>0.4400162938</text:p>
          </table:table-cell>
        </table:table-row>
        <table:table-row table:style-name="ro1">
          <table:table-cell office:value-type="float" office:value="0.444418509666698" calcext:value-type="float">
            <text:p>0.4444185097</text:p>
          </table:table-cell>
        </table:table-row>
        <table:table-row table:style-name="ro1">
          <table:table-cell office:value-type="float" office:value="0.448865829584301" calcext:value-type="float">
            <text:p>0.4488658296</text:p>
          </table:table-cell>
        </table:table-row>
        <table:table-row table:style-name="ro1">
          <table:table-cell office:value-type="float" office:value="0.453343797404501" calcext:value-type="float">
            <text:p>0.4533437974</text:p>
          </table:table-cell>
        </table:table-row>
        <table:table-row table:style-name="ro1">
          <table:table-cell office:value-type="float" office:value="0.457837359650874" calcext:value-type="float">
            <text:p>0.4578373597</text:p>
          </table:table-cell>
        </table:table-row>
        <table:table-row table:style-name="ro1">
          <table:table-cell office:value-type="float" office:value="0.433431476117524" calcext:value-type="float">
            <text:p>0.4334314761</text:p>
          </table:table-cell>
        </table:table-row>
        <table:table-row table:style-name="ro1">
          <table:table-cell office:value-type="float" office:value="0.436324026718736" calcext:value-type="float">
            <text:p>0.4363240267</text:p>
          </table:table-cell>
        </table:table-row>
        <table:table-row table:style-name="ro1">
          <table:table-cell office:value-type="float" office:value="0.439169758061715" calcext:value-type="float">
            <text:p>0.4391697581</text:p>
          </table:table-cell>
        </table:table-row>
        <table:table-row table:style-name="ro1">
          <table:table-cell office:value-type="float" office:value="0.441947880588513" calcext:value-type="float">
            <text:p>0.4419478806</text:p>
          </table:table-cell>
        </table:table-row>
        <table:table-row table:style-name="ro1">
          <table:table-cell office:value-type="float" office:value="0.444639328059678" calcext:value-type="float">
            <text:p>0.4446393281</text:p>
          </table:table-cell>
        </table:table-row>
        <table:table-row table:style-name="ro1">
          <table:table-cell office:value-type="float" office:value="0.447226701354673" calcext:value-type="float">
            <text:p>0.4472267014</text:p>
          </table:table-cell>
        </table:table-row>
        <table:table-row table:style-name="ro1">
          <table:table-cell office:value-type="float" office:value="0.449694212948043" calcext:value-type="float">
            <text:p>0.4496942129</text:p>
          </table:table-cell>
        </table:table-row>
        <table:table-row table:style-name="ro1">
          <table:table-cell office:value-type="float" office:value="0.452027632061302" calcext:value-type="float">
            <text:p>0.4520276321</text:p>
          </table:table-cell>
        </table:table-row>
        <table:table-row table:style-name="ro1">
          <table:table-cell office:value-type="float" office:value="0.45421423049057" calcext:value-type="float">
            <text:p>0.4542142305</text:p>
          </table:table-cell>
        </table:table-row>
        <table:table-row table:style-name="ro1">
          <table:table-cell office:value-type="float" office:value="0.456242729109933" calcext:value-type="float">
            <text:p>0.4562427291</text:p>
          </table:table-cell>
        </table:table-row>
        <table:table-row table:style-name="ro1">
          <table:table-cell office:value-type="float" office:value="0.458103245050549" calcext:value-type="float">
            <text:p>0.4581032451</text:p>
          </table:table-cell>
        </table:table-row>
        <table:table-row table:style-name="ro1">
          <table:table-cell office:value-type="float" office:value="0.459787239555479" calcext:value-type="float">
            <text:p>0.4597872396</text:p>
          </table:table-cell>
        </table:table-row>
        <table:table-row table:style-name="ro1">
          <table:table-cell office:value-type="float" office:value="0.461287466510262" calcext:value-type="float">
            <text:p>0.4612874665</text:p>
          </table:table-cell>
        </table:table-row>
        <table:table-row table:style-name="ro1">
          <table:table-cell office:value-type="float" office:value="0.462597921649221" calcext:value-type="float">
            <text:p>0.4625979216</text:p>
          </table:table-cell>
        </table:table-row>
        <table:table-row table:style-name="ro1">
          <table:table-cell office:value-type="float" office:value="0.463713792437505" calcext:value-type="float">
            <text:p>0.4637137924</text:p>
          </table:table-cell>
        </table:table-row>
        <table:table-row table:style-name="ro1">
          <table:table-cell office:value-type="float" office:value="0.464631408628868" calcext:value-type="float">
            <text:p>0.4646314086</text:p>
          </table:table-cell>
        </table:table-row>
        <table:table-row table:style-name="ro1">
          <table:table-cell office:value-type="float" office:value="0.465348193499181" calcext:value-type="float">
            <text:p>0.4653481935</text:p>
          </table:table-cell>
        </table:table-row>
        <table:table-row table:style-name="ro1">
          <table:table-cell office:value-type="float" office:value="0.465862615755679" calcext:value-type="float">
            <text:p>0.4658626158</text:p>
          </table:table-cell>
        </table:table-row>
        <table:table-row table:style-name="ro1">
          <table:table-cell office:value-type="float" office:value="0.466174142121947" calcext:value-type="float">
            <text:p>0.4661741421</text:p>
          </table:table-cell>
        </table:table-row>
        <table:table-row table:style-name="ro1">
          <table:table-cell office:value-type="float" office:value="0.466283190598641" calcext:value-type="float">
            <text:p>0.4662831906</text:p>
          </table:table-cell>
        </table:table-row>
        <table:table-row table:style-name="ro1">
          <table:table-cell office:value-type="float" office:value="0.466191084399936" calcext:value-type="float">
            <text:p>0.4661910844</text:p>
          </table:table-cell>
        </table:table-row>
        <table:table-row table:style-name="ro1">
          <table:table-cell office:value-type="float" office:value="0.465900006565723" calcext:value-type="float">
            <text:p>0.4659000066</text:p>
          </table:table-cell>
        </table:table-row>
        <table:table-row table:style-name="ro1">
          <table:table-cell office:value-type="float" office:value="0.465412955249529" calcext:value-type="float">
            <text:p>0.4654129552</text:p>
          </table:table-cell>
        </table:table-row>
        <table:table-row table:style-name="ro1">
          <table:table-cell office:value-type="float" office:value="0.46473369968218" calcext:value-type="float">
            <text:p>0.4647336997</text:p>
          </table:table-cell>
        </table:table-row>
        <table:table-row table:style-name="ro1">
          <table:table-cell office:value-type="float" office:value="0.463866736811199" calcext:value-type="float">
            <text:p>0.4638667368</text:p>
          </table:table-cell>
        </table:table-row>
        <table:table-row table:style-name="ro1">
          <table:table-cell office:value-type="float" office:value="0.462817248615933" calcext:value-type="float">
            <text:p>0.4628172486</text:p>
          </table:table-cell>
        </table:table-row>
        <table:table-row table:style-name="ro1">
          <table:table-cell office:value-type="float" office:value="0.461591060098421" calcext:value-type="float">
            <text:p>0.4615910601</text:p>
          </table:table-cell>
        </table:table-row>
        <table:table-row table:style-name="ro1">
          <table:table-cell office:value-type="float" office:value="0.460194597949999" calcext:value-type="float">
            <text:p>0.460194598</text:p>
          </table:table-cell>
        </table:table-row>
        <table:table-row table:style-name="ro1">
          <table:table-cell office:value-type="float" office:value="0.458634849893634" calcext:value-type="float">
            <text:p>0.4586348499</text:p>
          </table:table-cell>
        </table:table-row>
        <table:table-row table:style-name="ro1">
          <table:table-cell office:value-type="float" office:value="0.456919324701999" calcext:value-type="float">
            <text:p>0.4569193247</text:p>
          </table:table-cell>
        </table:table-row>
        <table:table-row table:style-name="ro1">
          <table:table-cell office:value-type="float" office:value="0.45505601289128" calcext:value-type="float">
            <text:p>0.4550560129</text:p>
          </table:table-cell>
        </table:table-row>
        <table:table-row table:style-name="ro1">
          <table:table-cell office:value-type="float" office:value="0.453053348090718" calcext:value-type="float">
            <text:p>0.4530533481</text:p>
          </table:table-cell>
        </table:table-row>
        <table:table-row table:style-name="ro1">
          <table:table-cell office:value-type="float" office:value="0.450920169087892" calcext:value-type="float">
            <text:p>0.4509201691</text:p>
          </table:table-cell>
        </table:table-row>
        <table:table-row table:style-name="ro1">
          <table:table-cell office:value-type="float" office:value="0.448665682549731" calcext:value-type="float">
            <text:p>0.4486656825</text:p>
          </table:table-cell>
        </table:table-row>
        <table:table-row table:style-name="ro1">
          <table:table-cell office:value-type="float" office:value="0.446299426419262" calcext:value-type="float">
            <text:p>0.4462994264</text:p>
          </table:table-cell>
        </table:table-row>
        <table:table-row table:style-name="ro1">
          <table:table-cell office:value-type="float" office:value="0.443831233988098" calcext:value-type="float">
            <text:p>0.443831234</text:p>
          </table:table-cell>
        </table:table-row>
        <table:table-row table:style-name="ro1">
          <table:table-cell office:value-type="float" office:value="0.441271198644656" calcext:value-type="float">
            <text:p>0.4412711986</text:p>
          </table:table-cell>
        </table:table-row>
        <table:table-row table:style-name="ro1">
          <table:table-cell office:value-type="float" office:value="0.438629639298115" calcext:value-type="float">
            <text:p>0.4386296393</text:p>
          </table:table-cell>
        </table:table-row>
        <table:table-row table:style-name="ro1">
          <table:table-cell office:value-type="float" office:value="0.435917066478104" calcext:value-type="float">
            <text:p>0.4359170665</text:p>
          </table:table-cell>
        </table:table-row>
        <table:table-row table:style-name="ro1">
          <table:table-cell office:value-type="float" office:value="0.433144149110133" calcext:value-type="float">
            <text:p>0.4331441491</text:p>
          </table:table-cell>
        </table:table-row>
        <table:table-row table:style-name="ro1">
          <table:table-cell office:value-type="float" office:value="0.430321681966749" calcext:value-type="float">
            <text:p>0.430321682</text:p>
          </table:table-cell>
        </table:table-row>
        <table:table-row table:style-name="ro1">
          <table:table-cell office:value-type="float" office:value="0.427460553794438" calcext:value-type="float">
            <text:p>0.4274605538</text:p>
          </table:table-cell>
        </table:table-row>
        <table:table-row table:style-name="ro1">
          <table:table-cell office:value-type="float" office:value="0.424571716116257" calcext:value-type="float">
            <text:p>0.4245717161</text:p>
          </table:table-cell>
        </table:table-row>
        <table:table-row table:style-name="ro1">
          <table:table-cell office:value-type="float" office:value="0.421666152710198" calcext:value-type="float">
            <text:p>0.4216661527</text:p>
          </table:table-cell>
        </table:table-row>
        <table:table-row table:style-name="ro1">
          <table:table-cell office:value-type="float" office:value="0.418754849763296" calcext:value-type="float">
            <text:p>0.4187548498</text:p>
          </table:table-cell>
        </table:table-row>
        <table:table-row table:style-name="ro1">
          <table:table-cell office:value-type="float" office:value="0.415848766701465" calcext:value-type="float">
            <text:p>0.4158487667</text:p>
          </table:table-cell>
        </table:table-row>
        <table:table-row table:style-name="ro1">
          <table:table-cell office:value-type="float" office:value="0.412958807695074" calcext:value-type="float">
            <text:p>0.4129588077</text:p>
          </table:table-cell>
        </table:table-row>
        <table:table-row table:style-name="ro1">
          <table:table-cell office:value-type="float" office:value="0.410095793840253" calcext:value-type="float">
            <text:p>0.4100957938</text:p>
          </table:table-cell>
        </table:table-row>
        <table:table-row table:style-name="ro1">
          <table:table-cell office:value-type="float" office:value="0.407270436015942" calcext:value-type="float">
            <text:p>0.407270436</text:p>
          </table:table-cell>
        </table:table-row>
        <table:table-row table:style-name="ro1">
          <table:table-cell office:value-type="float" office:value="0.404493308416668" calcext:value-type="float">
            <text:p>0.4044933084</text:p>
          </table:table-cell>
        </table:table-row>
        <table:table-row table:style-name="ro1">
          <table:table-cell office:value-type="float" office:value="0.401774822761061" calcext:value-type="float">
            <text:p>0.4017748228</text:p>
          </table:table-cell>
        </table:table-row>
        <table:table-row table:style-name="ro1">
          <table:table-cell office:value-type="float" office:value="0.399125203176107" calcext:value-type="float">
            <text:p>0.3991252032</text:p>
          </table:table-cell>
        </table:table-row>
        <table:table-row table:style-name="ro1">
          <table:table-cell office:value-type="float" office:value="0.396554461757132" calcext:value-type="float">
            <text:p>0.3965544618</text:p>
          </table:table-cell>
        </table:table-row>
        <table:table-row table:style-name="ro1">
          <table:table-cell office:value-type="float" office:value="0.394072374803522" calcext:value-type="float">
            <text:p>0.3940723748</text:p>
          </table:table-cell>
        </table:table-row>
        <table:table-row table:style-name="ro1">
          <table:table-cell office:value-type="float" office:value="0.391688459730185" calcext:value-type="float">
            <text:p>0.3916884597</text:p>
          </table:table-cell>
        </table:table-row>
        <table:table-row table:style-name="ro1">
          <table:table-cell office:value-type="float" office:value="0.389411952654739" calcext:value-type="float">
            <text:p>0.3894119527</text:p>
          </table:table-cell>
        </table:table-row>
        <table:table-row table:style-name="ro1">
          <table:table-cell office:value-type="float" office:value="0.387251786660442" calcext:value-type="float">
            <text:p>0.3872517867</text:p>
          </table:table-cell>
        </table:table-row>
        <table:table-row table:style-name="ro1">
          <table:table-cell office:value-type="float" office:value="0.385216570734852" calcext:value-type="float">
            <text:p>0.3852165707</text:p>
          </table:table-cell>
        </table:table-row>
        <table:table-row table:style-name="ro1">
          <table:table-cell office:value-type="float" office:value="0.383314569384231" calcext:value-type="float">
            <text:p>0.3833145694</text:p>
          </table:table-cell>
        </table:table-row>
        <table:table-row table:style-name="ro1">
          <table:table-cell office:value-type="float" office:value="0.381553682923672" calcext:value-type="float">
            <text:p>0.3815536829</text:p>
          </table:table-cell>
        </table:table-row>
        <table:table-row table:style-name="ro1">
          <table:table-cell office:value-type="float" office:value="0.379941428442973" calcext:value-type="float">
            <text:p>0.3799414284</text:p>
          </table:table-cell>
        </table:table-row>
        <table:table-row table:style-name="ro1">
          <table:table-cell office:value-type="float" office:value="0.37848492144824" calcext:value-type="float">
            <text:p>0.3784849214</text:p>
          </table:table-cell>
        </table:table-row>
        <table:table-row table:style-name="ro1">
          <table:table-cell office:value-type="float" office:value="0.377190858179227" calcext:value-type="float">
            <text:p>0.3771908582</text:p>
          </table:table-cell>
        </table:table-row>
        <table:table-row table:style-name="ro1">
          <table:table-cell office:value-type="float" office:value="0.376065498602409" calcext:value-type="float">
            <text:p>0.3760654986</text:p>
          </table:table-cell>
        </table:table-row>
        <table:table-row table:style-name="ro1">
          <table:table-cell office:value-type="float" office:value="0.375114650079799" calcext:value-type="float">
            <text:p>0.3751146501</text:p>
          </table:table-cell>
        </table:table-row>
        <table:table-row table:style-name="ro1">
          <table:table-cell office:value-type="float" office:value="0.374343651713484" calcext:value-type="float">
            <text:p>0.3743436517</text:p>
          </table:table-cell>
        </table:table-row>
        <table:table-row table:style-name="ro1">
          <table:table-cell office:value-type="float" office:value="0.373757359365917" calcext:value-type="float">
            <text:p>0.3737573594</text:p>
          </table:table-cell>
        </table:table-row>
        <table:table-row table:style-name="ro1">
          <table:table-cell office:value-type="float" office:value="0.373360131355926" calcext:value-type="float">
            <text:p>0.3733601314</text:p>
          </table:table-cell>
        </table:table-row>
        <table:table-row table:style-name="ro1">
          <table:table-cell office:value-type="float" office:value="0.373155814830469" calcext:value-type="float">
            <text:p>0.3731558148</text:p>
          </table:table-cell>
        </table:table-row>
        <table:table-row table:style-name="ro1">
          <table:table-cell office:value-type="float" office:value="0.373147732812122" calcext:value-type="float">
            <text:p>0.3731477328</text:p>
          </table:table-cell>
        </table:table-row>
        <table:table-row table:style-name="ro1">
          <table:table-cell office:value-type="float" office:value="0.3733386719223" calcext:value-type="float">
            <text:p>0.3733386719</text:p>
          </table:table-cell>
        </table:table-row>
        <table:table-row table:style-name="ro1">
          <table:table-cell office:value-type="float" office:value="0.373730870780217" calcext:value-type="float">
            <text:p>0.3737308708</text:p>
          </table:table-cell>
        </table:table-row>
        <table:table-row table:style-name="ro1">
          <table:table-cell office:value-type="float" office:value="0.374326009077578" calcext:value-type="float">
            <text:p>0.3743260091</text:p>
          </table:table-cell>
        </table:table-row>
        <table:table-row table:style-name="ro1">
          <table:table-cell office:value-type="float" office:value="0.375125197329008" calcext:value-type="float">
            <text:p>0.3751251973</text:p>
          </table:table-cell>
        </table:table-row>
        <table:table-row table:style-name="ro1">
          <table:table-cell office:value-type="float" office:value="0.376128967298218" calcext:value-type="float">
            <text:p>0.3761289673</text:p>
          </table:table-cell>
        </table:table-row>
        <table:table-row table:style-name="ro1">
          <table:table-cell office:value-type="float" office:value="0.377337263099903" calcext:value-type="float">
            <text:p>0.3773372631</text:p>
          </table:table-cell>
        </table:table-row>
        <table:table-row table:style-name="ro1">
          <table:table-cell office:value-type="float" office:value="0.378749432977377" calcext:value-type="float">
            <text:p>0.378749433</text:p>
          </table:table-cell>
        </table:table-row>
        <table:table-row table:style-name="ro1">
          <table:table-cell office:value-type="float" office:value="0.380364221755945" calcext:value-type="float">
            <text:p>0.3803642218</text:p>
          </table:table-cell>
        </table:table-row>
        <table:table-row table:style-name="ro1">
          <table:table-cell office:value-type="float" office:value="0.382179763972005" calcext:value-type="float">
            <text:p>0.382179764</text:p>
          </table:table-cell>
        </table:table-row>
        <table:table-row table:style-name="ro1">
          <table:table-cell office:value-type="float" office:value="0.384193577677893" calcext:value-type="float">
            <text:p>0.3841935777</text:p>
          </table:table-cell>
        </table:table-row>
        <table:table-row table:style-name="ro1">
          <table:table-cell office:value-type="float" office:value="0.38640255892246" calcext:value-type="float">
            <text:p>0.3864025589</text:p>
          </table:table-cell>
        </table:table-row>
        <table:table-row table:style-name="ro1">
          <table:table-cell office:value-type="float" office:value="0.388802976907379" calcext:value-type="float">
            <text:p>0.3888029769</text:p>
          </table:table-cell>
        </table:table-row>
        <table:table-row table:style-name="ro1">
          <table:table-cell office:value-type="float" office:value="0.391390469819194" calcext:value-type="float">
            <text:p>0.3913904698</text:p>
          </table:table-cell>
        </table:table-row>
        <table:table-row table:style-name="ro1">
          <table:table-cell office:value-type="float" office:value="0.394160041337108" calcext:value-type="float">
            <text:p>0.3941600413</text:p>
          </table:table-cell>
        </table:table-row>
        <table:table-row table:style-name="ro1">
          <table:table-cell office:value-type="float" office:value="0.397106057816491" calcext:value-type="float">
            <text:p>0.3971060578</text:p>
          </table:table-cell>
        </table:table-row>
        <table:table-row table:style-name="ro1">
          <table:table-cell office:value-type="float" office:value="0.400222246148145" calcext:value-type="float">
            <text:p>0.4002222461</text:p>
          </table:table-cell>
        </table:table-row>
        <table:table-row table:style-name="ro1">
          <table:table-cell office:value-type="float" office:value="0.40350169229328" calcext:value-type="float">
            <text:p>0.4035016923</text:p>
          </table:table-cell>
        </table:table-row>
        <table:table-row table:style-name="ro1">
          <table:table-cell office:value-type="float" office:value="0.40693684049425" calcext:value-type="float">
            <text:p>0.4069368405</text:p>
          </table:table-cell>
        </table:table-row>
        <table:table-row table:style-name="ro1">
          <table:table-cell office:value-type="float" office:value="0.410519493161001" calcext:value-type="float">
            <text:p>0.4105194932</text:p>
          </table:table-cell>
        </table:table-row>
        <table:table-row table:style-name="ro1">
          <table:table-cell office:value-type="float" office:value="0.414240811433276" calcext:value-type="float">
            <text:p>0.4142408114</text:p>
          </table:table-cell>
        </table:table-row>
        <table:table-row table:style-name="ro1">
          <table:table-cell office:value-type="float" office:value="0.41809131641854" calcext:value-type="float">
            <text:p>0.4180913164</text:p>
          </table:table-cell>
        </table:table-row>
        <table:table-row table:style-name="ro1">
          <table:table-cell office:value-type="float" office:value="0.422060891105645" calcext:value-type="float">
            <text:p>0.4220608911</text:p>
          </table:table-cell>
        </table:table-row>
        <table:table-row table:style-name="ro1">
          <table:table-cell office:value-type="float" office:value="0.426138782954231" calcext:value-type="float">
            <text:p>0.426138783</text:p>
          </table:table-cell>
        </table:table-row>
        <table:table-row table:style-name="ro1">
          <table:table-cell office:value-type="float" office:value="0.430313607159865" calcext:value-type="float">
            <text:p>0.4303136072</text:p>
          </table:table-cell>
        </table:table-row>
        <table:table-row table:style-name="ro1">
          <table:table-cell office:value-type="float" office:value="0.434573350594911" calcext:value-type="float">
            <text:p>0.4345733506</text:p>
          </table:table-cell>
        </table:table-row>
        <table:table-row table:style-name="ro1">
          <table:table-cell office:value-type="float" office:value="0.438905376425133" calcext:value-type="float">
            <text:p>0.4389053764</text:p>
          </table:table-cell>
        </table:table-row>
        <table:table-row table:style-name="ro1">
          <table:table-cell office:value-type="float" office:value="0.443296429402045" calcext:value-type="float">
            <text:p>0.4432964294</text:p>
          </table:table-cell>
        </table:table-row>
        <table:table-row table:style-name="ro1">
          <table:table-cell office:value-type="float" office:value="0.447732641830984" calcext:value-type="float">
            <text:p>0.4477326418</text:p>
          </table:table-cell>
        </table:table-row>
        <table:table-row table:style-name="ro1">
          <table:table-cell office:value-type="float" office:value="0.45219954021492" calcext:value-type="float">
            <text:p>0.4521995402</text:p>
          </table:table-cell>
        </table:table-row>
        <table:table-row table:style-name="ro1">
          <table:table-cell office:value-type="float" office:value="0.456682052574013" calcext:value-type="float">
            <text:p>0.4566820526</text:p>
          </table:table-cell>
        </table:table-row>
        <table:table-row table:style-name="ro1">
          <table:table-cell office:value-type="float" office:value="0.433723169647922" calcext:value-type="float">
            <text:p>0.4337231696</text:p>
          </table:table-cell>
        </table:table-row>
        <table:table-row table:style-name="ro1">
          <table:table-cell office:value-type="float" office:value="0.436604553258087" calcext:value-type="float">
            <text:p>0.4366045533</text:p>
          </table:table-cell>
        </table:table-row>
        <table:table-row table:style-name="ro1">
          <table:table-cell office:value-type="float" office:value="0.439439084491526" calcext:value-type="float">
            <text:p>0.4394390845</text:p>
          </table:table-cell>
        </table:table-row>
        <table:table-row table:style-name="ro1">
          <table:table-cell office:value-type="float" office:value="0.442205958790102" calcext:value-type="float">
            <text:p>0.4422059588</text:p>
          </table:table-cell>
        </table:table-row>
        <table:table-row table:style-name="ro1">
          <table:table-cell office:value-type="float" office:value="0.444886095951397" calcext:value-type="float">
            <text:p>0.444886096</text:p>
          </table:table-cell>
        </table:table-row>
        <table:table-row table:style-name="ro1">
          <table:table-cell office:value-type="float" office:value="0.447462083904472" calcext:value-type="float">
            <text:p>0.4474620839</text:p>
          </table:table-cell>
        </table:table-row>
        <table:table-row table:style-name="ro1">
          <table:table-cell office:value-type="float" office:value="0.449918123161461" calcext:value-type="float">
            <text:p>0.4499181232</text:p>
          </table:table-cell>
        </table:table-row>
        <table:table-row table:style-name="ro1">
          <table:table-cell office:value-type="float" office:value="0.45223997194498" calcext:value-type="float">
            <text:p>0.4522399719</text:p>
          </table:table-cell>
        </table:table-row>
        <table:table-row table:style-name="ro1">
          <table:table-cell office:value-type="float" office:value="0.454414891991371" calcext:value-type="float">
            <text:p>0.454414892</text:p>
          </table:table-cell>
        </table:table-row>
        <table:table-row table:style-name="ro1">
          <table:table-cell office:value-type="float" office:value="0.456431595029758" calcext:value-type="float">
            <text:p>0.456431595</text:p>
          </table:table-cell>
        </table:table-row>
        <table:table-row table:style-name="ro1">
          <table:table-cell office:value-type="float" office:value="0.458280189936945" calcext:value-type="float">
            <text:p>0.4582801899</text:p>
          </table:table-cell>
        </table:table-row>
        <table:table-row table:style-name="ro1">
          <table:table-cell office:value-type="float" office:value="0.459952130568122" calcext:value-type="float">
            <text:p>0.4599521306</text:p>
          </table:table-cell>
        </table:table-row>
        <table:table-row table:style-name="ro1">
          <table:table-cell office:value-type="float" office:value="0.461440164263408" calcext:value-type="float">
            <text:p>0.4614401643</text:p>
          </table:table-cell>
        </table:table-row>
        <table:table-row table:style-name="ro1">
          <table:table-cell office:value-type="float" office:value="0.462738281030215" calcext:value-type="float">
            <text:p>0.462738281</text:p>
          </table:table-cell>
        </table:table-row>
        <table:table-row table:style-name="ro1">
          <table:table-cell office:value-type="float" office:value="0.463841663401435" calcext:value-type="float">
            <text:p>0.4638416634</text:p>
          </table:table-cell>
        </table:table-row>
        <table:table-row table:style-name="ro1">
          <table:table-cell office:value-type="float" office:value="0.464746636969454" calcext:value-type="float">
            <text:p>0.464746637</text:p>
          </table:table-cell>
        </table:table-row>
        <table:table-row table:style-name="ro1">
          <table:table-cell office:value-type="float" office:value="0.465450621595993" calcext:value-type="float">
            <text:p>0.4654506216</text:p>
          </table:table-cell>
        </table:table-row>
        <table:table-row table:style-name="ro1">
          <table:table-cell office:value-type="float" office:value="0.46595208329777" calcext:value-type="float">
            <text:p>0.4659520833</text:p>
          </table:table-cell>
        </table:table-row>
        <table:table-row table:style-name="ro1">
          <table:table-cell office:value-type="float" office:value="0.466250486807991" calcext:value-type="float">
            <text:p>0.4662504868</text:p>
          </table:table-cell>
        </table:table-row>
        <table:table-row table:style-name="ro1">
          <table:table-cell office:value-type="float" office:value="0.466346248813662" calcext:value-type="float">
            <text:p>0.4663462488</text:p>
          </table:table-cell>
        </table:table-row>
        <table:table-row table:style-name="ro1">
          <table:table-cell office:value-type="float" office:value="0.466240691868728" calcext:value-type="float">
            <text:p>0.4662406919</text:p>
          </table:table-cell>
        </table:table-row>
        <table:table-row table:style-name="ro1">
          <table:table-cell office:value-type="float" office:value="0.465935998983039" calcext:value-type="float">
            <text:p>0.465935999</text:p>
          </table:table-cell>
        </table:table-row>
        <table:table-row table:style-name="ro1">
          <table:table-cell office:value-type="float" office:value="0.465435168887137" calcext:value-type="float">
            <text:p>0.4654351689</text:p>
          </table:table-cell>
        </table:table-row>
        <table:table-row table:style-name="ro1">
          <table:table-cell office:value-type="float" office:value="0.464741971972873" calcext:value-type="float">
            <text:p>0.464741972</text:p>
          </table:table-cell>
        </table:table-row>
        <table:table-row table:style-name="ro1">
          <table:table-cell office:value-type="float" office:value="0.463860906909844" calcext:value-type="float">
            <text:p>0.4638609069</text:p>
          </table:table-cell>
        </table:table-row>
        <table:table-row table:style-name="ro1">
          <table:table-cell office:value-type="float" office:value="0.462797157937655" calcext:value-type="float">
            <text:p>0.4627971579</text:p>
          </table:table-cell>
        </table:table-row>
        <table:table-row table:style-name="ro1">
          <table:table-cell office:value-type="float" office:value="0.461556552834014" calcext:value-type="float">
            <text:p>0.4615565528</text:p>
          </table:table-cell>
        </table:table-row>
        <table:table-row table:style-name="ro1">
          <table:table-cell office:value-type="float" office:value="0.460145521558641" calcext:value-type="float">
            <text:p>0.4601455216</text:p>
          </table:table-cell>
        </table:table-row>
        <table:table-row table:style-name="ro1">
          <table:table-cell office:value-type="float" office:value="0.458571055573011" calcext:value-type="float">
            <text:p>0.4585710556</text:p>
          </table:table-cell>
        </table:table-row>
        <table:table-row table:style-name="ro1">
          <table:table-cell office:value-type="float" office:value="0.456840667835914" calcext:value-type="float">
            <text:p>0.4568406678</text:p>
          </table:table-cell>
        </table:table-row>
        <table:table-row table:style-name="ro1">
          <table:table-cell office:value-type="float" office:value="0.45496235347485" calcext:value-type="float">
            <text:p>0.4549623535</text:p>
          </table:table-cell>
        </table:table-row>
        <table:table-row table:style-name="ro1">
          <table:table-cell office:value-type="float" office:value="0.452944551133238" calcext:value-type="float">
            <text:p>0.4529445511</text:p>
          </table:table-cell>
        </table:table-row>
        <table:table-row table:style-name="ro1">
          <table:table-cell office:value-type="float" office:value="0.450796104993458" calcext:value-type="float">
            <text:p>0.450796105</text:p>
          </table:table-cell>
        </table:table-row>
        <table:table-row table:style-name="ro1">
          <table:table-cell office:value-type="float" office:value="0.448526227475717" calcext:value-type="float">
            <text:p>0.4485262275</text:p>
          </table:table-cell>
        </table:table-row>
        <table:table-row table:style-name="ro1">
          <table:table-cell office:value-type="float" office:value="0.446144462612733" calcext:value-type="float">
            <text:p>0.4461444626</text:p>
          </table:table-cell>
        </table:table-row>
        <table:table-row table:style-name="ro1">
          <table:table-cell office:value-type="float" office:value="0.443660650100255" calcext:value-type="float">
            <text:p>0.4436606501</text:p>
          </table:table-cell>
        </table:table-row>
        <table:table-row table:style-name="ro1">
          <table:table-cell office:value-type="float" office:value="0.441084890023401" calcext:value-type="float">
            <text:p>0.44108489</text:p>
          </table:table-cell>
        </table:table-row>
        <table:table-row table:style-name="ro1">
          <table:table-cell office:value-type="float" office:value="0.438427508258821" calcext:value-type="float">
            <text:p>0.4384275083</text:p>
          </table:table-cell>
        </table:table-row>
        <table:table-row table:style-name="ro1">
          <table:table-cell office:value-type="float" office:value="0.435699022552686" calcext:value-type="float">
            <text:p>0.4356990226</text:p>
          </table:table-cell>
        </table:table-row>
        <table:table-row table:style-name="ro1">
          <table:table-cell office:value-type="float" office:value="0.432910109274507" calcext:value-type="float">
            <text:p>0.4329101093</text:p>
          </table:table-cell>
        </table:table-row>
        <table:table-row table:style-name="ro1">
          <table:table-cell office:value-type="float" office:value="0.430071570846769" calcext:value-type="float">
            <text:p>0.4300715708</text:p>
          </table:table-cell>
        </table:table-row>
        <table:table-row table:style-name="ro1">
          <table:table-cell office:value-type="float" office:value="0.4271943038504" calcext:value-type="float">
            <text:p>0.4271943039</text:p>
          </table:table-cell>
        </table:table-row>
        <table:table-row table:style-name="ro1">
          <table:table-cell office:value-type="float" office:value="0.424289267806056" calcext:value-type="float">
            <text:p>0.4242892678</text:p>
          </table:table-cell>
        </table:table-row>
        <table:table-row table:style-name="ro1">
          <table:table-cell office:value-type="float" office:value="0.421367454631243" calcext:value-type="float">
            <text:p>0.4213674546</text:p>
          </table:table-cell>
        </table:table-row>
        <table:table-row table:style-name="ro1">
          <table:table-cell office:value-type="float" office:value="0.418439858773247" calcext:value-type="float">
            <text:p>0.4184398588</text:p>
          </table:table-cell>
        </table:table-row>
        <table:table-row table:style-name="ro1">
          <table:table-cell office:value-type="float" office:value="0.415517448017907" calcext:value-type="float">
            <text:p>0.415517448</text:p>
          </table:table-cell>
        </table:table-row>
        <table:table-row table:style-name="ro1">
          <table:table-cell office:value-type="float" office:value="0.412611134974202" calcext:value-type="float">
            <text:p>0.412611135</text:p>
          </table:table-cell>
        </table:table-row>
        <table:table-row table:style-name="ro1">
          <table:table-cell office:value-type="float" office:value="0.409731749234662" calcext:value-type="float">
            <text:p>0.4097317492</text:p>
          </table:table-cell>
        </table:table-row>
        <table:table-row table:style-name="ro1">
          <table:table-cell office:value-type="float" office:value="0.406890010211615" calcext:value-type="float">
            <text:p>0.4068900102</text:p>
          </table:table-cell>
        </table:table-row>
        <table:table-row table:style-name="ro1">
          <table:table-cell office:value-type="float" office:value="0.404096500649246" calcext:value-type="float">
            <text:p>0.4040965006</text:p>
          </table:table-cell>
        </table:table-row>
        <table:table-row table:style-name="ro1">
          <table:table-cell office:value-type="float" office:value="0.401361640811488" calcext:value-type="float">
            <text:p>0.4013616408</text:p>
          </table:table-cell>
        </table:table-row>
        <table:table-row table:style-name="ro1">
          <table:table-cell office:value-type="float" office:value="0.39869566334574" calcext:value-type="float">
            <text:p>0.3986956633</text:p>
          </table:table-cell>
        </table:table-row>
        <table:table-row table:style-name="ro1">
          <table:table-cell office:value-type="float" office:value="0.396108588822403" calcext:value-type="float">
            <text:p>0.3961085888</text:p>
          </table:table-cell>
        </table:table-row>
        <table:table-row table:style-name="ro1">
          <table:table-cell office:value-type="float" office:value="0.393610201950245" calcext:value-type="float">
            <text:p>0.393610202</text:p>
          </table:table-cell>
        </table:table-row>
        <table:table-row table:style-name="ro1">
          <table:table-cell office:value-type="float" office:value="0.391210028467596" calcext:value-type="float">
            <text:p>0.3912100285</text:p>
          </table:table-cell>
        </table:table-row>
        <table:table-row table:style-name="ro1">
          <table:table-cell office:value-type="float" office:value="0.388917312709356" calcext:value-type="float">
            <text:p>0.3889173127</text:p>
          </table:table-cell>
        </table:table-row>
        <table:table-row table:style-name="ro1">
          <table:table-cell office:value-type="float" office:value="0.386740995849841" calcext:value-type="float">
            <text:p>0.3867409958</text:p>
          </table:table-cell>
        </table:table-row>
        <table:table-row table:style-name="ro1">
          <table:table-cell office:value-type="float" office:value="0.384689694821443" calcext:value-type="float">
            <text:p>0.3846896948</text:p>
          </table:table-cell>
        </table:table-row>
        <table:table-row table:style-name="ro1">
          <table:table-cell office:value-type="float" office:value="0.382771681909124" calcext:value-type="float">
            <text:p>0.3827716819</text:p>
          </table:table-cell>
        </table:table-row>
        <table:table-row table:style-name="ro1">
          <table:table-cell office:value-type="float" office:value="0.380994865020729" calcext:value-type="float">
            <text:p>0.380994865</text:p>
          </table:table-cell>
        </table:table-row>
        <table:table-row table:style-name="ro1">
          <table:table-cell office:value-type="float" office:value="0.379366768633127" calcext:value-type="float">
            <text:p>0.3793667686</text:p>
          </table:table-cell>
        </table:table-row>
        <table:table-row table:style-name="ro1">
          <table:table-cell office:value-type="float" office:value="0.377894515414175" calcext:value-type="float">
            <text:p>0.3778945154</text:p>
          </table:table-cell>
        </table:table-row>
        <table:table-row table:style-name="ro1">
          <table:table-cell office:value-type="float" office:value="0.376584808520509" calcext:value-type="float">
            <text:p>0.3765848085</text:p>
          </table:table-cell>
        </table:table-row>
        <table:table-row table:style-name="ro1">
          <table:table-cell office:value-type="float" office:value="0.37544391457116" calcext:value-type="float">
            <text:p>0.3754439146</text:p>
          </table:table-cell>
        </table:table-row>
        <table:table-row table:style-name="ro1">
          <table:table-cell office:value-type="float" office:value="0.374477647296992" calcext:value-type="float">
            <text:p>0.3744776473</text:p>
          </table:table-cell>
        </table:table-row>
        <table:table-row table:style-name="ro1">
          <table:table-cell office:value-type="float" office:value="0.373691351865968" calcext:value-type="float">
            <text:p>0.3736913519</text:p>
          </table:table-cell>
        </table:table-row>
        <table:table-row table:style-name="ro1">
          <table:table-cell office:value-type="float" office:value="0.373089889884244" calcext:value-type="float">
            <text:p>0.3730898899</text:p>
          </table:table-cell>
        </table:table-row>
        <table:table-row table:style-name="ro1">
          <table:table-cell office:value-type="float" office:value="0.372677625073078" calcext:value-type="float">
            <text:p>0.3726776251</text:p>
          </table:table-cell>
        </table:table-row>
        <table:table-row table:style-name="ro1">
          <table:table-cell office:value-type="float" office:value="0.372458409621572" calcext:value-type="float">
            <text:p>0.3724584096</text:p>
          </table:table-cell>
        </table:table-row>
        <table:table-row table:style-name="ro1">
          <table:table-cell office:value-type="float" office:value="0.372435571215243" calcext:value-type="float">
            <text:p>0.3724355712</text:p>
          </table:table-cell>
        </table:table-row>
        <table:table-row table:style-name="ro1">
          <table:table-cell office:value-type="float" office:value="0.372611900740406" calcext:value-type="float">
            <text:p>0.3726119007</text:p>
          </table:table-cell>
        </table:table-row>
        <table:table-row table:style-name="ro1">
          <table:table-cell office:value-type="float" office:value="0.372989640664394" calcext:value-type="float">
            <text:p>0.3729896407</text:p>
          </table:table-cell>
        </table:table-row>
        <table:table-row table:style-name="ro1">
          <table:table-cell office:value-type="float" office:value="0.373570474091594" calcext:value-type="float">
            <text:p>0.3735704741</text:p>
          </table:table-cell>
        </table:table-row>
        <table:table-row table:style-name="ro1">
          <table:table-cell office:value-type="float" office:value="0.374355514495319" calcext:value-type="float">
            <text:p>0.3743555145</text:p>
          </table:table-cell>
        </table:table-row>
        <table:table-row table:style-name="ro1">
          <table:table-cell office:value-type="float" office:value="0.375345296125492" calcext:value-type="float">
            <text:p>0.3753452961</text:p>
          </table:table-cell>
        </table:table-row>
        <table:table-row table:style-name="ro1">
          <table:table-cell office:value-type="float" office:value="0.376539765092165" calcext:value-type="float">
            <text:p>0.3765397651</text:p>
          </table:table-cell>
        </table:table-row>
        <table:table-row table:style-name="ro1">
          <table:table-cell office:value-type="float" office:value="0.377938271124859" calcext:value-type="float">
            <text:p>0.3779382711</text:p>
          </table:table-cell>
        </table:table-row>
        <table:table-row table:style-name="ro1">
          <table:table-cell office:value-type="float" office:value="0.37953956000773" calcext:value-type="float">
            <text:p>0.37953956</text:p>
          </table:table-cell>
        </table:table-row>
        <table:table-row table:style-name="ro1">
          <table:table-cell office:value-type="float" office:value="0.381341766690555" calcext:value-type="float">
            <text:p>0.3813417667</text:p>
          </table:table-cell>
        </table:table-row>
        <table:table-row table:style-name="ro1">
          <table:table-cell office:value-type="float" office:value="0.383342409075556" calcext:value-type="float">
            <text:p>0.3833424091</text:p>
          </table:table-cell>
        </table:table-row>
        <table:table-row table:style-name="ro1">
          <table:table-cell office:value-type="float" office:value="0.385538382480035" calcext:value-type="float">
            <text:p>0.3855383825</text:p>
          </table:table-cell>
        </table:table-row>
        <table:table-row table:style-name="ro1">
          <table:table-cell office:value-type="float" office:value="0.387925954774838" calcext:value-type="float">
            <text:p>0.3879259548</text:p>
          </table:table-cell>
        </table:table-row>
        <table:table-row table:style-name="ro1">
          <table:table-cell office:value-type="float" office:value="0.390500762198651" calcext:value-type="float">
            <text:p>0.3905007622</text:p>
          </table:table-cell>
        </table:table-row>
        <table:table-row table:style-name="ro1">
          <table:table-cell office:value-type="float" office:value="0.393257805848113" calcext:value-type="float">
            <text:p>0.3932578058</text:p>
          </table:table-cell>
        </table:table-row>
        <table:table-row table:style-name="ro1">
          <table:table-cell office:value-type="float" office:value="0.396191448843754" calcext:value-type="float">
            <text:p>0.3961914488</text:p>
          </table:table-cell>
        </table:table-row>
        <table:table-row table:style-name="ro1">
          <table:table-cell office:value-type="float" office:value="0.399295414171767" calcext:value-type="float">
            <text:p>0.3992954142</text:p>
          </table:table-cell>
        </table:table-row>
        <table:table-row table:style-name="ro1">
          <table:table-cell office:value-type="float" office:value="0.402562783201593" calcext:value-type="float">
            <text:p>0.4025627832</text:p>
          </table:table-cell>
        </table:table-row>
        <table:table-row table:style-name="ro1">
          <table:table-cell office:value-type="float" office:value="0.405985994879341" calcext:value-type="float">
            <text:p>0.4059859949</text:p>
          </table:table-cell>
        </table:table-row>
        <table:table-row table:style-name="ro1">
          <table:table-cell office:value-type="float" office:value="0.409556845597023" calcext:value-type="float">
            <text:p>0.4095568456</text:p>
          </table:table-cell>
        </table:table-row>
        <table:table-row table:style-name="ro1">
          <table:table-cell office:value-type="float" office:value="0.413266489737628" calcext:value-type="float">
            <text:p>0.4132664897</text:p>
          </table:table-cell>
        </table:table-row>
        <table:table-row table:style-name="ro1">
          <table:table-cell office:value-type="float" office:value="0.417105440896007" calcext:value-type="float">
            <text:p>0.4171054409</text:p>
          </table:table-cell>
        </table:table-row>
        <table:table-row table:style-name="ro1">
          <table:table-cell office:value-type="float" office:value="0.42106357377559" calcext:value-type="float">
            <text:p>0.4210635738</text:p>
          </table:table-cell>
        </table:table-row>
        <table:table-row table:style-name="ro1">
          <table:table-cell office:value-type="float" office:value="0.425130126760927" calcext:value-type="float">
            <text:p>0.4251301268</text:p>
          </table:table-cell>
        </table:table-row>
        <table:table-row table:style-name="ro1">
          <table:table-cell office:value-type="float" office:value="0.429293705166057" calcext:value-type="float">
            <text:p>0.4292937052</text:p>
          </table:table-cell>
        </table:table-row>
        <table:table-row table:style-name="ro1">
          <table:table-cell office:value-type="float" office:value="0.433542285158694" calcext:value-type="float">
            <text:p>0.4335422852</text:p>
          </table:table-cell>
        </table:table-row>
        <table:table-row table:style-name="ro1">
          <table:table-cell office:value-type="float" office:value="0.437863218360244" calcext:value-type="float">
            <text:p>0.4378632184</text:p>
          </table:table-cell>
        </table:table-row>
        <table:table-row table:style-name="ro1">
          <table:table-cell office:value-type="float" office:value="0.442243237121652" calcext:value-type="float">
            <text:p>0.4422432371</text:p>
          </table:table-cell>
        </table:table-row>
        <table:table-row table:style-name="ro1">
          <table:table-cell office:value-type="float" office:value="0.44666846047506" calcext:value-type="float">
            <text:p>0.4466684605</text:p>
          </table:table-cell>
        </table:table-row>
        <table:table-row table:style-name="ro1">
          <table:table-cell office:value-type="float" office:value="0.451124400761302" calcext:value-type="float">
            <text:p>0.4511244008</text:p>
          </table:table-cell>
        </table:table-row>
        <table:table-row table:style-name="ro1">
          <table:table-cell office:value-type="float" office:value="0.455595970933221" calcext:value-type="float">
            <text:p>0.4555959709</text:p>
          </table:table-cell>
        </table:table-row>
        <table:table-row table:style-name="ro1">
          <table:table-cell office:value-type="float" office:value="0.434007958263893" calcext:value-type="float">
            <text:p>0.4340079583</text:p>
          </table:table-cell>
        </table:table-row>
        <table:table-row table:style-name="ro1">
          <table:table-cell office:value-type="float" office:value="0.4368783060096" calcext:value-type="float">
            <text:p>0.436878306</text:p>
          </table:table-cell>
        </table:table-row>
        <table:table-row table:style-name="ro1">
          <table:table-cell office:value-type="float" office:value="0.439701775736954" calcext:value-type="float">
            <text:p>0.4397017757</text:p>
          </table:table-cell>
        </table:table-row>
        <table:table-row table:style-name="ro1">
          <table:table-cell office:value-type="float" office:value="0.442457551288653" calcext:value-type="float">
            <text:p>0.4424575513</text:p>
          </table:table-cell>
        </table:table-row>
        <table:table-row table:style-name="ro1">
          <table:table-cell office:value-type="float" office:value="0.445126541675175" calcext:value-type="float">
            <text:p>0.4451265417</text:p>
          </table:table-cell>
        </table:table-row>
        <table:table-row table:style-name="ro1">
          <table:table-cell office:value-type="float" office:value="0.447691324830697" calcext:value-type="float">
            <text:p>0.4476913248</text:p>
          </table:table-cell>
        </table:table-row>
        <table:table-row table:style-name="ro1">
          <table:table-cell office:value-type="float" office:value="0.45013609204493" calcext:value-type="float">
            <text:p>0.450136092</text:p>
          </table:table-cell>
        </table:table-row>
        <table:table-row table:style-name="ro1">
          <table:table-cell office:value-type="float" office:value="0.452446593070878" calcext:value-type="float">
            <text:p>0.4524465931</text:p>
          </table:table-cell>
        </table:table-row>
        <table:table-row table:style-name="ro1">
          <table:table-cell office:value-type="float" office:value="0.454610081908491" calcext:value-type="float">
            <text:p>0.4546100819</text:p>
          </table:table-cell>
        </table:table-row>
        <table:table-row table:style-name="ro1">
          <table:table-cell office:value-type="float" office:value="0.456615263264255" calcext:value-type="float">
            <text:p>0.4566152633</text:p>
          </table:table-cell>
        </table:table-row>
        <table:table-row table:style-name="ro1">
          <table:table-cell office:value-type="float" office:value="0.458452239686674" calcext:value-type="float">
            <text:p>0.4584522397</text:p>
          </table:table-cell>
        </table:table-row>
        <table:table-row table:style-name="ro1">
          <table:table-cell office:value-type="float" office:value="0.460112459377682" calcext:value-type="float">
            <text:p>0.4601124594</text:p>
          </table:table-cell>
        </table:table-row>
        <table:table-row table:style-name="ro1">
          <table:table-cell office:value-type="float" office:value="0.461588664679959" calcext:value-type="float">
            <text:p>0.4615886647</text:p>
          </table:table-cell>
        </table:table-row>
        <table:table-row table:style-name="ro1">
          <table:table-cell office:value-type="float" office:value="0.462874841240165" calcext:value-type="float">
            <text:p>0.4628748412</text:p>
          </table:table-cell>
        </table:table-row>
        <table:table-row table:style-name="ro1">
          <table:table-cell office:value-type="float" office:value="0.463966167848087" calcext:value-type="float">
            <text:p>0.4639661678</text:p>
          </table:table-cell>
        </table:table-row>
        <table:table-row table:style-name="ro1">
          <table:table-cell office:value-type="float" office:value="0.464858966951696" calcext:value-type="float">
            <text:p>0.464858967</text:p>
          </table:table-cell>
        </table:table-row>
        <table:table-row table:style-name="ro1">
          <table:table-cell office:value-type="float" office:value="0.465550655848126" calcext:value-type="float">
            <text:p>0.4655506558</text:p>
          </table:table-cell>
        </table:table-row>
        <table:table-row table:style-name="ro1">
          <table:table-cell office:value-type="float" office:value="0.466039698550557" calcext:value-type="float">
            <text:p>0.4660396986</text:p>
          </table:table-cell>
        </table:table-row>
        <table:table-row table:style-name="ro1">
          <table:table-cell office:value-type="float" office:value="0.466325558331019" calcext:value-type="float">
            <text:p>0.4663255583</text:p>
          </table:table-cell>
        </table:table-row>
        <table:table-row table:style-name="ro1">
          <table:table-cell office:value-type="float" office:value="0.466408650939106" calcext:value-type="float">
            <text:p>0.4664086509</text:p>
          </table:table-cell>
        </table:table-row>
        <table:table-row table:style-name="ro1">
          <table:table-cell office:value-type="float" office:value="0.466290298496603" calcext:value-type="float">
            <text:p>0.4662902985</text:p>
          </table:table-cell>
        </table:table-row>
        <table:table-row table:style-name="ro1">
          <table:table-cell office:value-type="float" office:value="0.465972684068031" calcext:value-type="float">
            <text:p>0.4659726841</text:p>
          </table:table-cell>
        </table:table-row>
        <table:table-row table:style-name="ro1">
          <table:table-cell office:value-type="float" office:value="0.4654588069071" calcext:value-type="float">
            <text:p>0.4654588069</text:p>
          </table:table-cell>
        </table:table-row>
        <table:table-row table:style-name="ro1">
          <table:table-cell office:value-type="float" office:value="0.464752438379081" calcext:value-type="float">
            <text:p>0.4647524384</text:p>
          </table:table-cell>
        </table:table-row>
        <table:table-row table:style-name="ro1">
          <table:table-cell office:value-type="float" office:value="0.463858078559087" calcext:value-type="float">
            <text:p>0.4638580786</text:p>
          </table:table-cell>
        </table:table-row>
        <table:table-row table:style-name="ro1">
          <table:table-cell office:value-type="float" office:value="0.462780913506273" calcext:value-type="float">
            <text:p>0.4627809135</text:p>
          </table:table-cell>
        </table:table-row>
        <table:table-row table:style-name="ro1">
          <table:table-cell office:value-type="float" office:value="0.461526773213943" calcext:value-type="float">
            <text:p>0.4615267732</text:p>
          </table:table-cell>
        </table:table-row>
        <table:table-row table:style-name="ro1">
          <table:table-cell office:value-type="float" office:value="0.460102090235575" calcext:value-type="float">
            <text:p>0.4601020902</text:p>
          </table:table-cell>
        </table:table-row>
        <table:table-row table:style-name="ro1">
          <table:table-cell office:value-type="float" office:value="0.45851385898676" calcext:value-type="float">
            <text:p>0.458513859</text:p>
          </table:table-cell>
        </table:table-row>
        <table:table-row table:style-name="ro1">
          <table:table-cell office:value-type="float" office:value="0.456769595723055" calcext:value-type="float">
            <text:p>0.4567695957</text:p>
          </table:table-cell>
        </table:table-row>
        <table:table-row table:style-name="ro1">
          <table:table-cell office:value-type="float" office:value="0.454877299193743" calcext:value-type="float">
            <text:p>0.4548772992</text:p>
          </table:table-cell>
        </table:table-row>
        <table:table-row table:style-name="ro1">
          <table:table-cell office:value-type="float" office:value="0.452845411971519" calcext:value-type="float">
            <text:p>0.452845412</text:p>
          </table:table-cell>
        </table:table-row>
        <table:table-row table:style-name="ro1">
          <table:table-cell office:value-type="float" office:value="0.450682782458074" calcext:value-type="float">
            <text:p>0.4506827825</text:p>
          </table:table-cell>
        </table:table-row>
        <table:table-row table:style-name="ro1">
          <table:table-cell office:value-type="float" office:value="0.448398627565611" calcext:value-type="float">
            <text:p>0.4483986276</text:p>
          </table:table-cell>
        </table:table-row>
        <table:table-row table:style-name="ro1">
          <table:table-cell office:value-type="float" office:value="0.446002496074255" calcext:value-type="float">
            <text:p>0.4460024961</text:p>
          </table:table-cell>
        </table:table-row>
        <table:table-row table:style-name="ro1">
          <table:table-cell office:value-type="float" office:value="0.443504232665394" calcext:value-type="float">
            <text:p>0.4435042327</text:p>
          </table:table-cell>
        </table:table-row>
        <table:table-row table:style-name="ro1">
          <table:table-cell office:value-type="float" office:value="0.440913942630923" calcext:value-type="float">
            <text:p>0.4409139426</text:p>
          </table:table-cell>
        </table:table-row>
        <table:table-row table:style-name="ro1">
          <table:table-cell office:value-type="float" office:value="0.438241957258406" calcext:value-type="float">
            <text:p>0.4382419573</text:p>
          </table:table-cell>
        </table:table-row>
        <table:table-row table:style-name="ro1">
          <table:table-cell office:value-type="float" office:value="0.435498799892148" calcext:value-type="float">
            <text:p>0.4354987999</text:p>
          </table:table-cell>
        </table:table-row>
        <table:table-row table:style-name="ro1">
          <table:table-cell office:value-type="float" office:value="0.432695152670186" calcext:value-type="float">
            <text:p>0.4326951527</text:p>
          </table:table-cell>
        </table:table-row>
        <table:table-row table:style-name="ro1">
          <table:table-cell office:value-type="float" office:value="0.429841823937192" calcext:value-type="float">
            <text:p>0.4298418239</text:p>
          </table:table-cell>
        </table:table-row>
        <table:table-row table:style-name="ro1">
          <table:table-cell office:value-type="float" office:value="0.426949716333282" calcext:value-type="float">
            <text:p>0.4269497163</text:p>
          </table:table-cell>
        </table:table-row>
        <table:table-row table:style-name="ro1">
          <table:table-cell office:value-type="float" office:value="0.424029795558755" calcext:value-type="float">
            <text:p>0.4240297956</text:p>
          </table:table-cell>
        </table:table-row>
        <table:table-row table:style-name="ro1">
          <table:table-cell office:value-type="float" office:value="0.421093059814726" calcext:value-type="float">
            <text:p>0.4210930598</text:p>
          </table:table-cell>
        </table:table-row>
        <table:table-row table:style-name="ro1">
          <table:table-cell office:value-type="float" office:value="0.41815050991969" calcext:value-type="float">
            <text:p>0.4181505099</text:p>
          </table:table-cell>
        </table:table-row>
        <table:table-row table:style-name="ro1">
          <table:table-cell office:value-type="float" office:value="0.41521312010199" calcext:value-type="float">
            <text:p>0.4152131201</text:p>
          </table:table-cell>
        </table:table-row>
        <table:table-row table:style-name="ro1">
          <table:table-cell office:value-type="float" office:value="0.412291809468196" calcext:value-type="float">
            <text:p>0.4122918095</text:p>
          </table:table-cell>
        </table:table-row>
        <table:table-row table:style-name="ro1">
          <table:table-cell office:value-type="float" office:value="0.409397414147411" calcext:value-type="float">
            <text:p>0.4093974141</text:p>
          </table:table-cell>
        </table:table-row>
        <table:table-row table:style-name="ro1">
          <table:table-cell office:value-type="float" office:value="0.406540660111477" calcext:value-type="float">
            <text:p>0.4065406601</text:p>
          </table:table-cell>
        </table:table-row>
        <table:table-row table:style-name="ro1">
          <table:table-cell office:value-type="float" office:value="0.403732136671099" calcext:value-type="float">
            <text:p>0.4037321367</text:p>
          </table:table-cell>
        </table:table-row>
        <table:table-row table:style-name="ro1">
          <table:table-cell office:value-type="float" office:value="0.400982270647889" calcext:value-type="float">
            <text:p>0.4009822706</text:p>
          </table:table-cell>
        </table:table-row>
        <table:table-row table:style-name="ro1">
          <table:table-cell office:value-type="float" office:value="0.398301301222311" calcext:value-type="float">
            <text:p>0.3983013012</text:p>
          </table:table-cell>
        </table:table-row>
        <table:table-row table:style-name="ro1">
          <table:table-cell office:value-type="float" office:value="0.395699255457553" calcext:value-type="float">
            <text:p>0.3956992555</text:p>
          </table:table-cell>
        </table:table-row>
        <table:table-row table:style-name="ro1">
          <table:table-cell office:value-type="float" office:value="0.393185924499303" calcext:value-type="float">
            <text:p>0.3931859245</text:p>
          </table:table-cell>
        </table:table-row>
        <table:table-row table:style-name="ro1">
          <table:table-cell office:value-type="float" office:value="0.390770840451443" calcext:value-type="float">
            <text:p>0.3907708405</text:p>
          </table:table-cell>
        </table:table-row>
        <table:table-row table:style-name="ro1">
          <table:table-cell office:value-type="float" office:value="0.388463253927658" calcext:value-type="float">
            <text:p>0.3884632539</text:p>
          </table:table-cell>
        </table:table-row>
        <table:table-row table:style-name="ro1">
          <table:table-cell office:value-type="float" office:value="0.386272112278953" calcext:value-type="float">
            <text:p>0.3862721123</text:p>
          </table:table-cell>
        </table:table-row>
        <table:table-row table:style-name="ro1">
          <table:table-cell office:value-type="float" office:value="0.38420603849709" calcext:value-type="float">
            <text:p>0.3842060385</text:p>
          </table:table-cell>
        </table:table-row>
        <table:table-row table:style-name="ro1">
          <table:table-cell office:value-type="float" office:value="0.382273310793934" calcext:value-type="float">
            <text:p>0.3822733108</text:p>
          </table:table-cell>
        </table:table-row>
        <table:table-row table:style-name="ro1">
          <table:table-cell office:value-type="float" office:value="0.380481842856717" calcext:value-type="float">
            <text:p>0.3804818429</text:p>
          </table:table-cell>
        </table:table-row>
        <table:table-row table:style-name="ro1">
          <table:table-cell office:value-type="float" office:value="0.378839164779209" calcext:value-type="float">
            <text:p>0.3788391648</text:p>
          </table:table-cell>
        </table:table-row>
        <table:table-row table:style-name="ro1">
          <table:table-cell office:value-type="float" office:value="0.377352404668814" calcext:value-type="float">
            <text:p>0.3773524047</text:p>
          </table:table-cell>
        </table:table-row>
        <table:table-row table:style-name="ro1">
          <table:table-cell office:value-type="float" office:value="0.376028270929564" calcext:value-type="float">
            <text:p>0.3760282709</text:p>
          </table:table-cell>
        </table:table-row>
        <table:table-row table:style-name="ro1">
          <table:table-cell office:value-type="float" office:value="0.374873035221041" calcext:value-type="float">
            <text:p>0.3748730352</text:p>
          </table:table-cell>
        </table:table-row>
        <table:table-row table:style-name="ro1">
          <table:table-cell office:value-type="float" office:value="0.373892516093206" calcext:value-type="float">
            <text:p>0.3738925161</text:p>
          </table:table-cell>
        </table:table-row>
        <table:table-row table:style-name="ro1">
          <table:table-cell office:value-type="float" office:value="0.37309206329714" calcext:value-type="float">
            <text:p>0.3730920633</text:p>
          </table:table-cell>
        </table:table-row>
        <table:table-row table:style-name="ro1">
          <table:table-cell office:value-type="float" office:value="0.372476542771705" calcext:value-type="float">
            <text:p>0.3724765428</text:p>
          </table:table-cell>
        </table:table-row>
        <table:table-row table:style-name="ro1">
          <table:table-cell office:value-type="float" office:value="0.372050322306114" calcext:value-type="float">
            <text:p>0.3720503223</text:p>
          </table:table-cell>
        </table:table-row>
        <table:table-row table:style-name="ro1">
          <table:table-cell office:value-type="float" office:value="0.371817257878409" calcext:value-type="float">
            <text:p>0.3718172579</text:p>
          </table:table-cell>
        </table:table-row>
        <table:table-row table:style-name="ro1">
          <table:table-cell office:value-type="float" office:value="0.371780680669872" calcext:value-type="float">
            <text:p>0.3717806807</text:p>
          </table:table-cell>
        </table:table-row>
        <table:table-row table:style-name="ro1">
          <table:table-cell office:value-type="float" office:value="0.371943384755326" calcext:value-type="float">
            <text:p>0.3719433848</text:p>
          </table:table-cell>
        </table:table-row>
        <table:table-row table:style-name="ro1">
          <table:table-cell office:value-type="float" office:value="0.372307615469363" calcext:value-type="float">
            <text:p>0.3723076155</text:p>
          </table:table-cell>
        </table:table-row>
        <table:table-row table:style-name="ro1">
          <table:table-cell office:value-type="float" office:value="0.372875058448489" calcext:value-type="float">
            <text:p>0.3728750584</text:p>
          </table:table-cell>
        </table:table-row>
        <table:table-row table:style-name="ro1">
          <table:table-cell office:value-type="float" office:value="0.373646829349168" calcext:value-type="float">
            <text:p>0.3736468293</text:p>
          </table:table-cell>
        </table:table-row>
        <table:table-row table:style-name="ro1">
          <table:table-cell office:value-type="float" office:value="0.374623464241796" calcext:value-type="float">
            <text:p>0.3746234642</text:p>
          </table:table-cell>
        </table:table-row>
        <table:table-row table:style-name="ro1">
          <table:table-cell office:value-type="float" office:value="0.375804910680577" calcext:value-type="float">
            <text:p>0.3758049107</text:p>
          </table:table-cell>
        </table:table-row>
        <table:table-row table:style-name="ro1">
          <table:table-cell office:value-type="float" office:value="0.377190519449318" calcext:value-type="float">
            <text:p>0.3771905194</text:p>
          </table:table-cell>
        </table:table-row>
        <table:table-row table:style-name="ro1">
          <table:table-cell office:value-type="float" office:value="0.378779036983137" calcext:value-type="float">
            <text:p>0.378779037</text:p>
          </table:table-cell>
        </table:table-row>
        <table:table-row table:style-name="ro1">
          <table:table-cell office:value-type="float" office:value="0.380568598466086" calcext:value-type="float">
            <text:p>0.3805685985</text:p>
          </table:table-cell>
        </table:table-row>
        <table:table-row table:style-name="ro1">
          <table:table-cell office:value-type="float" office:value="0.38255672160468" calcext:value-type="float">
            <text:p>0.3825567216</text:p>
          </table:table-cell>
        </table:table-row>
        <table:table-row table:style-name="ro1">
          <table:table-cell office:value-type="float" office:value="0.384740301077354" calcext:value-type="float">
            <text:p>0.3847403011</text:p>
          </table:table-cell>
        </table:table-row>
        <table:table-row table:style-name="ro1">
          <table:table-cell office:value-type="float" office:value="0.387115603659817" calcext:value-type="float">
            <text:p>0.3871156037</text:p>
          </table:table-cell>
        </table:table-row>
        <table:table-row table:style-name="ro1">
          <table:table-cell office:value-type="float" office:value="0.389678264026335" calcext:value-type="float">
            <text:p>0.389678264</text:p>
          </table:table-cell>
        </table:table-row>
        <table:table-row table:style-name="ro1">
          <table:table-cell office:value-type="float" office:value="0.392423281226915" calcext:value-type="float">
            <text:p>0.3924232812</text:p>
          </table:table-cell>
        </table:table-row>
        <table:table-row table:style-name="ro1">
          <table:table-cell office:value-type="float" office:value="0.395345015840411" calcext:value-type="float">
            <text:p>0.3953450158</text:p>
          </table:table-cell>
        </table:table-row>
        <table:table-row table:style-name="ro1">
          <table:table-cell office:value-type="float" office:value="0.398437187803541" calcext:value-type="float">
            <text:p>0.3984371878</text:p>
          </table:table-cell>
        </table:table-row>
        <table:table-row table:style-name="ro1">
          <table:table-cell office:value-type="float" office:value="0.401692874915817" calcext:value-type="float">
            <text:p>0.4016928749</text:p>
          </table:table-cell>
        </table:table-row>
        <table:table-row table:style-name="ro1">
          <table:table-cell office:value-type="float" office:value="0.40510451202039" calcext:value-type="float">
            <text:p>0.405104512</text:p>
          </table:table-cell>
        </table:table-row>
        <table:table-row table:style-name="ro1">
          <table:table-cell office:value-type="float" office:value="0.408663890860805" calcext:value-type="float">
            <text:p>0.4086638909</text:p>
          </table:table-cell>
        </table:table-row>
        <table:table-row table:style-name="ro1">
          <table:table-cell office:value-type="float" office:value="0.412362160613678" calcext:value-type="float">
            <text:p>0.4123621606</text:p>
          </table:table-cell>
        </table:table-row>
        <table:table-row table:style-name="ro1">
          <table:table-cell office:value-type="float" office:value="0.416189829097277" calcext:value-type="float">
            <text:p>0.4161898291</text:p>
          </table:table-cell>
        </table:table-row>
        <table:table-row table:style-name="ro1">
          <table:table-cell office:value-type="float" office:value="0.420136764656021" calcext:value-type="float">
            <text:p>0.4201367647</text:p>
          </table:table-cell>
        </table:table-row>
        <table:table-row table:style-name="ro1">
          <table:table-cell office:value-type="float" office:value="0.424192198720894" calcext:value-type="float">
            <text:p>0.4241921987</text:p>
          </table:table-cell>
        </table:table-row>
        <table:table-row table:style-name="ro1">
          <table:table-cell office:value-type="float" office:value="0.428344729045771" calcext:value-type="float">
            <text:p>0.428344729</text:p>
          </table:table-cell>
        </table:table-row>
        <table:table-row table:style-name="ro1">
          <table:table-cell office:value-type="float" office:value="0.432582323619661" calcext:value-type="float">
            <text:p>0.4325823236</text:p>
          </table:table-cell>
        </table:table-row>
        <table:table-row table:style-name="ro1">
          <table:table-cell office:value-type="float" office:value="0.436892325254851" calcext:value-type="float">
            <text:p>0.4368923253</text:p>
          </table:table-cell>
        </table:table-row>
        <table:table-row table:style-name="ro1">
          <table:table-cell office:value-type="float" office:value="0.441261456850986" calcext:value-type="float">
            <text:p>0.4412614569</text:p>
          </table:table-cell>
        </table:table-row>
        <table:table-row table:style-name="ro1">
          <table:table-cell office:value-type="float" office:value="0.44567582733504" calcext:value-type="float">
            <text:p>0.4456758273</text:p>
          </table:table-cell>
        </table:table-row>
        <table:table-row table:style-name="ro1">
          <table:table-cell office:value-type="float" office:value="0.450120938277217" calcext:value-type="float">
            <text:p>0.4501209383</text:p>
          </table:table-cell>
        </table:table-row>
        <table:table-row table:style-name="ro1">
          <table:table-cell office:value-type="float" office:value="0.454581691182754" calcext:value-type="float">
            <text:p>0.4545816912</text:p>
          </table:table-cell>
        </table:table-row>
        <table:table-row table:style-name="ro1">
          <table:table-cell office:value-type="float" office:value="0.434283339336384" calcext:value-type="float">
            <text:p>0.4342833393</text:p>
          </table:table-cell>
        </table:table-row>
        <table:table-row table:style-name="ro1">
          <table:table-cell office:value-type="float" office:value="0.437142799764681" calcext:value-type="float">
            <text:p>0.4371427998</text:p>
          </table:table-cell>
        </table:table-row>
        <table:table-row table:style-name="ro1">
          <table:table-cell office:value-type="float" office:value="0.439955364369997" calcext:value-type="float">
            <text:p>0.4399553644</text:p>
          </table:table-cell>
        </table:table-row>
        <table:table-row table:style-name="ro1">
          <table:table-cell office:value-type="float" office:value="0.442700208960645" calcext:value-type="float">
            <text:p>0.442700209</text:p>
          </table:table-cell>
        </table:table-row>
        <table:table-row table:style-name="ro1">
          <table:table-cell office:value-type="float" office:value="0.445358235088721" calcext:value-type="float">
            <text:p>0.4453582351</text:p>
          </table:table-cell>
        </table:table-row>
        <table:table-row table:style-name="ro1">
          <table:table-cell office:value-type="float" office:value="0.44791201379124" calcext:value-type="float">
            <text:p>0.4479120138</text:p>
          </table:table-cell>
        </table:table-row>
        <table:table-row table:style-name="ro1">
          <table:table-cell office:value-type="float" office:value="0.450345730007281" calcext:value-type="float">
            <text:p>0.45034573</text:p>
          </table:table-cell>
        </table:table-row>
        <table:table-row table:style-name="ro1">
          <table:table-cell office:value-type="float" office:value="0.452645127671123" calcext:value-type="float">
            <text:p>0.4526451277</text:p>
          </table:table-cell>
        </table:table-row>
        <table:table-row table:style-name="ro1">
          <table:table-cell office:value-type="float" office:value="0.454797455481393" calcext:value-type="float">
            <text:p>0.4547974555</text:p>
          </table:table-cell>
        </table:table-row>
        <table:table-row table:style-name="ro1">
          <table:table-cell office:value-type="float" office:value="0.456791413346205" calcext:value-type="float">
            <text:p>0.4567914133</text:p>
          </table:table-cell>
        </table:table-row>
        <table:table-row table:style-name="ro1">
          <table:table-cell office:value-type="float" office:value="0.458617099504309" calcext:value-type="float">
            <text:p>0.4586170995</text:p>
          </table:table-cell>
        </table:table-row>
        <table:table-row table:style-name="ro1">
          <table:table-cell office:value-type="float" office:value="0.460265958322234" calcext:value-type="float">
            <text:p>0.4602659583</text:p>
          </table:table-cell>
        </table:table-row>
        <table:table-row table:style-name="ro1">
          <table:table-cell office:value-type="float" office:value="0.461730728767436" calcext:value-type="float">
            <text:p>0.4617307288</text:p>
          </table:table-cell>
        </table:table-row>
        <table:table-row table:style-name="ro1">
          <table:table-cell office:value-type="float" office:value="0.463005393557449" calcext:value-type="float">
            <text:p>0.4630053936</text:p>
          </table:table-cell>
        </table:table-row>
        <table:table-row table:style-name="ro1">
          <table:table-cell office:value-type="float" office:value="0.46408512898503" calcext:value-type="float">
            <text:p>0.464085129</text:p>
          </table:table-cell>
        </table:table-row>
        <table:table-row table:style-name="ro1">
          <table:table-cell office:value-type="float" office:value="0.464966255419314" calcext:value-type="float">
            <text:p>0.4649662554</text:p>
          </table:table-cell>
        </table:table-row>
        <table:table-row table:style-name="ro1">
          <table:table-cell office:value-type="float" office:value="0.465646188482962" calcext:value-type="float">
            <text:p>0.4656461885</text:p>
          </table:table-cell>
        </table:table-row>
        <table:table-row table:style-name="ro1">
          <table:table-cell office:value-type="float" office:value="0.466123390905317" calcext:value-type="float">
            <text:p>0.4661233909</text:p>
          </table:table-cell>
        </table:table-row>
        <table:table-row table:style-name="ro1">
          <table:table-cell office:value-type="float" office:value="0.466397325051558" calcext:value-type="float">
            <text:p>0.4663973251</text:p>
          </table:table-cell>
        </table:table-row>
        <table:table-row table:style-name="ro1">
          <table:table-cell office:value-type="float" office:value="0.466468406127853" calcext:value-type="float">
            <text:p>0.4664684061</text:p>
          </table:table-cell>
        </table:table-row>
        <table:table-row table:style-name="ro1">
          <table:table-cell office:value-type="float" office:value="0.466337956062517" calcext:value-type="float">
            <text:p>0.4663379561</text:p>
          </table:table-cell>
        </table:table-row>
        <table:table-row table:style-name="ro1">
          <table:table-cell office:value-type="float" office:value="0.466008158063169" calcext:value-type="float">
            <text:p>0.4660081581</text:p>
          </table:table-cell>
        </table:table-row>
        <table:table-row table:style-name="ro1">
          <table:table-cell office:value-type="float" office:value="0.465482011849894" calcext:value-type="float">
            <text:p>0.4654820118</text:p>
          </table:table-cell>
        </table:table-row>
        <table:table-row table:style-name="ro1">
          <table:table-cell office:value-type="float" office:value="0.464763289564397" calcext:value-type="float">
            <text:p>0.4647632896</text:p>
          </table:table-cell>
        </table:table-row>
        <table:table-row table:style-name="ro1">
          <table:table-cell office:value-type="float" office:value="0.463856492355168" calcext:value-type="float">
            <text:p>0.4638564924</text:p>
          </table:table-cell>
        </table:table-row>
        <table:table-row table:style-name="ro1">
          <table:table-cell office:value-type="float" office:value="0.462766807638644" calcext:value-type="float">
            <text:p>0.4627668076</text:p>
          </table:table-cell>
        </table:table-row>
        <table:table-row table:style-name="ro1">
          <table:table-cell office:value-type="float" office:value="0.461500067036371" calcext:value-type="float">
            <text:p>0.461500067</text:p>
          </table:table-cell>
        </table:table-row>
        <table:table-row table:style-name="ro1">
          <table:table-cell office:value-type="float" office:value="0.460062704988172" calcext:value-type="float">
            <text:p>0.460062705</text:p>
          </table:table-cell>
        </table:table-row>
        <table:table-row table:style-name="ro1">
          <table:table-cell office:value-type="float" office:value="0.458461718041306" calcext:value-type="float">
            <text:p>0.458461718</text:p>
          </table:table-cell>
        </table:table-row>
        <table:table-row table:style-name="ro1">
          <table:table-cell office:value-type="float" office:value="0.456704624815641" calcext:value-type="float">
            <text:p>0.4567046248</text:p>
          </table:table-cell>
        </table:table-row>
        <table:table-row table:style-name="ro1">
          <table:table-cell office:value-type="float" office:value="0.454799426644821" calcext:value-type="float">
            <text:p>0.4547994266</text:p>
          </table:table-cell>
        </table:table-row>
        <table:table-row table:style-name="ro1">
          <table:table-cell office:value-type="float" office:value="0.452754568893431" calcext:value-type="float">
            <text:p>0.4527545689</text:p>
          </table:table-cell>
        </table:table-row>
        <table:table-row table:style-name="ro1">
          <table:table-cell office:value-type="float" office:value="0.450578902950173" calcext:value-type="float">
            <text:p>0.450578903</text:p>
          </table:table-cell>
        </table:table-row>
        <table:table-row table:style-name="ro1">
          <table:table-cell office:value-type="float" office:value="0.448281648897034" calcext:value-type="float">
            <text:p>0.4482816489</text:p>
          </table:table-cell>
        </table:table-row>
        <table:table-row table:style-name="ro1">
          <table:table-cell office:value-type="float" office:value="0.445872358854458" calcext:value-type="float">
            <text:p>0.4458723589</text:p>
          </table:table-cell>
        </table:table-row>
        <table:table-row table:style-name="ro1">
          <table:table-cell office:value-type="float" office:value="0.443360881002523" calcext:value-type="float">
            <text:p>0.443360881</text:p>
          </table:table-cell>
        </table:table-row>
        <table:table-row table:style-name="ro1">
          <table:table-cell office:value-type="float" office:value="0.440757324278112" calcext:value-type="float">
            <text:p>0.4407573243</text:p>
          </table:table-cell>
        </table:table-row>
        <table:table-row table:style-name="ro1">
          <table:table-cell office:value-type="float" office:value="0.438072023748093" calcext:value-type="float">
            <text:p>0.4380720237</text:p>
          </table:table-cell>
        </table:table-row>
        <table:table-row table:style-name="ro1">
          <table:table-cell office:value-type="float" office:value="0.435315506658494" calcext:value-type="float">
            <text:p>0.4353155067</text:p>
          </table:table-cell>
        </table:table-row>
        <table:table-row table:style-name="ro1">
          <table:table-cell office:value-type="float" office:value="0.432498459159679" calcext:value-type="float">
            <text:p>0.4324984592</text:p>
          </table:table-cell>
        </table:table-row>
        <table:table-row table:style-name="ro1">
          <table:table-cell office:value-type="float" office:value="0.429631693707533" calcext:value-type="float">
            <text:p>0.4296316937</text:p>
          </table:table-cell>
        </table:table-row>
        <table:table-row table:style-name="ro1">
          <table:table-cell office:value-type="float" office:value="0.42672611714064" calcext:value-type="float">
            <text:p>0.4267261171</text:p>
          </table:table-cell>
        </table:table-row>
        <table:table-row table:style-name="ro1">
          <table:table-cell office:value-type="float" office:value="0.423792699433462" calcext:value-type="float">
            <text:p>0.4237926994</text:p>
          </table:table-cell>
        </table:table-row>
        <table:table-row table:style-name="ro1">
          <table:table-cell office:value-type="float" office:value="0.420842443125527" calcext:value-type="float">
            <text:p>0.4208424431</text:p>
          </table:table-cell>
        </table:table-row>
        <table:table-row table:style-name="ro1">
          <table:table-cell office:value-type="float" office:value="0.41788635342661" calcext:value-type="float">
            <text:p>0.4178863534</text:p>
          </table:table-cell>
        </table:table-row>
        <table:table-row table:style-name="ro1">
          <table:table-cell office:value-type="float" office:value="0.414935408997917" calcext:value-type="float">
            <text:p>0.414935409</text:p>
          </table:table-cell>
        </table:table-row>
        <table:table-row table:style-name="ro1">
          <table:table-cell office:value-type="float" office:value="0.412000533409277" calcext:value-type="float">
            <text:p>0.4120005334</text:p>
          </table:table-cell>
        </table:table-row>
        <table:table-row table:style-name="ro1">
          <table:table-cell office:value-type="float" office:value="0.409092567272324" calcext:value-type="float">
            <text:p>0.4090925673</text:p>
          </table:table-cell>
        </table:table-row>
        <table:table-row table:style-name="ro1">
          <table:table-cell office:value-type="float" office:value="0.406222241049687" calcext:value-type="float">
            <text:p>0.406222241</text:p>
          </table:table-cell>
        </table:table-row>
        <table:table-row table:style-name="ro1">
          <table:table-cell office:value-type="float" office:value="0.403400148540183" calcext:value-type="float">
            <text:p>0.4034001485</text:p>
          </table:table-cell>
        </table:table-row>
        <table:table-row table:style-name="ro1">
          <table:table-cell office:value-type="float" office:value="0.400636721040002" calcext:value-type="float">
            <text:p>0.400636721</text:p>
          </table:table-cell>
        </table:table-row>
        <table:table-row table:style-name="ro1">
          <table:table-cell office:value-type="float" office:value="0.397942202179908" calcext:value-type="float">
            <text:p>0.3979422022</text:p>
          </table:table-cell>
        </table:table-row>
        <table:table-row table:style-name="ro1">
          <table:table-cell office:value-type="float" office:value="0.395326623438423" calcext:value-type="float">
            <text:p>0.3953266234</text:p>
          </table:table-cell>
        </table:table-row>
        <table:table-row table:style-name="ro1">
          <table:table-cell office:value-type="float" office:value="0.392799780331026" calcext:value-type="float">
            <text:p>0.3927997803</text:p>
          </table:table-cell>
        </table:table-row>
        <table:table-row table:style-name="ro1">
          <table:table-cell office:value-type="float" office:value="0.390371209275351" calcext:value-type="float">
            <text:p>0.3903712093</text:p>
          </table:table-cell>
        </table:table-row>
        <table:table-row table:style-name="ro1">
          <table:table-cell office:value-type="float" office:value="0.388050165132379" calcext:value-type="float">
            <text:p>0.3880501651</text:p>
          </table:table-cell>
        </table:table-row>
        <table:table-row table:style-name="ro1">
          <table:table-cell office:value-type="float" office:value="0.385845599423639" calcext:value-type="float">
            <text:p>0.3858455994</text:p>
          </table:table-cell>
        </table:table-row>
        <table:table-row table:style-name="ro1">
          <table:table-cell office:value-type="float" office:value="0.383766139224406" calcext:value-type="float">
            <text:p>0.3837661392</text:p>
          </table:table-cell>
        </table:table-row>
        <table:table-row table:style-name="ro1">
          <table:table-cell office:value-type="float" office:value="0.381820066732901" calcext:value-type="float">
            <text:p>0.3818200667</text:p>
          </table:table-cell>
        </table:table-row>
        <table:table-row table:style-name="ro1">
          <table:table-cell office:value-type="float" office:value="0.380015299515494" calcext:value-type="float">
            <text:p>0.3800152995</text:p>
          </table:table-cell>
        </table:table-row>
        <table:table-row table:style-name="ro1">
          <table:table-cell office:value-type="float" office:value="0.378359371427905" calcext:value-type="float">
            <text:p>0.3783593714</text:p>
          </table:table-cell>
        </table:table-row>
        <table:table-row table:style-name="ro1">
          <table:table-cell office:value-type="float" office:value="0.376859414212407" calcext:value-type="float">
            <text:p>0.3768594142</text:p>
          </table:table-cell>
        </table:table-row>
        <table:table-row table:style-name="ro1">
          <table:table-cell office:value-type="float" office:value="0.375522139771035" calcext:value-type="float">
            <text:p>0.3755221398</text:p>
          </table:table-cell>
        </table:table-row>
        <table:table-row table:style-name="ro1">
          <table:table-cell office:value-type="float" office:value="0.374353823114786" calcext:value-type="float">
            <text:p>0.3743538231</text:p>
          </table:table-cell>
        </table:table-row>
        <table:table-row table:style-name="ro1">
          <table:table-cell office:value-type="float" office:value="0.373360285988833" calcext:value-type="float">
            <text:p>0.373360286</text:p>
          </table:table-cell>
        </table:table-row>
        <table:table-row table:style-name="ro1">
          <table:table-cell office:value-type="float" office:value="0.372546881173724" calcext:value-type="float">
            <text:p>0.3725468812</text:p>
          </table:table-cell>
        </table:table-row>
        <table:table-row table:style-name="ro1">
          <table:table-cell office:value-type="float" office:value="0.371918477462603" calcext:value-type="float">
            <text:p>0.3719184775</text:p>
          </table:table-cell>
        </table:table-row>
        <table:table-row table:style-name="ro1">
          <table:table-cell office:value-type="float" office:value="0.371479445314411" calcext:value-type="float">
            <text:p>0.3714794453</text:p>
          </table:table-cell>
        </table:table-row>
        <table:table-row table:style-name="ro1">
          <table:table-cell office:value-type="float" office:value="0.371233643183103" calcext:value-type="float">
            <text:p>0.3712336432</text:p>
          </table:table-cell>
        </table:table-row>
        <table:table-row table:style-name="ro1">
          <table:table-cell office:value-type="float" office:value="0.37118440452286" calcext:value-type="float">
            <text:p>0.3711844045</text:p>
          </table:table-cell>
        </table:table-row>
        <table:table-row table:style-name="ro1">
          <table:table-cell office:value-type="float" office:value="0.371334525469301" calcext:value-type="float">
            <text:p>0.3713345255</text:p>
          </table:table-cell>
        </table:table-row>
        <table:table-row table:style-name="ro1">
          <table:table-cell office:value-type="float" office:value="0.371686253196702" calcext:value-type="float">
            <text:p>0.3716862532</text:p>
          </table:table-cell>
        </table:table-row>
        <table:table-row table:style-name="ro1">
          <table:table-cell office:value-type="float" office:value="0.372241274951207" calcext:value-type="float">
            <text:p>0.372241275</text:p>
          </table:table-cell>
        </table:table-row>
        <table:table-row table:style-name="ro1">
          <table:table-cell office:value-type="float" office:value="0.373000707760053" calcext:value-type="float">
            <text:p>0.3730007078</text:p>
          </table:table-cell>
        </table:table-row>
        <table:table-row table:style-name="ro1">
          <table:table-cell office:value-type="float" office:value="0.373965088816782" calcext:value-type="float">
            <text:p>0.3739650888</text:p>
          </table:table-cell>
        </table:table-row>
        <table:table-row table:style-name="ro1">
          <table:table-cell office:value-type="float" office:value="0.375134366542462" calcext:value-type="float">
            <text:p>0.3751343665</text:p>
          </table:table-cell>
        </table:table-row>
        <table:table-row table:style-name="ro1">
          <table:table-cell office:value-type="float" office:value="0.376507892322913" calcext:value-type="float">
            <text:p>0.3765078923</text:p>
          </table:table-cell>
        </table:table-row>
        <table:table-row table:style-name="ro1">
          <table:table-cell office:value-type="float" office:value="0.378084412921924" calcext:value-type="float">
            <text:p>0.3780844129</text:p>
          </table:table-cell>
        </table:table-row>
        <table:table-row table:style-name="ro1">
          <table:table-cell office:value-type="float" office:value="0.379862063570475" calcext:value-type="float">
            <text:p>0.3798620636</text:p>
          </table:table-cell>
        </table:table-row>
        <table:table-row table:style-name="ro1">
          <table:table-cell office:value-type="float" office:value="0.38183836173197" calcext:value-type="float">
            <text:p>0.3818383617</text:p>
          </table:table-cell>
        </table:table-row>
        <table:table-row table:style-name="ro1">
          <table:table-cell office:value-type="float" office:value="0.384010201543452" calcext:value-type="float">
            <text:p>0.3840102015</text:p>
          </table:table-cell>
        </table:table-row>
        <table:table-row table:style-name="ro1">
          <table:table-cell office:value-type="float" office:value="0.386373848932837" calcext:value-type="float">
            <text:p>0.3863738489</text:p>
          </table:table-cell>
        </table:table-row>
        <table:table-row table:style-name="ro1">
          <table:table-cell office:value-type="float" office:value="0.38892493741214" calcext:value-type="float">
            <text:p>0.3889249374</text:p>
          </table:table-cell>
        </table:table-row>
        <table:table-row table:style-name="ro1">
          <table:table-cell office:value-type="float" office:value="0.391658464546703" calcext:value-type="float">
            <text:p>0.3916584645</text:p>
          </table:table-cell>
        </table:table-row>
        <table:table-row table:style-name="ro1">
          <table:table-cell office:value-type="float" office:value="0.394568789100425" calcext:value-type="float">
            <text:p>0.3945687891</text:p>
          </table:table-cell>
        </table:table-row>
        <table:table-row table:style-name="ro1">
          <table:table-cell office:value-type="float" office:value="0.397649628856998" calcext:value-type="float">
            <text:p>0.3976496289</text:p>
          </table:table-cell>
        </table:table-row>
        <table:table-row table:style-name="ro1">
          <table:table-cell office:value-type="float" office:value="0.400894059117131" calcext:value-type="float">
            <text:p>0.4008940591</text:p>
          </table:table-cell>
        </table:table-row>
        <table:table-row table:style-name="ro1">
          <table:table-cell office:value-type="float" office:value="0.404294511871793" calcext:value-type="float">
            <text:p>0.4042945119</text:p>
          </table:table-cell>
        </table:table-row>
        <table:table-row table:style-name="ro1">
          <table:table-cell office:value-type="float" office:value="0.407842775651439" calcext:value-type="float">
            <text:p>0.4078427757</text:p>
          </table:table-cell>
        </table:table-row>
        <table:table-row table:style-name="ro1">
          <table:table-cell office:value-type="float" office:value="0.411529996051256" calcext:value-type="float">
            <text:p>0.4115299961</text:p>
          </table:table-cell>
        </table:table-row>
        <table:table-row table:style-name="ro1">
          <table:table-cell office:value-type="float" office:value="0.415346676932392" calcext:value-type="float">
            <text:p>0.4153466769</text:p>
          </table:table-cell>
        </table:table-row>
        <table:table-row table:style-name="ro1">
          <table:table-cell office:value-type="float" office:value="0.419282682299194" calcext:value-type="float">
            <text:p>0.4192826823</text:p>
          </table:table-cell>
        </table:table-row>
        <table:table-row table:style-name="ro1">
          <table:table-cell office:value-type="float" office:value="0.423327238852454" calcext:value-type="float">
            <text:p>0.4233272389</text:p>
          </table:table-cell>
        </table:table-row>
        <table:table-row table:style-name="ro1">
          <table:table-cell office:value-type="float" office:value="0.427468939218646" calcext:value-type="float">
            <text:p>0.4274689392</text:p>
          </table:table-cell>
        </table:table-row>
        <table:table-row table:style-name="ro1">
          <table:table-cell office:value-type="float" office:value="0.431695745855167" calcext:value-type="float">
            <text:p>0.4316957459</text:p>
          </table:table-cell>
        </table:table-row>
        <table:table-row table:style-name="ro1">
          <table:table-cell office:value-type="float" office:value="0.435994995631579" calcext:value-type="float">
            <text:p>0.4359949956</text:p>
          </table:table-cell>
        </table:table-row>
        <table:table-row table:style-name="ro1">
          <table:table-cell office:value-type="float" office:value="0.440353405086858" calcext:value-type="float">
            <text:p>0.4403534051</text:p>
          </table:table-cell>
        </table:table-row>
        <table:table-row table:style-name="ro1">
          <table:table-cell office:value-type="float" office:value="0.444757076362633" calcext:value-type="float">
            <text:p>0.4447570764</text:p>
          </table:table-cell>
        </table:table-row>
        <table:table-row table:style-name="ro1">
          <table:table-cell office:value-type="float" office:value="0.449191503812438" calcext:value-type="float">
            <text:p>0.4491915038</text:p>
          </table:table-cell>
        </table:table-row>
        <table:table-row table:style-name="ro1">
          <table:table-cell office:value-type="float" office:value="0.453641581286954" calcext:value-type="float">
            <text:p>0.4536415813</text:p>
          </table:table-cell>
        </table:table-row>
        <table:table-row table:style-name="ro1">
          <table:table-cell office:value-type="float" office:value="0.434546826945362" calcext:value-type="float">
            <text:p>0.4345468269</text:p>
          </table:table-cell>
        </table:table-row>
        <table:table-row table:style-name="ro1">
          <table:table-cell office:value-type="float" office:value="0.437395565656167" calcext:value-type="float">
            <text:p>0.4373955657</text:p>
          </table:table-cell>
        </table:table-row>
        <table:table-row table:style-name="ro1">
          <table:table-cell office:value-type="float" office:value="0.440197398914486" calcext:value-type="float">
            <text:p>0.4401973989</text:p>
          </table:table-cell>
        </table:table-row>
        <table:table-row table:style-name="ro1">
          <table:table-cell office:value-type="float" office:value="0.442931498212754" calcext:value-type="float">
            <text:p>0.4429314982</text:p>
          </table:table-cell>
        </table:table-row>
        <table:table-row table:style-name="ro1">
          <table:table-cell office:value-type="float" office:value="0.445578761116917" calcext:value-type="float">
            <text:p>0.4455787611</text:p>
          </table:table-cell>
        </table:table-row>
        <table:table-row table:style-name="ro1">
          <table:table-cell office:value-type="float" office:value="0.448121754998063" calcext:value-type="float">
            <text:p>0.448121755</text:p>
          </table:table-cell>
        </table:table-row>
        <table:table-row table:style-name="ro1">
          <table:table-cell office:value-type="float" office:value="0.450544661440144" calcext:value-type="float">
            <text:p>0.4505446614</text:p>
          </table:table-cell>
        </table:table-row>
        <table:table-row table:style-name="ro1">
          <table:table-cell office:value-type="float" office:value="0.45283322132378" calcext:value-type="float">
            <text:p>0.4528332213</text:p>
          </table:table-cell>
        </table:table-row>
        <table:table-row table:style-name="ro1">
          <table:table-cell office:value-type="float" office:value="0.454974680586154" calcext:value-type="float">
            <text:p>0.4549746806</text:p>
          </table:table-cell>
        </table:table-row>
        <table:table-row table:style-name="ro1">
          <table:table-cell office:value-type="float" office:value="0.456957736656994" calcext:value-type="float">
            <text:p>0.4569577367</text:p>
          </table:table-cell>
        </table:table-row>
        <table:table-row table:style-name="ro1">
          <table:table-cell office:value-type="float" office:value="0.458772485570642" calcext:value-type="float">
            <text:p>0.4587724856</text:p>
          </table:table-cell>
        </table:table-row>
        <table:table-row table:style-name="ro1">
          <table:table-cell office:value-type="float" office:value="0.460410369754209" calcext:value-type="float">
            <text:p>0.4604103698</text:p>
          </table:table-cell>
        </table:table-row>
        <table:table-row table:style-name="ro1">
          <table:table-cell office:value-type="float" office:value="0.461864126491821" calcext:value-type="float">
            <text:p>0.4618641265</text:p>
          </table:table-cell>
        </table:table-row>
        <table:table-row table:style-name="ro1">
          <table:table-cell office:value-type="float" office:value="0.463127737064945" calcext:value-type="float">
            <text:p>0.4631277371</text:p>
          </table:table-cell>
        </table:table-row>
        <table:table-row table:style-name="ro1">
          <table:table-cell office:value-type="float" office:value="0.464196376568814" calcext:value-type="float">
            <text:p>0.4641963766</text:p>
          </table:table-cell>
        </table:table-row>
        <table:table-row table:style-name="ro1">
          <table:table-cell office:value-type="float" office:value="0.465066364404926" calcext:value-type="float">
            <text:p>0.4650663644</text:p>
          </table:table-cell>
        </table:table-row>
        <table:table-row table:style-name="ro1">
          <table:table-cell office:value-type="float" office:value="0.465735115449643" calcext:value-type="float">
            <text:p>0.4657351154</text:p>
          </table:table-cell>
        </table:table-row>
        <table:table-row table:style-name="ro1">
          <table:table-cell office:value-type="float" office:value="0.466201091898866" calcext:value-type="float">
            <text:p>0.4662010919</text:p>
          </table:table-cell>
        </table:table-row>
        <table:table-row table:style-name="ro1">
          <table:table-cell office:value-type="float" office:value="0.466463755788805" calcext:value-type="float">
            <text:p>0.4664637558</text:p>
          </table:table-cell>
        </table:table-row>
        <table:table-row table:style-name="ro1">
          <table:table-cell office:value-type="float" office:value="0.466523522192834" calcext:value-type="float">
            <text:p>0.4665235222</text:p>
          </table:table-cell>
        </table:table-row>
        <table:table-row table:style-name="ro1">
          <table:table-cell office:value-type="float" office:value="0.466381713094434" calcext:value-type="float">
            <text:p>0.4663817131</text:p>
          </table:table-cell>
        </table:table-row>
        <table:table-row table:style-name="ro1">
          <table:table-cell office:value-type="float" office:value="0.466040511936221" calcext:value-type="float">
            <text:p>0.4660405119</text:p>
          </table:table-cell>
        </table:table-row>
        <table:table-row table:style-name="ro1">
          <table:table-cell office:value-type="float" office:value="0.465502918845063" calcext:value-type="float">
            <text:p>0.4655029188</text:p>
          </table:table-cell>
        </table:table-row>
        <table:table-row table:style-name="ro1">
          <table:table-cell office:value-type="float" office:value="0.464772706533288" calcext:value-type="float">
            <text:p>0.4647727065</text:p>
          </table:table-cell>
        </table:table-row>
        <table:table-row table:style-name="ro1">
          <table:table-cell office:value-type="float" office:value="0.463854376875968" calcext:value-type="float">
            <text:p>0.4638543769</text:p>
          </table:table-cell>
        </table:table-row>
        <table:table-row table:style-name="ro1">
          <table:table-cell office:value-type="float" office:value="0.462753118164307" calcext:value-type="float">
            <text:p>0.4627531182</text:p>
          </table:table-cell>
        </table:table-row>
        <table:table-row table:style-name="ro1">
          <table:table-cell office:value-type="float" office:value="0.461474763035102" calcext:value-type="float">
            <text:p>0.461474763</text:p>
          </table:table-cell>
        </table:table-row>
        <table:table-row table:style-name="ro1">
          <table:table-cell office:value-type="float" office:value="0.460025747076296" calcext:value-type="float">
            <text:p>0.4600257471</text:p>
          </table:table-cell>
        </table:table-row>
        <table:table-row table:style-name="ro1">
          <table:table-cell office:value-type="float" office:value="0.458413068108624" calcext:value-type="float">
            <text:p>0.4584130681</text:p>
          </table:table-cell>
        </table:table-row>
        <table:table-row table:style-name="ro1">
          <table:table-cell office:value-type="float" office:value="0.456644246143337" calcext:value-type="float">
            <text:p>0.4566442461</text:p>
          </table:table-cell>
        </table:table-row>
        <table:table-row table:style-name="ro1">
          <table:table-cell office:value-type="float" office:value="0.454727284016018" calcext:value-type="float">
            <text:p>0.454727284</text:p>
          </table:table-cell>
        </table:table-row>
        <table:table-row table:style-name="ro1">
          <table:table-cell office:value-type="float" office:value="0.452670628696488" calcext:value-type="float">
            <text:p>0.4526706287</text:p>
          </table:table-cell>
        </table:table-row>
        <table:table-row table:style-name="ro1">
          <table:table-cell office:value-type="float" office:value="0.450483133274793" calcext:value-type="float">
            <text:p>0.4504831333</text:p>
          </table:table-cell>
        </table:table-row>
        <table:table-row table:style-name="ro1">
          <table:table-cell office:value-type="float" office:value="0.448174019623287" calcext:value-type="float">
            <text:p>0.4481740196</text:p>
          </table:table-cell>
        </table:table-row>
        <table:table-row table:style-name="ro1">
          <table:table-cell office:value-type="float" office:value="0.445752841734789" calcext:value-type="float">
            <text:p>0.4457528417</text:p>
          </table:table-cell>
        </table:table-row>
        <table:table-row table:style-name="ro1">
          <table:table-cell office:value-type="float" office:value="0.443229449736843" calcext:value-type="float">
            <text:p>0.4432294497</text:p>
          </table:table-cell>
        </table:table-row>
        <table:table-row table:style-name="ro1">
          <table:table-cell office:value-type="float" office:value="0.440613954582054" calcext:value-type="float">
            <text:p>0.4406139546</text:p>
          </table:table-cell>
        </table:table-row>
        <table:table-row table:style-name="ro1">
          <table:table-cell office:value-type="float" office:value="0.437916693414517" calcext:value-type="float">
            <text:p>0.4379166934</text:p>
          </table:table-cell>
        </table:table-row>
        <table:table-row table:style-name="ro1">
          <table:table-cell office:value-type="float" office:value="0.435148195612329" calcext:value-type="float">
            <text:p>0.4351481956</text:p>
          </table:table-cell>
        </table:table-row>
        <table:table-row table:style-name="ro1">
          <table:table-cell office:value-type="float" office:value="0.432319149506195" calcext:value-type="float">
            <text:p>0.4323191495</text:p>
          </table:table-cell>
        </table:table-row>
        <table:table-row table:style-name="ro1">
          <table:table-cell office:value-type="float" office:value="0.429440369774112" calcext:value-type="float">
            <text:p>0.4294403698</text:p>
          </table:table-cell>
        </table:table-row>
        <table:table-row table:style-name="ro1">
          <table:table-cell office:value-type="float" office:value="0.42652276551215" calcext:value-type="float">
            <text:p>0.4265227655</text:p>
          </table:table-cell>
        </table:table-row>
        <table:table-row table:style-name="ro1">
          <table:table-cell office:value-type="float" office:value="0.423577308981314" calcext:value-type="float">
            <text:p>0.423577309</text:p>
          </table:table-cell>
        </table:table-row>
        <table:table-row table:style-name="ro1">
          <table:table-cell office:value-type="float" office:value="0.420615005030495" calcext:value-type="float">
            <text:p>0.420615005</text:p>
          </table:table-cell>
        </table:table-row>
        <table:table-row table:style-name="ro1">
          <table:table-cell office:value-type="float" office:value="0.417646861195509" calcext:value-type="float">
            <text:p>0.4176468612</text:p>
          </table:table-cell>
        </table:table-row>
        <table:table-row table:style-name="ro1">
          <table:table-cell office:value-type="float" office:value="0.414683858474224" calcext:value-type="float">
            <text:p>0.4146838585</text:p>
          </table:table-cell>
        </table:table-row>
        <table:table-row table:style-name="ro1">
          <table:table-cell office:value-type="float" office:value="0.41173692277777" calcext:value-type="float">
            <text:p>0.4117369228</text:p>
          </table:table-cell>
        </table:table-row>
        <table:table-row table:style-name="ro1">
          <table:table-cell office:value-type="float" office:value="0.408816897057845" calcext:value-type="float">
            <text:p>0.4088168971</text:p>
          </table:table-cell>
        </table:table-row>
        <table:table-row table:style-name="ro1">
          <table:table-cell office:value-type="float" office:value="0.405934514110097" calcext:value-type="float">
            <text:p>0.4059345141</text:p>
          </table:table-cell>
        </table:table-row>
        <table:table-row table:style-name="ro1">
          <table:table-cell office:value-type="float" office:value="0.403100370053604" calcext:value-type="float">
            <text:p>0.4031003701</text:p>
          </table:table-cell>
        </table:table-row>
        <table:table-row table:style-name="ro1">
          <table:table-cell office:value-type="float" office:value="0.400324898486434" calcext:value-type="float">
            <text:p>0.4003248985</text:p>
          </table:table-cell>
        </table:table-row>
        <table:table-row table:style-name="ro1">
          <table:table-cell office:value-type="float" office:value="0.397618345317297" calcext:value-type="float">
            <text:p>0.3976183453</text:p>
          </table:table-cell>
        </table:table-row>
        <table:table-row table:style-name="ro1">
          <table:table-cell office:value-type="float" office:value="0.394990744273279" calcext:value-type="float">
            <text:p>0.3949907443</text:p>
          </table:table-cell>
        </table:table-row>
        <table:table-row table:style-name="ro1">
          <table:table-cell office:value-type="float" office:value="0.39245189308367" calcext:value-type="float">
            <text:p>0.3924518931</text:p>
          </table:table-cell>
        </table:table-row>
        <table:table-row table:style-name="ro1">
          <table:table-cell office:value-type="float" office:value="0.390011330339876" calcext:value-type="float">
            <text:p>0.3900113303</text:p>
          </table:table-cell>
        </table:table-row>
        <table:table-row table:style-name="ro1">
          <table:table-cell office:value-type="float" office:value="0.387678313031417" calcext:value-type="float">
            <text:p>0.387678313</text:p>
          </table:table-cell>
        </table:table-row>
        <table:table-row table:style-name="ro1">
          <table:table-cell office:value-type="float" office:value="0.385461794758013" calcext:value-type="float">
            <text:p>0.3854617948</text:p>
          </table:table-cell>
        </table:table-row>
        <table:table-row table:style-name="ro1">
          <table:table-cell office:value-type="float" office:value="0.383370404617759" calcext:value-type="float">
            <text:p>0.3833704046</text:p>
          </table:table-cell>
        </table:table-row>
        <table:table-row table:style-name="ro1">
          <table:table-cell office:value-type="float" office:value="0.381412426771389" calcext:value-type="float">
            <text:p>0.3814124268</text:p>
          </table:table-cell>
        </table:table-row>
        <table:table-row table:style-name="ro1">
          <table:table-cell office:value-type="float" office:value="0.37959578068262" calcext:value-type="float">
            <text:p>0.3795957807</text:p>
          </table:table-cell>
        </table:table-row>
        <table:table-row table:style-name="ro1">
          <table:table-cell office:value-type="float" office:value="0.37792800203459" calcext:value-type="float">
            <text:p>0.377928002</text:p>
          </table:table-cell>
        </table:table-row>
        <table:table-row table:style-name="ro1">
          <table:table-cell office:value-type="float" office:value="0.376416224322385" calcext:value-type="float">
            <text:p>0.3764162243</text:p>
          </table:table-cell>
        </table:table-row>
        <table:table-row table:style-name="ro1">
          <table:table-cell office:value-type="float" office:value="0.375067161121645" calcext:value-type="float">
            <text:p>0.3750671611</text:p>
          </table:table-cell>
        </table:table-row>
        <table:table-row table:style-name="ro1">
          <table:table-cell office:value-type="float" office:value="0.373887089033262" calcext:value-type="float">
            <text:p>0.373887089</text:p>
          </table:table-cell>
        </table:table-row>
        <table:table-row table:style-name="ro1">
          <table:table-cell office:value-type="float" office:value="0.372881831304172" calcext:value-type="float">
            <text:p>0.3728818313</text:p>
          </table:table-cell>
        </table:table-row>
        <table:table-row table:style-name="ro1">
          <table:table-cell office:value-type="float" office:value="0.372056742124218" calcext:value-type="float">
            <text:p>0.3720567421</text:p>
          </table:table-cell>
        </table:table-row>
        <table:table-row table:style-name="ro1">
          <table:table-cell office:value-type="float" office:value="0.37141669159912" calcext:value-type="float">
            <text:p>0.3714166916</text:p>
          </table:table-cell>
        </table:table-row>
        <table:table-row table:style-name="ro1">
          <table:table-cell office:value-type="float" office:value="0.370966051399515" calcext:value-type="float">
            <text:p>0.3709660514</text:p>
          </table:table-cell>
        </table:table-row>
        <table:table-row table:style-name="ro1">
          <table:table-cell office:value-type="float" office:value="0.370708681086095" calcext:value-type="float">
            <text:p>0.3707086811</text:p>
          </table:table-cell>
        </table:table-row>
        <table:table-row table:style-name="ro1">
          <table:table-cell office:value-type="float" office:value="0.370647915110833" calcext:value-type="float">
            <text:p>0.3706479151</text:p>
          </table:table-cell>
        </table:table-row>
        <table:table-row table:style-name="ro1">
          <table:table-cell office:value-type="float" office:value="0.370786550494283" calcext:value-type="float">
            <text:p>0.3707865505</text:p>
          </table:table-cell>
        </table:table-row>
        <table:table-row table:style-name="ro1">
          <table:table-cell office:value-type="float" office:value="0.371126835178986" calcext:value-type="float">
            <text:p>0.3711268352</text:p>
          </table:table-cell>
        </table:table-row>
        <table:table-row table:style-name="ro1">
          <table:table-cell office:value-type="float" office:value="0.37167045705895" calcext:value-type="float">
            <text:p>0.3716704571</text:p>
          </table:table-cell>
        </table:table-row>
        <table:table-row table:style-name="ro1">
          <table:table-cell office:value-type="float" office:value="0.372418533685223" calcext:value-type="float">
            <text:p>0.3724185337</text:p>
          </table:table-cell>
        </table:table-row>
        <table:table-row table:style-name="ro1">
          <table:table-cell office:value-type="float" office:value="0.373371602647551" calcext:value-type="float">
            <text:p>0.3733716026</text:p>
          </table:table-cell>
        </table:table-row>
        <table:table-row table:style-name="ro1">
          <table:table-cell office:value-type="float" office:value="0.374529612632123" calcext:value-type="float">
            <text:p>0.3745296126</text:p>
          </table:table-cell>
        </table:table-row>
        <table:table-row table:style-name="ro1">
          <table:table-cell office:value-type="float" office:value="0.375891915155412" calcext:value-type="float">
            <text:p>0.3758919152</text:p>
          </table:table-cell>
        </table:table-row>
        <table:table-row table:style-name="ro1">
          <table:table-cell office:value-type="float" office:value="0.377457256974083" calcext:value-type="float">
            <text:p>0.377457257</text:p>
          </table:table-cell>
        </table:table-row>
        <table:table-row table:style-name="ro1">
          <table:table-cell office:value-type="float" office:value="0.379223773171012" calcext:value-type="float">
            <text:p>0.3792237732</text:p>
          </table:table-cell>
        </table:table-row>
        <table:table-row table:style-name="ro1">
          <table:table-cell office:value-type="float" office:value="0.38118898091738" calcext:value-type="float">
            <text:p>0.3811889809</text:p>
          </table:table-cell>
        </table:table-row>
        <table:table-row table:style-name="ro1">
          <table:table-cell office:value-type="float" office:value="0.383349773910853" calcext:value-type="float">
            <text:p>0.3833497739</text:p>
          </table:table-cell>
        </table:table-row>
        <table:table-row table:style-name="ro1">
          <table:table-cell office:value-type="float" office:value="0.385702417489852" calcext:value-type="float">
            <text:p>0.3857024175</text:p>
          </table:table-cell>
        </table:table-row>
        <table:table-row table:style-name="ro1">
          <table:table-cell office:value-type="float" office:value="0.388242544423916" calcext:value-type="float">
            <text:p>0.3882425444</text:p>
          </table:table-cell>
        </table:table-row>
        <table:table-row table:style-name="ro1">
          <table:table-cell office:value-type="float" office:value="0.39096515138014" calcext:value-type="float">
            <text:p>0.3909651514</text:p>
          </table:table-cell>
        </table:table-row>
        <table:table-row table:style-name="ro1">
          <table:table-cell office:value-type="float" office:value="0.393864596065713" calcext:value-type="float">
            <text:p>0.3938645961</text:p>
          </table:table-cell>
        </table:table-row>
        <table:table-row table:style-name="ro1">
          <table:table-cell office:value-type="float" office:value="0.396934595046535" calcext:value-type="float">
            <text:p>0.396934595</text:p>
          </table:table-cell>
        </table:table-row>
        <table:table-row table:style-name="ro1">
          <table:table-cell office:value-type="float" office:value="0.400168222241926" calcext:value-type="float">
            <text:p>0.4001682222</text:p>
          </table:table-cell>
        </table:table-row>
        <table:table-row table:style-name="ro1">
          <table:table-cell office:value-type="float" office:value="0.403557908095417" calcext:value-type="float">
            <text:p>0.4035579081</text:p>
          </table:table-cell>
        </table:table-row>
        <table:table-row table:style-name="ro1">
          <table:table-cell office:value-type="float" office:value="0.407095439421636" calcext:value-type="float">
            <text:p>0.4070954394</text:p>
          </table:table-cell>
        </table:table-row>
        <table:table-row table:style-name="ro1">
          <table:table-cell office:value-type="float" office:value="0.410771959929274" calcext:value-type="float">
            <text:p>0.4107719599</text:p>
          </table:table-cell>
        </table:table-row>
        <table:table-row table:style-name="ro1">
          <table:table-cell office:value-type="float" office:value="0.414577971420144" calcext:value-type="float">
            <text:p>0.4145779714</text:p>
          </table:table-cell>
        </table:table-row>
        <table:table-row table:style-name="ro1">
          <table:table-cell office:value-type="float" office:value="0.418503335664322" calcext:value-type="float">
            <text:p>0.4185033357</text:p>
          </table:table-cell>
        </table:table-row>
        <table:table-row table:style-name="ro1">
          <table:table-cell office:value-type="float" office:value="0.422537276951379" calcext:value-type="float">
            <text:p>0.422537277</text:p>
          </table:table-cell>
        </table:table-row>
        <table:table-row table:style-name="ro1">
          <table:table-cell office:value-type="float" office:value="0.426668385317702" calcext:value-type="float">
            <text:p>0.4266683853</text:p>
          </table:table-cell>
        </table:table-row>
        <table:table-row table:style-name="ro1">
          <table:table-cell office:value-type="float" office:value="0.430884620449898" calcext:value-type="float">
            <text:p>0.4308846204</text:p>
          </table:table-cell>
        </table:table-row>
        <table:table-row table:style-name="ro1">
          <table:table-cell office:value-type="float" office:value="0.435173316264285" calcext:value-type="float">
            <text:p>0.4351733163</text:p>
          </table:table-cell>
        </table:table-row>
        <table:table-row table:style-name="ro1">
          <table:table-cell office:value-type="float" office:value="0.439521186162478" calcext:value-type="float">
            <text:p>0.4395211862</text:p>
          </table:table-cell>
        </table:table-row>
        <table:table-row table:style-name="ro1">
          <table:table-cell office:value-type="float" office:value="0.44391432896305" calcext:value-type="float">
            <text:p>0.443914329</text:p>
          </table:table-cell>
        </table:table-row>
        <table:table-row table:style-name="ro1">
          <table:table-cell office:value-type="float" office:value="0.448338235509294" calcext:value-type="float">
            <text:p>0.4483382355</text:p>
          </table:table-cell>
        </table:table-row>
        <table:table-row table:style-name="ro1">
          <table:table-cell office:value-type="float" office:value="0.452777795953061" calcext:value-type="float">
            <text:p>0.452777796</text:p>
          </table:table-cell>
        </table:table-row>
        <table:table-row table:style-name="ro1">
          <table:table-cell office:value-type="float" office:value="0.434795958725849" calcext:value-type="float">
            <text:p>0.4347959587</text:p>
          </table:table-cell>
        </table:table-row>
        <table:table-row table:style-name="ro1">
          <table:table-cell office:value-type="float" office:value="0.437634157959621" calcext:value-type="float">
            <text:p>0.437634158</text:p>
          </table:table-cell>
        </table:table-row>
        <table:table-row table:style-name="ro1">
          <table:table-cell office:value-type="float" office:value="0.440425450601866" calcext:value-type="float">
            <text:p>0.4404254506</text:p>
          </table:table-cell>
        </table:table-row>
        <table:table-row table:style-name="ro1">
          <table:table-cell office:value-type="float" office:value="0.443149007691024" calcext:value-type="float">
            <text:p>0.4431490077</text:p>
          </table:table-cell>
        </table:table-row>
        <table:table-row table:style-name="ro1">
          <table:table-cell office:value-type="float" office:value="0.445785726412961" calcext:value-type="float">
            <text:p>0.4457857264</text:p>
          </table:table-cell>
        </table:table-row>
        <table:table-row table:style-name="ro1">
          <table:table-cell office:value-type="float" office:value="0.448318173828574" calcext:value-type="float">
            <text:p>0.4483181738</text:p>
          </table:table-cell>
        </table:table-row>
        <table:table-row table:style-name="ro1">
          <table:table-cell office:value-type="float" office:value="0.450730531277576" calcext:value-type="float">
            <text:p>0.4507305313</text:p>
          </table:table-cell>
        </table:table-row>
        <table:table-row table:style-name="ro1">
          <table:table-cell office:value-type="float" office:value="0.453008539458446" calcext:value-type="float">
            <text:p>0.4530085395</text:p>
          </table:table-cell>
        </table:table-row>
        <table:table-row table:style-name="ro1">
          <table:table-cell office:value-type="float" office:value="0.45513944418456" calcext:value-type="float">
            <text:p>0.4551394442</text:p>
          </table:table-cell>
        </table:table-row>
        <table:table-row table:style-name="ro1">
          <table:table-cell office:value-type="float" office:value="0.457111942816481" calcext:value-type="float">
            <text:p>0.4571119428</text:p>
          </table:table-cell>
        </table:table-row>
        <table:table-row table:style-name="ro1">
          <table:table-cell office:value-type="float" office:value="0.458916131370437" calcext:value-type="float">
            <text:p>0.4589161314</text:p>
          </table:table-cell>
        </table:table-row>
        <table:table-row table:style-name="ro1">
          <table:table-cell office:value-type="float" office:value="0.460543452302955" calcext:value-type="float">
            <text:p>0.4605434523</text:p>
          </table:table-cell>
        </table:table-row>
        <table:table-row table:style-name="ro1">
          <table:table-cell office:value-type="float" office:value="0.461986642971681" calcext:value-type="float">
            <text:p>0.461986643</text:p>
          </table:table-cell>
        </table:table-row>
        <table:table-row table:style-name="ro1">
          <table:table-cell office:value-type="float" office:value="0.463239684772361" calcext:value-type="float">
            <text:p>0.4632396848</text:p>
          </table:table-cell>
        </table:table-row>
        <table:table-row table:style-name="ro1">
          <table:table-cell office:value-type="float" office:value="0.464297752952005" calcext:value-type="float">
            <text:p>0.464297753</text:p>
          </table:table-cell>
        </table:table-row>
        <table:table-row table:style-name="ro1">
          <table:table-cell office:value-type="float" office:value="0.465157167098212" calcext:value-type="float">
            <text:p>0.4651571671</text:p>
          </table:table-cell>
        </table:table-row>
        <table:table-row table:style-name="ro1">
          <table:table-cell office:value-type="float" office:value="0.465815342304674" calcext:value-type="float">
            <text:p>0.4658153423</text:p>
          </table:table-cell>
        </table:table-row>
        <table:table-row table:style-name="ro1">
          <table:table-cell office:value-type="float" office:value="0.466270741012852" calcext:value-type="float">
            <text:p>0.466270741</text:p>
          </table:table-cell>
        </table:table-row>
        <table:table-row table:style-name="ro1">
          <table:table-cell office:value-type="float" office:value="0.466522825529823" calcext:value-type="float">
            <text:p>0.4665228255</text:p>
          </table:table-cell>
        </table:table-row>
        <table:table-row table:style-name="ro1">
          <table:table-cell office:value-type="float" office:value="0.466572011222293" calcext:value-type="float">
            <text:p>0.4665720112</text:p>
          </table:table-cell>
        </table:table-row>
        <table:table-row table:style-name="ro1">
          <table:table-cell office:value-type="float" office:value="0.466419620386797" calcext:value-type="float">
            <text:p>0.4664196204</text:p>
          </table:table-cell>
        </table:table-row>
        <table:table-row table:style-name="ro1">
          <table:table-cell office:value-type="float" office:value="0.466067836796053" calcext:value-type="float">
            <text:p>0.4660678368</text:p>
          </table:table-cell>
        </table:table-row>
        <table:table-row table:style-name="ro1">
          <table:table-cell office:value-type="float" office:value="0.465519660921504" calcext:value-type="float">
            <text:p>0.4655196609</text:p>
          </table:table-cell>
        </table:table-row>
        <table:table-row table:style-name="ro1">
          <table:table-cell office:value-type="float" office:value="0.464778865832021" calcext:value-type="float">
            <text:p>0.4647788658</text:p>
          </table:table-cell>
        </table:table-row>
        <table:table-row table:style-name="ro1">
          <table:table-cell office:value-type="float" office:value="0.463849953768783" calcext:value-type="float">
            <text:p>0.4638499538</text:p>
          </table:table-cell>
        </table:table-row>
        <table:table-row table:style-name="ro1">
          <table:table-cell office:value-type="float" office:value="0.462738113396332" calcext:value-type="float">
            <text:p>0.4627381134</text:p>
          </table:table-cell>
        </table:table-row>
        <table:table-row table:style-name="ro1">
          <table:table-cell office:value-type="float" office:value="0.461449177729789" calcext:value-type="float">
            <text:p>0.4614491777</text:p>
          </table:table-cell>
        </table:table-row>
        <table:table-row table:style-name="ro1">
          <table:table-cell office:value-type="float" office:value="0.459989582738259" calcext:value-type="float">
            <text:p>0.4599895827</text:p>
          </table:table-cell>
        </table:table-row>
        <table:table-row table:style-name="ro1">
          <table:table-cell office:value-type="float" office:value="0.458366326624389" calcext:value-type="float">
            <text:p>0.4583663266</text:p>
          </table:table-cell>
        </table:table-row>
        <table:table-row table:style-name="ro1">
          <table:table-cell office:value-type="float" office:value="0.456586929780118" calcext:value-type="float">
            <text:p>0.4565869298</text:p>
          </table:table-cell>
        </table:table-row>
        <table:table-row table:style-name="ro1">
          <table:table-cell office:value-type="float" office:value="0.45465939541858" calcext:value-type="float">
            <text:p>0.4546593954</text:p>
          </table:table-cell>
        </table:table-row>
        <table:table-row table:style-name="ro1">
          <table:table-cell office:value-type="float" office:value="0.452592170882193" calcext:value-type="float">
            <text:p>0.4525921709</text:p>
          </table:table-cell>
        </table:table-row>
        <table:table-row table:style-name="ro1">
          <table:table-cell office:value-type="float" office:value="0.450394109626913" calcext:value-type="float">
            <text:p>0.4503941096</text:p>
          </table:table-cell>
        </table:table-row>
        <table:table-row table:style-name="ro1">
          <table:table-cell office:value-type="float" office:value="0.448074433882666" calcext:value-type="float">
            <text:p>0.4480744339</text:p>
          </table:table-cell>
        </table:table-row>
        <table:table-row table:style-name="ro1">
          <table:table-cell office:value-type="float" office:value="0.445642697989944" calcext:value-type="float">
            <text:p>0.445642698</text:p>
          </table:table-cell>
        </table:table-row>
        <table:table-row table:style-name="ro1">
          <table:table-cell office:value-type="float" office:value="0.443108752412579" calcext:value-type="float">
            <text:p>0.4431087524</text:p>
          </table:table-cell>
        </table:table-row>
        <table:table-row table:style-name="ro1">
          <table:table-cell office:value-type="float" office:value="0.44048270842669" calcext:value-type="float">
            <text:p>0.4404827084</text:p>
          </table:table-cell>
        </table:table-row>
        <table:table-row table:style-name="ro1">
          <table:table-cell office:value-type="float" office:value="0.437774903485794" calcext:value-type="float">
            <text:p>0.4377749035</text:p>
          </table:table-cell>
        </table:table-row>
        <table:table-row table:style-name="ro1">
          <table:table-cell office:value-type="float" office:value="0.434995867262102" calcext:value-type="float">
            <text:p>0.4349958673</text:p>
          </table:table-cell>
        </table:table-row>
        <table:table-row table:style-name="ro1">
          <table:table-cell office:value-type="float" office:value="0.432156288363976" calcext:value-type="float">
            <text:p>0.4321562884</text:p>
          </table:table-cell>
        </table:table-row>
        <table:table-row table:style-name="ro1">
          <table:table-cell office:value-type="float" office:value="0.429266981729562" calcext:value-type="float">
            <text:p>0.4292669817</text:p>
          </table:table-cell>
        </table:table-row>
        <table:table-row table:style-name="ro1">
          <table:table-cell office:value-type="float" office:value="0.426338856696596" calcext:value-type="float">
            <text:p>0.4263388567</text:p>
          </table:table-cell>
        </table:table-row>
        <table:table-row table:style-name="ro1">
          <table:table-cell office:value-type="float" office:value="0.423382885748382" calcext:value-type="float">
            <text:p>0.4233828857</text:p>
          </table:table-cell>
        </table:table-row>
        <table:table-row table:style-name="ro1">
          <table:table-cell office:value-type="float" office:value="0.42041007393594" calcext:value-type="float">
            <text:p>0.4204100739</text:p>
          </table:table-cell>
        </table:table-row>
        <table:table-row table:style-name="ro1">
          <table:table-cell office:value-type="float" office:value="0.417431428976329" calcext:value-type="float">
            <text:p>0.417431429</text:p>
          </table:table-cell>
        </table:table-row>
        <table:table-row table:style-name="ro1">
          <table:table-cell office:value-type="float" office:value="0.414457932027139" calcext:value-type="float">
            <text:p>0.414457932</text:p>
          </table:table-cell>
        </table:table-row>
        <table:table-row table:style-name="ro1">
          <table:table-cell office:value-type="float" office:value="0.411500509137159" calcext:value-type="float">
            <text:p>0.4115005091</text:p>
          </table:table-cell>
        </table:table-row>
        <table:table-row table:style-name="ro1">
          <table:table-cell office:value-type="float" office:value="0.408570003373212" calcext:value-type="float">
            <text:p>0.4085700034</text:p>
          </table:table-cell>
        </table:table-row>
        <table:table-row table:style-name="ro1">
          <table:table-cell office:value-type="float" office:value="0.405677147623168" calcext:value-type="float">
            <text:p>0.4056771476</text:p>
          </table:table-cell>
        </table:table-row>
        <table:table-row table:style-name="ro1">
          <table:table-cell office:value-type="float" office:value="0.402832538075124" calcext:value-type="float">
            <text:p>0.4028325381</text:p>
          </table:table-cell>
        </table:table-row>
        <table:table-row table:style-name="ro1">
          <table:table-cell office:value-type="float" office:value="0.40004660837276" calcext:value-type="float">
            <text:p>0.4000466084</text:p>
          </table:table-cell>
        </table:table-row>
        <table:table-row table:style-name="ro1">
          <table:table-cell office:value-type="float" office:value="0.397329604446863" calcext:value-type="float">
            <text:p>0.3973296044</text:p>
          </table:table-cell>
        </table:table-row>
        <table:table-row table:style-name="ro1">
          <table:table-cell office:value-type="float" office:value="0.394691560023029" calcext:value-type="float">
            <text:p>0.39469156</text:p>
          </table:table-cell>
        </table:table-row>
        <table:table-row table:style-name="ro1">
          <table:table-cell office:value-type="float" office:value="0.392142272805528" calcext:value-type="float">
            <text:p>0.3921422728</text:p>
          </table:table-cell>
        </table:table-row>
        <table:table-row table:style-name="ro1">
          <table:table-cell office:value-type="float" office:value="0.389691281337353" calcext:value-type="float">
            <text:p>0.3896912813</text:p>
          </table:table-cell>
        </table:table-row>
        <table:table-row table:style-name="ro1">
          <table:table-cell office:value-type="float" office:value="0.387347842536431" calcext:value-type="float">
            <text:p>0.3873478425</text:p>
          </table:table-cell>
        </table:table-row>
        <table:table-row table:style-name="ro1">
          <table:table-cell office:value-type="float" office:value="0.385120909908011" calcext:value-type="float">
            <text:p>0.3851209099</text:p>
          </table:table-cell>
        </table:table-row>
        <table:table-row table:style-name="ro1">
          <table:table-cell office:value-type="float" office:value="0.383019112433222" calcext:value-type="float">
            <text:p>0.3830191124</text:p>
          </table:table-cell>
        </table:table-row>
        <table:table-row table:style-name="ro1">
          <table:table-cell office:value-type="float" office:value="0.381050734133806" calcext:value-type="float">
            <text:p>0.3810507341</text:p>
          </table:table-cell>
        </table:table-row>
        <table:table-row table:style-name="ro1">
          <table:table-cell office:value-type="float" office:value="0.379223694313019" calcext:value-type="float">
            <text:p>0.3792236943</text:p>
          </table:table-cell>
        </table:table-row>
        <table:table-row table:style-name="ro1">
          <table:table-cell office:value-type="float" office:value="0.37754552847271" calcext:value-type="float">
            <text:p>0.3775455285</text:p>
          </table:table-cell>
        </table:table-row>
        <table:table-row table:style-name="ro1">
          <table:table-cell office:value-type="float" office:value="0.376023369906563" calcext:value-type="float">
            <text:p>0.3760233699</text:p>
          </table:table-cell>
        </table:table-row>
        <table:table-row table:style-name="ro1">
          <table:table-cell office:value-type="float" office:value="0.374663931969523" calcext:value-type="float">
            <text:p>0.374663932</text:p>
          </table:table-cell>
        </table:table-row>
        <table:table-row table:style-name="ro1">
          <table:table-cell office:value-type="float" office:value="0.37347349102338" calcext:value-type="float">
            <text:p>0.373473491</text:p>
          </table:table-cell>
        </table:table-row>
        <table:table-row table:style-name="ro1">
          <table:table-cell office:value-type="float" office:value="0.372457870058543" calcext:value-type="float">
            <text:p>0.3724578701</text:p>
          </table:table-cell>
        </table:table-row>
        <table:table-row table:style-name="ro1">
          <table:table-cell office:value-type="float" office:value="0.371622422991964" calcext:value-type="float">
            <text:p>0.371622423</text:p>
          </table:table-cell>
        </table:table-row>
        <table:table-row table:style-name="ro1">
          <table:table-cell office:value-type="float" office:value="0.370972019641257" calcext:value-type="float">
            <text:p>0.3709720196</text:p>
          </table:table-cell>
        </table:table-row>
        <table:table-row table:style-name="ro1">
          <table:table-cell office:value-type="float" office:value="0.370511031374971" calcext:value-type="float">
            <text:p>0.3705110314</text:p>
          </table:table-cell>
        </table:table-row>
        <table:table-row table:style-name="ro1">
          <table:table-cell office:value-type="float" office:value="0.370243317439045" calcext:value-type="float">
            <text:p>0.3702433174</text:p>
          </table:table-cell>
        </table:table-row>
        <table:table-row table:style-name="ro1">
          <table:table-cell office:value-type="float" office:value="0.370172211959433" calcext:value-type="float">
            <text:p>0.370172212</text:p>
          </table:table-cell>
        </table:table-row>
        <table:table-row table:style-name="ro1">
          <table:table-cell office:value-type="float" office:value="0.370300511620898" calcext:value-type="float">
            <text:p>0.3703005116</text:p>
          </table:table-cell>
        </table:table-row>
        <table:table-row table:style-name="ro1">
          <table:table-cell office:value-type="float" office:value="0.370630464021983" calcext:value-type="float">
            <text:p>0.370630464</text:p>
          </table:table-cell>
        </table:table-row>
        <table:table-row table:style-name="ro1">
          <table:table-cell office:value-type="float" office:value="0.37116375670615" calcext:value-type="float">
            <text:p>0.3711637567</text:p>
          </table:table-cell>
        </table:table-row>
        <table:table-row table:style-name="ro1">
          <table:table-cell office:value-type="float" office:value="0.371901506869096" calcext:value-type="float">
            <text:p>0.3719015069</text:p>
          </table:table-cell>
        </table:table-row>
        <table:table-row table:style-name="ro1">
          <table:table-cell office:value-type="float" office:value="0.372844251742233" calcext:value-type="float">
            <text:p>0.3728442517</text:p>
          </table:table-cell>
        </table:table-row>
        <table:table-row table:style-name="ro1">
          <table:table-cell office:value-type="float" office:value="0.373991939652348" calcext:value-type="float">
            <text:p>0.3739919397</text:p>
          </table:table-cell>
        </table:table-row>
        <table:table-row table:style-name="ro1">
          <table:table-cell office:value-type="float" office:value="0.375343921757435" calcext:value-type="float">
            <text:p>0.3753439218</text:p>
          </table:table-cell>
        </table:table-row>
        <table:table-row table:style-name="ro1">
          <table:table-cell office:value-type="float" office:value="0.376898944458689" calcext:value-type="float">
            <text:p>0.3768989445</text:p>
          </table:table-cell>
        </table:table-row>
        <table:table-row table:style-name="ro1">
          <table:table-cell office:value-type="float" office:value="0.378655142488686" calcext:value-type="float">
            <text:p>0.3786551425</text:p>
          </table:table-cell>
        </table:table-row>
        <table:table-row table:style-name="ro1">
          <table:table-cell office:value-type="float" office:value="0.380610032675725" calcext:value-type="float">
            <text:p>0.3806100327</text:p>
          </table:table-cell>
        </table:table-row>
        <table:table-row table:style-name="ro1">
          <table:table-cell office:value-type="float" office:value="0.382760508384349" calcext:value-type="float">
            <text:p>0.3827605084</text:p>
          </table:table-cell>
        </table:table-row>
        <table:table-row table:style-name="ro1">
          <table:table-cell office:value-type="float" office:value="0.385102834632029" calcext:value-type="float">
            <text:p>0.3851028346</text:p>
          </table:table-cell>
        </table:table-row>
        <table:table-row table:style-name="ro1">
          <table:table-cell office:value-type="float" office:value="0.387632643882032" calcext:value-type="float">
            <text:p>0.3876326439</text:p>
          </table:table-cell>
        </table:table-row>
        <table:table-row table:style-name="ro1">
          <table:table-cell office:value-type="float" office:value="0.390344932512452" calcext:value-type="float">
            <text:p>0.3903449325</text:p>
          </table:table-cell>
        </table:table-row>
        <table:table-row table:style-name="ro1">
          <table:table-cell office:value-type="float" office:value="0.393234057961414" calcext:value-type="float">
            <text:p>0.393234058</text:p>
          </table:table-cell>
        </table:table-row>
        <table:table-row table:style-name="ro1">
          <table:table-cell office:value-type="float" office:value="0.396293736548459" calcext:value-type="float">
            <text:p>0.3962937365</text:p>
          </table:table-cell>
        </table:table-row>
        <table:table-row table:style-name="ro1">
          <table:table-cell office:value-type="float" office:value="0.399517041972086" calcext:value-type="float">
            <text:p>0.399517042</text:p>
          </table:table-cell>
        </table:table-row>
        <table:table-row table:style-name="ro1">
          <table:table-cell office:value-type="float" office:value="0.402896404483481" calcext:value-type="float">
            <text:p>0.4028964045</text:p>
          </table:table-cell>
        </table:table-row>
        <table:table-row table:style-name="ro1">
          <table:table-cell office:value-type="float" office:value="0.406423610736405" calcext:value-type="float">
            <text:p>0.4064236107</text:p>
          </table:table-cell>
        </table:table-row>
        <table:table-row table:style-name="ro1">
          <table:table-cell office:value-type="float" office:value="0.41008980431327" calcext:value-type="float">
            <text:p>0.4100898043</text:p>
          </table:table-cell>
        </table:table-row>
        <table:table-row table:style-name="ro1">
          <table:table-cell office:value-type="float" office:value="0.413885486927368" calcext:value-type="float">
            <text:p>0.4138854869</text:p>
          </table:table-cell>
        </table:table-row>
        <table:table-row table:style-name="ro1">
          <table:table-cell office:value-type="float" office:value="0.417800520301288" calcext:value-type="float">
            <text:p>0.4178005203</text:p>
          </table:table-cell>
        </table:table-row>
        <table:table-row table:style-name="ro1">
          <table:table-cell office:value-type="float" office:value="0.421824128721497" calcext:value-type="float">
            <text:p>0.4218241287</text:p>
          </table:table-cell>
        </table:table-row>
        <table:table-row table:style-name="ro1">
          <table:table-cell office:value-type="float" office:value="0.425944902269095" calcext:value-type="float">
            <text:p>0.4259449023</text:p>
          </table:table-cell>
        </table:table-row>
        <table:table-row table:style-name="ro1">
          <table:table-cell office:value-type="float" office:value="0.430150800726742" calcext:value-type="float">
            <text:p>0.4301508007</text:p>
          </table:table-cell>
        </table:table-row>
        <table:table-row table:style-name="ro1">
          <table:table-cell office:value-type="float" office:value="0.434429158161759" calcext:value-type="float">
            <text:p>0.4344291582</text:p>
          </table:table-cell>
        </table:table-row>
        <table:table-row table:style-name="ro1">
          <table:table-cell office:value-type="float" office:value="0.438766688185397" calcext:value-type="float">
            <text:p>0.4387666882</text:p>
          </table:table-cell>
        </table:table-row>
        <table:table-row table:style-name="ro1">
          <table:table-cell office:value-type="float" office:value="0.443149489888282" calcext:value-type="float">
            <text:p>0.4431494899</text:p>
          </table:table-cell>
        </table:table-row>
        <table:table-row table:style-name="ro1">
          <table:table-cell office:value-type="float" office:value="0.447563054452032" calcext:value-type="float">
            <text:p>0.4475630545</text:p>
          </table:table-cell>
        </table:table-row>
        <table:table-row table:style-name="ro1">
          <table:table-cell office:value-type="float" office:value="0.451992272437042" calcext:value-type="float">
            <text:p>0.4519922724</text:p>
          </table:table-cell>
        </table:table-row>
        <table:table-row table:style-name="ro1">
          <table:table-cell office:value-type="float" office:value="0.435028302835325" calcext:value-type="float">
            <text:p>0.4350283028</text:p>
          </table:table-cell>
        </table:table-row>
        <table:table-row table:style-name="ro1">
          <table:table-cell office:value-type="float" office:value="0.437856161016006" calcext:value-type="float">
            <text:p>0.437856161</text:p>
          </table:table-cell>
        </table:table-row>
        <table:table-row table:style-name="ro1">
          <table:table-cell office:value-type="float" office:value="0.440637120248447" calcext:value-type="float">
            <text:p>0.4406371202</text:p>
          </table:table-cell>
        </table:table-row>
        <table:table-row table:style-name="ro1">
          <table:table-cell office:value-type="float" office:value="0.443350355111669" calcext:value-type="float">
            <text:p>0.4433503551</text:p>
          </table:table-cell>
        </table:table-row>
        <table:table-row table:style-name="ro1">
          <table:table-cell office:value-type="float" office:value="0.445976766141382" calcext:value-type="float">
            <text:p>0.4459767661</text:p>
          </table:table-cell>
        </table:table-row>
        <table:table-row table:style-name="ro1">
          <table:table-cell office:value-type="float" office:value="0.448498923559253" calcext:value-type="float">
            <text:p>0.4484989236</text:p>
          </table:table-cell>
        </table:table-row>
        <table:table-row table:style-name="ro1">
          <table:table-cell office:value-type="float" office:value="0.450901011678418" calcext:value-type="float">
            <text:p>0.4509010117</text:p>
          </table:table-cell>
        </table:table-row>
        <table:table-row table:style-name="ro1">
          <table:table-cell office:value-type="float" office:value="0.453168773985254" calcext:value-type="float">
            <text:p>0.453168774</text:p>
          </table:table-cell>
        </table:table-row>
        <table:table-row table:style-name="ro1">
          <table:table-cell office:value-type="float" office:value="0.455289458897413" calcext:value-type="float">
            <text:p>0.4552894589</text:p>
          </table:table-cell>
        </table:table-row>
        <table:table-row table:style-name="ro1">
          <table:table-cell office:value-type="float" office:value="0.457251766198097" calcext:value-type="float">
            <text:p>0.4572517662</text:p>
          </table:table-cell>
        </table:table-row>
        <table:table-row table:style-name="ro1">
          <table:table-cell office:value-type="float" office:value="0.459045794146603" calcext:value-type="float">
            <text:p>0.4590457941</text:p>
          </table:table-cell>
        </table:table-row>
        <table:table-row table:style-name="ro1">
          <table:table-cell office:value-type="float" office:value="0.460662987265113" calcext:value-type="float">
            <text:p>0.4606629873</text:p>
          </table:table-cell>
        </table:table-row>
        <table:table-row table:style-name="ro1">
          <table:table-cell office:value-type="float" office:value="0.462096084801746" calcext:value-type="float">
            <text:p>0.4620960848</text:p>
          </table:table-cell>
        </table:table-row>
        <table:table-row table:style-name="ro1">
          <table:table-cell office:value-type="float" office:value="0.463339069869858" calcext:value-type="float">
            <text:p>0.4633390699</text:p>
          </table:table-cell>
        </table:table-row>
        <table:table-row table:style-name="ro1">
          <table:table-cell office:value-type="float" office:value="0.464387119263608" calcext:value-type="float">
            <text:p>0.4643871193</text:p>
          </table:table-cell>
        </table:table-row>
        <table:table-row table:style-name="ro1">
          <table:table-cell office:value-type="float" office:value="0.465236553949768" calcext:value-type="float">
            <text:p>0.4652365539</text:p>
          </table:table-cell>
        </table:table-row>
        <table:table-row table:style-name="ro1">
          <table:table-cell office:value-type="float" office:value="0.465884790235794" calcext:value-type="float">
            <text:p>0.4658847902</text:p>
          </table:table-cell>
        </table:table-row>
        <table:table-row table:style-name="ro1">
          <table:table-cell office:value-type="float" office:value="0.466330291614157" calcext:value-type="float">
            <text:p>0.4663302916</text:p>
          </table:table-cell>
        </table:table-row>
        <table:table-row table:style-name="ro1">
          <table:table-cell office:value-type="float" office:value="0.466572521282915" calcext:value-type="float">
            <text:p>0.4665725213</text:p>
          </table:table-cell>
        </table:table-row>
        <table:table-row table:style-name="ro1">
          <table:table-cell office:value-type="float" office:value="0.46661189534256" calcext:value-type="float">
            <text:p>0.4666118953</text:p>
          </table:table-cell>
        </table:table-row>
        <table:table-row table:style-name="ro1">
          <table:table-cell office:value-type="float" office:value="0.466449736669098" calcext:value-type="float">
            <text:p>0.4664497367</text:p>
          </table:table-cell>
        </table:table-row>
        <table:table-row table:style-name="ro1">
          <table:table-cell office:value-type="float" office:value="0.466088229463409" calcext:value-type="float">
            <text:p>0.4660882295</text:p>
          </table:table-cell>
        </table:table-row>
        <table:table-row table:style-name="ro1">
          <table:table-cell office:value-type="float" office:value="0.465530374476838" calcext:value-type="float">
            <text:p>0.4655303745</text:p>
          </table:table-cell>
        </table:table-row>
        <table:table-row table:style-name="ro1">
          <table:table-cell office:value-type="float" office:value="0.464779944913058" calcext:value-type="float">
            <text:p>0.4647799449</text:p>
          </table:table-cell>
        </table:table-row>
        <table:table-row table:style-name="ro1">
          <table:table-cell office:value-type="float" office:value="0.463841443006187" calcext:value-type="float">
            <text:p>0.463841443</text:p>
          </table:table-cell>
        </table:table-row>
        <table:table-row table:style-name="ro1">
          <table:table-cell office:value-type="float" office:value="0.462720057275145" calcext:value-type="float">
            <text:p>0.4627200573</text:p>
          </table:table-cell>
        </table:table-row>
        <table:table-row table:style-name="ro1">
          <table:table-cell office:value-type="float" office:value="0.461421620454291" calcext:value-type="float">
            <text:p>0.4614216205</text:p>
          </table:table-cell>
        </table:table-row>
        <table:table-row table:style-name="ro1">
          <table:table-cell office:value-type="float" office:value="0.459952568100292" calcext:value-type="float">
            <text:p>0.4599525681</text:p>
          </table:table-cell>
        </table:table-row>
        <table:table-row table:style-name="ro1">
          <table:table-cell office:value-type="float" office:value="0.458319897875262" calcext:value-type="float">
            <text:p>0.4583198979</text:p>
          </table:table-cell>
        </table:table-row>
        <table:table-row table:style-name="ro1">
          <table:table-cell office:value-type="float" office:value="0.456531129506152" calcext:value-type="float">
            <text:p>0.4565311295</text:p>
          </table:table-cell>
        </table:table-row>
        <table:table-row table:style-name="ro1">
          <table:table-cell office:value-type="float" office:value="0.454594265420393" calcext:value-type="float">
            <text:p>0.4545942654</text:p>
          </table:table-cell>
        </table:table-row>
        <table:table-row table:style-name="ro1">
          <table:table-cell office:value-type="float" office:value="0.452517752057795" calcext:value-type="float">
            <text:p>0.4525177521</text:p>
          </table:table-cell>
        </table:table-row>
        <table:table-row table:style-name="ro1">
          <table:table-cell office:value-type="float" office:value="0.45031044185871" calcext:value-type="float">
            <text:p>0.4503104419</text:p>
          </table:table-cell>
        </table:table-row>
        <table:table-row table:style-name="ro1">
          <table:table-cell office:value-type="float" office:value="0.447981555928433" calcext:value-type="float">
            <text:p>0.4479815559</text:p>
          </table:table-cell>
        </table:table-row>
        <table:table-row table:style-name="ro1">
          <table:table-cell office:value-type="float" office:value="0.445540647377876" calcext:value-type="float">
            <text:p>0.4455406474</text:p>
          </table:table-cell>
        </table:table-row>
        <table:table-row table:style-name="ro1">
          <table:table-cell office:value-type="float" office:value="0.442997565340487" calcext:value-type="float">
            <text:p>0.4429975653</text:p>
          </table:table-cell>
        </table:table-row>
        <table:table-row table:style-name="ro1">
          <table:table-cell office:value-type="float" office:value="0.440362419665424" calcext:value-type="float">
            <text:p>0.4403624197</text:p>
          </table:table-cell>
        </table:table-row>
        <table:table-row table:style-name="ro1">
          <table:table-cell office:value-type="float" office:value="0.437645546286993" calcext:value-type="float">
            <text:p>0.4376455463</text:p>
          </table:table-cell>
        </table:table-row>
        <table:table-row table:style-name="ro1">
          <table:table-cell office:value-type="float" office:value="0.434857473270333" calcext:value-type="float">
            <text:p>0.4348574733</text:p>
          </table:table-cell>
        </table:table-row>
        <table:table-row table:style-name="ro1">
          <table:table-cell office:value-type="float" office:value="0.432008887533357" calcext:value-type="float">
            <text:p>0.4320088875</text:p>
          </table:table-cell>
        </table:table-row>
        <table:table-row table:style-name="ro1">
          <table:table-cell office:value-type="float" office:value="0.429110602244954" calcext:value-type="float">
            <text:p>0.4291106022</text:p>
          </table:table-cell>
        </table:table-row>
        <table:table-row table:style-name="ro1">
          <table:table-cell office:value-type="float" office:value="0.42617352489944" calcext:value-type="float">
            <text:p>0.4261735249</text:p>
          </table:table-cell>
        </table:table-row>
        <table:table-row table:style-name="ro1">
          <table:table-cell office:value-type="float" office:value="0.423208626067267" calcext:value-type="float">
            <text:p>0.4232086261</text:p>
          </table:table-cell>
        </table:table-row>
        <table:table-row table:style-name="ro1">
          <table:table-cell office:value-type="float" office:value="0.420226908821989" calcext:value-type="float">
            <text:p>0.4202269088</text:p>
          </table:table-cell>
        </table:table-row>
        <table:table-row table:style-name="ro1">
          <table:table-cell office:value-type="float" office:value="0.417239378843481" calcext:value-type="float">
            <text:p>0.4172393788</text:p>
          </table:table-cell>
        </table:table-row>
        <table:table-row table:style-name="ro1">
          <table:table-cell office:value-type="float" office:value="0.414257015197414" calcext:value-type="float">
            <text:p>0.4142570152</text:p>
          </table:table-cell>
        </table:table-row>
        <table:table-row table:style-name="ro1">
          <table:table-cell office:value-type="float" office:value="0.411290741790982" calcext:value-type="float">
            <text:p>0.4112907418</text:p>
          </table:table-cell>
        </table:table-row>
        <table:table-row table:style-name="ro1">
          <table:table-cell office:value-type="float" office:value="0.408351399504893" calcext:value-type="float">
            <text:p>0.4083513995</text:p>
          </table:table-cell>
        </table:table-row>
        <table:table-row table:style-name="ro1">
          <table:table-cell office:value-type="float" office:value="0.405449719001607" calcext:value-type="float">
            <text:p>0.405449719</text:p>
          </table:table-cell>
        </table:table-row>
        <table:table-row table:style-name="ro1">
          <table:table-cell office:value-type="float" office:value="0.402596294209833" calcext:value-type="float">
            <text:p>0.4025962942</text:p>
          </table:table-cell>
        </table:table-row>
        <table:table-row table:style-name="ro1">
          <table:table-cell office:value-type="float" office:value="0.399801556485279" calcext:value-type="float">
            <text:p>0.3998015565</text:p>
          </table:table-cell>
        </table:table-row>
        <table:table-row table:style-name="ro1">
          <table:table-cell office:value-type="float" office:value="0.397075749447662" calcext:value-type="float">
            <text:p>0.3970757494</text:p>
          </table:table-cell>
        </table:table-row>
        <table:table-row table:style-name="ro1">
          <table:table-cell office:value-type="float" office:value="0.394428904493966" calcext:value-type="float">
            <text:p>0.3944289045</text:p>
          </table:table-cell>
        </table:table-row>
        <table:table-row table:style-name="ro1">
          <table:table-cell office:value-type="float" office:value="0.391870816987964" calcext:value-type="float">
            <text:p>0.391870817</text:p>
          </table:table-cell>
        </table:table-row>
        <table:table-row table:style-name="ro1">
          <table:table-cell office:value-type="float" office:value="0.389411023125987" calcext:value-type="float">
            <text:p>0.3894110231</text:p>
          </table:table-cell>
        </table:table-row>
        <table:table-row table:style-name="ro1">
          <table:table-cell office:value-type="float" office:value="0.387058777478956" calcext:value-type="float">
            <text:p>0.3870587775</text:p>
          </table:table-cell>
        </table:table-row>
        <table:table-row table:style-name="ro1">
          <table:table-cell office:value-type="float" office:value="0.384823031210663" calcext:value-type="float">
            <text:p>0.3848230312</text:p>
          </table:table-cell>
        </table:table-row>
        <table:table-row table:style-name="ro1">
          <table:table-cell office:value-type="float" office:value="0.382712410972308" calcext:value-type="float">
            <text:p>0.382712411</text:p>
          </table:table-cell>
        </table:table-row>
        <table:table-row table:style-name="ro1">
          <table:table-cell office:value-type="float" office:value="0.380735198473301" calcext:value-type="float">
            <text:p>0.3807351985</text:p>
          </table:table-cell>
        </table:table-row>
        <table:table-row table:style-name="ro1">
          <table:table-cell office:value-type="float" office:value="0.3788993107283" calcext:value-type="float">
            <text:p>0.3788993107</text:p>
          </table:table-cell>
        </table:table-row>
        <table:table-row table:style-name="ro1">
          <table:table-cell office:value-type="float" office:value="0.377212280980527" calcext:value-type="float">
            <text:p>0.377212281</text:p>
          </table:table-cell>
        </table:table-row>
        <table:table-row table:style-name="ro1">
          <table:table-cell office:value-type="float" office:value="0.37568124030132" calcext:value-type="float">
            <text:p>0.3756812403</text:p>
          </table:table-cell>
        </table:table-row>
        <table:table-row table:style-name="ro1">
          <table:table-cell office:value-type="float" office:value="0.374312899865953" calcext:value-type="float">
            <text:p>0.3743128999</text:p>
          </table:table-cell>
        </table:table-row>
        <table:table-row table:style-name="ro1">
          <table:table-cell office:value-type="float" office:value="0.373113533905706" calcext:value-type="float">
            <text:p>0.3731135339</text:p>
          </table:table-cell>
        </table:table-row>
        <table:table-row table:style-name="ro1">
          <table:table-cell office:value-type="float" office:value="0.372088963336191" calcext:value-type="float">
            <text:p>0.3720889633</text:p>
          </table:table-cell>
        </table:table-row>
        <table:table-row table:style-name="ro1">
          <table:table-cell office:value-type="float" office:value="0.371244540061931" calcext:value-type="float">
            <text:p>0.3712445401</text:p>
          </table:table-cell>
        </table:table-row>
        <table:table-row table:style-name="ro1">
          <table:table-cell office:value-type="float" office:value="0.370585131957202" calcext:value-type="float">
            <text:p>0.370585132</text:p>
          </table:table-cell>
        </table:table-row>
        <table:table-row table:style-name="ro1">
          <table:table-cell office:value-type="float" office:value="0.37011510852312" calcext:value-type="float">
            <text:p>0.3701151085</text:p>
          </table:table-cell>
        </table:table-row>
        <table:table-row table:style-name="ro1">
          <table:table-cell office:value-type="float" office:value="0.369838327220991" calcext:value-type="float">
            <text:p>0.3698383272</text:p>
          </table:table-cell>
        </table:table-row>
        <table:table-row table:style-name="ro1">
          <table:table-cell office:value-type="float" office:value="0.369758120481915" calcext:value-type="float">
            <text:p>0.3697581205</text:p>
          </table:table-cell>
        </table:table-row>
        <table:table-row table:style-name="ro1">
          <table:table-cell office:value-type="float" office:value="0.36987728339264" calcext:value-type="float">
            <text:p>0.3698772834</text:p>
          </table:table-cell>
        </table:table-row>
        <table:table-row table:style-name="ro1">
          <table:table-cell office:value-type="float" office:value="0.370198062057681" calcext:value-type="float">
            <text:p>0.3701980621</text:p>
          </table:table-cell>
        </table:table-row>
        <table:table-row table:style-name="ro1">
          <table:table-cell office:value-type="float" office:value="0.370722142637684" calcext:value-type="float">
            <text:p>0.3707221426</text:p>
          </table:table-cell>
        </table:table-row>
        <table:table-row table:style-name="ro1">
          <table:table-cell office:value-type="float" office:value="0.371450641064052" calcext:value-type="float">
            <text:p>0.3714506411</text:p>
          </table:table-cell>
        </table:table-row>
        <table:table-row table:style-name="ro1">
          <table:table-cell office:value-type="float" office:value="0.372384093429826" calcext:value-type="float">
            <text:p>0.3723840934</text:p>
          </table:table-cell>
        </table:table-row>
        <table:table-row table:style-name="ro1">
          <table:table-cell office:value-type="float" office:value="0.373522447056815" calcext:value-type="float">
            <text:p>0.3735224471</text:p>
          </table:table-cell>
        </table:table-row>
        <table:table-row table:style-name="ro1">
          <table:table-cell office:value-type="float" office:value="0.374865052238993" calcext:value-type="float">
            <text:p>0.3748650522</text:p>
          </table:table-cell>
        </table:table-row>
        <table:table-row table:style-name="ro1">
          <table:table-cell office:value-type="float" office:value="0.376410654662138" calcext:value-type="float">
            <text:p>0.3764106547</text:p>
          </table:table-cell>
        </table:table-row>
        <table:table-row table:style-name="ro1">
          <table:table-cell office:value-type="float" office:value="0.378157388499736" calcext:value-type="float">
            <text:p>0.3781573885</text:p>
          </table:table-cell>
        </table:table-row>
        <table:table-row table:style-name="ro1">
          <table:table-cell office:value-type="float" office:value="0.380102770185137" calcext:value-type="float">
            <text:p>0.3801027702</text:p>
          </table:table-cell>
        </table:table-row>
        <table:table-row table:style-name="ro1">
          <table:table-cell office:value-type="float" office:value="0.382243692859968" calcext:value-type="float">
            <text:p>0.3822436929</text:p>
          </table:table-cell>
        </table:table-row>
        <table:table-row table:style-name="ro1">
          <table:table-cell office:value-type="float" office:value="0.384576421498792" calcext:value-type="float">
            <text:p>0.3845764215</text:p>
          </table:table-cell>
        </table:table-row>
        <table:table-row table:style-name="ro1">
          <table:table-cell office:value-type="float" office:value="0.387096588710041" calcext:value-type="float">
            <text:p>0.3870965887</text:p>
          </table:table-cell>
        </table:table-row>
        <table:table-row table:style-name="ro1">
          <table:table-cell office:value-type="float" office:value="0.389799191213186" calcext:value-type="float">
            <text:p>0.3897991912</text:p>
          </table:table-cell>
        </table:table-row>
        <table:table-row table:style-name="ro1">
          <table:table-cell office:value-type="float" office:value="0.392678586992171" calcext:value-type="float">
            <text:p>0.392678587</text:p>
          </table:table-cell>
        </table:table-row>
        <table:table-row table:style-name="ro1">
          <table:table-cell office:value-type="float" office:value="0.395728493125105" calcext:value-type="float">
            <text:p>0.3957284931</text:p>
          </table:table-cell>
        </table:table-row>
        <table:table-row table:style-name="ro1">
          <table:table-cell office:value-type="float" office:value="0.398941984290198" calcext:value-type="float">
            <text:p>0.3989419843</text:p>
          </table:table-cell>
        </table:table-row>
        <table:table-row table:style-name="ro1">
          <table:table-cell office:value-type="float" office:value="0.402311491947968" calcext:value-type="float">
            <text:p>0.4023114919</text:p>
          </table:table-cell>
        </table:table-row>
        <table:table-row table:style-name="ro1">
          <table:table-cell office:value-type="float" office:value="0.405828804199686" calcext:value-type="float">
            <text:p>0.4058288042</text:p>
          </table:table-cell>
        </table:table-row>
        <table:table-row table:style-name="ro1">
          <table:table-cell office:value-type="float" office:value="0.409485066322096" calcext:value-type="float">
            <text:p>0.4094850663</text:p>
          </table:table-cell>
        </table:table-row>
        <table:table-row table:style-name="ro1">
          <table:table-cell office:value-type="float" office:value="0.413270781978371" calcext:value-type="float">
            <text:p>0.413270782</text:p>
          </table:table-cell>
        </table:table-row>
        <table:table-row table:style-name="ro1">
          <table:table-cell office:value-type="float" office:value="0.417175815105335" calcext:value-type="float">
            <text:p>0.4171758151</text:p>
          </table:table-cell>
        </table:table-row>
        <table:table-row table:style-name="ro1">
          <table:table-cell office:value-type="float" office:value="0.421189392476941" calcext:value-type="float">
            <text:p>0.4211893925</text:p>
          </table:table-cell>
        </table:table-row>
        <table:table-row table:style-name="ro1">
          <table:table-cell office:value-type="float" office:value="0.425300106944" calcext:value-type="float">
            <text:p>0.4253001069</text:p>
          </table:table-cell>
        </table:table-row>
        <table:table-row table:style-name="ro1">
          <table:table-cell office:value-type="float" office:value="0.429495921350166" calcext:value-type="float">
            <text:p>0.4294959214</text:p>
          </table:table-cell>
        </table:table-row>
        <table:table-row table:style-name="ro1">
          <table:table-cell office:value-type="float" office:value="0.433764173124177" calcext:value-type="float">
            <text:p>0.4337641731</text:p>
          </table:table-cell>
        </table:table-row>
        <table:table-row table:style-name="ro1">
          <table:table-cell office:value-type="float" office:value="0.438091579548358" calcext:value-type="float">
            <text:p>0.4380915795</text:p>
          </table:table-cell>
        </table:table-row>
        <table:table-row table:style-name="ro1">
          <table:table-cell office:value-type="float" office:value="0.442464243703364" calcext:value-type="float">
            <text:p>0.4424642437</text:p>
          </table:table-cell>
        </table:table-row>
        <table:table-row table:style-name="ro1">
          <table:table-cell office:value-type="float" office:value="0.446867661089189" calcext:value-type="float">
            <text:p>0.4468676611</text:p>
          </table:table-cell>
        </table:table-row>
        <table:table-row table:style-name="ro1">
          <table:table-cell office:value-type="float" office:value="0.451286726922437" calcext:value-type="float">
            <text:p>0.4512867269</text:p>
          </table:table-cell>
        </table:table-row>
        <table:table-row table:style-name="ro1">
          <table:table-cell office:value-type="float" office:value="0.435241465042475" calcext:value-type="float">
            <text:p>0.435241465</text:p>
          </table:table-cell>
        </table:table-row>
        <table:table-row table:style-name="ro1">
          <table:table-cell office:value-type="float" office:value="0.438059196275758" calcext:value-type="float">
            <text:p>0.4380591963</text:p>
          </table:table-cell>
        </table:table-row>
        <table:table-row table:style-name="ro1">
          <table:table-cell office:value-type="float" office:value="0.440830045254135" calcext:value-type="float">
            <text:p>0.4408300453</text:p>
          </table:table-cell>
        </table:table-row>
        <table:table-row table:style-name="ro1">
          <table:table-cell office:value-type="float" office:value="0.443533194213494" calcext:value-type="float">
            <text:p>0.4435331942</text:p>
          </table:table-cell>
        </table:table-row>
        <table:table-row table:style-name="ro1">
          <table:table-cell office:value-type="float" office:value="0.446149550882932" calcext:value-type="float">
            <text:p>0.4461495509</text:p>
          </table:table-cell>
        </table:table-row>
        <table:table-row table:style-name="ro1">
          <table:table-cell office:value-type="float" office:value="0.44866169222152" calcext:value-type="float">
            <text:p>0.4486616922</text:p>
          </table:table-cell>
        </table:table-row>
        <table:table-row table:style-name="ro1">
          <table:table-cell office:value-type="float" office:value="0.451053808831409" calcext:value-type="float">
            <text:p>0.4510538088</text:p>
          </table:table-cell>
        </table:table-row>
        <table:table-row table:style-name="ro1">
          <table:table-cell office:value-type="float" office:value="0.453311650047267" calcext:value-type="float">
            <text:p>0.45331165</text:p>
          </table:table-cell>
        </table:table-row>
        <table:table-row table:style-name="ro1">
          <table:table-cell office:value-type="float" office:value="0.455422469702058" calcext:value-type="float">
            <text:p>0.4554224697</text:p>
          </table:table-cell>
        </table:table-row>
        <table:table-row table:style-name="ro1">
          <table:table-cell office:value-type="float" office:value="0.457374972569151" calcext:value-type="float">
            <text:p>0.4573749726</text:p>
          </table:table-cell>
        </table:table-row>
        <table:table-row table:style-name="ro1">
          <table:table-cell office:value-type="float" office:value="0.459159261480779" calcext:value-type="float">
            <text:p>0.4591592615</text:p>
          </table:table-cell>
        </table:table-row>
        <table:table-row table:style-name="ro1">
          <table:table-cell office:value-type="float" office:value="0.460766785122819" calcext:value-type="float">
            <text:p>0.4607667851</text:p>
          </table:table-cell>
        </table:table-row>
        <table:table-row table:style-name="ro1">
          <table:table-cell office:value-type="float" office:value="0.462190286505919" calcext:value-type="float">
            <text:p>0.4621902865</text:p>
          </table:table-cell>
        </table:table-row>
        <table:table-row table:style-name="ro1">
          <table:table-cell office:value-type="float" office:value="0.463423752112959" calcext:value-type="float">
            <text:p>0.4634237521</text:p>
          </table:table-cell>
        </table:table-row>
        <table:table-row table:style-name="ro1">
          <table:table-cell office:value-type="float" office:value="0.46446236172285" calcext:value-type="float">
            <text:p>0.4644623617</text:p>
          </table:table-cell>
        </table:table-row>
        <table:table-row table:style-name="ro1">
          <table:table-cell office:value-type="float" office:value="0.465302438910668" calcext:value-type="float">
            <text:p>0.4653024389</text:p>
          </table:table-cell>
        </table:table-row>
        <table:table-row table:style-name="ro1">
          <table:table-cell office:value-type="float" office:value="0.465941402224124" calcext:value-type="float">
            <text:p>0.4659414022</text:p>
          </table:table-cell>
        </table:table-row>
        <table:table-row table:style-name="ro1">
          <table:table-cell office:value-type="float" office:value="0.466377717036376" calcext:value-type="float">
            <text:p>0.466377717</text:p>
          </table:table-cell>
        </table:table-row>
        <table:table-row table:style-name="ro1">
          <table:table-cell office:value-type="float" office:value="0.466610848075173" calcext:value-type="float">
            <text:p>0.4666108481</text:p>
          </table:table-cell>
        </table:table-row>
        <table:table-row table:style-name="ro1">
          <table:table-cell office:value-type="float" office:value="0.466641212628335" calcext:value-type="float">
            <text:p>0.4666412126</text:p>
          </table:table-cell>
        </table:table-row>
        <table:table-row table:style-name="ro1">
          <table:table-cell office:value-type="float" office:value="0.466470134425576" calcext:value-type="float">
            <text:p>0.4664701344</text:p>
          </table:table-cell>
        </table:table-row>
        <table:table-row table:style-name="ro1">
          <table:table-cell office:value-type="float" office:value="0.466099798196658" calcext:value-type="float">
            <text:p>0.4660997982</text:p>
          </table:table-cell>
        </table:table-row>
        <table:table-row table:style-name="ro1">
          <table:table-cell office:value-type="float" office:value="0.465533204905886" calcext:value-type="float">
            <text:p>0.4655332049</text:p>
          </table:table-cell>
        </table:table-row>
        <table:table-row table:style-name="ro1">
          <table:table-cell office:value-type="float" office:value="0.464774127662932" calcext:value-type="float">
            <text:p>0.4647741277</text:p>
          </table:table-cell>
        </table:table-row>
        <table:table-row table:style-name="ro1">
          <table:table-cell office:value-type="float" office:value="0.46382706831001" calcext:value-type="float">
            <text:p>0.4638270683</text:p>
          </table:table-cell>
        </table:table-row>
        <table:table-row table:style-name="ro1">
          <table:table-cell office:value-type="float" office:value="0.462697214685373" calcext:value-type="float">
            <text:p>0.4626972147</text:p>
          </table:table-cell>
        </table:table-row>
        <table:table-row table:style-name="ro1">
          <table:table-cell office:value-type="float" office:value="0.461390398563156" calcext:value-type="float">
            <text:p>0.4613903986</text:p>
          </table:table-cell>
        </table:table-row>
        <table:table-row table:style-name="ro1">
          <table:table-cell office:value-type="float" office:value="0.459913054269554" calcext:value-type="float">
            <text:p>0.4599130543</text:p>
          </table:table-cell>
        </table:table-row>
        <table:table-row table:style-name="ro1">
          <table:table-cell office:value-type="float" office:value="0.458272177975333" calcext:value-type="float">
            <text:p>0.458272178</text:p>
          </table:table-cell>
        </table:table-row>
        <table:table-row table:style-name="ro1">
          <table:table-cell office:value-type="float" office:value="0.456475287664685" calcext:value-type="float">
            <text:p>0.4564752877</text:p>
          </table:table-cell>
        </table:table-row>
        <table:table-row table:style-name="ro1">
          <table:table-cell office:value-type="float" office:value="0.454530383780412" calcext:value-type="float">
            <text:p>0.4545303838</text:p>
          </table:table-cell>
        </table:table-row>
        <table:table-row table:style-name="ro1">
          <table:table-cell office:value-type="float" office:value="0.452445910545455" calcext:value-type="float">
            <text:p>0.4524459105</text:p>
          </table:table-cell>
        </table:table-row>
        <table:table-row table:style-name="ro1">
          <table:table-cell office:value-type="float" office:value="0.450230717960751" calcext:value-type="float">
            <text:p>0.450230718</text:p>
          </table:table-cell>
        </table:table-row>
        <table:table-row table:style-name="ro1">
          <table:table-cell office:value-type="float" office:value="0.447894024479433" calcext:value-type="float">
            <text:p>0.4478940245</text:p>
          </table:table-cell>
        </table:table-row>
        <table:table-row table:style-name="ro1">
          <table:table-cell office:value-type="float" office:value="0.445445380357368" calcext:value-type="float">
            <text:p>0.4454453804</text:p>
          </table:table-cell>
        </table:table-row>
        <table:table-row table:style-name="ro1">
          <table:table-cell office:value-type="float" office:value="0.442894631680025" calcext:value-type="float">
            <text:p>0.4428946317</text:p>
          </table:table-cell>
        </table:table-row>
        <table:table-row table:style-name="ro1">
          <table:table-cell office:value-type="float" office:value="0.440251885065688" calcext:value-type="float">
            <text:p>0.4402518851</text:p>
          </table:table-cell>
        </table:table-row>
        <table:table-row table:style-name="ro1">
          <table:table-cell office:value-type="float" office:value="0.437527473044998" calcext:value-type="float">
            <text:p>0.437527473</text:p>
          </table:table-cell>
        </table:table-row>
        <table:table-row table:style-name="ro1">
          <table:table-cell office:value-type="float" office:value="0.434731920116839" calcext:value-type="float">
            <text:p>0.4347319201</text:p>
          </table:table-cell>
        </table:table-row>
        <table:table-row table:style-name="ro1">
          <table:table-cell office:value-type="float" office:value="0.431875909480554" calcext:value-type="float">
            <text:p>0.4318759095</text:p>
          </table:table-cell>
        </table:table-row>
        <table:table-row table:style-name="ro1">
          <table:table-cell office:value-type="float" office:value="0.428970250444506" calcext:value-type="float">
            <text:p>0.4289702504</text:p>
          </table:table-cell>
        </table:table-row>
        <table:table-row table:style-name="ro1">
          <table:table-cell office:value-type="float" office:value="0.426025846510968" calcext:value-type="float">
            <text:p>0.4260258465</text:p>
          </table:table-cell>
        </table:table-row>
        <table:table-row table:style-name="ro1">
          <table:table-cell office:value-type="float" office:value="0.423053664137354" calcext:value-type="float">
            <text:p>0.4230536641</text:p>
          </table:table-cell>
        </table:table-row>
        <table:table-row table:style-name="ro1">
          <table:table-cell office:value-type="float" office:value="0.420064702173788" calcext:value-type="float">
            <text:p>0.4200647022</text:p>
          </table:table-cell>
        </table:table-row>
        <table:table-row table:style-name="ro1">
          <table:table-cell office:value-type="float" office:value="0.417069961977003" calcext:value-type="float">
            <text:p>0.417069962</text:p>
          </table:table-cell>
        </table:table-row>
        <table:table-row table:style-name="ro1">
          <table:table-cell office:value-type="float" office:value="0.414080418200589" calcext:value-type="float">
            <text:p>0.4140804182</text:p>
          </table:table-cell>
        </table:table-row>
        <table:table-row table:style-name="ro1">
          <table:table-cell office:value-type="float" office:value="0.411106990261562" calcext:value-type="float">
            <text:p>0.4111069903</text:p>
          </table:table-cell>
        </table:table-row>
        <table:table-row table:style-name="ro1">
          <table:table-cell office:value-type="float" office:value="0.408160514483287" calcext:value-type="float">
            <text:p>0.4081605145</text:p>
          </table:table-cell>
        </table:table-row>
        <table:table-row table:style-name="ro1">
          <table:table-cell office:value-type="float" office:value="0.405251716914724" calcext:value-type="float">
            <text:p>0.4052517169</text:p>
          </table:table-cell>
        </table:table-row>
        <table:table-row table:style-name="ro1">
          <table:table-cell office:value-type="float" office:value="0.402391186826017" calcext:value-type="float">
            <text:p>0.4023911868</text:p>
          </table:table-cell>
        </table:table-row>
        <table:table-row table:style-name="ro1">
          <table:table-cell office:value-type="float" office:value="0.399589350880422" calcext:value-type="float">
            <text:p>0.3995893509</text:p>
          </table:table-cell>
        </table:table-row>
        <table:table-row table:style-name="ro1">
          <table:table-cell office:value-type="float" office:value="0.396856447982564" calcext:value-type="float">
            <text:p>0.396856448</text:p>
          </table:table-cell>
        </table:table-row>
        <table:table-row table:style-name="ro1">
          <table:table-cell office:value-type="float" office:value="0.394202504803042" calcext:value-type="float">
            <text:p>0.3942025048</text:p>
          </table:table-cell>
        </table:table-row>
        <table:table-row table:style-name="ro1">
          <table:table-cell office:value-type="float" office:value="0.391637311979358" calcext:value-type="float">
            <text:p>0.391637312</text:p>
          </table:table-cell>
        </table:table-row>
        <table:table-row table:style-name="ro1">
          <table:table-cell office:value-type="float" office:value="0.389170400993196" calcext:value-type="float">
            <text:p>0.389170401</text:p>
          </table:table-cell>
        </table:table-row>
        <table:table-row table:style-name="ro1">
          <table:table-cell office:value-type="float" office:value="0.386811021724025" calcext:value-type="float">
            <text:p>0.3868110217</text:p>
          </table:table-cell>
        </table:table-row>
        <table:table-row table:style-name="ro1">
          <table:table-cell office:value-type="float" office:value="0.384568120679053" calcext:value-type="float">
            <text:p>0.3845681207</text:p>
          </table:table-cell>
        </table:table-row>
        <table:table-row table:style-name="ro1">
          <table:table-cell office:value-type="float" office:value="0.382450319899501" calcext:value-type="float">
            <text:p>0.3824503199</text:p>
          </table:table-cell>
        </table:table-row>
        <table:table-row table:style-name="ro1">
          <table:table-cell office:value-type="float" office:value="0.380465896543231" calcext:value-type="float">
            <text:p>0.3804658965</text:p>
          </table:table-cell>
        </table:table-row>
        <table:table-row table:style-name="ro1">
          <table:table-cell office:value-type="float" office:value="0.378622763143699" calcext:value-type="float">
            <text:p>0.3786227631</text:p>
          </table:table-cell>
        </table:table-row>
        <table:table-row table:style-name="ro1">
          <table:table-cell office:value-type="float" office:value="0.376928448545249" calcext:value-type="float">
            <text:p>0.3769284485</text:p>
          </table:table-cell>
        </table:table-row>
        <table:table-row table:style-name="ro1">
          <table:table-cell office:value-type="float" office:value="0.375390079514745" calcext:value-type="float">
            <text:p>0.3753900795</text:p>
          </table:table-cell>
        </table:table-row>
        <table:table-row table:style-name="ro1">
          <table:table-cell office:value-type="float" office:value="0.374014363029535" calcext:value-type="float">
            <text:p>0.374014363</text:p>
          </table:table-cell>
        </table:table-row>
        <table:table-row table:style-name="ro1">
          <table:table-cell office:value-type="float" office:value="0.37280756924176" calcext:value-type="float">
            <text:p>0.3728075692</text:p>
          </table:table-cell>
        </table:table-row>
        <table:table-row table:style-name="ro1">
          <table:table-cell office:value-type="float" office:value="0.371775515118995" calcext:value-type="float">
            <text:p>0.3717755151</text:p>
          </table:table-cell>
        </table:table-row>
        <table:table-row table:style-name="ro1">
          <table:table-cell office:value-type="float" office:value="0.370923548761219" calcext:value-type="float">
            <text:p>0.3709235488</text:p>
          </table:table-cell>
        </table:table-row>
        <table:table-row table:style-name="ro1">
          <table:table-cell office:value-type="float" office:value="0.370256534394141" calcext:value-type="float">
            <text:p>0.3702565344</text:p>
          </table:table-cell>
        </table:table-row>
        <table:table-row table:style-name="ro1">
          <table:table-cell office:value-type="float" office:value="0.369778838038847" calcext:value-type="float">
            <text:p>0.369778838</text:p>
          </table:table-cell>
        </table:table-row>
        <table:table-row table:style-name="ro1">
          <table:table-cell office:value-type="float" office:value="0.369494313857784" calcext:value-type="float">
            <text:p>0.3694943139</text:p>
          </table:table-cell>
        </table:table-row>
        <table:table-row table:style-name="ro1">
          <table:table-cell office:value-type="float" office:value="0.369406291177095" calcext:value-type="float">
            <text:p>0.3694062912</text:p>
          </table:table-cell>
        </table:table-row>
        <table:table-row table:style-name="ro1">
          <table:table-cell office:value-type="float" office:value="0.369517562185272" calcext:value-type="float">
            <text:p>0.3695175622</text:p>
          </table:table-cell>
        </table:table-row>
        <table:table-row table:style-name="ro1">
          <table:table-cell office:value-type="float" office:value="0.369830370308164" calcext:value-type="float">
            <text:p>0.3698303703</text:p>
          </table:table-cell>
        </table:table-row>
        <table:table-row table:style-name="ro1">
          <table:table-cell office:value-type="float" office:value="0.370346399260305" calcext:value-type="float">
            <text:p>0.3703463993</text:p>
          </table:table-cell>
        </table:table-row>
        <table:table-row table:style-name="ro1">
          <table:table-cell office:value-type="float" office:value="0.371066762772592" calcext:value-type="float">
            <text:p>0.3710667628</text:p>
          </table:table-cell>
        </table:table-row>
        <table:table-row table:style-name="ro1">
          <table:table-cell office:value-type="float" office:value="0.371991994996292" calcext:value-type="float">
            <text:p>0.371991995</text:p>
          </table:table-cell>
        </table:table-row>
        <table:table-row table:style-name="ro1">
          <table:table-cell office:value-type="float" office:value="0.373122041583394" calcext:value-type="float">
            <text:p>0.3731220416</text:p>
          </table:table-cell>
        </table:table-row>
        <table:table-row table:style-name="ro1">
          <table:table-cell office:value-type="float" office:value="0.374456251443285" calcext:value-type="float">
            <text:p>0.3744562514</text:p>
          </table:table-cell>
        </table:table-row>
        <table:table-row table:style-name="ro1">
          <table:table-cell office:value-type="float" office:value="0.375993369175776" calcext:value-type="float">
            <text:p>0.3759933692</text:p>
          </table:table-cell>
        </table:table-row>
        <table:table-row table:style-name="ro1">
          <table:table-cell office:value-type="float" office:value="0.377731528180455" calcext:value-type="float">
            <text:p>0.3777315282</text:p>
          </table:table-cell>
        </table:table-row>
        <table:table-row table:style-name="ro1">
          <table:table-cell office:value-type="float" office:value="0.379668244442386" calcext:value-type="float">
            <text:p>0.3796682444</text:p>
          </table:table-cell>
        </table:table-row>
        <table:table-row table:style-name="ro1">
          <table:table-cell office:value-type="float" office:value="0.381800410994137" calcext:value-type="float">
            <text:p>0.381800411</text:p>
          </table:table-cell>
        </table:table-row>
        <table:table-row table:style-name="ro1">
          <table:table-cell office:value-type="float" office:value="0.384124293054149" calcext:value-type="float">
            <text:p>0.3841242931</text:p>
          </table:table-cell>
        </table:table-row>
        <table:table-row table:style-name="ro1">
          <table:table-cell office:value-type="float" office:value="0.386635523841438" calcext:value-type="float">
            <text:p>0.3866355238</text:p>
          </table:table-cell>
        </table:table-row>
        <table:table-row table:style-name="ro1">
          <table:table-cell office:value-type="float" office:value="0.389329101066641" calcext:value-type="float">
            <text:p>0.3893291011</text:p>
          </table:table-cell>
        </table:table-row>
        <table:table-row table:style-name="ro1">
          <table:table-cell office:value-type="float" office:value="0.392199384099392" calcext:value-type="float">
            <text:p>0.3921993841</text:p>
          </table:table-cell>
        </table:table-row>
        <table:table-row table:style-name="ro1">
          <table:table-cell office:value-type="float" office:value="0.395240091812036" calcext:value-type="float">
            <text:p>0.3952400918</text:p>
          </table:table-cell>
        </table:table-row>
        <table:table-row table:style-name="ro1">
          <table:table-cell office:value-type="float" office:value="0.398444301099684" calcext:value-type="float">
            <text:p>0.3984443011</text:p>
          </table:table-cell>
        </table:table-row>
        <table:table-row table:style-name="ro1">
          <table:table-cell office:value-type="float" office:value="0.4018044460766" calcext:value-type="float">
            <text:p>0.4018044461</text:p>
          </table:table-cell>
        </table:table-row>
        <table:table-row table:style-name="ro1">
          <table:table-cell office:value-type="float" office:value="0.40531231794893" calcext:value-type="float">
            <text:p>0.4053123179</text:p>
          </table:table-cell>
        </table:table-row>
        <table:table-row table:style-name="ro1">
          <table:table-cell office:value-type="float" office:value="0.408959065563758" calcext:value-type="float">
            <text:p>0.4089590656</text:p>
          </table:table-cell>
        </table:table-row>
        <table:table-row table:style-name="ro1">
          <table:table-cell office:value-type="float" office:value="0.412735196634517" calcext:value-type="float">
            <text:p>0.4127351966</text:p>
          </table:table-cell>
        </table:table-row>
        <table:table-row table:style-name="ro1">
          <table:table-cell office:value-type="float" office:value="0.416630579642711" calcext:value-type="float">
            <text:p>0.4166305796</text:p>
          </table:table-cell>
        </table:table-row>
        <table:table-row table:style-name="ro1">
          <table:table-cell office:value-type="float" office:value="0.420634446416001" calcext:value-type="float">
            <text:p>0.4206344464</text:p>
          </table:table-cell>
        </table:table-row>
        <table:table-row table:style-name="ro1">
          <table:table-cell office:value-type="float" office:value="0.424735395382609" calcext:value-type="float">
            <text:p>0.4247353954</text:p>
          </table:table-cell>
        </table:table-row>
        <table:table-row table:style-name="ro1">
          <table:table-cell office:value-type="float" office:value="0.428921395502066" calcext:value-type="float">
            <text:p>0.4289213955</text:p>
          </table:table-cell>
        </table:table-row>
        <table:table-row table:style-name="ro1">
          <table:table-cell office:value-type="float" office:value="0.433179790872296" calcext:value-type="float">
            <text:p>0.4331797909</text:p>
          </table:table-cell>
        </table:table-row>
        <table:table-row table:style-name="ro1">
          <table:table-cell office:value-type="float" office:value="0.43749730601304" calcext:value-type="float">
            <text:p>0.437497306</text:p>
          </table:table-cell>
        </table:table-row>
        <table:table-row table:style-name="ro1">
          <table:table-cell office:value-type="float" office:value="0.441860051825606" calcext:value-type="float">
            <text:p>0.4418600518</text:p>
          </table:table-cell>
        </table:table-row>
        <table:table-row table:style-name="ro1">
          <table:table-cell office:value-type="float" office:value="0.446253532228973" calcext:value-type="float">
            <text:p>0.4462535322</text:p>
          </table:table-cell>
        </table:table-row>
        <table:table-row table:style-name="ro1">
          <table:table-cell office:value-type="float" office:value="0.450662651472215" calcext:value-type="float">
            <text:p>0.4506626515</text:p>
          </table:table-cell>
        </table:table-row>
        <table:table-row table:style-name="ro1">
          <table:table-cell office:value-type="float" office:value="0.435433095937308" calcext:value-type="float">
            <text:p>0.4354330959</text:p>
          </table:table-cell>
        </table:table-row>
        <table:table-row table:style-name="ro1">
          <table:table-cell office:value-type="float" office:value="0.438240929464238" calcext:value-type="float">
            <text:p>0.4382409295</text:p>
          </table:table-cell>
        </table:table-row>
        <table:table-row table:style-name="ro1">
          <table:table-cell office:value-type="float" office:value="0.441001906722619" calcext:value-type="float">
            <text:p>0.4410019067</text:p>
          </table:table-cell>
        </table:table-row>
        <table:table-row table:style-name="ro1">
          <table:table-cell office:value-type="float" office:value="0.443695221831951" calcext:value-type="float">
            <text:p>0.4436952218</text:p>
          </table:table-cell>
        </table:table-row>
        <table:table-row table:style-name="ro1">
          <table:table-cell office:value-type="float" office:value="0.446301793661354" calcext:value-type="float">
            <text:p>0.4463017937</text:p>
          </table:table-cell>
        </table:table-row>
        <table:table-row table:style-name="ro1">
          <table:table-cell office:value-type="float" office:value="0.448804209579844" calcext:value-type="float">
            <text:p>0.4488042096</text:p>
          </table:table-cell>
        </table:table-row>
        <table:table-row table:style-name="ro1">
          <table:table-cell office:value-type="float" office:value="0.45118666988304" calcext:value-type="float">
            <text:p>0.4511866699</text:p>
          </table:table-cell>
        </table:table-row>
        <table:table-row table:style-name="ro1">
          <table:table-cell office:value-type="float" office:value="0.453434932896274" calcext:value-type="float">
            <text:p>0.4534349329</text:p>
          </table:table-cell>
        </table:table-row>
        <table:table-row table:style-name="ro1">
          <table:table-cell office:value-type="float" office:value="0.455536260754126" calcext:value-type="float">
            <text:p>0.4555362608</text:p>
          </table:table-cell>
        </table:table-row>
        <table:table-row table:style-name="ro1">
          <table:table-cell office:value-type="float" office:value="0.45747936585637" calcext:value-type="float">
            <text:p>0.4574793659</text:p>
          </table:table-cell>
        </table:table-row>
        <table:table-row table:style-name="ro1">
          <table:table-cell office:value-type="float" office:value="0.459254358000342" calcext:value-type="float">
            <text:p>0.459254358</text:p>
          </table:table-cell>
        </table:table-row>
        <table:table-row table:style-name="ro1">
          <table:table-cell office:value-type="float" office:value="0.460852692189723" calcext:value-type="float">
            <text:p>0.4608526922</text:p>
          </table:table-cell>
        </table:table-row>
        <table:table-row table:style-name="ro1">
          <table:table-cell office:value-type="float" office:value="0.462267117119733" calcext:value-type="float">
            <text:p>0.4622671171</text:p>
          </table:table-cell>
        </table:table-row>
        <table:table-row table:style-name="ro1">
          <table:table-cell office:value-type="float" office:value="0.463491624338751" calcext:value-type="float">
            <text:p>0.4634916243</text:p>
          </table:table-cell>
        </table:table-row>
        <table:table-row table:style-name="ro1">
          <table:table-cell office:value-type="float" office:value="0.464521398086345" calcext:value-type="float">
            <text:p>0.4645213981</text:p>
          </table:table-cell>
        </table:table-row>
        <table:table-row table:style-name="ro1">
          <table:table-cell office:value-type="float" office:value="0.465352765807717" calcext:value-type="float">
            <text:p>0.4653527658</text:p>
          </table:table-cell>
        </table:table-row>
        <table:table-row table:style-name="ro1">
          <table:table-cell office:value-type="float" office:value="0.465983149344575" calcext:value-type="float">
            <text:p>0.4659831493</text:p>
          </table:table-cell>
        </table:table-row>
        <table:table-row table:style-name="ro1">
          <table:table-cell office:value-type="float" office:value="0.466411016802409" calcext:value-type="float">
            <text:p>0.4664110168</text:p>
          </table:table-cell>
        </table:table-row>
        <table:table-row table:style-name="ro1">
          <table:table-cell office:value-type="float" office:value="0.466635835094192" calcext:value-type="float">
            <text:p>0.4666358351</text:p>
          </table:table-cell>
        </table:table-row>
        <table:table-row table:style-name="ro1">
          <table:table-cell office:value-type="float" office:value="0.466658023160493" calcext:value-type="float">
            <text:p>0.4666580232</text:p>
          </table:table-cell>
        </table:table-row>
        <table:table-row table:style-name="ro1">
          <table:table-cell office:value-type="float" office:value="0.46647890586601" calcext:value-type="float">
            <text:p>0.4664789059</text:p>
          </table:table-cell>
        </table:table-row>
        <table:table-row table:style-name="ro1">
          <table:table-cell office:value-type="float" office:value="0.466100668572516" calcext:value-type="float">
            <text:p>0.4661006686</text:p>
          </table:table-cell>
        </table:table-row>
        <table:table-row table:style-name="ro1">
          <table:table-cell office:value-type="float" office:value="0.465526312388226" calcext:value-type="float">
            <text:p>0.4655263124</text:p>
          </table:table-cell>
        </table:table-row>
        <table:table-row table:style-name="ro1">
          <table:table-cell office:value-type="float" office:value="0.464759610093578" calcext:value-type="float">
            <text:p>0.4647596101</text:p>
          </table:table-cell>
        </table:table-row>
        <table:table-row table:style-name="ro1">
          <table:table-cell office:value-type="float" office:value="0.463805062743428" calcext:value-type="float">
            <text:p>0.4638050627</text:p>
          </table:table-cell>
        </table:table-row>
        <table:table-row table:style-name="ro1">
          <table:table-cell office:value-type="float" office:value="0.462667856945666" calcext:value-type="float">
            <text:p>0.4626678569</text:p>
          </table:table-cell>
        </table:table-row>
        <table:table-row table:style-name="ro1">
          <table:table-cell office:value-type="float" office:value="0.461353822816251" calcext:value-type="float">
            <text:p>0.4613538228</text:p>
          </table:table-cell>
        </table:table-row>
        <table:table-row table:style-name="ro1">
          <table:table-cell office:value-type="float" office:value="0.459869392610651" calcext:value-type="float">
            <text:p>0.4598693926</text:p>
          </table:table-cell>
        </table:table-row>
        <table:table-row table:style-name="ro1">
          <table:table-cell office:value-type="float" office:value="0.458221560031713" calcext:value-type="float">
            <text:p>0.45822156</text:p>
          </table:table-cell>
        </table:table-row>
        <table:table-row table:style-name="ro1">
          <table:table-cell office:value-type="float" office:value="0.456417840213941" calcext:value-type="float">
            <text:p>0.4564178402</text:p>
          </table:table-cell>
        </table:table-row>
        <table:table-row table:style-name="ro1">
          <table:table-cell office:value-type="float" office:value="0.454466230384196" calcext:value-type="float">
            <text:p>0.4544662304</text:p>
          </table:table-cell>
        </table:table-row>
        <table:table-row table:style-name="ro1">
          <table:table-cell office:value-type="float" office:value="0.452375171198808" calcext:value-type="float">
            <text:p>0.4523751712</text:p>
          </table:table-cell>
        </table:table-row>
        <table:table-row table:style-name="ro1">
          <table:table-cell office:value-type="float" office:value="0.450153508757105" calcext:value-type="float">
            <text:p>0.4501535088</text:p>
          </table:table-cell>
        </table:table-row>
        <table:table-row table:style-name="ro1">
          <table:table-cell office:value-type="float" office:value="0.447810457291366" calcext:value-type="float">
            <text:p>0.4478104573</text:p>
          </table:table-cell>
        </table:table-row>
        <table:table-row table:style-name="ro1">
          <table:table-cell office:value-type="float" office:value="0.445355562533177" calcext:value-type="float">
            <text:p>0.4453555625</text:p>
          </table:table-cell>
        </table:table-row>
        <table:table-row table:style-name="ro1">
          <table:table-cell office:value-type="float" office:value="0.442798665756219" calcext:value-type="float">
            <text:p>0.4427986658</text:p>
          </table:table-cell>
        </table:table-row>
        <table:table-row table:style-name="ro1">
          <table:table-cell office:value-type="float" office:value="0.440149868495459" calcext:value-type="float">
            <text:p>0.4401498685</text:p>
          </table:table-cell>
        </table:table-row>
        <table:table-row table:style-name="ro1">
          <table:table-cell office:value-type="float" office:value="0.437419497942768" calcext:value-type="float">
            <text:p>0.4374194979</text:p>
          </table:table-cell>
        </table:table-row>
        <table:table-row table:style-name="ro1">
          <table:table-cell office:value-type="float" office:value="0.434618073018948" calcext:value-type="float">
            <text:p>0.434618073</text:p>
          </table:table-cell>
        </table:table-row>
        <table:table-row table:style-name="ro1">
          <table:table-cell office:value-type="float" office:value="0.431756271122182" calcext:value-type="float">
            <text:p>0.4317562711</text:p>
          </table:table-cell>
        </table:table-row>
        <table:table-row table:style-name="ro1">
          <table:table-cell office:value-type="float" office:value="0.428844895552893" calcext:value-type="float">
            <text:p>0.4288448956</text:p>
          </table:table-cell>
        </table:table-row>
        <table:table-row table:style-name="ro1">
          <table:table-cell office:value-type="float" office:value="0.425894843615029" calcext:value-type="float">
            <text:p>0.4258948436</text:p>
          </table:table-cell>
        </table:table-row>
        <table:table-row table:style-name="ro1">
          <table:table-cell office:value-type="float" office:value="0.422917075393756" calcext:value-type="float">
            <text:p>0.4229170754</text:p>
          </table:table-cell>
        </table:table-row>
        <table:table-row table:style-name="ro1">
          <table:table-cell office:value-type="float" office:value="0.419922583209574" calcext:value-type="float">
            <text:p>0.4199225832</text:p>
          </table:table-cell>
        </table:table-row>
        <table:table-row table:style-name="ro1">
          <table:table-cell office:value-type="float" office:value="0.416922361748842" calcext:value-type="float">
            <text:p>0.4169223617</text:p>
          </table:table-cell>
        </table:table-row>
        <table:table-row table:style-name="ro1">
          <table:table-cell office:value-type="float" office:value="0.413927378870732" calcext:value-type="float">
            <text:p>0.4139273789</text:p>
          </table:table-cell>
        </table:table-row>
        <table:table-row table:style-name="ro1">
          <table:table-cell office:value-type="float" office:value="0.410948547090585" calcext:value-type="float">
            <text:p>0.4109485471</text:p>
          </table:table-cell>
        </table:table-row>
        <table:table-row table:style-name="ro1">
          <table:table-cell office:value-type="float" office:value="0.407996695739695" calcext:value-type="float">
            <text:p>0.4079966957</text:p>
          </table:table-cell>
        </table:table-row>
        <table:table-row table:style-name="ro1">
          <table:table-cell office:value-type="float" office:value="0.405082543801502" calcext:value-type="float">
            <text:p>0.4050825438</text:p>
          </table:table-cell>
        </table:table-row>
        <table:table-row table:style-name="ro1">
          <table:table-cell office:value-type="float" office:value="0.402216673424207" calcext:value-type="float">
            <text:p>0.4022166734</text:p>
          </table:table-cell>
        </table:table-row>
        <table:table-row table:style-name="ro1">
          <table:table-cell office:value-type="float" office:value="0.399409504109801" calcext:value-type="float">
            <text:p>0.3994095041</text:p>
          </table:table-cell>
        </table:table-row>
        <table:table-row table:style-name="ro1">
          <table:table-cell office:value-type="float" office:value="0.396671267579513" calcext:value-type="float">
            <text:p>0.3966712676</text:p>
          </table:table-cell>
        </table:table-row>
        <table:table-row table:style-name="ro1">
          <table:table-cell office:value-type="float" office:value="0.394011983315668" calcext:value-type="float">
            <text:p>0.3940119833</text:p>
          </table:table-cell>
        </table:table-row>
        <table:table-row table:style-name="ro1">
          <table:table-cell office:value-type="float" office:value="0.391441434779968" calcext:value-type="float">
            <text:p>0.3914414348</text:p>
          </table:table-cell>
        </table:table-row>
        <table:table-row table:style-name="ro1">
          <table:table-cell office:value-type="float" office:value="0.388969146308192" calcext:value-type="float">
            <text:p>0.3889691463</text:p>
          </table:table-cell>
        </table:table-row>
        <table:table-row table:style-name="ro1">
          <table:table-cell office:value-type="float" office:value="0.386604360681302" calcext:value-type="float">
            <text:p>0.3866043607</text:p>
          </table:table-cell>
        </table:table-row>
        <table:table-row table:style-name="ro1">
          <table:table-cell office:value-type="float" office:value="0.384356017372977" calcext:value-type="float">
            <text:p>0.3843560174</text:p>
          </table:table-cell>
        </table:table-row>
        <table:table-row table:style-name="ro1">
          <table:table-cell office:value-type="float" office:value="0.382232731473556" calcext:value-type="float">
            <text:p>0.3822327315</text:p>
          </table:table-cell>
        </table:table-row>
        <table:table-row table:style-name="ro1">
          <table:table-cell office:value-type="float" office:value="0.3802427732904" calcext:value-type="float">
            <text:p>0.3802427733</text:p>
          </table:table-cell>
        </table:table-row>
        <table:table-row table:style-name="ro1">
          <table:table-cell office:value-type="float" office:value="0.378394048624675" calcext:value-type="float">
            <text:p>0.3783940486</text:p>
          </table:table-cell>
        </table:table-row>
        <table:table-row table:style-name="ro1">
          <table:table-cell office:value-type="float" office:value="0.376694079724539" calcext:value-type="float">
            <text:p>0.3766940797</text:p>
          </table:table-cell>
        </table:table-row>
        <table:table-row table:style-name="ro1">
          <table:table-cell office:value-type="float" office:value="0.375149986914764" calcext:value-type="float">
            <text:p>0.3751499869</text:p>
          </table:table-cell>
        </table:table-row>
        <table:table-row table:style-name="ro1">
          <table:table-cell office:value-type="float" office:value="0.373768470902759" calcext:value-type="float">
            <text:p>0.3737684709</text:p>
          </table:table-cell>
        </table:table-row>
        <table:table-row table:style-name="ro1">
          <table:table-cell office:value-type="float" office:value="0.372555795761013" calcext:value-type="float">
            <text:p>0.3725557958</text:p>
          </table:table-cell>
        </table:table-row>
        <table:table-row table:style-name="ro1">
          <table:table-cell office:value-type="float" office:value="0.371517772585965" calcext:value-type="float">
            <text:p>0.3715177726</text:p>
          </table:table-cell>
        </table:table-row>
        <table:table-row table:style-name="ro1">
          <table:table-cell office:value-type="float" office:value="0.370659743833272" calcext:value-type="float">
            <text:p>0.3706597438</text:p>
          </table:table-cell>
        </table:table-row>
        <table:table-row table:style-name="ro1">
          <table:table-cell office:value-type="float" office:value="0.369986568329514" calcext:value-type="float">
            <text:p>0.3699865683</text:p>
          </table:table-cell>
        </table:table-row>
        <table:table-row table:style-name="ro1">
          <table:table-cell office:value-type="float" office:value="0.3695026069603" calcext:value-type="float">
            <text:p>0.369502607</text:p>
          </table:table-cell>
        </table:table-row>
        <table:table-row table:style-name="ro1">
          <table:table-cell office:value-type="float" office:value="0.369211709034794" calcext:value-type="float">
            <text:p>0.369211709</text:p>
          </table:table-cell>
        </table:table-row>
        <table:table-row table:style-name="ro1">
          <table:table-cell office:value-type="float" office:value="0.369117199326667" calcext:value-type="float">
            <text:p>0.3691171993</text:p>
          </table:table-cell>
        </table:table-row>
        <table:table-row table:style-name="ro1">
          <table:table-cell office:value-type="float" office:value="0.369221865791454" calcext:value-type="float">
            <text:p>0.3692218658</text:p>
          </table:table-cell>
        </table:table-row>
        <table:table-row table:style-name="ro1">
          <table:table-cell office:value-type="float" office:value="0.369527947960332" calcext:value-type="float">
            <text:p>0.369527948</text:p>
          </table:table-cell>
        </table:table-row>
        <table:table-row table:style-name="ro1">
          <table:table-cell office:value-type="float" office:value="0.370037126010315" calcext:value-type="float">
            <text:p>0.370037126</text:p>
          </table:table-cell>
        </table:table-row>
        <table:table-row table:style-name="ro1">
          <table:table-cell office:value-type="float" office:value="0.370750510510866" calcext:value-type="float">
            <text:p>0.3707505105</text:p>
          </table:table-cell>
        </table:table-row>
        <table:table-row table:style-name="ro1">
          <table:table-cell office:value-type="float" office:value="0.371668632846924" calcext:value-type="float">
            <text:p>0.3716686328</text:p>
          </table:table-cell>
        </table:table-row>
        <table:table-row table:style-name="ro1">
          <table:table-cell office:value-type="float" office:value="0.372791436318349" calcext:value-type="float">
            <text:p>0.3727914363</text:p>
          </table:table-cell>
        </table:table-row>
        <table:table-row table:style-name="ro1">
          <table:table-cell office:value-type="float" office:value="0.374118267915785" calcext:value-type="float">
            <text:p>0.3741182679</text:p>
          </table:table-cell>
        </table:table-row>
        <table:table-row table:style-name="ro1">
          <table:table-cell office:value-type="float" office:value="0.375647870772931" calcext:value-type="float">
            <text:p>0.3756478708</text:p>
          </table:table-cell>
        </table:table-row>
        <table:table-row table:style-name="ro1">
          <table:table-cell office:value-type="float" office:value="0.377378377295244" calcext:value-type="float">
            <text:p>0.3773783773</text:p>
          </table:table-cell>
        </table:table-row>
        <table:table-row table:style-name="ro1">
          <table:table-cell office:value-type="float" office:value="0.379307302965043" calcext:value-type="float">
            <text:p>0.379307303</text:p>
          </table:table-cell>
        </table:table-row>
        <table:table-row table:style-name="ro1">
          <table:table-cell office:value-type="float" office:value="0.381431540823041" calcext:value-type="float">
            <text:p>0.3814315408</text:p>
          </table:table-cell>
        </table:table-row>
        <table:table-row table:style-name="ro1">
          <table:table-cell office:value-type="float" office:value="0.383747356626286" calcext:value-type="float">
            <text:p>0.3837473566</text:p>
          </table:table-cell>
        </table:table-row>
        <table:table-row table:style-name="ro1">
          <table:table-cell office:value-type="float" office:value="0.386250384682523" calcext:value-type="float">
            <text:p>0.3862503847</text:p>
          </table:table-cell>
        </table:table-row>
        <table:table-row table:style-name="ro1">
          <table:table-cell office:value-type="float" office:value="0.38893562436097" calcext:value-type="float">
            <text:p>0.3889356244</text:p>
          </table:table-cell>
        </table:table-row>
        <table:table-row table:style-name="ro1">
          <table:table-cell office:value-type="float" office:value="0.391797437279514" calcext:value-type="float">
            <text:p>0.3917974373</text:p>
          </table:table-cell>
        </table:table-row>
        <table:table-row table:style-name="ro1">
          <table:table-cell office:value-type="float" office:value="0.394829545168322" calcext:value-type="float">
            <text:p>0.3948295452</text:p>
          </table:table-cell>
        </table:table-row>
        <table:table-row table:style-name="ro1">
          <table:table-cell office:value-type="float" office:value="0.398025028409862" calcext:value-type="float">
            <text:p>0.3980250284</text:p>
          </table:table-cell>
        </table:table-row>
        <table:table-row table:style-name="ro1">
          <table:table-cell office:value-type="float" office:value="0.401376325255356" calcext:value-type="float">
            <text:p>0.4013763253</text:p>
          </table:table-cell>
        </table:table-row>
        <table:table-row table:style-name="ro1">
          <table:table-cell office:value-type="float" office:value="0.40487523171763" calcext:value-type="float">
            <text:p>0.4048752317</text:p>
          </table:table-cell>
        </table:table-row>
        <table:table-row table:style-name="ro1">
          <table:table-cell office:value-type="float" office:value="0.408512902140401" calcext:value-type="float">
            <text:p>0.4085129021</text:p>
          </table:table-cell>
        </table:table-row>
        <table:table-row table:style-name="ro1">
          <table:table-cell office:value-type="float" office:value="0.412279850443964" calcext:value-type="float">
            <text:p>0.4122798504</text:p>
          </table:table-cell>
        </table:table-row>
        <table:table-row table:style-name="ro1">
          <table:table-cell office:value-type="float" office:value="0.416165952047302" calcext:value-type="float">
            <text:p>0.416165952</text:p>
          </table:table-cell>
        </table:table-row>
        <table:table-row table:style-name="ro1">
          <table:table-cell office:value-type="float" office:value="0.420160446466615" calcext:value-type="float">
            <text:p>0.4201604465</text:p>
          </table:table-cell>
        </table:table-row>
        <table:table-row table:style-name="ro1">
          <table:table-cell office:value-type="float" office:value="0.424251940590264" calcext:value-type="float">
            <text:p>0.4242519406</text:p>
          </table:table-cell>
        </table:table-row>
        <table:table-row table:style-name="ro1">
          <table:table-cell office:value-type="float" office:value="0.428428412630129" calcext:value-type="float">
            <text:p>0.4284284126</text:p>
          </table:table-cell>
        </table:table-row>
        <table:table-row table:style-name="ro1">
          <table:table-cell office:value-type="float" office:value="0.432677216749384" calcext:value-type="float">
            <text:p>0.4326772167</text:p>
          </table:table-cell>
        </table:table-row>
        <table:table-row table:style-name="ro1">
          <table:table-cell office:value-type="float" office:value="0.436985088366693" calcext:value-type="float">
            <text:p>0.4369850884</text:p>
          </table:table-cell>
        </table:table-row>
        <table:table-row table:style-name="ro1">
          <table:table-cell office:value-type="float" office:value="0.44133815013682" calcext:value-type="float">
            <text:p>0.4413381501</text:p>
          </table:table-cell>
        </table:table-row>
        <table:table-row table:style-name="ro1">
          <table:table-cell office:value-type="float" office:value="0.445721918607652" calcext:value-type="float">
            <text:p>0.4457219186</text:p>
          </table:table-cell>
        </table:table-row>
        <table:table-row table:style-name="ro1">
          <table:table-cell office:value-type="float" office:value="0.450121311553645" calcext:value-type="float">
            <text:p>0.4501213116</text:p>
          </table:table-cell>
        </table:table-row>
        <table:table-row table:style-name="ro1">
          <table:table-cell office:value-type="float" office:value="0.435600898262626" calcext:value-type="float">
            <text:p>0.4356008983</text:p>
          </table:table-cell>
        </table:table-row>
        <table:table-row table:style-name="ro1">
          <table:table-cell office:value-type="float" office:value="0.438399077868579" calcext:value-type="float">
            <text:p>0.4383990779</text:p>
          </table:table-cell>
        </table:table-row>
        <table:table-row table:style-name="ro1">
          <table:table-cell office:value-type="float" office:value="0.441150436703039" calcext:value-type="float">
            <text:p>0.4411504367</text:p>
          </table:table-cell>
        </table:table-row>
        <table:table-row table:style-name="ro1">
          <table:table-cell office:value-type="float" office:value="0.443834185094814" calcext:value-type="float">
            <text:p>0.4438341851</text:p>
          </table:table-cell>
        </table:table-row>
        <table:table-row table:style-name="ro1">
          <table:table-cell office:value-type="float" office:value="0.446431257092031" calcext:value-type="float">
            <text:p>0.4464312571</text:p>
          </table:table-cell>
        </table:table-row>
        <table:table-row table:style-name="ro1">
          <table:table-cell office:value-type="float" office:value="0.448924254232099" calcext:value-type="float">
            <text:p>0.4489242542</text:p>
          </table:table-cell>
        </table:table-row>
        <table:table-row table:style-name="ro1">
          <table:table-cell office:value-type="float" office:value="0.451297389988149" calcext:value-type="float">
            <text:p>0.45129739</text:p>
          </table:table-cell>
        </table:table-row>
        <table:table-row table:style-name="ro1">
          <table:table-cell office:value-type="float" office:value="0.45353643489198" calcext:value-type="float">
            <text:p>0.4535364349</text:p>
          </table:table-cell>
        </table:table-row>
        <table:table-row table:style-name="ro1">
          <table:table-cell office:value-type="float" office:value="0.455628662333498" calcext:value-type="float">
            <text:p>0.4556286623</text:p>
          </table:table-cell>
        </table:table-row>
        <table:table-row table:style-name="ro1">
          <table:table-cell office:value-type="float" office:value="0.457562795036645" calcext:value-type="float">
            <text:p>0.457562795</text:p>
          </table:table-cell>
        </table:table-row>
        <table:table-row table:style-name="ro1">
          <table:table-cell office:value-type="float" office:value="0.459328952211827" calcext:value-type="float">
            <text:p>0.4593289522</text:p>
          </table:table-cell>
        </table:table-row>
        <table:table-row table:style-name="ro1">
          <table:table-cell office:value-type="float" office:value="0.460918597384834" calcext:value-type="float">
            <text:p>0.4609185974</text:p>
          </table:table-cell>
        </table:table-row>
        <table:table-row table:style-name="ro1">
          <table:table-cell office:value-type="float" office:value="0.462324486902253" calcext:value-type="float">
            <text:p>0.4623244869</text:p>
          </table:table-cell>
        </table:table-row>
        <table:table-row table:style-name="ro1">
          <table:table-cell office:value-type="float" office:value="0.46354061911338" calcext:value-type="float">
            <text:p>0.4635406191</text:p>
          </table:table-cell>
        </table:table-row>
        <table:table-row table:style-name="ro1">
          <table:table-cell office:value-type="float" office:value="0.464562184228623" calcext:value-type="float">
            <text:p>0.4645621842</text:p>
          </table:table-cell>
        </table:table-row>
        <table:table-row table:style-name="ro1">
          <table:table-cell office:value-type="float" office:value="0.465385514854401" calcext:value-type="float">
            <text:p>0.4653855149</text:p>
          </table:table-cell>
        </table:table-row>
        <table:table-row table:style-name="ro1">
          <table:table-cell office:value-type="float" office:value="0.466008037204534" calcext:value-type="float">
            <text:p>0.4660080372</text:p>
          </table:table-cell>
        </table:table-row>
        <table:table-row table:style-name="ro1">
          <table:table-cell office:value-type="float" office:value="0.466428222988132" calcext:value-type="float">
            <text:p>0.466428223</text:p>
          </table:table-cell>
        </table:table-row>
        <table:table-row table:style-name="ro1">
          <table:table-cell office:value-type="float" office:value="0.466645541973977" calcext:value-type="float">
            <text:p>0.466645542</text:p>
          </table:table-cell>
        </table:table-row>
        <table:table-row table:style-name="ro1">
          <table:table-cell office:value-type="float" office:value="0.466660415231398" calcext:value-type="float">
            <text:p>0.4666604152</text:p>
          </table:table-cell>
        </table:table-row>
        <table:table-row table:style-name="ro1">
          <table:table-cell office:value-type="float" office:value="0.466474169047641" calcext:value-type="float">
            <text:p>0.466474169</text:p>
          </table:table-cell>
        </table:table-row>
        <table:table-row table:style-name="ro1">
          <table:table-cell office:value-type="float" office:value="0.466088989521736" calcext:value-type="float">
            <text:p>0.4660889895</text:p>
          </table:table-cell>
        </table:table-row>
        <table:table-row table:style-name="ro1">
          <table:table-cell office:value-type="float" office:value="0.465507877834852" calcext:value-type="float">
            <text:p>0.4655078778</text:p>
          </table:table-cell>
        </table:table-row>
        <table:table-row table:style-name="ro1">
          <table:table-cell office:value-type="float" office:value="0.464734606197154" calcext:value-type="float">
            <text:p>0.4647346062</text:p>
          </table:table-cell>
        </table:table-row>
        <table:table-row table:style-name="ro1">
          <table:table-cell office:value-type="float" office:value="0.46377367447115" calcext:value-type="float">
            <text:p>0.4637736745</text:p>
          </table:table-cell>
        </table:table-row>
        <table:table-row table:style-name="ro1">
          <table:table-cell office:value-type="float" office:value="0.462630267471535" calcext:value-type="float">
            <text:p>0.4626302675</text:p>
          </table:table-cell>
        </table:table-row>
        <table:table-row table:style-name="ro1">
          <table:table-cell office:value-type="float" office:value="0.461310212941525" calcext:value-type="float">
            <text:p>0.4613102129</text:p>
          </table:table-cell>
        </table:table-row>
        <table:table-row table:style-name="ro1">
          <table:table-cell office:value-type="float" office:value="0.459819940205689" calcext:value-type="float">
            <text:p>0.4598199402</text:p>
          </table:table-cell>
        </table:table-row>
        <table:table-row table:style-name="ro1">
          <table:table-cell office:value-type="float" office:value="0.458166439499276" calcext:value-type="float">
            <text:p>0.4581664395</text:p>
          </table:table-cell>
        </table:table-row>
        <table:table-row table:style-name="ro1">
          <table:table-cell office:value-type="float" office:value="0.456357221974035" calcext:value-type="float">
            <text:p>0.456357222</text:p>
          </table:table-cell>
        </table:table-row>
        <table:table-row table:style-name="ro1">
          <table:table-cell office:value-type="float" office:value="0.45440028038053" calcext:value-type="float">
            <text:p>0.4544002804</text:p>
          </table:table-cell>
        </table:table-row>
        <table:table-row table:style-name="ro1">
          <table:table-cell office:value-type="float" office:value="0.452304050426945" calcext:value-type="float">
            <text:p>0.4523040504</text:p>
          </table:table-cell>
        </table:table-row>
        <table:table-row table:style-name="ro1">
          <table:table-cell office:value-type="float" office:value="0.450077372814394" calcext:value-type="float">
            <text:p>0.4500773728</text:p>
          </table:table-cell>
        </table:table-row>
        <table:table-row table:style-name="ro1">
          <table:table-cell office:value-type="float" office:value="0.447729455948713" calcext:value-type="float">
            <text:p>0.4477294559</text:p>
          </table:table-cell>
        </table:table-row>
        <table:table-row table:style-name="ro1">
          <table:table-cell office:value-type="float" office:value="0.445269839328756" calcext:value-type="float">
            <text:p>0.4452698393</text:p>
          </table:table-cell>
        </table:table-row>
        <table:table-row table:style-name="ro1">
          <table:table-cell office:value-type="float" office:value="0.442708357611179" calcext:value-type="float">
            <text:p>0.4427083576</text:p>
          </table:table-cell>
        </table:table-row>
        <table:table-row table:style-name="ro1">
          <table:table-cell office:value-type="float" office:value="0.440055105351723" calcext:value-type="float">
            <text:p>0.4400551054</text:p>
          </table:table-cell>
        </table:table-row>
        <table:table-row table:style-name="ro1">
          <table:table-cell office:value-type="float" office:value="0.437320402422989" calcext:value-type="float">
            <text:p>0.4373204024</text:p>
          </table:table-cell>
        </table:table-row>
        <table:table-row table:style-name="ro1">
          <table:table-cell office:value-type="float" office:value="0.434514760108708" calcext:value-type="float">
            <text:p>0.4345147601</text:p>
          </table:table-cell>
        </table:table-row>
        <table:table-row table:style-name="ro1">
          <table:table-cell office:value-type="float" office:value="0.431648847874505" calcext:value-type="float">
            <text:p>0.4316488479</text:p>
          </table:table-cell>
        </table:table-row>
        <table:table-row table:style-name="ro1">
          <table:table-cell office:value-type="float" office:value="0.428733460815157" calcext:value-type="float">
            <text:p>0.4287334608</text:p>
          </table:table-cell>
        </table:table-row>
        <table:table-row table:style-name="ro1">
          <table:table-cell office:value-type="float" office:value="0.425779487778348" calcext:value-type="float">
            <text:p>0.4257794878</text:p>
          </table:table-cell>
        </table:table-row>
        <table:table-row table:style-name="ro1">
          <table:table-cell office:value-type="float" office:value="0.422797880164916" calcext:value-type="float">
            <text:p>0.4227978802</text:p>
          </table:table-cell>
        </table:table-row>
        <table:table-row table:style-name="ro1">
          <table:table-cell office:value-type="float" office:value="0.419799621405596" calcext:value-type="float">
            <text:p>0.4197996214</text:p>
          </table:table-cell>
        </table:table-row>
        <table:table-row table:style-name="ro1">
          <table:table-cell office:value-type="float" office:value="0.416795697114254" calcext:value-type="float">
            <text:p>0.4167956971</text:p>
          </table:table-cell>
        </table:table-row>
        <table:table-row table:style-name="ro1">
          <table:table-cell office:value-type="float" office:value="0.413797065917618" calcext:value-type="float">
            <text:p>0.4137970659</text:p>
          </table:table-cell>
        </table:table-row>
        <table:table-row table:style-name="ro1">
          <table:table-cell office:value-type="float" office:value="0.410814630961506" calcext:value-type="float">
            <text:p>0.410814631</text:p>
          </table:table-cell>
        </table:table-row>
        <table:table-row table:style-name="ro1">
          <table:table-cell office:value-type="float" office:value="0.407859212093547" calcext:value-type="float">
            <text:p>0.4078592121</text:p>
          </table:table-cell>
        </table:table-row>
        <table:table-row table:style-name="ro1">
          <table:table-cell office:value-type="float" office:value="0.404941518722387" calcext:value-type="float">
            <text:p>0.4049415187</text:p>
          </table:table-cell>
        </table:table-row>
        <table:table-row table:style-name="ro1">
          <table:table-cell office:value-type="float" office:value="0.402072123353408" calcext:value-type="float">
            <text:p>0.4020721234</text:p>
          </table:table-cell>
        </table:table-row>
        <table:table-row table:style-name="ro1">
          <table:table-cell office:value-type="float" office:value="0.399261435800924" calcext:value-type="float">
            <text:p>0.3992614358</text:p>
          </table:table-cell>
        </table:table-row>
        <table:table-row table:style-name="ro1">
          <table:table-cell office:value-type="float" office:value="0.39651967807688" calcext:value-type="float">
            <text:p>0.3965196781</text:p>
          </table:table-cell>
        </table:table-row>
        <table:table-row table:style-name="ro1">
          <table:table-cell office:value-type="float" office:value="0.393856859956047" calcext:value-type="float">
            <text:p>0.39385686</text:p>
          </table:table-cell>
        </table:table-row>
        <table:table-row table:style-name="ro1">
          <table:table-cell office:value-type="float" office:value="0.391282755217702" calcext:value-type="float">
            <text:p>0.3912827552</text:p>
          </table:table-cell>
        </table:table-row>
        <table:table-row table:style-name="ro1">
          <table:table-cell office:value-type="float" office:value="0.388806878563816" calcext:value-type="float">
            <text:p>0.3888068786</text:p>
          </table:table-cell>
        </table:table-row>
        <table:table-row table:style-name="ro1">
          <table:table-cell office:value-type="float" office:value="0.386438463213724" calcext:value-type="float">
            <text:p>0.3864384632</text:p>
          </table:table-cell>
        </table:table-row>
        <table:table-row table:style-name="ro1">
          <table:table-cell office:value-type="float" office:value="0.384186439175296" calcext:value-type="float">
            <text:p>0.3841864392</text:p>
          </table:table-cell>
        </table:table-row>
        <table:table-row table:style-name="ro1">
          <table:table-cell office:value-type="float" office:value="0.382059412192602" calcext:value-type="float">
            <text:p>0.3820594122</text:p>
          </table:table-cell>
        </table:table-row>
        <table:table-row table:style-name="ro1">
          <table:table-cell office:value-type="float" office:value="0.380065643370069" calcext:value-type="float">
            <text:p>0.3800656434</text:p>
          </table:table-cell>
        </table:table-row>
        <table:table-row table:style-name="ro1">
          <table:table-cell office:value-type="float" office:value="0.378213029473134" calcext:value-type="float">
            <text:p>0.3782130295</text:p>
          </table:table-cell>
        </table:table-row>
        <table:table-row table:style-name="ro1">
          <table:table-cell office:value-type="float" office:value="0.376509083905392" calcext:value-type="float">
            <text:p>0.3765090839</text:p>
          </table:table-cell>
        </table:table-row>
        <table:table-row table:style-name="ro1">
          <table:table-cell office:value-type="float" office:value="0.374960918362237" calcext:value-type="float">
            <text:p>0.3749609184</text:p>
          </table:table-cell>
        </table:table-row>
        <table:table-row table:style-name="ro1">
          <table:table-cell office:value-type="float" office:value="0.373575225161" calcext:value-type="float">
            <text:p>0.3735752252</text:p>
          </table:table-cell>
        </table:table-row>
        <table:table-row table:style-name="ro1">
          <table:table-cell office:value-type="float" office:value="0.372358260247576" calcext:value-type="float">
            <text:p>0.3723582602</text:p>
          </table:table-cell>
        </table:table-row>
        <table:table-row table:style-name="ro1">
          <table:table-cell office:value-type="float" office:value="0.371315826879551" calcext:value-type="float">
            <text:p>0.3713158269</text:p>
          </table:table-cell>
        </table:table-row>
        <table:table-row table:style-name="ro1">
          <table:table-cell office:value-type="float" office:value="0.370453259985822" calcext:value-type="float">
            <text:p>0.37045326</text:p>
          </table:table-cell>
        </table:table-row>
        <table:table-row table:style-name="ro1">
          <table:table-cell office:value-type="float" office:value="0.369775411202709" calcext:value-type="float">
            <text:p>0.3697754112</text:p>
          </table:table-cell>
        </table:table-row>
        <table:table-row table:style-name="ro1">
          <table:table-cell office:value-type="float" office:value="0.369286634586567" calcext:value-type="float">
            <text:p>0.3692866346</text:p>
          </table:table-cell>
        </table:table-row>
        <table:table-row table:style-name="ro1">
          <table:table-cell office:value-type="float" office:value="0.368990773002881" calcext:value-type="float">
            <text:p>0.368990773</text:p>
          </table:table-cell>
        </table:table-row>
        <table:table-row table:style-name="ro1">
          <table:table-cell office:value-type="float" office:value="0.368891145191872" calcext:value-type="float">
            <text:p>0.3688911452</text:p>
          </table:table-cell>
        </table:table-row>
        <table:table-row table:style-name="ro1">
          <table:table-cell office:value-type="float" office:value="0.368990533510583" calcext:value-type="float">
            <text:p>0.3689905335</text:p>
          </table:table-cell>
        </table:table-row>
        <table:table-row table:style-name="ro1">
          <table:table-cell office:value-type="float" office:value="0.369291172351466" calcext:value-type="float">
            <text:p>0.3692911724</text:p>
          </table:table-cell>
        </table:table-row>
        <table:table-row table:style-name="ro1">
          <table:table-cell office:value-type="float" office:value="0.369794737237462" calcext:value-type="float">
            <text:p>0.3697947372</text:p>
          </table:table-cell>
        </table:table-row>
        <table:table-row table:style-name="ro1">
          <table:table-cell office:value-type="float" office:value="0.370502334593579" calcext:value-type="float">
            <text:p>0.3705023346</text:p>
          </table:table-cell>
        </table:table-row>
        <table:table-row table:style-name="ro1">
          <table:table-cell office:value-type="float" office:value="0.371414492194956" calcext:value-type="float">
            <text:p>0.3714144922</text:p>
          </table:table-cell>
        </table:table-row>
        <table:table-row table:style-name="ro1">
          <table:table-cell office:value-type="float" office:value="0.372531150291429" calcext:value-type="float">
            <text:p>0.3725311503</text:p>
          </table:table-cell>
        </table:table-row>
        <table:table-row table:style-name="ro1">
          <table:table-cell office:value-type="float" office:value="0.373851653408591" calcext:value-type="float">
            <text:p>0.3738516534</text:p>
          </table:table-cell>
        </table:table-row>
        <table:table-row table:style-name="ro1">
          <table:table-cell office:value-type="float" office:value="0.375374742825341" calcext:value-type="float">
            <text:p>0.3753747428</text:p>
          </table:table-cell>
        </table:table-row>
        <table:table-row table:style-name="ro1">
          <table:table-cell office:value-type="float" office:value="0.377098549727932" calcext:value-type="float">
            <text:p>0.3770985497</text:p>
          </table:table-cell>
        </table:table-row>
        <table:table-row table:style-name="ro1">
          <table:table-cell office:value-type="float" office:value="0.379020589040514" calcext:value-type="float">
            <text:p>0.379020589</text:p>
          </table:table-cell>
        </table:table-row>
        <table:table-row table:style-name="ro1">
          <table:table-cell office:value-type="float" office:value="0.38113775393217" calcext:value-type="float">
            <text:p>0.3811377539</text:p>
          </table:table-cell>
        </table:table-row>
        <table:table-row table:style-name="ro1">
          <table:table-cell office:value-type="float" office:value="0.38344631100044" calcext:value-type="float">
            <text:p>0.383446311</text:p>
          </table:table-cell>
        </table:table-row>
        <table:table-row table:style-name="ro1">
          <table:table-cell office:value-type="float" office:value="0.385941896131353" calcext:value-type="float">
            <text:p>0.3859418961</text:p>
          </table:table-cell>
        </table:table-row>
        <table:table-row table:style-name="ro1">
          <table:table-cell office:value-type="float" office:value="0.388619511035944" calcext:value-type="float">
            <text:p>0.388619511</text:p>
          </table:table-cell>
        </table:table-row>
        <table:table-row table:style-name="ro1">
          <table:table-cell office:value-type="float" office:value="0.391473520463264" calcext:value-type="float">
            <text:p>0.3914735205</text:p>
          </table:table-cell>
        </table:table-row>
        <table:table-row table:style-name="ro1">
          <table:table-cell office:value-type="float" office:value="0.394497650089892" calcext:value-type="float">
            <text:p>0.3944976501</text:p>
          </table:table-cell>
        </table:table-row>
        <table:table-row table:style-name="ro1">
          <table:table-cell office:value-type="float" office:value="0.397684985085935" calcext:value-type="float">
            <text:p>0.3976849851</text:p>
          </table:table-cell>
        </table:table-row>
        <table:table-row table:style-name="ro1">
          <table:table-cell office:value-type="float" office:value="0.401027969357526" calcext:value-type="float">
            <text:p>0.4010279694</text:p>
          </table:table-cell>
        </table:table-row>
        <table:table-row table:style-name="ro1">
          <table:table-cell office:value-type="float" office:value="0.40451840546581" calcext:value-type="float">
            <text:p>0.4045184055</text:p>
          </table:table-cell>
        </table:table-row>
        <table:table-row table:style-name="ro1">
          <table:table-cell office:value-type="float" office:value="0.408147455222441" calcext:value-type="float">
            <text:p>0.4081474552</text:p>
          </table:table-cell>
        </table:table-row>
        <table:table-row table:style-name="ro1">
          <table:table-cell office:value-type="float" office:value="0.41190564096155" calcext:value-type="float">
            <text:p>0.411905641</text:p>
          </table:table-cell>
        </table:table-row>
        <table:table-row table:style-name="ro1">
          <table:table-cell office:value-type="float" office:value="0.415782847488225" calcext:value-type="float">
            <text:p>0.4157828475</text:p>
          </table:table-cell>
        </table:table-row>
        <table:table-row table:style-name="ro1">
          <table:table-cell office:value-type="float" office:value="0.419768324703478" calcext:value-type="float">
            <text:p>0.4197683247</text:p>
          </table:table-cell>
        </table:table-row>
        <table:table-row table:style-name="ro1">
          <table:table-cell office:value-type="float" office:value="0.423850690905711" calcext:value-type="float">
            <text:p>0.4238506909</text:p>
          </table:table-cell>
        </table:table-row>
        <table:table-row table:style-name="ro1">
          <table:table-cell office:value-type="float" office:value="0.42801793676867" calcext:value-type="float">
            <text:p>0.4280179368</text:p>
          </table:table-cell>
        </table:table-row>
        <table:table-row table:style-name="ro1">
          <table:table-cell office:value-type="float" office:value="0.4322574299959" calcext:value-type="float">
            <text:p>0.43225743</text:p>
          </table:table-cell>
        </table:table-row>
        <table:table-row table:style-name="ro1">
          <table:table-cell office:value-type="float" office:value="0.43655592065169" calcext:value-type="float">
            <text:p>0.4365559207</text:p>
          </table:table-cell>
        </table:table-row>
        <table:table-row table:style-name="ro1">
          <table:table-cell office:value-type="float" office:value="0.440899547168513" calcext:value-type="float">
            <text:p>0.4408995472</text:p>
          </table:table-cell>
        </table:table-row>
        <table:table-row table:style-name="ro1">
          <table:table-cell office:value-type="float" office:value="0.445273843030965" calcext:value-type="float">
            <text:p>0.445273843</text:p>
          </table:table-cell>
        </table:table-row>
        <table:table-row table:style-name="ro1">
          <table:table-cell office:value-type="float" office:value="0.449663744136188" calcext:value-type="float">
            <text:p>0.4496637441</text:p>
          </table:table-cell>
        </table:table-row>
        <table:table-row table:style-name="ro1">
          <table:table-cell office:value-type="float" office:value="0.435742634366854" calcext:value-type="float">
            <text:p>0.4357426344</text:p>
          </table:table-cell>
        </table:table-row>
        <table:table-row table:style-name="ro1">
          <table:table-cell office:value-type="float" office:value="0.438531417745922" calcext:value-type="float">
            <text:p>0.4385314177</text:p>
          </table:table-cell>
        </table:table-row>
        <table:table-row table:style-name="ro1">
          <table:table-cell office:value-type="float" office:value="0.441273425553123" calcext:value-type="float">
            <text:p>0.4412734256</text:p>
          </table:table-cell>
        </table:table-row>
        <table:table-row table:style-name="ro1">
          <table:table-cell office:value-type="float" office:value="0.443947888739478" calcext:value-type="float">
            <text:p>0.4439478887</text:p>
          </table:table-cell>
        </table:table-row>
        <table:table-row table:style-name="ro1">
          <table:table-cell office:value-type="float" office:value="0.446535760652511" calcext:value-type="float">
            <text:p>0.4465357607</text:p>
          </table:table-cell>
        </table:table-row>
        <table:table-row table:style-name="ro1">
          <table:table-cell office:value-type="float" office:value="0.449019660832164" calcext:value-type="float">
            <text:p>0.4490196608</text:p>
          </table:table-cell>
        </table:table-row>
        <table:table-row table:style-name="ro1">
          <table:table-cell office:value-type="float" office:value="0.451383819483268" calcext:value-type="float">
            <text:p>0.4513838195</text:p>
          </table:table-cell>
        </table:table-row>
        <table:table-row table:style-name="ro1">
          <table:table-cell office:value-type="float" office:value="0.453614022624597" calcext:value-type="float">
            <text:p>0.4536140226</text:p>
          </table:table-cell>
        </table:table-row>
        <table:table-row table:style-name="ro1">
          <table:table-cell office:value-type="float" office:value="0.455697557914485" calcext:value-type="float">
            <text:p>0.4556975579</text:p>
          </table:table-cell>
        </table:table-row>
        <table:table-row table:style-name="ro1">
          <table:table-cell office:value-type="float" office:value="0.457623161153012" calcext:value-type="float">
            <text:p>0.4576231612</text:p>
          </table:table-cell>
        </table:table-row>
        <table:table-row table:style-name="ro1">
          <table:table-cell office:value-type="float" office:value="0.459380963460769" calcext:value-type="float">
            <text:p>0.4593809635</text:p>
          </table:table-cell>
        </table:table-row>
        <table:table-row table:style-name="ro1">
          <table:table-cell office:value-type="float" office:value="0.460962439134181" calcext:value-type="float">
            <text:p>0.4609624391</text:p>
          </table:table-cell>
        </table:table-row>
        <table:table-row table:style-name="ro1">
          <table:table-cell office:value-type="float" office:value="0.462360354177411" calcext:value-type="float">
            <text:p>0.4623603542</text:p>
          </table:table-cell>
        </table:table-row>
        <table:table-row table:style-name="ro1">
          <table:table-cell office:value-type="float" office:value="0.463568715510829" calcext:value-type="float">
            <text:p>0.4635687155</text:p>
          </table:table-cell>
        </table:table-row>
        <table:table-row table:style-name="ro1">
          <table:table-cell office:value-type="float" office:value="0.464582720856049" calcext:value-type="float">
            <text:p>0.4645827209</text:p>
          </table:table-cell>
        </table:table-row>
        <table:table-row table:style-name="ro1">
          <table:table-cell office:value-type="float" office:value="0.465398709297542" calcext:value-type="float">
            <text:p>0.4653987093</text:p>
          </table:table-cell>
        </table:table-row>
        <table:table-row table:style-name="ro1">
          <table:table-cell office:value-type="float" office:value="0.466014112520818" calcext:value-type="float">
            <text:p>0.4660141125</text:p>
          </table:table-cell>
        </table:table-row>
        <table:table-row table:style-name="ro1">
          <table:table-cell office:value-type="float" office:value="0.466427406727172" calcext:value-type="float">
            <text:p>0.4664274067</text:p>
          </table:table-cell>
        </table:table-row>
        <table:table-row table:style-name="ro1">
          <table:table-cell office:value-type="float" office:value="0.466638065225007" calcext:value-type="float">
            <text:p>0.4666380652</text:p>
          </table:table-cell>
        </table:table-row>
        <table:table-row table:style-name="ro1">
          <table:table-cell office:value-type="float" office:value="0.466646511697729" calcext:value-type="float">
            <text:p>0.4666465117</text:p>
          </table:table-cell>
        </table:table-row>
        <table:table-row table:style-name="ro1">
          <table:table-cell office:value-type="float" office:value="0.466454074148201" calcext:value-type="float">
            <text:p>0.4664540741</text:p>
          </table:table-cell>
        </table:table-row>
        <table:table-row table:style-name="ro1">
          <table:table-cell office:value-type="float" office:value="0.466062939519779" calcext:value-type="float">
            <text:p>0.4660629395</text:p>
          </table:table-cell>
        </table:table-row>
        <table:table-row table:style-name="ro1">
          <table:table-cell office:value-type="float" office:value="0.465476108993914" calcext:value-type="float">
            <text:p>0.465476109</text:p>
          </table:table-cell>
        </table:table-row>
        <table:table-row table:style-name="ro1">
          <table:table-cell office:value-type="float" office:value="0.464697353964321" calcext:value-type="float">
            <text:p>0.464697354</text:p>
          </table:table-cell>
        </table:table-row>
        <table:table-row table:style-name="ro1">
          <table:table-cell office:value-type="float" office:value="0.463731172687727" calcext:value-type="float">
            <text:p>0.4637311727</text:p>
          </table:table-cell>
        </table:table-row>
        <table:table-row table:style-name="ro1">
          <table:table-cell office:value-type="float" office:value="0.462582747611174" calcext:value-type="float">
            <text:p>0.4625827476</text:p>
          </table:table-cell>
        </table:table-row>
        <table:table-row table:style-name="ro1">
          <table:table-cell office:value-type="float" office:value="0.461257903375912" calcext:value-type="float">
            <text:p>0.4612579034</text:p>
          </table:table-cell>
        </table:table-row>
        <table:table-row table:style-name="ro1">
          <table:table-cell office:value-type="float" office:value="0.459763065497844" calcext:value-type="float">
            <text:p>0.4597630655</text:p>
          </table:table-cell>
        </table:table-row>
        <table:table-row table:style-name="ro1">
          <table:table-cell office:value-type="float" office:value="0.458105219724552" calcext:value-type="float">
            <text:p>0.4581052197</text:p>
          </table:table-cell>
        </table:table-row>
        <table:table-row table:style-name="ro1">
          <table:table-cell office:value-type="float" office:value="0.456291872068891" calcext:value-type="float">
            <text:p>0.4562918721</text:p>
          </table:table-cell>
        </table:table-row>
        <table:table-row table:style-name="ro1">
          <table:table-cell office:value-type="float" office:value="0.454331009519153" calcext:value-type="float">
            <text:p>0.4543310095</text:p>
          </table:table-cell>
        </table:table-row>
        <table:table-row table:style-name="ro1">
          <table:table-cell office:value-type="float" office:value="0.452231061425796" calcext:value-type="float">
            <text:p>0.4522310614</text:p>
          </table:table-cell>
        </table:table-row>
        <table:table-row table:style-name="ro1">
          <table:table-cell office:value-type="float" office:value="0.450000861564755" calcext:value-type="float">
            <text:p>0.4500008616</text:p>
          </table:table-cell>
        </table:table-row>
        <table:table-row table:style-name="ro1">
          <table:table-cell office:value-type="float" office:value="0.447649610877311" calcext:value-type="float">
            <text:p>0.4476496109</text:p>
          </table:table-cell>
        </table:table-row>
        <table:table-row table:style-name="ro1">
          <table:table-cell office:value-type="float" office:value="0.445186840886536" calcext:value-type="float">
            <text:p>0.4451868409</text:p>
          </table:table-cell>
        </table:table-row>
        <table:table-row table:style-name="ro1">
          <table:table-cell office:value-type="float" office:value="0.442622377790309" calcext:value-type="float">
            <text:p>0.4426223778</text:p>
          </table:table-cell>
        </table:table-row>
        <table:table-row table:style-name="ro1">
          <table:table-cell office:value-type="float" office:value="0.4399663072309" calcext:value-type="float">
            <text:p>0.4399663072</text:p>
          </table:table-cell>
        </table:table-row>
        <table:table-row table:style-name="ro1">
          <table:table-cell office:value-type="float" office:value="0.437228939741127" calcext:value-type="float">
            <text:p>0.4372289397</text:p>
          </table:table-cell>
        </table:table-row>
        <table:table-row table:style-name="ro1">
          <table:table-cell office:value-type="float" office:value="0.434420776867078" calcext:value-type="float">
            <text:p>0.4344207769</text:p>
          </table:table-cell>
        </table:table-row>
        <table:table-row table:style-name="ro1">
          <table:table-cell office:value-type="float" office:value="0.431552477967407" calcext:value-type="float">
            <text:p>0.431552478</text:p>
          </table:table-cell>
        </table:table-row>
        <table:table-row table:style-name="ro1">
          <table:table-cell office:value-type="float" office:value="0.428634827689203" calcext:value-type="float">
            <text:p>0.4286348277</text:p>
          </table:table-cell>
        </table:table-row>
        <table:table-row table:style-name="ro1">
          <table:table-cell office:value-type="float" office:value="0.425678704120422" calcext:value-type="float">
            <text:p>0.4256787041</text:p>
          </table:table-cell>
        </table:table-row>
        <table:table-row table:style-name="ro1">
          <table:table-cell office:value-type="float" office:value="0.422695047618895" calcext:value-type="float">
            <text:p>0.4226950476</text:p>
          </table:table-cell>
        </table:table-row>
        <table:table-row table:style-name="ro1">
          <table:table-cell office:value-type="float" office:value="0.419694830317903" calcext:value-type="float">
            <text:p>0.4196948303</text:p>
          </table:table-cell>
        </table:table-row>
        <table:table-row table:style-name="ro1">
          <table:table-cell office:value-type="float" office:value="0.416689026308328" calcext:value-type="float">
            <text:p>0.4166890263</text:p>
          </table:table-cell>
        </table:table-row>
        <table:table-row table:style-name="ro1">
          <table:table-cell office:value-type="float" office:value="0.413688582497363" calcext:value-type="float">
            <text:p>0.4136885825</text:p>
          </table:table-cell>
        </table:table-row>
        <table:table-row table:style-name="ro1">
          <table:table-cell office:value-type="float" office:value="0.410704390143803" calcext:value-type="float">
            <text:p>0.4107043901</text:p>
          </table:table-cell>
        </table:table-row>
        <table:table-row table:style-name="ro1">
          <table:table-cell office:value-type="float" office:value="0.407747257069902" calcext:value-type="float">
            <text:p>0.4077472571</text:p>
          </table:table-cell>
        </table:table-row>
        <table:table-row table:style-name="ro1">
          <table:table-cell office:value-type="float" office:value="0.4048278805498" calcext:value-type="float">
            <text:p>0.4048278805</text:p>
          </table:table-cell>
        </table:table-row>
        <table:table-row table:style-name="ro1">
          <table:table-cell office:value-type="float" office:value="0.401956820874522" calcext:value-type="float">
            <text:p>0.4019568209</text:p>
          </table:table-cell>
        </table:table-row>
        <table:table-row table:style-name="ro1">
          <table:table-cell office:value-type="float" office:value="0.399144475593542" calcext:value-type="float">
            <text:p>0.3991444756</text:p>
          </table:table-cell>
        </table:table-row>
        <table:table-row table:style-name="ro1">
          <table:table-cell office:value-type="float" office:value="0.396401054432925" calcext:value-type="float">
            <text:p>0.3964010544</text:p>
          </table:table-cell>
        </table:table-row>
        <table:table-row table:style-name="ro1">
          <table:table-cell office:value-type="float" office:value="0.393736554890034" calcext:value-type="float">
            <text:p>0.3937365549</text:p>
          </table:table-cell>
        </table:table-row>
        <table:table-row table:style-name="ro1">
          <table:table-cell office:value-type="float" office:value="0.391160738504808" calcext:value-type="float">
            <text:p>0.3911607385</text:p>
          </table:table-cell>
        </table:table-row>
        <table:table-row table:style-name="ro1">
          <table:table-cell office:value-type="float" office:value="0.388683107807612" calcext:value-type="float">
            <text:p>0.3886831078</text:p>
          </table:table-cell>
        </table:table-row>
        <table:table-row table:style-name="ro1">
          <table:table-cell office:value-type="float" office:value="0.386312883943655" calcext:value-type="float">
            <text:p>0.3863128839</text:p>
          </table:table-cell>
        </table:table-row>
        <table:table-row table:style-name="ro1">
          <table:table-cell office:value-type="float" office:value="0.38405898497398" calcext:value-type="float">
            <text:p>0.384058985</text:p>
          </table:table-cell>
        </table:table-row>
        <table:table-row table:style-name="ro1">
          <table:table-cell office:value-type="float" office:value="0.38193000485302" calcext:value-type="float">
            <text:p>0.3819300049</text:p>
          </table:table-cell>
        </table:table-row>
        <table:table-row table:style-name="ro1">
          <table:table-cell office:value-type="float" office:value="0.379934193082735" calcext:value-type="float">
            <text:p>0.3799341931</text:p>
          </table:table-cell>
        </table:table-row>
        <table:table-row table:style-name="ro1">
          <table:table-cell office:value-type="float" office:value="0.378079435043303" calcext:value-type="float">
            <text:p>0.378079435</text:p>
          </table:table-cell>
        </table:table-row>
        <table:table-row table:style-name="ro1">
          <table:table-cell office:value-type="float" office:value="0.376373233000397" calcext:value-type="float">
            <text:p>0.376373233</text:p>
          </table:table-cell>
        </table:table-row>
        <table:table-row table:style-name="ro1">
          <table:table-cell office:value-type="float" office:value="0.374822687789022" calcext:value-type="float">
            <text:p>0.3748226878</text:p>
          </table:table-cell>
        </table:table-row>
        <table:table-row table:style-name="ro1">
          <table:table-cell office:value-type="float" office:value="0.373434481173926" calcext:value-type="float">
            <text:p>0.3734344812</text:p>
          </table:table-cell>
        </table:table-row>
        <table:table-row table:style-name="ro1">
          <table:table-cell office:value-type="float" office:value="0.372214858886581" calcext:value-type="float">
            <text:p>0.3722148589</text:p>
          </table:table-cell>
        </table:table-row>
        <table:table-row table:style-name="ro1">
          <table:table-cell office:value-type="float" office:value="0.371169614338735" calcext:value-type="float">
            <text:p>0.3711696143</text:p>
          </table:table-cell>
        </table:table-row>
        <table:table-row table:style-name="ro1">
          <table:table-cell office:value-type="float" office:value="0.370304073012529" calcext:value-type="float">
            <text:p>0.370304073</text:p>
          </table:table-cell>
        </table:table-row>
        <table:table-row table:style-name="ro1">
          <table:table-cell office:value-type="float" office:value="0.369623077527194" calcext:value-type="float">
            <text:p>0.3696230775</text:p>
          </table:table-cell>
        </table:table-row>
        <table:table-row table:style-name="ro1">
          <table:table-cell office:value-type="float" office:value="0.369130973382311" calcext:value-type="float">
            <text:p>0.3691309734</text:p>
          </table:table-cell>
        </table:table-row>
        <table:table-row table:style-name="ro1">
          <table:table-cell office:value-type="float" office:value="0.368831595377638" calcext:value-type="float">
            <text:p>0.3688315954</text:p>
          </table:table-cell>
        </table:table-row>
        <table:table-row table:style-name="ro1">
          <table:table-cell office:value-type="float" office:value="0.368728254709519" calcext:value-type="float">
            <text:p>0.3687282547</text:p>
          </table:table-cell>
        </table:table-row>
        <table:table-row table:style-name="ro1">
          <table:table-cell office:value-type="float" office:value="0.368823726743853" calcext:value-type="float">
            <text:p>0.3688237267</text:p>
          </table:table-cell>
        </table:table-row>
        <table:table-row table:style-name="ro1">
          <table:table-cell office:value-type="float" office:value="0.369120239465635" calcext:value-type="float">
            <text:p>0.3691202395</text:p>
          </table:table-cell>
        </table:table-row>
        <table:table-row table:style-name="ro1">
          <table:table-cell office:value-type="float" office:value="0.369619462605072" calcext:value-type="float">
            <text:p>0.3696194626</text:p>
          </table:table-cell>
        </table:table-row>
        <table:table-row table:style-name="ro1">
          <table:table-cell office:value-type="float" office:value="0.370322497440263" calcext:value-type="float">
            <text:p>0.3703224974</text:p>
          </table:table-cell>
        </table:table-row>
        <table:table-row table:style-name="ro1">
          <table:table-cell office:value-type="float" office:value="0.371229867276454" calcext:value-type="float">
            <text:p>0.3712298673</text:p>
          </table:table-cell>
        </table:table-row>
        <table:table-row table:style-name="ro1">
          <table:table-cell office:value-type="float" office:value="0.372341508601861" calcext:value-type="float">
            <text:p>0.3723415086</text:p>
          </table:table-cell>
        </table:table-row>
        <table:table-row table:style-name="ro1">
          <table:table-cell office:value-type="float" office:value="0.373656762920063" calcext:value-type="float">
            <text:p>0.3736567629</text:p>
          </table:table-cell>
        </table:table-row>
        <table:table-row table:style-name="ro1">
          <table:table-cell office:value-type="float" office:value="0.375174369258967" calcext:value-type="float">
            <text:p>0.3751743693</text:p>
          </table:table-cell>
        </table:table-row>
        <table:table-row table:style-name="ro1">
          <table:table-cell office:value-type="float" office:value="0.376892457356338" calcext:value-type="float">
            <text:p>0.3768924574</text:p>
          </table:table-cell>
        </table:table-row>
        <table:table-row table:style-name="ro1">
          <table:table-cell office:value-type="float" office:value="0.378808541521912" calcext:value-type="float">
            <text:p>0.3788085415</text:p>
          </table:table-cell>
        </table:table-row>
        <table:table-row table:style-name="ro1">
          <table:table-cell office:value-type="float" office:value="0.380919515176059" calcext:value-type="float">
            <text:p>0.3809195152</text:p>
          </table:table-cell>
        </table:table-row>
        <table:table-row table:style-name="ro1">
          <table:table-cell office:value-type="float" office:value="0.383221646065038" calcext:value-type="float">
            <text:p>0.3832216461</text:p>
          </table:table-cell>
        </table:table-row>
        <table:table-row table:style-name="ro1">
          <table:table-cell office:value-type="float" office:value="0.385710572152805" calcext:value-type="float">
            <text:p>0.3857105722</text:p>
          </table:table-cell>
        </table:table-row>
        <table:table-row table:style-name="ro1">
          <table:table-cell office:value-type="float" office:value="0.388381298189402" calcext:value-type="float">
            <text:p>0.3883812982</text:p>
          </table:table-cell>
        </table:table-row>
        <table:table-row table:style-name="ro1">
          <table:table-cell office:value-type="float" office:value="0.391228192955908" calcext:value-type="float">
            <text:p>0.391228193</text:p>
          </table:table-cell>
        </table:table-row>
        <table:table-row table:style-name="ro1">
          <table:table-cell office:value-type="float" office:value="0.394244987185972" calcext:value-type="float">
            <text:p>0.3942449872</text:p>
          </table:table-cell>
        </table:table-row>
        <table:table-row table:style-name="ro1">
          <table:table-cell office:value-type="float" office:value="0.397424772163901" calcext:value-type="float">
            <text:p>0.3974247722</text:p>
          </table:table-cell>
        </table:table-row>
        <table:table-row table:style-name="ro1">
          <table:table-cell office:value-type="float" office:value="0.400759998999331" calcext:value-type="float">
            <text:p>0.400759999</text:p>
          </table:table-cell>
        </table:table-row>
        <table:table-row table:style-name="ro1">
          <table:table-cell office:value-type="float" office:value="0.404242478578458" calcext:value-type="float">
            <text:p>0.4042424786</text:p>
          </table:table-cell>
        </table:table-row>
        <table:table-row table:style-name="ro1">
          <table:table-cell office:value-type="float" office:value="0.407863382191852" calcext:value-type="float">
            <text:p>0.4078633822</text:p>
          </table:table-cell>
        </table:table-row>
        <table:table-row table:style-name="ro1">
          <table:table-cell office:value-type="float" office:value="0.411613242838828" calcext:value-type="float">
            <text:p>0.4116132428</text:p>
          </table:table-cell>
        </table:table-row>
        <table:table-row table:style-name="ro1">
          <table:table-cell office:value-type="float" office:value="0.415481957208394" calcext:value-type="float">
            <text:p>0.4154819572</text:p>
          </table:table-cell>
        </table:table-row>
        <table:table-row table:style-name="ro1">
          <table:table-cell office:value-type="float" office:value="0.419458788336769" calcext:value-type="float">
            <text:p>0.4194587883</text:p>
          </table:table-cell>
        </table:table-row>
        <table:table-row table:style-name="ro1">
          <table:table-cell office:value-type="float" office:value="0.42353236894147" calcext:value-type="float">
            <text:p>0.4235323689</text:p>
          </table:table-cell>
        </table:table-row>
        <table:table-row table:style-name="ro1">
          <table:table-cell office:value-type="float" office:value="0.427690705431967" calcext:value-type="float">
            <text:p>0.4276907054</text:p>
          </table:table-cell>
        </table:table-row>
        <table:table-row table:style-name="ro1">
          <table:table-cell office:value-type="float" office:value="0.431921182596916" calcext:value-type="float">
            <text:p>0.4319211826</text:p>
          </table:table-cell>
        </table:table-row>
        <table:table-row table:style-name="ro1">
          <table:table-cell office:value-type="float" office:value="0.436210568967954" calcext:value-type="float">
            <text:p>0.436210569</text:p>
          </table:table-cell>
        </table:table-row>
        <table:table-row table:style-name="ro1">
          <table:table-cell office:value-type="float" office:value="0.440545022860065" calcext:value-type="float">
            <text:p>0.4405450229</text:p>
          </table:table-cell>
        </table:table-row>
        <table:table-row table:style-name="ro1">
          <table:table-cell office:value-type="float" office:value="0.444910099088522" calcext:value-type="float">
            <text:p>0.4449100991</text:p>
          </table:table-cell>
        </table:table-row>
        <table:table-row table:style-name="ro1">
          <table:table-cell office:value-type="float" office:value="0.449290756362395" calcext:value-type="float">
            <text:p>0.4492907564</text:p>
          </table:table-cell>
        </table:table-row>
        <table:table-row table:style-name="ro1">
          <table:table-cell office:value-type="float" office:value="0.435856133778229" calcext:value-type="float">
            <text:p>0.4358561338</text:p>
          </table:table-cell>
        </table:table-row>
        <table:table-row table:style-name="ro1">
          <table:table-cell office:value-type="float" office:value="0.438635791853037" calcext:value-type="float">
            <text:p>0.4386357919</text:p>
          </table:table-cell>
        </table:table-row>
        <table:table-row table:style-name="ro1">
          <table:table-cell office:value-type="float" office:value="0.441368729423789" calcext:value-type="float">
            <text:p>0.4413687294</text:p>
          </table:table-cell>
        </table:table-row>
        <table:table-row table:style-name="ro1">
          <table:table-cell office:value-type="float" office:value="0.444034202551894" calcext:value-type="float">
            <text:p>0.4440342026</text:p>
          </table:table-cell>
        </table:table-row>
        <table:table-row table:style-name="ro1">
          <table:table-cell office:value-type="float" office:value="0.446613188074902" calcext:value-type="float">
            <text:p>0.4466131881</text:p>
          </table:table-cell>
        </table:table-row>
        <table:table-row table:style-name="ro1">
          <table:table-cell office:value-type="float" office:value="0.449088327434762" calcext:value-type="float">
            <text:p>0.4490883274</text:p>
          </table:table-cell>
        </table:table-row>
        <table:table-row table:style-name="ro1">
          <table:table-cell office:value-type="float" office:value="0.451443871182713" calcext:value-type="float">
            <text:p>0.4514438712</text:p>
          </table:table-cell>
        </table:table-row>
        <table:table-row table:style-name="ro1">
          <table:table-cell office:value-type="float" office:value="0.453665624160833" calcext:value-type="float">
            <text:p>0.4536656242</text:p>
          </table:table-cell>
        </table:table-row>
        <table:table-row table:style-name="ro1">
          <table:table-cell office:value-type="float" office:value="0.455740891360224" calcext:value-type="float">
            <text:p>0.4557408914</text:p>
          </table:table-cell>
        </table:table-row>
        <table:table-row table:style-name="ro1">
          <table:table-cell office:value-type="float" office:value="0.457658424455838" calcext:value-type="float">
            <text:p>0.4576584245</text:p>
          </table:table-cell>
        </table:table-row>
        <table:table-row table:style-name="ro1">
          <table:table-cell office:value-type="float" office:value="0.459408369017955" calcext:value-type="float">
            <text:p>0.459408369</text:p>
          </table:table-cell>
        </table:table-row>
        <table:table-row table:style-name="ro1">
          <table:table-cell office:value-type="float" office:value="0.460982212400298" calcext:value-type="float">
            <text:p>0.4609822124</text:p>
          </table:table-cell>
        </table:table-row>
        <table:table-row table:style-name="ro1">
          <table:table-cell office:value-type="float" office:value="0.462372732304798" calcext:value-type="float">
            <text:p>0.4623727323</text:p>
          </table:table-cell>
        </table:table-row>
        <table:table-row table:style-name="ro1">
          <table:table-cell office:value-type="float" office:value="0.463573946022995" calcext:value-type="float">
            <text:p>0.463573946</text:p>
          </table:table-cell>
        </table:table-row>
        <table:table-row table:style-name="ro1">
          <table:table-cell office:value-type="float" office:value="0.464581060354092" calcext:value-type="float">
            <text:p>0.4645810604</text:p>
          </table:table-cell>
        </table:table-row>
        <table:table-row table:style-name="ro1">
          <table:table-cell office:value-type="float" office:value="0.465390422199644" calcext:value-type="float">
            <text:p>0.4653904222</text:p>
          </table:table-cell>
        </table:table-row>
        <table:table-row table:style-name="ro1">
          <table:table-cell office:value-type="float" office:value="0.465999469834898" calcext:value-type="float">
            <text:p>0.4659994698</text:p>
          </table:table-cell>
        </table:table-row>
        <table:table-row table:style-name="ro1">
          <table:table-cell office:value-type="float" office:value="0.466406684856775" calcext:value-type="float">
            <text:p>0.4664066849</text:p>
          </table:table-cell>
        </table:table-row>
        <table:table-row table:style-name="ro1">
          <table:table-cell office:value-type="float" office:value="0.46661154480849" calcext:value-type="float">
            <text:p>0.4666115448</text:p>
          </table:table-cell>
        </table:table-row>
        <table:table-row table:style-name="ro1">
          <table:table-cell office:value-type="float" office:value="0.466614476480828" calcext:value-type="float">
            <text:p>0.4666144765</text:p>
          </table:table-cell>
        </table:table-row>
        <table:table-row table:style-name="ro1">
          <table:table-cell office:value-type="float" office:value="0.466416809890048" calcext:value-type="float">
            <text:p>0.4664168099</text:p>
          </table:table-cell>
        </table:table-row>
        <table:table-row table:style-name="ro1">
          <table:table-cell office:value-type="float" office:value="0.466020732932449" calcext:value-type="float">
            <text:p>0.4660207329</text:p>
          </table:table-cell>
        </table:table-row>
        <table:table-row table:style-name="ro1">
          <table:table-cell office:value-type="float" office:value="0.465429246715563" calcext:value-type="float">
            <text:p>0.4654292467</text:p>
          </table:table-cell>
        </table:table-row>
        <table:table-row table:style-name="ro1">
          <table:table-cell office:value-type="float" office:value="0.464646121566003" calcext:value-type="float">
            <text:p>0.4646461216</text:p>
          </table:table-cell>
        </table:table-row>
        <table:table-row table:style-name="ro1">
          <table:table-cell office:value-type="float" office:value="0.46367585371395" calcext:value-type="float">
            <text:p>0.4636758537</text:p>
          </table:table-cell>
        </table:table-row>
        <table:table-row table:style-name="ro1">
          <table:table-cell office:value-type="float" office:value="0.462523622654287" calcext:value-type="float">
            <text:p>0.4625236227</text:p>
          </table:table-cell>
        </table:table-row>
        <table:table-row table:style-name="ro1">
          <table:table-cell office:value-type="float" office:value="0.461195249184372" calcext:value-type="float">
            <text:p>0.4611952492</text:p>
          </table:table-cell>
        </table:table-row>
        <table:table-row table:style-name="ro1">
          <table:table-cell office:value-type="float" office:value="0.45969715411846" calcext:value-type="float">
            <text:p>0.4596971541</text:p>
          </table:table-cell>
        </table:table-row>
        <table:table-row table:style-name="ro1">
          <table:table-cell office:value-type="float" office:value="0.458036317678766" calcext:value-type="float">
            <text:p>0.4580363177</text:p>
          </table:table-cell>
        </table:table-row>
        <table:table-row table:style-name="ro1">
          <table:table-cell office:value-type="float" office:value="0.456220239563174" calcext:value-type="float">
            <text:p>0.4562202396</text:p>
          </table:table-cell>
        </table:table-row>
        <table:table-row table:style-name="ro1">
          <table:table-cell office:value-type="float" office:value="0.454256899689586" calcext:value-type="float">
            <text:p>0.4542568997</text:p>
          </table:table-cell>
        </table:table-row>
        <table:table-row table:style-name="ro1">
          <table:table-cell office:value-type="float" office:value="0.452154719616919" calcext:value-type="float">
            <text:p>0.4521547196</text:p>
          </table:table-cell>
        </table:table-row>
        <table:table-row table:style-name="ro1">
          <table:table-cell office:value-type="float" office:value="0.449922524642747" calcext:value-type="float">
            <text:p>0.4499225246</text:p>
          </table:table-cell>
        </table:table-row>
        <table:table-row table:style-name="ro1">
          <table:table-cell office:value-type="float" office:value="0.447569506577577" calcext:value-type="float">
            <text:p>0.4475695066</text:p>
          </table:table-cell>
        </table:table-row>
        <table:table-row table:style-name="ro1">
          <table:table-cell office:value-type="float" office:value="0.445105187195785" calcext:value-type="float">
            <text:p>0.4451051872</text:p>
          </table:table-cell>
        </table:table-row>
        <table:table-row table:style-name="ro1">
          <table:table-cell office:value-type="float" office:value="0.442539382363178" calcext:value-type="float">
            <text:p>0.4425393824</text:p>
          </table:table-cell>
        </table:table-row>
        <table:table-row table:style-name="ro1">
          <table:table-cell office:value-type="float" office:value="0.439882166841217" calcext:value-type="float">
            <text:p>0.4398821668</text:p>
          </table:table-cell>
        </table:table-row>
        <table:table-row table:style-name="ro1">
          <table:table-cell office:value-type="float" office:value="0.437143839767871" calcext:value-type="float">
            <text:p>0.4371438398</text:p>
          </table:table-cell>
        </table:table-row>
        <table:table-row table:style-name="ro1">
          <table:table-cell office:value-type="float" office:value="0.43433489081512" calcext:value-type="float">
            <text:p>0.4343348908</text:p>
          </table:table-cell>
        </table:table-row>
        <table:table-row table:style-name="ro1">
          <table:table-cell office:value-type="float" office:value="0.431465967023103" calcext:value-type="float">
            <text:p>0.431465967</text:p>
          </table:table-cell>
        </table:table-row>
        <table:table-row table:style-name="ro1">
          <table:table-cell office:value-type="float" office:value="0.428547840310907" calcext:value-type="float">
            <text:p>0.4285478403</text:p>
          </table:table-cell>
        </table:table-row>
        <table:table-row table:style-name="ro1">
          <table:table-cell office:value-type="float" office:value="0.425591375664004" calcext:value-type="float">
            <text:p>0.4255913757</text:p>
          </table:table-cell>
        </table:table-row>
        <table:table-row table:style-name="ro1">
          <table:table-cell office:value-type="float" office:value="0.422607499998323" calcext:value-type="float">
            <text:p>0.4226075</text:p>
          </table:table-cell>
        </table:table-row>
        <table:table-row table:style-name="ro1">
          <table:table-cell office:value-type="float" office:value="0.41960717170098" calcext:value-type="float">
            <text:p>0.4196071717</text:p>
          </table:table-cell>
        </table:table-row>
        <table:table-row table:style-name="ro1">
          <table:table-cell office:value-type="float" office:value="0.416601350847639" calcext:value-type="float">
            <text:p>0.4166013508</text:p>
          </table:table-cell>
        </table:table-row>
        <table:table-row table:style-name="ro1">
          <table:table-cell office:value-type="float" office:value="0.413600970096522" calcext:value-type="float">
            <text:p>0.4136009701</text:p>
          </table:table-cell>
        </table:table-row>
        <table:table-row table:style-name="ro1">
          <table:table-cell office:value-type="float" office:value="0.410616906259064" calcext:value-type="float">
            <text:p>0.4106169063</text:p>
          </table:table-cell>
        </table:table-row>
        <table:table-row table:style-name="ro1">
          <table:table-cell office:value-type="float" office:value="0.40765995254721" calcext:value-type="float">
            <text:p>0.4076599525</text:p>
          </table:table-cell>
        </table:table-row>
        <table:table-row table:style-name="ro1">
          <table:table-cell office:value-type="float" office:value="0.404740791497358" calcext:value-type="float">
            <text:p>0.4047407915</text:p>
          </table:table-cell>
        </table:table-row>
        <table:table-row table:style-name="ro1">
          <table:table-cell office:value-type="float" office:value="0.401869968570942" calcext:value-type="float">
            <text:p>0.4018699686</text:p>
          </table:table-cell>
        </table:table-row>
        <table:table-row table:style-name="ro1">
          <table:table-cell office:value-type="float" office:value="0.399057866431662" calcext:value-type="float">
            <text:p>0.3990578664</text:p>
          </table:table-cell>
        </table:table-row>
        <table:table-row table:style-name="ro1">
          <table:table-cell office:value-type="float" office:value="0.396314679899358" calcext:value-type="float">
            <text:p>0.3963146799</text:p>
          </table:table-cell>
        </table:table-row>
        <table:table-row table:style-name="ro1">
          <table:table-cell office:value-type="float" office:value="0.393650391580525" calcext:value-type="float">
            <text:p>0.3936503916</text:p>
          </table:table-cell>
        </table:table-row>
        <table:table-row table:style-name="ro1">
          <table:table-cell office:value-type="float" office:value="0.391074748175478" calcext:value-type="float">
            <text:p>0.3910747482</text:p>
          </table:table-cell>
        </table:table-row>
        <table:table-row table:style-name="ro1">
          <table:table-cell office:value-type="float" office:value="0.388597237462151" calcext:value-type="float">
            <text:p>0.3885972375</text:p>
          </table:table-cell>
        </table:table-row>
        <table:table-row table:style-name="ro1">
          <table:table-cell office:value-type="float" office:value="0.386227065956552" calcext:value-type="float">
            <text:p>0.386227066</text:p>
          </table:table-cell>
        </table:table-row>
        <table:table-row table:style-name="ro1">
          <table:table-cell office:value-type="float" office:value="0.383973137249848" calcext:value-type="float">
            <text:p>0.3839731372</text:p>
          </table:table-cell>
        </table:table-row>
        <table:table-row table:style-name="ro1">
          <table:table-cell office:value-type="float" office:value="0.381844031022111" calcext:value-type="float">
            <text:p>0.381844031</text:p>
          </table:table-cell>
        </table:table-row>
        <table:table-row table:style-name="ro1">
          <table:table-cell office:value-type="float" office:value="0.379847982732688" calcext:value-type="float">
            <text:p>0.3798479827</text:p>
          </table:table-cell>
        </table:table-row>
        <table:table-row table:style-name="ro1">
          <table:table-cell office:value-type="float" office:value="0.377992863987235" calcext:value-type="float">
            <text:p>0.377992864</text:p>
          </table:table-cell>
        </table:table-row>
        <table:table-row table:style-name="ro1">
          <table:table-cell office:value-type="float" office:value="0.376286163581375" calcext:value-type="float">
            <text:p>0.3762861636</text:p>
          </table:table-cell>
        </table:table-row>
        <table:table-row table:style-name="ro1">
          <table:table-cell office:value-type="float" office:value="0.37473496922102" calcext:value-type="float">
            <text:p>0.3747349692</text:p>
          </table:table-cell>
        </table:table-row>
        <table:table-row table:style-name="ro1">
          <table:table-cell office:value-type="float" office:value="0.37334594991932" calcext:value-type="float">
            <text:p>0.3733459499</text:p>
          </table:table-cell>
        </table:table-row>
        <table:table-row table:style-name="ro1">
          <table:table-cell office:value-type="float" office:value="0.372125339070265" calcext:value-type="float">
            <text:p>0.3721253391</text:p>
          </table:table-cell>
        </table:table-row>
        <table:table-row table:style-name="ro1">
          <table:table-cell office:value-type="float" office:value="0.37107891819893" calcext:value-type="float">
            <text:p>0.3710789182</text:p>
          </table:table-cell>
        </table:table-row>
        <table:table-row table:style-name="ro1">
          <table:table-cell office:value-type="float" office:value="0.370212001388358" calcext:value-type="float">
            <text:p>0.3702120014</text:p>
          </table:table-cell>
        </table:table-row>
        <table:table-row table:style-name="ro1">
          <table:table-cell office:value-type="float" office:value="0.369529420383097" calcext:value-type="float">
            <text:p>0.3695294204</text:p>
          </table:table-cell>
        </table:table-row>
        <table:table-row table:style-name="ro1">
          <table:table-cell office:value-type="float" office:value="0.369035510369372" calcext:value-type="float">
            <text:p>0.3690355104</text:p>
          </table:table-cell>
        </table:table-row>
        <table:table-row table:style-name="ro1">
          <table:table-cell office:value-type="float" office:value="0.368734096431905" calcext:value-type="float">
            <text:p>0.3687340964</text:p>
          </table:table-cell>
        </table:table-row>
        <table:table-row table:style-name="ro1">
          <table:table-cell office:value-type="float" office:value="0.368628480687378" calcext:value-type="float">
            <text:p>0.3686284807</text:p>
          </table:table-cell>
        </table:table-row>
        <table:table-row table:style-name="ro1">
          <table:table-cell office:value-type="float" office:value="0.368721430094539" calcext:value-type="float">
            <text:p>0.3687214301</text:p>
          </table:table-cell>
        </table:table-row>
        <table:table-row table:style-name="ro1">
          <table:table-cell office:value-type="float" office:value="0.369015164940955" calcext:value-type="float">
            <text:p>0.3690151649</text:p>
          </table:table-cell>
        </table:table-row>
        <table:table-row table:style-name="ro1">
          <table:table-cell office:value-type="float" office:value="0.369511348006404" calcext:value-type="float">
            <text:p>0.369511348</text:p>
          </table:table-cell>
        </table:table-row>
        <table:table-row table:style-name="ro1">
          <table:table-cell office:value-type="float" office:value="0.370211074402916" calcext:value-type="float">
            <text:p>0.3702110744</text:p>
          </table:table-cell>
        </table:table-row>
        <table:table-row table:style-name="ro1">
          <table:table-cell office:value-type="float" office:value="0.371114862091454" calcext:value-type="float">
            <text:p>0.3711148621</text:p>
          </table:table-cell>
        </table:table-row>
        <table:table-row table:style-name="ro1">
          <table:table-cell office:value-type="float" office:value="0.372222643075241" calcext:value-type="float">
            <text:p>0.3722226431</text:p>
          </table:table-cell>
        </table:table-row>
        <table:table-row table:style-name="ro1">
          <table:table-cell office:value-type="float" office:value="0.37353375526973" calcext:value-type="float">
            <text:p>0.3735337553</text:p>
          </table:table-cell>
        </table:table-row>
        <table:table-row table:style-name="ro1">
          <table:table-cell office:value-type="float" office:value="0.375046935049218" calcext:value-type="float">
            <text:p>0.375046935</text:p>
          </table:table-cell>
        </table:table-row>
        <table:table-row table:style-name="ro1">
          <table:table-cell office:value-type="float" office:value="0.376760310470103" calcext:value-type="float">
            <text:p>0.3767603105</text:p>
          </table:table-cell>
        </table:table-row>
        <table:table-row table:style-name="ro1">
          <table:table-cell office:value-type="float" office:value="0.378671395170791" calcext:value-type="float">
            <text:p>0.3786713952</text:p>
          </table:table-cell>
        </table:table-row>
        <table:table-row table:style-name="ro1">
          <table:table-cell office:value-type="float" office:value="0.380777082948232" calcext:value-type="float">
            <text:p>0.3807770829</text:p>
          </table:table-cell>
        </table:table-row>
        <table:table-row table:style-name="ro1">
          <table:table-cell office:value-type="float" office:value="0.383073643011121" calcext:value-type="float">
            <text:p>0.383073643</text:p>
          </table:table-cell>
        </table:table-row>
        <table:table-row table:style-name="ro1">
          <table:table-cell office:value-type="float" office:value="0.385556715909723" calcext:value-type="float">
            <text:p>0.3855567159</text:p>
          </table:table-cell>
        </table:table-row>
        <table:table-row table:style-name="ro1">
          <table:table-cell office:value-type="float" office:value="0.388221310142353" calcext:value-type="float">
            <text:p>0.3882213101</text:p>
          </table:table-cell>
        </table:table-row>
        <table:table-row table:style-name="ro1">
          <table:table-cell office:value-type="float" office:value="0.3910617994385" calcext:value-type="float">
            <text:p>0.3910617994</text:p>
          </table:table-cell>
        </table:table-row>
        <table:table-row table:style-name="ro1">
          <table:table-cell office:value-type="float" office:value="0.39407192071859" calcext:value-type="float">
            <text:p>0.3940719207</text:p>
          </table:table-cell>
        </table:table-row>
        <table:table-row table:style-name="ro1">
          <table:table-cell office:value-type="float" office:value="0.397244772730391" calcext:value-type="float">
            <text:p>0.3972447727</text:p>
          </table:table-cell>
        </table:table-row>
        <table:table-row table:style-name="ro1">
          <table:table-cell office:value-type="float" office:value="0.400572815362076" calcext:value-type="float">
            <text:p>0.4005728154</text:p>
          </table:table-cell>
        </table:table-row>
        <table:table-row table:style-name="ro1">
          <table:table-cell office:value-type="float" office:value="0.404047869631909" calcext:value-type="float">
            <text:p>0.4040478696</text:p>
          </table:table-cell>
        </table:table-row>
        <table:table-row table:style-name="ro1">
          <table:table-cell office:value-type="float" office:value="0.407661118354593" calcext:value-type="float">
            <text:p>0.4076611184</text:p>
          </table:table-cell>
        </table:table-row>
        <table:table-row table:style-name="ro1">
          <table:table-cell office:value-type="float" office:value="0.411403107484253" calcext:value-type="float">
            <text:p>0.4114031075</text:p>
          </table:table-cell>
        </table:table-row>
        <table:table-row table:style-name="ro1">
          <table:table-cell office:value-type="float" office:value="0.415263748134062" calcext:value-type="float">
            <text:p>0.4152637481</text:p>
          </table:table-cell>
        </table:table-row>
        <table:table-row table:style-name="ro1">
          <table:table-cell office:value-type="float" office:value="0.419232319272514" calcext:value-type="float">
            <text:p>0.4192323193</text:p>
          </table:table-cell>
        </table:table-row>
        <table:table-row table:style-name="ro1">
          <table:table-cell office:value-type="float" office:value="0.423297471096346" calcext:value-type="float">
            <text:p>0.4232974711</text:p>
          </table:table-cell>
        </table:table-row>
        <table:table-row table:style-name="ro1">
          <table:table-cell office:value-type="float" office:value="0.427447229080089" calcext:value-type="float">
            <text:p>0.4274472291</text:p>
          </table:table-cell>
        </table:table-row>
        <table:table-row table:style-name="ro1">
          <table:table-cell office:value-type="float" office:value="0.431668998702278" calcext:value-type="float">
            <text:p>0.4316689987</text:p>
          </table:table-cell>
        </table:table-row>
        <table:table-row table:style-name="ro1">
          <table:table-cell office:value-type="float" office:value="0.435949570848301" calcext:value-type="float">
            <text:p>0.4359495708</text:p>
          </table:table-cell>
        </table:table-row>
        <table:table-row table:style-name="ro1">
          <table:table-cell office:value-type="float" office:value="0.440275127889886" calcext:value-type="float">
            <text:p>0.4402751279</text:p>
          </table:table-cell>
        </table:table-row>
        <table:table-row table:style-name="ro1">
          <table:table-cell office:value-type="float" office:value="0.444631250441238" calcext:value-type="float">
            <text:p>0.4446312504</text:p>
          </table:table-cell>
        </table:table-row>
        <table:table-row table:style-name="ro1">
          <table:table-cell office:value-type="float" office:value="0.449002924791822" calcext:value-type="float">
            <text:p>0.4490029248</text:p>
          </table:table-cell>
        </table:table-row>
        <table:table-row table:style-name="ro1">
          <table:table-cell office:value-type="float" office:value="0.435939300900343" calcext:value-type="float">
            <text:p>0.4359393009</text:p>
          </table:table-cell>
        </table:table-row>
        <table:table-row table:style-name="ro1">
          <table:table-cell office:value-type="float" office:value="0.438710117097337" calcext:value-type="float">
            <text:p>0.4387101171</text:p>
          </table:table-cell>
        </table:table-row>
        <table:table-row table:style-name="ro1">
          <table:table-cell office:value-type="float" office:value="0.441434277865221" calcext:value-type="float">
            <text:p>0.4414342779</text:p>
          </table:table-cell>
        </table:table-row>
        <table:table-row table:style-name="ro1">
          <table:table-cell office:value-type="float" office:value="0.444091068927118" calcext:value-type="float">
            <text:p>0.4440910689</text:p>
          </table:table-cell>
        </table:table-row>
        <table:table-row table:style-name="ro1">
          <table:table-cell office:value-type="float" office:value="0.446661494860153" calcext:value-type="float">
            <text:p>0.4466614949</text:p>
          </table:table-cell>
        </table:table-row>
        <table:table-row table:style-name="ro1">
          <table:table-cell office:value-type="float" office:value="0.449128222962547" calcext:value-type="float">
            <text:p>0.449128223</text:p>
          </table:table-cell>
        </table:table-row>
        <table:table-row table:style-name="ro1">
          <table:table-cell office:value-type="float" office:value="0.451475527797413" calcext:value-type="float">
            <text:p>0.4514755278</text:p>
          </table:table-cell>
        </table:table-row>
        <table:table-row table:style-name="ro1">
          <table:table-cell office:value-type="float" office:value="0.453689236413275" calcext:value-type="float">
            <text:p>0.4536892364</text:p>
          </table:table-cell>
        </table:table-row>
        <table:table-row table:style-name="ro1">
          <table:table-cell office:value-type="float" office:value="0.455756674241298" calcext:value-type="float">
            <text:p>0.4557566742</text:p>
          </table:table-cell>
        </table:table-row>
        <table:table-row table:style-name="ro1">
          <table:table-cell office:value-type="float" office:value="0.457666611669237" calcext:value-type="float">
            <text:p>0.4576666117</text:p>
          </table:table-cell>
        </table:table-row>
        <table:table-row table:style-name="ro1">
          <table:table-cell office:value-type="float" office:value="0.459409211292102" calcext:value-type="float">
            <text:p>0.4594092113</text:p>
          </table:table-cell>
        </table:table-row>
        <table:table-row table:style-name="ro1">
          <table:table-cell office:value-type="float" office:value="0.46097597583953" calcext:value-type="float">
            <text:p>0.4609759758</text:p>
          </table:table-cell>
        </table:table-row>
        <table:table-row table:style-name="ro1">
          <table:table-cell office:value-type="float" office:value="0.462359696779882" calcext:value-type="float">
            <text:p>0.4623596968</text:p>
          </table:table-cell>
        </table:table-row>
        <table:table-row table:style-name="ro1">
          <table:table-cell office:value-type="float" office:value="0.463554403601052" calcext:value-type="float">
            <text:p>0.4635544036</text:p>
          </table:table-cell>
        </table:table-row>
        <table:table-row table:style-name="ro1">
          <table:table-cell office:value-type="float" office:value="0.464555313767989" calcext:value-type="float">
            <text:p>0.4645553138</text:p>
          </table:table-cell>
        </table:table-row>
        <table:table-row table:style-name="ro1">
          <table:table-cell office:value-type="float" office:value="0.465358783356938" calcext:value-type="float">
            <text:p>0.4653587834</text:p>
          </table:table-cell>
        </table:table-row>
        <table:table-row table:style-name="ro1">
          <table:table-cell office:value-type="float" office:value="0.465962258366393" calcext:value-type="float">
            <text:p>0.4659622584</text:p>
          </table:table-cell>
        </table:table-row>
        <table:table-row table:style-name="ro1">
          <table:table-cell office:value-type="float" office:value="0.466364226704767" calcext:value-type="float">
            <text:p>0.4663642267</text:p>
          </table:table-cell>
        </table:table-row>
        <table:table-row table:style-name="ro1">
          <table:table-cell office:value-type="float" office:value="0.466564170854778" calcext:value-type="float">
            <text:p>0.4665641709</text:p>
          </table:table-cell>
        </table:table-row>
        <table:table-row table:style-name="ro1">
          <table:table-cell office:value-type="float" office:value="0.466562521214551" calcext:value-type="float">
            <text:p>0.4665625212</text:p>
          </table:table-cell>
        </table:table-row>
        <table:table-row table:style-name="ro1">
          <table:table-cell office:value-type="float" office:value="0.466360610115428" calcext:value-type="float">
            <text:p>0.4663606101</text:p>
          </table:table-cell>
        </table:table-row>
        <table:table-row table:style-name="ro1">
          <table:table-cell office:value-type="float" office:value="0.465960626516508" calcext:value-type="float">
            <text:p>0.4659606265</text:p>
          </table:table-cell>
        </table:table-row>
        <table:table-row table:style-name="ro1">
          <table:table-cell office:value-type="float" office:value="0.465365571375882" calcext:value-type="float">
            <text:p>0.4653655714</text:p>
          </table:table-cell>
        </table:table-row>
        <table:table-row table:style-name="ro1">
          <table:table-cell office:value-type="float" office:value="0.464579213698608" calcext:value-type="float">
            <text:p>0.4645792137</text:p>
          </table:table-cell>
        </table:table-row>
        <table:table-row table:style-name="ro1">
          <table:table-cell office:value-type="float" office:value="0.463606047261377" calcext:value-type="float">
            <text:p>0.4636060473</text:p>
          </table:table-cell>
        </table:table-row>
        <table:table-row table:style-name="ro1">
          <table:table-cell office:value-type="float" office:value="0.462451248013911" calcext:value-type="float">
            <text:p>0.462451248</text:p>
          </table:table-cell>
        </table:table-row>
        <table:table-row table:style-name="ro1">
          <table:table-cell office:value-type="float" office:value="0.461120632157069" calcext:value-type="float">
            <text:p>0.4611206322</text:p>
          </table:table-cell>
        </table:table-row>
        <table:table-row table:style-name="ro1">
          <table:table-cell office:value-type="float" office:value="0.459620614897671" calcext:value-type="float">
            <text:p>0.4596206149</text:p>
          </table:table-cell>
        </table:table-row>
        <table:table-row table:style-name="ro1">
          <table:table-cell office:value-type="float" office:value="0.457958169880035" calcext:value-type="float">
            <text:p>0.4579581699</text:p>
          </table:table-cell>
        </table:table-row>
        <table:table-row table:style-name="ro1">
          <table:table-cell office:value-type="float" office:value="0.456140789294231" calcext:value-type="float">
            <text:p>0.4561407893</text:p>
          </table:table-cell>
        </table:table-row>
        <table:table-row table:style-name="ro1">
          <table:table-cell office:value-type="float" office:value="0.454176444661053" calcext:value-type="float">
            <text:p>0.4541764447</text:p>
          </table:table-cell>
        </table:table-row>
        <table:table-row table:style-name="ro1">
          <table:table-cell office:value-type="float" office:value="0.452073548293698" calcext:value-type="float">
            <text:p>0.4520735483</text:p>
          </table:table-cell>
        </table:table-row>
        <table:table-row table:style-name="ro1">
          <table:table-cell office:value-type="float" office:value="0.44984091543617" calcext:value-type="float">
            <text:p>0.4498409154</text:p>
          </table:table-cell>
        </table:table-row>
        <table:table-row table:style-name="ro1">
          <table:table-cell office:value-type="float" office:value="0.447487727078391" calcext:value-type="float">
            <text:p>0.4474877271</text:p>
          </table:table-cell>
        </table:table-row>
        <table:table-row table:style-name="ro1">
          <table:table-cell office:value-type="float" office:value="0.445023493448036" calcext:value-type="float">
            <text:p>0.4450234934</text:p>
          </table:table-cell>
        </table:table-row>
        <table:table-row table:style-name="ro1">
          <table:table-cell office:value-type="float" office:value="0.442458018179074" calcext:value-type="float">
            <text:p>0.4424580182</text:p>
          </table:table-cell>
        </table:table-row>
        <table:table-row table:style-name="ro1">
          <table:table-cell office:value-type="float" office:value="0.439801363157033" calcext:value-type="float">
            <text:p>0.4398013632</text:p>
          </table:table-cell>
        </table:table-row>
        <table:table-row table:style-name="ro1">
          <table:table-cell office:value-type="float" office:value="0.437063814040974" calcext:value-type="float">
            <text:p>0.437063814</text:p>
          </table:table-cell>
        </table:table-row>
        <table:table-row table:style-name="ro1">
          <table:table-cell office:value-type="float" office:value="0.43425584646218" calcext:value-type="float">
            <text:p>0.4342558465</text:p>
          </table:table-cell>
        </table:table-row>
        <table:table-row table:style-name="ro1">
          <table:table-cell office:value-type="float" office:value="0.431388092899568" calcext:value-type="float">
            <text:p>0.4313880929</text:p>
          </table:table-cell>
        </table:table-row>
        <table:table-row table:style-name="ro1">
          <table:table-cell office:value-type="float" office:value="0.428471310231809" calcext:value-type="float">
            <text:p>0.4284713102</text:p>
          </table:table-cell>
        </table:table-row>
        <table:table-row table:style-name="ro1">
          <table:table-cell office:value-type="float" office:value="0.425516347966164" calcext:value-type="float">
            <text:p>0.425516348</text:p>
          </table:table-cell>
        </table:table-row>
        <table:table-row table:style-name="ro1">
          <table:table-cell office:value-type="float" office:value="0.422534117144038" calcext:value-type="float">
            <text:p>0.4225341171</text:p>
          </table:table-cell>
        </table:table-row>
        <table:table-row table:style-name="ro1">
          <table:table-cell office:value-type="float" office:value="0.419535559923249" calcext:value-type="float">
            <text:p>0.4195355599</text:p>
          </table:table-cell>
        </table:table-row>
        <table:table-row table:style-name="ro1">
          <table:table-cell office:value-type="float" office:value="0.416531619837009" calcext:value-type="float">
            <text:p>0.4165316198</text:p>
          </table:table-cell>
        </table:table-row>
        <table:table-row table:style-name="ro1">
          <table:table-cell office:value-type="float" office:value="0.413533212729628" calcext:value-type="float">
            <text:p>0.4135332127</text:p>
          </table:table-cell>
        </table:table-row>
        <table:table-row table:style-name="ro1">
          <table:table-cell office:value-type="float" office:value="0.41055119836892" calcext:value-type="float">
            <text:p>0.4105511984</text:p>
          </table:table-cell>
        </table:table-row>
        <table:table-row table:style-name="ro1">
          <table:table-cell office:value-type="float" office:value="0.407596352735338" calcext:value-type="float">
            <text:p>0.4075963527</text:p>
          </table:table-cell>
        </table:table-row>
        <table:table-row table:style-name="ro1">
          <table:table-cell office:value-type="float" office:value="0.40467934098782" calcext:value-type="float">
            <text:p>0.404679341</text:p>
          </table:table-cell>
        </table:table-row>
        <table:table-row table:style-name="ro1">
          <table:table-cell office:value-type="float" office:value="0.401810691106343" calcext:value-type="float">
            <text:p>0.4018106911</text:p>
          </table:table-cell>
        </table:table-row>
        <table:table-row table:style-name="ro1">
          <table:table-cell office:value-type="float" office:value="0.399000768211205" calcext:value-type="float">
            <text:p>0.3990007682</text:p>
          </table:table-cell>
        </table:table-row>
        <table:table-row table:style-name="ro1">
          <table:table-cell office:value-type="float" office:value="0.39625974955901" calcext:value-type="float">
            <text:p>0.3962597496</text:p>
          </table:table-cell>
        </table:table-row>
        <table:table-row table:style-name="ro1">
          <table:table-cell office:value-type="float" office:value="0.393597600215379" calcext:value-type="float">
            <text:p>0.3935976002</text:p>
          </table:table-cell>
        </table:table-row>
        <table:table-row table:style-name="ro1">
          <table:table-cell office:value-type="float" office:value="0.391024049404366" calcext:value-type="float">
            <text:p>0.3910240494</text:p>
          </table:table-cell>
        </table:table-row>
        <table:table-row table:style-name="ro1">
          <table:table-cell office:value-type="float" office:value="0.3885485675346" calcext:value-type="float">
            <text:p>0.3885485675</text:p>
          </table:table-cell>
        </table:table-row>
        <table:table-row table:style-name="ro1">
          <table:table-cell office:value-type="float" office:value="0.386180343902133" calcext:value-type="float">
            <text:p>0.3861803439</text:p>
          </table:table-cell>
        </table:table-row>
        <table:table-row table:style-name="ro1">
          <table:table-cell office:value-type="float" office:value="0.383928265070009" calcext:value-type="float">
            <text:p>0.3839282651</text:p>
          </table:table-cell>
        </table:table-row>
        <table:table-row table:style-name="ro1">
          <table:table-cell office:value-type="float" office:value="0.381800893924547" calcext:value-type="float">
            <text:p>0.3818008939</text:p>
          </table:table-cell>
        </table:table-row>
        <table:table-row table:style-name="ro1">
          <table:table-cell office:value-type="float" office:value="0.379806449408337" calcext:value-type="float">
            <text:p>0.3798064494</text:p>
          </table:table-cell>
        </table:table-row>
        <table:table-row table:style-name="ro1">
          <table:table-cell office:value-type="float" office:value="0.377952786929955" calcext:value-type="float">
            <text:p>0.3779527869</text:p>
          </table:table-cell>
        </table:table-row>
        <table:table-row table:style-name="ro1">
          <table:table-cell office:value-type="float" office:value="0.37624737945039" calcext:value-type="float">
            <text:p>0.3762473795</text:p>
          </table:table-cell>
        </table:table-row>
        <table:table-row table:style-name="ro1">
          <table:table-cell office:value-type="float" office:value="0.374697299246191" calcext:value-type="float">
            <text:p>0.3746972992</text:p>
          </table:table-cell>
        </table:table-row>
        <table:table-row table:style-name="ro1">
          <table:table-cell office:value-type="float" office:value="0.373309200349321" calcext:value-type="float">
            <text:p>0.3733092003</text:p>
          </table:table-cell>
        </table:table-row>
        <table:table-row table:style-name="ro1">
          <table:table-cell office:value-type="float" office:value="0.372089301663737" calcext:value-type="float">
            <text:p>0.3720893017</text:p>
          </table:table-cell>
        </table:table-row>
        <table:table-row table:style-name="ro1">
          <table:table-cell office:value-type="float" office:value="0.371043370758675" calcext:value-type="float">
            <text:p>0.3710433708</text:p>
          </table:table-cell>
        </table:table-row>
        <table:table-row table:style-name="ro1">
          <table:table-cell office:value-type="float" office:value="0.370176708338659" calcext:value-type="float">
            <text:p>0.3701767083</text:p>
          </table:table-cell>
        </table:table-row>
        <table:table-row table:style-name="ro1">
          <table:table-cell office:value-type="float" office:value="0.369494133390219" calcext:value-type="float">
            <text:p>0.3694941334</text:p>
          </table:table-cell>
        </table:table-row>
        <table:table-row table:style-name="ro1">
          <table:table-cell office:value-type="float" office:value="0.368999969005327" calcext:value-type="float">
            <text:p>0.368999969</text:p>
          </table:table-cell>
        </table:table-row>
        <table:table-row table:style-name="ro1">
          <table:table-cell office:value-type="float" office:value="0.36869802888155" calcext:value-type="float">
            <text:p>0.3686980289</text:p>
          </table:table-cell>
        </table:table-row>
        <table:table-row table:style-name="ro1">
          <table:table-cell office:value-type="float" office:value="0.368591604498915" calcext:value-type="float">
            <text:p>0.3685916045</text:p>
          </table:table-cell>
        </table:table-row>
        <table:table-row table:style-name="ro1">
          <table:table-cell office:value-type="float" office:value="0.368683452973489" calcext:value-type="float">
            <text:p>0.368683453</text:p>
          </table:table-cell>
        </table:table-row>
        <table:table-row table:style-name="ro1">
          <table:table-cell office:value-type="float" office:value="0.368975785587679" calcext:value-type="float">
            <text:p>0.3689757856</text:p>
          </table:table-cell>
        </table:table-row>
        <table:table-row table:style-name="ro1">
          <table:table-cell office:value-type="float" office:value="0.369470256997243" calcext:value-type="float">
            <text:p>0.369470257</text:p>
          </table:table-cell>
        </table:table-row>
        <table:table-row table:style-name="ro1">
          <table:table-cell office:value-type="float" office:value="0.370167955115019" calcext:value-type="float">
            <text:p>0.3701679551</text:p>
          </table:table-cell>
        </table:table-row>
        <table:table-row table:style-name="ro1">
          <table:table-cell office:value-type="float" office:value="0.371069391671363" calcext:value-type="float">
            <text:p>0.3710693917</text:p>
          </table:table-cell>
        </table:table-row>
        <table:table-row table:style-name="ro1">
          <table:table-cell office:value-type="float" office:value="0.372174493451315" calcext:value-type="float">
            <text:p>0.3721744935</text:p>
          </table:table-cell>
        </table:table-row>
        <table:table-row table:style-name="ro1">
          <table:table-cell office:value-type="float" office:value="0.373482594208469" calcext:value-type="float">
            <text:p>0.3734825942</text:p>
          </table:table-cell>
        </table:table-row>
        <table:table-row table:style-name="ro1">
          <table:table-cell office:value-type="float" office:value="0.374992427255558" calcext:value-type="float">
            <text:p>0.3749924273</text:p>
          </table:table-cell>
        </table:table-row>
        <table:table-row table:style-name="ro1">
          <table:table-cell office:value-type="float" office:value="0.376702118731764" calcext:value-type="float">
            <text:p>0.3767021187</text:p>
          </table:table-cell>
        </table:table-row>
        <table:table-row table:style-name="ro1">
          <table:table-cell office:value-type="float" office:value="0.378609181546736" calcext:value-type="float">
            <text:p>0.3786091815</text:p>
          </table:table-cell>
        </table:table-row>
        <table:table-row table:style-name="ro1">
          <table:table-cell office:value-type="float" office:value="0.380710510001324" calcext:value-type="float">
            <text:p>0.38071051</text:p>
          </table:table-cell>
        </table:table-row>
        <table:table-row table:style-name="ro1">
          <table:table-cell office:value-type="float" office:value="0.38300237508503" calcext:value-type="float">
            <text:p>0.3830023751</text:p>
          </table:table-cell>
        </table:table-row>
        <table:table-row table:style-name="ro1">
          <table:table-cell office:value-type="float" office:value="0.385480420450172" calcext:value-type="float">
            <text:p>0.3854804205</text:p>
          </table:table-cell>
        </table:table-row>
        <table:table-row table:style-name="ro1">
          <table:table-cell office:value-type="float" office:value="0.388139659062767" calcext:value-type="float">
            <text:p>0.3881396591</text:p>
          </table:table-cell>
        </table:table-row>
        <table:table-row table:style-name="ro1">
          <table:table-cell office:value-type="float" office:value="0.390974470530125" calcext:value-type="float">
            <text:p>0.3909744705</text:p>
          </table:table-cell>
        </table:table-row>
        <table:table-row table:style-name="ro1">
          <table:table-cell office:value-type="float" office:value="0.393978599105165" calcext:value-type="float">
            <text:p>0.3939785991</text:p>
          </table:table-cell>
        </table:table-row>
        <table:table-row table:style-name="ro1">
          <table:table-cell office:value-type="float" office:value="0.397145152367434" calcext:value-type="float">
            <text:p>0.3971451524</text:p>
          </table:table-cell>
        </table:table-row>
        <table:table-row table:style-name="ro1">
          <table:table-cell office:value-type="float" office:value="0.400466600580858" calcext:value-type="float">
            <text:p>0.4004666006</text:p>
          </table:table-cell>
        </table:table-row>
        <table:table-row table:style-name="ro1">
          <table:table-cell office:value-type="float" office:value="0.40393477672819" calcext:value-type="float">
            <text:p>0.4039347767</text:p>
          </table:table-cell>
        </table:table-row>
        <table:table-row table:style-name="ro1">
          <table:table-cell office:value-type="float" office:value="0.407540877222192" calcext:value-type="float">
            <text:p>0.4075408772</text:p>
          </table:table-cell>
        </table:table-row>
        <table:table-row table:style-name="ro1">
          <table:table-cell office:value-type="float" office:value="0.411275463293519" calcext:value-type="float">
            <text:p>0.4112754633</text:p>
          </table:table-cell>
        </table:table-row>
        <table:table-row table:style-name="ro1">
          <table:table-cell office:value-type="float" office:value="0.41512846305532" calcext:value-type="float">
            <text:p>0.4151284631</text:p>
          </table:table-cell>
        </table:table-row>
        <table:table-row table:style-name="ro1">
          <table:table-cell office:value-type="float" office:value="0.41908917424456" calcext:value-type="float">
            <text:p>0.4190891742</text:p>
          </table:table-cell>
        </table:table-row>
        <table:table-row table:style-name="ro1">
          <table:table-cell office:value-type="float" office:value="0.423146267640053" calcext:value-type="float">
            <text:p>0.4231462676</text:p>
          </table:table-cell>
        </table:table-row>
        <table:table-row table:style-name="ro1">
          <table:table-cell office:value-type="float" office:value="0.427287791157213" calcext:value-type="float">
            <text:p>0.4272877912</text:p>
          </table:table-cell>
        </table:table-row>
        <table:table-row table:style-name="ro1">
          <table:table-cell office:value-type="float" office:value="0.431501174619513" calcext:value-type="float">
            <text:p>0.4315011746</text:p>
          </table:table-cell>
        </table:table-row>
        <table:table-row table:style-name="ro1">
          <table:table-cell office:value-type="float" office:value="0.435773235206674" calcext:value-type="float">
            <text:p>0.4357732352</text:p>
          </table:table-cell>
        </table:table-row>
        <table:table-row table:style-name="ro1">
          <table:table-cell office:value-type="float" office:value="0.440090183579554" calcext:value-type="float">
            <text:p>0.4400901836</text:p>
          </table:table-cell>
        </table:table-row>
        <table:table-row table:style-name="ro1">
          <table:table-cell office:value-type="float" office:value="0.444437630681758" calcext:value-type="float">
            <text:p>0.4444376307</text:p>
          </table:table-cell>
        </table:table-row>
        <table:table-row table:style-name="ro1">
          <table:table-cell office:value-type="float" office:value="0.448800595217967" calcext:value-type="float">
            <text:p>0.4488005952</text:p>
          </table:table-cell>
        </table:table-row>
        <table:table-row table:style-name="ro1">
          <table:table-cell office:value-type="float" office:value="0.43599012282905" calcext:value-type="float">
            <text:p>0.4359901228</text:p>
          </table:table-cell>
        </table:table-row>
        <table:table-row table:style-name="ro1">
          <table:table-cell office:value-type="float" office:value="0.438752392309275" calcext:value-type="float">
            <text:p>0.4387523923</text:p>
          </table:table-cell>
        </table:table-row>
        <table:table-row table:style-name="ro1">
          <table:table-cell office:value-type="float" office:value="0.441468081554417" calcext:value-type="float">
            <text:p>0.4414680816</text:p>
          </table:table-cell>
        </table:table-row>
        <table:table-row table:style-name="ro1">
          <table:table-cell office:value-type="float" office:value="0.444116510551492" calcext:value-type="float">
            <text:p>0.4441165106</text:p>
          </table:table-cell>
        </table:table-row>
        <table:table-row table:style-name="ro1">
          <table:table-cell office:value-type="float" office:value="0.446678715914206" calcext:value-type="float">
            <text:p>0.4466787159</text:p>
          </table:table-cell>
        </table:table-row>
        <table:table-row table:style-name="ro1">
          <table:table-cell office:value-type="float" office:value="0.449137394795437" calcext:value-type="float">
            <text:p>0.4491373948</text:p>
          </table:table-cell>
        </table:table-row>
        <table:table-row table:style-name="ro1">
          <table:table-cell office:value-type="float" office:value="0.451476849476495" calcext:value-type="float">
            <text:p>0.4514768495</text:p>
          </table:table-cell>
        </table:table-row>
        <table:table-row table:style-name="ro1">
          <table:table-cell office:value-type="float" office:value="0.45368293263317" calcext:value-type="float">
            <text:p>0.4536829326</text:p>
          </table:table-cell>
        </table:table-row>
        <table:table-row table:style-name="ro1">
          <table:table-cell office:value-type="float" office:value="0.455742993278564" calcext:value-type="float">
            <text:p>0.4557429933</text:p>
          </table:table-cell>
        </table:table-row>
        <table:table-row table:style-name="ro1">
          <table:table-cell office:value-type="float" office:value="0.457645823382704" calcext:value-type="float">
            <text:p>0.4576458234</text:p>
          </table:table-cell>
        </table:table-row>
        <table:table-row table:style-name="ro1">
          <table:table-cell office:value-type="float" office:value="0.459381605168947" calcext:value-type="float">
            <text:p>0.4593816052</text:p>
          </table:table-cell>
        </table:table-row>
        <table:table-row table:style-name="ro1">
          <table:table-cell office:value-type="float" office:value="0.460941859087157" calcext:value-type="float">
            <text:p>0.4609418591</text:p>
          </table:table-cell>
        </table:table-row>
        <table:table-row table:style-name="ro1">
          <table:table-cell office:value-type="float" office:value="0.462319392463682" calcext:value-type="float">
            <text:p>0.4623193925</text:p>
          </table:table-cell>
        </table:table-row>
        <table:table-row table:style-name="ro1">
          <table:table-cell office:value-type="float" office:value="0.463508248828103" calcext:value-type="float">
            <text:p>0.4635082488</text:p>
          </table:table-cell>
        </table:table-row>
        <table:table-row table:style-name="ro1">
          <table:table-cell office:value-type="float" office:value="0.464503657916771" calcext:value-type="float">
            <text:p>0.4645036579</text:p>
          </table:table-cell>
        </table:table-row>
        <table:table-row table:style-name="ro1">
          <table:table-cell office:value-type="float" office:value="0.465301986353132" calcext:value-type="float">
            <text:p>0.4653019864</text:p>
          </table:table-cell>
        </table:table-row>
        <table:table-row table:style-name="ro1">
          <table:table-cell office:value-type="float" office:value="0.465900689004832" calcext:value-type="float">
            <text:p>0.465900689</text:p>
          </table:table-cell>
        </table:table-row>
        <table:table-row table:style-name="ro1">
          <table:table-cell office:value-type="float" office:value="0.46629826101761" calcext:value-type="float">
            <text:p>0.466298261</text:p>
          </table:table-cell>
        </table:table-row>
        <table:table-row table:style-name="ro1">
          <table:table-cell office:value-type="float" office:value="0.46649419052597" calcext:value-type="float">
            <text:p>0.4664941905</text:p>
          </table:table-cell>
        </table:table-row>
        <table:table-row table:style-name="ro1">
          <table:table-cell office:value-type="float" office:value="0.466488912040645" calcext:value-type="float">
            <text:p>0.466488912</text:p>
          </table:table-cell>
        </table:table-row>
        <table:table-row table:style-name="ro1">
          <table:table-cell office:value-type="float" office:value="0.466283760512839" calcext:value-type="float">
            <text:p>0.4662837605</text:p>
          </table:table-cell>
        </table:table-row>
        <table:table-row table:style-name="ro1">
          <table:table-cell office:value-type="float" office:value="0.465880926075255" calcext:value-type="float">
            <text:p>0.4658809261</text:p>
          </table:table-cell>
        </table:table-row>
        <table:table-row table:style-name="ro1">
          <table:table-cell office:value-type="float" office:value="0.465283409459911" calcext:value-type="float">
            <text:p>0.4652834095</text:p>
          </table:table-cell>
        </table:table-row>
        <table:table-row table:style-name="ro1">
          <table:table-cell office:value-type="float" office:value="0.464494978092735" calcext:value-type="float">
            <text:p>0.4644949781</text:p>
          </table:table-cell>
        </table:table-row>
        <table:table-row table:style-name="ro1">
          <table:table-cell office:value-type="float" office:value="0.46352012286495" calcext:value-type="float">
            <text:p>0.4635201229</text:p>
          </table:table-cell>
        </table:table-row>
        <table:table-row table:style-name="ro1">
          <table:table-cell office:value-type="float" office:value="0.462364015581236" calcext:value-type="float">
            <text:p>0.4623640156</text:p>
          </table:table-cell>
        </table:table-row>
        <table:table-row table:style-name="ro1">
          <table:table-cell office:value-type="float" office:value="0.461032467084688" calcext:value-type="float">
            <text:p>0.4610324671</text:p>
          </table:table-cell>
        </table:table-row>
        <table:table-row table:style-name="ro1">
          <table:table-cell office:value-type="float" office:value="0.459531886058542" calcext:value-type="float">
            <text:p>0.4595318861</text:p>
          </table:table-cell>
        </table:table-row>
        <table:table-row table:style-name="ro1">
          <table:table-cell office:value-type="float" office:value="0.457869238504704" calcext:value-type="float">
            <text:p>0.4578692385</text:p>
          </table:table-cell>
        </table:table-row>
        <table:table-row table:style-name="ro1">
          <table:table-cell office:value-type="float" office:value="0.456052007899048" calcext:value-type="float">
            <text:p>0.4560520079</text:p>
          </table:table-cell>
        </table:table-row>
        <table:table-row table:style-name="ro1">
          <table:table-cell office:value-type="float" office:value="0.454088156023508" calcext:value-type="float">
            <text:p>0.454088156</text:p>
          </table:table-cell>
        </table:table-row>
        <table:table-row table:style-name="ro1">
          <table:table-cell office:value-type="float" office:value="0.451986084474949" calcext:value-type="float">
            <text:p>0.4519860845</text:p>
          </table:table-cell>
        </table:table-row>
        <table:table-row table:style-name="ro1">
          <table:table-cell office:value-type="float" office:value="0.449754596850825" calcext:value-type="float">
            <text:p>0.4497545969</text:p>
          </table:table-cell>
        </table:table-row>
        <table:table-row table:style-name="ro1">
          <table:table-cell office:value-type="float" office:value="0.447402861611623" calcext:value-type="float">
            <text:p>0.4474028616</text:p>
          </table:table-cell>
        </table:table-row>
        <table:table-row table:style-name="ro1">
          <table:table-cell office:value-type="float" office:value="0.444940375620087" calcext:value-type="float">
            <text:p>0.4449403756</text:p>
          </table:table-cell>
        </table:table-row>
        <table:table-row table:style-name="ro1">
          <table:table-cell office:value-type="float" office:value="0.442376928357228" calcext:value-type="float">
            <text:p>0.4423769284</text:p>
          </table:table-cell>
        </table:table-row>
        <table:table-row table:style-name="ro1">
          <table:table-cell office:value-type="float" office:value="0.439722566815122" calcext:value-type="float">
            <text:p>0.4397225668</text:p>
          </table:table-cell>
        </table:table-row>
        <table:table-row table:style-name="ro1">
          <table:table-cell office:value-type="float" office:value="0.436987561066489" calcext:value-type="float">
            <text:p>0.4369875611</text:p>
          </table:table-cell>
        </table:table-row>
        <table:table-row table:style-name="ro1">
          <table:table-cell office:value-type="float" office:value="0.434182370511055" calcext:value-type="float">
            <text:p>0.4341823705</text:p>
          </table:table-cell>
        </table:table-row>
        <table:table-row table:style-name="ro1">
          <table:table-cell office:value-type="float" office:value="0.431317610798702" calcext:value-type="float">
            <text:p>0.4313176108</text:p>
          </table:table-cell>
        </table:table-row>
        <table:table-row table:style-name="ro1">
          <table:table-cell office:value-type="float" office:value="0.428404021429403" calcext:value-type="float">
            <text:p>0.4284040214</text:p>
          </table:table-cell>
        </table:table-row>
        <table:table-row table:style-name="ro1">
          <table:table-cell office:value-type="float" office:value="0.425452434029934" calcext:value-type="float">
            <text:p>0.425452434</text:p>
          </table:table-cell>
        </table:table-row>
        <table:table-row table:style-name="ro1">
          <table:table-cell office:value-type="float" office:value="0.422473741307381" calcext:value-type="float">
            <text:p>0.4224737413</text:p>
          </table:table-cell>
        </table:table-row>
        <table:table-row table:style-name="ro1">
          <table:table-cell office:value-type="float" office:value="0.419478866679424" calcext:value-type="float">
            <text:p>0.4194788667</text:p>
          </table:table-cell>
        </table:table-row>
        <table:table-row table:style-name="ro1">
          <table:table-cell office:value-type="float" office:value="0.416478734581407" calcext:value-type="float">
            <text:p>0.4164787346</text:p>
          </table:table-cell>
        </table:table-row>
        <table:table-row table:style-name="ro1">
          <table:table-cell office:value-type="float" office:value="0.413484241450195" calcext:value-type="float">
            <text:p>0.4134842415</text:p>
          </table:table-cell>
        </table:table-row>
        <table:table-row table:style-name="ro1">
          <table:table-cell office:value-type="float" office:value="0.410506227384811" calcext:value-type="float">
            <text:p>0.4105062274</text:p>
          </table:table-cell>
        </table:table-row>
        <table:table-row table:style-name="ro1">
          <table:table-cell office:value-type="float" office:value="0.407555448483862" calcext:value-type="float">
            <text:p>0.4075554485</text:p>
          </table:table-cell>
        </table:table-row>
        <table:table-row table:style-name="ro1">
          <table:table-cell office:value-type="float" office:value="0.404642549859747" calcext:value-type="float">
            <text:p>0.4046425499</text:p>
          </table:table-cell>
        </table:table-row>
        <table:table-row table:style-name="ro1">
          <table:table-cell office:value-type="float" office:value="0.401778039329648" calcext:value-type="float">
            <text:p>0.4017780393</text:p>
          </table:table-cell>
        </table:table-row>
        <table:table-row table:style-name="ro1">
          <table:table-cell office:value-type="float" office:value="0.39897226178331" calcext:value-type="float">
            <text:p>0.3989722618</text:p>
          </table:table-cell>
        </table:table-row>
        <table:table-row table:style-name="ro1">
          <table:table-cell office:value-type="float" office:value="0.396235374227602" calcext:value-type="float">
            <text:p>0.3962353742</text:p>
          </table:table-cell>
        </table:table-row>
        <table:table-row table:style-name="ro1">
          <table:table-cell office:value-type="float" office:value="0.39357732150786" calcext:value-type="float">
            <text:p>0.3935773215</text:p>
          </table:table-cell>
        </table:table-row>
        <table:table-row table:style-name="ro1">
          <table:table-cell office:value-type="float" office:value="0.39100781270602" calcext:value-type="float">
            <text:p>0.3910078127</text:p>
          </table:table-cell>
        </table:table-row>
        <table:table-row table:style-name="ro1">
          <table:table-cell office:value-type="float" office:value="0.388536298215535" calcext:value-type="float">
            <text:p>0.3885362982</text:p>
          </table:table-cell>
        </table:table-row>
        <table:table-row table:style-name="ro1">
          <table:table-cell office:value-type="float" office:value="0.386171947493069" calcext:value-type="float">
            <text:p>0.3861719475</text:p>
          </table:table-cell>
        </table:table-row>
        <table:table-row table:style-name="ro1">
          <table:table-cell office:value-type="float" office:value="0.383923627486986" calcext:value-type="float">
            <text:p>0.3839236275</text:p>
          </table:table-cell>
        </table:table-row>
        <table:table-row table:style-name="ro1">
          <table:table-cell office:value-type="float" office:value="0.381799881742614" calcext:value-type="float">
            <text:p>0.3817998817</text:p>
          </table:table-cell>
        </table:table-row>
        <table:table-row table:style-name="ro1">
          <table:table-cell office:value-type="float" office:value="0.379808910184301" calcext:value-type="float">
            <text:p>0.3798089102</text:p>
          </table:table-cell>
        </table:table-row>
        <table:table-row table:style-name="ro1">
          <table:table-cell office:value-type="float" office:value="0.37795854957425" calcext:value-type="float">
            <text:p>0.3779585496</text:p>
          </table:table-cell>
        </table:table-row>
        <table:table-row table:style-name="ro1">
          <table:table-cell office:value-type="float" office:value="0.376256254648142" calcext:value-type="float">
            <text:p>0.3762562546</text:p>
          </table:table-cell>
        </table:table-row>
        <table:table-row table:style-name="ro1">
          <table:table-cell office:value-type="float" office:value="0.374709079927539" calcext:value-type="float">
            <text:p>0.3747090799</text:p>
          </table:table-cell>
        </table:table-row>
        <table:table-row table:style-name="ro1">
          <table:table-cell office:value-type="float" office:value="0.373323662209078" calcext:value-type="float">
            <text:p>0.3733236622</text:p>
          </table:table-cell>
        </table:table-row>
        <table:table-row table:style-name="ro1">
          <table:table-cell office:value-type="float" office:value="0.372106203730443" calcext:value-type="float">
            <text:p>0.3721062037</text:p>
          </table:table-cell>
        </table:table-row>
        <table:table-row table:style-name="ro1">
          <table:table-cell office:value-type="float" office:value="0.371062456013126" calcext:value-type="float">
            <text:p>0.371062456</text:p>
          </table:table-cell>
        </table:table-row>
        <table:table-row table:style-name="ro1">
          <table:table-cell office:value-type="float" office:value="0.370197704381968" calcext:value-type="float">
            <text:p>0.3701977044</text:p>
          </table:table-cell>
        </table:table-row>
        <table:table-row table:style-name="ro1">
          <table:table-cell office:value-type="float" office:value="0.369516753161492" calcext:value-type="float">
            <text:p>0.3695167532</text:p>
          </table:table-cell>
        </table:table-row>
        <table:table-row table:style-name="ro1">
          <table:table-cell office:value-type="float" office:value="0.369023911549009" calcext:value-type="float">
            <text:p>0.3690239115</text:p>
          </table:table-cell>
        </table:table-row>
        <table:table-row table:style-name="ro1">
          <table:table-cell office:value-type="float" office:value="0.36872298016452" calcext:value-type="float">
            <text:p>0.3687229802</text:p>
          </table:table-cell>
        </table:table-row>
        <table:table-row table:style-name="ro1">
          <table:table-cell office:value-type="float" office:value="0.368617238277396" calcext:value-type="float">
            <text:p>0.3686172383</text:p>
          </table:table-cell>
        </table:table-row>
        <table:table-row table:style-name="ro1">
          <table:table-cell office:value-type="float" office:value="0.36870943170984" calcext:value-type="float">
            <text:p>0.3687094317</text:p>
          </table:table-cell>
        </table:table-row>
        <table:table-row table:style-name="ro1">
          <table:table-cell office:value-type="float" office:value="0.369001761417145" calcext:value-type="float">
            <text:p>0.3690017614</text:p>
          </table:table-cell>
        </table:table-row>
        <table:table-row table:style-name="ro1">
          <table:table-cell office:value-type="float" office:value="0.36949587274472" calcext:value-type="float">
            <text:p>0.3694958727</text:p>
          </table:table-cell>
        </table:table-row>
        <table:table-row table:style-name="ro1">
          <table:table-cell office:value-type="float" office:value="0.370192845361916" calcext:value-type="float">
            <text:p>0.3701928454</text:p>
          </table:table-cell>
        </table:table-row>
        <table:table-row table:style-name="ro1">
          <table:table-cell office:value-type="float" office:value="0.371093183872624" calcext:value-type="float">
            <text:p>0.3710931839</text:p>
          </table:table-cell>
        </table:table-row>
        <table:table-row table:style-name="ro1">
          <table:table-cell office:value-type="float" office:value="0.372196809102666" calcext:value-type="float">
            <text:p>0.3721968091</text:p>
          </table:table-cell>
        </table:table-row>
        <table:table-row table:style-name="ro1">
          <table:table-cell office:value-type="float" office:value="0.373503050063969" calcext:value-type="float">
            <text:p>0.3735030501</text:p>
          </table:table-cell>
        </table:table-row>
        <table:table-row table:style-name="ro1">
          <table:table-cell office:value-type="float" office:value="0.375010636595515" calcext:value-type="float">
            <text:p>0.3750106366</text:p>
          </table:table-cell>
        </table:table-row>
        <table:table-row table:style-name="ro1">
          <table:table-cell office:value-type="float" office:value="0.37671769268109" calcext:value-type="float">
            <text:p>0.3767176927</text:p>
          </table:table-cell>
        </table:table-row>
        <table:table-row table:style-name="ro1">
          <table:table-cell office:value-type="float" office:value="0.378621730443805" calcext:value-type="float">
            <text:p>0.3786217304</text:p>
          </table:table-cell>
        </table:table-row>
        <table:table-row table:style-name="ro1">
          <table:table-cell office:value-type="float" office:value="0.380719644817406" calcext:value-type="float">
            <text:p>0.3807196448</text:p>
          </table:table-cell>
        </table:table-row>
        <table:table-row table:style-name="ro1">
          <table:table-cell office:value-type="float" office:value="0.383007708894372" calcext:value-type="float">
            <text:p>0.3830077089</text:p>
          </table:table-cell>
        </table:table-row>
        <table:table-row table:style-name="ro1">
          <table:table-cell office:value-type="float" office:value="0.38548156995079" calcext:value-type="float">
            <text:p>0.38548157</text:p>
          </table:table-cell>
        </table:table-row>
        <table:table-row table:style-name="ro1">
          <table:table-cell office:value-type="float" office:value="0.388136246148018" calcext:value-type="float">
            <text:p>0.3881362461</text:p>
          </table:table-cell>
        </table:table-row>
        <table:table-row table:style-name="ro1">
          <table:table-cell office:value-type="float" office:value="0.390966123911137" calcext:value-type="float">
            <text:p>0.3909661239</text:p>
          </table:table-cell>
        </table:table-row>
        <table:table-row table:style-name="ro1">
          <table:table-cell office:value-type="float" office:value="0.393964955984179" calcext:value-type="float">
            <text:p>0.393964956</text:p>
          </table:table-cell>
        </table:table-row>
        <table:table-row table:style-name="ro1">
          <table:table-cell office:value-type="float" office:value="0.397125860162147" calcext:value-type="float">
            <text:p>0.3971258602</text:p>
          </table:table-cell>
        </table:table-row>
        <table:table-row table:style-name="ro1">
          <table:table-cell office:value-type="float" office:value="0.400441318699813" calcext:value-type="float">
            <text:p>0.4004413187</text:p>
          </table:table-cell>
        </table:table-row>
        <table:table-row table:style-name="ro1">
          <table:table-cell office:value-type="float" office:value="0.403903178397303" calcext:value-type="float">
            <text:p>0.4039031784</text:p>
          </table:table-cell>
        </table:table-row>
        <table:table-row table:style-name="ro1">
          <table:table-cell office:value-type="float" office:value="0.40750265136247" calcext:value-type="float">
            <text:p>0.4075026514</text:p>
          </table:table-cell>
        </table:table-row>
        <table:table-row table:style-name="ro1">
          <table:table-cell office:value-type="float" office:value="0.411230316450048" calcext:value-type="float">
            <text:p>0.4112303165</text:p>
          </table:table-cell>
        </table:table-row>
        <table:table-row table:style-name="ro1">
          <table:table-cell office:value-type="float" office:value="0.415076121377586" calcext:value-type="float">
            <text:p>0.4150761214</text:p>
          </table:table-cell>
        </table:table-row>
        <table:table-row table:style-name="ro1">
          <table:table-cell office:value-type="float" office:value="0.419029385518178" calcext:value-type="float">
            <text:p>0.4190293855</text:p>
          </table:table-cell>
        </table:table-row>
        <table:table-row table:style-name="ro1">
          <table:table-cell office:value-type="float" office:value="0.423078803369965" calcext:value-type="float">
            <text:p>0.4230788034</text:p>
          </table:table-cell>
        </table:table-row>
        <table:table-row table:style-name="ro1">
          <table:table-cell office:value-type="float" office:value="0.42721244870243" calcext:value-type="float">
            <text:p>0.4272124487</text:p>
          </table:table-cell>
        </table:table-row>
        <table:table-row table:style-name="ro1">
          <table:table-cell office:value-type="float" office:value="0.431417779379472" calcext:value-type="float">
            <text:p>0.4314177794</text:p>
          </table:table-cell>
        </table:table-row>
        <table:table-row table:style-name="ro1">
          <table:table-cell office:value-type="float" office:value="0.435681642859271" calcext:value-type="float">
            <text:p>0.4356816429</text:p>
          </table:table-cell>
        </table:table-row>
        <table:table-row table:style-name="ro1">
          <table:table-cell office:value-type="float" office:value="0.439990282370929" calcext:value-type="float">
            <text:p>0.4399902824</text:p>
          </table:table-cell>
        </table:table-row>
        <table:table-row table:style-name="ro1">
          <table:table-cell office:value-type="float" office:value="0.4443293437679" calcext:value-type="float">
            <text:p>0.4443293438</text:p>
          </table:table-cell>
        </table:table-row>
        <table:table-row table:style-name="ro1">
          <table:table-cell office:value-type="float" office:value="0.448683883058209" calcext:value-type="float">
            <text:p>0.4486838831</text:p>
          </table:table-cell>
        </table:table-row>
        <table:table-row table:style-name="ro1">
          <table:table-cell office:value-type="float" office:value="0.436006677290728" calcext:value-type="float">
            <text:p>0.4360066773</text:p>
          </table:table-cell>
        </table:table-row>
        <table:table-row table:style-name="ro1">
          <table:table-cell office:value-type="float" office:value="0.438760706136139" calcext:value-type="float">
            <text:p>0.4387607061</text:p>
          </table:table-cell>
        </table:table-row>
        <table:table-row table:style-name="ro1">
          <table:table-cell office:value-type="float" office:value="0.441468240144204" calcext:value-type="float">
            <text:p>0.4414682401</text:p>
          </table:table-cell>
        </table:table-row>
        <table:table-row table:style-name="ro1">
          <table:table-cell office:value-type="float" office:value="0.444108638206453" calcext:value-type="float">
            <text:p>0.4441086382</text:p>
          </table:table-cell>
        </table:table-row>
        <table:table-row table:style-name="ro1">
          <table:table-cell office:value-type="float" office:value="0.446662973306028" calcext:value-type="float">
            <text:p>0.4466629733</text:p>
          </table:table-cell>
        </table:table-row>
        <table:table-row table:style-name="ro1">
          <table:table-cell office:value-type="float" office:value="0.44911397648218" calcext:value-type="float">
            <text:p>0.4491139765</text:p>
          </table:table-cell>
        </table:table-row>
        <table:table-row table:style-name="ro1">
          <table:table-cell office:value-type="float" office:value="0.451445981471599" calcext:value-type="float">
            <text:p>0.4514459815</text:p>
          </table:table-cell>
        </table:table-row>
        <table:table-row table:style-name="ro1">
          <table:table-cell office:value-type="float" office:value="0.453644870026609" calcext:value-type="float">
            <text:p>0.45364487</text:p>
          </table:table-cell>
        </table:table-row>
        <table:table-row table:style-name="ro1">
          <table:table-cell office:value-type="float" office:value="0.45569801791021" calcext:value-type="float">
            <text:p>0.4556980179</text:p>
          </table:table-cell>
        </table:table-row>
        <table:table-row table:style-name="ro1">
          <table:table-cell office:value-type="float" office:value="0.457594241567965" calcext:value-type="float">
            <text:p>0.4575942416</text:p>
          </table:table-cell>
        </table:table-row>
        <table:table-row table:style-name="ro1">
          <table:table-cell office:value-type="float" office:value="0.459323745476751" calcext:value-type="float">
            <text:p>0.4593237455</text:p>
          </table:table-cell>
        </table:table-row>
        <table:table-row table:style-name="ro1">
          <table:table-cell office:value-type="float" office:value="0.460878070170345" calcext:value-type="float">
            <text:p>0.4608780702</text:p>
          </table:table-cell>
        </table:table-row>
        <table:table-row table:style-name="ro1">
          <table:table-cell office:value-type="float" office:value="0.462250040941878" calcext:value-type="float">
            <text:p>0.4622500409</text:p>
          </table:table-cell>
        </table:table-row>
        <table:table-row table:style-name="ro1">
          <table:table-cell office:value-type="float" office:value="0.463433717223126" calcext:value-type="float">
            <text:p>0.4634337172</text:p>
          </table:table-cell>
        </table:table-row>
        <table:table-row table:style-name="ro1">
          <table:table-cell office:value-type="float" office:value="0.464424342640661" calcext:value-type="float">
            <text:p>0.4644243426</text:p>
          </table:table-cell>
        </table:table-row>
        <table:table-row table:style-name="ro1">
          <table:table-cell office:value-type="float" office:value="0.465218295748846" calcext:value-type="float">
            <text:p>0.4652182957</text:p>
          </table:table-cell>
        </table:table-row>
        <table:table-row table:style-name="ro1">
          <table:table-cell office:value-type="float" office:value="0.465813041439692" calcext:value-type="float">
            <text:p>0.4658130414</text:p>
          </table:table-cell>
        </table:table-row>
        <table:table-row table:style-name="ro1">
          <table:table-cell office:value-type="float" office:value="0.466207083029553" calcext:value-type="float">
            <text:p>0.466207083</text:p>
          </table:table-cell>
        </table:table-row>
        <table:table-row table:style-name="ro1">
          <table:table-cell office:value-type="float" office:value="0.466399915022681" calcext:value-type="float">
            <text:p>0.466399915</text:p>
          </table:table-cell>
        </table:table-row>
        <table:table-row table:style-name="ro1">
          <table:table-cell office:value-type="float" office:value="0.46639197655163" calcext:value-type="float">
            <text:p>0.4663919766</text:p>
          </table:table-cell>
        </table:table-row>
        <table:table-row table:style-name="ro1">
          <table:table-cell office:value-type="float" office:value="0.466184605494509" calcext:value-type="float">
            <text:p>0.4661846055</text:p>
          </table:table-cell>
        </table:table-row>
        <table:table-row table:style-name="ro1">
          <table:table-cell office:value-type="float" office:value="0.465779993269089" calcext:value-type="float">
            <text:p>0.4657799933</text:p>
          </table:table-cell>
        </table:table-row>
        <table:table-row table:style-name="ro1">
          <table:table-cell office:value-type="float" office:value="0.46518114030376" calcext:value-type="float">
            <text:p>0.4651811403</text:p>
          </table:table-cell>
        </table:table-row>
        <table:table-row table:style-name="ro1">
          <table:table-cell office:value-type="float" office:value="0.464391812185339" calcext:value-type="float">
            <text:p>0.4643918122</text:p>
          </table:table-cell>
        </table:table-row>
        <table:table-row table:style-name="ro1">
          <table:table-cell office:value-type="float" office:value="0.463416496483729" calcext:value-type="float">
            <text:p>0.4634164965</text:p>
          </table:table-cell>
        </table:table-row>
        <table:table-row table:style-name="ro1">
          <table:table-cell office:value-type="float" office:value="0.462260360253426" calcext:value-type="float">
            <text:p>0.4622603603</text:p>
          </table:table-cell>
        </table:table-row>
        <table:table-row table:style-name="ro1">
          <table:table-cell office:value-type="float" office:value="0.460929208211889" calcext:value-type="float">
            <text:p>0.4609292082</text:p>
          </table:table-cell>
        </table:table-row>
        <table:table-row table:style-name="ro1">
          <table:table-cell office:value-type="float" office:value="0.459429441594742" calcext:value-type="float">
            <text:p>0.4594294416</text:p>
          </table:table-cell>
        </table:table-row>
        <table:table-row table:style-name="ro1">
          <table:table-cell office:value-type="float" office:value="0.457768017687845" calcext:value-type="float">
            <text:p>0.4577680177</text:p>
          </table:table-cell>
        </table:table-row>
        <table:table-row table:style-name="ro1">
          <table:table-cell office:value-type="float" office:value="0.455952410036207" calcext:value-type="float">
            <text:p>0.45595241</text:p>
          </table:table-cell>
        </table:table-row>
        <table:table-row table:style-name="ro1">
          <table:table-cell office:value-type="float" office:value="0.45399056932975" calcext:value-type="float">
            <text:p>0.4539905693</text:p>
          </table:table-cell>
        </table:table-row>
        <table:table-row table:style-name="ro1">
          <table:table-cell office:value-type="float" office:value="0.451890884965927" calcext:value-type="float">
            <text:p>0.451890885</text:p>
          </table:table-cell>
        </table:table-row>
        <table:table-row table:style-name="ro1">
          <table:table-cell office:value-type="float" office:value="0.449662147289193" calcext:value-type="float">
            <text:p>0.4496621473</text:p>
          </table:table-cell>
        </table:table-row>
        <table:table-row table:style-name="ro1">
          <table:table-cell office:value-type="float" office:value="0.44731351050732" calcext:value-type="float">
            <text:p>0.4473135105</text:p>
          </table:table-cell>
        </table:table-row>
        <table:table-row table:style-name="ro1">
          <table:table-cell office:value-type="float" office:value="0.444854456284568" calcext:value-type="float">
            <text:p>0.4448544563</text:p>
          </table:table-cell>
        </table:table-row>
        <table:table-row table:style-name="ro1">
          <table:table-cell office:value-type="float" office:value="0.442294758011709" calcext:value-type="float">
            <text:p>0.442294758</text:p>
          </table:table-cell>
        </table:table-row>
        <table:table-row table:style-name="ro1">
          <table:table-cell office:value-type="float" office:value="0.4396444457529" calcext:value-type="float">
            <text:p>0.4396444458</text:p>
          </table:table-cell>
        </table:table-row>
        <table:table-row table:style-name="ro1">
          <table:table-cell office:value-type="float" office:value="0.436913771869402" calcext:value-type="float">
            <text:p>0.4369137719</text:p>
          </table:table-cell>
        </table:table-row>
        <table:table-row table:style-name="ro1">
          <table:table-cell office:value-type="float" office:value="0.434113177320159" calcext:value-type="float">
            <text:p>0.4341131773</text:p>
          </table:table-cell>
        </table:table-row>
        <table:table-row table:style-name="ro1">
          <table:table-cell office:value-type="float" office:value="0.431253258639224" calcext:value-type="float">
            <text:p>0.4312532586</text:p>
          </table:table-cell>
        </table:table-row>
        <table:table-row table:style-name="ro1">
          <table:table-cell office:value-type="float" office:value="0.428344735590033" calcext:value-type="float">
            <text:p>0.4283447356</text:p>
          </table:table-cell>
        </table:table-row>
        <table:table-row table:style-name="ro1">
          <table:table-cell office:value-type="float" office:value="0.425398419496539" calcext:value-type="float">
            <text:p>0.4253984195</text:p>
          </table:table-cell>
        </table:table-row>
        <table:table-row table:style-name="ro1">
          <table:table-cell office:value-type="float" office:value="0.422425182251182" calcext:value-type="float">
            <text:p>0.4224251823</text:p>
          </table:table-cell>
        </table:table-row>
        <table:table-row table:style-name="ro1">
          <table:table-cell office:value-type="float" office:value="0.419435925999732" calcext:value-type="float">
            <text:p>0.419435926</text:p>
          </table:table-cell>
        </table:table-row>
        <table:table-row table:style-name="ro1">
          <table:table-cell office:value-type="float" office:value="0.416441553502957" calcext:value-type="float">
            <text:p>0.4164415535</text:p>
          </table:table-cell>
        </table:table-row>
        <table:table-row table:style-name="ro1">
          <table:table-cell office:value-type="float" office:value="0.413452939175168" calcext:value-type="float">
            <text:p>0.4134529392</text:p>
          </table:table-cell>
        </table:table-row>
        <table:table-row table:style-name="ro1">
          <table:table-cell office:value-type="float" office:value="0.410480900799594" calcext:value-type="float">
            <text:p>0.4104809008</text:p>
          </table:table-cell>
        </table:table-row>
        <table:table-row table:style-name="ro1">
          <table:table-cell office:value-type="float" office:value="0.407536171920622" calcext:value-type="float">
            <text:p>0.4075361719</text:p>
          </table:table-cell>
        </table:table-row>
        <table:table-row table:style-name="ro1">
          <table:table-cell office:value-type="float" office:value="0.404629374912882" calcext:value-type="float">
            <text:p>0.4046293749</text:p>
          </table:table-cell>
        </table:table-row>
        <table:table-row table:style-name="ro1">
          <table:table-cell office:value-type="float" office:value="0.401770994727181" calcext:value-type="float">
            <text:p>0.4017709947</text:p>
          </table:table-cell>
        </table:table-row>
        <table:table-row table:style-name="ro1">
          <table:table-cell office:value-type="float" office:value="0.398971353313298" calcext:value-type="float">
            <text:p>0.3989713533</text:p>
          </table:table-cell>
        </table:table-row>
        <table:table-row table:style-name="ro1">
          <table:table-cell office:value-type="float" office:value="0.396240584719617" calcext:value-type="float">
            <text:p>0.3962405847</text:p>
          </table:table-cell>
        </table:table-row>
        <table:table-row table:style-name="ro1">
          <table:table-cell office:value-type="float" office:value="0.39358861086962" calcext:value-type="float">
            <text:p>0.3935886109</text:p>
          </table:table-cell>
        </table:table-row>
        <table:table-row table:style-name="ro1">
          <table:table-cell office:value-type="float" office:value="0.391025118015231" calcext:value-type="float">
            <text:p>0.391025118</text:p>
          </table:table-cell>
        </table:table-row>
        <table:table-row table:style-name="ro1">
          <table:table-cell office:value-type="float" office:value="0.388559533867005" calcext:value-type="float">
            <text:p>0.3885595339</text:p>
          </table:table-cell>
        </table:table-row>
        <table:table-row table:style-name="ro1">
          <table:table-cell office:value-type="float" office:value="0.386201005401174" calcext:value-type="float">
            <text:p>0.3862010054</text:p>
          </table:table-cell>
        </table:table-row>
        <table:table-row table:style-name="ro1">
          <table:table-cell office:value-type="float" office:value="0.383958377343543" calcext:value-type="float">
            <text:p>0.3839583773</text:p>
          </table:table-cell>
        </table:table-row>
        <table:table-row table:style-name="ro1">
          <table:table-cell office:value-type="float" office:value="0.381840171330233" calcext:value-type="float">
            <text:p>0.3818401713</text:p>
          </table:table-cell>
        </table:table-row>
        <table:table-row table:style-name="ro1">
          <table:table-cell office:value-type="float" office:value="0.379854565745283" calcext:value-type="float">
            <text:p>0.3798545657</text:p>
          </table:table-cell>
        </table:table-row>
        <table:table-row table:style-name="ro1">
          <table:table-cell office:value-type="float" office:value="0.378009376235095" calcext:value-type="float">
            <text:p>0.3780093762</text:p>
          </table:table-cell>
        </table:table-row>
        <table:table-row table:style-name="ro1">
          <table:table-cell office:value-type="float" office:value="0.376312036899732" calcext:value-type="float">
            <text:p>0.3763120369</text:p>
          </table:table-cell>
        </table:table-row>
        <table:table-row table:style-name="ro1">
          <table:table-cell office:value-type="float" office:value="0.374769582161076" calcext:value-type="float">
            <text:p>0.3747695822</text:p>
          </table:table-cell>
        </table:table-row>
        <table:table-row table:style-name="ro1">
          <table:table-cell office:value-type="float" office:value="0.373388629307821" calcext:value-type="float">
            <text:p>0.3733886293</text:p>
          </table:table-cell>
        </table:table-row>
        <table:table-row table:style-name="ro1">
          <table:table-cell office:value-type="float" office:value="0.372175361717331" calcext:value-type="float">
            <text:p>0.3721753617</text:p>
          </table:table-cell>
        </table:table-row>
        <table:table-row table:style-name="ro1">
          <table:table-cell office:value-type="float" office:value="0.371135512754345" calcext:value-type="float">
            <text:p>0.3711355128</text:p>
          </table:table-cell>
        </table:table-row>
        <table:table-row table:style-name="ro1">
          <table:table-cell office:value-type="float" office:value="0.370274350346527" calcext:value-type="float">
            <text:p>0.3702743503</text:p>
          </table:table-cell>
        </table:table-row>
        <table:table-row table:style-name="ro1">
          <table:table-cell office:value-type="float" office:value="0.369596662236879" calcext:value-type="float">
            <text:p>0.3695966622</text:p>
          </table:table-cell>
        </table:table-row>
        <table:table-row table:style-name="ro1">
          <table:table-cell office:value-type="float" office:value="0.369106741912994" calcext:value-type="float">
            <text:p>0.3691067419</text:p>
          </table:table-cell>
        </table:table-row>
        <table:table-row table:style-name="ro1">
          <table:table-cell office:value-type="float" office:value="0.368808375213163" calcext:value-type="float">
            <text:p>0.3688083752</text:p>
          </table:table-cell>
        </table:table-row>
        <table:table-row table:style-name="ro1">
          <table:table-cell office:value-type="float" office:value="0.368704827609342" calcext:value-type="float">
            <text:p>0.3687048276</text:p>
          </table:table-cell>
        </table:table-row>
        <table:table-row table:style-name="ro1">
          <table:table-cell office:value-type="float" office:value="0.368798832166955" calcext:value-type="float">
            <text:p>0.3687988322</text:p>
          </table:table-cell>
        </table:table-row>
        <table:table-row table:style-name="ro1">
          <table:table-cell office:value-type="float" office:value="0.36909257818156" calcext:value-type="float">
            <text:p>0.3690925782</text:p>
          </table:table-cell>
        </table:table-row>
        <table:table-row table:style-name="ro1">
          <table:table-cell office:value-type="float" office:value="0.369587700492362" calcext:value-type="float">
            <text:p>0.3695877005</text:p>
          </table:table-cell>
        </table:table-row>
        <table:table-row table:style-name="ro1">
          <table:table-cell office:value-type="float" office:value="0.370285269472575" calcext:value-type="float">
            <text:p>0.3702852695</text:p>
          </table:table-cell>
        </table:table-row>
        <table:table-row table:style-name="ro1">
          <table:table-cell office:value-type="float" office:value="0.371185781696639" calcext:value-type="float">
            <text:p>0.3711857817</text:p>
          </table:table-cell>
        </table:table-row>
        <table:table-row table:style-name="ro1">
          <table:table-cell office:value-type="float" office:value="0.372289151284288" calcext:value-type="float">
            <text:p>0.3722891513</text:p>
          </table:table-cell>
        </table:table-row>
        <table:table-row table:style-name="ro1">
          <table:table-cell office:value-type="float" office:value="0.373594701921463" calcext:value-type="float">
            <text:p>0.3735947019</text:p>
          </table:table-cell>
        </table:table-row>
        <table:table-row table:style-name="ro1">
          <table:table-cell office:value-type="float" office:value="0.375101159558087" calcext:value-type="float">
            <text:p>0.3751011596</text:p>
          </table:table-cell>
        </table:table-row>
        <table:table-row table:style-name="ro1">
          <table:table-cell office:value-type="float" office:value="0.376806645782677" calcext:value-type="float">
            <text:p>0.3768066458</text:p>
          </table:table-cell>
        </table:table-row>
        <table:table-row table:style-name="ro1">
          <table:table-cell office:value-type="float" office:value="0.378708671873822" calcext:value-type="float">
            <text:p>0.3787086719</text:p>
          </table:table-cell>
        </table:table-row>
        <table:table-row table:style-name="ro1">
          <table:table-cell office:value-type="float" office:value="0.380804133528503" calcext:value-type="float">
            <text:p>0.3808041335</text:p>
          </table:table-cell>
        </table:table-row>
        <table:table-row table:style-name="ro1">
          <table:table-cell office:value-type="float" office:value="0.383089306267262" calcext:value-type="float">
            <text:p>0.3830893063</text:p>
          </table:table-cell>
        </table:table-row>
        <table:table-row table:style-name="ro1">
          <table:table-cell office:value-type="float" office:value="0.385559841516233" calcext:value-type="float">
            <text:p>0.3855598415</text:p>
          </table:table-cell>
        </table:table-row>
        <table:table-row table:style-name="ro1">
          <table:table-cell office:value-type="float" office:value="0.388210763366013" calcext:value-type="float">
            <text:p>0.3882107634</text:p>
          </table:table-cell>
        </table:table-row>
        <table:table-row table:style-name="ro1">
          <table:table-cell office:value-type="float" office:value="0.391036466007389" calcext:value-type="float">
            <text:p>0.391036466</text:p>
          </table:table-cell>
        </table:table-row>
        <table:table-row table:style-name="ro1">
          <table:table-cell office:value-type="float" office:value="0.394030711843917" calcext:value-type="float">
            <text:p>0.3940307118</text:p>
          </table:table-cell>
        </table:table-row>
        <table:table-row table:style-name="ro1">
          <table:table-cell office:value-type="float" office:value="0.397186630281352" calcext:value-type="float">
            <text:p>0.3971866303</text:p>
          </table:table-cell>
        </table:table-row>
        <table:table-row table:style-name="ro1">
          <table:table-cell office:value-type="float" office:value="0.400496717193923" calcext:value-type="float">
            <text:p>0.4004967172</text:p>
          </table:table-cell>
        </table:table-row>
        <table:table-row table:style-name="ro1">
          <table:table-cell office:value-type="float" office:value="0.403952835067468" calcext:value-type="float">
            <text:p>0.4039528351</text:p>
          </table:table-cell>
        </table:table-row>
        <table:table-row table:style-name="ro1">
          <table:table-cell office:value-type="float" office:value="0.407546213819418" calcext:value-type="float">
            <text:p>0.4075462138</text:p>
          </table:table-cell>
        </table:table-row>
        <table:table-row table:style-name="ro1">
          <table:table-cell office:value-type="float" office:value="0.411267452295625" calcext:value-type="float">
            <text:p>0.4112674523</text:p>
          </table:table-cell>
        </table:table-row>
        <table:table-row table:style-name="ro1">
          <table:table-cell office:value-type="float" office:value="0.415106520444048" calcext:value-type="float">
            <text:p>0.4151065204</text:p>
          </table:table-cell>
        </table:table-row>
        <table:table-row table:style-name="ro1">
          <table:table-cell office:value-type="float" office:value="0.419052762165293" calcext:value-type="float">
            <text:p>0.4190527622</text:p>
          </table:table-cell>
        </table:table-row>
        <table:table-row table:style-name="ro1">
          <table:table-cell office:value-type="float" office:value="0.423094898839993" calcext:value-type="float">
            <text:p>0.4230948988</text:p>
          </table:table-cell>
        </table:table-row>
        <table:table-row table:style-name="ro1">
          <table:table-cell office:value-type="float" office:value="0.427221033533052" calcext:value-type="float">
            <text:p>0.4272210335</text:p>
          </table:table-cell>
        </table:table-row>
        <table:table-row table:style-name="ro1">
          <table:table-cell office:value-type="float" office:value="0.431418655874729" calcext:value-type="float">
            <text:p>0.4314186559</text:p>
          </table:table-cell>
        </table:table-row>
        <table:table-row table:style-name="ro1">
          <table:table-cell office:value-type="float" office:value="0.43567464761858" calcext:value-type="float">
            <text:p>0.4356746476</text:p>
          </table:table-cell>
        </table:table-row>
        <table:table-row table:style-name="ro1">
          <table:table-cell office:value-type="float" office:value="0.43997528887625" calcext:value-type="float">
            <text:p>0.4399752889</text:p>
          </table:table-cell>
        </table:table-row>
        <table:table-row table:style-name="ro1">
          <table:table-cell office:value-type="float" office:value="0.444306265029113" calcext:value-type="float">
            <text:p>0.444306265</text:p>
          </table:table-cell>
        </table:table-row>
        <table:table-row table:style-name="ro1">
          <table:table-cell office:value-type="float" office:value="0.44865267431677" calcext:value-type="float">
            <text:p>0.4486526743</text:p>
          </table:table-cell>
        </table:table-row>
        <table:table-row table:style-name="ro1">
          <table:table-cell office:value-type="float" office:value="0.435987140701898" calcext:value-type="float">
            <text:p>0.4359871407</text:p>
          </table:table-cell>
        </table:table-row>
        <table:table-row table:style-name="ro1">
          <table:table-cell office:value-type="float" office:value="0.438733245057226" calcext:value-type="float">
            <text:p>0.4387332451</text:p>
          </table:table-cell>
        </table:table-row>
        <table:table-row table:style-name="ro1">
          <table:table-cell office:value-type="float" office:value="0.441432950233723" calcext:value-type="float">
            <text:p>0.4414329502</text:p>
          </table:table-cell>
        </table:table-row>
        <table:table-row table:style-name="ro1">
          <table:table-cell office:value-type="float" office:value="0.444065658693958" calcext:value-type="float">
            <text:p>0.4440656587</text:p>
          </table:table-cell>
        </table:table-row>
        <table:table-row table:style-name="ro1">
          <table:table-cell office:value-type="float" office:value="0.446612484147519" calcext:value-type="float">
            <text:p>0.4466124841</text:p>
          </table:table-cell>
        </table:table-row>
        <table:table-row table:style-name="ro1">
          <table:table-cell office:value-type="float" office:value="0.449056195574178" calcext:value-type="float">
            <text:p>0.4490561956</text:p>
          </table:table-cell>
        </table:table-row>
        <table:table-row table:style-name="ro1">
          <table:table-cell office:value-type="float" office:value="0.451381161923954" calcext:value-type="float">
            <text:p>0.4513811619</text:p>
          </table:table-cell>
        </table:table-row>
        <table:table-row table:style-name="ro1">
          <table:table-cell office:value-type="float" office:value="0.453573297494105" calcext:value-type="float">
            <text:p>0.4535732975</text:p>
          </table:table-cell>
        </table:table-row>
        <table:table-row table:style-name="ro1">
          <table:table-cell office:value-type="float" office:value="0.455620007983022" calcext:value-type="float">
            <text:p>0.455620008</text:p>
          </table:table-cell>
        </table:table-row>
        <table:table-row table:style-name="ro1">
          <table:table-cell office:value-type="float" office:value="0.457510137221053" calcext:value-type="float">
            <text:p>0.4575101372</text:p>
          </table:table-cell>
        </table:table-row>
        <table:table-row table:style-name="ro1">
          <table:table-cell office:value-type="float" office:value="0.459233914578228" calcext:value-type="float">
            <text:p>0.4592339146</text:p>
          </table:table-cell>
        </table:table-row>
        <table:table-row table:style-name="ro1">
          <table:table-cell office:value-type="float" office:value="0.460782903048912" calcext:value-type="float">
            <text:p>0.460782903</text:p>
          </table:table-cell>
        </table:table-row>
        <table:table-row table:style-name="ro1">
          <table:table-cell office:value-type="float" office:value="0.462149948013362" calcext:value-type="float">
            <text:p>0.462149948</text:p>
          </table:table-cell>
        </table:table-row>
        <table:table-row table:style-name="ro1">
          <table:table-cell office:value-type="float" office:value="0.463329126676211" calcext:value-type="float">
            <text:p>0.4633291267</text:p>
          </table:table-cell>
        </table:table-row>
        <table:table-row table:style-name="ro1">
          <table:table-cell office:value-type="float" office:value="0.464315698181853" calcext:value-type="float">
            <text:p>0.4643156982</text:p>
          </table:table-cell>
        </table:table-row>
        <table:table-row table:style-name="ro1">
          <table:table-cell office:value-type="float" office:value="0.465106054406761" calcext:value-type="float">
            <text:p>0.4651060544</text:p>
          </table:table-cell>
        </table:table-row>
        <table:table-row table:style-name="ro1">
          <table:table-cell office:value-type="float" office:value="0.465697671428702" calcext:value-type="float">
            <text:p>0.4656976714</text:p>
          </table:table-cell>
        </table:table-row>
        <table:table-row table:style-name="ro1">
          <table:table-cell office:value-type="float" office:value="0.46608906167288" calcext:value-type="float">
            <text:p>0.4660890617</text:p>
          </table:table-cell>
        </table:table-row>
        <table:table-row table:style-name="ro1">
          <table:table-cell office:value-type="float" office:value="0.466279726734993" calcext:value-type="float">
            <text:p>0.4662797267</text:p>
          </table:table-cell>
        </table:table-row>
        <table:table-row table:style-name="ro1">
          <table:table-cell office:value-type="float" office:value="0.466270110881196" calcext:value-type="float">
            <text:p>0.4662701109</text:p>
          </table:table-cell>
        </table:table-row>
        <table:table-row table:style-name="ro1">
          <table:table-cell office:value-type="float" office:value="0.466061555224993" calcext:value-type="float">
            <text:p>0.4660615552</text:p>
          </table:table-cell>
        </table:table-row>
        <table:table-row table:style-name="ro1">
          <table:table-cell office:value-type="float" office:value="0.465656252581032" calcext:value-type="float">
            <text:p>0.4656562526</text:p>
          </table:table-cell>
        </table:table-row>
        <table:table-row table:style-name="ro1">
          <table:table-cell office:value-type="float" office:value="0.465057202995826" calcext:value-type="float">
            <text:p>0.465057203</text:p>
          </table:table-cell>
        </table:table-row>
        <table:table-row table:style-name="ro1">
          <table:table-cell office:value-type="float" office:value="0.464268169955379" calcext:value-type="float">
            <text:p>0.46426817</text:p>
          </table:table-cell>
        </table:table-row>
        <table:table-row table:style-name="ro1">
          <table:table-cell office:value-type="float" office:value="0.463293637269732" calcext:value-type="float">
            <text:p>0.4632936373</text:p>
          </table:table-cell>
        </table:table-row>
        <table:table-row table:style-name="ro1">
          <table:table-cell office:value-type="float" office:value="0.462138766634432" calcext:value-type="float">
            <text:p>0.4621387666</text:p>
          </table:table-cell>
        </table:table-row>
        <table:table-row table:style-name="ro1">
          <table:table-cell office:value-type="float" office:value="0.460809355868901" calcext:value-type="float">
            <text:p>0.4608093559</text:p>
          </table:table-cell>
        </table:table-row>
        <table:table-row table:style-name="ro1">
          <table:table-cell office:value-type="float" office:value="0.459311797831732" calcext:value-type="float">
            <text:p>0.4593117978</text:p>
          </table:table-cell>
        </table:table-row>
        <table:table-row table:style-name="ro1">
          <table:table-cell office:value-type="float" office:value="0.457653040012895" calcext:value-type="float">
            <text:p>0.45765304</text:p>
          </table:table-cell>
        </table:table-row>
        <table:table-row table:style-name="ro1">
          <table:table-cell office:value-type="float" office:value="0.455840544802864" calcext:value-type="float">
            <text:p>0.4558405448</text:p>
          </table:table-cell>
        </table:table-row>
        <table:table-row table:style-name="ro1">
          <table:table-cell office:value-type="float" office:value="0.453882250438648" calcext:value-type="float">
            <text:p>0.4538822504</text:p>
          </table:table-cell>
        </table:table-row>
        <table:table-row table:style-name="ro1">
          <table:table-cell office:value-type="float" office:value="0.451786532626753" calcext:value-type="float">
            <text:p>0.4517865326</text:p>
          </table:table-cell>
        </table:table-row>
        <table:table-row table:style-name="ro1">
          <table:table-cell office:value-type="float" office:value="0.449562166843045" calcext:value-type="float">
            <text:p>0.4495621668</text:p>
          </table:table-cell>
        </table:table-row>
        <table:table-row table:style-name="ro1">
          <table:table-cell office:value-type="float" office:value="0.447218291309535" calcext:value-type="float">
            <text:p>0.4472182913</text:p>
          </table:table-cell>
        </table:table-row>
        <table:table-row table:style-name="ro1">
          <table:table-cell office:value-type="float" office:value="0.444764370648082" calcext:value-type="float">
            <text:p>0.4447643706</text:p>
          </table:table-cell>
        </table:table-row>
        <table:table-row table:style-name="ro1">
          <table:table-cell office:value-type="float" office:value="0.442210160211006" calcext:value-type="float">
            <text:p>0.4422101602</text:p>
          </table:table-cell>
        </table:table-row>
        <table:table-row table:style-name="ro1">
          <table:table-cell office:value-type="float" office:value="0.439565671088615" calcext:value-type="float">
            <text:p>0.4395656711</text:p>
          </table:table-cell>
        </table:table-row>
        <table:table-row table:style-name="ro1">
          <table:table-cell office:value-type="float" office:value="0.436841135793657" calcext:value-type="float">
            <text:p>0.4368411358</text:p>
          </table:table-cell>
        </table:table-row>
        <table:table-row table:style-name="ro1">
          <table:table-cell office:value-type="float" office:value="0.434046974622675" calcext:value-type="float">
            <text:p>0.4340469746</text:p>
          </table:table-cell>
        </table:table-row>
        <table:table-row table:style-name="ro1">
          <table:table-cell office:value-type="float" office:value="0.431193762694288" calcext:value-type="float">
            <text:p>0.4311937627</text:p>
          </table:table-cell>
        </table:table-row>
        <table:table-row table:style-name="ro1">
          <table:table-cell office:value-type="float" office:value="0.428292197664378" calcext:value-type="float">
            <text:p>0.4282921977</text:p>
          </table:table-cell>
        </table:table-row>
        <table:table-row table:style-name="ro1">
          <table:table-cell office:value-type="float" office:value="0.425353068118201" calcext:value-type="float">
            <text:p>0.4253530681</text:p>
          </table:table-cell>
        </table:table-row>
        <table:table-row table:style-name="ro1">
          <table:table-cell office:value-type="float" office:value="0.422387222639406" calcext:value-type="float">
            <text:p>0.4223872226</text:p>
          </table:table-cell>
        </table:table-row>
        <table:table-row table:style-name="ro1">
          <table:table-cell office:value-type="float" office:value="0.419405539555977" calcext:value-type="float">
            <text:p>0.4194055396</text:p>
          </table:table-cell>
        </table:table-row>
        <table:table-row table:style-name="ro1">
          <table:table-cell office:value-type="float" office:value="0.416418897363078" calcext:value-type="float">
            <text:p>0.4164188974</text:p>
          </table:table-cell>
        </table:table-row>
        <table:table-row table:style-name="ro1">
          <table:table-cell office:value-type="float" office:value="0.41343814582283" calcext:value-type="float">
            <text:p>0.4134381458</text:p>
          </table:table-cell>
        </table:table-row>
        <table:table-row table:style-name="ro1">
          <table:table-cell office:value-type="float" office:value="0.41047407774099" calcext:value-type="float">
            <text:p>0.4104740777</text:p>
          </table:table-cell>
        </table:table-row>
        <table:table-row table:style-name="ro1">
          <table:table-cell office:value-type="float" office:value="0.407537401420548" calcext:value-type="float">
            <text:p>0.4075374014</text:p>
          </table:table-cell>
        </table:table-row>
        <table:table-row table:style-name="ro1">
          <table:table-cell office:value-type="float" office:value="0.404638713792248" calcext:value-type="float">
            <text:p>0.4046387138</text:p>
          </table:table-cell>
        </table:table-row>
        <table:table-row table:style-name="ro1">
          <table:table-cell office:value-type="float" office:value="0.401788474222009" calcext:value-type="float">
            <text:p>0.4017884742</text:p>
          </table:table-cell>
        </table:table-row>
        <table:table-row table:style-name="ro1">
          <table:table-cell office:value-type="float" office:value="0.398996978995276" calcext:value-type="float">
            <text:p>0.398996979</text:p>
          </table:table-cell>
        </table:table-row>
        <table:table-row table:style-name="ro1">
          <table:table-cell office:value-type="float" office:value="0.396274336478278" calcext:value-type="float">
            <text:p>0.3962743365</text:p>
          </table:table-cell>
        </table:table-row>
        <table:table-row table:style-name="ro1">
          <table:table-cell office:value-type="float" office:value="0.393630442956203" calcext:value-type="float">
            <text:p>0.393630443</text:p>
          </table:table-cell>
        </table:table-row>
        <table:table-row table:style-name="ro1">
          <table:table-cell office:value-type="float" office:value="0.39107495914829" calcext:value-type="float">
            <text:p>0.3910749591</text:p>
          </table:table-cell>
        </table:table-row>
        <table:table-row table:style-name="ro1">
          <table:table-cell office:value-type="float" office:value="0.388617287399835" calcext:value-type="float">
            <text:p>0.3886172874</text:p>
          </table:table-cell>
        </table:table-row>
        <table:table-row table:style-name="ro1">
          <table:table-cell office:value-type="float" office:value="0.38626654955111" calcext:value-type="float">
            <text:p>0.3862665496</text:p>
          </table:table-cell>
        </table:table-row>
        <table:table-row table:style-name="ro1">
          <table:table-cell office:value-type="float" office:value="0.384031565483205" calcext:value-type="float">
            <text:p>0.3840315655</text:p>
          </table:table-cell>
        </table:table-row>
        <table:table-row table:style-name="ro1">
          <table:table-cell office:value-type="float" office:value="0.381920832340775" calcext:value-type="float">
            <text:p>0.3819208323</text:p>
          </table:table-cell>
        </table:table-row>
        <table:table-row table:style-name="ro1">
          <table:table-cell office:value-type="float" office:value="0.379942504431708" calcext:value-type="float">
            <text:p>0.3799425044</text:p>
          </table:table-cell>
        </table:table-row>
        <table:table-row table:style-name="ro1">
          <table:table-cell office:value-type="float" office:value="0.378104373803713" calcext:value-type="float">
            <text:p>0.3781043738</text:p>
          </table:table-cell>
        </table:table-row>
        <table:table-row table:style-name="ro1">
          <table:table-cell office:value-type="float" office:value="0.376413851497811" calcext:value-type="float">
            <text:p>0.3764138515</text:p>
          </table:table-cell>
        </table:table-row>
        <table:table-row table:style-name="ro1">
          <table:table-cell office:value-type="float" office:value="0.374877949478752" calcext:value-type="float">
            <text:p>0.3748779495</text:p>
          </table:table-cell>
        </table:table-row>
        <table:table-row table:style-name="ro1">
          <table:table-cell office:value-type="float" office:value="0.373503263242346" calcext:value-type="float">
            <text:p>0.3735032632</text:p>
          </table:table-cell>
        </table:table-row>
        <table:table-row table:style-name="ro1">
          <table:table-cell office:value-type="float" office:value="0.372295955099701" calcext:value-type="float">
            <text:p>0.3722959551</text:p>
          </table:table-cell>
        </table:table-row>
        <table:table-row table:style-name="ro1">
          <table:table-cell office:value-type="float" office:value="0.371261738138389" calcext:value-type="float">
            <text:p>0.3712617381</text:p>
          </table:table-cell>
        </table:table-row>
        <table:table-row table:style-name="ro1">
          <table:table-cell office:value-type="float" office:value="0.370405860860515" calcext:value-type="float">
            <text:p>0.3704058609</text:p>
          </table:table-cell>
        </table:table-row>
        <table:table-row table:style-name="ro1">
          <table:table-cell office:value-type="float" office:value="0.369733092497712" calcext:value-type="float">
            <text:p>0.3697330925</text:p>
          </table:table-cell>
        </table:table-row>
        <table:table-row table:style-name="ro1">
          <table:table-cell office:value-type="float" office:value="0.369247709003042" calcext:value-type="float">
            <text:p>0.369247709</text:p>
          </table:table-cell>
        </table:table-row>
        <table:table-row table:style-name="ro1">
          <table:table-cell office:value-type="float" office:value="0.36895347971982" calcext:value-type="float">
            <text:p>0.3689534797</text:p>
          </table:table-cell>
        </table:table-row>
        <table:table-row table:style-name="ro1">
          <table:table-cell office:value-type="float" office:value="0.36885365472735" calcext:value-type="float">
            <text:p>0.3688536547</text:p>
          </table:table-cell>
        </table:table-row>
        <table:table-row table:style-name="ro1">
          <table:table-cell office:value-type="float" office:value="0.368950952863572" calcext:value-type="float">
            <text:p>0.3689509529</text:p>
          </table:table-cell>
        </table:table-row>
        <table:table-row table:style-name="ro1">
          <table:table-cell office:value-type="float" office:value="0.369247550424634" calcext:value-type="float">
            <text:p>0.3692475504</text:p>
          </table:table-cell>
        </table:table-row>
        <table:table-row table:style-name="ro1">
          <table:table-cell office:value-type="float" office:value="0.369745070541371" calcext:value-type="float">
            <text:p>0.3697450705</text:p>
          </table:table-cell>
        </table:table-row>
        <table:table-row table:style-name="ro1">
          <table:table-cell office:value-type="float" office:value="0.370444573232705" calcext:value-type="float">
            <text:p>0.3704445732</text:p>
          </table:table-cell>
        </table:table-row>
        <table:table-row table:style-name="ro1">
          <table:table-cell office:value-type="float" office:value="0.371346546135954" calcext:value-type="float">
            <text:p>0.3713465461</text:p>
          </table:table-cell>
        </table:table-row>
        <table:table-row table:style-name="ro1">
          <table:table-cell office:value-type="float" office:value="0.372450895914062" calcext:value-type="float">
            <text:p>0.3724508959</text:p>
          </table:table-cell>
        </table:table-row>
        <table:table-row table:style-name="ro1">
          <table:table-cell office:value-type="float" office:value="0.373756940339743" calcext:value-type="float">
            <text:p>0.3737569403</text:p>
          </table:table-cell>
        </table:table-row>
        <table:table-row table:style-name="ro1">
          <table:table-cell office:value-type="float" office:value="0.375263401056538" calcext:value-type="float">
            <text:p>0.3752634011</text:p>
          </table:table-cell>
        </table:table-row>
        <table:table-row table:style-name="ro1">
          <table:table-cell office:value-type="float" office:value="0.376968397016789" calcext:value-type="float">
            <text:p>0.376968397</text:p>
          </table:table-cell>
        </table:table-row>
        <table:table-row table:style-name="ro1">
          <table:table-cell office:value-type="float" office:value="0.378869438596533" calcext:value-type="float">
            <text:p>0.3788694386</text:p>
          </table:table-cell>
        </table:table-row>
        <table:table-row table:style-name="ro1">
          <table:table-cell office:value-type="float" office:value="0.380963422387298" calcext:value-type="float">
            <text:p>0.3809634224</text:p>
          </table:table-cell>
        </table:table-row>
        <table:table-row table:style-name="ro1">
          <table:table-cell office:value-type="float" office:value="0.38324662666483" calcext:value-type="float">
            <text:p>0.3832466267</text:p>
          </table:table-cell>
        </table:table-row>
        <table:table-row table:style-name="ro1">
          <table:table-cell office:value-type="float" office:value="0.385714707534725" calcext:value-type="float">
            <text:p>0.3857147075</text:p>
          </table:table-cell>
        </table:table-row>
        <table:table-row table:style-name="ro1">
          <table:table-cell office:value-type="float" office:value="0.388362695754982" calcext:value-type="float">
            <text:p>0.3883626958</text:p>
          </table:table-cell>
        </table:table-row>
        <table:table-row table:style-name="ro1">
          <table:table-cell office:value-type="float" office:value="0.391184994235465" calcext:value-type="float">
            <text:p>0.3911849942</text:p>
          </table:table-cell>
        </table:table-row>
        <table:table-row table:style-name="ro1">
          <table:table-cell office:value-type="float" office:value="0.394175376214289" calcext:value-type="float">
            <text:p>0.3941753762</text:p>
          </table:table-cell>
        </table:table-row>
        <table:table-row table:style-name="ro1">
          <table:table-cell office:value-type="float" office:value="0.397326984111114" calcext:value-type="float">
            <text:p>0.3973269841</text:p>
          </table:table-cell>
        </table:table-row>
        <table:table-row table:style-name="ro1">
          <table:table-cell office:value-type="float" office:value="0.400632329057357" calcext:value-type="float">
            <text:p>0.4006323291</text:p>
          </table:table-cell>
        </table:table-row>
        <table:table-row table:style-name="ro1">
          <table:table-cell office:value-type="float" office:value="0.404083291103317" calcext:value-type="float">
            <text:p>0.4040832911</text:p>
          </table:table-cell>
        </table:table-row>
        <table:table-row table:style-name="ro1">
          <table:table-cell office:value-type="float" office:value="0.407671120102223" calcext:value-type="float">
            <text:p>0.4076711201</text:p>
          </table:table-cell>
        </table:table-row>
        <table:table-row table:style-name="ro1">
          <table:table-cell office:value-type="float" office:value="0.411386437271189" calcext:value-type="float">
            <text:p>0.4113864373</text:p>
          </table:table-cell>
        </table:table-row>
        <table:table-row table:style-name="ro1">
          <table:table-cell office:value-type="float" office:value="0.415219237429085" calcext:value-type="float">
            <text:p>0.4152192374</text:p>
          </table:table-cell>
        </table:table-row>
        <table:table-row table:style-name="ro1">
          <table:table-cell office:value-type="float" office:value="0.419158891911328" calcext:value-type="float">
            <text:p>0.4191588919</text:p>
          </table:table-cell>
        </table:table-row>
        <table:table-row table:style-name="ro1">
          <table:table-cell office:value-type="float" office:value="0.423194152161587" calcext:value-type="float">
            <text:p>0.4231941522</text:p>
          </table:table-cell>
        </table:table-row>
        <table:table-row table:style-name="ro1">
          <table:table-cell office:value-type="float" office:value="0.427313154000399" calcext:value-type="float">
            <text:p>0.427313154</text:p>
          </table:table-cell>
        </table:table-row>
        <table:table-row table:style-name="ro1">
          <table:table-cell office:value-type="float" office:value="0.431503422570706" calcext:value-type="float">
            <text:p>0.4315034226</text:p>
          </table:table-cell>
        </table:table-row>
        <table:table-row table:style-name="ro1">
          <table:table-cell office:value-type="float" office:value="0.435751877960304" calcext:value-type="float">
            <text:p>0.435751878</text:p>
          </table:table-cell>
        </table:table-row>
        <table:table-row table:style-name="ro1">
          <table:table-cell office:value-type="float" office:value="0.440044841501209" calcext:value-type="float">
            <text:p>0.4400448415</text:p>
          </table:table-cell>
        </table:table-row>
        <table:table-row table:style-name="ro1">
          <table:table-cell office:value-type="float" office:value="0.444368042745934" calcext:value-type="float">
            <text:p>0.4443680427</text:p>
          </table:table-cell>
        </table:table-row>
        <table:table-row table:style-name="ro1">
          <table:table-cell office:value-type="float" office:value="0.448706627120691" calcext:value-type="float">
            <text:p>0.4487066271</text:p>
          </table:table-cell>
        </table:table-row>
        <table:table-row table:style-name="ro1">
          <table:table-cell office:value-type="float" office:value="0.435929796350206" calcext:value-type="float">
            <text:p>0.4359297964</text:p>
          </table:table-cell>
        </table:table-row>
        <table:table-row table:style-name="ro1">
          <table:table-cell office:value-type="float" office:value="0.438668301520411" calcext:value-type="float">
            <text:p>0.4386683015</text:p>
          </table:table-cell>
        </table:table-row>
        <table:table-row table:style-name="ro1">
          <table:table-cell office:value-type="float" office:value="0.441360513460389" calcext:value-type="float">
            <text:p>0.4413605135</text:p>
          </table:table-cell>
        </table:table-row>
        <table:table-row table:style-name="ro1">
          <table:table-cell office:value-type="float" office:value="0.443985882883547" calcext:value-type="float">
            <text:p>0.4439858829</text:p>
          </table:table-cell>
        </table:table-row>
        <table:table-row table:style-name="ro1">
          <table:table-cell office:value-type="float" office:value="0.446525568595294" calcext:value-type="float">
            <text:p>0.4465255686</text:p>
          </table:table-cell>
        </table:table-row>
        <table:table-row table:style-name="ro1">
          <table:table-cell office:value-type="float" office:value="0.448962381581542" calcext:value-type="float">
            <text:p>0.4489623816</text:p>
          </table:table-cell>
        </table:table-row>
        <table:table-row table:style-name="ro1">
          <table:table-cell office:value-type="float" office:value="0.451280729774188" calcext:value-type="float">
            <text:p>0.4512807298</text:p>
          </table:table-cell>
        </table:table-row>
        <table:table-row table:style-name="ro1">
          <table:table-cell office:value-type="float" office:value="0.453466563493564" calcext:value-type="float">
            <text:p>0.4534665635</text:p>
          </table:table-cell>
        </table:table-row>
        <table:table-row table:style-name="ro1">
          <table:table-cell office:value-type="float" office:value="0.455507321567873" calcext:value-type="float">
            <text:p>0.4555073216</text:p>
          </table:table-cell>
        </table:table-row>
        <table:table-row table:style-name="ro1">
          <table:table-cell office:value-type="float" office:value="0.457391878129598" calcext:value-type="float">
            <text:p>0.4573918781</text:p>
          </table:table-cell>
        </table:table-row>
        <table:table-row table:style-name="ro1">
          <table:table-cell office:value-type="float" office:value="0.459110490088887" calcext:value-type="float">
            <text:p>0.4591104901</text:p>
          </table:table-cell>
        </table:table-row>
        <table:table-row table:style-name="ro1">
          <table:table-cell office:value-type="float" office:value="0.460654745283917" calcext:value-type="float">
            <text:p>0.4606547453</text:p>
          </table:table-cell>
        </table:table-row>
        <table:table-row table:style-name="ro1">
          <table:table-cell office:value-type="float" office:value="0.462017511308236" calcext:value-type="float">
            <text:p>0.4620175113</text:p>
          </table:table-cell>
        </table:table-row>
        <table:table-row table:style-name="ro1">
          <table:table-cell office:value-type="float" office:value="0.463192885015079" calcext:value-type="float">
            <text:p>0.463192885</text:p>
          </table:table-cell>
        </table:table-row>
        <table:table-row table:style-name="ro1">
          <table:table-cell office:value-type="float" office:value="0.464176142698661" calcext:value-type="float">
            <text:p>0.4641761427</text:p>
          </table:table-cell>
        </table:table-row>
        <table:table-row table:style-name="ro1">
          <table:table-cell office:value-type="float" office:value="0.464963690952449" calcext:value-type="float">
            <text:p>0.464963691</text:p>
          </table:table-cell>
        </table:table-row>
        <table:table-row table:style-name="ro1">
          <table:table-cell office:value-type="float" office:value="0.465553018204413" calcext:value-type="float">
            <text:p>0.4655530182</text:p>
          </table:table-cell>
        </table:table-row>
        <table:table-row table:style-name="ro1">
          <table:table-cell office:value-type="float" office:value="0.465942646929246" calcext:value-type="float">
            <text:p>0.4659426469</text:p>
          </table:table-cell>
        </table:table-row>
        <table:table-row table:style-name="ro1">
          <table:table-cell office:value-type="float" office:value="0.466132086537572" calcext:value-type="float">
            <text:p>0.4661320865</text:p>
          </table:table-cell>
        </table:table-row>
        <table:table-row table:style-name="ro1">
          <table:table-cell office:value-type="float" office:value="0.466121786942118" calcext:value-type="float">
            <text:p>0.4661217869</text:p>
          </table:table-cell>
        </table:table-row>
        <table:table-row table:style-name="ro1">
          <table:table-cell office:value-type="float" office:value="0.465913092800877" calcext:value-type="float">
            <text:p>0.4659130928</text:p>
          </table:table-cell>
        </table:table-row>
        <table:table-row table:style-name="ro1">
          <table:table-cell office:value-type="float" office:value="0.465508198437237" calcext:value-type="float">
            <text:p>0.4655081984</text:p>
          </table:table-cell>
        </table:table-row>
        <table:table-row table:style-name="ro1">
          <table:table-cell office:value-type="float" office:value="0.46491010343709" calcext:value-type="float">
            <text:p>0.4649101034</text:p>
          </table:table-cell>
        </table:table-row>
        <table:table-row table:style-name="ro1">
          <table:table-cell office:value-type="float" office:value="0.464122568922925" calcext:value-type="float">
            <text:p>0.4641225689</text:p>
          </table:table-cell>
        </table:table-row>
        <table:table-row table:style-name="ro1">
          <table:table-cell office:value-type="float" office:value="0.463150074504884" calcext:value-type="float">
            <text:p>0.4631500745</text:p>
          </table:table-cell>
        </table:table-row>
        <table:table-row table:style-name="ro1">
          <table:table-cell office:value-type="float" office:value="0.461997775908808" calcext:value-type="float">
            <text:p>0.4619977759</text:p>
          </table:table-cell>
        </table:table-row>
        <table:table-row table:style-name="ro1">
          <table:table-cell office:value-type="float" office:value="0.460671463281252" calcext:value-type="float">
            <text:p>0.4606714633</text:p>
          </table:table-cell>
        </table:table-row>
        <table:table-row table:style-name="ro1">
          <table:table-cell office:value-type="float" office:value="0.459177520171484" calcext:value-type="float">
            <text:p>0.4591775202</text:p>
          </table:table-cell>
        </table:table-row>
        <table:table-row table:style-name="ro1">
          <table:table-cell office:value-type="float" office:value="0.457522883190451" calcext:value-type="float">
            <text:p>0.4575228832</text:p>
          </table:table-cell>
        </table:table-row>
        <table:table-row table:style-name="ro1">
          <table:table-cell office:value-type="float" office:value="0.455715002346732" calcext:value-type="float">
            <text:p>0.4557150023</text:p>
          </table:table-cell>
        </table:table-row>
        <table:table-row table:style-name="ro1">
          <table:table-cell office:value-type="float" office:value="0.45376180205946" calcext:value-type="float">
            <text:p>0.4537618021</text:p>
          </table:table-cell>
        </table:table-row>
        <table:table-row table:style-name="ro1">
          <table:table-cell office:value-type="float" office:value="0.45167164284823" calcext:value-type="float">
            <text:p>0.4516716428</text:p>
          </table:table-cell>
        </table:table-row>
        <table:table-row table:style-name="ro1">
          <table:table-cell office:value-type="float" office:value="0.449453283699974" calcext:value-type="float">
            <text:p>0.4494532837</text:p>
          </table:table-cell>
        </table:table-row>
        <table:table-row table:style-name="ro1">
          <table:table-cell office:value-type="float" office:value="0.447115845112818" calcext:value-type="float">
            <text:p>0.4471158451</text:p>
          </table:table-cell>
        </table:table-row>
        <table:table-row table:style-name="ro1">
          <table:table-cell office:value-type="float" office:value="0.444668772816917" calcext:value-type="float">
            <text:p>0.4446687728</text:p>
          </table:table-cell>
        </table:table-row>
        <table:table-row table:style-name="ro1">
          <table:table-cell office:value-type="float" office:value="0.442121802172264" calcext:value-type="float">
            <text:p>0.4421218022</text:p>
          </table:table-cell>
        </table:table-row>
        <table:table-row table:style-name="ro1">
          <table:table-cell office:value-type="float" office:value="0.439484923243482" calcext:value-type="float">
            <text:p>0.4394849232</text:p>
          </table:table-cell>
        </table:table-row>
        <table:table-row table:style-name="ro1">
          <table:table-cell office:value-type="float" office:value="0.436768346551579" calcext:value-type="float">
            <text:p>0.4367683466</text:p>
          </table:table-cell>
        </table:table-row>
        <table:table-row table:style-name="ro1">
          <table:table-cell office:value-type="float" office:value="0.433982469502701" calcext:value-type="float">
            <text:p>0.4339824695</text:p>
          </table:table-cell>
        </table:table-row>
        <table:table-row table:style-name="ro1">
          <table:table-cell office:value-type="float" office:value="0.431137843493838" calcext:value-type="float">
            <text:p>0.4311378435</text:p>
          </table:table-cell>
        </table:table-row>
        <table:table-row table:style-name="ro1">
          <table:table-cell office:value-type="float" office:value="0.428245141695532" calcext:value-type="float">
            <text:p>0.4282451417</text:p>
          </table:table-cell>
        </table:table-row>
        <table:table-row table:style-name="ro1">
          <table:table-cell office:value-type="float" office:value="0.425315127511538" calcext:value-type="float">
            <text:p>0.4253151275</text:p>
          </table:table-cell>
        </table:table-row>
        <table:table-row table:style-name="ro1">
          <table:table-cell office:value-type="float" office:value="0.422358623715481" calcext:value-type="float">
            <text:p>0.4223586237</text:p>
          </table:table-cell>
        </table:table-row>
        <table:table-row table:style-name="ro1">
          <table:table-cell office:value-type="float" office:value="0.419386482264478" calcext:value-type="float">
            <text:p>0.4193864823</text:p>
          </table:table-cell>
        </table:table-row>
        <table:table-row table:style-name="ro1">
          <table:table-cell office:value-type="float" office:value="0.416409554789742" calcext:value-type="float">
            <text:p>0.4164095548</text:p>
          </table:table-cell>
        </table:table-row>
        <table:table-row table:style-name="ro1">
          <table:table-cell office:value-type="float" office:value="0.413438663764164" calcext:value-type="float">
            <text:p>0.4134386638</text:p>
          </table:table-cell>
        </table:table-row>
        <table:table-row table:style-name="ro1">
          <table:table-cell office:value-type="float" office:value="0.410484574346868" calcext:value-type="float">
            <text:p>0.4104845743</text:p>
          </table:table-cell>
        </table:table-row>
        <table:table-row table:style-name="ro1">
          <table:table-cell office:value-type="float" office:value="0.407557966904743" calcext:value-type="float">
            <text:p>0.4075579669</text:p>
          </table:table-cell>
        </table:table-row>
        <table:table-row table:style-name="ro1">
          <table:table-cell office:value-type="float" office:value="0.404669410210962" calcext:value-type="float">
            <text:p>0.4046694102</text:p>
          </table:table-cell>
        </table:table-row>
        <table:table-row table:style-name="ro1">
          <table:table-cell office:value-type="float" office:value="0.401829335320458" calcext:value-type="float">
            <text:p>0.4018293353</text:p>
          </table:table-cell>
        </table:table-row>
        <table:table-row table:style-name="ro1">
          <table:table-cell office:value-type="float" office:value="0.3990480101224" calcext:value-type="float">
            <text:p>0.3990480101</text:p>
          </table:table-cell>
        </table:table-row>
        <table:table-row table:style-name="ro1">
          <table:table-cell office:value-type="float" office:value="0.39633551456963" calcext:value-type="float">
            <text:p>0.3963355146</text:p>
          </table:table-cell>
        </table:table-row>
        <table:table-row table:style-name="ro1">
          <table:table-cell office:value-type="float" office:value="0.393701716585079" calcext:value-type="float">
            <text:p>0.3937017166</text:p>
          </table:table-cell>
        </table:table-row>
        <table:table-row table:style-name="ro1">
          <table:table-cell office:value-type="float" office:value="0.391156248645169" calcext:value-type="float">
            <text:p>0.3911562486</text:p>
          </table:table-cell>
        </table:table-row>
        <table:table-row table:style-name="ro1">
          <table:table-cell office:value-type="float" office:value="0.388708485040181" calcext:value-type="float">
            <text:p>0.388708485</text:p>
          </table:table-cell>
        </table:table-row>
        <table:table-row table:style-name="ro1">
          <table:table-cell office:value-type="float" office:value="0.386367519811606" calcext:value-type="float">
            <text:p>0.3863675198</text:p>
          </table:table-cell>
        </table:table-row>
        <table:table-row table:style-name="ro1">
          <table:table-cell office:value-type="float" office:value="0.384142145366473" calcext:value-type="float">
            <text:p>0.3841421454</text:p>
          </table:table-cell>
        </table:table-row>
        <table:table-row table:style-name="ro1">
          <table:table-cell office:value-type="float" office:value="0.382040831768652" calcext:value-type="float">
            <text:p>0.3820408318</text:p>
          </table:table-cell>
        </table:table-row>
        <table:table-row table:style-name="ro1">
          <table:table-cell office:value-type="float" office:value="0.380071706707133" calcext:value-type="float">
            <text:p>0.3800717067</text:p>
          </table:table-cell>
        </table:table-row>
        <table:table-row table:style-name="ro1">
          <table:table-cell office:value-type="float" office:value="0.378242536141287" calcext:value-type="float">
            <text:p>0.3782425361</text:p>
          </table:table-cell>
        </table:table-row>
        <table:table-row table:style-name="ro1">
          <table:table-cell office:value-type="float" office:value="0.376560705623094" calcext:value-type="float">
            <text:p>0.3765607056</text:p>
          </table:table-cell>
        </table:table-row>
        <table:table-row table:style-name="ro1">
          <table:table-cell office:value-type="float" office:value="0.375033202296365" calcext:value-type="float">
            <text:p>0.3750332023</text:p>
          </table:table-cell>
        </table:table-row>
        <table:table-row table:style-name="ro1">
          <table:table-cell office:value-type="float" office:value="0.373666597572918" calcext:value-type="float">
            <text:p>0.3736665976</text:p>
          </table:table-cell>
        </table:table-row>
        <table:table-row table:style-name="ro1">
          <table:table-cell office:value-type="float" office:value="0.372467030485754" calcext:value-type="float">
            <text:p>0.3724670305</text:p>
          </table:table-cell>
        </table:table-row>
        <table:table-row table:style-name="ro1">
          <table:table-cell office:value-type="float" office:value="0.371440191719195" calcext:value-type="float">
            <text:p>0.3714401917</text:p>
          </table:table-cell>
        </table:table-row>
        <table:table-row table:style-name="ro1">
          <table:table-cell office:value-type="float" office:value="0.370591308315999" calcext:value-type="float">
            <text:p>0.3705913083</text:p>
          </table:table-cell>
        </table:table-row>
        <table:table-row table:style-name="ro1">
          <table:table-cell office:value-type="float" office:value="0.369925129061467" calcext:value-type="float">
            <text:p>0.3699251291</text:p>
          </table:table-cell>
        </table:table-row>
        <table:table-row table:style-name="ro1">
          <table:table-cell office:value-type="float" office:value="0.369445910544506" calcext:value-type="float">
            <text:p>0.3694459105</text:p>
          </table:table-cell>
        </table:table-row>
        <table:table-row table:style-name="ro1">
          <table:table-cell office:value-type="float" office:value="0.369157403895684" calcext:value-type="float">
            <text:p>0.3691574039</text:p>
          </table:table-cell>
        </table:table-row>
        <table:table-row table:style-name="ro1">
          <table:table-cell office:value-type="float" office:value="0.369062842202257" calcext:value-type="float">
            <text:p>0.3690628422</text:p>
          </table:table-cell>
        </table:table-row>
        <table:table-row table:style-name="ro1">
          <table:table-cell office:value-type="float" office:value="0.369164928600173" calcext:value-type="float">
            <text:p>0.3691649286</text:p>
          </table:table-cell>
        </table:table-row>
        <table:table-row table:style-name="ro1">
          <table:table-cell office:value-type="float" office:value="0.36946582504305" calcext:value-type="float">
            <text:p>0.369465825</text:p>
          </table:table-cell>
        </table:table-row>
        <table:table-row table:style-name="ro1">
          <table:table-cell office:value-type="float" office:value="0.36996714174814" calcext:value-type="float">
            <text:p>0.3699671417</text:p>
          </table:table-cell>
        </table:table-row>
        <table:table-row table:style-name="ro1">
          <table:table-cell office:value-type="float" office:value="0.370669927319259" calcext:value-type="float">
            <text:p>0.3706699273</text:p>
          </table:table-cell>
        </table:table-row>
        <table:table-row table:style-name="ro1">
          <table:table-cell office:value-type="float" office:value="0.371574659546703" calcext:value-type="float">
            <text:p>0.3715746595</text:p>
          </table:table-cell>
        </table:table-row>
        <table:table-row table:style-name="ro1">
          <table:table-cell office:value-type="float" office:value="0.372681236884131" calcext:value-type="float">
            <text:p>0.3726812369</text:p>
          </table:table-cell>
        </table:table-row>
        <table:table-row table:style-name="ro1">
          <table:table-cell office:value-type="float" office:value="0.373988970602439" calcext:value-type="float">
            <text:p>0.3739889706</text:p>
          </table:table-cell>
        </table:table-row>
        <table:table-row table:style-name="ro1">
          <table:table-cell office:value-type="float" office:value="0.375496577620595" calcext:value-type="float">
            <text:p>0.3754965776</text:p>
          </table:table-cell>
        </table:table-row>
        <table:table-row table:style-name="ro1">
          <table:table-cell office:value-type="float" office:value="0.377202174013464" calcext:value-type="float">
            <text:p>0.377202174</text:p>
          </table:table-cell>
        </table:table-row>
        <table:table-row table:style-name="ro1">
          <table:table-cell office:value-type="float" office:value="0.379103269196605" calcext:value-type="float">
            <text:p>0.3791032692</text:p>
          </table:table-cell>
        </table:table-row>
        <table:table-row table:style-name="ro1">
          <table:table-cell office:value-type="float" office:value="0.38119676078804" calcext:value-type="float">
            <text:p>0.3811967608</text:p>
          </table:table-cell>
        </table:table-row>
        <table:table-row table:style-name="ro1">
          <table:table-cell office:value-type="float" office:value="0.38347893014701" calcext:value-type="float">
            <text:p>0.3834789301</text:p>
          </table:table-cell>
        </table:table-row>
        <table:table-row table:style-name="ro1">
          <table:table-cell office:value-type="float" office:value="0.385945438589699" calcext:value-type="float">
            <text:p>0.3859454386</text:p>
          </table:table-cell>
        </table:table-row>
        <table:table-row table:style-name="ro1">
          <table:table-cell office:value-type="float" office:value="0.388591324281941" calcext:value-type="float">
            <text:p>0.3885913243</text:p>
          </table:table-cell>
        </table:table-row>
        <table:table-row table:style-name="ro1">
          <table:table-cell office:value-type="float" office:value="0.3914109998089" calcext:value-type="float">
            <text:p>0.3914109998</text:p>
          </table:table-cell>
        </table:table-row>
        <table:table-row table:style-name="ro1">
          <table:table-cell office:value-type="float" office:value="0.394398250421733" calcext:value-type="float">
            <text:p>0.3943982504</text:p>
          </table:table-cell>
        </table:table-row>
        <table:table-row table:style-name="ro1">
          <table:table-cell office:value-type="float" office:value="0.397546232961216" calcext:value-type="float">
            <text:p>0.397546233</text:p>
          </table:table-cell>
        </table:table-row>
        <table:table-row table:style-name="ro1">
          <table:table-cell office:value-type="float" office:value="0.400847475458367" calcext:value-type="float">
            <text:p>0.4008474755</text:p>
          </table:table-cell>
        </table:table-row>
        <table:table-row table:style-name="ro1">
          <table:table-cell office:value-type="float" office:value="0.404293877412029" calcext:value-type="float">
            <text:p>0.4042938774</text:p>
          </table:table-cell>
        </table:table-row>
        <table:table-row table:style-name="ro1">
          <table:table-cell office:value-type="float" office:value="0.40787671074344" calcext:value-type="float">
            <text:p>0.4078767107</text:p>
          </table:table-cell>
        </table:table-row>
        <table:table-row table:style-name="ro1">
          <table:table-cell office:value-type="float" office:value="0.411586621427773" calcext:value-type="float">
            <text:p>0.4115866214</text:p>
          </table:table-cell>
        </table:table-row>
        <table:table-row table:style-name="ro1">
          <table:table-cell office:value-type="float" office:value="0.415413631802658" calcext:value-type="float">
            <text:p>0.4154136318</text:p>
          </table:table-cell>
        </table:table-row>
        <table:table-row table:style-name="ro1">
          <table:table-cell office:value-type="float" office:value="0.419347143553682" calcext:value-type="float">
            <text:p>0.4193471436</text:p>
          </table:table-cell>
        </table:table-row>
        <table:table-row table:style-name="ro1">
          <table:table-cell office:value-type="float" office:value="0.423375941376858" calcext:value-type="float">
            <text:p>0.4233759414</text:p>
          </table:table-cell>
        </table:table-row>
        <table:table-row table:style-name="ro1">
          <table:table-cell office:value-type="float" office:value="0.427488197318082" calcext:value-type="float">
            <text:p>0.4274881973</text:p>
          </table:table-cell>
        </table:table-row>
        <table:table-row table:style-name="ro1">
          <table:table-cell office:value-type="float" office:value="0.431671475789553" calcext:value-type="float">
            <text:p>0.4316714758</text:p>
          </table:table-cell>
        </table:table-row>
        <table:table-row table:style-name="ro1">
          <table:table-cell office:value-type="float" office:value="0.435912739263191" calcext:value-type="float">
            <text:p>0.4359127393</text:p>
          </table:table-cell>
        </table:table-row>
        <table:table-row table:style-name="ro1">
          <table:table-cell office:value-type="float" office:value="0.440198354641006" calcext:value-type="float">
            <text:p>0.4401983546</text:p>
          </table:table-cell>
        </table:table-row>
        <table:table-row table:style-name="ro1">
          <table:table-cell office:value-type="float" office:value="0.444514100302463" calcext:value-type="float">
            <text:p>0.4445141003</text:p>
          </table:table-cell>
        </table:table-row>
        <table:table-row table:style-name="ro1">
          <table:table-cell office:value-type="float" office:value="0.44884517382882" calcext:value-type="float">
            <text:p>0.4488451738</text:p>
          </table:table-cell>
        </table:table-row>
        <table:table-row table:style-name="ro1">
          <table:table-cell office:value-type="float" office:value="0.435833042696756" calcext:value-type="float">
            <text:p>0.4358330427</text:p>
          </table:table-cell>
        </table:table-row>
        <table:table-row table:style-name="ro1">
          <table:table-cell office:value-type="float" office:value="0.438564282200106" calcext:value-type="float">
            <text:p>0.4385642822</text:p>
          </table:table-cell>
        </table:table-row>
        <table:table-row table:style-name="ro1">
          <table:table-cell office:value-type="float" office:value="0.441249344713316" calcext:value-type="float">
            <text:p>0.4412493447</text:p>
          </table:table-cell>
        </table:table-row>
        <table:table-row table:style-name="ro1">
          <table:table-cell office:value-type="float" office:value="0.443867733881024" calcext:value-type="float">
            <text:p>0.4438677339</text:p>
          </table:table-cell>
        </table:table-row>
        <table:table-row table:style-name="ro1">
          <table:table-cell office:value-type="float" office:value="0.446400657974346" calcext:value-type="float">
            <text:p>0.446400658</text:p>
          </table:table-cell>
        </table:table-row>
        <table:table-row table:style-name="ro1">
          <table:table-cell office:value-type="float" office:value="0.4488309740514" calcext:value-type="float">
            <text:p>0.4488309741</text:p>
          </table:table-cell>
        </table:table-row>
        <table:table-row table:style-name="ro1">
          <table:table-cell office:value-type="float" office:value="0.451143132794883" calcext:value-type="float">
            <text:p>0.4511431328</text:p>
          </table:table-cell>
        </table:table-row>
        <table:table-row table:style-name="ro1">
          <table:table-cell office:value-type="float" office:value="0.453323124026664" calcext:value-type="float">
            <text:p>0.453323124</text:p>
          </table:table-cell>
        </table:table-row>
        <table:table-row table:style-name="ro1">
          <table:table-cell office:value-type="float" office:value="0.455358422899427" calcext:value-type="float">
            <text:p>0.4553584229</text:p>
          </table:table-cell>
        </table:table-row>
        <table:table-row table:style-name="ro1">
          <table:table-cell office:value-type="float" office:value="0.457237936765344" calcext:value-type="float">
            <text:p>0.4572379368</text:p>
          </table:table-cell>
        </table:table-row>
        <table:table-row table:style-name="ro1">
          <table:table-cell office:value-type="float" office:value="0.458951952721787" calcext:value-type="float">
            <text:p>0.4589519527</text:p>
          </table:table-cell>
        </table:table-row>
        <table:table-row table:style-name="ro1">
          <table:table-cell office:value-type="float" office:value="0.460492085834074" calcext:value-type="float">
            <text:p>0.4604920858</text:p>
          </table:table-cell>
        </table:table-row>
        <table:table-row table:style-name="ro1">
          <table:table-cell office:value-type="float" office:value="0.46185122803525" calcext:value-type="float">
            <text:p>0.461851228</text:p>
          </table:table-cell>
        </table:table-row>
        <table:table-row table:style-name="ro1">
          <table:table-cell office:value-type="float" office:value="0.463023497702905" calcext:value-type="float">
            <text:p>0.4630234977</text:p>
          </table:table-cell>
        </table:table-row>
        <table:table-row table:style-name="ro1">
          <table:table-cell office:value-type="float" office:value="0.464004189913033" calcext:value-type="float">
            <text:p>0.4640041899</text:p>
          </table:table-cell>
        </table:table-row>
        <table:table-row table:style-name="ro1">
          <table:table-cell office:value-type="float" office:value="0.464789727370915" calcext:value-type="float">
            <text:p>0.4647897274</text:p>
          </table:table-cell>
        </table:table-row>
        <table:table-row table:style-name="ro1">
          <table:table-cell office:value-type="float" office:value="0.46537761201905" calcext:value-type="float">
            <text:p>0.465377612</text:p>
          </table:table-cell>
        </table:table-row>
        <table:table-row table:style-name="ro1">
          <table:table-cell office:value-type="float" office:value="0.465766377322118" calcext:value-type="float">
            <text:p>0.4657663773</text:p>
          </table:table-cell>
        </table:table-row>
        <table:table-row table:style-name="ro1">
          <table:table-cell office:value-type="float" office:value="0.465955541228973" calcext:value-type="float">
            <text:p>0.4659555412</text:p>
          </table:table-cell>
        </table:table-row>
        <table:table-row table:style-name="ro1">
          <table:table-cell office:value-type="float" office:value="0.465945559811684" calcext:value-type="float">
            <text:p>0.4659455598</text:p>
          </table:table-cell>
        </table:table-row>
        <table:table-row table:style-name="ro1">
          <table:table-cell office:value-type="float" office:value="0.465737781581599" calcext:value-type="float">
            <text:p>0.4657377816</text:p>
          </table:table-cell>
        </table:table-row>
        <table:table-row table:style-name="ro1">
          <table:table-cell office:value-type="float" office:value="0.465334402482454" calcext:value-type="float">
            <text:p>0.4653344025</text:p>
          </table:table-cell>
        </table:table-row>
        <table:table-row table:style-name="ro1">
          <table:table-cell office:value-type="float" office:value="0.464738421560514" calcext:value-type="float">
            <text:p>0.4647384216</text:p>
          </table:table-cell>
        </table:table-row>
        <table:table-row table:style-name="ro1">
          <table:table-cell office:value-type="float" office:value="0.463953597311754" calcext:value-type="float">
            <text:p>0.4639535973</text:p>
          </table:table-cell>
        </table:table-row>
        <table:table-row table:style-name="ro1">
          <table:table-cell office:value-type="float" office:value="0.462984404706067" calcext:value-type="float">
            <text:p>0.4629844047</text:p>
          </table:table-cell>
        </table:table-row>
        <table:table-row table:style-name="ro1">
          <table:table-cell office:value-type="float" office:value="0.461835992888521" calcext:value-type="float">
            <text:p>0.4618359929</text:p>
          </table:table-cell>
        </table:table-row>
        <table:table-row table:style-name="ro1">
          <table:table-cell office:value-type="float" office:value="0.460514143557638" calcext:value-type="float">
            <text:p>0.4605141436</text:p>
          </table:table-cell>
        </table:table-row>
        <table:table-row table:style-name="ro1">
          <table:table-cell office:value-type="float" office:value="0.459025230020722" calcext:value-type="float">
            <text:p>0.45902523</text:p>
          </table:table-cell>
        </table:table-row>
        <table:table-row table:style-name="ro1">
          <table:table-cell office:value-type="float" office:value="0.457376176926211" calcext:value-type="float">
            <text:p>0.4573761769</text:p>
          </table:table-cell>
        </table:table-row>
        <table:table-row table:style-name="ro1">
          <table:table-cell office:value-type="float" office:value="0.455574420673076" calcext:value-type="float">
            <text:p>0.4555744207</text:p>
          </table:table-cell>
        </table:table-row>
        <table:table-row table:style-name="ro1">
          <table:table-cell office:value-type="float" office:value="0.453627870497248" calcext:value-type="float">
            <text:p>0.4536278705</text:p>
          </table:table-cell>
        </table:table-row>
        <table:table-row table:style-name="ro1">
          <table:table-cell office:value-type="float" office:value="0.451544870235084" calcext:value-type="float">
            <text:p>0.4515448702</text:p>
          </table:table-cell>
        </table:table-row>
        <table:table-row table:style-name="ro1">
          <table:table-cell office:value-type="float" office:value="0.449334160763868" calcext:value-type="float">
            <text:p>0.4493341608</text:p>
          </table:table-cell>
        </table:table-row>
        <table:table-row table:style-name="ro1">
          <table:table-cell office:value-type="float" office:value="0.44700484311935" calcext:value-type="float">
            <text:p>0.4470048431</text:p>
          </table:table-cell>
        </table:table-row>
        <table:table-row table:style-name="ro1">
          <table:table-cell office:value-type="float" office:value="0.444566342290321" calcext:value-type="float">
            <text:p>0.4445663423</text:p>
          </table:table-cell>
        </table:table-row>
        <table:table-row table:style-name="ro1">
          <table:table-cell office:value-type="float" office:value="0.442028371690217" calcext:value-type="float">
            <text:p>0.4420283717</text:p>
          </table:table-cell>
        </table:table-row>
        <table:table-row table:style-name="ro1">
          <table:table-cell office:value-type="float" office:value="0.439400898305772" calcext:value-type="float">
            <text:p>0.4394008983</text:p>
          </table:table-cell>
        </table:table-row>
        <table:table-row table:style-name="ro1">
          <table:table-cell office:value-type="float" office:value="0.436694108522693" calcext:value-type="float">
            <text:p>0.4366941085</text:p>
          </table:table-cell>
        </table:table-row>
        <table:table-row table:style-name="ro1">
          <table:table-cell office:value-type="float" office:value="0.433918374628382" calcext:value-type="float">
            <text:p>0.4339183746</text:p>
          </table:table-cell>
        </table:table-row>
        <table:table-row table:style-name="ro1">
          <table:table-cell office:value-type="float" office:value="0.431084221991685" calcext:value-type="float">
            <text:p>0.431084222</text:p>
          </table:table-cell>
        </table:table-row>
        <table:table-row table:style-name="ro1">
          <table:table-cell office:value-type="float" office:value="0.428202296919688" calcext:value-type="float">
            <text:p>0.4282022969</text:p>
          </table:table-cell>
        </table:table-row>
        <table:table-row table:style-name="ro1">
          <table:table-cell office:value-type="float" office:value="0.425283335191536" calcext:value-type="float">
            <text:p>0.4252833352</text:p>
          </table:table-cell>
        </table:table-row>
        <table:table-row table:style-name="ro1">
          <table:table-cell office:value-type="float" office:value="0.422338131269296" calcext:value-type="float">
            <text:p>0.4223381313</text:p>
          </table:table-cell>
        </table:table-row>
        <table:table-row table:style-name="ro1">
          <table:table-cell office:value-type="float" office:value="0.419377508185856" calcext:value-type="float">
            <text:p>0.4193775082</text:p>
          </table:table-cell>
        </table:table-row>
        <table:table-row table:style-name="ro1">
          <table:table-cell office:value-type="float" office:value="0.416412288109858" calcext:value-type="float">
            <text:p>0.4164122881</text:p>
          </table:table-cell>
        </table:table-row>
        <table:table-row table:style-name="ro1">
          <table:table-cell office:value-type="float" office:value="0.413453263587666" calcext:value-type="float">
            <text:p>0.4134532636</text:p>
          </table:table-cell>
        </table:table-row>
        <table:table-row table:style-name="ro1">
          <table:table-cell office:value-type="float" office:value="0.410511169462372" calcext:value-type="float">
            <text:p>0.4105111695</text:p>
          </table:table-cell>
        </table:table-row>
        <table:table-row table:style-name="ro1">
          <table:table-cell office:value-type="float" office:value="0.407596655469836" calcext:value-type="float">
            <text:p>0.4075966555</text:p>
          </table:table-cell>
        </table:table-row>
        <table:table-row table:style-name="ro1">
          <table:table-cell office:value-type="float" office:value="0.404720259511765" calcext:value-type="float">
            <text:p>0.4047202595</text:p>
          </table:table-cell>
        </table:table-row>
        <table:table-row table:style-name="ro1">
          <table:table-cell office:value-type="float" office:value="0.401892381605824" calcext:value-type="float">
            <text:p>0.4018923816</text:p>
          </table:table-cell>
        </table:table-row>
        <table:table-row table:style-name="ro1">
          <table:table-cell office:value-type="float" office:value="0.399123258512788" calcext:value-type="float">
            <text:p>0.3991232585</text:p>
          </table:table-cell>
        </table:table-row>
        <table:table-row table:style-name="ro1">
          <table:table-cell office:value-type="float" office:value="0.396422939040724" calcext:value-type="float">
            <text:p>0.396422939</text:p>
          </table:table-cell>
        </table:table-row>
        <table:table-row table:style-name="ro1">
          <table:table-cell office:value-type="float" office:value="0.393801260026213" calcext:value-type="float">
            <text:p>0.39380126</text:p>
          </table:table-cell>
        </table:table-row>
        <table:table-row table:style-name="ro1">
          <table:table-cell office:value-type="float" office:value="0.391267822992608" calcext:value-type="float">
            <text:p>0.391267823</text:p>
          </table:table-cell>
        </table:table-row>
        <table:table-row table:style-name="ro1">
          <table:table-cell office:value-type="float" office:value="0.388831971485327" calcext:value-type="float">
            <text:p>0.3888319715</text:p>
          </table:table-cell>
        </table:table-row>
        <table:table-row table:style-name="ro1">
          <table:table-cell office:value-type="float" office:value="0.386502769084177" calcext:value-type="float">
            <text:p>0.3865027691</text:p>
          </table:table-cell>
        </table:table-row>
        <table:table-row table:style-name="ro1">
          <table:table-cell office:value-type="float" office:value="0.384288978092729" calcext:value-type="float">
            <text:p>0.3842889781</text:p>
          </table:table-cell>
        </table:table-row>
        <table:table-row table:style-name="ro1">
          <table:table-cell office:value-type="float" office:value="0.382199038904707" calcext:value-type="float">
            <text:p>0.3821990389</text:p>
          </table:table-cell>
        </table:table-row>
        <table:table-row table:style-name="ro1">
          <table:table-cell office:value-type="float" office:value="0.380241050047434" calcext:value-type="float">
            <text:p>0.38024105</text:p>
          </table:table-cell>
        </table:table-row>
        <table:table-row table:style-name="ro1">
          <table:table-cell office:value-type="float" office:value="0.378422748902299" calcext:value-type="float">
            <text:p>0.3784227489</text:p>
          </table:table-cell>
        </table:table-row>
        <table:table-row table:style-name="ro1">
          <table:table-cell office:value-type="float" office:value="0.376751493102271" calcext:value-type="float">
            <text:p>0.3767514931</text:p>
          </table:table-cell>
        </table:table-row>
        <table:table-row table:style-name="ro1">
          <table:table-cell office:value-type="float" office:value="0.375234242606437" calcext:value-type="float">
            <text:p>0.3752342426</text:p>
          </table:table-cell>
        </table:table-row>
        <table:table-row table:style-name="ro1">
          <table:table-cell office:value-type="float" office:value="0.373877542451589" calcext:value-type="float">
            <text:p>0.3738775425</text:p>
          </table:table-cell>
        </table:table-row>
        <table:table-row table:style-name="ro1">
          <table:table-cell office:value-type="float" office:value="0.372687506180836" calcext:value-type="float">
            <text:p>0.3726875062</text:p>
          </table:table-cell>
        </table:table-row>
        <table:table-row table:style-name="ro1">
          <table:table-cell office:value-type="float" office:value="0.371669799949261" calcext:value-type="float">
            <text:p>0.3716697999</text:p>
          </table:table-cell>
        </table:table-row>
        <table:table-row table:style-name="ro1">
          <table:table-cell office:value-type="float" office:value="0.370829627306605" calcext:value-type="float">
            <text:p>0.3708296273</text:p>
          </table:table-cell>
        </table:table-row>
        <table:table-row table:style-name="ro1">
          <table:table-cell office:value-type="float" office:value="0.370171714656993" calcext:value-type="float">
            <text:p>0.3701717147</text:p>
          </table:table-cell>
        </table:table-row>
        <table:table-row table:style-name="ro1">
          <table:table-cell office:value-type="float" office:value="0.369700297395698" calcext:value-type="float">
            <text:p>0.3697002974</text:p>
          </table:table-cell>
        </table:table-row>
        <table:table-row table:style-name="ro1">
          <table:table-cell office:value-type="float" office:value="0.369419106722932" calcext:value-type="float">
            <text:p>0.3694191067</text:p>
          </table:table-cell>
        </table:table-row>
        <table:table-row table:style-name="ro1">
          <table:table-cell office:value-type="float" office:value="0.369331357134681" calcext:value-type="float">
            <text:p>0.3693313571</text:p>
          </table:table-cell>
        </table:table-row>
        <table:table-row table:style-name="ro1">
          <table:table-cell office:value-type="float" office:value="0.369439734590576" calcext:value-type="float">
            <text:p>0.3694397346</text:p>
          </table:table-cell>
        </table:table-row>
        <table:table-row table:style-name="ro1">
          <table:table-cell office:value-type="float" office:value="0.36974638535879" calcext:value-type="float">
            <text:p>0.3697463854</text:p>
          </table:table-cell>
        </table:table-row>
        <table:table-row table:style-name="ro1">
          <table:table-cell office:value-type="float" office:value="0.370252905537988" calcext:value-type="float">
            <text:p>0.3702529055</text:p>
          </table:table-cell>
        </table:table-row>
        <table:table-row table:style-name="ro1">
          <table:table-cell office:value-type="float" office:value="0.370960331256295" calcext:value-type="float">
            <text:p>0.3709603313</text:p>
          </table:table-cell>
        </table:table-row>
        <table:table-row table:style-name="ro1">
          <table:table-cell office:value-type="float" office:value="0.371869129547313" calcext:value-type="float">
            <text:p>0.3718691295</text:p>
          </table:table-cell>
        </table:table-row>
        <table:table-row table:style-name="ro1">
          <table:table-cell office:value-type="float" office:value="0.372979189903166" calcext:value-type="float">
            <text:p>0.3729791899</text:p>
          </table:table-cell>
        </table:table-row>
        <table:table-row table:style-name="ro1">
          <table:table-cell office:value-type="float" office:value="0.374289816504588" calcext:value-type="float">
            <text:p>0.3742898165</text:p>
          </table:table-cell>
        </table:table-row>
        <table:table-row table:style-name="ro1">
          <table:table-cell office:value-type="float" office:value="0.375799721128041" calcext:value-type="float">
            <text:p>0.3757997211</text:p>
          </table:table-cell>
        </table:table-row>
        <table:table-row table:style-name="ro1">
          <table:table-cell office:value-type="float" office:value="0.377507016729867" calcext:value-type="float">
            <text:p>0.3775070167</text:p>
          </table:table-cell>
        </table:table-row>
        <table:table-row table:style-name="ro1">
          <table:table-cell office:value-type="float" office:value="0.379409211707491" calcext:value-type="float">
            <text:p>0.3794092117</text:p>
          </table:table-cell>
        </table:table-row>
        <table:table-row table:style-name="ro1">
          <table:table-cell office:value-type="float" office:value="0.381503204837637" calcext:value-type="float">
            <text:p>0.3815032048</text:p>
          </table:table-cell>
        </table:table-row>
        <table:table-row table:style-name="ro1">
          <table:table-cell office:value-type="float" office:value="0.3837852808916" calcext:value-type="float">
            <text:p>0.3837852809</text:p>
          </table:table-cell>
        </table:table-row>
        <table:table-row table:style-name="ro1">
          <table:table-cell office:value-type="float" office:value="0.386251106927541" calcext:value-type="float">
            <text:p>0.3862511069</text:p>
          </table:table-cell>
        </table:table-row>
        <table:table-row table:style-name="ro1">
          <table:table-cell office:value-type="float" office:value="0.388895729259827" calcext:value-type="float">
            <text:p>0.3888957293</text:p>
          </table:table-cell>
        </table:table-row>
        <table:table-row table:style-name="ro1">
          <table:table-cell office:value-type="float" office:value="0.391713571105401" calcext:value-type="float">
            <text:p>0.3917135711</text:p>
          </table:table-cell>
        </table:table-row>
        <table:table-row table:style-name="ro1">
          <table:table-cell office:value-type="float" office:value="0.394698430907189" calcext:value-type="float">
            <text:p>0.3946984309</text:p>
          </table:table-cell>
        </table:table-row>
        <table:table-row table:style-name="ro1">
          <table:table-cell office:value-type="float" office:value="0.397843481334545" calcext:value-type="float">
            <text:p>0.3978434813</text:p>
          </table:table-cell>
        </table:table-row>
        <table:table-row table:style-name="ro1">
          <table:table-cell office:value-type="float" office:value="0.401141268960732" calcext:value-type="float">
            <text:p>0.401141269</text:p>
          </table:table-cell>
        </table:table-row>
        <table:table-row table:style-name="ro1">
          <table:table-cell office:value-type="float" office:value="0.404583714617434" calcext:value-type="float">
            <text:p>0.4045837146</text:p>
          </table:table-cell>
        </table:table-row>
        <table:table-row table:style-name="ro1">
          <table:table-cell office:value-type="float" office:value="0.408162114426311" calcext:value-type="float">
            <text:p>0.4081621144</text:p>
          </table:table-cell>
        </table:table-row>
        <table:table-row table:style-name="ro1">
          <table:table-cell office:value-type="float" office:value="0.411867141507589" calcext:value-type="float">
            <text:p>0.4118671415</text:p>
          </table:table-cell>
        </table:table-row>
        <table:table-row table:style-name="ro1">
          <table:table-cell office:value-type="float" office:value="0.415688848365674" calcext:value-type="float">
            <text:p>0.4156888484</text:p>
          </table:table-cell>
        </table:table-row>
        <table:table-row table:style-name="ro1">
          <table:table-cell office:value-type="float" office:value="0.419616669951824" calcext:value-type="float">
            <text:p>0.41961667</text:p>
          </table:table-cell>
        </table:table-row>
        <table:table-row table:style-name="ro1">
          <table:table-cell office:value-type="float" office:value="0.423639427403836" calcext:value-type="float">
            <text:p>0.4236394274</text:p>
          </table:table-cell>
        </table:table-row>
        <table:table-row table:style-name="ro1">
          <table:table-cell office:value-type="float" office:value="0.42774533246278" calcext:value-type="float">
            <text:p>0.4277453325</text:p>
          </table:table-cell>
        </table:table-row>
        <table:table-row table:style-name="ro1">
          <table:table-cell office:value-type="float" office:value="0.431921992566767" calcext:value-type="float">
            <text:p>0.4319219926</text:p>
          </table:table-cell>
        </table:table-row>
        <table:table-row table:style-name="ro1">
          <table:table-cell office:value-type="float" office:value="0.436156416621755" calcext:value-type="float">
            <text:p>0.4361564166</text:p>
          </table:table-cell>
        </table:table-row>
        <table:table-row table:style-name="ro1">
          <table:table-cell office:value-type="float" office:value="0.440435021449381" calcext:value-type="float">
            <text:p>0.4404350214</text:p>
          </table:table-cell>
        </table:table-row>
        <table:table-row table:style-name="ro1">
          <table:table-cell office:value-type="float" office:value="0.444743638911845" calcext:value-type="float">
            <text:p>0.4447436389</text:p>
          </table:table-cell>
        </table:table-row>
        <table:table-row table:style-name="ro1">
          <table:table-cell office:value-type="float" office:value="0.449067523713816" calcext:value-type="float">
            <text:p>0.4490675237</text:p>
          </table:table-cell>
        </table:table-row>
        <table:table-row table:style-name="ro1">
          <table:table-cell office:value-type="float" office:value="0.435695401799811" calcext:value-type="float">
            <text:p>0.4356954018</text:p>
          </table:table-cell>
        </table:table-row>
        <table:table-row table:style-name="ro1">
          <table:table-cell office:value-type="float" office:value="0.438419716376598" calcext:value-type="float">
            <text:p>0.4384197164</text:p>
          </table:table-cell>
        </table:table-row>
        <table:table-row table:style-name="ro1">
          <table:table-cell office:value-type="float" office:value="0.441097980468213" calcext:value-type="float">
            <text:p>0.4410979805</text:p>
          </table:table-cell>
        </table:table-row>
        <table:table-row table:style-name="ro1">
          <table:table-cell office:value-type="float" office:value="0.443709755318766" calcext:value-type="float">
            <text:p>0.4437097553</text:p>
          </table:table-cell>
        </table:table-row>
        <table:table-row table:style-name="ro1">
          <table:table-cell office:value-type="float" office:value="0.446236303023585" calcext:value-type="float">
            <text:p>0.446236303</text:p>
          </table:table-cell>
        </table:table-row>
        <table:table-row table:style-name="ro1">
          <table:table-cell office:value-type="float" office:value="0.448660530768444" calcext:value-type="float">
            <text:p>0.4486605308</text:p>
          </table:table-cell>
        </table:table-row>
        <table:table-row table:style-name="ro1">
          <table:table-cell office:value-type="float" office:value="0.450966935745883" calcext:value-type="float">
            <text:p>0.4509669357</text:p>
          </table:table-cell>
        </table:table-row>
        <table:table-row table:style-name="ro1">
          <table:table-cell office:value-type="float" office:value="0.453141550748622" calcext:value-type="float">
            <text:p>0.4531415507</text:p>
          </table:table-cell>
        </table:table-row>
        <table:table-row table:style-name="ro1">
          <table:table-cell office:value-type="float" office:value="0.45517189044006" calcext:value-type="float">
            <text:p>0.4551718904</text:p>
          </table:table-cell>
        </table:table-row>
        <table:table-row table:style-name="ro1">
          <table:table-cell office:value-type="float" office:value="0.457046898301877" calcext:value-type="float">
            <text:p>0.4570468983</text:p>
          </table:table-cell>
        </table:table-row>
        <table:table-row table:style-name="ro1">
          <table:table-cell office:value-type="float" office:value="0.458756894258719" calcext:value-type="float">
            <text:p>0.4587568943</text:p>
          </table:table-cell>
        </table:table-row>
        <table:table-row table:style-name="ro1">
          <table:table-cell office:value-type="float" office:value="0.460293522979981" calcext:value-type="float">
            <text:p>0.460293523</text:p>
          </table:table-cell>
        </table:table-row>
        <table:table-row table:style-name="ro1">
          <table:table-cell office:value-type="float" office:value="0.46164970285868" calcext:value-type="float">
            <text:p>0.4616497029</text:p>
          </table:table-cell>
        </table:table-row>
        <table:table-row table:style-name="ro1">
          <table:table-cell office:value-type="float" office:value="0.462819575667422" calcext:value-type="float">
            <text:p>0.4628195757</text:p>
          </table:table-cell>
        </table:table-row>
        <table:table-row table:style-name="ro1">
          <table:table-cell office:value-type="float" office:value="0.463798456891456" calcext:value-type="float">
            <text:p>0.4637984569</text:p>
          </table:table-cell>
        </table:table-row>
        <table:table-row table:style-name="ro1">
          <table:table-cell office:value-type="float" office:value="0.464582786738828" calcext:value-type="float">
            <text:p>0.4645827867</text:p>
          </table:table-cell>
        </table:table-row>
        <table:table-row table:style-name="ro1">
          <table:table-cell office:value-type="float" office:value="0.465170081827623" calcext:value-type="float">
            <text:p>0.4651700818</text:p>
          </table:table-cell>
        </table:table-row>
        <table:table-row table:style-name="ro1">
          <table:table-cell office:value-type="float" office:value="0.465558887550298" calcext:value-type="float">
            <text:p>0.4655588876</text:p>
          </table:table-cell>
        </table:table-row>
        <table:table-row table:style-name="ro1">
          <table:table-cell office:value-type="float" office:value="0.465748731115109" calcext:value-type="float">
            <text:p>0.4657487311</text:p>
          </table:table-cell>
        </table:table-row>
        <table:table-row table:style-name="ro1">
          <table:table-cell office:value-type="float" office:value="0.465740075264634" calcext:value-type="float">
            <text:p>0.4657400753</text:p>
          </table:table-cell>
        </table:table-row>
        <table:table-row table:style-name="ro1">
          <table:table-cell office:value-type="float" office:value="0.465534272671378" calcext:value-type="float">
            <text:p>0.4655342727</text:p>
          </table:table-cell>
        </table:table-row>
        <table:table-row table:style-name="ro1">
          <table:table-cell office:value-type="float" office:value="0.465133521010486" calcext:value-type="float">
            <text:p>0.465133521</text:p>
          </table:table-cell>
        </table:table-row>
        <table:table-row table:style-name="ro1">
          <table:table-cell office:value-type="float" office:value="0.464540818709528" calcext:value-type="float">
            <text:p>0.4645408187</text:p>
          </table:table-cell>
        </table:table-row>
        <table:table-row table:style-name="ro1">
          <table:table-cell office:value-type="float" office:value="0.463759921375398" calcext:value-type="float">
            <text:p>0.4637599214</text:p>
          </table:table-cell>
        </table:table-row>
        <table:table-row table:style-name="ro1">
          <table:table-cell office:value-type="float" office:value="0.462795298898288" calcext:value-type="float">
            <text:p>0.4627952989</text:p>
          </table:table-cell>
        </table:table-row>
        <table:table-row table:style-name="ro1">
          <table:table-cell office:value-type="float" office:value="0.461652093232764" calcext:value-type="float">
            <text:p>0.4616520932</text:p>
          </table:table-cell>
        </table:table-row>
        <table:table-row table:style-name="ro1">
          <table:table-cell office:value-type="float" office:value="0.460336076855928" calcext:value-type="float">
            <text:p>0.4603360769</text:p>
          </table:table-cell>
        </table:table-row>
        <table:table-row table:style-name="ro1">
          <table:table-cell office:value-type="float" office:value="0.458853611902681" calcext:value-type="float">
            <text:p>0.4588536119</text:p>
          </table:table-cell>
        </table:table-row>
        <table:table-row table:style-name="ro1">
          <table:table-cell office:value-type="float" office:value="0.457211609978068" calcext:value-type="float">
            <text:p>0.45721161</text:p>
          </table:table-cell>
        </table:table-row>
        <table:table-row table:style-name="ro1">
          <table:table-cell office:value-type="float" office:value="0.455417492646721" calcext:value-type="float">
            <text:p>0.4554174926</text:p>
          </table:table-cell>
        </table:table-row>
        <table:table-row table:style-name="ro1">
          <table:table-cell office:value-type="float" office:value="0.453479152599396" calcext:value-type="float">
            <text:p>0.4534791526</text:p>
          </table:table-cell>
        </table:table-row>
        <table:table-row table:style-name="ro1">
          <table:table-cell office:value-type="float" office:value="0.451404915496596" calcext:value-type="float">
            <text:p>0.4514049155</text:p>
          </table:table-cell>
        </table:table-row>
        <table:table-row table:style-name="ro1">
          <table:table-cell office:value-type="float" office:value="0.449203502489292" calcext:value-type="float">
            <text:p>0.4492035025</text:p>
          </table:table-cell>
        </table:table-row>
        <table:table-row table:style-name="ro1">
          <table:table-cell office:value-type="float" office:value="0.446883993416737" calcext:value-type="float">
            <text:p>0.4468839934</text:p>
          </table:table-cell>
        </table:table-row>
        <table:table-row table:style-name="ro1">
          <table:table-cell office:value-type="float" office:value="0.44445579068136" calcext:value-type="float">
            <text:p>0.4444557907</text:p>
          </table:table-cell>
        </table:table-row>
        <table:table-row table:style-name="ro1">
          <table:table-cell office:value-type="float" office:value="0.441928583800775" calcext:value-type="float">
            <text:p>0.4419285838</text:p>
          </table:table-cell>
        </table:table-row>
        <table:table-row table:style-name="ro1">
          <table:table-cell office:value-type="float" office:value="0.439312314636858" calcext:value-type="float">
            <text:p>0.4393123146</text:p>
          </table:table-cell>
        </table:table-row>
        <table:table-row table:style-name="ro1">
          <table:table-cell office:value-type="float" office:value="0.436617143301933" calcext:value-type="float">
            <text:p>0.4366171433</text:p>
          </table:table-cell>
        </table:table-row>
        <table:table-row table:style-name="ro1">
          <table:table-cell office:value-type="float" office:value="0.433853414742043" calcext:value-type="float">
            <text:p>0.4338534147</text:p>
          </table:table-cell>
        </table:table-row>
        <table:table-row table:style-name="ro1">
          <table:table-cell office:value-type="float" office:value="0.431031625997314" calcext:value-type="float">
            <text:p>0.431031626</text:p>
          </table:table-cell>
        </table:table-row>
        <table:table-row table:style-name="ro1">
          <table:table-cell office:value-type="float" office:value="0.428162394139415" calcext:value-type="float">
            <text:p>0.4281623941</text:p>
          </table:table-cell>
        </table:table-row>
        <table:table-row table:style-name="ro1">
          <table:table-cell office:value-type="float" office:value="0.425256424886105" calcext:value-type="float">
            <text:p>0.4252564249</text:p>
          </table:table-cell>
        </table:table-row>
        <table:table-row table:style-name="ro1">
          <table:table-cell office:value-type="float" office:value="0.422324481892874" calcext:value-type="float">
            <text:p>0.4223244819</text:p>
          </table:table-cell>
        </table:table-row>
        <table:table-row table:style-name="ro1">
          <table:table-cell office:value-type="float" office:value="0.41937735672168" calcext:value-type="float">
            <text:p>0.4193773567</text:p>
          </table:table-cell>
        </table:table-row>
        <table:table-row table:style-name="ro1">
          <table:table-cell office:value-type="float" office:value="0.416425839486773" calcext:value-type="float">
            <text:p>0.4164258395</text:p>
          </table:table-cell>
        </table:table-row>
        <table:table-row table:style-name="ro1">
          <table:table-cell office:value-type="float" office:value="0.413480690177614" calcext:value-type="float">
            <text:p>0.4134806902</text:p>
          </table:table-cell>
        </table:table-row>
        <table:table-row table:style-name="ro1">
          <table:table-cell office:value-type="float" office:value="0.410552610658885" calcext:value-type="float">
            <text:p>0.4105526107</text:p>
          </table:table-cell>
        </table:table-row>
        <table:table-row table:style-name="ro1">
          <table:table-cell office:value-type="float" office:value="0.407652217347597" calcext:value-type="float">
            <text:p>0.4076522173</text:p>
          </table:table-cell>
        </table:table-row>
        <table:table-row table:style-name="ro1">
          <table:table-cell office:value-type="float" office:value="0.404790014567276" calcext:value-type="float">
            <text:p>0.4047900146</text:p>
          </table:table-cell>
        </table:table-row>
        <table:table-row table:style-name="ro1">
          <table:table-cell office:value-type="float" office:value="0.40197636857926" calcext:value-type="float">
            <text:p>0.4019763686</text:p>
          </table:table-cell>
        </table:table-row>
        <table:table-row table:style-name="ro1">
          <table:table-cell office:value-type="float" office:value="0.399221482291073" calcext:value-type="float">
            <text:p>0.3992214823</text:p>
          </table:table-cell>
        </table:table-row>
        <table:table-row table:style-name="ro1">
          <table:table-cell office:value-type="float" office:value="0.396535370641901" calcext:value-type="float">
            <text:p>0.3965353706</text:p>
          </table:table-cell>
        </table:table-row>
        <table:table-row table:style-name="ro1">
          <table:table-cell office:value-type="float" office:value="0.393927836665154" calcext:value-type="float">
            <text:p>0.3939278367</text:p>
          </table:table-cell>
        </table:table-row>
        <table:table-row table:style-name="ro1">
          <table:table-cell office:value-type="float" office:value="0.391408448228123" calcext:value-type="float">
            <text:p>0.3914084482</text:p>
          </table:table-cell>
        </table:table-row>
        <table:table-row table:style-name="ro1">
          <table:table-cell office:value-type="float" office:value="0.38898651544873" calcext:value-type="float">
            <text:p>0.3889865154</text:p>
          </table:table-cell>
        </table:table-row>
        <table:table-row table:style-name="ro1">
          <table:table-cell office:value-type="float" office:value="0.386671068789369" calcext:value-type="float">
            <text:p>0.3866710688</text:p>
          </table:table-cell>
        </table:table-row>
        <table:table-row table:style-name="ro1">
          <table:table-cell office:value-type="float" office:value="0.384470837827841" calcext:value-type="float">
            <text:p>0.3844708378</text:p>
          </table:table-cell>
        </table:table-row>
        <table:table-row table:style-name="ro1">
          <table:table-cell office:value-type="float" office:value="0.382394230705376" calcext:value-type="float">
            <text:p>0.3823942307</text:p>
          </table:table-cell>
        </table:table-row>
        <table:table-row table:style-name="ro1">
          <table:table-cell office:value-type="float" office:value="0.380449314251754" calcext:value-type="float">
            <text:p>0.3804493143</text:p>
          </table:table-cell>
        </table:table-row>
        <table:table-row table:style-name="ro1">
          <table:table-cell office:value-type="float" office:value="0.378643794787517" calcext:value-type="float">
            <text:p>0.3786437948</text:p>
          </table:table-cell>
        </table:table-row>
        <table:table-row table:style-name="ro1">
          <table:table-cell office:value-type="float" office:value="0.376984999603269" calcext:value-type="float">
            <text:p>0.3769849996</text:p>
          </table:table-cell>
        </table:table-row>
        <table:table-row table:style-name="ro1">
          <table:table-cell office:value-type="float" office:value="0.37547985911607" calcext:value-type="float">
            <text:p>0.3754798591</text:p>
          </table:table-cell>
        </table:table-row>
        <table:table-row table:style-name="ro1">
          <table:table-cell office:value-type="float" office:value="0.374134889702927" calcext:value-type="float">
            <text:p>0.3741348897</text:p>
          </table:table-cell>
        </table:table-row>
        <table:table-row table:style-name="ro1">
          <table:table-cell office:value-type="float" office:value="0.372956177211372" calcext:value-type="float">
            <text:p>0.3729561772</text:p>
          </table:table-cell>
        </table:table-row>
        <table:table-row table:style-name="ro1">
          <table:table-cell office:value-type="float" office:value="0.371949361147132" calcext:value-type="float">
            <text:p>0.3719493611</text:p>
          </table:table-cell>
        </table:table-row>
        <table:table-row table:style-name="ro1">
          <table:table-cell office:value-type="float" office:value="0.371119619538894" calcext:value-type="float">
            <text:p>0.3711196195</text:p>
          </table:table-cell>
        </table:table-row>
        <table:table-row table:style-name="ro1">
          <table:table-cell office:value-type="float" office:value="0.370471654480165" calcext:value-type="float">
            <text:p>0.3704716545</text:p>
          </table:table-cell>
        </table:table-row>
        <table:table-row table:style-name="ro1">
          <table:table-cell office:value-type="float" office:value="0.370009678348215" calcext:value-type="float">
            <text:p>0.3700096783</text:p>
          </table:table-cell>
        </table:table-row>
        <table:table-row table:style-name="ro1">
          <table:table-cell office:value-type="float" office:value="0.369737400700121" calcext:value-type="float">
            <text:p>0.3697374007</text:p>
          </table:table-cell>
        </table:table-row>
        <table:table-row table:style-name="ro1">
          <table:table-cell office:value-type="float" office:value="0.369658015845902" calcext:value-type="float">
            <text:p>0.3696580158</text:p>
          </table:table-cell>
        </table:table-row>
        <table:table-row table:style-name="ro1">
          <table:table-cell office:value-type="float" office:value="0.369774191098739" calcext:value-type="float">
            <text:p>0.3697741911</text:p>
          </table:table-cell>
        </table:table-row>
        <table:table-row table:style-name="ro1">
          <table:table-cell office:value-type="float" office:value="0.370088055702298" calcext:value-type="float">
            <text:p>0.3700880557</text:p>
          </table:table-cell>
        </table:table-row>
        <table:table-row table:style-name="ro1">
          <table:table-cell office:value-type="float" office:value="0.370601190435138" calcext:value-type="float">
            <text:p>0.3706011904</text:p>
          </table:table-cell>
        </table:table-row>
        <table:table-row table:style-name="ro1">
          <table:table-cell office:value-type="float" office:value="0.371314617892215" calcext:value-type="float">
            <text:p>0.3713146179</text:p>
          </table:table-cell>
        </table:table-row>
        <table:table-row table:style-name="ro1">
          <table:table-cell office:value-type="float" office:value="0.372228793443472" calcext:value-type="float">
            <text:p>0.3722287934</text:p>
          </table:table-cell>
        </table:table-row>
        <table:table-row table:style-name="ro1">
          <table:table-cell office:value-type="float" office:value="0.373343596869531" calcext:value-type="float">
            <text:p>0.3733435969</text:p>
          </table:table-cell>
        </table:table-row>
        <table:table-row table:style-name="ro1">
          <table:table-cell office:value-type="float" office:value="0.37465832467447" calcext:value-type="float">
            <text:p>0.3746583247</text:p>
          </table:table-cell>
        </table:table-row>
        <table:table-row table:style-name="ro1">
          <table:table-cell office:value-type="float" office:value="0.376171683075696" calcext:value-type="float">
            <text:p>0.3761716831</text:p>
          </table:table-cell>
        </table:table-row>
        <table:table-row table:style-name="ro1">
          <table:table-cell office:value-type="float" office:value="0.377881781670904" calcext:value-type="float">
            <text:p>0.3778817817</text:p>
          </table:table-cell>
        </table:table-row>
        <table:table-row table:style-name="ro1">
          <table:table-cell office:value-type="float" office:value="0.37978612778214" calcext:value-type="float">
            <text:p>0.3797861278</text:p>
          </table:table-cell>
        </table:table-row>
        <table:table-row table:style-name="ro1">
          <table:table-cell office:value-type="float" office:value="0.381881621476945" calcext:value-type="float">
            <text:p>0.3818816215</text:p>
          </table:table-cell>
        </table:table-row>
        <table:table-row table:style-name="ro1">
          <table:table-cell office:value-type="float" office:value="0.384164551266594" calcext:value-type="float">
            <text:p>0.3841645513</text:p>
          </table:table-cell>
        </table:table-row>
        <table:table-row table:style-name="ro1">
          <table:table-cell office:value-type="float" office:value="0.386630590481433" calcext:value-type="float">
            <text:p>0.3866305905</text:p>
          </table:table-cell>
        </table:table-row>
        <table:table-row table:style-name="ro1">
          <table:table-cell office:value-type="float" office:value="0.389274794323302" calcext:value-type="float">
            <text:p>0.3892747943</text:p>
          </table:table-cell>
        </table:table-row>
        <table:table-row table:style-name="ro1">
          <table:table-cell office:value-type="float" office:value="0.392091597595053" calcext:value-type="float">
            <text:p>0.3920915976</text:p>
          </table:table-cell>
        </table:table-row>
        <table:table-row table:style-name="ro1">
          <table:table-cell office:value-type="float" office:value="0.39507481310716" calcext:value-type="float">
            <text:p>0.3950748131</text:p>
          </table:table-cell>
        </table:table-row>
        <table:table-row table:style-name="ro1">
          <table:table-cell office:value-type="float" office:value="0.398217630761418" calcext:value-type="float">
            <text:p>0.3982176308</text:p>
          </table:table-cell>
        </table:table-row>
        <table:table-row table:style-name="ro1">
          <table:table-cell office:value-type="float" office:value="0.401512617311742" calcext:value-type="float">
            <text:p>0.4015126173</text:p>
          </table:table-cell>
        </table:table-row>
        <table:table-row table:style-name="ro1">
          <table:table-cell office:value-type="float" office:value="0.404951716802049" calcext:value-type="float">
            <text:p>0.4049517168</text:p>
          </table:table-cell>
        </table:table-row>
        <table:table-row table:style-name="ro1">
          <table:table-cell office:value-type="float" office:value="0.408526251681241" calcext:value-type="float">
            <text:p>0.4085262517</text:p>
          </table:table-cell>
        </table:table-row>
        <table:table-row table:style-name="ro1">
          <table:table-cell office:value-type="float" office:value="0.412226924595272" calcext:value-type="float">
            <text:p>0.4122269246</text:p>
          </table:table-cell>
        </table:table-row>
        <table:table-row table:style-name="ro1">
          <table:table-cell office:value-type="float" office:value="0.416043820856315" calcext:value-type="float">
            <text:p>0.4160438209</text:p>
          </table:table-cell>
        </table:table-row>
        <table:table-row table:style-name="ro1">
          <table:table-cell office:value-type="float" office:value="0.419966411589015" calcext:value-type="float">
            <text:p>0.4199664116</text:p>
          </table:table-cell>
        </table:table-row>
        <table:table-row table:style-name="ro1">
          <table:table-cell office:value-type="float" office:value="0.423983557553836" calcext:value-type="float">
            <text:p>0.4239835576</text:p>
          </table:table-cell>
        </table:table-row>
        <table:table-row table:style-name="ro1">
          <table:table-cell office:value-type="float" office:value="0.428083513647508" calcext:value-type="float">
            <text:p>0.4280835136</text:p>
          </table:table-cell>
        </table:table-row>
        <table:table-row table:style-name="ro1">
          <table:table-cell office:value-type="float" office:value="0.432253934080549" calcext:value-type="float">
            <text:p>0.4322539341</text:p>
          </table:table-cell>
        </table:table-row>
        <table:table-row table:style-name="ro1">
          <table:table-cell office:value-type="float" office:value="0.4364818782319" calcext:value-type="float">
            <text:p>0.4364818782</text:p>
          </table:table-cell>
        </table:table-row>
        <table:table-row table:style-name="ro1">
          <table:table-cell office:value-type="float" office:value="0.440753817180633" calcext:value-type="float">
            <text:p>0.4407538172</text:p>
          </table:table-cell>
        </table:table-row>
        <table:table-row table:style-name="ro1">
          <table:table-cell office:value-type="float" office:value="0.445055640914767" calcext:value-type="float">
            <text:p>0.4450556409</text:p>
          </table:table-cell>
        </table:table-row>
        <table:table-row table:style-name="ro1">
          <table:table-cell office:value-type="float" office:value="0.449372666217167" calcext:value-type="float">
            <text:p>0.4493726662</text:p>
          </table:table-cell>
        </table:table-row>
        <table:table-row table:style-name="ro1">
          <table:table-cell office:value-type="float" office:value="0.435515527859841" calcext:value-type="float">
            <text:p>0.4355155279</text:p>
          </table:table-cell>
        </table:table-row>
        <table:table-row table:style-name="ro1">
          <table:table-cell office:value-type="float" office:value="0.43823326443679" calcext:value-type="float">
            <text:p>0.4382332644</text:p>
          </table:table-cell>
        </table:table-row>
        <table:table-row table:style-name="ro1">
          <table:table-cell office:value-type="float" office:value="0.440905087243757" calcext:value-type="float">
            <text:p>0.4409050872</text:p>
          </table:table-cell>
        </table:table-row>
        <table:table-row table:style-name="ro1">
          <table:table-cell office:value-type="float" office:value="0.443510619767656" calcext:value-type="float">
            <text:p>0.4435106198</text:p>
          </table:table-cell>
        </table:table-row>
        <table:table-row table:style-name="ro1">
          <table:table-cell office:value-type="float" office:value="0.446031182263252" calcext:value-type="float">
            <text:p>0.4460311823</text:p>
          </table:table-cell>
        </table:table-row>
        <table:table-row table:style-name="ro1">
          <table:table-cell office:value-type="float" office:value="0.448449736077718" calcext:value-type="float">
            <text:p>0.4484497361</text:p>
          </table:table-cell>
        </table:table-row>
        <table:table-row table:style-name="ro1">
          <table:table-cell office:value-type="float" office:value="0.450750828652339" calcext:value-type="float">
            <text:p>0.4507508287</text:p>
          </table:table-cell>
        </table:table-row>
        <table:table-row table:style-name="ro1">
          <table:table-cell office:value-type="float" office:value="0.452920539201365" calcext:value-type="float">
            <text:p>0.4529205392</text:p>
          </table:table-cell>
        </table:table-row>
        <table:table-row table:style-name="ro1">
          <table:table-cell office:value-type="float" office:value="0.454946425068008" calcext:value-type="float">
            <text:p>0.4549464251</text:p>
          </table:table-cell>
        </table:table-row>
        <table:table-row table:style-name="ro1">
          <table:table-cell office:value-type="float" office:value="0.456817468757583" calcext:value-type="float">
            <text:p>0.4568174688</text:p>
          </table:table-cell>
        </table:table-row>
        <table:table-row table:style-name="ro1">
          <table:table-cell office:value-type="float" office:value="0.458524025647793" calcext:value-type="float">
            <text:p>0.4585240256</text:p>
          </table:table-cell>
        </table:table-row>
        <table:table-row table:style-name="ro1">
          <table:table-cell office:value-type="float" office:value="0.460057772376172" calcext:value-type="float">
            <text:p>0.4600577724</text:p>
          </table:table-cell>
        </table:table-row>
        <table:table-row table:style-name="ro1">
          <table:table-cell office:value-type="float" office:value="0.461411655904656" calcext:value-type="float">
            <text:p>0.4614116559</text:p>
          </table:table-cell>
        </table:table-row>
        <table:table-row table:style-name="ro1">
          <table:table-cell office:value-type="float" office:value="0.462579843261314" calcext:value-type="float">
            <text:p>0.4625798433</text:p>
          </table:table-cell>
        </table:table-row>
        <table:table-row table:style-name="ro1">
          <table:table-cell office:value-type="float" office:value="0.463557671959217" calcext:value-type="float">
            <text:p>0.463557672</text:p>
          </table:table-cell>
        </table:table-row>
        <table:table-row table:style-name="ro1">
          <table:table-cell office:value-type="float" office:value="0.464341601092458" calcext:value-type="float">
            <text:p>0.4643416011</text:p>
          </table:table-cell>
        </table:table-row>
        <table:table-row table:style-name="ro1">
          <table:table-cell office:value-type="float" office:value="0.464929163109313" calcext:value-type="float">
            <text:p>0.4649291631</text:p>
          </table:table-cell>
        </table:table-row>
        <table:table-row table:style-name="ro1">
          <table:table-cell office:value-type="float" office:value="0.465318916262554" calcext:value-type="float">
            <text:p>0.4653189163</text:p>
          </table:table-cell>
        </table:table-row>
        <table:table-row table:style-name="ro1">
          <table:table-cell office:value-type="float" office:value="0.465510397736897" calcext:value-type="float">
            <text:p>0.4655103977</text:p>
          </table:table-cell>
        </table:table-row>
        <table:table-row table:style-name="ro1">
          <table:table-cell office:value-type="float" office:value="0.465504077453613" calcext:value-type="float">
            <text:p>0.4655040775</text:p>
          </table:table-cell>
        </table:table-row>
        <table:table-row table:style-name="ro1">
          <table:table-cell office:value-type="float" office:value="0.465301312552263" calcext:value-type="float">
            <text:p>0.4653013126</text:p>
          </table:table-cell>
        </table:table-row>
        <table:table-row table:style-name="ro1">
          <table:table-cell office:value-type="float" office:value="0.464904302549603" calcext:value-type="float">
            <text:p>0.4649043025</text:p>
          </table:table-cell>
        </table:table-row>
        <table:table-row table:style-name="ro1">
          <table:table-cell office:value-type="float" office:value="0.464316045175611" calcext:value-type="float">
            <text:p>0.4643160452</text:p>
          </table:table-cell>
        </table:table-row>
        <table:table-row table:style-name="ro1">
          <table:table-cell office:value-type="float" office:value="0.463540292886681" calcext:value-type="float">
            <text:p>0.4635402929</text:p>
          </table:table-cell>
        </table:table-row>
        <table:table-row table:style-name="ro1">
          <table:table-cell office:value-type="float" office:value="0.462581510055947" calcext:value-type="float">
            <text:p>0.4625815101</text:p>
          </table:table-cell>
        </table:table-row>
        <table:table-row table:style-name="ro1">
          <table:table-cell office:value-type="float" office:value="0.461444830840759" calcext:value-type="float">
            <text:p>0.4614448308</text:p>
          </table:table-cell>
        </table:table-row>
        <table:table-row table:style-name="ro1">
          <table:table-cell office:value-type="float" office:value="0.460136017727312" calcext:value-type="float">
            <text:p>0.4601360177</text:p>
          </table:table-cell>
        </table:table-row>
        <table:table-row table:style-name="ro1">
          <table:table-cell office:value-type="float" office:value="0.458661420752403" calcext:value-type="float">
            <text:p>0.4586614208</text:p>
          </table:table-cell>
        </table:table-row>
        <table:table-row table:style-name="ro1">
          <table:table-cell office:value-type="float" office:value="0.457027937402353" calcext:value-type="float">
            <text:p>0.4570279374</text:p>
          </table:table-cell>
        </table:table-row>
        <table:table-row table:style-name="ro1">
          <table:table-cell office:value-type="float" office:value="0.455242973189065" calcext:value-type="float">
            <text:p>0.4552429732</text:p>
          </table:table-cell>
        </table:table-row>
        <table:table-row table:style-name="ro1">
          <table:table-cell office:value-type="float" office:value="0.453314402903224" calcext:value-type="float">
            <text:p>0.4533144029</text:p>
          </table:table-cell>
        </table:table-row>
        <table:table-row table:style-name="ro1">
          <table:table-cell office:value-type="float" office:value="0.451250532544656" calcext:value-type="float">
            <text:p>0.4512505325</text:p>
          </table:table-cell>
        </table:table-row>
        <table:table-row table:style-name="ro1">
          <table:table-cell office:value-type="float" office:value="0.449060061929818" calcext:value-type="float">
            <text:p>0.4490600619</text:p>
          </table:table-cell>
        </table:table-row>
        <table:table-row table:style-name="ro1">
          <table:table-cell office:value-type="float" office:value="0.446752047976445" calcext:value-type="float">
            <text:p>0.446752048</text:p>
          </table:table-cell>
        </table:table-row>
        <table:table-row table:style-name="ro1">
          <table:table-cell office:value-type="float" office:value="0.444335868665339" calcext:value-type="float">
            <text:p>0.4443358687</text:p>
          </table:table-cell>
        </table:table-row>
        <table:table-row table:style-name="ro1">
          <table:table-cell office:value-type="float" office:value="0.4418211876793" calcext:value-type="float">
            <text:p>0.4418211877</text:p>
          </table:table-cell>
        </table:table-row>
        <table:table-row table:style-name="ro1">
          <table:table-cell office:value-type="float" office:value="0.439217919719209" calcext:value-type="float">
            <text:p>0.4392179197</text:p>
          </table:table-cell>
        </table:table-row>
        <table:table-row table:style-name="ro1">
          <table:table-cell office:value-type="float" office:value="0.436536196497255" calcext:value-type="float">
            <text:p>0.4365361965</text:p>
          </table:table-cell>
        </table:table-row>
        <table:table-row table:style-name="ro1">
          <table:table-cell office:value-type="float" office:value="0.433786333407304" calcext:value-type="float">
            <text:p>0.4337863334</text:p>
          </table:table-cell>
        </table:table-row>
        <table:table-row table:style-name="ro1">
          <table:table-cell office:value-type="float" office:value="0.430978796872421" calcext:value-type="float">
            <text:p>0.4309787969</text:p>
          </table:table-cell>
        </table:table-row>
        <table:table-row table:style-name="ro1">
          <table:table-cell office:value-type="float" office:value="0.428124172369528" calcext:value-type="float">
            <text:p>0.4281241724</text:p>
          </table:table-cell>
        </table:table-row>
        <table:table-row table:style-name="ro1">
          <table:table-cell office:value-type="float" office:value="0.425233133131222" calcext:value-type="float">
            <text:p>0.4252331331</text:p>
          </table:table-cell>
        </table:table-row>
        <table:table-row table:style-name="ro1">
          <table:table-cell office:value-type="float" office:value="0.42231640952472" calcext:value-type="float">
            <text:p>0.4223164095</text:p>
          </table:table-cell>
        </table:table-row>
        <table:table-row table:style-name="ro1">
          <table:table-cell office:value-type="float" office:value="0.419384759107972" calcext:value-type="float">
            <text:p>0.4193847591</text:p>
          </table:table-cell>
        </table:table-row>
        <table:table-row table:style-name="ro1">
          <table:table-cell office:value-type="float" office:value="0.416448937362898" calcext:value-type="float">
            <text:p>0.4164489374</text:p>
          </table:table-cell>
        </table:table-row>
        <table:table-row table:style-name="ro1">
          <table:table-cell office:value-type="float" office:value="0.413519669105787" calcext:value-type="float">
            <text:p>0.4135196691</text:p>
          </table:table-cell>
        </table:table-row>
        <table:table-row table:style-name="ro1">
          <table:table-cell office:value-type="float" office:value="0.410607620574832" calcext:value-type="float">
            <text:p>0.4106076206</text:p>
          </table:table-cell>
        </table:table-row>
        <table:table-row table:style-name="ro1">
          <table:table-cell office:value-type="float" office:value="0.407723372194821" calcext:value-type="float">
            <text:p>0.4077233722</text:p>
          </table:table-cell>
        </table:table-row>
        <table:table-row table:style-name="ro1">
          <table:table-cell office:value-type="float" office:value="0.404877392018959" calcext:value-type="float">
            <text:p>0.404877392</text:p>
          </table:table-cell>
        </table:table-row>
        <table:table-row table:style-name="ro1">
          <table:table-cell office:value-type="float" office:value="0.402080009847851" calcext:value-type="float">
            <text:p>0.4020800098</text:p>
          </table:table-cell>
        </table:table-row>
        <table:table-row table:style-name="ro1">
          <table:table-cell office:value-type="float" office:value="0.399341392025623" calcext:value-type="float">
            <text:p>0.399341392</text:p>
          </table:table-cell>
        </table:table-row>
        <table:table-row table:style-name="ro1">
          <table:table-cell office:value-type="float" office:value="0.396671516913188" calcext:value-type="float">
            <text:p>0.3966715169</text:p>
          </table:table-cell>
        </table:table-row>
        <table:table-row table:style-name="ro1">
          <table:table-cell office:value-type="float" office:value="0.394080151038661" calcext:value-type="float">
            <text:p>0.394080151</text:p>
          </table:table-cell>
        </table:table-row>
        <table:table-row table:style-name="ro1">
          <table:table-cell office:value-type="float" office:value="0.39157682592492" calcext:value-type="float">
            <text:p>0.3915768259</text:p>
          </table:table-cell>
        </table:table-row>
        <table:table-row table:style-name="ro1">
          <table:table-cell office:value-type="float" office:value="0.389170815594311" calcext:value-type="float">
            <text:p>0.3891708156</text:p>
          </table:table-cell>
        </table:table-row>
        <table:table-row table:style-name="ro1">
          <table:table-cell office:value-type="float" office:value="0.386871114750498" calcext:value-type="float">
            <text:p>0.3868711148</text:p>
          </table:table-cell>
        </table:table-row>
        <table:table-row table:style-name="ro1">
          <table:table-cell office:value-type="float" office:value="0.384686417637462" calcext:value-type="float">
            <text:p>0.3846864176</text:p>
          </table:table-cell>
        </table:table-row>
        <table:table-row table:style-name="ro1">
          <table:table-cell office:value-type="float" office:value="0.382625097575646" calcext:value-type="float">
            <text:p>0.3826250976</text:p>
          </table:table-cell>
        </table:table-row>
        <table:table-row table:style-name="ro1">
          <table:table-cell office:value-type="float" office:value="0.380695187175239" calcext:value-type="float">
            <text:p>0.3806951872</text:p>
          </table:table-cell>
        </table:table-row>
        <table:table-row table:style-name="ro1">
          <table:table-cell office:value-type="float" office:value="0.378904359226616" calcext:value-type="float">
            <text:p>0.3789043592</text:p>
          </table:table-cell>
        </table:table-row>
        <table:table-row table:style-name="ro1">
          <table:table-cell office:value-type="float" office:value="0.377259908267916" calcext:value-type="float">
            <text:p>0.3772599083</text:p>
          </table:table-cell>
        </table:table-row>
        <table:table-row table:style-name="ro1">
          <table:table-cell office:value-type="float" office:value="0.375768732829769" calcext:value-type="float">
            <text:p>0.3757687328</text:p>
          </table:table-cell>
        </table:table-row>
        <table:table-row table:style-name="ro1">
          <table:table-cell office:value-type="float" office:value="0.374437318357171" calcext:value-type="float">
            <text:p>0.3744373184</text:p>
          </table:table-cell>
        </table:table-row>
        <table:table-row table:style-name="ro1">
          <table:table-cell office:value-type="float" office:value="0.373271720808497" calcext:value-type="float">
            <text:p>0.3732717208</text:p>
          </table:table-cell>
        </table:table-row>
        <table:table-row table:style-name="ro1">
          <table:table-cell office:value-type="float" office:value="0.372277550931672" calcext:value-type="float">
            <text:p>0.3722775509</text:p>
          </table:table-cell>
        </table:table-row>
        <table:table-row table:style-name="ro1">
          <table:table-cell office:value-type="float" office:value="0.371459959217472" calcext:value-type="float">
            <text:p>0.3714599592</text:p>
          </table:table-cell>
        </table:table-row>
        <table:table-row table:style-name="ro1">
          <table:table-cell office:value-type="float" office:value="0.37082362152999" calcext:value-type="float">
            <text:p>0.3708236215</text:p>
          </table:table-cell>
        </table:table-row>
        <table:table-row table:style-name="ro1">
          <table:table-cell office:value-type="float" office:value="0.370372725414232" calcext:value-type="float">
            <text:p>0.3703727254</text:p>
          </table:table-cell>
        </table:table-row>
        <table:table-row table:style-name="ro1">
          <table:table-cell office:value-type="float" office:value="0.370110957080865" calcext:value-type="float">
            <text:p>0.3701109571</text:p>
          </table:table-cell>
        </table:table-row>
        <table:table-row table:style-name="ro1">
          <table:table-cell office:value-type="float" office:value="0.370041489068111" calcext:value-type="float">
            <text:p>0.3700414891</text:p>
          </table:table-cell>
        </table:table-row>
        <table:table-row table:style-name="ro1">
          <table:table-cell office:value-type="float" office:value="0.370166968580786" calcext:value-type="float">
            <text:p>0.3701669686</text:p>
          </table:table-cell>
        </table:table-row>
        <table:table-row table:style-name="ro1">
          <table:table-cell office:value-type="float" office:value="0.370489506506485" calcext:value-type="float">
            <text:p>0.3704895065</text:p>
          </table:table-cell>
        </table:table-row>
        <table:table-row table:style-name="ro1">
          <table:table-cell office:value-type="float" office:value="0.371010667108916" calcext:value-type="float">
            <text:p>0.3710106671</text:p>
          </table:table-cell>
        </table:table-row>
        <table:table-row table:style-name="ro1">
          <table:table-cell office:value-type="float" office:value="0.371731458398371" calcext:value-type="float">
            <text:p>0.3717314584</text:p>
          </table:table-cell>
        </table:table-row>
        <table:table-row table:style-name="ro1">
          <table:table-cell office:value-type="float" office:value="0.372652323179353" calcext:value-type="float">
            <text:p>0.3726523232</text:p>
          </table:table-cell>
        </table:table-row>
        <table:table-row table:style-name="ro1">
          <table:table-cell office:value-type="float" office:value="0.373773130775345" calcext:value-type="float">
            <text:p>0.3737731308</text:p>
          </table:table-cell>
        </table:table-row>
        <table:table-row table:style-name="ro1">
          <table:table-cell office:value-type="float" office:value="0.375093169430721" calcext:value-type="float">
            <text:p>0.3750931694</text:p>
          </table:table-cell>
        </table:table-row>
        <table:table-row table:style-name="ro1">
          <table:table-cell office:value-type="float" office:value="0.376611139389807" calcext:value-type="float">
            <text:p>0.3766111394</text:p>
          </table:table-cell>
        </table:table-row>
        <table:table-row table:style-name="ro1">
          <table:table-cell office:value-type="float" office:value="0.37832514665309" calcext:value-type="float">
            <text:p>0.3783251467</text:p>
          </table:table-cell>
        </table:table-row>
        <table:table-row table:style-name="ro1">
          <table:table-cell office:value-type="float" office:value="0.380232697410568" calcext:value-type="float">
            <text:p>0.3802326974</text:p>
          </table:table-cell>
        </table:table-row>
        <table:table-row table:style-name="ro1">
          <table:table-cell office:value-type="float" office:value="0.382330693152248" calcext:value-type="float">
            <text:p>0.3823306932</text:p>
          </table:table-cell>
        </table:table-row>
        <table:table-row table:style-name="ro1">
          <table:table-cell office:value-type="float" office:value="0.384615426455787" calcext:value-type="float">
            <text:p>0.3846154265</text:p>
          </table:table-cell>
        </table:table-row>
        <table:table-row table:style-name="ro1">
          <table:table-cell office:value-type="float" office:value="0.387082577451287" calcext:value-type="float">
            <text:p>0.3870825775</text:p>
          </table:table-cell>
        </table:table-row>
        <table:table-row table:style-name="ro1">
          <table:table-cell office:value-type="float" office:value="0.389727210963224" calcext:value-type="float">
            <text:p>0.389727211</text:p>
          </table:table-cell>
        </table:table-row>
        <table:table-row table:style-name="ro1">
          <table:table-cell office:value-type="float" office:value="0.392543774329535" calcext:value-type="float">
            <text:p>0.3925437743</text:p>
          </table:table-cell>
        </table:table-row>
        <table:table-row table:style-name="ro1">
          <table:table-cell office:value-type="float" office:value="0.395526095897842" calcext:value-type="float">
            <text:p>0.3955260959</text:p>
          </table:table-cell>
        </table:table-row>
        <table:table-row table:style-name="ro1">
          <table:table-cell office:value-type="float" office:value="0.398667384198824" calcext:value-type="float">
            <text:p>0.3986673842</text:p>
          </table:table-cell>
        </table:table-row>
        <table:table-row table:style-name="ro1">
          <table:table-cell office:value-type="float" office:value="0.401960227796738" calcext:value-type="float">
            <text:p>0.4019602278</text:p>
          </table:table-cell>
        </table:table-row>
        <table:table-row table:style-name="ro1">
          <table:table-cell office:value-type="float" office:value="0.405396595817082" calcext:value-type="float">
            <text:p>0.4053965958</text:p>
          </table:table-cell>
        </table:table-row>
        <table:table-row table:style-name="ro1">
          <table:table-cell office:value-type="float" office:value="0.408967839151406" calcext:value-type="float">
            <text:p>0.4089678392</text:p>
          </table:table-cell>
        </table:table-row>
        <table:table-row table:style-name="ro1">
          <table:table-cell office:value-type="float" office:value="0.41266469233927" calcext:value-type="float">
            <text:p>0.4126646923</text:p>
          </table:table-cell>
        </table:table-row>
        <table:table-row table:style-name="ro1">
          <table:table-cell office:value-type="float" office:value="0.416477276127341" calcext:value-type="float">
            <text:p>0.4164772761</text:p>
          </table:table-cell>
        </table:table-row>
        <table:table-row table:style-name="ro1">
          <table:table-cell office:value-type="float" office:value="0.420395100705646" calcext:value-type="float">
            <text:p>0.4203951007</text:p>
          </table:table-cell>
        </table:table-row>
        <table:table-row table:style-name="ro1">
          <table:table-cell office:value-type="float" office:value="0.424407069620966" calcext:value-type="float">
            <text:p>0.4244070696</text:p>
          </table:table-cell>
        </table:table-row>
        <table:table-row table:style-name="ro1">
          <table:table-cell office:value-type="float" office:value="0.428501484367372" calcext:value-type="float">
            <text:p>0.4285014844</text:p>
          </table:table-cell>
        </table:table-row>
        <table:table-row table:style-name="ro1">
          <table:table-cell office:value-type="float" office:value="0.43266604965391" calcext:value-type="float">
            <text:p>0.4326660497</text:p>
          </table:table-cell>
        </table:table-row>
        <table:table-row table:style-name="ro1">
          <table:table-cell office:value-type="float" office:value="0.43688787934944" calcext:value-type="float">
            <text:p>0.4368878793</text:p>
          </table:table-cell>
        </table:table-row>
        <table:table-row table:style-name="ro1">
          <table:table-cell office:value-type="float" office:value="0.441153503104605" calcext:value-type="float">
            <text:p>0.4411535031</text:p>
          </table:table-cell>
        </table:table-row>
        <table:table-row table:style-name="ro1">
          <table:table-cell office:value-type="float" office:value="0.445448873650955" calcext:value-type="float">
            <text:p>0.4454488737</text:p>
          </table:table-cell>
        </table:table-row>
        <table:table-row table:style-name="ro1">
          <table:table-cell office:value-type="float" office:value="0.449759374777221" calcext:value-type="float">
            <text:p>0.4497593748</text:p>
          </table:table-cell>
        </table:table-row>
        <table:table-row table:style-name="ro1">
          <table:table-cell office:value-type="float" office:value="0.435292215885938" calcext:value-type="float">
            <text:p>0.4352922159</text:p>
          </table:table-cell>
        </table:table-row>
        <table:table-row table:style-name="ro1">
          <table:table-cell office:value-type="float" office:value="0.438003726496319" calcext:value-type="float">
            <text:p>0.4380037265</text:p>
          </table:table-cell>
        </table:table-row>
        <table:table-row table:style-name="ro1">
          <table:table-cell office:value-type="float" office:value="0.440669470179424" calcext:value-type="float">
            <text:p>0.4406694702</text:p>
          </table:table-cell>
        </table:table-row>
        <table:table-row table:style-name="ro1">
          <table:table-cell office:value-type="float" office:value="0.443269137270646" calcext:value-type="float">
            <text:p>0.4432691373</text:p>
          </table:table-cell>
        </table:table-row>
        <table:table-row table:style-name="ro1">
          <table:table-cell office:value-type="float" office:value="0.445784110484212" calcext:value-type="float">
            <text:p>0.4457841105</text:p>
          </table:table-cell>
        </table:table-row>
        <table:table-row table:style-name="ro1">
          <table:table-cell office:value-type="float" office:value="0.448197409329658" calcext:value-type="float">
            <text:p>0.4481974093</text:p>
          </table:table-cell>
        </table:table-row>
        <table:table-row table:style-name="ro1">
          <table:table-cell office:value-type="float" office:value="0.450493635205499" calcext:value-type="float">
            <text:p>0.4504936352</text:p>
          </table:table-cell>
        </table:table-row>
        <table:table-row table:style-name="ro1">
          <table:table-cell office:value-type="float" office:value="0.452658917170095" calcext:value-type="float">
            <text:p>0.4526589172</text:p>
          </table:table-cell>
        </table:table-row>
        <table:table-row table:style-name="ro1">
          <table:table-cell office:value-type="float" office:value="0.45468085838972" calcext:value-type="float">
            <text:p>0.4546808584</text:p>
          </table:table-cell>
        </table:table-row>
        <table:table-row table:style-name="ro1">
          <table:table-cell office:value-type="float" office:value="0.456548483263816" calcext:value-type="float">
            <text:p>0.4565484833</text:p>
          </table:table-cell>
        </table:table-row>
        <table:table-row table:style-name="ro1">
          <table:table-cell office:value-type="float" office:value="0.458252185227456" calcext:value-type="float">
            <text:p>0.4582521852</text:p>
          </table:table-cell>
        </table:table-row>
        <table:table-row table:style-name="ro1">
          <table:table-cell office:value-type="float" office:value="0.459783675230995" calcext:value-type="float">
            <text:p>0.4597836752</text:p>
          </table:table-cell>
        </table:table-row>
        <table:table-row table:style-name="ro1">
          <table:table-cell office:value-type="float" office:value="0.461135930896922" calcext:value-type="float">
            <text:p>0.4611359309</text:p>
          </table:table-cell>
        </table:table-row>
        <table:table-row table:style-name="ro1">
          <table:table-cell office:value-type="float" office:value="0.462303146353907" calcext:value-type="float">
            <text:p>0.4623031464</text:p>
          </table:table-cell>
        </table:table-row>
        <table:table-row table:style-name="ro1">
          <table:table-cell office:value-type="float" office:value="0.463280682748046" calcext:value-type="float">
            <text:p>0.4632806827</text:p>
          </table:table-cell>
        </table:table-row>
        <table:table-row table:style-name="ro1">
          <table:table-cell office:value-type="float" office:value="0.464065019431298" calcext:value-type="float">
            <text:p>0.4640650194</text:p>
          </table:table-cell>
        </table:table-row>
        <table:table-row table:style-name="ro1">
          <table:table-cell office:value-type="float" office:value="0.464653705827128" calcext:value-type="float">
            <text:p>0.4646537058</text:p>
          </table:table-cell>
        </table:table-row>
        <table:table-row table:style-name="ro1">
          <table:table-cell office:value-type="float" office:value="0.465045313973335" calcext:value-type="float">
            <text:p>0.465045314</text:p>
          </table:table-cell>
        </table:table-row>
        <table:table-row table:style-name="ro1">
          <table:table-cell office:value-type="float" office:value="0.465239391742086" calcext:value-type="float">
            <text:p>0.4652393917</text:p>
          </table:table-cell>
        </table:table-row>
        <table:table-row table:style-name="ro1">
          <table:table-cell office:value-type="float" office:value="0.465236416737144" calcext:value-type="float">
            <text:p>0.4652364167</text:p>
          </table:table-cell>
        </table:table-row>
        <table:table-row table:style-name="ro1">
          <table:table-cell office:value-type="float" office:value="0.465037750868288" calcext:value-type="float">
            <text:p>0.4650377509</text:p>
          </table:table-cell>
        </table:table-row>
        <table:table-row table:style-name="ro1">
          <table:table-cell office:value-type="float" office:value="0.464645595602936" calcext:value-type="float">
            <text:p>0.4646455956</text:p>
          </table:table-cell>
        </table:table-row>
        <table:table-row table:style-name="ro1">
          <table:table-cell office:value-type="float" office:value="0.464062947894965" calcext:value-type="float">
            <text:p>0.4640629479</text:p>
          </table:table-cell>
        </table:table-row>
        <table:table-row table:style-name="ro1">
          <table:table-cell office:value-type="float" office:value="0.463293556790715" calcext:value-type="float">
            <text:p>0.4632935568</text:p>
          </table:table-cell>
        </table:table-row>
        <table:table-row table:style-name="ro1">
          <table:table-cell office:value-type="float" office:value="0.462341880712213" calcext:value-type="float">
            <text:p>0.4623418807</text:p>
          </table:table-cell>
        </table:table-row>
        <table:table-row table:style-name="ro1">
          <table:table-cell office:value-type="float" office:value="0.461213045417567" calcext:value-type="float">
            <text:p>0.4612130454</text:p>
          </table:table-cell>
        </table:table-row>
        <table:table-row table:style-name="ro1">
          <table:table-cell office:value-type="float" office:value="0.459912802638579" calcext:value-type="float">
            <text:p>0.4599128026</text:p>
          </table:table-cell>
        </table:table-row>
        <table:table-row table:style-name="ro1">
          <table:table-cell office:value-type="float" office:value="0.45844748939554" calcext:value-type="float">
            <text:p>0.4584474894</text:p>
          </table:table-cell>
        </table:table-row>
        <table:table-row table:style-name="ro1">
          <table:table-cell office:value-type="float" office:value="0.456823987989229" calcext:value-type="float">
            <text:p>0.456823988</text:p>
          </table:table-cell>
        </table:table-row>
        <table:table-row table:style-name="ro1">
          <table:table-cell office:value-type="float" office:value="0.455049686670106" calcext:value-type="float">
            <text:p>0.4550496867</text:p>
          </table:table-cell>
        </table:table-row>
        <table:table-row table:style-name="ro1">
          <table:table-cell office:value-type="float" office:value="0.453132440984704" calcext:value-type="float">
            <text:p>0.453132441</text:p>
          </table:table-cell>
        </table:table-row>
        <table:table-row table:style-name="ro1">
          <table:table-cell office:value-type="float" office:value="0.451080535799211" calcext:value-type="float">
            <text:p>0.4510805358</text:p>
          </table:table-cell>
        </table:table-row>
        <table:table-row table:style-name="ro1">
          <table:table-cell office:value-type="float" office:value="0.448902648000259" calcext:value-type="float">
            <text:p>0.448902648</text:p>
          </table:table-cell>
        </table:table-row>
        <table:table-row table:style-name="ro1">
          <table:table-cell office:value-type="float" office:value="0.446607809872902" calcext:value-type="float">
            <text:p>0.4466078099</text:p>
          </table:table-cell>
        </table:table-row>
        <table:table-row table:style-name="ro1">
          <table:table-cell office:value-type="float" office:value="0.44420537315579" calcext:value-type="float">
            <text:p>0.4442053732</text:p>
          </table:table-cell>
        </table:table-row>
        <table:table-row table:style-name="ro1">
          <table:table-cell office:value-type="float" office:value="0.441704973773547" calcext:value-type="float">
            <text:p>0.4417049738</text:p>
          </table:table-cell>
        </table:table-row>
        <table:table-row table:style-name="ro1">
          <table:table-cell office:value-type="float" office:value="0.439116497246339" calcext:value-type="float">
            <text:p>0.4391164972</text:p>
          </table:table-cell>
        </table:table-row>
        <table:table-row table:style-name="ro1">
          <table:table-cell office:value-type="float" office:value="0.43645004477664" calcext:value-type="float">
            <text:p>0.4364500448</text:p>
          </table:table-cell>
        </table:table-row>
        <table:table-row table:style-name="ro1">
          <table:table-cell office:value-type="float" office:value="0.433715900013194" calcext:value-type="float">
            <text:p>0.4337159</text:p>
          </table:table-cell>
        </table:table-row>
        <table:table-row table:style-name="ro1">
          <table:table-cell office:value-type="float" office:value="0.43092449649218" calcext:value-type="float">
            <text:p>0.4309244965</text:p>
          </table:table-cell>
        </table:table-row>
        <table:table-row table:style-name="ro1">
          <table:table-cell office:value-type="float" office:value="0.428086385755563" calcext:value-type="float">
            <text:p>0.4280863858</text:p>
          </table:table-cell>
        </table:table-row>
        <table:table-row table:style-name="ro1">
          <table:table-cell office:value-type="float" office:value="0.425212206146651" calcext:value-type="float">
            <text:p>0.4252122061</text:p>
          </table:table-cell>
        </table:table-row>
        <table:table-row table:style-name="ro1">
          <table:table-cell office:value-type="float" office:value="0.422312652282842" calcext:value-type="float">
            <text:p>0.4223126523</text:p>
          </table:table-cell>
        </table:table-row>
        <table:table-row table:style-name="ro1">
          <table:table-cell office:value-type="float" office:value="0.419398445205573" calcext:value-type="float">
            <text:p>0.4193984452</text:p>
          </table:table-cell>
        </table:table-row>
        <table:table-row table:style-name="ro1">
          <table:table-cell office:value-type="float" office:value="0.416480303207461" calcext:value-type="float">
            <text:p>0.4164803032</text:p>
          </table:table-cell>
        </table:table-row>
        <table:table-row table:style-name="ro1">
          <table:table-cell office:value-type="float" office:value="0.413568913336645" calcext:value-type="float">
            <text:p>0.4135689133</text:p>
          </table:table-cell>
        </table:table-row>
        <table:table-row table:style-name="ro1">
          <table:table-cell office:value-type="float" office:value="0.41067490357832" calcext:value-type="float">
            <text:p>0.4106749036</text:p>
          </table:table-cell>
        </table:table-row>
        <table:table-row table:style-name="ro1">
          <table:table-cell office:value-type="float" office:value="0.407808815713472" calcext:value-type="float">
            <text:p>0.4078088157</text:p>
          </table:table-cell>
        </table:table-row>
        <table:table-row table:style-name="ro1">
          <table:table-cell office:value-type="float" office:value="0.404981078854807" calcext:value-type="float">
            <text:p>0.4049810789</text:p>
          </table:table-cell>
        </table:table-row>
        <table:table-row table:style-name="ro1">
          <table:table-cell office:value-type="float" office:value="0.402201983659875" calcext:value-type="float">
            <text:p>0.4022019837</text:p>
          </table:table-cell>
        </table:table-row>
        <table:table-row table:style-name="ro1">
          <table:table-cell office:value-type="float" office:value="0.399481657221399" calcext:value-type="float">
            <text:p>0.3994816572</text:p>
          </table:table-cell>
        </table:table-row>
        <table:table-row table:style-name="ro1">
          <table:table-cell office:value-type="float" office:value="0.396830038634788" calcext:value-type="float">
            <text:p>0.3968300386</text:p>
          </table:table-cell>
        </table:table-row>
        <table:table-row table:style-name="ro1">
          <table:table-cell office:value-type="float" office:value="0.394256855242856" calcext:value-type="float">
            <text:p>0.3942568552</text:p>
          </table:table-cell>
        </table:table-row>
        <table:table-row table:style-name="ro1">
          <table:table-cell office:value-type="float" office:value="0.391771599557737" calcext:value-type="float">
            <text:p>0.3917715996</text:p>
          </table:table-cell>
        </table:table-row>
        <table:table-row table:style-name="ro1">
          <table:table-cell office:value-type="float" office:value="0.389383506859989" calcext:value-type="float">
            <text:p>0.3893835069</text:p>
          </table:table-cell>
        </table:table-row>
        <table:table-row table:style-name="ro1">
          <table:table-cell office:value-type="float" office:value="0.387101533474907" calcext:value-type="float">
            <text:p>0.3871015335</text:p>
          </table:table-cell>
        </table:table-row>
        <table:table-row table:style-name="ro1">
          <table:table-cell office:value-type="float" office:value="0.38493433572602" calcext:value-type="float">
            <text:p>0.3849343357</text:p>
          </table:table-cell>
        </table:table-row>
        <table:table-row table:style-name="ro1">
          <table:table-cell office:value-type="float" office:value="0.382890249565794" calcext:value-type="float">
            <text:p>0.3828902496</text:p>
          </table:table-cell>
        </table:table-row>
        <table:table-row table:style-name="ro1">
          <table:table-cell office:value-type="float" office:value="0.380977270883526" calcext:value-type="float">
            <text:p>0.3809772709</text:p>
          </table:table-cell>
        </table:table-row>
        <table:table-row table:style-name="ro1">
          <table:table-cell office:value-type="float" office:value="0.379203036490438" calcext:value-type="float">
            <text:p>0.3792030365</text:p>
          </table:table-cell>
        </table:table-row>
        <table:table-row table:style-name="ro1">
          <table:table-cell office:value-type="float" office:value="0.377574805781965" calcext:value-type="float">
            <text:p>0.3775748058</text:p>
          </table:table-cell>
        </table:table-row>
        <table:table-row table:style-name="ro1">
          <table:table-cell office:value-type="float" office:value="0.376099443077243" calcext:value-type="float">
            <text:p>0.3760994431</text:p>
          </table:table-cell>
        </table:table-row>
        <table:table-row table:style-name="ro1">
          <table:table-cell office:value-type="float" office:value="0.37478340063579" calcext:value-type="float">
            <text:p>0.3747834006</text:p>
          </table:table-cell>
        </table:table-row>
        <table:table-row table:style-name="ro1">
          <table:table-cell office:value-type="float" office:value="0.373632702351384" calcext:value-type="float">
            <text:p>0.3736327024</text:p>
          </table:table-cell>
        </table:table-row>
        <table:table-row table:style-name="ro1">
          <table:table-cell office:value-type="float" office:value="0.372652928123145" calcext:value-type="float">
            <text:p>0.3726529281</text:p>
          </table:table-cell>
        </table:table-row>
        <table:table-row table:style-name="ro1">
          <table:table-cell office:value-type="float" office:value="0.371849198903798" calcext:value-type="float">
            <text:p>0.3718491989</text:p>
          </table:table-cell>
        </table:table-row>
        <table:table-row table:style-name="ro1">
          <table:table-cell office:value-type="float" office:value="0.371226162425149" calcext:value-type="float">
            <text:p>0.3712261624</text:p>
          </table:table-cell>
        </table:table-row>
        <table:table-row table:style-name="ro1">
          <table:table-cell office:value-type="float" office:value="0.370787979600753" calcext:value-type="float">
            <text:p>0.3707879796</text:p>
          </table:table-cell>
        </table:table-row>
        <table:table-row table:style-name="ro1">
          <table:table-cell office:value-type="float" office:value="0.370538311605765" calcext:value-type="float">
            <text:p>0.3705383116</text:p>
          </table:table-cell>
        </table:table-row>
        <table:table-row table:style-name="ro1">
          <table:table-cell office:value-type="float" office:value="0.370480307634014" calcext:value-type="float">
            <text:p>0.3704803076</text:p>
          </table:table-cell>
        </table:table-row>
        <table:table-row table:style-name="ro1">
          <table:table-cell office:value-type="float" office:value="0.370616593332247" calcext:value-type="float">
            <text:p>0.3706165933</text:p>
          </table:table-cell>
        </table:table-row>
        <table:table-row table:style-name="ro1">
          <table:table-cell office:value-type="float" office:value="0.370949259911587" calcext:value-type="float">
            <text:p>0.3709492599</text:p>
          </table:table-cell>
        </table:table-row>
        <table:table-row table:style-name="ro1">
          <table:table-cell office:value-type="float" office:value="0.371479853936181" calcext:value-type="float">
            <text:p>0.3714798539</text:p>
          </table:table-cell>
        </table:table-row>
        <table:table-row table:style-name="ro1">
          <table:table-cell office:value-type="float" office:value="0.372209367789045" calcext:value-type="float">
            <text:p>0.3722093678</text:p>
          </table:table-cell>
        </table:table-row>
        <table:table-row table:style-name="ro1">
          <table:table-cell office:value-type="float" office:value="0.373138230815106" calcext:value-type="float">
            <text:p>0.3731382308</text:p>
          </table:table-cell>
        </table:table-row>
        <table:table-row table:style-name="ro1">
          <table:table-cell office:value-type="float" office:value="0.374266301141442" calcext:value-type="float">
            <text:p>0.3742663011</text:p>
          </table:table-cell>
        </table:table-row>
        <table:table-row table:style-name="ro1">
          <table:table-cell office:value-type="float" office:value="0.37559285817472" calcext:value-type="float">
            <text:p>0.3755928582</text:p>
          </table:table-cell>
        </table:table-row>
        <table:table-row table:style-name="ro1">
          <table:table-cell office:value-type="float" office:value="0.377116595775819" calcext:value-type="float">
            <text:p>0.3771165958</text:p>
          </table:table-cell>
        </table:table-row>
        <table:table-row table:style-name="ro1">
          <table:table-cell office:value-type="float" office:value="0.378835616111671" calcext:value-type="float">
            <text:p>0.3788356161</text:p>
          </table:table-cell>
        </table:table-row>
        <table:table-row table:style-name="ro1">
          <table:table-cell office:value-type="float" office:value="0.380747424184279" calcext:value-type="float">
            <text:p>0.3807474242</text:p>
          </table:table-cell>
        </table:table-row>
        <table:table-row table:style-name="ro1">
          <table:table-cell office:value-type="float" office:value="0.382848923036939" calcext:value-type="float">
            <text:p>0.382848923</text:p>
          </table:table-cell>
        </table:table-row>
        <table:table-row table:style-name="ro1">
          <table:table-cell office:value-type="float" office:value="0.385136409637662" calcext:value-type="float">
            <text:p>0.3851364096</text:p>
          </table:table-cell>
        </table:table-row>
        <table:table-row table:style-name="ro1">
          <table:table-cell office:value-type="float" office:value="0.387605571439788" calcext:value-type="float">
            <text:p>0.3876055714</text:p>
          </table:table-cell>
        </table:table-row>
        <table:table-row table:style-name="ro1">
          <table:table-cell office:value-type="float" office:value="0.390251483619796" calcext:value-type="float">
            <text:p>0.3902514836</text:p>
          </table:table-cell>
        </table:table-row>
        <table:table-row table:style-name="ro1">
          <table:table-cell office:value-type="float" office:value="0.393068606992318" calcext:value-type="float">
            <text:p>0.393068607</text:p>
          </table:table-cell>
        </table:table-row>
        <table:table-row table:style-name="ro1">
          <table:table-cell office:value-type="float" office:value="0.396050786602338" calcext:value-type="float">
            <text:p>0.3960507866</text:p>
          </table:table-cell>
        </table:table-row>
        <table:table-row table:style-name="ro1">
          <table:table-cell office:value-type="float" office:value="0.399191250994597" calcext:value-type="float">
            <text:p>0.399191251</text:p>
          </table:table-cell>
        </table:table-row>
        <table:table-row table:style-name="ro1">
          <table:table-cell office:value-type="float" office:value="0.402482612160194" calcext:value-type="float">
            <text:p>0.4024826122</text:p>
          </table:table-cell>
        </table:table-row>
        <table:table-row table:style-name="ro1">
          <table:table-cell office:value-type="float" office:value="0.405916866160374" calcext:value-type="float">
            <text:p>0.4059168662</text:p>
          </table:table-cell>
        </table:table-row>
        <table:table-row table:style-name="ro1">
          <table:table-cell office:value-type="float" office:value="0.409485394427529" calcext:value-type="float">
            <text:p>0.4094853944</text:p>
          </table:table-cell>
        </table:table-row>
        <table:table-row table:style-name="ro1">
          <table:table-cell office:value-type="float" office:value="0.41317896574338" calcext:value-type="float">
            <text:p>0.4131789657</text:p>
          </table:table-cell>
        </table:table-row>
        <table:table-row table:style-name="ro1">
          <table:table-cell office:value-type="float" office:value="0.416987738894363" calcext:value-type="float">
            <text:p>0.4169877389</text:p>
          </table:table-cell>
        </table:table-row>
        <table:table-row table:style-name="ro1">
          <table:table-cell office:value-type="float" office:value="0.420901266004215" calcext:value-type="float">
            <text:p>0.420901266</text:p>
          </table:table-cell>
        </table:table-row>
        <table:table-row table:style-name="ro1">
          <table:table-cell office:value-type="float" office:value="0.424908496543746" calcext:value-type="float">
            <text:p>0.4249084965</text:p>
          </table:table-cell>
        </table:table-row>
        <table:table-row table:style-name="ro1">
          <table:table-cell office:value-type="float" office:value="0.428997782017818" calcext:value-type="float">
            <text:p>0.428997782</text:p>
          </table:table-cell>
        </table:table-row>
        <table:table-row table:style-name="ro1">
          <table:table-cell office:value-type="float" office:value="0.433156881329517" calcext:value-type="float">
            <text:p>0.4331568813</text:p>
          </table:table-cell>
        </table:table-row>
        <table:table-row table:style-name="ro1">
          <table:table-cell office:value-type="float" office:value="0.437372966821521" calcext:value-type="float">
            <text:p>0.4373729668</text:p>
          </table:table-cell>
        </table:table-row>
        <table:table-row table:style-name="ro1">
          <table:table-cell office:value-type="float" office:value="0.441632630994662" calcext:value-type="float">
            <text:p>0.441632631</text:p>
          </table:table-cell>
        </table:table-row>
        <table:table-row table:style-name="ro1">
          <table:table-cell office:value-type="float" office:value="0.445921893903692" calcext:value-type="float">
            <text:p>0.4459218939</text:p>
          </table:table-cell>
        </table:table-row>
        <table:table-row table:style-name="ro1">
          <table:table-cell office:value-type="float" office:value="0.450226211230238" calcext:value-type="float">
            <text:p>0.4502262112</text:p>
          </table:table-cell>
        </table:table-row>
        <table:table-row table:style-name="ro1">
          <table:table-cell office:value-type="float" office:value="0.435024410483585" calcext:value-type="float">
            <text:p>0.4350244105</text:p>
          </table:table-cell>
        </table:table-row>
        <table:table-row table:style-name="ro1">
          <table:table-cell office:value-type="float" office:value="0.437730051143071" calcext:value-type="float">
            <text:p>0.4377300511</text:p>
          </table:table-cell>
        </table:table-row>
        <table:table-row table:style-name="ro1">
          <table:table-cell office:value-type="float" office:value="0.440390081734804" calcext:value-type="float">
            <text:p>0.4403900817</text:p>
          </table:table-cell>
        </table:table-row>
        <table:table-row table:style-name="ro1">
          <table:table-cell office:value-type="float" office:value="0.44298426399794" calcext:value-type="float">
            <text:p>0.442984264</text:p>
          </table:table-cell>
        </table:table-row>
        <table:table-row table:style-name="ro1">
          <table:table-cell office:value-type="float" office:value="0.445494047359119" calcext:value-type="float">
            <text:p>0.4454940474</text:p>
          </table:table-cell>
        </table:table-row>
        <table:table-row table:style-name="ro1">
          <table:table-cell office:value-type="float" office:value="0.447902513447368" calcext:value-type="float">
            <text:p>0.4479025134</text:p>
          </table:table-cell>
        </table:table-row>
        <table:table-row table:style-name="ro1">
          <table:table-cell office:value-type="float" office:value="0.45019432128625" calcext:value-type="float">
            <text:p>0.4501943213</text:p>
          </table:table-cell>
        </table:table-row>
        <table:table-row table:style-name="ro1">
          <table:table-cell office:value-type="float" office:value="0.452355653163254" calcext:value-type="float">
            <text:p>0.4523556532</text:p>
          </table:table-cell>
        </table:table-row>
        <table:table-row table:style-name="ro1">
          <table:table-cell office:value-type="float" office:value="0.454374161176435" calcext:value-type="float">
            <text:p>0.4543741612</text:p>
          </table:table-cell>
        </table:table-row>
        <table:table-row table:style-name="ro1">
          <table:table-cell office:value-type="float" office:value="0.456238914458295" calcext:value-type="float">
            <text:p>0.4562389145</text:p>
          </table:table-cell>
        </table:table-row>
        <table:table-row table:style-name="ro1">
          <table:table-cell office:value-type="float" office:value="0.457940347076911" calcext:value-type="float">
            <text:p>0.4579403471</text:p>
          </table:table-cell>
        </table:table-row>
        <table:table-row table:style-name="ro1">
          <table:table-cell office:value-type="float" office:value="0.459470206614301" calcext:value-type="float">
            <text:p>0.4594702066</text:p>
          </table:table-cell>
        </table:table-row>
        <table:table-row table:style-name="ro1">
          <table:table-cell office:value-type="float" office:value="0.460821503422047" calcext:value-type="float">
            <text:p>0.4608215034</text:p>
          </table:table-cell>
        </table:table-row>
        <table:table-row table:style-name="ro1">
          <table:table-cell office:value-type="float" office:value="0.461988460554148" calcext:value-type="float">
            <text:p>0.4619884606</text:p>
          </table:table-cell>
        </table:table-row>
        <table:table-row table:style-name="ro1">
          <table:table-cell office:value-type="float" office:value="0.462966464377133" calcext:value-type="float">
            <text:p>0.4629664644</text:p>
          </table:table-cell>
        </table:table-row>
        <table:table-row table:style-name="ro1">
          <table:table-cell office:value-type="float" office:value="0.463752015857402" calcext:value-type="float">
            <text:p>0.4637520159</text:p>
          </table:table-cell>
        </table:table-row>
        <table:table-row table:style-name="ro1">
          <table:table-cell office:value-type="float" office:value="0.464342682525827" calcext:value-type="float">
            <text:p>0.4643426825</text:p>
          </table:table-cell>
        </table:table-row>
        <table:table-row table:style-name="ro1">
          <table:table-cell office:value-type="float" office:value="0.464737051119586" calcext:value-type="float">
            <text:p>0.4647370511</text:p>
          </table:table-cell>
        </table:table-row>
        <table:table-row table:style-name="ro1">
          <table:table-cell office:value-type="float" office:value="0.464934680901249" calcext:value-type="float">
            <text:p>0.4649346809</text:p>
          </table:table-cell>
        </table:table-row>
        <table:table-row table:style-name="ro1">
          <table:table-cell office:value-type="float" office:value="0.464936057655107" calcext:value-type="float">
            <text:p>0.4649360577</text:p>
          </table:table-cell>
        </table:table-row>
        <table:table-row table:style-name="ro1">
          <table:table-cell office:value-type="float" office:value="0.464742548360741" calcext:value-type="float">
            <text:p>0.4647425484</text:p>
          </table:table-cell>
        </table:table-row>
        <table:table-row table:style-name="ro1">
          <table:table-cell office:value-type="float" office:value="0.464356356543843" calcext:value-type="float">
            <text:p>0.4643563565</text:p>
          </table:table-cell>
        </table:table-row>
        <table:table-row table:style-name="ro1">
          <table:table-cell office:value-type="float" office:value="0.463780478304275" calcext:value-type="float">
            <text:p>0.4637804783</text:p>
          </table:table-cell>
        </table:table-row>
        <table:table-row table:style-name="ro1">
          <table:table-cell office:value-type="float" office:value="0.463018659021376" calcext:value-type="float">
            <text:p>0.463018659</text:p>
          </table:table-cell>
        </table:table-row>
        <table:table-row table:style-name="ro1">
          <table:table-cell office:value-type="float" office:value="0.462075350736515" calcext:value-type="float">
            <text:p>0.4620753507</text:p>
          </table:table-cell>
        </table:table-row>
        <table:table-row table:style-name="ro1">
          <table:table-cell office:value-type="float" office:value="0.460955670212885" calcext:value-type="float">
            <text:p>0.4609556702</text:p>
          </table:table-cell>
        </table:table-row>
        <table:table-row table:style-name="ro1">
          <table:table-cell office:value-type="float" office:value="0.459665357672543" calcext:value-type="float">
            <text:p>0.4596653577</text:p>
          </table:table-cell>
        </table:table-row>
        <table:table-row table:style-name="ro1">
          <table:table-cell office:value-type="float" office:value="0.458210736210696" calcext:value-type="float">
            <text:p>0.4582107362</text:p>
          </table:table-cell>
        </table:table-row>
        <table:table-row table:style-name="ro1">
          <table:table-cell office:value-type="float" office:value="0.456598671887231" calcext:value-type="float">
            <text:p>0.4565986719</text:p>
          </table:table-cell>
        </table:table-row>
        <table:table-row table:style-name="ro1">
          <table:table-cell office:value-type="float" office:value="0.454836534495484" calcext:value-type="float">
            <text:p>0.4548365345</text:p>
          </table:table-cell>
        </table:table-row>
        <table:table-row table:style-name="ro1">
          <table:table-cell office:value-type="float" office:value="0.452932159008268" calcext:value-type="float">
            <text:p>0.452932159</text:p>
          </table:table-cell>
        </table:table-row>
        <table:table-row table:style-name="ro1">
          <table:table-cell office:value-type="float" office:value="0.450893807701129" calcext:value-type="float">
            <text:p>0.4508938077</text:p>
          </table:table-cell>
        </table:table-row>
        <table:table-row table:style-name="ro1">
          <table:table-cell office:value-type="float" office:value="0.448730132952856" calcext:value-type="float">
            <text:p>0.448730133</text:p>
          </table:table-cell>
        </table:table-row>
        <table:table-row table:style-name="ro1">
          <table:table-cell office:value-type="float" office:value="0.446450140723233" calcext:value-type="float">
            <text:p>0.4464501407</text:p>
          </table:table-cell>
        </table:table-row>
        <table:table-row table:style-name="ro1">
          <table:table-cell office:value-type="float" office:value="0.444063154708039" calcext:value-type="float">
            <text:p>0.4440631547</text:p>
          </table:table-cell>
        </table:table-row>
        <table:table-row table:style-name="ro1">
          <table:table-cell office:value-type="float" office:value="0.441578781171286" calcext:value-type="float">
            <text:p>0.4415787812</text:p>
          </table:table-cell>
        </table:table-row>
        <table:table-row table:style-name="ro1">
          <table:table-cell office:value-type="float" office:value="0.439006874454707" calcext:value-type="float">
            <text:p>0.4390068745</text:p>
          </table:table-cell>
        </table:table-row>
        <table:table-row table:style-name="ro1">
          <table:table-cell office:value-type="float" office:value="0.43635750316449" calcext:value-type="float">
            <text:p>0.4363575032</text:p>
          </table:table-cell>
        </table:table-row>
        <table:table-row table:style-name="ro1">
          <table:table-cell office:value-type="float" office:value="0.433640917035246" calcext:value-type="float">
            <text:p>0.433640917</text:p>
          </table:table-cell>
        </table:table-row>
        <table:table-row table:style-name="ro1">
          <table:table-cell office:value-type="float" office:value="0.430867514471238" calcext:value-type="float">
            <text:p>0.4308675145</text:p>
          </table:table-cell>
        </table:table-row>
        <table:table-row table:style-name="ro1">
          <table:table-cell office:value-type="float" office:value="0.428047810764841" calcext:value-type="float">
            <text:p>0.4280478108</text:p>
          </table:table-cell>
        </table:table-row>
        <table:table-row table:style-name="ro1">
          <table:table-cell office:value-type="float" office:value="0.42519240699225" calcext:value-type="float">
            <text:p>0.425192407</text:p>
          </table:table-cell>
        </table:table-row>
        <table:table-row table:style-name="ro1">
          <table:table-cell office:value-type="float" office:value="0.422311959586441" calcext:value-type="float">
            <text:p>0.4223119596</text:p>
          </table:table-cell>
        </table:table-row>
        <table:table-row table:style-name="ro1">
          <table:table-cell office:value-type="float" office:value="0.41941715058736" calcext:value-type="float">
            <text:p>0.4194171506</text:p>
          </table:table-cell>
        </table:table-row>
        <table:table-row table:style-name="ro1">
          <table:table-cell office:value-type="float" office:value="0.416518658569375" calcext:value-type="float">
            <text:p>0.4165186586</text:p>
          </table:table-cell>
        </table:table-row>
        <table:table-row table:style-name="ro1">
          <table:table-cell office:value-type="float" office:value="0.413627130245959" calcext:value-type="float">
            <text:p>0.4136271302</text:p>
          </table:table-cell>
        </table:table-row>
        <table:table-row table:style-name="ro1">
          <table:table-cell office:value-type="float" office:value="0.410753152751624" calcext:value-type="float">
            <text:p>0.4107531528</text:p>
          </table:table-cell>
        </table:table-row>
        <table:table-row table:style-name="ro1">
          <table:table-cell office:value-type="float" office:value="0.407907226601098" calcext:value-type="float">
            <text:p>0.4079072266</text:p>
          </table:table-cell>
        </table:table-row>
        <table:table-row table:style-name="ro1">
          <table:table-cell office:value-type="float" office:value="0.405099739325748" calcext:value-type="float">
            <text:p>0.4050997393</text:p>
          </table:table-cell>
        </table:table-row>
        <table:table-row table:style-name="ro1">
          <table:table-cell office:value-type="float" office:value="0.402340939787242" calcext:value-type="float">
            <text:p>0.4023409398</text:p>
          </table:table-cell>
        </table:table-row>
        <table:table-row table:style-name="ro1">
          <table:table-cell office:value-type="float" office:value="0.399640913168467" calcext:value-type="float">
            <text:p>0.3996409132</text:p>
          </table:table-cell>
        </table:table-row>
        <table:table-row table:style-name="ro1">
          <table:table-cell office:value-type="float" office:value="0.397009556641678" calcext:value-type="float">
            <text:p>0.3970095566</text:p>
          </table:table-cell>
        </table:table-row>
        <table:table-row table:style-name="ro1">
          <table:table-cell office:value-type="float" office:value="0.394456555713903" calcext:value-type="float">
            <text:p>0.3944565557</text:p>
          </table:table-cell>
        </table:table-row>
        <table:table-row table:style-name="ro1">
          <table:table-cell office:value-type="float" office:value="0.391991361249582" calcext:value-type="float">
            <text:p>0.3919913612</text:p>
          </table:table-cell>
        </table:table-row>
        <table:table-row table:style-name="ro1">
          <table:table-cell office:value-type="float" office:value="0.389623167170466" calcext:value-type="float">
            <text:p>0.3896231672</text:p>
          </table:table-cell>
        </table:table-row>
        <table:table-row table:style-name="ro1">
          <table:table-cell office:value-type="float" office:value="0.387360888832739" calcext:value-type="float">
            <text:p>0.3873608888</text:p>
          </table:table-cell>
        </table:table-row>
        <table:table-row table:style-name="ro1">
          <table:table-cell office:value-type="float" office:value="0.385213142081408" calcext:value-type="float">
            <text:p>0.3852131421</text:p>
          </table:table-cell>
        </table:table-row>
        <table:table-row table:style-name="ro1">
          <table:table-cell office:value-type="float" office:value="0.383188222981917" calcext:value-type="float">
            <text:p>0.383188223</text:p>
          </table:table-cell>
        </table:table-row>
        <table:table-row table:style-name="ro1">
          <table:table-cell office:value-type="float" office:value="0.381294088229022" calcext:value-type="float">
            <text:p>0.3812940882</text:p>
          </table:table-cell>
        </table:table-row>
        <table:table-row table:style-name="ro1">
          <table:table-cell office:value-type="float" office:value="0.379538336232899" calcext:value-type="float">
            <text:p>0.3795383362</text:p>
          </table:table-cell>
        </table:table-row>
        <table:table-row table:style-name="ro1">
          <table:table-cell office:value-type="float" office:value="0.377928188882504" calcext:value-type="float">
            <text:p>0.3779281889</text:p>
          </table:table-cell>
        </table:table-row>
        <table:table-row table:style-name="ro1">
          <table:table-cell office:value-type="float" office:value="0.376470473986171" calcext:value-type="float">
            <text:p>0.376470474</text:p>
          </table:table-cell>
        </table:table-row>
        <table:table-row table:style-name="ro1">
          <table:table-cell office:value-type="float" office:value="0.375171608389462" calcext:value-type="float">
            <text:p>0.3751716084</text:p>
          </table:table-cell>
        </table:table-row>
        <table:table-row table:style-name="ro1">
          <table:table-cell office:value-type="float" office:value="0.374037581770257" calcext:value-type="float">
            <text:p>0.3740375818</text:p>
          </table:table-cell>
        </table:table-row>
        <table:table-row table:style-name="ro1">
          <table:table-cell office:value-type="float" office:value="0.373073941111088" calcext:value-type="float">
            <text:p>0.3730739411</text:p>
          </table:table-cell>
        </table:table-row>
        <table:table-row table:style-name="ro1">
          <table:table-cell office:value-type="float" office:value="0.372285775848722" calcext:value-type="float">
            <text:p>0.3722857758</text:p>
          </table:table-cell>
        </table:table-row>
        <table:table-row table:style-name="ro1">
          <table:table-cell office:value-type="float" office:value="0.371677703700981" calcext:value-type="float">
            <text:p>0.3716777037</text:p>
          </table:table-cell>
        </table:table-row>
        <table:table-row table:style-name="ro1">
          <table:table-cell office:value-type="float" office:value="0.371253857170819" calcext:value-type="float">
            <text:p>0.3712538572</text:p>
          </table:table-cell>
        </table:table-row>
        <table:table-row table:style-name="ro1">
          <table:table-cell office:value-type="float" office:value="0.371017870727626" calcext:value-type="float">
            <text:p>0.3710178707</text:p>
          </table:table-cell>
        </table:table-row>
        <table:table-row table:style-name="ro1">
          <table:table-cell office:value-type="float" office:value="0.370972868665796" calcext:value-type="float">
            <text:p>0.3709728687</text:p>
          </table:table-cell>
        </table:table-row>
        <table:table-row table:style-name="ro1">
          <table:table-cell office:value-type="float" office:value="0.371121453640526" calcext:value-type="float">
            <text:p>0.3711214536</text:p>
          </table:table-cell>
        </table:table-row>
        <table:table-row table:style-name="ro1">
          <table:table-cell office:value-type="float" office:value="0.371465695880861" calcext:value-type="float">
            <text:p>0.3714656959</text:p>
          </table:table-cell>
        </table:table-row>
        <table:table-row table:style-name="ro1">
          <table:table-cell office:value-type="float" office:value="0.372007123079994" calcext:value-type="float">
            <text:p>0.3720071231</text:p>
          </table:table-cell>
        </table:table-row>
        <table:table-row table:style-name="ro1">
          <table:table-cell office:value-type="float" office:value="0.372746710962795" calcext:value-type="float">
            <text:p>0.372746711</text:p>
          </table:table-cell>
        </table:table-row>
        <table:table-row table:style-name="ro1">
          <table:table-cell office:value-type="float" office:value="0.373684874530598" calcext:value-type="float">
            <text:p>0.3736848745</text:p>
          </table:table-cell>
        </table:table-row>
        <table:table-row table:style-name="ro1">
          <table:table-cell office:value-type="float" office:value="0.374821459983226" calcext:value-type="float">
            <text:p>0.37482146</text:p>
          </table:table-cell>
        </table:table-row>
        <table:table-row table:style-name="ro1">
          <table:table-cell office:value-type="float" office:value="0.376155737318259" calcext:value-type="float">
            <text:p>0.3761557373</text:p>
          </table:table-cell>
        </table:table-row>
        <table:table-row table:style-name="ro1">
          <table:table-cell office:value-type="float" office:value="0.377686393607555" calcext:value-type="float">
            <text:p>0.3776863936</text:p>
          </table:table-cell>
        </table:table-row>
        <table:table-row table:style-name="ro1">
          <table:table-cell office:value-type="float" office:value="0.379411526951005" calcext:value-type="float">
            <text:p>0.379411527</text:p>
          </table:table-cell>
        </table:table-row>
        <table:table-row table:style-name="ro1">
          <table:table-cell office:value-type="float" office:value="0.381328641107541" calcext:value-type="float">
            <text:p>0.3813286411</text:p>
          </table:table-cell>
        </table:table-row>
        <table:table-row table:style-name="ro1">
          <table:table-cell office:value-type="float" office:value="0.383434640803383" calcext:value-type="float">
            <text:p>0.3834346408</text:p>
          </table:table-cell>
        </table:table-row>
        <table:table-row table:style-name="ro1">
          <table:table-cell office:value-type="float" office:value="0.385725827717536" calcext:value-type="float">
            <text:p>0.3857258277</text:p>
          </table:table-cell>
        </table:table-row>
        <table:table-row table:style-name="ro1">
          <table:table-cell office:value-type="float" office:value="0.388197897144524" calcext:value-type="float">
            <text:p>0.3881978971</text:p>
          </table:table-cell>
        </table:table-row>
        <table:table-row table:style-name="ro1">
          <table:table-cell office:value-type="float" office:value="0.390845935334379" calcext:value-type="float">
            <text:p>0.3908459353</text:p>
          </table:table-cell>
        </table:table-row>
        <table:table-row table:style-name="ro1">
          <table:table-cell office:value-type="float" office:value="0.393664417509863" calcext:value-type="float">
            <text:p>0.3936644175</text:p>
          </table:table-cell>
        </table:table-row>
        <table:table-row table:style-name="ro1">
          <table:table-cell office:value-type="float" office:value="0.396647206560945" calcext:value-type="float">
            <text:p>0.3966472066</text:p>
          </table:table-cell>
        </table:table-row>
        <table:table-row table:style-name="ro1">
          <table:table-cell office:value-type="float" office:value="0.399787552416514" calcext:value-type="float">
            <text:p>0.3997875524</text:p>
          </table:table-cell>
        </table:table-row>
        <table:table-row table:style-name="ro1">
          <table:table-cell office:value-type="float" office:value="0.403078092093345" calcext:value-type="float">
            <text:p>0.4030780921</text:p>
          </table:table-cell>
        </table:table-row>
        <table:table-row table:style-name="ro1">
          <table:table-cell office:value-type="float" office:value="0.406510850422301" calcext:value-type="float">
            <text:p>0.4065108504</text:p>
          </table:table-cell>
        </table:table-row>
        <table:table-row table:style-name="ro1">
          <table:table-cell office:value-type="float" office:value="0.410077241451787" calcext:value-type="float">
            <text:p>0.4100772415</text:p>
          </table:table-cell>
        </table:table-row>
        <table:table-row table:style-name="ro1">
          <table:table-cell office:value-type="float" office:value="0.413768070528446" calcext:value-type="float">
            <text:p>0.4137680705</text:p>
          </table:table-cell>
        </table:table-row>
        <table:table-row table:style-name="ro1">
          <table:table-cell office:value-type="float" office:value="0.417573537055093" calcext:value-type="float">
            <text:p>0.4175735371</text:p>
          </table:table-cell>
        </table:table-row>
        <table:table-row table:style-name="ro1">
          <table:table-cell office:value-type="float" office:value="0.421483237925907" calcext:value-type="float">
            <text:p>0.4214832379</text:p>
          </table:table-cell>
        </table:table-row>
        <table:table-row table:style-name="ro1">
          <table:table-cell office:value-type="float" office:value="0.425486171638857" calcext:value-type="float">
            <text:p>0.4254861716</text:p>
          </table:table-cell>
        </table:table-row>
        <table:table-row table:style-name="ro1">
          <table:table-cell office:value-type="float" office:value="0.429570743085376" calcext:value-type="float">
            <text:p>0.4295707431</text:p>
          </table:table-cell>
        </table:table-row>
        <table:table-row table:style-name="ro1">
          <table:table-cell office:value-type="float" office:value="0.43372476901728" calcext:value-type="float">
            <text:p>0.433724769</text:p>
          </table:table-cell>
        </table:table-row>
        <table:table-row table:style-name="ro1">
          <table:table-cell office:value-type="float" office:value="0.43793548419093" calcext:value-type="float">
            <text:p>0.4379354842</text:p>
          </table:table-cell>
        </table:table-row>
        <table:table-row table:style-name="ro1">
          <table:table-cell office:value-type="float" office:value="0.442189548188644" calcext:value-type="float">
            <text:p>0.4421895482</text:p>
          </table:table-cell>
        </table:table-row>
        <table:table-row table:style-name="ro1">
          <table:table-cell office:value-type="float" office:value="0.44647305291734" calcext:value-type="float">
            <text:p>0.4464730529</text:p>
          </table:table-cell>
        </table:table-row>
        <table:table-row table:style-name="ro1">
          <table:table-cell office:value-type="float" office:value="0.450771530784445" calcext:value-type="float">
            <text:p>0.4507715308</text:p>
          </table:table-cell>
        </table:table-row>
        <table:table-row table:style-name="ro1">
          <table:table-cell office:value-type="float" office:value="0.434711214763787" calcext:value-type="float">
            <text:p>0.4347112148</text:p>
          </table:table-cell>
        </table:table-row>
        <table:table-row table:style-name="ro1">
          <table:table-cell office:value-type="float" office:value="0.437411344302078" calcext:value-type="float">
            <text:p>0.4374113443</text:p>
          </table:table-cell>
        </table:table-row>
        <table:table-row table:style-name="ro1">
          <table:table-cell office:value-type="float" office:value="0.440066030510375" calcext:value-type="float">
            <text:p>0.4400660305</text:p>
          </table:table-cell>
        </table:table-row>
        <table:table-row table:style-name="ro1">
          <table:table-cell office:value-type="float" office:value="0.44265511102381" calcext:value-type="float">
            <text:p>0.442655111</text:p>
          </table:table-cell>
        </table:table-row>
        <table:table-row table:style-name="ro1">
          <table:table-cell office:value-type="float" office:value="0.445160106175468" calcext:value-type="float">
            <text:p>0.4451601062</text:p>
          </table:table-cell>
        </table:table-row>
        <table:table-row table:style-name="ro1">
          <table:table-cell office:value-type="float" office:value="0.447564163616146" calcext:value-type="float">
            <text:p>0.4475641636</text:p>
          </table:table-cell>
        </table:table-row>
        <table:table-row table:style-name="ro1">
          <table:table-cell office:value-type="float" office:value="0.449852003611399" calcext:value-type="float">
            <text:p>0.4498520036</text:p>
          </table:table-cell>
        </table:table-row>
        <table:table-row table:style-name="ro1">
          <table:table-cell office:value-type="float" office:value="0.452009865015884" calcext:value-type="float">
            <text:p>0.452009865</text:p>
          </table:table-cell>
        </table:table-row>
        <table:table-row table:style-name="ro1">
          <table:table-cell office:value-type="float" office:value="0.454025451924981" calcext:value-type="float">
            <text:p>0.4540254519</text:p>
          </table:table-cell>
        </table:table-row>
        <table:table-row table:style-name="ro1">
          <table:table-cell office:value-type="float" office:value="0.455887881003716" calcext:value-type="float">
            <text:p>0.455887881</text:p>
          </table:table-cell>
        </table:table-row>
        <table:table-row table:style-name="ro1">
          <table:table-cell office:value-type="float" office:value="0.457587629492968" calcext:value-type="float">
            <text:p>0.4575876295</text:p>
          </table:table-cell>
        </table:table-row>
        <table:table-row table:style-name="ro1">
          <table:table-cell office:value-type="float" office:value="0.459116483892966" calcext:value-type="float">
            <text:p>0.4591164839</text:p>
          </table:table-cell>
        </table:table-row>
        <table:table-row table:style-name="ro1">
          <table:table-cell office:value-type="float" office:value="0.460467489324073" calcext:value-type="float">
            <text:p>0.4604674893</text:p>
          </table:table-cell>
        </table:table-row>
        <table:table-row table:style-name="ro1">
          <table:table-cell office:value-type="float" office:value="0.461634899564869" calcext:value-type="float">
            <text:p>0.4616348996</text:p>
          </table:table-cell>
        </table:table-row>
        <table:table-row table:style-name="ro1">
          <table:table-cell office:value-type="float" office:value="0.462614127767514" calcext:value-type="float">
            <text:p>0.4626141278</text:p>
          </table:table-cell>
        </table:table-row>
        <table:table-row table:style-name="ro1">
          <table:table-cell office:value-type="float" office:value="0.463401697850404" calcext:value-type="float">
            <text:p>0.4634016979</text:p>
          </table:table-cell>
        </table:table-row>
        <table:table-row table:style-name="ro1">
          <table:table-cell office:value-type="float" office:value="0.463995196568119" calcext:value-type="float">
            <text:p>0.4639951966</text:p>
          </table:table-cell>
        </table:table-row>
        <table:table-row table:style-name="ro1">
          <table:table-cell office:value-type="float" office:value="0.464393226258657" calcext:value-type="float">
            <text:p>0.4643932263</text:p>
          </table:table-cell>
        </table:table-row>
        <table:table-row table:style-name="ro1">
          <table:table-cell office:value-type="float" office:value="0.464595358267962" calcext:value-type="float">
            <text:p>0.4645953583</text:p>
          </table:table-cell>
        </table:table-row>
        <table:table-row table:style-name="ro1">
          <table:table-cell office:value-type="float" office:value="0.464602087051738" calcext:value-type="float">
            <text:p>0.4646020871</text:p>
          </table:table-cell>
        </table:table-row>
        <table:table-row table:style-name="ro1">
          <table:table-cell office:value-type="float" office:value="0.464414784954555" calcext:value-type="float">
            <text:p>0.464414785</text:p>
          </table:table-cell>
        </table:table-row>
        <table:table-row table:style-name="ro1">
          <table:table-cell office:value-type="float" office:value="0.464035657666243" calcext:value-type="float">
            <text:p>0.4640356577</text:p>
          </table:table-cell>
        </table:table-row>
        <table:table-row table:style-name="ro1">
          <table:table-cell office:value-type="float" office:value="0.463467700355575" calcext:value-type="float">
            <text:p>0.4634677004</text:p>
          </table:table-cell>
        </table:table-row>
        <table:table-row table:style-name="ro1">
          <table:table-cell office:value-type="float" office:value="0.462714654481245" calcext:value-type="float">
            <text:p>0.4627146545</text:p>
          </table:table-cell>
        </table:table-row>
        <table:table-row table:style-name="ro1">
          <table:table-cell office:value-type="float" office:value="0.461780965280133" calcext:value-type="float">
            <text:p>0.4617809653</text:p>
          </table:table-cell>
        </table:table-row>
        <table:table-row table:style-name="ro1">
          <table:table-cell office:value-type="float" office:value="0.460671739932852" calcext:value-type="float">
            <text:p>0.4606717399</text:p>
          </table:table-cell>
        </table:table-row>
        <table:table-row table:style-name="ro1">
          <table:table-cell office:value-type="float" office:value="0.4593927064066" calcext:value-type="float">
            <text:p>0.4593927064</text:p>
          </table:table-cell>
        </table:table-row>
        <table:table-row table:style-name="ro1">
          <table:table-cell office:value-type="float" office:value="0.457950172975287" calcext:value-type="float">
            <text:p>0.457950173</text:p>
          </table:table-cell>
        </table:table-row>
        <table:table-row table:style-name="ro1">
          <table:table-cell office:value-type="float" office:value="0.456350988416962" calcext:value-type="float">
            <text:p>0.4563509884</text:p>
          </table:table-cell>
        </table:table-row>
        <table:table-row table:style-name="ro1">
          <table:table-cell office:value-type="float" office:value="0.454602502888524" calcext:value-type="float">
            <text:p>0.4546025029</text:p>
          </table:table-cell>
        </table:table-row>
        <table:table-row table:style-name="ro1">
          <table:table-cell office:value-type="float" office:value="0.452712529477726" calcext:value-type="float">
            <text:p>0.4527125295</text:p>
          </table:table-cell>
        </table:table-row>
        <table:table-row table:style-name="ro1">
          <table:table-cell office:value-type="float" office:value="0.450689306432466" calcext:value-type="float">
            <text:p>0.4506893064</text:p>
          </table:table-cell>
        </table:table-row>
        <table:table-row table:style-name="ro1">
          <table:table-cell office:value-type="float" office:value="0.448541460067371" calcext:value-type="float">
            <text:p>0.4485414601</text:p>
          </table:table-cell>
        </table:table-row>
        <table:table-row table:style-name="ro1">
          <table:table-cell office:value-type="float" office:value="0.446277968347667" calcext:value-type="float">
            <text:p>0.4462779683</text:p>
          </table:table-cell>
        </table:table-row>
        <table:table-row table:style-name="ro1">
          <table:table-cell office:value-type="float" office:value="0.44390812515034" calcext:value-type="float">
            <text:p>0.4439081252</text:p>
          </table:table-cell>
        </table:table-row>
        <table:table-row table:style-name="ro1">
          <table:table-cell office:value-type="float" office:value="0.441441505202591" calcext:value-type="float">
            <text:p>0.4414415052</text:p>
          </table:table-cell>
        </table:table-row>
        <table:table-row table:style-name="ro1">
          <table:table-cell office:value-type="float" office:value="0.438887929697574" calcext:value-type="float">
            <text:p>0.4388879297</text:p>
          </table:table-cell>
        </table:table-row>
        <table:table-row table:style-name="ro1">
          <table:table-cell office:value-type="float" office:value="0.436257432587427" calcext:value-type="float">
            <text:p>0.4362574326</text:p>
          </table:table-cell>
        </table:table-row>
        <table:table-row table:style-name="ro1">
          <table:table-cell office:value-type="float" office:value="0.433560227553595" calcext:value-type="float">
            <text:p>0.4335602276</text:p>
          </table:table-cell>
        </table:table-row>
        <table:table-row table:style-name="ro1">
          <table:table-cell office:value-type="float" office:value="0.430806675654437" calcext:value-type="float">
            <text:p>0.4308066757</text:p>
          </table:table-cell>
        </table:table-row>
        <table:table-row table:style-name="ro1">
          <table:table-cell office:value-type="float" office:value="0.428007253650131" calcext:value-type="float">
            <text:p>0.4280072537</text:p>
          </table:table-cell>
        </table:table-row>
        <table:table-row table:style-name="ro1">
          <table:table-cell office:value-type="float" office:value="0.425172523004856" calcext:value-type="float">
            <text:p>0.425172523</text:p>
          </table:table-cell>
        </table:table-row>
        <table:table-row table:style-name="ro1">
          <table:table-cell office:value-type="float" office:value="0.422313099566281" calcext:value-type="float">
            <text:p>0.4223130996</text:p>
          </table:table-cell>
        </table:table-row>
        <table:table-row table:style-name="ro1">
          <table:table-cell office:value-type="float" office:value="0.419439623922327" calcext:value-type="float">
            <text:p>0.4194396239</text:p>
          </table:table-cell>
        </table:table-row>
        <table:table-row table:style-name="ro1">
          <table:table-cell office:value-type="float" office:value="0.41656273243523" calcext:value-type="float">
            <text:p>0.4165627324</text:p>
          </table:table-cell>
        </table:table-row>
        <table:table-row table:style-name="ro1">
          <table:table-cell office:value-type="float" office:value="0.413693028952889" calcext:value-type="float">
            <text:p>0.413693029</text:p>
          </table:table-cell>
        </table:table-row>
        <table:table-row table:style-name="ro1">
          <table:table-cell office:value-type="float" office:value="0.410841057197503" calcext:value-type="float">
            <text:p>0.4108410572</text:p>
          </table:table-cell>
        </table:table-row>
        <table:table-row table:style-name="ro1">
          <table:table-cell office:value-type="float" office:value="0.408017273831502" calcext:value-type="float">
            <text:p>0.4080172738</text:p>
          </table:table-cell>
        </table:table-row>
        <table:table-row table:style-name="ro1">
          <table:table-cell office:value-type="float" office:value="0.405232022200765" calcext:value-type="float">
            <text:p>0.4052320222</text:p>
          </table:table-cell>
        </table:table-row>
        <table:table-row table:style-name="ro1">
          <table:table-cell office:value-type="float" office:value="0.402495506755123" calcext:value-type="float">
            <text:p>0.4024955068</text:p>
          </table:table-cell>
        </table:table-row>
        <table:table-row table:style-name="ro1">
          <table:table-cell office:value-type="float" office:value="0.399817768146163" calcext:value-type="float">
            <text:p>0.3998177681</text:p>
          </table:table-cell>
        </table:table-row>
        <table:table-row table:style-name="ro1">
          <table:table-cell office:value-type="float" office:value="0.397208659002314" calcext:value-type="float">
            <text:p>0.397208659</text:p>
          </table:table-cell>
        </table:table-row>
        <table:table-row table:style-name="ro1">
          <table:table-cell office:value-type="float" office:value="0.394677820381219" calcext:value-type="float">
            <text:p>0.3946778204</text:p>
          </table:table-cell>
        </table:table-row>
        <table:table-row table:style-name="ro1">
          <table:table-cell office:value-type="float" office:value="0.392234658899407" calcext:value-type="float">
            <text:p>0.3922346589</text:p>
          </table:table-cell>
        </table:table-row>
        <table:table-row table:style-name="ro1">
          <table:table-cell office:value-type="float" office:value="0.389888324539251" calcext:value-type="float">
            <text:p>0.3898883245</text:p>
          </table:table-cell>
        </table:table-row>
        <table:table-row table:style-name="ro1">
          <table:table-cell office:value-type="float" office:value="0.387647689133208" calcext:value-type="float">
            <text:p>0.3876476891</text:p>
          </table:table-cell>
        </table:table-row>
        <table:table-row table:style-name="ro1">
          <table:table-cell office:value-type="float" office:value="0.38552132552536" calcext:value-type="float">
            <text:p>0.3855213255</text:p>
          </table:table-cell>
        </table:table-row>
        <table:table-row table:style-name="ro1">
          <table:table-cell office:value-type="float" office:value="0.383517487410237" calcext:value-type="float">
            <text:p>0.3835174874</text:p>
          </table:table-cell>
        </table:table-row>
        <table:table-row table:style-name="ro1">
          <table:table-cell office:value-type="float" office:value="0.381644089848938" calcext:value-type="float">
            <text:p>0.3816440898</text:p>
          </table:table-cell>
        </table:table-row>
        <table:table-row table:style-name="ro1">
          <table:table-cell office:value-type="float" office:value="0.379908690462527" calcext:value-type="float">
            <text:p>0.3799086905</text:p>
          </table:table-cell>
        </table:table-row>
        <table:table-row table:style-name="ro1">
          <table:table-cell office:value-type="float" office:value="0.378318471302737" calcext:value-type="float">
            <text:p>0.3783184713</text:p>
          </table:table-cell>
        </table:table-row>
        <table:table-row table:style-name="ro1">
          <table:table-cell office:value-type="float" office:value="0.376880221399951" calcext:value-type="float">
            <text:p>0.3768802214</text:p>
          </table:table-cell>
        </table:table-row>
        <table:table-row table:style-name="ro1">
          <table:table-cell office:value-type="float" office:value="0.375600319988475" calcext:value-type="float">
            <text:p>0.37560032</text:p>
          </table:table-cell>
        </table:table-row>
        <table:table-row table:style-name="ro1">
          <table:table-cell office:value-type="float" office:value="0.374484720409106" calcext:value-type="float">
            <text:p>0.3744847204</text:p>
          </table:table-cell>
        </table:table-row>
        <table:table-row table:style-name="ro1">
          <table:table-cell office:value-type="float" office:value="0.373538934688984" calcext:value-type="float">
            <text:p>0.3735389347</text:p>
          </table:table-cell>
        </table:table-row>
        <table:table-row table:style-name="ro1">
          <table:table-cell office:value-type="float" office:value="0.372768018798735" calcext:value-type="float">
            <text:p>0.3727680188</text:p>
          </table:table-cell>
        </table:table-row>
        <table:table-row table:style-name="ro1">
          <table:table-cell office:value-type="float" office:value="0.372176558586906" calcext:value-type="float">
            <text:p>0.3721765586</text:p>
          </table:table-cell>
        </table:table-row>
        <table:table-row table:style-name="ro1">
          <table:table-cell office:value-type="float" office:value="0.371768656391688" calcext:value-type="float">
            <text:p>0.3717686564</text:p>
          </table:table-cell>
        </table:table-row>
        <table:table-row table:style-name="ro1">
          <table:table-cell office:value-type="float" office:value="0.371547918329928" calcext:value-type="float">
            <text:p>0.3715479183</text:p>
          </table:table-cell>
        </table:table-row>
        <table:table-row table:style-name="ro1">
          <table:table-cell office:value-type="float" office:value="0.371517442263436" calcext:value-type="float">
            <text:p>0.3715174423</text:p>
          </table:table-cell>
        </table:table-row>
        <table:table-row table:style-name="ro1">
          <table:table-cell office:value-type="float" office:value="0.371679806442571" calcext:value-type="float">
            <text:p>0.3716798064</text:p>
          </table:table-cell>
        </table:table-row>
        <table:table-row table:style-name="ro1">
          <table:table-cell office:value-type="float" office:value="0.372037058827127" calcext:value-type="float">
            <text:p>0.3720370588</text:p>
          </table:table-cell>
        </table:table-row>
        <table:table-row table:style-name="ro1">
          <table:table-cell office:value-type="float" office:value="0.372590707084506" calcext:value-type="float">
            <text:p>0.3725907071</text:p>
          </table:table-cell>
        </table:table-row>
        <table:table-row table:style-name="ro1">
          <table:table-cell office:value-type="float" office:value="0.373341709265178" calcext:value-type="float">
            <text:p>0.3733417093</text:p>
          </table:table-cell>
        </table:table-row>
        <table:table-row table:style-name="ro1">
          <table:table-cell office:value-type="float" office:value="0.374290465155432" calcext:value-type="float">
            <text:p>0.3742904652</text:p>
          </table:table-cell>
        </table:table-row>
        <table:table-row table:style-name="ro1">
          <table:table-cell office:value-type="float" office:value="0.375436808307419" calcext:value-type="float">
            <text:p>0.3754368083</text:p>
          </table:table-cell>
        </table:table-row>
        <table:table-row table:style-name="ro1">
          <table:table-cell office:value-type="float" office:value="0.376779998746483" calcext:value-type="float">
            <text:p>0.3767799987</text:p>
          </table:table-cell>
        </table:table-row>
        <table:table-row table:style-name="ro1">
          <table:table-cell office:value-type="float" office:value="0.378318716355781" calcext:value-type="float">
            <text:p>0.3783187164</text:p>
          </table:table-cell>
        </table:table-row>
        <table:table-row table:style-name="ro1">
          <table:table-cell office:value-type="float" office:value="0.380051054938191" calcext:value-type="float">
            <text:p>0.3800510549</text:p>
          </table:table-cell>
        </table:table-row>
        <table:table-row table:style-name="ro1">
          <table:table-cell office:value-type="float" office:value="0.381974516955519" calcext:value-type="float">
            <text:p>0.381974517</text:p>
          </table:table-cell>
        </table:table-row>
        <table:table-row table:style-name="ro1">
          <table:table-cell office:value-type="float" office:value="0.384086008944983" calcext:value-type="float">
            <text:p>0.3840860089</text:p>
          </table:table-cell>
        </table:table-row>
        <table:table-row table:style-name="ro1">
          <table:table-cell office:value-type="float" office:value="0.386381837612993" calcext:value-type="float">
            <text:p>0.3863818376</text:p>
          </table:table-cell>
        </table:table-row>
        <table:table-row table:style-name="ro1">
          <table:table-cell office:value-type="float" office:value="0.388857706606226" calcext:value-type="float">
            <text:p>0.3888577066</text:p>
          </table:table-cell>
        </table:table-row>
        <table:table-row table:style-name="ro1">
          <table:table-cell office:value-type="float" office:value="0.391508713959977" calcext:value-type="float">
            <text:p>0.391508714</text:p>
          </table:table-cell>
        </table:table-row>
        <table:table-row table:style-name="ro1">
          <table:table-cell office:value-type="float" office:value="0.394329350223817" calcext:value-type="float">
            <text:p>0.3943293502</text:p>
          </table:table-cell>
        </table:table-row>
        <table:table-row table:style-name="ro1">
          <table:table-cell office:value-type="float" office:value="0.397313497264524" calcext:value-type="float">
            <text:p>0.3973134973</text:p>
          </table:table-cell>
        </table:table-row>
        <table:table-row table:style-name="ro1">
          <table:table-cell office:value-type="float" office:value="0.400454427746317" calcext:value-type="float">
            <text:p>0.4004544277</text:p>
          </table:table-cell>
        </table:table-row>
        <table:table-row table:style-name="ro1">
          <table:table-cell office:value-type="float" office:value="0.40374480528837" calcext:value-type="float">
            <text:p>0.4037448053</text:p>
          </table:table-cell>
        </table:table-row>
        <table:table-row table:style-name="ro1">
          <table:table-cell office:value-type="float" office:value="0.407176685299624" calcext:value-type="float">
            <text:p>0.4071766853</text:p>
          </table:table-cell>
        </table:table-row>
        <table:table-row table:style-name="ro1">
          <table:table-cell office:value-type="float" office:value="0.410741516490881" calcext:value-type="float">
            <text:p>0.4107415165</text:p>
          </table:table-cell>
        </table:table-row>
        <table:table-row table:style-name="ro1">
          <table:table-cell office:value-type="float" office:value="0.414430143064196" calcext:value-type="float">
            <text:p>0.4144301431</text:p>
          </table:table-cell>
        </table:table-row>
        <table:table-row table:style-name="ro1">
          <table:table-cell office:value-type="float" office:value="0.418232807579549" calcext:value-type="float">
            <text:p>0.4182328076</text:p>
          </table:table-cell>
        </table:table-row>
        <table:table-row table:style-name="ro1">
          <table:table-cell office:value-type="float" office:value="0.422139154498815" calcext:value-type="float">
            <text:p>0.4221391545</text:p>
          </table:table-cell>
        </table:table-row>
        <table:table-row table:style-name="ro1">
          <table:table-cell office:value-type="float" office:value="0.42613823440702" calcext:value-type="float">
            <text:p>0.4261382344</text:p>
          </table:table-cell>
        </table:table-row>
        <table:table-row table:style-name="ro1">
          <table:table-cell office:value-type="float" office:value="0.430218508910891" calcext:value-type="float">
            <text:p>0.4302185089</text:p>
          </table:table-cell>
        </table:table-row>
        <table:table-row table:style-name="ro1">
          <table:table-cell office:value-type="float" office:value="0.434367856214684" calcext:value-type="float">
            <text:p>0.4343678562</text:p>
          </table:table-cell>
        </table:table-row>
        <table:table-row table:style-name="ro1">
          <table:table-cell office:value-type="float" office:value="0.438573577373319" calcext:value-type="float">
            <text:p>0.4385735774</text:p>
          </table:table-cell>
        </table:table-row>
        <table:table-row table:style-name="ro1">
          <table:table-cell office:value-type="float" office:value="0.442822403222791" calcext:value-type="float">
            <text:p>0.4428224032</text:p>
          </table:table-cell>
        </table:table-row>
        <table:table-row table:style-name="ro1">
          <table:table-cell office:value-type="float" office:value="0.447100501987874" calcext:value-type="float">
            <text:p>0.447100502</text:p>
          </table:table-cell>
        </table:table-row>
        <table:table-row table:style-name="ro1">
          <table:table-cell office:value-type="float" office:value="0.451393487567121" calcext:value-type="float">
            <text:p>0.4513934876</text:p>
          </table:table-cell>
        </table:table-row>
        <table:table-row table:style-name="ro1">
          <table:table-cell office:value-type="float" office:value="0.434351899373551" calcext:value-type="float">
            <text:p>0.4343518994</text:p>
          </table:table-cell>
        </table:table-row>
        <table:table-row table:style-name="ro1">
          <table:table-cell office:value-type="float" office:value="0.43704687822181" calcext:value-type="float">
            <text:p>0.4370468782</text:p>
          </table:table-cell>
        </table:table-row>
        <table:table-row table:style-name="ro1">
          <table:table-cell office:value-type="float" office:value="0.439696590189755" calcext:value-type="float">
            <text:p>0.4396965902</text:p>
          </table:table-cell>
        </table:table-row>
        <table:table-row table:style-name="ro1">
          <table:table-cell office:value-type="float" office:value="0.44228095322503" calcext:value-type="float">
            <text:p>0.4422809532</text:p>
          </table:table-cell>
        </table:table-row>
        <table:table-row table:style-name="ro1">
          <table:table-cell office:value-type="float" office:value="0.444781562690511" calcext:value-type="float">
            <text:p>0.4447815627</text:p>
          </table:table-cell>
        </table:table-row>
        <table:table-row table:style-name="ro1">
          <table:table-cell office:value-type="float" office:value="0.447181636095242" calcext:value-type="float">
            <text:p>0.4471816361</text:p>
          </table:table-cell>
        </table:table-row>
        <table:table-row table:style-name="ro1">
          <table:table-cell office:value-type="float" office:value="0.449465958502699" calcext:value-type="float">
            <text:p>0.4494659585</text:p>
          </table:table-cell>
        </table:table-row>
        <table:table-row table:style-name="ro1">
          <table:table-cell office:value-type="float" office:value="0.451620828616388" calcext:value-type="float">
            <text:p>0.4516208286</text:p>
          </table:table-cell>
        </table:table-row>
        <table:table-row table:style-name="ro1">
          <table:table-cell office:value-type="float" office:value="0.453634005542784" calcext:value-type="float">
            <text:p>0.4536340055</text:p>
          </table:table-cell>
        </table:table-row>
        <table:table-row table:style-name="ro1">
          <table:table-cell office:value-type="float" office:value="0.455494656231583" calcext:value-type="float">
            <text:p>0.4554946562</text:p>
          </table:table-cell>
        </table:table-row>
        <table:table-row table:style-name="ro1">
          <table:table-cell office:value-type="float" office:value="0.457193303593306" calcext:value-type="float">
            <text:p>0.4571933036</text:p>
          </table:table-cell>
        </table:table-row>
        <table:table-row table:style-name="ro1">
          <table:table-cell office:value-type="float" office:value="0.458721775294223" calcext:value-type="float">
            <text:p>0.4587217753</text:p>
          </table:table-cell>
        </table:table-row>
        <table:table-row table:style-name="ro1">
          <table:table-cell office:value-type="float" office:value="0.460073153228611" calcext:value-type="float">
            <text:p>0.4600731532</text:p>
          </table:table-cell>
        </table:table-row>
        <table:table-row table:style-name="ro1">
          <table:table-cell office:value-type="float" office:value="0.461241723668348" calcext:value-type="float">
            <text:p>0.4612417237</text:p>
          </table:table-cell>
        </table:table-row>
        <table:table-row table:style-name="ro1">
          <table:table-cell office:value-type="float" office:value="0.462222928089833" calcext:value-type="float">
            <text:p>0.4622229281</text:p>
          </table:table-cell>
        </table:table-row>
        <table:table-row table:style-name="ro1">
          <table:table-cell office:value-type="float" office:value="0.463013314678244" calcext:value-type="float">
            <text:p>0.4630133147</text:p>
          </table:table-cell>
        </table:table-row>
        <table:table-row table:style-name="ro1">
          <table:table-cell office:value-type="float" office:value="0.463610490509125" calcext:value-type="float">
            <text:p>0.4636104905</text:p>
          </table:table-cell>
        </table:table-row>
        <table:table-row table:style-name="ro1">
          <table:table-cell office:value-type="float" office:value="0.464013074407305" calcext:value-type="float">
            <text:p>0.4640130744</text:p>
          </table:table-cell>
        </table:table-row>
        <table:table-row table:style-name="ro1">
          <table:table-cell office:value-type="float" office:value="0.464220650483148" calcext:value-type="float">
            <text:p>0.4642206505</text:p>
          </table:table-cell>
        </table:table-row>
        <table:table-row table:style-name="ro1">
          <table:table-cell office:value-type="float" office:value="0.464233722346139" calcext:value-type="float">
            <text:p>0.4642337223</text:p>
          </table:table-cell>
        </table:table-row>
        <table:table-row table:style-name="ro1">
          <table:table-cell office:value-type="float" office:value="0.464053667995798" calcext:value-type="float">
            <text:p>0.464053668</text:p>
          </table:table-cell>
        </table:table-row>
        <table:table-row table:style-name="ro1">
          <table:table-cell office:value-type="float" office:value="0.463682695389927" calcext:value-type="float">
            <text:p>0.4636826954</text:p>
          </table:table-cell>
        </table:table-row>
        <table:table-row table:style-name="ro1">
          <table:table-cell office:value-type="float" office:value="0.463123798690191" calcext:value-type="float">
            <text:p>0.4631237987</text:p>
          </table:table-cell>
        </table:table-row>
        <table:table-row table:style-name="ro1">
          <table:table-cell office:value-type="float" office:value="0.46238071518503" calcext:value-type="float">
            <text:p>0.4623807152</text:p>
          </table:table-cell>
        </table:table-row>
        <table:table-row table:style-name="ro1">
          <table:table-cell office:value-type="float" office:value="0.461457882889898" calcext:value-type="float">
            <text:p>0.4614578829</text:p>
          </table:table-cell>
        </table:table-row>
        <table:table-row table:style-name="ro1">
          <table:table-cell office:value-type="float" office:value="0.460360398824845" calcext:value-type="float">
            <text:p>0.4603603988</text:p>
          </table:table-cell>
        </table:table-row>
        <table:table-row table:style-name="ro1">
          <table:table-cell office:value-type="float" office:value="0.459093977969422" calcext:value-type="float">
            <text:p>0.459093978</text:p>
          </table:table-cell>
        </table:table-row>
        <table:table-row table:style-name="ro1">
          <table:table-cell office:value-type="float" office:value="0.457664912894918" calcext:value-type="float">
            <text:p>0.4576649129</text:p>
          </table:table-cell>
        </table:table-row>
        <table:table-row table:style-name="ro1">
          <table:table-cell office:value-type="float" office:value="0.456080034073937" calcext:value-type="float">
            <text:p>0.4560800341</text:p>
          </table:table-cell>
        </table:table-row>
        <table:table-row table:style-name="ro1">
          <table:table-cell office:value-type="float" office:value="0.454346670867296" calcext:value-type="float">
            <text:p>0.4543466709</text:p>
          </table:table-cell>
        </table:table-row>
        <table:table-row table:style-name="ro1">
          <table:table-cell office:value-type="float" office:value="0.452472613188268" calcext:value-type="float">
            <text:p>0.4524726132</text:p>
          </table:table-cell>
        </table:table-row>
        <table:table-row table:style-name="ro1">
          <table:table-cell office:value-type="float" office:value="0.45046607384414" calcext:value-type="float">
            <text:p>0.4504660738</text:p>
          </table:table-cell>
        </table:table-row>
        <table:table-row table:style-name="ro1">
          <table:table-cell office:value-type="float" office:value="0.448335651555123" calcext:value-type="float">
            <text:p>0.4483356516</text:p>
          </table:table-cell>
        </table:table-row>
        <table:table-row table:style-name="ro1">
          <table:table-cell office:value-type="float" office:value="0.446090294650576" calcext:value-type="float">
            <text:p>0.4460902947</text:p>
          </table:table-cell>
        </table:table-row>
        <table:table-row table:style-name="ro1">
          <table:table-cell office:value-type="float" office:value="0.443739265442577" calcext:value-type="float">
            <text:p>0.4437392654</text:p>
          </table:table-cell>
        </table:table-row>
        <table:table-row table:style-name="ro1">
          <table:table-cell office:value-type="float" office:value="0.441292105276811" calcext:value-type="float">
            <text:p>0.4412921053</text:p>
          </table:table-cell>
        </table:table-row>
        <table:table-row table:style-name="ro1">
          <table:table-cell office:value-type="float" office:value="0.438758600260804" calcext:value-type="float">
            <text:p>0.4387586003</text:p>
          </table:table-cell>
        </table:table-row>
        <table:table-row table:style-name="ro1">
          <table:table-cell office:value-type="float" office:value="0.436148747669481" calcext:value-type="float">
            <text:p>0.4361487477</text:p>
          </table:table-cell>
        </table:table-row>
        <table:table-row table:style-name="ro1">
          <table:table-cell office:value-type="float" office:value="0.43347272302806" calcext:value-type="float">
            <text:p>0.433472723</text:p>
          </table:table-cell>
        </table:table-row>
        <table:table-row table:style-name="ro1">
          <table:table-cell office:value-type="float" office:value="0.43074084787227" calcext:value-type="float">
            <text:p>0.4307408479</text:p>
          </table:table-cell>
        </table:table-row>
        <table:table-row table:style-name="ro1">
          <table:table-cell office:value-type="float" office:value="0.427963558185914" calcext:value-type="float">
            <text:p>0.4279635582</text:p>
          </table:table-cell>
        </table:table-row>
        <table:table-row table:style-name="ro1">
          <table:table-cell office:value-type="float" office:value="0.425151373515755" calcext:value-type="float">
            <text:p>0.4251513735</text:p>
          </table:table-cell>
        </table:table-row>
        <table:table-row table:style-name="ro1">
          <table:table-cell office:value-type="float" office:value="0.422314866763734" calcext:value-type="float">
            <text:p>0.4223148668</text:p>
          </table:table-cell>
        </table:table-row>
        <table:table-row table:style-name="ro1">
          <table:table-cell office:value-type="float" office:value="0.419464634656524" calcext:value-type="float">
            <text:p>0.4194646347</text:p>
          </table:table-cell>
        </table:table-row>
        <table:table-row table:style-name="ro1">
          <table:table-cell office:value-type="float" office:value="0.416611268892414" calcext:value-type="float">
            <text:p>0.4166112689</text:p>
          </table:table-cell>
        </table:table-row>
        <table:table-row table:style-name="ro1">
          <table:table-cell office:value-type="float" office:value="0.413765327965527" calcext:value-type="float">
            <text:p>0.413765328</text:p>
          </table:table-cell>
        </table:table-row>
        <table:table-row table:style-name="ro1">
          <table:table-cell office:value-type="float" office:value="0.410937309667365" calcext:value-type="float">
            <text:p>0.4109373097</text:p>
          </table:table-cell>
        </table:table-row>
        <table:table-row table:style-name="ro1">
          <table:table-cell office:value-type="float" office:value="0.408137624265689" calcext:value-type="float">
            <text:p>0.4081376243</text:p>
          </table:table-cell>
        </table:table-row>
        <table:table-row table:style-name="ro1">
          <table:table-cell office:value-type="float" office:value="0.405376568360736" calcext:value-type="float">
            <text:p>0.4053765684</text:p>
          </table:table-cell>
        </table:table-row>
        <table:table-row table:style-name="ro1">
          <table:table-cell office:value-type="float" office:value="0.40266429941876" calcext:value-type="float">
            <text:p>0.4026642994</text:p>
          </table:table-cell>
        </table:table-row>
        <table:table-row table:style-name="ro1">
          <table:table-cell office:value-type="float" office:value="0.400010810982907" calcext:value-type="float">
            <text:p>0.400010811</text:p>
          </table:table-cell>
        </table:table-row>
        <table:table-row table:style-name="ro1">
          <table:table-cell office:value-type="float" office:value="0.397425908561428" calcext:value-type="float">
            <text:p>0.3974259086</text:p>
          </table:table-cell>
        </table:table-row>
        <table:table-row table:style-name="ro1">
          <table:table-cell office:value-type="float" office:value="0.394919186193216" calcext:value-type="float">
            <text:p>0.3949191862</text:p>
          </table:table-cell>
        </table:table-row>
        <table:table-row table:style-name="ro1">
          <table:table-cell office:value-type="float" office:value="0.392500003690677" calcext:value-type="float">
            <text:p>0.3925000037</text:p>
          </table:table-cell>
        </table:table-row>
        <table:table-row table:style-name="ro1">
          <table:table-cell office:value-type="float" office:value="0.39017746455994" calcext:value-type="float">
            <text:p>0.3901774646</text:p>
          </table:table-cell>
        </table:table-row>
        <table:table-row table:style-name="ro1">
          <table:table-cell office:value-type="float" office:value="0.387960394598389" calcext:value-type="float">
            <text:p>0.3879603946</text:p>
          </table:table-cell>
        </table:table-row>
        <table:table-row table:style-name="ro1">
          <table:table-cell office:value-type="float" office:value="0.385857321169534" calcext:value-type="float">
            <text:p>0.3858573212</text:p>
          </table:table-cell>
        </table:table-row>
        <table:table-row table:style-name="ro1">
          <table:table-cell office:value-type="float" office:value="0.383876453155208" calcext:value-type="float">
            <text:p>0.3838764532</text:p>
          </table:table-cell>
        </table:table-row>
        <table:table-row table:style-name="ro1">
          <table:table-cell office:value-type="float" office:value="0.382025661585104" calcext:value-type="float">
            <text:p>0.3820256616</text:p>
          </table:table-cell>
        </table:table-row>
        <table:table-row table:style-name="ro1">
          <table:table-cell office:value-type="float" office:value="0.38031246094364" calcext:value-type="float">
            <text:p>0.3803124609</text:p>
          </table:table-cell>
        </table:table-row>
        <table:table-row table:style-name="ro1">
          <table:table-cell office:value-type="float" office:value="0.378743991154149" calcext:value-type="float">
            <text:p>0.3787439912</text:p>
          </table:table-cell>
        </table:table-row>
        <table:table-row table:style-name="ro1">
          <table:table-cell office:value-type="float" office:value="0.377327000240416" calcext:value-type="float">
            <text:p>0.3773270002</text:p>
          </table:table-cell>
        </table:table-row>
        <table:table-row table:style-name="ro1">
          <table:table-cell office:value-type="float" office:value="0.376067827665534" calcext:value-type="float">
            <text:p>0.3760678277</text:p>
          </table:table-cell>
        </table:table-row>
        <table:table-row table:style-name="ro1">
          <table:table-cell office:value-type="float" office:value="0.374972388348097" calcext:value-type="float">
            <text:p>0.3749723883</text:p>
          </table:table-cell>
        </table:table-row>
        <table:table-row table:style-name="ro1">
          <table:table-cell office:value-type="float" office:value="0.374046157355729" calcext:value-type="float">
            <text:p>0.3740461574</text:p>
          </table:table-cell>
        </table:table-row>
        <table:table-row table:style-name="ro1">
          <table:table-cell office:value-type="float" office:value="0.373294155275933" calcext:value-type="float">
            <text:p>0.3732941553</text:p>
          </table:table-cell>
        </table:table-row>
        <table:table-row table:style-name="ro1">
          <table:table-cell office:value-type="float" office:value="0.372720934264287" calcext:value-type="float">
            <text:p>0.3727209343</text:p>
          </table:table-cell>
        </table:table-row>
        <table:table-row table:style-name="ro1">
          <table:table-cell office:value-type="float" office:value="0.372330564769964" calcext:value-type="float">
            <text:p>0.3723305648</text:p>
          </table:table-cell>
        </table:table-row>
        <table:table-row table:style-name="ro1">
          <table:table-cell office:value-type="float" office:value="0.372126622938581" calcext:value-type="float">
            <text:p>0.3721266229</text:p>
          </table:table-cell>
        </table:table-row>
        <table:table-row table:style-name="ro1">
          <table:table-cell office:value-type="float" office:value="0.372112178692387" calcext:value-type="float">
            <text:p>0.3721121787</text:p>
          </table:table-cell>
        </table:table-row>
        <table:table-row table:style-name="ro1">
          <table:table-cell office:value-type="float" office:value="0.372289784487779" calcext:value-type="float">
            <text:p>0.3722897845</text:p>
          </table:table-cell>
        </table:table-row>
        <table:table-row table:style-name="ro1">
          <table:table-cell office:value-type="float" office:value="0.372661464750153" calcext:value-type="float">
            <text:p>0.3726614648</text:p>
          </table:table-cell>
        </table:table-row>
        <table:table-row table:style-name="ro1">
          <table:table-cell office:value-type="float" office:value="0.373228705986082" calcext:value-type="float">
            <text:p>0.373228706</text:p>
          </table:table-cell>
        </table:table-row>
        <table:table-row table:style-name="ro1">
          <table:table-cell office:value-type="float" office:value="0.373992447572832" calcext:value-type="float">
            <text:p>0.3739924476</text:p>
          </table:table-cell>
        </table:table-row>
        <table:table-row table:style-name="ro1">
          <table:table-cell office:value-type="float" office:value="0.374953073225204" calcext:value-type="float">
            <text:p>0.3749530732</text:p>
          </table:table-cell>
        </table:table-row>
        <table:table-row table:style-name="ro1">
          <table:table-cell office:value-type="float" office:value="0.376110403139715" calcext:value-type="float">
            <text:p>0.3761104031</text:p>
          </table:table-cell>
        </table:table-row>
        <table:table-row table:style-name="ro1">
          <table:table-cell office:value-type="float" office:value="0.377463686816103" calcext:value-type="float">
            <text:p>0.3774636868</text:p>
          </table:table-cell>
        </table:table-row>
        <table:table-row table:style-name="ro1">
          <table:table-cell office:value-type="float" office:value="0.379011596556173" calcext:value-type="float">
            <text:p>0.3790115966</text:p>
          </table:table-cell>
        </table:table-row>
        <table:table-row table:style-name="ro1">
          <table:table-cell office:value-type="float" office:value="0.380752221639964" calcext:value-type="float">
            <text:p>0.3807522216</text:p>
          </table:table-cell>
        </table:table-row>
        <table:table-row table:style-name="ro1">
          <table:table-cell office:value-type="float" office:value="0.382683063179262" calcext:value-type="float">
            <text:p>0.3826830632</text:p>
          </table:table-cell>
        </table:table-row>
        <table:table-row table:style-name="ro1">
          <table:table-cell office:value-type="float" office:value="0.384801029648432" calcext:value-type="float">
            <text:p>0.3848010296</text:p>
          </table:table-cell>
        </table:table-row>
        <table:table-row table:style-name="ro1">
          <table:table-cell office:value-type="float" office:value="0.387102433092586" calcext:value-type="float">
            <text:p>0.3871024331</text:p>
          </table:table-cell>
        </table:table-row>
        <table:table-row table:style-name="ro1">
          <table:table-cell office:value-type="float" office:value="0.389582986013091" calcext:value-type="float">
            <text:p>0.389582986</text:p>
          </table:table-cell>
        </table:table-row>
        <table:table-row table:style-name="ro1">
          <table:table-cell office:value-type="float" office:value="0.392237798930394" calcext:value-type="float">
            <text:p>0.3922377989</text:p>
          </table:table-cell>
        </table:table-row>
        <table:table-row table:style-name="ro1">
          <table:table-cell office:value-type="float" office:value="0.395061378624197" calcext:value-type="float">
            <text:p>0.3950613786</text:p>
          </table:table-cell>
        </table:table-row>
        <table:table-row table:style-name="ro1">
          <table:table-cell office:value-type="float" office:value="0.398047627050946" calcext:value-type="float">
            <text:p>0.3980476271</text:p>
          </table:table-cell>
        </table:table-row>
        <table:table-row table:style-name="ro1">
          <table:table-cell office:value-type="float" office:value="0.401189840938664" calcext:value-type="float">
            <text:p>0.4011898409</text:p>
          </table:table-cell>
        </table:table-row>
        <table:table-row table:style-name="ro1">
          <table:table-cell office:value-type="float" office:value="0.404480712059114" calcext:value-type="float">
            <text:p>0.4044807121</text:p>
          </table:table-cell>
        </table:table-row>
        <table:table-row table:style-name="ro1">
          <table:table-cell office:value-type="float" office:value="0.407912328177288" calcext:value-type="float">
            <text:p>0.4079123282</text:p>
          </table:table-cell>
        </table:table-row>
        <table:table-row table:style-name="ro1">
          <table:table-cell office:value-type="float" office:value="0.41147617467824" calcext:value-type="float">
            <text:p>0.4114761747</text:p>
          </table:table-cell>
        </table:table-row>
        <table:table-row table:style-name="ro1">
          <table:table-cell office:value-type="float" office:value="0.415163136871236" calcext:value-type="float">
            <text:p>0.4151631369</text:p>
          </table:table-cell>
        </table:table-row>
        <table:table-row table:style-name="ro1">
          <table:table-cell office:value-type="float" office:value="0.418963502971247" calcext:value-type="float">
            <text:p>0.418963503</text:p>
          </table:table-cell>
        </table:table-row>
        <table:table-row table:style-name="ro1">
          <table:table-cell office:value-type="float" office:value="0.422866967757772" calcext:value-type="float">
            <text:p>0.4228669678</text:p>
          </table:table-cell>
        </table:table-row>
        <table:table-row table:style-name="ro1">
          <table:table-cell office:value-type="float" office:value="0.426862636910989" calcext:value-type="float">
            <text:p>0.4268626369</text:p>
          </table:table-cell>
        </table:table-row>
        <table:table-row table:style-name="ro1">
          <table:table-cell office:value-type="float" office:value="0.430939032025243" calcext:value-type="float">
            <text:p>0.430939032</text:p>
          </table:table-cell>
        </table:table-row>
        <table:table-row table:style-name="ro1">
          <table:table-cell office:value-type="float" office:value="0.435084096299862" calcext:value-type="float">
            <text:p>0.4350840963</text:p>
          </table:table-cell>
        </table:table-row>
        <table:table-row table:style-name="ro1">
          <table:table-cell office:value-type="float" office:value="0.439285200907309" calcext:value-type="float">
            <text:p>0.4392852009</text:p>
          </table:table-cell>
        </table:table-row>
        <table:table-row table:style-name="ro1">
          <table:table-cell office:value-type="float" office:value="0.44352915203866" calcext:value-type="float">
            <text:p>0.443529152</text:p>
          </table:table-cell>
        </table:table-row>
        <table:table-row table:style-name="ro1">
          <table:table-cell office:value-type="float" office:value="0.447802198626423" calcext:value-type="float">
            <text:p>0.4478021986</text:p>
          </table:table-cell>
        </table:table-row>
        <table:table-row table:style-name="ro1">
          <table:table-cell office:value-type="float" office:value="0.452090040744679" calcext:value-type="float">
            <text:p>0.4520900407</text:p>
          </table:table-cell>
        </table:table-row>
        <table:table-row table:style-name="ro1">
          <table:table-cell office:value-type="float" office:value="0.433945911647738" calcext:value-type="float">
            <text:p>0.4339459116</text:p>
          </table:table-cell>
        </table:table-row>
        <table:table-row table:style-name="ro1">
          <table:table-cell office:value-type="float" office:value="0.43663610058185" calcext:value-type="float">
            <text:p>0.4366361006</text:p>
          </table:table-cell>
        </table:table-row>
        <table:table-row table:style-name="ro1">
          <table:table-cell office:value-type="float" office:value="0.439281208603417" calcext:value-type="float">
            <text:p>0.4392812086</text:p>
          </table:table-cell>
        </table:table-row>
        <table:table-row table:style-name="ro1">
          <table:table-cell office:value-type="float" office:value="0.44186123830094" calcext:value-type="float">
            <text:p>0.4418612383</text:p>
          </table:table-cell>
        </table:table-row>
        <table:table-row table:style-name="ro1">
          <table:table-cell office:value-type="float" office:value="0.444357864108062" calcext:value-type="float">
            <text:p>0.4443578641</text:p>
          </table:table-cell>
        </table:table-row>
        <table:table-row table:style-name="ro1">
          <table:table-cell office:value-type="float" office:value="0.446754377151879" calcext:value-type="float">
            <text:p>0.4467543772</text:p>
          </table:table-cell>
        </table:table-row>
        <table:table-row table:style-name="ro1">
          <table:table-cell office:value-type="float" office:value="0.449035630778618" calcext:value-type="float">
            <text:p>0.4490356308</text:p>
          </table:table-cell>
        </table:table-row>
        <table:table-row table:style-name="ro1">
          <table:table-cell office:value-type="float" office:value="0.451187986756688" calcext:value-type="float">
            <text:p>0.4511879868</text:p>
          </table:table-cell>
        </table:table-row>
        <table:table-row table:style-name="ro1">
          <table:table-cell office:value-type="float" office:value="0.453199262157099" calcext:value-type="float">
            <text:p>0.4531992622</text:p>
          </table:table-cell>
        </table:table-row>
        <table:table-row table:style-name="ro1">
          <table:table-cell office:value-type="float" office:value="0.455058676911261" calcext:value-type="float">
            <text:p>0.4550586769</text:p>
          </table:table-cell>
        </table:table-row>
        <table:table-row table:style-name="ro1">
          <table:table-cell office:value-type="float" office:value="0.456756802046146" calcext:value-type="float">
            <text:p>0.456756802</text:p>
          </table:table-cell>
        </table:table-row>
        <table:table-row table:style-name="ro1">
          <table:table-cell office:value-type="float" office:value="0.458285508596824" calcext:value-type="float">
            <text:p>0.4582855086</text:p>
          </table:table-cell>
        </table:table-row>
        <table:table-row table:style-name="ro1">
          <table:table-cell office:value-type="float" office:value="0.459637917196373" calcext:value-type="float">
            <text:p>0.4596379172</text:p>
          </table:table-cell>
        </table:table-row>
        <table:table-row table:style-name="ro1">
          <table:table-cell office:value-type="float" office:value="0.460808348343156" calcext:value-type="float">
            <text:p>0.4608083483</text:p>
          </table:table-cell>
        </table:table-row>
        <table:table-row table:style-name="ro1">
          <table:table-cell office:value-type="float" office:value="0.461792273345475" calcext:value-type="float">
            <text:p>0.4617922733</text:p>
          </table:table-cell>
        </table:table-row>
        <table:table-row table:style-name="ro1">
          <table:table-cell office:value-type="float" office:value="0.462586265943591" calcext:value-type="float">
            <text:p>0.4625862659</text:p>
          </table:table-cell>
        </table:table-row>
        <table:table-row table:style-name="ro1">
          <table:table-cell office:value-type="float" office:value="0.463187954609119" calcext:value-type="float">
            <text:p>0.4631879546</text:p>
          </table:table-cell>
        </table:table-row>
        <table:table-row table:style-name="ro1">
          <table:table-cell office:value-type="float" office:value="0.463595975521794" calcext:value-type="float">
            <text:p>0.4635959755</text:p>
          </table:table-cell>
        </table:table-row>
        <table:table-row table:style-name="ro1">
          <table:table-cell office:value-type="float" office:value="0.463809926223603" calcext:value-type="float">
            <text:p>0.4638099262</text:p>
          </table:table-cell>
        </table:table-row>
        <table:table-row table:style-name="ro1">
          <table:table-cell office:value-type="float" office:value="0.463830319950301" calcext:value-type="float">
            <text:p>0.46383032</text:p>
          </table:table-cell>
        </table:table-row>
        <table:table-row table:style-name="ro1">
          <table:table-cell office:value-type="float" office:value="0.463658540640285" calcext:value-type="float">
            <text:p>0.4636585406</text:p>
          </table:table-cell>
        </table:table-row>
        <table:table-row table:style-name="ro1">
          <table:table-cell office:value-type="float" office:value="0.463296798620845" calcext:value-type="float">
            <text:p>0.4632967986</text:p>
          </table:table-cell>
        </table:table-row>
        <table:table-row table:style-name="ro1">
          <table:table-cell office:value-type="float" office:value="0.462748086971792" calcext:value-type="float">
            <text:p>0.462748087</text:p>
          </table:table-cell>
        </table:table-row>
        <table:table-row table:style-name="ro1">
          <table:table-cell office:value-type="float" office:value="0.462016138566445" calcext:value-type="float">
            <text:p>0.4620161386</text:p>
          </table:table-cell>
        </table:table-row>
        <table:table-row table:style-name="ro1">
          <table:table-cell office:value-type="float" office:value="0.461105383790002" calcext:value-type="float">
            <text:p>0.4611053838</text:p>
          </table:table-cell>
        </table:table-row>
        <table:table-row table:style-name="ro1">
          <table:table-cell office:value-type="float" office:value="0.460020908935274" calcext:value-type="float">
            <text:p>0.4600209089</text:p>
          </table:table-cell>
        </table:table-row>
        <table:table-row table:style-name="ro1">
          <table:table-cell office:value-type="float" office:value="0.458768415275794" calcext:value-type="float">
            <text:p>0.4587684153</text:p>
          </table:table-cell>
        </table:table-row>
        <table:table-row table:style-name="ro1">
          <table:table-cell office:value-type="float" office:value="0.457354178816298" calcext:value-type="float">
            <text:p>0.4573541788</text:p>
          </table:table-cell>
        </table:table-row>
        <table:table-row table:style-name="ro1">
          <table:table-cell office:value-type="float" office:value="0.455785010720575" calcext:value-type="float">
            <text:p>0.4557850107</text:p>
          </table:table-cell>
        </table:table-row>
        <table:table-row table:style-name="ro1">
          <table:table-cell office:value-type="float" office:value="0.454068218416689" calcext:value-type="float">
            <text:p>0.4540682184</text:p>
          </table:table-cell>
        </table:table-row>
        <table:table-row table:style-name="ro1">
          <table:table-cell office:value-type="float" office:value="0.452211567379578" calcext:value-type="float">
            <text:p>0.4522115674</text:p>
          </table:table-cell>
        </table:table-row>
        <table:table-row table:style-name="ro1">
          <table:table-cell office:value-type="float" office:value="0.450223243591012" calcext:value-type="float">
            <text:p>0.4502232436</text:p>
          </table:table-cell>
        </table:table-row>
        <table:table-row table:style-name="ro1">
          <table:table-cell office:value-type="float" office:value="0.448111816676939" calcext:value-type="float">
            <text:p>0.4481118167</text:p>
          </table:table-cell>
        </table:table-row>
        <table:table-row table:style-name="ro1">
          <table:table-cell office:value-type="float" office:value="0.445886203722185" calcext:value-type="float">
            <text:p>0.4458862037</text:p>
          </table:table-cell>
        </table:table-row>
        <table:table-row table:style-name="ro1">
          <table:table-cell office:value-type="float" office:value="0.44355563376254" calcext:value-type="float">
            <text:p>0.4435556338</text:p>
          </table:table-cell>
        </table:table-row>
        <table:table-row table:style-name="ro1">
          <table:table-cell office:value-type="float" office:value="0.441129612954209" calcext:value-type="float">
            <text:p>0.441129613</text:p>
          </table:table-cell>
        </table:table-row>
        <table:table-row table:style-name="ro1">
          <table:table-cell office:value-type="float" office:value="0.43861789042063" calcext:value-type="float">
            <text:p>0.4386178904</text:p>
          </table:table-cell>
        </table:table-row>
        <table:table-row table:style-name="ro1">
          <table:table-cell office:value-type="float" office:value="0.436030424776677" calcext:value-type="float">
            <text:p>0.4360304248</text:p>
          </table:table-cell>
        </table:table-row>
        <table:table-row table:style-name="ro1">
          <table:table-cell office:value-type="float" office:value="0.433377351330218" calcext:value-type="float">
            <text:p>0.4333773513</text:p>
          </table:table-cell>
        </table:table-row>
        <table:table-row table:style-name="ro1">
          <table:table-cell office:value-type="float" office:value="0.430668949961056" calcext:value-type="float">
            <text:p>0.43066895</text:p>
          </table:table-cell>
        </table:table-row>
        <table:table-row table:style-name="ro1">
          <table:table-cell office:value-type="float" office:value="0.427915613677238" calcext:value-type="float">
            <text:p>0.4279156137</text:p>
          </table:table-cell>
        </table:table-row>
        <table:table-row table:style-name="ro1">
          <table:table-cell office:value-type="float" office:value="0.425127817848733" calcext:value-type="float">
            <text:p>0.4251278178</text:p>
          </table:table-cell>
        </table:table-row>
        <table:table-row table:style-name="ro1">
          <table:table-cell office:value-type="float" office:value="0.422316090118488" calcext:value-type="float">
            <text:p>0.4223160901</text:p>
          </table:table-cell>
        </table:table-row>
        <table:table-row table:style-name="ro1">
          <table:table-cell office:value-type="float" office:value="0.419490980990848" calcext:value-type="float">
            <text:p>0.419490981</text:p>
          </table:table-cell>
        </table:table-row>
        <table:table-row table:style-name="ro1">
          <table:table-cell office:value-type="float" office:value="0.416663035097348" calcext:value-type="float">
            <text:p>0.4166630351</text:p>
          </table:table-cell>
        </table:table-row>
        <table:table-row table:style-name="ro1">
          <table:table-cell office:value-type="float" office:value="0.413842763139888" calcext:value-type="float">
            <text:p>0.4138427631</text:p>
          </table:table-cell>
        </table:table-row>
        <table:table-row table:style-name="ro1">
          <table:table-cell office:value-type="float" office:value="0.411040614511261" calcext:value-type="float">
            <text:p>0.4110406145</text:p>
          </table:table-cell>
        </table:table-row>
        <table:table-row table:style-name="ro1">
          <table:table-cell office:value-type="float" office:value="0.408266950593066" calcext:value-type="float">
            <text:p>0.4082669506</text:p>
          </table:table-cell>
        </table:table-row>
        <table:table-row table:style-name="ro1">
          <table:table-cell office:value-type="float" office:value="0.405532018730991" calcext:value-type="float">
            <text:p>0.4055320187</text:p>
          </table:table-cell>
        </table:table-row>
        <table:table-row table:style-name="ro1">
          <table:table-cell office:value-type="float" office:value="0.402845926887462" calcext:value-type="float">
            <text:p>0.4028459269</text:p>
          </table:table-cell>
        </table:table-row>
        <table:table-row table:style-name="ro1">
          <table:table-cell office:value-type="float" office:value="0.400218618971665" calcext:value-type="float">
            <text:p>0.400218619</text:p>
          </table:table-cell>
        </table:table-row>
        <table:table-row table:style-name="ro1">
          <table:table-cell office:value-type="float" office:value="0.397659850846944" calcext:value-type="float">
            <text:p>0.3976598508</text:p>
          </table:table-cell>
        </table:table-row>
        <table:table-row table:style-name="ro1">
          <table:table-cell office:value-type="float" office:value="0.395179167015568" calcext:value-type="float">
            <text:p>0.395179167</text:p>
          </table:table-cell>
        </table:table-row>
        <table:table-row table:style-name="ro1">
          <table:table-cell office:value-type="float" office:value="0.392785877980863" calcext:value-type="float">
            <text:p>0.392785878</text:p>
          </table:table-cell>
        </table:table-row>
        <table:table-row table:style-name="ro1">
          <table:table-cell office:value-type="float" office:value="0.39048903828673" calcext:value-type="float">
            <text:p>0.3904890383</text:p>
          </table:table-cell>
        </table:table-row>
        <table:table-row table:style-name="ro1">
          <table:table-cell office:value-type="float" office:value="0.388297425234517" calcext:value-type="float">
            <text:p>0.3882974252</text:p>
          </table:table-cell>
        </table:table-row>
        <table:table-row table:style-name="ro1">
          <table:table-cell office:value-type="float" office:value="0.386219518277278" calcext:value-type="float">
            <text:p>0.3862195183</text:p>
          </table:table-cell>
        </table:table-row>
        <table:table-row table:style-name="ro1">
          <table:table-cell office:value-type="float" office:value="0.384263479091391" calcext:value-type="float">
            <text:p>0.3842634791</text:p>
          </table:table-cell>
        </table:table-row>
        <table:table-row table:style-name="ro1">
          <table:table-cell office:value-type="float" office:value="0.382437132325558" calcext:value-type="float">
            <text:p>0.3824371323</text:p>
          </table:table-cell>
        </table:table-row>
        <table:table-row table:style-name="ro1">
          <table:table-cell office:value-type="float" office:value="0.380747947027169" calcext:value-type="float">
            <text:p>0.380747947</text:p>
          </table:table-cell>
        </table:table-row>
        <table:table-row table:style-name="ro1">
          <table:table-cell office:value-type="float" office:value="0.37920301874604" calcext:value-type="float">
            <text:p>0.3792030187</text:p>
          </table:table-cell>
        </table:table-row>
        <table:table-row table:style-name="ro1">
          <table:table-cell office:value-type="float" office:value="0.377809052315523" calcext:value-type="float">
            <text:p>0.3778090523</text:p>
          </table:table-cell>
        </table:table-row>
        <table:table-row table:style-name="ro1">
          <table:table-cell office:value-type="float" office:value="0.376572345310986" calcext:value-type="float">
            <text:p>0.3765723453</text:p>
          </table:table-cell>
        </table:table-row>
        <table:table-row table:style-name="ro1">
          <table:table-cell office:value-type="float" office:value="0.375498772185668" calcext:value-type="float">
            <text:p>0.3754987722</text:p>
          </table:table-cell>
        </table:table-row>
        <table:table-row table:style-name="ro1">
          <table:table-cell office:value-type="float" office:value="0.3745937690839" calcext:value-type="float">
            <text:p>0.3745937691</text:p>
          </table:table-cell>
        </table:table-row>
        <table:table-row table:style-name="ro1">
          <table:table-cell office:value-type="float" office:value="0.373862319331701" calcext:value-type="float">
            <text:p>0.3738623193</text:p>
          </table:table-cell>
        </table:table-row>
        <table:table-row table:style-name="ro1">
          <table:table-cell office:value-type="float" office:value="0.373308939604745" calcext:value-type="float">
            <text:p>0.3733089396</text:p>
          </table:table-cell>
        </table:table-row>
        <table:table-row table:style-name="ro1">
          <table:table-cell office:value-type="float" office:value="0.3729376667737" calcext:value-type="float">
            <text:p>0.3729376668</text:p>
          </table:table-cell>
        </table:table-row>
        <table:table-row table:style-name="ro1">
          <table:table-cell office:value-type="float" office:value="0.372752045426937" calcext:value-type="float">
            <text:p>0.3727520454</text:p>
          </table:table-cell>
        </table:table-row>
        <table:table-row table:style-name="ro1">
          <table:table-cell office:value-type="float" office:value="0.37275511607061" calcext:value-type="float">
            <text:p>0.3727551161</text:p>
          </table:table-cell>
        </table:table-row>
        <table:table-row table:style-name="ro1">
          <table:table-cell office:value-type="float" office:value="0.372949404006111" calcext:value-type="float">
            <text:p>0.372949404</text:p>
          </table:table-cell>
        </table:table-row>
        <table:table-row table:style-name="ro1">
          <table:table-cell office:value-type="float" office:value="0.373336908884891" calcext:value-type="float">
            <text:p>0.3733369089</text:p>
          </table:table-cell>
        </table:table-row>
        <table:table-row table:style-name="ro1">
          <table:table-cell office:value-type="float" office:value="0.373919094940659" calcext:value-type="float">
            <text:p>0.3739190949</text:p>
          </table:table-cell>
        </table:table-row>
        <table:table-row table:style-name="ro1">
          <table:table-cell office:value-type="float" office:value="0.374696881898946" calcext:value-type="float">
            <text:p>0.3746968819</text:p>
          </table:table-cell>
        </table:table-row>
        <table:table-row table:style-name="ro1">
          <table:table-cell office:value-type="float" office:value="0.375670636564045" calcext:value-type="float">
            <text:p>0.3756706366</text:p>
          </table:table-cell>
        </table:table-row>
        <table:table-row table:style-name="ro1">
          <table:table-cell office:value-type="float" office:value="0.376840165083322" calcext:value-type="float">
            <text:p>0.3768401651</text:p>
          </table:table-cell>
        </table:table-row>
        <table:table-row table:style-name="ro1">
          <table:table-cell office:value-type="float" office:value="0.378204705888892" calcext:value-type="float">
            <text:p>0.3782047059</text:p>
          </table:table-cell>
        </table:table-row>
        <table:table-row table:style-name="ro1">
          <table:table-cell office:value-type="float" office:value="0.379762923316679" calcext:value-type="float">
            <text:p>0.3797629233</text:p>
          </table:table-cell>
        </table:table-row>
        <table:table-row table:style-name="ro1">
          <table:table-cell office:value-type="float" office:value="0.381512901902835" calcext:value-type="float">
            <text:p>0.3815129019</text:p>
          </table:table-cell>
        </table:table-row>
        <table:table-row table:style-name="ro1">
          <table:table-cell office:value-type="float" office:value="0.38345214135754" calcext:value-type="float">
            <text:p>0.3834521414</text:p>
          </table:table-cell>
        </table:table-row>
        <table:table-row table:style-name="ro1">
          <table:table-cell office:value-type="float" office:value="0.385577552216164" calcext:value-type="float">
            <text:p>0.3855775522</text:p>
          </table:table-cell>
        </table:table-row>
        <table:table-row table:style-name="ro1">
          <table:table-cell office:value-type="float" office:value="0.387885452167808" calcext:value-type="float">
            <text:p>0.3878854522</text:p>
          </table:table-cell>
        </table:table-row>
        <table:table-row table:style-name="ro1">
          <table:table-cell office:value-type="float" office:value="0.390371563061218" calcext:value-type="float">
            <text:p>0.3903715631</text:p>
          </table:table-cell>
        </table:table-row>
        <table:table-row table:style-name="ro1">
          <table:table-cell office:value-type="float" office:value="0.39303100858806" calcext:value-type="float">
            <text:p>0.3930310086</text:p>
          </table:table-cell>
        </table:table-row>
        <table:table-row table:style-name="ro1">
          <table:table-cell office:value-type="float" office:value="0.395858312643577" calcext:value-type="float">
            <text:p>0.3958583126</text:p>
          </table:table-cell>
        </table:table-row>
        <table:table-row table:style-name="ro1">
          <table:table-cell office:value-type="float" office:value="0.398847398364612" calcext:value-type="float">
            <text:p>0.3988473984</text:p>
          </table:table-cell>
        </table:table-row>
        <table:table-row table:style-name="ro1">
          <table:table-cell office:value-type="float" office:value="0.401991587845004" calcext:value-type="float">
            <text:p>0.4019915878</text:p>
          </table:table-cell>
        </table:table-row>
        <table:table-row table:style-name="ro1">
          <table:table-cell office:value-type="float" office:value="0.405283602528358" calcext:value-type="float">
            <text:p>0.4052836025</text:p>
          </table:table-cell>
        </table:table-row>
        <table:table-row table:style-name="ro1">
          <table:table-cell office:value-type="float" office:value="0.408715564278179" calcext:value-type="float">
            <text:p>0.4087155643</text:p>
          </table:table-cell>
        </table:table-row>
        <table:table-row table:style-name="ro1">
          <table:table-cell office:value-type="float" office:value="0.412278997125385" calcext:value-type="float">
            <text:p>0.4122789971</text:p>
          </table:table-cell>
        </table:table-row>
        <table:table-row table:style-name="ro1">
          <table:table-cell office:value-type="float" office:value="0.415964829693191" calcext:value-type="float">
            <text:p>0.4159648297</text:p>
          </table:table-cell>
        </table:table-row>
        <table:table-row table:style-name="ro1">
          <table:table-cell office:value-type="float" office:value="0.419763398299358" calcext:value-type="float">
            <text:p>0.4197633983</text:p>
          </table:table-cell>
        </table:table-row>
        <table:table-row table:style-name="ro1">
          <table:table-cell office:value-type="float" office:value="0.423664450735819" calcext:value-type="float">
            <text:p>0.4236644507</text:p>
          </table:table-cell>
        </table:table-row>
        <table:table-row table:style-name="ro1">
          <table:table-cell office:value-type="float" office:value="0.427657150725677" calcext:value-type="float">
            <text:p>0.4276571507</text:p>
          </table:table-cell>
        </table:table-row>
        <table:table-row table:style-name="ro1">
          <table:table-cell office:value-type="float" office:value="0.431730083057571" calcext:value-type="float">
            <text:p>0.4317300831</text:p>
          </table:table-cell>
        </table:table-row>
        <table:table-row table:style-name="ro1">
          <table:table-cell office:value-type="float" office:value="0.435871259397414" calcext:value-type="float">
            <text:p>0.4358712594</text:p>
          </table:table-cell>
        </table:table-row>
        <table:table-row table:style-name="ro1">
          <table:table-cell office:value-type="float" office:value="0.440068124777506" calcext:value-type="float">
            <text:p>0.4400681248</text:p>
          </table:table-cell>
        </table:table-row>
        <table:table-row table:style-name="ro1">
          <table:table-cell office:value-type="float" office:value="0.444307564763014" calcext:value-type="float">
            <text:p>0.4443075648</text:p>
          </table:table-cell>
        </table:table-row>
        <table:table-row table:style-name="ro1">
          <table:table-cell office:value-type="float" office:value="0.448575913295827" calcext:value-type="float">
            <text:p>0.4485759133</text:p>
          </table:table-cell>
        </table:table-row>
        <table:table-row table:style-name="ro1">
          <table:table-cell office:value-type="float" office:value="0.45285896121578" calcext:value-type="float">
            <text:p>0.4528589612</text:p>
          </table:table-cell>
        </table:table-row>
        <table:table-row table:style-name="ro1">
          <table:table-cell office:value-type="float" office:value="0.433492884882262" calcext:value-type="float">
            <text:p>0.4334928849</text:p>
          </table:table-cell>
        </table:table-row>
        <table:table-row table:style-name="ro1">
          <table:table-cell office:value-type="float" office:value="0.436178643721964" calcext:value-type="float">
            <text:p>0.4361786437</text:p>
          </table:table-cell>
        </table:table-row>
        <table:table-row table:style-name="ro1">
          <table:table-cell office:value-type="float" office:value="0.438819516913885" calcext:value-type="float">
            <text:p>0.4388195169</text:p>
          </table:table-cell>
        </table:table-row>
        <table:table-row table:style-name="ro1">
          <table:table-cell office:value-type="float" office:value="0.441395595915137" calcext:value-type="float">
            <text:p>0.4413955959</text:p>
          </table:table-cell>
        </table:table-row>
        <table:table-row table:style-name="ro1">
          <table:table-cell office:value-type="float" office:value="0.443888638177167" calcext:value-type="float">
            <text:p>0.4438886382</text:p>
          </table:table-cell>
        </table:table-row>
        <table:table-row table:style-name="ro1">
          <table:table-cell office:value-type="float" office:value="0.446282012117497" calcext:value-type="float">
            <text:p>0.4462820121</text:p>
          </table:table-cell>
        </table:table-row>
        <table:table-row table:style-name="ro1">
          <table:table-cell office:value-type="float" office:value="0.448560642768865" calcext:value-type="float">
            <text:p>0.4485606428</text:p>
          </table:table-cell>
        </table:table-row>
        <table:table-row table:style-name="ro1">
          <table:table-cell office:value-type="float" office:value="0.450710958105775" calcext:value-type="float">
            <text:p>0.4507109581</text:p>
          </table:table-cell>
        </table:table-row>
        <table:table-row table:style-name="ro1">
          <table:table-cell office:value-type="float" office:value="0.452720836048462" calcext:value-type="float">
            <text:p>0.452720836</text:p>
          </table:table-cell>
        </table:table-row>
        <table:table-row table:style-name="ro1">
          <table:table-cell office:value-type="float" office:value="0.454579552144254" calcext:value-type="float">
            <text:p>0.4545795521</text:p>
          </table:table-cell>
        </table:table-row>
        <table:table-row table:style-name="ro1">
          <table:table-cell office:value-type="float" office:value="0.456277727926353" calcext:value-type="float">
            <text:p>0.4562777279</text:p>
          </table:table-cell>
        </table:table-row>
        <table:table-row table:style-name="ro1">
          <table:table-cell office:value-type="float" office:value="0.457807279950016" calcext:value-type="float">
            <text:p>0.45780728</text:p>
          </table:table-cell>
        </table:table-row>
        <table:table-row table:style-name="ro1">
          <table:table-cell office:value-type="float" office:value="0.459161369506147" calcext:value-type="float">
            <text:p>0.4591613695</text:p>
          </table:table-cell>
        </table:table-row>
        <table:table-row table:style-name="ro1">
          <table:table-cell office:value-type="float" office:value="0.460334353012298" calcext:value-type="float">
            <text:p>0.460334353</text:p>
          </table:table-cell>
        </table:table-row>
        <table:table-row table:style-name="ro1">
          <table:table-cell office:value-type="float" office:value="0.461321733081077" calcext:value-type="float">
            <text:p>0.4613217331</text:p>
          </table:table-cell>
        </table:table-row>
        <table:table-row table:style-name="ro1">
          <table:table-cell office:value-type="float" office:value="0.462120110265963" calcext:value-type="float">
            <text:p>0.4621201103</text:p>
          </table:table-cell>
        </table:table-row>
        <table:table-row table:style-name="ro1">
          <table:table-cell office:value-type="float" office:value="0.462727135484531" calcext:value-type="float">
            <text:p>0.4627271355</text:p>
          </table:table-cell>
        </table:table-row>
        <table:table-row table:style-name="ro1">
          <table:table-cell office:value-type="float" office:value="0.463141463119083" calcext:value-type="float">
            <text:p>0.4631414631</text:p>
          </table:table-cell>
        </table:table-row>
        <table:table-row table:style-name="ro1">
          <table:table-cell office:value-type="float" office:value="0.463362704794692" calcext:value-type="float">
            <text:p>0.4633627048</text:p>
          </table:table-cell>
        </table:table-row>
        <table:table-row table:style-name="ro1">
          <table:table-cell office:value-type="float" office:value="0.463391383834644" calcext:value-type="float">
            <text:p>0.4633913838</text:p>
          </table:table-cell>
        </table:table-row>
        <table:table-row table:style-name="ro1">
          <table:table-cell office:value-type="float" office:value="0.463228890393299" calcext:value-type="float">
            <text:p>0.4632288904</text:p>
          </table:table-cell>
        </table:table-row>
        <table:table-row table:style-name="ro1">
          <table:table-cell office:value-type="float" office:value="0.462877437266355" calcext:value-type="float">
            <text:p>0.4628774373</text:p>
          </table:table-cell>
        </table:table-row>
        <table:table-row table:style-name="ro1">
          <table:table-cell office:value-type="float" office:value="0.462340016378516" calcext:value-type="float">
            <text:p>0.4623400164</text:p>
          </table:table-cell>
        </table:table-row>
        <table:table-row table:style-name="ro1">
          <table:table-cell office:value-type="float" office:value="0.46162035594858" calcext:value-type="float">
            <text:p>0.4616203559</text:p>
          </table:table-cell>
        </table:table-row>
        <table:table-row table:style-name="ro1">
          <table:table-cell office:value-type="float" office:value="0.460722878331918" calcext:value-type="float">
            <text:p>0.4607228783</text:p>
          </table:table-cell>
        </table:table-row>
        <table:table-row table:style-name="ro1">
          <table:table-cell office:value-type="float" office:value="0.459652658540379" calcext:value-type="float">
            <text:p>0.4596526585</text:p>
          </table:table-cell>
        </table:table-row>
        <table:table-row table:style-name="ro1">
          <table:table-cell office:value-type="float" office:value="0.45841538343959" calcext:value-type="float">
            <text:p>0.4584153834</text:p>
          </table:table-cell>
        </table:table-row>
        <table:table-row table:style-name="ro1">
          <table:table-cell office:value-type="float" office:value="0.457017311623667" calcext:value-type="float">
            <text:p>0.4570173116</text:p>
          </table:table-cell>
        </table:table-row>
        <table:table-row table:style-name="ro1">
          <table:table-cell office:value-type="float" office:value="0.455465233967342" calcext:value-type="float">
            <text:p>0.455465234</text:p>
          </table:table-cell>
        </table:table-row>
        <table:table-row table:style-name="ro1">
          <table:table-cell office:value-type="float" office:value="0.453766434855483" calcext:value-type="float">
            <text:p>0.4537664349</text:p>
          </table:table-cell>
        </table:table-row>
        <table:table-row table:style-name="ro1">
          <table:table-cell office:value-type="float" office:value="0.451928654090039" calcext:value-type="float">
            <text:p>0.4519286541</text:p>
          </table:table-cell>
        </table:table-row>
        <table:table-row table:style-name="ro1">
          <table:table-cell office:value-type="float" office:value="0.449960049474378" calcext:value-type="float">
            <text:p>0.4499600495</text:p>
          </table:table-cell>
        </table:table-row>
        <table:table-row table:style-name="ro1">
          <table:table-cell office:value-type="float" office:value="0.447869160075044" calcext:value-type="float">
            <text:p>0.4478691601</text:p>
          </table:table-cell>
        </table:table-row>
        <table:table-row table:style-name="ro1">
          <table:table-cell office:value-type="float" office:value="0.445664870160914" calcext:value-type="float">
            <text:p>0.4456648702</text:p>
          </table:table-cell>
        </table:table-row>
        <table:table-row table:style-name="ro1">
          <table:table-cell office:value-type="float" office:value="0.443356373819771" calcext:value-type="float">
            <text:p>0.4433563738</text:p>
          </table:table-cell>
        </table:table-row>
        <table:table-row table:style-name="ro1">
          <table:table-cell office:value-type="float" office:value="0.440953140252278" calcext:value-type="float">
            <text:p>0.4409531403</text:p>
          </table:table-cell>
        </table:table-row>
        <table:table-row table:style-name="ro1">
          <table:table-cell office:value-type="float" office:value="0.438464879743364" calcext:value-type="float">
            <text:p>0.4384648797</text:p>
          </table:table-cell>
        </table:table-row>
        <table:table-row table:style-name="ro1">
          <table:table-cell office:value-type="float" office:value="0.435901510311014" calcext:value-type="float">
            <text:p>0.4359015103</text:p>
          </table:table-cell>
        </table:table-row>
        <table:table-row table:style-name="ro1">
          <table:table-cell office:value-type="float" office:value="0.433273125032475" calcext:value-type="float">
            <text:p>0.433273125</text:p>
          </table:table-cell>
        </table:table-row>
        <table:table-row table:style-name="ro1">
          <table:table-cell office:value-type="float" office:value="0.430589960047861" calcext:value-type="float">
            <text:p>0.43058996</text:p>
          </table:table-cell>
        </table:table-row>
        <table:table-row table:style-name="ro1">
          <table:table-cell office:value-type="float" office:value="0.427862363241171" calcext:value-type="float">
            <text:p>0.4278623632</text:p>
          </table:table-cell>
        </table:table-row>
        <table:table-row table:style-name="ro1">
          <table:table-cell office:value-type="float" office:value="0.425100763598715" calcext:value-type="float">
            <text:p>0.4251007636</text:p>
          </table:table-cell>
        </table:table-row>
        <table:table-row table:style-name="ro1">
          <table:table-cell office:value-type="float" office:value="0.422315641244945" calcext:value-type="float">
            <text:p>0.4223156412</text:p>
          </table:table-cell>
        </table:table-row>
        <table:table-row table:style-name="ro1">
          <table:table-cell office:value-type="float" office:value="0.419517498155699" calcext:value-type="float">
            <text:p>0.4195174982</text:p>
          </table:table-cell>
        </table:table-row>
        <table:table-row table:style-name="ro1">
          <table:table-cell office:value-type="float" office:value="0.416716829548848" calcext:value-type="float">
            <text:p>0.4167168295</text:p>
          </table:table-cell>
        </table:table-row>
        <table:table-row table:style-name="ro1">
          <table:table-cell office:value-type="float" office:value="0.413924095952351" calcext:value-type="float">
            <text:p>0.413924096</text:p>
          </table:table-cell>
        </table:table-row>
        <table:table-row table:style-name="ro1">
          <table:table-cell office:value-type="float" office:value="0.411149695949726" calcext:value-type="float">
            <text:p>0.4111496959</text:p>
          </table:table-cell>
        </table:table-row>
        <table:table-row table:style-name="ro1">
          <table:table-cell office:value-type="float" office:value="0.40840393960292" calcext:value-type="float">
            <text:p>0.4084039396</text:p>
          </table:table-cell>
        </table:table-row>
        <table:table-row table:style-name="ro1">
          <table:table-cell office:value-type="float" office:value="0.405697022552587" calcext:value-type="float">
            <text:p>0.4056970226</text:p>
          </table:table-cell>
        </table:table-row>
        <table:table-row table:style-name="ro1">
          <table:table-cell office:value-type="float" office:value="0.403039000795785" calcext:value-type="float">
            <text:p>0.4030390008</text:p>
          </table:table-cell>
        </table:table-row>
        <table:table-row table:style-name="ro1">
          <table:table-cell office:value-type="float" office:value="0.400439766141065" calcext:value-type="float">
            <text:p>0.4004397661</text:p>
          </table:table-cell>
        </table:table-row>
        <table:table-row table:style-name="ro1">
          <table:table-cell office:value-type="float" office:value="0.397909022340983" calcext:value-type="float">
            <text:p>0.3979090223</text:p>
          </table:table-cell>
        </table:table-row>
        <table:table-row table:style-name="ro1">
          <table:table-cell office:value-type="float" office:value="0.39545626190201" calcext:value-type="float">
            <text:p>0.3954562619</text:p>
          </table:table-cell>
        </table:table-row>
        <table:table-row table:style-name="ro1">
          <table:table-cell office:value-type="float" office:value="0.393090743571853" calcext:value-type="float">
            <text:p>0.3930907436</text:p>
          </table:table-cell>
        </table:table-row>
        <table:table-row table:style-name="ro1">
          <table:table-cell office:value-type="float" office:value="0.390821470504188" calcext:value-type="float">
            <text:p>0.3908214705</text:p>
          </table:table-cell>
        </table:table-row>
        <table:table-row table:style-name="ro1">
          <table:table-cell office:value-type="float" office:value="0.388657169100793" calcext:value-type="float">
            <text:p>0.3886571691</text:p>
          </table:table-cell>
        </table:table-row>
        <table:table-row table:style-name="ro1">
          <table:table-cell office:value-type="float" office:value="0.386606268531097" calcext:value-type="float">
            <text:p>0.3866062685</text:p>
          </table:table-cell>
        </table:table-row>
        <table:table-row table:style-name="ro1">
          <table:table-cell office:value-type="float" office:value="0.384676880929132" calcext:value-type="float">
            <text:p>0.3846768809</text:p>
          </table:table-cell>
        </table:table-row>
        <table:table-row table:style-name="ro1">
          <table:table-cell office:value-type="float" office:value="0.382876782267895" calcext:value-type="float">
            <text:p>0.3828767823</text:p>
          </table:table-cell>
        </table:table-row>
        <table:table-row table:style-name="ro1">
          <table:table-cell office:value-type="float" office:value="0.381213393911118" calcext:value-type="float">
            <text:p>0.3812133939</text:p>
          </table:table-cell>
        </table:table-row>
        <table:table-row table:style-name="ro1">
          <table:table-cell office:value-type="float" office:value="0.379693764842444" calcext:value-type="float">
            <text:p>0.3796937648</text:p>
          </table:table-cell>
        </table:table-row>
        <table:table-row table:style-name="ro1">
          <table:table-cell office:value-type="float" office:value="0.378324554572016" calcext:value-type="float">
            <text:p>0.3783245546</text:p>
          </table:table-cell>
        </table:table-row>
        <table:table-row table:style-name="ro1">
          <table:table-cell office:value-type="float" office:value="0.377112016720468" calcext:value-type="float">
            <text:p>0.3771120167</text:p>
          </table:table-cell>
        </table:table-row>
        <table:table-row table:style-name="ro1">
          <table:table-cell office:value-type="float" office:value="0.376061983280327" calcext:value-type="float">
            <text:p>0.3760619833</text:p>
          </table:table-cell>
        </table:table-row>
        <table:table-row table:style-name="ro1">
          <table:table-cell office:value-type="float" office:value="0.375179849554825" calcext:value-type="float">
            <text:p>0.3751798496</text:p>
          </table:table-cell>
        </table:table-row>
        <table:table-row table:style-name="ro1">
          <table:table-cell office:value-type="float" office:value="0.374470559774115" calcext:value-type="float">
            <text:p>0.3744705598</text:p>
          </table:table-cell>
        </table:table-row>
        <table:table-row table:style-name="ro1">
          <table:table-cell office:value-type="float" office:value="0.373938593388895" calcext:value-type="float">
            <text:p>0.3739385934</text:p>
          </table:table-cell>
        </table:table-row>
        <table:table-row table:style-name="ro1">
          <table:table-cell office:value-type="float" office:value="0.37358795204145" calcext:value-type="float">
            <text:p>0.373587952</text:p>
          </table:table-cell>
        </table:table-row>
        <table:table-row table:style-name="ro1">
          <table:table-cell office:value-type="float" office:value="0.373422147214081" calcext:value-type="float">
            <text:p>0.3734221472</text:p>
          </table:table-cell>
        </table:table-row>
        <table:table-row table:style-name="ro1">
          <table:table-cell office:value-type="float" office:value="0.373444188554969" calcext:value-type="float">
            <text:p>0.3734441886</text:p>
          </table:table-cell>
        </table:table-row>
        <table:table-row table:style-name="ro1">
          <table:table-cell office:value-type="float" office:value="0.373656572881421" calcext:value-type="float">
            <text:p>0.3736565729</text:p>
          </table:table-cell>
        </table:table-row>
        <table:table-row table:style-name="ro1">
          <table:table-cell office:value-type="float" office:value="0.374061273860546" calcext:value-type="float">
            <text:p>0.3740612739</text:p>
          </table:table-cell>
        </table:table-row>
        <table:table-row table:style-name="ro1">
          <table:table-cell office:value-type="float" office:value="0.374659732367323" calcext:value-type="float">
            <text:p>0.3746597324</text:p>
          </table:table-cell>
        </table:table-row>
        <table:table-row table:style-name="ro1">
          <table:table-cell office:value-type="float" office:value="0.375452847520083" calcext:value-type="float">
            <text:p>0.3754528475</text:p>
          </table:table-cell>
        </table:table-row>
        <table:table-row table:style-name="ro1">
          <table:table-cell office:value-type="float" office:value="0.376440968393404" calcext:value-type="float">
            <text:p>0.3764409684</text:p>
          </table:table-cell>
        </table:table-row>
        <table:table-row table:style-name="ro1">
          <table:table-cell office:value-type="float" office:value="0.377623886408404" calcext:value-type="float">
            <text:p>0.3776238864</text:p>
          </table:table-cell>
        </table:table-row>
        <table:table-row table:style-name="ro1">
          <table:table-cell office:value-type="float" office:value="0.379000828400451" calcext:value-type="float">
            <text:p>0.3790008284</text:p>
          </table:table-cell>
        </table:table-row>
        <table:table-row table:style-name="ro1">
          <table:table-cell office:value-type="float" office:value="0.380570450364276" calcext:value-type="float">
            <text:p>0.3805704504</text:p>
          </table:table-cell>
        </table:table-row>
        <table:table-row table:style-name="ro1">
          <table:table-cell office:value-type="float" office:value="0.382330831876495" calcext:value-type="float">
            <text:p>0.3823308319</text:p>
          </table:table-cell>
        </table:table-row>
        <table:table-row table:style-name="ro1">
          <table:table-cell office:value-type="float" office:value="0.384279471195539" calcext:value-type="float">
            <text:p>0.3842794712</text:p>
          </table:table-cell>
        </table:table-row>
        <table:table-row table:style-name="ro1">
          <table:table-cell office:value-type="float" office:value="0.386413281038994" calcext:value-type="float">
            <text:p>0.386413281</text:p>
          </table:table-cell>
        </table:table-row>
        <table:table-row table:style-name="ro1">
          <table:table-cell office:value-type="float" office:value="0.388728585038346" calcext:value-type="float">
            <text:p>0.388728585</text:p>
          </table:table-cell>
        </table:table-row>
        <table:table-row table:style-name="ro1">
          <table:table-cell office:value-type="float" office:value="0.391221114871138" calcext:value-type="float">
            <text:p>0.3912211149</text:p>
          </table:table-cell>
        </table:table-row>
        <table:table-row table:style-name="ro1">
          <table:table-cell office:value-type="float" office:value="0.393886008070527" calcext:value-type="float">
            <text:p>0.3938860081</text:p>
          </table:table-cell>
        </table:table-row>
        <table:table-row table:style-name="ro1">
          <table:table-cell office:value-type="float" office:value="0.396717806512262" calcext:value-type="float">
            <text:p>0.3967178065</text:p>
          </table:table-cell>
        </table:table-row>
        <table:table-row table:style-name="ro1">
          <table:table-cell office:value-type="float" office:value="0.399710455579057" calcext:value-type="float">
            <text:p>0.3997104556</text:p>
          </table:table-cell>
        </table:table-row>
        <table:table-row table:style-name="ro1">
          <table:table-cell office:value-type="float" office:value="0.402857304002379" calcext:value-type="float">
            <text:p>0.402857304</text:p>
          </table:table-cell>
        </table:table-row>
        <table:table-row table:style-name="ro1">
          <table:table-cell office:value-type="float" office:value="0.406151104381645" calcext:value-type="float">
            <text:p>0.4061511044</text:p>
          </table:table-cell>
        </table:table-row>
        <table:table-row table:style-name="ro1">
          <table:table-cell office:value-type="float" office:value="0.409584014380821" calcext:value-type="float">
            <text:p>0.4095840144</text:p>
          </table:table-cell>
        </table:table-row>
        <table:table-row table:style-name="ro1">
          <table:table-cell office:value-type="float" office:value="0.413147598602437" calcext:value-type="float">
            <text:p>0.4131475986</text:p>
          </table:table-cell>
        </table:table-row>
        <table:table-row table:style-name="ro1">
          <table:table-cell office:value-type="float" office:value="0.416832831139001" calcext:value-type="float">
            <text:p>0.4168328311</text:p>
          </table:table-cell>
        </table:table-row>
        <table:table-row table:style-name="ro1">
          <table:table-cell office:value-type="float" office:value="0.42063009880183" calcext:value-type="float">
            <text:p>0.4206300988</text:p>
          </table:table-cell>
        </table:table-row>
        <table:table-row table:style-name="ro1">
          <table:table-cell office:value-type="float" office:value="0.424529205027283" calcext:value-type="float">
            <text:p>0.424529205</text:p>
          </table:table-cell>
        </table:table-row>
        <table:table-row table:style-name="ro1">
          <table:table-cell office:value-type="float" office:value="0.428519374460403" calcext:value-type="float">
            <text:p>0.4285193745</text:p>
          </table:table-cell>
        </table:table-row>
        <table:table-row table:style-name="ro1">
          <table:table-cell office:value-type="float" office:value="0.432589258215971" calcext:value-type="float">
            <text:p>0.4325892582</text:p>
          </table:table-cell>
        </table:table-row>
        <table:table-row table:style-name="ro1">
          <table:table-cell office:value-type="float" office:value="0.43672693981696" calcext:value-type="float">
            <text:p>0.4367269398</text:p>
          </table:table-cell>
        </table:table-row>
        <table:table-row table:style-name="ro1">
          <table:table-cell office:value-type="float" office:value="0.440919941810409" calcext:value-type="float">
            <text:p>0.4409199418</text:p>
          </table:table-cell>
        </table:table-row>
        <table:table-row table:style-name="ro1">
          <table:table-cell office:value-type="float" office:value="0.445155233060692" calcext:value-type="float">
            <text:p>0.4451552331</text:p>
          </table:table-cell>
        </table:table-row>
        <table:table-row table:style-name="ro1">
          <table:table-cell office:value-type="float" office:value="0.449419236720202" calcext:value-type="float">
            <text:p>0.4494192367</text:p>
          </table:table-cell>
        </table:table-row>
        <table:table-row table:style-name="ro1">
          <table:table-cell office:value-type="float" office:value="0.453697838877446" calcext:value-type="float">
            <text:p>0.4536978389</text:p>
          </table:table-cell>
        </table:table-row>
        <table:table-row table:style-name="ro1">
          <table:table-cell office:value-type="float" office:value="0.432992647728653" calcext:value-type="float">
            <text:p>0.4329926477</text:p>
          </table:table-cell>
        </table:table-row>
        <table:table-row table:style-name="ro1">
          <table:table-cell office:value-type="float" office:value="0.435674333992555" calcext:value-type="float">
            <text:p>0.435674334</text:p>
          </table:table-cell>
        </table:table-row>
        <table:table-row table:style-name="ro1">
          <table:table-cell office:value-type="float" office:value="0.438311338922388" calcext:value-type="float">
            <text:p>0.4383113389</text:p>
          </table:table-cell>
        </table:table-row>
        <table:table-row table:style-name="ro1">
          <table:table-cell office:value-type="float" office:value="0.440883846958789" calcext:value-type="float">
            <text:p>0.440883847</text:p>
          </table:table-cell>
        </table:table-row>
        <table:table-row table:style-name="ro1">
          <table:table-cell office:value-type="float" office:value="0.443373702412664" calcext:value-type="float">
            <text:p>0.4433737024</text:p>
          </table:table-cell>
        </table:table-row>
        <table:table-row table:style-name="ro1">
          <table:table-cell office:value-type="float" office:value="0.445764354566256" calcext:value-type="float">
            <text:p>0.4457643546</text:p>
          </table:table-cell>
        </table:table-row>
        <table:table-row table:style-name="ro1">
          <table:table-cell office:value-type="float" office:value="0.44804080345164" calcext:value-type="float">
            <text:p>0.4480408035</text:p>
          </table:table-cell>
        </table:table-row>
        <table:table-row table:style-name="ro1">
          <table:table-cell office:value-type="float" office:value="0.450189546306666" calcext:value-type="float">
            <text:p>0.4501895463</text:p>
          </table:table-cell>
        </table:table-row>
        <table:table-row table:style-name="ro1">
          <table:table-cell office:value-type="float" office:value="0.452198524708349" calcext:value-type="float">
            <text:p>0.4521985247</text:p>
          </table:table-cell>
        </table:table-row>
        <table:table-row table:style-name="ro1">
          <table:table-cell office:value-type="float" office:value="0.45405707238369" calcext:value-type="float">
            <text:p>0.4540570724</text:p>
          </table:table-cell>
        </table:table-row>
        <table:table-row table:style-name="ro1">
          <table:table-cell office:value-type="float" office:value="0.455755863697947" calcext:value-type="float">
            <text:p>0.4557558637</text:p>
          </table:table-cell>
        </table:table-row>
        <table:table-row table:style-name="ro1">
          <table:table-cell office:value-type="float" office:value="0.457286862820344" calcext:value-type="float">
            <text:p>0.4572868628</text:p>
          </table:table-cell>
        </table:table-row>
        <table:table-row table:style-name="ro1">
          <table:table-cell office:value-type="float" office:value="0.458643273567226" calcext:value-type="float">
            <text:p>0.4586432736</text:p>
          </table:table-cell>
        </table:table-row>
        <table:table-row table:style-name="ro1">
          <table:table-cell office:value-type="float" office:value="0.459819489922646" calcext:value-type="float">
            <text:p>0.4598194899</text:p>
          </table:table-cell>
        </table:table-row>
        <table:table-row table:style-name="ro1">
          <table:table-cell office:value-type="float" office:value="0.460811047236409" calcext:value-type="float">
            <text:p>0.4608110472</text:p>
          </table:table-cell>
        </table:table-row>
        <table:table-row table:style-name="ro1">
          <table:table-cell office:value-type="float" office:value="0.461614574099544" calcext:value-type="float">
            <text:p>0.4616145741</text:p>
          </table:table-cell>
        </table:table-row>
        <table:table-row table:style-name="ro1">
          <table:table-cell office:value-type="float" office:value="0.462227744897221" calcext:value-type="float">
            <text:p>0.4622277449</text:p>
          </table:table-cell>
        </table:table-row>
        <table:table-row table:style-name="ro1">
          <table:table-cell office:value-type="float" office:value="0.46264923303912" calcext:value-type="float">
            <text:p>0.462649233</text:p>
          </table:table-cell>
        </table:table-row>
        <table:table-row table:style-name="ro1">
          <table:table-cell office:value-type="float" office:value="0.462878664867223" calcext:value-type="float">
            <text:p>0.4628786649</text:p>
          </table:table-cell>
        </table:table-row>
        <table:table-row table:style-name="ro1">
          <table:table-cell office:value-type="float" office:value="0.462916574241069" calcext:value-type="float">
            <text:p>0.4629165742</text:p>
          </table:table-cell>
        </table:table-row>
        <table:table-row table:style-name="ro1">
          <table:table-cell office:value-type="float" office:value="0.462764357800432" calcext:value-type="float">
            <text:p>0.4627643578</text:p>
          </table:table-cell>
        </table:table-row>
        <table:table-row table:style-name="ro1">
          <table:table-cell office:value-type="float" office:value="0.462424230905453" calcext:value-type="float">
            <text:p>0.4624242309</text:p>
          </table:table-cell>
        </table:table-row>
        <table:table-row table:style-name="ro1">
          <table:table-cell office:value-type="float" office:value="0.461899184254208" calcext:value-type="float">
            <text:p>0.4618991843</text:p>
          </table:table-cell>
        </table:table-row>
        <table:table-row table:style-name="ro1">
          <table:table-cell office:value-type="float" office:value="0.461192941177722" calcext:value-type="float">
            <text:p>0.4611929412</text:p>
          </table:table-cell>
        </table:table-row>
        <table:table-row table:style-name="ro1">
          <table:table-cell office:value-type="float" office:value="0.460309915612419" calcext:value-type="float">
            <text:p>0.4603099156</text:p>
          </table:table-cell>
        </table:table-row>
        <table:table-row table:style-name="ro1">
          <table:table-cell office:value-type="float" office:value="0.45925517075002" calcext:value-type="float">
            <text:p>0.4592551708</text:p>
          </table:table-cell>
        </table:table-row>
        <table:table-row table:style-name="ro1">
          <table:table-cell office:value-type="float" office:value="0.458034378364876" calcext:value-type="float">
            <text:p>0.4580343784</text:p>
          </table:table-cell>
        </table:table-row>
        <table:table-row table:style-name="ro1">
          <table:table-cell office:value-type="float" office:value="0.456653778818753" calcext:value-type="float">
            <text:p>0.4566537788</text:p>
          </table:table-cell>
        </table:table-row>
        <table:table-row table:style-name="ro1">
          <table:table-cell office:value-type="float" office:value="0.455120141743047" calcext:value-type="float">
            <text:p>0.4551201417</text:p>
          </table:table-cell>
        </table:table-row>
        <table:table-row table:style-name="ro1">
          <table:table-cell office:value-type="float" office:value="0.453440727398448" calcext:value-type="float">
            <text:p>0.4534407274</text:p>
          </table:table-cell>
        </table:table-row>
        <table:table-row table:style-name="ro1">
          <table:table-cell office:value-type="float" office:value="0.451623248712042" calcext:value-type="float">
            <text:p>0.4516232487</text:p>
          </table:table-cell>
        </table:table-row>
        <table:table-row table:style-name="ro1">
          <table:table-cell office:value-type="float" office:value="0.449675833991862" calcext:value-type="float">
            <text:p>0.449675834</text:p>
          </table:table-cell>
        </table:table-row>
        <table:table-row table:style-name="ro1">
          <table:table-cell office:value-type="float" office:value="0.447606990318871" calcext:value-type="float">
            <text:p>0.4476069903</text:p>
          </table:table-cell>
        </table:table-row>
        <table:table-row table:style-name="ro1">
          <table:table-cell office:value-type="float" office:value="0.445425567616391" calcext:value-type="float">
            <text:p>0.4454255676</text:p>
          </table:table-cell>
        </table:table-row>
        <table:table-row table:style-name="ro1">
          <table:table-cell office:value-type="float" office:value="0.443140723396979" calcext:value-type="float">
            <text:p>0.4431407234</text:p>
          </table:table-cell>
        </table:table-row>
        <table:table-row table:style-name="ro1">
          <table:table-cell office:value-type="float" office:value="0.440761888186734" calcext:value-type="float">
            <text:p>0.4407618882</text:p>
          </table:table-cell>
        </table:table-row>
        <table:table-row table:style-name="ro1">
          <table:table-cell office:value-type="float" office:value="0.438298731627056" calcext:value-type="float">
            <text:p>0.4382987316</text:p>
          </table:table-cell>
        </table:table-row>
        <table:table-row table:style-name="ro1">
          <table:table-cell office:value-type="float" office:value="0.43576112925384" calcext:value-type="float">
            <text:p>0.4357611293</text:p>
          </table:table-cell>
        </table:table-row>
        <table:table-row table:style-name="ro1">
          <table:table-cell office:value-type="float" office:value="0.433159129954116" calcext:value-type="float">
            <text:p>0.43315913</text:p>
          </table:table-cell>
        </table:table-row>
        <table:table-row table:style-name="ro1">
          <table:table-cell office:value-type="float" office:value="0.430502924100127" calcext:value-type="float">
            <text:p>0.4305029241</text:p>
          </table:table-cell>
        </table:table-row>
        <table:table-row table:style-name="ro1">
          <table:table-cell office:value-type="float" office:value="0.427802812360854" calcext:value-type="float">
            <text:p>0.4278028124</text:p>
          </table:table-cell>
        </table:table-row>
        <table:table-row table:style-name="ro1">
          <table:table-cell office:value-type="float" office:value="0.425069175190975" calcext:value-type="float">
            <text:p>0.4250691752</text:p>
          </table:table-cell>
        </table:table-row>
        <table:table-row table:style-name="ro1">
          <table:table-cell office:value-type="float" office:value="0.422312442997276" calcext:value-type="float">
            <text:p>0.422312443</text:p>
          </table:table-cell>
        </table:table-row>
        <table:table-row table:style-name="ro1">
          <table:table-cell office:value-type="float" office:value="0.419543066982493" calcext:value-type="float">
            <text:p>0.419543067</text:p>
          </table:table-cell>
        </table:table-row>
        <table:table-row table:style-name="ro1">
          <table:table-cell office:value-type="float" office:value="0.416771490666605" calcext:value-type="float">
            <text:p>0.4167714907</text:p>
          </table:table-cell>
        </table:table-row>
        <table:table-row table:style-name="ro1">
          <table:table-cell office:value-type="float" office:value="0.414008122085562" calcext:value-type="float">
            <text:p>0.4140081221</text:p>
          </table:table-cell>
        </table:table-row>
        <table:table-row table:style-name="ro1">
          <table:table-cell office:value-type="float" office:value="0.411263306667458" calcext:value-type="float">
            <text:p>0.4112633067</text:p>
          </table:table-cell>
        </table:table-row>
        <table:table-row table:style-name="ro1">
          <table:table-cell office:value-type="float" office:value="0.408547300786148" calcext:value-type="float">
            <text:p>0.4085473008</text:p>
          </table:table-cell>
        </table:table-row>
        <table:table-row table:style-name="ro1">
          <table:table-cell office:value-type="float" office:value="0.405870245992299" calcext:value-type="float">
            <text:p>0.405870246</text:p>
          </table:table-cell>
        </table:table-row>
        <table:table-row table:style-name="ro1">
          <table:table-cell office:value-type="float" office:value="0.403242143921893" calcext:value-type="float">
            <text:p>0.4032421439</text:p>
          </table:table-cell>
        </table:table-row>
        <table:table-row table:style-name="ro1">
          <table:table-cell office:value-type="float" office:value="0.400672831882164" calcext:value-type="float">
            <text:p>0.4006728319</text:p>
          </table:table-cell>
        </table:table-row>
        <table:table-row table:style-name="ro1">
          <table:table-cell office:value-type="float" office:value="0.398171959114979" calcext:value-type="float">
            <text:p>0.3981719591</text:p>
          </table:table-cell>
        </table:table-row>
        <table:table-row table:style-name="ro1">
          <table:table-cell office:value-type="float" office:value="0.395748963737664" calcext:value-type="float">
            <text:p>0.3957489637</text:p>
          </table:table-cell>
        </table:table-row>
        <table:table-row table:style-name="ro1">
          <table:table-cell office:value-type="float" office:value="0.393413050361266" calcext:value-type="float">
            <text:p>0.3934130504</text:p>
          </table:table-cell>
        </table:table-row>
        <table:table-row table:style-name="ro1">
          <table:table-cell office:value-type="float" office:value="0.391173168386262" calcext:value-type="float">
            <text:p>0.3911731684</text:p>
          </table:table-cell>
        </table:table-row>
        <table:table-row table:style-name="ro1">
          <table:table-cell office:value-type="float" office:value="0.389037990975703" calcext:value-type="float">
            <text:p>0.389037991</text:p>
          </table:table-cell>
        </table:table-row>
        <table:table-row table:style-name="ro1">
          <table:table-cell office:value-type="float" office:value="0.387015894705814" calcext:value-type="float">
            <text:p>0.3870158947</text:p>
          </table:table-cell>
        </table:table-row>
        <table:table-row table:style-name="ro1">
          <table:table-cell office:value-type="float" office:value="0.385114939894014" calcext:value-type="float">
            <text:p>0.3851149399</text:p>
          </table:table-cell>
        </table:table-row>
        <table:table-row table:style-name="ro1">
          <table:table-cell office:value-type="float" office:value="0.3833428516044" calcext:value-type="float">
            <text:p>0.3833428516</text:p>
          </table:table-cell>
        </table:table-row>
        <table:table-row table:style-name="ro1">
          <table:table-cell office:value-type="float" office:value="0.381707001330658" calcext:value-type="float">
            <text:p>0.3817070013</text:p>
          </table:table-cell>
        </table:table-row>
        <table:table-row table:style-name="ro1">
          <table:table-cell office:value-type="float" office:value="0.380214389356419" calcext:value-type="float">
            <text:p>0.3802143894</text:p>
          </table:table-cell>
        </table:table-row>
        <table:table-row table:style-name="ro1">
          <table:table-cell office:value-type="float" office:value="0.378871627793064" calcext:value-type="float">
            <text:p>0.3788716278</text:p>
          </table:table-cell>
        </table:table-row>
        <table:table-row table:style-name="ro1">
          <table:table-cell office:value-type="float" office:value="0.377684924294958" calcext:value-type="float">
            <text:p>0.3776849243</text:p>
          </table:table-cell>
        </table:table-row>
        <table:table-row table:style-name="ro1">
          <table:table-cell office:value-type="float" office:value="0.376660066452139" calcext:value-type="float">
            <text:p>0.3766600665</text:p>
          </table:table-cell>
        </table:table-row>
        <table:table-row table:style-name="ro1">
          <table:table-cell office:value-type="float" office:value="0.37580240686044" calcext:value-type="float">
            <text:p>0.3758024069</text:p>
          </table:table-cell>
        </table:table-row>
        <table:table-row table:style-name="ro1">
          <table:table-cell office:value-type="float" office:value="0.375116848869052" calcext:value-type="float">
            <text:p>0.3751168489</text:p>
          </table:table-cell>
        </table:table-row>
        <table:table-row table:style-name="ro1">
          <table:table-cell office:value-type="float" office:value="0.374607833005541" calcext:value-type="float">
            <text:p>0.374607833</text:p>
          </table:table-cell>
        </table:table-row>
        <table:table-row table:style-name="ro1">
          <table:table-cell office:value-type="float" office:value="0.374279324078287" calcext:value-type="float">
            <text:p>0.3742793241</text:p>
          </table:table-cell>
        </table:table-row>
        <table:table-row table:style-name="ro1">
          <table:table-cell office:value-type="float" office:value="0.374134798956386" calcext:value-type="float">
            <text:p>0.374134799</text:p>
          </table:table-cell>
        </table:table-row>
        <table:table-row table:style-name="ro1">
          <table:table-cell office:value-type="float" office:value="0.374177235026976" calcext:value-type="float">
            <text:p>0.374177235</text:p>
          </table:table-cell>
        </table:table-row>
        <table:table-row table:style-name="ro1">
          <table:table-cell office:value-type="float" office:value="0.374409099330016" calcext:value-type="float">
            <text:p>0.3744090993</text:p>
          </table:table-cell>
        </table:table-row>
        <table:table-row table:style-name="ro1">
          <table:table-cell office:value-type="float" office:value="0.374832338370503" calcext:value-type="float">
            <text:p>0.3748323384</text:p>
          </table:table-cell>
        </table:table-row>
        <table:table-row table:style-name="ro1">
          <table:table-cell office:value-type="float" office:value="0.37544836860813" calcext:value-type="float">
            <text:p>0.3754483686</text:p>
          </table:table-cell>
        </table:table-row>
        <table:table-row table:style-name="ro1">
          <table:table-cell office:value-type="float" office:value="0.376258067624385" calcext:value-type="float">
            <text:p>0.3762580676</text:p>
          </table:table-cell>
        </table:table-row>
        <table:table-row table:style-name="ro1">
          <table:table-cell office:value-type="float" office:value="0.377261765967098" calcext:value-type="float">
            <text:p>0.377261766</text:p>
          </table:table-cell>
        </table:table-row>
        <table:table-row table:style-name="ro1">
          <table:table-cell office:value-type="float" office:value="0.37845923967242" calcext:value-type="float">
            <text:p>0.3784592397</text:p>
          </table:table-cell>
        </table:table-row>
        <table:table-row table:style-name="ro1">
          <table:table-cell office:value-type="float" office:value="0.379849703464256" calcext:value-type="float">
            <text:p>0.3798497035</text:p>
          </table:table-cell>
        </table:table-row>
        <table:table-row table:style-name="ro1">
          <table:table-cell office:value-type="float" office:value="0.381431804631122" calcext:value-type="float">
            <text:p>0.3814318046</text:p>
          </table:table-cell>
        </table:table-row>
        <table:table-row table:style-name="ro1">
          <table:table-cell office:value-type="float" office:value="0.383203617580465" calcext:value-type="float">
            <text:p>0.3832036176</text:p>
          </table:table-cell>
        </table:table-row>
        <table:table-row table:style-name="ro1">
          <table:table-cell office:value-type="float" office:value="0.385162639070411" calcext:value-type="float">
            <text:p>0.3851626391</text:p>
          </table:table-cell>
        </table:table-row>
        <table:table-row table:style-name="ro1">
          <table:table-cell office:value-type="float" office:value="0.387305784118955" calcext:value-type="float">
            <text:p>0.3873057841</text:p>
          </table:table-cell>
        </table:table-row>
        <table:table-row table:style-name="ro1">
          <table:table-cell office:value-type="float" office:value="0.3896293825906" calcext:value-type="float">
            <text:p>0.3896293826</text:p>
          </table:table-cell>
        </table:table-row>
        <table:table-row table:style-name="ro1">
          <table:table-cell office:value-type="float" office:value="0.392129176460431" calcext:value-type="float">
            <text:p>0.3921291765</text:p>
          </table:table-cell>
        </table:table-row>
        <table:table-row table:style-name="ro1">
          <table:table-cell office:value-type="float" office:value="0.394800317755636" calcext:value-type="float">
            <text:p>0.3948003178</text:p>
          </table:table-cell>
        </table:table-row>
        <table:table-row table:style-name="ro1">
          <table:table-cell office:value-type="float" office:value="0.397637367174464" calcext:value-type="float">
            <text:p>0.3976373672</text:p>
          </table:table-cell>
        </table:table-row>
        <table:table-row table:style-name="ro1">
          <table:table-cell office:value-type="float" office:value="0.400634293382627" calcext:value-type="float">
            <text:p>0.4006342934</text:p>
          </table:table-cell>
        </table:table-row>
        <table:table-row table:style-name="ro1">
          <table:table-cell office:value-type="float" office:value="0.403784472987148" calcext:value-type="float">
            <text:p>0.403784473</text:p>
          </table:table-cell>
        </table:table-row>
        <table:table-row table:style-name="ro1">
          <table:table-cell office:value-type="float" office:value="0.407080691187641" calcext:value-type="float">
            <text:p>0.4070806912</text:p>
          </table:table-cell>
        </table:table-row>
        <table:table-row table:style-name="ro1">
          <table:table-cell office:value-type="float" office:value="0.410515143105039" calcext:value-type="float">
            <text:p>0.4105151431</text:p>
          </table:table-cell>
        </table:table-row>
        <table:table-row table:style-name="ro1">
          <table:table-cell office:value-type="float" office:value="0.41407943578777" calcext:value-type="float">
            <text:p>0.4140794358</text:p>
          </table:table-cell>
        </table:table-row>
        <table:table-row table:style-name="ro1">
          <table:table-cell office:value-type="float" office:value="0.417764590895361" calcext:value-type="float">
            <text:p>0.4177645909</text:p>
          </table:table-cell>
        </table:table-row>
        <table:table-row table:style-name="ro1">
          <table:table-cell office:value-type="float" office:value="0.421561048059489" calcext:value-type="float">
            <text:p>0.4215610481</text:p>
          </table:table-cell>
        </table:table-row>
        <table:table-row table:style-name="ro1">
          <table:table-cell office:value-type="float" office:value="0.425458668922486" calcext:value-type="float">
            <text:p>0.4254586689</text:p>
          </table:table-cell>
        </table:table-row>
        <table:table-row table:style-name="ro1">
          <table:table-cell office:value-type="float" office:value="0.429446741853263" calcext:value-type="float">
            <text:p>0.4294467419</text:p>
          </table:table-cell>
        </table:table-row>
        <table:table-row table:style-name="ro1">
          <table:table-cell office:value-type="float" office:value="0.433513987340698" calcext:value-type="float">
            <text:p>0.4335139873</text:p>
          </table:table-cell>
        </table:table-row>
        <table:table-row table:style-name="ro1">
          <table:table-cell office:value-type="float" office:value="0.437648564064447" calcext:value-type="float">
            <text:p>0.4376485641</text:p>
          </table:table-cell>
        </table:table-row>
        <table:table-row table:style-name="ro1">
          <table:table-cell office:value-type="float" office:value="0.441838075643216" calcext:value-type="float">
            <text:p>0.4418380756</text:p>
          </table:table-cell>
        </table:table-row>
        <table:table-row table:style-name="ro1">
          <table:table-cell office:value-type="float" office:value="0.446069578060455" calcext:value-type="float">
            <text:p>0.4460695781</text:p>
          </table:table-cell>
        </table:table-row>
        <table:table-row table:style-name="ro1">
          <table:table-cell office:value-type="float" office:value="0.450329587767507" calcext:value-type="float">
            <text:p>0.4503295878</text:p>
          </table:table-cell>
        </table:table-row>
        <table:table-row table:style-name="ro1">
          <table:table-cell office:value-type="float" office:value="0.454604090464198" calcext:value-type="float">
            <text:p>0.4546040905</text:p>
          </table:table-cell>
        </table:table-row>
        <table:table-row table:style-name="ro1">
          <table:table-cell office:value-type="float" office:value="0.432445233709975" calcext:value-type="float">
            <text:p>0.4324452337</text:p>
          </table:table-cell>
        </table:table-row>
        <table:table-row table:style-name="ro1">
          <table:table-cell office:value-type="float" office:value="0.435123201226507" calcext:value-type="float">
            <text:p>0.4351232012</text:p>
          </table:table-cell>
        </table:table-row>
        <table:table-row table:style-name="ro1">
          <table:table-cell office:value-type="float" office:value="0.437756700496994" calcext:value-type="float">
            <text:p>0.4377567005</text:p>
          </table:table-cell>
        </table:table-row>
        <table:table-row table:style-name="ro1">
          <table:table-cell office:value-type="float" office:value="0.440326012935574" calcext:value-type="float">
            <text:p>0.4403260129</text:p>
          </table:table-cell>
        </table:table-row>
        <table:table-row table:style-name="ro1">
          <table:table-cell office:value-type="float" office:value="0.442813073437608" calcext:value-type="float">
            <text:p>0.4428130734</text:p>
          </table:table-cell>
        </table:table-row>
        <table:table-row table:style-name="ro1">
          <table:table-cell office:value-type="float" office:value="0.445201415615774" calcext:value-type="float">
            <text:p>0.4452014156</text:p>
          </table:table-cell>
        </table:table-row>
        <table:table-row table:style-name="ro1">
          <table:table-cell office:value-type="float" office:value="0.44747611771365" calcext:value-type="float">
            <text:p>0.4474761177</text:p>
          </table:table-cell>
        </table:table-row>
        <table:table-row table:style-name="ro1">
          <table:table-cell office:value-type="float" office:value="0.449623749196753" calcext:value-type="float">
            <text:p>0.4496237492</text:p>
          </table:table-cell>
        </table:table-row>
        <table:table-row table:style-name="ro1">
          <table:table-cell office:value-type="float" office:value="0.45163231802107" calcext:value-type="float">
            <text:p>0.451632318</text:p>
          </table:table-cell>
        </table:table-row>
        <table:table-row table:style-name="ro1">
          <table:table-cell office:value-type="float" office:value="0.453491218579041" calcext:value-type="float">
            <text:p>0.4534912186</text:p>
          </table:table-cell>
        </table:table-row>
        <table:table-row table:style-name="ro1">
          <table:table-cell office:value-type="float" office:value="0.455191180323032" calcext:value-type="float">
            <text:p>0.4551911803</text:p>
          </table:table-cell>
        </table:table-row>
        <table:table-row table:style-name="ro1">
          <table:table-cell office:value-type="float" office:value="0.45672421706627" calcext:value-type="float">
            <text:p>0.4567242171</text:p>
          </table:table-cell>
        </table:table-row>
        <table:table-row table:style-name="ro1">
          <table:table-cell office:value-type="float" office:value="0.458083576961257" calcext:value-type="float">
            <text:p>0.458083577</text:p>
          </table:table-cell>
        </table:table-row>
        <table:table-row table:style-name="ro1">
          <table:table-cell office:value-type="float" office:value="0.459263693155651" calcext:value-type="float">
            <text:p>0.4592636932</text:p>
          </table:table-cell>
        </table:table-row>
        <table:table-row table:style-name="ro1">
          <table:table-cell office:value-type="float" office:value="0.460260135125626" calcext:value-type="float">
            <text:p>0.4602601351</text:p>
          </table:table-cell>
        </table:table-row>
        <table:table-row table:style-name="ro1">
          <table:table-cell office:value-type="float" office:value="0.461069560686699" calcext:value-type="float">
            <text:p>0.4610695607</text:p>
          </table:table-cell>
        </table:table-row>
        <table:table-row table:style-name="ro1">
          <table:table-cell office:value-type="float" office:value="0.461689668682034" calcext:value-type="float">
            <text:p>0.4616896687</text:p>
          </table:table-cell>
        </table:table-row>
        <table:table-row table:style-name="ro1">
          <table:table-cell office:value-type="float" office:value="0.462119152348216" calcext:value-type="float">
            <text:p>0.4621191523</text:p>
          </table:table-cell>
        </table:table-row>
        <table:table-row table:style-name="ro1">
          <table:table-cell office:value-type="float" office:value="0.462357653358499" calcext:value-type="float">
            <text:p>0.4623576534</text:p>
          </table:table-cell>
        </table:table-row>
        <table:table-row table:style-name="ro1">
          <table:table-cell office:value-type="float" office:value="0.462405716543527" calcext:value-type="float">
            <text:p>0.4624057165</text:p>
          </table:table-cell>
        </table:table-row>
        <table:table-row table:style-name="ro1">
          <table:table-cell office:value-type="float" office:value="0.462264745289528" calcext:value-type="float">
            <text:p>0.4622647453</text:p>
          </table:table-cell>
        </table:table-row>
        <table:table-row table:style-name="ro1">
          <table:table-cell office:value-type="float" office:value="0.461936957613976" calcext:value-type="float">
            <text:p>0.4619369576</text:p>
          </table:table-cell>
        </table:table-row>
        <table:table-row table:style-name="ro1">
          <table:table-cell office:value-type="float" office:value="0.461425342918735" calcext:value-type="float">
            <text:p>0.4614253429</text:p>
          </table:table-cell>
        </table:table-row>
        <table:table-row table:style-name="ro1">
          <table:table-cell office:value-type="float" office:value="0.460733619420667" calcext:value-type="float">
            <text:p>0.4607336194</text:p>
          </table:table-cell>
        </table:table-row>
        <table:table-row table:style-name="ro1">
          <table:table-cell office:value-type="float" office:value="0.459866192259715" calcext:value-type="float">
            <text:p>0.4598661923</text:p>
          </table:table-cell>
        </table:table-row>
        <table:table-row table:style-name="ro1">
          <table:table-cell office:value-type="float" office:value="0.458828112284464" calcext:value-type="float">
            <text:p>0.4588281123</text:p>
          </table:table-cell>
        </table:table-row>
        <table:table-row table:style-name="ro1">
          <table:table-cell office:value-type="float" office:value="0.457625035515168" calcext:value-type="float">
            <text:p>0.4576250355</text:p>
          </table:table-cell>
        </table:table-row>
        <table:table-row table:style-name="ro1">
          <table:table-cell office:value-type="float" office:value="0.456263183284251" calcext:value-type="float">
            <text:p>0.4562631833</text:p>
          </table:table-cell>
        </table:table-row>
        <table:table-row table:style-name="ro1">
          <table:table-cell office:value-type="float" office:value="0.454749303054286" calcext:value-type="float">
            <text:p>0.4547493031</text:p>
          </table:table-cell>
        </table:table-row>
        <table:table-row table:style-name="ro1">
          <table:table-cell office:value-type="float" office:value="0.453090629913437" calcext:value-type="float">
            <text:p>0.4530906299</text:p>
          </table:table-cell>
        </table:table-row>
        <table:table-row table:style-name="ro1">
          <table:table-cell office:value-type="float" office:value="0.451294848748385" calcext:value-type="float">
            <text:p>0.4512948487</text:p>
          </table:table-cell>
        </table:table-row>
        <table:table-row table:style-name="ro1">
          <table:table-cell office:value-type="float" office:value="0.449370057094719" calcext:value-type="float">
            <text:p>0.4493700571</text:p>
          </table:table-cell>
        </table:table-row>
        <table:table-row table:style-name="ro1">
          <table:table-cell office:value-type="float" office:value="0.4473247286648" calcext:value-type="float">
            <text:p>0.4473247287</text:p>
          </table:table-cell>
        </table:table-row>
        <table:table-row table:style-name="ro1">
          <table:table-cell office:value-type="float" office:value="0.445167677553103" calcext:value-type="float">
            <text:p>0.4451676776</text:p>
          </table:table-cell>
        </table:table-row>
        <table:table-row table:style-name="ro1">
          <table:table-cell office:value-type="float" office:value="0.442908023119026" calcext:value-type="float">
            <text:p>0.4429080231</text:p>
          </table:table-cell>
        </table:table-row>
        <table:table-row table:style-name="ro1">
          <table:table-cell office:value-type="float" office:value="0.440555155547176" calcext:value-type="float">
            <text:p>0.4405551555</text:p>
          </table:table-cell>
        </table:table-row>
        <table:table-row table:style-name="ro1">
          <table:table-cell office:value-type="float" office:value="0.438118702085122" calcext:value-type="float">
            <text:p>0.4381187021</text:p>
          </table:table-cell>
        </table:table-row>
        <table:table-row table:style-name="ro1">
          <table:table-cell office:value-type="float" office:value="0.435608493958631" calcext:value-type="float">
            <text:p>0.435608494</text:p>
          </table:table-cell>
        </table:table-row>
        <table:table-row table:style-name="ro1">
          <table:table-cell office:value-type="float" office:value="0.433034533964363" calcext:value-type="float">
            <text:p>0.433034534</text:p>
          </table:table-cell>
        </table:table-row>
        <table:table-row table:style-name="ro1">
          <table:table-cell office:value-type="float" office:value="0.43040696474005" calcext:value-type="float">
            <text:p>0.4304069647</text:p>
          </table:table-cell>
        </table:table-row>
        <table:table-row table:style-name="ro1">
          <table:table-cell office:value-type="float" office:value="0.427736037712146" calcext:value-type="float">
            <text:p>0.4277360377</text:p>
          </table:table-cell>
        </table:table-row>
        <table:table-row table:style-name="ro1">
          <table:table-cell office:value-type="float" office:value="0.425032082720942" calcext:value-type="float">
            <text:p>0.4250320827</text:p>
          </table:table-cell>
        </table:table-row>
        <table:table-row table:style-name="ro1">
          <table:table-cell office:value-type="float" office:value="0.42230547832316" calcext:value-type="float">
            <text:p>0.4223054783</text:p>
          </table:table-cell>
        </table:table-row>
        <table:table-row table:style-name="ro1">
          <table:table-cell office:value-type="float" office:value="0.419566622772026" calcext:value-type="float">
            <text:p>0.4195666228</text:p>
          </table:table-cell>
        </table:table-row>
        <table:table-row table:style-name="ro1">
          <table:table-cell office:value-type="float" office:value="0.416825905674798" calcext:value-type="float">
            <text:p>0.4168259057</text:p>
          </table:table-cell>
        </table:table-row>
        <table:table-row table:style-name="ro1">
          <table:table-cell office:value-type="float" office:value="0.414093680327786" calcext:value-type="float">
            <text:p>0.4140936803</text:p>
          </table:table-cell>
        </table:table-row>
        <table:table-row table:style-name="ro1">
          <table:table-cell office:value-type="float" office:value="0.41138023672883" calcext:value-type="float">
            <text:p>0.4113802367</text:p>
          </table:table-cell>
        </table:table-row>
        <table:table-row table:style-name="ro1">
          <table:table-cell office:value-type="float" office:value="0.408695775267262" calcext:value-type="float">
            <text:p>0.4086957753</text:p>
          </table:table-cell>
        </table:table-row>
        <table:table-row table:style-name="ro1">
          <table:table-cell office:value-type="float" office:value="0.406050381091331" calcext:value-type="float">
            <text:p>0.4060503811</text:p>
          </table:table-cell>
        </table:table-row>
        <table:table-row table:style-name="ro1">
          <table:table-cell office:value-type="float" office:value="0.403453999153109" calcext:value-type="float">
            <text:p>0.4034539992</text:p>
          </table:table-cell>
        </table:table-row>
        <table:table-row table:style-name="ro1">
          <table:table-cell office:value-type="float" office:value="0.400916409930861" calcext:value-type="float">
            <text:p>0.4009164099</text:p>
          </table:table-cell>
        </table:table-row>
        <table:table-row table:style-name="ro1">
          <table:table-cell office:value-type="float" office:value="0.3984472058289" calcext:value-type="float">
            <text:p>0.3984472058</text:p>
          </table:table-cell>
        </table:table-row>
        <table:table-row table:style-name="ro1">
          <table:table-cell office:value-type="float" office:value="0.3960557682549" calcext:value-type="float">
            <text:p>0.3960557683</text:p>
          </table:table-cell>
        </table:table-row>
        <table:table-row table:style-name="ro1">
          <table:table-cell office:value-type="float" office:value="0.393751245374694" calcext:value-type="float">
            <text:p>0.3937512454</text:p>
          </table:table-cell>
        </table:table-row>
        <table:table-row table:style-name="ro1">
          <table:table-cell office:value-type="float" office:value="0.391542530544538" calcext:value-type="float">
            <text:p>0.3915425305</text:p>
          </table:table-cell>
        </table:table-row>
        <table:table-row table:style-name="ro1">
          <table:table-cell office:value-type="float" office:value="0.38943824142085" calcext:value-type="float">
            <text:p>0.3894382414</text:p>
          </table:table-cell>
        </table:table-row>
        <table:table-row table:style-name="ro1">
          <table:table-cell office:value-type="float" office:value="0.38744669974742" calcext:value-type="float">
            <text:p>0.3874466997</text:p>
          </table:table-cell>
        </table:table-row>
        <table:table-row table:style-name="ro1">
          <table:table-cell office:value-type="float" office:value="0.385575911820098" calcext:value-type="float">
            <text:p>0.3855759118</text:p>
          </table:table-cell>
        </table:table-row>
        <table:table-row table:style-name="ro1">
          <table:table-cell office:value-type="float" office:value="0.383833549628945" calcext:value-type="float">
            <text:p>0.3838335496</text:p>
          </table:table-cell>
        </table:table-row>
        <table:table-row table:style-name="ro1">
          <table:table-cell office:value-type="float" office:value="0.382226932677868" calcext:value-type="float">
            <text:p>0.3822269327</text:p>
          </table:table-cell>
        </table:table-row>
        <table:table-row table:style-name="ro1">
          <table:table-cell office:value-type="float" office:value="0.380763010481717" calcext:value-type="float">
            <text:p>0.3807630105</text:p>
          </table:table-cell>
        </table:table-row>
        <table:table-row table:style-name="ro1">
          <table:table-cell office:value-type="float" office:value="0.379448345740866" calcext:value-type="float">
            <text:p>0.3794483457</text:p>
          </table:table-cell>
        </table:table-row>
        <table:table-row table:style-name="ro1">
          <table:table-cell office:value-type="float" office:value="0.378289098193255" calcext:value-type="float">
            <text:p>0.3782890982</text:p>
          </table:table-cell>
        </table:table-row>
        <table:table-row table:style-name="ro1">
          <table:table-cell office:value-type="float" office:value="0.377291009143912" calcext:value-type="float">
            <text:p>0.3772910091</text:p>
          </table:table-cell>
        </table:table-row>
        <table:table-row table:style-name="ro1">
          <table:table-cell office:value-type="float" office:value="0.376459386671952" calcext:value-type="float">
            <text:p>0.3764593867</text:p>
          </table:table-cell>
        </table:table-row>
        <table:table-row table:style-name="ro1">
          <table:table-cell office:value-type="float" office:value="0.375799091515032" calcext:value-type="float">
            <text:p>0.3757990915</text:p>
          </table:table-cell>
        </table:table-row>
        <table:table-row table:style-name="ro1">
          <table:table-cell office:value-type="float" office:value="0.375314523631297" calcext:value-type="float">
            <text:p>0.3753145236</text:p>
          </table:table-cell>
        </table:table-row>
        <table:table-row table:style-name="ro1">
          <table:table-cell office:value-type="float" office:value="0.375009609438792" calcext:value-type="float">
            <text:p>0.3750096094</text:p>
          </table:table-cell>
        </table:table-row>
        <table:table-row table:style-name="ro1">
          <table:table-cell office:value-type="float" office:value="0.37488778973234" calcext:value-type="float">
            <text:p>0.3748877897</text:p>
          </table:table-cell>
        </table:table-row>
        <table:table-row table:style-name="ro1">
          <table:table-cell office:value-type="float" office:value="0.374952008277906" calcext:value-type="float">
            <text:p>0.3749520083</text:p>
          </table:table-cell>
        </table:table-row>
        <table:table-row table:style-name="ro1">
          <table:table-cell office:value-type="float" office:value="0.37520470108442" calcext:value-type="float">
            <text:p>0.3752047011</text:p>
          </table:table-cell>
        </table:table-row>
        <table:table-row table:style-name="ro1">
          <table:table-cell office:value-type="float" office:value="0.375647786353084" calcext:value-type="float">
            <text:p>0.3756477864</text:p>
          </table:table-cell>
        </table:table-row>
        <table:table-row table:style-name="ro1">
          <table:table-cell office:value-type="float" office:value="0.376282655104146" calcext:value-type="float">
            <text:p>0.3762826551</text:p>
          </table:table-cell>
        </table:table-row>
        <table:table-row table:style-name="ro1">
          <table:table-cell office:value-type="float" office:value="0.377110162481143" calcext:value-type="float">
            <text:p>0.3771101625</text:p>
          </table:table-cell>
        </table:table-row>
        <table:table-row table:style-name="ro1">
          <table:table-cell office:value-type="float" office:value="0.378130619732629" calcext:value-type="float">
            <text:p>0.3781306197</text:p>
          </table:table-cell>
        </table:table-row>
        <table:table-row table:style-name="ro1">
          <table:table-cell office:value-type="float" office:value="0.379343786871361" calcext:value-type="float">
            <text:p>0.3793437869</text:p>
          </table:table-cell>
        </table:table-row>
        <table:table-row table:style-name="ro1">
          <table:table-cell office:value-type="float" office:value="0.380748866010972" calcext:value-type="float">
            <text:p>0.380748866</text:p>
          </table:table-cell>
        </table:table-row>
        <table:table-row table:style-name="ro1">
          <table:table-cell office:value-type="float" office:value="0.382344495380102" calcext:value-type="float">
            <text:p>0.3823444954</text:p>
          </table:table-cell>
        </table:table-row>
        <table:table-row table:style-name="ro1">
          <table:table-cell office:value-type="float" office:value="0.384128744014014" calcext:value-type="float">
            <text:p>0.384128744</text:p>
          </table:table-cell>
        </table:table-row>
        <table:table-row table:style-name="ro1">
          <table:table-cell office:value-type="float" office:value="0.386099107123678" calcext:value-type="float">
            <text:p>0.3860991071</text:p>
          </table:table-cell>
        </table:table-row>
        <table:table-row table:style-name="ro1">
          <table:table-cell office:value-type="float" office:value="0.388252502142325" calcext:value-type="float">
            <text:p>0.3882525021</text:p>
          </table:table-cell>
        </table:table-row>
        <table:table-row table:style-name="ro1">
          <table:table-cell office:value-type="float" office:value="0.39058526544948" calcext:value-type="float">
            <text:p>0.3905852654</text:p>
          </table:table-cell>
        </table:table-row>
        <table:table-row table:style-name="ro1">
          <table:table-cell office:value-type="float" office:value="0.39309314977246" calcext:value-type="float">
            <text:p>0.3930931498</text:p>
          </table:table-cell>
        </table:table-row>
        <table:table-row table:style-name="ro1">
          <table:table-cell office:value-type="float" office:value="0.395771322265355" calcext:value-type="float">
            <text:p>0.3957713223</text:p>
          </table:table-cell>
        </table:table-row>
        <table:table-row table:style-name="ro1">
          <table:table-cell office:value-type="float" office:value="0.398614363265467" calcext:value-type="float">
            <text:p>0.3986143633</text:p>
          </table:table-cell>
        </table:table-row>
        <table:table-row table:style-name="ro1">
          <table:table-cell office:value-type="float" office:value="0.40161626572724" calcext:value-type="float">
            <text:p>0.4016162657</text:p>
          </table:table-cell>
        </table:table-row>
        <table:table-row table:style-name="ro1">
          <table:table-cell office:value-type="float" office:value="0.404770435333645" calcext:value-type="float">
            <text:p>0.4047704353</text:p>
          </table:table-cell>
        </table:table-row>
        <table:table-row table:style-name="ro1">
          <table:table-cell office:value-type="float" office:value="0.40806969128505" calcext:value-type="float">
            <text:p>0.4080696913</text:p>
          </table:table-cell>
        </table:table-row>
        <table:table-row table:style-name="ro1">
          <table:table-cell office:value-type="float" office:value="0.411506267765559" calcext:value-type="float">
            <text:p>0.4115062678</text:p>
          </table:table-cell>
        </table:table-row>
        <table:table-row table:style-name="ro1">
          <table:table-cell office:value-type="float" office:value="0.415071816086821" calcext:value-type="float">
            <text:p>0.4150718161</text:p>
          </table:table-cell>
        </table:table-row>
        <table:table-row table:style-name="ro1">
          <table:table-cell office:value-type="float" office:value="0.418757407509315" calcext:value-type="float">
            <text:p>0.4187574075</text:p>
          </table:table-cell>
        </table:table-row>
        <table:table-row table:style-name="ro1">
          <table:table-cell office:value-type="float" office:value="0.422553536741107" calcext:value-type="float">
            <text:p>0.4225535367</text:p>
          </table:table-cell>
        </table:table-row>
        <table:table-row table:style-name="ro1">
          <table:table-cell office:value-type="float" office:value="0.426450126114078" calcext:value-type="float">
            <text:p>0.4264501261</text:p>
          </table:table-cell>
        </table:table-row>
        <table:table-row table:style-name="ro1">
          <table:table-cell office:value-type="float" office:value="0.43043653043763" calcext:value-type="float">
            <text:p>0.4304365304</text:p>
          </table:table-cell>
        </table:table-row>
        <table:table-row table:style-name="ro1">
          <table:table-cell office:value-type="float" office:value="0.434501542529856" calcext:value-type="float">
            <text:p>0.4345015425</text:p>
          </table:table-cell>
        </table:table-row>
        <table:table-row table:style-name="ro1">
          <table:table-cell office:value-type="float" office:value="0.43863339942619" calcext:value-type="float">
            <text:p>0.4386333994</text:p>
          </table:table-cell>
        </table:table-row>
        <table:table-row table:style-name="ro1">
          <table:table-cell office:value-type="float" office:value="0.442819789265528" calcext:value-type="float">
            <text:p>0.4428197893</text:p>
          </table:table-cell>
        </table:table-row>
        <table:table-row table:style-name="ro1">
          <table:table-cell office:value-type="float" office:value="0.447047858853821" calcext:value-type="float">
            <text:p>0.4470478589</text:p>
          </table:table-cell>
        </table:table-row>
        <table:table-row table:style-name="ro1">
          <table:table-cell office:value-type="float" office:value="0.451304221905138" calcext:value-type="float">
            <text:p>0.4513042219</text:p>
          </table:table-cell>
        </table:table-row>
        <table:table-row table:style-name="ro1">
          <table:table-cell office:value-type="float" office:value="0.455574967960208" calcext:value-type="float">
            <text:p>0.455574968</text:p>
          </table:table-cell>
        </table:table-row>
        <table:table-row table:style-name="ro1">
          <table:table-cell office:value-type="float" office:value="0.431850890858103" calcext:value-type="float">
            <text:p>0.4318508909</text:p>
          </table:table-cell>
        </table:table-row>
        <table:table-row table:style-name="ro1">
          <table:table-cell office:value-type="float" office:value="0.434525488332421" calcext:value-type="float">
            <text:p>0.4345254883</text:p>
          </table:table-cell>
        </table:table-row>
        <table:table-row table:style-name="ro1">
          <table:table-cell office:value-type="float" office:value="0.437155839122207" calcext:value-type="float">
            <text:p>0.4371558391</text:p>
          </table:table-cell>
        </table:table-row>
        <table:table-row table:style-name="ro1">
          <table:table-cell office:value-type="float" office:value="0.439722325468252" calcext:value-type="float">
            <text:p>0.4397223255</text:p>
          </table:table-cell>
        </table:table-row>
        <table:table-row table:style-name="ro1">
          <table:table-cell office:value-type="float" office:value="0.442206976447579" calcext:value-type="float">
            <text:p>0.4422069764</text:p>
          </table:table-cell>
        </table:table-row>
        <table:table-row table:style-name="ro1">
          <table:table-cell office:value-type="float" office:value="0.444593413350113" calcext:value-type="float">
            <text:p>0.4445934134</text:p>
          </table:table-cell>
        </table:table-row>
        <table:table-row table:style-name="ro1">
          <table:table-cell office:value-type="float" office:value="0.446866795732854" calcext:value-type="float">
            <text:p>0.4468667957</text:p>
          </table:table-cell>
        </table:table-row>
        <table:table-row table:style-name="ro1">
          <table:table-cell office:value-type="float" office:value="0.449013768151548" calcext:value-type="float">
            <text:p>0.4490137682</text:p>
          </table:table-cell>
        </table:table-row>
        <table:table-row table:style-name="ro1">
          <table:table-cell office:value-type="float" office:value="0.451022407569861" calcext:value-type="float">
            <text:p>0.4510224076</text:p>
          </table:table-cell>
        </table:table-row>
        <table:table-row table:style-name="ro1">
          <table:table-cell office:value-type="float" office:value="0.45288217144605" calcext:value-type="float">
            <text:p>0.4528821714</text:p>
          </table:table-cell>
        </table:table-row>
        <table:table-row table:style-name="ro1">
          <table:table-cell office:value-type="float" office:value="0.454583846497145" calcext:value-type="float">
            <text:p>0.4545838465</text:p>
          </table:table-cell>
        </table:table-row>
        <table:table-row table:style-name="ro1">
          <table:table-cell office:value-type="float" office:value="0.456119498140617" calcext:value-type="float">
            <text:p>0.4561194981</text:p>
          </table:table-cell>
        </table:table-row>
        <table:table-row table:style-name="ro1">
          <table:table-cell office:value-type="float" office:value="0.457482420613558" calcext:value-type="float">
            <text:p>0.4574824206</text:p>
          </table:table-cell>
        </table:table-row>
        <table:table-row table:style-name="ro1">
          <table:table-cell office:value-type="float" office:value="0.458667087769362" calcext:value-type="float">
            <text:p>0.4586670878</text:p>
          </table:table-cell>
        </table:table-row>
        <table:table-row table:style-name="ro1">
          <table:table-cell office:value-type="float" office:value="0.459669104551898" calcext:value-type="float">
            <text:p>0.4596691046</text:p>
          </table:table-cell>
        </table:table-row>
        <table:table-row table:style-name="ro1">
          <table:table-cell office:value-type="float" office:value="0.460485159147192" calcext:value-type="float">
            <text:p>0.4604851591</text:p>
          </table:table-cell>
        </table:table-row>
        <table:table-row table:style-name="ro1">
          <table:table-cell office:value-type="float" office:value="0.461112975812608" calcext:value-type="float">
            <text:p>0.4611129758</text:p>
          </table:table-cell>
        </table:table-row>
        <table:table-row table:style-name="ro1">
          <table:table-cell office:value-type="float" office:value="0.461551268383528" calcext:value-type="float">
            <text:p>0.4615512684</text:p>
          </table:table-cell>
        </table:table-row>
        <table:table-row table:style-name="ro1">
          <table:table-cell office:value-type="float" office:value="0.461799694457535" calcext:value-type="float">
            <text:p>0.4617996945</text:p>
          </table:table-cell>
        </table:table-row>
        <table:table-row table:style-name="ro1">
          <table:table-cell office:value-type="float" office:value="0.461858810256096" calcext:value-type="float">
            <text:p>0.4618588103</text:p>
          </table:table-cell>
        </table:table-row>
        <table:table-row table:style-name="ro1">
          <table:table-cell office:value-type="float" office:value="0.461730026163745" calcext:value-type="float">
            <text:p>0.4617300262</text:p>
          </table:table-cell>
        </table:table-row>
        <table:table-row table:style-name="ro1">
          <table:table-cell office:value-type="float" office:value="0.461415562944772" calcext:value-type="float">
            <text:p>0.4614155629</text:p>
          </table:table-cell>
        </table:table-row>
        <table:table-row table:style-name="ro1">
          <table:table-cell office:value-type="float" office:value="0.460918408637402" calcext:value-type="float">
            <text:p>0.4609184086</text:p>
          </table:table-cell>
        </table:table-row>
        <table:table-row table:style-name="ro1">
          <table:table-cell office:value-type="float" office:value="0.460242276125486" calcext:value-type="float">
            <text:p>0.4602422761</text:p>
          </table:table-cell>
        </table:table-row>
        <table:table-row table:style-name="ro1">
          <table:table-cell office:value-type="float" office:value="0.459391561387689" calcext:value-type="float">
            <text:p>0.4593915614</text:p>
          </table:table-cell>
        </table:table-row>
        <table:table-row table:style-name="ro1">
          <table:table-cell office:value-type="float" office:value="0.458371302424179" calcext:value-type="float">
            <text:p>0.4583713024</text:p>
          </table:table-cell>
        </table:table-row>
        <table:table-row table:style-name="ro1">
          <table:table-cell office:value-type="float" office:value="0.457187138860811" calcext:value-type="float">
            <text:p>0.4571871389</text:p>
          </table:table-cell>
        </table:table-row>
        <table:table-row table:style-name="ro1">
          <table:table-cell office:value-type="float" office:value="0.455845272230825" calcext:value-type="float">
            <text:p>0.4558452722</text:p>
          </table:table-cell>
        </table:table-row>
        <table:table-row table:style-name="ro1">
          <table:table-cell office:value-type="float" office:value="0.454352426934031" calcext:value-type="float">
            <text:p>0.4543524269</text:p>
          </table:table-cell>
        </table:table-row>
        <table:table-row table:style-name="ro1">
          <table:table-cell office:value-type="float" office:value="0.452715811873505" calcext:value-type="float">
            <text:p>0.4527158119</text:p>
          </table:table-cell>
        </table:table-row>
        <table:table-row table:style-name="ro1">
          <table:table-cell office:value-type="float" office:value="0.450943082769781" calcext:value-type="float">
            <text:p>0.4509430828</text:p>
          </table:table-cell>
        </table:table-row>
        <table:table-row table:style-name="ro1">
          <table:table-cell office:value-type="float" office:value="0.449042305152545" calcext:value-type="float">
            <text:p>0.4490423052</text:p>
          </table:table-cell>
        </table:table-row>
        <table:table-row table:style-name="ro1">
          <table:table-cell office:value-type="float" office:value="0.447021918029827" calcext:value-type="float">
            <text:p>0.447021918</text:p>
          </table:table-cell>
        </table:table-row>
        <table:table-row table:style-name="ro1">
          <table:table-cell office:value-type="float" office:value="0.444890698234703" calcext:value-type="float">
            <text:p>0.4448906982</text:p>
          </table:table-cell>
        </table:table-row>
        <table:table-row table:style-name="ro1">
          <table:table-cell office:value-type="float" office:value="0.442657725449486" calcext:value-type="float">
            <text:p>0.4426577254</text:p>
          </table:table-cell>
        </table:table-row>
        <table:table-row table:style-name="ro1">
          <table:table-cell office:value-type="float" office:value="0.440332347907425" calcext:value-type="float">
            <text:p>0.4403323479</text:p>
          </table:table-cell>
        </table:table-row>
        <table:table-row table:style-name="ro1">
          <table:table-cell office:value-type="float" office:value="0.437924148771906" calcext:value-type="float">
            <text:p>0.4379241488</text:p>
          </table:table-cell>
        </table:table-row>
        <table:table-row table:style-name="ro1">
          <table:table-cell office:value-type="float" office:value="0.435442913193148" calcext:value-type="float">
            <text:p>0.4354429132</text:p>
          </table:table-cell>
        </table:table-row>
        <table:table-row table:style-name="ro1">
          <table:table-cell office:value-type="float" office:value="0.432898596042407" calcext:value-type="float">
            <text:p>0.432898596</text:p>
          </table:table-cell>
        </table:table-row>
        <table:table-row table:style-name="ro1">
          <table:table-cell office:value-type="float" office:value="0.430301290323671" calcext:value-type="float">
            <text:p>0.4303012903</text:p>
          </table:table-cell>
        </table:table-row>
        <table:table-row table:style-name="ro1">
          <table:table-cell office:value-type="float" office:value="0.427661196262871" calcext:value-type="float">
            <text:p>0.4276611963</text:p>
          </table:table-cell>
        </table:table-row>
        <table:table-row table:style-name="ro1">
          <table:table-cell office:value-type="float" office:value="0.424988591074574" calcext:value-type="float">
            <text:p>0.4249885911</text:p>
          </table:table-cell>
        </table:table-row>
        <table:table-row table:style-name="ro1">
          <table:table-cell office:value-type="float" office:value="0.422293799406198" calcext:value-type="float">
            <text:p>0.4222937994</text:p>
          </table:table-cell>
        </table:table-row>
        <table:table-row table:style-name="ro1">
          <table:table-cell office:value-type="float" office:value="0.419587164459704" calcext:value-type="float">
            <text:p>0.4195871645</text:p>
          </table:table-cell>
        </table:table-row>
        <table:table-row table:style-name="ro1">
          <table:table-cell office:value-type="float" office:value="0.416879019790816" calcext:value-type="float">
            <text:p>0.4168790198</text:p>
          </table:table-cell>
        </table:table-row>
        <table:table-row table:style-name="ro1">
          <table:table-cell office:value-type="float" office:value="0.414179661785713" calcext:value-type="float">
            <text:p>0.4141796618</text:p>
          </table:table-cell>
        </table:table-row>
        <table:table-row table:style-name="ro1">
          <table:table-cell office:value-type="float" office:value="0.41149932281525" calcext:value-type="float">
            <text:p>0.4114993228</text:p>
          </table:table-cell>
        </table:table-row>
        <table:table-row table:style-name="ro1">
          <table:table-cell office:value-type="float" office:value="0.408848145066655" calcext:value-type="float">
            <text:p>0.4088481451</text:p>
          </table:table-cell>
        </table:table-row>
        <table:table-row table:style-name="ro1">
          <table:table-cell office:value-type="float" office:value="0.406236155052748" calcext:value-type="float">
            <text:p>0.4062361551</text:p>
          </table:table-cell>
        </table:table-row>
        <table:table-row table:style-name="ro1">
          <table:table-cell office:value-type="float" office:value="0.403673238798644" calcext:value-type="float">
            <text:p>0.4036732388</text:p>
          </table:table-cell>
        </table:table-row>
        <table:table-row table:style-name="ro1">
          <table:table-cell office:value-type="float" office:value="0.401169117705967" calcext:value-type="float">
            <text:p>0.4011691177</text:p>
          </table:table-cell>
        </table:table-row>
        <table:table-row table:style-name="ro1">
          <table:table-cell office:value-type="float" office:value="0.398733325094564" calcext:value-type="float">
            <text:p>0.3987333251</text:p>
          </table:table-cell>
        </table:table-row>
        <table:table-row table:style-name="ro1">
          <table:table-cell office:value-type="float" office:value="0.396375183421714" calcext:value-type="float">
            <text:p>0.3963751834</text:p>
          </table:table-cell>
        </table:table-row>
        <table:table-row table:style-name="ro1">
          <table:table-cell office:value-type="float" office:value="0.394103782178844" calcext:value-type="float">
            <text:p>0.3941037822</text:p>
          </table:table-cell>
        </table:table-row>
        <table:table-row table:style-name="ro1">
          <table:table-cell office:value-type="float" office:value="0.391927956465746" calcext:value-type="float">
            <text:p>0.3919279565</text:p>
          </table:table-cell>
        </table:table-row>
        <table:table-row table:style-name="ro1">
          <table:table-cell office:value-type="float" office:value="0.389856266242287" calcext:value-type="float">
            <text:p>0.3898562662</text:p>
          </table:table-cell>
        </table:table-row>
        <table:table-row table:style-name="ro1">
          <table:table-cell office:value-type="float" office:value="0.387896976257631" calcext:value-type="float">
            <text:p>0.3878969763</text:p>
          </table:table-cell>
        </table:table-row>
        <table:table-row table:style-name="ro1">
          <table:table-cell office:value-type="float" office:value="0.386058036656953" calcext:value-type="float">
            <text:p>0.3860580367</text:p>
          </table:table-cell>
        </table:table-row>
        <table:table-row table:style-name="ro1">
          <table:table-cell office:value-type="float" office:value="0.384347064265661" calcext:value-type="float">
            <text:p>0.3843470643</text:p>
          </table:table-cell>
        </table:table-row>
        <table:table-row table:style-name="ro1">
          <table:table-cell office:value-type="float" office:value="0.382771324551111" calcext:value-type="float">
            <text:p>0.3827713246</text:p>
          </table:table-cell>
        </table:table-row>
        <table:table-row table:style-name="ro1">
          <table:table-cell office:value-type="float" office:value="0.38133771426183" calcext:value-type="float">
            <text:p>0.3813377143</text:p>
          </table:table-cell>
        </table:table-row>
        <table:table-row table:style-name="ro1">
          <table:table-cell office:value-type="float" office:value="0.380052744744236" calcext:value-type="float">
            <text:p>0.3800527447</text:p>
          </table:table-cell>
        </table:table-row>
        <table:table-row table:style-name="ro1">
          <table:table-cell office:value-type="float" office:value="0.378922525936861" calcext:value-type="float">
            <text:p>0.3789225259</text:p>
          </table:table-cell>
        </table:table-row>
        <table:table-row table:style-name="ro1">
          <table:table-cell office:value-type="float" office:value="0.377952751042073" calcext:value-type="float">
            <text:p>0.377952751</text:p>
          </table:table-cell>
        </table:table-row>
        <table:table-row table:style-name="ro1">
          <table:table-cell office:value-type="float" office:value="0.3771486818753" calcext:value-type="float">
            <text:p>0.3771486819</text:p>
          </table:table-cell>
        </table:table-row>
        <table:table-row table:style-name="ro1">
          <table:table-cell office:value-type="float" office:value="0.376515134891756" calcext:value-type="float">
            <text:p>0.3765151349</text:p>
          </table:table-cell>
        </table:table-row>
        <table:table-row table:style-name="ro1">
          <table:table-cell office:value-type="float" office:value="0.376056467890663" calcext:value-type="float">
            <text:p>0.3760564679</text:p>
          </table:table-cell>
        </table:table-row>
        <table:table-row table:style-name="ro1">
          <table:table-cell office:value-type="float" office:value="0.375776567396984" calcext:value-type="float">
            <text:p>0.3757765674</text:p>
          </table:table-cell>
        </table:table-row>
        <table:table-row table:style-name="ro1">
          <table:table-cell office:value-type="float" office:value="0.375678836720642" calcext:value-type="float">
            <text:p>0.3756788367</text:p>
          </table:table-cell>
        </table:table-row>
        <table:table-row table:style-name="ro1">
          <table:table-cell office:value-type="float" office:value="0.375766184693256" calcext:value-type="float">
            <text:p>0.3757661847</text:p>
          </table:table-cell>
        </table:table-row>
        <table:table-row table:style-name="ro1">
          <table:table-cell office:value-type="float" office:value="0.376041015082366" calcext:value-type="float">
            <text:p>0.3760410151</text:p>
          </table:table-cell>
        </table:table-row>
        <table:table-row table:style-name="ro1">
          <table:table-cell office:value-type="float" office:value="0.376505216683163" calcext:value-type="float">
            <text:p>0.3765052167</text:p>
          </table:table-cell>
        </table:table-row>
        <table:table-row table:style-name="ro1">
          <table:table-cell office:value-type="float" office:value="0.377160154087725" calcext:value-type="float">
            <text:p>0.3771601541</text:p>
          </table:table-cell>
        </table:table-row>
        <table:table-row table:style-name="ro1">
          <table:table-cell office:value-type="float" office:value="0.378006659131742" calcext:value-type="float">
            <text:p>0.3780066591</text:p>
          </table:table-cell>
        </table:table-row>
        <table:table-row table:style-name="ro1">
          <table:table-cell office:value-type="float" office:value="0.379045023018753" calcext:value-type="float">
            <text:p>0.379045023</text:p>
          </table:table-cell>
        </table:table-row>
        <table:table-row table:style-name="ro1">
          <table:table-cell office:value-type="float" office:value="0.380274989121878" calcext:value-type="float">
            <text:p>0.3802749891</text:p>
          </table:table-cell>
        </table:table-row>
        <table:table-row table:style-name="ro1">
          <table:table-cell office:value-type="float" office:value="0.381695746463056" calcext:value-type="float">
            <text:p>0.3816957465</text:p>
          </table:table-cell>
        </table:table-row>
        <table:table-row table:style-name="ro1">
          <table:table-cell office:value-type="float" office:value="0.383305923869777" calcext:value-type="float">
            <text:p>0.3833059239</text:p>
          </table:table-cell>
        </table:table-row>
        <table:table-row table:style-name="ro1">
          <table:table-cell office:value-type="float" office:value="0.385103584809318" calcext:value-type="float">
            <text:p>0.3851035848</text:p>
          </table:table-cell>
        </table:table-row>
        <table:table-row table:style-name="ro1">
          <table:table-cell office:value-type="float" office:value="0.387086222900485" calcext:value-type="float">
            <text:p>0.3870862229</text:p>
          </table:table-cell>
        </table:table-row>
        <table:table-row table:style-name="ro1">
          <table:table-cell office:value-type="float" office:value="0.389250758102847" calcext:value-type="float">
            <text:p>0.3892507581</text:p>
          </table:table-cell>
        </table:table-row>
        <table:table-row table:style-name="ro1">
          <table:table-cell office:value-type="float" office:value="0.391593533583476" calcext:value-type="float">
            <text:p>0.3915935336</text:p>
          </table:table-cell>
        </table:table-row>
        <table:table-row table:style-name="ro1">
          <table:table-cell office:value-type="float" office:value="0.394110313261189" calcext:value-type="float">
            <text:p>0.3941103133</text:p>
          </table:table-cell>
        </table:table-row>
        <table:table-row table:style-name="ro1">
          <table:table-cell office:value-type="float" office:value="0.396796280028286" calcext:value-type="float">
            <text:p>0.39679628</text:p>
          </table:table-cell>
        </table:table-row>
        <table:table-row table:style-name="ro1">
          <table:table-cell office:value-type="float" office:value="0.399646034649795" calcext:value-type="float">
            <text:p>0.3996460346</text:p>
          </table:table-cell>
        </table:table-row>
        <table:table-row table:style-name="ro1">
          <table:table-cell office:value-type="float" office:value="0.402653595340215" calcext:value-type="float">
            <text:p>0.4026535953</text:p>
          </table:table-cell>
        </table:table-row>
        <table:table-row table:style-name="ro1">
          <table:table-cell office:value-type="float" office:value="0.405812398017754" calcext:value-type="float">
            <text:p>0.405812398</text:p>
          </table:table-cell>
        </table:table-row>
        <table:table-row table:style-name="ro1">
          <table:table-cell office:value-type="float" office:value="0.409115297236082" calcext:value-type="float">
            <text:p>0.4091152972</text:p>
          </table:table-cell>
        </table:table-row>
        <table:table-row table:style-name="ro1">
          <table:table-cell office:value-type="float" office:value="0.412554567793568" calcext:value-type="float">
            <text:p>0.4125545678</text:p>
          </table:table-cell>
        </table:table-row>
        <table:table-row table:style-name="ro1">
          <table:table-cell office:value-type="float" office:value="0.416121907020036" calcext:value-type="float">
            <text:p>0.416121907</text:p>
          </table:table-cell>
        </table:table-row>
        <table:table-row table:style-name="ro1">
          <table:table-cell office:value-type="float" office:value="0.419808437741005" calcext:value-type="float">
            <text:p>0.4198084377</text:p>
          </table:table-cell>
        </table:table-row>
        <table:table-row table:style-name="ro1">
          <table:table-cell office:value-type="float" office:value="0.423604711919438" calcext:value-type="float">
            <text:p>0.4236047119</text:p>
          </table:table-cell>
        </table:table-row>
        <table:table-row table:style-name="ro1">
          <table:table-cell office:value-type="float" office:value="0.427500714974993" calcext:value-type="float">
            <text:p>0.427500715</text:p>
          </table:table-cell>
        </table:table-row>
        <table:table-row table:style-name="ro1">
          <table:table-cell office:value-type="float" office:value="0.431485870780774" calcext:value-type="float">
            <text:p>0.4314858708</text:p>
          </table:table-cell>
        </table:table-row>
        <table:table-row table:style-name="ro1">
          <table:table-cell office:value-type="float" office:value="0.435549047337581" calcext:value-type="float">
            <text:p>0.4355490473</text:p>
          </table:table-cell>
        </table:table-row>
        <table:table-row table:style-name="ro1">
          <table:table-cell office:value-type="float" office:value="0.439678563125658" calcext:value-type="float">
            <text:p>0.4396785631</text:p>
          </table:table-cell>
        </table:table-row>
        <table:table-row table:style-name="ro1">
          <table:table-cell office:value-type="float" office:value="0.443862194133954" calcext:value-type="float">
            <text:p>0.4438621941</text:p>
          </table:table-cell>
        </table:table-row>
        <table:table-row table:style-name="ro1">
          <table:table-cell office:value-type="float" office:value="0.448087181566869" calcext:value-type="float">
            <text:p>0.4480871816</text:p>
          </table:table-cell>
        </table:table-row>
        <table:table-row table:style-name="ro1">
          <table:table-cell office:value-type="float" office:value="0.452340240228511" calcext:value-type="float">
            <text:p>0.4523402402</text:p>
          </table:table-cell>
        </table:table-row>
        <table:table-row table:style-name="ro1">
          <table:table-cell office:value-type="float" office:value="0.456607567584456" calcext:value-type="float">
            <text:p>0.4566075676</text:p>
          </table:table-cell>
        </table:table-row>
        <table:table-row table:style-name="ro1">
          <table:table-cell office:value-type="float" office:value="0.431210091472363" calcext:value-type="float">
            <text:p>0.4312100915</text:p>
          </table:table-cell>
        </table:table-row>
        <table:table-row table:style-name="ro1">
          <table:table-cell office:value-type="float" office:value="0.433881661009233" calcext:value-type="float">
            <text:p>0.433881661</text:p>
          </table:table-cell>
        </table:table-row>
        <table:table-row table:style-name="ro1">
          <table:table-cell office:value-type="float" office:value="0.436509213570042" calcext:value-type="float">
            <text:p>0.4365092136</text:p>
          </table:table-cell>
        </table:table-row>
        <table:table-row table:style-name="ro1">
          <table:table-cell office:value-type="float" office:value="0.43907323592685" calcext:value-type="float">
            <text:p>0.4390732359</text:p>
          </table:table-cell>
        </table:table-row>
        <table:table-row table:style-name="ro1">
          <table:table-cell office:value-type="float" office:value="0.441555854796867" calcext:value-type="float">
            <text:p>0.4415558548</text:p>
          </table:table-cell>
        </table:table-row>
        <table:table-row table:style-name="ro1">
          <table:table-cell office:value-type="float" office:value="0.443940782365007" calcext:value-type="float">
            <text:p>0.4439407824</text:p>
          </table:table-cell>
        </table:table-row>
        <table:table-row table:style-name="ro1">
          <table:table-cell office:value-type="float" office:value="0.446213262483966" calcext:value-type="float">
            <text:p>0.4462132625</text:p>
          </table:table-cell>
        </table:table-row>
        <table:table-row table:style-name="ro1">
          <table:table-cell office:value-type="float" office:value="0.448360017551832" calcext:value-type="float">
            <text:p>0.4483600176</text:p>
          </table:table-cell>
        </table:table-row>
        <table:table-row table:style-name="ro1">
          <table:table-cell office:value-type="float" office:value="0.450369196067211" calcext:value-type="float">
            <text:p>0.4503691961</text:p>
          </table:table-cell>
        </table:table-row>
        <table:table-row table:style-name="ro1">
          <table:table-cell office:value-type="float" office:value="0.45223032086189" calcext:value-type="float">
            <text:p>0.4522303209</text:p>
          </table:table-cell>
        </table:table-row>
        <table:table-row table:style-name="ro1">
          <table:table-cell office:value-type="float" office:value="0.453934238011021" calcext:value-type="float">
            <text:p>0.453934238</text:p>
          </table:table-cell>
        </table:table-row>
        <table:table-row table:style-name="ro1">
          <table:table-cell office:value-type="float" office:value="0.45547306642083" calcext:value-type="float">
            <text:p>0.4554730664</text:p>
          </table:table-cell>
        </table:table-row>
        <table:table-row table:style-name="ro1">
          <table:table-cell office:value-type="float" office:value="0.456840148093858" calcext:value-type="float">
            <text:p>0.4568401481</text:p>
          </table:table-cell>
        </table:table-row>
        <table:table-row table:style-name="ro1">
          <table:table-cell office:value-type="float" office:value="0.458029999071724" calcext:value-type="float">
            <text:p>0.4580299991</text:p>
          </table:table-cell>
        </table:table-row>
        <table:table-row table:style-name="ro1">
          <table:table-cell office:value-type="float" office:value="0.459038261055412" calcext:value-type="float">
            <text:p>0.4590382611</text:p>
          </table:table-cell>
        </table:table-row>
        <table:table-row table:style-name="ro1">
          <table:table-cell office:value-type="float" office:value="0.459861653703094" calcext:value-type="float">
            <text:p>0.4598616537</text:p>
          </table:table-cell>
        </table:table-row>
        <table:table-row table:style-name="ro1">
          <table:table-cell office:value-type="float" office:value="0.460497927605467" calcext:value-type="float">
            <text:p>0.4604979276</text:p>
          </table:table-cell>
        </table:table-row>
        <table:table-row table:style-name="ro1">
          <table:table-cell office:value-type="float" office:value="0.460945817938627" calcext:value-type="float">
            <text:p>0.4609458179</text:p>
          </table:table-cell>
        </table:table-row>
        <table:table-row table:style-name="ro1">
          <table:table-cell office:value-type="float" office:value="0.461204998794462" calcext:value-type="float">
            <text:p>0.4612049988</text:p>
          </table:table-cell>
        </table:table-row>
        <table:table-row table:style-name="ro1">
          <table:table-cell office:value-type="float" office:value="0.461276038188575" calcext:value-type="float">
            <text:p>0.4612760382</text:p>
          </table:table-cell>
        </table:table-row>
        <table:table-row table:style-name="ro1">
          <table:table-cell office:value-type="float" office:value="0.461160353745734" calcext:value-type="float">
            <text:p>0.4611603537</text:p>
          </table:table-cell>
        </table:table-row>
        <table:table-row table:style-name="ro1">
          <table:table-cell office:value-type="float" office:value="0.460860169062845" calcext:value-type="float">
            <text:p>0.4608601691</text:p>
          </table:table-cell>
        </table:table-row>
        <table:table-row table:style-name="ro1">
          <table:table-cell office:value-type="float" office:value="0.460378470749455" calcext:value-type="float">
            <text:p>0.4603784707</text:p>
          </table:table-cell>
        </table:table-row>
        <table:table-row table:style-name="ro1">
          <table:table-cell office:value-type="float" office:value="0.459718966145778" calcext:value-type="float">
            <text:p>0.4597189661</text:p>
          </table:table-cell>
        </table:table-row>
        <table:table-row table:style-name="ro1">
          <table:table-cell office:value-type="float" office:value="0.45888604171825" calcext:value-type="float">
            <text:p>0.4588860417</text:p>
          </table:table-cell>
        </table:table-row>
        <table:table-row table:style-name="ro1">
          <table:table-cell office:value-type="float" office:value="0.457884722132611" calcext:value-type="float">
            <text:p>0.4578847221</text:p>
          </table:table-cell>
        </table:table-row>
        <table:table-row table:style-name="ro1">
          <table:table-cell office:value-type="float" office:value="0.456720630004509" calcext:value-type="float">
            <text:p>0.45672063</text:p>
          </table:table-cell>
        </table:table-row>
        <table:table-row table:style-name="ro1">
          <table:table-cell office:value-type="float" office:value="0.455399946327634" calcext:value-type="float">
            <text:p>0.4553999463</text:p>
          </table:table-cell>
        </table:table-row>
        <table:table-row table:style-name="ro1">
          <table:table-cell office:value-type="float" office:value="0.453929371579381" calcext:value-type="float">
            <text:p>0.4539293716</text:p>
          </table:table-cell>
        </table:table-row>
        <table:table-row table:style-name="ro1">
          <table:table-cell office:value-type="float" office:value="0.452316087504029" calcext:value-type="float">
            <text:p>0.4523160875</text:p>
          </table:table-cell>
        </table:table-row>
        <table:table-row table:style-name="ro1">
          <table:table-cell office:value-type="float" office:value="0.45056771957346" calcext:value-type="float">
            <text:p>0.4505677196</text:p>
          </table:table-cell>
        </table:table-row>
        <table:table-row table:style-name="ro1">
          <table:table-cell office:value-type="float" office:value="0.448692300125396" calcext:value-type="float">
            <text:p>0.4486923001</text:p>
          </table:table-cell>
        </table:table-row>
        <table:table-row table:style-name="ro1">
          <table:table-cell office:value-type="float" office:value="0.44669823217916" calcext:value-type="float">
            <text:p>0.4466982322</text:p>
          </table:table-cell>
        </table:table-row>
        <table:table-row table:style-name="ro1">
          <table:table-cell office:value-type="float" office:value="0.444594253928973" calcext:value-type="float">
            <text:p>0.4445942539</text:p>
          </table:table-cell>
        </table:table-row>
        <table:table-row table:style-name="ro1">
          <table:table-cell office:value-type="float" office:value="0.44238940391477" calcext:value-type="float">
            <text:p>0.4423894039</text:p>
          </table:table-cell>
        </table:table-row>
        <table:table-row table:style-name="ro1">
          <table:table-cell office:value-type="float" office:value="0.440092986870541" calcext:value-type="float">
            <text:p>0.4400929869</text:p>
          </table:table-cell>
        </table:table-row>
        <table:table-row table:style-name="ro1">
          <table:table-cell office:value-type="float" office:value="0.437714540250206" calcext:value-type="float">
            <text:p>0.4377145403</text:p>
          </table:table-cell>
        </table:table-row>
        <table:table-row table:style-name="ro1">
          <table:table-cell office:value-type="float" office:value="0.43526380143101" calcext:value-type="float">
            <text:p>0.4352638014</text:p>
          </table:table-cell>
        </table:table-row>
        <table:table-row table:style-name="ro1">
          <table:table-cell office:value-type="float" office:value="0.432750675594446" calcext:value-type="float">
            <text:p>0.4327506756</text:p>
          </table:table-cell>
        </table:table-row>
        <table:table-row table:style-name="ro1">
          <table:table-cell office:value-type="float" office:value="0.430185204284705" calcext:value-type="float">
            <text:p>0.4301852043</text:p>
          </table:table-cell>
        </table:table-row>
        <table:table-row table:style-name="ro1">
          <table:table-cell office:value-type="float" office:value="0.427577534644654" calcext:value-type="float">
            <text:p>0.4275775346</text:p>
          </table:table-cell>
        </table:table-row>
        <table:table-row table:style-name="ro1">
          <table:table-cell office:value-type="float" office:value="0.424937889329332" calcext:value-type="float">
            <text:p>0.4249378893</text:p>
          </table:table-cell>
        </table:table-row>
        <table:table-row table:style-name="ro1">
          <table:table-cell office:value-type="float" office:value="0.422276537096989" calcext:value-type="float">
            <text:p>0.4222765371</text:p>
          </table:table-cell>
        </table:table-row>
        <table:table-row table:style-name="ro1">
          <table:table-cell office:value-type="float" office:value="0.419603764077631" calcext:value-type="float">
            <text:p>0.4196037641</text:p>
          </table:table-cell>
        </table:table-row>
        <table:table-row table:style-name="ro1">
          <table:table-cell office:value-type="float" office:value="0.416929845719108" calcext:value-type="float">
            <text:p>0.4169298457</text:p>
          </table:table-cell>
        </table:table-row>
        <table:table-row table:style-name="ro1">
          <table:table-cell office:value-type="float" office:value="0.414265019410721" calcext:value-type="float">
            <text:p>0.4142650194</text:p>
          </table:table-cell>
        </table:table-row>
        <table:table-row table:style-name="ro1">
          <table:table-cell office:value-type="float" office:value="0.411619457784351" calcext:value-type="float">
            <text:p>0.4116194578</text:p>
          </table:table-cell>
        </table:table-row>
        <table:table-row table:style-name="ro1">
          <table:table-cell office:value-type="float" office:value="0.409003242693129" calcext:value-type="float">
            <text:p>0.4090032427</text:p>
          </table:table-cell>
        </table:table-row>
        <table:table-row table:style-name="ro1">
          <table:table-cell office:value-type="float" office:value="0.406426339867615" calcext:value-type="float">
            <text:p>0.4064263399</text:p>
          </table:table-cell>
        </table:table-row>
        <table:table-row table:style-name="ro1">
          <table:table-cell office:value-type="float" office:value="0.403898574249515" calcext:value-type="float">
            <text:p>0.4038985742</text:p>
          </table:table-cell>
        </table:table-row>
        <table:table-row table:style-name="ro1">
          <table:table-cell office:value-type="float" office:value="0.401429606002918" calcext:value-type="float">
            <text:p>0.401429606</text:p>
          </table:table-cell>
        </table:table-row>
        <table:table-row table:style-name="ro1">
          <table:table-cell office:value-type="float" office:value="0.399028907203068" calcext:value-type="float">
            <text:p>0.3990289072</text:p>
          </table:table-cell>
        </table:table-row>
        <table:table-row table:style-name="ro1">
          <table:table-cell office:value-type="float" office:value="0.396705739202649" calcext:value-type="float">
            <text:p>0.3967057392</text:p>
          </table:table-cell>
        </table:table-row>
        <table:table-row table:style-name="ro1">
          <table:table-cell office:value-type="float" office:value="0.39446913067561" calcext:value-type="float">
            <text:p>0.3944691307</text:p>
          </table:table-cell>
        </table:table-row>
        <table:table-row table:style-name="ro1">
          <table:table-cell office:value-type="float" office:value="0.392327856338506" calcext:value-type="float">
            <text:p>0.3923278563</text:p>
          </table:table-cell>
        </table:table-row>
        <table:table-row table:style-name="ro1">
          <table:table-cell office:value-type="float" office:value="0.390290416349373" calcext:value-type="float">
            <text:p>0.3902904163</text:p>
          </table:table-cell>
        </table:table-row>
        <table:table-row table:style-name="ro1">
          <table:table-cell office:value-type="float" office:value="0.388365016384123" calcext:value-type="float">
            <text:p>0.3883650164</text:p>
          </table:table-cell>
        </table:table-row>
        <table:table-row table:style-name="ro1">
          <table:table-cell office:value-type="float" office:value="0.38655954839047" calcext:value-type="float">
            <text:p>0.3865595484</text:p>
          </table:table-cell>
        </table:table-row>
        <table:table-row table:style-name="ro1">
          <table:table-cell office:value-type="float" office:value="0.384881572019381" calcext:value-type="float">
            <text:p>0.384881572</text:p>
          </table:table-cell>
        </table:table-row>
        <table:table-row table:style-name="ro1">
          <table:table-cell office:value-type="float" office:value="0.383338296734052" calcext:value-type="float">
            <text:p>0.3833382967</text:p>
          </table:table-cell>
        </table:table-row>
        <table:table-row table:style-name="ro1">
          <table:table-cell office:value-type="float" office:value="0.381936564596413" calcext:value-type="float">
            <text:p>0.3819365646</text:p>
          </table:table-cell>
        </table:table-row>
        <table:table-row table:style-name="ro1">
          <table:table-cell office:value-type="float" office:value="0.380682833731156" calcext:value-type="float">
            <text:p>0.3806828337</text:p>
          </table:table-cell>
        </table:table-row>
        <table:table-row table:style-name="ro1">
          <table:table-cell office:value-type="float" office:value="0.379583162467292" calcext:value-type="float">
            <text:p>0.3795831625</text:p>
          </table:table-cell>
        </table:table-row>
        <table:table-row table:style-name="ro1">
          <table:table-cell office:value-type="float" office:value="0.378643194157235" calcext:value-type="float">
            <text:p>0.3786431942</text:p>
          </table:table-cell>
        </table:table-row>
        <table:table-row table:style-name="ro1">
          <table:table-cell office:value-type="float" office:value="0.377868142673408" calcext:value-type="float">
            <text:p>0.3778681427</text:p>
          </table:table-cell>
        </table:table-row>
        <table:table-row table:style-name="ro1">
          <table:table-cell office:value-type="float" office:value="0.377262778582381" calcext:value-type="float">
            <text:p>0.3772627786</text:p>
          </table:table-cell>
        </table:table-row>
        <table:table-row table:style-name="ro1">
          <table:table-cell office:value-type="float" office:value="0.376831415996531" calcext:value-type="float">
            <text:p>0.376831416</text:p>
          </table:table-cell>
        </table:table-row>
        <table:table-row table:style-name="ro1">
          <table:table-cell office:value-type="float" office:value="0.376577900103233" calcext:value-type="float">
            <text:p>0.3765779001</text:p>
          </table:table-cell>
        </table:table-row>
        <table:table-row table:style-name="ro1">
          <table:table-cell office:value-type="float" office:value="0.376505595371569" calcext:value-type="float">
            <text:p>0.3765055954</text:p>
          </table:table-cell>
        </table:table-row>
        <table:table-row table:style-name="ro1">
          <table:table-cell office:value-type="float" office:value="0.376617374436574" calcext:value-type="float">
            <text:p>0.3766173744</text:p>
          </table:table-cell>
        </table:table-row>
        <table:table-row table:style-name="ro1">
          <table:table-cell office:value-type="float" office:value="0.376915607661002" calcext:value-type="float">
            <text:p>0.3769156077</text:p>
          </table:table-cell>
        </table:table-row>
        <table:table-row table:style-name="ro1">
          <table:table-cell office:value-type="float" office:value="0.377402153374616" calcext:value-type="float">
            <text:p>0.3774021534</text:p>
          </table:table-cell>
        </table:table-row>
        <table:table-row table:style-name="ro1">
          <table:table-cell office:value-type="float" office:value="0.378078348791014" calcext:value-type="float">
            <text:p>0.3780783488</text:p>
          </table:table-cell>
        </table:table-row>
        <table:table-row table:style-name="ro1">
          <table:table-cell office:value-type="float" office:value="0.378945001601971" calcext:value-type="float">
            <text:p>0.3789450016</text:p>
          </table:table-cell>
        </table:table-row>
        <table:table-row table:style-name="ro1">
          <table:table-cell office:value-type="float" office:value="0.380002382249312" calcext:value-type="float">
            <text:p>0.3800023822</text:p>
          </table:table-cell>
        </table:table-row>
        <table:table-row table:style-name="ro1">
          <table:table-cell office:value-type="float" office:value="0.381250216874312" calcext:value-type="float">
            <text:p>0.3812502169</text:p>
          </table:table-cell>
        </table:table-row>
        <table:table-row table:style-name="ro1">
          <table:table-cell office:value-type="float" office:value="0.382687680944622" calcext:value-type="float">
            <text:p>0.3826876809</text:p>
          </table:table-cell>
        </table:table-row>
        <table:table-row table:style-name="ro1">
          <table:table-cell office:value-type="float" office:value="0.38431339355872" calcext:value-type="float">
            <text:p>0.3843133936</text:p>
          </table:table-cell>
        </table:table-row>
        <table:table-row table:style-name="ro1">
          <table:table-cell office:value-type="float" office:value="0.386125412427888" calcext:value-type="float">
            <text:p>0.3861254124</text:p>
          </table:table-cell>
        </table:table-row>
        <table:table-row table:style-name="ro1">
          <table:table-cell office:value-type="float" office:value="0.388121229535719" calcext:value-type="float">
            <text:p>0.3881212295</text:p>
          </table:table-cell>
        </table:table-row>
        <table:table-row table:style-name="ro1">
          <table:table-cell office:value-type="float" office:value="0.390297767475148" calcext:value-type="float">
            <text:p>0.3902977675</text:p>
          </table:table-cell>
        </table:table-row>
        <table:table-row table:style-name="ro1">
          <table:table-cell office:value-type="float" office:value="0.392651376463004" calcext:value-type="float">
            <text:p>0.3926513765</text:p>
          </table:table-cell>
        </table:table-row>
        <table:table-row table:style-name="ro1">
          <table:table-cell office:value-type="float" office:value="0.395177832032101" calcext:value-type="float">
            <text:p>0.395177832</text:p>
          </table:table-cell>
        </table:table-row>
        <table:table-row table:style-name="ro1">
          <table:table-cell office:value-type="float" office:value="0.397872333400844" calcext:value-type="float">
            <text:p>0.3978723334</text:p>
          </table:table-cell>
        </table:table-row>
        <table:table-row table:style-name="ro1">
          <table:table-cell office:value-type="float" office:value="0.400729502520365" calcext:value-type="float">
            <text:p>0.4007295025</text:p>
          </table:table-cell>
        </table:table-row>
        <table:table-row table:style-name="ro1">
          <table:table-cell office:value-type="float" office:value="0.403743383799189" calcext:value-type="float">
            <text:p>0.4037433838</text:p>
          </table:table-cell>
        </table:table-row>
        <table:table-row table:style-name="ro1">
          <table:table-cell office:value-type="float" office:value="0.406907444505417" calcext:value-type="float">
            <text:p>0.4069074445</text:p>
          </table:table-cell>
        </table:table-row>
        <table:table-row table:style-name="ro1">
          <table:table-cell office:value-type="float" office:value="0.41021457584645" calcext:value-type="float">
            <text:p>0.4102145758</text:p>
          </table:table-cell>
        </table:table-row>
        <table:table-row table:style-name="ro1">
          <table:table-cell office:value-type="float" office:value="0.413657094726223" calcext:value-type="float">
            <text:p>0.4136570947</text:p>
          </table:table-cell>
        </table:table-row>
        <table:table-row table:style-name="ro1">
          <table:table-cell office:value-type="float" office:value="0.41722674617998" calcext:value-type="float">
            <text:p>0.4172267462</text:p>
          </table:table-cell>
        </table:table-row>
        <table:table-row table:style-name="ro1">
          <table:table-cell office:value-type="float" office:value="0.420914706486562" calcext:value-type="float">
            <text:p>0.4209147065</text:p>
          </table:table-cell>
        </table:table-row>
        <table:table-row table:style-name="ro1">
          <table:table-cell office:value-type="float" office:value="0.424711586958232" calcext:value-type="float">
            <text:p>0.424711587</text:p>
          </table:table-cell>
        </table:table-row>
        <table:table-row table:style-name="ro1">
          <table:table-cell office:value-type="float" office:value="0.428607438408023" calcext:value-type="float">
            <text:p>0.4286074384</text:p>
          </table:table-cell>
        </table:table-row>
        <table:table-row table:style-name="ro1">
          <table:table-cell office:value-type="float" office:value="0.432591756294609" calcext:value-type="float">
            <text:p>0.4325917563</text:p>
          </table:table-cell>
        </table:table-row>
        <table:table-row table:style-name="ro1">
          <table:table-cell office:value-type="float" office:value="0.436653486544708" calcext:value-type="float">
            <text:p>0.4366534865</text:p>
          </table:table-cell>
        </table:table-row>
        <table:table-row table:style-name="ro1">
          <table:table-cell office:value-type="float" office:value="0.440781032053005" calcext:value-type="float">
            <text:p>0.4407810321</text:p>
          </table:table-cell>
        </table:table-row>
        <table:table-row table:style-name="ro1">
          <table:table-cell office:value-type="float" office:value="0.444962259859609" calcext:value-type="float">
            <text:p>0.4449622599</text:p>
          </table:table-cell>
        </table:table-row>
        <table:table-row table:style-name="ro1">
          <table:table-cell office:value-type="float" office:value="0.449184509005028" calcext:value-type="float">
            <text:p>0.449184509</text:p>
          </table:table-cell>
        </table:table-row>
        <table:table-row table:style-name="ro1">
          <table:table-cell office:value-type="float" office:value="0.453434599062678" calcext:value-type="float">
            <text:p>0.4534345991</text:p>
          </table:table-cell>
        </table:table-row>
        <table:table-row table:style-name="ro1">
          <table:table-cell office:value-type="float" office:value="0.457698839348914" calcext:value-type="float">
            <text:p>0.4576988393</text:p>
          </table:table-cell>
        </table:table-row>
        <table:table-row table:style-name="ro1">
          <table:table-cell office:value-type="float" office:value="0.430523541999521" calcext:value-type="float">
            <text:p>0.430523542</text:p>
          </table:table-cell>
        </table:table-row>
        <table:table-row table:style-name="ro1">
          <table:table-cell office:value-type="float" office:value="0.433192417582229" calcext:value-type="float">
            <text:p>0.4331924176</text:p>
          </table:table-cell>
        </table:table-row>
        <table:table-row table:style-name="ro1">
          <table:table-cell office:value-type="float" office:value="0.435817513692562" calcext:value-type="float">
            <text:p>0.4358175137</text:p>
          </table:table-cell>
        </table:table-row>
        <table:table-row table:style-name="ro1">
          <table:table-cell office:value-type="float" office:value="0.438379425178484" calcext:value-type="float">
            <text:p>0.4383794252</text:p>
          </table:table-cell>
        </table:table-row>
        <table:table-row table:style-name="ro1">
          <table:table-cell office:value-type="float" office:value="0.440860379706529" calcext:value-type="float">
            <text:p>0.4408603797</text:p>
          </table:table-cell>
        </table:table-row>
        <table:table-row table:style-name="ro1">
          <table:table-cell office:value-type="float" office:value="0.44324418343533" calcext:value-type="float">
            <text:p>0.4432441834</text:p>
          </table:table-cell>
        </table:table-row>
        <table:table-row table:style-name="ro1">
          <table:table-cell office:value-type="float" office:value="0.445516167366688" calcext:value-type="float">
            <text:p>0.4455161674</text:p>
          </table:table-cell>
        </table:table-row>
        <table:table-row table:style-name="ro1">
          <table:table-cell office:value-type="float" office:value="0.447663134374194" calcext:value-type="float">
            <text:p>0.4476631344</text:p>
          </table:table-cell>
        </table:table-row>
        <table:table-row table:style-name="ro1">
          <table:table-cell office:value-type="float" office:value="0.449673306909398" calcext:value-type="float">
            <text:p>0.4496733069</text:p>
          </table:table-cell>
        </table:table-row>
        <table:table-row table:style-name="ro1">
          <table:table-cell office:value-type="float" office:value="0.451536275385531" calcext:value-type="float">
            <text:p>0.4515362754</text:p>
          </table:table-cell>
        </table:table-row>
        <table:table-row table:style-name="ro1">
          <table:table-cell office:value-type="float" office:value="0.453242947238772" calcext:value-type="float">
            <text:p>0.4532429472</text:p>
          </table:table-cell>
        </table:table-row>
        <table:table-row table:style-name="ro1">
          <table:table-cell office:value-type="float" office:value="0.454785496667064" calcext:value-type="float">
            <text:p>0.4547854967</text:p>
          </table:table-cell>
        </table:table-row>
        <table:table-row table:style-name="ro1">
          <table:table-cell office:value-type="float" office:value="0.456157315046486" calcext:value-type="float">
            <text:p>0.456157315</text:p>
          </table:table-cell>
        </table:table-row>
        <table:table-row table:style-name="ro1">
          <table:table-cell office:value-type="float" office:value="0.457352962025166" calcext:value-type="float">
            <text:p>0.457352962</text:p>
          </table:table-cell>
        </table:table-row>
        <table:table-row table:style-name="ro1">
          <table:table-cell office:value-type="float" office:value="0.458368117294744" calcext:value-type="float">
            <text:p>0.4583681173</text:p>
          </table:table-cell>
        </table:table-row>
        <table:table-row table:style-name="ro1">
          <table:table-cell office:value-type="float" office:value="0.459199533039392" calcext:value-type="float">
            <text:p>0.459199533</text:p>
          </table:table-cell>
        </table:table-row>
        <table:table-row table:style-name="ro1">
          <table:table-cell office:value-type="float" office:value="0.459844987062375" calcext:value-type="float">
            <text:p>0.4598449871</text:p>
          </table:table-cell>
        </table:table-row>
        <table:table-row table:style-name="ro1">
          <table:table-cell office:value-type="float" office:value="0.460303236590164" calcext:value-type="float">
            <text:p>0.4603032366</text:p>
          </table:table-cell>
        </table:table-row>
        <table:table-row table:style-name="ro1">
          <table:table-cell office:value-type="float" office:value="0.460573972754098" calcext:value-type="float">
            <text:p>0.4605739728</text:p>
          </table:table-cell>
        </table:table-row>
        <table:table-row table:style-name="ro1">
          <table:table-cell office:value-type="float" office:value="0.460657775749596" calcext:value-type="float">
            <text:p>0.4606577757</text:p>
          </table:table-cell>
        </table:table-row>
        <table:table-row table:style-name="ro1">
          <table:table-cell office:value-type="float" office:value="0.460556070672919" calcext:value-type="float">
            <text:p>0.4605560707</text:p>
          </table:table-cell>
        </table:table-row>
        <table:table-row table:style-name="ro1">
          <table:table-cell office:value-type="float" office:value="0.460271084035475" calcext:value-type="float">
            <text:p>0.460271084</text:p>
          </table:table-cell>
        </table:table-row>
        <table:table-row table:style-name="ro1">
          <table:table-cell office:value-type="float" office:value="0.459805800955685" calcext:value-type="float">
            <text:p>0.459805801</text:p>
          </table:table-cell>
        </table:table-row>
        <table:table-row table:style-name="ro1">
          <table:table-cell office:value-type="float" office:value="0.459163923028383" calcext:value-type="float">
            <text:p>0.459163923</text:p>
          </table:table-cell>
        </table:table-row>
        <table:table-row table:style-name="ro1">
          <table:table-cell office:value-type="float" office:value="0.458349826871782" calcext:value-type="float">
            <text:p>0.4583498269</text:p>
          </table:table-cell>
        </table:table-row>
        <table:table-row table:style-name="ro1">
          <table:table-cell office:value-type="float" office:value="0.457368523351973" calcext:value-type="float">
            <text:p>0.4573685234</text:p>
          </table:table-cell>
        </table:table-row>
        <table:table-row table:style-name="ro1">
          <table:table-cell office:value-type="float" office:value="0.456225617484985" calcext:value-type="float">
            <text:p>0.4562256175</text:p>
          </table:table-cell>
        </table:table-row>
        <table:table-row table:style-name="ro1">
          <table:table-cell office:value-type="float" office:value="0.454927269016389" calcext:value-type="float">
            <text:p>0.454927269</text:p>
          </table:table-cell>
        </table:table-row>
        <table:table-row table:style-name="ro1">
          <table:table-cell office:value-type="float" office:value="0.453480153678452" calcext:value-type="float">
            <text:p>0.4534801537</text:p>
          </table:table-cell>
        </table:table-row>
        <table:table-row table:style-name="ro1">
          <table:table-cell office:value-type="float" office:value="0.451891425124838" calcext:value-type="float">
            <text:p>0.4518914251</text:p>
          </table:table-cell>
        </table:table-row>
        <table:table-row table:style-name="ro1">
          <table:table-cell office:value-type="float" office:value="0.450168677542867" calcext:value-type="float">
            <text:p>0.4501686775</text:p>
          </table:table-cell>
        </table:table-row>
        <table:table-row table:style-name="ro1">
          <table:table-cell office:value-type="float" office:value="0.448319908943308" calcext:value-type="float">
            <text:p>0.4483199089</text:p>
          </table:table-cell>
        </table:table-row>
        <table:table-row table:style-name="ro1">
          <table:table-cell office:value-type="float" office:value="0.446353485127737" calcext:value-type="float">
            <text:p>0.4463534851</text:p>
          </table:table-cell>
        </table:table-row>
        <table:table-row table:style-name="ro1">
          <table:table-cell office:value-type="float" office:value="0.444278104333432" calcext:value-type="float">
            <text:p>0.4442781043</text:p>
          </table:table-cell>
        </table:table-row>
        <table:table-row table:style-name="ro1">
          <table:table-cell office:value-type="float" office:value="0.442102762555826" calcext:value-type="float">
            <text:p>0.4421027626</text:p>
          </table:table-cell>
        </table:table-row>
        <table:table-row table:style-name="ro1">
          <table:table-cell office:value-type="float" office:value="0.439836719548504" calcext:value-type="float">
            <text:p>0.4398367195</text:p>
          </table:table-cell>
        </table:table-row>
        <table:table-row table:style-name="ro1">
          <table:table-cell office:value-type="float" office:value="0.437489465500749" calcext:value-type="float">
            <text:p>0.4374894655</text:p>
          </table:table-cell>
        </table:table-row>
        <table:table-row table:style-name="ro1">
          <table:table-cell office:value-type="float" office:value="0.435070688392642" calcext:value-type="float">
            <text:p>0.4350706884</text:p>
          </table:table-cell>
        </table:table-row>
        <table:table-row table:style-name="ro1">
          <table:table-cell office:value-type="float" office:value="0.432590242027705" calcext:value-type="float">
            <text:p>0.432590242</text:p>
          </table:table-cell>
        </table:table-row>
        <table:table-row table:style-name="ro1">
          <table:table-cell office:value-type="float" office:value="0.430058114743098" calcext:value-type="float">
            <text:p>0.4300581147</text:p>
          </table:table-cell>
        </table:table-row>
        <table:table-row table:style-name="ro1">
          <table:table-cell office:value-type="float" office:value="0.427484398797363" calcext:value-type="float">
            <text:p>0.4274843988</text:p>
          </table:table-cell>
        </table:table-row>
        <table:table-row table:style-name="ro1">
          <table:table-cell office:value-type="float" office:value="0.424879260435717" calcext:value-type="float">
            <text:p>0.4248792604</text:p>
          </table:table-cell>
        </table:table-row>
        <table:table-row table:style-name="ro1">
          <table:table-cell office:value-type="float" office:value="0.422252910632897" calcext:value-type="float">
            <text:p>0.4222529106</text:p>
          </table:table-cell>
        </table:table-row>
        <table:table-row table:style-name="ro1">
          <table:table-cell office:value-type="float" office:value="0.419615576513546" calcext:value-type="float">
            <text:p>0.4196155765</text:p>
          </table:table-cell>
        </table:table-row>
        <table:table-row table:style-name="ro1">
          <table:table-cell office:value-type="float" office:value="0.416977473450163" calcext:value-type="float">
            <text:p>0.4169774735</text:p>
          </table:table-cell>
        </table:table-row>
        <table:table-row table:style-name="ro1">
          <table:table-cell office:value-type="float" office:value="0.414348777838585" calcext:value-type="float">
            <text:p>0.4143487778</text:p>
          </table:table-cell>
        </table:table-row>
        <table:table-row table:style-name="ro1">
          <table:table-cell office:value-type="float" office:value="0.411739600551032" calcext:value-type="float">
            <text:p>0.4117396006</text:p>
          </table:table-cell>
        </table:table-row>
        <table:table-row table:style-name="ro1">
          <table:table-cell office:value-type="float" office:value="0.409159961066694" calcext:value-type="float">
            <text:p>0.4091599611</text:p>
          </table:table-cell>
        </table:table-row>
        <table:table-row table:style-name="ro1">
          <table:table-cell office:value-type="float" office:value="0.406619762279867" calcext:value-type="float">
            <text:p>0.4066197623</text:p>
          </table:table-cell>
        </table:table-row>
        <table:table-row table:style-name="ro1">
          <table:table-cell office:value-type="float" office:value="0.404128765985643" calcext:value-type="float">
            <text:p>0.404128766</text:p>
          </table:table-cell>
        </table:table-row>
        <table:table-row table:style-name="ro1">
          <table:table-cell office:value-type="float" office:value="0.401696569043146" calcext:value-type="float">
            <text:p>0.401696569</text:p>
          </table:table-cell>
        </table:table-row>
        <table:table-row table:style-name="ro1">
          <table:table-cell office:value-type="float" office:value="0.399332580216314" calcext:value-type="float">
            <text:p>0.3993325802</text:p>
          </table:table-cell>
        </table:table-row>
        <table:table-row table:style-name="ro1">
          <table:table-cell office:value-type="float" office:value="0.397045997692239" calcext:value-type="float">
            <text:p>0.3970459977</text:p>
          </table:table-cell>
        </table:table-row>
        <table:table-row table:style-name="ro1">
          <table:table-cell office:value-type="float" office:value="0.394845787277045" calcext:value-type="float">
            <text:p>0.3948457873</text:p>
          </table:table-cell>
        </table:table-row>
        <table:table-row table:style-name="ro1">
          <table:table-cell office:value-type="float" office:value="0.392740661269327" calcext:value-type="float">
            <text:p>0.3927406613</text:p>
          </table:table-cell>
        </table:table-row>
        <table:table-row table:style-name="ro1">
          <table:table-cell office:value-type="float" office:value="0.390739058011129" calcext:value-type="float">
            <text:p>0.390739058</text:p>
          </table:table-cell>
        </table:table-row>
        <table:table-row table:style-name="ro1">
          <table:table-cell office:value-type="float" office:value="0.388849122116476" calcext:value-type="float">
            <text:p>0.3888491221</text:p>
          </table:table-cell>
        </table:table-row>
        <table:table-row table:style-name="ro1">
          <table:table-cell office:value-type="float" office:value="0.387078685377457" calcext:value-type="float">
            <text:p>0.3870786854</text:p>
          </table:table-cell>
        </table:table-row>
        <table:table-row table:style-name="ro1">
          <table:table-cell office:value-type="float" office:value="0.385435248347852" calcext:value-type="float">
            <text:p>0.3854352483</text:p>
          </table:table-cell>
        </table:table-row>
        <table:table-row table:style-name="ro1">
          <table:table-cell office:value-type="float" office:value="0.383925962604312" calcext:value-type="float">
            <text:p>0.3839259626</text:p>
          </table:table-cell>
        </table:table-row>
        <table:table-row table:style-name="ro1">
          <table:table-cell office:value-type="float" office:value="0.382557613685087" calcext:value-type="float">
            <text:p>0.3825576137</text:p>
          </table:table-cell>
        </table:table-row>
        <table:table-row table:style-name="ro1">
          <table:table-cell office:value-type="float" office:value="0.381336604706305" calcext:value-type="float">
            <text:p>0.3813366047</text:p>
          </table:table-cell>
        </table:table-row>
        <table:table-row table:style-name="ro1">
          <table:table-cell office:value-type="float" office:value="0.380268940655796" calcext:value-type="float">
            <text:p>0.3802689407</text:p>
          </table:table-cell>
        </table:table-row>
        <table:table-row table:style-name="ro1">
          <table:table-cell office:value-type="float" office:value="0.37936021336447" calcext:value-type="float">
            <text:p>0.3793602134</text:p>
          </table:table-cell>
        </table:table-row>
        <table:table-row table:style-name="ro1">
          <table:table-cell office:value-type="float" office:value="0.378615587155241" calcext:value-type="float">
            <text:p>0.3786155872</text:p>
          </table:table-cell>
        </table:table-row>
        <table:table-row table:style-name="ro1">
          <table:table-cell office:value-type="float" office:value="0.378039785169498" calcext:value-type="float">
            <text:p>0.3780397852</text:p>
          </table:table-cell>
        </table:table-row>
        <table:table-row table:style-name="ro1">
          <table:table-cell office:value-type="float" office:value="0.377637076371135" calcext:value-type="float">
            <text:p>0.3776370764</text:p>
          </table:table-cell>
        </table:table-row>
        <table:table-row table:style-name="ro1">
          <table:table-cell office:value-type="float" office:value="0.377411263228118" calcext:value-type="float">
            <text:p>0.3774112632</text:p>
          </table:table-cell>
        </table:table-row>
        <table:table-row table:style-name="ro1">
          <table:table-cell office:value-type="float" office:value="0.377365670071609" calcext:value-type="float">
            <text:p>0.3773656701</text:p>
          </table:table-cell>
        </table:table-row>
        <table:table-row table:style-name="ro1">
          <table:table-cell office:value-type="float" office:value="0.377503132132637" calcext:value-type="float">
            <text:p>0.3775031321</text:p>
          </table:table-cell>
        </table:table-row>
        <table:table-row table:style-name="ro1">
          <table:table-cell office:value-type="float" office:value="0.377825985256317" calcext:value-type="float">
            <text:p>0.3778259853</text:p>
          </table:table-cell>
        </table:table-row>
        <table:table-row table:style-name="ro1">
          <table:table-cell office:value-type="float" office:value="0.378336056293619" calcext:value-type="float">
            <text:p>0.3783360563</text:p>
          </table:table-cell>
        </table:table-row>
        <table:table-row table:style-name="ro1">
          <table:table-cell office:value-type="float" office:value="0.379034654170687" calcext:value-type="float">
            <text:p>0.3790346542</text:p>
          </table:table-cell>
        </table:table-row>
        <table:table-row table:style-name="ro1">
          <table:table-cell office:value-type="float" office:value="0.379922561635709" calcext:value-type="float">
            <text:p>0.3799225616</text:p>
          </table:table-cell>
        </table:table-row>
        <table:table-row table:style-name="ro1">
          <table:table-cell office:value-type="float" office:value="0.38100002768333" calcext:value-type="float">
            <text:p>0.3810000277</text:p>
          </table:table-cell>
        </table:table-row>
        <table:table-row table:style-name="ro1">
          <table:table-cell office:value-type="float" office:value="0.38226676065662" calcext:value-type="float">
            <text:p>0.3822667607</text:p>
          </table:table-cell>
        </table:table-row>
        <table:table-row table:style-name="ro1">
          <table:table-cell office:value-type="float" office:value="0.38372192202659" calcext:value-type="float">
            <text:p>0.383721922</text:p>
          </table:table-cell>
        </table:table-row>
        <table:table-row table:style-name="ro1">
          <table:table-cell office:value-type="float" office:value="0.385364120849253" calcext:value-type="float">
            <text:p>0.3853641208</text:p>
          </table:table-cell>
        </table:table-row>
        <table:table-row table:style-name="ro1">
          <table:table-cell office:value-type="float" office:value="0.387191408900242" calcext:value-type="float">
            <text:p>0.3871914089</text:p>
          </table:table-cell>
        </table:table-row>
        <table:table-row table:style-name="ro1">
          <table:table-cell office:value-type="float" office:value="0.38920127648697" calcext:value-type="float">
            <text:p>0.3892012765</text:p>
          </table:table-cell>
        </table:table-row>
        <table:table-row table:style-name="ro1">
          <table:table-cell office:value-type="float" office:value="0.391390648938342" calcext:value-type="float">
            <text:p>0.3913906489</text:p>
          </table:table-cell>
        </table:table-row>
        <table:table-row table:style-name="ro1">
          <table:table-cell office:value-type="float" office:value="0.393755883772019" calcext:value-type="float">
            <text:p>0.3937558838</text:p>
          </table:table-cell>
        </table:table-row>
        <table:table-row table:style-name="ro1">
          <table:table-cell office:value-type="float" office:value="0.396292768539225" calcext:value-type="float">
            <text:p>0.3962927685</text:p>
          </table:table-cell>
        </table:table-row>
        <table:table-row table:style-name="ro1">
          <table:table-cell office:value-type="float" office:value="0.398996519347106" calcext:value-type="float">
            <text:p>0.3989965193</text:p>
          </table:table-cell>
        </table:table-row>
        <table:table-row table:style-name="ro1">
          <table:table-cell office:value-type="float" office:value="0.401861780058642" calcext:value-type="float">
            <text:p>0.4018617801</text:p>
          </table:table-cell>
        </table:table-row>
        <table:table-row table:style-name="ro1">
          <table:table-cell office:value-type="float" office:value="0.404882622170106" calcext:value-type="float">
            <text:p>0.4048826222</text:p>
          </table:table-cell>
        </table:table-row>
        <table:table-row table:style-name="ro1">
          <table:table-cell office:value-type="float" office:value="0.408052545366064" calcext:value-type="float">
            <text:p>0.4080525454</text:p>
          </table:table-cell>
        </table:table-row>
        <table:table-row table:style-name="ro1">
          <table:table-cell office:value-type="float" office:value="0.411364478751939" calcext:value-type="float">
            <text:p>0.4113644788</text:p>
          </table:table-cell>
        </table:table-row>
        <table:table-row table:style-name="ro1">
          <table:table-cell office:value-type="float" office:value="0.414810782764111" calcext:value-type="float">
            <text:p>0.4148107828</text:p>
          </table:table-cell>
        </table:table-row>
        <table:table-row table:style-name="ro1">
          <table:table-cell office:value-type="float" office:value="0.418383251757576" calcext:value-type="float">
            <text:p>0.4183832518</text:p>
          </table:table-cell>
        </table:table-row>
        <table:table-row table:style-name="ro1">
          <table:table-cell office:value-type="float" office:value="0.422073117271148" calcext:value-type="float">
            <text:p>0.4220731173</text:p>
          </table:table-cell>
        </table:table-row>
        <table:table-row table:style-name="ro1">
          <table:table-cell office:value-type="float" office:value="0.425871051970211" calcext:value-type="float">
            <text:p>0.425871052</text:p>
          </table:table-cell>
        </table:table-row>
        <table:table-row table:style-name="ro1">
          <table:table-cell office:value-type="float" office:value="0.429767174267022" calcext:value-type="float">
            <text:p>0.4297671743</text:p>
          </table:table-cell>
        </table:table-row>
        <table:table-row table:style-name="ro1">
          <table:table-cell office:value-type="float" office:value="0.433751053618563" calcext:value-type="float">
            <text:p>0.4337510536</text:p>
          </table:table-cell>
        </table:table-row>
        <table:table-row table:style-name="ro1">
          <table:table-cell office:value-type="float" office:value="0.437811716501941" calcext:value-type="float">
            <text:p>0.4378117165</text:p>
          </table:table-cell>
        </table:table-row>
        <table:table-row table:style-name="ro1">
          <table:table-cell office:value-type="float" office:value="0.441937653067339" calcext:value-type="float">
            <text:p>0.4419376531</text:p>
          </table:table-cell>
        </table:table-row>
        <table:table-row table:style-name="ro1">
          <table:table-cell office:value-type="float" office:value="0.446116824468515" calcext:value-type="float">
            <text:p>0.4461168245</text:p>
          </table:table-cell>
        </table:table-row>
        <table:table-row table:style-name="ro1">
          <table:table-cell office:value-type="float" office:value="0.450336670870846" calcext:value-type="float">
            <text:p>0.4503366709</text:p>
          </table:table-cell>
        </table:table-row>
        <table:table-row table:style-name="ro1">
          <table:table-cell office:value-type="float" office:value="0.454584120136932" calcext:value-type="float">
            <text:p>0.4545841201</text:p>
          </table:table-cell>
        </table:table-row>
        <table:table-row table:style-name="ro1">
          <table:table-cell office:value-type="float" office:value="0.458845597189738" calcext:value-type="float">
            <text:p>0.4588455972</text:p>
          </table:table-cell>
        </table:table-row>
        <table:table-row table:style-name="ro1">
          <table:table-cell office:value-type="float" office:value="0.429792193035139" calcext:value-type="float">
            <text:p>0.429792193</text:p>
          </table:table-cell>
        </table:table-row>
        <table:table-row table:style-name="ro1">
          <table:table-cell office:value-type="float" office:value="0.432458698960442" calcext:value-type="float">
            <text:p>0.432458699</text:p>
          </table:table-cell>
        </table:table-row>
        <table:table-row table:style-name="ro1">
          <table:table-cell office:value-type="float" office:value="0.435081670335893" calcext:value-type="float">
            <text:p>0.4350816703</text:p>
          </table:table-cell>
        </table:table-row>
        <table:table-row table:style-name="ro1">
          <table:table-cell office:value-type="float" office:value="0.437641813458803" calcext:value-type="float">
            <text:p>0.4376418135</text:p>
          </table:table-cell>
        </table:table-row>
        <table:table-row table:style-name="ro1">
          <table:table-cell office:value-type="float" office:value="0.440121460094331" calcext:value-type="float">
            <text:p>0.4401214601</text:p>
          </table:table-cell>
        </table:table-row>
        <table:table-row table:style-name="ro1">
          <table:table-cell office:value-type="float" office:value="0.44250451330482" calcext:value-type="float">
            <text:p>0.4425045133</text:p>
          </table:table-cell>
        </table:table-row>
        <table:table-row table:style-name="ro1">
          <table:table-cell office:value-type="float" office:value="0.444776393956702" calcext:value-type="float">
            <text:p>0.444776394</text:p>
          </table:table-cell>
        </table:table-row>
        <table:table-row table:style-name="ro1">
          <table:table-cell office:value-type="float" office:value="0.446923987904975" calcext:value-type="float">
            <text:p>0.4469239879</text:p>
          </table:table-cell>
        </table:table-row>
        <table:table-row table:style-name="ro1">
          <table:table-cell office:value-type="float" office:value="0.448935593855244" calcext:value-type="float">
            <text:p>0.4489355939</text:p>
          </table:table-cell>
        </table:table-row>
        <table:table-row table:style-name="ro1">
          <table:table-cell office:value-type="float" office:value="0.450800871903337" calcext:value-type="float">
            <text:p>0.4508008719</text:p>
          </table:table-cell>
        </table:table-row>
        <table:table-row table:style-name="ro1">
          <table:table-cell office:value-type="float" office:value="0.452510792752488" calcext:value-type="float">
            <text:p>0.4525107928</text:p>
          </table:table-cell>
        </table:table-row>
        <table:table-row table:style-name="ro1">
          <table:table-cell office:value-type="float" office:value="0.454057587608088" calcext:value-type="float">
            <text:p>0.4540575876</text:p>
          </table:table-cell>
        </table:table-row>
        <table:table-row table:style-name="ro1">
          <table:table-cell office:value-type="float" office:value="0.455434698750008" calcext:value-type="float">
            <text:p>0.4554346988</text:p>
          </table:table-cell>
        </table:table-row>
        <table:table-row table:style-name="ro1">
          <table:table-cell office:value-type="float" office:value="0.45663673078249" calcext:value-type="float">
            <text:p>0.4566367308</text:p>
          </table:table-cell>
        </table:table-row>
        <table:table-row table:style-name="ro1">
          <table:table-cell office:value-type="float" office:value="0.457659402561609" calcext:value-type="float">
            <text:p>0.4576594026</text:p>
          </table:table-cell>
        </table:table-row>
        <table:table-row table:style-name="ro1">
          <table:table-cell office:value-type="float" office:value="0.458499499800301" calcext:value-type="float">
            <text:p>0.4584994998</text:p>
          </table:table-cell>
        </table:table-row>
        <table:table-row table:style-name="ro1">
          <table:table-cell office:value-type="float" office:value="0.459154828350965" calcext:value-type="float">
            <text:p>0.4591548284</text:p>
          </table:table-cell>
        </table:table-row>
        <table:table-row table:style-name="ro1">
          <table:table-cell office:value-type="float" office:value="0.459624168165631" calcext:value-type="float">
            <text:p>0.4596241682</text:p>
          </table:table-cell>
        </table:table-row>
        <table:table-row table:style-name="ro1">
          <table:table-cell office:value-type="float" office:value="0.459907227933699" calcext:value-type="float">
            <text:p>0.4599072279</text:p>
          </table:table-cell>
        </table:table-row>
        <table:table-row table:style-name="ro1">
          <table:table-cell office:value-type="float" office:value="0.460004600397246" calcext:value-type="float">
            <text:p>0.4600046004</text:p>
          </table:table-cell>
        </table:table-row>
        <table:table-row table:style-name="ro1">
          <table:table-cell office:value-type="float" office:value="0.459917718343905" calcext:value-type="float">
            <text:p>0.4599177183</text:p>
          </table:table-cell>
        </table:table-row>
        <table:table-row table:style-name="ro1">
          <table:table-cell office:value-type="float" office:value="0.45964881127731" calcext:value-type="float">
            <text:p>0.4596488113</text:p>
          </table:table-cell>
        </table:table-row>
        <table:table-row table:style-name="ro1">
          <table:table-cell office:value-type="float" office:value="0.459200862765115" calcext:value-type="float">
            <text:p>0.4592008628</text:p>
          </table:table-cell>
        </table:table-row>
        <table:table-row table:style-name="ro1">
          <table:table-cell office:value-type="float" office:value="0.458577568464577" calcext:value-type="float">
            <text:p>0.4585775685</text:p>
          </table:table-cell>
        </table:table-row>
        <table:table-row table:style-name="ro1">
          <table:table-cell office:value-type="float" office:value="0.457783294825712" calcext:value-type="float">
            <text:p>0.4577832948</text:p>
          </table:table-cell>
        </table:table-row>
        <table:table-row table:style-name="ro1">
          <table:table-cell office:value-type="float" office:value="0.456823038472022" calcext:value-type="float">
            <text:p>0.4568230385</text:p>
          </table:table-cell>
        </table:table-row>
        <table:table-row table:style-name="ro1">
          <table:table-cell office:value-type="float" office:value="0.455702386258784" calcext:value-type="float">
            <text:p>0.4557023863</text:p>
          </table:table-cell>
        </table:table-row>
        <table:table-row table:style-name="ro1">
          <table:table-cell office:value-type="float" office:value="0.454427476008919" calcext:value-type="float">
            <text:p>0.454427476</text:p>
          </table:table-cell>
        </table:table-row>
        <table:table-row table:style-name="ro1">
          <table:table-cell office:value-type="float" office:value="0.453004957926422" calcext:value-type="float">
            <text:p>0.4530049579</text:p>
          </table:table-cell>
        </table:table-row>
        <table:table-row table:style-name="ro1">
          <table:table-cell office:value-type="float" office:value="0.451441956687364" calcext:value-type="float">
            <text:p>0.4514419567</text:p>
          </table:table-cell>
        </table:table-row>
        <table:table-row table:style-name="ro1">
          <table:table-cell office:value-type="float" office:value="0.449746034208464" calcext:value-type="float">
            <text:p>0.4497460342</text:p>
          </table:table-cell>
        </table:table-row>
        <table:table-row table:style-name="ro1">
          <table:table-cell office:value-type="float" office:value="0.447925153093233" calcext:value-type="float">
            <text:p>0.4479251531</text:p>
          </table:table-cell>
        </table:table-row>
        <table:table-row table:style-name="ro1">
          <table:table-cell office:value-type="float" office:value="0.445987640755681" calcext:value-type="float">
            <text:p>0.4459876408</text:p>
          </table:table-cell>
        </table:table-row>
        <table:table-row table:style-name="ro1">
          <table:table-cell office:value-type="float" office:value="0.4439421542216" calcext:value-type="float">
            <text:p>0.4439421542</text:p>
          </table:table-cell>
        </table:table-row>
        <table:table-row table:style-name="ro1">
          <table:table-cell office:value-type="float" office:value="0.441797645607409" calcext:value-type="float">
            <text:p>0.4417976456</text:p>
          </table:table-cell>
        </table:table-row>
        <table:table-row table:style-name="ro1">
          <table:table-cell office:value-type="float" office:value="0.439563328276581" calcext:value-type="float">
            <text:p>0.4395633283</text:p>
          </table:table-cell>
        </table:table-row>
        <table:table-row table:style-name="ro1">
          <table:table-cell office:value-type="float" office:value="0.437248643673622" calcext:value-type="float">
            <text:p>0.4372486437</text:p>
          </table:table-cell>
        </table:table-row>
        <table:table-row table:style-name="ro1">
          <table:table-cell office:value-type="float" office:value="0.434863228835636" calcext:value-type="float">
            <text:p>0.4348632288</text:p>
          </table:table-cell>
        </table:table-row>
        <table:table-row table:style-name="ro1">
          <table:table-cell office:value-type="float" office:value="0.43241688458145" calcext:value-type="float">
            <text:p>0.4324168846</text:p>
          </table:table-cell>
        </table:table-row>
        <table:table-row table:style-name="ro1">
          <table:table-cell office:value-type="float" office:value="0.429919544378308" calcext:value-type="float">
            <text:p>0.4299195444</text:p>
          </table:table-cell>
        </table:table-row>
        <table:table-row table:style-name="ro1">
          <table:table-cell office:value-type="float" office:value="0.427381243886143" calcext:value-type="float">
            <text:p>0.4273812439</text:p>
          </table:table-cell>
        </table:table-row>
        <table:table-row table:style-name="ro1">
          <table:table-cell office:value-type="float" office:value="0.424812091179405" calcext:value-type="float">
            <text:p>0.4248120912</text:p>
          </table:table-cell>
        </table:table-row>
        <table:table-row table:style-name="ro1">
          <table:table-cell office:value-type="float" office:value="0.422222237646475" calcext:value-type="float">
            <text:p>0.4222222376</text:p>
          </table:table-cell>
        </table:table-row>
        <table:table-row table:style-name="ro1">
          <table:table-cell office:value-type="float" office:value="0.41962184956663" calcext:value-type="float">
            <text:p>0.4196218496</text:p>
          </table:table-cell>
        </table:table-row>
        <table:table-row table:style-name="ro1">
          <table:table-cell office:value-type="float" office:value="0.417021080364595" calcext:value-type="float">
            <text:p>0.4170210804</text:p>
          </table:table-cell>
        </table:table-row>
        <table:table-row table:style-name="ro1">
          <table:table-cell office:value-type="float" office:value="0.414430043542653" calcext:value-type="float">
            <text:p>0.4144300435</text:p>
          </table:table-cell>
        </table:table-row>
        <table:table-row table:style-name="ro1">
          <table:table-cell office:value-type="float" office:value="0.411858786290324" calcext:value-type="float">
            <text:p>0.4118587863</text:p>
          </table:table-cell>
        </table:table-row>
        <table:table-row table:style-name="ro1">
          <table:table-cell office:value-type="float" office:value="0.409317263771625" calcext:value-type="float">
            <text:p>0.4093172638</text:p>
          </table:table-cell>
        </table:table-row>
        <table:table-row table:style-name="ro1">
          <table:table-cell office:value-type="float" office:value="0.406815314089886" calcext:value-type="float">
            <text:p>0.4068153141</text:p>
          </table:table-cell>
        </table:table-row>
        <table:table-row table:style-name="ro1">
          <table:table-cell office:value-type="float" office:value="0.404362633930142" calcext:value-type="float">
            <text:p>0.4043626339</text:p>
          </table:table-cell>
        </table:table-row>
        <table:table-row table:style-name="ro1">
          <table:table-cell office:value-type="float" office:value="0.401968754879094" calcext:value-type="float">
            <text:p>0.4019687549</text:p>
          </table:table-cell>
        </table:table-row>
        <table:table-row table:style-name="ro1">
          <table:table-cell office:value-type="float" office:value="0.399643020422642" calcext:value-type="float">
            <text:p>0.3996430204</text:p>
          </table:table-cell>
        </table:table-row>
        <table:table-row table:style-name="ro1">
          <table:table-cell office:value-type="float" office:value="0.397394563620977" calcext:value-type="float">
            <text:p>0.3973945636</text:p>
          </table:table-cell>
        </table:table-row>
        <table:table-row table:style-name="ro1">
          <table:table-cell office:value-type="float" office:value="0.395232285461259" calcext:value-type="float">
            <text:p>0.3952322855</text:p>
          </table:table-cell>
        </table:table-row>
        <table:table-row table:style-name="ro1">
          <table:table-cell office:value-type="float" office:value="0.393164833887846" calcext:value-type="float">
            <text:p>0.3931648339</text:p>
          </table:table-cell>
        </table:table-row>
        <table:table-row table:style-name="ro1">
          <table:table-cell office:value-type="float" office:value="0.39120058351011" calcext:value-type="float">
            <text:p>0.3912005835</text:p>
          </table:table-cell>
        </table:table-row>
        <table:table-row table:style-name="ro1">
          <table:table-cell office:value-type="float" office:value="0.389347615987808" calcext:value-type="float">
            <text:p>0.389347616</text:p>
          </table:table-cell>
        </table:table-row>
        <table:table-row table:style-name="ro1">
          <table:table-cell office:value-type="float" office:value="0.387613701094032" calcext:value-type="float">
            <text:p>0.3876137011</text:p>
          </table:table-cell>
        </table:table-row>
        <table:table-row table:style-name="ro1">
          <table:table-cell office:value-type="float" office:value="0.386006278455725" calcext:value-type="float">
            <text:p>0.3860062785</text:p>
          </table:table-cell>
        </table:table-row>
        <table:table-row table:style-name="ro1">
          <table:table-cell office:value-type="float" office:value="0.384532439971762" calcext:value-type="float">
            <text:p>0.38453244</text:p>
          </table:table-cell>
        </table:table-row>
        <table:table-row table:style-name="ro1">
          <table:table-cell office:value-type="float" office:value="0.383198912908612" calcext:value-type="float">
            <text:p>0.3831989129</text:p>
          </table:table-cell>
        </table:table-row>
        <table:table-row table:style-name="ro1">
          <table:table-cell office:value-type="float" office:value="0.382012043673557" calcext:value-type="float">
            <text:p>0.3820120437</text:p>
          </table:table-cell>
        </table:table-row>
        <table:table-row table:style-name="ro1">
          <table:table-cell office:value-type="float" office:value="0.380977782265488" calcext:value-type="float">
            <text:p>0.3809777823</text:p>
          </table:table-cell>
        </table:table-row>
        <table:table-row table:style-name="ro1">
          <table:table-cell office:value-type="float" office:value="0.380101667403265" calcext:value-type="float">
            <text:p>0.3801016674</text:p>
          </table:table-cell>
        </table:table-row>
        <table:table-row table:style-name="ro1">
          <table:table-cell office:value-type="float" office:value="0.379388812331655" calcext:value-type="float">
            <text:p>0.3793888123</text:p>
          </table:table-cell>
        </table:table-row>
        <table:table-row table:style-name="ro1">
          <table:table-cell office:value-type="float" office:value="0.378843891304831" calcext:value-type="float">
            <text:p>0.3788438913</text:p>
          </table:table-cell>
        </table:table-row>
        <table:table-row table:style-name="ro1">
          <table:table-cell office:value-type="float" office:value="0.378471126747441" calcext:value-type="float">
            <text:p>0.3784711267</text:p>
          </table:table-cell>
        </table:table-row>
        <table:table-row table:style-name="ro1">
          <table:table-cell office:value-type="float" office:value="0.378274277093256" calcext:value-type="float">
            <text:p>0.3782742771</text:p>
          </table:table-cell>
        </table:table-row>
        <table:table-row table:style-name="ro1">
          <table:table-cell office:value-type="float" office:value="0.37825662530137" calcext:value-type="float">
            <text:p>0.3782566253</text:p>
          </table:table-cell>
        </table:table-row>
        <table:table-row table:style-name="ro1">
          <table:table-cell office:value-type="float" office:value="0.378420968049992" calcext:value-type="float">
            <text:p>0.378420968</text:p>
          </table:table-cell>
        </table:table-row>
        <table:table-row table:style-name="ro1">
          <table:table-cell office:value-type="float" office:value="0.378769605607785" calcext:value-type="float">
            <text:p>0.3787696056</text:p>
          </table:table-cell>
        </table:table-row>
        <table:table-row table:style-name="ro1">
          <table:table-cell office:value-type="float" office:value="0.37930433238279" calcext:value-type="float">
            <text:p>0.3793043324</text:p>
          </table:table-cell>
        </table:table-row>
        <table:table-row table:style-name="ro1">
          <table:table-cell office:value-type="float" office:value="0.380026428148911" calcext:value-type="float">
            <text:p>0.3800264281</text:p>
          </table:table-cell>
        </table:table-row>
        <table:table-row table:style-name="ro1">
          <table:table-cell office:value-type="float" office:value="0.380936649949978" calcext:value-type="float">
            <text:p>0.3809366499</text:p>
          </table:table-cell>
        </table:table-row>
        <table:table-row table:style-name="ro1">
          <table:table-cell office:value-type="float" office:value="0.382035224681366" calcext:value-type="float">
            <text:p>0.3820352247</text:p>
          </table:table-cell>
        </table:table-row>
        <table:table-row table:style-name="ro1">
          <table:table-cell office:value-type="float" office:value="0.383321842349198" calcext:value-type="float">
            <text:p>0.3833218423</text:p>
          </table:table-cell>
        </table:table-row>
        <table:table-row table:style-name="ro1">
          <table:table-cell office:value-type="float" office:value="0.384795650007109" calcext:value-type="float">
            <text:p>0.38479565</text:p>
          </table:table-cell>
        </table:table-row>
        <table:table-row table:style-name="ro1">
          <table:table-cell office:value-type="float" office:value="0.386455246370579" calcext:value-type="float">
            <text:p>0.3864552464</text:p>
          </table:table-cell>
        </table:table-row>
        <table:table-row table:style-name="ro1">
          <table:table-cell office:value-type="float" office:value="0.388298677108839" calcext:value-type="float">
            <text:p>0.3882986771</text:p>
          </table:table-cell>
        </table:table-row>
        <table:table-row table:style-name="ro1">
          <table:table-cell office:value-type="float" office:value="0.39032343081435" calcext:value-type="float">
            <text:p>0.3903234308</text:p>
          </table:table-cell>
        </table:table-row>
        <table:table-row table:style-name="ro1">
          <table:table-cell office:value-type="float" office:value="0.392526435649837" calcext:value-type="float">
            <text:p>0.3925264356</text:p>
          </table:table-cell>
        </table:table-row>
        <table:table-row table:style-name="ro1">
          <table:table-cell office:value-type="float" office:value="0.394904056672909" calcext:value-type="float">
            <text:p>0.3949040567</text:p>
          </table:table-cell>
        </table:table-row>
        <table:table-row table:style-name="ro1">
          <table:table-cell office:value-type="float" office:value="0.397452093838242" calcext:value-type="float">
            <text:p>0.3974520938</text:p>
          </table:table-cell>
        </table:table-row>
        <table:table-row table:style-name="ro1">
          <table:table-cell office:value-type="float" office:value="0.400165780677326" calcext:value-type="float">
            <text:p>0.4001657807</text:p>
          </table:table-cell>
        </table:table-row>
        <table:table-row table:style-name="ro1">
          <table:table-cell office:value-type="float" office:value="0.403039783655788" calcext:value-type="float">
            <text:p>0.4030397837</text:p>
          </table:table-cell>
        </table:table-row>
        <table:table-row table:style-name="ro1">
          <table:table-cell office:value-type="float" office:value="0.406068202208287" calcext:value-type="float">
            <text:p>0.4060682022</text:p>
          </table:table-cell>
        </table:table-row>
        <table:table-row table:style-name="ro1">
          <table:table-cell office:value-type="float" office:value="0.409244569450969" calcext:value-type="float">
            <text:p>0.4092445695</text:p>
          </table:table-cell>
        </table:table-row>
        <table:table-row table:style-name="ro1">
          <table:table-cell office:value-type="float" office:value="0.412561853571498" calcext:value-type="float">
            <text:p>0.4125618536</text:p>
          </table:table-cell>
        </table:table-row>
        <table:table-row table:style-name="ro1">
          <table:table-cell office:value-type="float" office:value="0.416012459896657" calcext:value-type="float">
            <text:p>0.4160124599</text:p>
          </table:table-cell>
        </table:table-row>
        <table:table-row table:style-name="ro1">
          <table:table-cell office:value-type="float" office:value="0.419588233637513" calcext:value-type="float">
            <text:p>0.4195882336</text:p>
          </table:table-cell>
        </table:table-row>
        <table:table-row table:style-name="ro1">
          <table:table-cell office:value-type="float" office:value="0.423280463312161" calcext:value-type="float">
            <text:p>0.4232804633</text:p>
          </table:table-cell>
        </table:table-row>
        <table:table-row table:style-name="ro1">
          <table:table-cell office:value-type="float" office:value="0.427079884846024" calcext:value-type="float">
            <text:p>0.4270798848</text:p>
          </table:table-cell>
        </table:table-row>
        <table:table-row table:style-name="ro1">
          <table:table-cell office:value-type="float" office:value="0.430976686349732" calcext:value-type="float">
            <text:p>0.4309766863</text:p>
          </table:table-cell>
        </table:table-row>
        <table:table-row table:style-name="ro1">
          <table:table-cell office:value-type="float" office:value="0.434960513574574" calcext:value-type="float">
            <text:p>0.4349605136</text:p>
          </table:table-cell>
        </table:table-row>
        <table:table-row table:style-name="ro1">
          <table:table-cell office:value-type="float" office:value="0.439020476045506" calcext:value-type="float">
            <text:p>0.439020476</text:p>
          </table:table-cell>
        </table:table-row>
        <table:table-row table:style-name="ro1">
          <table:table-cell office:value-type="float" office:value="0.44314515387174" calcext:value-type="float">
            <text:p>0.4431451539</text:p>
          </table:table-cell>
        </table:table-row>
        <table:table-row table:style-name="ro1">
          <table:table-cell office:value-type="float" office:value="0.447322605234898" calcext:value-type="float">
            <text:p>0.4473226052</text:p>
          </table:table-cell>
        </table:table-row>
        <table:table-row table:style-name="ro1">
          <table:table-cell office:value-type="float" office:value="0.451540374554736" calcext:value-type="float">
            <text:p>0.4515403746</text:p>
          </table:table-cell>
        </table:table-row>
        <table:table-row table:style-name="ro1">
          <table:table-cell office:value-type="float" office:value="0.455785501332436" calcext:value-type="float">
            <text:p>0.4557855013</text:p>
          </table:table-cell>
        </table:table-row>
        <table:table-row table:style-name="ro1">
          <table:table-cell office:value-type="float" office:value="0.460044529671473" calcext:value-type="float">
            <text:p>0.4600445297</text:p>
          </table:table-cell>
        </table:table-row>
        <table:table-row table:style-name="ro1">
          <table:table-cell office:value-type="float" office:value="0.429017249446283" calcext:value-type="float">
            <text:p>0.4290172494</text:p>
          </table:table-cell>
        </table:table-row>
        <table:table-row table:style-name="ro1">
          <table:table-cell office:value-type="float" office:value="0.431681698715443" calcext:value-type="float">
            <text:p>0.4316816987</text:p>
          </table:table-cell>
        </table:table-row>
        <table:table-row table:style-name="ro1">
          <table:table-cell office:value-type="float" office:value="0.434302865375703" calcext:value-type="float">
            <text:p>0.4343028654</text:p>
          </table:table-cell>
        </table:table-row>
        <table:table-row table:style-name="ro1">
          <table:table-cell office:value-type="float" office:value="0.43686157036506" calcext:value-type="float">
            <text:p>0.4368615704</text:p>
          </table:table-cell>
        </table:table-row>
        <table:table-row table:style-name="ro1">
          <table:table-cell office:value-type="float" office:value="0.43934025252656" calcext:value-type="float">
            <text:p>0.4393402525</text:p>
          </table:table-cell>
        </table:table-row>
        <table:table-row table:style-name="ro1">
          <table:table-cell office:value-type="float" office:value="0.44172291459803" calcext:value-type="float">
            <text:p>0.4417229146</text:p>
          </table:table-cell>
        </table:table-row>
        <table:table-row table:style-name="ro1">
          <table:table-cell office:value-type="float" office:value="0.4439950698794" calcext:value-type="float">
            <text:p>0.4439950699</text:p>
          </table:table-cell>
        </table:table-row>
        <table:table-row table:style-name="ro1">
          <table:table-cell office:value-type="float" office:value="0.446143689577605" calcext:value-type="float">
            <text:p>0.4461436896</text:p>
          </table:table-cell>
        </table:table-row>
        <table:table-row table:style-name="ro1">
          <table:table-cell office:value-type="float" office:value="0.448157150829089" calcext:value-type="float">
            <text:p>0.4481571508</text:p>
          </table:table-cell>
        </table:table-row>
        <table:table-row table:style-name="ro1">
          <table:table-cell office:value-type="float" office:value="0.450025185399878" calcext:value-type="float">
            <text:p>0.4500251854</text:p>
          </table:table-cell>
        </table:table-row>
        <table:table-row table:style-name="ro1">
          <table:table-cell office:value-type="float" office:value="0.451738829063254" calcext:value-type="float">
            <text:p>0.4517388291</text:p>
          </table:table-cell>
        </table:table-row>
        <table:table-row table:style-name="ro1">
          <table:table-cell office:value-type="float" office:value="0.453290371655011" calcext:value-type="float">
            <text:p>0.4532903717</text:p>
          </table:table-cell>
        </table:table-row>
        <table:table-row table:style-name="ro1">
          <table:table-cell office:value-type="float" office:value="0.454673307806295" calcext:value-type="float">
            <text:p>0.4546733078</text:p>
          </table:table-cell>
        </table:table-row>
        <table:table-row table:style-name="ro1">
          <table:table-cell office:value-type="float" office:value="0.45588228835404" calcext:value-type="float">
            <text:p>0.4558822884</text:p>
          </table:table-cell>
        </table:table-row>
        <table:table-row table:style-name="ro1">
          <table:table-cell office:value-type="float" office:value="0.456913072428983" calcext:value-type="float">
            <text:p>0.4569130724</text:p>
          </table:table-cell>
        </table:table-row>
        <table:table-row table:style-name="ro1">
          <table:table-cell office:value-type="float" office:value="0.457762480221266" calcext:value-type="float">
            <text:p>0.4577624802</text:p>
          </table:table-cell>
        </table:table-row>
        <table:table-row table:style-name="ro1">
          <table:table-cell office:value-type="float" office:value="0.458428346423636" calcext:value-type="float">
            <text:p>0.4584283464</text:p>
          </table:table-cell>
        </table:table-row>
        <table:table-row table:style-name="ro1">
          <table:table-cell office:value-type="float" office:value="0.458909474352217" calcext:value-type="float">
            <text:p>0.4589094744</text:p>
          </table:table-cell>
        </table:table-row>
        <table:table-row table:style-name="ro1">
          <table:table-cell office:value-type="float" office:value="0.45920559074488" calcext:value-type="float">
            <text:p>0.4592055907</text:p>
          </table:table-cell>
        </table:table-row>
        <table:table-row table:style-name="ro1">
          <table:table-cell office:value-type="float" office:value="0.459317301237199" calcext:value-type="float">
            <text:p>0.4593173012</text:p>
          </table:table-cell>
        </table:table-row>
        <table:table-row table:style-name="ro1">
          <table:table-cell office:value-type="float" office:value="0.459246046515986" calcext:value-type="float">
            <text:p>0.4592460465</text:p>
          </table:table-cell>
        </table:table-row>
        <table:table-row table:style-name="ro1">
          <table:table-cell office:value-type="float" office:value="0.458994059150425" calcext:value-type="float">
            <text:p>0.4589940592</text:p>
          </table:table-cell>
        </table:table-row>
        <table:table-row table:style-name="ro1">
          <table:table-cell office:value-type="float" office:value="0.458564321100786" calcext:value-type="float">
            <text:p>0.4585643211</text:p>
          </table:table-cell>
        </table:table-row>
        <table:table-row table:style-name="ro1">
          <table:table-cell office:value-type="float" office:value="0.457960521904726" calcext:value-type="float">
            <text:p>0.4579605219</text:p>
          </table:table-cell>
        </table:table-row>
        <table:table-row table:style-name="ro1">
          <table:table-cell office:value-type="float" office:value="0.45718701754118" calcext:value-type="float">
            <text:p>0.4571870175</text:p>
          </table:table-cell>
        </table:table-row>
        <table:table-row table:style-name="ro1">
          <table:table-cell office:value-type="float" office:value="0.456248789971839" calcext:value-type="float">
            <text:p>0.45624879</text:p>
          </table:table-cell>
        </table:table-row>
        <table:table-row table:style-name="ro1">
          <table:table-cell office:value-type="float" office:value="0.455151407360211" calcext:value-type="float">
            <text:p>0.4551514074</text:p>
          </table:table-cell>
        </table:table-row>
        <table:table-row table:style-name="ro1">
          <table:table-cell office:value-type="float" office:value="0.453900984968277" calcext:value-type="float">
            <text:p>0.453900985</text:p>
          </table:table-cell>
        </table:table-row>
        <table:table-row table:style-name="ro1">
          <table:table-cell office:value-type="float" office:value="0.452504146730727" calcext:value-type="float">
            <text:p>0.4525041467</text:p>
          </table:table-cell>
        </table:table-row>
        <table:table-row table:style-name="ro1">
          <table:table-cell office:value-type="float" office:value="0.450967987506786" calcext:value-type="float">
            <text:p>0.4509679875</text:p>
          </table:table-cell>
        </table:table-row>
        <table:table-row table:style-name="ro1">
          <table:table-cell office:value-type="float" office:value="0.449300036009626" calcext:value-type="float">
            <text:p>0.449300036</text:p>
          </table:table-cell>
        </table:table-row>
        <table:table-row table:style-name="ro1">
          <table:table-cell office:value-type="float" office:value="0.44750821841337" calcext:value-type="float">
            <text:p>0.4475082184</text:p>
          </table:table-cell>
        </table:table-row>
        <table:table-row table:style-name="ro1">
          <table:table-cell office:value-type="float" office:value="0.445600822637676" calcext:value-type="float">
            <text:p>0.4456008226</text:p>
          </table:table-cell>
        </table:table-row>
        <table:table-row table:style-name="ro1">
          <table:table-cell office:value-type="float" office:value="0.443586463309911" calcext:value-type="float">
            <text:p>0.4435864633</text:p>
          </table:table-cell>
        </table:table-row>
        <table:table-row table:style-name="ro1">
          <table:table-cell office:value-type="float" office:value="0.441474047404917" calcext:value-type="float">
            <text:p>0.4414740474</text:p>
          </table:table-cell>
        </table:table-row>
        <table:table-row table:style-name="ro1">
          <table:table-cell office:value-type="float" office:value="0.439272740562357" calcext:value-type="float">
            <text:p>0.4392727406</text:p>
          </table:table-cell>
        </table:table-row>
        <table:table-row table:style-name="ro1">
          <table:table-cell office:value-type="float" office:value="0.43699193408165" calcext:value-type="float">
            <text:p>0.4369919341</text:p>
          </table:table-cell>
        </table:table-row>
        <table:table-row table:style-name="ro1">
          <table:table-cell office:value-type="float" office:value="0.434641212594498" calcext:value-type="float">
            <text:p>0.4346412126</text:p>
          </table:table-cell>
        </table:table-row>
        <table:table-row table:style-name="ro1">
          <table:table-cell office:value-type="float" office:value="0.432230322414995" calcext:value-type="float">
            <text:p>0.4322303224</text:p>
          </table:table-cell>
        </table:table-row>
        <table:table-row table:style-name="ro1">
          <table:table-cell office:value-type="float" office:value="0.429769140567324" calcext:value-type="float">
            <text:p>0.4297691406</text:p>
          </table:table-cell>
        </table:table-row>
        <table:table-row table:style-name="ro1">
          <table:table-cell office:value-type="float" office:value="0.427267644491042" calcext:value-type="float">
            <text:p>0.4272676445</text:p>
          </table:table-cell>
        </table:table-row>
        <table:table-row table:style-name="ro1">
          <table:table-cell office:value-type="float" office:value="0.424735882423955" calcext:value-type="float">
            <text:p>0.4247358824</text:p>
          </table:table-cell>
        </table:table-row>
        <table:table-row table:style-name="ro1">
          <table:table-cell office:value-type="float" office:value="0.422183944462574" calcext:value-type="float">
            <text:p>0.4221839445</text:p>
          </table:table-cell>
        </table:table-row>
        <table:table-row table:style-name="ro1">
          <table:table-cell office:value-type="float" office:value="0.419621934300162" calcext:value-type="float">
            <text:p>0.4196219343</text:p>
          </table:table-cell>
        </table:table-row>
        <table:table-row table:style-name="ro1">
          <table:table-cell office:value-type="float" office:value="0.417059941642372" calcext:value-type="float">
            <text:p>0.4170599416</text:p>
          </table:table-cell>
        </table:table-row>
        <table:table-row table:style-name="ro1">
          <table:table-cell office:value-type="float" office:value="0.414508015300462" calcext:value-type="float">
            <text:p>0.4145080153</text:p>
          </table:table-cell>
        </table:table-row>
        <table:table-row table:style-name="ro1">
          <table:table-cell office:value-type="float" office:value="0.411976136962107" calcext:value-type="float">
            <text:p>0.411976137</text:p>
          </table:table-cell>
        </table:table-row>
        <table:table-row table:style-name="ro1">
          <table:table-cell office:value-type="float" office:value="0.409474195639794" calcext:value-type="float">
            <text:p>0.4094741956</text:p>
          </table:table-cell>
        </table:table-row>
        <table:table-row table:style-name="ro1">
          <table:table-cell office:value-type="float" office:value="0.407011962796803" calcext:value-type="float">
            <text:p>0.4070119628</text:p>
          </table:table-cell>
        </table:table-row>
        <table:table-row table:style-name="ro1">
          <table:table-cell office:value-type="float" office:value="0.40459906815078" calcext:value-type="float">
            <text:p>0.4045990682</text:p>
          </table:table-cell>
        </table:table-row>
        <table:table-row table:style-name="ro1">
          <table:table-cell office:value-type="float" office:value="0.402244976154889" calcext:value-type="float">
            <text:p>0.4022449762</text:p>
          </table:table-cell>
        </table:table-row>
        <table:table-row table:style-name="ro1">
          <table:table-cell office:value-type="float" office:value="0.399958963156562" calcext:value-type="float">
            <text:p>0.3999589632</text:p>
          </table:table-cell>
        </table:table-row>
        <table:table-row table:style-name="ro1">
          <table:table-cell office:value-type="float" office:value="0.397750095233825" calcext:value-type="float">
            <text:p>0.3977500952</text:p>
          </table:table-cell>
        </table:table-row>
        <table:table-row table:style-name="ro1">
          <table:table-cell office:value-type="float" office:value="0.395627206709222" calcext:value-type="float">
            <text:p>0.3956272067</text:p>
          </table:table-cell>
        </table:table-row>
        <table:table-row table:style-name="ro1">
          <table:table-cell office:value-type="float" office:value="0.393598879341315" calcext:value-type="float">
            <text:p>0.3935988793</text:p>
          </table:table-cell>
        </table:table-row>
        <table:table-row table:style-name="ro1">
          <table:table-cell office:value-type="float" office:value="0.391673422193783" calcext:value-type="float">
            <text:p>0.3916734222</text:p>
          </table:table-cell>
        </table:table-row>
        <table:table-row table:style-name="ro1">
          <table:table-cell office:value-type="float" office:value="0.389858852182096" calcext:value-type="float">
            <text:p>0.3898588522</text:p>
          </table:table-cell>
        </table:table-row>
        <table:table-row table:style-name="ro1">
          <table:table-cell office:value-type="float" office:value="0.388162875297788" calcext:value-type="float">
            <text:p>0.3881628753</text:p>
          </table:table-cell>
        </table:table-row>
        <table:table-row table:style-name="ro1">
          <table:table-cell office:value-type="float" office:value="0.386592868510308" calcext:value-type="float">
            <text:p>0.3865928685</text:p>
          </table:table-cell>
        </table:table-row>
        <table:table-row table:style-name="ro1">
          <table:table-cell office:value-type="float" office:value="0.385155862346463" calcext:value-type="float">
            <text:p>0.3851558623</text:p>
          </table:table-cell>
        </table:table-row>
        <table:table-row table:style-name="ro1">
          <table:table-cell office:value-type="float" office:value="0.383858524147447" calcext:value-type="float">
            <text:p>0.3838585241</text:p>
          </table:table-cell>
        </table:table-row>
        <table:table-row table:style-name="ro1">
          <table:table-cell office:value-type="float" office:value="0.382707142003458" calcext:value-type="float">
            <text:p>0.382707142</text:p>
          </table:table-cell>
        </table:table-row>
        <table:table-row table:style-name="ro1">
          <table:table-cell office:value-type="float" office:value="0.3817076093659" calcext:value-type="float">
            <text:p>0.3817076094</text:p>
          </table:table-cell>
        </table:table-row>
        <table:table-row table:style-name="ro1">
          <table:table-cell office:value-type="float" office:value="0.380865410337172" calcext:value-type="float">
            <text:p>0.3808654103</text:p>
          </table:table-cell>
        </table:table-row>
        <table:table-row table:style-name="ro1">
          <table:table-cell office:value-type="float" office:value="0.380185605638052" calcext:value-type="float">
            <text:p>0.3801856056</text:p>
          </table:table-cell>
        </table:table-row>
        <table:table-row table:style-name="ro1">
          <table:table-cell office:value-type="float" office:value="0.379672819252653" calcext:value-type="float">
            <text:p>0.3796728193</text:p>
          </table:table-cell>
        </table:table-row>
        <table:table-row table:style-name="ro1">
          <table:table-cell office:value-type="float" office:value="0.379331225750984" calcext:value-type="float">
            <text:p>0.3793312258</text:p>
          </table:table-cell>
        </table:table-row>
        <table:table-row table:style-name="ro1">
          <table:table-cell office:value-type="float" office:value="0.379164538289085" calcext:value-type="float">
            <text:p>0.3791645383</text:p>
          </table:table-cell>
        </table:table-row>
        <table:table-row table:style-name="ro1">
          <table:table-cell office:value-type="float" office:value="0.37917599728675" calcext:value-type="float">
            <text:p>0.3791759973</text:p>
          </table:table-cell>
        </table:table-row>
        <table:table-row table:style-name="ro1">
          <table:table-cell office:value-type="float" office:value="0.37936835978285" calcext:value-type="float">
            <text:p>0.3793683598</text:p>
          </table:table-cell>
        </table:table-row>
        <table:table-row table:style-name="ro1">
          <table:table-cell office:value-type="float" office:value="0.379743889468225" calcext:value-type="float">
            <text:p>0.3797438895</text:p>
          </table:table-cell>
        </table:table-row>
        <table:table-row table:style-name="ro1">
          <table:table-cell office:value-type="float" office:value="0.380304347396177" calcext:value-type="float">
            <text:p>0.3803043474</text:p>
          </table:table-cell>
        </table:table-row>
        <table:table-row table:style-name="ro1">
          <table:table-cell office:value-type="float" office:value="0.381050983370546" calcext:value-type="float">
            <text:p>0.3810509834</text:p>
          </table:table-cell>
        </table:table-row>
        <table:table-row table:style-name="ro1">
          <table:table-cell office:value-type="float" office:value="0.381984528011367" calcext:value-type="float">
            <text:p>0.381984528</text:p>
          </table:table-cell>
        </table:table-row>
        <table:table-row table:style-name="ro1">
          <table:table-cell office:value-type="float" office:value="0.383105185498126" calcext:value-type="float">
            <text:p>0.3831051855</text:p>
          </table:table-cell>
        </table:table-row>
        <table:table-row table:style-name="ro1">
          <table:table-cell office:value-type="float" office:value="0.384412626990595" calcext:value-type="float">
            <text:p>0.384412627</text:p>
          </table:table-cell>
        </table:table-row>
        <table:table-row table:style-name="ro1">
          <table:table-cell office:value-type="float" office:value="0.385905984727255" calcext:value-type="float">
            <text:p>0.3859059847</text:p>
          </table:table-cell>
        </table:table-row>
        <table:table-row table:style-name="ro1">
          <table:table-cell office:value-type="float" office:value="0.387583846801306" calcext:value-type="float">
            <text:p>0.3875838468</text:p>
          </table:table-cell>
        </table:table-row>
        <table:table-row table:style-name="ro1">
          <table:table-cell office:value-type="float" office:value="0.38944425261427" calcext:value-type="float">
            <text:p>0.3894442526</text:p>
          </table:table-cell>
        </table:table-row>
        <table:table-row table:style-name="ro1">
          <table:table-cell office:value-type="float" office:value="0.391484689007174" calcext:value-type="float">
            <text:p>0.391484689</text:p>
          </table:table-cell>
        </table:table-row>
        <table:table-row table:style-name="ro1">
          <table:table-cell office:value-type="float" office:value="0.393702087069323" calcext:value-type="float">
            <text:p>0.3937020871</text:p>
          </table:table-cell>
        </table:table-row>
        <table:table-row table:style-name="ro1">
          <table:table-cell office:value-type="float" office:value="0.396092819624659" calcext:value-type="float">
            <text:p>0.3960928196</text:p>
          </table:table-cell>
        </table:table-row>
        <table:table-row table:style-name="ro1">
          <table:table-cell office:value-type="float" office:value="0.398652699395711" calcext:value-type="float">
            <text:p>0.3986526994</text:p>
          </table:table-cell>
        </table:table-row>
        <table:table-row table:style-name="ro1">
          <table:table-cell office:value-type="float" office:value="0.401376977845129" calcext:value-type="float">
            <text:p>0.4013769778</text:p>
          </table:table-cell>
        </table:table-row>
        <table:table-row table:style-name="ro1">
          <table:table-cell office:value-type="float" office:value="0.404260344694803" calcext:value-type="float">
            <text:p>0.4042603447</text:p>
          </table:table-cell>
        </table:table-row>
        <table:table-row table:style-name="ro1">
          <table:table-cell office:value-type="float" office:value="0.407296928122574" calcext:value-type="float">
            <text:p>0.4072969281</text:p>
          </table:table-cell>
        </table:table-row>
        <table:table-row table:style-name="ro1">
          <table:table-cell office:value-type="float" office:value="0.410480295636534" calcext:value-type="float">
            <text:p>0.4104802956</text:p>
          </table:table-cell>
        </table:table-row>
        <table:table-row table:style-name="ro1">
          <table:table-cell office:value-type="float" office:value="0.413803455626899" calcext:value-type="float">
            <text:p>0.4138034556</text:p>
          </table:table-cell>
        </table:table-row>
        <table:table-row table:style-name="ro1">
          <table:table-cell office:value-type="float" office:value="0.417258859595491" calcext:value-type="float">
            <text:p>0.4172588596</text:p>
          </table:table-cell>
        </table:table-row>
        <table:table-row table:style-name="ro1">
          <table:table-cell office:value-type="float" office:value="0.420838405062788" calcext:value-type="float">
            <text:p>0.4208384051</text:p>
          </table:table-cell>
        </table:table-row>
        <table:table-row table:style-name="ro1">
          <table:table-cell office:value-type="float" office:value="0.424533439152573" calcext:value-type="float">
            <text:p>0.4245334392</text:p>
          </table:table-cell>
        </table:table-row>
        <table:table-row table:style-name="ro1">
          <table:table-cell office:value-type="float" office:value="0.428334762854163" calcext:value-type="float">
            <text:p>0.4283347629</text:p>
          </table:table-cell>
        </table:table-row>
        <table:table-row table:style-name="ro1">
          <table:table-cell office:value-type="float" office:value="0.432232635962232" calcext:value-type="float">
            <text:p>0.432232636</text:p>
          </table:table-cell>
        </table:table-row>
        <table:table-row table:style-name="ro1">
          <table:table-cell office:value-type="float" office:value="0.436216782694214" calcext:value-type="float">
            <text:p>0.4362167827</text:p>
          </table:table-cell>
        </table:table-row>
        <table:table-row table:style-name="ro1">
          <table:table-cell office:value-type="float" office:value="0.440276397985299" calcext:value-type="float">
            <text:p>0.440276398</text:p>
          </table:table-cell>
        </table:table-row>
        <table:table-row table:style-name="ro1">
          <table:table-cell office:value-type="float" office:value="0.444400154461011" calcext:value-type="float">
            <text:p>0.4444001545</text:p>
          </table:table-cell>
        </table:table-row>
        <table:table-row table:style-name="ro1">
          <table:table-cell office:value-type="float" office:value="0.448576210087382" calcext:value-type="float">
            <text:p>0.4485762101</text:p>
          </table:table-cell>
        </table:table-row>
        <table:table-row table:style-name="ro1">
          <table:table-cell office:value-type="float" office:value="0.452792216498701" calcext:value-type="float">
            <text:p>0.4527922165</text:p>
          </table:table-cell>
        </table:table-row>
        <table:table-row table:style-name="ro1">
          <table:table-cell office:value-type="float" office:value="0.457035328002858" calcext:value-type="float">
            <text:p>0.457035328</text:p>
          </table:table-cell>
        </table:table-row>
        <table:table-row table:style-name="ro1">
          <table:table-cell office:value-type="float" office:value="0.461292211264278" calcext:value-type="float">
            <text:p>0.4612922113</text:p>
          </table:table-cell>
        </table:table-row>
        <table:table-row table:style-name="ro1">
          <table:table-cell office:value-type="float" office:value="0.428200180615593" calcext:value-type="float">
            <text:p>0.4282001806</text:p>
          </table:table-cell>
        </table:table-row>
        <table:table-row table:style-name="ro1">
          <table:table-cell office:value-type="float" office:value="0.430862873281517" calcext:value-type="float">
            <text:p>0.4308628733</text:p>
          </table:table-cell>
        </table:table-row>
        <table:table-row table:style-name="ro1">
          <table:table-cell office:value-type="float" office:value="0.433482541874155" calcext:value-type="float">
            <text:p>0.4334825419</text:p>
          </table:table-cell>
        </table:table-row>
        <table:table-row table:style-name="ro1">
          <table:table-cell office:value-type="float" office:value="0.436040124970802" calcext:value-type="float">
            <text:p>0.436040125</text:p>
          </table:table-cell>
        </table:table-row>
        <table:table-row table:style-name="ro1">
          <table:table-cell office:value-type="float" office:value="0.438518171291714" calcext:value-type="float">
            <text:p>0.4385181713</text:p>
          </table:table-cell>
        </table:table-row>
        <table:table-row table:style-name="ro1">
          <table:table-cell office:value-type="float" office:value="0.440900785854536" calcext:value-type="float">
            <text:p>0.4409007859</text:p>
          </table:table-cell>
        </table:table-row>
        <table:table-row table:style-name="ro1">
          <table:table-cell office:value-type="float" office:value="0.443173576806356" calcext:value-type="float">
            <text:p>0.4431735768</text:p>
          </table:table-cell>
        </table:table-row>
        <table:table-row table:style-name="ro1">
          <table:table-cell office:value-type="float" office:value="0.445323602933339" calcext:value-type="float">
            <text:p>0.4453236029</text:p>
          </table:table-cell>
        </table:table-row>
        <table:table-row table:style-name="ro1">
          <table:table-cell office:value-type="float" office:value="0.447339321847982" calcext:value-type="float">
            <text:p>0.4473393218</text:p>
          </table:table-cell>
        </table:table-row>
        <table:table-row table:style-name="ro1">
          <table:table-cell office:value-type="float" office:value="0.44921053885396" calcext:value-type="float">
            <text:p>0.4492105389</text:p>
          </table:table-cell>
        </table:table-row>
        <table:table-row table:style-name="ro1">
          <table:table-cell office:value-type="float" office:value="0.450928356488578" calcext:value-type="float">
            <text:p>0.4509283565</text:p>
          </table:table-cell>
        </table:table-row>
        <table:table-row table:style-name="ro1">
          <table:table-cell office:value-type="float" office:value="0.452485124742828" calcext:value-type="float">
            <text:p>0.4524851247</text:p>
          </table:table-cell>
        </table:table-row>
        <table:table-row table:style-name="ro1">
          <table:table-cell office:value-type="float" office:value="0.453874391959044" calcext:value-type="float">
            <text:p>0.453874392</text:p>
          </table:table-cell>
        </table:table-row>
        <table:table-row table:style-name="ro1">
          <table:table-cell office:value-type="float" office:value="0.455090856406165" calcext:value-type="float">
            <text:p>0.4550908564</text:p>
          </table:table-cell>
        </table:table-row>
        <table:table-row table:style-name="ro1">
          <table:table-cell office:value-type="float" office:value="0.456130318532595" calcext:value-type="float">
            <text:p>0.4561303185</text:p>
          </table:table-cell>
        </table:table-row>
        <table:table-row table:style-name="ro1">
          <table:table-cell office:value-type="float" office:value="0.456989633896669" calcext:value-type="float">
            <text:p>0.4569896339</text:p>
          </table:table-cell>
        </table:table-row>
        <table:table-row table:style-name="ro1">
          <table:table-cell office:value-type="float" office:value="0.457666666774722" calcext:value-type="float">
            <text:p>0.4576666668</text:p>
          </table:table-cell>
        </table:table-row>
        <table:table-row table:style-name="ro1">
          <table:table-cell office:value-type="float" office:value="0.458160244446756" calcext:value-type="float">
            <text:p>0.4581602444</text:p>
          </table:table-cell>
        </table:table-row>
        <table:table-row table:style-name="ro1">
          <table:table-cell office:value-type="float" office:value="0.458470112159718" calcext:value-type="float">
            <text:p>0.4584701122</text:p>
          </table:table-cell>
        </table:table-row>
        <table:table-row table:style-name="ro1">
          <table:table-cell office:value-type="float" office:value="0.458596888768371" calcext:value-type="float">
            <text:p>0.4585968888</text:p>
          </table:table-cell>
        </table:table-row>
        <table:table-row table:style-name="ro1">
          <table:table-cell office:value-type="float" office:value="0.458542023053774" calcext:value-type="float">
            <text:p>0.4585420231</text:p>
          </table:table-cell>
        </table:table-row>
        <table:table-row table:style-name="ro1">
          <table:table-cell office:value-type="float" office:value="0.458307750719363" calcext:value-type="float">
            <text:p>0.4583077507</text:p>
          </table:table-cell>
        </table:table-row>
        <table:table-row table:style-name="ro1">
          <table:table-cell office:value-type="float" office:value="0.457897052064633" calcext:value-type="float">
            <text:p>0.4578970521</text:p>
          </table:table-cell>
        </table:table-row>
        <table:table-row table:style-name="ro1">
          <table:table-cell office:value-type="float" office:value="0.457313610336426" calcext:value-type="float">
            <text:p>0.4573136103</text:p>
          </table:table-cell>
        </table:table-row>
        <table:table-row table:style-name="ro1">
          <table:table-cell office:value-type="float" office:value="0.456561770757817" calcext:value-type="float">
            <text:p>0.4565617708</text:p>
          </table:table-cell>
        </table:table-row>
        <table:table-row table:style-name="ro1">
          <table:table-cell office:value-type="float" office:value="0.455646500234604" calcext:value-type="float">
            <text:p>0.4556465002</text:p>
          </table:table-cell>
        </table:table-row>
        <table:table-row table:style-name="ro1">
          <table:table-cell office:value-type="float" office:value="0.454573347739407" calcext:value-type="float">
            <text:p>0.4545733477</text:p>
          </table:table-cell>
        </table:table-row>
        <table:table-row table:style-name="ro1">
          <table:table-cell office:value-type="float" office:value="0.453348405373358" calcext:value-type="float">
            <text:p>0.4533484054</text:p>
          </table:table-cell>
        </table:table-row>
        <table:table-row table:style-name="ro1">
          <table:table-cell office:value-type="float" office:value="0.451978270105404" calcext:value-type="float">
            <text:p>0.4519782701</text:p>
          </table:table-cell>
        </table:table-row>
        <table:table-row table:style-name="ro1">
          <table:table-cell office:value-type="float" office:value="0.450470006189206" calcext:value-type="float">
            <text:p>0.4504700062</text:p>
          </table:table-cell>
        </table:table-row>
        <table:table-row table:style-name="ro1">
          <table:table-cell office:value-type="float" office:value="0.448831108257642" calcext:value-type="float">
            <text:p>0.4488311083</text:p>
          </table:table-cell>
        </table:table-row>
        <table:table-row table:style-name="ro1">
          <table:table-cell office:value-type="float" office:value="0.447069465094918" calcext:value-type="float">
            <text:p>0.4470694651</text:p>
          </table:table-cell>
        </table:table-row>
        <table:table-row table:style-name="ro1">
          <table:table-cell office:value-type="float" office:value="0.44519332408627" calcext:value-type="float">
            <text:p>0.4451933241</text:p>
          </table:table-cell>
        </table:table-row>
        <table:table-row table:style-name="ro1">
          <table:table-cell office:value-type="float" office:value="0.443211256345284" calcext:value-type="float">
            <text:p>0.4432112563</text:p>
          </table:table-cell>
        </table:table-row>
        <table:table-row table:style-name="ro1">
          <table:table-cell office:value-type="float" office:value="0.441132122518803" calcext:value-type="float">
            <text:p>0.4411321225</text:p>
          </table:table-cell>
        </table:table-row>
        <table:table-row table:style-name="ro1">
          <table:table-cell office:value-type="float" office:value="0.438965039269447" calcext:value-type="float">
            <text:p>0.4389650393</text:p>
          </table:table-cell>
        </table:table-row>
        <table:table-row table:style-name="ro1">
          <table:table-cell office:value-type="float" office:value="0.436719346435731" calcext:value-type="float">
            <text:p>0.4367193464</text:p>
          </table:table-cell>
        </table:table-row>
        <table:table-row table:style-name="ro1">
          <table:table-cell office:value-type="float" office:value="0.434404574869789" calcext:value-type="float">
            <text:p>0.4344045749</text:p>
          </table:table-cell>
        </table:table-row>
        <table:table-row table:style-name="ro1">
          <table:table-cell office:value-type="float" office:value="0.432030414952698" calcext:value-type="float">
            <text:p>0.432030415</text:p>
          </table:table-cell>
        </table:table-row>
        <table:table-row table:style-name="ro1">
          <table:table-cell office:value-type="float" office:value="0.429606685787402" calcext:value-type="float">
            <text:p>0.4296066858</text:p>
          </table:table-cell>
        </table:table-row>
        <table:table-row table:style-name="ro1">
          <table:table-cell office:value-type="float" office:value="0.427143305069246" calcext:value-type="float">
            <text:p>0.4271433051</text:p>
          </table:table-cell>
        </table:table-row>
        <table:table-row table:style-name="ro1">
          <table:table-cell office:value-type="float" office:value="0.424650259634105" calcext:value-type="float">
            <text:p>0.4246502596</text:p>
          </table:table-cell>
        </table:table-row>
        <table:table-row table:style-name="ro1">
          <table:table-cell office:value-type="float" office:value="0.422137576684121" calcext:value-type="float">
            <text:p>0.4221375767</text:p>
          </table:table-cell>
        </table:table-row>
        <table:table-row table:style-name="ro1">
          <table:table-cell office:value-type="float" office:value="0.419615295691039" calcext:value-type="float">
            <text:p>0.4196152957</text:p>
          </table:table-cell>
        </table:table-row>
        <table:table-row table:style-name="ro1">
          <table:table-cell office:value-type="float" office:value="0.417093440977147" calcext:value-type="float">
            <text:p>0.417093441</text:p>
          </table:table-cell>
        </table:table-row>
        <table:table-row table:style-name="ro1">
          <table:table-cell office:value-type="float" office:value="0.414581994973818" calcext:value-type="float">
            <text:p>0.414581995</text:p>
          </table:table-cell>
        </table:table-row>
        <table:table-row table:style-name="ro1">
          <table:table-cell office:value-type="float" office:value="0.41209087215766" calcext:value-type="float">
            <text:p>0.4120908722</text:p>
          </table:table-cell>
        </table:table-row>
        <table:table-row table:style-name="ro1">
          <table:table-cell office:value-type="float" office:value="0.409629893664255" calcext:value-type="float">
            <text:p>0.4096298937</text:p>
          </table:table-cell>
        </table:table-row>
        <table:table-row table:style-name="ro1">
          <table:table-cell office:value-type="float" office:value="0.407208762579516" calcext:value-type="float">
            <text:p>0.4072087626</text:p>
          </table:table-cell>
        </table:table-row>
        <table:table-row table:style-name="ro1">
          <table:table-cell office:value-type="float" office:value="0.404837039908639" calcext:value-type="float">
            <text:p>0.4048370399</text:p>
          </table:table-cell>
        </table:table-row>
        <table:table-row table:style-name="ro1">
          <table:table-cell office:value-type="float" office:value="0.402524121222657" calcext:value-type="float">
            <text:p>0.4025241212</text:p>
          </table:table-cell>
        </table:table-row>
        <table:table-row table:style-name="ro1">
          <table:table-cell office:value-type="float" office:value="0.400279213982595" calcext:value-type="float">
            <text:p>0.400279214</text:p>
          </table:table-cell>
        </table:table-row>
        <table:table-row table:style-name="ro1">
          <table:table-cell office:value-type="float" office:value="0.398111315541239" calcext:value-type="float">
            <text:p>0.3981113155</text:p>
          </table:table-cell>
        </table:table-row>
        <table:table-row table:style-name="ro1">
          <table:table-cell office:value-type="float" office:value="0.396029191822491" calcext:value-type="float">
            <text:p>0.3960291918</text:p>
          </table:table-cell>
        </table:table-row>
        <table:table-row table:style-name="ro1">
          <table:table-cell office:value-type="float" office:value="0.394041356678338" calcext:value-type="float">
            <text:p>0.3940413567</text:p>
          </table:table-cell>
        </table:table-row>
        <table:table-row table:style-name="ro1">
          <table:table-cell office:value-type="float" office:value="0.392156051923421" calcext:value-type="float">
            <text:p>0.3921560519</text:p>
          </table:table-cell>
        </table:table-row>
        <table:table-row table:style-name="ro1">
          <table:table-cell office:value-type="float" office:value="0.390381228047205" calcext:value-type="float">
            <text:p>0.390381228</text:p>
          </table:table-cell>
        </table:table-row>
        <table:table-row table:style-name="ro1">
          <table:table-cell office:value-type="float" office:value="0.388724525603752" calcext:value-type="float">
            <text:p>0.3887245256</text:p>
          </table:table-cell>
        </table:table-row>
        <table:table-row table:style-name="ro1">
          <table:table-cell office:value-type="float" office:value="0.387193257279099" calcext:value-type="float">
            <text:p>0.3871932573</text:p>
          </table:table-cell>
        </table:table-row>
        <table:table-row table:style-name="ro1">
          <table:table-cell office:value-type="float" office:value="0.385794390636233" calcext:value-type="float">
            <text:p>0.3857943906</text:p>
          </table:table-cell>
        </table:table-row>
        <table:table-row table:style-name="ro1">
          <table:table-cell office:value-type="float" office:value="0.384534531537677" calcext:value-type="float">
            <text:p>0.3845345315</text:p>
          </table:table-cell>
        </table:table-row>
        <table:table-row table:style-name="ro1">
          <table:table-cell office:value-type="float" office:value="0.383419908245669" calcext:value-type="float">
            <text:p>0.3834199082</text:p>
          </table:table-cell>
        </table:table-row>
        <table:table-row table:style-name="ro1">
          <table:table-cell office:value-type="float" office:value="0.382456356199952" calcext:value-type="float">
            <text:p>0.3824563562</text:p>
          </table:table-cell>
        </table:table-row>
        <table:table-row table:style-name="ro1">
          <table:table-cell office:value-type="float" office:value="0.381649303473162" calcext:value-type="float">
            <text:p>0.3816493035</text:p>
          </table:table-cell>
        </table:table-row>
        <table:table-row table:style-name="ro1">
          <table:table-cell office:value-type="float" office:value="0.381003756903819" calcext:value-type="float">
            <text:p>0.3810037569</text:p>
          </table:table-cell>
        </table:table-row>
        <table:table-row table:style-name="ro1">
          <table:table-cell office:value-type="float" office:value="0.380524288906919" calcext:value-type="float">
            <text:p>0.3805242889</text:p>
          </table:table-cell>
        </table:table-row>
        <table:table-row table:style-name="ro1">
          <table:table-cell office:value-type="float" office:value="0.380215024962135" calcext:value-type="float">
            <text:p>0.380215025</text:p>
          </table:table-cell>
        </table:table-row>
        <table:table-row table:style-name="ro1">
          <table:table-cell office:value-type="float" office:value="0.380079631779616" calcext:value-type="float">
            <text:p>0.3800796318</text:p>
          </table:table-cell>
        </table:table-row>
        <table:table-row table:style-name="ro1">
          <table:table-cell office:value-type="float" office:value="0.380121306143383" calcext:value-type="float">
            <text:p>0.3801213061</text:p>
          </table:table-cell>
        </table:table-row>
        <table:table-row table:style-name="ro1">
          <table:table-cell office:value-type="float" office:value="0.380342764432341" calcext:value-type="float">
            <text:p>0.3803427644</text:p>
          </table:table-cell>
        </table:table-row>
        <table:table-row table:style-name="ro1">
          <table:table-cell office:value-type="float" office:value="0.380746232818881" calcext:value-type="float">
            <text:p>0.3807462328</text:p>
          </table:table-cell>
        </table:table-row>
        <table:table-row table:style-name="ro1">
          <table:table-cell office:value-type="float" office:value="0.381333438145089" calcext:value-type="float">
            <text:p>0.3813334381</text:p>
          </table:table-cell>
        </table:table-row>
        <table:table-row table:style-name="ro1">
          <table:table-cell office:value-type="float" office:value="0.382105599476565" calcext:value-type="float">
            <text:p>0.3821055995</text:p>
          </table:table-cell>
        </table:table-row>
        <table:table-row table:style-name="ro1">
          <table:table-cell office:value-type="float" office:value="0.383063420333829" calcext:value-type="float">
            <text:p>0.3830634203</text:p>
          </table:table-cell>
        </table:table-row>
        <table:table-row table:style-name="ro1">
          <table:table-cell office:value-type="float" office:value="0.384207081601343" calcext:value-type="float">
            <text:p>0.3842070816</text:p>
          </table:table-cell>
        </table:table-row>
        <table:table-row table:style-name="ro1">
          <table:table-cell office:value-type="float" office:value="0.385536235114133" calcext:value-type="float">
            <text:p>0.3855362351</text:p>
          </table:table-cell>
        </table:table-row>
        <table:table-row table:style-name="ro1">
          <table:table-cell office:value-type="float" office:value="0.387049997922005" calcext:value-type="float">
            <text:p>0.3870499979</text:p>
          </table:table-cell>
        </table:table-row>
        <table:table-row table:style-name="ro1">
          <table:table-cell office:value-type="float" office:value="0.388746947231375" calcext:value-type="float">
            <text:p>0.3887469472</text:p>
          </table:table-cell>
        </table:table-row>
        <table:table-row table:style-name="ro1">
          <table:table-cell office:value-type="float" office:value="0.390625116024696" calcext:value-type="float">
            <text:p>0.390625116</text:p>
          </table:table-cell>
        </table:table-row>
        <table:table-row table:style-name="ro1">
          <table:table-cell office:value-type="float" office:value="0.392681989357487" calcext:value-type="float">
            <text:p>0.3926819894</text:p>
          </table:table-cell>
        </table:table-row>
        <table:table-row table:style-name="ro1">
          <table:table-cell office:value-type="float" office:value="0.394914501332966" calcext:value-type="float">
            <text:p>0.3949145013</text:p>
          </table:table-cell>
        </table:table-row>
        <table:table-row table:style-name="ro1">
          <table:table-cell office:value-type="float" office:value="0.397319032754287" calcext:value-type="float">
            <text:p>0.3973190328</text:p>
          </table:table-cell>
        </table:table-row>
        <table:table-row table:style-name="ro1">
          <table:table-cell office:value-type="float" office:value="0.399891409454375" calcext:value-type="float">
            <text:p>0.3998914095</text:p>
          </table:table-cell>
        </table:table-row>
        <table:table-row table:style-name="ro1">
          <table:table-cell office:value-type="float" office:value="0.402626901303369" calcext:value-type="float">
            <text:p>0.4026269013</text:p>
          </table:table-cell>
        </table:table-row>
        <table:table-row table:style-name="ro1">
          <table:table-cell office:value-type="float" office:value="0.405520221893664" calcext:value-type="float">
            <text:p>0.4055202219</text:p>
          </table:table-cell>
        </table:table-row>
        <table:table-row table:style-name="ro1">
          <table:table-cell office:value-type="float" office:value="0.408565528902557" calcext:value-type="float">
            <text:p>0.4085655289</text:p>
          </table:table-cell>
        </table:table-row>
        <table:table-row table:style-name="ro1">
          <table:table-cell office:value-type="float" office:value="0.411756425132496" calcext:value-type="float">
            <text:p>0.4117564251</text:p>
          </table:table-cell>
        </table:table-row>
        <table:table-row table:style-name="ro1">
          <table:table-cell office:value-type="float" office:value="0.415085960228929" calcext:value-type="float">
            <text:p>0.4150859602</text:p>
          </table:table-cell>
        </table:table-row>
        <table:table-row table:style-name="ro1">
          <table:table-cell office:value-type="float" office:value="0.418546633075758" calcext:value-type="float">
            <text:p>0.4185466331</text:p>
          </table:table-cell>
        </table:table-row>
        <table:table-row table:style-name="ro1">
          <table:table-cell office:value-type="float" office:value="0.422130394868397" calcext:value-type="float">
            <text:p>0.4221303949</text:p>
          </table:table-cell>
        </table:table-row>
        <table:table-row table:style-name="ro1">
          <table:table-cell office:value-type="float" office:value="0.425828652864428" calcext:value-type="float">
            <text:p>0.4258286529</text:p>
          </table:table-cell>
        </table:table-row>
        <table:table-row table:style-name="ro1">
          <table:table-cell office:value-type="float" office:value="0.429632274811863" calcext:value-type="float">
            <text:p>0.4296322748</text:p>
          </table:table-cell>
        </table:table-row>
        <table:table-row table:style-name="ro1">
          <table:table-cell office:value-type="float" office:value="0.433531594055008" calcext:value-type="float">
            <text:p>0.4335315941</text:p>
          </table:table-cell>
        </table:table-row>
        <table:table-row table:style-name="ro1">
          <table:table-cell office:value-type="float" office:value="0.437516415317929" calcext:value-type="float">
            <text:p>0.4375164153</text:p>
          </table:table-cell>
        </table:table-row>
        <table:table-row table:style-name="ro1">
          <table:table-cell office:value-type="float" office:value="0.441576021165523" calcext:value-type="float">
            <text:p>0.4415760212</text:p>
          </table:table-cell>
        </table:table-row>
        <table:table-row table:style-name="ro1">
          <table:table-cell office:value-type="float" office:value="0.445699179142183" calcext:value-type="float">
            <text:p>0.4456991791</text:p>
          </table:table-cell>
        </table:table-row>
        <table:table-row table:style-name="ro1">
          <table:table-cell office:value-type="float" office:value="0.449874149588083" calcext:value-type="float">
            <text:p>0.4498741496</text:p>
          </table:table-cell>
        </table:table-row>
        <table:table-row table:style-name="ro1">
          <table:table-cell office:value-type="float" office:value="0.454088694133042" calcext:value-type="float">
            <text:p>0.4540886941</text:p>
          </table:table-cell>
        </table:table-row>
        <table:table-row table:style-name="ro1">
          <table:table-cell office:value-type="float" office:value="0.458330084868012" calcext:value-type="float">
            <text:p>0.4583300849</text:p>
          </table:table-cell>
        </table:table-row>
        <table:table-row table:style-name="ro1">
          <table:table-cell office:value-type="float" office:value="0.462585114194159" calcext:value-type="float">
            <text:p>0.4625851142</text:p>
          </table:table-cell>
        </table:table-row>
        <table:table-row table:style-name="ro1">
          <table:table-cell office:value-type="float" office:value="0.427342730806713" calcext:value-type="float">
            <text:p>0.4273427308</text:p>
          </table:table-cell>
        </table:table-row>
        <table:table-row table:style-name="ro1">
          <table:table-cell office:value-type="float" office:value="0.43000395227723" calcext:value-type="float">
            <text:p>0.4300039523</text:p>
          </table:table-cell>
        </table:table-row>
        <table:table-row table:style-name="ro1">
          <table:table-cell office:value-type="float" office:value="0.432622414358328" calcext:value-type="float">
            <text:p>0.4326224144</text:p>
          </table:table-cell>
        </table:table-row>
        <table:table-row table:style-name="ro1">
          <table:table-cell office:value-type="float" office:value="0.435179176062198" calcext:value-type="float">
            <text:p>0.4351791761</text:p>
          </table:table-cell>
        </table:table-row>
        <table:table-row table:style-name="ro1">
          <table:table-cell office:value-type="float" office:value="0.43765689859607" calcext:value-type="float">
            <text:p>0.4376568986</text:p>
          </table:table-cell>
        </table:table-row>
        <table:table-row table:style-name="ro1">
          <table:table-cell office:value-type="float" office:value="0.44003979168538" calcext:value-type="float">
            <text:p>0.4400397917</text:p>
          </table:table-cell>
        </table:table-row>
        <table:table-row table:style-name="ro1">
          <table:table-cell office:value-type="float" office:value="0.442313560574551" calcext:value-type="float">
            <text:p>0.4423135606</text:p>
          </table:table-cell>
        </table:table-row>
        <table:table-row table:style-name="ro1">
          <table:table-cell office:value-type="float" office:value="0.444465353705389" calcext:value-type="float">
            <text:p>0.4444653537</text:p>
          </table:table-cell>
        </table:table-row>
        <table:table-row table:style-name="ro1">
          <table:table-cell office:value-type="float" office:value="0.446483711073093" calcext:value-type="float">
            <text:p>0.4464837111</text:p>
          </table:table-cell>
        </table:table-row>
        <table:table-row table:style-name="ro1">
          <table:table-cell office:value-type="float" office:value="0.448358513259882" calcext:value-type="float">
            <text:p>0.4483585133</text:p>
          </table:table-cell>
        </table:table-row>
        <table:table-row table:style-name="ro1">
          <table:table-cell office:value-type="float" office:value="0.450080931146246" calcext:value-type="float">
            <text:p>0.4500809311</text:p>
          </table:table-cell>
        </table:table-row>
        <table:table-row table:style-name="ro1">
          <table:table-cell office:value-type="float" office:value="0.451643376299793" calcext:value-type="float">
            <text:p>0.4516433763</text:p>
          </table:table-cell>
        </table:table-row>
        <table:table-row table:style-name="ro1">
          <table:table-cell office:value-type="float" office:value="0.453039452041735" calcext:value-type="float">
            <text:p>0.453039452</text:p>
          </table:table-cell>
        </table:table-row>
        <table:table-row table:style-name="ro1">
          <table:table-cell office:value-type="float" office:value="0.454263905190972" calcext:value-type="float">
            <text:p>0.4542639052</text:p>
          </table:table-cell>
        </table:table-row>
        <table:table-row table:style-name="ro1">
          <table:table-cell office:value-type="float" office:value="0.455312578485798" calcext:value-type="float">
            <text:p>0.4553125785</text:p>
          </table:table-cell>
        </table:table-row>
        <table:table-row table:style-name="ro1">
          <table:table-cell office:value-type="float" office:value="0.456182363683227" calcext:value-type="float">
            <text:p>0.4561823637</text:p>
          </table:table-cell>
        </table:table-row>
        <table:table-row table:style-name="ro1">
          <table:table-cell office:value-type="float" office:value="0.456871155335926" calcext:value-type="float">
            <text:p>0.4568711553</text:p>
          </table:table-cell>
        </table:table-row>
        <table:table-row table:style-name="ro1">
          <table:table-cell office:value-type="float" office:value="0.457377805246772" calcext:value-type="float">
            <text:p>0.4573778052</text:p>
          </table:table-cell>
        </table:table-row>
        <table:table-row table:style-name="ro1">
          <table:table-cell office:value-type="float" office:value="0.457702077601019" calcext:value-type="float">
            <text:p>0.4577020776</text:p>
          </table:table-cell>
        </table:table-row>
        <table:table-row table:style-name="ro1">
          <table:table-cell office:value-type="float" office:value="0.457844604776081" calcext:value-type="float">
            <text:p>0.4578446048</text:p>
          </table:table-cell>
        </table:table-row>
        <table:table-row table:style-name="ro1">
          <table:table-cell office:value-type="float" office:value="0.457806843828936" calcext:value-type="float">
            <text:p>0.4578068438</text:p>
          </table:table-cell>
        </table:table-row>
        <table:table-row table:style-name="ro1">
          <table:table-cell office:value-type="float" office:value="0.457591033661138" calcext:value-type="float">
            <text:p>0.4575910337</text:p>
          </table:table-cell>
        </table:table-row>
        <table:table-row table:style-name="ro1">
          <table:table-cell office:value-type="float" office:value="0.457200152861453" calcext:value-type="float">
            <text:p>0.4572001529</text:p>
          </table:table-cell>
        </table:table-row>
        <table:table-row table:style-name="ro1">
          <table:table-cell office:value-type="float" office:value="0.456637878226103" calcext:value-type="float">
            <text:p>0.4566378782</text:p>
          </table:table-cell>
        </table:table-row>
        <table:table-row table:style-name="ro1">
          <table:table-cell office:value-type="float" office:value="0.455908543956628" calcext:value-type="float">
            <text:p>0.455908544</text:p>
          </table:table-cell>
        </table:table-row>
        <table:table-row table:style-name="ro1">
          <table:table-cell office:value-type="float" office:value="0.455017101535371" calcext:value-type="float">
            <text:p>0.4550171015</text:p>
          </table:table-cell>
        </table:table-row>
        <table:table-row table:style-name="ro1">
          <table:table-cell office:value-type="float" office:value="0.453969080278565" calcext:value-type="float">
            <text:p>0.4539690803</text:p>
          </table:table-cell>
        </table:table-row>
        <table:table-row table:style-name="ro1">
          <table:table-cell office:value-type="float" office:value="0.452770548567048" calcext:value-type="float">
            <text:p>0.4527705486</text:p>
          </table:table-cell>
        </table:table-row>
        <table:table-row table:style-name="ro1">
          <table:table-cell office:value-type="float" office:value="0.451428075754586" calcext:value-type="float">
            <text:p>0.4514280758</text:p>
          </table:table-cell>
        </table:table-row>
        <table:table-row table:style-name="ro1">
          <table:table-cell office:value-type="float" office:value="0.449948694753816" calcext:value-type="float">
            <text:p>0.4499486948</text:p>
          </table:table-cell>
        </table:table-row>
        <table:table-row table:style-name="ro1">
          <table:table-cell office:value-type="float" office:value="0.448339865299806" calcext:value-type="float">
            <text:p>0.4483398653</text:p>
          </table:table-cell>
        </table:table-row>
        <table:table-row table:style-name="ro1">
          <table:table-cell office:value-type="float" office:value="0.446609437891219" calcext:value-type="float">
            <text:p>0.4466094379</text:p>
          </table:table-cell>
        </table:table-row>
        <table:table-row table:style-name="ro1">
          <table:table-cell office:value-type="float" office:value="0.444765618409113" calcext:value-type="float">
            <text:p>0.4447656184</text:p>
          </table:table-cell>
        </table:table-row>
        <table:table-row table:style-name="ro1">
          <table:table-cell office:value-type="float" office:value="0.442816933413337" calcext:value-type="float">
            <text:p>0.4428169334</text:p>
          </table:table-cell>
        </table:table-row>
        <table:table-row table:style-name="ro1">
          <table:table-cell office:value-type="float" office:value="0.440772196116555" calcext:value-type="float">
            <text:p>0.4407721961</text:p>
          </table:table-cell>
        </table:table-row>
        <table:table-row table:style-name="ro1">
          <table:table-cell office:value-type="float" office:value="0.438640473035879" calcext:value-type="float">
            <text:p>0.438640473</text:p>
          </table:table-cell>
        </table:table-row>
        <table:table-row table:style-name="ro1">
          <table:table-cell office:value-type="float" office:value="0.436431051322123" calcext:value-type="float">
            <text:p>0.4364310513</text:p>
          </table:table-cell>
        </table:table-row>
        <table:table-row table:style-name="ro1">
          <table:table-cell office:value-type="float" office:value="0.434153406766669" calcext:value-type="float">
            <text:p>0.4341534068</text:p>
          </table:table-cell>
        </table:table-row>
        <table:table-row table:style-name="ro1">
          <table:table-cell office:value-type="float" office:value="0.431817172485948" calcext:value-type="float">
            <text:p>0.4318171725</text:p>
          </table:table-cell>
        </table:table-row>
        <table:table-row table:style-name="ro1">
          <table:table-cell office:value-type="float" office:value="0.429432108283542" calcext:value-type="float">
            <text:p>0.4294321083</text:p>
          </table:table-cell>
        </table:table-row>
        <table:table-row table:style-name="ro1">
          <table:table-cell office:value-type="float" office:value="0.427008070689896" calcext:value-type="float">
            <text:p>0.4270080707</text:p>
          </table:table-cell>
        </table:table-row>
        <table:table-row table:style-name="ro1">
          <table:table-cell office:value-type="float" office:value="0.424554983679648" calcext:value-type="float">
            <text:p>0.4245549837</text:p>
          </table:table-cell>
        </table:table-row>
        <table:table-row table:style-name="ro1">
          <table:table-cell office:value-type="float" office:value="0.422082810066572" calcext:value-type="float">
            <text:p>0.4220828101</text:p>
          </table:table-cell>
        </table:table-row>
        <table:table-row table:style-name="ro1">
          <table:table-cell office:value-type="float" office:value="0.419601523576147" calcext:value-type="float">
            <text:p>0.4196015236</text:p>
          </table:table-cell>
        </table:table-row>
        <table:table-row table:style-name="ro1">
          <table:table-cell office:value-type="float" office:value="0.417121081595723" calcext:value-type="float">
            <text:p>0.4171210816</text:p>
          </table:table-cell>
        </table:table-row>
        <table:table-row table:style-name="ro1">
          <table:table-cell office:value-type="float" office:value="0.414651398602324" calcext:value-type="float">
            <text:p>0.4146513986</text:p>
          </table:table-cell>
        </table:table-row>
        <table:table-row table:style-name="ro1">
          <table:table-cell office:value-type="float" office:value="0.41220232026805" calcext:value-type="float">
            <text:p>0.4122023203</text:p>
          </table:table-cell>
        </table:table-row>
        <table:table-row table:style-name="ro1">
          <table:table-cell office:value-type="float" office:value="0.409783598243101" calcext:value-type="float">
            <text:p>0.4097835982</text:p>
          </table:table-cell>
        </table:table-row>
        <table:table-row table:style-name="ro1">
          <table:table-cell office:value-type="float" office:value="0.407404865616421" calcext:value-type="float">
            <text:p>0.4074048656</text:p>
          </table:table-cell>
        </table:table-row>
        <table:table-row table:style-name="ro1">
          <table:table-cell office:value-type="float" office:value="0.40507561305395" calcext:value-type="float">
            <text:p>0.4050756131</text:p>
          </table:table-cell>
        </table:table-row>
        <table:table-row table:style-name="ro1">
          <table:table-cell office:value-type="float" office:value="0.402805165614494" calcext:value-type="float">
            <text:p>0.4028051656</text:p>
          </table:table-cell>
        </table:table-row>
        <table:table-row table:style-name="ro1">
          <table:table-cell office:value-type="float" office:value="0.400602660243215" calcext:value-type="float">
            <text:p>0.4006026602</text:p>
          </table:table-cell>
        </table:table-row>
        <table:table-row table:style-name="ro1">
          <table:table-cell office:value-type="float" office:value="0.398477023942733" calcext:value-type="float">
            <text:p>0.3984770239</text:p>
          </table:table-cell>
        </table:table-row>
        <table:table-row table:style-name="ro1">
          <table:table-cell office:value-type="float" office:value="0.396436952621842" calcext:value-type="float">
            <text:p>0.3964369526</text:p>
          </table:table-cell>
        </table:table-row>
        <table:table-row table:style-name="ro1">
          <table:table-cell office:value-type="float" office:value="0.394490890621844" calcext:value-type="float">
            <text:p>0.3944908906</text:p>
          </table:table-cell>
        </table:table-row>
        <table:table-row table:style-name="ro1">
          <table:table-cell office:value-type="float" office:value="0.392647010920502" calcext:value-type="float">
            <text:p>0.3926470109</text:p>
          </table:table-cell>
        </table:table-row>
        <table:table-row table:style-name="ro1">
          <table:table-cell office:value-type="float" office:value="0.390913196013601" calcext:value-type="float">
            <text:p>0.390913196</text:p>
          </table:table-cell>
        </table:table-row>
        <table:table-row table:style-name="ro1">
          <table:table-cell office:value-type="float" office:value="0.389297019474132" calcext:value-type="float">
            <text:p>0.3892970195</text:p>
          </table:table-cell>
        </table:table-row>
        <table:table-row table:style-name="ro1">
          <table:table-cell office:value-type="float" office:value="0.387805728189085" calcext:value-type="float">
            <text:p>0.3878057282</text:p>
          </table:table-cell>
        </table:table-row>
        <table:table-row table:style-name="ro1">
          <table:table-cell office:value-type="float" office:value="0.386446225273866" calcext:value-type="float">
            <text:p>0.3864462253</text:p>
          </table:table-cell>
        </table:table-row>
        <table:table-row table:style-name="ro1">
          <table:table-cell office:value-type="float" office:value="0.385225053664323" calcext:value-type="float">
            <text:p>0.3852250537</text:p>
          </table:table-cell>
        </table:table-row>
        <table:table-row table:style-name="ro1">
          <table:table-cell office:value-type="float" office:value="0.384148380386386" calcext:value-type="float">
            <text:p>0.3841483804</text:p>
          </table:table-cell>
        </table:table-row>
        <table:table-row table:style-name="ro1">
          <table:table-cell office:value-type="float" office:value="0.383221981503334" calcext:value-type="float">
            <text:p>0.3832219815</text:p>
          </table:table-cell>
        </table:table-row>
        <table:table-row table:style-name="ro1">
          <table:table-cell office:value-type="float" office:value="0.382451227740663" calcext:value-type="float">
            <text:p>0.3824512277</text:p>
          </table:table-cell>
        </table:table-row>
        <table:table-row table:style-name="ro1">
          <table:table-cell office:value-type="float" office:value="0.381841070788581" calcext:value-type="float">
            <text:p>0.3818410708</text:p>
          </table:table-cell>
        </table:table-row>
        <table:table-row table:style-name="ro1">
          <table:table-cell office:value-type="float" office:value="0.381396030282112" calcext:value-type="float">
            <text:p>0.3813960303</text:p>
          </table:table-cell>
        </table:table-row>
        <table:table-row table:style-name="ro1">
          <table:table-cell office:value-type="float" office:value="0.381120181458819" calcext:value-type="float">
            <text:p>0.3811201815</text:p>
          </table:table-cell>
        </table:table-row>
        <table:table-row table:style-name="ro1">
          <table:table-cell office:value-type="float" office:value="0.381017143494144" calcext:value-type="float">
            <text:p>0.3810171435</text:p>
          </table:table-cell>
        </table:table-row>
        <table:table-row table:style-name="ro1">
          <table:table-cell office:value-type="float" office:value="0.381090068514357" calcext:value-type="float">
            <text:p>0.3810900685</text:p>
          </table:table-cell>
        </table:table-row>
        <table:table-row table:style-name="ro1">
          <table:table-cell office:value-type="float" office:value="0.381341631287131" calcext:value-type="float">
            <text:p>0.3813416313</text:p>
          </table:table-cell>
        </table:table-row>
        <table:table-row table:style-name="ro1">
          <table:table-cell office:value-type="float" office:value="0.381774019589721" calcext:value-type="float">
            <text:p>0.3817740196</text:p>
          </table:table-cell>
        </table:table-row>
        <table:table-row table:style-name="ro1">
          <table:table-cell office:value-type="float" office:value="0.382388925254769" calcext:value-type="float">
            <text:p>0.3823889253</text:p>
          </table:table-cell>
        </table:table-row>
        <table:table-row table:style-name="ro1">
          <table:table-cell office:value-type="float" office:value="0.383187535893719" calcext:value-type="float">
            <text:p>0.3831875359</text:p>
          </table:table-cell>
        </table:table-row>
        <table:table-row table:style-name="ro1">
          <table:table-cell office:value-type="float" office:value="0.384170527297846" calcext:value-type="float">
            <text:p>0.3841705273</text:p>
          </table:table-cell>
        </table:table-row>
        <table:table-row table:style-name="ro1">
          <table:table-cell office:value-type="float" office:value="0.385338056516911" calcext:value-type="float">
            <text:p>0.3853380565</text:p>
          </table:table-cell>
        </table:table-row>
        <table:table-row table:style-name="ro1">
          <table:table-cell office:value-type="float" office:value="0.386689755615415" calcext:value-type="float">
            <text:p>0.3866897556</text:p>
          </table:table-cell>
        </table:table-row>
        <table:table-row table:style-name="ro1">
          <table:table-cell office:value-type="float" office:value="0.388224726106488" calcext:value-type="float">
            <text:p>0.3882247261</text:p>
          </table:table-cell>
        </table:table-row>
        <table:table-row table:style-name="ro1">
          <table:table-cell office:value-type="float" office:value="0.389941534063374" calcext:value-type="float">
            <text:p>0.3899415341</text:p>
          </table:table-cell>
        </table:table-row>
        <table:table-row table:style-name="ro1">
          <table:table-cell office:value-type="float" office:value="0.391838205908549" calcext:value-type="float">
            <text:p>0.3918382059</text:p>
          </table:table-cell>
        </table:table-row>
        <table:table-row table:style-name="ro1">
          <table:table-cell office:value-type="float" office:value="0.393912224880443" calcext:value-type="float">
            <text:p>0.3939122249</text:p>
          </table:table-cell>
        </table:table-row>
        <table:table-row table:style-name="ro1">
          <table:table-cell office:value-type="float" office:value="0.396160528177786" calcext:value-type="float">
            <text:p>0.3961605282</text:p>
          </table:table-cell>
        </table:table-row>
        <table:table-row table:style-name="ro1">
          <table:table-cell office:value-type="float" office:value="0.398579504781559" calcext:value-type="float">
            <text:p>0.3985795048</text:p>
          </table:table-cell>
        </table:table-row>
        <table:table-row table:style-name="ro1">
          <table:table-cell office:value-type="float" office:value="0.401164993954574" calcext:value-type="float">
            <text:p>0.401164994</text:p>
          </table:table-cell>
        </table:table-row>
        <table:table-row table:style-name="ro1">
          <table:table-cell office:value-type="float" office:value="0.403912284418658" calcext:value-type="float">
            <text:p>0.4039122844</text:p>
          </table:table-cell>
        </table:table-row>
        <table:table-row table:style-name="ro1">
          <table:table-cell office:value-type="float" office:value="0.406816114209461" calcext:value-type="float">
            <text:p>0.4068161142</text:p>
          </table:table-cell>
        </table:table-row>
        <table:table-row table:style-name="ro1">
          <table:table-cell office:value-type="float" office:value="0.409870671208874" calcext:value-type="float">
            <text:p>0.4098706712</text:p>
          </table:table-cell>
        </table:table-row>
        <table:table-row table:style-name="ro1">
          <table:table-cell office:value-type="float" office:value="0.413069594355067" calcext:value-type="float">
            <text:p>0.4130695944</text:p>
          </table:table-cell>
        </table:table-row>
        <table:table-row table:style-name="ro1">
          <table:table-cell office:value-type="float" office:value="0.41640597553014" calcext:value-type="float">
            <text:p>0.4164059755</text:p>
          </table:table-cell>
        </table:table-row>
        <table:table-row table:style-name="ro1">
          <table:table-cell office:value-type="float" office:value="0.419872362125387" calcext:value-type="float">
            <text:p>0.4198723621</text:p>
          </table:table-cell>
        </table:table-row>
        <table:table-row table:style-name="ro1">
          <table:table-cell office:value-type="float" office:value="0.423460760284186" calcext:value-type="float">
            <text:p>0.4234607603</text:p>
          </table:table-cell>
        </table:table-row>
        <table:table-row table:style-name="ro1">
          <table:table-cell office:value-type="float" office:value="0.427162638822493" calcext:value-type="float">
            <text:p>0.4271626388</text:p>
          </table:table-cell>
        </table:table-row>
        <table:table-row table:style-name="ro1">
          <table:table-cell office:value-type="float" office:value="0.430968933826957" calcext:value-type="float">
            <text:p>0.4309689338</text:p>
          </table:table-cell>
        </table:table-row>
        <table:table-row table:style-name="ro1">
          <table:table-cell office:value-type="float" office:value="0.434870053930649" calcext:value-type="float">
            <text:p>0.4348700539</text:p>
          </table:table-cell>
        </table:table-row>
        <table:table-row table:style-name="ro1">
          <table:table-cell office:value-type="float" office:value="0.438855886266412" calcext:value-type="float">
            <text:p>0.4388558863</text:p>
          </table:table-cell>
        </table:table-row>
        <table:table-row table:style-name="ro1">
          <table:table-cell office:value-type="float" office:value="0.44291580309782" calcext:value-type="float">
            <text:p>0.4429158031</text:p>
          </table:table-cell>
        </table:table-row>
        <table:table-row table:style-name="ro1">
          <table:table-cell office:value-type="float" office:value="0.447038669127754" calcext:value-type="float">
            <text:p>0.4470386691</text:p>
          </table:table-cell>
        </table:table-row>
        <table:table-row table:style-name="ro1">
          <table:table-cell office:value-type="float" office:value="0.451212849484597" calcext:value-type="float">
            <text:p>0.4512128495</text:p>
          </table:table-cell>
        </table:table-row>
        <table:table-row table:style-name="ro1">
          <table:table-cell office:value-type="float" office:value="0.455426218386043" calcext:value-type="float">
            <text:p>0.4554262184</text:p>
          </table:table-cell>
        </table:table-row>
        <table:table-row table:style-name="ro1">
          <table:table-cell office:value-type="float" office:value="0.459666168480518" calcext:value-type="float">
            <text:p>0.4596661685</text:p>
          </table:table-cell>
        </table:table-row>
        <table:table-row table:style-name="ro1">
          <table:table-cell office:value-type="float" office:value="0.463919620866224" calcext:value-type="float">
            <text:p>0.4639196209</text:p>
          </table:table-cell>
        </table:table-row>
        <table:table-row table:style-name="ro1">
          <table:table-cell office:value-type="float" office:value="0.426446929651069" calcext:value-type="float">
            <text:p>0.4264469297</text:p>
          </table:table-cell>
        </table:table-row>
        <table:table-row table:style-name="ro1">
          <table:table-cell office:value-type="float" office:value="0.429106948948383" calcext:value-type="float">
            <text:p>0.4291069489</text:p>
          </table:table-cell>
        </table:table-row>
        <table:table-row table:style-name="ro1">
          <table:table-cell office:value-type="float" office:value="0.431724479220115" calcext:value-type="float">
            <text:p>0.4317244792</text:p>
          </table:table-cell>
        </table:table-row>
        <table:table-row table:style-name="ro1">
          <table:table-cell office:value-type="float" office:value="0.43428070249598" calcext:value-type="float">
            <text:p>0.4342807025</text:p>
          </table:table-cell>
        </table:table-row>
        <table:table-row table:style-name="ro1">
          <table:table-cell office:value-type="float" office:value="0.436758394881131" calcext:value-type="float">
            <text:p>0.4367583949</text:p>
          </table:table-cell>
        </table:table-row>
        <table:table-row table:style-name="ro1">
          <table:table-cell office:value-type="float" office:value="0.439141873051762" calcext:value-type="float">
            <text:p>0.4391418731</text:p>
          </table:table-cell>
        </table:table-row>
        <table:table-row table:style-name="ro1">
          <table:table-cell office:value-type="float" office:value="0.441416941428339" calcext:value-type="float">
            <text:p>0.4414169414</text:p>
          </table:table-cell>
        </table:table-row>
        <table:table-row table:style-name="ro1">
          <table:table-cell office:value-type="float" office:value="0.443570840026458" calcext:value-type="float">
            <text:p>0.44357084</text:p>
          </table:table-cell>
        </table:table-row>
        <table:table-row table:style-name="ro1">
          <table:table-cell office:value-type="float" office:value="0.445592192985334" calcext:value-type="float">
            <text:p>0.445592193</text:p>
          </table:table-cell>
        </table:table-row>
        <table:table-row table:style-name="ro1">
          <table:table-cell office:value-type="float" office:value="0.447470957773908" calcext:value-type="float">
            <text:p>0.4474709578</text:p>
          </table:table-cell>
        </table:table-row>
        <table:table-row table:style-name="ro1">
          <table:table-cell office:value-type="float" office:value="0.449198375074586" calcext:value-type="float">
            <text:p>0.4491983751</text:p>
          </table:table-cell>
        </table:table-row>
        <table:table-row table:style-name="ro1">
          <table:table-cell office:value-type="float" office:value="0.450766919344607" calcext:value-type="float">
            <text:p>0.4507669193</text:p>
          </table:table-cell>
        </table:table-row>
        <table:table-row table:style-name="ro1">
          <table:table-cell office:value-type="float" office:value="0.452170250055034" calcext:value-type="float">
            <text:p>0.4521702501</text:p>
          </table:table-cell>
        </table:table-row>
        <table:table-row table:style-name="ro1">
          <table:table-cell office:value-type="float" office:value="0.45340316360737" calcext:value-type="float">
            <text:p>0.4534031636</text:p>
          </table:table-cell>
        </table:table-row>
        <table:table-row table:style-name="ro1">
          <table:table-cell office:value-type="float" office:value="0.454461545927806" calcext:value-type="float">
            <text:p>0.4544615459</text:p>
          </table:table-cell>
        </table:table-row>
        <table:table-row table:style-name="ro1">
          <table:table-cell office:value-type="float" office:value="0.455342325739092" calcext:value-type="float">
            <text:p>0.4553423257</text:p>
          </table:table-cell>
        </table:table-row>
        <table:table-row table:style-name="ro1">
          <table:table-cell office:value-type="float" office:value="0.456043428510034" calcext:value-type="float">
            <text:p>0.4560434285</text:p>
          </table:table-cell>
        </table:table-row>
        <table:table-row table:style-name="ro1">
          <table:table-cell office:value-type="float" office:value="0.456563731082621" calcext:value-type="float">
            <text:p>0.4565637311</text:p>
          </table:table-cell>
        </table:table-row>
        <table:table-row table:style-name="ro1">
          <table:table-cell office:value-type="float" office:value="0.456903016976775" calcext:value-type="float">
            <text:p>0.456903017</text:p>
          </table:table-cell>
        </table:table-row>
        <table:table-row table:style-name="ro1">
          <table:table-cell office:value-type="float" office:value="0.457061932372733" calcext:value-type="float">
            <text:p>0.4570619324</text:p>
          </table:table-cell>
        </table:table-row>
        <table:table-row table:style-name="ro1">
          <table:table-cell office:value-type="float" office:value="0.457041942771048" calcext:value-type="float">
            <text:p>0.4570419428</text:p>
          </table:table-cell>
        </table:table-row>
        <table:table-row table:style-name="ro1">
          <table:table-cell office:value-type="float" office:value="0.456845290330223" calcext:value-type="float">
            <text:p>0.4568452903</text:p>
          </table:table-cell>
        </table:table-row>
        <table:table-row table:style-name="ro1">
          <table:table-cell office:value-type="float" office:value="0.456474951881968" calcext:value-type="float">
            <text:p>0.4564749519</text:p>
          </table:table-cell>
        </table:table-row>
        <table:table-row table:style-name="ro1">
          <table:table-cell office:value-type="float" office:value="0.455934597624089" calcext:value-type="float">
            <text:p>0.4559345976</text:p>
          </table:table-cell>
        </table:table-row>
        <table:table-row table:style-name="ro1">
          <table:table-cell office:value-type="float" office:value="0.455228550490995" calcext:value-type="float">
            <text:p>0.4552285505</text:p>
          </table:table-cell>
        </table:table-row>
        <table:table-row table:style-name="ro1">
          <table:table-cell office:value-type="float" office:value="0.454361746201839" calcext:value-type="float">
            <text:p>0.4543617462</text:p>
          </table:table-cell>
        </table:table-row>
        <table:table-row table:style-name="ro1">
          <table:table-cell office:value-type="float" office:value="0.453339693986284" calcext:value-type="float">
            <text:p>0.453339694</text:p>
          </table:table-cell>
        </table:table-row>
        <table:table-row table:style-name="ro1">
          <table:table-cell office:value-type="float" office:value="0.452168437987892" calcext:value-type="float">
            <text:p>0.452168438</text:p>
          </table:table-cell>
        </table:table-row>
        <table:table-row table:style-name="ro1">
          <table:table-cell office:value-type="float" office:value="0.450854519345145" calcext:value-type="float">
            <text:p>0.4508545193</text:p>
          </table:table-cell>
        </table:table-row>
        <table:table-row table:style-name="ro1">
          <table:table-cell office:value-type="float" office:value="0.449404938950091" calcext:value-type="float">
            <text:p>0.449404939</text:p>
          </table:table-cell>
        </table:table-row>
        <table:table-row table:style-name="ro1">
          <table:table-cell office:value-type="float" office:value="0.447827120884612" calcext:value-type="float">
            <text:p>0.4478271209</text:p>
          </table:table-cell>
        </table:table-row>
        <table:table-row table:style-name="ro1">
          <table:table-cell office:value-type="float" office:value="0.446128876534326" calcext:value-type="float">
            <text:p>0.4461288765</text:p>
          </table:table-cell>
        </table:table-row>
        <table:table-row table:style-name="ro1">
          <table:table-cell office:value-type="float" office:value="0.444318369380111" calcext:value-type="float">
            <text:p>0.4443183694</text:p>
          </table:table-cell>
        </table:table-row>
        <table:table-row table:style-name="ro1">
          <table:table-cell office:value-type="float" office:value="0.442404080467258" calcext:value-type="float">
            <text:p>0.4424040805</text:p>
          </table:table-cell>
        </table:table-row>
        <table:table-row table:style-name="ro1">
          <table:table-cell office:value-type="float" office:value="0.440394774552247" calcext:value-type="float">
            <text:p>0.4403947746</text:p>
          </table:table-cell>
        </table:table-row>
        <table:table-row table:style-name="ro1">
          <table:table-cell office:value-type="float" office:value="0.438299466927154" calcext:value-type="float">
            <text:p>0.4382994669</text:p>
          </table:table-cell>
        </table:table-row>
        <table:table-row table:style-name="ro1">
          <table:table-cell office:value-type="float" office:value="0.436127390921684" calcext:value-type="float">
            <text:p>0.4361273909</text:p>
          </table:table-cell>
        </table:table-row>
        <table:table-row table:style-name="ro1">
          <table:table-cell office:value-type="float" office:value="0.433887966082827" calcext:value-type="float">
            <text:p>0.4338879661</text:p>
          </table:table-cell>
        </table:table-row>
        <table:table-row table:style-name="ro1">
          <table:table-cell office:value-type="float" office:value="0.431590767032146" calcext:value-type="float">
            <text:p>0.431590767</text:p>
          </table:table-cell>
        </table:table-row>
        <table:table-row table:style-name="ro1">
          <table:table-cell office:value-type="float" office:value="0.429245493000686" calcext:value-type="float">
            <text:p>0.429245493</text:p>
          </table:table-cell>
        </table:table-row>
        <table:table-row table:style-name="ro1">
          <table:table-cell office:value-type="float" office:value="0.426861938041515" calcext:value-type="float">
            <text:p>0.426861938</text:p>
          </table:table-cell>
        </table:table-row>
        <table:table-row table:style-name="ro1">
          <table:table-cell office:value-type="float" office:value="0.424449961919888" calcext:value-type="float">
            <text:p>0.4244499619</text:p>
          </table:table-cell>
        </table:table-row>
        <table:table-row table:style-name="ro1">
          <table:table-cell office:value-type="float" office:value="0.422019461681038" calcext:value-type="float">
            <text:p>0.4220194617</text:p>
          </table:table-cell>
        </table:table-row>
        <table:table-row table:style-name="ro1">
          <table:table-cell office:value-type="float" office:value="0.419580343895598" calcext:value-type="float">
            <text:p>0.4195803439</text:p>
          </table:table-cell>
        </table:table-row>
        <table:table-row table:style-name="ro1">
          <table:table-cell office:value-type="float" office:value="0.417142497582644" calcext:value-type="float">
            <text:p>0.4171424976</text:p>
          </table:table-cell>
        </table:table-row>
        <table:table-row table:style-name="ro1">
          <table:table-cell office:value-type="float" office:value="0.414715767810365" calcext:value-type="float">
            <text:p>0.4147157678</text:p>
          </table:table-cell>
        </table:table-row>
        <table:table-row table:style-name="ro1">
          <table:table-cell office:value-type="float" office:value="0.412309929974365" calcext:value-type="float">
            <text:p>0.41230993</text:p>
          </table:table-cell>
        </table:table-row>
        <table:table-row table:style-name="ro1">
          <table:table-cell office:value-type="float" office:value="0.409934664753589" calcext:value-type="float">
            <text:p>0.4099346648</text:p>
          </table:table-cell>
        </table:table-row>
        <table:table-row table:style-name="ro1">
          <table:table-cell office:value-type="float" office:value="0.407599533743869" calcext:value-type="float">
            <text:p>0.4075995337</text:p>
          </table:table-cell>
        </table:table-row>
        <table:table-row table:style-name="ro1">
          <table:table-cell office:value-type="float" office:value="0.405313955769109" calcext:value-type="float">
            <text:p>0.4053139558</text:p>
          </table:table-cell>
        </table:table-row>
        <table:table-row table:style-name="ro1">
          <table:table-cell office:value-type="float" office:value="0.403087183870088" calcext:value-type="float">
            <text:p>0.4030871839</text:p>
          </table:table-cell>
        </table:table-row>
        <table:table-row table:style-name="ro1">
          <table:table-cell office:value-type="float" office:value="0.400928282970891" calcext:value-type="float">
            <text:p>0.400928283</text:p>
          </table:table-cell>
        </table:table-row>
        <table:table-row table:style-name="ro1">
          <table:table-cell office:value-type="float" office:value="0.398846108222968" calcext:value-type="float">
            <text:p>0.3988461082</text:p>
          </table:table-cell>
        </table:table-row>
        <table:table-row table:style-name="ro1">
          <table:table-cell office:value-type="float" office:value="0.396849284026823" calcext:value-type="float">
            <text:p>0.396849284</text:p>
          </table:table-cell>
        </table:table-row>
        <table:table-row table:style-name="ro1">
          <table:table-cell office:value-type="float" office:value="0.394946183731318" calcext:value-type="float">
            <text:p>0.3949461837</text:p>
          </table:table-cell>
        </table:table-row>
        <table:table-row table:style-name="ro1">
          <table:table-cell office:value-type="float" office:value="0.393144910010621" calcext:value-type="float">
            <text:p>0.39314491</text:p>
          </table:table-cell>
        </table:table-row>
        <table:table-row table:style-name="ro1">
          <table:table-cell office:value-type="float" office:value="0.391453275918764" calcext:value-type="float">
            <text:p>0.3914532759</text:p>
          </table:table-cell>
        </table:table-row>
        <table:table-row table:style-name="ro1">
          <table:table-cell office:value-type="float" office:value="0.389878786621838" calcext:value-type="float">
            <text:p>0.3898787866</text:p>
          </table:table-cell>
        </table:table-row>
        <table:table-row table:style-name="ro1">
          <table:table-cell office:value-type="float" office:value="0.388428621807813" calcext:value-type="float">
            <text:p>0.3884286218</text:p>
          </table:table-cell>
        </table:table-row>
        <table:table-row table:style-name="ro1">
          <table:table-cell office:value-type="float" office:value="0.387109618773981" calcext:value-type="float">
            <text:p>0.3871096188</text:p>
          </table:table-cell>
        </table:table-row>
        <table:table-row table:style-name="ro1">
          <table:table-cell office:value-type="float" office:value="0.385928256192028" calcext:value-type="float">
            <text:p>0.3859282562</text:p>
          </table:table-cell>
        </table:table-row>
        <table:table-row table:style-name="ro1">
          <table:table-cell office:value-type="float" office:value="0.384890638550735" calcext:value-type="float">
            <text:p>0.3848906386</text:p>
          </table:table-cell>
        </table:table-row>
        <table:table-row table:style-name="ro1">
          <table:table-cell office:value-type="float" office:value="0.384002481276301" calcext:value-type="float">
            <text:p>0.3840024813</text:p>
          </table:table-cell>
        </table:table-row>
        <table:table-row table:style-name="ro1">
          <table:table-cell office:value-type="float" office:value="0.383269096530296" calcext:value-type="float">
            <text:p>0.3832690965</text:p>
          </table:table-cell>
        </table:table-row>
        <table:table-row table:style-name="ro1">
          <table:table-cell office:value-type="float" office:value="0.382695379685241" calcext:value-type="float">
            <text:p>0.3826953797</text:p>
          </table:table-cell>
        </table:table-row>
        <table:table-row table:style-name="ro1">
          <table:table-cell office:value-type="float" office:value="0.382285796477809" calcext:value-type="float">
            <text:p>0.3822857965</text:p>
          </table:table-cell>
        </table:table-row>
        <table:table-row table:style-name="ro1">
          <table:table-cell office:value-type="float" office:value="0.382044370839663" calcext:value-type="float">
            <text:p>0.3820443708</text:p>
          </table:table-cell>
        </table:table-row>
        <table:table-row table:style-name="ro1">
          <table:table-cell office:value-type="float" office:value="0.381974673405911" calcext:value-type="float">
            <text:p>0.3819746734</text:p>
          </table:table-cell>
        </table:table-row>
        <table:table-row table:style-name="ro1">
          <table:table-cell office:value-type="float" office:value="0.382079810701191" calcext:value-type="float">
            <text:p>0.3820798107</text:p>
          </table:table-cell>
        </table:table-row>
        <table:table-row table:style-name="ro1">
          <table:table-cell office:value-type="float" office:value="0.382362415003384" calcext:value-type="float">
            <text:p>0.382362415</text:p>
          </table:table-cell>
        </table:table-row>
        <table:table-row table:style-name="ro1">
          <table:table-cell office:value-type="float" office:value="0.382824634884956" calcext:value-type="float">
            <text:p>0.3828246349</text:p>
          </table:table-cell>
        </table:table-row>
        <table:table-row table:style-name="ro1">
          <table:table-cell office:value-type="float" office:value="0.383468126431917" calcext:value-type="float">
            <text:p>0.3834681264</text:p>
          </table:table-cell>
        </table:table-row>
        <table:table-row table:style-name="ro1">
          <table:table-cell office:value-type="float" office:value="0.384294045140417" calcext:value-type="float">
            <text:p>0.3842940451</text:p>
          </table:table-cell>
        </table:table-row>
        <table:table-row table:style-name="ro1">
          <table:table-cell office:value-type="float" office:value="0.385303038490967" calcext:value-type="float">
            <text:p>0.3853030385</text:p>
          </table:table-cell>
        </table:table-row>
        <table:table-row table:style-name="ro1">
          <table:table-cell office:value-type="float" office:value="0.386495239200278" calcext:value-type="float">
            <text:p>0.3864952392</text:p>
          </table:table-cell>
        </table:table-row>
        <table:table-row table:style-name="ro1">
          <table:table-cell office:value-type="float" office:value="0.387870259150737" calcext:value-type="float">
            <text:p>0.3878702592</text:p>
          </table:table-cell>
        </table:table-row>
        <table:table-row table:style-name="ro1">
          <table:table-cell office:value-type="float" office:value="0.389427183997509" calcext:value-type="float">
            <text:p>0.389427184</text:p>
          </table:table-cell>
        </table:table-row>
        <table:table-row table:style-name="ro1">
          <table:table-cell office:value-type="float" office:value="0.391164568453254" calcext:value-type="float">
            <text:p>0.3911645685</text:p>
          </table:table-cell>
        </table:table-row>
        <table:table-row table:style-name="ro1">
          <table:table-cell office:value-type="float" office:value="0.393080432250486" calcext:value-type="float">
            <text:p>0.3930804323</text:p>
          </table:table-cell>
        </table:table-row>
        <table:table-row table:style-name="ro1">
          <table:table-cell office:value-type="float" office:value="0.395172256781552" calcext:value-type="float">
            <text:p>0.3951722568</text:p>
          </table:table-cell>
        </table:table-row>
        <table:table-row table:style-name="ro1">
          <table:table-cell office:value-type="float" office:value="0.397436982416232" calcext:value-type="float">
            <text:p>0.3974369824</text:p>
          </table:table-cell>
        </table:table-row>
        <table:table-row table:style-name="ro1">
          <table:table-cell office:value-type="float" office:value="0.399871006496975" calcext:value-type="float">
            <text:p>0.3998710065</text:p>
          </table:table-cell>
        </table:table-row>
        <table:table-row table:style-name="ro1">
          <table:table-cell office:value-type="float" office:value="0.402470182011757" calcext:value-type="float">
            <text:p>0.402470182</text:p>
          </table:table-cell>
        </table:table-row>
        <table:table-row table:style-name="ro1">
          <table:table-cell office:value-type="float" office:value="0.405229816944568" calcext:value-type="float">
            <text:p>0.4052298169</text:p>
          </table:table-cell>
        </table:table-row>
        <table:table-row table:style-name="ro1">
          <table:table-cell office:value-type="float" office:value="0.408144674303521" calcext:value-type="float">
            <text:p>0.4081446743</text:p>
          </table:table-cell>
        </table:table-row>
        <table:table-row table:style-name="ro1">
          <table:table-cell office:value-type="float" office:value="0.411208972826592" calcext:value-type="float">
            <text:p>0.4112089728</text:p>
          </table:table-cell>
        </table:table-row>
        <table:table-row table:style-name="ro1">
          <table:table-cell office:value-type="float" office:value="0.414416388364988" calcext:value-type="float">
            <text:p>0.4144163884</text:p>
          </table:table-cell>
        </table:table-row>
        <table:table-row table:style-name="ro1">
          <table:table-cell office:value-type="float" office:value="0.417760055944136" calcext:value-type="float">
            <text:p>0.4177600559</text:p>
          </table:table-cell>
        </table:table-row>
        <table:table-row table:style-name="ro1">
          <table:table-cell office:value-type="float" office:value="0.421232572502301" calcext:value-type="float">
            <text:p>0.4212325725</text:p>
          </table:table-cell>
        </table:table-row>
        <table:table-row table:style-name="ro1">
          <table:table-cell office:value-type="float" office:value="0.424826000306837" calcext:value-type="float">
            <text:p>0.4248260003</text:p>
          </table:table-cell>
        </table:table-row>
        <table:table-row table:style-name="ro1">
          <table:table-cell office:value-type="float" office:value="0.428531871048053" calcext:value-type="float">
            <text:p>0.428531871</text:p>
          </table:table-cell>
        </table:table-row>
        <table:table-row table:style-name="ro1">
          <table:table-cell office:value-type="float" office:value="0.432341190610713" calcext:value-type="float">
            <text:p>0.4323411906</text:p>
          </table:table-cell>
        </table:table-row>
        <table:table-row table:style-name="ro1">
          <table:table-cell office:value-type="float" office:value="0.436244444523167" calcext:value-type="float">
            <text:p>0.4362444445</text:p>
          </table:table-cell>
        </table:table-row>
        <table:table-row table:style-name="ro1">
          <table:table-cell office:value-type="float" office:value="0.440231604084095" calcext:value-type="float">
            <text:p>0.4402316041</text:p>
          </table:table-cell>
        </table:table-row>
        <table:table-row table:style-name="ro1">
          <table:table-cell office:value-type="float" office:value="0.444292133166893" calcext:value-type="float">
            <text:p>0.4442921332</text:p>
          </table:table-cell>
        </table:table-row>
        <table:table-row table:style-name="ro1">
          <table:table-cell office:value-type="float" office:value="0.448414995701671" calcext:value-type="float">
            <text:p>0.4484149957</text:p>
          </table:table-cell>
        </table:table-row>
        <table:table-row table:style-name="ro1">
          <table:table-cell office:value-type="float" office:value="0.452588663834895" calcext:value-type="float">
            <text:p>0.4525886638</text:p>
          </table:table-cell>
        </table:table-row>
        <table:table-row table:style-name="ro1">
          <table:table-cell office:value-type="float" office:value="0.456801126766636" calcext:value-type="float">
            <text:p>0.4568011268</text:p>
          </table:table-cell>
        </table:table-row>
        <table:table-row table:style-name="ro1">
          <table:table-cell office:value-type="float" office:value="0.461039900265463" calcext:value-type="float">
            <text:p>0.4610399003</text:p>
          </table:table-cell>
        </table:table-row>
        <table:table-row table:style-name="ro1">
          <table:table-cell office:value-type="float" office:value="0.465292036860949" calcext:value-type="float">
            <text:p>0.4652920369</text:p>
          </table:table-cell>
        </table:table-row>
        <table:table-row table:style-name="ro1">
          <table:table-cell office:value-type="float" office:value="0.425515102756019" calcext:value-type="float">
            <text:p>0.4255151028</text:p>
          </table:table-cell>
        </table:table-row>
        <table:table-row table:style-name="ro1">
          <table:table-cell office:value-type="float" office:value="0.428174170732359" calcext:value-type="float">
            <text:p>0.4281741707</text:p>
          </table:table-cell>
        </table:table-row>
        <table:table-row table:style-name="ro1">
          <table:table-cell office:value-type="float" office:value="0.430791025237577" calcext:value-type="float">
            <text:p>0.4307910252</text:p>
          </table:table-cell>
        </table:table-row>
        <table:table-row table:style-name="ro1">
          <table:table-cell office:value-type="float" office:value="0.433346973679019" calcext:value-type="float">
            <text:p>0.4333469737</text:p>
          </table:table-cell>
        </table:table-row>
        <table:table-row table:style-name="ro1">
          <table:table-cell office:value-type="float" office:value="0.435824909262946" calcext:value-type="float">
            <text:p>0.4358249093</text:p>
          </table:table-cell>
        </table:table-row>
        <table:table-row table:style-name="ro1">
          <table:table-cell office:value-type="float" office:value="0.438209257665974" calcext:value-type="float">
            <text:p>0.4382092577</text:p>
          </table:table-cell>
        </table:table-row>
        <table:table-row table:style-name="ro1">
          <table:table-cell office:value-type="float" office:value="0.44048592438415" calcext:value-type="float">
            <text:p>0.4404859244</text:p>
          </table:table-cell>
        </table:table-row>
        <table:table-row table:style-name="ro1">
          <table:table-cell office:value-type="float" office:value="0.442642242759668" calcext:value-type="float">
            <text:p>0.4426422428</text:p>
          </table:table-cell>
        </table:table-row>
        <table:table-row table:style-name="ro1">
          <table:table-cell office:value-type="float" office:value="0.444666922685215" calcext:value-type="float">
            <text:p>0.4446669227</text:p>
          </table:table-cell>
        </table:table-row>
        <table:table-row table:style-name="ro1">
          <table:table-cell office:value-type="float" office:value="0.446549999985956" calcext:value-type="float">
            <text:p>0.44655</text:p>
          </table:table-cell>
        </table:table-row>
        <table:table-row table:style-name="ro1">
          <table:table-cell office:value-type="float" office:value="0.448282786479154" calcext:value-type="float">
            <text:p>0.4482827865</text:p>
          </table:table-cell>
        </table:table-row>
        <table:table-row table:style-name="ro1">
          <table:table-cell office:value-type="float" office:value="0.449857820711426" calcext:value-type="float">
            <text:p>0.4498578207</text:p>
          </table:table-cell>
        </table:table-row>
        <table:table-row table:style-name="ro1">
          <table:table-cell office:value-type="float" office:value="0.451268819373632" calcext:value-type="float">
            <text:p>0.4512688194</text:p>
          </table:table-cell>
        </table:table-row>
        <table:table-row table:style-name="ro1">
          <table:table-cell office:value-type="float" office:value="0.452510629393407" calcext:value-type="float">
            <text:p>0.4525106294</text:p>
          </table:table-cell>
        </table:table-row>
        <table:table-row table:style-name="ro1">
          <table:table-cell office:value-type="float" office:value="0.453579180705314" calcext:value-type="float">
            <text:p>0.4535791807</text:p>
          </table:table-cell>
        </table:table-row>
        <table:table-row table:style-name="ro1">
          <table:table-cell office:value-type="float" office:value="0.454471439698653" calcext:value-type="float">
            <text:p>0.4544714397</text:p>
          </table:table-cell>
        </table:table-row>
        <table:table-row table:style-name="ro1">
          <table:table-cell office:value-type="float" office:value="0.455185363342889" calcext:value-type="float">
            <text:p>0.4551853633</text:p>
          </table:table-cell>
        </table:table-row>
        <table:table-row table:style-name="ro1">
          <table:table-cell office:value-type="float" office:value="0.455719853990719" calcext:value-type="float">
            <text:p>0.455719854</text:p>
          </table:table-cell>
        </table:table-row>
        <table:table-row table:style-name="ro1">
          <table:table-cell office:value-type="float" office:value="0.456074714858784" calcext:value-type="float">
            <text:p>0.4560747149</text:p>
          </table:table-cell>
        </table:table-row>
        <table:table-row table:style-name="ro1">
          <table:table-cell office:value-type="float" office:value="0.456250606186005" calcext:value-type="float">
            <text:p>0.4562506062</text:p>
          </table:table-cell>
        </table:table-row>
        <table:table-row table:style-name="ro1">
          <table:table-cell office:value-type="float" office:value="0.45624900206956" calcext:value-type="float">
            <text:p>0.4562490021</text:p>
          </table:table-cell>
        </table:table-row>
        <table:table-row table:style-name="ro1">
          <table:table-cell office:value-type="float" office:value="0.456072147978496" calcext:value-type="float">
            <text:p>0.456072148</text:p>
          </table:table-cell>
        </table:table-row>
        <table:table-row table:style-name="ro1">
          <table:table-cell office:value-type="float" office:value="0.455723018944979" calcext:value-type="float">
            <text:p>0.4557230189</text:p>
          </table:table-cell>
        </table:table-row>
        <table:table-row table:style-name="ro1">
          <table:table-cell office:value-type="float" office:value="0.455205278433175" calcext:value-type="float">
            <text:p>0.4552052784</text:p>
          </table:table-cell>
        </table:table-row>
        <table:table-row table:style-name="ro1">
          <table:table-cell office:value-type="float" office:value="0.454523237885769" calcext:value-type="float">
            <text:p>0.4545232379</text:p>
          </table:table-cell>
        </table:table-row>
        <table:table-row table:style-name="ro1">
          <table:table-cell office:value-type="float" office:value="0.453681816948121" calcext:value-type="float">
            <text:p>0.4536818169</text:p>
          </table:table-cell>
        </table:table-row>
        <table:table-row table:style-name="ro1">
          <table:table-cell office:value-type="float" office:value="0.452686504370057" calcext:value-type="float">
            <text:p>0.4526865044</text:p>
          </table:table-cell>
        </table:table-row>
        <table:table-row table:style-name="ro1">
          <table:table-cell office:value-type="float" office:value="0.451543319585291" calcext:value-type="float">
            <text:p>0.4515433196</text:p>
          </table:table-cell>
        </table:table-row>
        <table:table-row table:style-name="ro1">
          <table:table-cell office:value-type="float" office:value="0.450258774968492" calcext:value-type="float">
            <text:p>0.450258775</text:p>
          </table:table-cell>
        </table:table-row>
        <table:table-row table:style-name="ro1">
          <table:table-cell office:value-type="float" office:value="0.448839838769979" calcext:value-type="float">
            <text:p>0.4488398388</text:p>
          </table:table-cell>
        </table:table-row>
        <table:table-row table:style-name="ro1">
          <table:table-cell office:value-type="float" office:value="0.447293898728051" calcext:value-type="float">
            <text:p>0.4472938987</text:p>
          </table:table-cell>
        </table:table-row>
        <table:table-row table:style-name="ro1">
          <table:table-cell office:value-type="float" office:value="0.445628726358962" calcext:value-type="float">
            <text:p>0.4456287264</text:p>
          </table:table-cell>
        </table:table-row>
        <table:table-row table:style-name="ro1">
          <table:table-cell office:value-type="float" office:value="0.443852441924519" calcext:value-type="float">
            <text:p>0.4438524419</text:p>
          </table:table-cell>
        </table:table-row>
        <table:table-row table:style-name="ro1">
          <table:table-cell office:value-type="float" office:value="0.441973480077327" calcext:value-type="float">
            <text:p>0.4419734801</text:p>
          </table:table-cell>
        </table:table-row>
        <table:table-row table:style-name="ro1">
          <table:table-cell office:value-type="float" office:value="0.44000055618366" calcext:value-type="float">
            <text:p>0.4400005562</text:p>
          </table:table-cell>
        </table:table-row>
        <table:table-row table:style-name="ro1">
          <table:table-cell office:value-type="float" office:value="0.437942633323976" calcext:value-type="float">
            <text:p>0.4379426333</text:p>
          </table:table-cell>
        </table:table-row>
        <table:table-row table:style-name="ro1">
          <table:table-cell office:value-type="float" office:value="0.435808889971063" calcext:value-type="float">
            <text:p>0.43580889</text:p>
          </table:table-cell>
        </table:table-row>
        <table:table-row table:style-name="ro1">
          <table:table-cell office:value-type="float" office:value="0.43360868834582" calcext:value-type="float">
            <text:p>0.4336086883</text:p>
          </table:table-cell>
        </table:table-row>
        <table:table-row table:style-name="ro1">
          <table:table-cell office:value-type="float" office:value="0.431351543450677" calcext:value-type="float">
            <text:p>0.4313515435</text:p>
          </table:table-cell>
        </table:table-row>
        <table:table-row table:style-name="ro1">
          <table:table-cell office:value-type="float" office:value="0.429047092780648" calcext:value-type="float">
            <text:p>0.4290470928</text:p>
          </table:table-cell>
        </table:table-row>
        <table:table-row table:style-name="ro1">
          <table:table-cell office:value-type="float" office:value="0.426705066712022" calcext:value-type="float">
            <text:p>0.4267050667</text:p>
          </table:table-cell>
        </table:table-row>
        <table:table-row table:style-name="ro1">
          <table:table-cell office:value-type="float" office:value="0.424335259568684" calcext:value-type="float">
            <text:p>0.4243352596</text:p>
          </table:table-cell>
        </table:table-row>
        <table:table-row table:style-name="ro1">
          <table:table-cell office:value-type="float" office:value="0.421947501366083" calcext:value-type="float">
            <text:p>0.4219475014</text:p>
          </table:table-cell>
        </table:table-row>
        <table:table-row table:style-name="ro1">
          <table:table-cell office:value-type="float" office:value="0.419551630232822" calcext:value-type="float">
            <text:p>0.4195516302</text:p>
          </table:table-cell>
        </table:table-row>
        <table:table-row table:style-name="ro1">
          <table:table-cell office:value-type="float" office:value="0.417157465509892" calcext:value-type="float">
            <text:p>0.4171574655</text:p>
          </table:table-cell>
        </table:table-row>
        <table:table-row table:style-name="ro1">
          <table:table-cell office:value-type="float" office:value="0.414774781527542" calcext:value-type="float">
            <text:p>0.4147747815</text:p>
          </table:table-cell>
        </table:table-row>
        <table:table-row table:style-name="ro1">
          <table:table-cell office:value-type="float" office:value="0.412413282059782" calcext:value-type="float">
            <text:p>0.4124132821</text:p>
          </table:table-cell>
        </table:table-row>
        <table:table-row table:style-name="ro1">
          <table:table-cell office:value-type="float" office:value="0.410082575456517" calcext:value-type="float">
            <text:p>0.4100825755</text:p>
          </table:table-cell>
        </table:table-row>
        <table:table-row table:style-name="ro1">
          <table:table-cell office:value-type="float" office:value="0.407792150453331" calcext:value-type="float">
            <text:p>0.4077921505</text:p>
          </table:table-cell>
        </table:table-row>
        <table:table-row table:style-name="ro1">
          <table:table-cell office:value-type="float" office:value="0.405551352658889" calcext:value-type="float">
            <text:p>0.4055513527</text:p>
          </table:table-cell>
        </table:table-row>
        <table:table-row table:style-name="ro1">
          <table:table-cell office:value-type="float" office:value="0.403369361719988" calcext:value-type="float">
            <text:p>0.4033693617</text:p>
          </table:table-cell>
        </table:table-row>
        <table:table-row table:style-name="ro1">
          <table:table-cell office:value-type="float" office:value="0.401255169164236" calcext:value-type="float">
            <text:p>0.4012551692</text:p>
          </table:table-cell>
        </table:table-row>
        <table:table-row table:style-name="ro1">
          <table:table-cell office:value-type="float" office:value="0.399217556920373" calcext:value-type="float">
            <text:p>0.3992175569</text:p>
          </table:table-cell>
        </table:table-row>
        <table:table-row table:style-name="ro1">
          <table:table-cell office:value-type="float" office:value="0.39726507651622" calcext:value-type="float">
            <text:p>0.3972650765</text:p>
          </table:table-cell>
        </table:table-row>
        <table:table-row table:style-name="ro1">
          <table:table-cell office:value-type="float" office:value="0.39540602895427" calcext:value-type="float">
            <text:p>0.395406029</text:p>
          </table:table-cell>
        </table:table-row>
        <table:table-row table:style-name="ro1">
          <table:table-cell office:value-type="float" office:value="0.393648445264912" calcext:value-type="float">
            <text:p>0.3936484453</text:p>
          </table:table-cell>
        </table:table-row>
        <table:table-row table:style-name="ro1">
          <table:table-cell office:value-type="float" office:value="0.392000067737292" calcext:value-type="float">
            <text:p>0.3920000677</text:p>
          </table:table-cell>
        </table:table-row>
        <table:table-row table:style-name="ro1">
          <table:table-cell office:value-type="float" office:value="0.390468331827807" calcext:value-type="float">
            <text:p>0.3904683318</text:p>
          </table:table-cell>
        </table:table-row>
        <table:table-row table:style-name="ro1">
          <table:table-cell office:value-type="float" office:value="0.389060348746238" calcext:value-type="float">
            <text:p>0.3890603487</text:p>
          </table:table-cell>
        </table:table-row>
        <table:table-row table:style-name="ro1">
          <table:table-cell office:value-type="float" office:value="0.387782888719515" calcext:value-type="float">
            <text:p>0.3877828887</text:p>
          </table:table-cell>
        </table:table-row>
        <table:table-row table:style-name="ro1">
          <table:table-cell office:value-type="float" office:value="0.386642364933122" calcext:value-type="float">
            <text:p>0.3866423649</text:p>
          </table:table-cell>
        </table:table-row>
        <table:table-row table:style-name="ro1">
          <table:table-cell office:value-type="float" office:value="0.385644818150133" calcext:value-type="float">
            <text:p>0.3856448182</text:p>
          </table:table-cell>
        </table:table-row>
        <table:table-row table:style-name="ro1">
          <table:table-cell office:value-type="float" office:value="0.38479590200789" calcext:value-type="float">
            <text:p>0.384795902</text:p>
          </table:table-cell>
        </table:table-row>
        <table:table-row table:style-name="ro1">
          <table:table-cell office:value-type="float" office:value="0.384100868992307" calcext:value-type="float">
            <text:p>0.384100869</text:p>
          </table:table-cell>
        </table:table-row>
        <table:table-row table:style-name="ro1">
          <table:table-cell office:value-type="float" office:value="0.38356455708982" calcext:value-type="float">
            <text:p>0.3835645571</text:p>
          </table:table-cell>
        </table:table-row>
        <table:table-row table:style-name="ro1">
          <table:table-cell office:value-type="float" office:value="0.383191377116966" calcext:value-type="float">
            <text:p>0.3831913771</text:p>
          </table:table-cell>
        </table:table-row>
        <table:table-row table:style-name="ro1">
          <table:table-cell office:value-type="float" office:value="0.3829853007276" calcext:value-type="float">
            <text:p>0.3829853007</text:p>
          </table:table-cell>
        </table:table-row>
        <table:table-row table:style-name="ro1">
          <table:table-cell office:value-type="float" office:value="0.382949849097748" calcext:value-type="float">
            <text:p>0.3829498491</text:p>
          </table:table-cell>
        </table:table-row>
        <table:table-row table:style-name="ro1">
          <table:table-cell office:value-type="float" office:value="0.383088082288091" calcext:value-type="float">
            <text:p>0.3830880823</text:p>
          </table:table-cell>
        </table:table-row>
        <table:table-row table:style-name="ro1">
          <table:table-cell office:value-type="float" office:value="0.383402589284095" calcext:value-type="float">
            <text:p>0.3834025893</text:p>
          </table:table-cell>
        </table:table-row>
        <table:table-row table:style-name="ro1">
          <table:table-cell office:value-type="float" office:value="0.383895478713768" calcext:value-type="float">
            <text:p>0.3838954787</text:p>
          </table:table-cell>
        </table:table-row>
        <table:table-row table:style-name="ro1">
          <table:table-cell office:value-type="float" office:value="0.38456837024305" calcext:value-type="float">
            <text:p>0.3845683702</text:p>
          </table:table-cell>
        </table:table-row>
        <table:table-row table:style-name="ro1">
          <table:table-cell office:value-type="float" office:value="0.38542238664885" calcext:value-type="float">
            <text:p>0.3854223866</text:p>
          </table:table-cell>
        </table:table-row>
        <table:table-row table:style-name="ro1">
          <table:table-cell office:value-type="float" office:value="0.386458146569711" calcext:value-type="float">
            <text:p>0.3864581466</text:p>
          </table:table-cell>
        </table:table-row>
        <table:table-row table:style-name="ro1">
          <table:table-cell office:value-type="float" office:value="0.387675757934108" calcext:value-type="float">
            <text:p>0.3876757579</text:p>
          </table:table-cell>
        </table:table-row>
        <table:table-row table:style-name="ro1">
          <table:table-cell office:value-type="float" office:value="0.389074812066389" calcext:value-type="float">
            <text:p>0.3890748121</text:p>
          </table:table-cell>
        </table:table-row>
        <table:table-row table:style-name="ro1">
          <table:table-cell office:value-type="float" office:value="0.39065437847035" calcext:value-type="float">
            <text:p>0.3906543785</text:p>
          </table:table-cell>
        </table:table-row>
        <table:table-row table:style-name="ro1">
          <table:table-cell office:value-type="float" office:value="0.392413000290438" calcext:value-type="float">
            <text:p>0.3924130003</text:p>
          </table:table-cell>
        </table:table-row>
        <table:table-row table:style-name="ro1">
          <table:table-cell office:value-type="float" office:value="0.3943486904506" calcext:value-type="float">
            <text:p>0.3943486905</text:p>
          </table:table-cell>
        </table:table-row>
        <table:table-row table:style-name="ro1">
          <table:table-cell office:value-type="float" office:value="0.396458928470763" calcext:value-type="float">
            <text:p>0.3964589285</text:p>
          </table:table-cell>
        </table:table-row>
        <table:table-row table:style-name="ro1">
          <table:table-cell office:value-type="float" office:value="0.398740657960948" calcext:value-type="float">
            <text:p>0.398740658</text:p>
          </table:table-cell>
        </table:table-row>
        <table:table-row table:style-name="ro1">
          <table:table-cell office:value-type="float" office:value="0.401190284793023" calcext:value-type="float">
            <text:p>0.4011902848</text:p>
          </table:table-cell>
        </table:table-row>
        <table:table-row table:style-name="ro1">
          <table:table-cell office:value-type="float" office:value="0.403803675950087" calcext:value-type="float">
            <text:p>0.403803676</text:p>
          </table:table-cell>
        </table:table-row>
        <table:table-row table:style-name="ro1">
          <table:table-cell office:value-type="float" office:value="0.4065761590535" calcext:value-type="float">
            <text:p>0.4065761591</text:p>
          </table:table-cell>
        </table:table-row>
        <table:table-row table:style-name="ro1">
          <table:table-cell office:value-type="float" office:value="0.409502522567532" calcext:value-type="float">
            <text:p>0.4095025226</text:p>
          </table:table-cell>
        </table:table-row>
        <table:table-row table:style-name="ro1">
          <table:table-cell office:value-type="float" office:value="0.412577016681665" calcext:value-type="float">
            <text:p>0.4125770167</text:p>
          </table:table-cell>
        </table:table-row>
        <table:table-row table:style-name="ro1">
          <table:table-cell office:value-type="float" office:value="0.415793354870519" calcext:value-type="float">
            <text:p>0.4157933549</text:p>
          </table:table-cell>
        </table:table-row>
        <table:table-row table:style-name="ro1">
          <table:table-cell office:value-type="float" office:value="0.419144716131418" calcext:value-type="float">
            <text:p>0.4191447161</text:p>
          </table:table-cell>
        </table:table-row>
        <table:table-row table:style-name="ro1">
          <table:table-cell office:value-type="float" office:value="0.42262374789959" calcext:value-type="float">
            <text:p>0.4226237479</text:p>
          </table:table-cell>
        </table:table-row>
        <table:table-row table:style-name="ro1">
          <table:table-cell office:value-type="float" office:value="0.426222569641007" calcext:value-type="float">
            <text:p>0.4262225696</text:p>
          </table:table-cell>
        </table:table-row>
        <table:table-row table:style-name="ro1">
          <table:table-cell office:value-type="float" office:value="0.429932777122855" calcext:value-type="float">
            <text:p>0.4299327771</text:p>
          </table:table-cell>
        </table:table-row>
        <table:table-row table:style-name="ro1">
          <table:table-cell office:value-type="float" office:value="0.433745447361642" calcext:value-type="float">
            <text:p>0.4337454474</text:p>
          </table:table-cell>
        </table:table-row>
        <table:table-row table:style-name="ro1">
          <table:table-cell office:value-type="float" office:value="0.437651144248941" calcext:value-type="float">
            <text:p>0.4376511442</text:p>
          </table:table-cell>
        </table:table-row>
        <table:table-row table:style-name="ro1">
          <table:table-cell office:value-type="float" office:value="0.441639924854772" calcext:value-type="float">
            <text:p>0.4416399249</text:p>
          </table:table-cell>
        </table:table-row>
        <table:table-row table:style-name="ro1">
          <table:table-cell office:value-type="float" office:value="0.445701346408615" calcext:value-type="float">
            <text:p>0.4457013464</text:p>
          </table:table-cell>
        </table:table-row>
        <table:table-row table:style-name="ro1">
          <table:table-cell office:value-type="float" office:value="0.449824473958062" calcext:value-type="float">
            <text:p>0.449824474</text:p>
          </table:table-cell>
        </table:table-row>
        <table:table-row table:style-name="ro1">
          <table:table-cell office:value-type="float" office:value="0.453997888705103" calcext:value-type="float">
            <text:p>0.4539978887</text:p>
          </table:table-cell>
        </table:table-row>
        <table:table-row table:style-name="ro1">
          <table:table-cell office:value-type="float" office:value="0.458209697020046" calcext:value-type="float">
            <text:p>0.458209697</text:p>
          </table:table-cell>
        </table:table-row>
        <table:table-row table:style-name="ro1">
          <table:table-cell office:value-type="float" office:value="0.462447540133076" calcext:value-type="float">
            <text:p>0.4624475401</text:p>
          </table:table-cell>
        </table:table-row>
        <table:table-row table:style-name="ro1">
          <table:table-cell office:value-type="float" office:value="0.466698604503452" calcext:value-type="float">
            <text:p>0.4666986045</text:p>
          </table:table-cell>
        </table:table-row>
        <table:table-row table:style-name="ro1">
          <table:table-cell office:value-type="float" office:value="0.424549882434354" calcext:value-type="float">
            <text:p>0.4245498824</text:p>
          </table:table-cell>
        </table:table-row>
        <table:table-row table:style-name="ro1">
          <table:table-cell office:value-type="float" office:value="0.427208229943852" calcext:value-type="float">
            <text:p>0.4272082299</text:p>
          </table:table-cell>
        </table:table-row>
        <table:table-row table:style-name="ro1">
          <table:table-cell office:value-type="float" office:value="0.429824644217784" calcext:value-type="float">
            <text:p>0.4298246442</text:p>
          </table:table-cell>
        </table:table-row>
        <table:table-row table:style-name="ro1">
          <table:table-cell office:value-type="float" office:value="0.432380560169525" calcext:value-type="float">
            <text:p>0.4323805602</text:p>
          </table:table-cell>
        </table:table-row>
        <table:table-row table:style-name="ro1">
          <table:table-cell office:value-type="float" office:value="0.43485899009331" calcext:value-type="float">
            <text:p>0.4348589901</text:p>
          </table:table-cell>
        </table:table-row>
        <table:table-row table:style-name="ro1">
          <table:table-cell office:value-type="float" office:value="0.437244470514578" calcext:value-type="float">
            <text:p>0.4372444705</text:p>
          </table:table-cell>
        </table:table-row>
        <table:table-row table:style-name="ro1">
          <table:table-cell office:value-type="float" office:value="0.439523009717955" calcext:value-type="float">
            <text:p>0.4395230097</text:p>
          </table:table-cell>
        </table:table-row>
        <table:table-row table:style-name="ro1">
          <table:table-cell office:value-type="float" office:value="0.441682035952884" calcext:value-type="float">
            <text:p>0.441682036</text:p>
          </table:table-cell>
        </table:table-row>
        <table:table-row table:style-name="ro1">
          <table:table-cell office:value-type="float" office:value="0.443710346316894" calcext:value-type="float">
            <text:p>0.4437103463</text:p>
          </table:table-cell>
        </table:table-row>
        <table:table-row table:style-name="ro1">
          <table:table-cell office:value-type="float" office:value="0.445598056316516" calcext:value-type="float">
            <text:p>0.4455980563</text:p>
          </table:table-cell>
        </table:table-row>
        <table:table-row table:style-name="ro1">
          <table:table-cell office:value-type="float" office:value="0.447336550105836" calcext:value-type="float">
            <text:p>0.4473365501</text:p>
          </table:table-cell>
        </table:table-row>
        <table:table-row table:style-name="ro1">
          <table:table-cell office:value-type="float" office:value="0.448918431402697" calcext:value-type="float">
            <text:p>0.4489184314</text:p>
          </table:table-cell>
        </table:table-row>
        <table:table-row table:style-name="ro1">
          <table:table-cell office:value-type="float" office:value="0.45033747508254" calcext:value-type="float">
            <text:p>0.4503374751</text:p>
          </table:table-cell>
        </table:table-row>
        <table:table-row table:style-name="ro1">
          <table:table-cell office:value-type="float" office:value="0.45158857944989" calcext:value-type="float">
            <text:p>0.4515885794</text:p>
          </table:table-cell>
        </table:table-row>
        <table:table-row table:style-name="ro1">
          <table:table-cell office:value-type="float" office:value="0.45266771918748" calcext:value-type="float">
            <text:p>0.4526677192</text:p>
          </table:table-cell>
        </table:table-row>
        <table:table-row table:style-name="ro1">
          <table:table-cell office:value-type="float" office:value="0.453571898983027" calcext:value-type="float">
            <text:p>0.453571899</text:p>
          </table:table-cell>
        </table:table-row>
        <table:table-row table:style-name="ro1">
          <table:table-cell office:value-type="float" office:value="0.454299107833639" calcext:value-type="float">
            <text:p>0.4542991078</text:p>
          </table:table-cell>
        </table:table-row>
        <table:table-row table:style-name="ro1">
          <table:table-cell office:value-type="float" office:value="0.454848274027877" calcext:value-type="float">
            <text:p>0.454848274</text:p>
          </table:table-cell>
        </table:table-row>
        <table:table-row table:style-name="ro1">
          <table:table-cell office:value-type="float" office:value="0.455219220805449" calcext:value-type="float">
            <text:p>0.4552192208</text:p>
          </table:table-cell>
        </table:table-row>
        <table:table-row table:style-name="ro1">
          <table:table-cell office:value-type="float" office:value="0.455412622694556" calcext:value-type="float">
            <text:p>0.4554126227</text:p>
          </table:table-cell>
        </table:table-row>
        <table:table-row table:style-name="ro1">
          <table:table-cell office:value-type="float" office:value="0.455429962526871" calcext:value-type="float">
            <text:p>0.4554299625</text:p>
          </table:table-cell>
        </table:table-row>
        <table:table-row table:style-name="ro1">
          <table:table-cell office:value-type="float" office:value="0.455273489130174" calcext:value-type="float">
            <text:p>0.4552734891</text:p>
          </table:table-cell>
        </table:table-row>
        <table:table-row table:style-name="ro1">
          <table:table-cell office:value-type="float" office:value="0.454946175698613" calcext:value-type="float">
            <text:p>0.4549461757</text:p>
          </table:table-cell>
        </table:table-row>
        <table:table-row table:style-name="ro1">
          <table:table-cell office:value-type="float" office:value="0.454451678840625" calcext:value-type="float">
            <text:p>0.4544516788</text:p>
          </table:table-cell>
        </table:table-row>
        <table:table-row table:style-name="ro1">
          <table:table-cell office:value-type="float" office:value="0.453794298304486" calcext:value-type="float">
            <text:p>0.4537942983</text:p>
          </table:table-cell>
        </table:table-row>
        <table:table-row table:style-name="ro1">
          <table:table-cell office:value-type="float" office:value="0.452978937381513" calcext:value-type="float">
            <text:p>0.4529789374</text:p>
          </table:table-cell>
        </table:table-row>
        <table:table-row table:style-name="ro1">
          <table:table-cell office:value-type="float" office:value="0.452011063986903" calcext:value-type="float">
            <text:p>0.452011064</text:p>
          </table:table-cell>
        </table:table-row>
        <table:table-row table:style-name="ro1">
          <table:table-cell office:value-type="float" office:value="0.450896672418219" calcext:value-type="float">
            <text:p>0.4508966724</text:p>
          </table:table-cell>
        </table:table-row>
        <table:table-row table:style-name="ro1">
          <table:table-cell office:value-type="float" office:value="0.449642245791517" calcext:value-type="float">
            <text:p>0.4496422458</text:p>
          </table:table-cell>
        </table:table-row>
        <table:table-row table:style-name="ro1">
          <table:table-cell office:value-type="float" office:value="0.448254719155114" calcext:value-type="float">
            <text:p>0.4482547192</text:p>
          </table:table-cell>
        </table:table-row>
        <table:table-row table:style-name="ro1">
          <table:table-cell office:value-type="float" office:value="0.446741443281" calcext:value-type="float">
            <text:p>0.4467414433</text:p>
          </table:table-cell>
        </table:table-row>
        <table:table-row table:style-name="ro1">
          <table:table-cell office:value-type="float" office:value="0.445110149133897" calcext:value-type="float">
            <text:p>0.4451101491</text:p>
          </table:table-cell>
        </table:table-row>
        <table:table-row table:style-name="ro1">
          <table:table-cell office:value-type="float" office:value="0.443368913017954" calcext:value-type="float">
            <text:p>0.443368913</text:p>
          </table:table-cell>
        </table:table-row>
        <table:table-row table:style-name="ro1">
          <table:table-cell office:value-type="float" office:value="0.44152612240109" calcext:value-type="float">
            <text:p>0.4415261224</text:p>
          </table:table-cell>
        </table:table-row>
        <table:table-row table:style-name="ro1">
          <table:table-cell office:value-type="float" office:value="0.439590442416975" calcext:value-type="float">
            <text:p>0.4395904424</text:p>
          </table:table-cell>
        </table:table-row>
        <table:table-row table:style-name="ro1">
          <table:table-cell office:value-type="float" office:value="0.43757078304466" calcext:value-type="float">
            <text:p>0.437570783</text:p>
          </table:table-cell>
        </table:table-row>
        <table:table-row table:style-name="ro1">
          <table:table-cell office:value-type="float" office:value="0.435476266965844" calcext:value-type="float">
            <text:p>0.435476267</text:p>
          </table:table-cell>
        </table:table-row>
        <table:table-row table:style-name="ro1">
          <table:table-cell office:value-type="float" office:value="0.433316198099788" calcext:value-type="float">
            <text:p>0.4333161981</text:p>
          </table:table-cell>
        </table:table-row>
        <table:table-row table:style-name="ro1">
          <table:table-cell office:value-type="float" office:value="0.431100030815867" calcext:value-type="float">
            <text:p>0.4311000308</text:p>
          </table:table-cell>
        </table:table-row>
        <table:table-row table:style-name="ro1">
          <table:table-cell office:value-type="float" office:value="0.428837339823771" calcext:value-type="float">
            <text:p>0.4288373398</text:p>
          </table:table-cell>
        </table:table-row>
        <table:table-row table:style-name="ro1">
          <table:table-cell office:value-type="float" office:value="0.426537790741346" calcext:value-type="float">
            <text:p>0.4265377907</text:p>
          </table:table-cell>
        </table:table-row>
        <table:table-row table:style-name="ro1">
          <table:table-cell office:value-type="float" office:value="0.424211111340075" calcext:value-type="float">
            <text:p>0.4242111113</text:p>
          </table:table-cell>
        </table:table-row>
        <table:table-row table:style-name="ro1">
          <table:table-cell office:value-type="float" office:value="0.421867063468203" calcext:value-type="float">
            <text:p>0.4218670635</text:p>
          </table:table-cell>
        </table:table-row>
        <table:table-row table:style-name="ro1">
          <table:table-cell office:value-type="float" office:value="0.419515415651512" calcext:value-type="float">
            <text:p>0.4195154157</text:p>
          </table:table-cell>
        </table:table-row>
        <table:table-row table:style-name="ro1">
          <table:table-cell office:value-type="float" office:value="0.417165916371726" calcext:value-type="float">
            <text:p>0.4171659164</text:p>
          </table:table-cell>
        </table:table-row>
        <table:table-row table:style-name="ro1">
          <table:table-cell office:value-type="float" office:value="0.414828268022572" calcext:value-type="float">
            <text:p>0.414828268</text:p>
          </table:table-cell>
        </table:table-row>
        <table:table-row table:style-name="ro1">
          <table:table-cell office:value-type="float" office:value="0.412512101543471" calcext:value-type="float">
            <text:p>0.4125121015</text:p>
          </table:table-cell>
        </table:table-row>
        <table:table-row table:style-name="ro1">
          <table:table-cell office:value-type="float" office:value="0.410226951730885" calcext:value-type="float">
            <text:p>0.4102269517</text:p>
          </table:table-cell>
        </table:table-row>
        <table:table-row table:style-name="ro1">
          <table:table-cell office:value-type="float" office:value="0.407982233227294" calcext:value-type="float">
            <text:p>0.4079822332</text:p>
          </table:table-cell>
        </table:table-row>
        <table:table-row table:style-name="ro1">
          <table:table-cell office:value-type="float" office:value="0.405787217187827" calcext:value-type="float">
            <text:p>0.4057872172</text:p>
          </table:table-cell>
        </table:table-row>
        <table:table-row table:style-name="ro1">
          <table:table-cell office:value-type="float" office:value="0.403651008624527" calcext:value-type="float">
            <text:p>0.4036510086</text:p>
          </table:table-cell>
        </table:table-row>
        <table:table-row table:style-name="ro1">
          <table:table-cell office:value-type="float" office:value="0.401582524428263" calcext:value-type="float">
            <text:p>0.4015825244</text:p>
          </table:table-cell>
        </table:table-row>
        <table:table-row table:style-name="ro1">
          <table:table-cell office:value-type="float" office:value="0.399590472068289" calcext:value-type="float">
            <text:p>0.3995904721</text:p>
          </table:table-cell>
        </table:table-row>
        <table:table-row table:style-name="ro1">
          <table:table-cell office:value-type="float" office:value="0.397683328969435" calcext:value-type="float">
            <text:p>0.397683329</text:p>
          </table:table-cell>
        </table:table-row>
        <table:table-row table:style-name="ro1">
          <table:table-cell office:value-type="float" office:value="0.395869322566948" calcext:value-type="float">
            <text:p>0.3958693226</text:p>
          </table:table-cell>
        </table:table-row>
        <table:table-row table:style-name="ro1">
          <table:table-cell office:value-type="float" office:value="0.394156411038979" calcext:value-type="float">
            <text:p>0.394156411</text:p>
          </table:table-cell>
        </table:table-row>
        <table:table-row table:style-name="ro1">
          <table:table-cell office:value-type="float" office:value="0.392552264716705" calcext:value-type="float">
            <text:p>0.3925522647</text:p>
          </table:table-cell>
        </table:table-row>
        <table:table-row table:style-name="ro1">
          <table:table-cell office:value-type="float" office:value="0.391064248172097" calcext:value-type="float">
            <text:p>0.3910642482</text:p>
          </table:table-cell>
        </table:table-row>
        <table:table-row table:style-name="ro1">
          <table:table-cell office:value-type="float" office:value="0.389699402983334" calcext:value-type="float">
            <text:p>0.389699403</text:p>
          </table:table-cell>
        </table:table-row>
        <table:table-row table:style-name="ro1">
          <table:table-cell office:value-type="float" office:value="0.388464431177855" calcext:value-type="float">
            <text:p>0.3884644312</text:p>
          </table:table-cell>
        </table:table-row>
        <table:table-row table:style-name="ro1">
          <table:table-cell office:value-type="float" office:value="0.387365679353056" calcext:value-type="float">
            <text:p>0.3873656794</text:p>
          </table:table-cell>
        </table:table-row>
        <table:table-row table:style-name="ro1">
          <table:table-cell office:value-type="float" office:value="0.386409123474629" calcext:value-type="float">
            <text:p>0.3864091235</text:p>
          </table:table-cell>
        </table:table-row>
        <table:table-row table:style-name="ro1">
          <table:table-cell office:value-type="float" office:value="0.385600354352547" calcext:value-type="float">
            <text:p>0.3856003544</text:p>
          </table:table-cell>
        </table:table-row>
        <table:table-row table:style-name="ro1">
          <table:table-cell office:value-type="float" office:value="0.384944563794687" calcext:value-type="float">
            <text:p>0.3849445638</text:p>
          </table:table-cell>
        </table:table-row>
        <table:table-row table:style-name="ro1">
          <table:table-cell office:value-type="float" office:value="0.384446531438097" calcext:value-type="float">
            <text:p>0.3844465314</text:p>
          </table:table-cell>
        </table:table-row>
        <table:table-row table:style-name="ro1">
          <table:table-cell office:value-type="float" office:value="0.38411061225791" calcext:value-type="float">
            <text:p>0.3841106123</text:p>
          </table:table-cell>
        </table:table-row>
        <table:table-row table:style-name="ro1">
          <table:table-cell office:value-type="float" office:value="0.383940724753897" calcext:value-type="float">
            <text:p>0.3839407248</text:p>
          </table:table-cell>
        </table:table-row>
        <table:table-row table:style-name="ro1">
          <table:table-cell office:value-type="float" office:value="0.38394033981466" calcext:value-type="float">
            <text:p>0.3839403398</text:p>
          </table:table-cell>
        </table:table-row>
        <table:table-row table:style-name="ro1">
          <table:table-cell office:value-type="float" office:value="0.384112470259475" calcext:value-type="float">
            <text:p>0.3841124703</text:p>
          </table:table-cell>
        </table:table-row>
        <table:table-row table:style-name="ro1">
          <table:table-cell office:value-type="float" office:value="0.384459661057774" calcext:value-type="float">
            <text:p>0.3844596611</text:p>
          </table:table-cell>
        </table:table-row>
        <table:table-row table:style-name="ro1">
          <table:table-cell office:value-type="float" office:value="0.384983980226268" calcext:value-type="float">
            <text:p>0.3849839802</text:p>
          </table:table-cell>
        </table:table-row>
        <table:table-row table:style-name="ro1">
          <table:table-cell office:value-type="float" office:value="0.385687010403715" calcext:value-type="float">
            <text:p>0.3856870104</text:p>
          </table:table-cell>
        </table:table-row>
        <table:table-row table:style-name="ro1">
          <table:table-cell office:value-type="float" office:value="0.386569841103333" calcext:value-type="float">
            <text:p>0.3865698411</text:p>
          </table:table-cell>
        </table:table-row>
        <table:table-row table:style-name="ro1">
          <table:table-cell office:value-type="float" office:value="0.387633061642848" calcext:value-type="float">
            <text:p>0.3876330616</text:p>
          </table:table-cell>
        </table:table-row>
        <table:table-row table:style-name="ro1">
          <table:table-cell office:value-type="float" office:value="0.388876754752197" calcext:value-type="float">
            <text:p>0.3888767548</text:p>
          </table:table-cell>
        </table:table-row>
        <table:table-row table:style-name="ro1">
          <table:table-cell office:value-type="float" office:value="0.390300490858861" calcext:value-type="float">
            <text:p>0.3903004909</text:p>
          </table:table-cell>
        </table:table-row>
        <table:table-row table:style-name="ro1">
          <table:table-cell office:value-type="float" office:value="0.391903323050851" calcext:value-type="float">
            <text:p>0.3919033231</text:p>
          </table:table-cell>
        </table:table-row>
        <table:table-row table:style-name="ro1">
          <table:table-cell office:value-type="float" office:value="0.39368378271733" calcext:value-type="float">
            <text:p>0.3936837827</text:p>
          </table:table-cell>
        </table:table-row>
        <table:table-row table:style-name="ro1">
          <table:table-cell office:value-type="float" office:value="0.395639875866882" calcext:value-type="float">
            <text:p>0.3956398759</text:p>
          </table:table-cell>
        </table:table-row>
        <table:table-row table:style-name="ro1">
          <table:table-cell office:value-type="float" office:value="0.397769080123419" calcext:value-type="float">
            <text:p>0.3977690801</text:p>
          </table:table-cell>
        </table:table-row>
        <table:table-row table:style-name="ro1">
          <table:table-cell office:value-type="float" office:value="0.400068342399739" calcext:value-type="float">
            <text:p>0.4000683424</text:p>
          </table:table-cell>
        </table:table-row>
        <table:table-row table:style-name="ro1">
          <table:table-cell office:value-type="float" office:value="0.402534077248718" calcext:value-type="float">
            <text:p>0.4025340772</text:p>
          </table:table-cell>
        </table:table-row>
        <table:table-row table:style-name="ro1">
          <table:table-cell office:value-type="float" office:value="0.405162165892149" calcext:value-type="float">
            <text:p>0.4051621659</text:p>
          </table:table-cell>
        </table:table-row>
        <table:table-row table:style-name="ro1">
          <table:table-cell office:value-type="float" office:value="0.407947955927225" calcext:value-type="float">
            <text:p>0.4079479559</text:p>
          </table:table-cell>
        </table:table-row>
        <table:table-row table:style-name="ro1">
          <table:table-cell office:value-type="float" office:value="0.410886261710663" calcext:value-type="float">
            <text:p>0.4108862617</text:p>
          </table:table-cell>
        </table:table-row>
        <table:table-row table:style-name="ro1">
          <table:table-cell office:value-type="float" office:value="0.413971365420469" calcext:value-type="float">
            <text:p>0.4139713654</text:p>
          </table:table-cell>
        </table:table-row>
        <table:table-row table:style-name="ro1">
          <table:table-cell office:value-type="float" office:value="0.417197018795351" calcext:value-type="float">
            <text:p>0.4171970188</text:p>
          </table:table-cell>
        </table:table-row>
        <table:table-row table:style-name="ro1">
          <table:table-cell office:value-type="float" office:value="0.420556445551767" calcext:value-type="float">
            <text:p>0.4205564456</text:p>
          </table:table-cell>
        </table:table-row>
        <table:table-row table:style-name="ro1">
          <table:table-cell office:value-type="float" office:value="0.424042344478625" calcext:value-type="float">
            <text:p>0.4240423445</text:p>
          </table:table-cell>
        </table:table-row>
        <table:table-row table:style-name="ro1">
          <table:table-cell office:value-type="float" office:value="0.427646893209621" calcext:value-type="float">
            <text:p>0.4276468932</text:p>
          </table:table-cell>
        </table:table-row>
        <table:table-row table:style-name="ro1">
          <table:table-cell office:value-type="float" office:value="0.431361752673216" calcext:value-type="float">
            <text:p>0.4313617527</text:p>
          </table:table-cell>
        </table:table-row>
        <table:table-row table:style-name="ro1">
          <table:table-cell office:value-type="float" office:value="0.435178072220265" calcext:value-type="float">
            <text:p>0.4351780722</text:p>
          </table:table-cell>
        </table:table-row>
        <table:table-row table:style-name="ro1">
          <table:table-cell office:value-type="float" office:value="0.439086495429279" calcext:value-type="float">
            <text:p>0.4390864954</text:p>
          </table:table-cell>
        </table:table-row>
        <table:table-row table:style-name="ro1">
          <table:table-cell office:value-type="float" office:value="0.443077166589337" calcext:value-type="float">
            <text:p>0.4430771666</text:p>
          </table:table-cell>
        </table:table-row>
        <table:table-row table:style-name="ro1">
          <table:table-cell office:value-type="float" office:value="0.447139737860641" calcext:value-type="float">
            <text:p>0.4471397379</text:p>
          </table:table-cell>
        </table:table-row>
        <table:table-row table:style-name="ro1">
          <table:table-cell office:value-type="float" office:value="0.451263377112703" calcext:value-type="float">
            <text:p>0.4512633771</text:p>
          </table:table-cell>
        </table:table-row>
        <table:table-row table:style-name="ro1">
          <table:table-cell office:value-type="float" office:value="0.455436776440193" calcext:value-type="float">
            <text:p>0.4554367764</text:p>
          </table:table-cell>
        </table:table-row>
        <table:table-row table:style-name="ro1">
          <table:table-cell office:value-type="float" office:value="0.459648161356412" calcext:value-type="float">
            <text:p>0.4596481614</text:p>
          </table:table-cell>
        </table:table-row>
        <table:table-row table:style-name="ro1">
          <table:table-cell office:value-type="float" office:value="0.463885300664419" calcext:value-type="float">
            <text:p>0.4638853007</text:p>
          </table:table-cell>
        </table:table-row>
        <table:table-row table:style-name="ro1">
          <table:table-cell office:value-type="float" office:value="0.468135517005796" calcext:value-type="float">
            <text:p>0.468135517</text:p>
          </table:table-cell>
        </table:table-row>
        <table:table-row table:style-name="ro1">
          <table:table-cell office:value-type="float" office:value="0.423554218555154" calcext:value-type="float">
            <text:p>0.4235542186</text:p>
          </table:table-cell>
        </table:table-row>
        <table:table-row table:style-name="ro1">
          <table:table-cell office:value-type="float" office:value="0.426212054581992" calcext:value-type="float">
            <text:p>0.4262120546</text:p>
          </table:table-cell>
        </table:table-row>
        <table:table-row table:style-name="ro1">
          <table:table-cell office:value-type="float" office:value="0.428828241761115" calcext:value-type="float">
            <text:p>0.4288282418</text:p>
          </table:table-cell>
        </table:table-row>
        <table:table-row table:style-name="ro1">
          <table:table-cell office:value-type="float" office:value="0.431384344399867" calcext:value-type="float">
            <text:p>0.4313843444</text:p>
          </table:table-cell>
        </table:table-row>
        <table:table-row table:style-name="ro1">
          <table:table-cell office:value-type="float" office:value="0.433863495642837" calcext:value-type="float">
            <text:p>0.4338634956</text:p>
          </table:table-cell>
        </table:table-row>
        <table:table-row table:style-name="ro1">
          <table:table-cell office:value-type="float" office:value="0.436250344503826" calcext:value-type="float">
            <text:p>0.4362503445</text:p>
          </table:table-cell>
        </table:table-row>
        <table:table-row table:style-name="ro1">
          <table:table-cell office:value-type="float" office:value="0.43853100357546" calcext:value-type="float">
            <text:p>0.4385310036</text:p>
          </table:table-cell>
        </table:table-row>
        <table:table-row table:style-name="ro1">
          <table:table-cell office:value-type="float" office:value="0.440692997416443" calcext:value-type="float">
            <text:p>0.4406929974</text:p>
          </table:table-cell>
        </table:table-row>
        <table:table-row table:style-name="ro1">
          <table:table-cell office:value-type="float" office:value="0.44272521161647" calcext:value-type="float">
            <text:p>0.4427252116</text:p>
          </table:table-cell>
        </table:table-row>
        <table:table-row table:style-name="ro1">
          <table:table-cell office:value-type="float" office:value="0.444617842538781" calcext:value-type="float">
            <text:p>0.4446178425</text:p>
          </table:table-cell>
        </table:table-row>
        <table:table-row table:style-name="ro1">
          <table:table-cell office:value-type="float" office:value="0.446362347740364" calcext:value-type="float">
            <text:p>0.4463623477</text:p>
          </table:table-cell>
        </table:table-row>
        <table:table-row table:style-name="ro1">
          <table:table-cell office:value-type="float" office:value="0.447951397069809" calcext:value-type="float">
            <text:p>0.4479513971</text:p>
          </table:table-cell>
        </table:table-row>
        <table:table-row table:style-name="ro1">
          <table:table-cell office:value-type="float" office:value="0.449378824442809" calcext:value-type="float">
            <text:p>0.4493788244</text:p>
          </table:table-cell>
        </table:table-row>
        <table:table-row table:style-name="ro1">
          <table:table-cell office:value-type="float" office:value="0.450639580295306" calcext:value-type="float">
            <text:p>0.4506395803</text:p>
          </table:table-cell>
        </table:table-row>
        <table:table-row table:style-name="ro1">
          <table:table-cell office:value-type="float" office:value="0.451729684714293" calcext:value-type="float">
            <text:p>0.4517296847</text:p>
          </table:table-cell>
        </table:table-row>
        <table:table-row table:style-name="ro1">
          <table:table-cell office:value-type="float" office:value="0.452646181246253" calcext:value-type="float">
            <text:p>0.4526461812</text:p>
          </table:table-cell>
        </table:table-row>
        <table:table-row table:style-name="ro1">
          <table:table-cell office:value-type="float" office:value="0.453387091383261" calcext:value-type="float">
            <text:p>0.4533870914</text:p>
          </table:table-cell>
        </table:table-row>
        <table:table-row table:style-name="ro1">
          <table:table-cell office:value-type="float" office:value="0.45395136972672" calcext:value-type="float">
            <text:p>0.4539513697</text:p>
          </table:table-cell>
        </table:table-row>
        <table:table-row table:style-name="ro1">
          <table:table-cell office:value-type="float" office:value="0.454338859828754" calcext:value-type="float">
            <text:p>0.4543388598</text:p>
          </table:table-cell>
        </table:table-row>
        <table:table-row table:style-name="ro1">
          <table:table-cell office:value-type="float" office:value="0.454550250711246" calcext:value-type="float">
            <text:p>0.4545502507</text:p>
          </table:table-cell>
        </table:table-row>
        <table:table-row table:style-name="ro1">
          <table:table-cell office:value-type="float" office:value="0.454587034062526" calcext:value-type="float">
            <text:p>0.4545870341</text:p>
          </table:table-cell>
        </table:table-row>
        <table:table-row table:style-name="ro1">
          <table:table-cell office:value-type="float" office:value="0.454451462111706" calcext:value-type="float">
            <text:p>0.4544514621</text:p>
          </table:table-cell>
        </table:table-row>
        <table:table-row table:style-name="ro1">
          <table:table-cell office:value-type="float" office:value="0.454146506180662" calcext:value-type="float">
            <text:p>0.4541465062</text:p>
          </table:table-cell>
        </table:table-row>
        <table:table-row table:style-name="ro1">
          <table:table-cell office:value-type="float" office:value="0.453675815913669" calcext:value-type="float">
            <text:p>0.4536758159</text:p>
          </table:table-cell>
        </table:table-row>
        <table:table-row table:style-name="ro1">
          <table:table-cell office:value-type="float" office:value="0.45304367918468" calcext:value-type="float">
            <text:p>0.4530436792</text:p>
          </table:table-cell>
        </table:table-row>
        <table:table-row table:style-name="ro1">
          <table:table-cell office:value-type="float" office:value="0.452254982682253" calcext:value-type="float">
            <text:p>0.4522549827</text:p>
          </table:table-cell>
        </table:table-row>
        <table:table-row table:style-name="ro1">
          <table:table-cell office:value-type="float" office:value="0.451315173172132" calcext:value-type="float">
            <text:p>0.4513151732</text:p>
          </table:table-cell>
        </table:table-row>
        <table:table-row table:style-name="ro1">
          <table:table-cell office:value-type="float" office:value="0.450230219437465" calcext:value-type="float">
            <text:p>0.4502302194</text:p>
          </table:table-cell>
        </table:table-row>
        <table:table-row table:style-name="ro1">
          <table:table-cell office:value-type="float" office:value="0.449006574896686" calcext:value-type="float">
            <text:p>0.4490065749</text:p>
          </table:table-cell>
        </table:table-row>
        <table:table-row table:style-name="ro1">
          <table:table-cell office:value-type="float" office:value="0.447651140899031" calcext:value-type="float">
            <text:p>0.4476511409</text:p>
          </table:table-cell>
        </table:table-row>
        <table:table-row table:style-name="ro1">
          <table:table-cell office:value-type="float" office:value="0.44617123069771" calcext:value-type="float">
            <text:p>0.4461712307</text:p>
          </table:table-cell>
        </table:table-row>
        <table:table-row table:style-name="ro1">
          <table:table-cell office:value-type="float" office:value="0.444574534100726" calcext:value-type="float">
            <text:p>0.4445745341</text:p>
          </table:table-cell>
        </table:table-row>
        <table:table-row table:style-name="ro1">
          <table:table-cell office:value-type="float" office:value="0.442869082799339" calcext:value-type="float">
            <text:p>0.4428690828</text:p>
          </table:table-cell>
        </table:table-row>
        <table:table-row table:style-name="ro1">
          <table:table-cell office:value-type="float" office:value="0.441063216374186" calcext:value-type="float">
            <text:p>0.4410632164</text:p>
          </table:table-cell>
        </table:table-row>
        <table:table-row table:style-name="ro1">
          <table:table-cell office:value-type="float" office:value="0.439165548979037" calcext:value-type="float">
            <text:p>0.439165549</text:p>
          </table:table-cell>
        </table:table-row>
        <table:table-row table:style-name="ro1">
          <table:table-cell office:value-type="float" office:value="0.437184936702215" calcext:value-type="float">
            <text:p>0.4371849367</text:p>
          </table:table-cell>
        </table:table-row>
        <table:table-row table:style-name="ro1">
          <table:table-cell office:value-type="float" office:value="0.435130445605648" calcext:value-type="float">
            <text:p>0.4351304456</text:p>
          </table:table-cell>
        </table:table-row>
        <table:table-row table:style-name="ro1">
          <table:table-cell office:value-type="float" office:value="0.433011320441583" calcext:value-type="float">
            <text:p>0.4330113204</text:p>
          </table:table-cell>
        </table:table-row>
        <table:table-row table:style-name="ro1">
          <table:table-cell office:value-type="float" office:value="0.430836954046941" calcext:value-type="float">
            <text:p>0.430836954</text:p>
          </table:table-cell>
        </table:table-row>
        <table:table-row table:style-name="ro1">
          <table:table-cell office:value-type="float" office:value="0.428616857415318" calcext:value-type="float">
            <text:p>0.4286168574</text:p>
          </table:table-cell>
        </table:table-row>
        <table:table-row table:style-name="ro1">
          <table:table-cell office:value-type="float" office:value="0.426360630446643" calcext:value-type="float">
            <text:p>0.4263606304</text:p>
          </table:table-cell>
        </table:table-row>
        <table:table-row table:style-name="ro1">
          <table:table-cell office:value-type="float" office:value="0.424077933374479" calcext:value-type="float">
            <text:p>0.4240779334</text:p>
          </table:table-cell>
        </table:table-row>
        <table:table-row table:style-name="ro1">
          <table:table-cell office:value-type="float" office:value="0.421778458870968" calcext:value-type="float">
            <text:p>0.4217784589</text:p>
          </table:table-cell>
        </table:table-row>
        <table:table-row table:style-name="ro1">
          <table:table-cell office:value-type="float" office:value="0.419471904829435" calcext:value-type="float">
            <text:p>0.4194719048</text:p>
          </table:table-cell>
        </table:table-row>
        <table:table-row table:style-name="ro1">
          <table:table-cell office:value-type="float" office:value="0.41716794782463" calcext:value-type="float">
            <text:p>0.4171679478</text:p>
          </table:table-cell>
        </table:table-row>
        <table:table-row table:style-name="ro1">
          <table:table-cell office:value-type="float" office:value="0.414876217250623" calcext:value-type="float">
            <text:p>0.4148762173</text:p>
          </table:table-cell>
        </table:table-row>
        <table:table-row table:style-name="ro1">
          <table:table-cell office:value-type="float" office:value="0.41260627013635" calcext:value-type="float">
            <text:p>0.4126062701</text:p>
          </table:table-cell>
        </table:table-row>
        <table:table-row table:style-name="ro1">
          <table:table-cell office:value-type="float" office:value="0.410367566638801" calcext:value-type="float">
            <text:p>0.4103675666</text:p>
          </table:table-cell>
        </table:table-row>
        <table:table-row table:style-name="ro1">
          <table:table-cell office:value-type="float" office:value="0.40816944621386" calcext:value-type="float">
            <text:p>0.4081694462</text:p>
          </table:table-cell>
        </table:table-row>
        <table:table-row table:style-name="ro1">
          <table:table-cell office:value-type="float" office:value="0.406021104464795" calcext:value-type="float">
            <text:p>0.4060211045</text:p>
          </table:table-cell>
        </table:table-row>
        <table:table-row table:style-name="ro1">
          <table:table-cell office:value-type="float" office:value="0.403931570668391" calcext:value-type="float">
            <text:p>0.4039315707</text:p>
          </table:table-cell>
        </table:table-row>
        <table:table-row table:style-name="ro1">
          <table:table-cell office:value-type="float" office:value="0.401909685978736" calcext:value-type="float">
            <text:p>0.401909686</text:p>
          </table:table-cell>
        </table:table-row>
        <table:table-row table:style-name="ro1">
          <table:table-cell office:value-type="float" office:value="0.399964082308653" calcext:value-type="float">
            <text:p>0.3999640823</text:p>
          </table:table-cell>
        </table:table-row>
        <table:table-row table:style-name="ro1">
          <table:table-cell office:value-type="float" office:value="0.398103161888782" calcext:value-type="float">
            <text:p>0.3981031619</text:p>
          </table:table-cell>
        </table:table-row>
        <table:table-row table:style-name="ro1">
          <table:table-cell office:value-type="float" office:value="0.396335077504308" calcext:value-type="float">
            <text:p>0.3963350775</text:p>
          </table:table-cell>
        </table:table-row>
        <table:table-row table:style-name="ro1">
          <table:table-cell office:value-type="float" office:value="0.39466771340934" calcext:value-type="float">
            <text:p>0.3946677134</text:p>
          </table:table-cell>
        </table:table-row>
        <table:table-row table:style-name="ro1">
          <table:table-cell office:value-type="float" office:value="0.393108666918936" calcext:value-type="float">
            <text:p>0.3931086669</text:p>
          </table:table-cell>
        </table:table-row>
        <table:table-row table:style-name="ro1">
          <table:table-cell office:value-type="float" office:value="0.391665230678775" calcext:value-type="float">
            <text:p>0.3916652307</text:p>
          </table:table-cell>
        </table:table-row>
        <table:table-row table:style-name="ro1">
          <table:table-cell office:value-type="float" office:value="0.390344375612485" calcext:value-type="float">
            <text:p>0.3903443756</text:p>
          </table:table-cell>
        </table:table-row>
        <table:table-row table:style-name="ro1">
          <table:table-cell office:value-type="float" office:value="0.38915273454661" calcext:value-type="float">
            <text:p>0.3891527345</text:p>
          </table:table-cell>
        </table:table-row>
        <table:table-row table:style-name="ro1">
          <table:table-cell office:value-type="float" office:value="0.388096586513225" calcext:value-type="float">
            <text:p>0.3880965865</text:p>
          </table:table-cell>
        </table:table-row>
        <table:table-row table:style-name="ro1">
          <table:table-cell office:value-type="float" office:value="0.387181841730215" calcext:value-type="float">
            <text:p>0.3871818417</text:p>
          </table:table-cell>
        </table:table-row>
        <table:table-row table:style-name="ro1">
          <table:table-cell office:value-type="float" office:value="0.386414027259177" calcext:value-type="float">
            <text:p>0.3864140273</text:p>
          </table:table-cell>
        </table:table-row>
        <table:table-row table:style-name="ro1">
          <table:table-cell office:value-type="float" office:value="0.385798273340994" calcext:value-type="float">
            <text:p>0.3857982733</text:p>
          </table:table-cell>
        </table:table-row>
        <table:table-row table:style-name="ro1">
          <table:table-cell office:value-type="float" office:value="0.385339300409044" calcext:value-type="float">
            <text:p>0.3853393004</text:p>
          </table:table-cell>
        </table:table-row>
        <table:table-row table:style-name="ro1">
          <table:table-cell office:value-type="float" office:value="0.385041406780059" calcext:value-type="float">
            <text:p>0.3850414068</text:p>
          </table:table-cell>
        </table:table-row>
        <table:table-row table:style-name="ro1">
          <table:table-cell office:value-type="float" office:value="0.384908457022634" calcext:value-type="float">
            <text:p>0.384908457</text:p>
          </table:table-cell>
        </table:table-row>
        <table:table-row table:style-name="ro1">
          <table:table-cell office:value-type="float" office:value="0.384943871003387" calcext:value-type="float">
            <text:p>0.384943871</text:p>
          </table:table-cell>
        </table:table-row>
        <table:table-row table:style-name="ro1">
          <table:table-cell office:value-type="float" office:value="0.385150613610764" calcext:value-type="float">
            <text:p>0.3851506136</text:p>
          </table:table-cell>
        </table:table-row>
        <table:table-row table:style-name="ro1">
          <table:table-cell office:value-type="float" office:value="0.385531185156488" calcext:value-type="float">
            <text:p>0.3855311852</text:p>
          </table:table-cell>
        </table:table-row>
        <table:table-row table:style-name="ro1">
          <table:table-cell office:value-type="float" office:value="0.386087612454668" calcext:value-type="float">
            <text:p>0.3860876125</text:p>
          </table:table-cell>
        </table:table-row>
        <table:table-row table:style-name="ro1">
          <table:table-cell office:value-type="float" office:value="0.386821440578543" calcext:value-type="float">
            <text:p>0.3868214406</text:p>
          </table:table-cell>
        </table:table-row>
        <table:table-row table:style-name="ro1">
          <table:table-cell office:value-type="float" office:value="0.387733725294886" calcext:value-type="float">
            <text:p>0.3877337253</text:p>
          </table:table-cell>
        </table:table-row>
        <table:table-row table:style-name="ro1">
          <table:table-cell office:value-type="float" office:value="0.388825026176047" calcext:value-type="float">
            <text:p>0.3888250262</text:p>
          </table:table-cell>
        </table:table-row>
        <table:table-row table:style-name="ro1">
          <table:table-cell office:value-type="float" office:value="0.39009540038965" calcext:value-type="float">
            <text:p>0.3900954004</text:p>
          </table:table-cell>
        </table:table-row>
        <table:table-row table:style-name="ro1">
          <table:table-cell office:value-type="float" office:value="0.391544397165937" calcext:value-type="float">
            <text:p>0.3915443972</text:p>
          </table:table-cell>
        </table:table-row>
        <table:table-row table:style-name="ro1">
          <table:table-cell office:value-type="float" office:value="0.393171052942758" calcext:value-type="float">
            <text:p>0.3931710529</text:p>
          </table:table-cell>
        </table:table-row>
        <table:table-row table:style-name="ro1">
          <table:table-cell office:value-type="float" office:value="0.394973887188214" calcext:value-type="float">
            <text:p>0.3949738872</text:p>
          </table:table-cell>
        </table:table-row>
        <table:table-row table:style-name="ro1">
          <table:table-cell office:value-type="float" office:value="0.39695089890094" calcext:value-type="float">
            <text:p>0.3969508989</text:p>
          </table:table-cell>
        </table:table-row>
        <table:table-row table:style-name="ro1">
          <table:table-cell office:value-type="float" office:value="0.399099563788051" calcext:value-type="float">
            <text:p>0.3990995638</text:p>
          </table:table-cell>
        </table:table-row>
        <table:table-row table:style-name="ro1">
          <table:table-cell office:value-type="float" office:value="0.401416832120718" calcext:value-type="float">
            <text:p>0.4014168321</text:p>
          </table:table-cell>
        </table:table-row>
        <table:table-row table:style-name="ro1">
          <table:table-cell office:value-type="float" office:value="0.403899127267405" calcext:value-type="float">
            <text:p>0.4038991273</text:p>
          </table:table-cell>
        </table:table-row>
        <table:table-row table:style-name="ro1">
          <table:table-cell office:value-type="float" office:value="0.406542344904751" calcext:value-type="float">
            <text:p>0.4065423449</text:p>
          </table:table-cell>
        </table:table-row>
        <table:table-row table:style-name="ro1">
          <table:table-cell office:value-type="float" office:value="0.4093418529061" calcext:value-type="float">
            <text:p>0.4093418529</text:p>
          </table:table-cell>
        </table:table-row>
        <table:table-row table:style-name="ro1">
          <table:table-cell office:value-type="float" office:value="0.412292491907677" calcext:value-type="float">
            <text:p>0.4122924919</text:p>
          </table:table-cell>
        </table:table-row>
        <table:table-row table:style-name="ro1">
          <table:table-cell office:value-type="float" office:value="0.415388576552419" calcext:value-type="float">
            <text:p>0.4153885766</text:p>
          </table:table-cell>
        </table:table-row>
        <table:table-row table:style-name="ro1">
          <table:table-cell office:value-type="float" office:value="0.418623897411444" calcext:value-type="float">
            <text:p>0.4186238974</text:p>
          </table:table-cell>
        </table:table-row>
        <table:table-row table:style-name="ro1">
          <table:table-cell office:value-type="float" office:value="0.42199172358318" calcext:value-type="float">
            <text:p>0.4219917236</text:p>
          </table:table-cell>
        </table:table-row>
        <table:table-row table:style-name="ro1">
          <table:table-cell office:value-type="float" office:value="0.425484805970131" calcext:value-type="float">
            <text:p>0.425484806</text:p>
          </table:table-cell>
        </table:table-row>
        <table:table-row table:style-name="ro1">
          <table:table-cell office:value-type="float" office:value="0.429095381233302" calcext:value-type="float">
            <text:p>0.4290953812</text:p>
          </table:table-cell>
        </table:table-row>
        <table:table-row table:style-name="ro1">
          <table:table-cell office:value-type="float" office:value="0.432815176424263" calcext:value-type="float">
            <text:p>0.4328151764</text:p>
          </table:table-cell>
        </table:table-row>
        <table:table-row table:style-name="ro1">
          <table:table-cell office:value-type="float" office:value="0.436635414294866" calcext:value-type="float">
            <text:p>0.4366354143</text:p>
          </table:table-cell>
        </table:table-row>
        <table:table-row table:style-name="ro1">
          <table:table-cell office:value-type="float" office:value="0.440546819284611" calcext:value-type="float">
            <text:p>0.4405468193</text:p>
          </table:table-cell>
        </table:table-row>
        <table:table-row table:style-name="ro1">
          <table:table-cell office:value-type="float" office:value="0.44453962418566" calcext:value-type="float">
            <text:p>0.4445396242</text:p>
          </table:table-cell>
        </table:table-row>
        <table:table-row table:style-name="ro1">
          <table:table-cell office:value-type="float" office:value="0.448603577485495" calcext:value-type="float">
            <text:p>0.4486035775</text:p>
          </table:table-cell>
        </table:table-row>
        <table:table-row table:style-name="ro1">
          <table:table-cell office:value-type="float" office:value="0.452727951387228" calcext:value-type="float">
            <text:p>0.4527279514</text:p>
          </table:table-cell>
        </table:table-row>
        <table:table-row table:style-name="ro1">
          <table:table-cell office:value-type="float" office:value="0.456901550507563" calcext:value-type="float">
            <text:p>0.4569015505</text:p>
          </table:table-cell>
        </table:table-row>
        <table:table-row table:style-name="ro1">
          <table:table-cell office:value-type="float" office:value="0.461112721252395" calcext:value-type="float">
            <text:p>0.4611127213</text:p>
          </table:table-cell>
        </table:table-row>
        <table:table-row table:style-name="ro1">
          <table:table-cell office:value-type="float" office:value="0.465349361870072" calcext:value-type="float">
            <text:p>0.4653493619</text:p>
          </table:table-cell>
        </table:table-row>
        <table:table-row table:style-name="ro1">
          <table:table-cell office:value-type="float" office:value="0.469598933182293" calcext:value-type="float">
            <text:p>0.4695989332</text:p>
          </table:table-cell>
        </table:table-row>
        <table:table-row table:style-name="ro1">
          <table:table-cell office:value-type="float" office:value="0.42253138951601" calcext:value-type="float">
            <text:p>0.4225313895</text:p>
          </table:table-cell>
        </table:table-row>
        <table:table-row table:style-name="ro1">
          <table:table-cell office:value-type="float" office:value="0.425188899258852" calcext:value-type="float">
            <text:p>0.4251888993</text:p>
          </table:table-cell>
        </table:table-row>
        <table:table-row table:style-name="ro1">
          <table:table-cell office:value-type="float" office:value="0.427805048147033" calcext:value-type="float">
            <text:p>0.4278050481</text:p>
          </table:table-cell>
        </table:table-row>
        <table:table-row table:style-name="ro1">
          <table:table-cell office:value-type="float" office:value="0.430361531521025" calcext:value-type="float">
            <text:p>0.4303615315</text:p>
          </table:table-cell>
        </table:table-row>
        <table:table-row table:style-name="ro1">
          <table:table-cell office:value-type="float" office:value="0.432841604905912" calcext:value-type="float">
            <text:p>0.4328416049</text:p>
          </table:table-cell>
        </table:table-row>
        <table:table-row table:style-name="ro1">
          <table:table-cell office:value-type="float" office:value="0.435230031227325" calcext:value-type="float">
            <text:p>0.4352300312</text:p>
          </table:table-cell>
        </table:table-row>
        <table:table-row table:style-name="ro1">
          <table:table-cell office:value-type="float" office:value="0.43751302870505" calcext:value-type="float">
            <text:p>0.4375130287</text:p>
          </table:table-cell>
        </table:table-row>
        <table:table-row table:style-name="ro1">
          <table:table-cell office:value-type="float" office:value="0.43967821942427" calcext:value-type="float">
            <text:p>0.4396782194</text:p>
          </table:table-cell>
        </table:table-row>
        <table:table-row table:style-name="ro1">
          <table:table-cell office:value-type="float" office:value="0.441714578584472" calcext:value-type="float">
            <text:p>0.4417145786</text:p>
          </table:table-cell>
        </table:table-row>
        <table:table-row table:style-name="ro1">
          <table:table-cell office:value-type="float" office:value="0.443612384425997" calcext:value-type="float">
            <text:p>0.4436123844</text:p>
          </table:table-cell>
        </table:table-row>
        <table:table-row table:style-name="ro1">
          <table:table-cell office:value-type="float" office:value="0.445363168834253" calcext:value-type="float">
            <text:p>0.4453631688</text:p>
          </table:table-cell>
        </table:table-row>
        <table:table-row table:style-name="ro1">
          <table:table-cell office:value-type="float" office:value="0.446959668621568" calcext:value-type="float">
            <text:p>0.4469596686</text:p>
          </table:table-cell>
        </table:table-row>
        <table:table-row table:style-name="ro1">
          <table:table-cell office:value-type="float" office:value="0.448395777486705" calcext:value-type="float">
            <text:p>0.4483957775</text:p>
          </table:table-cell>
        </table:table-row>
        <table:table-row table:style-name="ro1">
          <table:table-cell office:value-type="float" office:value="0.449666498652024" calcext:value-type="float">
            <text:p>0.4496664987</text:p>
          </table:table-cell>
        </table:table-row>
        <table:table-row table:style-name="ro1">
          <table:table-cell office:value-type="float" office:value="0.450767898178298" calcext:value-type="float">
            <text:p>0.4507678982</text:p>
          </table:table-cell>
        </table:table-row>
        <table:table-row table:style-name="ro1">
          <table:table-cell office:value-type="float" office:value="0.451697058957185" calcext:value-type="float">
            <text:p>0.451697059</text:p>
          </table:table-cell>
        </table:table-row>
        <table:table-row table:style-name="ro1">
          <table:table-cell office:value-type="float" office:value="0.452452035381343" calcext:value-type="float">
            <text:p>0.4524520354</text:p>
          </table:table-cell>
        </table:table-row>
        <table:table-row table:style-name="ro1">
          <table:table-cell office:value-type="float" office:value="0.453031808692206" calcext:value-type="float">
            <text:p>0.4530318087</text:p>
          </table:table-cell>
        </table:table-row>
        <table:table-row table:style-name="ro1">
          <table:table-cell office:value-type="float" office:value="0.453436243005411" calcext:value-type="float">
            <text:p>0.453436243</text:p>
          </table:table-cell>
        </table:table-row>
        <table:table-row table:style-name="ro1">
          <table:table-cell office:value-type="float" office:value="0.453666042013871" calcext:value-type="float">
            <text:p>0.453666042</text:p>
          </table:table-cell>
        </table:table-row>
        <table:table-row table:style-name="ro1">
          <table:table-cell office:value-type="float" office:value="0.453722706368512" calcext:value-type="float">
            <text:p>0.4537227064</text:p>
          </table:table-cell>
        </table:table-row>
        <table:table-row table:style-name="ro1">
          <table:table-cell office:value-type="float" office:value="0.453608491736646" calcext:value-type="float">
            <text:p>0.4536084917</text:p>
          </table:table-cell>
        </table:table-row>
        <table:table-row table:style-name="ro1">
          <table:table-cell office:value-type="float" office:value="0.453326367538014" calcext:value-type="float">
            <text:p>0.4533263675</text:p>
          </table:table-cell>
        </table:table-row>
        <table:table-row table:style-name="ro1">
          <table:table-cell office:value-type="float" office:value="0.452879976358468" calcext:value-type="float">
            <text:p>0.4528799764</text:p>
          </table:table-cell>
        </table:table-row>
        <table:table-row table:style-name="ro1">
          <table:table-cell office:value-type="float" office:value="0.452273594041313" calcext:value-type="float">
            <text:p>0.452273594</text:p>
          </table:table-cell>
        </table:table-row>
        <table:table-row table:style-name="ro1">
          <table:table-cell office:value-type="float" office:value="0.451512090456295" calcext:value-type="float">
            <text:p>0.4515120905</text:p>
          </table:table-cell>
        </table:table-row>
        <table:table-row table:style-name="ro1">
          <table:table-cell office:value-type="float" office:value="0.450600890946251" calcext:value-type="float">
            <text:p>0.4506008909</text:p>
          </table:table-cell>
        </table:table-row>
        <table:table-row table:style-name="ro1">
          <table:table-cell office:value-type="float" office:value="0.449545938451398" calcext:value-type="float">
            <text:p>0.4495459385</text:p>
          </table:table-cell>
        </table:table-row>
        <table:table-row table:style-name="ro1">
          <table:table-cell office:value-type="float" office:value="0.448353656311286" calcext:value-type="float">
            <text:p>0.4483536563</text:p>
          </table:table-cell>
        </table:table-row>
        <table:table-row table:style-name="ro1">
          <table:table-cell office:value-type="float" office:value="0.447030911744397" calcext:value-type="float">
            <text:p>0.4470309117</text:p>
          </table:table-cell>
        </table:table-row>
        <table:table-row table:style-name="ro1">
          <table:table-cell office:value-type="float" office:value="0.445584980005401" calcext:value-type="float">
            <text:p>0.44558498</text:p>
          </table:table-cell>
        </table:table-row>
        <table:table-row table:style-name="ro1">
          <table:table-cell office:value-type="float" office:value="0.444023509220057" calcext:value-type="float">
            <text:p>0.4440235092</text:p>
          </table:table-cell>
        </table:table-row>
        <table:table-row table:style-name="ro1">
          <table:table-cell office:value-type="float" office:value="0.442354485897774" calcext:value-type="float">
            <text:p>0.4423544859</text:p>
          </table:table-cell>
        </table:table-row>
        <table:table-row table:style-name="ro1">
          <table:table-cell office:value-type="float" office:value="0.440586201121819" calcext:value-type="float">
            <text:p>0.4405862011</text:p>
          </table:table-cell>
        </table:table-row>
        <table:table-row table:style-name="ro1">
          <table:table-cell office:value-type="float" office:value="0.438727217417184" calcext:value-type="float">
            <text:p>0.4387272174</text:p>
          </table:table-cell>
        </table:table-row>
        <table:table-row table:style-name="ro1">
          <table:table-cell office:value-type="float" office:value="0.436786336296093" calcext:value-type="float">
            <text:p>0.4367863363</text:p>
          </table:table-cell>
        </table:table-row>
        <table:table-row table:style-name="ro1">
          <table:table-cell office:value-type="float" office:value="0.434772566481176" calcext:value-type="float">
            <text:p>0.4347725665</text:p>
          </table:table-cell>
        </table:table-row>
        <table:table-row table:style-name="ro1">
          <table:table-cell office:value-type="float" office:value="0.432695092806285" calcext:value-type="float">
            <text:p>0.4326950928</text:p>
          </table:table-cell>
        </table:table-row>
        <table:table-row table:style-name="ro1">
          <table:table-cell office:value-type="float" office:value="0.430563245794965" calcext:value-type="float">
            <text:p>0.4305632458</text:p>
          </table:table-cell>
        </table:table-row>
        <table:table-row table:style-name="ro1">
          <table:table-cell office:value-type="float" office:value="0.428386471916583" calcext:value-type="float">
            <text:p>0.4283864719</text:p>
          </table:table-cell>
        </table:table-row>
        <table:table-row table:style-name="ro1">
          <table:table-cell office:value-type="float" office:value="0.426174304520097" calcext:value-type="float">
            <text:p>0.4261743045</text:p>
          </table:table-cell>
        </table:table-row>
        <table:table-row table:style-name="ro1">
          <table:table-cell office:value-type="float" office:value="0.42393633544549" calcext:value-type="float">
            <text:p>0.4239363354</text:p>
          </table:table-cell>
        </table:table-row>
        <table:table-row table:style-name="ro1">
          <table:table-cell office:value-type="float" office:value="0.421682187312849" calcext:value-type="float">
            <text:p>0.4216821873</text:p>
          </table:table-cell>
        </table:table-row>
        <table:table-row table:style-name="ro1">
          <table:table-cell office:value-type="float" office:value="0.419421486489098" calcext:value-type="float">
            <text:p>0.4194214865</text:p>
          </table:table-cell>
        </table:table-row>
        <table:table-row table:style-name="ro1">
          <table:table-cell office:value-type="float" office:value="0.417163836732386" calcext:value-type="float">
            <text:p>0.4171638367</text:p>
          </table:table-cell>
        </table:table-row>
        <table:table-row table:style-name="ro1">
          <table:table-cell office:value-type="float" office:value="0.414918793514121" calcext:value-type="float">
            <text:p>0.4149187935</text:p>
          </table:table-cell>
        </table:table-row>
        <table:table-row table:style-name="ro1">
          <table:table-cell office:value-type="float" office:value="0.412695839018664" calcext:value-type="float">
            <text:p>0.412695839</text:p>
          </table:table-cell>
        </table:table-row>
        <table:table-row table:style-name="ro1">
          <table:table-cell office:value-type="float" office:value="0.410504357820667" calcext:value-type="float">
            <text:p>0.4105043578</text:p>
          </table:table-cell>
        </table:table-row>
        <table:table-row table:style-name="ro1">
          <table:table-cell office:value-type="float" office:value="0.408353613240074" calcext:value-type="float">
            <text:p>0.4083536132</text:p>
          </table:table-cell>
        </table:table-row>
        <table:table-row table:style-name="ro1">
          <table:table-cell office:value-type="float" office:value="0.406252724374763" calcext:value-type="float">
            <text:p>0.4062527244</text:p>
          </table:table-cell>
        </table:table-row>
        <table:table-row table:style-name="ro1">
          <table:table-cell office:value-type="float" office:value="0.404210643810847" calcext:value-type="float">
            <text:p>0.4042106438</text:p>
          </table:table-cell>
        </table:table-row>
        <table:table-row table:style-name="ro1">
          <table:table-cell office:value-type="float" office:value="0.402236136010628" calcext:value-type="float">
            <text:p>0.402236136</text:p>
          </table:table-cell>
        </table:table-row>
        <table:table-row table:style-name="ro1">
          <table:table-cell office:value-type="float" office:value="0.400337756378198" calcext:value-type="float">
            <text:p>0.4003377564</text:p>
          </table:table-cell>
        </table:table-row>
        <table:table-row table:style-name="ro1">
          <table:table-cell office:value-type="float" office:value="0.398523831002696" calcext:value-type="float">
            <text:p>0.398523831</text:p>
          </table:table-cell>
        </table:table-row>
        <table:table-row table:style-name="ro1">
          <table:table-cell office:value-type="float" office:value="0.396802437079218" calcext:value-type="float">
            <text:p>0.3968024371</text:p>
          </table:table-cell>
        </table:table-row>
        <table:table-row table:style-name="ro1">
          <table:table-cell office:value-type="float" office:value="0.395181384007379" calcext:value-type="float">
            <text:p>0.395181384</text:p>
          </table:table-cell>
        </table:table-row>
        <table:table-row table:style-name="ro1">
          <table:table-cell office:value-type="float" office:value="0.393668195167524" calcext:value-type="float">
            <text:p>0.3936681952</text:p>
          </table:table-cell>
        </table:table-row>
        <table:table-row table:style-name="ro1">
          <table:table-cell office:value-type="float" office:value="0.392270090374593" calcext:value-type="float">
            <text:p>0.3922700904</text:p>
          </table:table-cell>
        </table:table-row>
        <table:table-row table:style-name="ro1">
          <table:table-cell office:value-type="float" office:value="0.390993969009643" calcext:value-type="float">
            <text:p>0.390993969</text:p>
          </table:table-cell>
        </table:table-row>
        <table:table-row table:style-name="ro1">
          <table:table-cell office:value-type="float" office:value="0.389846393829016" calcext:value-type="float">
            <text:p>0.3898463938</text:p>
          </table:table-cell>
        </table:table-row>
        <table:table-row table:style-name="ro1">
          <table:table-cell office:value-type="float" office:value="0.388833575451159" calcext:value-type="float">
            <text:p>0.3888335755</text:p>
          </table:table-cell>
        </table:table-row>
        <table:table-row table:style-name="ro1">
          <table:table-cell office:value-type="float" office:value="0.387961357521106" calcext:value-type="float">
            <text:p>0.3879613575</text:p>
          </table:table-cell>
        </table:table-row>
        <table:table-row table:style-name="ro1">
          <table:table-cell office:value-type="float" office:value="0.387235202552598" calcext:value-type="float">
            <text:p>0.3872352026</text:p>
          </table:table-cell>
        </table:table-row>
        <table:table-row table:style-name="ro1">
          <table:table-cell office:value-type="float" office:value="0.386660178447866" calcext:value-type="float">
            <text:p>0.3866601784</text:p>
          </table:table-cell>
        </table:table-row>
        <table:table-row table:style-name="ro1">
          <table:table-cell office:value-type="float" office:value="0.386240945695063" calcext:value-type="float">
            <text:p>0.3862409457</text:p>
          </table:table-cell>
        </table:table-row>
        <table:table-row table:style-name="ro1">
          <table:table-cell office:value-type="float" office:value="0.385981745243348" calcext:value-type="float">
            <text:p>0.3859817452</text:p>
          </table:table-cell>
        </table:table-row>
        <table:table-row table:style-name="ro1">
          <table:table-cell office:value-type="float" office:value="0.385886387055622" calcext:value-type="float">
            <text:p>0.3858863871</text:p>
          </table:table-cell>
        </table:table-row>
        <table:table-row table:style-name="ro1">
          <table:table-cell office:value-type="float" office:value="0.385958239338918" calcext:value-type="float">
            <text:p>0.3859582393</text:p>
          </table:table-cell>
        </table:table-row>
        <table:table-row table:style-name="ro1">
          <table:table-cell office:value-type="float" office:value="0.386200218452441" calcext:value-type="float">
            <text:p>0.3862002185</text:p>
          </table:table-cell>
        </table:table-row>
        <table:table-row table:style-name="ro1">
          <table:table-cell office:value-type="float" office:value="0.386614779493262" calcext:value-type="float">
            <text:p>0.3866147795</text:p>
          </table:table-cell>
        </table:table-row>
        <table:table-row table:style-name="ro1">
          <table:table-cell office:value-type="float" office:value="0.387203907559664" calcext:value-type="float">
            <text:p>0.3872039076</text:p>
          </table:table-cell>
        </table:table-row>
        <table:table-row table:style-name="ro1">
          <table:table-cell office:value-type="float" office:value="0.387969109692141" calcext:value-type="float">
            <text:p>0.3879691097</text:p>
          </table:table-cell>
        </table:table-row>
        <table:table-row table:style-name="ro1">
          <table:table-cell office:value-type="float" office:value="0.388911407492045" calcext:value-type="float">
            <text:p>0.3889114075</text:p>
          </table:table-cell>
        </table:table-row>
        <table:table-row table:style-name="ro1">
          <table:table-cell office:value-type="float" office:value="0.390031330417894" calcext:value-type="float">
            <text:p>0.3900313304</text:p>
          </table:table-cell>
        </table:table-row>
        <table:table-row table:style-name="ro1">
          <table:table-cell office:value-type="float" office:value="0.391328909759323" calcext:value-type="float">
            <text:p>0.3913289098</text:p>
          </table:table-cell>
        </table:table-row>
        <table:table-row table:style-name="ro1">
          <table:table-cell office:value-type="float" office:value="0.392803673288694" calcext:value-type="float">
            <text:p>0.3928036733</text:p>
          </table:table-cell>
        </table:table-row>
        <table:table-row table:style-name="ro1">
          <table:table-cell office:value-type="float" office:value="0.394454640590355" calcext:value-type="float">
            <text:p>0.3944546406</text:p>
          </table:table-cell>
        </table:table-row>
        <table:table-row table:style-name="ro1">
          <table:table-cell office:value-type="float" office:value="0.396280319067548" calcext:value-type="float">
            <text:p>0.3962803191</text:p>
          </table:table-cell>
        </table:table-row>
        <table:table-row table:style-name="ro1">
          <table:table-cell office:value-type="float" office:value="0.398278700626982" calcext:value-type="float">
            <text:p>0.3982787006</text:p>
          </table:table-cell>
        </table:table-row>
        <table:table-row table:style-name="ro1">
          <table:table-cell office:value-type="float" office:value="0.400447259041041" calcext:value-type="float">
            <text:p>0.400447259</text:p>
          </table:table-cell>
        </table:table-row>
        <table:table-row table:style-name="ro1">
          <table:table-cell office:value-type="float" office:value="0.402782947987661" calcext:value-type="float">
            <text:p>0.402782948</text:p>
          </table:table-cell>
        </table:table-row>
        <table:table-row table:style-name="ro1">
          <table:table-cell office:value-type="float" office:value="0.405282199767842" calcext:value-type="float">
            <text:p>0.4052821998</text:p>
          </table:table-cell>
        </table:table-row>
        <table:table-row table:style-name="ro1">
          <table:table-cell office:value-type="float" office:value="0.407940924700831" calcext:value-type="float">
            <text:p>0.4079409247</text:p>
          </table:table-cell>
        </table:table-row>
        <table:table-row table:style-name="ro1">
          <table:table-cell office:value-type="float" office:value="0.410754511196943" calcext:value-type="float">
            <text:p>0.4107545112</text:p>
          </table:table-cell>
        </table:table-row>
        <table:table-row table:style-name="ro1">
          <table:table-cell office:value-type="float" office:value="0.413717826508037" calcext:value-type="float">
            <text:p>0.4137178265</text:p>
          </table:table-cell>
        </table:table-row>
        <table:table-row table:style-name="ro1">
          <table:table-cell office:value-type="float" office:value="0.416825218155654" calcext:value-type="float">
            <text:p>0.4168252182</text:p>
          </table:table-cell>
        </table:table-row>
        <table:table-row table:style-name="ro1">
          <table:table-cell office:value-type="float" office:value="0.420070516036794" calcext:value-type="float">
            <text:p>0.420070516</text:p>
          </table:table-cell>
        </table:table-row>
        <table:table-row table:style-name="ro1">
          <table:table-cell office:value-type="float" office:value="0.423447035207352" calcext:value-type="float">
            <text:p>0.4234470352</text:p>
          </table:table-cell>
        </table:table-row>
        <table:table-row table:style-name="ro1">
          <table:table-cell office:value-type="float" office:value="0.426947579343207" calcext:value-type="float">
            <text:p>0.4269475793</text:p>
          </table:table-cell>
        </table:table-row>
        <table:table-row table:style-name="ro1">
          <table:table-cell office:value-type="float" office:value="0.430564444878961" calcext:value-type="float">
            <text:p>0.4305644449</text:p>
          </table:table-cell>
        </table:table-row>
        <table:table-row table:style-name="ro1">
          <table:table-cell office:value-type="float" office:value="0.434289425824334" calcext:value-type="float">
            <text:p>0.4342894258</text:p>
          </table:table-cell>
        </table:table-row>
        <table:table-row table:style-name="ro1">
          <table:table-cell office:value-type="float" office:value="0.438113819258203" calcext:value-type="float">
            <text:p>0.4381138193</text:p>
          </table:table-cell>
        </table:table-row>
        <table:table-row table:style-name="ro1">
          <table:table-cell office:value-type="float" office:value="0.442028431500303" calcext:value-type="float">
            <text:p>0.4420284315</text:p>
          </table:table-cell>
        </table:table-row>
        <table:table-row table:style-name="ro1">
          <table:table-cell office:value-type="float" office:value="0.446023584960574" calcext:value-type="float">
            <text:p>0.446023585</text:p>
          </table:table-cell>
        </table:table-row>
        <table:table-row table:style-name="ro1">
          <table:table-cell office:value-type="float" office:value="0.450089125666166" calcext:value-type="float">
            <text:p>0.4500891257</text:p>
          </table:table-cell>
        </table:table-row>
        <table:table-row table:style-name="ro1">
          <table:table-cell office:value-type="float" office:value="0.454214431466088" calcext:value-type="float">
            <text:p>0.4542144315</text:p>
          </table:table-cell>
        </table:table-row>
        <table:table-row table:style-name="ro1">
          <table:table-cell office:value-type="float" office:value="0.458388420913518" calcext:value-type="float">
            <text:p>0.4583884209</text:p>
          </table:table-cell>
        </table:table-row>
        <table:table-row table:style-name="ro1">
          <table:table-cell office:value-type="float" office:value="0.462599562825759" calcext:value-type="float">
            <text:p>0.4625995628</text:p>
          </table:table-cell>
        </table:table-row>
        <table:table-row table:style-name="ro1">
          <table:table-cell office:value-type="float" office:value="0.466835886521849" calcext:value-type="float">
            <text:p>0.4668358865</text:p>
          </table:table-cell>
        </table:table-row>
        <table:table-row table:style-name="ro1">
          <table:table-cell office:value-type="float" office:value="0.47108499273783" calcext:value-type="float">
            <text:p>0.4710849927</text:p>
          </table:table-cell>
        </table:table-row>
        <table:table-row table:style-name="ro1">
          <table:table-cell office:value-type="float" office:value="0.421485013336599" calcext:value-type="float">
            <text:p>0.4214850133</text:p>
          </table:table-cell>
        </table:table-row>
        <table:table-row table:style-name="ro1">
          <table:table-cell office:value-type="float" office:value="0.424142356249353" calcext:value-type="float">
            <text:p>0.4241423562</text:p>
          </table:table-cell>
        </table:table-row>
        <table:table-row table:style-name="ro1">
          <table:table-cell office:value-type="float" office:value="0.426758629341327" calcext:value-type="float">
            <text:p>0.4267586293</text:p>
          </table:table-cell>
        </table:table-row>
        <table:table-row table:style-name="ro1">
          <table:table-cell office:value-type="float" office:value="0.429315660368669" calcext:value-type="float">
            <text:p>0.4293156604</text:p>
          </table:table-cell>
        </table:table-row>
        <table:table-row table:style-name="ro1">
          <table:table-cell office:value-type="float" office:value="0.431796828527524" calcext:value-type="float">
            <text:p>0.4317968285</text:p>
          </table:table-cell>
        </table:table-row>
        <table:table-row table:style-name="ro1">
          <table:table-cell office:value-type="float" office:value="0.434187011855947" calcext:value-type="float">
            <text:p>0.4341870119</text:p>
          </table:table-cell>
        </table:table-row>
        <table:table-row table:style-name="ro1">
          <table:table-cell office:value-type="float" office:value="0.436472535313485" calcext:value-type="float">
            <text:p>0.4364725353</text:p>
          </table:table-cell>
        </table:table-row>
        <table:table-row table:style-name="ro1">
          <table:table-cell office:value-type="float" office:value="0.438641119538405" calcext:value-type="float">
            <text:p>0.4386411195</text:p>
          </table:table-cell>
        </table:table-row>
        <table:table-row table:style-name="ro1">
          <table:table-cell office:value-type="float" office:value="0.440681830282582" calcext:value-type="float">
            <text:p>0.4406818303</text:p>
          </table:table-cell>
        </table:table-row>
        <table:table-row table:style-name="ro1">
          <table:table-cell office:value-type="float" office:value="0.442585028524042" calcext:value-type="float">
            <text:p>0.4425850285</text:p>
          </table:table-cell>
        </table:table-row>
        <table:table-row table:style-name="ro1">
          <table:table-cell office:value-type="float" office:value="0.444342321257155" calcext:value-type="float">
            <text:p>0.4443423213</text:p>
          </table:table-cell>
        </table:table-row>
        <table:table-row table:style-name="ro1">
          <table:table-cell office:value-type="float" office:value="0.445946512960491" calcext:value-type="float">
            <text:p>0.445946513</text:p>
          </table:table-cell>
        </table:table-row>
        <table:table-row table:style-name="ro1">
          <table:table-cell office:value-type="float" office:value="0.447391557742322" calcext:value-type="float">
            <text:p>0.4473915577</text:p>
          </table:table-cell>
        </table:table-row>
        <table:table-row table:style-name="ro1">
          <table:table-cell office:value-type="float" office:value="0.448672512163789" calcext:value-type="float">
            <text:p>0.4486725122</text:p>
          </table:table-cell>
        </table:table-row>
        <table:table-row table:style-name="ro1">
          <table:table-cell office:value-type="float" office:value="0.449785488739716" calcext:value-type="float">
            <text:p>0.4497854887</text:p>
          </table:table-cell>
        </table:table-row>
        <table:table-row table:style-name="ro1">
          <table:table-cell office:value-type="float" office:value="0.450727610117081" calcext:value-type="float">
            <text:p>0.4507276101</text:p>
          </table:table-cell>
        </table:table-row>
        <table:table-row table:style-name="ro1">
          <table:table-cell office:value-type="float" office:value="0.451496963931147" calcext:value-type="float">
            <text:p>0.4514969639</text:p>
          </table:table-cell>
        </table:table-row>
        <table:table-row table:style-name="ro1">
          <table:table-cell office:value-type="float" office:value="0.452092558339239" calcext:value-type="float">
            <text:p>0.4520925583</text:p>
          </table:table-cell>
        </table:table-row>
        <table:table-row table:style-name="ro1">
          <table:table-cell office:value-type="float" office:value="0.452514278232187" calcext:value-type="float">
            <text:p>0.4525142782</text:p>
          </table:table-cell>
        </table:table-row>
        <table:table-row table:style-name="ro1">
          <table:table-cell office:value-type="float" office:value="0.452762842123413" calcext:value-type="float">
            <text:p>0.4527628421</text:p>
          </table:table-cell>
        </table:table-row>
        <table:table-row table:style-name="ro1">
          <table:table-cell office:value-type="float" office:value="0.452839759715681" calcext:value-type="float">
            <text:p>0.4528397597</text:p>
          </table:table-cell>
        </table:table-row>
        <table:table-row table:style-name="ro1">
          <table:table-cell office:value-type="float" office:value="0.452747290145501" calcext:value-type="float">
            <text:p>0.4527472901</text:p>
          </table:table-cell>
        </table:table-row>
        <table:table-row table:style-name="ro1">
          <table:table-cell office:value-type="float" office:value="0.452488400905181" calcext:value-type="float">
            <text:p>0.4524884009</text:p>
          </table:table-cell>
        </table:table-row>
        <table:table-row table:style-name="ro1">
          <table:table-cell office:value-type="float" office:value="0.452066727442546" calcext:value-type="float">
            <text:p>0.4520667274</text:p>
          </table:table-cell>
        </table:table-row>
        <table:table-row table:style-name="ro1">
          <table:table-cell office:value-type="float" office:value="0.451486533438302" calcext:value-type="float">
            <text:p>0.4514865334</text:p>
          </table:table-cell>
        </table:table-row>
        <table:table-row table:style-name="ro1">
          <table:table-cell office:value-type="float" office:value="0.450752671761058" calcext:value-type="float">
            <text:p>0.4507526718</text:p>
          </table:table-cell>
        </table:table-row>
        <table:table-row table:style-name="ro1">
          <table:table-cell office:value-type="float" office:value="0.449870546100008" calcext:value-type="float">
            <text:p>0.4498705461</text:p>
          </table:table-cell>
        </table:table-row>
        <table:table-row table:style-name="ro1">
          <table:table-cell office:value-type="float" office:value="0.448846073275259" calcext:value-type="float">
            <text:p>0.4488460733</text:p>
          </table:table-cell>
        </table:table-row>
        <table:table-row table:style-name="ro1">
          <table:table-cell office:value-type="float" office:value="0.44768564622582" calcext:value-type="float">
            <text:p>0.4476856462</text:p>
          </table:table-cell>
        </table:table-row>
        <table:table-row table:style-name="ro1">
          <table:table-cell office:value-type="float" office:value="0.446396097675248" calcext:value-type="float">
            <text:p>0.4463960977</text:p>
          </table:table-cell>
        </table:table-row>
        <table:table-row table:style-name="ro1">
          <table:table-cell office:value-type="float" office:value="0.444984664474944" calcext:value-type="float">
            <text:p>0.4449846645</text:p>
          </table:table-cell>
        </table:table-row>
        <table:table-row table:style-name="ro1">
          <table:table-cell office:value-type="float" office:value="0.443458952625104" calcext:value-type="float">
            <text:p>0.4434589526</text:p>
          </table:table-cell>
        </table:table-row>
        <table:table-row table:style-name="ro1">
          <table:table-cell office:value-type="float" office:value="0.441826902973331" calcext:value-type="float">
            <text:p>0.441826903</text:p>
          </table:table-cell>
        </table:table-row>
        <table:table-row table:style-name="ro1">
          <table:table-cell office:value-type="float" office:value="0.440096757590895" calcext:value-type="float">
            <text:p>0.4400967576</text:p>
          </table:table-cell>
        </table:table-row>
        <table:table-row table:style-name="ro1">
          <table:table-cell office:value-type="float" office:value="0.438277026826655" calcext:value-type="float">
            <text:p>0.4382770268</text:p>
          </table:table-cell>
        </table:table-row>
        <table:table-row table:style-name="ro1">
          <table:table-cell office:value-type="float" office:value="0.436376457038628" calcext:value-type="float">
            <text:p>0.436376457</text:p>
          </table:table-cell>
        </table:table-row>
        <table:table-row table:style-name="ro1">
          <table:table-cell office:value-type="float" office:value="0.434403999003219" calcext:value-type="float">
            <text:p>0.434403999</text:p>
          </table:table-cell>
        </table:table-row>
        <table:table-row table:style-name="ro1">
          <table:table-cell office:value-type="float" office:value="0.432368777002109" calcext:value-type="float">
            <text:p>0.432368777</text:p>
          </table:table-cell>
        </table:table-row>
        <table:table-row table:style-name="ro1">
          <table:table-cell office:value-type="float" office:value="0.430280058586786" calcext:value-type="float">
            <text:p>0.4302800586</text:p>
          </table:table-cell>
        </table:table-row>
        <table:table-row table:style-name="ro1">
          <table:table-cell office:value-type="float" office:value="0.428147225020743" calcext:value-type="float">
            <text:p>0.428147225</text:p>
          </table:table-cell>
        </table:table-row>
        <table:table-row table:style-name="ro1">
          <table:table-cell office:value-type="float" office:value="0.425979742399327" calcext:value-type="float">
            <text:p>0.4259797424</text:p>
          </table:table-cell>
        </table:table-row>
        <table:table-row table:style-name="ro1">
          <table:table-cell office:value-type="float" office:value="0.423787133447241" calcext:value-type="float">
            <text:p>0.4237871334</text:p>
          </table:table-cell>
        </table:table-row>
        <table:table-row table:style-name="ro1">
          <table:table-cell office:value-type="float" office:value="0.421578949993706" calcext:value-type="float">
            <text:p>0.42157895</text:p>
          </table:table-cell>
        </table:table-row>
        <table:table-row table:style-name="ro1">
          <table:table-cell office:value-type="float" office:value="0.419364746125268" calcext:value-type="float">
            <text:p>0.4193647461</text:p>
          </table:table-cell>
        </table:table-row>
        <table:table-row table:style-name="ro1">
          <table:table-cell office:value-type="float" office:value="0.417154052016277" calcext:value-type="float">
            <text:p>0.417154052</text:p>
          </table:table-cell>
        </table:table-row>
        <table:table-row table:style-name="ro1">
          <table:table-cell office:value-type="float" office:value="0.414956348437002" calcext:value-type="float">
            <text:p>0.4149563484</text:p>
          </table:table-cell>
        </table:table-row>
        <table:table-row table:style-name="ro1">
          <table:table-cell office:value-type="float" office:value="0.412781041939415" calcext:value-type="float">
            <text:p>0.4127810419</text:p>
          </table:table-cell>
        </table:table-row>
        <table:table-row table:style-name="ro1">
          <table:table-cell office:value-type="float" office:value="0.410637440720624" calcext:value-type="float">
            <text:p>0.4106374407</text:p>
          </table:table-cell>
        </table:table-row>
        <table:table-row table:style-name="ro1">
          <table:table-cell office:value-type="float" office:value="0.408534731163963" calcext:value-type="float">
            <text:p>0.4085347312</text:p>
          </table:table-cell>
        </table:table-row>
        <table:table-row table:style-name="ro1">
          <table:table-cell office:value-type="float" office:value="0.406481955057734" calcext:value-type="float">
            <text:p>0.4064819551</text:p>
          </table:table-cell>
        </table:table-row>
        <table:table-row table:style-name="ro1">
          <table:table-cell office:value-type="float" office:value="0.404487987491611" calcext:value-type="float">
            <text:p>0.4044879875</text:p>
          </table:table-cell>
        </table:table-row>
        <table:table-row table:style-name="ro1">
          <table:table-cell office:value-type="float" office:value="0.402561515430687" calcext:value-type="float">
            <text:p>0.4025615154</text:p>
          </table:table-cell>
        </table:table-row>
        <table:table-row table:style-name="ro1">
          <table:table-cell office:value-type="float" office:value="0.400711016967193" calcext:value-type="float">
            <text:p>0.400711017</text:p>
          </table:table-cell>
        </table:table-row>
        <table:table-row table:style-name="ro1">
          <table:table-cell office:value-type="float" office:value="0.398944741249854" calcext:value-type="float">
            <text:p>0.3989447412</text:p>
          </table:table-cell>
        </table:table-row>
        <table:table-row table:style-name="ro1">
          <table:table-cell office:value-type="float" office:value="0.397270689090914" calcext:value-type="float">
            <text:p>0.3972706891</text:p>
          </table:table-cell>
        </table:table-row>
        <table:table-row table:style-name="ro1">
          <table:table-cell office:value-type="float" office:value="0.395696594250809" calcext:value-type="float">
            <text:p>0.3956965943</text:p>
          </table:table-cell>
        </table:table-row>
        <table:table-row table:style-name="ro1">
          <table:table-cell office:value-type="float" office:value="0.394229905400497" calcext:value-type="float">
            <text:p>0.3942299054</text:p>
          </table:table-cell>
        </table:table-row>
        <table:table-row table:style-name="ro1">
          <table:table-cell office:value-type="float" office:value="0.392877768761442" calcext:value-type="float">
            <text:p>0.3928777688</text:p>
          </table:table-cell>
        </table:table-row>
        <table:table-row table:style-name="ro1">
          <table:table-cell office:value-type="float" office:value="0.391647011423256" calcext:value-type="float">
            <text:p>0.3916470114</text:p>
          </table:table-cell>
        </table:table-row>
        <table:table-row table:style-name="ro1">
          <table:table-cell office:value-type="float" office:value="0.390544125338991" calcext:value-type="float">
            <text:p>0.3905441253</text:p>
          </table:table-cell>
        </table:table-row>
        <table:table-row table:style-name="ro1">
          <table:table-cell office:value-type="float" office:value="0.389575251998093" calcext:value-type="float">
            <text:p>0.389575252</text:p>
          </table:table-cell>
        </table:table-row>
        <table:table-row table:style-name="ro1">
          <table:table-cell office:value-type="float" office:value="0.388746167777004" calcext:value-type="float">
            <text:p>0.3887461678</text:p>
          </table:table-cell>
        </table:table-row>
        <table:table-row table:style-name="ro1">
          <table:table-cell office:value-type="float" office:value="0.388062269967422" calcext:value-type="float">
            <text:p>0.38806227</text:p>
          </table:table-cell>
        </table:table-row>
        <table:table-row table:style-name="ro1">
          <table:table-cell office:value-type="float" office:value="0.38752856348222" calcext:value-type="float">
            <text:p>0.3875285635</text:p>
          </table:table-cell>
        </table:table-row>
        <table:table-row table:style-name="ro1">
          <table:table-cell office:value-type="float" office:value="0.387149648239013" calcext:value-type="float">
            <text:p>0.3871496482</text:p>
          </table:table-cell>
        </table:table-row>
        <table:table-row table:style-name="ro1">
          <table:table-cell office:value-type="float" office:value="0.386929707221383" calcext:value-type="float">
            <text:p>0.3869297072</text:p>
          </table:table-cell>
        </table:table-row>
        <table:table-row table:style-name="ro1">
          <table:table-cell office:value-type="float" office:value="0.386872495217762" calcext:value-type="float">
            <text:p>0.3868724952</text:p>
          </table:table-cell>
        </table:table-row>
        <table:table-row table:style-name="ro1">
          <table:table-cell office:value-type="float" office:value="0.386981328237967" calcext:value-type="float">
            <text:p>0.3869813282</text:p>
          </table:table-cell>
        </table:table-row>
        <table:table-row table:style-name="ro1">
          <table:table-cell office:value-type="float" office:value="0.387259073607388" calcext:value-type="float">
            <text:p>0.3872590736</text:p>
          </table:table-cell>
        </table:table-row>
        <table:table-row table:style-name="ro1">
          <table:table-cell office:value-type="float" office:value="0.387708140738839" calcext:value-type="float">
            <text:p>0.3877081407</text:p>
          </table:table-cell>
        </table:table-row>
        <table:table-row table:style-name="ro1">
          <table:table-cell office:value-type="float" office:value="0.388330472582051" calcext:value-type="float">
            <text:p>0.3883304726</text:p>
          </table:table-cell>
        </table:table-row>
        <table:table-row table:style-name="ro1">
          <table:table-cell office:value-type="float" office:value="0.389127537750837" calcext:value-type="float">
            <text:p>0.3891275378</text:p>
          </table:table-cell>
        </table:table-row>
        <table:table-row table:style-name="ro1">
          <table:table-cell office:value-type="float" office:value="0.390100323327896" calcext:value-type="float">
            <text:p>0.3901003233</text:p>
          </table:table-cell>
        </table:table-row>
        <table:table-row table:style-name="ro1">
          <table:table-cell office:value-type="float" office:value="0.39124932834728" calcext:value-type="float">
            <text:p>0.3912493283</text:p>
          </table:table-cell>
        </table:table-row>
        <table:table-row table:style-name="ro1">
          <table:table-cell office:value-type="float" office:value="0.392574557954519" calcext:value-type="float">
            <text:p>0.392574558</text:p>
          </table:table-cell>
        </table:table-row>
        <table:table-row table:style-name="ro1">
          <table:table-cell office:value-type="float" office:value="0.394075518244393" calcext:value-type="float">
            <text:p>0.3940755182</text:p>
          </table:table-cell>
        </table:table-row>
        <table:table-row table:style-name="ro1">
          <table:table-cell office:value-type="float" office:value="0.395751211776365" calcext:value-type="float">
            <text:p>0.3957512118</text:p>
          </table:table-cell>
        </table:table-row>
        <table:table-row table:style-name="ro1">
          <table:table-cell office:value-type="float" office:value="0.397600133767665" calcext:value-type="float">
            <text:p>0.3976001338</text:p>
          </table:table-cell>
        </table:table-row>
        <table:table-row table:style-name="ro1">
          <table:table-cell office:value-type="float" office:value="0.399620268964036" calcext:value-type="float">
            <text:p>0.399620269</text:p>
          </table:table-cell>
        </table:table-row>
        <table:table-row table:style-name="ro1">
          <table:table-cell office:value-type="float" office:value="0.401809089188125" calcext:value-type="float">
            <text:p>0.4018090892</text:p>
          </table:table-cell>
        </table:table-row>
        <table:table-row table:style-name="ro1">
          <table:table-cell office:value-type="float" office:value="0.40416355156554" calcext:value-type="float">
            <text:p>0.4041635516</text:p>
          </table:table-cell>
        </table:table-row>
        <table:table-row table:style-name="ro1">
          <table:table-cell office:value-type="float" office:value="0.406680097428551" calcext:value-type="float">
            <text:p>0.4066800974</text:p>
          </table:table-cell>
        </table:table-row>
        <table:table-row table:style-name="ro1">
          <table:table-cell office:value-type="float" office:value="0.409354651897454" calcext:value-type="float">
            <text:p>0.4093546519</text:p>
          </table:table-cell>
        </table:table-row>
        <table:table-row table:style-name="ro1">
          <table:table-cell office:value-type="float" office:value="0.41218262413959" calcext:value-type="float">
            <text:p>0.4121826241</text:p>
          </table:table-cell>
        </table:table-row>
        <table:table-row table:style-name="ro1">
          <table:table-cell office:value-type="float" office:value="0.415158908306012" calcext:value-type="float">
            <text:p>0.4151589083</text:p>
          </table:table-cell>
        </table:table-row>
        <table:table-row table:style-name="ro1">
          <table:table-cell office:value-type="float" office:value="0.418277885145816" calcext:value-type="float">
            <text:p>0.4182778851</text:p>
          </table:table-cell>
        </table:table-row>
        <table:table-row table:style-name="ro1">
          <table:table-cell office:value-type="float" office:value="0.42153342429812" calcext:value-type="float">
            <text:p>0.4215334243</text:p>
          </table:table-cell>
        </table:table-row>
        <table:table-row table:style-name="ro1">
          <table:table-cell office:value-type="float" office:value="0.424918887261704" calcext:value-type="float">
            <text:p>0.4249188873</text:p>
          </table:table-cell>
        </table:table-row>
        <table:table-row table:style-name="ro1">
          <table:table-cell office:value-type="float" office:value="0.428427131042297" calcext:value-type="float">
            <text:p>0.428427131</text:p>
          </table:table-cell>
        </table:table-row>
        <table:table-row table:style-name="ro1">
          <table:table-cell office:value-type="float" office:value="0.43205051247753" calcext:value-type="float">
            <text:p>0.4320505125</text:p>
          </table:table-cell>
        </table:table-row>
        <table:table-row table:style-name="ro1">
          <table:table-cell office:value-type="float" office:value="0.435780893239534" calcext:value-type="float">
            <text:p>0.4357808932</text:p>
          </table:table-cell>
        </table:table-row>
        <table:table-row table:style-name="ro1">
          <table:table-cell office:value-type="float" office:value="0.4396096455152" calcext:value-type="float">
            <text:p>0.4396096455</text:p>
          </table:table-cell>
        </table:table-row>
        <table:table-row table:style-name="ro1">
          <table:table-cell office:value-type="float" office:value="0.443527658364087" calcext:value-type="float">
            <text:p>0.4435276584</text:p>
          </table:table-cell>
        </table:table-row>
        <table:table-row table:style-name="ro1">
          <table:table-cell office:value-type="float" office:value="0.447525344753993" calcext:value-type="float">
            <text:p>0.4475253448</text:p>
          </table:table-cell>
        </table:table-row>
        <table:table-row table:style-name="ro1">
          <table:table-cell office:value-type="float" office:value="0.45159264927418" calcext:value-type="float">
            <text:p>0.4515926493</text:p>
          </table:table-cell>
        </table:table-row>
        <table:table-row table:style-name="ro1">
          <table:table-cell office:value-type="float" office:value="0.455719056526243" calcext:value-type="float">
            <text:p>0.4557190565</text:p>
          </table:table-cell>
        </table:table-row>
        <table:table-row table:style-name="ro1">
          <table:table-cell office:value-type="float" office:value="0.459893600192651" calcext:value-type="float">
            <text:p>0.4598936002</text:p>
          </table:table-cell>
        </table:table-row>
        <table:table-row table:style-name="ro1">
          <table:table-cell office:value-type="float" office:value="0.464104872782931" calcext:value-type="float">
            <text:p>0.4641048728</text:p>
          </table:table-cell>
        </table:table-row>
        <table:table-row table:style-name="ro1">
          <table:table-cell office:value-type="float" office:value="0.468341036057507" calcext:value-type="float">
            <text:p>0.4683410361</text:p>
          </table:table-cell>
        </table:table-row>
        <table:table-row table:style-name="ro1">
          <table:table-cell office:value-type="float" office:value="0.472589832129207" calcext:value-type="float">
            <text:p>0.4725898321</text:p>
          </table:table-cell>
        </table:table-row>
        <table:table-row table:style-name="ro1">
          <table:table-cell office:value-type="float" office:value="0.420419058873618" calcext:value-type="float">
            <text:p>0.4204190589</text:p>
          </table:table-cell>
        </table:table-row>
        <table:table-row table:style-name="ro1">
          <table:table-cell office:value-type="float" office:value="0.423076366662547" calcext:value-type="float">
            <text:p>0.4230763667</text:p>
          </table:table-cell>
        </table:table-row>
        <table:table-row table:style-name="ro1">
          <table:table-cell office:value-type="float" office:value="0.425692898124828" calcext:value-type="float">
            <text:p>0.4256928981</text:p>
          </table:table-cell>
        </table:table-row>
        <table:table-row table:style-name="ro1">
          <table:table-cell office:value-type="float" office:value="0.428250614550854" calcext:value-type="float">
            <text:p>0.4282506146</text:p>
          </table:table-cell>
        </table:table-row>
        <table:table-row table:style-name="ro1">
          <table:table-cell office:value-type="float" office:value="0.430733019851967" calcext:value-type="float">
            <text:p>0.4307330199</text:p>
          </table:table-cell>
        </table:table-row>
        <table:table-row table:style-name="ro1">
          <table:table-cell office:value-type="float" office:value="0.433125108149978" calcext:value-type="float">
            <text:p>0.4331251081</text:p>
          </table:table-cell>
        </table:table-row>
        <table:table-row table:style-name="ro1">
          <table:table-cell office:value-type="float" office:value="0.435413312044327" calcext:value-type="float">
            <text:p>0.435413312</text:p>
          </table:table-cell>
        </table:table-row>
        <table:table-row table:style-name="ro1">
          <table:table-cell office:value-type="float" office:value="0.437585451556911" calcext:value-type="float">
            <text:p>0.4375854516</text:p>
          </table:table-cell>
        </table:table-row>
        <table:table-row table:style-name="ro1">
          <table:table-cell office:value-type="float" office:value="0.439630683754569" calcext:value-type="float">
            <text:p>0.4396306838</text:p>
          </table:table-cell>
        </table:table-row>
        <table:table-row table:style-name="ro1">
          <table:table-cell office:value-type="float" office:value="0.441539453049212" calcext:value-type="float">
            <text:p>0.441539453</text:p>
          </table:table-cell>
        </table:table-row>
        <table:table-row table:style-name="ro1">
          <table:table-cell office:value-type="float" office:value="0.443303442175627" calcext:value-type="float">
            <text:p>0.4433034422</text:p>
          </table:table-cell>
        </table:table-row>
        <table:table-row table:style-name="ro1">
          <table:table-cell office:value-type="float" office:value="0.444915523846921" calcext:value-type="float">
            <text:p>0.4449155238</text:p>
          </table:table-cell>
        </table:table-row>
        <table:table-row table:style-name="ro1">
          <table:table-cell office:value-type="float" office:value="0.446369713087638" calcext:value-type="float">
            <text:p>0.4463697131</text:p>
          </table:table-cell>
        </table:table-row>
        <table:table-row table:style-name="ro1">
          <table:table-cell office:value-type="float" office:value="0.447661120244515" calcext:value-type="float">
            <text:p>0.4476611202</text:p>
          </table:table-cell>
        </table:table-row>
        <table:table-row table:style-name="ro1">
          <table:table-cell office:value-type="float" office:value="0.448785904674913" calcext:value-type="float">
            <text:p>0.4487859047</text:p>
          </table:table-cell>
        </table:table-row>
        <table:table-row table:style-name="ro1">
          <table:table-cell office:value-type="float" office:value="0.44974122911289" calcext:value-type="float">
            <text:p>0.4497412291</text:p>
          </table:table-cell>
        </table:table-row>
        <table:table-row table:style-name="ro1">
          <table:table-cell office:value-type="float" office:value="0.450525214712937" calcext:value-type="float">
            <text:p>0.4505252147</text:p>
          </table:table-cell>
        </table:table-row>
        <table:table-row table:style-name="ro1">
          <table:table-cell office:value-type="float" office:value="0.451136896771376" calcext:value-type="float">
            <text:p>0.4511368968</text:p>
          </table:table-cell>
        </table:table-row>
        <table:table-row table:style-name="ro1">
          <table:table-cell office:value-type="float" office:value="0.451576181125402" calcext:value-type="float">
            <text:p>0.4515761811</text:p>
          </table:table-cell>
        </table:table-row>
        <table:table-row table:style-name="ro1">
          <table:table-cell office:value-type="float" office:value="0.451843801229795" calcext:value-type="float">
            <text:p>0.4518438012</text:p>
          </table:table-cell>
        </table:table-row>
        <table:table-row table:style-name="ro1">
          <table:table-cell office:value-type="float" office:value="0.451941275911279" calcext:value-type="float">
            <text:p>0.4519412759</text:p>
          </table:table-cell>
        </table:table-row>
        <table:table-row table:style-name="ro1">
          <table:table-cell office:value-type="float" office:value="0.451870867800541" calcext:value-type="float">
            <text:p>0.4518708678</text:p>
          </table:table-cell>
        </table:table-row>
        <table:table-row table:style-name="ro1">
          <table:table-cell office:value-type="float" office:value="0.451635542441913" calcext:value-type="float">
            <text:p>0.4516355424</text:p>
          </table:table-cell>
        </table:table-row>
        <table:table-row table:style-name="ro1">
          <table:table-cell office:value-type="float" office:value="0.451238928080698" calcext:value-type="float">
            <text:p>0.4512389281</text:p>
          </table:table-cell>
        </table:table-row>
        <table:table-row table:style-name="ro1">
          <table:table-cell office:value-type="float" office:value="0.450685276128164" calcext:value-type="float">
            <text:p>0.4506852761</text:p>
          </table:table-cell>
        </table:table-row>
        <table:table-row table:style-name="ro1">
          <table:table-cell office:value-type="float" office:value="0.44997942230419" calcext:value-type="float">
            <text:p>0.4499794223</text:p>
          </table:table-cell>
        </table:table-row>
        <table:table-row table:style-name="ro1">
          <table:table-cell office:value-type="float" office:value="0.44912674845757" calcext:value-type="float">
            <text:p>0.4491267485</text:p>
          </table:table-cell>
        </table:table-row>
        <table:table-row table:style-name="ro1">
          <table:table-cell office:value-type="float" office:value="0.448133145063972" calcext:value-type="float">
            <text:p>0.4481331451</text:p>
          </table:table-cell>
        </table:table-row>
        <table:table-row table:style-name="ro1">
          <table:table-cell office:value-type="float" office:value="0.447004974401554" calcext:value-type="float">
            <text:p>0.4470049744</text:p>
          </table:table-cell>
        </table:table-row>
        <table:table-row table:style-name="ro1">
          <table:table-cell office:value-type="float" office:value="0.445749034404241" calcext:value-type="float">
            <text:p>0.4457490344</text:p>
          </table:table-cell>
        </table:table-row>
        <table:table-row table:style-name="ro1">
          <table:table-cell office:value-type="float" office:value="0.444372523192652" calcext:value-type="float">
            <text:p>0.4443725232</text:p>
          </table:table-cell>
        </table:table-row>
        <table:table-row table:style-name="ro1">
          <table:table-cell office:value-type="float" office:value="0.44288300428269" calcext:value-type="float">
            <text:p>0.4428830043</text:p>
          </table:table-cell>
        </table:table-row>
        <table:table-row table:style-name="ro1">
          <table:table-cell office:value-type="float" office:value="0.441288372471785" calcext:value-type="float">
            <text:p>0.4412883725</text:p>
          </table:table-cell>
        </table:table-row>
        <table:table-row table:style-name="ro1">
          <table:table-cell office:value-type="float" office:value="0.439596820402795" calcext:value-type="float">
            <text:p>0.4395968204</text:p>
          </table:table-cell>
        </table:table-row>
        <table:table-row table:style-name="ro1">
          <table:table-cell office:value-type="float" office:value="0.437816805805562" calcext:value-type="float">
            <text:p>0.4378168058</text:p>
          </table:table-cell>
        </table:table-row>
        <table:table-row table:style-name="ro1">
          <table:table-cell office:value-type="float" office:value="0.435957019416129" calcext:value-type="float">
            <text:p>0.4359570194</text:p>
          </table:table-cell>
        </table:table-row>
        <table:table-row table:style-name="ro1">
          <table:table-cell office:value-type="float" office:value="0.434026353573611" calcext:value-type="float">
            <text:p>0.4340263536</text:p>
          </table:table-cell>
        </table:table-row>
        <table:table-row table:style-name="ro1">
          <table:table-cell office:value-type="float" office:value="0.432033871494719" calcext:value-type="float">
            <text:p>0.4320338715</text:p>
          </table:table-cell>
        </table:table-row>
        <table:table-row table:style-name="ro1">
          <table:table-cell office:value-type="float" office:value="0.429988777225951" calcext:value-type="float">
            <text:p>0.4299887772</text:p>
          </table:table-cell>
        </table:table-row>
        <table:table-row table:style-name="ro1">
          <table:table-cell office:value-type="float" office:value="0.427900386273426" calcext:value-type="float">
            <text:p>0.4279003863</text:p>
          </table:table-cell>
        </table:table-row>
        <table:table-row table:style-name="ro1">
          <table:table-cell office:value-type="float" office:value="0.42577809691039" calcext:value-type="float">
            <text:p>0.4257780969</text:p>
          </table:table-cell>
        </table:table-row>
        <table:table-row table:style-name="ro1">
          <table:table-cell office:value-type="float" office:value="0.423631362162364" calcext:value-type="float">
            <text:p>0.4236313622</text:p>
          </table:table-cell>
        </table:table-row>
        <table:table-row table:style-name="ro1">
          <table:table-cell office:value-type="float" office:value="0.421469662469963" calcext:value-type="float">
            <text:p>0.4214696625</text:p>
          </table:table-cell>
        </table:table-row>
        <table:table-row table:style-name="ro1">
          <table:table-cell office:value-type="float" office:value="0.419302479029356" calcext:value-type="float">
            <text:p>0.419302479</text:p>
          </table:table-cell>
        </table:table-row>
        <table:table-row table:style-name="ro1">
          <table:table-cell office:value-type="float" office:value="0.417139267810399" calcext:value-type="float">
            <text:p>0.4171392678</text:p>
          </table:table-cell>
        </table:table-row>
        <table:table-row table:style-name="ro1">
          <table:table-cell office:value-type="float" office:value="0.414989434252414" calcext:value-type="float">
            <text:p>0.4149894343</text:p>
          </table:table-cell>
        </table:table-row>
        <table:table-row table:style-name="ro1">
          <table:table-cell office:value-type="float" office:value="0.412862308637625" calcext:value-type="float">
            <text:p>0.4128623086</text:p>
          </table:table-cell>
        </table:table-row>
        <table:table-row table:style-name="ro1">
          <table:table-cell office:value-type="float" office:value="0.41076712214226" calcext:value-type="float">
            <text:p>0.4107671221</text:p>
          </table:table-cell>
        </table:table-row>
        <table:table-row table:style-name="ro1">
          <table:table-cell office:value-type="float" office:value="0.408712983565297" calcext:value-type="float">
            <text:p>0.4087129836</text:p>
          </table:table-cell>
        </table:table-row>
        <table:table-row table:style-name="ro1">
          <table:table-cell office:value-type="float" office:value="0.406708856734877" calcext:value-type="float">
            <text:p>0.4067088567</text:p>
          </table:table-cell>
        </table:table-row>
        <table:table-row table:style-name="ro1">
          <table:table-cell office:value-type="float" office:value="0.404763538592371" calcext:value-type="float">
            <text:p>0.4047635386</text:p>
          </table:table-cell>
        </table:table-row>
        <table:table-row table:style-name="ro1">
          <table:table-cell office:value-type="float" office:value="0.402885637954097" calcext:value-type="float">
            <text:p>0.402885638</text:p>
          </table:table-cell>
        </table:table-row>
        <table:table-row table:style-name="ro1">
          <table:table-cell office:value-type="float" office:value="0.401083554950707" calcext:value-type="float">
            <text:p>0.401083555</text:p>
          </table:table-cell>
        </table:table-row>
        <table:table-row table:style-name="ro1">
          <table:table-cell office:value-type="float" office:value="0.399365461144216" calcext:value-type="float">
            <text:p>0.3993654611</text:p>
          </table:table-cell>
        </table:table-row>
        <table:table-row table:style-name="ro1">
          <table:table-cell office:value-type="float" office:value="0.3977392803227" calcext:value-type="float">
            <text:p>0.3977392803</text:p>
          </table:table-cell>
        </table:table-row>
        <table:table-row table:style-name="ro1">
          <table:table-cell office:value-type="float" office:value="0.396212669972645" calcext:value-type="float">
            <text:p>0.39621267</text:p>
          </table:table-cell>
        </table:table-row>
        <table:table-row table:style-name="ro1">
          <table:table-cell office:value-type="float" office:value="0.394793003428952" calcext:value-type="float">
            <text:p>0.3947930034</text:p>
          </table:table-cell>
        </table:table-row>
        <table:table-row table:style-name="ro1">
          <table:table-cell office:value-type="float" office:value="0.393487352702602" calcext:value-type="float">
            <text:p>0.3934873527</text:p>
          </table:table-cell>
        </table:table-row>
        <table:table-row table:style-name="ro1">
          <table:table-cell office:value-type="float" office:value="0.392302471985973" calcext:value-type="float">
            <text:p>0.392302472</text:p>
          </table:table-cell>
        </table:table-row>
        <table:table-row table:style-name="ro1">
          <table:table-cell office:value-type="float" office:value="0.391244781835823" calcext:value-type="float">
            <text:p>0.3912447818</text:p>
          </table:table-cell>
        </table:table-row>
        <table:table-row table:style-name="ro1">
          <table:table-cell office:value-type="float" office:value="0.390320354033917" calcext:value-type="float">
            <text:p>0.390320354</text:p>
          </table:table-cell>
        </table:table-row>
        <table:table-row table:style-name="ro1">
          <table:table-cell office:value-type="float" office:value="0.38953489712532" calcext:value-type="float">
            <text:p>0.3895348971</text:p>
          </table:table-cell>
        </table:table-row>
        <table:table-row table:style-name="ro1">
          <table:table-cell office:value-type="float" office:value="0.388893742634348" calcext:value-type="float">
            <text:p>0.3888937426</text:p>
          </table:table-cell>
        </table:table-row>
        <table:table-row table:style-name="ro1">
          <table:table-cell office:value-type="float" office:value="0.388401831958163" calcext:value-type="float">
            <text:p>0.388401832</text:p>
          </table:table-cell>
        </table:table-row>
        <table:table-row table:style-name="ro1">
          <table:table-cell office:value-type="float" office:value="0.388063703938046" calcext:value-type="float">
            <text:p>0.3880637039</text:p>
          </table:table-cell>
        </table:table-row>
        <table:table-row table:style-name="ro1">
          <table:table-cell office:value-type="float" office:value="0.387883483108302" calcext:value-type="float">
            <text:p>0.3878834831</text:p>
          </table:table-cell>
        </table:table-row>
        <table:table-row table:style-name="ro1">
          <table:table-cell office:value-type="float" office:value="0.387864868622842" calcext:value-type="float">
            <text:p>0.3878648686</text:p>
          </table:table-cell>
        </table:table-row>
        <table:table-row table:style-name="ro1">
          <table:table-cell office:value-type="float" office:value="0.388011123859413" calcext:value-type="float">
            <text:p>0.3880111239</text:p>
          </table:table-cell>
        </table:table-row>
        <table:table-row table:style-name="ro1">
          <table:table-cell office:value-type="float" office:value="0.388325066701484" calcext:value-type="float">
            <text:p>0.3883250667</text:p>
          </table:table-cell>
        </table:table-row>
        <table:table-row table:style-name="ro1">
          <table:table-cell office:value-type="float" office:value="0.388809060497793" calcext:value-type="float">
            <text:p>0.3888090605</text:p>
          </table:table-cell>
        </table:table-row>
        <table:table-row table:style-name="ro1">
          <table:table-cell office:value-type="float" office:value="0.389465005699544" calcext:value-type="float">
            <text:p>0.3894650057</text:p>
          </table:table-cell>
        </table:table-row>
        <table:table-row table:style-name="ro1">
          <table:table-cell office:value-type="float" office:value="0.390294332175271" calcext:value-type="float">
            <text:p>0.3902943322</text:p>
          </table:table-cell>
        </table:table-row>
        <table:table-row table:style-name="ro1">
          <table:table-cell office:value-type="float" office:value="0.391297992203348" calcext:value-type="float">
            <text:p>0.3912979922</text:p>
          </table:table-cell>
        </table:table-row>
        <table:table-row table:style-name="ro1">
          <table:table-cell office:value-type="float" office:value="0.392476454142164" calcext:value-type="float">
            <text:p>0.3924764541</text:p>
          </table:table-cell>
        </table:table-row>
        <table:table-row table:style-name="ro1">
          <table:table-cell office:value-type="float" office:value="0.393829696777951" calcext:value-type="float">
            <text:p>0.3938296968</text:p>
          </table:table-cell>
        </table:table-row>
        <table:table-row table:style-name="ro1">
          <table:table-cell office:value-type="float" office:value="0.395357204350264" calcext:value-type="float">
            <text:p>0.3953572044</text:p>
          </table:table-cell>
        </table:table-row>
        <table:table-row table:style-name="ro1">
          <table:table-cell office:value-type="float" office:value="0.397057962255134" calcext:value-type="float">
            <text:p>0.3970579623</text:p>
          </table:table-cell>
        </table:table-row>
        <table:table-row table:style-name="ro1">
          <table:table-cell office:value-type="float" office:value="0.398930453425855" calcext:value-type="float">
            <text:p>0.3989304534</text:p>
          </table:table-cell>
        </table:table-row>
        <table:table-row table:style-name="ro1">
          <table:table-cell office:value-type="float" office:value="0.400972655391445" calcext:value-type="float">
            <text:p>0.4009726554</text:p>
          </table:table-cell>
        </table:table-row>
        <table:table-row table:style-name="ro1">
          <table:table-cell office:value-type="float" office:value="0.403182038012762" calcext:value-type="float">
            <text:p>0.403182038</text:p>
          </table:table-cell>
        </table:table-row>
        <table:table-row table:style-name="ro1">
          <table:table-cell office:value-type="float" office:value="0.405555561896265" calcext:value-type="float">
            <text:p>0.4055555619</text:p>
          </table:table-cell>
        </table:table-row>
        <table:table-row table:style-name="ro1">
          <table:table-cell office:value-type="float" office:value="0.408089677485446" calcext:value-type="float">
            <text:p>0.4080896775</text:p>
          </table:table-cell>
        </table:table-row>
        <table:table-row table:style-name="ro1">
          <table:table-cell office:value-type="float" office:value="0.410780324829911" calcext:value-type="float">
            <text:p>0.4107803248</text:p>
          </table:table-cell>
        </table:table-row>
        <table:table-row table:style-name="ro1">
          <table:table-cell office:value-type="float" office:value="0.413622934032117" calcext:value-type="float">
            <text:p>0.413622934</text:p>
          </table:table-cell>
        </table:table-row>
        <table:table-row table:style-name="ro1">
          <table:table-cell office:value-type="float" office:value="0.416612426371773" calcext:value-type="float">
            <text:p>0.4166124264</text:p>
          </table:table-cell>
        </table:table-row>
        <table:table-row table:style-name="ro1">
          <table:table-cell office:value-type="float" office:value="0.419743216107887" calcext:value-type="float">
            <text:p>0.4197432161</text:p>
          </table:table-cell>
        </table:table-row>
        <table:table-row table:style-name="ro1">
          <table:table-cell office:value-type="float" office:value="0.423009212958482" calcext:value-type="float">
            <text:p>0.423009213</text:p>
          </table:table-cell>
        </table:table-row>
        <table:table-row table:style-name="ro1">
          <table:table-cell office:value-type="float" office:value="0.426403825257957" calcext:value-type="float">
            <text:p>0.4264038253</text:p>
          </table:table-cell>
        </table:table-row>
        <table:table-row table:style-name="ro1">
          <table:table-cell office:value-type="float" office:value="0.429919963792114" calcext:value-type="float">
            <text:p>0.4299199638</text:p>
          </table:table-cell>
        </table:table-row>
        <table:table-row table:style-name="ro1">
          <table:table-cell office:value-type="float" office:value="0.433550046310837" calcext:value-type="float">
            <text:p>0.4335500463</text:p>
          </table:table-cell>
        </table:table-row>
        <table:table-row table:style-name="ro1">
          <table:table-cell office:value-type="float" office:value="0.437286002718427" calcext:value-type="float">
            <text:p>0.4372860027</text:p>
          </table:table-cell>
        </table:table-row>
        <table:table-row table:style-name="ro1">
          <table:table-cell office:value-type="float" office:value="0.441119280941599" calcext:value-type="float">
            <text:p>0.4411192809</text:p>
          </table:table-cell>
        </table:table-row>
        <table:table-row table:style-name="ro1">
          <table:table-cell office:value-type="float" office:value="0.445040853475128" calcext:value-type="float">
            <text:p>0.4450408535</text:p>
          </table:table-cell>
        </table:table-row>
        <table:table-row table:style-name="ro1">
          <table:table-cell office:value-type="float" office:value="0.449041224605161" calcext:value-type="float">
            <text:p>0.4490412246</text:p>
          </table:table-cell>
        </table:table-row>
        <table:table-row table:style-name="ro1">
          <table:table-cell office:value-type="float" office:value="0.453110438310176" calcext:value-type="float">
            <text:p>0.4531104383</text:p>
          </table:table-cell>
        </table:table-row>
        <table:table-row table:style-name="ro1">
          <table:table-cell office:value-type="float" office:value="0.457238086839608" calcext:value-type="float">
            <text:p>0.4572380868</text:p>
          </table:table-cell>
        </table:table-row>
        <table:table-row table:style-name="ro1">
          <table:table-cell office:value-type="float" office:value="0.461413319970121" calcext:value-type="float">
            <text:p>0.46141332</text:p>
          </table:table-cell>
        </table:table-row>
        <table:table-row table:style-name="ro1">
          <table:table-cell office:value-type="float" office:value="0.465624854939547" calcext:value-type="float">
            <text:p>0.4656248549</text:p>
          </table:table-cell>
        </table:table-row>
        <table:table-row table:style-name="ro1">
          <table:table-cell office:value-type="float" office:value="0.469860987058473" calcext:value-type="float">
            <text:p>0.4698609871</text:p>
          </table:table-cell>
        </table:table-row>
        <table:table-row table:style-name="ro1">
          <table:table-cell office:value-type="float" office:value="0.47410960099949" calcext:value-type="float">
            <text:p>0.474109601</text:p>
          </table:table-cell>
        </table:table-row>
        <table:table-row table:style-name="ro1">
          <table:table-cell office:value-type="float" office:value="0.419337857157077" calcext:value-type="float">
            <text:p>0.4193378572</text:p>
          </table:table-cell>
        </table:table-row>
        <table:table-row table:style-name="ro1">
          <table:table-cell office:value-type="float" office:value="0.421995231734294" calcext:value-type="float">
            <text:p>0.4219952317</text:p>
          </table:table-cell>
        </table:table-row>
        <table:table-row table:style-name="ro1">
          <table:table-cell office:value-type="float" office:value="0.424612125343597" calcext:value-type="float">
            <text:p>0.4246121253</text:p>
          </table:table-cell>
        </table:table-row>
        <table:table-row table:style-name="ro1">
          <table:table-cell office:value-type="float" office:value="0.427170633657352" calcext:value-type="float">
            <text:p>0.4271706337</text:p>
          </table:table-cell>
        </table:table-row>
        <table:table-row table:style-name="ro1">
          <table:table-cell office:value-type="float" office:value="0.429654386093428" calcext:value-type="float">
            <text:p>0.4296543861</text:p>
          </table:table-cell>
        </table:table-row>
        <table:table-row table:style-name="ro1">
          <table:table-cell office:value-type="float" office:value="0.432048493593518" calcext:value-type="float">
            <text:p>0.4320484936</text:p>
          </table:table-cell>
        </table:table-row>
        <table:table-row table:style-name="ro1">
          <table:table-cell office:value-type="float" office:value="0.434339497079125" calcext:value-type="float">
            <text:p>0.4343394971</text:p>
          </table:table-cell>
        </table:table-row>
        <table:table-row table:style-name="ro1">
          <table:table-cell office:value-type="float" office:value="0.436515316585199" calcext:value-type="float">
            <text:p>0.4365153166</text:p>
          </table:table-cell>
        </table:table-row>
        <table:table-row table:style-name="ro1">
          <table:table-cell office:value-type="float" office:value="0.438565201071437" calcext:value-type="float">
            <text:p>0.4385652011</text:p>
          </table:table-cell>
        </table:table-row>
        <table:table-row table:style-name="ro1">
          <table:table-cell office:value-type="float" office:value="0.440479678911238" calcext:value-type="float">
            <text:p>0.4404796789</text:p>
          </table:table-cell>
        </table:table-row>
        <table:table-row table:style-name="ro1">
          <table:table-cell office:value-type="float" office:value="0.442250509058316" calcext:value-type="float">
            <text:p>0.4422505091</text:p>
          </table:table-cell>
        </table:table-row>
        <table:table-row table:style-name="ro1">
          <table:table-cell office:value-type="float" office:value="0.443870632890969" calcext:value-type="float">
            <text:p>0.4438706329</text:p>
          </table:table-cell>
        </table:table-row>
        <table:table-row table:style-name="ro1">
          <table:table-cell office:value-type="float" office:value="0.445334126734011" calcext:value-type="float">
            <text:p>0.4453341267</text:p>
          </table:table-cell>
        </table:table-row>
        <table:table-row table:style-name="ro1">
          <table:table-cell office:value-type="float" office:value="0.446636155058357" calcext:value-type="float">
            <text:p>0.4466361551</text:p>
          </table:table-cell>
        </table:table-row>
        <table:table-row table:style-name="ro1">
          <table:table-cell office:value-type="float" office:value="0.447772924358264" calcext:value-type="float">
            <text:p>0.4477729244</text:p>
          </table:table-cell>
        </table:table-row>
        <table:table-row table:style-name="ro1">
          <table:table-cell office:value-type="float" office:value="0.448741637706235" calcext:value-type="float">
            <text:p>0.4487416377</text:p>
          </table:table-cell>
        </table:table-row>
        <table:table-row table:style-name="ro1">
          <table:table-cell office:value-type="float" office:value="0.44954044998558" calcext:value-type="float">
            <text:p>0.44954045</text:p>
          </table:table-cell>
        </table:table-row>
        <table:table-row table:style-name="ro1">
          <table:table-cell office:value-type="float" office:value="0.450168423800628" calcext:value-type="float">
            <text:p>0.4501684238</text:p>
          </table:table-cell>
        </table:table-row>
        <table:table-row table:style-name="ro1">
          <table:table-cell office:value-type="float" office:value="0.450625486064606" calcext:value-type="float">
            <text:p>0.4506254861</text:p>
          </table:table-cell>
        </table:table-row>
        <table:table-row table:style-name="ro1">
          <table:table-cell office:value-type="float" office:value="0.450912385265167" calcext:value-type="float">
            <text:p>0.4509123853</text:p>
          </table:table-cell>
        </table:table-row>
        <table:table-row table:style-name="ro1">
          <table:table-cell office:value-type="float" office:value="0.451030649407584" calcext:value-type="float">
            <text:p>0.4510306494</text:p>
          </table:table-cell>
        </table:table-row>
        <table:table-row table:style-name="ro1">
          <table:table-cell office:value-type="float" office:value="0.450982544635596" calcext:value-type="float">
            <text:p>0.4509825446</text:p>
          </table:table-cell>
        </table:table-row>
        <table:table-row table:style-name="ro1">
          <table:table-cell office:value-type="float" office:value="0.450771034529909" calcext:value-type="float">
            <text:p>0.4507710345</text:p>
          </table:table-cell>
        </table:table-row>
        <table:table-row table:style-name="ro1">
          <table:table-cell office:value-type="float" office:value="0.450399740084366" calcext:value-type="float">
            <text:p>0.4503997401</text:p>
          </table:table-cell>
        </table:table-row>
        <table:table-row table:style-name="ro1">
          <table:table-cell office:value-type="float" office:value="0.449872900359761" calcext:value-type="float">
            <text:p>0.4498729004</text:p>
          </table:table-cell>
        </table:table-row>
        <table:table-row table:style-name="ro1">
          <table:table-cell office:value-type="float" office:value="0.449195333815323" calcext:value-type="float">
            <text:p>0.4491953338</text:p>
          </table:table-cell>
        </table:table-row>
        <table:table-row table:style-name="ro1">
          <table:table-cell office:value-type="float" office:value="0.448372400317846" calcext:value-type="float">
            <text:p>0.4483724003</text:p>
          </table:table-cell>
        </table:table-row>
        <table:table-row table:style-name="ro1">
          <table:table-cell office:value-type="float" office:value="0.447409963828486" calcext:value-type="float">
            <text:p>0.4474099638</text:p>
          </table:table-cell>
        </table:table-row>
        <table:table-row table:style-name="ro1">
          <table:table-cell office:value-type="float" office:value="0.446314355767211" calcext:value-type="float">
            <text:p>0.4463143558</text:p>
          </table:table-cell>
        </table:table-row>
        <table:table-row table:style-name="ro1">
          <table:table-cell office:value-type="float" office:value="0.445092339054911" calcext:value-type="float">
            <text:p>0.4450923391</text:p>
          </table:table-cell>
        </table:table-row>
        <table:table-row table:style-name="ro1">
          <table:table-cell office:value-type="float" office:value="0.443751072833162" calcext:value-type="float">
            <text:p>0.4437510728</text:p>
          </table:table-cell>
        </table:table-row>
        <table:table-row table:style-name="ro1">
          <table:table-cell office:value-type="float" office:value="0.442298077861652" calcext:value-type="float">
            <text:p>0.4422980779</text:p>
          </table:table-cell>
        </table:table-row>
        <table:table-row table:style-name="ro1">
          <table:table-cell office:value-type="float" office:value="0.440741202593264" calcext:value-type="float">
            <text:p>0.4407412026</text:p>
          </table:table-cell>
        </table:table-row>
        <table:table-row table:style-name="ro1">
          <table:table-cell office:value-type="float" office:value="0.43908858992681" calcext:value-type="float">
            <text:p>0.4390885899</text:p>
          </table:table-cell>
        </table:table-row>
        <table:table-row table:style-name="ro1">
          <table:table-cell office:value-type="float" office:value="0.437348644637436" calcext:value-type="float">
            <text:p>0.4373486446</text:p>
          </table:table-cell>
        </table:table-row>
        <table:table-row table:style-name="ro1">
          <table:table-cell office:value-type="float" office:value="0.435530001484669" calcext:value-type="float">
            <text:p>0.4355300015</text:p>
          </table:table-cell>
        </table:table-row>
        <table:table-row table:style-name="ro1">
          <table:table-cell office:value-type="float" office:value="0.433641493998136" calcext:value-type="float">
            <text:p>0.433641494</text:p>
          </table:table-cell>
        </table:table-row>
        <table:table-row table:style-name="ro1">
          <table:table-cell office:value-type="float" office:value="0.431692123940928" calcext:value-type="float">
            <text:p>0.4316921239</text:p>
          </table:table-cell>
        </table:table-row>
        <table:table-row table:style-name="ro1">
          <table:table-cell office:value-type="float" office:value="0.429691031450633" calcext:value-type="float">
            <text:p>0.4296910315</text:p>
          </table:table-cell>
        </table:table-row>
        <table:table-row table:style-name="ro1">
          <table:table-cell office:value-type="float" office:value="0.427647465858019" calcext:value-type="float">
            <text:p>0.4276474659</text:p>
          </table:table-cell>
        </table:table-row>
        <table:table-row table:style-name="ro1">
          <table:table-cell office:value-type="float" office:value="0.425570757183376" calcext:value-type="float">
            <text:p>0.4255707572</text:p>
          </table:table-cell>
        </table:table-row>
        <table:table-row table:style-name="ro1">
          <table:table-cell office:value-type="float" office:value="0.42347028831052" calcext:value-type="float">
            <text:p>0.4234702883</text:p>
          </table:table-cell>
        </table:table-row>
        <table:table-row table:style-name="ro1">
          <table:table-cell office:value-type="float" office:value="0.421355467838448" calcext:value-type="float">
            <text:p>0.4213554678</text:p>
          </table:table-cell>
        </table:table-row>
        <table:table-row table:style-name="ro1">
          <table:table-cell office:value-type="float" office:value="0.419235703610655" calcext:value-type="float">
            <text:p>0.4192357036</text:p>
          </table:table-cell>
        </table:table-row>
        <table:table-row table:style-name="ro1">
          <table:table-cell office:value-type="float" office:value="0.41712037692211" calcext:value-type="float">
            <text:p>0.4171203769</text:p>
          </table:table-cell>
        </table:table-row>
        <table:table-row table:style-name="ro1">
          <table:table-cell office:value-type="float" office:value="0.415018817403884" calcext:value-type="float">
            <text:p>0.4150188174</text:p>
          </table:table-cell>
        </table:table-row>
        <table:table-row table:style-name="ro1">
          <table:table-cell office:value-type="float" office:value="0.412940278585441" calcext:value-type="float">
            <text:p>0.4129402786</text:p>
          </table:table-cell>
        </table:table-row>
        <table:table-row table:style-name="ro1">
          <table:table-cell office:value-type="float" office:value="0.410893914134586" calcext:value-type="float">
            <text:p>0.4108939141</text:p>
          </table:table-cell>
        </table:table-row>
        <table:table-row table:style-name="ro1">
          <table:table-cell office:value-type="float" office:value="0.408888754775065" calcext:value-type="float">
            <text:p>0.4088887548</text:p>
          </table:table-cell>
        </table:table-row>
        <table:table-row table:style-name="ro1">
          <table:table-cell office:value-type="float" office:value="0.406933685881833" calcext:value-type="float">
            <text:p>0.4069336859</text:p>
          </table:table-cell>
        </table:table-row>
        <table:table-row table:style-name="ro1">
          <table:table-cell office:value-type="float" office:value="0.405037425753967" calcext:value-type="float">
            <text:p>0.4050374258</text:p>
          </table:table-cell>
        </table:table-row>
        <table:table-row table:style-name="ro1">
          <table:table-cell office:value-type="float" office:value="0.403208504565251" calcext:value-type="float">
            <text:p>0.4032085046</text:p>
          </table:table-cell>
        </table:table-row>
        <table:table-row table:style-name="ro1">
          <table:table-cell office:value-type="float" office:value="0.401455243992403" calcext:value-type="float">
            <text:p>0.401455244</text:p>
          </table:table-cell>
        </table:table-row>
        <table:table-row table:style-name="ro1">
          <table:table-cell office:value-type="float" office:value="0.399785737520974" calcext:value-type="float">
            <text:p>0.3997857375</text:p>
          </table:table-cell>
        </table:table-row>
        <table:table-row table:style-name="ro1">
          <table:table-cell office:value-type="float" office:value="0.398207831428895" calcext:value-type="float">
            <text:p>0.3982078314</text:p>
          </table:table-cell>
        </table:table-row>
        <table:table-row table:style-name="ro1">
          <table:table-cell office:value-type="float" office:value="0.396729106447688" calcext:value-type="float">
            <text:p>0.3967291064</text:p>
          </table:table-cell>
        </table:table-row>
        <table:table-row table:style-name="ro1">
          <table:table-cell office:value-type="float" office:value="0.395356860101327" calcext:value-type="float">
            <text:p>0.3953568601</text:p>
          </table:table-cell>
        </table:table-row>
        <table:table-row table:style-name="ro1">
          <table:table-cell office:value-type="float" office:value="0.394098089722767" calcext:value-type="float">
            <text:p>0.3940980897</text:p>
          </table:table-cell>
        </table:table-row>
        <table:table-row table:style-name="ro1">
          <table:table-cell office:value-type="float" office:value="0.392959476148119" calcext:value-type="float">
            <text:p>0.3929594761</text:p>
          </table:table-cell>
        </table:table-row>
        <table:table-row table:style-name="ro1">
          <table:table-cell office:value-type="float" office:value="0.391947368088494" calcext:value-type="float">
            <text:p>0.3919473681</text:p>
          </table:table-cell>
        </table:table-row>
        <table:table-row table:style-name="ro1">
          <table:table-cell office:value-type="float" office:value="0.391067767179498" calcext:value-type="float">
            <text:p>0.3910677672</text:p>
          </table:table-cell>
        </table:table-row>
        <table:table-row table:style-name="ro1">
          <table:table-cell office:value-type="float" office:value="0.390326313708383" calcext:value-type="float">
            <text:p>0.3903263137</text:p>
          </table:table-cell>
        </table:table-row>
        <table:table-row table:style-name="ro1">
          <table:table-cell office:value-type="float" office:value="0.389728273018862" calcext:value-type="float">
            <text:p>0.389728273</text:p>
          </table:table-cell>
        </table:table-row>
        <table:table-row table:style-name="ro1">
          <table:table-cell office:value-type="float" office:value="0.389278522593578" calcext:value-type="float">
            <text:p>0.3892785226</text:p>
          </table:table-cell>
        </table:table-row>
        <table:table-row table:style-name="ro1">
          <table:table-cell office:value-type="float" office:value="0.388981539814229" calcext:value-type="float">
            <text:p>0.3889815398</text:p>
          </table:table-cell>
        </table:table-row>
        <table:table-row table:style-name="ro1">
          <table:table-cell office:value-type="float" office:value="0.388841390399354" calcext:value-type="float">
            <text:p>0.3888413904</text:p>
          </table:table-cell>
        </table:table-row>
        <table:table-row table:style-name="ro1">
          <table:table-cell office:value-type="float" office:value="0.388861717519776" calcext:value-type="float">
            <text:p>0.3888617175</text:p>
          </table:table-cell>
        </table:table-row>
        <table:table-row table:style-name="ro1">
          <table:table-cell office:value-type="float" office:value="0.389045731591701" calcext:value-type="float">
            <text:p>0.3890457316</text:p>
          </table:table-cell>
        </table:table-row>
        <table:table-row table:style-name="ro1">
          <table:table-cell office:value-type="float" office:value="0.389396200747477" calcext:value-type="float">
            <text:p>0.3893962007</text:p>
          </table:table-cell>
        </table:table-row>
        <table:table-row table:style-name="ro1">
          <table:table-cell office:value-type="float" office:value="0.389915441984007" calcext:value-type="float">
            <text:p>0.389915442</text:p>
          </table:table-cell>
        </table:table-row>
        <table:table-row table:style-name="ro1">
          <table:table-cell office:value-type="float" office:value="0.390605312988822" calcext:value-type="float">
            <text:p>0.390605313</text:p>
          </table:table-cell>
        </table:table-row>
        <table:table-row table:style-name="ro1">
          <table:table-cell office:value-type="float" office:value="0.391467204643817" calcext:value-type="float">
            <text:p>0.3914672046</text:p>
          </table:table-cell>
        </table:table-row>
        <table:table-row table:style-name="ro1">
          <table:table-cell office:value-type="float" office:value="0.392502034206632" calcext:value-type="float">
            <text:p>0.3925020342</text:p>
          </table:table-cell>
        </table:table-row>
        <table:table-row table:style-name="ro1">
          <table:table-cell office:value-type="float" office:value="0.393710239169701" calcext:value-type="float">
            <text:p>0.3937102392</text:p>
          </table:table-cell>
        </table:table-row>
        <table:table-row table:style-name="ro1">
          <table:table-cell office:value-type="float" office:value="0.395091771796959" calcext:value-type="float">
            <text:p>0.3950917718</text:p>
          </table:table-cell>
        </table:table-row>
        <table:table-row table:style-name="ro1">
          <table:table-cell office:value-type="float" office:value="0.396646094338196" calcext:value-type="float">
            <text:p>0.3966460943</text:p>
          </table:table-cell>
        </table:table-row>
        <table:table-row table:style-name="ro1">
          <table:table-cell office:value-type="float" office:value="0.398372174921085" calcext:value-type="float">
            <text:p>0.3983721749</text:p>
          </table:table-cell>
        </table:table-row>
        <table:table-row table:style-name="ro1">
          <table:table-cell office:value-type="float" office:value="0.400268484120851" calcext:value-type="float">
            <text:p>0.4002684841</text:p>
          </table:table-cell>
        </table:table-row>
        <table:table-row table:style-name="ro1">
          <table:table-cell office:value-type="float" office:value="0.402332992207606" calcext:value-type="float">
            <text:p>0.4023329922</text:p>
          </table:table-cell>
        </table:table-row>
        <table:table-row table:style-name="ro1">
          <table:table-cell office:value-type="float" office:value="0.404563167071349" calcext:value-type="float">
            <text:p>0.4045631671</text:p>
          </table:table-cell>
        </table:table-row>
        <table:table-row table:style-name="ro1">
          <table:table-cell office:value-type="float" office:value="0.406955972824604" calcext:value-type="float">
            <text:p>0.4069559728</text:p>
          </table:table-cell>
        </table:table-row>
        <table:table-row table:style-name="ro1">
          <table:table-cell office:value-type="float" office:value="0.409507869082738" calcext:value-type="float">
            <text:p>0.4095078691</text:p>
          </table:table-cell>
        </table:table-row>
        <table:table-row table:style-name="ro1">
          <table:table-cell office:value-type="float" office:value="0.412214810921916" calcext:value-type="float">
            <text:p>0.4122148109</text:p>
          </table:table-cell>
        </table:table-row>
        <table:table-row table:style-name="ro1">
          <table:table-cell office:value-type="float" office:value="0.415072249514733" calcext:value-type="float">
            <text:p>0.4150722495</text:p>
          </table:table-cell>
        </table:table-row>
        <table:table-row table:style-name="ro1">
          <table:table-cell office:value-type="float" office:value="0.418075133443487" calcext:value-type="float">
            <text:p>0.4180751334</text:p>
          </table:table-cell>
        </table:table-row>
        <table:table-row table:style-name="ro1">
          <table:table-cell office:value-type="float" office:value="0.421217910691123" calcext:value-type="float">
            <text:p>0.4212179107</text:p>
          </table:table-cell>
        </table:table-row>
        <table:table-row table:style-name="ro1">
          <table:table-cell office:value-type="float" office:value="0.424494531309822" calcext:value-type="float">
            <text:p>0.4244945313</text:p>
          </table:table-cell>
        </table:table-row>
        <table:table-row table:style-name="ro1">
          <table:table-cell office:value-type="float" office:value="0.427898450767261" calcext:value-type="float">
            <text:p>0.4278984508</text:p>
          </table:table-cell>
        </table:table-row>
        <table:table-row table:style-name="ro1">
          <table:table-cell office:value-type="float" office:value="0.431422633970517" calcext:value-type="float">
            <text:p>0.431422634</text:p>
          </table:table-cell>
        </table:table-row>
        <table:table-row table:style-name="ro1">
          <table:table-cell office:value-type="float" office:value="0.435059559967644" calcext:value-type="float">
            <text:p>0.43505956</text:p>
          </table:table-cell>
        </table:table-row>
        <table:table-row table:style-name="ro1">
          <table:table-cell office:value-type="float" office:value="0.438801227326892" calcext:value-type="float">
            <text:p>0.4388012273</text:p>
          </table:table-cell>
        </table:table-row>
        <table:table-row table:style-name="ro1">
          <table:table-cell office:value-type="float" office:value="0.442639160193593" calcext:value-type="float">
            <text:p>0.4426391602</text:p>
          </table:table-cell>
        </table:table-row>
        <table:table-row table:style-name="ro1">
          <table:table-cell office:value-type="float" office:value="0.446564415024705" calcext:value-type="float">
            <text:p>0.446564415</text:p>
          </table:table-cell>
        </table:table-row>
        <table:table-row table:style-name="ro1">
          <table:table-cell office:value-type="float" office:value="0.450567588001008" calcext:value-type="float">
            <text:p>0.450567588</text:p>
          </table:table-cell>
        </table:table-row>
        <table:table-row table:style-name="ro1">
          <table:table-cell office:value-type="float" office:value="0.454638823116964" calcext:value-type="float">
            <text:p>0.4546388231</text:p>
          </table:table-cell>
        </table:table-row>
        <table:table-row table:style-name="ro1">
          <table:table-cell office:value-type="float" office:value="0.458767820948228" calcext:value-type="float">
            <text:p>0.4587678209</text:p>
          </table:table-cell>
        </table:table-row>
        <table:table-row table:style-name="ro1">
          <table:table-cell office:value-type="float" office:value="0.462943848096824" calcext:value-type="float">
            <text:p>0.4629438481</text:p>
          </table:table-cell>
        </table:table-row>
        <table:table-row table:style-name="ro1">
          <table:table-cell office:value-type="float" office:value="0.467155747313973" calcext:value-type="float">
            <text:p>0.4671557473</text:p>
          </table:table-cell>
        </table:table-row>
        <table:table-row table:style-name="ro1">
          <table:table-cell office:value-type="float" office:value="0.47139194830058" calcext:value-type="float">
            <text:p>0.4713919483</text:p>
          </table:table-cell>
        </table:table-row>
        <table:table-row table:style-name="ro1">
          <table:table-cell office:value-type="float" office:value="0.475640479185379" calcext:value-type="float">
            <text:p>0.4756404792</text:p>
          </table:table-cell>
        </table:table-row>
        <table:table-row table:style-name="ro1">
          <table:table-cell office:value-type="float" office:value="0.418246112847954" calcext:value-type="float">
            <text:p>0.4182461128</text:p>
          </table:table-cell>
        </table:table-row>
        <table:table-row table:style-name="ro1">
          <table:table-cell office:value-type="float" office:value="0.420903624241334" calcext:value-type="float">
            <text:p>0.4209036242</text:p>
          </table:table-cell>
        </table:table-row>
        <table:table-row table:style-name="ro1">
          <table:table-cell office:value-type="float" office:value="0.423520951280573" calcext:value-type="float">
            <text:p>0.4235209513</text:p>
          </table:table-cell>
        </table:table-row>
        <table:table-row table:style-name="ro1">
          <table:table-cell office:value-type="float" office:value="0.426080324590606" calcext:value-type="float">
            <text:p>0.4260803246</text:p>
          </table:table-cell>
        </table:table-row>
        <table:table-row table:style-name="ro1">
          <table:table-cell office:value-type="float" office:value="0.428565499628441" calcext:value-type="float">
            <text:p>0.4285654996</text:p>
          </table:table-cell>
        </table:table-row>
        <table:table-row table:style-name="ro1">
          <table:table-cell office:value-type="float" office:value="0.430961704651119" calcext:value-type="float">
            <text:p>0.4309617047</text:p>
          </table:table-cell>
        </table:table-row>
        <table:table-row table:style-name="ro1">
          <table:table-cell office:value-type="float" office:value="0.433255589361338" calcext:value-type="float">
            <text:p>0.4332555894</text:p>
          </table:table-cell>
        </table:table-row>
        <table:table-row table:style-name="ro1">
          <table:table-cell office:value-type="float" office:value="0.435435174230732" calcext:value-type="float">
            <text:p>0.4354351742</text:p>
          </table:table-cell>
        </table:table-row>
        <table:table-row table:style-name="ro1">
          <table:table-cell office:value-type="float" office:value="0.437489800500803" calcext:value-type="float">
            <text:p>0.4374898005</text:p>
          </table:table-cell>
        </table:table-row>
        <table:table-row table:style-name="ro1">
          <table:table-cell office:value-type="float" office:value="0.43941008086152" calcext:value-type="float">
            <text:p>0.4394100809</text:p>
          </table:table-cell>
        </table:table-row>
        <table:table-row table:style-name="ro1">
          <table:table-cell office:value-type="float" office:value="0.441187850807569" calcext:value-type="float">
            <text:p>0.4411878508</text:p>
          </table:table-cell>
        </table:table-row>
        <table:table-row table:style-name="ro1">
          <table:table-cell office:value-type="float" office:value="0.442816120672267" calcext:value-type="float">
            <text:p>0.4428161207</text:p>
          </table:table-cell>
        </table:table-row>
        <table:table-row table:style-name="ro1">
          <table:table-cell office:value-type="float" office:value="0.444289028339125" calcext:value-type="float">
            <text:p>0.4442890283</text:p>
          </table:table-cell>
        </table:table-row>
        <table:table-row table:style-name="ro1">
          <table:table-cell office:value-type="float" office:value="0.445601792631079" calcext:value-type="float">
            <text:p>0.4456017926</text:p>
          </table:table-cell>
        </table:table-row>
        <table:table-row table:style-name="ro1">
          <table:table-cell office:value-type="float" office:value="0.446750667377373" calcext:value-type="float">
            <text:p>0.4467506674</text:p>
          </table:table-cell>
        </table:table-row>
        <table:table-row table:style-name="ro1">
          <table:table-cell office:value-type="float" office:value="0.447732896158102" calcext:value-type="float">
            <text:p>0.4477328962</text:p>
          </table:table-cell>
        </table:table-row>
        <table:table-row table:style-name="ro1">
          <table:table-cell office:value-type="float" office:value="0.448546667726412" calcext:value-type="float">
            <text:p>0.4485466677</text:p>
          </table:table-cell>
        </table:table-row>
        <table:table-row table:style-name="ro1">
          <table:table-cell office:value-type="float" office:value="0.449191072108358" calcext:value-type="float">
            <text:p>0.4491910721</text:p>
          </table:table-cell>
        </table:table-row>
        <table:table-row table:style-name="ro1">
          <table:table-cell office:value-type="float" office:value="0.449666057380422" calcext:value-type="float">
            <text:p>0.4496660574</text:p>
          </table:table-cell>
        </table:table-row>
        <table:table-row table:style-name="ro1">
          <table:table-cell office:value-type="float" office:value="0.449972387124687" calcext:value-type="float">
            <text:p>0.4499723871</text:p>
          </table:table-cell>
        </table:table-row>
        <table:table-row table:style-name="ro1">
          <table:table-cell office:value-type="float" office:value="0.450111598561669" calcext:value-type="float">
            <text:p>0.4501115986</text:p>
          </table:table-cell>
        </table:table-row>
        <table:table-row table:style-name="ro1">
          <table:table-cell office:value-type="float" office:value="0.450085961360809" calcext:value-type="float">
            <text:p>0.4500859614</text:p>
          </table:table-cell>
        </table:table-row>
        <table:table-row table:style-name="ro1">
          <table:table-cell office:value-type="float" office:value="0.449898437128619" calcext:value-type="float">
            <text:p>0.4498984371</text:p>
          </table:table-cell>
        </table:table-row>
        <table:table-row table:style-name="ro1">
          <table:table-cell office:value-type="float" office:value="0.449552639574491" calcext:value-type="float">
            <text:p>0.4495526396</text:p>
          </table:table-cell>
        </table:table-row>
        <table:table-row table:style-name="ro1">
          <table:table-cell office:value-type="float" office:value="0.44905279535416" calcext:value-type="float">
            <text:p>0.4490527954</text:p>
          </table:table-cell>
        </table:table-row>
        <table:table-row table:style-name="ro1">
          <table:table-cell office:value-type="float" office:value="0.448403705590826" calcext:value-type="float">
            <text:p>0.4484037056</text:p>
          </table:table-cell>
        </table:table-row>
        <table:table-row table:style-name="ro1">
          <table:table-cell office:value-type="float" office:value="0.447610708073939" calcext:value-type="float">
            <text:p>0.4476107081</text:p>
          </table:table-cell>
        </table:table-row>
        <table:table-row table:style-name="ro1">
          <table:table-cell office:value-type="float" office:value="0.446679640135631" calcext:value-type="float">
            <text:p>0.4466796401</text:p>
          </table:table-cell>
        </table:table-row>
        <table:table-row table:style-name="ro1">
          <table:table-cell office:value-type="float" office:value="0.445616802204817" calcext:value-type="float">
            <text:p>0.4456168022</text:p>
          </table:table-cell>
        </table:table-row>
        <table:table-row table:style-name="ro1">
          <table:table-cell office:value-type="float" office:value="0.444428922038947" calcext:value-type="float">
            <text:p>0.444428922</text:p>
          </table:table-cell>
        </table:table-row>
        <table:table-row table:style-name="ro1">
          <table:table-cell office:value-type="float" office:value="0.443123119633422" calcext:value-type="float">
            <text:p>0.4431231196</text:p>
          </table:table-cell>
        </table:table-row>
        <table:table-row table:style-name="ro1">
          <table:table-cell office:value-type="float" office:value="0.441706872808661" calcext:value-type="float">
            <text:p>0.4417068728</text:p>
          </table:table-cell>
        </table:table-row>
        <table:table-row table:style-name="ro1">
          <table:table-cell office:value-type="float" office:value="0.44018798347483" calcext:value-type="float">
            <text:p>0.4401879835</text:p>
          </table:table-cell>
        </table:table-row>
        <table:table-row table:style-name="ro1">
          <table:table-cell office:value-type="float" office:value="0.43857454457423" calcext:value-type="float">
            <text:p>0.4385745446</text:p>
          </table:table-cell>
        </table:table-row>
        <table:table-row table:style-name="ro1">
          <table:table-cell office:value-type="float" office:value="0.436874907701342" calcext:value-type="float">
            <text:p>0.4368749077</text:p>
          </table:table-cell>
        </table:table-row>
        <table:table-row table:style-name="ro1">
          <table:table-cell office:value-type="float" office:value="0.435097651400528" calcext:value-type="float">
            <text:p>0.4350976514</text:p>
          </table:table-cell>
        </table:table-row>
        <table:table-row table:style-name="ro1">
          <table:table-cell office:value-type="float" office:value="0.43325155014139" calcext:value-type="float">
            <text:p>0.4332515501</text:p>
          </table:table-cell>
        </table:table-row>
        <table:table-row table:style-name="ro1">
          <table:table-cell office:value-type="float" office:value="0.431345543971793" calcext:value-type="float">
            <text:p>0.431345544</text:p>
          </table:table-cell>
        </table:table-row>
        <table:table-row table:style-name="ro1">
          <table:table-cell office:value-type="float" office:value="0.429388708848538" calcext:value-type="float">
            <text:p>0.4293887088</text:p>
          </table:table-cell>
        </table:table-row>
        <table:table-row table:style-name="ro1">
          <table:table-cell office:value-type="float" office:value="0.427390227645698" calcext:value-type="float">
            <text:p>0.4273902276</text:p>
          </table:table-cell>
        </table:table-row>
        <table:table-row table:style-name="ro1">
          <table:table-cell office:value-type="float" office:value="0.425359361840608" calcext:value-type="float">
            <text:p>0.4253593618</text:p>
          </table:table-cell>
        </table:table-row>
        <table:table-row table:style-name="ro1">
          <table:table-cell office:value-type="float" office:value="0.423305423877521" calcext:value-type="float">
            <text:p>0.4233054239</text:p>
          </table:table-cell>
        </table:table-row>
        <table:table-row table:style-name="ro1">
          <table:table-cell office:value-type="float" office:value="0.42123775020891" calcext:value-type="float">
            <text:p>0.4212377502</text:p>
          </table:table-cell>
        </table:table-row>
        <table:table-row table:style-name="ro1">
          <table:table-cell office:value-type="float" office:value="0.419165675014439" calcext:value-type="float">
            <text:p>0.419165675</text:p>
          </table:table-cell>
        </table:table-row>
        <table:table-row table:style-name="ro1">
          <table:table-cell office:value-type="float" office:value="0.417098504597588" calcext:value-type="float">
            <text:p>0.4170985046</text:p>
          </table:table-cell>
        </table:table-row>
        <table:table-row table:style-name="ro1">
          <table:table-cell office:value-type="float" office:value="0.41504549245993" calcext:value-type="float">
            <text:p>0.4150454925</text:p>
          </table:table-cell>
        </table:table-row>
        <table:table-row table:style-name="ro1">
          <table:table-cell office:value-type="float" office:value="0.413015815053078" calcext:value-type="float">
            <text:p>0.4130158151</text:p>
          </table:table-cell>
        </table:table-row>
        <table:table-row table:style-name="ro1">
          <table:table-cell office:value-type="float" office:value="0.411018548208279" calcext:value-type="float">
            <text:p>0.4110185482</text:p>
          </table:table-cell>
        </table:table-row>
        <table:table-row table:style-name="ro1">
          <table:table-cell office:value-type="float" office:value="0.409062644243674" calcext:value-type="float">
            <text:p>0.4090626442</text:p>
          </table:table-cell>
        </table:table-row>
        <table:table-row table:style-name="ro1">
          <table:table-cell office:value-type="float" office:value="0.40715690974921" calcext:value-type="float">
            <text:p>0.4071569097</text:p>
          </table:table-cell>
        </table:table-row>
        <table:table-row table:style-name="ro1">
          <table:table-cell office:value-type="float" office:value="0.405309984049212" calcext:value-type="float">
            <text:p>0.405309984</text:p>
          </table:table-cell>
        </table:table-row>
        <table:table-row table:style-name="ro1">
          <table:table-cell office:value-type="float" office:value="0.403530318342618" calcext:value-type="float">
            <text:p>0.4035303183</text:p>
          </table:table-cell>
        </table:table-row>
        <table:table-row table:style-name="ro1">
          <table:table-cell office:value-type="float" office:value="0.401826155520862" calcext:value-type="float">
            <text:p>0.4018261555</text:p>
          </table:table-cell>
        </table:table-row>
        <table:table-row table:style-name="ro1">
          <table:table-cell office:value-type="float" office:value="0.400205510663422" calcext:value-type="float">
            <text:p>0.4002055107</text:p>
          </table:table-cell>
        </table:table-row>
        <table:table-row table:style-name="ro1">
          <table:table-cell office:value-type="float" office:value="0.398676152211027" calcext:value-type="float">
            <text:p>0.3986761522</text:p>
          </table:table-cell>
        </table:table-row>
        <table:table-row table:style-name="ro1">
          <table:table-cell office:value-type="float" office:value="0.397245583816519" calcext:value-type="float">
            <text:p>0.3972455838</text:p>
          </table:table-cell>
        </table:table-row>
        <table:table-row table:style-name="ro1">
          <table:table-cell office:value-type="float" office:value="0.395921026873371" calcext:value-type="float">
            <text:p>0.3959210269</text:p>
          </table:table-cell>
        </table:table-row>
        <table:table-row table:style-name="ro1">
          <table:table-cell office:value-type="float" office:value="0.394709403721866" calcext:value-type="float">
            <text:p>0.3947094037</text:p>
          </table:table-cell>
        </table:table-row>
        <table:table-row table:style-name="ro1">
          <table:table-cell office:value-type="float" office:value="0.393617321532935" calcext:value-type="float">
            <text:p>0.3936173215</text:p>
          </table:table-cell>
        </table:table-row>
        <table:table-row table:style-name="ro1">
          <table:table-cell office:value-type="float" office:value="0.392651056869653" calcext:value-type="float">
            <text:p>0.3926510569</text:p>
          </table:table-cell>
        </table:table-row>
        <table:table-row table:style-name="ro1">
          <table:table-cell office:value-type="float" office:value="0.391816540926388" calcext:value-type="float">
            <text:p>0.3918165409</text:p>
          </table:table-cell>
        </table:table-row>
        <table:table-row table:style-name="ro1">
          <table:table-cell office:value-type="float" office:value="0.391119345445612" calcext:value-type="float">
            <text:p>0.3911193454</text:p>
          </table:table-cell>
        </table:table-row>
        <table:table-row table:style-name="ro1">
          <table:table-cell office:value-type="float" office:value="0.390564669312372" calcext:value-type="float">
            <text:p>0.3905646693</text:p>
          </table:table-cell>
        </table:table-row>
        <table:table-row table:style-name="ro1">
          <table:table-cell office:value-type="float" office:value="0.390157325826414" calcext:value-type="float">
            <text:p>0.3901573258</text:p>
          </table:table-cell>
        </table:table-row>
        <table:table-row table:style-name="ro1">
          <table:table-cell office:value-type="float" office:value="0.389901730651971" calcext:value-type="float">
            <text:p>0.3899017307</text:p>
          </table:table-cell>
        </table:table-row>
        <table:table-row table:style-name="ro1">
          <table:table-cell office:value-type="float" office:value="0.3898018904452" calcext:value-type="float">
            <text:p>0.3898018904</text:p>
          </table:table-cell>
        </table:table-row>
        <table:table-row table:style-name="ro1">
          <table:table-cell office:value-type="float" office:value="0.389861392159286" calcext:value-type="float">
            <text:p>0.3898613922</text:p>
          </table:table-cell>
        </table:table-row>
        <table:table-row table:style-name="ro1">
          <table:table-cell office:value-type="float" office:value="0.390083393027203" calcext:value-type="float">
            <text:p>0.390083393</text:p>
          </table:table-cell>
        </table:table-row>
        <table:table-row table:style-name="ro1">
          <table:table-cell office:value-type="float" office:value="0.390470611222123" calcext:value-type="float">
            <text:p>0.3904706112</text:p>
          </table:table-cell>
        </table:table-row>
        <table:table-row table:style-name="ro1">
          <table:table-cell office:value-type="float" office:value="0.3910253171955" calcext:value-type="float">
            <text:p>0.3910253172</text:p>
          </table:table-cell>
        </table:table-row>
        <table:table-row table:style-name="ro1">
          <table:table-cell office:value-type="float" office:value="0.391749325692794" calcext:value-type="float">
            <text:p>0.3917493257</text:p>
          </table:table-cell>
        </table:table-row>
        <table:table-row table:style-name="ro1">
          <table:table-cell office:value-type="float" office:value="0.392643988446866" calcext:value-type="float">
            <text:p>0.3926439884</text:p>
          </table:table-cell>
        </table:table-row>
        <table:table-row table:style-name="ro1">
          <table:table-cell office:value-type="float" office:value="0.393710187549027" calcext:value-type="float">
            <text:p>0.3937101875</text:p>
          </table:table-cell>
        </table:table-row>
        <table:table-row table:style-name="ro1">
          <table:table-cell office:value-type="float" office:value="0.394948329497742" calcext:value-type="float">
            <text:p>0.3949483295</text:p>
          </table:table-cell>
        </table:table-row>
        <table:table-row table:style-name="ro1">
          <table:table-cell office:value-type="float" office:value="0.396358339924996" calcext:value-type="float">
            <text:p>0.3963583399</text:p>
          </table:table-cell>
        </table:table-row>
        <table:table-row table:style-name="ro1">
          <table:table-cell office:value-type="float" office:value="0.397939659000315" calcext:value-type="float">
            <text:p>0.397939659</text:p>
          </table:table-cell>
        </table:table-row>
        <table:table-row table:style-name="ro1">
          <table:table-cell office:value-type="float" office:value="0.39969123751245" calcext:value-type="float">
            <text:p>0.3996912375</text:p>
          </table:table-cell>
        </table:table-row>
        <table:table-row table:style-name="ro1">
          <table:table-cell office:value-type="float" office:value="0.401611533628711" calcext:value-type="float">
            <text:p>0.4016115336</text:p>
          </table:table-cell>
        </table:table-row>
        <table:table-row table:style-name="ro1">
          <table:table-cell office:value-type="float" office:value="0.403698510331966" calcext:value-type="float">
            <text:p>0.4036985103</text:p>
          </table:table-cell>
        </table:table-row>
        <table:table-row table:style-name="ro1">
          <table:table-cell office:value-type="float" office:value="0.405949633535298" calcext:value-type="float">
            <text:p>0.4059496335</text:p>
          </table:table-cell>
        </table:table-row>
        <table:table-row table:style-name="ro1">
          <table:table-cell office:value-type="float" office:value="0.40836187087431" calcext:value-type="float">
            <text:p>0.4083618709</text:p>
          </table:table-cell>
        </table:table-row>
        <table:table-row table:style-name="ro1">
          <table:table-cell office:value-type="float" office:value="0.410931691177103" calcext:value-type="float">
            <text:p>0.4109316912</text:p>
          </table:table-cell>
        </table:table-row>
        <table:table-row table:style-name="ro1">
          <table:table-cell office:value-type="float" office:value="0.413655064611902" calcext:value-type="float">
            <text:p>0.4136550646</text:p>
          </table:table-cell>
        </table:table-row>
        <table:table-row table:style-name="ro1">
          <table:table-cell office:value-type="float" office:value="0.41652746351234" calcext:value-type="float">
            <text:p>0.4165274635</text:p>
          </table:table-cell>
        </table:table-row>
        <table:table-row table:style-name="ro1">
          <table:table-cell office:value-type="float" office:value="0.419543863880408" calcext:value-type="float">
            <text:p>0.4195438639</text:p>
          </table:table-cell>
        </table:table-row>
        <table:table-row table:style-name="ro1">
          <table:table-cell office:value-type="float" office:value="0.422698747567052" calcext:value-type="float">
            <text:p>0.4226987476</text:p>
          </table:table-cell>
        </table:table-row>
        <table:table-row table:style-name="ro1">
          <table:table-cell office:value-type="float" office:value="0.425986105130435" calcext:value-type="float">
            <text:p>0.4259861051</text:p>
          </table:table-cell>
        </table:table-row>
        <table:table-row table:style-name="ro1">
          <table:table-cell office:value-type="float" office:value="0.429399439371858" calcext:value-type="float">
            <text:p>0.4293994394</text:p>
          </table:table-cell>
        </table:table-row>
        <table:table-row table:style-name="ro1">
          <table:table-cell office:value-type="float" office:value="0.432931769549332" calcext:value-type="float">
            <text:p>0.4329317695</text:p>
          </table:table-cell>
        </table:table-row>
        <table:table-row table:style-name="ro1">
          <table:table-cell office:value-type="float" office:value="0.43657563626882" calcext:value-type="float">
            <text:p>0.4365756363</text:p>
          </table:table-cell>
        </table:table-row>
        <table:table-row table:style-name="ro1">
          <table:table-cell office:value-type="float" office:value="0.440323107053121" calcext:value-type="float">
            <text:p>0.4403231071</text:p>
          </table:table-cell>
        </table:table-row>
        <table:table-row table:style-name="ro1">
          <table:table-cell office:value-type="float" office:value="0.444165782588423" calcext:value-type="float">
            <text:p>0.4441657826</text:p>
          </table:table-cell>
        </table:table-row>
        <table:table-row table:style-name="ro1">
          <table:table-cell office:value-type="float" office:value="0.448094803648516" calcext:value-type="float">
            <text:p>0.4480948036</text:p>
          </table:table-cell>
        </table:table-row>
        <table:table-row table:style-name="ro1">
          <table:table-cell office:value-type="float" office:value="0.452100858696654" calcext:value-type="float">
            <text:p>0.4521008587</text:p>
          </table:table-cell>
        </table:table-row>
        <table:table-row table:style-name="ro1">
          <table:table-cell office:value-type="float" office:value="0.45617419216508" calcext:value-type="float">
            <text:p>0.4561741922</text:p>
          </table:table-cell>
        </table:table-row>
        <table:table-row table:style-name="ro1">
          <table:table-cell office:value-type="float" office:value="0.460304613412209" calcext:value-type="float">
            <text:p>0.4603046134</text:p>
          </table:table-cell>
        </table:table-row>
        <table:table-row table:style-name="ro1">
          <table:table-cell office:value-type="float" office:value="0.464481506357471" calcext:value-type="float">
            <text:p>0.4644815064</text:p>
          </table:table-cell>
        </table:table-row>
        <table:table-row table:style-name="ro1">
          <table:table-cell office:value-type="float" office:value="0.468693839793803" calcext:value-type="float">
            <text:p>0.4686938398</text:p>
          </table:table-cell>
        </table:table-row>
        <table:table-row table:style-name="ro1">
          <table:table-cell office:value-type="float" office:value="0.472930178377813" calcext:value-type="float">
            <text:p>0.4729301784</text:p>
          </table:table-cell>
        </table:table-row>
        <table:table-row table:style-name="ro1">
          <table:table-cell office:value-type="float" office:value="0.477178694297591" calcext:value-type="float">
            <text:p>0.4771786943</text:p>
          </table:table-cell>
        </table:table-row>
        <table:table-row table:style-name="ro1">
          <table:table-cell office:value-type="float" office:value="0.417148915817196" calcext:value-type="float">
            <text:p>0.4171489158</text:p>
          </table:table-cell>
        </table:table-row>
        <table:table-row table:style-name="ro1">
          <table:table-cell office:value-type="float" office:value="0.419806600036733" calcext:value-type="float">
            <text:p>0.4198066</text:p>
          </table:table-cell>
        </table:table-row>
        <table:table-row table:style-name="ro1">
          <table:table-cell office:value-type="float" office:value="0.422424397148705" calcext:value-type="float">
            <text:p>0.4224243971</text:p>
          </table:table-cell>
        </table:table-row>
        <table:table-row table:style-name="ro1">
          <table:table-cell office:value-type="float" office:value="0.424984673018307" calcext:value-type="float">
            <text:p>0.424984673</text:p>
          </table:table-cell>
        </table:table-row>
        <table:table-row table:style-name="ro1">
          <table:table-cell office:value-type="float" office:value="0.427471309410228" calcext:value-type="float">
            <text:p>0.4274713094</text:p>
          </table:table-cell>
        </table:table-row>
        <table:table-row table:style-name="ro1">
          <table:table-cell office:value-type="float" office:value="0.429869652146666" calcext:value-type="float">
            <text:p>0.4298696521</text:p>
          </table:table-cell>
        </table:table-row>
        <table:table-row table:style-name="ro1">
          <table:table-cell office:value-type="float" office:value="0.432166459943003" calcext:value-type="float">
            <text:p>0.4321664599</text:p>
          </table:table-cell>
        </table:table-row>
        <table:table-row table:style-name="ro1">
          <table:table-cell office:value-type="float" office:value="0.434349853921139" calcext:value-type="float">
            <text:p>0.4343498539</text:p>
          </table:table-cell>
        </table:table-row>
        <table:table-row table:style-name="ro1">
          <table:table-cell office:value-type="float" office:value="0.436409267800475" calcext:value-type="float">
            <text:p>0.4364092678</text:p>
          </table:table-cell>
        </table:table-row>
        <table:table-row table:style-name="ro1">
          <table:table-cell office:value-type="float" office:value="0.438335398766573" calcext:value-type="float">
            <text:p>0.4383353988</text:p>
          </table:table-cell>
        </table:table-row>
        <table:table-row table:style-name="ro1">
          <table:table-cell office:value-type="float" office:value="0.44012015901745" calcext:value-type="float">
            <text:p>0.440120159</text:p>
          </table:table-cell>
        </table:table-row>
        <table:table-row table:style-name="ro1">
          <table:table-cell office:value-type="float" office:value="0.44175662798755" calcext:value-type="float">
            <text:p>0.441756628</text:p>
          </table:table-cell>
        </table:table-row>
        <table:table-row table:style-name="ro1">
          <table:table-cell office:value-type="float" office:value="0.443239005249365" calcext:value-type="float">
            <text:p>0.4432390052</text:p>
          </table:table-cell>
        </table:table-row>
        <table:table-row table:style-name="ro1">
          <table:table-cell office:value-type="float" office:value="0.444562564092715" calcext:value-type="float">
            <text:p>0.4445625641</text:p>
          </table:table-cell>
        </table:table-row>
        <table:table-row table:style-name="ro1">
          <table:table-cell office:value-type="float" office:value="0.445723605781682" calcext:value-type="float">
            <text:p>0.4457236058</text:p>
          </table:table-cell>
        </table:table-row>
        <table:table-row table:style-name="ro1">
          <table:table-cell office:value-type="float" office:value="0.446719414489216" calcext:value-type="float">
            <text:p>0.4467194145</text:p>
          </table:table-cell>
        </table:table-row>
        <table:table-row table:style-name="ro1">
          <table:table-cell office:value-type="float" office:value="0.447548212909381" calcext:value-type="float">
            <text:p>0.4475482129</text:p>
          </table:table-cell>
        </table:table-row>
        <table:table-row table:style-name="ro1">
          <table:table-cell office:value-type="float" office:value="0.44820911854727" calcext:value-type="float">
            <text:p>0.4482091185</text:p>
          </table:table-cell>
        </table:table-row>
        <table:table-row table:style-name="ro1">
          <table:table-cell office:value-type="float" office:value="0.448702100686579" calcext:value-type="float">
            <text:p>0.4487021007</text:p>
          </table:table-cell>
        </table:table-row>
        <table:table-row table:style-name="ro1">
          <table:table-cell office:value-type="float" office:value="0.449027938034831" calcext:value-type="float">
            <text:p>0.449027938</text:p>
          </table:table-cell>
        </table:table-row>
        <table:table-row table:style-name="ro1">
          <table:table-cell office:value-type="float" office:value="0.449188177046265" calcext:value-type="float">
            <text:p>0.449188177</text:p>
          </table:table-cell>
        </table:table-row>
        <table:table-row table:style-name="ro1">
          <table:table-cell office:value-type="float" office:value="0.44918509092238" calcext:value-type="float">
            <text:p>0.4491850909</text:p>
          </table:table-cell>
        </table:table-row>
        <table:table-row table:style-name="ro1">
          <table:table-cell office:value-type="float" office:value="0.449021639290141" calcext:value-type="float">
            <text:p>0.4490216393</text:p>
          </table:table-cell>
        </table:table-row>
        <table:table-row table:style-name="ro1">
          <table:table-cell office:value-type="float" office:value="0.448701428557834" calcext:value-type="float">
            <text:p>0.4487014286</text:p>
          </table:table-cell>
        </table:table-row>
        <table:table-row table:style-name="ro1">
          <table:table-cell office:value-type="float" office:value="0.44822867294859" calcext:value-type="float">
            <text:p>0.4482286729</text:p>
          </table:table-cell>
        </table:table-row>
        <table:table-row table:style-name="ro1">
          <table:table-cell office:value-type="float" office:value="0.447608156211559" calcext:value-type="float">
            <text:p>0.4476081562</text:p>
          </table:table-cell>
        </table:table-row>
        <table:table-row table:style-name="ro1">
          <table:table-cell office:value-type="float" office:value="0.446845194010747" calcext:value-type="float">
            <text:p>0.446845194</text:p>
          </table:table-cell>
        </table:table-row>
        <table:table-row table:style-name="ro1">
          <table:table-cell office:value-type="float" office:value="0.445945596991509" calcext:value-type="float">
            <text:p>0.445945597</text:p>
          </table:table-cell>
        </table:table-row>
        <table:table-row table:style-name="ro1">
          <table:table-cell office:value-type="float" office:value="0.444915634524696" calcext:value-type="float">
            <text:p>0.4449156345</text:p>
          </table:table-cell>
        </table:table-row>
        <table:table-row table:style-name="ro1">
          <table:table-cell office:value-type="float" office:value="0.443761999128471" calcext:value-type="float">
            <text:p>0.4437619991</text:p>
          </table:table-cell>
        </table:table-row>
        <table:table-row table:style-name="ro1">
          <table:table-cell office:value-type="float" office:value="0.442491771567772" calcext:value-type="float">
            <text:p>0.4424917716</text:p>
          </table:table-cell>
        </table:table-row>
        <table:table-row table:style-name="ro1">
          <table:table-cell office:value-type="float" office:value="0.441112386631437" calcext:value-type="float">
            <text:p>0.4411123866</text:p>
          </table:table-cell>
        </table:table-row>
        <table:table-row table:style-name="ro1">
          <table:table-cell office:value-type="float" office:value="0.439631599586987" calcext:value-type="float">
            <text:p>0.4396315996</text:p>
          </table:table-cell>
        </table:table-row>
        <table:table-row table:style-name="ro1">
          <table:table-cell office:value-type="float" office:value="0.438057453313073" calcext:value-type="float">
            <text:p>0.4380574533</text:p>
          </table:table-cell>
        </table:table-row>
        <table:table-row table:style-name="ro1">
          <table:table-cell office:value-type="float" office:value="0.436398246109567" calcext:value-type="float">
            <text:p>0.4363982461</text:p>
          </table:table-cell>
        </table:table-row>
        <table:table-row table:style-name="ro1">
          <table:table-cell office:value-type="float" office:value="0.434662500185324" calcext:value-type="float">
            <text:p>0.4346625002</text:p>
          </table:table-cell>
        </table:table-row>
        <table:table-row table:style-name="ro1">
          <table:table-cell office:value-type="float" office:value="0.432858930823599" calcext:value-type="float">
            <text:p>0.4328589308</text:p>
          </table:table-cell>
        </table:table-row>
        <table:table-row table:style-name="ro1">
          <table:table-cell office:value-type="float" office:value="0.430996416225117" calcext:value-type="float">
            <text:p>0.4309964162</text:p>
          </table:table-cell>
        </table:table-row>
        <table:table-row table:style-name="ro1">
          <table:table-cell office:value-type="float" office:value="0.429083968028807" calcext:value-type="float">
            <text:p>0.429083968</text:p>
          </table:table-cell>
        </table:table-row>
        <table:table-row table:style-name="ro1">
          <table:table-cell office:value-type="float" office:value="0.427130702510189" calcext:value-type="float">
            <text:p>0.4271307025</text:p>
          </table:table-cell>
        </table:table-row>
        <table:table-row table:style-name="ro1">
          <table:table-cell office:value-type="float" office:value="0.425145812457426" calcext:value-type="float">
            <text:p>0.4251458125</text:p>
          </table:table-cell>
        </table:table-row>
        <table:table-row table:style-name="ro1">
          <table:table-cell office:value-type="float" office:value="0.423138539725026" calcext:value-type="float">
            <text:p>0.4231385397</text:p>
          </table:table-cell>
        </table:table-row>
        <table:table-row table:style-name="ro1">
          <table:table-cell office:value-type="float" office:value="0.421118148465207" calcext:value-type="float">
            <text:p>0.4211181485</text:p>
          </table:table-cell>
        </table:table-row>
        <table:table-row table:style-name="ro1">
          <table:table-cell office:value-type="float" office:value="0.419093899036918" calcext:value-type="float">
            <text:p>0.419093899</text:p>
          </table:table-cell>
        </table:table-row>
        <table:table-row table:style-name="ro1">
          <table:table-cell office:value-type="float" office:value="0.417075022592522" calcext:value-type="float">
            <text:p>0.4170750226</text:p>
          </table:table-cell>
        </table:table-row>
        <table:table-row table:style-name="ro1">
          <table:table-cell office:value-type="float" office:value="0.415070696342129" calcext:value-type="float">
            <text:p>0.4150706963</text:p>
          </table:table-cell>
        </table:table-row>
        <table:table-row table:style-name="ro1">
          <table:table-cell office:value-type="float" office:value="0.413090019495597" calcext:value-type="float">
            <text:p>0.4130900195</text:p>
          </table:table-cell>
        </table:table-row>
        <table:table-row table:style-name="ro1">
          <table:table-cell office:value-type="float" office:value="0.411141989882183" calcext:value-type="float">
            <text:p>0.4111419899</text:p>
          </table:table-cell>
        </table:table-row>
        <table:table-row table:style-name="ro1">
          <table:table-cell office:value-type="float" office:value="0.409235481247854" calcext:value-type="float">
            <text:p>0.4092354812</text:p>
          </table:table-cell>
        </table:table-row>
        <table:table-row table:style-name="ro1">
          <table:table-cell office:value-type="float" office:value="0.407379221230262" calcext:value-type="float">
            <text:p>0.4073792212</text:p>
          </table:table-cell>
        </table:table-row>
        <table:table-row table:style-name="ro1">
          <table:table-cell office:value-type="float" office:value="0.405581770011366" calcext:value-type="float">
            <text:p>0.40558177</text:p>
          </table:table-cell>
        </table:table-row>
        <table:table-row table:style-name="ro1">
          <table:table-cell office:value-type="float" office:value="0.403851499647725" calcext:value-type="float">
            <text:p>0.4038514996</text:p>
          </table:table-cell>
        </table:table-row>
        <table:table-row table:style-name="ro1">
          <table:table-cell office:value-type="float" office:value="0.402196574078434" calcext:value-type="float">
            <text:p>0.4021965741</text:p>
          </table:table-cell>
        </table:table-row>
        <table:table-row table:style-name="ro1">
          <table:table-cell office:value-type="float" office:value="0.400624929810734" calcext:value-type="float">
            <text:p>0.4006249298</text:p>
          </table:table-cell>
        </table:table-row>
        <table:table-row table:style-name="ro1">
          <table:table-cell office:value-type="float" office:value="0.399144257283269" calcext:value-type="float">
            <text:p>0.3991442573</text:p>
          </table:table-cell>
        </table:table-row>
        <table:table-row table:style-name="ro1">
          <table:table-cell office:value-type="float" office:value="0.397761982907005" calcext:value-type="float">
            <text:p>0.3977619829</text:p>
          </table:table-cell>
        </table:table-row>
        <table:table-row table:style-name="ro1">
          <table:table-cell office:value-type="float" office:value="0.396485251783804" calcext:value-type="float">
            <text:p>0.3964852518</text:p>
          </table:table-cell>
        </table:table-row>
        <table:table-row table:style-name="ro1">
          <table:table-cell office:value-type="float" office:value="0.395320911102662" calcext:value-type="float">
            <text:p>0.3953209111</text:p>
          </table:table-cell>
        </table:table-row>
        <table:table-row table:style-name="ro1">
          <table:table-cell office:value-type="float" office:value="0.394275494213601" calcext:value-type="float">
            <text:p>0.3942754942</text:p>
          </table:table-cell>
        </table:table-row>
        <table:table-row table:style-name="ro1">
          <table:table-cell office:value-type="float" office:value="0.393355205379218" calcext:value-type="float">
            <text:p>0.3933552054</text:p>
          </table:table-cell>
        </table:table-row>
        <table:table-row table:style-name="ro1">
          <table:table-cell office:value-type="float" office:value="0.392565905203895" calcext:value-type="float">
            <text:p>0.3925659052</text:p>
          </table:table-cell>
        </table:table-row>
        <table:table-row table:style-name="ro1">
          <table:table-cell office:value-type="float" office:value="0.391913096740664" calcext:value-type="float">
            <text:p>0.3919130967</text:p>
          </table:table-cell>
        </table:table-row>
        <table:table-row table:style-name="ro1">
          <table:table-cell office:value-type="float" office:value="0.391401912275735" calcext:value-type="float">
            <text:p>0.3914019123</text:p>
          </table:table-cell>
        </table:table-row>
        <table:table-row table:style-name="ro1">
          <table:table-cell office:value-type="float" office:value="0.391037100790674" calcext:value-type="float">
            <text:p>0.3910371008</text:p>
          </table:table-cell>
        </table:table-row>
        <table:table-row table:style-name="ro1">
          <table:table-cell office:value-type="float" office:value="0.390823016102249" calcext:value-type="float">
            <text:p>0.3908230161</text:p>
          </table:table-cell>
        </table:table-row>
        <table:table-row table:style-name="ro1">
          <table:table-cell office:value-type="float" office:value="0.390763605679926" calcext:value-type="float">
            <text:p>0.3907636057</text:p>
          </table:table-cell>
        </table:table-row>
        <table:table-row table:style-name="ro1">
          <table:table-cell office:value-type="float" office:value="0.390862400141024" calcext:value-type="float">
            <text:p>0.3908624001</text:p>
          </table:table-cell>
        </table:table-row>
        <table:table-row table:style-name="ro1">
          <table:table-cell office:value-type="float" office:value="0.391122503423538" calcext:value-type="float">
            <text:p>0.3911225034</text:p>
          </table:table-cell>
        </table:table-row>
        <table:table-row table:style-name="ro1">
          <table:table-cell office:value-type="float" office:value="0.3915465836366" calcext:value-type="float">
            <text:p>0.3915465836</text:p>
          </table:table-cell>
        </table:table-row>
        <table:table-row table:style-name="ro1">
          <table:table-cell office:value-type="float" office:value="0.392136864588621" calcext:value-type="float">
            <text:p>0.3921368646</text:p>
          </table:table-cell>
        </table:table-row>
        <table:table-row table:style-name="ro1">
          <table:table-cell office:value-type="float" office:value="0.392895117993074" calcext:value-type="float">
            <text:p>0.392895118</text:p>
          </table:table-cell>
        </table:table-row>
        <table:table-row table:style-name="ro1">
          <table:table-cell office:value-type="float" office:value="0.393822656351942" calcext:value-type="float">
            <text:p>0.3938226564</text:p>
          </table:table-cell>
        </table:table-row>
        <table:table-row table:style-name="ro1">
          <table:table-cell office:value-type="float" office:value="0.394920326516828" calcext:value-type="float">
            <text:p>0.3949203265</text:p>
          </table:table-cell>
        </table:table-row>
        <table:table-row table:style-name="ro1">
          <table:table-cell office:value-type="float" office:value="0.39618850392771" calcext:value-type="float">
            <text:p>0.3961885039</text:p>
          </table:table-cell>
        </table:table-row>
        <table:table-row table:style-name="ro1">
          <table:table-cell office:value-type="float" office:value="0.397627087529368" calcext:value-type="float">
            <text:p>0.3976270875</text:p>
          </table:table-cell>
        </table:table-row>
        <table:table-row table:style-name="ro1">
          <table:table-cell office:value-type="float" office:value="0.399235495365464" calcext:value-type="float">
            <text:p>0.3992354954</text:p>
          </table:table-cell>
        </table:table-row>
        <table:table-row table:style-name="ro1">
          <table:table-cell office:value-type="float" office:value="0.401012660850276" calcext:value-type="float">
            <text:p>0.4010126609</text:p>
          </table:table-cell>
        </table:table-row>
        <table:table-row table:style-name="ro1">
          <table:table-cell office:value-type="float" office:value="0.402957029718094" calcext:value-type="float">
            <text:p>0.4029570297</text:p>
          </table:table-cell>
        </table:table-row>
        <table:table-row table:style-name="ro1">
          <table:table-cell office:value-type="float" office:value="0.405066557650277" calcext:value-type="float">
            <text:p>0.4050665577</text:p>
          </table:table-cell>
        </table:table-row>
        <table:table-row table:style-name="ro1">
          <table:table-cell office:value-type="float" office:value="0.40733870857996" calcext:value-type="float">
            <text:p>0.4073387086</text:p>
          </table:table-cell>
        </table:table-row>
        <table:table-row table:style-name="ro1">
          <table:table-cell office:value-type="float" office:value="0.409770453674427" calcext:value-type="float">
            <text:p>0.4097704537</text:p>
          </table:table-cell>
        </table:table-row>
        <table:table-row table:style-name="ro1">
          <table:table-cell office:value-type="float" office:value="0.412358270995138" calcext:value-type="float">
            <text:p>0.412358271</text:p>
          </table:table-cell>
        </table:table-row>
        <table:table-row table:style-name="ro1">
          <table:table-cell office:value-type="float" office:value="0.415098145835411" calcext:value-type="float">
            <text:p>0.4150981458</text:p>
          </table:table-cell>
        </table:table-row>
        <table:table-row table:style-name="ro1">
          <table:table-cell office:value-type="float" office:value="0.417985571735774" calcext:value-type="float">
            <text:p>0.4179855717</text:p>
          </table:table-cell>
        </table:table-row>
        <table:table-row table:style-name="ro1">
          <table:table-cell office:value-type="float" office:value="0.421015552176956" calcext:value-type="float">
            <text:p>0.4210155522</text:p>
          </table:table-cell>
        </table:table-row>
        <table:table-row table:style-name="ro1">
          <table:table-cell office:value-type="float" office:value="0.424182602950557" calcext:value-type="float">
            <text:p>0.424182603</text:p>
          </table:table-cell>
        </table:table-row>
        <table:table-row table:style-name="ro1">
          <table:table-cell office:value-type="float" office:value="0.427480755207359" calcext:value-type="float">
            <text:p>0.4274807552</text:p>
          </table:table-cell>
        </table:table-row>
        <table:table-row table:style-name="ro1">
          <table:table-cell office:value-type="float" office:value="0.430903559183306" calcext:value-type="float">
            <text:p>0.4309035592</text:p>
          </table:table-cell>
        </table:table-row>
        <table:table-row table:style-name="ro1">
          <table:table-cell office:value-type="float" office:value="0.434444088603134" calcext:value-type="float">
            <text:p>0.4344440886</text:p>
          </table:table-cell>
        </table:table-row>
        <table:table-row table:style-name="ro1">
          <table:table-cell office:value-type="float" office:value="0.438094945761669" calcext:value-type="float">
            <text:p>0.4380949458</text:p>
          </table:table-cell>
        </table:table-row>
        <table:table-row table:style-name="ro1">
          <table:table-cell office:value-type="float" office:value="0.441848267282772" calcext:value-type="float">
            <text:p>0.4418482673</text:p>
          </table:table-cell>
        </table:table-row>
        <table:table-row table:style-name="ro1">
          <table:table-cell office:value-type="float" office:value="0.445695730555948" calcext:value-type="float">
            <text:p>0.4456957306</text:p>
          </table:table-cell>
        </table:table-row>
        <table:table-row table:style-name="ro1">
          <table:table-cell office:value-type="float" office:value="0.449628560850612" calcext:value-type="float">
            <text:p>0.4496285609</text:p>
          </table:table-cell>
        </table:table-row>
        <table:table-row table:style-name="ro1">
          <table:table-cell office:value-type="float" office:value="0.453637539108017" calcext:value-type="float">
            <text:p>0.4536375391</text:p>
          </table:table-cell>
        </table:table-row>
        <table:table-row table:style-name="ro1">
          <table:table-cell office:value-type="float" office:value="0.457713010410832" calcext:value-type="float">
            <text:p>0.4577130104</text:p>
          </table:table-cell>
        </table:table-row>
        <table:table-row table:style-name="ro1">
          <table:table-cell office:value-type="float" office:value="0.461844893130383" calcext:value-type="float">
            <text:p>0.4618448931</text:p>
          </table:table-cell>
        </table:table-row>
        <table:table-row table:style-name="ro1">
          <table:table-cell office:value-type="float" office:value="0.466022688751555" calcext:value-type="float">
            <text:p>0.4660226888</text:p>
          </table:table-cell>
        </table:table-row>
        <table:table-row table:style-name="ro1">
          <table:table-cell office:value-type="float" office:value="0.470235492375342" calcext:value-type="float">
            <text:p>0.4702354924</text:p>
          </table:table-cell>
        </table:table-row>
        <table:table-row table:style-name="ro1">
          <table:table-cell office:value-type="float" office:value="0.474472003899067" calcext:value-type="float">
            <text:p>0.4744720039</text:p>
          </table:table-cell>
        </table:table-row>
        <table:table-row table:style-name="ro1">
          <table:table-cell office:value-type="float" office:value="0.478720539874253" calcext:value-type="float">
            <text:p>0.47872053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5T22:10:58.667588325</dc:date>
    <meta:document-statistic meta:table-count="1" meta:cell-count="1000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2.267cm" svg:height="16.23cm" xlink:href=".." xlink:type="simple" chart:class="chart:line" chart:style-name="ch1">
        <chart:legend chart:legend-position="end" svg:x="19.441cm" svg:y="7.816cm" style:legend-expansion="high" chart:style-name="ch2"/>
        <chart:plot-area chart:style-name="ch3" table:cell-range-address="Sheet1.A1:Sheet1.A2585" svg:x="0.445cm" svg:y="0.324cm" svg:width="18.551cm" svg:height="15.582cm">
          <chartooo:coordinate-region svg:x="1.172cm" svg:y="0.523cm" svg:width="17.824cm" svg:height="14.3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585" chart:class="chart:line">
            <chart:data-point chart:repeated="258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58872575599953">
                <text:p>0.458872575599953</text:p>
                <draw:g>
                  <svg:desc>Sheet1.A1:Sheet1.A258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214112719671">
                <text:p>0.462141127196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65362659425882">
                <text:p>0.4653626594258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68516289391729">
                <text:p>0.4685162893917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71582862114227">
                <text:p>0.4715828621142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74544894319131">
                <text:p>0.4745448943191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77386518900743">
                <text:p>0.477386518900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80093430057398">
                <text:p>0.4800934300573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2652829099656">
                <text:p>0.482652829099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85053370931199">
                <text:p>0.4850533709311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87285111202451">
                <text:p>0.4872851112024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89339454136896">
                <text:p>0.4893394541368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91209101030111">
                <text:p>0.491209101030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92887999421508">
                <text:p>0.492887999421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94371292938788">
                <text:p>0.4943712929387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95655271815104">
                <text:p>0.4956552718151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96737324078931">
                <text:p>0.4967373240789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97615887416652">
                <text:p>0.4976158874166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98290401707848">
                <text:p>0.4982904017078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98761262233303">
                <text:p>0.4987612622333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99029773555716">
                <text:p>0.499029773555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9098104073126">
                <text:p>0.49909810407312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98969241245041">
                <text:p>0.4989692412450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8646947491285">
                <text:p>0.4986469474912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9813571676355">
                <text:p>0.49813571676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9744073178966">
                <text:p>0.497440731789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96567821990541">
                <text:p>0.4965678219905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95523422069911">
                <text:p>0.4955234220699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94314531276666">
                <text:p>0.4943145312766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92948673339988">
                <text:p>0.49294867333998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9143385707716">
                <text:p>0.491433857077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89778537674087">
                <text:p>0.4897785376740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487991578638528">
                <text:p>0.4879915786385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86082214426044">
                <text:p>0.486082214426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8406001373865">
                <text:p>0.484060013738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81934843496181">
                <text:p>0.4819348434961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79716833480361">
                <text:p>0.47971683348036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77416341651592">
                <text:p>0.4774163416515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75043920138446">
                <text:p>0.4750439201384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7261028189987">
                <text:p>0.472610281899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0126268060102">
                <text:p>0.4701262680601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6760281591629">
                <text:p>0.467602815916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65050927618831">
                <text:p>0.4650509276188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62481639524417">
                <text:p>0.4624816395244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59905992221785">
                <text:p>0.4599059922217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7335001230182">
                <text:p>0.4573350012301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54779628370546">
                <text:p>0.4547796283705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52250753809381">
                <text:p>0.4522507538093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49759148775361">
                <text:p>0.4497591487753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47315448948629">
                <text:p>0.44731544894862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444930128522815">
                <text:p>0.444930128522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42613474939759">
                <text:p>0.4426134749397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440375564296947">
                <text:p>0.4403755642969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38226237427659">
                <text:p>0.4382262374276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36175076653818">
                <text:p>0.4361750766538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34231383211561">
                <text:p>0.4342313832115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32404155349511">
                <text:p>0.4324041553495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30702067099765">
                <text:p>0.4307020670997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29133447721587">
                <text:p>0.4291334477215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27706261817816">
                <text:p>0.42770626181781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42642809012398">
                <text:p>0.426428090123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25306110970121">
                <text:p>0.42530611097012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24347082415334">
                <text:p>0.4243470824153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23557325055009">
                <text:p>0.42355732505500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422942705500792">
                <text:p>0.4229427055007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2508620533241">
                <text:p>0.42250862053324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422259981927216">
                <text:p>0.4222599819272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422201201949954">
                <text:p>0.4222012019499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422336179531869">
                <text:p>0.4223361795318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422668287110061">
                <text:p>0.4226682871100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423200358144526">
                <text:p>0.4232003581445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23934675307089">
                <text:p>0.4239346753070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424872959343035">
                <text:p>0.4248729593430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426016358605459">
                <text:p>0.4260163586054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427365439262322">
                <text:p>0.4273654392623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428920176176217">
                <text:p>0.4289201761762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30679944456846">
                <text:p>0.43067994445684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32643511686204">
                <text:p>0.43264351168620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34809030816483">
                <text:p>0.4348090308164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43717403374067">
                <text:p>0.437174033740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439735425535873">
                <text:p>0.43973542553587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442489479379339">
                <text:p>0.4424894793793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45431832137197">
                <text:p>0.4454318321371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48557480625906">
                <text:p>0.4485574806259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51860778546406">
                <text:p>0.4518607785464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55335434090992">
                <text:p>0.45533543409099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458974508222888">
                <text:p>0.4589745082228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62770413628535">
                <text:p>0.4627704136285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466714914342588">
                <text:p>0.4667149143425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470799126045625">
                <text:p>0.4707991260456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475013517034564">
                <text:p>0.4750135170345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479347909865789">
                <text:p>0.4793479098657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48379148367099">
                <text:p>0.483791483670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88332777145711">
                <text:p>0.4883327771457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492959692210607">
                <text:p>0.4929596922106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497659498345409">
                <text:p>0.4976594983454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02418837595609">
                <text:p>0.5024188375956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07223730251842">
                <text:p>0.5072237302518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512059581201986">
                <text:p>0.5120595812019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516911186955972">
                <text:p>0.51691118695597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45749808738541">
                <text:p>0.457498087385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460766704485951">
                <text:p>0.4607667044859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463988480336145">
                <text:p>0.4639884803361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467142613079674">
                <text:p>0.4671426130796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470210023423465">
                <text:p>0.4702100234234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473173298541624">
                <text:p>0.47317329854162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76016636652081">
                <text:p>0.4760166366520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478725792265945">
                <text:p>0.4787257922659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481288022109572">
                <text:p>0.48128802210957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83692031719338">
                <text:p>0.4836920317193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48592792270913">
                <text:p>0.485927922709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87987140710536">
                <text:p>0.48798714071053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489862423985762">
                <text:p>0.4898624239857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491547752713241">
                <text:p>0.49154775271324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493038298945967">
                <text:p>0.4930382989459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494330377242531">
                <text:p>0.4943303772425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495421395970873">
                <text:p>0.4954213959708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96309809284736">
                <text:p>0.49630980928473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496995069772841">
                <text:p>0.4969950697728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497477581780765">
                <text:p>0.49747758178076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497758655405535">
                <text:p>0.49775865540553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497840461162921">
                <text:p>0.4978404611629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497725985327458">
                <text:p>0.4977259853274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497418985945159">
                <text:p>0.4974189859451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496923949518954">
                <text:p>0.4969239495189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96246048366828">
                <text:p>0.49624604836682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495391098652675">
                <text:p>0.4953910986526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494365519089865">
                <text:p>0.49436551908986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93176290317512">
                <text:p>0.4931762903175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491830914949465">
                <text:p>0.49183091494946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490337378295995">
                <text:p>0.4903373782959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48870410975821">
                <text:p>0.4887041097582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486939944895159">
                <text:p>0.4869399448951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485054088163668">
                <text:p>0.4850540881636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483056076330869">
                <text:p>0.4830560763308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480955742559453">
                <text:p>0.4809557425594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478763181165622">
                <text:p>0.47876318116562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76488713049759">
                <text:p>0.4764887130497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474142851799803">
                <text:p>0.4741428517998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71736270467345">
                <text:p>0.4717362704673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469279769016416">
                <text:p>0.4692797690164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66784242445004">
                <text:p>0.4667842424450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464260649579272">
                <text:p>0.46426064957927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61719982540485">
                <text:p>0.4617199825404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459173236884654">
                <text:p>0.4591732368846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56631382414884">
                <text:p>0.4566313824148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454105334666436">
                <text:p>0.45410533466643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516059270645">
                <text:p>0.451605927064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449143883754675">
                <text:p>0.4491438837546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46729793106161">
                <text:p>0.4467297931061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444374081887665">
                <text:p>0.44437408188766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442086990116011">
                <text:p>0.44208699011601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439878546577463">
                <text:p>0.4398785465774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437758545021763">
                <text:p>0.4377585450217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43573652102887">
                <text:p>0.435736521028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43382172954842">
                <text:p>0.433821729548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432023123111887">
                <text:p>0.43202312311188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3034933071746">
                <text:p>0.4303493307174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428808637387632">
                <text:p>0.4288086373876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42740896439949">
                <text:p>0.4274089643994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426157850187728">
                <text:p>0.42615785018772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25062431920359">
                <text:p>0.4250624319203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24129427747148">
                <text:p>0.4241294277471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23365119720743">
                <text:p>0.42336511972074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22775337390533">
                <text:p>0.4227753373905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22365442069194">
                <text:p>0.4223654420691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22140311771972">
                <text:p>0.4221403117719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22104326828652">
                <text:p>0.4221043268286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22261356168252">
                <text:p>0.4222613561682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22614744276426">
                <text:p>0.4226147442764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23167298825568">
                <text:p>0.42316729882556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2392127897764">
                <text:p>0.4239212789776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24878384359701">
                <text:p>0.4248783843597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26039744712147">
                <text:p>0.4260397447121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27405910209665">
                <text:p>0.42740591020966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28976842454898">
                <text:p>0.4289768424548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30751906144815">
                <text:p>0.4307519061448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32729861409794">
                <text:p>0.43272986140979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34908856825421">
                <text:p>0.43490885682542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37286423096988">
                <text:p>0.4372864230969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39859467416713">
                <text:p>0.4398594674167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42624268493661">
                <text:p>0.4426242684936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45576472256385">
                <text:p>0.44557647225638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48711088228264">
                <text:p>0.4487110882282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52022486575569">
                <text:p>0.45202248657556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55504395828221">
                <text:p>0.45550439582822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59149901273274">
                <text:p>0.4591499012732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62951444021101">
                <text:p>0.46295144402110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66900820744289">
                <text:p>0.4669008207442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70989184089254">
                <text:p>0.47098918408925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75207043760553">
                <text:p>0.4752070437605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79544268277916">
                <text:p>0.4795442682779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83990087405989">
                <text:p>0.4839900874059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88533095256777">
                <text:p>0.4885330952567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93161254064809">
                <text:p>0.49316125406480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9786189863501">
                <text:p>0.4978618986350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502621741463279">
                <text:p>0.5026217414632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07426878529781">
                <text:p>0.50742687852978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51226279576495">
                <text:p>0.512262795764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517114376188203">
                <text:p>0.51711437618820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456131244313971">
                <text:p>0.4561312443139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45939985615964">
                <text:p>0.459399856159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462621802402852">
                <text:p>0.4626218024028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46577636110364">
                <text:p>0.465776361103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68844527607275">
                <text:p>0.4688445276072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71808958560477">
                <text:p>0.4718089585604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474653916600332">
                <text:p>0.4746539166003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477365215715921">
                <text:p>0.4773652157159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79930167282662">
                <text:p>0.4799301672826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48233752676936">
                <text:p>0.482337526769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8457744111797">
                <text:p>0.484577441117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486641396796075">
                <text:p>0.4866413967960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488522168522068">
                <text:p>0.48852216852206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90213768663052">
                <text:p>0.49021376866305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491711397305448">
                <text:p>0.4917113973054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93011392998311">
                <text:p>0.49301139299831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494111184169367">
                <text:p>0.4941111841693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495009241213751">
                <text:p>0.49500924121375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495705029255463">
                <text:p>0.4957050292554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49619896158153">
                <text:p>0.496198961581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96492353748888">
                <text:p>0.4964923537488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96587378363963">
                <text:p>0.49658737836396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496487020534971">
                <text:p>0.4964870205349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496195033996934">
                <text:p>0.49619503399693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495715897909394">
                <text:p>0.49571589790939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495054774326849">
                <text:p>0.49505477432684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494217466341898">
                <text:p>0.49421746634189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493210376901095">
                <text:p>0.49321037690109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492040468293513">
                <text:p>0.49204046829351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90715222312029">
                <text:p>0.4907152223120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489242601087304">
                <text:p>0.4892426010873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487631008594491">
                <text:p>0.4876310085944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485889252832644">
                <text:p>0.4858892528326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484026508676839">
                <text:p>0.48402650867683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482052281403012">
                <text:p>0.48205228140301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479976370885502">
                <text:p>0.4799763708855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47780883646731">
                <text:p>0.4778088364673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75559962503064">
                <text:p>0.47555996250306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473240224574703">
                <text:p>0.47324022457470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470860256379863">
                <text:p>0.4708602563798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468430817292984">
                <text:p>0.46843081729298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465962760599119">
                <text:p>0.4659627605991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463467002400461">
                <text:p>0.46346700240046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46095449119558">
                <text:p>0.460954491195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458436178131367">
                <text:p>0.4584361781313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55922987927696">
                <text:p>0.45592298792769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453425790474791">
                <text:p>0.45342579047479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45095537310331">
                <text:p>0.4509553731033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448522413527135">
                <text:p>0.44852241352713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446137453458877">
                <text:p>0.4461374534588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443810872898091">
                <text:p>0.4438108728980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441552865092201">
                <text:p>0.4415528650922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439373412170141">
                <text:p>0.43937341217014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37282261448699">
                <text:p>0.43728226144869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435288902411583">
                <text:p>0.43528890241158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33402544361188">
                <text:p>0.43340254436118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31632094743078">
                <text:p>0.4316320947430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29986138143187">
                <text:p>0.4299861381431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28472915957717">
                <text:p>0.4284729159577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27100306735757">
                <text:p>0.42710030673575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25875807194613">
                <text:p>0.42587580719461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424806513907846">
                <text:p>0.42480651390784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42389910566602">
                <text:p>0.4238991056660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423159826510169">
                <text:p>0.4231598265101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422594469437967">
                <text:p>0.4225944694379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422208360782611">
                <text:p>0.42220836078261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42200634526442">
                <text:p>0.4220063452644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421992771715141">
                <text:p>0.42199277171514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422171479474967">
                <text:p>0.4221714794749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22545785462266">
                <text:p>0.42254578546226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423118471916022">
                <text:p>0.4231184719160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423891774810991">
                <text:p>0.42389177481099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424867372945557">
                <text:p>0.42486737294555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426046377702315">
                <text:p>0.4260463777023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427429323481352">
                <text:p>0.4274293234813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429016158806244">
                <text:p>0.42901615880624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430806238102769">
                <text:p>0.4308062381027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32798314150324">
                <text:p>0.43279831415032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434990531206054">
                <text:p>0.4349905312060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437380418801701">
                <text:p>0.43738041880170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439964886213154">
                <text:p>0.43996488621315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44274021760271">
                <text:p>0.4427402176027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45702067834059">
                <text:p>0.44570206783405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448845458959966">
                <text:p>0.4488454589599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452164777382674">
                <text:p>0.45216477738267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55653771687008">
                <text:p>0.45565377168700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459305551146203">
                <text:p>0.45930555114620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463112584900434">
                <text:p>0.46311258490043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467066701808062">
                <text:p>0.46706670180806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471159090969586">
                <text:p>0.47115909096958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75380302924316">
                <text:p>0.4753803029243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79720251519743">
                <text:p>0.47972025151974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84168216453634">
                <text:p>0.48416821645363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88712846488832">
                <text:p>0.48871284648883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93342163340769">
                <text:p>0.49334216334076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98043566237683">
                <text:p>0.4980435662376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02803837153564">
                <text:p>0.5028038371535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507609146713786">
                <text:p>0.50760914671378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512445060773476">
                <text:p>0.51244506077347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517296547668577">
                <text:p>0.51729654766857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454775616718001">
                <text:p>0.45477561671800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58044120379808">
                <text:p>0.45804412037980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461266130532752">
                <text:p>0.46126613053275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464421003536706">
                <text:p>0.46442100353670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46748980786597">
                <text:p>0.467489807865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470455268235448">
                <text:p>0.4704552682354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473301710399532">
                <text:p>0.4733017103995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476015006623708">
                <text:p>0.47601500662370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478582521828866">
                <text:p>0.47858252182886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80993060408327">
                <text:p>0.48099306040832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483236813717587">
                <text:p>0.48323681371758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485305308236765">
                <text:p>0.48530530823676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87191354405769">
                <text:p>0.4871913544057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48888899613218">
                <text:p>0.488888996132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90393460971838">
                <text:p>0.49039346097183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491701110982151">
                <text:p>0.49170111098215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492809394248109">
                <text:p>0.49280939424810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93716797081018">
                <text:p>0.4937167970810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494422796889945">
                <text:p>0.4944227968899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494927815725868">
                <text:p>0.49492781572586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495233174498555">
                <text:p>0.49523317449855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49534104786614">
                <text:p>0.495341047866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495254419797421">
                <text:p>0.49525441979742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494977039806871">
                <text:p>0.49497703980687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494513379862355">
                <text:p>0.4945133798623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493868591965571">
                <text:p>0.49386859196557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493048466405192">
                <text:p>0.4930484664051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49205939068273">
                <text:p>0.4920593906827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490908309111109">
                <text:p>0.4909083091111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489602683085952">
                <text:p>0.4896026830859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488150452029582">
                <text:p>0.48815045202958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486559995007732">
                <text:p>0.48655999500773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484840093018973">
                <text:p>0.48484009301897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82999891956852">
                <text:p>0.48299989195685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481048866244745">
                <text:p>0.4810488662447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478996783143419">
                <text:p>0.4789967831434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476853667731314">
                <text:p>0.4768536677313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474629768557529">
                <text:p>0.4746297685575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7233552396753">
                <text:p>0.4723355239675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469981529101563">
                <text:p>0.46998152910156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467578503565789">
                <text:p>0.4675785035657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65137259776121">
                <text:p>0.46513725977612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462668671974783">
                <text:p>0.46266867197478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460183645919579">
                <text:p>0.4601836459195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57693089245872">
                <text:p>0.45769308924587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455207882501282">
                <text:p>0.45520788250128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452738850853094">
                <text:p>0.45273885085309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450296736468374">
                <text:p>0.45029673646837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447892171566808">
                <text:p>0.4478921715668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45535652146247">
                <text:p>0.44553565214624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443237512380966">
                <text:p>0.44323751238096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441007899692637">
                <text:p>0.4410078996926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438856750494016">
                <text:p>0.4388567504940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43679376660534">
                <text:p>0.4367937666053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43482839234344">
                <text:p>0.4348283923434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432969792283566">
                <text:p>0.43296979228356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431226829693922">
                <text:p>0.43122682969392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29608045642921">
                <text:p>0.42960804564292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428121638779145">
                <text:p>0.4281216387791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426775445784025">
                <text:p>0.4267754457840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425576922497228">
                <text:p>0.42557692249722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424533125714761">
                <text:p>0.42453312571476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423650695659786">
                <text:p>0.42365069565978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422935839126151">
                <text:p>0.42293583912615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422394313294627">
                <text:p>0.4223943132946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22031410221869">
                <text:p>0.4220314102218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421851942002078">
                <text:p>0.42185194200207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421860226601386">
                <text:p>0.4218602266013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422060074364946">
                <text:p>0.42206007436494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422454775196742">
                <text:p>0.42245477519674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423047086412107">
                <text:p>0.42304708641210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423839221262956">
                <text:p>0.42383922126295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424832838135732">
                <text:p>0.4248328381357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26029030422063">
                <text:p>0.4260290304220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427428317062137">
                <text:p>0.42742831706213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429030633760784">
                <text:p>0.42903063376078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430835324876274">
                <text:p>0.4308353248762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43284113598183">
                <text:p>0.4328411359818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435046207099848">
                <text:p>0.43504620709984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437448066608836">
                <text:p>0.43744806660883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440043625823065">
                <text:p>0.44004362582306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42829174244928">
                <text:p>0.4428291742449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445800375490017">
                <text:p>0.4458003754900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448952263884916">
                <text:p>0.44895226388491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452279241737695">
                <text:p>0.4522792417376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455775077281131">
                <text:p>0.45577507728113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459432903288632">
                <text:p>0.45943290328863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463245216362882">
                <text:p>0.46324521636288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467203876897186">
                <text:p>0.46720387689718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71300109709549">
                <text:p>0.47130010970954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475524505349446">
                <text:p>0.47552450534944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79867022077315">
                <text:p>0.4798670220773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8431698851677">
                <text:p>0.484316988516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488863106979512">
                <text:p>0.48886310697951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493493457462966">
                <text:p>0.49349345746296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9819550232062">
                <text:p>0.4981955023206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502956091605089">
                <text:p>0.50295609160508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507761469083882">
                <text:p>0.5077614690838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512597278927884">
                <text:p>0.5125972789278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517448573072558">
                <text:p>0.51744857307255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53434601998442">
                <text:p>0.45343460199844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456702864517773">
                <text:p>0.4567028645177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459924801080603">
                <text:p>0.45992480108060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63079844281288">
                <text:p>0.46307984428128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66149133794757">
                <text:p>0.4661491337947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6911546060971">
                <text:p>0.46911546060971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71963211934536">
                <text:p>0.4719632119345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47467831677594">
                <text:p>0.4746783167759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477248192190292">
                <text:p>0.47724819219029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479661690207685">
                <text:p>0.47966169020768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481909045428714">
                <text:p>0.4819090454287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483981823293971">
                <text:p>0.48398182329397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485872869026251">
                <text:p>0.4858728690262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87576257245477">
                <text:p>0.48757625724547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489087242256343">
                <text:p>0.4890872422563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490402209008668">
                <text:p>0.49040220900866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491518624730466">
                <text:p>0.49151862473046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492434991233737">
                <text:p>0.4924349912337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493150797892971">
                <text:p>0.4931507978929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493666475296363">
                <text:p>0.49366647529636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493983349569749">
                <text:p>0.4939833495697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494103597373261">
                <text:p>0.49410359737326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494030201570688">
                <text:p>0.49403020157068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493766907571559">
                <text:p>0.49376690757155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493318180345945">
                <text:p>0.4933181803459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92689162111967">
                <text:p>0.49268916211196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91885630696029">
                <text:p>0.4918856306960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490913958565763">
                <text:p>0.4909139585657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489781072535686">
                <text:p>0.48978107253568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88494414145582">
                <text:p>0.48849441414558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87061900711591">
                <text:p>0.48706190071159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85491887050018">
                <text:p>0.4854918870500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83793127873856">
                <text:p>0.48379312787385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81974740862027">
                <text:p>0.4819747408620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80046170401338">
                <text:p>0.48004617040133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78017152001147">
                <text:p>0.47801715200114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75897677380756">
                <text:p>0.4758976773807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73697960229512">
                <text:p>0.4736979602295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471428402639623">
                <text:p>0.47142840263962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69099562211693">
                <text:p>0.46909956221169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466722119832974">
                <text:p>0.46672211983297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64306848128328">
                <text:p>0.46430684812832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61864580583912">
                <text:p>0.4618645805839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59406181343572">
                <text:p>0.45940618134357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56942515677957">
                <text:p>0.45694251567795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54484421126349">
                <text:p>0.45448442112634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452042679311205">
                <text:p>0.4520426793112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49627988425418">
                <text:p>0.4496279884254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47250936392292">
                <text:p>0.44725093639229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44921974698237">
                <text:p>0.44492197469823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4265139289817">
                <text:p>0.442651392898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40449293793646">
                <text:p>0.4404492937936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438325569283688">
                <text:p>0.43832556928368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436289876888349">
                <text:p>0.43628987688834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434351616944978">
                <text:p>0.43435161694497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43251991047721">
                <text:p>0.432519910477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430803577736661">
                <text:p>0.43080357773666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429211117417352">
                <text:p>0.42921111741735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2775068654284">
                <text:p>0.4277506865428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426430081026068">
                <text:p>0.42643008102606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25256716901926">
                <text:p>0.4252567169019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24237612232536">
                <text:p>0.42423761223253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423379369685249">
                <text:p>0.42337936968524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22688159783349">
                <text:p>0.4226881597833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422169704829493">
                <text:p>0.42216970482949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421829263501842">
                <text:p>0.42182926350184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421671616122929">
                <text:p>0.4216716161229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421701050601233">
                <text:p>0.42170105060123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421921349045464">
                <text:p>0.4219213490454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22335775051577">
                <text:p>0.42233577505157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422947061662488">
                <text:p>0.4229470616624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423757400000517">
                <text:p>0.4237574000005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424768428572539">
                <text:p>0.42476842857253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425981223247853">
                <text:p>0.42598122324785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27396287908769">
                <text:p>0.42739628790876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429013545773909">
                <text:p>0.42901354577390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430832331394222">
                <text:p>0.43083233139422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32851383321717">
                <text:p>0.43285138332171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35068837450914">
                <text:p>0.4350688374509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37482221033004">
                <text:p>0.43748222103300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40088447362731">
                <text:p>0.44008844736273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42883811137987">
                <text:p>0.44288381113798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45863984492124">
                <text:p>0.44586398449212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49024013698979">
                <text:p>0.44902401369897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452358316550618">
                <text:p>0.4523583165506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55860680407797">
                <text:p>0.4558606804077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45952426092313">
                <text:p>0.4595242609231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463341581436986">
                <text:p>0.46334158143698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467304533046088">
                <text:p>0.46730453304608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471404375344842">
                <text:p>0.47140437534484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475631737839366">
                <text:p>0.47563173783936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479976622034251">
                <text:p>0.47997662203425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484428404192022">
                <text:p>0.4844284041920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88975838765328">
                <text:p>0.48897583876532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493607062501842">
                <text:p>0.49360706250184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498309599221873">
                <text:p>0.49830959922187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03070365268702">
                <text:p>0.50307036526870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507875675631627">
                <text:p>0.50787567563162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512711250741726">
                <text:p>0.51271125074172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517562223940337">
                <text:p>0.51756222394033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452111424796146">
                <text:p>0.45211142479614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455379285279037">
                <text:p>0.45537928527903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458600981924089">
                <text:p>0.45860098192408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461756021088892">
                <text:p>0.46175602108889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46482561134164">
                <text:p>0.464825611341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67792607797826">
                <text:p>0.46779260779782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470641457129668">
                <text:p>0.47064145712966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473358143248238">
                <text:p>0.4733581432482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475930133658328">
                <text:p>0.47593013365832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478346326486025">
                <text:p>0.4783463264860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480596998179009">
                <text:p>0.48059699817900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482673751879568">
                <text:p>0.48267375187956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484569466470341">
                <text:p>0.4845694664703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486278246292769">
                <text:p>0.48627824629276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487795371538275">
                <text:p>0.48779537153827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48911724931216">
                <text:p>0.4891172493121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90241365370219">
                <text:p>0.49024136537021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491166236528079">
                <text:p>0.49116623652807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9189136374325">
                <text:p>0.491891363743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492417185869906">
                <text:p>0.49241718586990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492745034086377">
                <text:p>0.4927450340863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492877086995366">
                <text:p>0.4928770869953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492816326396883">
                <text:p>0.4928163263968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492566493733901">
                <text:p>0.49256649373390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492132047210726">
                <text:p>0.49213204721072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491518119584097">
                <text:p>0.49151811958409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490730476626998">
                <text:p>0.49073047662699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48977547626519">
                <text:p>0.489775476265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488660028386466">
                <text:p>0.48866002838646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487391555322624">
                <text:p>0.48739155532262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8597795300416">
                <text:p>0.4859779530041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484427552787682">
                <text:p>0.48442755278768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48274908395604">
                <text:p>0.4827490839560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48095163689118">
                <text:p>0.4809516368911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479044626919717">
                <text:p>0.47904462691971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477037758831225">
                <text:p>0.4770377588312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74940992069249">
                <text:p>0.47494099206924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472764506595038">
                <text:p>0.47276450659503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70518669423995">
                <text:p>0.47051866942399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68214001834847">
                <text:p>0.46821400183484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465861147251537">
                <text:p>0.46586114725153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463470839797835">
                <text:p>0.46347083979783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461053873524666">
                <text:p>0.46105387352466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458621072310162">
                <text:p>0.45862107231016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456183260432433">
                <text:p>0.45618326043243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453751233815052">
                <text:p>0.45375123381505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451335731945269">
                <text:p>0.451335731945269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448947410464938">
                <text:p>0.44894741046493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446596814434163">
                <text:p>0.4465968144341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444294352267675">
                <text:p>0.44429435226767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44205027034391">
                <text:p>0.4420502703439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439874628286826">
                <text:p>0.43987462828682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437777274920423">
                <text:p>0.43777727492042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435767824895999">
                <text:p>0.43576782489599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433855635992111">
                <text:p>0.4338556359921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432049787087263">
                <text:p>0.4320497870872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430359056805317">
                <text:p>0.43035905680531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428791902833615">
                <text:p>0.42879190283361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427356441913829">
                <text:p>0.42735644191382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426060430505527">
                <text:p>0.42606043050552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424911246122454">
                <text:p>0.42491124612245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423915869341545">
                <text:p>0.42391586934154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423080866484647">
                <text:p>0.423080866484647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422412372972962">
                <text:p>0.42241237297296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421916077354221">
                <text:p>0.4219160773542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421597206002554">
                <text:p>0.42159720600255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42146050849111">
                <text:p>0.421460508491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421510243637372">
                <text:p>0.4215102436373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421750166221204">
                <text:p>0.42175016622120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422183514375616">
                <text:p>0.42218351437561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422812997650246">
                <text:p>0.42281299765024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423640785747562">
                <text:p>0.42364078574756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42466849793179">
                <text:p>0.4246684979317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425897193110554">
                <text:p>0.42589719311055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427327360589236">
                <text:p>0.42732736058923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428958911498065">
                <text:p>0.42895891149806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430791170891916">
                <text:p>0.43079117089191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432822870522829">
                <text:p>0.43282287052282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435052142285255">
                <text:p>0.43505214228525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437476512334018">
                <text:p>0.43747651233401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40092895874994">
                <text:p>0.44009289587499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442897592628511">
                <text:p>0.4428975926285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445886282965474">
                <text:p>0.44588628296547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449054024716204">
                <text:p>0.44905402471620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452395250651995">
                <text:p>0.45239525065199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4559037666394">
                <text:p>0.455903766639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459572750467228">
                <text:p>0.45957275046722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463394751346262">
                <text:p>0.46339475134626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467361690081701">
                <text:p>0.46736169008170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471464859918319">
                <text:p>0.47146485991831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475694928058346">
                <text:p>0.47569492805834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48004193785206">
                <text:p>0.48004193785206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484495311661113">
                <text:p>0.48449531166111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489043854394566">
                <text:p>0.48904385439456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493675757717647">
                <text:p>0.49367575771764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498378604933229">
                <text:p>0.49837860493322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503139376536031">
                <text:p>0.50313937653603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07944456439529">
                <text:p>0.5079444564395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12779638875597">
                <text:p>0.51277963887559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17630135966865">
                <text:p>0.51763013596686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450809137284569">
                <text:p>0.45080913728456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454076408949585">
                <text:p>0.45407640894958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457297672660206">
                <text:p>0.45729767266020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460452505701496">
                <text:p>0.4604525057014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463522182887215">
                <text:p>0.46352218288721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466489620995975">
                <text:p>0.46648962099597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46933932388012">
                <text:p>0.4693393238801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72057328247332">
                <text:p>0.47205732824733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474631150114962">
                <text:p>0.47463115011496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477049731937087">
                <text:p>0.47704973193708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479303390404288">
                <text:p>0.4793033904042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481383764916162">
                <text:p>0.48138376491616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483283766726551">
                <text:p>0.4832837667265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484997528761498">
                <text:p>0.48499752876149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486520356109932">
                <text:p>0.48652035610993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487848677187076">
                <text:p>0.48784867718707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488979995570578">
                <text:p>0.48897999557057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48991284250937">
                <text:p>0.4899128425093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49064673010525">
                <text:p>0.4906467301052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491182105167197">
                <text:p>0.49118210516719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91520303738397">
                <text:p>0.49152030373839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491663506296006">
                <text:p>0.49166350629600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491614693623637">
                <text:p>0.49161469362363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491377603356564">
                <text:p>0.49137760335656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490956687199663">
                <text:p>0.49095668719966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90357068818068">
                <text:p>0.49035706881806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48958450240056">
                <text:p>0.4895845024005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488645331895674">
                <text:p>0.48864533189567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48754645092054">
                <text:p>0.4875464509205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486295263342438">
                <text:p>0.48629526334243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484899644533092">
                <text:p>0.48489964453309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483367903295676">
                <text:p>0.48336790329567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481708744464553">
                <text:p>0.48170874446455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47993123217774">
                <text:p>0.47993123217774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478044753822091">
                <text:p>0.47804475382209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476058984651214">
                <text:p>0.47605898465121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473983853076105">
                <text:p>0.4739838530761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471829506628516">
                <text:p>0.4718295066285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469606278597042">
                <text:p>0.46960627859704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467324655335932">
                <text:p>0.46732465533593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464995244246633">
                <text:p>0.46499524424663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462628742432051">
                <text:p>0.46262874243205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460235906023543">
                <text:p>0.46023590602354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457827520180628">
                <text:p>0.45782752018062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455414369763434">
                <text:p>0.45541436976343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453007210677856">
                <text:p>0.45300721067785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450616741893454">
                <text:p>0.45061674189345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448253578134061">
                <text:p>0.44825357813406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445928223241131">
                <text:p>0.44592822324113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443651044209803">
                <text:p>0.44365104420980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441432245897693">
                <text:p>0.44143224589769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439281846406411">
                <text:p>0.43928184640641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437209653135801">
                <text:p>0.43720965313580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435225239510913">
                <text:p>0.43522523951091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433337922381693">
                <text:p>0.43333792238169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431556740095401">
                <text:p>0.43155674009540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429890431241756">
                <text:p>0.4298904312417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428347414070801">
                <text:p>0.42834741407080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426935766583501">
                <text:p>0.42693576658350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425663207295062">
                <text:p>0.42566320729506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42453707667097">
                <text:p>0.4245370766709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423564319235768">
                <text:p>0.42356431923576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422751466354544">
                <text:p>0.422751466354544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422104619687155">
                <text:p>0.42210461968715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421629435315175">
                <text:p>0.4216294353151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421331108541557">
                <text:p>0.42133110854155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421214359363037">
                <text:p>0.42121435936303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421283418615254">
                <text:p>0.42128341861525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421542014790591">
                <text:p>0.42154201479059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421993361528753">
                <text:p>0.42199336152875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2264014578006">
                <text:p>0.422640145780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423484516641471">
                <text:p>0.42348451664147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42452807486533">
                <text:p>0.4245280748653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425771863040842">
                <text:p>0.42577186304084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427216356448266">
                <text:p>0.42721635644826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428861454585842">
                <text:p>0.42886145458584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430706473369438">
                <text:p>0.43070647336943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432750138004923">
                <text:p>0.43275013800492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434990576533268">
                <text:p>0.43499057653326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437425314048369">
                <text:p>0.43742531404836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440051267587597">
                <text:p>0.44005126758759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44286474169507">
                <text:p>0.4428647416950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445861424657659">
                <text:p>0.44586142465765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449036385413707">
                <text:p>0.44903638541370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452384071134483">
                <text:p>0.45238407113448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455898305478357">
                <text:p>0.45589830547835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4595722875177">
                <text:p>0.459572287517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463398591338513">
                <text:p>0.46339859133851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467369166312775">
                <text:p>0.46736916631277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471475338043523">
                <text:p>0.47147533804352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475707809982653">
                <text:p>0.47570780998265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480056665721444">
                <text:p>0.48005666572144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484511371953817">
                <text:p>0.48451137195381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489060782112308">
                <text:p>0.48906078211230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493693140676772">
                <text:p>0.49369314067677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498396088155812">
                <text:p>0.49839608815581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503156666740934">
                <text:p>0.50315666674093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507961326633423">
                <text:p>0.50796132663342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512795933043947">
                <text:p>0.5127959330439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51764577386489">
                <text:p>0.5176457738648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449530619583827">
                <text:p>0.44953061958382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452797091763564">
                <text:p>0.45279709176356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456017704923121">
                <text:p>0.45601770492312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459172104114558">
                <text:p>0.45917210411455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462241627446333">
                <text:p>0.4622416274463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465209250614411">
                <text:p>0.46520925061441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468059532106094">
                <text:p>0.46805953210609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470778559076593">
                <text:p>0.47077855907659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473353893898328">
                <text:p>0.47335389389832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475774521382965">
                <text:p>0.47577452138296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478030796676173">
                <text:p>0.47803079667617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480114393825132">
                <text:p>0.48011439382513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482018255018756">
                <text:p>0.4820182550187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483736540500663">
                <text:p>0.48373654050066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485264579154863">
                <text:p>0.48526457915486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48659881976419">
                <text:p>0.4865988197641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487736782941463">
                <text:p>0.48773678294146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488677013733377">
                <text:p>0.48867701373337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489419034897127">
                <text:p>0.48941903489712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489963300849767">
                <text:p>0.48996330084976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490311152290301">
                <text:p>0.49031115229030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490464771494502">
                <text:p>0.49046477149450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490427138282468">
                <text:p>0.49042713828246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490201986658913">
                <text:p>0.49020198665891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489793762126178">
                <text:p>0.48979376212617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489207579669991">
                <text:p>0.48920757966999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488449182417949">
                <text:p>0.48844918241794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487524900970731">
                <text:p>0.48752490097073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486441613406053">
                <text:p>0.48644161340605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485206705955343">
                <text:p>0.48520670595534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483828034353162">
                <text:p>0.48382803435316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482313885859344">
                <text:p>0.48231388585934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48067294195388">
                <text:p>0.4806729419538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478914241704525">
                <text:p>0.47891424170452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477047145807144">
                <text:p>0.47704714580714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475081301298788">
                <text:p>0.47508130129878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473026606943499">
                <text:p>0.47302660694349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470893179290856">
                <text:p>0.47089317929085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468691319407245">
                <text:p>0.46869131940724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466431480279865">
                <text:p>0.46643148027986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464124234893466">
                <text:p>0.46412423489346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461780244979821">
                <text:p>0.46178024497982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459410230439927">
                <text:p>0.45941023043992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457024939438939">
                <text:p>0.457024939438939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454635119173842">
                <text:p>0.454635119173842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452251487313847">
                <text:p>0.45225148731384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449884704113526">
                <text:p>0.449884704113526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447545345198676">
                <text:p>0.44754534519867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445243875024914">
                <text:p>0.44524387502491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442990621009012">
                <text:p>0.442990621009012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440795748332954">
                <text:p>0.44079574833295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438669235420732">
                <text:p>0.43866923542073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436620850087876">
                <text:p>0.43662085008787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434660126363709">
                <text:p>0.43466012636370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43279634198634">
                <text:p>0.4327963419863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43103849657039">
                <text:p>0.4310384965703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429395290447446">
                <text:p>0.4293952904474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427875104179253">
                <text:p>0.42787510417925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426485978743631">
                <text:p>0.42648597874363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425235596393135">
                <text:p>0.42523559639313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424131262186434">
                <text:p>0.424131262186434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423179886192434">
                <text:p>0.42317988619243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422387966367131">
                <text:p>0.42238796636713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421761572103188">
                <text:p>0.4217615721031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421306328452256">
                <text:p>0.42130632845225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421027401020022">
                <text:p>0.42102740102002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420929481533985">
                <text:p>0.42092948153398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421016774083976">
                <text:p>0.42101677408397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421292982035397">
                <text:p>0.42129298203539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421761295615204">
                <text:p>0.42176129561520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422424380170615">
                <text:p>0.42242438017061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42328436510055">
                <text:p>0.4232843651005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424342833459812">
                <text:p>0.42434283345981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42560081223599">
                <text:p>0.4256008122359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427058763299099">
                <text:p>0.42705876329909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428716575023957">
                <text:p>0.42871657502395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430573554585283">
                <text:p>0.43057355458528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432628420925539">
                <text:p>0.43262842092553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434879298395498">
                <text:p>0.43487929839549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437323711067547">
                <text:p>0.43732371106754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439958577721717">
                <text:p>0.43995857772171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442780207504458">
                <text:p>0.44278020750445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445784296260128">
                <text:p>0.44578429626012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448965923535235">
                <text:p>0.44896592353523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452319550255393">
                <text:p>0.45231955025539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455839017075022">
                <text:p>0.45583901707502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459517543399776">
                <text:p>0.45951754339977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463347727081706">
                <text:p>0.46334772708170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467321544787149">
                <text:p>0.46732154478714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471430353037361">
                <text:p>0.47143035303736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475664889921869">
                <text:p>0.475664889921869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480015277484565">
                <text:p>0.48001527748456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484471024782529">
                <text:p>0.48447102478252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489021031617584">
                <text:p>0.48902103161758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493653592940585">
                <text:p>0.49365359294058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498356403928439">
                <text:p>0.498356403928439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503116565733858">
                <text:p>0.503116565733858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507920591907845">
                <text:p>0.50792059190784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512754415494908">
                <text:p>0.51275441549490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517603396801018">
                <text:p>0.51760339680101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448278580296102">
                <text:p>0.44827858029610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451544020392354">
                <text:p>0.45154402039235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454763742823499">
                <text:p>0.454763742823499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45791745696165">
                <text:p>0.4579174569616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460986560991645">
                <text:p>0.46098656099164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46395408653218">
                <text:p>0.4639540865321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466804643929687">
                <text:p>0.46680464392968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469524368224949">
                <text:p>0.46952436822494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472100865792466">
                <text:p>0.47210086579246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474523161652545">
                <text:p>0.47452316165254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476781647456153">
                <text:p>0.47678164745615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47886803014249">
                <text:p>0.47886803014249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480775281269323">
                <text:p>0.48077528126932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482497587016044">
                <text:p>0.48249758701604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484030298859485">
                <text:p>0.48403029885948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48536988492246">
                <text:p>0.4853698849224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486513881995061">
                <text:p>0.48651388199506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487460848228684">
                <text:p>0.48746084822868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488210316502809">
                <text:p>0.488210316502809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488762748464508">
                <text:p>0.48876274846450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489119489240705">
                <text:p>0.48911948924070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48928272282317">
                <text:p>0.4892827228231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489255428126261">
                <text:p>0.48925542812626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489041335717402">
                <text:p>0.48904133571740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488644885220306">
                <text:p>0.488644885220306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488071183390934">
                <text:p>0.48807118339093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487325962866206">
                <text:p>0.48732596286620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486415541585439">
                <text:p>0.486415541585439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48534678288454">
                <text:p>0.4853467828845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48412705626293">
                <text:p>0.4841270562629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482764198823217">
                <text:p>0.48276419882321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481266477383608">
                <text:p>0.48126647738360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479642551263057">
                <text:p>0.47964255126305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477901435739161">
                <text:p>0.47790143573916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476052466178799">
                <text:p>0.47605246617879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474105262841504">
                <text:p>0.47410526284150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472069696355584">
                <text:p>0.47206969635558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469955853866979">
                <text:p>0.46995585386697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467774005860864">
                <text:p>0.46777400586086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465534573655993">
                <text:p>0.46553457365599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463248097571779">
                <text:p>0.463248097571779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460925205768119">
                <text:p>0.46092520576811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458576583757966">
                <text:p>0.45857658375796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456212944592631">
                <text:p>0.45621294459263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453844999719834">
                <text:p>0.45384499971983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451483430514499">
                <text:p>0.451483430514499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449138860482277">
                <text:p>0.44913886048227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44682182813583">
                <text:p>0.4468218281358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444542760543838">
                <text:p>0.44454276054383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442311947552759">
                <text:p>0.44231194755275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440139516681326">
                <text:p>0.44013951668132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438035408687786">
                <text:p>0.43803540868778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436009353809879">
                <text:p>0.436009353809879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434070848677565">
                <text:p>0.43407084867756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43222913389848">
                <text:p>0.4322291338984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430493172316145">
                <text:p>0.43049317231614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428871627940913">
                <text:p>0.4288716279409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427372845553654">
                <text:p>0.42737284555365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426004830982183">
                <text:p>0.42600483098218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424775232050435">
                <text:p>0.42477523205043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423691320200371">
                <text:p>0.42369132020037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422759972786634">
                <text:p>0.42275997278663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421987656043946">
                <text:p>0.42198765604394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421380408727236">
                <text:p>0.4213804087272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420943826424526">
                <text:p>0.42094382642452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420683046542544">
                <text:p>0.42068304654254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420602733965086">
                <text:p>0.42060273396508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420707067384117">
                <text:p>0.42070706738411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420999726303613">
                <text:p>0.4209997263036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421483878716149">
                <text:p>0.42148387871614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422162169452219">
                <text:p>0.422162169452219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423036709202307">
                <text:p>0.423036709202307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424109064211693">
                <text:p>0.42410906421169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425380246648005">
                <text:p>0.42538024664800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426850705641508">
                <text:p>0.42685070564150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428520318998138">
                <text:p>0.42852031899813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430388385585276">
                <text:p>0.43038838558527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432453618390263">
                <text:p>0.43245361839026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434714138251654">
                <text:p>0.43471413825165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437167468263222">
                <text:p>0.43716746826322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439810528850694">
                <text:p>0.43981052885069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442639633521229">
                <text:p>0.44263963352122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445650485285648">
                <text:p>0.44565048528564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44883817375339">
                <text:p>0.44883817375339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452197172900222">
                <text:p>0.45219717290022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455721339508682">
                <text:p>0.455721339508682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459403912281272">
                <text:p>0.45940391228127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463237511626381">
                <text:p>0.46323751162638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467214140116959">
                <text:p>0.46721414011695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471325183621931">
                <text:p>0.47132518362193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475561413110348">
                <text:p>0.47556141311034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479912987128279">
                <text:p>0.479912987128279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484369454948454">
                <text:p>0.48436945494845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488919760392637">
                <text:p>0.48891976039263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493552246326745">
                <text:p>0.49355224632674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49825465982871">
                <text:p>0.4982546598287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503014158029084">
                <text:p>0.50301415802908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507817314624373">
                <text:p>0.50781731462437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512650127063131">
                <text:p>0.51265012706313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517498024404782">
                <text:p>0.517498024404782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447055557162413">
                <text:p>0.44705555716241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450319712555027">
                <text:p>0.45031971255502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453538283509299">
                <text:p>0.45353828350929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456691040020718">
                <text:p>0.45669104002071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459759436899017">
                <text:p>0.4597594368990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462726558474068">
                <text:p>0.46272655847406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465577063974523">
                <text:p>0.46557706397452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468297133579214">
                <text:p>0.46829713357921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470874415141297">
                <text:p>0.47087441514129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473297971585159">
                <text:p>0.47329797158515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475558228976066">
                <text:p>0.47555822897606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47764692526257">
                <text:p>0.4776469252625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479557059691671">
                <text:p>0.47955705969167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481282842896721">
                <text:p>0.481282842896721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482819647658096">
                <text:p>0.48281964765809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484163960336601">
                <text:p>0.48416396033660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485313332979645">
                <text:p>0.485313332979645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48626633610016">
                <text:p>0.486266336100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48702251212827">
                <text:p>0.48702251212827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487582329535719">
                <text:p>0.48758232953571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487947137633048">
                <text:p>0.48794713763304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488119122039524">
                <text:p>0.48811912203952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488101260825819">
                <text:p>0.488101260825819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487897281329452">
                <text:p>0.48789728132945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487511617642967">
                <text:p>0.48751161764296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486949368774876">
                <text:p>0.48694936877487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486216257483354">
                <text:p>0.486216257483354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485318589782674">
                <text:p>0.48531858978267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484263215122412">
                <text:p>0.48426321512241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483057487239391">
                <text:p>0.48305748723939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481709225682382">
                <text:p>0.48170922568238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480226678009559">
                <text:p>0.48022667800955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478618482658703">
                <text:p>0.47861848265870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47689363249016">
                <text:p>0.4768936324901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475061439002556">
                <text:p>0.475061439002556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473131497221251">
                <text:p>0.473131497221251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471113651259562">
                <text:p>0.47111365125956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469017960552727">
                <text:p>0.46901796055272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466854666764627">
                <text:p>0.466854666764627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464634161367254">
                <text:p>0.46463416136725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46236695389294">
                <text:p>0.46236695389294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460063640859334">
                <text:p>0.46006364085933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457734875367128">
                <text:p>0.45773487536712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455391337370542">
                <text:p>0.455391337370542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453043704620554">
                <text:p>0.45304370462055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450702624280894">
                <text:p>0.45070262428089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448378685216774">
                <text:p>0.44837868521677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446082390956386">
                <text:p>0.44608239095638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443824133325142">
                <text:p>0.44382413332514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441614166752672">
                <text:p>0.44161416675267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439462583252571">
                <text:p>0.43946258325257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437379288074901">
                <text:p>0.43737928807490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435373976031442">
                <text:p>0.43537397603144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4334561084937">
                <text:p>0.433456108493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431634891063663">
                <text:p>0.43163489106366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429919251917313">
                <text:p>0.42991925191731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428317820820887">
                <text:p>0.42831782082088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426838908819893">
                <text:p>0.42683890881989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425490488600877">
                <text:p>0.425490488600877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424280175525942">
                <text:p>0.42428017552594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423215209340021">
                <text:p>0.42321520934002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422302436550902">
                <text:p>0.42230243655090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421548293482004">
                <text:p>0.421548293482004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420958789997906">
                <text:p>0.42095878999790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42053949390263">
                <text:p>0.4205394939026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420295516010672">
                <text:p>0.420295516010672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420231495890791">
                <text:p>0.4202314958907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420351588282549">
                <text:p>0.42035158828254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420659450185597">
                <text:p>0.42065945018559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421158228621724">
                <text:p>0.421158228621724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421850549069649">
                <text:p>0.42185054906964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422738504572572">
                <text:p>0.42273850457257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423823645518471">
                <text:p>0.423823645518471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42510697009316">
                <text:p>0.425106970093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426588915406089">
                <text:p>0.42658891540608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428269349288905">
                <text:p>0.42826934928890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430147562766762">
                <text:p>0.430147562766762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432222263202381">
                <text:p>0.432222263202381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434491568112868">
                <text:p>0.43449156811286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43695299965928">
                <text:p>0.4369529996592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439603479808943">
                <text:p>0.439603479808943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442439326170526">
                <text:p>0.44243932617052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445456248501863">
                <text:p>0.44545624850186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448649345890533">
                <text:p>0.44864934589053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452013104607187">
                <text:p>0.45201310460718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45554139663163">
                <text:p>0.4555413966316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459227478851651">
                <text:p>0.45922747885165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463063992934619">
                <text:p>0.46306399293461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467042965871809">
                <text:p>0.46704296587180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471155811195502">
                <text:p>0.471155811195502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475393330868826">
                <text:p>0.47539333086882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479745717848349">
                <text:p>0.47974571784834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484202559319432">
                <text:p>0.484202559319432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488752840604323">
                <text:p>0.488752840604323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493384949743015">
                <text:p>0.4933849497430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49808668274685">
                <text:p>0.4980866827468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502845249524876">
                <text:p>0.502845249524876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507647280482955">
                <text:p>0.507647280482955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512478833795629">
                <text:p>0.51247883379562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517325403350733">
                <text:p>0.51732540335073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0.445863917840745">
                <text:p>0.44586391784074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0.449126517750197">
                <text:p>0.44912651775019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0.452343657848046">
                <text:p>0.45234365784804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0.455495164841964">
                <text:p>0.455495164841964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0.458562546514829">
                <text:p>0.45856254651482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0.461528936509797">
                <text:p>0.46152893650979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0.464379039788131">
                <text:p>0.464379039788131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0.467099078759796">
                <text:p>0.467099078759796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0.469676740086827">
                <text:p>0.469676740086827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0.472101122159454">
                <text:p>0.472101122159454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0.474362683244998">
                <text:p>0.474362683244998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0.476453190309527">
                <text:p>0.47645319030952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0.478365668512286">
                <text:p>0.47836566851228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0.480094351372882">
                <text:p>0.480094351372882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0.481634631611243">
                <text:p>0.48163463161124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0.482983012660342">
                <text:p>0.482983012660342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0.484137060851676">
                <text:p>0.48413706085167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0.485095358273525">
                <text:p>0.48509535827352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0.485857456301969">
                <text:p>0.48585745630196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0.486423829804669">
                <text:p>0.48642382980466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0.486795832017416">
                <text:p>0.486795832017416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0.486975650093449">
                <text:p>0.48697565009344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0.486966261325528">
                <text:p>0.48696626132552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0.486771390040788">
                <text:p>0.48677139004078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0.48639546516834">
                <text:p>0.48639546516834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0.485843578479657">
                <text:p>0.48584357847965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0.485121443501708">
                <text:p>0.485121443501708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0.484235355102869">
                <text:p>0.48423535510286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0.483192149751594">
                <text:p>0.48319214975159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0.481999166447856">
                <text:p>0.48199916644785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0.480664208327347">
                <text:p>0.48066420832734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0.479195504938451">
                <text:p>0.479195504938451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0.477601675191974">
                <text:p>0.47760167519197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0.475891690983648">
                <text:p>0.47589169098364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0.474074841489395">
                <text:p>0.47407484148939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0.472160698133359">
                <text:p>0.47216069813335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0.470159080228701">
                <text:p>0.47015908022870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0.468080021291164">
                <text:p>0.46808002129116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0.465933736025397">
                <text:p>0.46593373602539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0.46373058798405">
                <text:p>0.4637305879840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0.461481057899632">
                <text:p>0.46148105789963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0.459195712689136">
                <text:p>0.459195712689136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0.456885175131429">
                <text:p>0.45688517513142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0.454560094217404">
                <text:p>0.45456009421740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0.452231116172902">
                <text:p>0.45223111617290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0.4499088561544">
                <text:p>0.4499088561544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0.447603870617461">
                <text:p>0.447603870617461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0.445326630357948">
                <text:p>0.44532663035794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0.443087494226013">
                <text:p>0.44308749422601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0.440896683512839">
                <text:p>0.440896683512839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0.438764257010155">
                <text:p>0.43876425701015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0.436700086742518">
                <text:p>0.43670008674251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0.434713834372352">
                <text:p>0.434713834372352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0.432814928277763">
                <text:p>0.43281492827776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0.431012541303111">
                <text:p>0.43101254130311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0.429315569182353">
                <text:p>0.429315569182353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0.427732609635147">
                <text:p>0.42773260963514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0.426271942135726">
                <text:p>0.426271942135726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0.424941508354535">
                <text:p>0.424941508354535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0.423748893272632">
                <text:p>0.42374889327263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0.42270130696886">
                <text:p>0.42270130696886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0.421805567079775">
                <text:p>0.421805567079775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0.421068081932352">
                <text:p>0.42106808193235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0.420494834349445">
                <text:p>0.42049483434944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0.420091366128019">
                <text:p>0.42009136612801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0.419862763190143">
                <text:p>0.41986276319014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0.419813641406759">
                <text:p>0.41981364140675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0.419948133094199">
                <text:p>0.419948133094199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0.420269874183481">
                <text:p>0.42026987418348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0.420781992062373">
                <text:p>0.42078199206237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0.421487094090203">
                <text:p>0.42148709409020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0.42238725678546">
                <text:p>0.4223872567854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0.423484015686143">
                <text:p>0.42348401568614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0.424778355882877">
                <text:p>0.42477835588287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0.426270703224807">
                <text:p>0.426270703224807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0.427960916198241">
                <text:p>0.427960916198241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0.429848278478069">
                <text:p>0.42984827847806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0.431931492151944">
                <text:p>0.431931492151944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0.434208671617228">
                <text:p>0.43420867161722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0.436677338150711">
                <text:p>0.43667733815071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0.439334415151078">
                <text:p>0.43933441515107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0.442176224054163">
                <text:p>0.44217622405416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0.445198480920949">
                <text:p>0.445198480920949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0.448396293698352">
                <text:p>0.44839629369835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0.451764160152752">
                <text:p>0.451764160152752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0.455295966476306">
                <text:p>0.45529596647630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0.458984986566012">
                <text:p>0.45898498656601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0.462823881975551">
                <text:p>0.46282388197555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0.466804702539886">
                <text:p>0.46680470253988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0.470918887672632">
                <text:p>0.47091888767263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0.475157268336185">
                <text:p>0.47515726833618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0.479510069684624">
                <text:p>0.47951006968462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0.483966914379374">
                <text:p>0.48396691437937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488516826577632">
                <text:p>0.48851682657763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493148236593569">
                <text:p>0.49314823659356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0.497848986232283">
                <text:p>0.49784898623228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0.50260633479653">
                <text:p>0.5026063347965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0.507406965766212">
                <text:p>0.507406965766212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0.512236994150635">
                <text:p>0.51223699415063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0.517081974513534">
                <text:p>0.51708197451353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0.44470586080553">
                <text:p>0.4447058608055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0.447966618109256">
                <text:p>0.44796661810925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0.451182031230566">
                <text:p>0.45118203123056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0.454331979497358">
                <text:p>0.45433197949735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0.457398019845148">
                <text:p>0.45739801984514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0.460363331675471">
                <text:p>0.46036333167547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0.463212662387063">
                <text:p>0.463212662387063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0.465932273579822">
                <text:p>0.46593227357982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0.468509887931553">
                <text:p>0.468509887931553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0.470934636747489">
                <text:p>0.47093463674748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0.473197008182597">
                <text:p>0.473197008182597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0.475288796136667">
                <text:p>0.47528879613666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0.477203049822171">
                <text:p>0.47720304982217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0.478934024004918">
                <text:p>0.47893402400491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0.480477129917478">
                <text:p>0.48047712991747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0.48182888684539">
                <text:p>0.4818288868453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0.482986874386158">
                <text:p>0.482986874386158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0.483949685381013">
                <text:p>0.483949685381013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0.484716879519473">
                <text:p>0.48471687951947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0.48528893761667">
                <text:p>0.4852889376166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0.485667216563466">
                <text:p>0.485667216563466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0.485853904949347">
                <text:p>0.48585390494934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0.485851979358096">
                <text:p>0.485851979358096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0.485665161336253">
                <text:p>0.48566516133625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0.48529787503435">
                <text:p>0.48529787503435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0.484755205520925">
                <text:p>0.484755205520925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0.484042857769327">
                <text:p>0.48404285776932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0.483167116317293">
                <text:p>0.48316711631729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0.482134805599305">
                <text:p>0.48213480559930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0.480953250951737">
                <text:p>0.480953250951737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0.479630240290773">
                <text:p>0.479630240290773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0.47817398646311">
                <text:p>0.4781739864631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0.476593090269446">
                <text:p>0.476593090269446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0.474896504160739">
                <text:p>0.474896504160739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0.473093496607256">
                <text:p>0.473093496607256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0.4711936171404">
                <text:p>0.4711936171404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0.469206662067314">
                <text:p>0.469206662067314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0.467142640858272">
                <text:p>0.46714264085827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465011743206849">
                <text:p>0.465011743206849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462824306762865">
                <text:p>0.462824306762865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460590785538124">
                <text:p>0.46059078553812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45832171898492">
                <text:p>0.4583217189849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456027701747331">
                <text:p>0.45602770174733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453719354085292">
                <text:p>0.45371935408529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451407292971449">
                <text:p>0.451407292971449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449102103860798">
                <text:p>0.44910210386079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446814313133094">
                <text:p>0.446814313133094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444554361208054">
                <text:p>0.444554361208054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442332576333332">
                <text:p>0.44233257633333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440159149045276">
                <text:p>0.44015914904527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438044107302473">
                <text:p>0.43804410730247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435997292292062">
                <text:p>0.435997292292062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434028334908841">
                <text:p>0.43402833490884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432146632907146">
                <text:p>0.43214663290714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430361328725517">
                <text:p>0.43036132872551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428681287984135">
                <text:p>0.428681287984135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427115078655057">
                <text:p>0.427115078655057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425670950905212">
                <text:p>0.425670950905212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424356817612193">
                <text:p>0.424356817612193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423180235552821">
                <text:p>0.423180235552821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422148387264496">
                <text:p>0.422148387264496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421268063579324">
                <text:p>0.421268063579324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420545646831029">
                <text:p>0.42054564683102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419987094734639">
                <text:p>0.41998709473463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419597924938966">
                <text:p>0.419597924938966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419383200251847">
                <text:p>0.419383200251847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419347514538188">
                <text:p>0.41934751453818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419494979290774">
                <text:p>0.41949497929077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419829210873861">
                <text:p>0.41982921087386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420353318439559">
                <text:p>0.420353318439559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42106989251698">
                <text:p>0.42106989251698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421980994274185">
                <text:p>0.42198099427418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423088145452894">
                <text:p>0.423088145452894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424392318975993">
                <text:p>0.42439231897599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425893930227807">
                <text:p>0.425893930227807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427592829007169">
                <text:p>0.427592829007169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429488292153254">
                <text:p>0.42948829215325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431579016844208">
                <text:p>0.43157901684420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433863114568548">
                <text:p>0.43386311456854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43633810576935">
                <text:p>0.4363381057693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439000915161211">
                <text:p>0.43900091516121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441847867719997">
                <text:p>0.44184786771999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444874685345372">
                <text:p>0.444874685345372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448076484196102">
                <text:p>0.448076484196102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451447772698148">
                <text:p>0.45144777269814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454982450225533">
                <text:p>0.454982450225533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458673806453994">
                <text:p>0.45867380645399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462514521387415">
                <text:p>0.462514521387415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466496666057034">
                <text:p>0.466496666057034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470611703893444">
                <text:p>0.470611703893444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474850492771363">
                <text:p>0.474850492771363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479203287727187">
                <text:p>0.47920328772718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483659744349328">
                <text:p>0.48365974434932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488208922841334">
                <text:p>0.488208922841334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492839292757783">
                <text:p>0.49283929275778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497538738412959">
                <text:p>0.49753873841295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502294564962318">
                <text:p>0.50229456496231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507093505156725">
                <text:p>0.50709350515672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511921726769471">
                <text:p>0.51192172676947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516764840696083">
                <text:p>0.51676484069608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443583416368495">
                <text:p>0.443583416368495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446842029370998">
                <text:p>0.44684202937099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450055404496196">
                <text:p>0.450055404496196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453203469451778">
                <text:p>0.45320346945177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456267826366778">
                <text:p>0.45626782636677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459231696717254">
                <text:p>0.459231696717254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462079866924765">
                <text:p>0.462079866924765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464798634627649">
                <text:p>0.464798634627649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467375755625101">
                <text:p>0.467375755625101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469800391494045">
                <text:p>0.469800391494045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472063057878807">
                <text:p>0.47206305787880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47415557345359">
                <text:p>0.47415557345359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47607100955774">
                <text:p>0.47607100955774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477803640503819">
                <text:p>0.477803640503819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479348894558472">
                <text:p>0.479348894558472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48070330559609">
                <text:p>0.48070330559609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48186446542528">
                <text:p>0.4818644654252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482830976788124">
                <text:p>0.482830976788124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483602407032246">
                <text:p>0.483602407032246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484179242455667">
                <text:p>0.484179242455667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484562843324469">
                <text:p>0.484562843324469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484755399563254">
                <text:p>0.484755399563254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484759887118396">
                <text:p>0.484759887118396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484580024994099">
                <text:p>0.48458002499409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484220232961253">
                <text:p>0.48422023296125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483685589939083">
                <text:p>0.483685589939083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482981793049602">
                <text:p>0.482981793049602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482115117344862">
                <text:p>0.48211511734486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481092376207001">
                <text:p>0.481092376207001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47992088242109">
                <text:p>0.47992088242109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478608409920779">
                <text:p>0.47860840992077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477163156206744">
                <text:p>0.477163156206744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475593705437925">
                <text:p>0.47559370543792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473908992195572">
                <text:p>0.473908992195572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472118265920085">
                <text:p>0.47211826592008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47023105602065">
                <text:p>0.4702310560206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46825713765768">
                <text:p>0.4682571376576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466206498198047">
                <text:p>0.466206498198047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464089304343122">
                <text:p>0.464089304343122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461915869929605">
                <text:p>0.461915869929605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459696624403159">
                <text:p>0.459696624403159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457442081964838">
                <text:p>0.45744208196483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45516281139032">
                <text:p>0.45516281139032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452869406521931">
                <text:p>0.452869406521931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450572457433476">
                <text:p>0.450572457433476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448282522267861">
                <text:p>0.448282522267861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446010099747518">
                <text:p>0.44601009974751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443765602357627">
                <text:p>0.443765602357627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441559330202137">
                <text:p>0.44155933020213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439401445532588">
                <text:p>0.43940144553258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437301947949726">
                <text:p>0.437301947949726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435270650277925">
                <text:p>0.435270650277925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433317155112394">
                <text:p>0.43331715511239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431450832039201">
                <text:p>0.431450832039201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429680795528081">
                <text:p>0.429680795528081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428015883498047">
                <text:p>0.428015883498047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426464636555802">
                <text:p>0.426464636555802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425035277906946">
                <text:p>0.425035277906946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423735693939987">
                <text:p>0.423735693939987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422573415483143">
                <text:p>0.422573415483143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421555599733949">
                <text:p>0.42155559973394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420689012861659">
                <text:p>0.420689012861659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419980013282449">
                <text:p>0.419980013282449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419434535607418">
                <text:p>0.41943453560741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419058075263387">
                <text:p>0.419058075263387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418855673786493">
                <text:p>0.418855673786493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418831904788593">
                <text:p>0.418831904788593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418990860596453">
                <text:p>0.41899086059645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419336139563743">
                <text:p>0.419336139563743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419870834055832">
                <text:p>0.41987083405583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420597519107375">
                <text:p>0.42059751910737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421518241752707">
                <text:p>0.42151824175270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422634511029026">
                <text:p>0.422634511029026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423947288652387">
                <text:p>0.423947288652387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425456980366479">
                <text:p>0.425456980366479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427163427964216">
                <text:p>0.42716342796421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429065901982118">
                <text:p>0.42906590198211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431163095067489">
                <text:p>0.431163095067489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433453116018402">
                <text:p>0.433453116018402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435933484496476">
                <text:p>0.435933484496476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438601126412452">
                <text:p>0.43860112641245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441452369984567">
                <text:p>0.441452369984567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444482942469736">
                <text:p>0.444482942469736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447687967567517">
                <text:p>0.447687967567517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451061963496888">
                <text:p>0.45106196349688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454598841745816">
                <text:p>0.454598841745816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458291906493623">
                <text:p>0.458291906493623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462133854706161">
                <text:p>0.46213385470616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46611677690377">
                <text:p>0.46611677690377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470232158602049">
                <text:p>0.470232158602049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474470882425417">
                <text:p>0.47447088242541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478823230893476">
                <text:p>0.478823230893476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48327888988017">
                <text:p>0.48327888988017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487826952745748">
                <text:p>0.487826952745748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492455925141521">
                <text:p>0.492455925141521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497153730487414">
                <text:p>0.497153730487414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501907716122329">
                <text:p>0.501907716122329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506704660127294">
                <text:p>0.50670466012729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511530778821417">
                <text:p>0.51153077882141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516371734930639">
                <text:p>0.51637173493063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442498447820859">
                <text:p>0.442498447820859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44575460197764">
                <text:p>0.44575460197764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448965614979463">
                <text:p>0.448965614979463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452111458555765">
                <text:p>0.45211145855576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455173775960185">
                <text:p>0.455173775960185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458135826957299">
                <text:p>0.45813582695729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460982433482181">
                <text:p>0.46098243348218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463699925972773">
                <text:p>0.463699925972773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466276090375075">
                <text:p>0.466276090375075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468700115821163">
                <text:p>0.46870011582116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470962542980015">
                <text:p>0.470962542980015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473055213081161">
                <text:p>0.473055213081161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474971217611153">
                <text:p>0.474971217611153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476704848682848">
                <text:p>0.47670484868284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478251550077519">
                <text:p>0.47825155007751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479607868959778">
                <text:p>0.47960786895977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480771408265317">
                <text:p>0.480771408265317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481740779761476">
                <text:p>0.481740779761476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482515557780619">
                <text:p>0.48251555778061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483096233626338">
                <text:p>0.48309623362633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483484170652469">
                <text:p>0.48348417065246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483681560014935">
                <text:p>0.48368156001493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483691377096397">
                <text:p>0.483691377096397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483517338603736">
                <text:p>0.48351733860373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483163860338342">
                <text:p>0.48316386033834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482636015639231">
                <text:p>0.482636015639231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481939494498979">
                <text:p>0.481939494498979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481080563352466">
                <text:p>0.481080563352466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480066025538456">
                <text:p>0.48006602553845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47890318243398">
                <text:p>0.4789031824339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477599795261544">
                <text:p>0.477599795261544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476164047569158">
                <text:p>0.47616404756915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474604508383183">
                <text:p>0.47460450838318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47293009603399">
                <text:p>0.4729300960339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47115004265445">
                <text:p>0.47115004265445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469273859351232">
                <text:p>0.469273859351232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467311302048926">
                <text:p>0.467311302048926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465272338006983">
                <text:p>0.465272338006983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463167113009473">
                <text:p>0.463167113009473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461005919227664">
                <text:p>0.461005919227664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458799163755419">
                <text:p>0.458799163755419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45655733781741">
                <text:p>0.4565573378174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454290986650154">
                <text:p>0.454290986650154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452010680055867">
                <text:p>0.452010680055867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449726983629133">
                <text:p>0.449726983629133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447450430656398">
                <text:p>0.44745043065639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445191494688279">
                <text:p>0.44519149468827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442960562784695">
                <text:p>0.442960562784695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440767909432809">
                <text:p>0.440767909432809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438623671137802">
                <text:p>0.438623671137802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436537821686454">
                <text:p>0.436537821686454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434520148083548">
                <text:p>0.43452014808354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432580227161096">
                <text:p>0.43258022716109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430727402860379">
                <text:p>0.430727402860379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428970764186809">
                <text:p>0.428970764186809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427319123837609">
                <text:p>0.427319123837609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425780997502309">
                <text:p>0.425780997502309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42436458383607">
                <text:p>0.4243645838360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423077745105812">
                <text:p>0.42307774510581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421927988509178">
                <text:p>0.42192798850917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420922448166301">
                <text:p>0.420922448166301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420067867784402">
                <text:p>0.42006786778440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419370583995199">
                <text:p>0.41937058399519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41883651036514">
                <text:p>0.41883651036514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418471122078452">
                <text:p>0.41847112207845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418279441293008">
                <text:p>0.41827944129300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418266023169018">
                <text:p>0.41826602316901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418434942570533">
                <text:p>0.41843494257053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418789781439769">
                <text:p>0.418789781439769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419333616844254">
                <text:p>0.419333616844254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420069009696791">
                <text:p>0.42006900969679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420997994148237">
                <text:p>0.420997994148237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422122067653106">
                <text:p>0.42212206765310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423442181707988">
                <text:p>0.42344218170798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424958733262788">
                <text:p>0.42495873326278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426671556804783">
                <text:p>0.426671556804783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428579917115498">
                <text:p>0.42857991711549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430682502700401">
                <text:p>0.430682502700401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432977419891419">
                <text:p>0.432977419891419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435462187622268">
                <text:p>0.43546218762226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438133732876606">
                <text:p>0.438133732876606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440988386809005">
                <text:p>0.440988386809005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444021881538739">
                <text:p>0.44402188153873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447229347616391">
                <text:p>0.447229347616391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450605312163285">
                <text:p>0.450605312163285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454143697683725">
                <text:p>0.454143697683725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457837821550069">
                <text:p>0.457837821550069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461680396160605">
                <text:p>0.46168039616060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465663529770257">
                <text:p>0.46566352977025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469778727994107">
                <text:p>0.469778727994107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474016895983735">
                <text:p>0.47401689598373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478368341276379">
                <text:p>0.478368341276379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482822777316911">
                <text:p>0.482822777316911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487369327652638">
                <text:p>0.48736932765263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0.491996530800915">
                <text:p>0.491996530800915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0.496692345789579">
                <text:p>0.496692345789579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0.501444158370208">
                <text:p>0.50144415837020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0.506238787904188">
                <text:p>0.50623878790418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0.511062494921607">
                <text:p>0.511062494921607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0.515900989352966">
                <text:p>0.51590098935296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0.4414526526969">
                <text:p>0.441452652696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0.444706022292218">
                <text:p>0.44470602229221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0.447914337678236">
                <text:p>0.447914337678236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0.45105761015992">
                <text:p>0.45105761015992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0.4541175199643">
                <text:p>0.454117519964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0.457077361281921">
                <text:p>0.45707736128192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0.459921987981116">
                <text:p>0.45992198798111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0.462637759995138">
                <text:p>0.462637759995138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0.465212490382122">
                <text:p>0.46521249038212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0.467635393057894">
                <text:p>0.467635393057894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0.469897031201621">
                <text:p>0.46989703120162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0.4719892663343">
                <text:p>0.4719892663343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0.473905208070096">
                <text:p>0.47390520807009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0.47563916454051">
                <text:p>0.4756391645405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0.477186593491399">
                <text:p>0.477186593491399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0.478544054052837">
                <text:p>0.478544054052837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0.479709159181806">
                <text:p>0.479709159181806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0.480680528777747">
                <text:p>0.48068052877774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0.481457743470936">
                <text:p>0.48145774347093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0.482041299083713">
                <text:p>0.482041299083713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0.482432561764546">
                <text:p>0.482432561764546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0.482633723794942">
                <text:p>0.482633723794942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0.482647760069191">
                <text:p>0.48264776006919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0.482478385246967">
                <text:p>0.482478385246967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0.48213001157875">
                <text:p>0.4821300115787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0.481607707404111">
                <text:p>0.481607707404111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0.480917156322824">
                <text:p>0.480917156322824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0.480064617038822">
                <text:p>0.48006461703882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0.479056883877001">
                <text:p>0.479056883877001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0.477901247972863">
                <text:p>0.477901247972863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0.476605459134992">
                <text:p>0.476605459134992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0.475177688380388">
                <text:p>0.475177688380388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0.473626491142627">
                <text:p>0.47362649114262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0.471960771152874">
                <text:p>0.471960771152874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0.470189744993732">
                <text:p>0.470189744993732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0.46832290732593">
                <text:p>0.46832290732593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0.466369996787862">
                <text:p>0.466369996787862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0.464340962567962">
                <text:p>0.464340962567962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0.462245931649915">
                <text:p>0.46224593164991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0.460095176730723">
                <text:p>0.460095176730723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0.4578990848116">
                <text:p>0.4578990848116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0.455668126461718">
                <text:p>0.45566812646171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0.453412825754787">
                <text:p>0.453412825754787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0.451143730878484">
                <text:p>0.45114373087848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0.448871385416716">
                <text:p>0.448871385416716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0.446606300304734">
                <text:p>0.446606300304734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0.44435892645708">
                <text:p>0.44435892645708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0.442139628068378">
                <text:p>0.44213962806837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0.439958656586972">
                <text:p>0.439958656586972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0.4378261253614">
                <text:p>0.437826125361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0.435751984959708">
                <text:p>0.435751984959708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0.433745999161613">
                <text:p>0.43374599916161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0.431817721623504">
                <text:p>0.431817721623504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0.42997647321628">
                <text:p>0.4299764732162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0.428231320036039">
                <text:p>0.42823132003603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0.426591052087601">
                <text:p>0.426591052087601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0.425064162640876">
                <text:p>0.425064162640876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0.423658828260072">
                <text:p>0.423658828260072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0.422382889505749">
                <text:p>0.42238288950574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0.421243832309709">
                <text:p>0.42124383230970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0.420248770022729">
                <text:p>0.42024877002272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0.419404426135142">
                <text:p>0.419404426135142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0.418717117670248">
                <text:p>0.41871711767024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0.418192739250579">
                <text:p>0.418192739250579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0.417836747836998">
                <text:p>0.41783674783699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0.417654148140638">
                <text:p>0.41765414814063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0.417649478707692">
                <text:p>0.41764947870769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0.417826798677039">
                <text:p>0.41782679867703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0.418189675210706">
                <text:p>0.41818967521070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0.418741171597182">
                <text:p>0.41874117159718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0.41948383602757">
                <text:p>0.41948383602757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0.420419691044576">
                <text:p>0.42041969104457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0.421550223664347">
                <text:p>0.421550223664347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0.422876376171146">
                <text:p>0.42287637617114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0.424398537584868">
                <text:p>0.42439853758486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0.426116535801404">
                <text:p>0.426116535801404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0.428029630405839">
                <text:p>0.428029630405839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0.430136506158496">
                <text:p>0.430136506158496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0.432435267153818">
                <text:p>0.43243526715381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0.434923431652102">
                <text:p>0.434923431652102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0.437597927584058">
                <text:p>0.43759792758405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0.440455088728225">
                <text:p>0.440455088728225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0.443490651561219">
                <text:p>0.443490651561219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0.446699752780829">
                <text:p>0.446699752780829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0.45007692750195">
                <text:p>0.45007692750195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0.45361610812536">
                <text:p>0.4536161081253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0.457310623879339">
                <text:p>0.45731062387933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0.461153201034127">
                <text:p>0.461153201034127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0.465135963789227">
                <text:p>0.46513596378922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0.469250435833551">
                <text:p>0.46925043583355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0.473487542578399">
                <text:p>0.473487542578399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0.477837614063292">
                <text:p>0.477837614063292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0.482290388534635">
                <text:p>0.482290388534635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0.486835016697231">
                <text:p>0.48683501669723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0.491460066638632">
                <text:p>0.49146006663863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0.496153529426331">
                <text:p>0.49615352942633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0.500902825377799">
                <text:p>0.500902825377799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0.505694811003362">
                <text:p>0.505694811003362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0.510515786621916">
                <text:p>0.510515786621916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0.515351504649494">
                <text:p>0.515351504649494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0.440447564158863">
                <text:p>0.440447564158863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0.443697813937384">
                <text:p>0.44369781393738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0.446903086543341">
                <text:p>0.446903086543341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0.450043428350908">
                <text:p>0.45004342835090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0.453100552353206">
                <text:p>0.453100552353206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0.456057783252011">
                <text:p>0.456057783252011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0.458900003220332">
                <text:p>0.45890000322033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0.461613598337849">
                <text:p>0.46161359833784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0.464186405699222">
                <text:p>0.464186405699222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0.466607661195272">
                <text:p>0.466607661195272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0.468867947967017">
                <text:p>0.468867947967017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0.470959145532588">
                <text:p>0.47095914553258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0.472874379587003">
                <text:p>0.47287437958700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0.474607972474817">
                <text:p>0.47460797247481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0.476155394335626">
                <text:p>0.47615539433562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0.477513214922453">
                <text:p>0.477513214922453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0.47867905609299">
                <text:p>0.47867905609299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0.479651544973715">
                <text:p>0.479651544973715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0.480430267796869">
                <text:p>0.480430267796869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0.481015724410305">
                <text:p>0.481015724410305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0.481409283460204">
                <text:p>0.48140928346020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0.481613138246655">
                <text:p>0.481613138246655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0.481630263252108">
                <text:p>0.48163026325210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0.481464371342684">
                <text:p>0.481464371342684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0.481119871642365">
                <text:p>0.481119871642365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0.480601828080041">
                <text:p>0.48060182808004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0.479915918609427">
                <text:p>0.479915918609427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0.479068395101853">
                <text:p>0.47906839510185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0.47806604391191">
                <text:p>0.47806604391191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0.476916147115974">
                <text:p>0.476916147115974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0.475626444423588">
                <text:p>0.47562644442358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0.474205095761723">
                <text:p>0.474205095761723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0.472660644531889">
                <text:p>0.472660644531889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0.47100198154013">
                <text:p>0.47100198154013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0.469238309599879">
                <text:p>0.46923830959987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0.467379108807676">
                <text:p>0.467379108807676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0.465434102491761">
                <text:p>0.465434102491761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0.463413223833529">
                <text:p>0.463413223833529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0.461326583161854">
                <text:p>0.461326583161854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0.45918443592028">
                <text:p>0.4591844359202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0.456997151307082">
                <text:p>0.456997151307082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0.454775181588185">
                <text:p>0.454775181588185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0.452529032082961">
                <text:p>0.452529032082961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0.450269231822889">
                <text:p>0.450269231822889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0.448006304883078">
                <text:p>0.44800630488307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0.445750742386664">
                <text:p>0.445750742386664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0.443512975182071">
                <text:p>0.44351297518207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0.441303347193138">
                <text:p>0.44130334719313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0.439132089442112">
                <text:p>0.439132089442112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0.437009294745519">
                <text:p>0.43700929474551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0.434944893082882">
                <text:p>0.434944893082882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0.432948627638327">
                <text:p>0.432948627638327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0.431030031515045">
                <text:p>0.43103003151504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0.429198405122618">
                <text:p>0.42919840512261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0.427462794237226">
                <text:p>0.427462794237226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0.425831968734704">
                <text:p>0.425831968734704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0.42431440199648">
                <text:p>0.4243144019964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0.422918250988375">
                <text:p>0.422918250988375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0.421651337012265">
                <text:p>0.42165133701226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0.420521127130622">
                <text:p>0.420521127130622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0.419534716263909">
                <text:p>0.419534716263909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0.418698809960852">
                <text:p>0.418698809960852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0.418019707841577">
                <text:p>0.41801970784157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0.417503287713606">
                <text:p>0.417503287713606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0.417154990360738">
                <text:p>0.417154990360738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0.416979805004772">
                <text:p>0.41697980500477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0.416982255440127">
                <text:p>0.41698225544012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0.4171663868413">
                <text:p>0.4171663868413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0.417535753243211">
                <text:p>0.417535753243211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0.418093405694409">
                <text:p>0.418093405694409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0.418841881083143">
                <text:p>0.418841881083143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0.419783191636303">
                <text:p>0.419783191636303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0.420918815091226">
                <text:p>0.420918815091226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0.422249685540374">
                <text:p>0.422249685540374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0.423776184948868">
                <text:p>0.42377618494886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0.425498135344908">
                <text:p>0.42549813534490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0.427414791683037">
                <text:p>0.42741479168303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0.429524835380294">
                <text:p>0.429524835380294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0.431826368525215">
                <text:p>0.43182636852521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0.434316908759719">
                <text:p>0.434316908759719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0.436993384833849">
                <text:p>0.436993384833849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0.439852132833379">
                <text:p>0.439852132833379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0.442888893080302">
                <text:p>0.442888893080302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0.446098807706169">
                <text:p>0.446098807706169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0.449476418898303">
                <text:p>0.449476418898303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0.453015667818884">
                <text:p>0.45301566781888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0.45670989419689">
                <text:p>0.45670989419689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0.460551836592918">
                <text:p>0.46055183659291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0.464533633336858">
                <text:p>0.46453363333685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0.468646824138452">
                <text:p>0.468646824138452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0.472882352370702">
                <text:p>0.472882352370702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0.477230568026155">
                <text:p>0.47723056802615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0.481681231346056">
                <text:p>0.48168123134605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0.486223517122364">
                <text:p>0.486223517122364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0.490846019672637">
                <text:p>0.490846019672637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0.495536758487782">
                <text:p>0.495536758487782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0.500283184552679">
                <text:p>0.500283184552679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0.505072187339662">
                <text:p>0.50507218733966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0.509890102474875">
                <text:p>0.509890102474875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0.514722720077493">
                <text:p>0.514722720077493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0.439484552503247">
                <text:p>0.439484552503247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0.442731339255588">
                <text:p>0.44273133925558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0.445933215889655">
                <text:p>0.445933215889655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0.449070259309108">
                <text:p>0.44907025930910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0.452124211034685">
                <text:p>0.452124211034685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0.455078422335695">
                <text:p>0.455078422335695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0.457917800034395">
                <text:p>0.457917800034395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0.460628752983266">
                <text:p>0.46062875298326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0.463199139215189">
                <text:p>0.463199139215189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0.465618213766508">
                <text:p>0.465618213766508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0.467876577172992">
                <text:p>0.467876577172992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0.469966124638699">
                <text:p>0.469966124638699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0.47187999587772">
                <text:p>0.47187999587772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0.473612525628835">
                <text:p>0.473612525628835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0.475159194843056">
                <text:p>0.475159194843056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0.476516582544061">
                <text:p>0.476516582544061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0.477682318361534">
                <text:p>0.47768231836153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0.478655035737392">
                <text:p>0.478655035737392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0.479434325804912">
                <text:p>0.479434325804912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0.480020691940749">
                <text:p>0.48002069194074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0.480415504989856">
                <text:p>0.480415504989856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0.480620959163291">
                <text:p>0.480620959163291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0.480640028608926">
                <text:p>0.48064002860892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0.480476424655047">
                <text:p>0.480476424655047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0.480134553726855">
                <text:p>0.480134553726855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0.479619475935853">
                <text:p>0.479619475935853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0.478936864342141">
                <text:p>0.47893686434214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0.478092964889592">
                <text:p>0.478092964889592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0.477094557013935">
                <text:p>0.477094557013935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0.475948914923729">
                <text:p>0.475948914923729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0.474663769554229">
                <text:p>0.474663769554229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0.473247271194154">
                <text:p>0.473247271194154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0.471707952785347">
                <text:p>0.471707952785347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0.470054693895327">
                <text:p>0.470054693895327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0.468296685362744">
                <text:p>0.468296685362744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0.466443394615721">
                <text:p>0.466443394615721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0.464504531663098">
                <text:p>0.46450453166309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0.462490015758567">
                <text:p>0.462490015758567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0.460409942737706">
                <text:p>0.460409942737706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0.458274553027905">
                <text:p>0.458274553027905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0.456094200331188">
                <text:p>0.456094200331188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0.453879320979932">
                <text:p>0.453879320979932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0.451640403965482">
                <text:p>0.45164040396548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0.449387961639656">
                <text:p>0.449387961639656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0.447132501089151">
                <text:p>0.447132501089151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0.444884496182845">
                <text:p>0.444884496182845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0.442654360291986">
                <text:p>0.44265436029198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0.440452419683288">
                <text:p>0.44045241968328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0.438288887584911">
                <text:p>0.43828888758491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0.436173838925348">
                <text:p>0.436173838925348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0.434117185745194">
                <text:p>0.434117185745194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0.432128653281823">
                <text:p>0.432128653281823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0.430217756726952">
                <text:p>0.430217756726952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0.428393778657104">
                <text:p>0.428393778657104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0.426665747136967">
                <text:p>0.42666574713696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0.425042414495642">
                <text:p>0.425042414495642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0.423532236775796">
                <text:p>0.423532236775796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0.422143353855705">
                <text:p>0.422143353855705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0.420883570244189">
                <text:p>0.420883570244189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0.419760336548451">
                <text:p>0.41976033654845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0.418780731614802">
                <text:p>0.41878073161480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0.41795144534229">
                <text:p>0.41795144534229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0.417278762169219">
                <text:p>0.417278762169219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0.416768545232559">
                <text:p>0.416768545232559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0.416426221200269">
                <text:p>0.416426221200269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0.416256765776489">
                <text:p>0.416256765776489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0.416264689879652">
                <text:p>0.41626468987965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0.416454026493476">
                <text:p>0.416454026493476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0.416828318190858">
                <text:p>0.41682831819085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0.417390605330661">
                <text:p>0.417390605330661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0.418143414927397">
                <text:p>0.41814341492739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0.419088750193805">
                <text:p>0.419088750193805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0.420228080756324">
                <text:p>0.420228080756324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0.421562333543463">
                <text:p>0.421562333543463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0.423091884347066">
                <text:p>0.423091884347066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0.424816550056469">
                <text:p>0.424816550056469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0.426735581565559">
                <text:p>0.426735581565559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0.428847657352717">
                <text:p>0.428847657352717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0.431150877733673">
                <text:p>0.431150877733673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0.43364275978724">
                <text:p>0.43364275978724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0.436320232953953">
                <text:p>0.436320232953953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0.4391796353076">
                <text:p>0.4391796353076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0.44221671049965">
                <text:p>0.44221671049965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0.445426605376573">
                <text:p>0.445426605376573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0.448803868270062">
                <text:p>0.448803868270062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0.45234244796014">
                <text:p>0.45234244796014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0.456035693311173">
                <text:p>0.456035693311173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0.459876353580773">
                <text:p>0.45987635358077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0.463856579401594">
                <text:p>0.46385657940159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0.46796792443603">
                <text:p>0.46796792443603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0.472201347703805">
                <text:p>0.472201347703805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0.476547216582452">
                <text:p>0.476547216582452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0.480995310480702">
                <text:p>0.48099531048070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0.485534825184752">
                <text:p>0.48553482518475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0.490154377877442">
                <text:p>0.490154377877442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0.494842012830317">
                <text:p>0.49484201283031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0.499585207768593">
                <text:p>0.499585207768593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0.504370880909009">
                <text:p>0.504370880909009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0.509185398670583">
                <text:p>0.509185398670583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0.51401458405826">
                <text:p>0.51401458405826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0.438564826788432">
                <text:p>0.438564826788432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0.441807800890645">
                <text:p>0.44180780089064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0.445005921928666">
                <text:p>0.445005921928666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0.448139292787869">
                <text:p>0.448139292787869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0.451189679270661">
                <text:p>0.451189679270661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0.454140455263235">
                <text:p>0.454140455263235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0.456976548575265">
                <text:p>0.456976548575265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0.459684387452517">
                <text:p>0.459684387452517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0.462251847762394">
                <text:p>0.462251847762394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0.464668200852404">
                <text:p>0.464668200852404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0.46692406208155">
                <text:p>0.46692406208155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0.469011340024655">
                <text:p>0.469011340024655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0.470923186349606">
                <text:p>0.470923186349606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0.472653946367528">
                <text:p>0.47265394636752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0.474199110255884">
                <text:p>0.474199110255884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0.475555264954498">
                <text:p>0.47555526495449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0.47672004673451">
                <text:p>0.4767200467345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0.477692094440252">
                <text:p>0.477692094440252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0.478471003404053">
                <text:p>0.478471003404053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0.479057280033969">
                <text:p>0.479057280033969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0.479452297074442">
                <text:p>0.479452297074442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0.479658249539882">
                <text:p>0.479658249539882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0.479678111321174">
                <text:p>0.47967811132117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0.479515592465119">
                <text:p>0.479515592465119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0.479175097126793">
                <text:p>0.479175097126793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0.478661682194833">
                <text:p>0.478661682194833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0.477981016589658">
                <text:p>0.47798101658965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0.477139341234605">
                <text:p>0.477139341234605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0.476143429699996">
                <text:p>0.476143429699996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0.475000549520135">
                <text:p>0.475000549520135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0.473718424183225">
                <text:p>0.473718424183225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0.472305195794216">
                <text:p>0.472305195794216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0.470769388410575">
                <text:p>0.470769388410575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0.469119872050986">
                <text:p>0.469119872050986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0.467365827376976">
                <text:p>0.467365827376976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0.465516711047465">
                <text:p>0.465516711047465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0.463582221746241">
                <text:p>0.463582221746241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0.46157226688237">
                <text:p>0.46157226688237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0.459496929963521">
                <text:p>0.45949692996352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0.457366438642222">
                <text:p>0.45736643864222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0.455191133435048">
                <text:p>0.45519113343504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0.452981437114722">
                <text:p>0.45298143711472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0.450747824775158">
                <text:p>0.45074782477515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0.448500794569416">
                <text:p>0.448500794569416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0.446250839120597">
                <text:p>0.446250839120597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0.444008417605648">
                <text:p>0.44400841760564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0.441783928512109">
                <text:p>0.441783928512109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0.439587683067779">
                <text:p>0.43958768306777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0.437429879343305">
                <text:p>0.43742987934330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0.435320577027706">
                <text:p>0.435320577027706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0.433269672876815">
                <text:p>0.433269672876815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0.431286876834651">
                <text:p>0.431286876834651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0.42938168882772">
                <text:p>0.42938168882772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0.427563376232237">
                <text:p>0.427563376232237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0.425840952014274">
                <text:p>0.425840952014274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0.424223153542844">
                <text:p>0.424223153542844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0.422718422075896">
                <text:p>0.422718422075896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0.421334882919249">
                <text:p>0.421334882919249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0.42008032625845">
                <text:p>0.4200803262584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0.41896218866355">
                <text:p>0.41896218866355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0.417987535266815">
                <text:p>0.41798753526681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0.417163042613363">
                <text:p>0.417163042613363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0.416494982184721">
                <text:p>0.416494982184721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0.415989204595315">
                <text:p>0.415989204595315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0.415651124461881">
                <text:p>0.415651124461881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0.415485705945805">
                <text:p>0.415485705945805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0.415497448968393">
                <text:p>0.415497448968393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0.415690376099059">
                <text:p>0.41569037609905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0.416068020116442">
                <text:p>0.416068020116442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0.416633412242458">
                <text:p>0.41663341224245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0.417389071049263">
                <text:p>0.417389071049263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0.418336992039155">
                <text:p>0.418336992039155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0.419478637897399">
                <text:p>0.419478637897399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0.42081492941797">
                <text:p>0.42081492941797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0.422346237102239">
                <text:p>0.422346237102239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0.424072373430566">
                <text:p>0.424072373430566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0.425992585806838">
                <text:p>0.42599258580683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0.428105550175914">
                <text:p>0.428105550175914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0.430409365314015">
                <text:p>0.430409365314015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0.432901547792028">
                <text:p>0.43290154779202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0.435579027611741">
                <text:p>0.43557902761174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0.438438144515">
                <text:p>0.438438144515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0.4414746449658">
                <text:p>0.441474644965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0.444683679805295">
                <text:p>0.444683679805295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0.448059802579739">
                <text:p>0.448059802579739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0.451596968541349">
                <text:p>0.451596968541349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0.455288534322099">
                <text:p>0.455288534322099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0.459127258280436">
                <text:p>0.459127258280436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0.463105301520925">
                <text:p>0.463105301520925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0.467214229586819">
                <text:p>0.467214229586819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0.471445014825559">
                <text:p>0.471445014825559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0.47578803942719">
                <text:p>0.4757880394271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0.480233099135718">
                <text:p>0.48023309913571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0.484769407633381">
                <text:p>0.484769407633381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0.489385601597852">
                <text:p>0.489385601597852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0.494069746432368">
                <text:p>0.49406974643236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0.498809342668785">
                <text:p>0.498809342668785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0.503591333043553">
                <text:p>0.503591333043553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0.508402110246633">
                <text:p>0.508402110246633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0.513227525343322">
                <text:p>0.513227525343322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0.437689436583677">
                <text:p>0.437689436583677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0.440928243490698">
                <text:p>0.44092824349069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0.444122244422498">
                <text:p>0.44412224442249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0.447251563714408">
                <text:p>0.44725156371440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0.450297987219506">
                <text:p>0.450297987219506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0.453244907504177">
                <text:p>0.453244907504177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0.456077269716632">
                <text:p>0.456077269716632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0.458781518128387">
                <text:p>0.458781518128387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0.461345543348704">
                <text:p>0.461345543348704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0.463758630211986">
                <text:p>0.463758630211986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0.46601140633814">
                <text:p>0.46601140633814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0.468095791365897">
                <text:p>0.468095791365897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0.470004946859088">
                <text:p>0.47000494685908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0.471733226885885">
                <text:p>0.47173322688588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0.473276129271">
                <text:p>0.473276129271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0.474630247520845">
                <text:p>0.474630247520845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0.475793223421653">
                <text:p>0.475793223421653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0.476763700310553">
                <text:p>0.476763700310553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0.477541277019614">
                <text:p>0.477541277019614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0.478126462492842">
                <text:p>0.478126462492842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0.478520631076141">
                <text:p>0.478520631076141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0.478725978480231">
                <text:p>0.478725978480231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0.478745478416529">
                <text:p>0.478745478416529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0.478582839905989">
                <text:p>0.478582839905989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0.478242465260899">
                <text:p>0.47824246526089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0.477729408739645">
                <text:p>0.477729408739645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0.477049335874426">
                <text:p>0.477049335874426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0.476208483471938">
                <text:p>0.47620848347193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0.475213620287012">
                <text:p>0.475213620287012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0.474072008369211">
                <text:p>0.474072008369211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0.472791365082396">
                <text:p>0.472791365082396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0.471379825797242">
                <text:p>0.471379825797242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0.469845907256716">
                <text:p>0.469845907256716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0.468198471614521">
                <text:p>0.468198471614521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0.466446691146496">
                <text:p>0.466446691146496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0.464600013634972">
                <text:p>0.464600013634972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0.462668128426095">
                <text:p>0.462668128426095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0.460660933160106">
                <text:p>0.460660933160106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0.458588501174581">
                <text:p>0.45858850117458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0.456461049580629">
                <text:p>0.456461049580629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0.454288908012055">
                <text:p>0.454288908012055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0.45208248804748">
                <text:p>0.4520824880474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0.449852253305419">
                <text:p>0.449852253305419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0.447608690212322">
                <text:p>0.447608690212322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0.445362279443577">
                <text:p>0.445362279443577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0.443123468037466">
                <text:p>0.443123468037466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0.440902642182088">
                <text:p>0.44090264218208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0.438710100675239">
                <text:p>0.43871010067523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0.436556029057252">
                <text:p>0.436556029057252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0.434450474416799">
                <text:p>0.434450474416799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0.432403320869647">
                <text:p>0.43240332086964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0.430424265710385">
                <text:p>0.430424265710385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0.428522796237098">
                <text:p>0.42852279623709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0.426708167249012">
                <text:p>0.426708167249012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0.424989379217095">
                <text:p>0.424989379217095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0.423375157127611">
                <text:p>0.423375157127611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0.42187392999865">
                <text:p>0.42187392999865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0.420493811069602">
                <text:p>0.420493811069602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0.4192425786636">
                <text:p>0.4192425786636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0.418127657722919">
                <text:p>0.418127657722919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0.417156102017341">
                <text:p>0.417156102017341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0.416334577025471">
                <text:p>0.416334577025471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0.41566934348902">
                <text:p>0.41566934348902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0.415166241640045">
                <text:p>0.415166241640045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0.414830676101152">
                <text:p>0.414830676101152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0.414667601458654">
                <text:p>0.414667601458654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0.414681508508693">
                <text:p>0.414681508508693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0.414876411176324">
                <text:p>0.414876411176324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0.415255834107547">
                <text:p>0.415255834107547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0.415822800934322">
                <text:p>0.41582280093432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0.416579823212517">
                <text:p>0.416579823212517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0.417528890032834">
                <text:p>0.417528890032834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0.418671458304693">
                <text:p>0.418671458304693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0.42000844371307">
                <text:p>0.42000844371307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0.421540212348297">
                <text:p>0.421540212348297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0.423266573008825">
                <text:p>0.42326657300882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0.425186770176948">
                <text:p>0.42518677017694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0.427299477667478">
                <text:p>0.42729947766747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0.429602792949389">
                <text:p>0.429602792949389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0.432094232140422">
                <text:p>0.432094232140422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0.434770725674641">
                <text:p>0.434770725674641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0.437628614642958">
                <text:p>0.43762861464295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0.44066364780661">
                <text:p>0.44066364780661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0.443870979283606">
                <text:p>0.443870979283606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0.447245166908126">
                <text:p>0.447245166908126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0.45078017126288">
                <text:p>0.4507801712628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0.454469355384433">
                <text:p>0.454469355384433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0.458305485141486">
                <text:p>0.458305485141486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0.462280730286115">
                <text:p>0.462280730286115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0.466386666177976">
                <text:p>0.46638666617797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0.470614276181465">
                <text:p>0.470614276181465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0.474953954735839">
                <text:p>0.474953954735839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0.479395511098298">
                <text:p>0.47939551109829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0.483928173760027">
                <text:p>0.483928173760027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0.488540595535201">
                <text:p>0.488540595535201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0.493220859322938">
                <text:p>0.493220859322938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0.497956484542231">
                <text:p>0.497956484542231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0.502734434239824">
                <text:p>0.502734434239824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0.507541122871054">
                <text:p>0.507541122871054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0.512362424753656">
                <text:p>0.512362424753656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0.436859273839467">
                <text:p>0.436859273839467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0.44009355553256">
                <text:p>0.44009355553256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0.443283068459423">
                <text:p>0.443283068459423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0.446407953912323">
                <text:p>0.446407953912323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0.44945001360023">
                <text:p>0.44945001360023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0.452392654866739">
                <text:p>0.452392654866739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0.455220836580997">
                <text:p>0.455220836580997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0.457921015701626">
                <text:p>0.457921015701626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0.460481094513639">
                <text:p>0.460481094513639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0.462890368538356">
                <text:p>0.462890368538356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0.465139475116315">
                <text:p>0.465139475116315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0.467220342663182">
                <text:p>0.467220342663182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0.46912614059865">
                <text:p>0.46912614059865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0.470851229948347">
                <text:p>0.470851229948347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0.472391114618729">
                <text:p>0.472391114618729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0.473742393344977">
                <text:p>0.473742393344977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0.474902712311886">
                <text:p>0.474902712311886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0.475870718447757">
                <text:p>0.475870718447757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0.476646013391274">
                <text:p>0.476646013391274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0.477229108131391">
                <text:p>0.477229108131391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0.477621378320207">
                <text:p>0.477621378320207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0.477825020258841">
                <text:p>0.477825020258841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0.477843007556301">
                <text:p>0.477843007556301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0.477679048461354">
                <text:p>0.477679048461354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0.477337543867386">
                <text:p>0.477337543867386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0.476823545990267">
                <text:p>0.476823545990267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0.476142717719204">
                <text:p>0.476142717719204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0.475301292640599">
                <text:p>0.47530129264059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0.474306035734894">
                <text:p>0.474306035734894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0.473164204746423">
                <text:p>0.473164204746423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0.471883512226253">
                <text:p>0.471883512226253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0.470472088248024">
                <text:p>0.470472088248024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0.468938443796787">
                <text:p>0.46893844379678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0.467291434830835">
                <text:p>0.467291434830835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0.465540227016536">
                <text:p>0.46554022701653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0.463694261136159">
                <text:p>0.463694261136159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0.461763219168695">
                <text:p>0.461763219168695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0.459756991043678">
                <text:p>0.45975699104367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0.457685642068002">
                <text:p>0.457685642068002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0.455559381025735">
                <text:p>0.455559381025735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0.453388528950923">
                <text:p>0.453388528950923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0.451183488573406">
                <text:p>0.45118348857340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0.44895471443761">
                <text:p>0.4489547144376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0.446712683694356">
                <text:p>0.446712683694356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0.444467867565648">
                <text:p>0.444467867565648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0.442230703482472">
                <text:p>0.442230703482472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0.440011567895582">
                <text:p>0.440011567895582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0.437820749759285">
                <text:p>0.437820749759285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0.435668424688226">
                <text:p>0.435668424688226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0.433564629787167">
                <text:p>0.433564629787167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0.43151923915376">
                <text:p>0.4315192391537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0.429541940054322">
                <text:p>0.42954194005432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0.427642209772602">
                <text:p>0.42764220977260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0.425829293131549">
                <text:p>0.425829293131549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0.424112180688071">
                <text:p>0.424112180688071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0.422499587600796">
                <text:p>0.422499587600796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0.420999933170826">
                <text:p>0.42099993317082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0.41962132105549">
                <text:p>0.41962132105549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0.418371520155093">
                <text:p>0.418371520155093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0.417257946172658">
                <text:p>0.41725794617265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0.416287643846671">
                <text:p>0.416287643846671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0.41546726985682">
                <text:p>0.41546726985682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0.414803076402726">
                <text:p>0.414803076402726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0.414300895455677">
                <text:p>0.414300895455677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0.413966123683359">
                <text:p>0.413966123683359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0.413803708047574">
                <text:p>0.413803708047574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0.413818132074969">
                <text:p>0.413818132074969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0.414013402800747">
                <text:p>0.414013402800747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0.414393038385387">
                <text:p>0.414393038385387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0.414960056404354">
                <text:p>0.41496005640435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0.415716962810803">
                <text:p>0.415716962810803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0.416665741571289">
                <text:p>0.416665741571289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0.417807844974466">
                <text:p>0.417807844974466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0.419144184612781">
                <text:p>0.419144184612781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0.420675123037175">
                <text:p>0.420675123037175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0.422400466084768">
                <text:p>0.422400466084768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0.424319455879551">
                <text:p>0.42431945587955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0.426430764506066">
                <text:p>0.426430764506066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0.428732488356088">
                <text:p>0.42873248835608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0.431222143148306">
                <text:p>0.431222143148306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0.433896659620992">
                <text:p>0.433896659620992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0.436752379897672">
                <text:p>0.436752379897672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0.439785054525798">
                <text:p>0.439785054525798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0.442989840188405">
                <text:p>0.442989840188405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0.446361298088775">
                <text:p>0.446361298088775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0.449893393008097">
                <text:p>0.449893393008097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0.453579493036112">
                <text:p>0.453579493036112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0.457412369974772">
                <text:p>0.457412369974772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0.461384200414881">
                <text:p>0.461384200414881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0.465486567485741">
                <text:p>0.465486567485741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0.469710463277794">
                <text:p>0.469710463277794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0.474046291938251">
                <text:p>0.474046291938251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0.478483873439734">
                <text:p>0.478483873439734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0.4830124480219">
                <text:p>0.4830124480219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0.487620681306072">
                <text:p>0.487620681306072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0.492296670082857">
                <text:p>0.49229667008285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0.497027948772769">
                <text:p>0.497027948772769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0.501801496559844">
                <text:p>0.501801496559844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0.506603745198254">
                <text:p>0.506603745198254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0.511420587491916">
                <text:p>0.511420587491916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0.436075074879225">
                <text:p>0.436075074879225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0.439304471267458">
                <text:p>0.439304471267458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0.442489126350821">
                <text:p>0.44248912635082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0.445609193945738">
                <text:p>0.445609193945738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0.448646487478545">
                <text:p>0.448646487478545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0.451584425219444">
                <text:p>0.451584425219444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0.454407976189493">
                <text:p>0.454407976189493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0.457103606740633">
                <text:p>0.457103606740633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0.459659227808748">
                <text:p>0.459659227808748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0.462064142839767">
                <text:p>0.462064142839767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0.464308996388796">
                <text:p>0.464308996388796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0.466385723392292">
                <text:p>0.466385723392292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0.468287499113263">
                <text:p>0.468287499113263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0.470008689759516">
                <text:p>0.470008689759516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0.471544803774937">
                <text:p>0.471544803774937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0.472892443803799">
                <text:p>0.472892443803799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0.474049259328118">
                <text:p>0.474049259328118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0.475013899978039">
                <text:p>0.475013899978039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0.475785969515258">
                <text:p>0.475785969515258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0.47636598048948">
                <text:p>0.47636598048948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0.476755309567915">
                <text:p>0.47675530956791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0.476956153537811">
                <text:p>0.476956153537811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0.476971485982015">
                <text:p>0.476971485982015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0.476805014627581">
                <text:p>0.476805014627581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0.476461139367409">
                <text:p>0.476461139367409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0.475944910954917">
                <text:p>0.475944910954917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0.475261990371753">
                <text:p>0.475261990371753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0.474418608868545">
                <text:p>0.474418608868545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0.473421528678679">
                <text:p>0.473421528678679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0.472278004405124">
                <text:p>0.472278004405124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0.470995745080282">
                <text:p>0.470995745080282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0.469582876898883">
                <text:p>0.469582876898883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0.468047906623908">
                <text:p>0.468047906623908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0.466399685665559">
                <text:p>0.466399685665559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0.464647374833252">
                <text:p>0.464647374833252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0.462800409760654">
                <text:p>0.462800409760654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0.460868467003756">
                <text:p>0.460868467003756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0.458861430811981">
                <text:p>0.458861430811981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0.456789360572325">
                <text:p>0.456789360572325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0.454662458926536">
                <text:p>0.454662458926536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0.452491040561334">
                <text:p>0.452491040561334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0.450285501671657">
                <text:p>0.450285501671657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0.448056290096954">
                <text:p>0.448056290096954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0.445813876130504">
                <text:p>0.445813876130504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0.443568724001777">
                <text:p>0.443568724001777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0.441331264031834">
                <text:p>0.441331264031834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0.439111865461752">
                <text:p>0.439111865461752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0.436920809954096">
                <text:p>0.436920809954096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0.434768265767421">
                <text:p>0.434768265767421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0.432664262603814">
                <text:p>0.432664262603814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0.430618667129468">
                <text:p>0.430618667129468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0.428641159168294">
                <text:p>0.428641159168294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0.42674120856857">
                <text:p>0.42674120856857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0.424928052742624">
                <text:p>0.424928052742624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0.423210674879556">
                <text:p>0.423210674879556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0.42159778283099">
                <text:p>0.42159778283099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0.420097788669872">
                <text:p>0.42009778866987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0.418718788922291">
                <text:p>0.418718788922291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0.41746854547235">
                <text:p>0.41746854547235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0.416354467140062">
                <text:p>0.416354467140062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0.415383591932289">
                <text:p>0.415383591932289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0.414562569966709">
                <text:p>0.414562569966709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0.413897647068834">
                <text:p>0.413897647068834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0.413394649042042">
                <text:p>0.413394649042042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0.413058966610669">
                <text:p>0.413058966610669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0.412895541036117">
                <text:p>0.412895541036117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0.412908850406011">
                <text:p>0.412908850406011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0.413102896596387">
                <text:p>0.413102896596387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0.413481192906914">
                <text:p>0.413481192906914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0.414046752369159">
                <text:p>0.414046752369159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0.414802076727877">
                <text:p>0.414802076727877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0.415749146095351">
                <text:p>0.415749146095351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0.416889409278756">
                <text:p>0.416889409278756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0.418223774780564">
                <text:p>0.418223774780564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0.419752602471988">
                <text:p>0.419752602471988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0.421475695939453">
                <text:p>0.421475695939453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0.423392295504117">
                <text:p>0.423392295504117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0.42550107191441">
                <text:p>0.42550107191441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0.427800120711627">
                <text:p>0.427800120711627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0.430286957268546">
                <text:p>0.430286957268546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0.432958512501084">
                <text:p>0.432958512501084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0.435811129252991">
                <text:p>0.435811129252991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0.438840559353579">
                <text:p>0.438840559353579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0.442041961348486">
                <text:p>0.442041961348486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0.445409898903479">
                <text:p>0.445409898903479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0.448938339881291">
                <text:p>0.448938339881291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0.452620656091491">
                <text:p>0.452620656091491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0.456449623713398">
                <text:p>0.456449623713398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0.46041742439202">
                <text:p>0.46041742439202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0.464515647007044">
                <text:p>0.464515647007044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0.468735290114846">
                <text:p>0.468735290114846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0.473066765063544">
                <text:p>0.47306676506354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0.477499899781094">
                <text:p>0.477499899781094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0.48202394323641">
                <text:p>0.4820239432364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0.486627570573526">
                <text:p>0.486627570573526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0.491298888918794">
                <text:p>0.491298888918794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0.49602544386112">
                <text:p>0.49602544386112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0.500794226605231">
                <text:p>0.500794226605231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0.505591681797978">
                <text:p>0.50559168179797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0.510403716027685">
                <text:p>0.51040371602768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0.435337422512378">
                <text:p>0.435337422512378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0.438561572788152">
                <text:p>0.438561572788152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0.441740999649629">
                <text:p>0.441740999649629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0.444855865085069">
                <text:p>0.444855865085069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0.447887990174806">
                <text:p>0.447887990174806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0.450820800335">
                <text:p>0.450820800335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0.453639271234461">
                <text:p>0.453639271234461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0.456329875384558">
                <text:p>0.456329875384558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0.458880529402202">
                <text:p>0.458880529402202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0.461280541945914">
                <text:p>0.461280541945914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0.463520562324961">
                <text:p>0.463520562324961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0.465592529781577">
                <text:p>0.465592529781577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0.467489623446263">
                <text:p>0.467489623446263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0.469206212966162">
                <text:p>0.469206212966162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0.470737809806515">
                <text:p>0.470737809806515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0.472081019225192">
                <text:p>0.472081019225192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0.473233492920305">
                <text:p>0.473233492920305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0.474193882350896">
                <text:p>0.474193882350896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0.474961792730709">
                <text:p>0.474961792730709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0.475537737695031">
                <text:p>0.475537737695031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0.475923094640621">
                <text:p>0.475923094640621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0.476120060738708">
                <text:p>0.476120060738708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0.476131609621081">
                <text:p>0.476131609621081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0.475961448739237">
                <text:p>0.475961448739237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0.47561397739663">
                <text:p>0.47561397739663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0.475094245453978">
                <text:p>0.475094245453978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0.474407912707666">
                <text:p>0.474407912707666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0.47356120894121">
                <text:p>0.47356120894121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0.472560894649817">
                <text:p>0.472560894649817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0.471414222438009">
                <text:p>0.471414222438009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0.47012889909033">
                <text:p>0.47012889909033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0.468713048315139">
                <text:p>0.468713048315139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0.467175174161465">
                <text:p>0.467175174161465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0.465524125108957">
                <text:p>0.465524125108957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0.463769058830903">
                <text:p>0.463769058830903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0.461919407630329">
                <text:p>0.461919407630329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0.459984844549175">
                <text:p>0.459984844549175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0.457975250150555">
                <text:p>0.457975250150555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0.45590067997409">
                <text:p>0.45590067997409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0.453771332664318">
                <text:p>0.45377133266431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0.451597518772187">
                <text:p>0.45159751877218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0.449389630229625">
                <text:p>0.449389630229625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0.447158110497189">
                <text:p>0.447158110497189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0.444913425384786">
                <text:p>0.444913425384786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0.442666034545481">
                <text:p>0.442666034545481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0.44042636364238">
                <text:p>0.44042636364238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0.438204777188589">
                <text:p>0.438204777188589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0.436011552060254">
                <text:p>0.436011552060254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0.433856851682678">
                <text:p>0.433856851682678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0.431750700889521">
                <text:p>0.431750700889521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0.429702961455065">
                <text:p>0.429702961455065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0.427723308299576">
                <text:p>0.427723308299576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0.425821206367731">
                <text:p>0.425821206367731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0.424005888180126">
                <text:p>0.424005888180126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0.422286332057865">
                <text:p>0.422286332057865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0.420671241020226">
                <text:p>0.420671241020226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0.419169022355402">
                <text:p>0.419169022355402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0.417787767864331">
                <text:p>0.417787767864331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0.416535234777586">
                <text:p>0.416535234777586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0.415418827345365">
                <text:p>0.415418827345365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0.414445579100539">
                <text:p>0.414445579100539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0.413622135794794">
                <text:p>0.413622135794794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0.412954739007843">
                <text:p>0.412954739007843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0.412449210429717">
                <text:p>0.412449210429717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0.412110936816138">
                <text:p>0.412110936816138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0.411944855616966">
                <text:p>0.411944855616966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0.411955441277727">
                <text:p>0.41195544127772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0.412146692214221">
                <text:p>0.412146692214221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0.4125221184602">
                <text:p>0.4125221184602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0.413084729988137">
                <text:p>0.413084729988137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0.413837025703062">
                <text:p>0.41383702570306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0.414780983109482">
                <text:p>0.414780983109482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0.415918048651381">
                <text:p>0.415918048651381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0.417249128725289">
                <text:p>0.417249128725289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0.418774581366443">
                <text:p>0.418774581366443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0.420494208608016">
                <text:p>0.420494208608016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0.422407249513427">
                <text:p>0.422407249513427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0.424512373881728">
                <text:p>0.424512373881728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0.426807676626077">
                <text:p>0.426807676626077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0.429290672825278">
                <text:p>0.429290672825278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0.431958293448407">
                <text:p>0.431958293448407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0.434806881752514">
                <text:p>0.434806881752514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0.437832190353403">
                <text:p>0.437832190353403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0.441029378969489">
                <text:p>0.441029378969489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0.444393012838739">
                <text:p>0.444393012838739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0.447917061808684">
                <text:p>0.447917061808684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0.451594900099515">
                <text:p>0.451594900099515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0.455419306740252">
                <text:p>0.455419306740252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0.459382466677997">
                <text:p>0.459382466677997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0.463475972560261">
                <text:p>0.463475972560261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0.467690827190373">
                <text:p>0.467690827190373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0.472017446655962">
                <text:p>0.472017446655962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0.476445664130523">
                <text:p>0.476445664130523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0.480964734348059">
                <text:p>0.480964734348059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0.4855633387508">
                <text:p>0.4855633387508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0.49022959131">
                <text:p>0.49022959131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0.494951045019821">
                <text:p>0.494951045019821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0.499714699064277">
                <text:p>0.499714699064277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0.504507006657277">
                <text:p>0.504507006657277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0.509313883555732">
                <text:p>0.509313883555732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0.434646748268786">
                <text:p>0.434646748268786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0.437865292217454">
                <text:p>0.437865292217454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0.441039121290249">
                <text:p>0.441039121290249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0.44414840139442">
                <text:p>0.44414840139442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0.447174957293831">
                <text:p>0.447174957293831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0.450102217856417">
                <text:p>0.450102217856417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0.452915161974758">
                <text:p>0.452915161974758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0.455600265159786">
                <text:p>0.455600265159786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0.458145446807607">
                <text:p>0.458145446807607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0.460540018139452">
                <text:p>0.460540018139452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0.462774630814747">
                <text:p>0.462774630814747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0.46484122621731">
                <text:p>0.46484122621731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0.466732985414671">
                <text:p>0.466732985414671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0.468444279790512">
                <text:p>0.468444279790512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0.469970622350234">
                <text:p>0.469970622350234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0.47130861969965">
                <text:p>0.47130861969965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0.472455924696792">
                <text:p>0.472455924696792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0.47341118977685">
                <text:p>0.47341118977685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0.474174020950234">
                <text:p>0.474174020950234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0.474744932473754">
                <text:p>0.474744932473754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0.475125302194929">
                <text:p>0.475125302194929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0.475317327569417">
                <text:p>0.475317327569417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0.475323982351565">
                <text:p>0.47532398235156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0.475148973958091">
                <text:p>0.475148973958091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0.474796701504884">
                <text:p>0.474796701504884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0.474272214516925">
                <text:p>0.474272214516925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0.473581172311335">
                <text:p>0.473581172311335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0.472729804053549">
                <text:p>0.472729804053549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0.471724869486609">
                <text:p>0.471724869486609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0.470573620333578">
                <text:p>0.470573620333578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0.469283762373087">
                <text:p>0.469283762373087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0.467863418187997">
                <text:p>0.467863418187997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0.466321090587187">
                <text:p>0.466321090587187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0.464665626700467">
                <text:p>0.464665626700467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0.462906182746609">
                <text:p>0.462906182746609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0.461052189474513">
                <text:p>0.461052189474513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0.459113318277482">
                <text:p>0.459113318277482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0.457099447980631">
                <text:p>0.457099447980631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0.455020632301414">
                <text:p>0.455020632301414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0.45288706798328">
                <text:p>0.45288706798328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0.450709063602443">
                <text:p>0.450709063602443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0.448497009047786">
                <text:p>0.448497009047786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0.446261345673883">
                <text:p>0.446261345673883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0.444012537127144">
                <text:p>0.444012537127144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0.441761040845084">
                <text:p>0.441761040845084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0.439517280228718">
                <text:p>0.439517280228718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0.437291617488076">
                <text:p>0.437291617488076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0.435094327160845">
                <text:p>0.435094327160845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0.432935570304129">
                <text:p>0.432935570304129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0.43082536935934">
                <text:p>0.4308253693593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0.428773583690206">
                <text:p>0.428773583690206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0.426789885793903">
                <text:p>0.426789885793903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0.424883738185318">
                <text:p>0.424883738185318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0.423064370954422">
                <text:p>0.423064370954422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0.421340759996782">
                <text:p>0.421340759996782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0.419721605917182">
                <text:p>0.419721605917182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0.418215313606379">
                <text:p>0.418215313606379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0.416829972490975">
                <text:p>0.416829972490975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0.415573337456415">
                <text:p>0.415573337456415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0.414452810443109">
                <text:p>0.414452810443109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0.413475422715676">
                <text:p>0.413475422715676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0.412647817805315">
                <text:p>0.412647817805315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0.411976235125294">
                <text:p>0.411976235125294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0.411466494259565">
                <text:p>0.411466494259565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0.411123979924507">
                <text:p>0.411123979924507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0.410953627603781">
                <text:p>0.410953627603781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0.410959909856323">
                <text:p>0.410959909856323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0.411146823297447">
                <text:p>0.411146823297447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0.411517876253082">
                <text:p>0.411517876253082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0.412076077087126">
                <text:p>0.412076077087126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0.412823923201926">
                <text:p>0.412823923201926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0.413763390711878">
                <text:p>0.413763390711878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0.414895924790158">
                <text:p>0.414895924790158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0.416222430688571">
                <text:p>0.416222430688571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0.417743265430519">
                <text:p>0.417743265430519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0.419458230177103">
                <text:p>0.419458230177103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0.421366563266345">
                <text:p>0.421366563266345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0.423466933925524">
                <text:p>0.423466933925524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0.425757436656647">
                <text:p>0.425757436656647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0.428235586295044">
                <text:p>0.428235586295044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0.430898313741074">
                <text:p>0.430898313741074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0.433741962364968">
                <text:p>0.433741962364968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0.436762285084787">
                <text:p>0.436762285084787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0.439954442117509">
                <text:p>0.439954442117509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0.443312999403233">
                <text:p>0.443312999403233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0.446831927702514">
                <text:p>0.446831927702514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0.450504602366815">
                <text:p>0.450504602366815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0.454323803782088">
                <text:p>0.454323803782088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0.45828171848547">
                <text:p>0.45828171848547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0.462369940955117">
                <text:p>0.462369940955117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0.466579476073143">
                <text:p>0.466579476073143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0.470900742261698">
                <text:p>0.470900742261698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0.475323575292161">
                <text:p>0.475323575292161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0.479837232767461">
                <text:p>0.479837232767461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0.484430399277516">
                <text:p>0.484430399277516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0.489091192227802">
                <text:p>0.489091192227802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0.493807168341039">
                <text:p>0.493807168341039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0.498565330832008">
                <text:p>0.498565330832008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0.503352137255482">
                <text:p>0.503352137255482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0.50815350802729">
                <text:p>0.50815350802729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0.434003334754522">
                <text:p>0.434003334754522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0.437215914018128">
                <text:p>0.437215914018128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0.440383777849932">
                <text:p>0.440383777849932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0.443487091940604">
                <text:p>0.443487091940604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0.446507680876596">
                <text:p>0.446507680876596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0.449428973385373">
                <text:p>0.449428973385373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0.452235948253822">
                <text:p>0.452235948253822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0.454915080919829">
                <text:p>0.454915080919829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0.457454290737028">
                <text:p>0.457454290737028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0.459842888912721">
                <text:p>0.459842888912721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0.462071527118971">
                <text:p>0.462071527118971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0.464132146776865">
                <text:p>0.464132146776865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0.46601792901395">
                <text:p>0.46601792901395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0.467723245294834">
                <text:p>0.467723245294834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0.469243608724974">
                <text:p>0.469243608724974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0.470575626027615">
                <text:p>0.470575626027615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0.471716950193916">
                <text:p>0.471716950193916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0.47266623380624">
                <text:p>0.47266623380624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0.473423083034618">
                <text:p>0.473423083034618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0.473988012306385">
                <text:p>0.473988012306385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0.474362399648985">
                <text:p>0.474362399648985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0.474548442705948">
                <text:p>0.474548442705948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0.474549115426041">
                <text:p>0.474549115426041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0.474368125425587">
                <text:p>0.474368125425587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0.474009872023958">
                <text:p>0.474009872023958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0.473479404952239">
                <text:p>0.473479404952239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0.47278238373506">
                <text:p>0.47278238373506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0.471925037745606">
                <text:p>0.471925037745606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0.470914126933792">
                <text:p>0.470914126933792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0.469756903227612">
                <text:p>0.469756903227612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0.468461072607664">
                <text:p>0.468461072607664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0.467034757854835">
                <text:p>0.467034757854835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0.46548646197117">
                <text:p>0.46548646197117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0.463825032273904">
                <text:p>0.463825032273904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0.46205962516267">
                <text:p>0.46205962516267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0.460199671559875">
                <text:p>0.460199671559875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0.45825484302425">
                <text:p>0.45825484302425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0.456235018537571">
                <text:p>0.456235018537571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0.45415025196455">
                <text:p>0.45415025196455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0.452010740185899">
                <text:p>0.452010740185899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0.449826791904566">
                <text:p>0.449826791904566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0.447608797125138">
                <text:p>0.447608797125138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0.445367197306421">
                <text:p>0.445367197306421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0.44311245618719">
                <text:p>0.44311245618719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0.440855031285107">
                <text:p>0.440855031285107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0.438605346068816">
                <text:p>0.438605346068816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0.436373762803203">
                <text:p>0.436373762803203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0.434170556067833">
                <text:p>0.434170556067833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0.432005886948556">
                <text:p>0.432005886948556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0.429889777902284">
                <text:p>0.429889777902284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0.427832088294942">
                <text:p>0.427832088294942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0.425842490612586">
                <text:p>0.425842490612586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0.423930447345695">
                <text:p>0.423930447345695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0.422105188546637">
                <text:p>0.422105188546637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0.420375690060302">
                <text:p>0.420375690060302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0.418750652427909">
                <text:p>0.418750652427909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0.417238480463981">
                <text:p>0.417238480463981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0.415847263506499">
                <text:p>0.415847263506499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0.414584756340218">
                <text:p>0.414584756340218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0.413458360793162">
                <text:p>0.413458360793162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0.412475108006284">
                <text:p>0.412475108006284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0.411641641376306">
                <text:p>0.411641641376306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0.41096420017172">
                <text:p>0.41096420017172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0.410448603821968">
                <text:p>0.410448603821968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0.410100236879793">
                <text:p>0.410100236879793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0.409924034656753">
                <text:p>0.409924034656753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0.409924469531922">
                <text:p>0.409924469531922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0.410105537933747">
                <text:p>0.410105537933747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0.410470747995084">
                <text:p>0.410470747995084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0.411023107881405">
                <text:p>0.411023107881405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0.411765114792176">
                <text:p>0.411765114792176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0.412698744635405">
                <text:p>0.412698744635405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0.413825442375364">
                <text:p>0.413825442375364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0.415146113053479">
                <text:p>0.415146113053479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0.416661113482393">
                <text:p>0.416661113482393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0.418370244613205">
                <text:p>0.418370244613205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0.420272744575873">
                <text:p>0.420272744575873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0.422367282392789">
                <text:p>0.422367282392789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0.424651952365532">
                <text:p>0.424651952365532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0.427124269134791">
                <text:p>0.427124269134791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0.429781163413451">
                <text:p>0.429781163413451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0.432618978392857">
                <text:p>0.432618978392857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0.435633466822252">
                <text:p>0.435633466822252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0.438819788761384">
                <text:p>0.438819788761384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0.442172510006279">
                <text:p>0.442172510006279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0.445685601188193">
                <text:p>0.445685601188193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0.449352437545732">
                <text:p>0.449352437545732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0.453165799370144">
                <text:p>0.453165799370144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0.457117873123782">
                <text:p>0.457117873123782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0.461200253231739">
                <text:p>0.461200253231739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0.465403944546657">
                <text:p>0.465403944546657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0.469719365486696">
                <text:p>0.469719365486696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0.474136351846695">
                <text:p>0.474136351846695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0.478644161282481">
                <text:p>0.478644161282481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0.483231478468371">
                <text:p>0.483231478468371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0.487886420927828">
                <text:p>0.487886420927828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0.492596545537299">
                <text:p>0.492596545537299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0.497348855703221">
                <text:p>0.497348855703221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0.502129809212196">
                <text:p>0.502129809212196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0.506925326754346">
                <text:p>0.506925326754346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0.433407318129014">
                <text:p>0.433407318129014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0.436613577424185">
                <text:p>0.436613577424185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0.439775111931631">
                <text:p>0.439775111931631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0.442872083123787">
                <text:p>0.442872083123787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0.445886311673804">
                <text:p>0.445886311673804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0.448801222692821">
                <text:p>0.448801222692821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0.451601791640474">
                <text:p>0.451601791640474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0.45427449090861">
                <text:p>0.45427449090861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0.456807237078241">
                <text:p>0.456807237078241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0.459189338849708">
                <text:p>0.459189338849708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0.46141144564607">
                <text:p>0.46141144564607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0.463465496889719">
                <text:p>0.463465496889719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0.465344671952208">
                <text:p>0.465344671952208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0.467043340777318">
                <text:p>0.467043340777318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0.468557015177326">
                <text:p>0.468557015177326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0.469882300802513">
                <text:p>0.469882300802513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0.471016849783885">
                <text:p>0.471016849783885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0.471959314049117">
                <text:p>0.471959314049117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0.472709299311723">
                <text:p>0.472709299311723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0.473267319733446">
                <text:p>0.473267319733446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0.473634753259865">
                <text:p>0.473634753259865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0.473813797629236">
                <text:p>0.473813797629236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0.473807427054546">
                <text:p>0.473807427054546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0.47361934957879">
                <text:p>0.47361934957879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0.473253965103473">
                <text:p>0.473253965103473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0.472716324090334">
                <text:p>0.472716324090334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0.472012086936291">
                <text:p>0.472012086936291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0.471147484021606">
                <text:p>0.471147484021606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0.47012927643128">
                <text:p>0.47012927643128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0.468964717349661">
                <text:p>0.468964717349661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0.467661514128277">
                <text:p>0.467661514128277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0.466227791026899">
                <text:p>0.466227791026899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0.464672052627811">
                <text:p>0.464672052627811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0.463003147923317">
                <text:p>0.463003147923317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0.461230235076462">
                <text:p>0.461230235076462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0.459362746854979">
                <text:p>0.459362746854979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0.457410356738453">
                <text:p>0.457410356738453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0.455382945698712">
                <text:p>0.455382945698712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0.453290569653443">
                <text:p>0.453290569653443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0.451143427593019">
                <text:p>0.451143427593019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0.448951830380563">
                <text:p>0.448951830380563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0.44672617022522">
                <text:p>0.44672617022522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0.44447689082866">
                <text:p>0.44447689082866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0.442214458204806">
                <text:p>0.442214458204806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0.439949332172769">
                <text:p>0.439949332172769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0.437691938523026">
                <text:p>0.437691938523026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0.435452641856803">
                <text:p>0.435452641856803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0.433241719098689">
                <text:p>0.433241719098689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0.431069333682469">
                <text:p>0.431069333682469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0.428945510410184">
                <text:p>0.428945510410184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0.426880110984403">
                <text:p>0.426880110984403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0.424882810213732">
                <text:p>0.424882810213732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0.422963072891528">
                <text:p>0.422963072891528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0.421130131347852">
                <text:p>0.421130131347852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0.419392963674633">
                <text:p>0.419392963674633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0.417760272624054">
                <text:p>0.417760272624054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0.416240465180173">
                <text:p>0.416240465180173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0.414841632803747">
                <text:p>0.414841632803747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0.413571532350295">
                <text:p>0.413571532350295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0.412437567661375">
                <text:p>0.412437567661375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0.411446771829082">
                <text:p>0.411446771829082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0.410605790133774">
                <text:p>0.410605790133774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0.409920863655017">
                <text:p>0.409920863655017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0.409397813555749">
                <text:p>0.409397813555749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0.409042026039676">
                <text:p>0.409042026039676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0.408858437981874">
                <text:p>0.408858437981874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0.408851523232634">
                <text:p>0.408851523232634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0.40902527959451">
                <text:p>0.40902527959451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0.409383216472602">
                <text:p>0.409383216472602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0.409928343198053">
                <text:p>0.409928343198053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0.410663158024776">
                <text:p>0.410663158024776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0.411589637799395">
                <text:p>0.411589637799395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0.412709228304417">
                <text:p>0.412709228304417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0.414022835274616">
                <text:p>0.414022835274616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0.415530816086648">
                <text:p>0.415530816086648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0.417232972121885">
                <text:p>0.417232972121885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0.41912854180247">
                <text:p>0.41912854180247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0.421216194300597">
                <text:p>0.421216194300597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0.423494023921009">
                <text:p>0.423494023921009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0.425959545156724">
                <text:p>0.425959545156724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0.428609688417976">
                <text:p>0.428609688417976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0.431440796434386">
                <text:p>0.431440796434386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0.43444862133035">
                <text:p>0.43444862133035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0.437628322373651">
                <text:p>0.437628322373651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0.440974464397291">
                <text:p>0.440974464397291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0.44448101689455">
                <text:p>0.44448101689455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0.448141353787263">
                <text:p>0.448141353787263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0.45194825386732">
                <text:p>0.45194825386732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0.455893901911388">
                <text:p>0.455893901911388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0.459969890468859">
                <text:p>0.459969890468859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0.464167222323017">
                <text:p>0.464167222323017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0.46847631362542">
                <text:p>0.46847631362542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0.472886997703523">
                <text:p>0.472886997703523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0.477388529541503">
                <text:p>0.477388529541503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0.48196959093432">
                <text:p>0.48196959093432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0.486618296314992">
                <text:p>0.486618296314992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0.491322199255099">
                <text:p>0.491322199255099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0.496068299638502">
                <text:p>0.496068299638502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0.500843051508289">
                <text:p>0.500843051508289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0.505632371586945">
                <text:p>0.505632371586945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0.432858690703551">
                <text:p>0.432858690703551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0.436058278993561">
                <text:p>0.436058278993561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0.439213124668321">
                <text:p>0.439213124668321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0.442303381129761">
                <text:p>0.442303381129761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0.44531086154134">
                <text:p>0.44531086154134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0.448218984051845">
                <text:p>0.448218984051845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0.451012717692466">
                <text:p>0.451012717692466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0.453678528947144">
                <text:p>0.453678528947144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0.456204328996195">
                <text:p>0.456204328996195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0.458579421633215">
                <text:p>0.458579421633215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0.460794451855253">
                <text:p>0.460794451855253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0.462841355126267">
                <text:p>0.462841355126267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0.464713307313848">
                <text:p>0.464713307313848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0.46640467529923">
                <text:p>0.46640467529923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0.467910968260566">
                <text:p>0.467910968260566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0.469228789629484">
                <text:p>0.469228789629484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0.470355789720921">
                <text:p>0.470355789720921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0.471290619036229">
                <text:p>0.471290619036229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0.472032882239556">
                <text:p>0.472032882239556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0.472583092807511">
                <text:p>0.472583092807511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0.472942628352091">
                <text:p>0.472942628352091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0.473113686616898">
                <text:p>0.473113686616898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0.473099242146623">
                <text:p>0.473099242146623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0.472903003629806">
                <text:p>0.472903003629806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0.472529371914877">
                <text:p>0.472529371914877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0.471983398699469">
                <text:p>0.471983398699469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0.471270745893007">
                <text:p>0.471270745893007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0.470397645652574">
                <text:p>0.470397645652574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0.46937086109205">
                <text:p>0.46937086109205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0.468197647664532">
                <text:p>0.468197647664532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0.466885715218022">
                <text:p>0.466885715218022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0.465443190724403">
                <text:p>0.465443190724403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0.463878581681676">
                <text:p>0.463878581681676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0.462200740189483">
                <text:p>0.462200740189483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0.460418827697901">
                <text:p>0.460418827697901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0.458542280429518">
                <text:p>0.458542280429518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0.456580775474776">
                <text:p>0.456580775474776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0.454544197560595">
                <text:p>0.454544197560595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0.452442606492274">
                <text:p>0.452442606492274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0.450286205268662">
                <text:p>0.450286205268662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0.448085308870614">
                <text:p>0.448085308870614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0.445850313722712">
                <text:p>0.445850313722712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0.44359166782827">
                <text:p>0.44359166782827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0.441319841577609">
                <text:p>0.441319841577609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0.439045299229617">
                <text:p>0.439045299229617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0.43677847106657">
                <text:p>0.43677847106657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0.434529726222245">
                <text:p>0.434529726222245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0.432309346183294">
                <text:p>0.432309346183294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0.430127498963908">
                <text:p>0.430127498963908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0.427994213953743">
                <text:p>0.427994213953743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0.425919357439133">
                <text:p>0.425919357439133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0.423912608797573">
                <text:p>0.423912608797573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0.421983437365476">
                <text:p>0.421983437365476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0.420141079979215">
                <text:p>0.420141079979215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0.418394519189427">
                <text:p>0.418394519189427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0.416752462148607">
                <text:p>0.416752462148607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0.415223320171967">
                <text:p>0.415223320171967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0.413815188971576">
                <text:p>0.413815188971576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0.412535829563777">
                <text:p>0.412535829563777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0.411392649849873">
                <text:p>0.411392649849873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0.410392686870095">
                <text:p>0.410392686870095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0.409542589730849">
                <text:p>0.409542589730849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0.408848603205224">
                <text:p>0.408848603205224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0.408316552006796">
                <text:p>0.408316552006796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0.407951825736691">
                <text:p>0.407951825736691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0.40775936450393">
                <text:p>0.40775936450393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0.407743645219054">
                <text:p>0.407743645219054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0.407908668561018">
                <text:p>0.407908668561018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0.408257946617364">
                <text:p>0.408257946617364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0.40879449119767">
                <text:p>0.40879449119767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0.409520802820274">
                <text:p>0.409520802820274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0.410438860372272">
                <text:p>0.410438860372272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0.411550111442797">
                <text:p>0.411550111442797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0.412855463329568">
                <text:p>0.412855463329568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0.41435527471872">
                <text:p>0.41435527471872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0.416049348037902">
                <text:p>0.416049348037902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0.417936922482663">
                <text:p>0.417936922482663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0.420016667716099">
                <text:p>0.420016667716099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0.422286678241789">
                <text:p>0.422286678241789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0.424744468450001">
                <text:p>0.424744468450001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0.42738696833717">
                <text:p>0.42738696833717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0.430210519898659">
                <text:p>0.430210519898659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0.433210874194794">
                <text:p>0.433210874194794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0.436383189090167">
                <text:p>0.436383189090167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0.439722027666229">
                <text:p>0.4397220276662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